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d4ea6b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11" style:family="table-cell" style:parent-style-name="Default" style:data-style-name="N126"/>
    <style:style style:name="ce12" style:family="table-cell" style:parent-style-name="Default" style:data-style-name="N1"/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riz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a+b-c</text:p>
          </table:table-cell>
          <table:table-cell office:value-type="string" calcext:value-type="string">
            <text:p>a+c-b</text:p>
          </table:table-cell>
          <table:table-cell office:value-type="string" calcext:value-type="string">
            <text:p>b+c-a</text:p>
          </table:table-cell>
          <table:table-cell office:value-type="string" calcext:value-type="string">
            <text:p>a+b+c</text:p>
          </table:table-cell>
          <table:table-cell office:value-type="string" calcext:value-type="string">
            <text:p>inrad</text:p>
          </table:table-cell>
          <table:table-cell table:style-name="ce1" office:value-type="string" calcext:value-type="string">
            <text:p>inrad*2/sqrt(3)</text:p>
          </table:table-cell>
          <table:table-cell table:style-name="ce1" office:value-type="string" calcext:value-type="string">
            <text:p>inrad^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QRT([.A2]*[.A2]+[.B2]*[.B2]-[.A2]*[.B2])" office:value-type="float" office:value="8.54400374531753" calcext:value-type="float">
            <text:p>8.54400374531753</text:p>
          </table:table-cell>
          <table:table-cell/>
          <table:table-cell table:formula="of:=[.C2]+[.A2]-[.B2]" office:value-type="float" office:value="16.5440037453175" calcext:value-type="float">
            <text:p>16.5440037453175</text:p>
          </table:table-cell>
          <table:table-cell table:formula="of:=[.C2]+[.B2]-[.A2]" office:value-type="float" office:value="0.54400374531753" calcext:value-type="float">
            <text:p>0.54400374531753</text:p>
          </table:table-cell>
          <table:table-cell table:formula="of:=[.A2]+[.B2]-[.C2]" office:value-type="float" office:value="1.45599625468247" calcext:value-type="float">
            <text:p>1.45599625468247</text:p>
          </table:table-cell>
          <table:table-cell table:formula="of:=[.A2]+[.B2]+[.C2]" office:value-type="float" office:value="18.5440037453175" calcext:value-type="float">
            <text:p>18.5440037453175</text:p>
          </table:table-cell>
          <table:table-cell table:formula="of:=SQRT([.E2]*[.F2]*[.G2]/[.H2])/2" office:value-type="float" office:value="0.420309914790005" calcext:value-type="float">
            <text:p>0.420309914790005</text:p>
          </table:table-cell>
          <table:table-cell table:formula="of:=[.I2]*2/SQRT(3)" office:value-type="float" office:value="0.485332084894156" calcext:value-type="float">
            <text:p>0.485332084894156</text:p>
          </table:table-cell>
          <table:table-cell table:formula="of:=[.I2]*[.I2]*4" office:value-type="float" office:value="0.706641697883125" calcext:value-type="float">
            <text:p>0.706641697883125</text:p>
          </table:table-cell>
          <table:table-cell/>
          <table:table-cell table:style-name="ce2" office:value-type="string" calcext:value-type="string">
            <text:p>5,8,7</text:p>
          </table:table-cell>
          <table:table-cell/>
        </table:table-row>
        <table:table-row table:style-name="ro1">
          <table:table-cell table:formula="of:=[.A2]" office:value-type="float" office:value="9" calcext:value-type="float">
            <text:p>9</text:p>
          </table:table-cell>
          <table:table-cell table:formula="of:=[.B2]+1" office:value-type="float" office:value="2" calcext:value-type="float">
            <text:p>2</text:p>
          </table:table-cell>
          <table:table-cell table:formula="of:=SQRT([.A3]*[.A3]+[.B3]*[.B3]-[.A3]*[.B3])" office:value-type="float" office:value="8.18535277187245" calcext:value-type="float">
            <text:p>8.18535277187245</text:p>
          </table:table-cell>
          <table:table-cell/>
          <table:table-cell table:formula="of:=[.C3]+[.A3]-[.B3]" office:value-type="float" office:value="15.1853527718725" calcext:value-type="float">
            <text:p>15.1853527718725</text:p>
          </table:table-cell>
          <table:table-cell table:formula="of:=[.C3]+[.B3]-[.A3]" office:value-type="float" office:value="1.18535277187245" calcext:value-type="float">
            <text:p>1.18535277187245</text:p>
          </table:table-cell>
          <table:table-cell table:formula="of:=[.A3]+[.B3]-[.C3]" office:value-type="float" office:value="2.81464722812755" calcext:value-type="float">
            <text:p>2.81464722812755</text:p>
          </table:table-cell>
          <table:table-cell table:formula="of:=[.A3]+[.B3]+[.C3]" office:value-type="float" office:value="19.1853527718725" calcext:value-type="float">
            <text:p>19.1853527718725</text:p>
          </table:table-cell>
          <table:table-cell table:formula="of:=SQRT([.E3]*[.F3]*[.G3]/[.H3])/2" office:value-type="float" office:value="0.812518667416638" calcext:value-type="float">
            <text:p>0.812518667416638</text:p>
          </table:table-cell>
          <table:table-cell table:formula="of:=[.I3]*2/SQRT(3)" office:value-type="float" office:value="0.938215742709183" calcext:value-type="float">
            <text:p>0.938215742709183</text:p>
          </table:table-cell>
          <table:table-cell table:formula="of:=[.I3]*[.I3]*4" office:value-type="float" office:value="2.64074633960203" calcext:value-type="float">
            <text:p>2.64074633960203</text:p>
          </table:table-cell>
          <table:table-cell/>
          <table:table-cell table:style-name="ce3"/>
          <table:table-cell/>
        </table:table-row>
        <table:table-row table:style-name="ro1">
          <table:table-cell table:formula="of:=[.A3]" office:value-type="float" office:value="9" calcext:value-type="float">
            <text:p>9</text:p>
          </table:table-cell>
          <table:table-cell table:formula="of:=[.B3]+1" office:value-type="float" office:value="3" calcext:value-type="float">
            <text:p>3</text:p>
          </table:table-cell>
          <table:table-cell table:formula="of:=SQRT([.A4]*[.A4]+[.B4]*[.B4]-[.A4]*[.B4])" office:value-type="float" office:value="7.93725393319377" calcext:value-type="float">
            <text:p>7.93725393319377</text:p>
          </table:table-cell>
          <table:table-cell/>
          <table:table-cell table:formula="of:=[.C4]+[.A4]-[.B4]" office:value-type="float" office:value="13.9372539331938" calcext:value-type="float">
            <text:p>13.9372539331938</text:p>
          </table:table-cell>
          <table:table-cell table:formula="of:=[.C4]+[.B4]-[.A4]" office:value-type="float" office:value="1.93725393319377" calcext:value-type="float">
            <text:p>1.93725393319377</text:p>
          </table:table-cell>
          <table:table-cell table:formula="of:=[.A4]+[.B4]-[.C4]" office:value-type="float" office:value="4.06274606680623" calcext:value-type="float">
            <text:p>4.06274606680623</text:p>
          </table:table-cell>
          <table:table-cell table:formula="of:=[.A4]+[.B4]+[.C4]" office:value-type="float" office:value="19.9372539331938" calcext:value-type="float">
            <text:p>19.9372539331938</text:p>
          </table:table-cell>
          <table:table-cell table:formula="of:=SQRT([.E4]*[.F4]*[.G4]/[.H4])/2" office:value-type="float" office:value="1.17281376765984" calcext:value-type="float">
            <text:p>1.17281376765984</text:p>
          </table:table-cell>
          <table:table-cell table:formula="of:=[.I4]*2/SQRT(3)" office:value-type="float" office:value="1.35424868893541" calcext:value-type="float">
            <text:p>1.35424868893541</text:p>
          </table:table-cell>
          <table:table-cell table:formula="of:=[.I4]*[.I4]*4" office:value-type="float" office:value="5.50196853444983" calcext:value-type="float">
            <text:p>5.50196853444983</text:p>
          </table:table-cell>
          <table:table-cell/>
          <table:table-cell table:style-name="ce2" office:value-type="string" calcext:value-type="string">
            <text:p>7,15,13</text:p>
          </table:table-cell>
          <table:table-cell/>
        </table:table-row>
        <table:table-row table:style-name="ro1">
          <table:table-cell table:formula="of:=[.A4]" office:value-type="float" office:value="9" calcext:value-type="float">
            <text:p>9</text:p>
          </table:table-cell>
          <table:table-cell table:formula="of:=[.B4]+1" office:value-type="float" office:value="4" calcext:value-type="float">
            <text:p>4</text:p>
          </table:table-cell>
          <table:table-cell table:formula="of:=SQRT([.A5]*[.A5]+[.B5]*[.B5]-[.A5]*[.B5])" office:value-type="float" office:value="7.81024967590665" calcext:value-type="float">
            <text:p>7.81024967590665</text:p>
          </table:table-cell>
          <table:table-cell/>
          <table:table-cell table:formula="of:=[.C5]+[.A5]-[.B5]" office:value-type="float" office:value="12.8102496759067" calcext:value-type="float">
            <text:p>12.8102496759067</text:p>
          </table:table-cell>
          <table:table-cell table:formula="of:=[.C5]+[.B5]-[.A5]" office:value-type="float" office:value="2.81024967590665" calcext:value-type="float">
            <text:p>2.81024967590665</text:p>
          </table:table-cell>
          <table:table-cell table:formula="of:=[.A5]+[.B5]-[.C5]" office:value-type="float" office:value="5.18975032409335" calcext:value-type="float">
            <text:p>5.18975032409335</text:p>
          </table:table-cell>
          <table:table-cell table:formula="of:=[.A5]+[.B5]+[.C5]" office:value-type="float" office:value="20.8102496759067" calcext:value-type="float">
            <text:p>20.8102496759067</text:p>
          </table:table-cell>
          <table:table-cell table:formula="of:=SQRT([.E5]*[.F5]*[.G5]/[.H5])/2" office:value-type="float" office:value="1.49815187332112" calcext:value-type="float">
            <text:p>1.49815187332112</text:p>
          </table:table-cell>
          <table:table-cell table:formula="of:=[.I5]*2/SQRT(3)" office:value-type="float" office:value="1.72991677469778" calcext:value-type="float">
            <text:p>1.72991677469778</text:p>
          </table:table-cell>
          <table:table-cell table:formula="of:=[.I5]*[.I5]*4" office:value-type="float" office:value="8.97783614214233" calcext:value-type="float">
            <text:p>8.97783614214233</text:p>
          </table:table-cell>
          <table:table-cell/>
          <table:table-cell table:style-name="ce2" office:value-type="string" calcext:value-type="string">
            <text:p>9,24,21</text:p>
          </table:table-cell>
          <table:table-cell/>
        </table:table-row>
        <table:table-row table:style-name="ro1">
          <table:table-cell table:formula="of:=[.A5]" office:value-type="float" office:value="9" calcext:value-type="float">
            <text:p>9</text:p>
          </table:table-cell>
          <table:table-cell table:formula="of:=[.B5]+1" office:value-type="float" office:value="5" calcext:value-type="float">
            <text:p>5</text:p>
          </table:table-cell>
          <table:table-cell table:formula="of:=SQRT([.A6]*[.A6]+[.B6]*[.B6]-[.A6]*[.B6])" office:value-type="float" office:value="7.81024967590665" calcext:value-type="float">
            <text:p>7.81024967590665</text:p>
          </table:table-cell>
          <table:table-cell/>
          <table:table-cell table:formula="of:=[.C6]+[.A6]-[.B6]" office:value-type="float" office:value="11.8102496759067" calcext:value-type="float">
            <text:p>11.8102496759067</text:p>
          </table:table-cell>
          <table:table-cell table:formula="of:=[.C6]+[.B6]-[.A6]" office:value-type="float" office:value="3.81024967590665" calcext:value-type="float">
            <text:p>3.81024967590665</text:p>
          </table:table-cell>
          <table:table-cell table:formula="of:=[.A6]+[.B6]-[.C6]" office:value-type="float" office:value="6.18975032409335" calcext:value-type="float">
            <text:p>6.18975032409335</text:p>
          </table:table-cell>
          <table:table-cell table:formula="of:=[.A6]+[.B6]+[.C6]" office:value-type="float" office:value="21.8102496759067" calcext:value-type="float">
            <text:p>21.8102496759067</text:p>
          </table:table-cell>
          <table:table-cell table:formula="of:=SQRT([.E6]*[.F6]*[.G6]/[.H6])/2" office:value-type="float" office:value="1.78682700791593" calcext:value-type="float">
            <text:p>1.78682700791593</text:p>
          </table:table-cell>
          <table:table-cell table:formula="of:=[.I6]*2/SQRT(3)" office:value-type="float" office:value="2.06325010803112" calcext:value-type="float">
            <text:p>2.06325010803112</text:p>
          </table:table-cell>
          <table:table-cell table:formula="of:=[.I6]*[.I6]*4" office:value-type="float" office:value="12.7710030248712" calcext:value-type="float">
            <text:p>12.7710030248712</text:p>
          </table:table-cell>
          <table:table-cell/>
          <table:table-cell table:style-name="ce2" office:value-type="string" calcext:value-type="string">
            <text:p>10,16,14</text:p>
          </table:table-cell>
          <table:table-cell/>
        </table:table-row>
        <table:table-row table:style-name="ro1">
          <table:table-cell table:formula="of:=[.A6]" office:value-type="float" office:value="9" calcext:value-type="float">
            <text:p>9</text:p>
          </table:table-cell>
          <table:table-cell table:formula="of:=[.B6]+1" office:value-type="float" office:value="6" calcext:value-type="float">
            <text:p>6</text:p>
          </table:table-cell>
          <table:table-cell table:formula="of:=SQRT([.A7]*[.A7]+[.B7]*[.B7]-[.A7]*[.B7])" office:value-type="float" office:value="7.93725393319377" calcext:value-type="float">
            <text:p>7.93725393319377</text:p>
          </table:table-cell>
          <table:table-cell/>
          <table:table-cell table:formula="of:=[.C7]+[.A7]-[.B7]" office:value-type="float" office:value="10.9372539331938" calcext:value-type="float">
            <text:p>10.9372539331938</text:p>
          </table:table-cell>
          <table:table-cell table:formula="of:=[.C7]+[.B7]-[.A7]" office:value-type="float" office:value="4.93725393319377" calcext:value-type="float">
            <text:p>4.93725393319377</text:p>
          </table:table-cell>
          <table:table-cell table:formula="of:=[.A7]+[.B7]-[.C7]" office:value-type="float" office:value="7.06274606680623" calcext:value-type="float">
            <text:p>7.06274606680623</text:p>
          </table:table-cell>
          <table:table-cell table:formula="of:=[.A7]+[.B7]+[.C7]" office:value-type="float" office:value="22.9372539331938" calcext:value-type="float">
            <text:p>22.9372539331938</text:p>
          </table:table-cell>
          <table:table-cell table:formula="of:=SQRT([.E7]*[.F7]*[.G7]/[.H7])/2" office:value-type="float" office:value="2.03883917144427" calcext:value-type="float">
            <text:p>2.03883917144427</text:p>
          </table:table-cell>
          <table:table-cell table:formula="of:=[.I7]*2/SQRT(3)" office:value-type="float" office:value="2.35424868893541" calcext:value-type="float">
            <text:p>2.35424868893541</text:p>
          </table:table-cell>
          <table:table-cell table:formula="of:=[.I7]*[.I7]*4" office:value-type="float" office:value="16.6274606680623" calcext:value-type="float">
            <text:p>16.6274606680623</text:p>
          </table:table-cell>
          <table:table-cell/>
          <table:table-cell table:style-name="ce2" office:value-type="string" calcext:value-type="string">
            <text:p>11,35,31</text:p>
          </table:table-cell>
          <table:table-cell/>
        </table:table-row>
        <table:table-row table:style-name="ro1">
          <table:table-cell table:formula="of:=[.A7]" office:value-type="float" office:value="9" calcext:value-type="float">
            <text:p>9</text:p>
          </table:table-cell>
          <table:table-cell table:formula="of:=[.B7]+1" office:value-type="float" office:value="7" calcext:value-type="float">
            <text:p>7</text:p>
          </table:table-cell>
          <table:table-cell table:formula="of:=SQRT([.A8]*[.A8]+[.B8]*[.B8]-[.A8]*[.B8])" office:value-type="float" office:value="8.18535277187245" calcext:value-type="float">
            <text:p>8.18535277187245</text:p>
          </table:table-cell>
          <table:table-cell/>
          <table:table-cell table:formula="of:=[.C8]+[.A8]-[.B8]" office:value-type="float" office:value="10.1853527718725" calcext:value-type="float">
            <text:p>10.1853527718725</text:p>
          </table:table-cell>
          <table:table-cell table:formula="of:=[.C8]+[.B8]-[.A8]" office:value-type="float" office:value="6.18535277187245" calcext:value-type="float">
            <text:p>6.18535277187245</text:p>
          </table:table-cell>
          <table:table-cell table:formula="of:=[.A8]+[.B8]-[.C8]" office:value-type="float" office:value="7.81464722812755" calcext:value-type="float">
            <text:p>7.81464722812755</text:p>
          </table:table-cell>
          <table:table-cell table:formula="of:=[.A8]+[.B8]+[.C8]" office:value-type="float" office:value="24.1853527718725" calcext:value-type="float">
            <text:p>24.1853527718725</text:p>
          </table:table-cell>
          <table:table-cell table:formula="of:=SQRT([.E8]*[.F8]*[.G8]/[.H8])/2" office:value-type="float" office:value="2.2558943403907" calcext:value-type="float">
            <text:p>2.2558943403907</text:p>
          </table:table-cell>
          <table:table-cell table:formula="of:=[.I8]*2/SQRT(3)" office:value-type="float" office:value="2.60488240937585" calcext:value-type="float">
            <text:p>2.60488240937585</text:p>
          </table:table-cell>
          <table:table-cell table:formula="of:=[.I8]*[.I8]*4" office:value-type="float" office:value="20.3562371000272" calcext:value-type="float">
            <text:p>20.3562371000272</text:p>
          </table:table-cell>
          <table:table-cell/>
          <table:table-cell table:style-name="ce2" office:value-type="string" calcext:value-type="string">
            <text:p>13,48,43</text:p>
          </table:table-cell>
          <table:table-cell/>
        </table:table-row>
        <table:table-row table:style-name="ro1">
          <table:table-cell table:formula="of:=[.A8]" office:value-type="float" office:value="9" calcext:value-type="float">
            <text:p>9</text:p>
          </table:table-cell>
          <table:table-cell table:formula="of:=[.B8]+1" office:value-type="float" office:value="8" calcext:value-type="float">
            <text:p>8</text:p>
          </table:table-cell>
          <table:table-cell table:formula="of:=SQRT([.A9]*[.A9]+[.B9]*[.B9]-[.A9]*[.B9])" office:value-type="float" office:value="8.54400374531753" calcext:value-type="float">
            <text:p>8.54400374531753</text:p>
          </table:table-cell>
          <table:table-cell/>
          <table:table-cell table:formula="of:=[.C9]+[.A9]-[.B9]" office:value-type="float" office:value="9.54400374531753" calcext:value-type="float">
            <text:p>9.54400374531753</text:p>
          </table:table-cell>
          <table:table-cell table:formula="of:=[.C9]+[.B9]-[.A9]" office:value-type="float" office:value="7.54400374531753" calcext:value-type="float">
            <text:p>7.54400374531753</text:p>
          </table:table-cell>
          <table:table-cell table:formula="of:=[.A9]+[.B9]-[.C9]" office:value-type="float" office:value="8.45599625468247" calcext:value-type="float">
            <text:p>8.45599625468247</text:p>
          </table:table-cell>
          <table:table-cell table:formula="of:=[.A9]+[.B9]+[.C9]" office:value-type="float" office:value="25.5440037453175" calcext:value-type="float">
            <text:p>25.5440037453175</text:p>
          </table:table-cell>
          <table:table-cell table:formula="of:=SQRT([.E9]*[.F9]*[.G9]/[.H9])/2" office:value-type="float" office:value="2.4410358569537" calcext:value-type="float">
            <text:p>2.4410358569537</text:p>
          </table:table-cell>
          <table:table-cell table:formula="of:=[.I9]*2/SQRT(3)" office:value-type="float" office:value="2.81866541822749" calcext:value-type="float">
            <text:p>2.81866541822749</text:p>
          </table:table-cell>
          <table:table-cell table:formula="of:=[.I9]*[.I9]*4" office:value-type="float" office:value="23.8346242197347" calcext:value-type="float">
            <text:p>23.8346242197347</text:p>
          </table:table-cell>
          <table:table-cell/>
          <table:table-cell table:style-name="ce2" office:value-type="string" calcext:value-type="string">
            <text:p>14,30,26</text:p>
          </table:table-cell>
          <table:table-cell/>
        </table:table-row>
        <table:table-row table:style-name="ro1">
          <table:table-cell table:formula="of:=[.A9]" office:value-type="float" office:value="9" calcext:value-type="float">
            <text:p>9</text:p>
          </table:table-cell>
          <table:table-cell table:formula="of:=[.B9]+1" office:value-type="float" office:value="9" calcext:value-type="float">
            <text:p>9</text:p>
          </table:table-cell>
          <table:table-cell table:formula="of:=SQRT([.A10]*[.A10]+[.B10]*[.B10]-[.A10]*[.B10])" office:value-type="float" office:value="9" calcext:value-type="float">
            <text:p>9</text:p>
          </table:table-cell>
          <table:table-cell/>
          <table:table-cell table:formula="of:=[.C10]+[.A10]-[.B10]" office:value-type="float" office:value="9" calcext:value-type="float">
            <text:p>9</text:p>
          </table:table-cell>
          <table:table-cell table:formula="of:=[.C10]+[.B10]-[.A10]" office:value-type="float" office:value="9" calcext:value-type="float">
            <text:p>9</text:p>
          </table:table-cell>
          <table:table-cell table:formula="of:=[.A10]+[.B10]-[.C10]" office:value-type="float" office:value="9" calcext:value-type="float">
            <text:p>9</text:p>
          </table:table-cell>
          <table:table-cell table:formula="of:=[.A10]+[.B10]+[.C10]" office:value-type="float" office:value="27" calcext:value-type="float">
            <text:p>27</text:p>
          </table:table-cell>
          <table:table-cell table:formula="of:=SQRT([.E10]*[.F10]*[.G10]/[.H10])/2" office:value-type="float" office:value="2.59807621135332" calcext:value-type="float">
            <text:p>2.59807621135332</text:p>
          </table:table-cell>
          <table:table-cell table:formula="of:=[.I10]*2/SQRT(3)" office:value-type="float" office:value="3" calcext:value-type="float">
            <text:p>3</text:p>
          </table:table-cell>
          <table:table-cell table:formula="of:=[.I10]*[.I10]*4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15,24,21</text:p>
          </table:table-cell>
          <table:table-cell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[.B10]+1" office:value-type="float" office:value="10" calcext:value-type="float">
            <text:p>10</text:p>
          </table:table-cell>
          <table:table-cell table:formula="of:=SQRT([.A11]*[.A11]+[.B11]*[.B11]-[.A11]*[.B11])" office:value-type="float" office:value="9.53939201416946" calcext:value-type="float">
            <text:p>9.53939201416946</text:p>
          </table:table-cell>
          <table:table-cell/>
          <table:table-cell table:formula="of:=[.C11]+[.A11]-[.B11]" office:value-type="float" office:value="8.53939201416946" calcext:value-type="float">
            <text:p>8.53939201416946</text:p>
          </table:table-cell>
          <table:table-cell table:formula="of:=[.C11]+[.B11]-[.A11]" office:value-type="float" office:value="10.5393920141695" calcext:value-type="float">
            <text:p>10.5393920141695</text:p>
          </table:table-cell>
          <table:table-cell table:formula="of:=[.A11]+[.B11]-[.C11]" office:value-type="float" office:value="9.46060798583054" calcext:value-type="float">
            <text:p>9.46060798583054</text:p>
          </table:table-cell>
          <table:table-cell table:formula="of:=[.A11]+[.B11]+[.C11]" office:value-type="float" office:value="28.5393920141695" calcext:value-type="float">
            <text:p>28.5393920141695</text:p>
          </table:table-cell>
          <table:table-cell table:formula="of:=SQRT([.E11]*[.F11]*[.G11]/[.H11])/2" office:value-type="float" office:value="2.73104228365839" calcext:value-type="float">
            <text:p>2.73104228365839</text:p>
          </table:table-cell>
          <table:table-cell table:formula="of:=[.I11]*2/SQRT(3)" office:value-type="float" office:value="3.15353599527685" calcext:value-type="float">
            <text:p>3.15353599527685</text:p>
          </table:table-cell>
          <table:table-cell table:formula="of:=[.I11]*[.I11]*4" office:value-type="float" office:value="29.8343678205202" calcext:value-type="float">
            <text:p>29.8343678205202</text:p>
          </table:table-cell>
          <table:table-cell/>
          <table:table-cell table:style-name="ce2" office:value-type="string" calcext:value-type="string">
            <text:p>15,63,57</text:p>
          </table:table-cell>
          <table:table-cell/>
        </table:table-row>
        <table:table-row table:style-name="ro1">
          <table:table-cell table:formula="of:=[.A11]" office:value-type="float" office:value="9" calcext:value-type="float">
            <text:p>9</text:p>
          </table:table-cell>
          <table:table-cell table:formula="of:=[.B11]+1" office:value-type="float" office:value="11" calcext:value-type="float">
            <text:p>11</text:p>
          </table:table-cell>
          <table:table-cell table:formula="of:=SQRT([.A12]*[.A12]+[.B12]*[.B12]-[.A12]*[.B12])" office:value-type="float" office:value="10.1488915650922" calcext:value-type="float">
            <text:p>10.1488915650922</text:p>
          </table:table-cell>
          <table:table-cell/>
          <table:table-cell table:formula="of:=[.C12]+[.A12]-[.B12]" office:value-type="float" office:value="8.14889156509222" calcext:value-type="float">
            <text:p>8.14889156509222</text:p>
          </table:table-cell>
          <table:table-cell table:formula="of:=[.C12]+[.B12]-[.A12]" office:value-type="float" office:value="12.1488915650922" calcext:value-type="float">
            <text:p>12.1488915650922</text:p>
          </table:table-cell>
          <table:table-cell table:formula="of:=[.A12]+[.B12]-[.C12]" office:value-type="float" office:value="9.85110843490778" calcext:value-type="float">
            <text:p>9.85110843490778</text:p>
          </table:table-cell>
          <table:table-cell table:formula="of:=[.A12]+[.B12]+[.C12]" office:value-type="float" office:value="30.1488915650922" calcext:value-type="float">
            <text:p>30.1488915650922</text:p>
          </table:table-cell>
          <table:table-cell table:formula="of:=SQRT([.E12]*[.F12]*[.G12]/[.H12])/2" office:value-type="float" office:value="2.8437700533551" calcext:value-type="float">
            <text:p>2.8437700533551</text:p>
          </table:table-cell>
          <table:table-cell table:formula="of:=[.I12]*2/SQRT(3)" office:value-type="float" office:value="3.28370281163593" calcext:value-type="float">
            <text:p>3.28370281163593</text:p>
          </table:table-cell>
          <table:table-cell table:formula="of:=[.I12]*[.I12]*4" office:value-type="float" office:value="32.3481124654371" calcext:value-type="float">
            <text:p>32.3481124654371</text:p>
          </table:table-cell>
          <table:table-cell/>
          <table:table-cell table:style-name="ce2" office:value-type="string" calcext:value-type="string">
            <text:p>16,21,19</text:p>
          </table:table-cell>
          <table:table-cell/>
        </table:table-row>
        <table:table-row table:style-name="ro1">
          <table:table-cell table:formula="of:=[.A12]" office:value-type="float" office:value="9" calcext:value-type="float">
            <text:p>9</text:p>
          </table:table-cell>
          <table:table-cell table:formula="of:=[.B12]+1" office:value-type="float" office:value="12" calcext:value-type="float">
            <text:p>12</text:p>
          </table:table-cell>
          <table:table-cell table:formula="of:=SQRT([.A13]*[.A13]+[.B13]*[.B13]-[.A13]*[.B13])" office:value-type="float" office:value="10.816653826392" calcext:value-type="float">
            <text:p>10.816653826392</text:p>
          </table:table-cell>
          <table:table-cell/>
          <table:table-cell table:formula="of:=[.C13]+[.A13]-[.B13]" office:value-type="float" office:value="7.81665382639197" calcext:value-type="float">
            <text:p>7.81665382639197</text:p>
          </table:table-cell>
          <table:table-cell table:formula="of:=[.C13]+[.B13]-[.A13]" office:value-type="float" office:value="13.816653826392" calcext:value-type="float">
            <text:p>13.816653826392</text:p>
          </table:table-cell>
          <table:table-cell table:formula="of:=[.A13]+[.B13]-[.C13]" office:value-type="float" office:value="10.183346173608" calcext:value-type="float">
            <text:p>10.183346173608</text:p>
          </table:table-cell>
          <table:table-cell table:formula="of:=[.A13]+[.B13]+[.C13]" office:value-type="float" office:value="31.816653826392" calcext:value-type="float">
            <text:p>31.816653826392</text:p>
          </table:table-cell>
          <table:table-cell table:formula="of:=SQRT([.E13]*[.F13]*[.G13]/[.H13])/2" office:value-type="float" office:value="2.93967882729187" calcext:value-type="float">
            <text:p>2.93967882729187</text:p>
          </table:table-cell>
          <table:table-cell table:formula="of:=[.I13]*2/SQRT(3)" office:value-type="float" office:value="3.39444872453601" calcext:value-type="float">
            <text:p>3.39444872453601</text:p>
          </table:table-cell>
          <table:table-cell table:formula="of:=[.I13]*[.I13]*4" office:value-type="float" office:value="34.5668464305125" calcext:value-type="float">
            <text:p>34.5668464305125</text:p>
          </table:table-cell>
          <table:table-cell/>
          <table:table-cell table:style-name="ce2" office:value-type="string" calcext:value-type="string">
            <text:p>17,80,73</text:p>
          </table:table-cell>
          <table:table-cell/>
        </table:table-row>
        <table:table-row table:style-name="ro1">
          <table:table-cell table:formula="of:=[.A13]" office:value-type="float" office:value="9" calcext:value-type="float">
            <text:p>9</text:p>
          </table:table-cell>
          <table:table-cell table:formula="of:=[.B13]+1" office:value-type="float" office:value="13" calcext:value-type="float">
            <text:p>13</text:p>
          </table:table-cell>
          <table:table-cell table:formula="of:=SQRT([.A14]*[.A14]+[.B14]*[.B14]-[.A14]*[.B14])" office:value-type="float" office:value="11.5325625946708" calcext:value-type="float">
            <text:p>11.5325625946708</text:p>
          </table:table-cell>
          <table:table-cell/>
          <table:table-cell table:formula="of:=[.C14]+[.A14]-[.B14]" office:value-type="float" office:value="7.5325625946708" calcext:value-type="float">
            <text:p>7.5325625946708</text:p>
          </table:table-cell>
          <table:table-cell table:formula="of:=[.C14]+[.B14]-[.A14]" office:value-type="float" office:value="15.5325625946708" calcext:value-type="float">
            <text:p>15.5325625946708</text:p>
          </table:table-cell>
          <table:table-cell table:formula="of:=[.A14]+[.B14]-[.C14]" office:value-type="float" office:value="10.4674374053292" calcext:value-type="float">
            <text:p>10.4674374053292</text:p>
          </table:table-cell>
          <table:table-cell table:formula="of:=[.A14]+[.B14]+[.C14]" office:value-type="float" office:value="33.5325625946708" calcext:value-type="float">
            <text:p>33.5325625946708</text:p>
          </table:table-cell>
          <table:table-cell table:formula="of:=SQRT([.E14]*[.F14]*[.G14]/[.H14])/2" office:value-type="float" office:value="3.02168890184619" calcext:value-type="float">
            <text:p>3.02168890184619</text:p>
          </table:table-cell>
          <table:table-cell table:formula="of:=[.I14]*2/SQRT(3)" office:value-type="float" office:value="3.4891458017764" calcext:value-type="float">
            <text:p>3.4891458017764</text:p>
          </table:table-cell>
          <table:table-cell table:formula="of:=[.I14]*[.I14]*4" office:value-type="float" office:value="36.5224152781617" calcext:value-type="float">
            <text:p>36.5224152781617</text:p>
          </table:table-cell>
          <table:table-cell/>
          <table:table-cell table:style-name="ce2" office:value-type="string" calcext:value-type="string">
            <text:p>18,48,42</text:p>
          </table:table-cell>
          <table:table-cell/>
        </table:table-row>
        <table:table-row table:style-name="ro1">
          <table:table-cell table:formula="of:=[.A14]" office:value-type="float" office:value="9" calcext:value-type="float">
            <text:p>9</text:p>
          </table:table-cell>
          <table:table-cell table:formula="of:=[.B14]+1" office:value-type="float" office:value="14" calcext:value-type="float">
            <text:p>14</text:p>
          </table:table-cell>
          <table:table-cell table:formula="of:=SQRT([.A15]*[.A15]+[.B15]*[.B15]-[.A15]*[.B15])" office:value-type="float" office:value="12.2882057274445" calcext:value-type="float">
            <text:p>12.2882057274445</text:p>
          </table:table-cell>
          <table:table-cell/>
          <table:table-cell table:formula="of:=[.C15]+[.A15]-[.B15]" office:value-type="float" office:value="7.28820572744451" calcext:value-type="float">
            <text:p>7.28820572744451</text:p>
          </table:table-cell>
          <table:table-cell table:formula="of:=[.C15]+[.B15]-[.A15]" office:value-type="float" office:value="17.2882057274445" calcext:value-type="float">
            <text:p>17.2882057274445</text:p>
          </table:table-cell>
          <table:table-cell table:formula="of:=[.A15]+[.B15]-[.C15]" office:value-type="float" office:value="10.7117942725555" calcext:value-type="float">
            <text:p>10.7117942725555</text:p>
          </table:table-cell>
          <table:table-cell table:formula="of:=[.A15]+[.B15]+[.C15]" office:value-type="float" office:value="35.2882057274445" calcext:value-type="float">
            <text:p>35.2882057274445</text:p>
          </table:table-cell>
          <table:table-cell table:formula="of:=SQRT([.E15]*[.F15]*[.G15]/[.H15])/2" office:value-type="float" office:value="3.0922286533819" calcext:value-type="float">
            <text:p>3.0922286533819</text:p>
          </table:table-cell>
          <table:table-cell table:formula="of:=[.I15]*2/SQRT(3)" office:value-type="float" office:value="3.57059809085183" calcext:value-type="float">
            <text:p>3.57059809085183</text:p>
          </table:table-cell>
          <table:table-cell table:formula="of:=[.I15]*[.I15]*4" office:value-type="float" office:value="38.2475121791842" calcext:value-type="float">
            <text:p>38.2475121791842</text:p>
          </table:table-cell>
          <table:table-cell/>
          <table:table-cell table:style-name="ce2" office:value-type="string" calcext:value-type="string">
            <text:p>19,99,91</text:p>
          </table:table-cell>
          <table:table-cell/>
        </table:table-row>
        <table:table-row table:style-name="ro1">
          <table:table-cell table:formula="of:=[.A15]" office:value-type="float" office:value="9" calcext:value-type="float">
            <text:p>9</text:p>
          </table:table-cell>
          <table:table-cell table:formula="of:=[.B15]+1" office:value-type="float" office:value="15" calcext:value-type="float">
            <text:p>15</text:p>
          </table:table-cell>
          <table:table-cell table:formula="of:=SQRT([.A16]*[.A16]+[.B16]*[.B16]-[.A16]*[.B16])" office:value-type="float" office:value="13.076696830622" calcext:value-type="float">
            <text:p>13.076696830622</text:p>
          </table:table-cell>
          <table:table-cell/>
          <table:table-cell table:formula="of:=[.C16]+[.A16]-[.B16]" office:value-type="float" office:value="7.07669683062202" calcext:value-type="float">
            <text:p>7.07669683062202</text:p>
          </table:table-cell>
          <table:table-cell table:formula="of:=[.C16]+[.B16]-[.A16]" office:value-type="float" office:value="19.076696830622" calcext:value-type="float">
            <text:p>19.076696830622</text:p>
          </table:table-cell>
          <table:table-cell table:formula="of:=[.A16]+[.B16]-[.C16]" office:value-type="float" office:value="10.923303169378" calcext:value-type="float">
            <text:p>10.923303169378</text:p>
          </table:table-cell>
          <table:table-cell table:formula="of:=[.A16]+[.B16]+[.C16]" office:value-type="float" office:value="37.076696830622" calcext:value-type="float">
            <text:p>37.076696830622</text:p>
          </table:table-cell>
          <table:table-cell table:formula="of:=SQRT([.E16]*[.F16]*[.G16]/[.H16])/2" office:value-type="float" office:value="3.15328601264013" calcext:value-type="float">
            <text:p>3.15328601264013</text:p>
          </table:table-cell>
          <table:table-cell table:formula="of:=[.I16]*2/SQRT(3)" office:value-type="float" office:value="3.64110105645933" calcext:value-type="float">
            <text:p>3.64110105645933</text:p>
          </table:table-cell>
          <table:table-cell table:formula="of:=[.I16]*[.I16]*4" office:value-type="float" office:value="39.7728507100477" calcext:value-type="float">
            <text:p>39.7728507100477</text:p>
          </table:table-cell>
          <table:table-cell/>
          <table:table-cell table:style-name="ce2" office:value-type="string" calcext:value-type="string">
            <text:p>20,32,28</text:p>
          </table:table-cell>
          <table:table-cell/>
        </table:table-row>
        <table:table-row table:style-name="ro1">
          <table:table-cell table:formula="of:=[.A16]" office:value-type="float" office:value="9" calcext:value-type="float">
            <text:p>9</text:p>
          </table:table-cell>
          <table:table-cell table:formula="of:=[.B16]+1" office:value-type="float" office:value="16" calcext:value-type="float">
            <text:p>16</text:p>
          </table:table-cell>
          <table:table-cell table:formula="of:=SQRT([.A17]*[.A17]+[.B17]*[.B17]-[.A17]*[.B17])" office:value-type="float" office:value="13.8924439894498" calcext:value-type="float">
            <text:p>13.8924439894498</text:p>
          </table:table-cell>
          <table:table-cell/>
          <table:table-cell table:formula="of:=[.C17]+[.A17]-[.B17]" office:value-type="float" office:value="6.8924439894498" calcext:value-type="float">
            <text:p>6.8924439894498</text:p>
          </table:table-cell>
          <table:table-cell table:formula="of:=[.C17]+[.B17]-[.A17]" office:value-type="float" office:value="20.8924439894498" calcext:value-type="float">
            <text:p>20.8924439894498</text:p>
          </table:table-cell>
          <table:table-cell table:formula="of:=[.A17]+[.B17]-[.C17]" office:value-type="float" office:value="11.1075560105502" calcext:value-type="float">
            <text:p>11.1075560105502</text:p>
          </table:table-cell>
          <table:table-cell table:formula="of:=[.A17]+[.B17]+[.C17]" office:value-type="float" office:value="38.8924439894498" calcext:value-type="float">
            <text:p>38.8924439894498</text:p>
          </table:table-cell>
          <table:table-cell table:formula="of:=SQRT([.E17]*[.F17]*[.G17]/[.H17])/2" office:value-type="float" office:value="3.206475226365" calcext:value-type="float">
            <text:p>3.206475226365</text:p>
          </table:table-cell>
          <table:table-cell table:formula="of:=[.I17]*2/SQRT(3)" office:value-type="float" office:value="3.7025186701834" calcext:value-type="float">
            <text:p>3.7025186701834</text:p>
          </table:table-cell>
          <table:table-cell table:formula="of:=[.I17]*[.I17]*4" office:value-type="float" office:value="41.1259335091699" calcext:value-type="float">
            <text:p>41.1259335091699</text:p>
          </table:table-cell>
          <table:table-cell/>
          <table:table-cell table:style-name="ce2" office:value-type="string" calcext:value-type="string">
            <text:p>21,45,39</text:p>
          </table:table-cell>
          <table:table-cell/>
        </table:table-row>
        <table:table-row table:style-name="ro1">
          <table:table-cell table:formula="of:=[.A17]" office:value-type="float" office:value="9" calcext:value-type="float">
            <text:p>9</text:p>
          </table:table-cell>
          <table:table-cell table:formula="of:=[.B17]+1" office:value-type="float" office:value="17" calcext:value-type="float">
            <text:p>17</text:p>
          </table:table-cell>
          <table:table-cell table:formula="of:=SQRT([.A18]*[.A18]+[.B18]*[.B18]-[.A18]*[.B18])" office:value-type="float" office:value="14.7309198626562" calcext:value-type="float">
            <text:p>14.7309198626562</text:p>
          </table:table-cell>
          <table:table-cell/>
          <table:table-cell table:formula="of:=[.C18]+[.A18]-[.B18]" office:value-type="float" office:value="6.73091986265624" calcext:value-type="float">
            <text:p>6.73091986265624</text:p>
          </table:table-cell>
          <table:table-cell table:formula="of:=[.C18]+[.B18]-[.A18]" office:value-type="float" office:value="22.7309198626562" calcext:value-type="float">
            <text:p>22.7309198626562</text:p>
          </table:table-cell>
          <table:table-cell table:formula="of:=[.A18]+[.B18]-[.C18]" office:value-type="float" office:value="11.2690801373438" calcext:value-type="float">
            <text:p>11.2690801373438</text:p>
          </table:table-cell>
          <table:table-cell table:formula="of:=[.A18]+[.B18]+[.C18]" office:value-type="float" office:value="40.7309198626562" calcext:value-type="float">
            <text:p>40.7309198626562</text:p>
          </table:table-cell>
          <table:table-cell table:formula="of:=SQRT([.E18]*[.F18]*[.G18]/[.H18])/2" office:value-type="float" office:value="3.25310322540744" calcext:value-type="float">
            <text:p>3.25310322540744</text:p>
          </table:table-cell>
          <table:table-cell table:formula="of:=[.I18]*2/SQRT(3)" office:value-type="float" office:value="3.75636004578126" calcext:value-type="float">
            <text:p>3.75636004578126</text:p>
          </table:table-cell>
          <table:table-cell table:formula="of:=[.I18]*[.I18]*4" office:value-type="float" office:value="42.3307223806253" calcext:value-type="float">
            <text:p>42.3307223806253</text:p>
          </table:table-cell>
          <table:table-cell/>
          <table:table-cell table:style-name="ce2" office:value-type="string" calcext:value-type="string">
            <text:p>21,120,111</text:p>
          </table:table-cell>
          <table:table-cell/>
        </table:table-row>
        <table:table-row table:style-name="ro1">
          <table:table-cell table:formula="of:=[.A18]" office:value-type="float" office:value="9" calcext:value-type="float">
            <text:p>9</text:p>
          </table:table-cell>
          <table:table-cell table:formula="of:=[.B18]+1" office:value-type="float" office:value="18" calcext:value-type="float">
            <text:p>18</text:p>
          </table:table-cell>
          <table:table-cell table:formula="of:=SQRT([.A19]*[.A19]+[.B19]*[.B19]-[.A19]*[.B19])" office:value-type="float" office:value="15.5884572681199" calcext:value-type="float">
            <text:p>15.5884572681199</text:p>
          </table:table-cell>
          <table:table-cell/>
          <table:table-cell table:formula="of:=[.C19]+[.A19]-[.B19]" office:value-type="float" office:value="6.5884572681199" calcext:value-type="float">
            <text:p>6.5884572681199</text:p>
          </table:table-cell>
          <table:table-cell table:formula="of:=[.C19]+[.B19]-[.A19]" office:value-type="float" office:value="24.5884572681199" calcext:value-type="float">
            <text:p>24.5884572681199</text:p>
          </table:table-cell>
          <table:table-cell table:formula="of:=[.A19]+[.B19]-[.C19]" office:value-type="float" office:value="11.4115427318801" calcext:value-type="float">
            <text:p>11.4115427318801</text:p>
          </table:table-cell>
          <table:table-cell table:formula="of:=[.A19]+[.B19]+[.C19]" office:value-type="float" office:value="42.5884572681199" calcext:value-type="float">
            <text:p>42.5884572681199</text:p>
          </table:table-cell>
          <table:table-cell table:formula="of:=SQRT([.E19]*[.F19]*[.G19]/[.H19])/2" office:value-type="float" office:value="3.29422863405995" calcext:value-type="float">
            <text:p>3.29422863405995</text:p>
          </table:table-cell>
          <table:table-cell table:formula="of:=[.I19]*2/SQRT(3)" office:value-type="float" office:value="3.80384757729337" calcext:value-type="float">
            <text:p>3.80384757729337</text:p>
          </table:table-cell>
          <table:table-cell table:formula="of:=[.I19]*[.I19]*4" office:value-type="float" office:value="43.4077691738419" calcext:value-type="float">
            <text:p>43.4077691738419</text:p>
          </table:table-cell>
          <table:table-cell/>
          <table:table-cell table:style-name="ce2" office:value-type="string" calcext:value-type="string">
            <text:p>22,70,62</text:p>
          </table:table-cell>
          <table:table-cell/>
        </table:table-row>
        <table:table-row table:style-name="ro1">
          <table:table-cell table:formula="of:=[.A19]" office:value-type="float" office:value="9" calcext:value-type="float">
            <text:p>9</text:p>
          </table:table-cell>
          <table:table-cell table:formula="of:=[.B19]+1" office:value-type="float" office:value="19" calcext:value-type="float">
            <text:p>19</text:p>
          </table:table-cell>
          <table:table-cell table:formula="of:=SQRT([.A20]*[.A20]+[.B20]*[.B20]-[.A20]*[.B20])" office:value-type="float" office:value="16.4620776331543" calcext:value-type="float">
            <text:p>16.4620776331543</text:p>
          </table:table-cell>
          <table:table-cell/>
          <table:table-cell table:formula="of:=[.C20]+[.A20]-[.B20]" office:value-type="float" office:value="6.46207763315433" calcext:value-type="float">
            <text:p>6.46207763315433</text:p>
          </table:table-cell>
          <table:table-cell table:formula="of:=[.C20]+[.B20]-[.A20]" office:value-type="float" office:value="26.4620776331543" calcext:value-type="float">
            <text:p>26.4620776331543</text:p>
          </table:table-cell>
          <table:table-cell table:formula="of:=[.A20]+[.B20]-[.C20]" office:value-type="float" office:value="11.5379223668457" calcext:value-type="float">
            <text:p>11.5379223668457</text:p>
          </table:table-cell>
          <table:table-cell table:formula="of:=[.A20]+[.B20]+[.C20]" office:value-type="float" office:value="44.4620776331543" calcext:value-type="float">
            <text:p>44.4620776331543</text:p>
          </table:table-cell>
          <table:table-cell table:formula="of:=SQRT([.E20]*[.F20]*[.G20]/[.H20])/2" office:value-type="float" office:value="3.33071129219368" calcext:value-type="float">
            <text:p>3.33071129219368</text:p>
          </table:table-cell>
          <table:table-cell table:formula="of:=[.I20]*2/SQRT(3)" office:value-type="float" office:value="3.84597412228189" calcext:value-type="float">
            <text:p>3.84597412228189</text:p>
          </table:table-cell>
          <table:table-cell table:formula="of:=[.I20]*[.I20]*4" office:value-type="float" office:value="44.3745508477859" calcext:value-type="float">
            <text:p>44.3745508477859</text:p>
          </table:table-cell>
          <table:table-cell/>
          <table:table-cell table:style-name="ce2" office:value-type="string" calcext:value-type="string">
            <text:p>23,143,133</text:p>
          </table:table-cell>
          <table:table-cell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20" calcext:value-type="float">
            <text:p>20</text:p>
          </table:table-cell>
          <table:table-cell table:formula="of:=SQRT([.A21]*[.A21]+[.B21]*[.B21]-[.A21]*[.B21])" office:value-type="float" office:value="17.3493515728975" calcext:value-type="float">
            <text:p>17.3493515728975</text:p>
          </table:table-cell>
          <table:table-cell/>
          <table:table-cell table:formula="of:=[.C21]+[.A21]-[.B21]" office:value-type="float" office:value="6.34935157289747" calcext:value-type="float">
            <text:p>6.34935157289747</text:p>
          </table:table-cell>
          <table:table-cell table:formula="of:=[.C21]+[.B21]-[.A21]" office:value-type="float" office:value="28.3493515728975" calcext:value-type="float">
            <text:p>28.3493515728975</text:p>
          </table:table-cell>
          <table:table-cell table:formula="of:=[.A21]+[.B21]-[.C21]" office:value-type="float" office:value="11.6506484271025" calcext:value-type="float">
            <text:p>11.6506484271025</text:p>
          </table:table-cell>
          <table:table-cell table:formula="of:=[.A21]+[.B21]+[.C21]" office:value-type="float" office:value="46.3493515728975" calcext:value-type="float">
            <text:p>46.3493515728975</text:p>
          </table:table-cell>
          <table:table-cell table:formula="of:=SQRT([.E21]*[.F21]*[.G21]/[.H21])/2" office:value-type="float" office:value="3.36325250281067" calcext:value-type="float">
            <text:p>3.36325250281067</text:p>
          </table:table-cell>
          <table:table-cell table:formula="of:=[.I21]*2/SQRT(3)" office:value-type="float" office:value="3.88354947570084" calcext:value-type="float">
            <text:p>3.88354947570084</text:p>
          </table:table-cell>
          <table:table-cell table:formula="of:=[.I21]*[.I21]*4" office:value-type="float" office:value="45.2458695906489" calcext:value-type="float">
            <text:p>45.2458695906489</text:p>
          </table:table-cell>
          <table:table-cell/>
          <table:table-cell table:style-name="ce2" office:value-type="string" calcext:value-type="string">
            <text:p>24,45,39</text:p>
          </table:table-cell>
          <table:table-cell/>
        </table:table-row>
        <table:table-row table:style-name="ro1">
          <table:table-cell table:formula="of:=[.A21]" office:value-type="float" office:value="9" calcext:value-type="float">
            <text:p>9</text:p>
          </table:table-cell>
          <table:table-cell table:formula="of:=[.B21]+1" office:value-type="float" office:value="21" calcext:value-type="float">
            <text:p>21</text:p>
          </table:table-cell>
          <table:table-cell table:formula="of:=SQRT([.A22]*[.A22]+[.B22]*[.B22]-[.A22]*[.B22])" office:value-type="float" office:value="18.2482875908947" calcext:value-type="float">
            <text:p>18.2482875908947</text:p>
          </table:table-cell>
          <table:table-cell/>
          <table:table-cell table:formula="of:=[.C22]+[.A22]-[.B22]" office:value-type="float" office:value="6.24828759089466" calcext:value-type="float">
            <text:p>6.24828759089466</text:p>
          </table:table-cell>
          <table:table-cell table:formula="of:=[.C22]+[.B22]-[.A22]" office:value-type="float" office:value="30.2482875908947" calcext:value-type="float">
            <text:p>30.2482875908947</text:p>
          </table:table-cell>
          <table:table-cell table:formula="of:=[.A22]+[.B22]-[.C22]" office:value-type="float" office:value="11.7517124091053" calcext:value-type="float">
            <text:p>11.7517124091053</text:p>
          </table:table-cell>
          <table:table-cell table:formula="of:=[.A22]+[.B22]+[.C22]" office:value-type="float" office:value="48.2482875908947" calcext:value-type="float">
            <text:p>48.2482875908947</text:p>
          </table:table-cell>
          <table:table-cell table:formula="of:=SQRT([.E22]*[.F22]*[.G22]/[.H22])/2" office:value-type="float" office:value="3.39242716141802" calcext:value-type="float">
            <text:p>3.39242716141802</text:p>
          </table:table-cell>
          <table:table-cell table:formula="of:=[.I22]*2/SQRT(3)" office:value-type="float" office:value="3.91723746970178" calcext:value-type="float">
            <text:p>3.91723746970178</text:p>
          </table:table-cell>
          <table:table-cell table:formula="of:=[.I22]*[.I22]*4" office:value-type="float" office:value="46.0342481821068" calcext:value-type="float">
            <text:p>46.0342481821068</text:p>
          </table:table-cell>
          <table:table-cell/>
          <table:table-cell table:style-name="ce2" office:value-type="string" calcext:value-type="string">
            <text:p>25,40,35</text:p>
          </table:table-cell>
          <table:table-cell/>
        </table:table-row>
        <table:table-row table:style-name="ro1">
          <table:table-cell table:formula="of:=[.A22]" office:value-type="float" office:value="9" calcext:value-type="float">
            <text:p>9</text:p>
          </table:table-cell>
          <table:table-cell table:formula="of:=[.B22]+1" office:value-type="float" office:value="22" calcext:value-type="float">
            <text:p>22</text:p>
          </table:table-cell>
          <table:table-cell table:formula="of:=SQRT([.A23]*[.A23]+[.B23]*[.B23]-[.A23]*[.B23])" office:value-type="float" office:value="19.157244060668" calcext:value-type="float">
            <text:p>19.157244060668</text:p>
          </table:table-cell>
          <table:table-cell/>
          <table:table-cell table:formula="of:=[.C23]+[.A23]-[.B23]" office:value-type="float" office:value="6.15724406066802" calcext:value-type="float">
            <text:p>6.15724406066802</text:p>
          </table:table-cell>
          <table:table-cell table:formula="of:=[.C23]+[.B23]-[.A23]" office:value-type="float" office:value="32.157244060668" calcext:value-type="float">
            <text:p>32.157244060668</text:p>
          </table:table-cell>
          <table:table-cell table:formula="of:=[.A23]+[.B23]-[.C23]" office:value-type="float" office:value="11.842755939332" calcext:value-type="float">
            <text:p>11.842755939332</text:p>
          </table:table-cell>
          <table:table-cell table:formula="of:=[.A23]+[.B23]+[.C23]" office:value-type="float" office:value="50.157244060668" calcext:value-type="float">
            <text:p>50.157244060668</text:p>
          </table:table-cell>
          <table:table-cell table:formula="of:=SQRT([.E23]*[.F23]*[.G23]/[.H23])/2" office:value-type="float" office:value="3.41870916476018" calcext:value-type="float">
            <text:p>3.41870916476018</text:p>
          </table:table-cell>
          <table:table-cell table:formula="of:=[.I23]*2/SQRT(3)" office:value-type="float" office:value="3.94758531311066" calcext:value-type="float">
            <text:p>3.94758531311066</text:p>
          </table:table-cell>
          <table:table-cell table:formula="of:=[.I23]*[.I23]*4" office:value-type="float" office:value="46.750289412861" calcext:value-type="float">
            <text:p>46.750289412861</text:p>
          </table:table-cell>
          <table:table-cell table:number-columns-repeated="3"/>
        </table:table-row>
        <table:table-row table:style-name="ro1">
          <table:table-cell table:formula="of:=[.A23]" office:value-type="float" office:value="9" calcext:value-type="float">
            <text:p>9</text:p>
          </table:table-cell>
          <table:table-cell table:formula="of:=[.B23]+1" office:value-type="float" office:value="23" calcext:value-type="float">
            <text:p>23</text:p>
          </table:table-cell>
          <table:table-cell table:formula="of:=SQRT([.A24]*[.A24]+[.B24]*[.B24]-[.A24]*[.B24])" office:value-type="float" office:value="20.0748598998847" calcext:value-type="float">
            <text:p>20.0748598998847</text:p>
          </table:table-cell>
          <table:table-cell/>
          <table:table-cell table:formula="of:=[.C24]+[.A24]-[.B24]" office:value-type="float" office:value="6.07485989988473" calcext:value-type="float">
            <text:p>6.07485989988473</text:p>
          </table:table-cell>
          <table:table-cell table:formula="of:=[.C24]+[.B24]-[.A24]" office:value-type="float" office:value="34.0748598998847" calcext:value-type="float">
            <text:p>34.0748598998847</text:p>
          </table:table-cell>
          <table:table-cell table:formula="of:=[.A24]+[.B24]-[.C24]" office:value-type="float" office:value="11.9251401001153" calcext:value-type="float">
            <text:p>11.9251401001153</text:p>
          </table:table-cell>
          <table:table-cell table:formula="of:=[.A24]+[.B24]+[.C24]" office:value-type="float" office:value="52.0748598998847" calcext:value-type="float">
            <text:p>52.0748598998847</text:p>
          </table:table-cell>
          <table:table-cell table:formula="of:=SQRT([.E24]*[.F24]*[.G24]/[.H24])/2" office:value-type="float" office:value="3.44249142346278" calcext:value-type="float">
            <text:p>3.44249142346278</text:p>
          </table:table-cell>
          <table:table-cell table:formula="of:=[.I24]*2/SQRT(3)" office:value-type="float" office:value="3.97504670003842" calcext:value-type="float">
            <text:p>3.97504670003842</text:p>
          </table:table-cell>
          <table:table-cell table:formula="of:=[.I24]*[.I24]*4" office:value-type="float" office:value="47.4029888024591" calcext:value-type="float">
            <text:p>47.4029888024591</text:p>
          </table:table-cell>
          <table:table-cell table:number-columns-repeated="3"/>
        </table:table-row>
        <table:table-row table:style-name="ro1">
          <table:table-cell table:formula="of:=[.A24]" office:value-type="float" office:value="9" calcext:value-type="float">
            <text:p>9</text:p>
          </table:table-cell>
          <table:table-cell table:formula="of:=[.B24]+1" office:value-type="float" office:value="24" calcext:value-type="float">
            <text:p>24</text:p>
          </table:table-cell>
          <table:table-cell table:formula="of:=SQRT([.A25]*[.A25]+[.B25]*[.B25]-[.A25]*[.B25])" office:value-type="float" office:value="21" calcext:value-type="float">
            <text:p>21</text:p>
          </table:table-cell>
          <table:table-cell/>
          <table:table-cell table:formula="of:=[.C25]+[.A25]-[.B25]" office:value-type="float" office:value="6" calcext:value-type="float">
            <text:p>6</text:p>
          </table:table-cell>
          <table:table-cell table:formula="of:=[.C25]+[.B25]-[.A25]" office:value-type="float" office:value="36" calcext:value-type="float">
            <text:p>36</text:p>
          </table:table-cell>
          <table:table-cell table:formula="of:=[.A25]+[.B25]-[.C25]" office:value-type="float" office:value="12" calcext:value-type="float">
            <text:p>12</text:p>
          </table:table-cell>
          <table:table-cell table:formula="of:=[.A25]+[.B25]+[.C25]" office:value-type="float" office:value="54" calcext:value-type="float">
            <text:p>54</text:p>
          </table:table-cell>
          <table:table-cell table:formula="of:=SQRT([.E25]*[.F25]*[.G25]/[.H25])/2" office:value-type="float" office:value="3.46410161513775" calcext:value-type="float">
            <text:p>3.46410161513775</text:p>
          </table:table-cell>
          <table:table-cell table:formula="of:=[.I25]*2/SQRT(3)" office:value-type="float" office:value="4" calcext:value-type="float">
            <text:p>4</text:p>
          </table:table-cell>
          <table:table-cell table:formula="of:=[.I25]*[.I25]*4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nrad / (sqrt(3)/2))</text:p>
          </table:table-cell>
        </table:table-row>
        <table:table-row table:style-name="ro1">
          <table:table-cell table:formula="of:=[.A25]" office:value-type="float" office:value="9" calcext:value-type="float">
            <text:p>9</text:p>
          </table:table-cell>
          <table:table-cell table:formula="of:=[.B25]+1" office:value-type="float" office:value="25" calcext:value-type="float">
            <text:p>25</text:p>
          </table:table-cell>
          <table:table-cell table:formula="of:=SQRT([.A26]*[.A26]+[.B26]*[.B26]-[.A26]*[.B26])" office:value-type="float" office:value="21.9317121994613" calcext:value-type="float">
            <text:p>21.9317121994613</text:p>
          </table:table-cell>
          <table:table-cell/>
          <table:table-cell table:formula="of:=[.C26]+[.A26]-[.B26]" office:value-type="float" office:value="5.93171219946131" calcext:value-type="float">
            <text:p>5.93171219946131</text:p>
          </table:table-cell>
          <table:table-cell table:formula="of:=[.C26]+[.B26]-[.A26]" office:value-type="float" office:value="37.9317121994613" calcext:value-type="float">
            <text:p>37.9317121994613</text:p>
          </table:table-cell>
          <table:table-cell table:formula="of:=[.A26]+[.B26]-[.C26]" office:value-type="float" office:value="12.0682878005387" calcext:value-type="float">
            <text:p>12.0682878005387</text:p>
          </table:table-cell>
          <table:table-cell table:formula="of:=[.A26]+[.B26]+[.C26]" office:value-type="float" office:value="55.9317121994613" calcext:value-type="float">
            <text:p>55.9317121994613</text:p>
          </table:table-cell>
          <table:table-cell table:formula="of:=SQRT([.E26]*[.F26]*[.G26]/[.H26])/2" office:value-type="float" office:value="3.48381460514945" calcext:value-type="float">
            <text:p>3.48381460514945</text:p>
          </table:table-cell>
          <table:table-cell table:formula="of:=[.I26]*2/SQRT(3)" office:value-type="float" office:value="4.02276260017956" calcext:value-type="float">
            <text:p>4.02276260017956</text:p>
          </table:table-cell>
          <table:table-cell table:formula="of:=[.I26]*[.I26]*4" office:value-type="float" office:value="48.5478568122103" calcext:value-type="float">
            <text:p>48.5478568122103</text:p>
          </table:table-cell>
          <table:table-cell/>
          <table:table-cell office:value-type="string" calcext:value-type="string">
            <text:p>3,3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]" office:value-type="float" office:value="9" calcext:value-type="float">
            <text:p>9</text:p>
          </table:table-cell>
          <table:table-cell table:formula="of:=[.B26]+1" office:value-type="float" office:value="26" calcext:value-type="float">
            <text:p>26</text:p>
          </table:table-cell>
          <table:table-cell table:formula="of:=SQRT([.A27]*[.A27]+[.B27]*[.B27]-[.A27]*[.B27])" office:value-type="float" office:value="22.8691932520585" calcext:value-type="float">
            <text:p>22.8691932520585</text:p>
          </table:table-cell>
          <table:table-cell/>
          <table:table-cell table:formula="of:=[.C27]+[.A27]-[.B27]" office:value-type="float" office:value="5.86919325205854" calcext:value-type="float">
            <text:p>5.86919325205854</text:p>
          </table:table-cell>
          <table:table-cell table:formula="of:=[.C27]+[.B27]-[.A27]" office:value-type="float" office:value="39.8691932520585" calcext:value-type="float">
            <text:p>39.8691932520585</text:p>
          </table:table-cell>
          <table:table-cell table:formula="of:=[.A27]+[.B27]-[.C27]" office:value-type="float" office:value="12.1308067479415" calcext:value-type="float">
            <text:p>12.1308067479415</text:p>
          </table:table-cell>
          <table:table-cell table:formula="of:=[.A27]+[.B27]+[.C27]" office:value-type="float" office:value="57.8691932520585" calcext:value-type="float">
            <text:p>57.8691932520585</text:p>
          </table:table-cell>
          <table:table-cell table:formula="of:=SQRT([.E27]*[.F27]*[.G27]/[.H27])/2" office:value-type="float" office:value="3.50186227070566" calcext:value-type="float">
            <text:p>3.50186227070566</text:p>
          </table:table-cell>
          <table:table-cell table:formula="of:=[.I27]*2/SQRT(3)" office:value-type="float" office:value="4.04360224931382" calcext:value-type="float">
            <text:p>4.04360224931382</text:p>
          </table:table-cell>
          <table:table-cell table:formula="of:=[.I27]*[.I27]*4" office:value-type="float" office:value="49.0521574519673" calcext:value-type="float">
            <text:p>49.0521574519673</text:p>
          </table:table-cell>
          <table:table-cell/>
          <table:table-cell office:value-type="string" calcext:value-type="string">
            <text:p>6,6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" office:value-type="float" office:value="9" calcext:value-type="float">
            <text:p>9</text:p>
          </table:table-cell>
          <table:table-cell table:formula="of:=[.B27]+1" office:value-type="float" office:value="27" calcext:value-type="float">
            <text:p>27</text:p>
          </table:table-cell>
          <table:table-cell table:formula="of:=SQRT([.A28]*[.A28]+[.B28]*[.B28]-[.A28]*[.B28])" office:value-type="float" office:value="23.8117617995813" calcext:value-type="float">
            <text:p>23.8117617995813</text:p>
          </table:table-cell>
          <table:table-cell/>
          <table:table-cell table:formula="of:=[.C28]+[.A28]-[.B28]" office:value-type="float" office:value="5.81176179958132" calcext:value-type="float">
            <text:p>5.81176179958132</text:p>
          </table:table-cell>
          <table:table-cell table:formula="of:=[.C28]+[.B28]-[.A28]" office:value-type="float" office:value="41.8117617995813" calcext:value-type="float">
            <text:p>41.8117617995813</text:p>
          </table:table-cell>
          <table:table-cell table:formula="of:=[.A28]+[.B28]-[.C28]" office:value-type="float" office:value="12.1882382004187" calcext:value-type="float">
            <text:p>12.1882382004187</text:p>
          </table:table-cell>
          <table:table-cell table:formula="of:=[.A28]+[.B28]+[.C28]" office:value-type="float" office:value="59.8117617995813" calcext:value-type="float">
            <text:p>59.8117617995813</text:p>
          </table:table-cell>
          <table:table-cell table:formula="of:=SQRT([.E28]*[.F28]*[.G28]/[.H28])/2" office:value-type="float" office:value="3.5184413029795" calcext:value-type="float">
            <text:p>3.5184413029795</text:p>
          </table:table-cell>
          <table:table-cell table:formula="of:=[.I28]*2/SQRT(3)" office:value-type="float" office:value="4.06274606680623" calcext:value-type="float">
            <text:p>4.06274606680623</text:p>
          </table:table-cell>
          <table:table-cell table:formula="of:=[.I28]*[.I28]*4" office:value-type="float" office:value="49.5177168100485" calcext:value-type="float">
            <text:p>49.5177168100485</text:p>
          </table:table-cell>
          <table:table-cell table:number-columns-repeated="3"/>
        </table:table-row>
        <table:table-row table:style-name="ro1">
          <table:table-cell table:formula="of:=[.A28]" office:value-type="float" office:value="9" calcext:value-type="float">
            <text:p>9</text:p>
          </table:table-cell>
          <table:table-cell table:formula="of:=[.B28]+1" office:value-type="float" office:value="28" calcext:value-type="float">
            <text:p>28</text:p>
          </table:table-cell>
          <table:table-cell table:formula="of:=SQRT([.A29]*[.A29]+[.B29]*[.B29]-[.A29]*[.B29])" office:value-type="float" office:value="24.7588368062799" calcext:value-type="float">
            <text:p>24.7588368062799</text:p>
          </table:table-cell>
          <table:table-cell/>
          <table:table-cell table:formula="of:=[.C29]+[.A29]-[.B29]" office:value-type="float" office:value="5.7588368062799" calcext:value-type="float">
            <text:p>5.7588368062799</text:p>
          </table:table-cell>
          <table:table-cell table:formula="of:=[.C29]+[.B29]-[.A29]" office:value-type="float" office:value="43.7588368062799" calcext:value-type="float">
            <text:p>43.7588368062799</text:p>
          </table:table-cell>
          <table:table-cell table:formula="of:=[.A29]+[.B29]-[.C29]" office:value-type="float" office:value="12.2411631937201" calcext:value-type="float">
            <text:p>12.2411631937201</text:p>
          </table:table-cell>
          <table:table-cell table:formula="of:=[.A29]+[.B29]+[.C29]" office:value-type="float" office:value="61.7588368062799" calcext:value-type="float">
            <text:p>61.7588368062799</text:p>
          </table:table-cell>
          <table:table-cell table:formula="of:=SQRT([.E29]*[.F29]*[.G29]/[.H29])/2" office:value-type="float" office:value="3.53371943254422" calcext:value-type="float">
            <text:p>3.53371943254422</text:p>
          </table:table-cell>
          <table:table-cell table:formula="of:=[.I29]*2/SQRT(3)" office:value-type="float" office:value="4.08038773124004" calcext:value-type="float">
            <text:p>4.08038773124004</text:p>
          </table:table-cell>
          <table:table-cell table:formula="of:=[.I29]*[.I29]*4" office:value-type="float" office:value="49.9486921117626" calcext:value-type="float">
            <text:p>49.9486921117626</text:p>
          </table:table-cell>
          <table:table-cell table:number-columns-repeated="3"/>
        </table:table-row>
        <table:table-row table:style-name="ro1">
          <table:table-cell table:formula="of:=[.A29]" office:value-type="float" office:value="9" calcext:value-type="float">
            <text:p>9</text:p>
          </table:table-cell>
          <table:table-cell table:formula="of:=[.B29]+1" office:value-type="float" office:value="29" calcext:value-type="float">
            <text:p>29</text:p>
          </table:table-cell>
          <table:table-cell table:formula="of:=SQRT([.A30]*[.A30]+[.B30]*[.B30]-[.A30]*[.B30])" office:value-type="float" office:value="25.7099202643649" calcext:value-type="float">
            <text:p>25.7099202643649</text:p>
          </table:table-cell>
          <table:table-cell/>
          <table:table-cell table:formula="of:=[.C30]+[.A30]-[.B30]" office:value-type="float" office:value="5.70992026436488" calcext:value-type="float">
            <text:p>5.70992026436488</text:p>
          </table:table-cell>
          <table:table-cell table:formula="of:=[.C30]+[.B30]-[.A30]" office:value-type="float" office:value="45.7099202643649" calcext:value-type="float">
            <text:p>45.7099202643649</text:p>
          </table:table-cell>
          <table:table-cell table:formula="of:=[.A30]+[.B30]-[.C30]" office:value-type="float" office:value="12.2900797356351" calcext:value-type="float">
            <text:p>12.2900797356351</text:p>
          </table:table-cell>
          <table:table-cell table:formula="of:=[.A30]+[.B30]+[.C30]" office:value-type="float" office:value="63.7099202643649" calcext:value-type="float">
            <text:p>63.7099202643649</text:p>
          </table:table-cell>
          <table:table-cell table:formula="of:=SQRT([.E30]*[.F30]*[.G30]/[.H30])/2" office:value-type="float" office:value="3.54784042186545" calcext:value-type="float">
            <text:p>3.54784042186545</text:p>
          </table:table-cell>
          <table:table-cell table:formula="of:=[.I30]*2/SQRT(3)" office:value-type="float" office:value="4.09669324521171" calcext:value-type="float">
            <text:p>4.09669324521171</text:p>
          </table:table-cell>
          <table:table-cell table:formula="of:=[.I30]*[.I30]*4" office:value-type="float" office:value="50.3486866360897" calcext:value-type="float">
            <text:p>50.3486866360897</text:p>
          </table:table-cell>
          <table:table-cell table:number-columns-repeated="3"/>
        </table:table-row>
        <table:table-row table:style-name="ro1">
          <table:table-cell table:formula="of:=[.A30]" office:value-type="float" office:value="9" calcext:value-type="float">
            <text:p>9</text:p>
          </table:table-cell>
          <table:table-cell table:formula="of:=[.B30]+1" office:value-type="float" office:value="30" calcext:value-type="float">
            <text:p>30</text:p>
          </table:table-cell>
          <table:table-cell table:formula="of:=SQRT([.A31]*[.A31]+[.B31]*[.B31]-[.A31]*[.B31])" office:value-type="float" office:value="26.6645832519468" calcext:value-type="float">
            <text:p>26.6645832519468</text:p>
          </table:table-cell>
          <table:table-cell/>
          <table:table-cell table:formula="of:=[.C31]+[.A31]-[.B31]" office:value-type="float" office:value="5.66458325194677" calcext:value-type="float">
            <text:p>5.66458325194677</text:p>
          </table:table-cell>
          <table:table-cell table:formula="of:=[.C31]+[.B31]-[.A31]" office:value-type="float" office:value="47.6645832519468" calcext:value-type="float">
            <text:p>47.6645832519468</text:p>
          </table:table-cell>
          <table:table-cell table:formula="of:=[.A31]+[.B31]-[.C31]" office:value-type="float" office:value="12.3354167480532" calcext:value-type="float">
            <text:p>12.3354167480532</text:p>
          </table:table-cell>
          <table:table-cell table:formula="of:=[.A31]+[.B31]+[.C31]" office:value-type="float" office:value="65.6645832519468" calcext:value-type="float">
            <text:p>65.6645832519468</text:p>
          </table:table-cell>
          <table:table-cell table:formula="of:=SQRT([.E31]*[.F31]*[.G31]/[.H31])/2" office:value-type="float" office:value="3.56092809002738" calcext:value-type="float">
            <text:p>3.56092809002738</text:p>
          </table:table-cell>
          <table:table-cell table:formula="of:=[.I31]*2/SQRT(3)" office:value-type="float" office:value="4.11180558268441" calcext:value-type="float">
            <text:p>4.11180558268441</text:p>
          </table:table-cell>
          <table:table-cell table:formula="of:=[.I31]*[.I31]*4" office:value-type="float" office:value="50.7208354493841" calcext:value-type="float">
            <text:p>50.7208354493841</text:p>
          </table:table-cell>
          <table:table-cell table:number-columns-repeated="3"/>
        </table:table-row>
        <table:table-row table:style-name="ro1">
          <table:table-cell table:formula="of:=[.A31]" office:value-type="float" office:value="9" calcext:value-type="float">
            <text:p>9</text:p>
          </table:table-cell>
          <table:table-cell table:formula="of:=[.B31]+1" office:value-type="float" office:value="31" calcext:value-type="float">
            <text:p>31</text:p>
          </table:table-cell>
          <table:table-cell table:formula="of:=SQRT([.A32]*[.A32]+[.B32]*[.B32]-[.A32]*[.B32])" office:value-type="float" office:value="27.6224546338663" calcext:value-type="float">
            <text:p>27.6224546338663</text:p>
          </table:table-cell>
          <table:table-cell/>
          <table:table-cell table:formula="of:=[.C32]+[.A32]-[.B32]" office:value-type="float" office:value="5.62245463386627" calcext:value-type="float">
            <text:p>5.62245463386627</text:p>
          </table:table-cell>
          <table:table-cell table:formula="of:=[.C32]+[.B32]-[.A32]" office:value-type="float" office:value="49.6224546338663" calcext:value-type="float">
            <text:p>49.6224546338663</text:p>
          </table:table-cell>
          <table:table-cell table:formula="of:=[.A32]+[.B32]-[.C32]" office:value-type="float" office:value="12.3775453661337" calcext:value-type="float">
            <text:p>12.3775453661337</text:p>
          </table:table-cell>
          <table:table-cell table:formula="of:=[.A32]+[.B32]+[.C32]" office:value-type="float" office:value="67.6224546338663" calcext:value-type="float">
            <text:p>67.6224546338663</text:p>
          </table:table-cell>
          <table:table-cell table:formula="of:=SQRT([.E32]*[.F32]*[.G32]/[.H32])/2" office:value-type="float" office:value="3.57308957452206" calcext:value-type="float">
            <text:p>3.57308957452206</text:p>
          </table:table-cell>
          <table:table-cell table:formula="of:=[.I32]*2/SQRT(3)" office:value-type="float" office:value="4.12584845537791" calcext:value-type="float">
            <text:p>4.12584845537791</text:p>
          </table:table-cell>
          <table:table-cell table:formula="of:=[.I32]*[.I32]*4" office:value-type="float" office:value="51.0678764302329" calcext:value-type="float">
            <text:p>51.0678764302329</text:p>
          </table:table-cell>
          <table:table-cell table:number-columns-repeated="3"/>
        </table:table-row>
        <table:table-row table:style-name="ro1">
          <table:table-cell table:formula="of:=[.A32]" office:value-type="float" office:value="9" calcext:value-type="float">
            <text:p>9</text:p>
          </table:table-cell>
          <table:table-cell table:formula="of:=[.B32]+1" office:value-type="float" office:value="32" calcext:value-type="float">
            <text:p>32</text:p>
          </table:table-cell>
          <table:table-cell table:formula="of:=SQRT([.A33]*[.A33]+[.B33]*[.B33]-[.A33]*[.B33])" office:value-type="float" office:value="28.5832118559129" calcext:value-type="float">
            <text:p>28.5832118559129</text:p>
          </table:table-cell>
          <table:table-cell/>
          <table:table-cell table:formula="of:=[.C33]+[.A33]-[.B33]" office:value-type="float" office:value="5.58321185591291" calcext:value-type="float">
            <text:p>5.58321185591291</text:p>
          </table:table-cell>
          <table:table-cell table:formula="of:=[.C33]+[.B33]-[.A33]" office:value-type="float" office:value="51.5832118559129" calcext:value-type="float">
            <text:p>51.5832118559129</text:p>
          </table:table-cell>
          <table:table-cell table:formula="of:=[.A33]+[.B33]-[.C33]" office:value-type="float" office:value="12.4167881440871" calcext:value-type="float">
            <text:p>12.4167881440871</text:p>
          </table:table-cell>
          <table:table-cell table:formula="of:=[.A33]+[.B33]+[.C33]" office:value-type="float" office:value="69.5832118559129" calcext:value-type="float">
            <text:p>69.5832118559129</text:p>
          </table:table-cell>
          <table:table-cell table:formula="of:=SQRT([.E33]*[.F33]*[.G33]/[.H33])/2" office:value-type="float" office:value="3.58441798872962" calcext:value-type="float">
            <text:p>3.58441798872962</text:p>
          </table:table-cell>
          <table:table-cell table:formula="of:=[.I33]*2/SQRT(3)" office:value-type="float" office:value="4.13892938136237" calcext:value-type="float">
            <text:p>4.13892938136237</text:p>
          </table:table-cell>
          <table:table-cell table:formula="of:=[.I33]*[.I33]*4" office:value-type="float" office:value="51.392209271714" calcext:value-type="float">
            <text:p>51.392209271714</text:p>
          </table:table-cell>
          <table:table-cell table:number-columns-repeated="3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table:formula="of:=[.B33]+1" office:value-type="float" office:value="33" calcext:value-type="float">
            <text:p>33</text:p>
          </table:table-cell>
          <table:table-cell table:formula="of:=SQRT([.A34]*[.A34]+[.B34]*[.B34]-[.A34]*[.B34])" office:value-type="float" office:value="29.5465734053883" calcext:value-type="float">
            <text:p>29.5465734053883</text:p>
          </table:table-cell>
          <table:table-cell/>
          <table:table-cell table:formula="of:=[.C34]+[.A34]-[.B34]" office:value-type="float" office:value="5.54657340538832" calcext:value-type="float">
            <text:p>5.54657340538832</text:p>
          </table:table-cell>
          <table:table-cell table:formula="of:=[.C34]+[.B34]-[.A34]" office:value-type="float" office:value="53.5465734053883" calcext:value-type="float">
            <text:p>53.5465734053883</text:p>
          </table:table-cell>
          <table:table-cell table:formula="of:=[.A34]+[.B34]-[.C34]" office:value-type="float" office:value="12.4534265946117" calcext:value-type="float">
            <text:p>12.4534265946117</text:p>
          </table:table-cell>
          <table:table-cell table:formula="of:=[.A34]+[.B34]+[.C34]" office:value-type="float" office:value="71.5465734053883" calcext:value-type="float">
            <text:p>71.5465734053883</text:p>
          </table:table-cell>
          <table:table-cell table:formula="of:=SQRT([.E34]*[.F34]*[.G34]/[.H34])/2" office:value-type="float" office:value="3.59499459836615" calcext:value-type="float">
            <text:p>3.59499459836615</text:p>
          </table:table-cell>
          <table:table-cell table:formula="of:=[.I34]*2/SQRT(3)" office:value-type="float" office:value="4.1511421982039" calcext:value-type="float">
            <text:p>4.1511421982039</text:p>
          </table:table-cell>
          <table:table-cell table:formula="of:=[.I34]*[.I34]*4" office:value-type="float" office:value="51.6959446491272" calcext:value-type="float">
            <text:p>51.6959446491272</text:p>
          </table:table-cell>
          <table:table-cell table:number-columns-repeated="3"/>
        </table:table-row>
        <table:table-row table:style-name="ro1">
          <table:table-cell table:formula="of:=[.A34]" office:value-type="float" office:value="9" calcext:value-type="float">
            <text:p>9</text:p>
          </table:table-cell>
          <table:table-cell table:formula="of:=[.B34]+1" office:value-type="float" office:value="34" calcext:value-type="float">
            <text:p>34</text:p>
          </table:table-cell>
          <table:table-cell table:formula="of:=SQRT([.A35]*[.A35]+[.B35]*[.B35]-[.A35]*[.B35])" office:value-type="float" office:value="30.5122926047847" calcext:value-type="float">
            <text:p>30.5122926047847</text:p>
          </table:table-cell>
          <table:table-cell/>
          <table:table-cell table:formula="of:=[.C35]+[.A35]-[.B35]" office:value-type="float" office:value="5.51229260478472" calcext:value-type="float">
            <text:p>5.51229260478472</text:p>
          </table:table-cell>
          <table:table-cell table:formula="of:=[.C35]+[.B35]-[.A35]" office:value-type="float" office:value="55.5122926047847" calcext:value-type="float">
            <text:p>55.5122926047847</text:p>
          </table:table-cell>
          <table:table-cell table:formula="of:=[.A35]+[.B35]-[.C35]" office:value-type="float" office:value="12.4877073952153" calcext:value-type="float">
            <text:p>12.4877073952153</text:p>
          </table:table-cell>
          <table:table-cell table:formula="of:=[.A35]+[.B35]+[.C35]" office:value-type="float" office:value="73.5122926047847" calcext:value-type="float">
            <text:p>73.5122926047847</text:p>
          </table:table-cell>
          <table:table-cell table:formula="of:=SQRT([.E35]*[.F35]*[.G35]/[.H35])/2" office:value-type="float" office:value="3.60489061309441" calcext:value-type="float">
            <text:p>3.60489061309441</text:p>
          </table:table-cell>
          <table:table-cell table:formula="of:=[.I35]*2/SQRT(3)" office:value-type="float" office:value="4.16256913173843" calcext:value-type="float">
            <text:p>4.16256913173843</text:p>
          </table:table-cell>
          <table:table-cell table:formula="of:=[.I35]*[.I35]*4" office:value-type="float" office:value="51.9809453295049" calcext:value-type="float">
            <text:p>51.9809453295049</text:p>
          </table:table-cell>
          <table:table-cell table:number-columns-repeated="3"/>
        </table:table-row>
        <table:table-row table:style-name="ro1">
          <table:table-cell table:formula="of:=[.A35]" office:value-type="float" office:value="9" calcext:value-type="float">
            <text:p>9</text:p>
          </table:table-cell>
          <table:table-cell table:formula="of:=[.B35]+1" office:value-type="float" office:value="35" calcext:value-type="float">
            <text:p>35</text:p>
          </table:table-cell>
          <table:table-cell table:formula="of:=SQRT([.A36]*[.A36]+[.B36]*[.B36]-[.A36]*[.B36])" office:value-type="float" office:value="31.4801524773944" calcext:value-type="float">
            <text:p>31.4801524773944</text:p>
          </table:table-cell>
          <table:table-cell/>
          <table:table-cell table:formula="of:=[.C36]+[.A36]-[.B36]" office:value-type="float" office:value="5.48015247739438" calcext:value-type="float">
            <text:p>5.48015247739438</text:p>
          </table:table-cell>
          <table:table-cell table:formula="of:=[.C36]+[.B36]-[.A36]" office:value-type="float" office:value="57.4801524773944" calcext:value-type="float">
            <text:p>57.4801524773944</text:p>
          </table:table-cell>
          <table:table-cell table:formula="of:=[.A36]+[.B36]-[.C36]" office:value-type="float" office:value="12.5198475226056" calcext:value-type="float">
            <text:p>12.5198475226056</text:p>
          </table:table-cell>
          <table:table-cell table:formula="of:=[.A36]+[.B36]+[.C36]" office:value-type="float" office:value="75.4801524773944" calcext:value-type="float">
            <text:p>75.4801524773944</text:p>
          </table:table-cell>
          <table:table-cell table:formula="of:=SQRT([.E36]*[.F36]*[.G36]/[.H36])/2" office:value-type="float" office:value="3.61416866869471" calcext:value-type="float">
            <text:p>3.61416866869471</text:p>
          </table:table-cell>
          <table:table-cell table:formula="of:=[.I36]*2/SQRT(3)" office:value-type="float" office:value="4.1732825075352" calcext:value-type="float">
            <text:p>4.1732825075352</text:p>
          </table:table-cell>
          <table:table-cell table:formula="of:=[.I36]*[.I36]*4" office:value-type="float" office:value="52.2488606630979" calcext:value-type="float">
            <text:p>52.2488606630979</text:p>
          </table:table-cell>
          <table:table-cell table:number-columns-repeated="3"/>
        </table:table-row>
        <table:table-row table:style-name="ro1">
          <table:table-cell table:formula="of:=[.A36]" office:value-type="float" office:value="9" calcext:value-type="float">
            <text:p>9</text:p>
          </table:table-cell>
          <table:table-cell table:formula="of:=[.B36]+1" office:value-type="float" office:value="36" calcext:value-type="float">
            <text:p>36</text:p>
          </table:table-cell>
          <table:table-cell table:formula="of:=SQRT([.A37]*[.A37]+[.B37]*[.B37]-[.A37]*[.B37])" office:value-type="float" office:value="32.4499614791759" calcext:value-type="float">
            <text:p>32.4499614791759</text:p>
          </table:table-cell>
          <table:table-cell/>
          <table:table-cell table:formula="of:=[.C37]+[.A37]-[.B37]" office:value-type="float" office:value="5.4499614791759" calcext:value-type="float">
            <text:p>5.4499614791759</text:p>
          </table:table-cell>
          <table:table-cell table:formula="of:=[.C37]+[.B37]-[.A37]" office:value-type="float" office:value="59.4499614791759" calcext:value-type="float">
            <text:p>59.4499614791759</text:p>
          </table:table-cell>
          <table:table-cell table:formula="of:=[.A37]+[.B37]-[.C37]" office:value-type="float" office:value="12.5500385208241" calcext:value-type="float">
            <text:p>12.5500385208241</text:p>
          </table:table-cell>
          <table:table-cell table:formula="of:=[.A37]+[.B37]+[.C37]" office:value-type="float" office:value="77.4499614791759" calcext:value-type="float">
            <text:p>77.4499614791759</text:p>
          </table:table-cell>
          <table:table-cell table:formula="of:=SQRT([.E37]*[.F37]*[.G37]/[.H37])/2" office:value-type="float" office:value="3.62288405916898" calcext:value-type="float">
            <text:p>3.62288405916898</text:p>
          </table:table-cell>
          <table:table-cell table:formula="of:=[.I37]*2/SQRT(3)" office:value-type="float" office:value="4.18334617360803" calcext:value-type="float">
            <text:p>4.18334617360803</text:p>
          </table:table-cell>
          <table:table-cell table:formula="of:=[.I37]*[.I37]*4" office:value-type="float" office:value="52.5011556247229" calcext:value-type="float">
            <text:p>52.5011556247229</text:p>
          </table:table-cell>
          <table:table-cell table:number-columns-repeated="3"/>
        </table:table-row>
        <table:table-row table:style-name="ro1">
          <table:table-cell table:formula="of:=[.A37]" office:value-type="float" office:value="9" calcext:value-type="float">
            <text:p>9</text:p>
          </table:table-cell>
          <table:table-cell table:formula="of:=[.B37]+1" office:value-type="float" office:value="37" calcext:value-type="float">
            <text:p>37</text:p>
          </table:table-cell>
          <table:table-cell table:formula="of:=SQRT([.A38]*[.A38]+[.B38]*[.B38]-[.A38]*[.B38])" office:value-type="float" office:value="33.4215499341368" calcext:value-type="float">
            <text:p>33.4215499341368</text:p>
          </table:table-cell>
          <table:table-cell/>
          <table:table-cell table:formula="of:=[.C38]+[.A38]-[.B38]" office:value-type="float" office:value="5.42154993413681" calcext:value-type="float">
            <text:p>5.42154993413681</text:p>
          </table:table-cell>
          <table:table-cell table:formula="of:=[.C38]+[.B38]-[.A38]" office:value-type="float" office:value="61.4215499341368" calcext:value-type="float">
            <text:p>61.4215499341368</text:p>
          </table:table-cell>
          <table:table-cell table:formula="of:=[.A38]+[.B38]-[.C38]" office:value-type="float" office:value="12.5784500658632" calcext:value-type="float">
            <text:p>12.5784500658632</text:p>
          </table:table-cell>
          <table:table-cell table:formula="of:=[.A38]+[.B38]+[.C38]" office:value-type="float" office:value="79.4215499341368" calcext:value-type="float">
            <text:p>79.4215499341368</text:p>
          </table:table-cell>
          <table:table-cell table:formula="of:=SQRT([.E38]*[.F38]*[.G38]/[.H38])/2" office:value-type="float" office:value="3.63108576575719" calcext:value-type="float">
            <text:p>3.63108576575719</text:p>
          </table:table-cell>
          <table:table-cell table:formula="of:=[.I38]*2/SQRT(3)" office:value-type="float" office:value="4.19281668862107" calcext:value-type="float">
            <text:p>4.19281668862107</text:p>
          </table:table-cell>
          <table:table-cell table:formula="of:=[.I38]*[.I38]*4" office:value-type="float" office:value="52.7391353531379" calcext:value-type="float">
            <text:p>52.7391353531379</text:p>
          </table:table-cell>
          <table:table-cell table:number-columns-repeated="3"/>
        </table:table-row>
        <table:table-row table:style-name="ro1">
          <table:table-cell table:formula="of:=[.A38]" office:value-type="float" office:value="9" calcext:value-type="float">
            <text:p>9</text:p>
          </table:table-cell>
          <table:table-cell table:formula="of:=[.B38]+1" office:value-type="float" office:value="38" calcext:value-type="float">
            <text:p>38</text:p>
          </table:table-cell>
          <table:table-cell table:formula="of:=SQRT([.A39]*[.A39]+[.B39]*[.B39]-[.A39]*[.B39])" office:value-type="float" office:value="34.3947670438397" calcext:value-type="float">
            <text:p>34.3947670438397</text:p>
          </table:table-cell>
          <table:table-cell/>
          <table:table-cell table:formula="of:=[.C39]+[.A39]-[.B39]" office:value-type="float" office:value="5.39476704383968" calcext:value-type="float">
            <text:p>5.39476704383968</text:p>
          </table:table-cell>
          <table:table-cell table:formula="of:=[.C39]+[.B39]-[.A39]" office:value-type="float" office:value="63.3947670438397" calcext:value-type="float">
            <text:p>63.3947670438397</text:p>
          </table:table-cell>
          <table:table-cell table:formula="of:=[.A39]+[.B39]-[.C39]" office:value-type="float" office:value="12.6052329561603" calcext:value-type="float">
            <text:p>12.6052329561603</text:p>
          </table:table-cell>
          <table:table-cell table:formula="of:=[.A39]+[.B39]+[.C39]" office:value-type="float" office:value="81.3947670438397" calcext:value-type="float">
            <text:p>81.3947670438397</text:p>
          </table:table-cell>
          <table:table-cell table:formula="of:=SQRT([.E39]*[.F39]*[.G39]/[.H39])/2" office:value-type="float" office:value="3.63881732021855" calcext:value-type="float">
            <text:p>3.63881732021855</text:p>
          </table:table-cell>
          <table:table-cell table:formula="of:=[.I39]*2/SQRT(3)" office:value-type="float" office:value="4.20174431872011" calcext:value-type="float">
            <text:p>4.20174431872011</text:p>
          </table:table-cell>
          <table:table-cell table:formula="of:=[.I39]*[.I39]*4" office:value-type="float" office:value="52.9639659596901" calcext:value-type="float">
            <text:p>52.9639659596901</text:p>
          </table:table-cell>
          <table:table-cell table:number-columns-repeated="3"/>
        </table:table-row>
        <table:table-row table:style-name="ro1">
          <table:table-cell table:formula="of:=[.A39]" office:value-type="float" office:value="9" calcext:value-type="float">
            <text:p>9</text:p>
          </table:table-cell>
          <table:table-cell table:formula="of:=[.B39]+1" office:value-type="float" office:value="39" calcext:value-type="float">
            <text:p>39</text:p>
          </table:table-cell>
          <table:table-cell table:formula="of:=SQRT([.A40]*[.A40]+[.B40]*[.B40]-[.A40]*[.B40])" office:value-type="float" office:value="35.3694783676548" calcext:value-type="float">
            <text:p>35.3694783676548</text:p>
          </table:table-cell>
          <table:table-cell/>
          <table:table-cell table:formula="of:=[.C40]+[.A40]-[.B40]" office:value-type="float" office:value="5.36947836765479" calcext:value-type="float">
            <text:p>5.36947836765479</text:p>
          </table:table-cell>
          <table:table-cell table:formula="of:=[.C40]+[.B40]-[.A40]" office:value-type="float" office:value="65.3694783676548" calcext:value-type="float">
            <text:p>65.3694783676548</text:p>
          </table:table-cell>
          <table:table-cell table:formula="of:=[.A40]+[.B40]-[.C40]" office:value-type="float" office:value="12.6305216323452" calcext:value-type="float">
            <text:p>12.6305216323452</text:p>
          </table:table-cell>
          <table:table-cell table:formula="of:=[.A40]+[.B40]+[.C40]" office:value-type="float" office:value="83.3694783676548" calcext:value-type="float">
            <text:p>83.3694783676548</text:p>
          </table:table-cell>
          <table:table-cell table:formula="of:=SQRT([.E40]*[.F40]*[.G40]/[.H40])/2" office:value-type="float" office:value="3.64611753221995" calcext:value-type="float">
            <text:p>3.64611753221995</text:p>
          </table:table-cell>
          <table:table-cell table:formula="of:=[.I40]*2/SQRT(3)" office:value-type="float" office:value="4.2101738774484" calcext:value-type="float">
            <text:p>4.2101738774484</text:p>
          </table:table-cell>
          <table:table-cell table:formula="of:=[.I40]*[.I40]*4" office:value-type="float" office:value="53.1766922350468" calcext:value-type="float">
            <text:p>53.1766922350468</text:p>
          </table:table-cell>
          <table:table-cell table:number-columns-repeated="3"/>
        </table:table-row>
        <table:table-row table:style-name="ro1">
          <table:table-cell table:formula="of:=[.A40]" office:value-type="float" office:value="9" calcext:value-type="float">
            <text:p>9</text:p>
          </table:table-cell>
          <table:table-cell table:formula="of:=[.B40]+1" office:value-type="float" office:value="40" calcext:value-type="float">
            <text:p>40</text:p>
          </table:table-cell>
          <table:table-cell table:formula="of:=SQRT([.A41]*[.A41]+[.B41]*[.B41]-[.A41]*[.B41])" office:value-type="float" office:value="36.3455636907725" calcext:value-type="float">
            <text:p>36.3455636907725</text:p>
          </table:table-cell>
          <table:table-cell/>
          <table:table-cell table:formula="of:=[.C41]+[.A41]-[.B41]" office:value-type="float" office:value="5.34556369077249" calcext:value-type="float">
            <text:p>5.34556369077249</text:p>
          </table:table-cell>
          <table:table-cell table:formula="of:=[.C41]+[.B41]-[.A41]" office:value-type="float" office:value="67.3455636907725" calcext:value-type="float">
            <text:p>67.3455636907725</text:p>
          </table:table-cell>
          <table:table-cell table:formula="of:=[.A41]+[.B41]-[.C41]" office:value-type="float" office:value="12.6544363092275" calcext:value-type="float">
            <text:p>12.6544363092275</text:p>
          </table:table-cell>
          <table:table-cell table:formula="of:=[.A41]+[.B41]+[.C41]" office:value-type="float" office:value="85.3455636907725" calcext:value-type="float">
            <text:p>85.3455636907725</text:p>
          </table:table-cell>
          <table:table-cell table:formula="of:=SQRT([.E41]*[.F41]*[.G41]/[.H41])/2" office:value-type="float" office:value="3.65302110478774" calcext:value-type="float">
            <text:p>3.65302110478774</text:p>
          </table:table-cell>
          <table:table-cell table:formula="of:=[.I41]*2/SQRT(3)" office:value-type="float" office:value="4.21814543640917" calcext:value-type="float">
            <text:p>4.21814543640917</text:p>
          </table:table-cell>
          <table:table-cell table:formula="of:=[.I41]*[.I41]*4" office:value-type="float" office:value="53.3782527680985" calcext:value-type="float">
            <text:p>53.3782527680985</text:p>
          </table:table-cell>
          <table:table-cell table:number-columns-repeated="3"/>
        </table:table-row>
        <table:table-row table:style-name="ro1">
          <table:table-cell table:formula="of:=[.A41]" office:value-type="float" office:value="9" calcext:value-type="float">
            <text:p>9</text:p>
          </table:table-cell>
          <table:table-cell table:formula="of:=[.B41]+1" office:value-type="float" office:value="41" calcext:value-type="float">
            <text:p>41</text:p>
          </table:table-cell>
          <table:table-cell table:formula="of:=SQRT([.A42]*[.A42]+[.B42]*[.B42]-[.A42]*[.B42])" office:value-type="float" office:value="37.322915213043" calcext:value-type="float">
            <text:p>37.322915213043</text:p>
          </table:table-cell>
          <table:table-cell/>
          <table:table-cell table:formula="of:=[.C42]+[.A42]-[.B42]" office:value-type="float" office:value="5.32291521304305" calcext:value-type="float">
            <text:p>5.32291521304305</text:p>
          </table:table-cell>
          <table:table-cell table:formula="of:=[.C42]+[.B42]-[.A42]" office:value-type="float" office:value="69.3229152130431" calcext:value-type="float">
            <text:p>69.3229152130431</text:p>
          </table:table-cell>
          <table:table-cell table:formula="of:=[.A42]+[.B42]-[.C42]" office:value-type="float" office:value="12.677084786957" calcext:value-type="float">
            <text:p>12.677084786957</text:p>
          </table:table-cell>
          <table:table-cell table:formula="of:=[.A42]+[.B42]+[.C42]" office:value-type="float" office:value="87.3229152130431" calcext:value-type="float">
            <text:p>87.3229152130431</text:p>
          </table:table-cell>
          <table:table-cell table:formula="of:=SQRT([.E42]*[.F42]*[.G42]/[.H42])/2" office:value-type="float" office:value="3.65955915714465" calcext:value-type="float">
            <text:p>3.65955915714465</text:p>
          </table:table-cell>
          <table:table-cell table:formula="of:=[.I42]*2/SQRT(3)" office:value-type="float" office:value="4.22569492898565" calcext:value-type="float">
            <text:p>4.22569492898565</text:p>
          </table:table-cell>
          <table:table-cell table:formula="of:=[.I42]*[.I42]*4" office:value-type="float" office:value="53.5694928985652" calcext:value-type="float">
            <text:p>53.5694928985652</text:p>
          </table:table-cell>
          <table:table-cell table:number-columns-repeated="3"/>
        </table:table-row>
        <table:table-row table:style-name="ro1">
          <table:table-cell table:formula="of:=[.A42]" office:value-type="float" office:value="9" calcext:value-type="float">
            <text:p>9</text:p>
          </table:table-cell>
          <table:table-cell table:formula="of:=[.B42]+1" office:value-type="float" office:value="42" calcext:value-type="float">
            <text:p>42</text:p>
          </table:table-cell>
          <table:table-cell table:formula="of:=SQRT([.A43]*[.A43]+[.B43]*[.B43]-[.A43]*[.B43])" office:value-type="float" office:value="38.3014360044111" calcext:value-type="float">
            <text:p>38.3014360044111</text:p>
          </table:table-cell>
          <table:table-cell/>
          <table:table-cell table:formula="of:=[.C43]+[.A43]-[.B43]" office:value-type="float" office:value="5.30143600441112" calcext:value-type="float">
            <text:p>5.30143600441112</text:p>
          </table:table-cell>
          <table:table-cell table:formula="of:=[.C43]+[.B43]-[.A43]" office:value-type="float" office:value="71.3014360044111" calcext:value-type="float">
            <text:p>71.3014360044111</text:p>
          </table:table-cell>
          <table:table-cell table:formula="of:=[.A43]+[.B43]-[.C43]" office:value-type="float" office:value="12.6985639955889" calcext:value-type="float">
            <text:p>12.6985639955889</text:p>
          </table:table-cell>
          <table:table-cell table:formula="of:=[.A43]+[.B43]+[.C43]" office:value-type="float" office:value="89.3014360044111" calcext:value-type="float">
            <text:p>89.3014360044111</text:p>
          </table:table-cell>
          <table:table-cell table:formula="of:=SQRT([.E43]*[.F43]*[.G43]/[.H43])/2" office:value-type="float" office:value="3.66575967058747" calcext:value-type="float">
            <text:p>3.66575967058747</text:p>
          </table:table-cell>
          <table:table-cell table:formula="of:=[.I43]*2/SQRT(3)" office:value-type="float" office:value="4.2328546651963" calcext:value-type="float">
            <text:p>4.2328546651963</text:p>
          </table:table-cell>
          <table:table-cell table:formula="of:=[.I43]*[.I43]*4" office:value-type="float" office:value="53.7511758500221" calcext:value-type="float">
            <text:p>53.7511758500221</text:p>
          </table:table-cell>
          <table:table-cell table:number-columns-repeated="3"/>
        </table:table-row>
        <table:table-row table:style-name="ro1">
          <table:table-cell table:formula="of:=[.A43]" office:value-type="float" office:value="9" calcext:value-type="float">
            <text:p>9</text:p>
          </table:table-cell>
          <table:table-cell table:formula="of:=[.B43]+1" office:value-type="float" office:value="43" calcext:value-type="float">
            <text:p>43</text:p>
          </table:table-cell>
          <table:table-cell table:formula="of:=SQRT([.A44]*[.A44]+[.B44]*[.B44]-[.A44]*[.B44])" office:value-type="float" office:value="39.2810386828047" calcext:value-type="float">
            <text:p>39.2810386828047</text:p>
          </table:table-cell>
          <table:table-cell/>
          <table:table-cell table:formula="of:=[.C44]+[.A44]-[.B44]" office:value-type="float" office:value="5.28103868280471" calcext:value-type="float">
            <text:p>5.28103868280471</text:p>
          </table:table-cell>
          <table:table-cell table:formula="of:=[.C44]+[.B44]-[.A44]" office:value-type="float" office:value="73.2810386828047" calcext:value-type="float">
            <text:p>73.2810386828047</text:p>
          </table:table-cell>
          <table:table-cell table:formula="of:=[.A44]+[.B44]-[.C44]" office:value-type="float" office:value="12.7189613171953" calcext:value-type="float">
            <text:p>12.7189613171953</text:p>
          </table:table-cell>
          <table:table-cell table:formula="of:=[.A44]+[.B44]+[.C44]" office:value-type="float" office:value="91.2810386828047" calcext:value-type="float">
            <text:p>91.2810386828047</text:p>
          </table:table-cell>
          <table:table-cell table:formula="of:=SQRT([.E44]*[.F44]*[.G44]/[.H44])/2" office:value-type="float" office:value="3.67164787014757" calcext:value-type="float">
            <text:p>3.67164787014757</text:p>
          </table:table-cell>
          <table:table-cell table:formula="of:=[.I44]*2/SQRT(3)" office:value-type="float" office:value="4.23965377239843" calcext:value-type="float">
            <text:p>4.23965377239843</text:p>
          </table:table-cell>
          <table:table-cell table:formula="of:=[.I44]*[.I44]*4" office:value-type="float" office:value="53.9239923294367" calcext:value-type="float">
            <text:p>53.9239923294367</text:p>
          </table:table-cell>
          <table:table-cell table:number-columns-repeated="3"/>
        </table:table-row>
        <table:table-row table:style-name="ro1">
          <table:table-cell table:formula="of:=[.A44]" office:value-type="float" office:value="9" calcext:value-type="float">
            <text:p>9</text:p>
          </table:table-cell>
          <table:table-cell table:formula="of:=[.B44]+1" office:value-type="float" office:value="44" calcext:value-type="float">
            <text:p>44</text:p>
          </table:table-cell>
          <table:table-cell table:formula="of:=SQRT([.A45]*[.A45]+[.B45]*[.B45]-[.A45]*[.B45])" office:value-type="float" office:value="40.2616442783948" calcext:value-type="float">
            <text:p>40.2616442783948</text:p>
          </table:table-cell>
          <table:table-cell/>
          <table:table-cell table:formula="of:=[.C45]+[.A45]-[.B45]" office:value-type="float" office:value="5.26164427839479" calcext:value-type="float">
            <text:p>5.26164427839479</text:p>
          </table:table-cell>
          <table:table-cell table:formula="of:=[.C45]+[.B45]-[.A45]" office:value-type="float" office:value="75.2616442783948" calcext:value-type="float">
            <text:p>75.2616442783948</text:p>
          </table:table-cell>
          <table:table-cell table:formula="of:=[.A45]+[.B45]-[.C45]" office:value-type="float" office:value="12.7383557216052" calcext:value-type="float">
            <text:p>12.7383557216052</text:p>
          </table:table-cell>
          <table:table-cell table:formula="of:=[.A45]+[.B45]+[.C45]" office:value-type="float" office:value="93.2616442783948" calcext:value-type="float">
            <text:p>93.2616442783948</text:p>
          </table:table-cell>
          <table:table-cell table:formula="of:=SQRT([.E45]*[.F45]*[.G45]/[.H45])/2" office:value-type="float" office:value="3.67724655245099" calcext:value-type="float">
            <text:p>3.67724655245099</text:p>
          </table:table-cell>
          <table:table-cell table:formula="of:=[.I45]*2/SQRT(3)" office:value-type="float" office:value="4.2461185738684" calcext:value-type="float">
            <text:p>4.2461185738684</text:p>
          </table:table-cell>
          <table:table-cell table:formula="of:=[.I45]*[.I45]*4" office:value-type="float" office:value="54.0885688300507" calcext:value-type="float">
            <text:p>54.0885688300507</text:p>
          </table:table-cell>
          <table:table-cell table:number-columns-repeated="3"/>
        </table:table-row>
        <table:table-row table:style-name="ro1">
          <table:table-cell table:formula="of:=[.A45]" office:value-type="float" office:value="9" calcext:value-type="float">
            <text:p>9</text:p>
          </table:table-cell>
          <table:table-cell table:formula="of:=[.B45]+1" office:value-type="float" office:value="45" calcext:value-type="float">
            <text:p>45</text:p>
          </table:table-cell>
          <table:table-cell table:formula="of:=SQRT([.A46]*[.A46]+[.B46]*[.B46]-[.A46]*[.B46])" office:value-type="float" office:value="41.2431812546026" calcext:value-type="float">
            <text:p>41.2431812546026</text:p>
          </table:table-cell>
          <table:table-cell/>
          <table:table-cell table:formula="of:=[.C46]+[.A46]-[.B46]" office:value-type="float" office:value="5.24318125460256" calcext:value-type="float">
            <text:p>5.24318125460256</text:p>
          </table:table-cell>
          <table:table-cell table:formula="of:=[.C46]+[.B46]-[.A46]" office:value-type="float" office:value="77.2431812546026" calcext:value-type="float">
            <text:p>77.2431812546026</text:p>
          </table:table-cell>
          <table:table-cell table:formula="of:=[.A46]+[.B46]-[.C46]" office:value-type="float" office:value="12.7568187453974" calcext:value-type="float">
            <text:p>12.7568187453974</text:p>
          </table:table-cell>
          <table:table-cell table:formula="of:=[.A46]+[.B46]+[.C46]" office:value-type="float" office:value="95.2431812546026" calcext:value-type="float">
            <text:p>95.2431812546026</text:p>
          </table:table-cell>
          <table:table-cell table:formula="of:=SQRT([.E46]*[.F46]*[.G46]/[.H46])/2" office:value-type="float" office:value="3.68257636832924" calcext:value-type="float">
            <text:p>3.68257636832924</text:p>
          </table:table-cell>
          <table:table-cell table:formula="of:=[.I46]*2/SQRT(3)" office:value-type="float" office:value="4.25227291513248" calcext:value-type="float">
            <text:p>4.25227291513248</text:p>
          </table:table-cell>
          <table:table-cell table:formula="of:=[.I46]*[.I46]*4" office:value-type="float" office:value="54.2454748343079" calcext:value-type="float">
            <text:p>54.2454748343079</text:p>
          </table:table-cell>
          <table:table-cell table:number-columns-repeated="3"/>
        </table:table-row>
        <table:table-row table:style-name="ro1">
          <table:table-cell table:formula="of:=[.A46]" office:value-type="float" office:value="9" calcext:value-type="float">
            <text:p>9</text:p>
          </table:table-cell>
          <table:table-cell table:formula="of:=[.B46]+1" office:value-type="float" office:value="46" calcext:value-type="float">
            <text:p>46</text:p>
          </table:table-cell>
          <table:table-cell table:formula="of:=SQRT([.A47]*[.A47]+[.B47]*[.B47]-[.A47]*[.B47])" office:value-type="float" office:value="42.2255846614348" calcext:value-type="float">
            <text:p>42.2255846614348</text:p>
          </table:table-cell>
          <table:table-cell/>
          <table:table-cell table:formula="of:=[.C47]+[.A47]-[.B47]" office:value-type="float" office:value="5.22558466143482" calcext:value-type="float">
            <text:p>5.22558466143482</text:p>
          </table:table-cell>
          <table:table-cell table:formula="of:=[.C47]+[.B47]-[.A47]" office:value-type="float" office:value="79.2255846614348" calcext:value-type="float">
            <text:p>79.2255846614348</text:p>
          </table:table-cell>
          <table:table-cell table:formula="of:=[.A47]+[.B47]-[.C47]" office:value-type="float" office:value="12.7744153385652" calcext:value-type="float">
            <text:p>12.7744153385652</text:p>
          </table:table-cell>
          <table:table-cell table:formula="of:=[.A47]+[.B47]+[.C47]" office:value-type="float" office:value="97.2255846614348" calcext:value-type="float">
            <text:p>97.2255846614348</text:p>
          </table:table-cell>
          <table:table-cell table:formula="of:=SQRT([.E47]*[.F47]*[.G47]/[.H47])/2" office:value-type="float" office:value="3.68765606723034" calcext:value-type="float">
            <text:p>3.68765606723034</text:p>
          </table:table-cell>
          <table:table-cell table:formula="of:=[.I47]*2/SQRT(3)" office:value-type="float" office:value="4.25813844618839" calcext:value-type="float">
            <text:p>4.25813844618839</text:p>
          </table:table-cell>
          <table:table-cell table:formula="of:=[.I47]*[.I47]*4" office:value-type="float" office:value="54.3952290807231" calcext:value-type="float">
            <text:p>54.3952290807231</text:p>
          </table:table-cell>
          <table:table-cell table:number-columns-repeated="3"/>
        </table:table-row>
        <table:table-row table:style-name="ro1">
          <table:table-cell table:formula="of:=[.A47]" office:value-type="float" office:value="9" calcext:value-type="float">
            <text:p>9</text:p>
          </table:table-cell>
          <table:table-cell table:formula="of:=[.B47]+1" office:value-type="float" office:value="47" calcext:value-type="float">
            <text:p>47</text:p>
          </table:table-cell>
          <table:table-cell table:formula="of:=SQRT([.A48]*[.A48]+[.B48]*[.B48]-[.A48]*[.B48])" office:value-type="float" office:value="43.2087954009366" calcext:value-type="float">
            <text:p>43.2087954009366</text:p>
          </table:table-cell>
          <table:table-cell/>
          <table:table-cell table:formula="of:=[.C48]+[.A48]-[.B48]" office:value-type="float" office:value="5.2087954009366" calcext:value-type="float">
            <text:p>5.2087954009366</text:p>
          </table:table-cell>
          <table:table-cell table:formula="of:=[.C48]+[.B48]-[.A48]" office:value-type="float" office:value="81.2087954009366" calcext:value-type="float">
            <text:p>81.2087954009366</text:p>
          </table:table-cell>
          <table:table-cell table:formula="of:=[.A48]+[.B48]-[.C48]" office:value-type="float" office:value="12.7912045990634" calcext:value-type="float">
            <text:p>12.7912045990634</text:p>
          </table:table-cell>
          <table:table-cell table:formula="of:=[.A48]+[.B48]+[.C48]" office:value-type="float" office:value="99.2087954009366" calcext:value-type="float">
            <text:p>99.2087954009366</text:p>
          </table:table-cell>
          <table:table-cell table:formula="of:=SQRT([.E48]*[.F48]*[.G48]/[.H48])/2" office:value-type="float" office:value="3.69250270926442" calcext:value-type="float">
            <text:p>3.69250270926442</text:p>
          </table:table-cell>
          <table:table-cell table:formula="of:=[.I48]*2/SQRT(3)" office:value-type="float" office:value="4.26373486635447" calcext:value-type="float">
            <text:p>4.26373486635447</text:p>
          </table:table-cell>
          <table:table-cell table:formula="of:=[.I48]*[.I48]*4" office:value-type="float" office:value="54.5383050317002" calcext:value-type="float">
            <text:p>54.5383050317002</text:p>
          </table:table-cell>
          <table:table-cell table:number-columns-repeated="3"/>
        </table:table-row>
        <table:table-row table:style-name="ro1">
          <table:table-cell table:formula="of:=[.A48]" office:value-type="float" office:value="9" calcext:value-type="float">
            <text:p>9</text:p>
          </table:table-cell>
          <table:table-cell table:formula="of:=[.B48]+1" office:value-type="float" office:value="48" calcext:value-type="float">
            <text:p>48</text:p>
          </table:table-cell>
          <table:table-cell table:formula="of:=SQRT([.A49]*[.A49]+[.B49]*[.B49]-[.A49]*[.B49])" office:value-type="float" office:value="44.1927595879687" calcext:value-type="float">
            <text:p>44.1927595879687</text:p>
          </table:table-cell>
          <table:table-cell/>
          <table:table-cell table:formula="of:=[.C49]+[.A49]-[.B49]" office:value-type="float" office:value="5.19275958796871" calcext:value-type="float">
            <text:p>5.19275958796871</text:p>
          </table:table-cell>
          <table:table-cell table:formula="of:=[.C49]+[.B49]-[.A49]" office:value-type="float" office:value="83.1927595879687" calcext:value-type="float">
            <text:p>83.1927595879687</text:p>
          </table:table-cell>
          <table:table-cell table:formula="of:=[.A49]+[.B49]-[.C49]" office:value-type="float" office:value="12.8072404120313" calcext:value-type="float">
            <text:p>12.8072404120313</text:p>
          </table:table-cell>
          <table:table-cell table:formula="of:=[.A49]+[.B49]+[.C49]" office:value-type="float" office:value="101.192759587969" calcext:value-type="float">
            <text:p>101.192759587969</text:p>
          </table:table-cell>
          <table:table-cell table:formula="of:=SQRT([.E49]*[.F49]*[.G49]/[.H49])/2" office:value-type="float" office:value="3.69713184973126" calcext:value-type="float">
            <text:p>3.69713184973126</text:p>
          </table:table-cell>
          <table:table-cell table:formula="of:=[.I49]*2/SQRT(3)" office:value-type="float" office:value="4.26908013734377" calcext:value-type="float">
            <text:p>4.26908013734377</text:p>
          </table:table-cell>
          <table:table-cell table:formula="of:=[.I49]*[.I49]*4" office:value-type="float" office:value="54.6751356571892" calcext:value-type="float">
            <text:p>54.6751356571892</text:p>
          </table:table-cell>
          <table:table-cell table:number-columns-repeated="3"/>
        </table:table-row>
        <table:table-row table:style-name="ro1">
          <table:table-cell table:formula="of:=[.A49]" office:value-type="float" office:value="9" calcext:value-type="float">
            <text:p>9</text:p>
          </table:table-cell>
          <table:table-cell table:formula="of:=[.B49]+1" office:value-type="float" office:value="49" calcext:value-type="float">
            <text:p>49</text:p>
          </table:table-cell>
          <table:table-cell table:formula="of:=SQRT([.A50]*[.A50]+[.B50]*[.B50]-[.A50]*[.B50])" office:value-type="float" office:value="45.1774279923061" calcext:value-type="float">
            <text:p>45.1774279923061</text:p>
          </table:table-cell>
          <table:table-cell/>
          <table:table-cell table:formula="of:=[.C50]+[.A50]-[.B50]" office:value-type="float" office:value="5.17742799230607" calcext:value-type="float">
            <text:p>5.17742799230607</text:p>
          </table:table-cell>
          <table:table-cell table:formula="of:=[.C50]+[.B50]-[.A50]" office:value-type="float" office:value="85.1774279923061" calcext:value-type="float">
            <text:p>85.1774279923061</text:p>
          </table:table-cell>
          <table:table-cell table:formula="of:=[.A50]+[.B50]-[.C50]" office:value-type="float" office:value="12.8225720076939" calcext:value-type="float">
            <text:p>12.8225720076939</text:p>
          </table:table-cell>
          <table:table-cell table:formula="of:=[.A50]+[.B50]+[.C50]" office:value-type="float" office:value="103.177427992306" calcext:value-type="float">
            <text:p>103.177427992306</text:p>
          </table:table-cell>
          <table:table-cell table:formula="of:=SQRT([.E50]*[.F50]*[.G50]/[.H50])/2" office:value-type="float" office:value="3.70155770017273" calcext:value-type="float">
            <text:p>3.70155770017273</text:p>
          </table:table-cell>
          <table:table-cell table:formula="of:=[.I50]*2/SQRT(3)" office:value-type="float" office:value="4.27419066923131" calcext:value-type="float">
            <text:p>4.27419066923131</text:p>
          </table:table-cell>
          <table:table-cell table:formula="of:=[.I50]*[.I50]*4" office:value-type="float" office:value="54.806117630832" calcext:value-type="float">
            <text:p>54.806117630832</text:p>
          </table:table-cell>
          <table:table-cell table:number-columns-repeated="3"/>
        </table:table-row>
        <table:table-row table:style-name="ro1">
          <table:table-cell table:formula="of:=[.A50]" office:value-type="float" office:value="9" calcext:value-type="float">
            <text:p>9</text:p>
          </table:table-cell>
          <table:table-cell table:formula="of:=[.B50]+1" office:value-type="float" office:value="50" calcext:value-type="float">
            <text:p>50</text:p>
          </table:table-cell>
          <table:table-cell table:formula="of:=SQRT([.A51]*[.A51]+[.B51]*[.B51]-[.A51]*[.B51])" office:value-type="float" office:value="46.1627555503352" calcext:value-type="float">
            <text:p>46.1627555503352</text:p>
          </table:table-cell>
          <table:table-cell/>
          <table:table-cell table:formula="of:=[.C51]+[.A51]-[.B51]" office:value-type="float" office:value="5.16275555033516" calcext:value-type="float">
            <text:p>5.16275555033516</text:p>
          </table:table-cell>
          <table:table-cell table:formula="of:=[.C51]+[.B51]-[.A51]" office:value-type="float" office:value="87.1627555503352" calcext:value-type="float">
            <text:p>87.1627555503352</text:p>
          </table:table-cell>
          <table:table-cell table:formula="of:=[.A51]+[.B51]-[.C51]" office:value-type="float" office:value="12.8372444496648" calcext:value-type="float">
            <text:p>12.8372444496648</text:p>
          </table:table-cell>
          <table:table-cell table:formula="of:=[.A51]+[.B51]+[.C51]" office:value-type="float" office:value="105.162755550335" calcext:value-type="float">
            <text:p>105.162755550335</text:p>
          </table:table-cell>
          <table:table-cell table:formula="of:=SQRT([.E51]*[.F51]*[.G51]/[.H51])/2" office:value-type="float" office:value="3.70579326933351" calcext:value-type="float">
            <text:p>3.70579326933351</text:p>
          </table:table-cell>
          <table:table-cell table:formula="of:=[.I51]*2/SQRT(3)" office:value-type="float" office:value="4.27908148322161" calcext:value-type="float">
            <text:p>4.27908148322161</text:p>
          </table:table-cell>
          <table:table-cell table:formula="of:=[.I51]*[.I51]*4" office:value-type="float" office:value="54.9316150201502" calcext:value-type="float">
            <text:p>54.9316150201502</text:p>
          </table:table-cell>
          <table:table-cell table:number-columns-repeated="3"/>
        </table:table-row>
        <table:table-row table:style-name="ro1">
          <table:table-cell table:formula="of:=[.A51]" office:value-type="float" office:value="9" calcext:value-type="float">
            <text:p>9</text:p>
          </table:table-cell>
          <table:table-cell table:formula="of:=[.B51]+1" office:value-type="float" office:value="51" calcext:value-type="float">
            <text:p>51</text:p>
          </table:table-cell>
          <table:table-cell table:formula="of:=SQRT([.A52]*[.A52]+[.B52]*[.B52]-[.A52]*[.B52])" office:value-type="float" office:value="47.1487009365051" calcext:value-type="float">
            <text:p>47.1487009365051</text:p>
          </table:table-cell>
          <table:table-cell/>
          <table:table-cell table:formula="of:=[.C52]+[.A52]-[.B52]" office:value-type="float" office:value="5.14870093650514" calcext:value-type="float">
            <text:p>5.14870093650514</text:p>
          </table:table-cell>
          <table:table-cell table:formula="of:=[.C52]+[.B52]-[.A52]" office:value-type="float" office:value="89.1487009365051" calcext:value-type="float">
            <text:p>89.1487009365051</text:p>
          </table:table-cell>
          <table:table-cell table:formula="of:=[.A52]+[.B52]-[.C52]" office:value-type="float" office:value="12.8512990634949" calcext:value-type="float">
            <text:p>12.8512990634949</text:p>
          </table:table-cell>
          <table:table-cell table:formula="of:=[.A52]+[.B52]+[.C52]" office:value-type="float" office:value="107.148700936505" calcext:value-type="float">
            <text:p>107.148700936505</text:p>
          </table:table-cell>
          <table:table-cell table:formula="of:=SQRT([.E52]*[.F52]*[.G52]/[.H52])/2" office:value-type="float" office:value="3.70985048687257" calcext:value-type="float">
            <text:p>3.70985048687257</text:p>
          </table:table-cell>
          <table:table-cell table:formula="of:=[.I52]*2/SQRT(3)" office:value-type="float" office:value="4.28376635449829" calcext:value-type="float">
            <text:p>4.28376635449829</text:p>
          </table:table-cell>
          <table:table-cell table:formula="of:=[.I52]*[.I52]*4" office:value-type="float" office:value="55.0519625397947" calcext:value-type="float">
            <text:p>55.0519625397947</text:p>
          </table:table-cell>
          <table:table-cell table:number-columns-repeated="3"/>
        </table:table-row>
        <table:table-row table:style-name="ro1">
          <table:table-cell table:formula="of:=[.A52]" office:value-type="float" office:value="9" calcext:value-type="float">
            <text:p>9</text:p>
          </table:table-cell>
          <table:table-cell table:formula="of:=[.B52]+1" office:value-type="float" office:value="52" calcext:value-type="float">
            <text:p>52</text:p>
          </table:table-cell>
          <table:table-cell table:formula="of:=SQRT([.A53]*[.A53]+[.B53]*[.B53]-[.A53]*[.B53])" office:value-type="float" office:value="48.135226186235" calcext:value-type="float">
            <text:p>48.135226186235</text:p>
          </table:table-cell>
          <table:table-cell/>
          <table:table-cell table:formula="of:=[.C53]+[.A53]-[.B53]" office:value-type="float" office:value="5.13522618623496" calcext:value-type="float">
            <text:p>5.13522618623496</text:p>
          </table:table-cell>
          <table:table-cell table:formula="of:=[.C53]+[.B53]-[.A53]" office:value-type="float" office:value="91.135226186235" calcext:value-type="float">
            <text:p>91.135226186235</text:p>
          </table:table-cell>
          <table:table-cell table:formula="of:=[.A53]+[.B53]-[.C53]" office:value-type="float" office:value="12.864773813765" calcext:value-type="float">
            <text:p>12.864773813765</text:p>
          </table:table-cell>
          <table:table-cell table:formula="of:=[.A53]+[.B53]+[.C53]" office:value-type="float" office:value="109.135226186235" calcext:value-type="float">
            <text:p>109.135226186235</text:p>
          </table:table-cell>
          <table:table-cell table:formula="of:=SQRT([.E53]*[.F53]*[.G53]/[.H53])/2" office:value-type="float" office:value="3.71374031222045" calcext:value-type="float">
            <text:p>3.71374031222045</text:p>
          </table:table-cell>
          <table:table-cell table:formula="of:=[.I53]*2/SQRT(3)" office:value-type="float" office:value="4.28825793792168" calcext:value-type="float">
            <text:p>4.28825793792168</text:p>
          </table:table-cell>
          <table:table-cell table:formula="of:=[.I53]*[.I53]*4" office:value-type="float" office:value="55.1674684264449" calcext:value-type="float">
            <text:p>55.1674684264449</text:p>
          </table:table-cell>
          <table:table-cell table:number-columns-repeated="3"/>
        </table:table-row>
        <table:table-row table:style-name="ro1">
          <table:table-cell table:formula="of:=[.A53]" office:value-type="float" office:value="9" calcext:value-type="float">
            <text:p>9</text:p>
          </table:table-cell>
          <table:table-cell table:formula="of:=[.B53]+1" office:value-type="float" office:value="53" calcext:value-type="float">
            <text:p>53</text:p>
          </table:table-cell>
          <table:table-cell table:formula="of:=SQRT([.A54]*[.A54]+[.B54]*[.B54]-[.A54]*[.B54])" office:value-type="float" office:value="49.1222963632605" calcext:value-type="float">
            <text:p>49.1222963632605</text:p>
          </table:table-cell>
          <table:table-cell/>
          <table:table-cell table:formula="of:=[.C54]+[.A54]-[.B54]" office:value-type="float" office:value="5.12229636326055" calcext:value-type="float">
            <text:p>5.12229636326055</text:p>
          </table:table-cell>
          <table:table-cell table:formula="of:=[.C54]+[.B54]-[.A54]" office:value-type="float" office:value="93.1222963632606" calcext:value-type="float">
            <text:p>93.1222963632606</text:p>
          </table:table-cell>
          <table:table-cell table:formula="of:=[.A54]+[.B54]-[.C54]" office:value-type="float" office:value="12.8777036367395" calcext:value-type="float">
            <text:p>12.8777036367395</text:p>
          </table:table-cell>
          <table:table-cell table:formula="of:=[.A54]+[.B54]+[.C54]" office:value-type="float" office:value="111.122296363261" calcext:value-type="float">
            <text:p>111.122296363261</text:p>
          </table:table-cell>
          <table:table-cell table:formula="of:=SQRT([.E54]*[.F54]*[.G54]/[.H54])/2" office:value-type="float" office:value="3.71747283060787" calcext:value-type="float">
            <text:p>3.71747283060787</text:p>
          </table:table-cell>
          <table:table-cell table:formula="of:=[.I54]*2/SQRT(3)" office:value-type="float" office:value="4.29256787891315" calcext:value-type="float">
            <text:p>4.29256787891315</text:p>
          </table:table-cell>
          <table:table-cell table:formula="of:=[.I54]*[.I54]*4" office:value-type="float" office:value="55.2784169852309" calcext:value-type="float">
            <text:p>55.2784169852309</text:p>
          </table:table-cell>
          <table:table-cell table:number-columns-repeated="3"/>
        </table:table-row>
        <table:table-row table:style-name="ro1">
          <table:table-cell table:formula="of:=[.A54]" office:value-type="float" office:value="9" calcext:value-type="float">
            <text:p>9</text:p>
          </table:table-cell>
          <table:table-cell table:formula="of:=[.B54]+1" office:value-type="float" office:value="54" calcext:value-type="float">
            <text:p>54</text:p>
          </table:table-cell>
          <table:table-cell table:formula="of:=SQRT([.A55]*[.A55]+[.B55]*[.B55]-[.A55]*[.B55])" office:value-type="float" office:value="50.1098792654702" calcext:value-type="float">
            <text:p>50.1098792654702</text:p>
          </table:table-cell>
          <table:table-cell/>
          <table:table-cell table:formula="of:=[.C55]+[.A55]-[.B55]" office:value-type="float" office:value="5.1098792654702" calcext:value-type="float">
            <text:p>5.1098792654702</text:p>
          </table:table-cell>
          <table:table-cell table:formula="of:=[.C55]+[.B55]-[.A55]" office:value-type="float" office:value="95.1098792654702" calcext:value-type="float">
            <text:p>95.1098792654702</text:p>
          </table:table-cell>
          <table:table-cell table:formula="of:=[.A55]+[.B55]-[.C55]" office:value-type="float" office:value="12.8901207345298" calcext:value-type="float">
            <text:p>12.8901207345298</text:p>
          </table:table-cell>
          <table:table-cell table:formula="of:=[.A55]+[.B55]+[.C55]" office:value-type="float" office:value="113.10987926547" calcext:value-type="float">
            <text:p>113.10987926547</text:p>
          </table:table-cell>
          <table:table-cell table:formula="of:=SQRT([.E55]*[.F55]*[.G55]/[.H55])/2" office:value-type="float" office:value="3.72105733798378" calcext:value-type="float">
            <text:p>3.72105733798378</text:p>
          </table:table-cell>
          <table:table-cell table:formula="of:=[.I55]*2/SQRT(3)" office:value-type="float" office:value="4.29670691150994" calcext:value-type="float">
            <text:p>4.29670691150994</text:p>
          </table:table-cell>
          <table:table-cell table:formula="of:=[.I55]*[.I55]*4" office:value-type="float" office:value="55.3850708502517" calcext:value-type="float">
            <text:p>55.3850708502517</text:p>
          </table:table-cell>
          <table:table-cell table:number-columns-repeated="3"/>
        </table:table-row>
        <table:table-row table:style-name="ro1">
          <table:table-cell table:formula="of:=[.A55]" office:value-type="float" office:value="9" calcext:value-type="float">
            <text:p>9</text:p>
          </table:table-cell>
          <table:table-cell table:formula="of:=[.B55]+1" office:value-type="float" office:value="55" calcext:value-type="float">
            <text:p>55</text:p>
          </table:table-cell>
          <table:table-cell table:formula="of:=SQRT([.A56]*[.A56]+[.B56]*[.B56]-[.A56]*[.B56])" office:value-type="float" office:value="51.0979451641649" calcext:value-type="float">
            <text:p>51.0979451641649</text:p>
          </table:table-cell>
          <table:table-cell/>
          <table:table-cell table:formula="of:=[.C56]+[.A56]-[.B56]" office:value-type="float" office:value="5.09794516416487" calcext:value-type="float">
            <text:p>5.09794516416487</text:p>
          </table:table-cell>
          <table:table-cell table:formula="of:=[.C56]+[.B56]-[.A56]" office:value-type="float" office:value="97.0979451641649" calcext:value-type="float">
            <text:p>97.0979451641649</text:p>
          </table:table-cell>
          <table:table-cell table:formula="of:=[.A56]+[.B56]-[.C56]" office:value-type="float" office:value="12.9020548358351" calcext:value-type="float">
            <text:p>12.9020548358351</text:p>
          </table:table-cell>
          <table:table-cell table:formula="of:=[.A56]+[.B56]+[.C56]" office:value-type="float" office:value="115.097945164165" calcext:value-type="float">
            <text:p>115.097945164165</text:p>
          </table:table-cell>
          <table:table-cell table:formula="of:=SQRT([.E56]*[.F56]*[.G56]/[.H56])/2" office:value-type="float" office:value="3.72450241628436" calcext:value-type="float">
            <text:p>3.72450241628436</text:p>
          </table:table-cell>
          <table:table-cell table:formula="of:=[.I56]*2/SQRT(3)" office:value-type="float" office:value="4.30068494527838" calcext:value-type="float">
            <text:p>4.30068494527838</text:p>
          </table:table-cell>
          <table:table-cell table:formula="of:=[.I56]*[.I56]*4" office:value-type="float" office:value="55.4876729956322" calcext:value-type="float">
            <text:p>55.4876729956322</text:p>
          </table:table-cell>
          <table:table-cell table:number-columns-repeated="3"/>
        </table:table-row>
        <table:table-row table:style-name="ro1">
          <table:table-cell table:formula="of:=[.A56]" office:value-type="float" office:value="9" calcext:value-type="float">
            <text:p>9</text:p>
          </table:table-cell>
          <table:table-cell table:formula="of:=[.B56]+1" office:value-type="float" office:value="56" calcext:value-type="float">
            <text:p>56</text:p>
          </table:table-cell>
          <table:table-cell table:formula="of:=SQRT([.A57]*[.A57]+[.B57]*[.B57]-[.A57]*[.B57])" office:value-type="float" office:value="52.0864665724217" calcext:value-type="float">
            <text:p>52.0864665724217</text:p>
          </table:table-cell>
          <table:table-cell/>
          <table:table-cell table:formula="of:=[.C57]+[.A57]-[.B57]" office:value-type="float" office:value="5.08646657242167" calcext:value-type="float">
            <text:p>5.08646657242167</text:p>
          </table:table-cell>
          <table:table-cell table:formula="of:=[.C57]+[.B57]-[.A57]" office:value-type="float" office:value="99.0864665724217" calcext:value-type="float">
            <text:p>99.0864665724217</text:p>
          </table:table-cell>
          <table:table-cell table:formula="of:=[.A57]+[.B57]-[.C57]" office:value-type="float" office:value="12.9135334275783" calcext:value-type="float">
            <text:p>12.9135334275783</text:p>
          </table:table-cell>
          <table:table-cell table:formula="of:=[.A57]+[.B57]+[.C57]" office:value-type="float" office:value="117.086466572422" calcext:value-type="float">
            <text:p>117.086466572422</text:p>
          </table:table-cell>
          <table:table-cell table:formula="of:=SQRT([.E57]*[.F57]*[.G57]/[.H57])/2" office:value-type="float" office:value="3.72781600030079" calcext:value-type="float">
            <text:p>3.72781600030079</text:p>
          </table:table-cell>
          <table:table-cell table:formula="of:=[.I57]*2/SQRT(3)" office:value-type="float" office:value="4.30451114252611" calcext:value-type="float">
            <text:p>4.30451114252611</text:p>
          </table:table-cell>
          <table:table-cell table:formula="of:=[.I57]*[.I57]*4" office:value-type="float" office:value="55.5864485283943" calcext:value-type="float">
            <text:p>55.5864485283943</text:p>
          </table:table-cell>
          <table:table-cell table:number-columns-repeated="3"/>
        </table:table-row>
        <table:table-row table:style-name="ro1">
          <table:table-cell table:formula="of:=[.A57]" office:value-type="float" office:value="9" calcext:value-type="float">
            <text:p>9</text:p>
          </table:table-cell>
          <table:table-cell table:formula="of:=[.B57]+1" office:value-type="float" office:value="57" calcext:value-type="float">
            <text:p>57</text:p>
          </table:table-cell>
          <table:table-cell table:formula="of:=SQRT([.A58]*[.A58]+[.B58]*[.B58]-[.A58]*[.B58])" office:value-type="float" office:value="53.0754180388624" calcext:value-type="float">
            <text:p>53.0754180388624</text:p>
          </table:table-cell>
          <table:table-cell/>
          <table:table-cell table:formula="of:=[.C58]+[.A58]-[.B58]" office:value-type="float" office:value="5.0754180388624" calcext:value-type="float">
            <text:p>5.0754180388624</text:p>
          </table:table-cell>
          <table:table-cell table:formula="of:=[.C58]+[.B58]-[.A58]" office:value-type="float" office:value="101.075418038862" calcext:value-type="float">
            <text:p>101.075418038862</text:p>
          </table:table-cell>
          <table:table-cell table:formula="of:=[.A58]+[.B58]-[.C58]" office:value-type="float" office:value="12.9245819611376" calcext:value-type="float">
            <text:p>12.9245819611376</text:p>
          </table:table-cell>
          <table:table-cell table:formula="of:=[.A58]+[.B58]+[.C58]" office:value-type="float" office:value="119.075418038862" calcext:value-type="float">
            <text:p>119.075418038862</text:p>
          </table:table-cell>
          <table:table-cell table:formula="of:=SQRT([.E58]*[.F58]*[.G58]/[.H58])/2" office:value-type="float" office:value="3.73100543721309" calcext:value-type="float">
            <text:p>3.73100543721309</text:p>
          </table:table-cell>
          <table:table-cell table:formula="of:=[.I58]*2/SQRT(3)" office:value-type="float" office:value="4.30819398704587" calcext:value-type="float">
            <text:p>4.30819398704587</text:p>
          </table:table-cell>
          <table:table-cell table:formula="of:=[.I58]*[.I58]*4" office:value-type="float" office:value="55.6816062900545" calcext:value-type="float">
            <text:p>55.6816062900545</text:p>
          </table:table-cell>
          <table:table-cell table:number-columns-repeated="3"/>
        </table:table-row>
        <table:table-row table:style-name="ro1">
          <table:table-cell table:formula="of:=[.A58]" office:value-type="float" office:value="9" calcext:value-type="float">
            <text:p>9</text:p>
          </table:table-cell>
          <table:table-cell table:formula="of:=[.B58]+1" office:value-type="float" office:value="58" calcext:value-type="float">
            <text:p>58</text:p>
          </table:table-cell>
          <table:table-cell table:formula="of:=SQRT([.A59]*[.A59]+[.B59]*[.B59]-[.A59]*[.B59])" office:value-type="float" office:value="54.0647759636531" calcext:value-type="float">
            <text:p>54.0647759636531</text:p>
          </table:table-cell>
          <table:table-cell/>
          <table:table-cell table:formula="of:=[.C59]+[.A59]-[.B59]" office:value-type="float" office:value="5.06477596365308" calcext:value-type="float">
            <text:p>5.06477596365308</text:p>
          </table:table-cell>
          <table:table-cell table:formula="of:=[.C59]+[.B59]-[.A59]" office:value-type="float" office:value="103.064775963653" calcext:value-type="float">
            <text:p>103.064775963653</text:p>
          </table:table-cell>
          <table:table-cell table:formula="of:=[.A59]+[.B59]-[.C59]" office:value-type="float" office:value="12.9352240363469" calcext:value-type="float">
            <text:p>12.9352240363469</text:p>
          </table:table-cell>
          <table:table-cell table:formula="of:=[.A59]+[.B59]+[.C59]" office:value-type="float" office:value="121.064775963653" calcext:value-type="float">
            <text:p>121.064775963653</text:p>
          </table:table-cell>
          <table:table-cell table:formula="of:=SQRT([.E59]*[.F59]*[.G59]/[.H59])/2" office:value-type="float" office:value="3.73407753970651" calcext:value-type="float">
            <text:p>3.73407753970651</text:p>
          </table:table-cell>
          <table:table-cell table:formula="of:=[.I59]*2/SQRT(3)" office:value-type="float" office:value="4.31174134544897" calcext:value-type="float">
            <text:p>4.31174134544897</text:p>
          </table:table-cell>
          <table:table-cell table:formula="of:=[.I59]*[.I59]*4" office:value-type="float" office:value="55.7733402901624" calcext:value-type="float">
            <text:p>55.7733402901624</text:p>
          </table:table-cell>
          <table:table-cell table:number-columns-repeated="3"/>
        </table:table-row>
        <table:table-row table:style-name="ro1">
          <table:table-cell table:formula="of:=[.A59]" office:value-type="float" office:value="9" calcext:value-type="float">
            <text:p>9</text:p>
          </table:table-cell>
          <table:table-cell table:formula="of:=[.B59]+1" office:value-type="float" office:value="59" calcext:value-type="float">
            <text:p>59</text:p>
          </table:table-cell>
          <table:table-cell table:formula="of:=SQRT([.A60]*[.A60]+[.B60]*[.B60]-[.A60]*[.B60])" office:value-type="float" office:value="55.0545184340032" calcext:value-type="float">
            <text:p>55.0545184340032</text:p>
          </table:table-cell>
          <table:table-cell/>
          <table:table-cell table:formula="of:=[.C60]+[.A60]-[.B60]" office:value-type="float" office:value="5.05451843400321" calcext:value-type="float">
            <text:p>5.05451843400321</text:p>
          </table:table-cell>
          <table:table-cell table:formula="of:=[.C60]+[.B60]-[.A60]" office:value-type="float" office:value="105.054518434003" calcext:value-type="float">
            <text:p>105.054518434003</text:p>
          </table:table-cell>
          <table:table-cell table:formula="of:=[.A60]+[.B60]-[.C60]" office:value-type="float" office:value="12.9454815659968" calcext:value-type="float">
            <text:p>12.9454815659968</text:p>
          </table:table-cell>
          <table:table-cell table:formula="of:=[.A60]+[.B60]+[.C60]" office:value-type="float" office:value="123.054518434003" calcext:value-type="float">
            <text:p>123.054518434003</text:p>
          </table:table-cell>
          <table:table-cell table:formula="of:=SQRT([.E60]*[.F60]*[.G60]/[.H60])/2" office:value-type="float" office:value="3.73703863345879" calcext:value-type="float">
            <text:p>3.73703863345879</text:p>
          </table:table-cell>
          <table:table-cell table:formula="of:=[.I60]*2/SQRT(3)" office:value-type="float" office:value="4.31516052199893" calcext:value-type="float">
            <text:p>4.31516052199893</text:p>
          </table:table-cell>
          <table:table-cell table:formula="of:=[.I60]*[.I60]*4" office:value-type="float" office:value="55.8618309918542" calcext:value-type="float">
            <text:p>55.8618309918542</text:p>
          </table:table-cell>
          <table:table-cell table:number-columns-repeated="3"/>
        </table:table-row>
        <table:table-row table:style-name="ro1">
          <table:table-cell table:formula="of:=[.A60]" office:value-type="float" office:value="9" calcext:value-type="float">
            <text:p>9</text:p>
          </table:table-cell>
          <table:table-cell table:formula="of:=[.B60]+1" office:value-type="float" office:value="60" calcext:value-type="float">
            <text:p>60</text:p>
          </table:table-cell>
          <table:table-cell table:formula="of:=SQRT([.A61]*[.A61]+[.B61]*[.B61]-[.A61]*[.B61])" office:value-type="float" office:value="56.0446250768082" calcext:value-type="float">
            <text:p>56.0446250768082</text:p>
          </table:table-cell>
          <table:table-cell/>
          <table:table-cell table:formula="of:=[.C61]+[.A61]-[.B61]" office:value-type="float" office:value="5.04462507680822" calcext:value-type="float">
            <text:p>5.04462507680822</text:p>
          </table:table-cell>
          <table:table-cell table:formula="of:=[.C61]+[.B61]-[.A61]" office:value-type="float" office:value="107.044625076808" calcext:value-type="float">
            <text:p>107.044625076808</text:p>
          </table:table-cell>
          <table:table-cell table:formula="of:=[.A61]+[.B61]-[.C61]" office:value-type="float" office:value="12.9553749231918" calcext:value-type="float">
            <text:p>12.9553749231918</text:p>
          </table:table-cell>
          <table:table-cell table:formula="of:=[.A61]+[.B61]+[.C61]" office:value-type="float" office:value="125.044625076808" calcext:value-type="float">
            <text:p>125.044625076808</text:p>
          </table:table-cell>
          <table:table-cell table:formula="of:=SQRT([.E61]*[.F61]*[.G61]/[.H61])/2" office:value-type="float" office:value="3.73989459967865" calcext:value-type="float">
            <text:p>3.73989459967865</text:p>
          </table:table-cell>
          <table:table-cell table:formula="of:=[.I61]*2/SQRT(3)" office:value-type="float" office:value="4.3184583077306" calcext:value-type="float">
            <text:p>4.3184583077306</text:p>
          </table:table-cell>
          <table:table-cell table:formula="of:=[.I61]*[.I61]*4" office:value-type="float" office:value="55.9472464668222" calcext:value-type="float">
            <text:p>55.9472464668222</text:p>
          </table:table-cell>
          <table:table-cell table:number-columns-repeated="3"/>
        </table:table-row>
        <table:table-row table:style-name="ro1">
          <table:table-cell table:formula="of:=[.A61]" office:value-type="float" office:value="9" calcext:value-type="float">
            <text:p>9</text:p>
          </table:table-cell>
          <table:table-cell table:formula="of:=[.B61]+1" office:value-type="float" office:value="61" calcext:value-type="float">
            <text:p>61</text:p>
          </table:table-cell>
          <table:table-cell table:formula="of:=SQRT([.A62]*[.A62]+[.B62]*[.B62]-[.A62]*[.B62])" office:value-type="float" office:value="57.0350769263968" calcext:value-type="float">
            <text:p>57.0350769263968</text:p>
          </table:table-cell>
          <table:table-cell/>
          <table:table-cell table:formula="of:=[.C62]+[.A62]-[.B62]" office:value-type="float" office:value="5.0350769263968" calcext:value-type="float">
            <text:p>5.0350769263968</text:p>
          </table:table-cell>
          <table:table-cell table:formula="of:=[.C62]+[.B62]-[.A62]" office:value-type="float" office:value="109.035076926397" calcext:value-type="float">
            <text:p>109.035076926397</text:p>
          </table:table-cell>
          <table:table-cell table:formula="of:=[.A62]+[.B62]-[.C62]" office:value-type="float" office:value="12.9649230736032" calcext:value-type="float">
            <text:p>12.9649230736032</text:p>
          </table:table-cell>
          <table:table-cell table:formula="of:=[.A62]+[.B62]+[.C62]" office:value-type="float" office:value="127.035076926397" calcext:value-type="float">
            <text:p>127.035076926397</text:p>
          </table:table-cell>
          <table:table-cell table:formula="of:=SQRT([.E62]*[.F62]*[.G62]/[.H62])/2" office:value-type="float" office:value="3.7426509132838" calcext:value-type="float">
            <text:p>3.7426509132838</text:p>
          </table:table-cell>
          <table:table-cell table:formula="of:=[.I62]*2/SQRT(3)" office:value-type="float" office:value="4.3216410245344" calcext:value-type="float">
            <text:p>4.3216410245344</text:p>
          </table:table-cell>
          <table:table-cell table:formula="of:=[.I62]*[.I62]*4" office:value-type="float" office:value="56.0297434348163" calcext:value-type="float">
            <text:p>56.0297434348163</text:p>
          </table:table-cell>
          <table:table-cell table:number-columns-repeated="3"/>
        </table:table-row>
        <table:table-row table:style-name="ro1">
          <table:table-cell table:formula="of:=[.A62]" office:value-type="float" office:value="9" calcext:value-type="float">
            <text:p>9</text:p>
          </table:table-cell>
          <table:table-cell table:formula="of:=[.B62]+1" office:value-type="float" office:value="62" calcext:value-type="float">
            <text:p>62</text:p>
          </table:table-cell>
          <table:table-cell table:formula="of:=SQRT([.A63]*[.A63]+[.B63]*[.B63]-[.A63]*[.B63])" office:value-type="float" office:value="58.025856305616" calcext:value-type="float">
            <text:p>58.025856305616</text:p>
          </table:table-cell>
          <table:table-cell/>
          <table:table-cell table:formula="of:=[.C63]+[.A63]-[.B63]" office:value-type="float" office:value="5.02585630561603" calcext:value-type="float">
            <text:p>5.02585630561603</text:p>
          </table:table-cell>
          <table:table-cell table:formula="of:=[.C63]+[.B63]-[.A63]" office:value-type="float" office:value="111.025856305616" calcext:value-type="float">
            <text:p>111.025856305616</text:p>
          </table:table-cell>
          <table:table-cell table:formula="of:=[.A63]+[.B63]-[.C63]" office:value-type="float" office:value="12.974143694384" calcext:value-type="float">
            <text:p>12.974143694384</text:p>
          </table:table-cell>
          <table:table-cell table:formula="of:=[.A63]+[.B63]+[.C63]" office:value-type="float" office:value="129.025856305616" calcext:value-type="float">
            <text:p>129.025856305616</text:p>
          </table:table-cell>
          <table:table-cell table:formula="of:=SQRT([.E63]*[.F63]*[.G63]/[.H63])/2" office:value-type="float" office:value="3.74531267722873" calcext:value-type="float">
            <text:p>3.74531267722873</text:p>
          </table:table-cell>
          <table:table-cell table:formula="of:=[.I63]*2/SQRT(3)" office:value-type="float" office:value="4.32471456479466" calcext:value-type="float">
            <text:p>4.32471456479466</text:p>
          </table:table-cell>
          <table:table-cell table:formula="of:=[.I63]*[.I63]*4" office:value-type="float" office:value="56.1094682008411" calcext:value-type="float">
            <text:p>56.1094682008411</text:p>
          </table:table-cell>
          <table:table-cell table:number-columns-repeated="3"/>
        </table:table-row>
        <table:table-row table:style-name="ro1">
          <table:table-cell table:formula="of:=[.A63]" office:value-type="float" office:value="9" calcext:value-type="float">
            <text:p>9</text:p>
          </table:table-cell>
          <table:table-cell table:formula="of:=[.B63]+1" office:value-type="float" office:value="63" calcext:value-type="float">
            <text:p>63</text:p>
          </table:table-cell>
          <table:table-cell table:formula="of:=SQRT([.A64]*[.A64]+[.B64]*[.B64]-[.A64]*[.B64])" office:value-type="float" office:value="59.016946718718" calcext:value-type="float">
            <text:p>59.016946718718</text:p>
          </table:table-cell>
          <table:table-cell/>
          <table:table-cell table:formula="of:=[.C64]+[.A64]-[.B64]" office:value-type="float" office:value="5.016946718718" calcext:value-type="float">
            <text:p>5.016946718718</text:p>
          </table:table-cell>
          <table:table-cell table:formula="of:=[.C64]+[.B64]-[.A64]" office:value-type="float" office:value="113.016946718718" calcext:value-type="float">
            <text:p>113.016946718718</text:p>
          </table:table-cell>
          <table:table-cell table:formula="of:=[.A64]+[.B64]-[.C64]" office:value-type="float" office:value="12.983053281282" calcext:value-type="float">
            <text:p>12.983053281282</text:p>
          </table:table-cell>
          <table:table-cell table:formula="of:=[.A64]+[.B64]+[.C64]" office:value-type="float" office:value="131.016946718718" calcext:value-type="float">
            <text:p>131.016946718718</text:p>
          </table:table-cell>
          <table:table-cell table:formula="of:=SQRT([.E64]*[.F64]*[.G64]/[.H64])/2" office:value-type="float" office:value="3.74788465342571" calcext:value-type="float">
            <text:p>3.74788465342571</text:p>
          </table:table-cell>
          <table:table-cell table:formula="of:=[.I64]*2/SQRT(3)" office:value-type="float" office:value="4.327684427094" calcext:value-type="float">
            <text:p>4.327684427094</text:p>
          </table:table-cell>
          <table:table-cell table:formula="of:=[.I64]*[.I64]*4" office:value-type="float" office:value="56.1865575015357" calcext:value-type="float">
            <text:p>56.1865575015357</text:p>
          </table:table-cell>
          <table:table-cell table:number-columns-repeated="3"/>
        </table:table-row>
        <table:table-row table:style-name="ro1">
          <table:table-cell table:formula="of:=[.A64]" office:value-type="float" office:value="9" calcext:value-type="float">
            <text:p>9</text:p>
          </table:table-cell>
          <table:table-cell table:formula="of:=[.B64]+1" office:value-type="float" office:value="64" calcext:value-type="float">
            <text:p>64</text:p>
          </table:table-cell>
          <table:table-cell table:formula="of:=SQRT([.A65]*[.A65]+[.B65]*[.B65]-[.A65]*[.B65])" office:value-type="float" office:value="60.00833275471" calcext:value-type="float">
            <text:p>60.00833275471</text:p>
          </table:table-cell>
          <table:table-cell/>
          <table:table-cell table:formula="of:=[.C65]+[.A65]-[.B65]" office:value-type="float" office:value="5.00833275470998" calcext:value-type="float">
            <text:p>5.00833275470998</text:p>
          </table:table-cell>
          <table:table-cell table:formula="of:=[.C65]+[.B65]-[.A65]" office:value-type="float" office:value="115.00833275471" calcext:value-type="float">
            <text:p>115.00833275471</text:p>
          </table:table-cell>
          <table:table-cell table:formula="of:=[.A65]+[.B65]-[.C65]" office:value-type="float" office:value="12.99166724529" calcext:value-type="float">
            <text:p>12.99166724529</text:p>
          </table:table-cell>
          <table:table-cell table:formula="of:=[.A65]+[.B65]+[.C65]" office:value-type="float" office:value="133.00833275471" calcext:value-type="float">
            <text:p>133.00833275471</text:p>
          </table:table-cell>
          <table:table-cell table:formula="of:=SQRT([.E65]*[.F65]*[.G65]/[.H65])/2" office:value-type="float" office:value="3.75037129064511" calcext:value-type="float">
            <text:p>3.75037129064511</text:p>
          </table:table-cell>
          <table:table-cell table:formula="of:=[.I65]*2/SQRT(3)" office:value-type="float" office:value="4.33055574843" calcext:value-type="float">
            <text:p>4.33055574843</text:p>
          </table:table-cell>
          <table:table-cell table:formula="of:=[.I65]*[.I65]*4" office:value-type="float" office:value="56.2611392707803" calcext:value-type="float">
            <text:p>56.2611392707803</text:p>
          </table:table-cell>
          <table:table-cell table:number-columns-repeated="3"/>
        </table:table-row>
        <table:table-row table:style-name="ro1">
          <table:table-cell table:formula="of:=[.A65]" office:value-type="float" office:value="9" calcext:value-type="float">
            <text:p>9</text:p>
          </table:table-cell>
          <table:table-cell table:formula="of:=[.B65]+1" office:value-type="float" office:value="65" calcext:value-type="float">
            <text:p>65</text:p>
          </table:table-cell>
          <table:table-cell table:formula="of:=SQRT([.A66]*[.A66]+[.B66]*[.B66]-[.A66]*[.B66])" office:value-type="float" office:value="61" calcext:value-type="float">
            <text:p>61</text:p>
          </table:table-cell>
          <table:table-cell/>
          <table:table-cell table:formula="of:=[.C66]+[.A66]-[.B66]" office:value-type="float" office:value="5" calcext:value-type="float">
            <text:p>5</text:p>
          </table:table-cell>
          <table:table-cell table:formula="of:=[.C66]+[.B66]-[.A66]" office:value-type="float" office:value="117" calcext:value-type="float">
            <text:p>117</text:p>
          </table:table-cell>
          <table:table-cell table:formula="of:=[.A66]+[.B66]-[.C66]" office:value-type="float" office:value="13" calcext:value-type="float">
            <text:p>13</text:p>
          </table:table-cell>
          <table:table-cell table:formula="of:=[.A66]+[.B66]+[.C66]" office:value-type="float" office:value="135" calcext:value-type="float">
            <text:p>135</text:p>
          </table:table-cell>
          <table:table-cell table:formula="of:=SQRT([.E66]*[.F66]*[.G66]/[.H66])/2" office:value-type="float" office:value="3.75277674973257" calcext:value-type="float">
            <text:p>3.75277674973257</text:p>
          </table:table-cell>
          <table:table-cell table:formula="of:=[.I66]*2/SQRT(3)" office:value-type="float" office:value="4.33333333333333" calcext:value-type="float">
            <text:p>4.33333333333333</text:p>
          </table:table-cell>
          <table:table-cell table:formula="of:=[.I66]*[.I66]*4" office:value-type="float" office:value="56.3333333333333" calcext:value-type="float">
            <text:p>56.3333333333333</text:p>
          </table:table-cell>
          <table:table-cell table:number-columns-repeated="3"/>
        </table:table-row>
        <table:table-row table:style-name="ro1">
          <table:table-cell table:formula="of:=[.A66]" office:value-type="float" office:value="9" calcext:value-type="float">
            <text:p>9</text:p>
          </table:table-cell>
          <table:table-cell table:formula="of:=[.B66]+1" office:value-type="float" office:value="66" calcext:value-type="float">
            <text:p>66</text:p>
          </table:table-cell>
          <table:table-cell table:formula="of:=SQRT([.A67]*[.A67]+[.B67]*[.B67]-[.A67]*[.B67])" office:value-type="float" office:value="61.9919349593155" calcext:value-type="float">
            <text:p>61.9919349593155</text:p>
          </table:table-cell>
          <table:table-cell/>
          <table:table-cell table:formula="of:=[.C67]+[.A67]-[.B67]" office:value-type="float" office:value="4.99193495931547" calcext:value-type="float">
            <text:p>4.99193495931547</text:p>
          </table:table-cell>
          <table:table-cell table:formula="of:=[.C67]+[.B67]-[.A67]" office:value-type="float" office:value="118.991934959315" calcext:value-type="float">
            <text:p>118.991934959315</text:p>
          </table:table-cell>
          <table:table-cell table:formula="of:=[.A67]+[.B67]-[.C67]" office:value-type="float" office:value="13.0080650406845" calcext:value-type="float">
            <text:p>13.0080650406845</text:p>
          </table:table-cell>
          <table:table-cell table:formula="of:=[.A67]+[.B67]+[.C67]" office:value-type="float" office:value="136.991934959315" calcext:value-type="float">
            <text:p>136.991934959315</text:p>
          </table:table-cell>
          <table:table-cell table:formula="of:=SQRT([.E67]*[.F67]*[.G67]/[.H67])/2" office:value-type="float" office:value="3.75510492643769" calcext:value-type="float">
            <text:p>3.75510492643769</text:p>
          </table:table-cell>
          <table:table-cell table:formula="of:=[.I67]*2/SQRT(3)" office:value-type="float" office:value="4.33602168022818" calcext:value-type="float">
            <text:p>4.33602168022818</text:p>
          </table:table-cell>
          <table:table-cell table:formula="of:=[.I67]*[.I67]*4" office:value-type="float" office:value="56.4032520342263" calcext:value-type="float">
            <text:p>56.4032520342263</text:p>
          </table:table-cell>
          <table:table-cell table:number-columns-repeated="3"/>
        </table:table-row>
        <table:table-row table:style-name="ro1">
          <table:table-cell table:formula="of:=[.A67]" office:value-type="float" office:value="9" calcext:value-type="float">
            <text:p>9</text:p>
          </table:table-cell>
          <table:table-cell table:formula="of:=[.B67]+1" office:value-type="float" office:value="67" calcext:value-type="float">
            <text:p>67</text:p>
          </table:table-cell>
          <table:table-cell table:formula="of:=SQRT([.A68]*[.A68]+[.B68]*[.B68]-[.A68]*[.B68])" office:value-type="float" office:value="62.9841249839989" calcext:value-type="float">
            <text:p>62.9841249839989</text:p>
          </table:table-cell>
          <table:table-cell/>
          <table:table-cell table:formula="of:=[.C68]+[.A68]-[.B68]" office:value-type="float" office:value="4.98412498399895" calcext:value-type="float">
            <text:p>4.98412498399895</text:p>
          </table:table-cell>
          <table:table-cell table:formula="of:=[.C68]+[.B68]-[.A68]" office:value-type="float" office:value="120.984124983999" calcext:value-type="float">
            <text:p>120.984124983999</text:p>
          </table:table-cell>
          <table:table-cell table:formula="of:=[.A68]+[.B68]-[.C68]" office:value-type="float" office:value="13.0158750160011" calcext:value-type="float">
            <text:p>13.0158750160011</text:p>
          </table:table-cell>
          <table:table-cell table:formula="of:=[.A68]+[.B68]+[.C68]" office:value-type="float" office:value="138.984124983999" calcext:value-type="float">
            <text:p>138.984124983999</text:p>
          </table:table-cell>
          <table:table-cell table:formula="of:=SQRT([.E68]*[.F68]*[.G68]/[.H68])/2" office:value-type="float" office:value="3.75735947211337" calcext:value-type="float">
            <text:p>3.75735947211337</text:p>
          </table:table-cell>
          <table:table-cell table:formula="of:=[.I68]*2/SQRT(3)" office:value-type="float" office:value="4.33862500533369" calcext:value-type="float">
            <text:p>4.33862500533369</text:p>
          </table:table-cell>
          <table:table-cell table:formula="of:=[.I68]*[.I68]*4" office:value-type="float" office:value="56.4710008107203" calcext:value-type="float">
            <text:p>56.4710008107203</text:p>
          </table:table-cell>
          <table:table-cell table:number-columns-repeated="3"/>
        </table:table-row>
        <table:table-row table:style-name="ro1">
          <table:table-cell table:formula="of:=[.A68]" office:value-type="float" office:value="9" calcext:value-type="float">
            <text:p>9</text:p>
          </table:table-cell>
          <table:table-cell table:formula="of:=[.B68]+1" office:value-type="float" office:value="68" calcext:value-type="float">
            <text:p>68</text:p>
          </table:table-cell>
          <table:table-cell table:formula="of:=SQRT([.A69]*[.A69]+[.B69]*[.B69]-[.A69]*[.B69])" office:value-type="float" office:value="63.9765582068933" calcext:value-type="float">
            <text:p>63.9765582068933</text:p>
          </table:table-cell>
          <table:table-cell/>
          <table:table-cell table:formula="of:=[.C69]+[.A69]-[.B69]" office:value-type="float" office:value="4.97655820689326" calcext:value-type="float">
            <text:p>4.97655820689326</text:p>
          </table:table-cell>
          <table:table-cell table:formula="of:=[.C69]+[.B69]-[.A69]" office:value-type="float" office:value="122.976558206893" calcext:value-type="float">
            <text:p>122.976558206893</text:p>
          </table:table-cell>
          <table:table-cell table:formula="of:=[.A69]+[.B69]-[.C69]" office:value-type="float" office:value="13.0234417931067" calcext:value-type="float">
            <text:p>13.0234417931067</text:p>
          </table:table-cell>
          <table:table-cell table:formula="of:=[.A69]+[.B69]+[.C69]" office:value-type="float" office:value="140.976558206893" calcext:value-type="float">
            <text:p>140.976558206893</text:p>
          </table:table-cell>
          <table:table-cell table:formula="of:=SQRT([.E69]*[.F69]*[.G69]/[.H69])/2" office:value-type="float" office:value="3.75954381251281" calcext:value-type="float">
            <text:p>3.75954381251281</text:p>
          </table:table-cell>
          <table:table-cell table:formula="of:=[.I69]*2/SQRT(3)" office:value-type="float" office:value="4.34114726436892" calcext:value-type="float">
            <text:p>4.34114726436892</text:p>
          </table:table-cell>
          <table:table-cell table:formula="of:=[.I69]*[.I69]*4" office:value-type="float" office:value="56.5366787128133" calcext:value-type="float">
            <text:p>56.5366787128133</text:p>
          </table:table-cell>
          <table:table-cell table:number-columns-repeated="3"/>
        </table:table-row>
        <table:table-row table:style-name="ro1">
          <table:table-cell table:formula="of:=[.A69]" office:value-type="float" office:value="9" calcext:value-type="float">
            <text:p>9</text:p>
          </table:table-cell>
          <table:table-cell table:formula="of:=[.B69]+1" office:value-type="float" office:value="69" calcext:value-type="float">
            <text:p>69</text:p>
          </table:table-cell>
          <table:table-cell table:formula="of:=SQRT([.A70]*[.A70]+[.B70]*[.B70]-[.A70]*[.B70])" office:value-type="float" office:value="64.9692234831231" calcext:value-type="float">
            <text:p>64.9692234831231</text:p>
          </table:table-cell>
          <table:table-cell/>
          <table:table-cell table:formula="of:=[.C70]+[.A70]-[.B70]" office:value-type="float" office:value="4.96922348312314" calcext:value-type="float">
            <text:p>4.96922348312314</text:p>
          </table:table-cell>
          <table:table-cell table:formula="of:=[.C70]+[.B70]-[.A70]" office:value-type="float" office:value="124.969223483123" calcext:value-type="float">
            <text:p>124.969223483123</text:p>
          </table:table-cell>
          <table:table-cell table:formula="of:=[.A70]+[.B70]-[.C70]" office:value-type="float" office:value="13.0307765168769" calcext:value-type="float">
            <text:p>13.0307765168769</text:p>
          </table:table-cell>
          <table:table-cell table:formula="of:=[.A70]+[.B70]+[.C70]" office:value-type="float" office:value="142.969223483123" calcext:value-type="float">
            <text:p>142.969223483123</text:p>
          </table:table-cell>
          <table:table-cell table:formula="of:=SQRT([.E70]*[.F70]*[.G70]/[.H70])/2" office:value-type="float" office:value="3.76166116488435" calcext:value-type="float">
            <text:p>3.76166116488435</text:p>
          </table:table-cell>
          <table:table-cell table:formula="of:=[.I70]*2/SQRT(3)" office:value-type="float" office:value="4.34359217229229" calcext:value-type="float">
            <text:p>4.34359217229229</text:p>
          </table:table-cell>
          <table:table-cell table:formula="of:=[.I70]*[.I70]*4" office:value-type="float" office:value="56.6003788775964" calcext:value-type="float">
            <text:p>56.6003788775964</text:p>
          </table:table-cell>
          <table:table-cell table:number-columns-repeated="3"/>
        </table:table-row>
        <table:table-row table:style-name="ro1">
          <table:table-cell table:formula="of:=[.A70]" office:value-type="float" office:value="9" calcext:value-type="float">
            <text:p>9</text:p>
          </table:table-cell>
          <table:table-cell table:formula="of:=[.B70]+1" office:value-type="float" office:value="70" calcext:value-type="float">
            <text:p>70</text:p>
          </table:table-cell>
          <table:table-cell table:formula="of:=SQRT([.A71]*[.A71]+[.B71]*[.B71]-[.A71]*[.B71])" office:value-type="float" office:value="65.9621103361619" calcext:value-type="float">
            <text:p>65.9621103361619</text:p>
          </table:table-cell>
          <table:table-cell/>
          <table:table-cell table:formula="of:=[.C71]+[.A71]-[.B71]" office:value-type="float" office:value="4.96211033616193" calcext:value-type="float">
            <text:p>4.96211033616193</text:p>
          </table:table-cell>
          <table:table-cell table:formula="of:=[.C71]+[.B71]-[.A71]" office:value-type="float" office:value="126.962110336162" calcext:value-type="float">
            <text:p>126.962110336162</text:p>
          </table:table-cell>
          <table:table-cell table:formula="of:=[.A71]+[.B71]-[.C71]" office:value-type="float" office:value="13.0378896638381" calcext:value-type="float">
            <text:p>13.0378896638381</text:p>
          </table:table-cell>
          <table:table-cell table:formula="of:=[.A71]+[.B71]+[.C71]" office:value-type="float" office:value="144.962110336162" calcext:value-type="float">
            <text:p>144.962110336162</text:p>
          </table:table-cell>
          <table:table-cell table:formula="of:=SQRT([.E71]*[.F71]*[.G71]/[.H71])/2" office:value-type="float" office:value="3.76371455354078" calcext:value-type="float">
            <text:p>3.76371455354078</text:p>
          </table:table-cell>
          <table:table-cell table:formula="of:=[.I71]*2/SQRT(3)" office:value-type="float" office:value="4.34596322127936" calcext:value-type="float">
            <text:p>4.34596322127936</text:p>
          </table:table-cell>
          <table:table-cell table:formula="of:=[.I71]*[.I71]*4" office:value-type="float" office:value="56.6621889621386" calcext:value-type="float">
            <text:p>56.6621889621386</text:p>
          </table:table-cell>
          <table:table-cell table:number-columns-repeated="3"/>
        </table:table-row>
        <table:table-row table:style-name="ro1">
          <table:table-cell table:formula="of:=[.A71]" office:value-type="float" office:value="9" calcext:value-type="float">
            <text:p>9</text:p>
          </table:table-cell>
          <table:table-cell table:formula="of:=[.B71]+1" office:value-type="float" office:value="71" calcext:value-type="float">
            <text:p>71</text:p>
          </table:table-cell>
          <table:table-cell table:formula="of:=SQRT([.A72]*[.A72]+[.B72]*[.B72]-[.A72]*[.B72])" office:value-type="float" office:value="66.9552089086428" calcext:value-type="float">
            <text:p>66.9552089086428</text:p>
          </table:table-cell>
          <table:table-cell/>
          <table:table-cell table:formula="of:=[.C72]+[.A72]-[.B72]" office:value-type="float" office:value="4.9552089086428" calcext:value-type="float">
            <text:p>4.9552089086428</text:p>
          </table:table-cell>
          <table:table-cell table:formula="of:=[.C72]+[.B72]-[.A72]" office:value-type="float" office:value="128.955208908643" calcext:value-type="float">
            <text:p>128.955208908643</text:p>
          </table:table-cell>
          <table:table-cell table:formula="of:=[.A72]+[.B72]-[.C72]" office:value-type="float" office:value="13.0447910913572" calcext:value-type="float">
            <text:p>13.0447910913572</text:p>
          </table:table-cell>
          <table:table-cell table:formula="of:=[.A72]+[.B72]+[.C72]" office:value-type="float" office:value="146.955208908643" calcext:value-type="float">
            <text:p>146.955208908643</text:p>
          </table:table-cell>
          <table:table-cell table:formula="of:=SQRT([.E72]*[.F72]*[.G72]/[.H72])/2" office:value-type="float" office:value="3.76570682405876" calcext:value-type="float">
            <text:p>3.76570682405876</text:p>
          </table:table-cell>
          <table:table-cell table:formula="of:=[.I72]*2/SQRT(3)" office:value-type="float" office:value="4.34826369711907" calcext:value-type="float">
            <text:p>4.34826369711907</text:p>
          </table:table-cell>
          <table:table-cell table:formula="of:=[.I72]*[.I72]*4" office:value-type="float" office:value="56.7221915390508" calcext:value-type="float">
            <text:p>56.7221915390508</text:p>
          </table:table-cell>
          <table:table-cell table:number-columns-repeated="3"/>
        </table:table-row>
        <table:table-row table:style-name="ro1">
          <table:table-cell table:formula="of:=[.A72]" office:value-type="float" office:value="9" calcext:value-type="float">
            <text:p>9</text:p>
          </table:table-cell>
          <table:table-cell table:formula="of:=[.B72]+1" office:value-type="float" office:value="72" calcext:value-type="float">
            <text:p>72</text:p>
          </table:table-cell>
          <table:table-cell table:formula="of:=SQRT([.A73]*[.A73]+[.B73]*[.B73]-[.A73]*[.B73])" office:value-type="float" office:value="67.9485099174368" calcext:value-type="float">
            <text:p>67.9485099174368</text:p>
          </table:table-cell>
          <table:table-cell/>
          <table:table-cell table:formula="of:=[.C73]+[.A73]-[.B73]" office:value-type="float" office:value="4.94850991743675" calcext:value-type="float">
            <text:p>4.94850991743675</text:p>
          </table:table-cell>
          <table:table-cell table:formula="of:=[.C73]+[.B73]-[.A73]" office:value-type="float" office:value="130.948509917437" calcext:value-type="float">
            <text:p>130.948509917437</text:p>
          </table:table-cell>
          <table:table-cell table:formula="of:=[.A73]+[.B73]-[.C73]" office:value-type="float" office:value="13.0514900825632" calcext:value-type="float">
            <text:p>13.0514900825632</text:p>
          </table:table-cell>
          <table:table-cell table:formula="of:=[.A73]+[.B73]+[.C73]" office:value-type="float" office:value="148.948509917437" calcext:value-type="float">
            <text:p>148.948509917437</text:p>
          </table:table-cell>
          <table:table-cell table:formula="of:=SQRT([.E73]*[.F73]*[.G73]/[.H73])/2" office:value-type="float" office:value="3.76764065624681" calcext:value-type="float">
            <text:p>3.76764065624681</text:p>
          </table:table-cell>
          <table:table-cell table:formula="of:=[.I73]*2/SQRT(3)" office:value-type="float" office:value="4.35049669418775" calcext:value-type="float">
            <text:p>4.35049669418775</text:p>
          </table:table-cell>
          <table:table-cell table:formula="of:=[.I73]*[.I73]*4" office:value-type="float" office:value="56.7804644584157" calcext:value-type="float">
            <text:p>56.7804644584157</text:p>
          </table:table-cell>
          <table:table-cell table:number-columns-repeated="3"/>
        </table:table-row>
        <table:table-row table:style-name="ro1">
          <table:table-cell table:formula="of:=[.A73]" office:value-type="float" office:value="9" calcext:value-type="float">
            <text:p>9</text:p>
          </table:table-cell>
          <table:table-cell table:formula="of:=[.B73]+1" office:value-type="float" office:value="73" calcext:value-type="float">
            <text:p>73</text:p>
          </table:table-cell>
          <table:table-cell table:formula="of:=SQRT([.A74]*[.A74]+[.B74]*[.B74]-[.A74]*[.B74])" office:value-type="float" office:value="68.9420046125727" calcext:value-type="float">
            <text:p>68.9420046125727</text:p>
          </table:table-cell>
          <table:table-cell/>
          <table:table-cell table:formula="of:=[.C74]+[.A74]-[.B74]" office:value-type="float" office:value="4.94200461257273" calcext:value-type="float">
            <text:p>4.94200461257273</text:p>
          </table:table-cell>
          <table:table-cell table:formula="of:=[.C74]+[.B74]-[.A74]" office:value-type="float" office:value="132.942004612573" calcext:value-type="float">
            <text:p>132.942004612573</text:p>
          </table:table-cell>
          <table:table-cell table:formula="of:=[.A74]+[.B74]-[.C74]" office:value-type="float" office:value="13.0579953874273" calcext:value-type="float">
            <text:p>13.0579953874273</text:p>
          </table:table-cell>
          <table:table-cell table:formula="of:=[.A74]+[.B74]+[.C74]" office:value-type="float" office:value="150.942004612573" calcext:value-type="float">
            <text:p>150.942004612573</text:p>
          </table:table-cell>
          <table:table-cell table:formula="of:=SQRT([.E74]*[.F74]*[.G74]/[.H74])/2" office:value-type="float" office:value="3.76951857600401" calcext:value-type="float">
            <text:p>3.76951857600401</text:p>
          </table:table-cell>
          <table:table-cell table:formula="of:=[.I74]*2/SQRT(3)" office:value-type="float" office:value="4.35266512914242" calcext:value-type="float">
            <text:p>4.35266512914242</text:p>
          </table:table-cell>
          <table:table-cell table:formula="of:=[.I74]*[.I74]*4" office:value-type="float" office:value="56.8370811793572" calcext:value-type="float">
            <text:p>56.8370811793572</text:p>
          </table:table-cell>
          <table:table-cell table:number-columns-repeated="3"/>
        </table:table-row>
        <table:table-row table:style-name="ro1">
          <table:table-cell table:formula="of:=[.A74]" office:value-type="float" office:value="9" calcext:value-type="float">
            <text:p>9</text:p>
          </table:table-cell>
          <table:table-cell table:formula="of:=[.B74]+1" office:value-type="float" office:value="74" calcext:value-type="float">
            <text:p>74</text:p>
          </table:table-cell>
          <table:table-cell table:formula="of:=SQRT([.A75]*[.A75]+[.B75]*[.B75]-[.A75]*[.B75])" office:value-type="float" office:value="69.9356847396235" calcext:value-type="float">
            <text:p>69.9356847396235</text:p>
          </table:table-cell>
          <table:table-cell/>
          <table:table-cell table:formula="of:=[.C75]+[.A75]-[.B75]" office:value-type="float" office:value="4.93568473962345" calcext:value-type="float">
            <text:p>4.93568473962345</text:p>
          </table:table-cell>
          <table:table-cell table:formula="of:=[.C75]+[.B75]-[.A75]" office:value-type="float" office:value="134.935684739623" calcext:value-type="float">
            <text:p>134.935684739623</text:p>
          </table:table-cell>
          <table:table-cell table:formula="of:=[.A75]+[.B75]-[.C75]" office:value-type="float" office:value="13.0643152603765" calcext:value-type="float">
            <text:p>13.0643152603765</text:p>
          </table:table-cell>
          <table:table-cell table:formula="of:=[.A75]+[.B75]+[.C75]" office:value-type="float" office:value="152.935684739623" calcext:value-type="float">
            <text:p>152.935684739623</text:p>
          </table:table-cell>
          <table:table-cell table:formula="of:=SQRT([.E75]*[.F75]*[.G75]/[.H75])/2" office:value-type="float" office:value="3.77134296617827" calcext:value-type="float">
            <text:p>3.77134296617827</text:p>
          </table:table-cell>
          <table:table-cell table:formula="of:=[.I75]*2/SQRT(3)" office:value-type="float" office:value="4.35477175345885" calcext:value-type="float">
            <text:p>4.35477175345885</text:p>
          </table:table-cell>
          <table:table-cell table:formula="of:=[.I75]*[.I75]*4" office:value-type="float" office:value="56.8921110741693" calcext:value-type="float">
            <text:p>56.8921110741693</text:p>
          </table:table-cell>
          <table:table-cell table:number-columns-repeated="3"/>
        </table:table-row>
        <table:table-row table:style-name="ro1">
          <table:table-cell table:formula="of:=[.A75]" office:value-type="float" office:value="9" calcext:value-type="float">
            <text:p>9</text:p>
          </table:table-cell>
          <table:table-cell table:formula="of:=[.B75]+1" office:value-type="float" office:value="75" calcext:value-type="float">
            <text:p>75</text:p>
          </table:table-cell>
          <table:table-cell table:formula="of:=SQRT([.A76]*[.A76]+[.B76]*[.B76]-[.A76]*[.B76])" office:value-type="float" office:value="70.9295425052213" calcext:value-type="float">
            <text:p>70.9295425052213</text:p>
          </table:table-cell>
          <table:table-cell/>
          <table:table-cell table:formula="of:=[.C76]+[.A76]-[.B76]" office:value-type="float" office:value="4.92954250522134" calcext:value-type="float">
            <text:p>4.92954250522134</text:p>
          </table:table-cell>
          <table:table-cell table:formula="of:=[.C76]+[.B76]-[.A76]" office:value-type="float" office:value="136.929542505221" calcext:value-type="float">
            <text:p>136.929542505221</text:p>
          </table:table-cell>
          <table:table-cell table:formula="of:=[.A76]+[.B76]-[.C76]" office:value-type="float" office:value="13.0704574947787" calcext:value-type="float">
            <text:p>13.0704574947787</text:p>
          </table:table-cell>
          <table:table-cell table:formula="of:=[.A76]+[.B76]+[.C76]" office:value-type="float" office:value="154.929542505221" calcext:value-type="float">
            <text:p>154.929542505221</text:p>
          </table:table-cell>
          <table:table-cell table:formula="of:=SQRT([.E76]*[.F76]*[.G76]/[.H76])/2" office:value-type="float" office:value="3.77311607652101" calcext:value-type="float">
            <text:p>3.77311607652101</text:p>
          </table:table-cell>
          <table:table-cell table:formula="of:=[.I76]*2/SQRT(3)" office:value-type="float" office:value="4.35681916492622" calcext:value-type="float">
            <text:p>4.35681916492622</text:p>
          </table:table-cell>
          <table:table-cell table:formula="of:=[.I76]*[.I76]*4" office:value-type="float" office:value="56.9456197076053" calcext:value-type="float">
            <text:p>56.9456197076053</text:p>
          </table:table-cell>
          <table:table-cell table:number-columns-repeated="3"/>
        </table:table-row>
        <table:table-row table:style-name="ro1">
          <table:table-cell table:formula="of:=[.A76]" office:value-type="float" office:value="9" calcext:value-type="float">
            <text:p>9</text:p>
          </table:table-cell>
          <table:table-cell table:formula="of:=[.B76]+1" office:value-type="float" office:value="76" calcext:value-type="float">
            <text:p>76</text:p>
          </table:table-cell>
          <table:table-cell table:formula="of:=SQRT([.A77]*[.A77]+[.B77]*[.B77]-[.A77]*[.B77])" office:value-type="float" office:value="71.9235705454061" calcext:value-type="float">
            <text:p>71.9235705454061</text:p>
          </table:table-cell>
          <table:table-cell/>
          <table:table-cell table:formula="of:=[.C77]+[.A77]-[.B77]" office:value-type="float" office:value="4.92357054540605" calcext:value-type="float">
            <text:p>4.92357054540605</text:p>
          </table:table-cell>
          <table:table-cell table:formula="of:=[.C77]+[.B77]-[.A77]" office:value-type="float" office:value="138.923570545406" calcext:value-type="float">
            <text:p>138.923570545406</text:p>
          </table:table-cell>
          <table:table-cell table:formula="of:=[.A77]+[.B77]-[.C77]" office:value-type="float" office:value="13.076429454594" calcext:value-type="float">
            <text:p>13.076429454594</text:p>
          </table:table-cell>
          <table:table-cell table:formula="of:=[.A77]+[.B77]+[.C77]" office:value-type="float" office:value="156.923570545406" calcext:value-type="float">
            <text:p>156.923570545406</text:p>
          </table:table-cell>
          <table:table-cell table:formula="of:=SQRT([.E77]*[.F77]*[.G77]/[.H77])/2" office:value-type="float" office:value="3.77484003282449" calcext:value-type="float">
            <text:p>3.77484003282449</text:p>
          </table:table-cell>
          <table:table-cell table:formula="of:=[.I77]*2/SQRT(3)" office:value-type="float" office:value="4.35880981819799" calcext:value-type="float">
            <text:p>4.35880981819799</text:p>
          </table:table-cell>
          <table:table-cell table:formula="of:=[.I77]*[.I77]*4" office:value-type="float" office:value="56.9976690936575" calcext:value-type="float">
            <text:p>56.9976690936575</text:p>
          </table:table-cell>
          <table:table-cell table:number-columns-repeated="3"/>
        </table:table-row>
        <table:table-row table:style-name="ro1">
          <table:table-cell table:formula="of:=[.A77]" office:value-type="float" office:value="9" calcext:value-type="float">
            <text:p>9</text:p>
          </table:table-cell>
          <table:table-cell table:formula="of:=[.B77]+1" office:value-type="float" office:value="77" calcext:value-type="float">
            <text:p>77</text:p>
          </table:table-cell>
          <table:table-cell table:formula="of:=SQRT([.A78]*[.A78]+[.B78]*[.B78]-[.A78]*[.B78])" office:value-type="float" office:value="72.9177618965366" calcext:value-type="float">
            <text:p>72.9177618965366</text:p>
          </table:table-cell>
          <table:table-cell/>
          <table:table-cell table:formula="of:=[.C78]+[.A78]-[.B78]" office:value-type="float" office:value="4.91776189653656" calcext:value-type="float">
            <text:p>4.91776189653656</text:p>
          </table:table-cell>
          <table:table-cell table:formula="of:=[.C78]+[.B78]-[.A78]" office:value-type="float" office:value="140.917761896537" calcext:value-type="float">
            <text:p>140.917761896537</text:p>
          </table:table-cell>
          <table:table-cell table:formula="of:=[.A78]+[.B78]-[.C78]" office:value-type="float" office:value="13.0822381034634" calcext:value-type="float">
            <text:p>13.0822381034634</text:p>
          </table:table-cell>
          <table:table-cell table:formula="of:=[.A78]+[.B78]+[.C78]" office:value-type="float" office:value="158.917761896537" calcext:value-type="float">
            <text:p>158.917761896537</text:p>
          </table:table-cell>
          <table:table-cell table:formula="of:=SQRT([.E78]*[.F78]*[.G78]/[.H78])/2" office:value-type="float" office:value="3.77651684531869" calcext:value-type="float">
            <text:p>3.77651684531869</text:p>
          </table:table-cell>
          <table:table-cell table:formula="of:=[.I78]*2/SQRT(3)" office:value-type="float" office:value="4.36074603448781" calcext:value-type="float">
            <text:p>4.36074603448781</text:p>
          </table:table-cell>
          <table:table-cell table:formula="of:=[.I78]*[.I78]*4" office:value-type="float" office:value="57.0483179319035" calcext:value-type="float">
            <text:p>57.0483179319035</text:p>
          </table:table-cell>
          <table:table-cell table:number-columns-repeated="3"/>
        </table:table-row>
        <table:table-row table:style-name="ro1">
          <table:table-cell table:formula="of:=[.A78]" office:value-type="float" office:value="9" calcext:value-type="float">
            <text:p>9</text:p>
          </table:table-cell>
          <table:table-cell table:formula="of:=[.B78]+1" office:value-type="float" office:value="78" calcext:value-type="float">
            <text:p>78</text:p>
          </table:table-cell>
          <table:table-cell table:formula="of:=SQRT([.A79]*[.A79]+[.B79]*[.B79]-[.A79]*[.B79])" office:value-type="float" office:value="73.9121099685295" calcext:value-type="float">
            <text:p>73.9121099685295</text:p>
          </table:table-cell>
          <table:table-cell/>
          <table:table-cell table:formula="of:=[.C79]+[.A79]-[.B79]" office:value-type="float" office:value="4.91210996852952" calcext:value-type="float">
            <text:p>4.91210996852952</text:p>
          </table:table-cell>
          <table:table-cell table:formula="of:=[.C79]+[.B79]-[.A79]" office:value-type="float" office:value="142.91210996853" calcext:value-type="float">
            <text:p>142.91210996853</text:p>
          </table:table-cell>
          <table:table-cell table:formula="of:=[.A79]+[.B79]-[.C79]" office:value-type="float" office:value="13.0878900314705" calcext:value-type="float">
            <text:p>13.0878900314705</text:p>
          </table:table-cell>
          <table:table-cell table:formula="of:=[.A79]+[.B79]+[.C79]" office:value-type="float" office:value="160.91210996853" calcext:value-type="float">
            <text:p>160.91210996853</text:p>
          </table:table-cell>
          <table:table-cell table:formula="of:=SQRT([.E79]*[.F79]*[.G79]/[.H79])/2" office:value-type="float" office:value="3.77814841639685" calcext:value-type="float">
            <text:p>3.77814841639685</text:p>
          </table:table-cell>
          <table:table-cell table:formula="of:=[.I79]*2/SQRT(3)" office:value-type="float" office:value="4.36263001049016" calcext:value-type="float">
            <text:p>4.36263001049016</text:p>
          </table:table-cell>
          <table:table-cell table:formula="of:=[.I79]*[.I79]*4" office:value-type="float" office:value="57.0976218252882" calcext:value-type="float">
            <text:p>57.0976218252882</text:p>
          </table:table-cell>
          <table:table-cell table:number-columns-repeated="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table:formula="of:=[.B79]+1" office:value-type="float" office:value="79" calcext:value-type="float">
            <text:p>79</text:p>
          </table:table-cell>
          <table:table-cell table:formula="of:=SQRT([.A80]*[.A80]+[.B80]*[.B80]-[.A80]*[.B80])" office:value-type="float" office:value="74.90660852021" calcext:value-type="float">
            <text:p>74.90660852021</text:p>
          </table:table-cell>
          <table:table-cell/>
          <table:table-cell table:formula="of:=[.C80]+[.A80]-[.B80]" office:value-type="float" office:value="4.90660852021001" calcext:value-type="float">
            <text:p>4.90660852021001</text:p>
          </table:table-cell>
          <table:table-cell table:formula="of:=[.C80]+[.B80]-[.A80]" office:value-type="float" office:value="144.90660852021" calcext:value-type="float">
            <text:p>144.90660852021</text:p>
          </table:table-cell>
          <table:table-cell table:formula="of:=[.A80]+[.B80]-[.C80]" office:value-type="float" office:value="13.09339147979" calcext:value-type="float">
            <text:p>13.09339147979</text:p>
          </table:table-cell>
          <table:table-cell table:formula="of:=[.A80]+[.B80]+[.C80]" office:value-type="float" office:value="162.90660852021" calcext:value-type="float">
            <text:p>162.90660852021</text:p>
          </table:table-cell>
          <table:table-cell table:formula="of:=SQRT([.E80]*[.F80]*[.G80]/[.H80])/2" office:value-type="float" office:value="3.77973654773095" calcext:value-type="float">
            <text:p>3.77973654773095</text:p>
          </table:table-cell>
          <table:table-cell table:formula="of:=[.I80]*2/SQRT(3)" office:value-type="float" office:value="4.36446382659666" calcext:value-type="float">
            <text:p>4.36446382659666</text:p>
          </table:table-cell>
          <table:table-cell table:formula="of:=[.I80]*[.I80]*4" office:value-type="float" office:value="57.1456334810123" calcext:value-type="float">
            <text:p>57.1456334810123</text:p>
          </table:table-cell>
          <table:table-cell table:number-columns-repeated="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table:formula="of:=[.B80]+1" office:value-type="float" office:value="80" calcext:value-type="float">
            <text:p>80</text:p>
          </table:table-cell>
          <table:table-cell table:formula="of:=SQRT([.A81]*[.A81]+[.B81]*[.B81]-[.A81]*[.B81])" office:value-type="float" office:value="75.9012516365837" calcext:value-type="float">
            <text:p>75.9012516365837</text:p>
          </table:table-cell>
          <table:table-cell/>
          <table:table-cell table:formula="of:=[.C81]+[.A81]-[.B81]" office:value-type="float" office:value="4.90125163658369" calcext:value-type="float">
            <text:p>4.90125163658369</text:p>
          </table:table-cell>
          <table:table-cell table:formula="of:=[.C81]+[.B81]-[.A81]" office:value-type="float" office:value="146.901251636584" calcext:value-type="float">
            <text:p>146.901251636584</text:p>
          </table:table-cell>
          <table:table-cell table:formula="of:=[.A81]+[.B81]-[.C81]" office:value-type="float" office:value="13.0987483634163" calcext:value-type="float">
            <text:p>13.0987483634163</text:p>
          </table:table-cell>
          <table:table-cell table:formula="of:=[.A81]+[.B81]+[.C81]" office:value-type="float" office:value="164.901251636584" calcext:value-type="float">
            <text:p>164.901251636584</text:p>
          </table:table-cell>
          <table:table-cell table:formula="of:=SQRT([.E81]*[.F81]*[.G81]/[.H81])/2" office:value-type="float" office:value="3.78128294683278" calcext:value-type="float">
            <text:p>3.78128294683278</text:p>
          </table:table-cell>
          <table:table-cell table:formula="of:=[.I81]*2/SQRT(3)" office:value-type="float" office:value="4.3662494544721" calcext:value-type="float">
            <text:p>4.3662494544721</text:p>
          </table:table-cell>
          <table:table-cell table:formula="of:=[.I81]*[.I81]*4" office:value-type="float" office:value="57.1924028960337" calcext:value-type="float">
            <text:p>57.1924028960337</text:p>
          </table:table-cell>
          <table:table-cell table:number-columns-repeated="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table:formula="of:=[.B81]+1" office:value-type="float" office:value="81" calcext:value-type="float">
            <text:p>81</text:p>
          </table:table-cell>
          <table:table-cell table:formula="of:=SQRT([.A82]*[.A82]+[.B82]*[.B82]-[.A82]*[.B82])" office:value-type="float" office:value="76.8960337078578" calcext:value-type="float">
            <text:p>76.8960337078578</text:p>
          </table:table-cell>
          <table:table-cell/>
          <table:table-cell table:formula="of:=[.C82]+[.A82]-[.B82]" office:value-type="float" office:value="4.89603370785778" calcext:value-type="float">
            <text:p>4.89603370785778</text:p>
          </table:table-cell>
          <table:table-cell table:formula="of:=[.C82]+[.B82]-[.A82]" office:value-type="float" office:value="148.896033707858" calcext:value-type="float">
            <text:p>148.896033707858</text:p>
          </table:table-cell>
          <table:table-cell table:formula="of:=[.A82]+[.B82]-[.C82]" office:value-type="float" office:value="13.1039662921422" calcext:value-type="float">
            <text:p>13.1039662921422</text:p>
          </table:table-cell>
          <table:table-cell table:formula="of:=[.A82]+[.B82]+[.C82]" office:value-type="float" office:value="166.896033707858" calcext:value-type="float">
            <text:p>166.896033707858</text:p>
          </table:table-cell>
          <table:table-cell table:formula="of:=SQRT([.E82]*[.F82]*[.G82]/[.H82])/2" office:value-type="float" office:value="3.78278923311005" calcext:value-type="float">
            <text:p>3.78278923311005</text:p>
          </table:table-cell>
          <table:table-cell table:formula="of:=[.I82]*2/SQRT(3)" office:value-type="float" office:value="4.36798876404741" calcext:value-type="float">
            <text:p>4.36798876404741</text:p>
          </table:table-cell>
          <table:table-cell table:formula="of:=[.I82]*[.I82]*4" office:value-type="float" office:value="57.2379775285332" calcext:value-type="float">
            <text:p>57.2379775285332</text:p>
          </table:table-cell>
          <table:table-cell table:number-columns-repeated="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table:formula="of:=[.B82]+1" office:value-type="float" office:value="82" calcext:value-type="float">
            <text:p>82</text:p>
          </table:table-cell>
          <table:table-cell table:formula="of:=SQRT([.A83]*[.A83]+[.B83]*[.B83]-[.A83]*[.B83])" office:value-type="float" office:value="77.8909494100566" calcext:value-type="float">
            <text:p>77.8909494100566</text:p>
          </table:table-cell>
          <table:table-cell/>
          <table:table-cell table:formula="of:=[.C83]+[.A83]-[.B83]" office:value-type="float" office:value="4.89094941005662" calcext:value-type="float">
            <text:p>4.89094941005662</text:p>
          </table:table-cell>
          <table:table-cell table:formula="of:=[.C83]+[.B83]-[.A83]" office:value-type="float" office:value="150.890949410057" calcext:value-type="float">
            <text:p>150.890949410057</text:p>
          </table:table-cell>
          <table:table-cell table:formula="of:=[.A83]+[.B83]-[.C83]" office:value-type="float" office:value="13.1090505899434" calcext:value-type="float">
            <text:p>13.1090505899434</text:p>
          </table:table-cell>
          <table:table-cell table:formula="of:=[.A83]+[.B83]+[.C83]" office:value-type="float" office:value="168.890949410057" calcext:value-type="float">
            <text:p>168.890949410057</text:p>
          </table:table-cell>
          <table:table-cell table:formula="of:=SQRT([.E83]*[.F83]*[.G83]/[.H83])/2" office:value-type="float" office:value="3.78425694346212" calcext:value-type="float">
            <text:p>3.78425694346212</text:p>
          </table:table-cell>
          <table:table-cell table:formula="of:=[.I83]*2/SQRT(3)" office:value-type="float" office:value="4.36968352998113" calcext:value-type="float">
            <text:p>4.36968352998113</text:p>
          </table:table-cell>
          <table:table-cell table:formula="of:=[.I83]*[.I83]*4" office:value-type="float" office:value="57.2824024565649" calcext:value-type="float">
            <text:p>57.2824024565649</text:p>
          </table:table-cell>
          <table:table-cell table:number-columns-repeated="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table:formula="of:=[.B83]+1" office:value-type="float" office:value="83" calcext:value-type="float">
            <text:p>83</text:p>
          </table:table-cell>
          <table:table-cell table:formula="of:=SQRT([.A84]*[.A84]+[.B84]*[.B84]-[.A84]*[.B84])" office:value-type="float" office:value="78.8859936870925" calcext:value-type="float">
            <text:p>78.8859936870925</text:p>
          </table:table-cell>
          <table:table-cell/>
          <table:table-cell table:formula="of:=[.C84]+[.A84]-[.B84]" office:value-type="float" office:value="4.88599368709251" calcext:value-type="float">
            <text:p>4.88599368709251</text:p>
          </table:table-cell>
          <table:table-cell table:formula="of:=[.C84]+[.B84]-[.A84]" office:value-type="float" office:value="152.885993687093" calcext:value-type="float">
            <text:p>152.885993687093</text:p>
          </table:table-cell>
          <table:table-cell table:formula="of:=[.A84]+[.B84]-[.C84]" office:value-type="float" office:value="13.1140063129075" calcext:value-type="float">
            <text:p>13.1140063129075</text:p>
          </table:table-cell>
          <table:table-cell table:formula="of:=[.A84]+[.B84]+[.C84]" office:value-type="float" office:value="170.885993687093" calcext:value-type="float">
            <text:p>170.885993687093</text:p>
          </table:table-cell>
          <table:table-cell table:formula="of:=SQRT([.E84]*[.F84]*[.G84]/[.H84])/2" office:value-type="float" office:value="3.78568753745579" calcext:value-type="float">
            <text:p>3.78568753745579</text:p>
          </table:table-cell>
          <table:table-cell table:formula="of:=[.I84]*2/SQRT(3)" office:value-type="float" office:value="4.37133543763583" calcext:value-type="float">
            <text:p>4.37133543763583</text:p>
          </table:table-cell>
          <table:table-cell table:formula="of:=[.I84]*[.I84]*4" office:value-type="float" office:value="57.3257205249924" calcext:value-type="float">
            <text:p>57.3257205249924</text:p>
          </table:table-cell>
          <table:table-cell table:number-columns-repeated="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table:formula="of:=[.B84]+1" office:value-type="float" office:value="84" calcext:value-type="float">
            <text:p>84</text:p>
          </table:table-cell>
          <table:table-cell table:formula="of:=SQRT([.A85]*[.A85]+[.B85]*[.B85]-[.A85]*[.B85])" office:value-type="float" office:value="79.8811617341661" calcext:value-type="float">
            <text:p>79.8811617341661</text:p>
          </table:table-cell>
          <table:table-cell/>
          <table:table-cell table:formula="of:=[.C85]+[.A85]-[.B85]" office:value-type="float" office:value="4.88116173416609" calcext:value-type="float">
            <text:p>4.88116173416609</text:p>
          </table:table-cell>
          <table:table-cell table:formula="of:=[.C85]+[.B85]-[.A85]" office:value-type="float" office:value="154.881161734166" calcext:value-type="float">
            <text:p>154.881161734166</text:p>
          </table:table-cell>
          <table:table-cell table:formula="of:=[.A85]+[.B85]-[.C85]" office:value-type="float" office:value="13.1188382658339" calcext:value-type="float">
            <text:p>13.1188382658339</text:p>
          </table:table-cell>
          <table:table-cell table:formula="of:=[.A85]+[.B85]+[.C85]" office:value-type="float" office:value="172.881161734166" calcext:value-type="float">
            <text:p>172.881161734166</text:p>
          </table:table-cell>
          <table:table-cell table:formula="of:=SQRT([.E85]*[.F85]*[.G85]/[.H85])/2" office:value-type="float" office:value="3.78708240211719" calcext:value-type="float">
            <text:p>3.78708240211719</text:p>
          </table:table-cell>
          <table:table-cell table:formula="of:=[.I85]*2/SQRT(3)" office:value-type="float" office:value="4.37294608861131" calcext:value-type="float">
            <text:p>4.37294608861131</text:p>
          </table:table-cell>
          <table:table-cell table:formula="of:=[.I85]*[.I85]*4" office:value-type="float" office:value="57.3679724817027" calcext:value-type="float">
            <text:p>57.3679724817027</text:p>
          </table:table-cell>
          <table:table-cell table:number-columns-repeated="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table:formula="of:=[.B85]+1" office:value-type="float" office:value="85" calcext:value-type="float">
            <text:p>85</text:p>
          </table:table-cell>
          <table:table-cell table:formula="of:=SQRT([.A86]*[.A86]+[.B86]*[.B86]-[.A86]*[.B86])" office:value-type="float" office:value="80.876448982383" calcext:value-type="float">
            <text:p>80.876448982383</text:p>
          </table:table-cell>
          <table:table-cell/>
          <table:table-cell table:formula="of:=[.C86]+[.A86]-[.B86]" office:value-type="float" office:value="4.876448982383" calcext:value-type="float">
            <text:p>4.876448982383</text:p>
          </table:table-cell>
          <table:table-cell table:formula="of:=[.C86]+[.B86]-[.A86]" office:value-type="float" office:value="156.876448982383" calcext:value-type="float">
            <text:p>156.876448982383</text:p>
          </table:table-cell>
          <table:table-cell table:formula="of:=[.A86]+[.B86]-[.C86]" office:value-type="float" office:value="13.123551017617" calcext:value-type="float">
            <text:p>13.123551017617</text:p>
          </table:table-cell>
          <table:table-cell table:formula="of:=[.A86]+[.B86]+[.C86]" office:value-type="float" office:value="174.876448982383" calcext:value-type="float">
            <text:p>174.876448982383</text:p>
          </table:table-cell>
          <table:table-cell table:formula="of:=SQRT([.E86]*[.F86]*[.G86]/[.H86])/2" office:value-type="float" office:value="3.78844285637248" calcext:value-type="float">
            <text:p>3.78844285637248</text:p>
          </table:table-cell>
          <table:table-cell table:formula="of:=[.I86]*2/SQRT(3)" office:value-type="float" office:value="4.37451700587233" calcext:value-type="float">
            <text:p>4.37451700587233</text:p>
          </table:table-cell>
          <table:table-cell table:formula="of:=[.I86]*[.I86]*4" office:value-type="float" office:value="57.4091971039987" calcext:value-type="float">
            <text:p>57.4091971039987</text:p>
          </table:table-cell>
          <table:table-cell table:number-columns-repeated="3"/>
        </table:table-row>
        <table:table-row table:style-name="ro1">
          <table:table-cell table:formula="of:=[.A86]" office:value-type="float" office:value="9" calcext:value-type="float">
            <text:p>9</text:p>
          </table:table-cell>
          <table:table-cell table:formula="of:=[.B86]+1" office:value-type="float" office:value="86" calcext:value-type="float">
            <text:p>86</text:p>
          </table:table-cell>
          <table:table-cell table:formula="of:=SQRT([.A87]*[.A87]+[.B87]*[.B87]-[.A87]*[.B87])" office:value-type="float" office:value="81.8718510844845" calcext:value-type="float">
            <text:p>81.8718510844845</text:p>
          </table:table-cell>
          <table:table-cell/>
          <table:table-cell table:formula="of:=[.C87]+[.A87]-[.B87]" office:value-type="float" office:value="4.87185108448446" calcext:value-type="float">
            <text:p>4.87185108448446</text:p>
          </table:table-cell>
          <table:table-cell table:formula="of:=[.C87]+[.B87]-[.A87]" office:value-type="float" office:value="158.871851084484" calcext:value-type="float">
            <text:p>158.871851084484</text:p>
          </table:table-cell>
          <table:table-cell table:formula="of:=[.A87]+[.B87]-[.C87]" office:value-type="float" office:value="13.1281489155155" calcext:value-type="float">
            <text:p>13.1281489155155</text:p>
          </table:table-cell>
          <table:table-cell table:formula="of:=[.A87]+[.B87]+[.C87]" office:value-type="float" office:value="176.871851084484" calcext:value-type="float">
            <text:p>176.871851084484</text:p>
          </table:table-cell>
          <table:table-cell table:formula="of:=SQRT([.E87]*[.F87]*[.G87]/[.H87])/2" office:value-type="float" office:value="3.78977015516719" calcext:value-type="float">
            <text:p>3.78977015516719</text:p>
          </table:table-cell>
          <table:table-cell table:formula="of:=[.I87]*2/SQRT(3)" office:value-type="float" office:value="4.37604963850518" calcext:value-type="float">
            <text:p>4.37604963850518</text:p>
          </table:table-cell>
          <table:table-cell table:formula="of:=[.I87]*[.I87]*4" office:value-type="float" office:value="57.4494313159839" calcext:value-type="float">
            <text:p>57.4494313159839</text:p>
          </table:table-cell>
          <table:table-cell table:number-columns-repeated="3"/>
        </table:table-row>
        <table:table-row table:style-name="ro1">
          <table:table-cell table:formula="of:=[.A87]" office:value-type="float" office:value="9" calcext:value-type="float">
            <text:p>9</text:p>
          </table:table-cell>
          <table:table-cell table:formula="of:=[.B87]+1" office:value-type="float" office:value="87" calcext:value-type="float">
            <text:p>87</text:p>
          </table:table-cell>
          <table:table-cell table:formula="of:=SQRT([.A88]*[.A88]+[.B88]*[.B88]-[.A88]*[.B88])" office:value-type="float" office:value="82.8673639015988" calcext:value-type="float">
            <text:p>82.8673639015988</text:p>
          </table:table-cell>
          <table:table-cell/>
          <table:table-cell table:formula="of:=[.C88]+[.A88]-[.B88]" office:value-type="float" office:value="4.86736390159881" calcext:value-type="float">
            <text:p>4.86736390159881</text:p>
          </table:table-cell>
          <table:table-cell table:formula="of:=[.C88]+[.B88]-[.A88]" office:value-type="float" office:value="160.867363901599" calcext:value-type="float">
            <text:p>160.867363901599</text:p>
          </table:table-cell>
          <table:table-cell table:formula="of:=[.A88]+[.B88]-[.C88]" office:value-type="float" office:value="13.1326360984012" calcext:value-type="float">
            <text:p>13.1326360984012</text:p>
          </table:table-cell>
          <table:table-cell table:formula="of:=[.A88]+[.B88]+[.C88]" office:value-type="float" office:value="178.867363901599" calcext:value-type="float">
            <text:p>178.867363901599</text:p>
          </table:table-cell>
          <table:table-cell table:formula="of:=SQRT([.E88]*[.F88]*[.G88]/[.H88])/2" office:value-type="float" office:value="3.79106549329067" calcext:value-type="float">
            <text:p>3.79106549329067</text:p>
          </table:table-cell>
          <table:table-cell table:formula="of:=[.I88]*2/SQRT(3)" office:value-type="float" office:value="4.37754536613374" calcext:value-type="float">
            <text:p>4.37754536613374</text:p>
          </table:table-cell>
          <table:table-cell table:formula="of:=[.I88]*[.I88]*4" office:value-type="float" office:value="57.4887102976768" calcext:value-type="float">
            <text:p>57.4887102976768</text:p>
          </table:table-cell>
          <table:table-cell table:number-columns-repeated="3"/>
        </table:table-row>
        <table:table-row table:style-name="ro1">
          <table:table-cell table:formula="of:=[.A88]" office:value-type="float" office:value="9" calcext:value-type="float">
            <text:p>9</text:p>
          </table:table-cell>
          <table:table-cell table:formula="of:=[.B88]+1" office:value-type="float" office:value="88" calcext:value-type="float">
            <text:p>88</text:p>
          </table:table-cell>
          <table:table-cell table:formula="of:=SQRT([.A89]*[.A89]+[.B89]*[.B89]-[.A89]*[.B89])" office:value-type="float" office:value="83.86298349093" calcext:value-type="float">
            <text:p>83.86298349093</text:p>
          </table:table-cell>
          <table:table-cell/>
          <table:table-cell table:formula="of:=[.C89]+[.A89]-[.B89]" office:value-type="float" office:value="4.86298349093002" calcext:value-type="float">
            <text:p>4.86298349093002</text:p>
          </table:table-cell>
          <table:table-cell table:formula="of:=[.C89]+[.B89]-[.A89]" office:value-type="float" office:value="162.86298349093" calcext:value-type="float">
            <text:p>162.86298349093</text:p>
          </table:table-cell>
          <table:table-cell table:formula="of:=[.A89]+[.B89]-[.C89]" office:value-type="float" office:value="13.13701650907" calcext:value-type="float">
            <text:p>13.13701650907</text:p>
          </table:table-cell>
          <table:table-cell table:formula="of:=[.A89]+[.B89]+[.C89]" office:value-type="float" office:value="180.86298349093" calcext:value-type="float">
            <text:p>180.86298349093</text:p>
          </table:table-cell>
          <table:table-cell table:formula="of:=SQRT([.E89]*[.F89]*[.G89]/[.H89])/2" office:value-type="float" office:value="3.79233000893006" calcext:value-type="float">
            <text:p>3.79233000893006</text:p>
          </table:table-cell>
          <table:table-cell table:formula="of:=[.I89]*2/SQRT(3)" office:value-type="float" office:value="4.37900550302333" calcext:value-type="float">
            <text:p>4.37900550302333</text:p>
          </table:table-cell>
          <table:table-cell table:formula="of:=[.I89]*[.I89]*4" office:value-type="float" office:value="57.5270675865259" calcext:value-type="float">
            <text:p>57.5270675865259</text:p>
          </table:table-cell>
          <table:table-cell table:number-columns-repeated="3"/>
        </table:table-row>
        <table:table-row table:style-name="ro1">
          <table:table-cell table:formula="of:=[.A89]" office:value-type="float" office:value="9" calcext:value-type="float">
            <text:p>9</text:p>
          </table:table-cell>
          <table:table-cell table:formula="of:=[.B89]+1" office:value-type="float" office:value="89" calcext:value-type="float">
            <text:p>89</text:p>
          </table:table-cell>
          <table:table-cell table:formula="of:=SQRT([.A90]*[.A90]+[.B90]*[.B90]-[.A90]*[.B90])" office:value-type="float" office:value="84.8587060943071" calcext:value-type="float">
            <text:p>84.8587060943071</text:p>
          </table:table-cell>
          <table:table-cell/>
          <table:table-cell table:formula="of:=[.C90]+[.A90]-[.B90]" office:value-type="float" office:value="4.85870609430714" calcext:value-type="float">
            <text:p>4.85870609430714</text:p>
          </table:table-cell>
          <table:table-cell table:formula="of:=[.C90]+[.B90]-[.A90]" office:value-type="float" office:value="164.858706094307" calcext:value-type="float">
            <text:p>164.858706094307</text:p>
          </table:table-cell>
          <table:table-cell table:formula="of:=[.A90]+[.B90]-[.C90]" office:value-type="float" office:value="13.1412939056929" calcext:value-type="float">
            <text:p>13.1412939056929</text:p>
          </table:table-cell>
          <table:table-cell table:formula="of:=[.A90]+[.B90]+[.C90]" office:value-type="float" office:value="182.858706094307" calcext:value-type="float">
            <text:p>182.858706094307</text:p>
          </table:table-cell>
          <table:table-cell table:formula="of:=SQRT([.E90]*[.F90]*[.G90]/[.H90])/2" office:value-type="float" office:value="3.79356478697588" calcext:value-type="float">
            <text:p>3.79356478697588</text:p>
          </table:table-cell>
          <table:table-cell table:formula="of:=[.I90]*2/SQRT(3)" office:value-type="float" office:value="4.38043130189762" calcext:value-type="float">
            <text:p>4.38043130189762</text:p>
          </table:table-cell>
          <table:table-cell table:formula="of:=[.I90]*[.I90]*4" office:value-type="float" office:value="57.5645351719334" calcext:value-type="float">
            <text:p>57.5645351719334</text:p>
          </table:table-cell>
          <table:table-cell table:number-columns-repeated="3"/>
        </table:table-row>
        <table:table-row table:style-name="ro1">
          <table:table-cell table:formula="of:=[.A90]" office:value-type="float" office:value="9" calcext:value-type="float">
            <text:p>9</text:p>
          </table:table-cell>
          <table:table-cell table:formula="of:=[.B90]+1" office:value-type="float" office:value="90" calcext:value-type="float">
            <text:p>90</text:p>
          </table:table-cell>
          <table:table-cell table:formula="of:=SQRT([.A91]*[.A91]+[.B91]*[.B91]-[.A91]*[.B91])" office:value-type="float" office:value="85.8545281275251" calcext:value-type="float">
            <text:p>85.8545281275251</text:p>
          </table:table-cell>
          <table:table-cell/>
          <table:table-cell table:formula="of:=[.C91]+[.A91]-[.B91]" office:value-type="float" office:value="4.85452812752511" calcext:value-type="float">
            <text:p>4.85452812752511</text:p>
          </table:table-cell>
          <table:table-cell table:formula="of:=[.C91]+[.B91]-[.A91]" office:value-type="float" office:value="166.854528127525" calcext:value-type="float">
            <text:p>166.854528127525</text:p>
          </table:table-cell>
          <table:table-cell table:formula="of:=[.A91]+[.B91]-[.C91]" office:value-type="float" office:value="13.1454718724749" calcext:value-type="float">
            <text:p>13.1454718724749</text:p>
          </table:table-cell>
          <table:table-cell table:formula="of:=[.A91]+[.B91]+[.C91]" office:value-type="float" office:value="184.854528127525" calcext:value-type="float">
            <text:p>184.854528127525</text:p>
          </table:table-cell>
          <table:table-cell table:formula="of:=SQRT([.E91]*[.F91]*[.G91]/[.H91])/2" office:value-type="float" office:value="3.79477086209902" calcext:value-type="float">
            <text:p>3.79477086209902</text:p>
          </table:table-cell>
          <table:table-cell table:formula="of:=[.I91]*2/SQRT(3)" office:value-type="float" office:value="4.38182395749163" calcext:value-type="float">
            <text:p>4.38182395749163</text:p>
          </table:table-cell>
          <table:table-cell table:formula="of:=[.I91]*[.I91]*4" office:value-type="float" office:value="57.6011435833429" calcext:value-type="float">
            <text:p>57.6011435833429</text:p>
          </table:table-cell>
          <table:table-cell table:number-columns-repeated="3"/>
        </table:table-row>
        <table:table-row table:style-name="ro1">
          <table:table-cell table:formula="of:=[.A91]" office:value-type="float" office:value="9" calcext:value-type="float">
            <text:p>9</text:p>
          </table:table-cell>
          <table:table-cell table:formula="of:=[.B91]+1" office:value-type="float" office:value="91" calcext:value-type="float">
            <text:p>91</text:p>
          </table:table-cell>
          <table:table-cell table:formula="of:=SQRT([.A92]*[.A92]+[.B92]*[.B92]-[.A92]*[.B92])" office:value-type="float" office:value="86.8504461704141" calcext:value-type="float">
            <text:p>86.8504461704141</text:p>
          </table:table-cell>
          <table:table-cell/>
          <table:table-cell table:formula="of:=[.C92]+[.A92]-[.B92]" office:value-type="float" office:value="4.85044617041412" calcext:value-type="float">
            <text:p>4.85044617041412</text:p>
          </table:table-cell>
          <table:table-cell table:formula="of:=[.C92]+[.B92]-[.A92]" office:value-type="float" office:value="168.850446170414" calcext:value-type="float">
            <text:p>168.850446170414</text:p>
          </table:table-cell>
          <table:table-cell table:formula="of:=[.A92]+[.B92]-[.C92]" office:value-type="float" office:value="13.1495538295859" calcext:value-type="float">
            <text:p>13.1495538295859</text:p>
          </table:table-cell>
          <table:table-cell table:formula="of:=[.A92]+[.B92]+[.C92]" office:value-type="float" office:value="186.850446170414" calcext:value-type="float">
            <text:p>186.850446170414</text:p>
          </table:table-cell>
          <table:table-cell table:formula="of:=SQRT([.E92]*[.F92]*[.G92]/[.H92])/2" office:value-type="float" office:value="3.79594922161744" calcext:value-type="float">
            <text:p>3.79594922161744</text:p>
          </table:table-cell>
          <table:table-cell table:formula="of:=[.I92]*2/SQRT(3)" office:value-type="float" office:value="4.38318460986196" calcext:value-type="float">
            <text:p>4.38318460986196</text:p>
          </table:table-cell>
          <table:table-cell table:formula="of:=[.I92]*[.I92]*4" office:value-type="float" office:value="57.6369219723923" calcext:value-type="float">
            <text:p>57.6369219723923</text:p>
          </table:table-cell>
          <table:table-cell table:number-columns-repeated="3"/>
        </table:table-row>
        <table:table-row table:style-name="ro1">
          <table:table-cell table:formula="of:=[.A92]" office:value-type="float" office:value="9" calcext:value-type="float">
            <text:p>9</text:p>
          </table:table-cell>
          <table:table-cell table:formula="of:=[.B92]+1" office:value-type="float" office:value="92" calcext:value-type="float">
            <text:p>92</text:p>
          </table:table-cell>
          <table:table-cell table:formula="of:=SQRT([.A93]*[.A93]+[.B93]*[.B93]-[.A93]*[.B93])" office:value-type="float" office:value="87.8464569575803" calcext:value-type="float">
            <text:p>87.8464569575803</text:p>
          </table:table-cell>
          <table:table-cell/>
          <table:table-cell table:formula="of:=[.C93]+[.A93]-[.B93]" office:value-type="float" office:value="4.84645695758026" calcext:value-type="float">
            <text:p>4.84645695758026</text:p>
          </table:table-cell>
          <table:table-cell table:formula="of:=[.C93]+[.B93]-[.A93]" office:value-type="float" office:value="170.84645695758" calcext:value-type="float">
            <text:p>170.84645695758</text:p>
          </table:table-cell>
          <table:table-cell table:formula="of:=[.A93]+[.B93]-[.C93]" office:value-type="float" office:value="13.1535430424197" calcext:value-type="float">
            <text:p>13.1535430424197</text:p>
          </table:table-cell>
          <table:table-cell table:formula="of:=[.A93]+[.B93]+[.C93]" office:value-type="float" office:value="188.84645695758" calcext:value-type="float">
            <text:p>188.84645695758</text:p>
          </table:table-cell>
          <table:table-cell table:formula="of:=SQRT([.E93]*[.F93]*[.G93]/[.H93])/2" office:value-type="float" office:value="3.79710080816919" calcext:value-type="float">
            <text:p>3.79710080816919</text:p>
          </table:table-cell>
          <table:table-cell table:formula="of:=[.I93]*2/SQRT(3)" office:value-type="float" office:value="4.38451434747325" calcext:value-type="float">
            <text:p>4.38451434747325</text:p>
          </table:table-cell>
          <table:table-cell table:formula="of:=[.I93]*[.I93]*4" office:value-type="float" office:value="57.6718981895964" calcext:value-type="float">
            <text:p>57.6718981895964</text:p>
          </table:table-cell>
          <table:table-cell table:number-columns-repeated="3"/>
        </table:table-row>
        <table:table-row table:style-name="ro1">
          <table:table-cell table:formula="of:=[.A93]" office:value-type="float" office:value="9" calcext:value-type="float">
            <text:p>9</text:p>
          </table:table-cell>
          <table:table-cell table:formula="of:=[.B93]+1" office:value-type="float" office:value="93" calcext:value-type="float">
            <text:p>93</text:p>
          </table:table-cell>
          <table:table-cell table:formula="of:=SQRT([.A94]*[.A94]+[.B94]*[.B94]-[.A94]*[.B94])" office:value-type="float" office:value="88.8425573697651" calcext:value-type="float">
            <text:p>88.8425573697651</text:p>
          </table:table-cell>
          <table:table-cell/>
          <table:table-cell table:formula="of:=[.C94]+[.A94]-[.B94]" office:value-type="float" office:value="4.84255736976509" calcext:value-type="float">
            <text:p>4.84255736976509</text:p>
          </table:table-cell>
          <table:table-cell table:formula="of:=[.C94]+[.B94]-[.A94]" office:value-type="float" office:value="172.842557369765" calcext:value-type="float">
            <text:p>172.842557369765</text:p>
          </table:table-cell>
          <table:table-cell table:formula="of:=[.A94]+[.B94]-[.C94]" office:value-type="float" office:value="13.1574426302349" calcext:value-type="float">
            <text:p>13.1574426302349</text:p>
          </table:table-cell>
          <table:table-cell table:formula="of:=[.A94]+[.B94]+[.C94]" office:value-type="float" office:value="190.842557369765" calcext:value-type="float">
            <text:p>190.842557369765</text:p>
          </table:table-cell>
          <table:table-cell table:formula="of:=SQRT([.E94]*[.F94]*[.G94]/[.H94])/2" office:value-type="float" office:value="3.7982265222066" calcext:value-type="float">
            <text:p>3.7982265222066</text:p>
          </table:table-cell>
          <table:table-cell table:formula="of:=[.I94]*2/SQRT(3)" office:value-type="float" office:value="4.38581421007831" calcext:value-type="float">
            <text:p>4.38581421007831</text:p>
          </table:table-cell>
          <table:table-cell table:formula="of:=[.I94]*[.I94]*4" office:value-type="float" office:value="57.7060988559744" calcext:value-type="float">
            <text:p>57.7060988559744</text:p>
          </table:table-cell>
          <table:table-cell table:number-columns-repeated="3"/>
        </table:table-row>
        <table:table-row table:style-name="ro1">
          <table:table-cell table:formula="of:=[.A94]" office:value-type="float" office:value="9" calcext:value-type="float">
            <text:p>9</text:p>
          </table:table-cell>
          <table:table-cell table:formula="of:=[.B94]+1" office:value-type="float" office:value="94" calcext:value-type="float">
            <text:p>94</text:p>
          </table:table-cell>
          <table:table-cell table:formula="of:=SQRT([.A95]*[.A95]+[.B95]*[.B95]-[.A95]*[.B95])" office:value-type="float" office:value="89.8387444257766" calcext:value-type="float">
            <text:p>89.8387444257766</text:p>
          </table:table-cell>
          <table:table-cell/>
          <table:table-cell table:formula="of:=[.C95]+[.A95]-[.B95]" office:value-type="float" office:value="4.83874442577657" calcext:value-type="float">
            <text:p>4.83874442577657</text:p>
          </table:table-cell>
          <table:table-cell table:formula="of:=[.C95]+[.B95]-[.A95]" office:value-type="float" office:value="174.838744425777" calcext:value-type="float">
            <text:p>174.838744425777</text:p>
          </table:table-cell>
          <table:table-cell table:formula="of:=[.A95]+[.B95]-[.C95]" office:value-type="float" office:value="13.1612555742234" calcext:value-type="float">
            <text:p>13.1612555742234</text:p>
          </table:table-cell>
          <table:table-cell table:formula="of:=[.A95]+[.B95]+[.C95]" office:value-type="float" office:value="192.838744425777" calcext:value-type="float">
            <text:p>192.838744425777</text:p>
          </table:table-cell>
          <table:table-cell table:formula="of:=SQRT([.E95]*[.F95]*[.G95]/[.H95])/2" office:value-type="float" office:value="3.79932722432568" calcext:value-type="float">
            <text:p>3.79932722432568</text:p>
          </table:table-cell>
          <table:table-cell table:formula="of:=[.I95]*2/SQRT(3)" office:value-type="float" office:value="4.38708519140781" calcext:value-type="float">
            <text:p>4.38708519140781</text:p>
          </table:table-cell>
          <table:table-cell table:formula="of:=[.I95]*[.I95]*4" office:value-type="float" office:value="57.7395494300092" calcext:value-type="float">
            <text:p>57.7395494300092</text:p>
          </table:table-cell>
          <table:table-cell table:number-columns-repeated="3"/>
        </table:table-row>
        <table:table-row table:style-name="ro1">
          <table:table-cell table:formula="of:=[.A95]" office:value-type="float" office:value="9" calcext:value-type="float">
            <text:p>9</text:p>
          </table:table-cell>
          <table:table-cell table:formula="of:=[.B95]+1" office:value-type="float" office:value="95" calcext:value-type="float">
            <text:p>95</text:p>
          </table:table-cell>
          <table:table-cell table:formula="of:=SQRT([.A96]*[.A96]+[.B96]*[.B96]-[.A96]*[.B96])" office:value-type="float" office:value="90.8350152749478" calcext:value-type="float">
            <text:p>90.8350152749478</text:p>
          </table:table-cell>
          <table:table-cell/>
          <table:table-cell table:formula="of:=[.C96]+[.A96]-[.B96]" office:value-type="float" office:value="4.83501527494779" calcext:value-type="float">
            <text:p>4.83501527494779</text:p>
          </table:table-cell>
          <table:table-cell table:formula="of:=[.C96]+[.B96]-[.A96]" office:value-type="float" office:value="176.835015274948" calcext:value-type="float">
            <text:p>176.835015274948</text:p>
          </table:table-cell>
          <table:table-cell table:formula="of:=[.A96]+[.B96]-[.C96]" office:value-type="float" office:value="13.1649847250522" calcext:value-type="float">
            <text:p>13.1649847250522</text:p>
          </table:table-cell>
          <table:table-cell table:formula="of:=[.A96]+[.B96]+[.C96]" office:value-type="float" office:value="194.835015274948" calcext:value-type="float">
            <text:p>194.835015274948</text:p>
          </table:table-cell>
          <table:table-cell table:formula="of:=SQRT([.E96]*[.F96]*[.G96]/[.H96])/2" office:value-type="float" office:value="3.8004037374431" calcext:value-type="float">
            <text:p>3.8004037374431</text:p>
          </table:table-cell>
          <table:table-cell table:formula="of:=[.I96]*2/SQRT(3)" office:value-type="float" office:value="4.38832824168407" calcext:value-type="float">
            <text:p>4.38832824168407</text:p>
          </table:table-cell>
          <table:table-cell table:formula="of:=[.I96]*[.I96]*4" office:value-type="float" office:value="57.7722742702859" calcext:value-type="float">
            <text:p>57.7722742702859</text:p>
          </table:table-cell>
          <table:table-cell table:number-columns-repeated="3"/>
        </table:table-row>
        <table:table-row table:style-name="ro1">
          <table:table-cell table:formula="of:=[.A96]" office:value-type="float" office:value="9" calcext:value-type="float">
            <text:p>9</text:p>
          </table:table-cell>
          <table:table-cell table:formula="of:=[.B96]+1" office:value-type="float" office:value="96" calcext:value-type="float">
            <text:p>96</text:p>
          </table:table-cell>
          <table:table-cell table:formula="of:=SQRT([.A97]*[.A97]+[.B97]*[.B97]-[.A97]*[.B97])" office:value-type="float" office:value="91.8313671900838" calcext:value-type="float">
            <text:p>91.8313671900838</text:p>
          </table:table-cell>
          <table:table-cell/>
          <table:table-cell table:formula="of:=[.C97]+[.A97]-[.B97]" office:value-type="float" office:value="4.8313671900838" calcext:value-type="float">
            <text:p>4.8313671900838</text:p>
          </table:table-cell>
          <table:table-cell table:formula="of:=[.C97]+[.B97]-[.A97]" office:value-type="float" office:value="178.831367190084" calcext:value-type="float">
            <text:p>178.831367190084</text:p>
          </table:table-cell>
          <table:table-cell table:formula="of:=[.A97]+[.B97]-[.C97]" office:value-type="float" office:value="13.1686328099162" calcext:value-type="float">
            <text:p>13.1686328099162</text:p>
          </table:table-cell>
          <table:table-cell table:formula="of:=[.A97]+[.B97]+[.C97]" office:value-type="float" office:value="196.831367190084" calcext:value-type="float">
            <text:p>196.831367190084</text:p>
          </table:table-cell>
          <table:table-cell table:formula="of:=SQRT([.E97]*[.F97]*[.G97]/[.H97])/2" office:value-type="float" office:value="3.80145684883223" calcext:value-type="float">
            <text:p>3.80145684883223</text:p>
          </table:table-cell>
          <table:table-cell table:formula="of:=[.I97]*2/SQRT(3)" office:value-type="float" office:value="4.38954426997206" calcext:value-type="float">
            <text:p>4.38954426997206</text:p>
          </table:table-cell>
          <table:table-cell table:formula="of:=[.I97]*[.I97]*4" office:value-type="float" office:value="57.8042966941337" calcext:value-type="float">
            <text:p>57.8042966941337</text:p>
          </table:table-cell>
          <table:table-cell table:number-columns-repeated="3"/>
        </table:table-row>
        <table:table-row table:style-name="ro1">
          <table:table-cell table:formula="of:=[.A97]" office:value-type="float" office:value="9" calcext:value-type="float">
            <text:p>9</text:p>
          </table:table-cell>
          <table:table-cell table:formula="of:=[.B97]+1" office:value-type="float" office:value="97" calcext:value-type="float">
            <text:p>97</text:p>
          </table:table-cell>
          <table:table-cell table:formula="of:=SQRT([.A98]*[.A98]+[.B98]*[.B98]-[.A98]*[.B98])" office:value-type="float" office:value="92.82779756086" calcext:value-type="float">
            <text:p>92.82779756086</text:p>
          </table:table-cell>
          <table:table-cell/>
          <table:table-cell table:formula="of:=[.C98]+[.A98]-[.B98]" office:value-type="float" office:value="4.82779756085996" calcext:value-type="float">
            <text:p>4.82779756085996</text:p>
          </table:table-cell>
          <table:table-cell table:formula="of:=[.C98]+[.B98]-[.A98]" office:value-type="float" office:value="180.82779756086" calcext:value-type="float">
            <text:p>180.82779756086</text:p>
          </table:table-cell>
          <table:table-cell table:formula="of:=[.A98]+[.B98]-[.C98]" office:value-type="float" office:value="13.17220243914" calcext:value-type="float">
            <text:p>13.17220243914</text:p>
          </table:table-cell>
          <table:table-cell table:formula="of:=[.A98]+[.B98]+[.C98]" office:value-type="float" office:value="198.82779756086" calcext:value-type="float">
            <text:p>198.82779756086</text:p>
          </table:table-cell>
          <table:table-cell table:formula="of:=SQRT([.E98]*[.F98]*[.G98]/[.H98])/2" office:value-type="float" office:value="3.80248731202887" calcext:value-type="float">
            <text:p>3.80248731202887</text:p>
          </table:table-cell>
          <table:table-cell table:formula="of:=[.I98]*2/SQRT(3)" office:value-type="float" office:value="4.39073414638001" calcext:value-type="float">
            <text:p>4.39073414638001</text:p>
          </table:table-cell>
          <table:table-cell table:formula="of:=[.I98]*[.I98]*4" office:value-type="float" office:value="57.8356390325622" calcext:value-type="float">
            <text:p>57.8356390325622</text:p>
          </table:table-cell>
          <table:table-cell table:number-columns-repeated="3"/>
        </table:table-row>
        <table:table-row table:style-name="ro1">
          <table:table-cell table:formula="of:=[.A98]" office:value-type="float" office:value="9" calcext:value-type="float">
            <text:p>9</text:p>
          </table:table-cell>
          <table:table-cell table:formula="of:=[.B98]+1" office:value-type="float" office:value="98" calcext:value-type="float">
            <text:p>98</text:p>
          </table:table-cell>
          <table:table-cell table:formula="of:=SQRT([.A99]*[.A99]+[.B99]*[.B99]-[.A99]*[.B99])" office:value-type="float" office:value="93.8243038876388" calcext:value-type="float">
            <text:p>93.8243038876388</text:p>
          </table:table-cell>
          <table:table-cell/>
          <table:table-cell table:formula="of:=[.C99]+[.A99]-[.B99]" office:value-type="float" office:value="4.82430388763883" calcext:value-type="float">
            <text:p>4.82430388763883</text:p>
          </table:table-cell>
          <table:table-cell table:formula="of:=[.C99]+[.B99]-[.A99]" office:value-type="float" office:value="182.824303887639" calcext:value-type="float">
            <text:p>182.824303887639</text:p>
          </table:table-cell>
          <table:table-cell table:formula="of:=[.A99]+[.B99]-[.C99]" office:value-type="float" office:value="13.1756961123612" calcext:value-type="float">
            <text:p>13.1756961123612</text:p>
          </table:table-cell>
          <table:table-cell table:formula="of:=[.A99]+[.B99]+[.C99]" office:value-type="float" office:value="200.824303887639" calcext:value-type="float">
            <text:p>200.824303887639</text:p>
          </table:table-cell>
          <table:table-cell table:formula="of:=SQRT([.E99]*[.F99]*[.G99]/[.H99])/2" office:value-type="float" office:value="3.80349584861621" calcext:value-type="float">
            <text:p>3.80349584861621</text:p>
          </table:table-cell>
          <table:table-cell table:formula="of:=[.I99]*2/SQRT(3)" office:value-type="float" office:value="4.39189870412039" calcext:value-type="float">
            <text:p>4.39189870412039</text:p>
          </table:table-cell>
          <table:table-cell table:formula="of:=[.I99]*[.I99]*4" office:value-type="float" office:value="57.866322681763" calcext:value-type="float">
            <text:p>57.866322681763</text:p>
          </table:table-cell>
          <table:table-cell table:number-columns-repeated="3"/>
        </table:table-row>
        <table:table-row table:style-name="ro1">
          <table:table-cell table:formula="of:=[.A99]" office:value-type="float" office:value="9" calcext:value-type="float">
            <text:p>9</text:p>
          </table:table-cell>
          <table:table-cell table:formula="of:=[.B99]+1" office:value-type="float" office:value="99" calcext:value-type="float">
            <text:p>99</text:p>
          </table:table-cell>
          <table:table-cell table:formula="of:=SQRT([.A100]*[.A100]+[.B100]*[.B100]-[.A100]*[.B100])" office:value-type="float" office:value="94.8208837756746" calcext:value-type="float">
            <text:p>94.8208837756746</text:p>
          </table:table-cell>
          <table:table-cell/>
          <table:table-cell table:formula="of:=[.C100]+[.A100]-[.B100]" office:value-type="float" office:value="4.82088377567465" calcext:value-type="float">
            <text:p>4.82088377567465</text:p>
          </table:table-cell>
          <table:table-cell table:formula="of:=[.C100]+[.B100]-[.A100]" office:value-type="float" office:value="184.820883775675" calcext:value-type="float">
            <text:p>184.820883775675</text:p>
          </table:table-cell>
          <table:table-cell table:formula="of:=[.A100]+[.B100]-[.C100]" office:value-type="float" office:value="13.1791162243254" calcext:value-type="float">
            <text:p>13.1791162243254</text:p>
          </table:table-cell>
          <table:table-cell table:formula="of:=[.A100]+[.B100]+[.C100]" office:value-type="float" office:value="202.820883775675" calcext:value-type="float">
            <text:p>202.820883775675</text:p>
          </table:table-cell>
          <table:table-cell table:formula="of:=SQRT([.E100]*[.F100]*[.G100]/[.H100])/2" office:value-type="float" office:value="3.8044831498978" calcext:value-type="float">
            <text:p>3.8044831498978</text:p>
          </table:table-cell>
          <table:table-cell table:formula="of:=[.I100]*2/SQRT(3)" office:value-type="float" office:value="4.39303874144178" calcext:value-type="float">
            <text:p>4.39303874144178</text:p>
          </table:table-cell>
          <table:table-cell table:formula="of:=[.I100]*[.I100]*4" office:value-type="float" office:value="57.8963681514252" calcext:value-type="float">
            <text:p>57.8963681514252</text:p>
          </table:table-cell>
          <table:table-cell table:number-columns-repeated="3"/>
        </table:table-row>
        <table:table-row table:style-name="ro1">
          <table:table-cell table:formula="of:=[.A100]" office:value-type="float" office:value="9" calcext:value-type="float">
            <text:p>9</text:p>
          </table:table-cell>
          <table:table-cell table:formula="of:=[.B100]+1" office:value-type="float" office:value="100" calcext:value-type="float">
            <text:p>100</text:p>
          </table:table-cell>
          <table:table-cell table:formula="of:=SQRT([.A101]*[.A101]+[.B101]*[.B101]-[.A101]*[.B101])" office:value-type="float" office:value="95.8175349296777" calcext:value-type="float">
            <text:p>95.8175349296777</text:p>
          </table:table-cell>
          <table:table-cell/>
          <table:table-cell table:formula="of:=[.C101]+[.A101]-[.B101]" office:value-type="float" office:value="4.81753492967766" calcext:value-type="float">
            <text:p>4.81753492967766</text:p>
          </table:table-cell>
          <table:table-cell table:formula="of:=[.C101]+[.B101]-[.A101]" office:value-type="float" office:value="186.817534929678" calcext:value-type="float">
            <text:p>186.817534929678</text:p>
          </table:table-cell>
          <table:table-cell table:formula="of:=[.A101]+[.B101]-[.C101]" office:value-type="float" office:value="13.1824650703223" calcext:value-type="float">
            <text:p>13.1824650703223</text:p>
          </table:table-cell>
          <table:table-cell table:formula="of:=[.A101]+[.B101]+[.C101]" office:value-type="float" office:value="204.817534929678" calcext:value-type="float">
            <text:p>204.817534929678</text:p>
          </table:table-cell>
          <table:table-cell table:formula="of:=SQRT([.E101]*[.F101]*[.G101]/[.H101])/2" office:value-type="float" office:value="3.80544987846672" calcext:value-type="float">
            <text:p>3.80544987846672</text:p>
          </table:table-cell>
          <table:table-cell table:formula="of:=[.I101]*2/SQRT(3)" office:value-type="float" office:value="4.39415502344078" calcext:value-type="float">
            <text:p>4.39415502344078</text:p>
          </table:table-cell>
          <table:table-cell table:formula="of:=[.I101]*[.I101]*4" office:value-type="float" office:value="57.9257951100894" calcext:value-type="float">
            <text:p>57.9257951100894</text:p>
          </table:table-cell>
          <table:table-cell table:number-columns-repeated="3"/>
        </table:table-row>
        <table:table-row table:style-name="ro1">
          <table:table-cell table:formula="of:=[.A101]" office:value-type="float" office:value="9" calcext:value-type="float">
            <text:p>9</text:p>
          </table:table-cell>
          <table:table-cell table:formula="of:=[.B101]+1" office:value-type="float" office:value="101" calcext:value-type="float">
            <text:p>101</text:p>
          </table:table-cell>
          <table:table-cell table:formula="of:=SQRT([.A102]*[.A102]+[.B102]*[.B102]-[.A102]*[.B102])" office:value-type="float" office:value="96.8142551487125" calcext:value-type="float">
            <text:p>96.8142551487125</text:p>
          </table:table-cell>
          <table:table-cell/>
          <table:table-cell table:formula="of:=[.C102]+[.A102]-[.B102]" office:value-type="float" office:value="4.81425514871248" calcext:value-type="float">
            <text:p>4.81425514871248</text:p>
          </table:table-cell>
          <table:table-cell table:formula="of:=[.C102]+[.B102]-[.A102]" office:value-type="float" office:value="188.814255148712" calcext:value-type="float">
            <text:p>188.814255148712</text:p>
          </table:table-cell>
          <table:table-cell table:formula="of:=[.A102]+[.B102]-[.C102]" office:value-type="float" office:value="13.1857448512875" calcext:value-type="float">
            <text:p>13.1857448512875</text:p>
          </table:table-cell>
          <table:table-cell table:formula="of:=[.A102]+[.B102]+[.C102]" office:value-type="float" office:value="206.814255148712" calcext:value-type="float">
            <text:p>206.814255148712</text:p>
          </table:table-cell>
          <table:table-cell table:formula="of:=SQRT([.E102]*[.F102]*[.G102]/[.H102])/2" office:value-type="float" office:value="3.80639666967829" calcext:value-type="float">
            <text:p>3.80639666967829</text:p>
          </table:table-cell>
          <table:table-cell table:formula="of:=[.I102]*2/SQRT(3)" office:value-type="float" office:value="4.39524828376251" calcext:value-type="float">
            <text:p>4.39524828376251</text:p>
          </table:table-cell>
          <table:table-cell table:formula="of:=[.I102]*[.I102]*4" office:value-type="float" office:value="57.9546224277518" calcext:value-type="float">
            <text:p>57.9546224277518</text:p>
          </table:table-cell>
          <table:table-cell table:number-columns-repeated="3"/>
        </table:table-row>
        <table:table-row table:style-name="ro1">
          <table:table-cell table:formula="of:=[.A102]" office:value-type="float" office:value="9" calcext:value-type="float">
            <text:p>9</text:p>
          </table:table-cell>
          <table:table-cell table:formula="of:=[.B102]+1" office:value-type="float" office:value="102" calcext:value-type="float">
            <text:p>102</text:p>
          </table:table-cell>
          <table:table-cell table:formula="of:=SQRT([.A103]*[.A103]+[.B103]*[.B103]-[.A103]*[.B103])" office:value-type="float" office:value="97.8110423214066" calcext:value-type="float">
            <text:p>97.8110423214066</text:p>
          </table:table-cell>
          <table:table-cell/>
          <table:table-cell table:formula="of:=[.C103]+[.A103]-[.B103]" office:value-type="float" office:value="4.81104232140663" calcext:value-type="float">
            <text:p>4.81104232140663</text:p>
          </table:table-cell>
          <table:table-cell table:formula="of:=[.C103]+[.B103]-[.A103]" office:value-type="float" office:value="190.811042321407" calcext:value-type="float">
            <text:p>190.811042321407</text:p>
          </table:table-cell>
          <table:table-cell table:formula="of:=[.A103]+[.B103]-[.C103]" office:value-type="float" office:value="13.1889576785934" calcext:value-type="float">
            <text:p>13.1889576785934</text:p>
          </table:table-cell>
          <table:table-cell table:formula="of:=[.A103]+[.B103]+[.C103]" office:value-type="float" office:value="208.811042321407" calcext:value-type="float">
            <text:p>208.811042321407</text:p>
          </table:table-cell>
          <table:table-cell table:formula="of:=SQRT([.E103]*[.F103]*[.G103]/[.H103])/2" office:value-type="float" office:value="3.80732413303323" calcext:value-type="float">
            <text:p>3.80732413303323</text:p>
          </table:table-cell>
          <table:table-cell table:formula="of:=[.I103]*2/SQRT(3)" office:value-type="float" office:value="4.39631922619779" calcext:value-type="float">
            <text:p>4.39631922619779</text:p>
          </table:table-cell>
          <table:table-cell table:formula="of:=[.I103]*[.I103]*4" office:value-type="float" office:value="57.9828682159089" calcext:value-type="float">
            <text:p>57.9828682159089</text:p>
          </table:table-cell>
          <table:table-cell table:number-columns-repeated="3"/>
        </table:table-row>
        <table:table-row table:style-name="ro1">
          <table:table-cell table:formula="of:=[.A103]" office:value-type="float" office:value="9" calcext:value-type="float">
            <text:p>9</text:p>
          </table:table-cell>
          <table:table-cell table:formula="of:=[.B103]+1" office:value-type="float" office:value="103" calcext:value-type="float">
            <text:p>103</text:p>
          </table:table-cell>
          <table:table-cell table:formula="of:=SQRT([.A104]*[.A104]+[.B104]*[.B104]-[.A104]*[.B104])" office:value-type="float" office:value="98.8078944214479" calcext:value-type="float">
            <text:p>98.8078944214479</text:p>
          </table:table-cell>
          <table:table-cell/>
          <table:table-cell table:formula="of:=[.C104]+[.A104]-[.B104]" office:value-type="float" office:value="4.80789442144793" calcext:value-type="float">
            <text:p>4.80789442144793</text:p>
          </table:table-cell>
          <table:table-cell table:formula="of:=[.C104]+[.B104]-[.A104]" office:value-type="float" office:value="192.807894421448" calcext:value-type="float">
            <text:p>192.807894421448</text:p>
          </table:table-cell>
          <table:table-cell table:formula="of:=[.A104]+[.B104]-[.C104]" office:value-type="float" office:value="13.1921055785521" calcext:value-type="float">
            <text:p>13.1921055785521</text:p>
          </table:table-cell>
          <table:table-cell table:formula="of:=[.A104]+[.B104]+[.C104]" office:value-type="float" office:value="210.807894421448" calcext:value-type="float">
            <text:p>210.807894421448</text:p>
          </table:table-cell>
          <table:table-cell table:formula="of:=SQRT([.E104]*[.F104]*[.G104]/[.H104])/2" office:value-type="float" office:value="3.8082328534775" calcext:value-type="float">
            <text:p>3.8082328534775</text:p>
          </table:table-cell>
          <table:table-cell table:formula="of:=[.I104]*2/SQRT(3)" office:value-type="float" office:value="4.39736852618403" calcext:value-type="float">
            <text:p>4.39736852618403</text:p>
          </table:table-cell>
          <table:table-cell table:formula="of:=[.I104]*[.I104]*4" office:value-type="float" office:value="58.0105498652216" calcext:value-type="float">
            <text:p>58.0105498652216</text:p>
          </table:table-cell>
          <table:table-cell table:number-columns-repeated="3"/>
        </table:table-row>
        <table:table-row table:style-name="ro1">
          <table:table-cell table:formula="of:=[.A104]" office:value-type="float" office:value="9" calcext:value-type="float">
            <text:p>9</text:p>
          </table:table-cell>
          <table:table-cell table:formula="of:=[.B104]+1" office:value-type="float" office:value="104" calcext:value-type="float">
            <text:p>104</text:p>
          </table:table-cell>
          <table:table-cell table:formula="of:=SQRT([.A105]*[.A105]+[.B105]*[.B105]-[.A105]*[.B105])" office:value-type="float" office:value="99.8048095033501" calcext:value-type="float">
            <text:p>99.8048095033501</text:p>
          </table:table-cell>
          <table:table-cell/>
          <table:table-cell table:formula="of:=[.C105]+[.A105]-[.B105]" office:value-type="float" office:value="4.80480950335009" calcext:value-type="float">
            <text:p>4.80480950335009</text:p>
          </table:table-cell>
          <table:table-cell table:formula="of:=[.C105]+[.B105]-[.A105]" office:value-type="float" office:value="194.80480950335" calcext:value-type="float">
            <text:p>194.80480950335</text:p>
          </table:table-cell>
          <table:table-cell table:formula="of:=[.A105]+[.B105]-[.C105]" office:value-type="float" office:value="13.1951904966499" calcext:value-type="float">
            <text:p>13.1951904966499</text:p>
          </table:table-cell>
          <table:table-cell table:formula="of:=[.A105]+[.B105]+[.C105]" office:value-type="float" office:value="212.80480950335" calcext:value-type="float">
            <text:p>212.80480950335</text:p>
          </table:table-cell>
          <table:table-cell table:formula="of:=SQRT([.E105]*[.F105]*[.G105]/[.H105])/2" office:value-type="float" office:value="3.80912339262461" calcext:value-type="float">
            <text:p>3.80912339262461</text:p>
          </table:table-cell>
          <table:table-cell table:formula="of:=[.I105]*2/SQRT(3)" office:value-type="float" office:value="4.39839683221664" calcext:value-type="float">
            <text:p>4.39839683221664</text:p>
          </table:table-cell>
          <table:table-cell table:formula="of:=[.I105]*[.I105]*4" office:value-type="float" office:value="58.03768408096" calcext:value-type="float">
            <text:p>58.03768408096</text:p>
          </table:table-cell>
          <table:table-cell table:number-columns-repeated="3"/>
        </table:table-row>
        <table:table-row table:style-name="ro1">
          <table:table-cell table:formula="of:=[.A105]" office:value-type="float" office:value="9" calcext:value-type="float">
            <text:p>9</text:p>
          </table:table-cell>
          <table:table-cell table:formula="of:=[.B105]+1" office:value-type="float" office:value="105" calcext:value-type="float">
            <text:p>105</text:p>
          </table:table-cell>
          <table:table-cell table:formula="of:=SQRT([.A106]*[.A106]+[.B106]*[.B106]-[.A106]*[.B106])" office:value-type="float" office:value="100.801785698469" calcext:value-type="float">
            <text:p>100.801785698469</text:p>
          </table:table-cell>
          <table:table-cell/>
          <table:table-cell table:formula="of:=[.C106]+[.A106]-[.B106]" office:value-type="float" office:value="4.80178569846865" calcext:value-type="float">
            <text:p>4.80178569846865</text:p>
          </table:table-cell>
          <table:table-cell table:formula="of:=[.C106]+[.B106]-[.A106]" office:value-type="float" office:value="196.801785698469" calcext:value-type="float">
            <text:p>196.801785698469</text:p>
          </table:table-cell>
          <table:table-cell table:formula="of:=[.A106]+[.B106]-[.C106]" office:value-type="float" office:value="13.1982143015314" calcext:value-type="float">
            <text:p>13.1982143015314</text:p>
          </table:table-cell>
          <table:table-cell table:formula="of:=[.A106]+[.B106]+[.C106]" office:value-type="float" office:value="214.801785698469" calcext:value-type="float">
            <text:p>214.801785698469</text:p>
          </table:table-cell>
          <table:table-cell table:formula="of:=SQRT([.E106]*[.F106]*[.G106]/[.H106])/2" office:value-type="float" office:value="3.80999628990574" calcext:value-type="float">
            <text:p>3.80999628990574</text:p>
          </table:table-cell>
          <table:table-cell table:formula="of:=[.I106]*2/SQRT(3)" office:value-type="float" office:value="4.39940476717711" calcext:value-type="float">
            <text:p>4.39940476717711</text:p>
          </table:table-cell>
          <table:table-cell table:formula="of:=[.I106]*[.I106]*4" office:value-type="float" office:value="58.0642869163821" calcext:value-type="float">
            <text:p>58.0642869163821</text:p>
          </table:table-cell>
          <table:table-cell table:number-columns-repeated="3"/>
        </table:table-row>
        <table:table-row table:style-name="ro1">
          <table:table-cell table:formula="of:=[.A106]" office:value-type="float" office:value="9" calcext:value-type="float">
            <text:p>9</text:p>
          </table:table-cell>
          <table:table-cell table:formula="of:=[.B106]+1" office:value-type="float" office:value="106" calcext:value-type="float">
            <text:p>106</text:p>
          </table:table-cell>
          <table:table-cell table:formula="of:=SQRT([.A107]*[.A107]+[.B107]*[.B107]-[.A107]*[.B107])" office:value-type="float" office:value="101.79882121125" calcext:value-type="float">
            <text:p>101.79882121125</text:p>
          </table:table-cell>
          <table:table-cell/>
          <table:table-cell table:formula="of:=[.C107]+[.A107]-[.B107]" office:value-type="float" office:value="4.79882121124979" calcext:value-type="float">
            <text:p>4.79882121124979</text:p>
          </table:table-cell>
          <table:table-cell table:formula="of:=[.C107]+[.B107]-[.A107]" office:value-type="float" office:value="198.79882121125" calcext:value-type="float">
            <text:p>198.79882121125</text:p>
          </table:table-cell>
          <table:table-cell table:formula="of:=[.A107]+[.B107]-[.C107]" office:value-type="float" office:value="13.2011787887502" calcext:value-type="float">
            <text:p>13.2011787887502</text:p>
          </table:table-cell>
          <table:table-cell table:formula="of:=[.A107]+[.B107]+[.C107]" office:value-type="float" office:value="216.79882121125" calcext:value-type="float">
            <text:p>216.79882121125</text:p>
          </table:table-cell>
          <table:table-cell table:formula="of:=SQRT([.E107]*[.F107]*[.G107]/[.H107])/2" office:value-type="float" office:value="3.81085206365266" calcext:value-type="float">
            <text:p>3.81085206365266</text:p>
          </table:table-cell>
          <table:table-cell table:formula="of:=[.I107]*2/SQRT(3)" office:value-type="float" office:value="4.4003929295834" calcext:value-type="float">
            <text:p>4.4003929295834</text:p>
          </table:table-cell>
          <table:table-cell table:formula="of:=[.I107]*[.I107]*4" office:value-type="float" office:value="58.0903738041828" calcext:value-type="float">
            <text:p>58.0903738041828</text:p>
          </table:table-cell>
          <table:table-cell table:number-columns-repeated="3"/>
        </table:table-row>
        <table:table-row table:style-name="ro1">
          <table:table-cell table:formula="of:=[.A107]" office:value-type="float" office:value="9" calcext:value-type="float">
            <text:p>9</text:p>
          </table:table-cell>
          <table:table-cell table:formula="of:=[.B107]+1" office:value-type="float" office:value="107" calcext:value-type="float">
            <text:p>107</text:p>
          </table:table-cell>
          <table:table-cell table:formula="of:=SQRT([.A108]*[.A108]+[.B108]*[.B108]-[.A108]*[.B108])" office:value-type="float" office:value="102.795914315696" calcext:value-type="float">
            <text:p>102.795914315696</text:p>
          </table:table-cell>
          <table:table-cell/>
          <table:table-cell table:formula="of:=[.C108]+[.A108]-[.B108]" office:value-type="float" office:value="4.79591431569642" calcext:value-type="float">
            <text:p>4.79591431569642</text:p>
          </table:table-cell>
          <table:table-cell table:formula="of:=[.C108]+[.B108]-[.A108]" office:value-type="float" office:value="200.795914315696" calcext:value-type="float">
            <text:p>200.795914315696</text:p>
          </table:table-cell>
          <table:table-cell table:formula="of:=[.A108]+[.B108]-[.C108]" office:value-type="float" office:value="13.2040856843036" calcext:value-type="float">
            <text:p>13.2040856843036</text:p>
          </table:table-cell>
          <table:table-cell table:formula="of:=[.A108]+[.B108]+[.C108]" office:value-type="float" office:value="218.795914315696" calcext:value-type="float">
            <text:p>218.795914315696</text:p>
          </table:table-cell>
          <table:table-cell table:formula="of:=SQRT([.E108]*[.F108]*[.G108]/[.H108])/2" office:value-type="float" office:value="3.81169121211778" calcext:value-type="float">
            <text:p>3.81169121211778</text:p>
          </table:table-cell>
          <table:table-cell table:formula="of:=[.I108]*2/SQRT(3)" office:value-type="float" office:value="4.40136189476786" calcext:value-type="float">
            <text:p>4.40136189476786</text:p>
          </table:table-cell>
          <table:table-cell table:formula="of:=[.I108]*[.I108]*4" office:value-type="float" office:value="58.1159595861436" calcext:value-type="float">
            <text:p>58.1159595861436</text:p>
          </table:table-cell>
          <table:table-cell table:number-columns-repeated="3"/>
        </table:table-row>
        <table:table-row table:style-name="ro1">
          <table:table-cell table:formula="of:=[.A108]" office:value-type="float" office:value="9" calcext:value-type="float">
            <text:p>9</text:p>
          </table:table-cell>
          <table:table-cell table:formula="of:=[.B108]+1" office:value-type="float" office:value="108" calcext:value-type="float">
            <text:p>108</text:p>
          </table:table-cell>
          <table:table-cell table:formula="of:=SQRT([.A109]*[.A109]+[.B109]*[.B109]-[.A109]*[.B109])" office:value-type="float" office:value="103.793063352037" calcext:value-type="float">
            <text:p>103.793063352037</text:p>
          </table:table-cell>
          <table:table-cell/>
          <table:table-cell table:formula="of:=[.C109]+[.A109]-[.B109]" office:value-type="float" office:value="4.79306335203717" calcext:value-type="float">
            <text:p>4.79306335203717</text:p>
          </table:table-cell>
          <table:table-cell table:formula="of:=[.C109]+[.B109]-[.A109]" office:value-type="float" office:value="202.793063352037" calcext:value-type="float">
            <text:p>202.793063352037</text:p>
          </table:table-cell>
          <table:table-cell table:formula="of:=[.A109]+[.B109]-[.C109]" office:value-type="float" office:value="13.2069366479628" calcext:value-type="float">
            <text:p>13.2069366479628</text:p>
          </table:table-cell>
          <table:table-cell table:formula="of:=[.A109]+[.B109]+[.C109]" office:value-type="float" office:value="220.793063352037" calcext:value-type="float">
            <text:p>220.793063352037</text:p>
          </table:table-cell>
          <table:table-cell table:formula="of:=SQRT([.E109]*[.F109]*[.G109]/[.H109])/2" office:value-type="float" office:value="3.81251421443584" calcext:value-type="float">
            <text:p>3.81251421443584</text:p>
          </table:table-cell>
          <table:table-cell table:formula="of:=[.I109]*2/SQRT(3)" office:value-type="float" office:value="4.40231221598761" calcext:value-type="float">
            <text:p>4.40231221598761</text:p>
          </table:table-cell>
          <table:table-cell table:formula="of:=[.I109]*[.I109]*4" office:value-type="float" office:value="58.1410585411013" calcext:value-type="float">
            <text:p>58.1410585411013</text:p>
          </table:table-cell>
          <table:table-cell table:number-columns-repeated="3"/>
        </table:table-row>
        <table:table-row table:style-name="ro1">
          <table:table-cell table:formula="of:=[.A109]" office:value-type="float" office:value="9" calcext:value-type="float">
            <text:p>9</text:p>
          </table:table-cell>
          <table:table-cell table:formula="of:=[.B109]+1" office:value-type="float" office:value="109" calcext:value-type="float">
            <text:p>109</text:p>
          </table:table-cell>
          <table:table-cell table:formula="of:=SQRT([.A110]*[.A110]+[.B110]*[.B110]-[.A110]*[.B110])" office:value-type="float" office:value="104.790266723585" calcext:value-type="float">
            <text:p>104.790266723585</text:p>
          </table:table-cell>
          <table:table-cell/>
          <table:table-cell table:formula="of:=[.C110]+[.A110]-[.B110]" office:value-type="float" office:value="4.79026672358459" calcext:value-type="float">
            <text:p>4.79026672358459</text:p>
          </table:table-cell>
          <table:table-cell table:formula="of:=[.C110]+[.B110]-[.A110]" office:value-type="float" office:value="204.790266723585" calcext:value-type="float">
            <text:p>204.790266723585</text:p>
          </table:table-cell>
          <table:table-cell table:formula="of:=[.A110]+[.B110]-[.C110]" office:value-type="float" office:value="13.2097332764154" calcext:value-type="float">
            <text:p>13.2097332764154</text:p>
          </table:table-cell>
          <table:table-cell table:formula="of:=[.A110]+[.B110]+[.C110]" office:value-type="float" office:value="222.790266723585" calcext:value-type="float">
            <text:p>222.790266723585</text:p>
          </table:table-cell>
          <table:table-cell table:formula="of:=SQRT([.E110]*[.F110]*[.G110]/[.H110])/2" office:value-type="float" office:value="3.8133215315308" calcext:value-type="float">
            <text:p>3.8133215315308</text:p>
          </table:table-cell>
          <table:table-cell table:formula="of:=[.I110]*2/SQRT(3)" office:value-type="float" office:value="4.4032444254718" calcext:value-type="float">
            <text:p>4.4032444254718</text:p>
          </table:table-cell>
          <table:table-cell table:formula="of:=[.I110]*[.I110]*4" office:value-type="float" office:value="58.1656844113456" calcext:value-type="float">
            <text:p>58.1656844113456</text:p>
          </table:table-cell>
          <table:table-cell table:number-columns-repeated="3"/>
        </table:table-row>
        <table:table-row table:style-name="ro1">
          <table:table-cell table:formula="of:=[.A110]" office:value-type="float" office:value="9" calcext:value-type="float">
            <text:p>9</text:p>
          </table:table-cell>
          <table:table-cell table:formula="of:=[.B110]+1" office:value-type="float" office:value="110" calcext:value-type="float">
            <text:p>110</text:p>
          </table:table-cell>
          <table:table-cell table:formula="of:=SQRT([.A111]*[.A111]+[.B111]*[.B111]-[.A111]*[.B111])" office:value-type="float" office:value="105.78752289377" calcext:value-type="float">
            <text:p>105.78752289377</text:p>
          </table:table-cell>
          <table:table-cell/>
          <table:table-cell table:formula="of:=[.C111]+[.A111]-[.B111]" office:value-type="float" office:value="4.78752289377042" calcext:value-type="float">
            <text:p>4.78752289377042</text:p>
          </table:table-cell>
          <table:table-cell table:formula="of:=[.C111]+[.B111]-[.A111]" office:value-type="float" office:value="206.78752289377" calcext:value-type="float">
            <text:p>206.78752289377</text:p>
          </table:table-cell>
          <table:table-cell table:formula="of:=[.A111]+[.B111]-[.C111]" office:value-type="float" office:value="13.2124771062296" calcext:value-type="float">
            <text:p>13.2124771062296</text:p>
          </table:table-cell>
          <table:table-cell table:formula="of:=[.A111]+[.B111]+[.C111]" office:value-type="float" office:value="224.78752289377" calcext:value-type="float">
            <text:p>224.78752289377</text:p>
          </table:table-cell>
          <table:table-cell table:formula="of:=SQRT([.E111]*[.F111]*[.G111]/[.H111])/2" office:value-type="float" office:value="3.81411360697171" calcext:value-type="float">
            <text:p>3.81411360697171</text:p>
          </table:table-cell>
          <table:table-cell table:formula="of:=[.I111]*2/SQRT(3)" office:value-type="float" office:value="4.40415903540986" calcext:value-type="float">
            <text:p>4.40415903540986</text:p>
          </table:table-cell>
          <table:table-cell table:formula="of:=[.I111]*[.I111]*4" office:value-type="float" office:value="58.1898504275469" calcext:value-type="float">
            <text:p>58.1898504275469</text:p>
          </table:table-cell>
          <table:table-cell table:number-columns-repeated="3"/>
        </table:table-row>
        <table:table-row table:style-name="ro1">
          <table:table-cell table:formula="of:=[.A111]" office:value-type="float" office:value="9" calcext:value-type="float">
            <text:p>9</text:p>
          </table:table-cell>
          <table:table-cell table:formula="of:=[.B111]+1" office:value-type="float" office:value="111" calcext:value-type="float">
            <text:p>111</text:p>
          </table:table-cell>
          <table:table-cell table:formula="of:=SQRT([.A112]*[.A112]+[.B112]*[.B112]-[.A112]*[.B112])" office:value-type="float" office:value="106.784830383346" calcext:value-type="float">
            <text:p>106.784830383346</text:p>
          </table:table-cell>
          <table:table-cell/>
          <table:table-cell table:formula="of:=[.C112]+[.A112]-[.B112]" office:value-type="float" office:value="4.78483038334612" calcext:value-type="float">
            <text:p>4.78483038334612</text:p>
          </table:table-cell>
          <table:table-cell table:formula="of:=[.C112]+[.B112]-[.A112]" office:value-type="float" office:value="208.784830383346" calcext:value-type="float">
            <text:p>208.784830383346</text:p>
          </table:table-cell>
          <table:table-cell table:formula="of:=[.A112]+[.B112]-[.C112]" office:value-type="float" office:value="13.2151696166539" calcext:value-type="float">
            <text:p>13.2151696166539</text:p>
          </table:table-cell>
          <table:table-cell table:formula="of:=[.A112]+[.B112]+[.C112]" office:value-type="float" office:value="226.784830383346" calcext:value-type="float">
            <text:p>226.784830383346</text:p>
          </table:table-cell>
          <table:table-cell table:formula="of:=SQRT([.E112]*[.F112]*[.G112]/[.H112])/2" office:value-type="float" office:value="3.81489086778084" calcext:value-type="float">
            <text:p>3.81489086778084</text:p>
          </table:table-cell>
          <table:table-cell table:formula="of:=[.I112]*2/SQRT(3)" office:value-type="float" office:value="4.40505653888463" calcext:value-type="float">
            <text:p>4.40505653888463</text:p>
          </table:table-cell>
          <table:table-cell table:formula="of:=[.I112]*[.I112]*4" office:value-type="float" office:value="58.2135693323107" calcext:value-type="float">
            <text:p>58.2135693323107</text:p>
          </table:table-cell>
          <table:table-cell table:number-columns-repeated="3"/>
        </table:table-row>
        <table:table-row table:style-name="ro1">
          <table:table-cell table:formula="of:=[.A112]" office:value-type="float" office:value="9" calcext:value-type="float">
            <text:p>9</text:p>
          </table:table-cell>
          <table:table-cell table:formula="of:=[.B112]+1" office:value-type="float" office:value="112" calcext:value-type="float">
            <text:p>112</text:p>
          </table:table-cell>
          <table:table-cell table:formula="of:=SQRT([.A113]*[.A113]+[.B113]*[.B113]-[.A113]*[.B113])" office:value-type="float" office:value="107.782187767738" calcext:value-type="float">
            <text:p>107.782187767738</text:p>
          </table:table-cell>
          <table:table-cell/>
          <table:table-cell table:formula="of:=[.C113]+[.A113]-[.B113]" office:value-type="float" office:value="4.78218776773832" calcext:value-type="float">
            <text:p>4.78218776773832</text:p>
          </table:table-cell>
          <table:table-cell table:formula="of:=[.C113]+[.B113]-[.A113]" office:value-type="float" office:value="210.782187767738" calcext:value-type="float">
            <text:p>210.782187767738</text:p>
          </table:table-cell>
          <table:table-cell table:formula="of:=[.A113]+[.B113]-[.C113]" office:value-type="float" office:value="13.2178122322617" calcext:value-type="float">
            <text:p>13.2178122322617</text:p>
          </table:table-cell>
          <table:table-cell table:formula="of:=[.A113]+[.B113]+[.C113]" office:value-type="float" office:value="228.782187767738" calcext:value-type="float">
            <text:p>228.782187767738</text:p>
          </table:table-cell>
          <table:table-cell table:formula="of:=SQRT([.E113]*[.F113]*[.G113]/[.H113])/2" office:value-type="float" office:value="3.8156537251971" calcext:value-type="float">
            <text:p>3.8156537251971</text:p>
          </table:table-cell>
          <table:table-cell table:formula="of:=[.I113]*2/SQRT(3)" office:value-type="float" office:value="4.40593741075389" calcext:value-type="float">
            <text:p>4.40593741075389</text:p>
          </table:table-cell>
          <table:table-cell table:formula="of:=[.I113]*[.I113]*4" office:value-type="float" office:value="58.2368534024422" calcext:value-type="float">
            <text:p>58.2368534024422</text:p>
          </table:table-cell>
          <table:table-cell table:number-columns-repeated="3"/>
        </table:table-row>
        <table:table-row table:style-name="ro1">
          <table:table-cell table:formula="of:=[.A113]" office:value-type="float" office:value="9" calcext:value-type="float">
            <text:p>9</text:p>
          </table:table-cell>
          <table:table-cell table:formula="of:=[.B113]+1" office:value-type="float" office:value="113" calcext:value-type="float">
            <text:p>113</text:p>
          </table:table-cell>
          <table:table-cell table:formula="of:=SQRT([.A114]*[.A114]+[.B114]*[.B114]-[.A114]*[.B114])" office:value-type="float" office:value="108.779593674549" calcext:value-type="float">
            <text:p>108.779593674549</text:p>
          </table:table-cell>
          <table:table-cell/>
          <table:table-cell table:formula="of:=[.C114]+[.A114]-[.B114]" office:value-type="float" office:value="4.77959367454909" calcext:value-type="float">
            <text:p>4.77959367454909</text:p>
          </table:table-cell>
          <table:table-cell table:formula="of:=[.C114]+[.B114]-[.A114]" office:value-type="float" office:value="212.779593674549" calcext:value-type="float">
            <text:p>212.779593674549</text:p>
          </table:table-cell>
          <table:table-cell table:formula="of:=[.A114]+[.B114]-[.C114]" office:value-type="float" office:value="13.2204063254509" calcext:value-type="float">
            <text:p>13.2204063254509</text:p>
          </table:table-cell>
          <table:table-cell table:formula="of:=[.A114]+[.B114]+[.C114]" office:value-type="float" office:value="230.779593674549" calcext:value-type="float">
            <text:p>230.779593674549</text:p>
          </table:table-cell>
          <table:table-cell table:formula="of:=SQRT([.E114]*[.F114]*[.G114]/[.H114])/2" office:value-type="float" office:value="3.81640257539766" calcext:value-type="float">
            <text:p>3.81640257539766</text:p>
          </table:table-cell>
          <table:table-cell table:formula="of:=[.I114]*2/SQRT(3)" office:value-type="float" office:value="4.40680210848364" calcext:value-type="float">
            <text:p>4.40680210848364</text:p>
          </table:table-cell>
          <table:table-cell table:formula="of:=[.I114]*[.I114]*4" office:value-type="float" office:value="58.2597144700075" calcext:value-type="float">
            <text:p>58.2597144700075</text:p>
          </table:table-cell>
          <table:table-cell table:number-columns-repeated="3"/>
        </table:table-row>
        <table:table-row table:style-name="ro1">
          <table:table-cell table:formula="of:=[.A114]" office:value-type="float" office:value="9" calcext:value-type="float">
            <text:p>9</text:p>
          </table:table-cell>
          <table:table-cell table:formula="of:=[.B114]+1" office:value-type="float" office:value="114" calcext:value-type="float">
            <text:p>114</text:p>
          </table:table-cell>
          <table:table-cell table:formula="of:=SQRT([.A115]*[.A115]+[.B115]*[.B115]-[.A115]*[.B115])" office:value-type="float" office:value="109.777046781192" calcext:value-type="float">
            <text:p>109.777046781192</text:p>
          </table:table-cell>
          <table:table-cell/>
          <table:table-cell table:formula="of:=[.C115]+[.A115]-[.B115]" office:value-type="float" office:value="4.77704678119193" calcext:value-type="float">
            <text:p>4.77704678119193</text:p>
          </table:table-cell>
          <table:table-cell table:formula="of:=[.C115]+[.B115]-[.A115]" office:value-type="float" office:value="214.777046781192" calcext:value-type="float">
            <text:p>214.777046781192</text:p>
          </table:table-cell>
          <table:table-cell table:formula="of:=[.A115]+[.B115]-[.C115]" office:value-type="float" office:value="13.2229532188081" calcext:value-type="float">
            <text:p>13.2229532188081</text:p>
          </table:table-cell>
          <table:table-cell table:formula="of:=[.A115]+[.B115]+[.C115]" office:value-type="float" office:value="232.777046781192" calcext:value-type="float">
            <text:p>232.777046781192</text:p>
          </table:table-cell>
          <table:table-cell table:formula="of:=SQRT([.E115]*[.F115]*[.G115]/[.H115])/2" office:value-type="float" office:value="3.81713780018034" calcext:value-type="float">
            <text:p>3.81713780018034</text:p>
          </table:table-cell>
          <table:table-cell table:formula="of:=[.I115]*2/SQRT(3)" office:value-type="float" office:value="4.40765107293603" calcext:value-type="float">
            <text:p>4.40765107293603</text:p>
          </table:table-cell>
          <table:table-cell table:formula="of:=[.I115]*[.I115]*4" office:value-type="float" office:value="58.2821639422623" calcext:value-type="float">
            <text:p>58.2821639422623</text:p>
          </table:table-cell>
          <table:table-cell table:number-columns-repeated="3"/>
        </table:table-row>
        <table:table-row table:style-name="ro1">
          <table:table-cell table:formula="of:=[.A115]" office:value-type="float" office:value="9" calcext:value-type="float">
            <text:p>9</text:p>
          </table:table-cell>
          <table:table-cell table:formula="of:=[.B115]+1" office:value-type="float" office:value="115" calcext:value-type="float">
            <text:p>115</text:p>
          </table:table-cell>
          <table:table-cell table:formula="of:=SQRT([.A116]*[.A116]+[.B116]*[.B116]-[.A116]*[.B116])" office:value-type="float" office:value="110.774545812655" calcext:value-type="float">
            <text:p>110.774545812655</text:p>
          </table:table-cell>
          <table:table-cell/>
          <table:table-cell table:formula="of:=[.C116]+[.A116]-[.B116]" office:value-type="float" office:value="4.77454581265499" calcext:value-type="float">
            <text:p>4.77454581265499</text:p>
          </table:table-cell>
          <table:table-cell table:formula="of:=[.C116]+[.B116]-[.A116]" office:value-type="float" office:value="216.774545812655" calcext:value-type="float">
            <text:p>216.774545812655</text:p>
          </table:table-cell>
          <table:table-cell table:formula="of:=[.A116]+[.B116]-[.C116]" office:value-type="float" office:value="13.225454187345" calcext:value-type="float">
            <text:p>13.225454187345</text:p>
          </table:table-cell>
          <table:table-cell table:formula="of:=[.A116]+[.B116]+[.C116]" office:value-type="float" office:value="234.774545812655" calcext:value-type="float">
            <text:p>234.774545812655</text:p>
          </table:table-cell>
          <table:table-cell table:formula="of:=SQRT([.E116]*[.F116]*[.G116]/[.H116])/2" office:value-type="float" office:value="3.81785976760935" calcext:value-type="float">
            <text:p>3.81785976760935</text:p>
          </table:table-cell>
          <table:table-cell table:formula="of:=[.I116]*2/SQRT(3)" office:value-type="float" office:value="4.408484729115" calcext:value-type="float">
            <text:p>4.408484729115</text:p>
          </table:table-cell>
          <table:table-cell table:formula="of:=[.I116]*[.I116]*4" office:value-type="float" office:value="58.3042128205205" calcext:value-type="float">
            <text:p>58.3042128205205</text:p>
          </table:table-cell>
          <table:table-cell table:number-columns-repeated="3"/>
        </table:table-row>
        <table:table-row table:style-name="ro1">
          <table:table-cell table:formula="of:=[.A116]" office:value-type="float" office:value="9" calcext:value-type="float">
            <text:p>9</text:p>
          </table:table-cell>
          <table:table-cell table:formula="of:=[.B116]+1" office:value-type="float" office:value="116" calcext:value-type="float">
            <text:p>116</text:p>
          </table:table-cell>
          <table:table-cell table:formula="of:=SQRT([.A117]*[.A117]+[.B117]*[.B117]-[.A117]*[.B117])" office:value-type="float" office:value="111.772089539384" calcext:value-type="float">
            <text:p>111.772089539384</text:p>
          </table:table-cell>
          <table:table-cell/>
          <table:table-cell table:formula="of:=[.C117]+[.A117]-[.B117]" office:value-type="float" office:value="4.77208953938367" calcext:value-type="float">
            <text:p>4.77208953938367</text:p>
          </table:table-cell>
          <table:table-cell table:formula="of:=[.C117]+[.B117]-[.A117]" office:value-type="float" office:value="218.772089539384" calcext:value-type="float">
            <text:p>218.772089539384</text:p>
          </table:table-cell>
          <table:table-cell table:formula="of:=[.A117]+[.B117]-[.C117]" office:value-type="float" office:value="13.2279104606163" calcext:value-type="float">
            <text:p>13.2279104606163</text:p>
          </table:table-cell>
          <table:table-cell table:formula="of:=[.A117]+[.B117]+[.C117]" office:value-type="float" office:value="236.772089539384" calcext:value-type="float">
            <text:p>236.772089539384</text:p>
          </table:table-cell>
          <table:table-cell table:formula="of:=SQRT([.E117]*[.F117]*[.G117]/[.H117])/2" office:value-type="float" office:value="3.81856883262655" calcext:value-type="float">
            <text:p>3.81856883262655</text:p>
          </table:table-cell>
          <table:table-cell table:formula="of:=[.I117]*2/SQRT(3)" office:value-type="float" office:value="4.40930348687211" calcext:value-type="float">
            <text:p>4.40930348687211</text:p>
          </table:table-cell>
          <table:table-cell table:formula="of:=[.I117]*[.I117]*4" office:value-type="float" office:value="58.3258717180277" calcext:value-type="float">
            <text:p>58.3258717180277</text:p>
          </table:table-cell>
          <table:table-cell table:number-columns-repeated="3"/>
        </table:table-row>
        <table:table-row table:style-name="ro1">
          <table:table-cell table:formula="of:=[.A117]" office:value-type="float" office:value="9" calcext:value-type="float">
            <text:p>9</text:p>
          </table:table-cell>
          <table:table-cell table:formula="of:=[.B117]+1" office:value-type="float" office:value="117" calcext:value-type="float">
            <text:p>117</text:p>
          </table:table-cell>
          <table:table-cell table:formula="of:=SQRT([.A118]*[.A118]+[.B118]*[.B118]-[.A118]*[.B118])" office:value-type="float" office:value="112.769676775275" calcext:value-type="float">
            <text:p>112.769676775275</text:p>
          </table:table-cell>
          <table:table-cell/>
          <table:table-cell table:formula="of:=[.C118]+[.A118]-[.B118]" office:value-type="float" office:value="4.76967677527502" calcext:value-type="float">
            <text:p>4.76967677527502</text:p>
          </table:table-cell>
          <table:table-cell table:formula="of:=[.C118]+[.B118]-[.A118]" office:value-type="float" office:value="220.769676775275" calcext:value-type="float">
            <text:p>220.769676775275</text:p>
          </table:table-cell>
          <table:table-cell table:formula="of:=[.A118]+[.B118]-[.C118]" office:value-type="float" office:value="13.230323224725" calcext:value-type="float">
            <text:p>13.230323224725</text:p>
          </table:table-cell>
          <table:table-cell table:formula="of:=[.A118]+[.B118]+[.C118]" office:value-type="float" office:value="238.769676775275" calcext:value-type="float">
            <text:p>238.769676775275</text:p>
          </table:table-cell>
          <table:table-cell table:formula="of:=SQRT([.E118]*[.F118]*[.G118]/[.H118])/2" office:value-type="float" office:value="3.81926533763037" calcext:value-type="float">
            <text:p>3.81926533763037</text:p>
          </table:table-cell>
          <table:table-cell table:formula="of:=[.I118]*2/SQRT(3)" office:value-type="float" office:value="4.410107741575" calcext:value-type="float">
            <text:p>4.410107741575</text:p>
          </table:table-cell>
          <table:table-cell table:formula="of:=[.I118]*[.I118]*4" office:value-type="float" office:value="58.3471508768992" calcext:value-type="float">
            <text:p>58.3471508768992</text:p>
          </table:table-cell>
          <table:table-cell table:number-columns-repeated="3"/>
        </table:table-row>
        <table:table-row table:style-name="ro1">
          <table:table-cell table:formula="of:=[.A118]" office:value-type="float" office:value="9" calcext:value-type="float">
            <text:p>9</text:p>
          </table:table-cell>
          <table:table-cell table:formula="of:=[.B118]+1" office:value-type="float" office:value="118" calcext:value-type="float">
            <text:p>118</text:p>
          </table:table-cell>
          <table:table-cell table:formula="of:=SQRT([.A119]*[.A119]+[.B119]*[.B119]-[.A119]*[.B119])" office:value-type="float" office:value="113.767306375777" calcext:value-type="float">
            <text:p>113.767306375777</text:p>
          </table:table-cell>
          <table:table-cell/>
          <table:table-cell table:formula="of:=[.C119]+[.A119]-[.B119]" office:value-type="float" office:value="4.7673063757774" calcext:value-type="float">
            <text:p>4.7673063757774</text:p>
          </table:table-cell>
          <table:table-cell table:formula="of:=[.C119]+[.B119]-[.A119]" office:value-type="float" office:value="222.767306375777" calcext:value-type="float">
            <text:p>222.767306375777</text:p>
          </table:table-cell>
          <table:table-cell table:formula="of:=[.A119]+[.B119]-[.C119]" office:value-type="float" office:value="13.2326936242226" calcext:value-type="float">
            <text:p>13.2326936242226</text:p>
          </table:table-cell>
          <table:table-cell table:formula="of:=[.A119]+[.B119]+[.C119]" office:value-type="float" office:value="240.767306375777" calcext:value-type="float">
            <text:p>240.767306375777</text:p>
          </table:table-cell>
          <table:table-cell table:formula="of:=SQRT([.E119]*[.F119]*[.G119]/[.H119])/2" office:value-type="float" office:value="3.81994961302438" calcext:value-type="float">
            <text:p>3.81994961302438</text:p>
          </table:table-cell>
          <table:table-cell table:formula="of:=[.I119]*2/SQRT(3)" office:value-type="float" office:value="4.41089787474087" calcext:value-type="float">
            <text:p>4.41089787474087</text:p>
          </table:table-cell>
          <table:table-cell table:formula="of:=[.I119]*[.I119]*4" office:value-type="float" office:value="58.3680601841805" calcext:value-type="float">
            <text:p>58.3680601841805</text:p>
          </table:table-cell>
          <table:table-cell table:number-columns-repeated="3"/>
        </table:table-row>
        <table:table-row table:style-name="ro1">
          <table:table-cell table:formula="of:=[.A119]" office:value-type="float" office:value="9" calcext:value-type="float">
            <text:p>9</text:p>
          </table:table-cell>
          <table:table-cell table:formula="of:=[.B119]+1" office:value-type="float" office:value="119" calcext:value-type="float">
            <text:p>119</text:p>
          </table:table-cell>
          <table:table-cell table:formula="of:=SQRT([.A120]*[.A120]+[.B120]*[.B120]-[.A120]*[.B120])" office:value-type="float" office:value="114.764977236089" calcext:value-type="float">
            <text:p>114.764977236089</text:p>
          </table:table-cell>
          <table:table-cell/>
          <table:table-cell table:formula="of:=[.C120]+[.A120]-[.B120]" office:value-type="float" office:value="4.76497723608888" calcext:value-type="float">
            <text:p>4.76497723608888</text:p>
          </table:table-cell>
          <table:table-cell table:formula="of:=[.C120]+[.B120]-[.A120]" office:value-type="float" office:value="224.764977236089" calcext:value-type="float">
            <text:p>224.764977236089</text:p>
          </table:table-cell>
          <table:table-cell table:formula="of:=[.A120]+[.B120]-[.C120]" office:value-type="float" office:value="13.2350227639111" calcext:value-type="float">
            <text:p>13.2350227639111</text:p>
          </table:table-cell>
          <table:table-cell table:formula="of:=[.A120]+[.B120]+[.C120]" office:value-type="float" office:value="242.764977236089" calcext:value-type="float">
            <text:p>242.764977236089</text:p>
          </table:table-cell>
          <table:table-cell table:formula="of:=SQRT([.E120]*[.F120]*[.G120]/[.H120])/2" office:value-type="float" office:value="3.82062197773745" calcext:value-type="float">
            <text:p>3.82062197773745</text:p>
          </table:table-cell>
          <table:table-cell table:formula="of:=[.I120]*2/SQRT(3)" office:value-type="float" office:value="4.41167425463704" calcext:value-type="float">
            <text:p>4.41167425463704</text:p>
          </table:table-cell>
          <table:table-cell table:formula="of:=[.I120]*[.I120]*4" office:value-type="float" office:value="58.3886091870818" calcext:value-type="float">
            <text:p>58.3886091870818</text:p>
          </table:table-cell>
          <table:table-cell table:number-columns-repeated="3"/>
        </table:table-row>
        <table:table-row table:style-name="ro1">
          <table:table-cell table:formula="of:=[.A120]" office:value-type="float" office:value="9" calcext:value-type="float">
            <text:p>9</text:p>
          </table:table-cell>
          <table:table-cell table:formula="of:=[.B120]+1" office:value-type="float" office:value="120" calcext:value-type="float">
            <text:p>120</text:p>
          </table:table-cell>
          <table:table-cell table:formula="of:=SQRT([.A121]*[.A121]+[.B121]*[.B121]-[.A121]*[.B121])" office:value-type="float" office:value="115.762688289448" calcext:value-type="float">
            <text:p>115.762688289448</text:p>
          </table:table-cell>
          <table:table-cell/>
          <table:table-cell table:formula="of:=[.C121]+[.A121]-[.B121]" office:value-type="float" office:value="4.76268828944843" calcext:value-type="float">
            <text:p>4.76268828944843</text:p>
          </table:table-cell>
          <table:table-cell table:formula="of:=[.C121]+[.B121]-[.A121]" office:value-type="float" office:value="226.762688289448" calcext:value-type="float">
            <text:p>226.762688289448</text:p>
          </table:table-cell>
          <table:table-cell table:formula="of:=[.A121]+[.B121]-[.C121]" office:value-type="float" office:value="13.2373117105516" calcext:value-type="float">
            <text:p>13.2373117105516</text:p>
          </table:table-cell>
          <table:table-cell table:formula="of:=[.A121]+[.B121]+[.C121]" office:value-type="float" office:value="244.762688289448" calcext:value-type="float">
            <text:p>244.762688289448</text:p>
          </table:table-cell>
          <table:table-cell table:formula="of:=SQRT([.E121]*[.F121]*[.G121]/[.H121])/2" office:value-type="float" office:value="3.82128273971697" calcext:value-type="float">
            <text:p>3.82128273971697</text:p>
          </table:table-cell>
          <table:table-cell table:formula="of:=[.I121]*2/SQRT(3)" office:value-type="float" office:value="4.41243723685053" calcext:value-type="float">
            <text:p>4.41243723685053</text:p>
          </table:table-cell>
          <table:table-cell table:formula="of:=[.I121]*[.I121]*4" office:value-type="float" office:value="58.4088071074353" calcext:value-type="float">
            <text:p>58.4088071074353</text:p>
          </table:table-cell>
          <table:table-cell table:number-columns-repeated="3"/>
        </table:table-row>
        <table:table-row table:style-name="ro1">
          <table:table-cell table:formula="of:=[.A121]" office:value-type="float" office:value="9" calcext:value-type="float">
            <text:p>9</text:p>
          </table:table-cell>
          <table:table-cell table:formula="of:=[.B121]+1" office:value-type="float" office:value="121" calcext:value-type="float">
            <text:p>121</text:p>
          </table:table-cell>
          <table:table-cell table:formula="of:=SQRT([.A122]*[.A122]+[.B122]*[.B122]-[.A122]*[.B122])" office:value-type="float" office:value="116.760438505514" calcext:value-type="float">
            <text:p>116.760438505514</text:p>
          </table:table-cell>
          <table:table-cell/>
          <table:table-cell table:formula="of:=[.C122]+[.A122]-[.B122]" office:value-type="float" office:value="4.76043850551436" calcext:value-type="float">
            <text:p>4.76043850551436</text:p>
          </table:table-cell>
          <table:table-cell table:formula="of:=[.C122]+[.B122]-[.A122]" office:value-type="float" office:value="228.760438505514" calcext:value-type="float">
            <text:p>228.760438505514</text:p>
          </table:table-cell>
          <table:table-cell table:formula="of:=[.A122]+[.B122]-[.C122]" office:value-type="float" office:value="13.2395614944856" calcext:value-type="float">
            <text:p>13.2395614944856</text:p>
          </table:table-cell>
          <table:table-cell table:formula="of:=[.A122]+[.B122]+[.C122]" office:value-type="float" office:value="246.760438505514" calcext:value-type="float">
            <text:p>246.760438505514</text:p>
          </table:table-cell>
          <table:table-cell table:formula="of:=SQRT([.E122]*[.F122]*[.G122]/[.H122])/2" office:value-type="float" office:value="3.82193219639695" calcext:value-type="float">
            <text:p>3.82193219639695</text:p>
          </table:table-cell>
          <table:table-cell table:formula="of:=[.I122]*2/SQRT(3)" office:value-type="float" office:value="4.41318716482855" calcext:value-type="float">
            <text:p>4.41318716482855</text:p>
          </table:table-cell>
          <table:table-cell table:formula="of:=[.I122]*[.I122]*4" office:value-type="float" office:value="58.4286628554223" calcext:value-type="float">
            <text:p>58.4286628554223</text:p>
          </table:table-cell>
          <table:table-cell table:number-columns-repeated="3"/>
        </table:table-row>
        <table:table-row table:style-name="ro1">
          <table:table-cell table:formula="of:=[.A122]" office:value-type="float" office:value="9" calcext:value-type="float">
            <text:p>9</text:p>
          </table:table-cell>
          <table:table-cell table:formula="of:=[.B122]+1" office:value-type="float" office:value="122" calcext:value-type="float">
            <text:p>122</text:p>
          </table:table-cell>
          <table:table-cell table:formula="of:=SQRT([.A123]*[.A123]+[.B123]*[.B123]-[.A123]*[.B123])" office:value-type="float" office:value="117.758226888825" calcext:value-type="float">
            <text:p>117.758226888825</text:p>
          </table:table-cell>
          <table:table-cell/>
          <table:table-cell table:formula="of:=[.C123]+[.A123]-[.B123]" office:value-type="float" office:value="4.75822688882505" calcext:value-type="float">
            <text:p>4.75822688882505</text:p>
          </table:table-cell>
          <table:table-cell table:formula="of:=[.C123]+[.B123]-[.A123]" office:value-type="float" office:value="230.758226888825" calcext:value-type="float">
            <text:p>230.758226888825</text:p>
          </table:table-cell>
          <table:table-cell table:formula="of:=[.A123]+[.B123]-[.C123]" office:value-type="float" office:value="13.241773111175" calcext:value-type="float">
            <text:p>13.241773111175</text:p>
          </table:table-cell>
          <table:table-cell table:formula="of:=[.A123]+[.B123]+[.C123]" office:value-type="float" office:value="248.758226888825" calcext:value-type="float">
            <text:p>248.758226888825</text:p>
          </table:table-cell>
          <table:table-cell table:formula="of:=SQRT([.E123]*[.F123]*[.G123]/[.H123])/2" office:value-type="float" office:value="3.8225706351424" calcext:value-type="float">
            <text:p>3.8225706351424</text:p>
          </table:table-cell>
          <table:table-cell table:formula="of:=[.I123]*2/SQRT(3)" office:value-type="float" office:value="4.41392437039165" calcext:value-type="float">
            <text:p>4.41392437039165</text:p>
          </table:table-cell>
          <table:table-cell table:formula="of:=[.I123]*[.I123]*4" office:value-type="float" office:value="58.4481850426119" calcext:value-type="float">
            <text:p>58.4481850426119</text:p>
          </table:table-cell>
          <table:table-cell table:number-columns-repeated="3"/>
        </table:table-row>
        <table:table-row table:style-name="ro1">
          <table:table-cell table:formula="of:=[.A123]" office:value-type="float" office:value="9" calcext:value-type="float">
            <text:p>9</text:p>
          </table:table-cell>
          <table:table-cell table:formula="of:=[.B123]+1" office:value-type="float" office:value="123" calcext:value-type="float">
            <text:p>123</text:p>
          </table:table-cell>
          <table:table-cell table:formula="of:=SQRT([.A124]*[.A124]+[.B124]*[.B124]-[.A124]*[.B124])" office:value-type="float" office:value="118.756052477337" calcext:value-type="float">
            <text:p>118.756052477337</text:p>
          </table:table-cell>
          <table:table-cell/>
          <table:table-cell table:formula="of:=[.C124]+[.A124]-[.B124]" office:value-type="float" office:value="4.75605247733692" calcext:value-type="float">
            <text:p>4.75605247733692</text:p>
          </table:table-cell>
          <table:table-cell table:formula="of:=[.C124]+[.B124]-[.A124]" office:value-type="float" office:value="232.756052477337" calcext:value-type="float">
            <text:p>232.756052477337</text:p>
          </table:table-cell>
          <table:table-cell table:formula="of:=[.A124]+[.B124]-[.C124]" office:value-type="float" office:value="13.2439475226631" calcext:value-type="float">
            <text:p>13.2439475226631</text:p>
          </table:table-cell>
          <table:table-cell table:formula="of:=[.A124]+[.B124]+[.C124]" office:value-type="float" office:value="250.756052477337" calcext:value-type="float">
            <text:p>250.756052477337</text:p>
          </table:table-cell>
          <table:table-cell table:formula="of:=SQRT([.E124]*[.F124]*[.G124]/[.H124])/2" office:value-type="float" office:value="3.82319833367141" calcext:value-type="float">
            <text:p>3.82319833367141</text:p>
          </table:table-cell>
          <table:table-cell table:formula="of:=[.I124]*2/SQRT(3)" office:value-type="float" office:value="4.41464917422103" calcext:value-type="float">
            <text:p>4.41464917422103</text:p>
          </table:table-cell>
          <table:table-cell table:formula="of:=[.I124]*[.I124]*4" office:value-type="float" office:value="58.4673819943512" calcext:value-type="float">
            <text:p>58.4673819943512</text:p>
          </table:table-cell>
          <table:table-cell table:number-columns-repeated="3"/>
        </table:table-row>
        <table:table-row table:style-name="ro1">
          <table:table-cell table:formula="of:=[.A124]" office:value-type="float" office:value="9" calcext:value-type="float">
            <text:p>9</text:p>
          </table:table-cell>
          <table:table-cell table:formula="of:=[.B124]+1" office:value-type="float" office:value="124" calcext:value-type="float">
            <text:p>124</text:p>
          </table:table-cell>
          <table:table-cell table:formula="of:=SQRT([.A125]*[.A125]+[.B125]*[.B125]-[.A125]*[.B125])" office:value-type="float" office:value="119.753914341035" calcext:value-type="float">
            <text:p>119.753914341035</text:p>
          </table:table-cell>
          <table:table-cell/>
          <table:table-cell table:formula="of:=[.C125]+[.A125]-[.B125]" office:value-type="float" office:value="4.75391434103523" calcext:value-type="float">
            <text:p>4.75391434103523</text:p>
          </table:table-cell>
          <table:table-cell table:formula="of:=[.C125]+[.B125]-[.A125]" office:value-type="float" office:value="234.753914341035" calcext:value-type="float">
            <text:p>234.753914341035</text:p>
          </table:table-cell>
          <table:table-cell table:formula="of:=[.A125]+[.B125]-[.C125]" office:value-type="float" office:value="13.2460856589648" calcext:value-type="float">
            <text:p>13.2460856589648</text:p>
          </table:table-cell>
          <table:table-cell table:formula="of:=[.A125]+[.B125]+[.C125]" office:value-type="float" office:value="252.753914341035" calcext:value-type="float">
            <text:p>252.753914341035</text:p>
          </table:table-cell>
          <table:table-cell table:formula="of:=SQRT([.E125]*[.F125]*[.G125]/[.H125])/2" office:value-type="float" office:value="3.82381556045608" calcext:value-type="float">
            <text:p>3.82381556045608</text:p>
          </table:table-cell>
          <table:table-cell table:formula="of:=[.I125]*2/SQRT(3)" office:value-type="float" office:value="4.4153618863216" calcext:value-type="float">
            <text:p>4.4153618863216</text:p>
          </table:table-cell>
          <table:table-cell table:formula="of:=[.I125]*[.I125]*4" office:value-type="float" office:value="58.4862617615443" calcext:value-type="float">
            <text:p>58.4862617615443</text:p>
          </table:table-cell>
          <table:table-cell table:number-columns-repeated="3"/>
        </table:table-row>
        <table:table-row table:style-name="ro1">
          <table:table-cell table:formula="of:=[.A125]" office:value-type="float" office:value="9" calcext:value-type="float">
            <text:p>9</text:p>
          </table:table-cell>
          <table:table-cell table:formula="of:=[.B125]+1" office:value-type="float" office:value="125" calcext:value-type="float">
            <text:p>125</text:p>
          </table:table-cell>
          <table:table-cell table:formula="of:=SQRT([.A126]*[.A126]+[.B126]*[.B126]-[.A126]*[.B126])" office:value-type="float" office:value="120.751811580614" calcext:value-type="float">
            <text:p>120.751811580614</text:p>
          </table:table-cell>
          <table:table-cell/>
          <table:table-cell table:formula="of:=[.C126]+[.A126]-[.B126]" office:value-type="float" office:value="4.75181158061355" calcext:value-type="float">
            <text:p>4.75181158061355</text:p>
          </table:table-cell>
          <table:table-cell table:formula="of:=[.C126]+[.B126]-[.A126]" office:value-type="float" office:value="236.751811580614" calcext:value-type="float">
            <text:p>236.751811580614</text:p>
          </table:table-cell>
          <table:table-cell table:formula="of:=[.A126]+[.B126]-[.C126]" office:value-type="float" office:value="13.2481884193864" calcext:value-type="float">
            <text:p>13.2481884193864</text:p>
          </table:table-cell>
          <table:table-cell table:formula="of:=[.A126]+[.B126]+[.C126]" office:value-type="float" office:value="254.751811580614" calcext:value-type="float">
            <text:p>254.751811580614</text:p>
          </table:table-cell>
          <table:table-cell table:formula="of:=SQRT([.E126]*[.F126]*[.G126]/[.H126])/2" office:value-type="float" office:value="3.82442257510381" calcext:value-type="float">
            <text:p>3.82442257510381</text:p>
          </table:table-cell>
          <table:table-cell table:formula="of:=[.I126]*2/SQRT(3)" office:value-type="float" office:value="4.41606280646214" calcext:value-type="float">
            <text:p>4.41606280646214</text:p>
          </table:table-cell>
          <table:table-cell table:formula="of:=[.I126]*[.I126]*4" office:value-type="float" office:value="58.5048321318548" calcext:value-type="float">
            <text:p>58.5048321318548</text:p>
          </table:table-cell>
          <table:table-cell table:number-columns-repeated="3"/>
        </table:table-row>
        <table:table-row table:style-name="ro1">
          <table:table-cell table:formula="of:=[.A126]" office:value-type="float" office:value="9" calcext:value-type="float">
            <text:p>9</text:p>
          </table:table-cell>
          <table:table-cell table:formula="of:=[.B126]+1" office:value-type="float" office:value="126" calcext:value-type="float">
            <text:p>126</text:p>
          </table:table-cell>
          <table:table-cell table:formula="of:=SQRT([.A127]*[.A127]+[.B127]*[.B127]-[.A127]*[.B127])" office:value-type="float" office:value="121.749743326218" calcext:value-type="float">
            <text:p>121.749743326218</text:p>
          </table:table-cell>
          <table:table-cell/>
          <table:table-cell table:formula="of:=[.C127]+[.A127]-[.B127]" office:value-type="float" office:value="4.74974332621815" calcext:value-type="float">
            <text:p>4.74974332621815</text:p>
          </table:table-cell>
          <table:table-cell table:formula="of:=[.C127]+[.B127]-[.A127]" office:value-type="float" office:value="238.749743326218" calcext:value-type="float">
            <text:p>238.749743326218</text:p>
          </table:table-cell>
          <table:table-cell table:formula="of:=[.A127]+[.B127]-[.C127]" office:value-type="float" office:value="13.2502566737818" calcext:value-type="float">
            <text:p>13.2502566737818</text:p>
          </table:table-cell>
          <table:table-cell table:formula="of:=[.A127]+[.B127]+[.C127]" office:value-type="float" office:value="256.749743326218" calcext:value-type="float">
            <text:p>256.749743326218</text:p>
          </table:table-cell>
          <table:table-cell table:formula="of:=SQRT([.E127]*[.F127]*[.G127]/[.H127])/2" office:value-type="float" office:value="3.8250196287198" calcext:value-type="float">
            <text:p>3.8250196287198</text:p>
          </table:table-cell>
          <table:table-cell table:formula="of:=[.I127]*2/SQRT(3)" office:value-type="float" office:value="4.41675222459395" calcext:value-type="float">
            <text:p>4.41675222459395</text:p>
          </table:table-cell>
          <table:table-cell table:formula="of:=[.I127]*[.I127]*4" office:value-type="float" office:value="58.5231006403669" calcext:value-type="float">
            <text:p>58.5231006403669</text:p>
          </table:table-cell>
          <table:table-cell table:number-columns-repeated="3"/>
        </table:table-row>
        <table:table-row table:style-name="ro1">
          <table:table-cell table:formula="of:=[.A127]" office:value-type="float" office:value="9" calcext:value-type="float">
            <text:p>9</text:p>
          </table:table-cell>
          <table:table-cell table:formula="of:=[.B127]+1" office:value-type="float" office:value="127" calcext:value-type="float">
            <text:p>127</text:p>
          </table:table-cell>
          <table:table-cell table:formula="of:=SQRT([.A128]*[.A128]+[.B128]*[.B128]-[.A128]*[.B128])" office:value-type="float" office:value="122.747708736253" calcext:value-type="float">
            <text:p>122.747708736253</text:p>
          </table:table-cell>
          <table:table-cell/>
          <table:table-cell table:formula="of:=[.C128]+[.A128]-[.B128]" office:value-type="float" office:value="4.747708736253" calcext:value-type="float">
            <text:p>4.747708736253</text:p>
          </table:table-cell>
          <table:table-cell table:formula="of:=[.C128]+[.B128]-[.A128]" office:value-type="float" office:value="240.747708736253" calcext:value-type="float">
            <text:p>240.747708736253</text:p>
          </table:table-cell>
          <table:table-cell table:formula="of:=[.A128]+[.B128]-[.C128]" office:value-type="float" office:value="13.252291263747" calcext:value-type="float">
            <text:p>13.252291263747</text:p>
          </table:table-cell>
          <table:table-cell table:formula="of:=[.A128]+[.B128]+[.C128]" office:value-type="float" office:value="258.747708736253" calcext:value-type="float">
            <text:p>258.747708736253</text:p>
          </table:table-cell>
          <table:table-cell table:formula="of:=SQRT([.E128]*[.F128]*[.G128]/[.H128])/2" office:value-type="float" office:value="3.82560696425183" calcext:value-type="float">
            <text:p>3.82560696425183</text:p>
          </table:table-cell>
          <table:table-cell table:formula="of:=[.I128]*2/SQRT(3)" office:value-type="float" office:value="4.41743042124901" calcext:value-type="float">
            <text:p>4.41743042124901</text:p>
          </table:table-cell>
          <table:table-cell table:formula="of:=[.I128]*[.I128]*4" office:value-type="float" office:value="58.5410745797285" calcext:value-type="float">
            <text:p>58.5410745797285</text:p>
          </table:table-cell>
          <table:table-cell table:number-columns-repeated="3"/>
        </table:table-row>
        <table:table-row table:style-name="ro1">
          <table:table-cell table:formula="of:=[.A128]" office:value-type="float" office:value="9" calcext:value-type="float">
            <text:p>9</text:p>
          </table:table-cell>
          <table:table-cell table:formula="of:=[.B128]+1" office:value-type="float" office:value="128" calcext:value-type="float">
            <text:p>128</text:p>
          </table:table-cell>
          <table:table-cell table:formula="of:=SQRT([.A129]*[.A129]+[.B129]*[.B129]-[.A129]*[.B129])" office:value-type="float" office:value="123.745706996243" calcext:value-type="float">
            <text:p>123.745706996243</text:p>
          </table:table-cell>
          <table:table-cell/>
          <table:table-cell table:formula="of:=[.C129]+[.A129]-[.B129]" office:value-type="float" office:value="4.74570699624292" calcext:value-type="float">
            <text:p>4.74570699624292</text:p>
          </table:table-cell>
          <table:table-cell table:formula="of:=[.C129]+[.B129]-[.A129]" office:value-type="float" office:value="242.745706996243" calcext:value-type="float">
            <text:p>242.745706996243</text:p>
          </table:table-cell>
          <table:table-cell table:formula="of:=[.A129]+[.B129]-[.C129]" office:value-type="float" office:value="13.2542930037571" calcext:value-type="float">
            <text:p>13.2542930037571</text:p>
          </table:table-cell>
          <table:table-cell table:formula="of:=[.A129]+[.B129]+[.C129]" office:value-type="float" office:value="260.745706996243" calcext:value-type="float">
            <text:p>260.745706996243</text:p>
          </table:table-cell>
          <table:table-cell table:formula="of:=SQRT([.E129]*[.F129]*[.G129]/[.H129])/2" office:value-type="float" office:value="3.82618481681867" calcext:value-type="float">
            <text:p>3.82618481681867</text:p>
          </table:table-cell>
          <table:table-cell table:formula="of:=[.I129]*2/SQRT(3)" office:value-type="float" office:value="4.41809766791904" calcext:value-type="float">
            <text:p>4.41809766791904</text:p>
          </table:table-cell>
          <table:table-cell table:formula="of:=[.I129]*[.I129]*4" office:value-type="float" office:value="58.5587610098149" calcext:value-type="float">
            <text:p>58.5587610098149</text:p>
          </table:table-cell>
          <table:table-cell table:number-columns-repeated="3"/>
        </table:table-row>
        <table:table-row table:style-name="ro1">
          <table:table-cell table:formula="of:=[.A129]" office:value-type="float" office:value="9" calcext:value-type="float">
            <text:p>9</text:p>
          </table:table-cell>
          <table:table-cell table:formula="of:=[.B129]+1" office:value-type="float" office:value="129" calcext:value-type="float">
            <text:p>129</text:p>
          </table:table-cell>
          <table:table-cell table:formula="of:=SQRT([.A130]*[.A130]+[.B130]*[.B130]-[.A130]*[.B130])" office:value-type="float" office:value="124.743737317751" calcext:value-type="float">
            <text:p>124.743737317751</text:p>
          </table:table-cell>
          <table:table-cell/>
          <table:table-cell table:formula="of:=[.C130]+[.A130]-[.B130]" office:value-type="float" office:value="4.74373731775074" calcext:value-type="float">
            <text:p>4.74373731775074</text:p>
          </table:table-cell>
          <table:table-cell table:formula="of:=[.C130]+[.B130]-[.A130]" office:value-type="float" office:value="244.743737317751" calcext:value-type="float">
            <text:p>244.743737317751</text:p>
          </table:table-cell>
          <table:table-cell table:formula="of:=[.A130]+[.B130]-[.C130]" office:value-type="float" office:value="13.2562626822493" calcext:value-type="float">
            <text:p>13.2562626822493</text:p>
          </table:table-cell>
          <table:table-cell table:formula="of:=[.A130]+[.B130]+[.C130]" office:value-type="float" office:value="262.743737317751" calcext:value-type="float">
            <text:p>262.743737317751</text:p>
          </table:table-cell>
          <table:table-cell table:formula="of:=SQRT([.E130]*[.F130]*[.G130]/[.H130])/2" office:value-type="float" office:value="3.8267534140225" calcext:value-type="float">
            <text:p>3.8267534140225</text:p>
          </table:table-cell>
          <table:table-cell table:formula="of:=[.I130]*2/SQRT(3)" office:value-type="float" office:value="4.41875422741642" calcext:value-type="float">
            <text:p>4.41875422741642</text:p>
          </table:table-cell>
          <table:table-cell table:formula="of:=[.I130]*[.I130]*4" office:value-type="float" office:value="58.5761667669314" calcext:value-type="float">
            <text:p>58.5761667669314</text:p>
          </table:table-cell>
          <table:table-cell table:number-columns-repeated="3"/>
        </table:table-row>
        <table:table-row table:style-name="ro1">
          <table:table-cell table:formula="of:=[.A130]" office:value-type="float" office:value="9" calcext:value-type="float">
            <text:p>9</text:p>
          </table:table-cell>
          <table:table-cell table:formula="of:=[.B130]+1" office:value-type="float" office:value="130" calcext:value-type="float">
            <text:p>130</text:p>
          </table:table-cell>
          <table:table-cell table:formula="of:=SQRT([.A131]*[.A131]+[.B131]*[.B131]-[.A131]*[.B131])" office:value-type="float" office:value="125.741798937346" calcext:value-type="float">
            <text:p>125.741798937346</text:p>
          </table:table-cell>
          <table:table-cell/>
          <table:table-cell table:formula="of:=[.C131]+[.A131]-[.B131]" office:value-type="float" office:value="4.7417989373462" calcext:value-type="float">
            <text:p>4.7417989373462</text:p>
          </table:table-cell>
          <table:table-cell table:formula="of:=[.C131]+[.B131]-[.A131]" office:value-type="float" office:value="246.741798937346" calcext:value-type="float">
            <text:p>246.741798937346</text:p>
          </table:table-cell>
          <table:table-cell table:formula="of:=[.A131]+[.B131]-[.C131]" office:value-type="float" office:value="13.2582010626538" calcext:value-type="float">
            <text:p>13.2582010626538</text:p>
          </table:table-cell>
          <table:table-cell table:formula="of:=[.A131]+[.B131]+[.C131]" office:value-type="float" office:value="264.741798937346" calcext:value-type="float">
            <text:p>264.741798937346</text:p>
          </table:table-cell>
          <table:table-cell table:formula="of:=SQRT([.E131]*[.F131]*[.G131]/[.H131])/2" office:value-type="float" office:value="3.82731297624667" calcext:value-type="float">
            <text:p>3.82731297624667</text:p>
          </table:table-cell>
          <table:table-cell table:formula="of:=[.I131]*2/SQRT(3)" office:value-type="float" office:value="4.41940035421793" calcext:value-type="float">
            <text:p>4.41940035421793</text:p>
          </table:table-cell>
          <table:table-cell table:formula="of:=[.I131]*[.I131]*4" office:value-type="float" office:value="58.5932984725847" calcext:value-type="float">
            <text:p>58.5932984725847</text:p>
          </table:table-cell>
          <table:table-cell table:number-columns-repeated="3"/>
        </table:table-row>
        <table:table-row table:style-name="ro1">
          <table:table-cell table:formula="of:=[.A131]" office:value-type="float" office:value="9" calcext:value-type="float">
            <text:p>9</text:p>
          </table:table-cell>
          <table:table-cell table:formula="of:=[.B131]+1" office:value-type="float" office:value="131" calcext:value-type="float">
            <text:p>131</text:p>
          </table:table-cell>
          <table:table-cell table:formula="of:=SQRT([.A132]*[.A132]+[.B132]*[.B132]-[.A132]*[.B132])" office:value-type="float" office:value="126.739891115623" calcext:value-type="float">
            <text:p>126.739891115623</text:p>
          </table:table-cell>
          <table:table-cell/>
          <table:table-cell table:formula="of:=[.C132]+[.A132]-[.B132]" office:value-type="float" office:value="4.7398911156231" calcext:value-type="float">
            <text:p>4.7398911156231</text:p>
          </table:table-cell>
          <table:table-cell table:formula="of:=[.C132]+[.B132]-[.A132]" office:value-type="float" office:value="248.739891115623" calcext:value-type="float">
            <text:p>248.739891115623</text:p>
          </table:table-cell>
          <table:table-cell table:formula="of:=[.A132]+[.B132]-[.C132]" office:value-type="float" office:value="13.2601088843769" calcext:value-type="float">
            <text:p>13.2601088843769</text:p>
          </table:table-cell>
          <table:table-cell table:formula="of:=[.A132]+[.B132]+[.C132]" office:value-type="float" office:value="266.739891115623" calcext:value-type="float">
            <text:p>266.739891115623</text:p>
          </table:table-cell>
          <table:table-cell table:formula="of:=SQRT([.E132]*[.F132]*[.G132]/[.H132])/2" office:value-type="float" office:value="3.82786371693937" calcext:value-type="float">
            <text:p>3.82786371693937</text:p>
          </table:table-cell>
          <table:table-cell table:formula="of:=[.I132]*2/SQRT(3)" office:value-type="float" office:value="4.42003629479229" calcext:value-type="float">
            <text:p>4.42003629479229</text:p>
          </table:table-cell>
          <table:table-cell table:formula="of:=[.I132]*[.I132]*4" office:value-type="float" office:value="58.6101625418436" calcext:value-type="float">
            <text:p>58.6101625418436</text:p>
          </table:table-cell>
          <table:table-cell table:number-columns-repeated="3"/>
        </table:table-row>
        <table:table-row table:style-name="ro1">
          <table:table-cell table:formula="of:=[.A132]" office:value-type="float" office:value="9" calcext:value-type="float">
            <text:p>9</text:p>
          </table:table-cell>
          <table:table-cell table:formula="of:=[.B132]+1" office:value-type="float" office:value="132" calcext:value-type="float">
            <text:p>132</text:p>
          </table:table-cell>
          <table:table-cell table:formula="of:=SQRT([.A133]*[.A133]+[.B133]*[.B133]-[.A133]*[.B133])" office:value-type="float" office:value="127.738013136263" calcext:value-type="float">
            <text:p>127.738013136263</text:p>
          </table:table-cell>
          <table:table-cell/>
          <table:table-cell table:formula="of:=[.C133]+[.A133]-[.B133]" office:value-type="float" office:value="4.73801313626262" calcext:value-type="float">
            <text:p>4.73801313626262</text:p>
          </table:table-cell>
          <table:table-cell table:formula="of:=[.C133]+[.B133]-[.A133]" office:value-type="float" office:value="250.738013136263" calcext:value-type="float">
            <text:p>250.738013136263</text:p>
          </table:table-cell>
          <table:table-cell table:formula="of:=[.A133]+[.B133]-[.C133]" office:value-type="float" office:value="13.2619868637374" calcext:value-type="float">
            <text:p>13.2619868637374</text:p>
          </table:table-cell>
          <table:table-cell table:formula="of:=[.A133]+[.B133]+[.C133]" office:value-type="float" office:value="268.738013136263" calcext:value-type="float">
            <text:p>268.738013136263</text:p>
          </table:table-cell>
          <table:table-cell table:formula="of:=SQRT([.E133]*[.F133]*[.G133]/[.H133])/2" office:value-type="float" office:value="3.82840584288404" calcext:value-type="float">
            <text:p>3.82840584288404</text:p>
          </table:table-cell>
          <table:table-cell table:formula="of:=[.I133]*2/SQRT(3)" office:value-type="float" office:value="4.42066228791247" calcext:value-type="float">
            <text:p>4.42066228791247</text:p>
          </table:table-cell>
          <table:table-cell table:formula="of:=[.I133]*[.I133]*4" office:value-type="float" office:value="58.6267651913145" calcext:value-type="float">
            <text:p>58.6267651913145</text:p>
          </table:table-cell>
          <table:table-cell table:number-columns-repeated="3"/>
        </table:table-row>
        <table:table-row table:style-name="ro1">
          <table:table-cell table:formula="of:=[.A133]" office:value-type="float" office:value="9" calcext:value-type="float">
            <text:p>9</text:p>
          </table:table-cell>
          <table:table-cell table:formula="of:=[.B133]+1" office:value-type="float" office:value="133" calcext:value-type="float">
            <text:p>133</text:p>
          </table:table-cell>
          <table:table-cell table:formula="of:=SQRT([.A134]*[.A134]+[.B134]*[.B134]-[.A134]*[.B134])" office:value-type="float" office:value="128.73616430514" calcext:value-type="float">
            <text:p>128.73616430514</text:p>
          </table:table-cell>
          <table:table-cell/>
          <table:table-cell table:formula="of:=[.C134]+[.A134]-[.B134]" office:value-type="float" office:value="4.73616430513999" calcext:value-type="float">
            <text:p>4.73616430513999</text:p>
          </table:table-cell>
          <table:table-cell table:formula="of:=[.C134]+[.B134]-[.A134]" office:value-type="float" office:value="252.73616430514" calcext:value-type="float">
            <text:p>252.73616430514</text:p>
          </table:table-cell>
          <table:table-cell table:formula="of:=[.A134]+[.B134]-[.C134]" office:value-type="float" office:value="13.26383569486" calcext:value-type="float">
            <text:p>13.26383569486</text:p>
          </table:table-cell>
          <table:table-cell table:formula="of:=[.A134]+[.B134]+[.C134]" office:value-type="float" office:value="270.73616430514" calcext:value-type="float">
            <text:p>270.73616430514</text:p>
          </table:table-cell>
          <table:table-cell table:formula="of:=SQRT([.E134]*[.F134]*[.G134]/[.H134])/2" office:value-type="float" office:value="3.8289395544572" calcext:value-type="float">
            <text:p>3.8289395544572</text:p>
          </table:table-cell>
          <table:table-cell table:formula="of:=[.I134]*2/SQRT(3)" office:value-type="float" office:value="4.42127856495334" calcext:value-type="float">
            <text:p>4.42127856495334</text:p>
          </table:table-cell>
          <table:table-cell table:formula="of:=[.I134]*[.I134]*4" office:value-type="float" office:value="58.6431124467475" calcext:value-type="float">
            <text:p>58.6431124467475</text:p>
          </table:table-cell>
          <table:table-cell table:number-columns-repeated="3"/>
        </table:table-row>
        <table:table-row table:style-name="ro1">
          <table:table-cell table:formula="of:=[.A134]" office:value-type="float" office:value="9" calcext:value-type="float">
            <text:p>9</text:p>
          </table:table-cell>
          <table:table-cell table:formula="of:=[.B134]+1" office:value-type="float" office:value="134" calcext:value-type="float">
            <text:p>134</text:p>
          </table:table-cell>
          <table:table-cell table:formula="of:=SQRT([.A135]*[.A135]+[.B135]*[.B135]-[.A135]*[.B135])" office:value-type="float" office:value="129.734343949472" calcext:value-type="float">
            <text:p>129.734343949472</text:p>
          </table:table-cell>
          <table:table-cell/>
          <table:table-cell table:formula="of:=[.C135]+[.A135]-[.B135]" office:value-type="float" office:value="4.73434394947239" calcext:value-type="float">
            <text:p>4.73434394947239</text:p>
          </table:table-cell>
          <table:table-cell table:formula="of:=[.C135]+[.B135]-[.A135]" office:value-type="float" office:value="254.734343949472" calcext:value-type="float">
            <text:p>254.734343949472</text:p>
          </table:table-cell>
          <table:table-cell table:formula="of:=[.A135]+[.B135]-[.C135]" office:value-type="float" office:value="13.2656560505276" calcext:value-type="float">
            <text:p>13.2656560505276</text:p>
          </table:table-cell>
          <table:table-cell table:formula="of:=[.A135]+[.B135]+[.C135]" office:value-type="float" office:value="272.734343949472" calcext:value-type="float">
            <text:p>272.734343949472</text:p>
          </table:table-cell>
          <table:table-cell table:formula="of:=SQRT([.E135]*[.F135]*[.G135]/[.H135])/2" office:value-type="float" office:value="3.82946504587456" calcext:value-type="float">
            <text:p>3.82946504587456</text:p>
          </table:table-cell>
          <table:table-cell table:formula="of:=[.I135]*2/SQRT(3)" office:value-type="float" office:value="4.42188535017588" calcext:value-type="float">
            <text:p>4.42188535017588</text:p>
          </table:table-cell>
          <table:table-cell table:formula="of:=[.I135]*[.I135]*4" office:value-type="float" office:value="58.6592101503002" calcext:value-type="float">
            <text:p>58.6592101503002</text:p>
          </table:table-cell>
          <table:table-cell table:number-columns-repeated="3"/>
        </table:table-row>
        <table:table-row table:style-name="ro1">
          <table:table-cell table:formula="of:=[.A135]" office:value-type="float" office:value="9" calcext:value-type="float">
            <text:p>9</text:p>
          </table:table-cell>
          <table:table-cell table:formula="of:=[.B135]+1" office:value-type="float" office:value="135" calcext:value-type="float">
            <text:p>135</text:p>
          </table:table-cell>
          <table:table-cell table:formula="of:=SQRT([.A136]*[.A136]+[.B136]*[.B136]-[.A136]*[.B136])" office:value-type="float" office:value="130.732551417006" calcext:value-type="float">
            <text:p>130.732551417006</text:p>
          </table:table-cell>
          <table:table-cell/>
          <table:table-cell table:formula="of:=[.C136]+[.A136]-[.B136]" office:value-type="float" office:value="4.73255141700554" calcext:value-type="float">
            <text:p>4.73255141700554</text:p>
          </table:table-cell>
          <table:table-cell table:formula="of:=[.C136]+[.B136]-[.A136]" office:value-type="float" office:value="256.732551417006" calcext:value-type="float">
            <text:p>256.732551417006</text:p>
          </table:table-cell>
          <table:table-cell table:formula="of:=[.A136]+[.B136]-[.C136]" office:value-type="float" office:value="13.2674485829945" calcext:value-type="float">
            <text:p>13.2674485829945</text:p>
          </table:table-cell>
          <table:table-cell table:formula="of:=[.A136]+[.B136]+[.C136]" office:value-type="float" office:value="274.732551417006" calcext:value-type="float">
            <text:p>274.732551417006</text:p>
          </table:table-cell>
          <table:table-cell table:formula="of:=SQRT([.E136]*[.F136]*[.G136]/[.H136])/2" office:value-type="float" office:value="3.82998250542568" calcext:value-type="float">
            <text:p>3.82998250542568</text:p>
          </table:table-cell>
          <table:table-cell table:formula="of:=[.I136]*2/SQRT(3)" office:value-type="float" office:value="4.42248286099815" calcext:value-type="float">
            <text:p>4.42248286099815</text:p>
          </table:table-cell>
          <table:table-cell table:formula="of:=[.I136]*[.I136]*4" office:value-type="float" office:value="58.675063967467" calcext:value-type="float">
            <text:p>58.675063967467</text:p>
          </table:table-cell>
          <table:table-cell table:number-columns-repeated="3"/>
        </table:table-row>
        <table:table-row table:style-name="ro1">
          <table:table-cell table:formula="of:=[.A136]" office:value-type="float" office:value="9" calcext:value-type="float">
            <text:p>9</text:p>
          </table:table-cell>
          <table:table-cell table:formula="of:=[.B136]+1" office:value-type="float" office:value="136" calcext:value-type="float">
            <text:p>136</text:p>
          </table:table-cell>
          <table:table-cell table:formula="of:=SQRT([.A137]*[.A137]+[.B137]*[.B137]-[.A137]*[.B137])" office:value-type="float" office:value="131.730786075238" calcext:value-type="float">
            <text:p>131.730786075238</text:p>
          </table:table-cell>
          <table:table-cell/>
          <table:table-cell table:formula="of:=[.C137]+[.A137]-[.B137]" office:value-type="float" office:value="4.73078607523755" calcext:value-type="float">
            <text:p>4.73078607523755</text:p>
          </table:table-cell>
          <table:table-cell table:formula="of:=[.C137]+[.B137]-[.A137]" office:value-type="float" office:value="258.730786075238" calcext:value-type="float">
            <text:p>258.730786075238</text:p>
          </table:table-cell>
          <table:table-cell table:formula="of:=[.A137]+[.B137]-[.C137]" office:value-type="float" office:value="13.2692139247625" calcext:value-type="float">
            <text:p>13.2692139247625</text:p>
          </table:table-cell>
          <table:table-cell table:formula="of:=[.A137]+[.B137]+[.C137]" office:value-type="float" office:value="276.730786075238" calcext:value-type="float">
            <text:p>276.730786075238</text:p>
          </table:table-cell>
          <table:table-cell table:formula="of:=SQRT([.E137]*[.F137]*[.G137]/[.H137])/2" office:value-type="float" office:value="3.83049211569816" calcext:value-type="float">
            <text:p>3.83049211569816</text:p>
          </table:table-cell>
          <table:table-cell table:formula="of:=[.I137]*2/SQRT(3)" office:value-type="float" office:value="4.42307130825415" calcext:value-type="float">
            <text:p>4.42307130825415</text:p>
          </table:table-cell>
          <table:table-cell table:formula="of:=[.I137]*[.I137]*4" office:value-type="float" office:value="58.6906793937032" calcext:value-type="float">
            <text:p>58.6906793937032</text:p>
          </table:table-cell>
          <table:table-cell table:number-columns-repeated="3"/>
        </table:table-row>
        <table:table-row table:style-name="ro1">
          <table:table-cell table:formula="of:=[.A137]" office:value-type="float" office:value="9" calcext:value-type="float">
            <text:p>9</text:p>
          </table:table-cell>
          <table:table-cell table:formula="of:=[.B137]+1" office:value-type="float" office:value="137" calcext:value-type="float">
            <text:p>137</text:p>
          </table:table-cell>
          <table:table-cell table:formula="of:=SQRT([.A138]*[.A138]+[.B138]*[.B138]-[.A138]*[.B138])" office:value-type="float" office:value="132.729047310677" calcext:value-type="float">
            <text:p>132.729047310677</text:p>
          </table:table-cell>
          <table:table-cell/>
          <table:table-cell table:formula="of:=[.C138]+[.A138]-[.B138]" office:value-type="float" office:value="4.72904731067726" calcext:value-type="float">
            <text:p>4.72904731067726</text:p>
          </table:table-cell>
          <table:table-cell table:formula="of:=[.C138]+[.B138]-[.A138]" office:value-type="float" office:value="260.729047310677" calcext:value-type="float">
            <text:p>260.729047310677</text:p>
          </table:table-cell>
          <table:table-cell table:formula="of:=[.A138]+[.B138]-[.C138]" office:value-type="float" office:value="13.2709526893227" calcext:value-type="float">
            <text:p>13.2709526893227</text:p>
          </table:table-cell>
          <table:table-cell table:formula="of:=[.A138]+[.B138]+[.C138]" office:value-type="float" office:value="278.729047310677" calcext:value-type="float">
            <text:p>278.729047310677</text:p>
          </table:table-cell>
          <table:table-cell table:formula="of:=SQRT([.E138]*[.F138]*[.G138]/[.H138])/2" office:value-type="float" office:value="3.83099405379164" calcext:value-type="float">
            <text:p>3.83099405379164</text:p>
          </table:table-cell>
          <table:table-cell table:formula="of:=[.I138]*2/SQRT(3)" office:value-type="float" office:value="4.42365089644092" calcext:value-type="float">
            <text:p>4.42365089644092</text:p>
          </table:table-cell>
          <table:table-cell table:formula="of:=[.I138]*[.I138]*4" office:value-type="float" office:value="58.7060617607476" calcext:value-type="float">
            <text:p>58.7060617607476</text:p>
          </table:table-cell>
          <table:table-cell table:number-columns-repeated="3"/>
        </table:table-row>
        <table:table-row table:style-name="ro1">
          <table:table-cell table:formula="of:=[.A138]" office:value-type="float" office:value="9" calcext:value-type="float">
            <text:p>9</text:p>
          </table:table-cell>
          <table:table-cell table:formula="of:=[.B138]+1" office:value-type="float" office:value="138" calcext:value-type="float">
            <text:p>138</text:p>
          </table:table-cell>
          <table:table-cell table:formula="of:=SQRT([.A139]*[.A139]+[.B139]*[.B139]-[.A139]*[.B139])" office:value-type="float" office:value="133.727334528136" calcext:value-type="float">
            <text:p>133.727334528136</text:p>
          </table:table-cell>
          <table:table-cell/>
          <table:table-cell table:formula="of:=[.C139]+[.A139]-[.B139]" office:value-type="float" office:value="4.72733452813603" calcext:value-type="float">
            <text:p>4.72733452813603</text:p>
          </table:table-cell>
          <table:table-cell table:formula="of:=[.C139]+[.B139]-[.A139]" office:value-type="float" office:value="262.727334528136" calcext:value-type="float">
            <text:p>262.727334528136</text:p>
          </table:table-cell>
          <table:table-cell table:formula="of:=[.A139]+[.B139]-[.C139]" office:value-type="float" office:value="13.272665471864" calcext:value-type="float">
            <text:p>13.272665471864</text:p>
          </table:table-cell>
          <table:table-cell table:formula="of:=[.A139]+[.B139]+[.C139]" office:value-type="float" office:value="280.727334528136" calcext:value-type="float">
            <text:p>280.727334528136</text:p>
          </table:table-cell>
          <table:table-cell table:formula="of:=SQRT([.E139]*[.F139]*[.G139]/[.H139])/2" office:value-type="float" office:value="3.83148849152226" calcext:value-type="float">
            <text:p>3.83148849152226</text:p>
          </table:table-cell>
          <table:table-cell table:formula="of:=[.I139]*2/SQRT(3)" office:value-type="float" office:value="4.42422182395466" calcext:value-type="float">
            <text:p>4.42422182395466</text:p>
          </table:table-cell>
          <table:table-cell table:formula="of:=[.I139]*[.I139]*4" office:value-type="float" office:value="58.7212162426702" calcext:value-type="float">
            <text:p>58.7212162426702</text:p>
          </table:table-cell>
          <table:table-cell table:number-columns-repeated="3"/>
        </table:table-row>
        <table:table-row table:style-name="ro1">
          <table:table-cell table:formula="of:=[.A139]" office:value-type="float" office:value="9" calcext:value-type="float">
            <text:p>9</text:p>
          </table:table-cell>
          <table:table-cell table:formula="of:=[.B139]+1" office:value-type="float" office:value="139" calcext:value-type="float">
            <text:p>139</text:p>
          </table:table-cell>
          <table:table-cell table:formula="of:=SQRT([.A140]*[.A140]+[.B140]*[.B140]-[.A140]*[.B140])" office:value-type="float" office:value="134.725647150051" calcext:value-type="float">
            <text:p>134.725647150051</text:p>
          </table:table-cell>
          <table:table-cell/>
          <table:table-cell table:formula="of:=[.C140]+[.A140]-[.B140]" office:value-type="float" office:value="4.72564715005083" calcext:value-type="float">
            <text:p>4.72564715005083</text:p>
          </table:table-cell>
          <table:table-cell table:formula="of:=[.C140]+[.B140]-[.A140]" office:value-type="float" office:value="264.725647150051" calcext:value-type="float">
            <text:p>264.725647150051</text:p>
          </table:table-cell>
          <table:table-cell table:formula="of:=[.A140]+[.B140]-[.C140]" office:value-type="float" office:value="13.2743528499492" calcext:value-type="float">
            <text:p>13.2743528499492</text:p>
          </table:table-cell>
          <table:table-cell table:formula="of:=[.A140]+[.B140]+[.C140]" office:value-type="float" office:value="282.725647150051" calcext:value-type="float">
            <text:p>282.725647150051</text:p>
          </table:table-cell>
          <table:table-cell table:formula="of:=SQRT([.E140]*[.F140]*[.G140]/[.H140])/2" office:value-type="float" office:value="3.83197559561811" calcext:value-type="float">
            <text:p>3.83197559561811</text:p>
          </table:table-cell>
          <table:table-cell table:formula="of:=[.I140]*2/SQRT(3)" office:value-type="float" office:value="4.42478428331639" calcext:value-type="float">
            <text:p>4.42478428331639</text:p>
          </table:table-cell>
          <table:table-cell table:formula="of:=[.I140]*[.I140]*4" office:value-type="float" office:value="58.7361478616512" calcext:value-type="float">
            <text:p>58.7361478616512</text:p>
          </table:table-cell>
          <table:table-cell table:number-columns-repeated="3"/>
        </table:table-row>
        <table:table-row table:style-name="ro1">
          <table:table-cell table:formula="of:=[.A140]" office:value-type="float" office:value="9" calcext:value-type="float">
            <text:p>9</text:p>
          </table:table-cell>
          <table:table-cell table:formula="of:=[.B140]+1" office:value-type="float" office:value="140" calcext:value-type="float">
            <text:p>140</text:p>
          </table:table-cell>
          <table:table-cell table:formula="of:=SQRT([.A141]*[.A141]+[.B141]*[.B141]-[.A141]*[.B141])" office:value-type="float" office:value="135.723984615837" calcext:value-type="float">
            <text:p>135.723984615837</text:p>
          </table:table-cell>
          <table:table-cell/>
          <table:table-cell table:formula="of:=[.C141]+[.A141]-[.B141]" office:value-type="float" office:value="4.72398461583714" calcext:value-type="float">
            <text:p>4.72398461583714</text:p>
          </table:table-cell>
          <table:table-cell table:formula="of:=[.C141]+[.B141]-[.A141]" office:value-type="float" office:value="266.723984615837" calcext:value-type="float">
            <text:p>266.723984615837</text:p>
          </table:table-cell>
          <table:table-cell table:formula="of:=[.A141]+[.B141]-[.C141]" office:value-type="float" office:value="13.2760153841629" calcext:value-type="float">
            <text:p>13.2760153841629</text:p>
          </table:table-cell>
          <table:table-cell table:formula="of:=[.A141]+[.B141]+[.C141]" office:value-type="float" office:value="284.723984615837" calcext:value-type="float">
            <text:p>284.723984615837</text:p>
          </table:table-cell>
          <table:table-cell table:formula="of:=SQRT([.E141]*[.F141]*[.G141]/[.H141])/2" office:value-type="float" office:value="3.83245552790601" calcext:value-type="float">
            <text:p>3.83245552790601</text:p>
          </table:table-cell>
          <table:table-cell table:formula="of:=[.I141]*2/SQRT(3)" office:value-type="float" office:value="4.42533846138761" calcext:value-type="float">
            <text:p>4.42533846138761</text:p>
          </table:table-cell>
          <table:table-cell table:formula="of:=[.I141]*[.I141]*4" office:value-type="float" office:value="58.7508614935094" calcext:value-type="float">
            <text:p>58.7508614935094</text:p>
          </table:table-cell>
          <table:table-cell table:number-columns-repeated="3"/>
        </table:table-row>
        <table:table-row table:style-name="ro1">
          <table:table-cell table:formula="of:=[.A141]" office:value-type="float" office:value="9" calcext:value-type="float">
            <text:p>9</text:p>
          </table:table-cell>
          <table:table-cell table:formula="of:=[.B141]+1" office:value-type="float" office:value="141" calcext:value-type="float">
            <text:p>141</text:p>
          </table:table-cell>
          <table:table-cell table:formula="of:=SQRT([.A142]*[.A142]+[.B142]*[.B142]-[.A142]*[.B142])" office:value-type="float" office:value="136.72234638127" calcext:value-type="float">
            <text:p>136.72234638127</text:p>
          </table:table-cell>
          <table:table-cell/>
          <table:table-cell table:formula="of:=[.C142]+[.A142]-[.B142]" office:value-type="float" office:value="4.72234638127009" calcext:value-type="float">
            <text:p>4.72234638127009</text:p>
          </table:table-cell>
          <table:table-cell table:formula="of:=[.C142]+[.B142]-[.A142]" office:value-type="float" office:value="268.72234638127" calcext:value-type="float">
            <text:p>268.72234638127</text:p>
          </table:table-cell>
          <table:table-cell table:formula="of:=[.A142]+[.B142]-[.C142]" office:value-type="float" office:value="13.2776536187299" calcext:value-type="float">
            <text:p>13.2776536187299</text:p>
          </table:table-cell>
          <table:table-cell table:formula="of:=[.A142]+[.B142]+[.C142]" office:value-type="float" office:value="286.72234638127" calcext:value-type="float">
            <text:p>286.72234638127</text:p>
          </table:table-cell>
          <table:table-cell table:formula="of:=SQRT([.E142]*[.F142]*[.G142]/[.H142])/2" office:value-type="float" office:value="3.83292844549016" calcext:value-type="float">
            <text:p>3.83292844549016</text:p>
          </table:table-cell>
          <table:table-cell table:formula="of:=[.I142]*2/SQRT(3)" office:value-type="float" office:value="4.42588453957663" calcext:value-type="float">
            <text:p>4.42588453957663</text:p>
          </table:table-cell>
          <table:table-cell table:formula="of:=[.I142]*[.I142]*4" office:value-type="float" office:value="58.7653618729904" calcext:value-type="float">
            <text:p>58.7653618729904</text:p>
          </table:table-cell>
          <table:table-cell table:number-columns-repeated="3"/>
        </table:table-row>
        <table:table-row table:style-name="ro1">
          <table:table-cell table:formula="of:=[.A142]" office:value-type="float" office:value="9" calcext:value-type="float">
            <text:p>9</text:p>
          </table:table-cell>
          <table:table-cell table:formula="of:=[.B142]+1" office:value-type="float" office:value="142" calcext:value-type="float">
            <text:p>142</text:p>
          </table:table-cell>
          <table:table-cell table:formula="of:=SQRT([.A143]*[.A143]+[.B143]*[.B143]-[.A143]*[.B143])" office:value-type="float" office:value="137.720731917892" calcext:value-type="float">
            <text:p>137.720731917892</text:p>
          </table:table-cell>
          <table:table-cell/>
          <table:table-cell table:formula="of:=[.C143]+[.A143]-[.B143]" office:value-type="float" office:value="4.72073191789244" calcext:value-type="float">
            <text:p>4.72073191789244</text:p>
          </table:table-cell>
          <table:table-cell table:formula="of:=[.C143]+[.B143]-[.A143]" office:value-type="float" office:value="270.720731917892" calcext:value-type="float">
            <text:p>270.720731917892</text:p>
          </table:table-cell>
          <table:table-cell table:formula="of:=[.A143]+[.B143]-[.C143]" office:value-type="float" office:value="13.2792680821076" calcext:value-type="float">
            <text:p>13.2792680821076</text:p>
          </table:table-cell>
          <table:table-cell table:formula="of:=[.A143]+[.B143]+[.C143]" office:value-type="float" office:value="288.720731917892" calcext:value-type="float">
            <text:p>288.720731917892</text:p>
          </table:table-cell>
          <table:table-cell table:formula="of:=SQRT([.E143]*[.F143]*[.G143]/[.H143])/2" office:value-type="float" office:value="3.833394500923" calcext:value-type="float">
            <text:p>3.833394500923</text:p>
          </table:table-cell>
          <table:table-cell table:formula="of:=[.I143]*2/SQRT(3)" office:value-type="float" office:value="4.42642269403585" calcext:value-type="float">
            <text:p>4.42642269403585</text:p>
          </table:table-cell>
          <table:table-cell table:formula="of:=[.I143]*[.I143]*4" office:value-type="float" office:value="58.7796535988267" calcext:value-type="float">
            <text:p>58.7796535988267</text:p>
          </table:table-cell>
          <table:table-cell table:number-columns-repeated="3"/>
        </table:table-row>
        <table:table-row table:style-name="ro1">
          <table:table-cell table:formula="of:=[.A143]" office:value-type="float" office:value="9" calcext:value-type="float">
            <text:p>9</text:p>
          </table:table-cell>
          <table:table-cell table:formula="of:=[.B143]+1" office:value-type="float" office:value="143" calcext:value-type="float">
            <text:p>143</text:p>
          </table:table-cell>
          <table:table-cell table:formula="of:=SQRT([.A144]*[.A144]+[.B144]*[.B144]-[.A144]*[.B144])" office:value-type="float" office:value="138.719140712448" calcext:value-type="float">
            <text:p>138.719140712448</text:p>
          </table:table-cell>
          <table:table-cell/>
          <table:table-cell table:formula="of:=[.C144]+[.A144]-[.B144]" office:value-type="float" office:value="4.71914071244819" calcext:value-type="float">
            <text:p>4.71914071244819</text:p>
          </table:table-cell>
          <table:table-cell table:formula="of:=[.C144]+[.B144]-[.A144]" office:value-type="float" office:value="272.719140712448" calcext:value-type="float">
            <text:p>272.719140712448</text:p>
          </table:table-cell>
          <table:table-cell table:formula="of:=[.A144]+[.B144]-[.C144]" office:value-type="float" office:value="13.2808592875518" calcext:value-type="float">
            <text:p>13.2808592875518</text:p>
          </table:table-cell>
          <table:table-cell table:formula="of:=[.A144]+[.B144]+[.C144]" office:value-type="float" office:value="290.719140712448" calcext:value-type="float">
            <text:p>290.719140712448</text:p>
          </table:table-cell>
          <table:table-cell table:formula="of:=SQRT([.E144]*[.F144]*[.G144]/[.H144])/2" office:value-type="float" office:value="3.83385384236879" calcext:value-type="float">
            <text:p>3.83385384236879</text:p>
          </table:table-cell>
          <table:table-cell table:formula="of:=[.I144]*2/SQRT(3)" office:value-type="float" office:value="4.42695309585061" calcext:value-type="float">
            <text:p>4.42695309585061</text:p>
          </table:table-cell>
          <table:table-cell table:formula="of:=[.I144]*[.I144]*4" office:value-type="float" office:value="58.7937411385838" calcext:value-type="float">
            <text:p>58.7937411385838</text:p>
          </table:table-cell>
          <table:table-cell table:number-columns-repeated="3"/>
        </table:table-row>
        <table:table-row table:style-name="ro1">
          <table:table-cell table:formula="of:=[.A144]" office:value-type="float" office:value="9" calcext:value-type="float">
            <text:p>9</text:p>
          </table:table-cell>
          <table:table-cell table:formula="of:=[.B144]+1" office:value-type="float" office:value="144" calcext:value-type="float">
            <text:p>144</text:p>
          </table:table-cell>
          <table:table-cell table:formula="of:=SQRT([.A145]*[.A145]+[.B145]*[.B145]-[.A145]*[.B145])" office:value-type="float" office:value="139.71757226634" calcext:value-type="float">
            <text:p>139.71757226634</text:p>
          </table:table-cell>
          <table:table-cell/>
          <table:table-cell table:formula="of:=[.C145]+[.A145]-[.B145]" office:value-type="float" office:value="4.71757226634023" calcext:value-type="float">
            <text:p>4.71757226634023</text:p>
          </table:table-cell>
          <table:table-cell table:formula="of:=[.C145]+[.B145]-[.A145]" office:value-type="float" office:value="274.71757226634" calcext:value-type="float">
            <text:p>274.71757226634</text:p>
          </table:table-cell>
          <table:table-cell table:formula="of:=[.A145]+[.B145]-[.C145]" office:value-type="float" office:value="13.2824277336598" calcext:value-type="float">
            <text:p>13.2824277336598</text:p>
          </table:table-cell>
          <table:table-cell table:formula="of:=[.A145]+[.B145]+[.C145]" office:value-type="float" office:value="292.71757226634" calcext:value-type="float">
            <text:p>292.71757226634</text:p>
          </table:table-cell>
          <table:table-cell table:formula="of:=SQRT([.E145]*[.F145]*[.G145]/[.H145])/2" office:value-type="float" office:value="3.83430661376012" calcext:value-type="float">
            <text:p>3.83430661376012</text:p>
          </table:table-cell>
          <table:table-cell table:formula="of:=[.I145]*2/SQRT(3)" office:value-type="float" office:value="4.42747591121993" calcext:value-type="float">
            <text:p>4.42747591121993</text:p>
          </table:table-cell>
          <table:table-cell table:formula="of:=[.I145]*[.I145]*4" office:value-type="float" office:value="58.8076288332983" calcext:value-type="float">
            <text:p>58.8076288332983</text:p>
          </table:table-cell>
          <table:table-cell table:number-columns-repeated="3"/>
        </table:table-row>
        <table:table-row table:style-name="ro1">
          <table:table-cell table:formula="of:=[.A145]" office:value-type="float" office:value="9" calcext:value-type="float">
            <text:p>9</text:p>
          </table:table-cell>
          <table:table-cell table:formula="of:=[.B145]+1" office:value-type="float" office:value="145" calcext:value-type="float">
            <text:p>145</text:p>
          </table:table-cell>
          <table:table-cell table:formula="of:=SQRT([.A146]*[.A146]+[.B146]*[.B146]-[.A146]*[.B146])" office:value-type="float" office:value="140.716026095111" calcext:value-type="float">
            <text:p>140.716026095111</text:p>
          </table:table-cell>
          <table:table-cell/>
          <table:table-cell table:formula="of:=[.C146]+[.A146]-[.B146]" office:value-type="float" office:value="4.71602609511115" calcext:value-type="float">
            <text:p>4.71602609511115</text:p>
          </table:table-cell>
          <table:table-cell table:formula="of:=[.C146]+[.B146]-[.A146]" office:value-type="float" office:value="276.716026095111" calcext:value-type="float">
            <text:p>276.716026095111</text:p>
          </table:table-cell>
          <table:table-cell table:formula="of:=[.A146]+[.B146]-[.C146]" office:value-type="float" office:value="13.2839739048889" calcext:value-type="float">
            <text:p>13.2839739048889</text:p>
          </table:table-cell>
          <table:table-cell table:formula="of:=[.A146]+[.B146]+[.C146]" office:value-type="float" office:value="294.716026095111" calcext:value-type="float">
            <text:p>294.716026095111</text:p>
          </table:table-cell>
          <table:table-cell table:formula="of:=SQRT([.E146]*[.F146]*[.G146]/[.H146])/2" office:value-type="float" office:value="3.83475295494777" calcext:value-type="float">
            <text:p>3.83475295494777</text:p>
          </table:table-cell>
          <table:table-cell table:formula="of:=[.I146]*2/SQRT(3)" office:value-type="float" office:value="4.42799130162962" calcext:value-type="float">
            <text:p>4.42799130162962</text:p>
          </table:table-cell>
          <table:table-cell table:formula="of:=[.I146]*[.I146]*4" office:value-type="float" office:value="58.8213209019227" calcext:value-type="float">
            <text:p>58.8213209019227</text:p>
          </table:table-cell>
          <table:table-cell table:number-columns-repeated="3"/>
        </table:table-row>
        <table:table-row table:style-name="ro1">
          <table:table-cell table:formula="of:=[.A146]" office:value-type="float" office:value="9" calcext:value-type="float">
            <text:p>9</text:p>
          </table:table-cell>
          <table:table-cell table:formula="of:=[.B146]+1" office:value-type="float" office:value="146" calcext:value-type="float">
            <text:p>146</text:p>
          </table:table-cell>
          <table:table-cell table:formula="of:=SQRT([.A147]*[.A147]+[.B147]*[.B147]-[.A147]*[.B147])" office:value-type="float" office:value="141.714501727946" calcext:value-type="float">
            <text:p>141.714501727946</text:p>
          </table:table-cell>
          <table:table-cell/>
          <table:table-cell table:formula="of:=[.C147]+[.A147]-[.B147]" office:value-type="float" office:value="4.71450172794596" calcext:value-type="float">
            <text:p>4.71450172794596</text:p>
          </table:table-cell>
          <table:table-cell table:formula="of:=[.C147]+[.B147]-[.A147]" office:value-type="float" office:value="278.714501727946" calcext:value-type="float">
            <text:p>278.714501727946</text:p>
          </table:table-cell>
          <table:table-cell table:formula="of:=[.A147]+[.B147]-[.C147]" office:value-type="float" office:value="13.285498272054" calcext:value-type="float">
            <text:p>13.285498272054</text:p>
          </table:table-cell>
          <table:table-cell table:formula="of:=[.A147]+[.B147]+[.C147]" office:value-type="float" office:value="296.714501727946" calcext:value-type="float">
            <text:p>296.714501727946</text:p>
          </table:table-cell>
          <table:table-cell table:formula="of:=SQRT([.E147]*[.F147]*[.G147]/[.H147])/2" office:value-type="float" office:value="3.83519300184435" calcext:value-type="float">
            <text:p>3.83519300184435</text:p>
          </table:table-cell>
          <table:table-cell table:formula="of:=[.I147]*2/SQRT(3)" office:value-type="float" office:value="4.42849942401801" calcext:value-type="float">
            <text:p>4.42849942401801</text:p>
          </table:table-cell>
          <table:table-cell table:formula="of:=[.I147]*[.I147]*4" office:value-type="float" office:value="58.8348214455835" calcext:value-type="float">
            <text:p>58.8348214455835</text:p>
          </table:table-cell>
          <table:table-cell table:number-columns-repeated="3"/>
        </table:table-row>
        <table:table-row table:style-name="ro1">
          <table:table-cell table:formula="of:=[.A147]" office:value-type="float" office:value="9" calcext:value-type="float">
            <text:p>9</text:p>
          </table:table-cell>
          <table:table-cell table:formula="of:=[.B147]+1" office:value-type="float" office:value="147" calcext:value-type="float">
            <text:p>147</text:p>
          </table:table-cell>
          <table:table-cell table:formula="of:=SQRT([.A148]*[.A148]+[.B148]*[.B148]-[.A148]*[.B148])" office:value-type="float" office:value="142.712998707196" calcext:value-type="float">
            <text:p>142.712998707196</text:p>
          </table:table-cell>
          <table:table-cell/>
          <table:table-cell table:formula="of:=[.C148]+[.A148]-[.B148]" office:value-type="float" office:value="4.71299870719557" calcext:value-type="float">
            <text:p>4.71299870719557</text:p>
          </table:table-cell>
          <table:table-cell table:formula="of:=[.C148]+[.B148]-[.A148]" office:value-type="float" office:value="280.712998707196" calcext:value-type="float">
            <text:p>280.712998707196</text:p>
          </table:table-cell>
          <table:table-cell table:formula="of:=[.A148]+[.B148]-[.C148]" office:value-type="float" office:value="13.2870012928044" calcext:value-type="float">
            <text:p>13.2870012928044</text:p>
          </table:table-cell>
          <table:table-cell table:formula="of:=[.A148]+[.B148]+[.C148]" office:value-type="float" office:value="298.712998707196" calcext:value-type="float">
            <text:p>298.712998707196</text:p>
          </table:table-cell>
          <table:table-cell table:formula="of:=SQRT([.E148]*[.F148]*[.G148]/[.H148])/2" office:value-type="float" office:value="3.83562688656178" calcext:value-type="float">
            <text:p>3.83562688656178</text:p>
          </table:table-cell>
          <table:table-cell table:formula="of:=[.I148]*2/SQRT(3)" office:value-type="float" office:value="4.42900043093482" calcext:value-type="float">
            <text:p>4.42900043093482</text:p>
          </table:table-cell>
          <table:table-cell table:formula="of:=[.I148]*[.I148]*4" office:value-type="float" office:value="58.8481344516624" calcext:value-type="float">
            <text:p>58.8481344516624</text:p>
          </table:table-cell>
          <table:table-cell table:number-columns-repeated="3"/>
        </table:table-row>
        <table:table-row table:style-name="ro1">
          <table:table-cell table:formula="of:=[.A148]" office:value-type="float" office:value="9" calcext:value-type="float">
            <text:p>9</text:p>
          </table:table-cell>
          <table:table-cell table:formula="of:=[.B148]+1" office:value-type="float" office:value="148" calcext:value-type="float">
            <text:p>148</text:p>
          </table:table-cell>
          <table:table-cell table:formula="of:=SQRT([.A149]*[.A149]+[.B149]*[.B149]-[.A149]*[.B149])" office:value-type="float" office:value="143.71151658792" calcext:value-type="float">
            <text:p>143.71151658792</text:p>
          </table:table-cell>
          <table:table-cell/>
          <table:table-cell table:formula="of:=[.C149]+[.A149]-[.B149]" office:value-type="float" office:value="4.71151658791999" calcext:value-type="float">
            <text:p>4.71151658791999</text:p>
          </table:table-cell>
          <table:table-cell table:formula="of:=[.C149]+[.B149]-[.A149]" office:value-type="float" office:value="282.71151658792" calcext:value-type="float">
            <text:p>282.71151658792</text:p>
          </table:table-cell>
          <table:table-cell table:formula="of:=[.A149]+[.B149]-[.C149]" office:value-type="float" office:value="13.28848341208" calcext:value-type="float">
            <text:p>13.28848341208</text:p>
          </table:table-cell>
          <table:table-cell table:formula="of:=[.A149]+[.B149]+[.C149]" office:value-type="float" office:value="300.71151658792" calcext:value-type="float">
            <text:p>300.71151658792</text:p>
          </table:table-cell>
          <table:table-cell table:formula="of:=SQRT([.E149]*[.F149]*[.G149]/[.H149])/2" office:value-type="float" office:value="3.83605473754314" calcext:value-type="float">
            <text:p>3.83605473754314</text:p>
          </table:table-cell>
          <table:table-cell table:formula="of:=[.I149]*2/SQRT(3)" office:value-type="float" office:value="4.42949447069334" calcext:value-type="float">
            <text:p>4.42949447069334</text:p>
          </table:table-cell>
          <table:table-cell table:formula="of:=[.I149]*[.I149]*4" office:value-type="float" office:value="58.8612637977087" calcext:value-type="float">
            <text:p>58.8612637977087</text:p>
          </table:table-cell>
          <table:table-cell table:number-columns-repeated="3"/>
        </table:table-row>
        <table:table-row table:style-name="ro1">
          <table:table-cell table:formula="of:=[.A149]" office:value-type="float" office:value="9" calcext:value-type="float">
            <text:p>9</text:p>
          </table:table-cell>
          <table:table-cell table:formula="of:=[.B149]+1" office:value-type="float" office:value="149" calcext:value-type="float">
            <text:p>149</text:p>
          </table:table-cell>
          <table:table-cell table:formula="of:=SQRT([.A150]*[.A150]+[.B150]*[.B150]-[.A150]*[.B150])" office:value-type="float" office:value="144.710054937451" calcext:value-type="float">
            <text:p>144.710054937451</text:p>
          </table:table-cell>
          <table:table-cell/>
          <table:table-cell table:formula="of:=[.C150]+[.A150]-[.B150]" office:value-type="float" office:value="4.71005493745071" calcext:value-type="float">
            <text:p>4.71005493745071</text:p>
          </table:table-cell>
          <table:table-cell table:formula="of:=[.C150]+[.B150]-[.A150]" office:value-type="float" office:value="284.710054937451" calcext:value-type="float">
            <text:p>284.710054937451</text:p>
          </table:table-cell>
          <table:table-cell table:formula="of:=[.A150]+[.B150]-[.C150]" office:value-type="float" office:value="13.2899450625493" calcext:value-type="float">
            <text:p>13.2899450625493</text:p>
          </table:table-cell>
          <table:table-cell table:formula="of:=[.A150]+[.B150]+[.C150]" office:value-type="float" office:value="302.710054937451" calcext:value-type="float">
            <text:p>302.710054937451</text:p>
          </table:table-cell>
          <table:table-cell table:formula="of:=SQRT([.E150]*[.F150]*[.G150]/[.H150])/2" office:value-type="float" office:value="3.83647667968909" calcext:value-type="float">
            <text:p>3.83647667968909</text:p>
          </table:table-cell>
          <table:table-cell table:formula="of:=[.I150]*2/SQRT(3)" office:value-type="float" office:value="4.42998168751644" calcext:value-type="float">
            <text:p>4.42998168751644</text:p>
          </table:table-cell>
          <table:table-cell table:formula="of:=[.I150]*[.I150]*4" office:value-type="float" office:value="58.8742132551929" calcext:value-type="float">
            <text:p>58.8742132551929</text:p>
          </table:table-cell>
          <table:table-cell table:number-columns-repeated="3"/>
        </table:table-row>
        <table:table-row table:style-name="ro1">
          <table:table-cell table:formula="of:=[.A150]" office:value-type="float" office:value="9" calcext:value-type="float">
            <text:p>9</text:p>
          </table:table-cell>
          <table:table-cell table:formula="of:=[.B150]+1" office:value-type="float" office:value="150" calcext:value-type="float">
            <text:p>150</text:p>
          </table:table-cell>
          <table:table-cell table:formula="of:=SQRT([.A151]*[.A151]+[.B151]*[.B151]-[.A151]*[.B151])" office:value-type="float" office:value="145.708613334971" calcext:value-type="float">
            <text:p>145.708613334971</text:p>
          </table:table-cell>
          <table:table-cell/>
          <table:table-cell table:formula="of:=[.C151]+[.A151]-[.B151]" office:value-type="float" office:value="4.70861333497069" calcext:value-type="float">
            <text:p>4.70861333497069</text:p>
          </table:table-cell>
          <table:table-cell table:formula="of:=[.C151]+[.B151]-[.A151]" office:value-type="float" office:value="286.708613334971" calcext:value-type="float">
            <text:p>286.708613334971</text:p>
          </table:table-cell>
          <table:table-cell table:formula="of:=[.A151]+[.B151]-[.C151]" office:value-type="float" office:value="13.2913866650293" calcext:value-type="float">
            <text:p>13.2913866650293</text:p>
          </table:table-cell>
          <table:table-cell table:formula="of:=[.A151]+[.B151]+[.C151]" office:value-type="float" office:value="304.708613334971" calcext:value-type="float">
            <text:p>304.708613334971</text:p>
          </table:table-cell>
          <table:table-cell table:formula="of:=SQRT([.E151]*[.F151]*[.G151]/[.H151])/2" office:value-type="float" office:value="3.83689283447904" calcext:value-type="float">
            <text:p>3.83689283447904</text:p>
          </table:table-cell>
          <table:table-cell table:formula="of:=[.I151]*2/SQRT(3)" office:value-type="float" office:value="4.43046222167643" calcext:value-type="float">
            <text:p>4.43046222167643</text:p>
          </table:table-cell>
          <table:table-cell table:formula="of:=[.I151]*[.I151]*4" office:value-type="float" office:value="58.8869864931063" calcext:value-type="float">
            <text:p>58.8869864931063</text:p>
          </table:table-cell>
          <table:table-cell table:number-columns-repeated="3"/>
        </table:table-row>
        <table:table-row table:style-name="ro1">
          <table:table-cell table:formula="of:=[.A151]" office:value-type="float" office:value="9" calcext:value-type="float">
            <text:p>9</text:p>
          </table:table-cell>
          <table:table-cell table:formula="of:=[.B151]+1" office:value-type="float" office:value="151" calcext:value-type="float">
            <text:p>151</text:p>
          </table:table-cell>
          <table:table-cell table:formula="of:=SQRT([.A152]*[.A152]+[.B152]*[.B152]-[.A152]*[.B152])" office:value-type="float" office:value="146.707191371112" calcext:value-type="float">
            <text:p>146.707191371112</text:p>
          </table:table-cell>
          <table:table-cell/>
          <table:table-cell table:formula="of:=[.C152]+[.A152]-[.B152]" office:value-type="float" office:value="4.70719137111172" calcext:value-type="float">
            <text:p>4.70719137111172</text:p>
          </table:table-cell>
          <table:table-cell table:formula="of:=[.C152]+[.B152]-[.A152]" office:value-type="float" office:value="288.707191371112" calcext:value-type="float">
            <text:p>288.707191371112</text:p>
          </table:table-cell>
          <table:table-cell table:formula="of:=[.A152]+[.B152]-[.C152]" office:value-type="float" office:value="13.2928086288883" calcext:value-type="float">
            <text:p>13.2928086288883</text:p>
          </table:table-cell>
          <table:table-cell table:formula="of:=[.A152]+[.B152]+[.C152]" office:value-type="float" office:value="306.707191371112" calcext:value-type="float">
            <text:p>306.707191371112</text:p>
          </table:table-cell>
          <table:table-cell table:formula="of:=SQRT([.E152]*[.F152]*[.G152]/[.H152])/2" office:value-type="float" office:value="3.83730332008741" calcext:value-type="float">
            <text:p>3.83730332008741</text:p>
          </table:table-cell>
          <table:table-cell table:formula="of:=[.I152]*2/SQRT(3)" office:value-type="float" office:value="4.43093620962942" calcext:value-type="float">
            <text:p>4.43093620962942</text:p>
          </table:table-cell>
          <table:table-cell table:formula="of:=[.I152]*[.I152]*4" office:value-type="float" office:value="58.8995870814154" calcext:value-type="float">
            <text:p>58.8995870814154</text:p>
          </table:table-cell>
          <table:table-cell table:number-columns-repeated="3"/>
        </table:table-row>
        <table:table-row table:style-name="ro1">
          <table:table-cell table:formula="of:=[.A152]" office:value-type="float" office:value="9" calcext:value-type="float">
            <text:p>9</text:p>
          </table:table-cell>
          <table:table-cell table:formula="of:=[.B152]+1" office:value-type="float" office:value="152" calcext:value-type="float">
            <text:p>152</text:p>
          </table:table-cell>
          <table:table-cell table:formula="of:=SQRT([.A153]*[.A153]+[.B153]*[.B153]-[.A153]*[.B153])" office:value-type="float" office:value="147.705788647568" calcext:value-type="float">
            <text:p>147.705788647568</text:p>
          </table:table-cell>
          <table:table-cell/>
          <table:table-cell table:formula="of:=[.C153]+[.A153]-[.B153]" office:value-type="float" office:value="4.70578864756791" calcext:value-type="float">
            <text:p>4.70578864756791</text:p>
          </table:table-cell>
          <table:table-cell table:formula="of:=[.C153]+[.B153]-[.A153]" office:value-type="float" office:value="290.705788647568" calcext:value-type="float">
            <text:p>290.705788647568</text:p>
          </table:table-cell>
          <table:table-cell table:formula="of:=[.A153]+[.B153]-[.C153]" office:value-type="float" office:value="13.2942113524321" calcext:value-type="float">
            <text:p>13.2942113524321</text:p>
          </table:table-cell>
          <table:table-cell table:formula="of:=[.A153]+[.B153]+[.C153]" office:value-type="float" office:value="308.705788647568" calcext:value-type="float">
            <text:p>308.705788647568</text:p>
          </table:table-cell>
          <table:table-cell table:formula="of:=SQRT([.E153]*[.F153]*[.G153]/[.H153])/2" office:value-type="float" office:value="3.83770825149523" calcext:value-type="float">
            <text:p>3.83770825149523</text:p>
          </table:table-cell>
          <table:table-cell table:formula="of:=[.I153]*2/SQRT(3)" office:value-type="float" office:value="4.43140378414403" calcext:value-type="float">
            <text:p>4.43140378414403</text:p>
          </table:table-cell>
          <table:table-cell table:formula="of:=[.I153]*[.I153]*4" office:value-type="float" office:value="58.9120184943782" calcext:value-type="float">
            <text:p>58.9120184943782</text:p>
          </table:table-cell>
          <table:table-cell table:number-columns-repeated="3"/>
        </table:table-row>
        <table:table-row table:style-name="ro1">
          <table:table-cell table:formula="of:=[.A153]" office:value-type="float" office:value="9" calcext:value-type="float">
            <text:p>9</text:p>
          </table:table-cell>
          <table:table-cell table:formula="of:=[.B153]+1" office:value-type="float" office:value="153" calcext:value-type="float">
            <text:p>153</text:p>
          </table:table-cell>
          <table:table-cell table:formula="of:=SQRT([.A154]*[.A154]+[.B154]*[.B154]-[.A154]*[.B154])" office:value-type="float" office:value="148.704404776725" calcext:value-type="float">
            <text:p>148.704404776725</text:p>
          </table:table-cell>
          <table:table-cell/>
          <table:table-cell table:formula="of:=[.C154]+[.A154]-[.B154]" office:value-type="float" office:value="4.70440477672474" calcext:value-type="float">
            <text:p>4.70440477672474</text:p>
          </table:table-cell>
          <table:table-cell table:formula="of:=[.C154]+[.B154]-[.A154]" office:value-type="float" office:value="292.704404776725" calcext:value-type="float">
            <text:p>292.704404776725</text:p>
          </table:table-cell>
          <table:table-cell table:formula="of:=[.A154]+[.B154]-[.C154]" office:value-type="float" office:value="13.2955952232753" calcext:value-type="float">
            <text:p>13.2955952232753</text:p>
          </table:table-cell>
          <table:table-cell table:formula="of:=[.A154]+[.B154]+[.C154]" office:value-type="float" office:value="310.704404776725" calcext:value-type="float">
            <text:p>310.704404776725</text:p>
          </table:table-cell>
          <table:table-cell table:formula="of:=SQRT([.E154]*[.F154]*[.G154]/[.H154])/2" office:value-type="float" office:value="3.83810774059713" calcext:value-type="float">
            <text:p>3.83810774059713</text:p>
          </table:table-cell>
          <table:table-cell table:formula="of:=[.I154]*2/SQRT(3)" office:value-type="float" office:value="4.43186507442508" calcext:value-type="float">
            <text:p>4.43186507442508</text:p>
          </table:table-cell>
          <table:table-cell table:formula="of:=[.I154]*[.I154]*4" office:value-type="float" office:value="58.9242841137264" calcext:value-type="float">
            <text:p>58.9242841137264</text:p>
          </table:table-cell>
          <table:table-cell table:number-columns-repeated="3"/>
        </table:table-row>
        <table:table-row table:style-name="ro1">
          <table:table-cell table:formula="of:=[.A154]" office:value-type="float" office:value="9" calcext:value-type="float">
            <text:p>9</text:p>
          </table:table-cell>
          <table:table-cell table:formula="of:=[.B154]+1" office:value-type="float" office:value="154" calcext:value-type="float">
            <text:p>154</text:p>
          </table:table-cell>
          <table:table-cell table:formula="of:=SQRT([.A155]*[.A155]+[.B155]*[.B155]-[.A155]*[.B155])" office:value-type="float" office:value="149.703039381303" calcext:value-type="float">
            <text:p>149.703039381303</text:p>
          </table:table-cell>
          <table:table-cell/>
          <table:table-cell table:formula="of:=[.C155]+[.A155]-[.B155]" office:value-type="float" office:value="4.70303938130314" calcext:value-type="float">
            <text:p>4.70303938130314</text:p>
          </table:table-cell>
          <table:table-cell table:formula="of:=[.C155]+[.B155]-[.A155]" office:value-type="float" office:value="294.703039381303" calcext:value-type="float">
            <text:p>294.703039381303</text:p>
          </table:table-cell>
          <table:table-cell table:formula="of:=[.A155]+[.B155]-[.C155]" office:value-type="float" office:value="13.2969606186969" calcext:value-type="float">
            <text:p>13.2969606186969</text:p>
          </table:table-cell>
          <table:table-cell table:formula="of:=[.A155]+[.B155]+[.C155]" office:value-type="float" office:value="312.703039381303" calcext:value-type="float">
            <text:p>312.703039381303</text:p>
          </table:table-cell>
          <table:table-cell table:formula="of:=SQRT([.E155]*[.F155]*[.G155]/[.H155])/2" office:value-type="float" office:value="3.83850189630424" calcext:value-type="float">
            <text:p>3.83850189630424</text:p>
          </table:table-cell>
          <table:table-cell table:formula="of:=[.I155]*2/SQRT(3)" office:value-type="float" office:value="4.43232020623229" calcext:value-type="float">
            <text:p>4.43232020623229</text:p>
          </table:table-cell>
          <table:table-cell table:formula="of:=[.I155]*[.I155]*4" office:value-type="float" office:value="58.936387231725" calcext:value-type="float">
            <text:p>58.936387231725</text:p>
          </table:table-cell>
          <table:table-cell table:number-columns-repeated="3"/>
        </table:table-row>
        <table:table-row table:style-name="ro1">
          <table:table-cell table:formula="of:=[.A155]" office:value-type="float" office:value="9" calcext:value-type="float">
            <text:p>9</text:p>
          </table:table-cell>
          <table:table-cell table:formula="of:=[.B155]+1" office:value-type="float" office:value="155" calcext:value-type="float">
            <text:p>155</text:p>
          </table:table-cell>
          <table:table-cell table:formula="of:=SQRT([.A156]*[.A156]+[.B156]*[.B156]-[.A156]*[.B156])" office:value-type="float" office:value="150.701692094017" calcext:value-type="float">
            <text:p>150.701692094017</text:p>
          </table:table-cell>
          <table:table-cell/>
          <table:table-cell table:formula="of:=[.C156]+[.A156]-[.B156]" office:value-type="float" office:value="4.70169209401732" calcext:value-type="float">
            <text:p>4.70169209401732</text:p>
          </table:table-cell>
          <table:table-cell table:formula="of:=[.C156]+[.B156]-[.A156]" office:value-type="float" office:value="296.701692094017" calcext:value-type="float">
            <text:p>296.701692094017</text:p>
          </table:table-cell>
          <table:table-cell table:formula="of:=[.A156]+[.B156]-[.C156]" office:value-type="float" office:value="13.2983079059827" calcext:value-type="float">
            <text:p>13.2983079059827</text:p>
          </table:table-cell>
          <table:table-cell table:formula="of:=[.A156]+[.B156]+[.C156]" office:value-type="float" office:value="314.701692094017" calcext:value-type="float">
            <text:p>314.701692094017</text:p>
          </table:table-cell>
          <table:table-cell table:formula="of:=SQRT([.E156]*[.F156]*[.G156]/[.H156])/2" office:value-type="float" office:value="3.83889082464282" calcext:value-type="float">
            <text:p>3.83889082464282</text:p>
          </table:table-cell>
          <table:table-cell table:formula="of:=[.I156]*2/SQRT(3)" office:value-type="float" office:value="4.43276930199423" calcext:value-type="float">
            <text:p>4.43276930199423</text:p>
          </table:table-cell>
          <table:table-cell table:formula="of:=[.I156]*[.I156]*4" office:value-type="float" office:value="58.9483310541073" calcext:value-type="float">
            <text:p>58.9483310541073</text:p>
          </table:table-cell>
          <table:table-cell table:number-columns-repeated="3"/>
        </table:table-row>
        <table:table-row table:style-name="ro1">
          <table:table-cell table:formula="of:=[.A156]" office:value-type="float" office:value="9" calcext:value-type="float">
            <text:p>9</text:p>
          </table:table-cell>
          <table:table-cell table:formula="of:=[.B156]+1" office:value-type="float" office:value="156" calcext:value-type="float">
            <text:p>156</text:p>
          </table:table-cell>
          <table:table-cell table:formula="of:=SQRT([.A157]*[.A157]+[.B157]*[.B157]-[.A157]*[.B157])" office:value-type="float" office:value="151.700362557246" calcext:value-type="float">
            <text:p>151.700362557246</text:p>
          </table:table-cell>
          <table:table-cell/>
          <table:table-cell table:formula="of:=[.C157]+[.A157]-[.B157]" office:value-type="float" office:value="4.70036255724639" calcext:value-type="float">
            <text:p>4.70036255724639</text:p>
          </table:table-cell>
          <table:table-cell table:formula="of:=[.C157]+[.B157]-[.A157]" office:value-type="float" office:value="298.700362557246" calcext:value-type="float">
            <text:p>298.700362557246</text:p>
          </table:table-cell>
          <table:table-cell table:formula="of:=[.A157]+[.B157]-[.C157]" office:value-type="float" office:value="13.2996374427536" calcext:value-type="float">
            <text:p>13.2996374427536</text:p>
          </table:table-cell>
          <table:table-cell table:formula="of:=[.A157]+[.B157]+[.C157]" office:value-type="float" office:value="316.700362557246" calcext:value-type="float">
            <text:p>316.700362557246</text:p>
          </table:table-cell>
          <table:table-cell table:formula="of:=SQRT([.E157]*[.F157]*[.G157]/[.H157])/2" office:value-type="float" office:value="3.83927462884912" calcext:value-type="float">
            <text:p>3.83927462884912</text:p>
          </table:table-cell>
          <table:table-cell table:formula="of:=[.I157]*2/SQRT(3)" office:value-type="float" office:value="4.43321248091788" calcext:value-type="float">
            <text:p>4.43321248091788</text:p>
          </table:table-cell>
          <table:table-cell table:formula="of:=[.I157]*[.I157]*4" office:value-type="float" office:value="58.9601187028981" calcext:value-type="float">
            <text:p>58.9601187028981</text:p>
          </table:table-cell>
          <table:table-cell table:number-columns-repeated="3"/>
        </table:table-row>
        <table:table-row table:style-name="ro1">
          <table:table-cell table:formula="of:=[.A157]" office:value-type="float" office:value="9" calcext:value-type="float">
            <text:p>9</text:p>
          </table:table-cell>
          <table:table-cell table:formula="of:=[.B157]+1" office:value-type="float" office:value="157" calcext:value-type="float">
            <text:p>157</text:p>
          </table:table-cell>
          <table:table-cell table:formula="of:=SQRT([.A158]*[.A158]+[.B158]*[.B158]-[.A158]*[.B158])" office:value-type="float" office:value="152.699050422719" calcext:value-type="float">
            <text:p>152.699050422719</text:p>
          </table:table-cell>
          <table:table-cell/>
          <table:table-cell table:formula="of:=[.C158]+[.A158]-[.B158]" office:value-type="float" office:value="4.69905042271873" calcext:value-type="float">
            <text:p>4.69905042271873</text:p>
          </table:table-cell>
          <table:table-cell table:formula="of:=[.C158]+[.B158]-[.A158]" office:value-type="float" office:value="300.699050422719" calcext:value-type="float">
            <text:p>300.699050422719</text:p>
          </table:table-cell>
          <table:table-cell table:formula="of:=[.A158]+[.B158]-[.C158]" office:value-type="float" office:value="13.3009495772813" calcext:value-type="float">
            <text:p>13.3009495772813</text:p>
          </table:table-cell>
          <table:table-cell table:formula="of:=[.A158]+[.B158]+[.C158]" office:value-type="float" office:value="318.699050422719" calcext:value-type="float">
            <text:p>318.699050422719</text:p>
          </table:table-cell>
          <table:table-cell table:formula="of:=SQRT([.E158]*[.F158]*[.G158]/[.H158])/2" office:value-type="float" office:value="3.83965340946048" calcext:value-type="float">
            <text:p>3.83965340946048</text:p>
          </table:table-cell>
          <table:table-cell table:formula="of:=[.I158]*2/SQRT(3)" office:value-type="float" office:value="4.43364985909375" calcext:value-type="float">
            <text:p>4.43364985909375</text:p>
          </table:table-cell>
          <table:table-cell table:formula="of:=[.I158]*[.I158]*4" office:value-type="float" office:value="58.9717532191261" calcext:value-type="float">
            <text:p>58.9717532191261</text:p>
          </table:table-cell>
          <table:table-cell table:number-columns-repeated="3"/>
        </table:table-row>
        <table:table-row table:style-name="ro1">
          <table:table-cell table:formula="of:=[.A158]" office:value-type="float" office:value="9" calcext:value-type="float">
            <text:p>9</text:p>
          </table:table-cell>
          <table:table-cell table:formula="of:=[.B158]+1" office:value-type="float" office:value="158" calcext:value-type="float">
            <text:p>158</text:p>
          </table:table-cell>
          <table:table-cell table:formula="of:=SQRT([.A159]*[.A159]+[.B159]*[.B159]-[.A159]*[.B159])" office:value-type="float" office:value="153.697755351209" calcext:value-type="float">
            <text:p>153.697755351209</text:p>
          </table:table-cell>
          <table:table-cell/>
          <table:table-cell table:formula="of:=[.C159]+[.A159]-[.B159]" office:value-type="float" office:value="4.69775535120868" calcext:value-type="float">
            <text:p>4.69775535120868</text:p>
          </table:table-cell>
          <table:table-cell table:formula="of:=[.C159]+[.B159]-[.A159]" office:value-type="float" office:value="302.697755351209" calcext:value-type="float">
            <text:p>302.697755351209</text:p>
          </table:table-cell>
          <table:table-cell table:formula="of:=[.A159]+[.B159]-[.C159]" office:value-type="float" office:value="13.3022446487913" calcext:value-type="float">
            <text:p>13.3022446487913</text:p>
          </table:table-cell>
          <table:table-cell table:formula="of:=[.A159]+[.B159]+[.C159]" office:value-type="float" office:value="320.697755351209" calcext:value-type="float">
            <text:p>320.697755351209</text:p>
          </table:table-cell>
          <table:table-cell table:formula="of:=SQRT([.E159]*[.F159]*[.G159]/[.H159])/2" office:value-type="float" office:value="3.84002726440296" calcext:value-type="float">
            <text:p>3.84002726440296</text:p>
          </table:table-cell>
          <table:table-cell table:formula="of:=[.I159]*2/SQRT(3)" office:value-type="float" office:value="4.4340815495971" calcext:value-type="float">
            <text:p>4.4340815495971</text:p>
          </table:table-cell>
          <table:table-cell table:formula="of:=[.I159]*[.I159]*4" office:value-type="float" office:value="58.9832375654323" calcext:value-type="float">
            <text:p>58.9832375654323</text:p>
          </table:table-cell>
          <table:table-cell table:number-columns-repeated="3"/>
        </table:table-row>
        <table:table-row table:style-name="ro1">
          <table:table-cell table:formula="of:=[.A159]" office:value-type="float" office:value="9" calcext:value-type="float">
            <text:p>9</text:p>
          </table:table-cell>
          <table:table-cell table:formula="of:=[.B159]+1" office:value-type="float" office:value="159" calcext:value-type="float">
            <text:p>159</text:p>
          </table:table-cell>
          <table:table-cell table:formula="of:=SQRT([.A160]*[.A160]+[.B160]*[.B160]-[.A160]*[.B160])" office:value-type="float" office:value="154.696477012245" calcext:value-type="float">
            <text:p>154.696477012245</text:p>
          </table:table-cell>
          <table:table-cell/>
          <table:table-cell table:formula="of:=[.C160]+[.A160]-[.B160]" office:value-type="float" office:value="4.69647701224486" calcext:value-type="float">
            <text:p>4.69647701224486</text:p>
          </table:table-cell>
          <table:table-cell table:formula="of:=[.C160]+[.B160]-[.A160]" office:value-type="float" office:value="304.696477012245" calcext:value-type="float">
            <text:p>304.696477012245</text:p>
          </table:table-cell>
          <table:table-cell table:formula="of:=[.A160]+[.B160]-[.C160]" office:value-type="float" office:value="13.3035229877551" calcext:value-type="float">
            <text:p>13.3035229877551</text:p>
          </table:table-cell>
          <table:table-cell table:formula="of:=[.A160]+[.B160]+[.C160]" office:value-type="float" office:value="322.696477012245" calcext:value-type="float">
            <text:p>322.696477012245</text:p>
          </table:table-cell>
          <table:table-cell table:formula="of:=SQRT([.E160]*[.F160]*[.G160]/[.H160])/2" office:value-type="float" office:value="3.84039628907541" calcext:value-type="float">
            <text:p>3.84039628907541</text:p>
          </table:table-cell>
          <table:table-cell table:formula="of:=[.I160]*2/SQRT(3)" office:value-type="float" office:value="4.43450766258505" calcext:value-type="float">
            <text:p>4.43450766258505</text:p>
          </table:table-cell>
          <table:table-cell table:formula="of:=[.I160]*[.I160]*4" office:value-type="float" office:value="58.9945746285766" calcext:value-type="float">
            <text:p>58.9945746285766</text:p>
          </table:table-cell>
          <table:table-cell table:number-columns-repeated="3"/>
        </table:table-row>
        <table:table-row table:style-name="ro1">
          <table:table-cell table:formula="of:=[.A160]" office:value-type="float" office:value="9" calcext:value-type="float">
            <text:p>9</text:p>
          </table:table-cell>
          <table:table-cell table:formula="of:=[.B160]+1" office:value-type="float" office:value="160" calcext:value-type="float">
            <text:p>160</text:p>
          </table:table-cell>
          <table:table-cell table:formula="of:=SQRT([.A161]*[.A161]+[.B161]*[.B161]-[.A161]*[.B161])" office:value-type="float" office:value="155.69521508383" calcext:value-type="float">
            <text:p>155.69521508383</text:p>
          </table:table-cell>
          <table:table-cell/>
          <table:table-cell table:formula="of:=[.C161]+[.A161]-[.B161]" office:value-type="float" office:value="4.69521508382974" calcext:value-type="float">
            <text:p>4.69521508382974</text:p>
          </table:table-cell>
          <table:table-cell table:formula="of:=[.C161]+[.B161]-[.A161]" office:value-type="float" office:value="306.69521508383" calcext:value-type="float">
            <text:p>306.69521508383</text:p>
          </table:table-cell>
          <table:table-cell table:formula="of:=[.A161]+[.B161]-[.C161]" office:value-type="float" office:value="13.3047849161703" calcext:value-type="float">
            <text:p>13.3047849161703</text:p>
          </table:table-cell>
          <table:table-cell table:formula="of:=[.A161]+[.B161]+[.C161]" office:value-type="float" office:value="324.69521508383" calcext:value-type="float">
            <text:p>324.69521508383</text:p>
          </table:table-cell>
          <table:table-cell table:formula="of:=SQRT([.E161]*[.F161]*[.G161]/[.H161])/2" office:value-type="float" office:value="3.84076057643049" calcext:value-type="float">
            <text:p>3.84076057643049</text:p>
          </table:table-cell>
          <table:table-cell table:formula="of:=[.I161]*2/SQRT(3)" office:value-type="float" office:value="4.43492830539009" calcext:value-type="float">
            <text:p>4.43492830539009</text:p>
          </table:table-cell>
          <table:table-cell table:formula="of:=[.I161]*[.I161]*4" office:value-type="float" office:value="59.0057672218507" calcext:value-type="float">
            <text:p>59.0057672218507</text:p>
          </table:table-cell>
          <table:table-cell table:number-columns-repeated="3"/>
        </table:table-row>
        <table:table-row table:style-name="ro1">
          <table:table-cell table:formula="of:=[.A161]" office:value-type="float" office:value="9" calcext:value-type="float">
            <text:p>9</text:p>
          </table:table-cell>
          <table:table-cell table:formula="of:=[.B161]+1" office:value-type="float" office:value="161" calcext:value-type="float">
            <text:p>161</text:p>
          </table:table-cell>
          <table:table-cell table:formula="of:=SQRT([.A162]*[.A162]+[.B162]*[.B162]-[.A162]*[.B162])" office:value-type="float" office:value="156.69396925217" calcext:value-type="float">
            <text:p>156.69396925217</text:p>
          </table:table-cell>
          <table:table-cell/>
          <table:table-cell table:formula="of:=[.C162]+[.A162]-[.B162]" office:value-type="float" office:value="4.69396925217001" calcext:value-type="float">
            <text:p>4.69396925217001</text:p>
          </table:table-cell>
          <table:table-cell table:formula="of:=[.C162]+[.B162]-[.A162]" office:value-type="float" office:value="308.69396925217" calcext:value-type="float">
            <text:p>308.69396925217</text:p>
          </table:table-cell>
          <table:table-cell table:formula="of:=[.A162]+[.B162]-[.C162]" office:value-type="float" office:value="13.30603074783" calcext:value-type="float">
            <text:p>13.30603074783</text:p>
          </table:table-cell>
          <table:table-cell table:formula="of:=[.A162]+[.B162]+[.C162]" office:value-type="float" office:value="326.69396925217" calcext:value-type="float">
            <text:p>326.69396925217</text:p>
          </table:table-cell>
          <table:table-cell table:formula="of:=SQRT([.E162]*[.F162]*[.G162]/[.H162])/2" office:value-type="float" office:value="3.84112021705254" calcext:value-type="float">
            <text:p>3.84112021705254</text:p>
          </table:table-cell>
          <table:table-cell table:formula="of:=[.I162]*2/SQRT(3)" office:value-type="float" office:value="4.43534358261" calcext:value-type="float">
            <text:p>4.43534358261</text:p>
          </table:table-cell>
          <table:table-cell table:formula="of:=[.I162]*[.I162]*4" office:value-type="float" office:value="59.0168180873991" calcext:value-type="float">
            <text:p>59.0168180873991</text:p>
          </table:table-cell>
          <table:table-cell table:number-columns-repeated="3"/>
        </table:table-row>
        <table:table-row table:style-name="ro1">
          <table:table-cell table:formula="of:=[.A162]" office:value-type="float" office:value="9" calcext:value-type="float">
            <text:p>9</text:p>
          </table:table-cell>
          <table:table-cell table:formula="of:=[.B162]+1" office:value-type="float" office:value="162" calcext:value-type="float">
            <text:p>162</text:p>
          </table:table-cell>
          <table:table-cell table:formula="of:=SQRT([.A163]*[.A163]+[.B163]*[.B163]-[.A163]*[.B163])" office:value-type="float" office:value="157.692739211417" calcext:value-type="float">
            <text:p>157.692739211417</text:p>
          </table:table-cell>
          <table:table-cell/>
          <table:table-cell table:formula="of:=[.C163]+[.A163]-[.B163]" office:value-type="float" office:value="4.69273921141709" calcext:value-type="float">
            <text:p>4.69273921141709</text:p>
          </table:table-cell>
          <table:table-cell table:formula="of:=[.C163]+[.B163]-[.A163]" office:value-type="float" office:value="310.692739211417" calcext:value-type="float">
            <text:p>310.692739211417</text:p>
          </table:table-cell>
          <table:table-cell table:formula="of:=[.A163]+[.B163]-[.C163]" office:value-type="float" office:value="13.3072607885829" calcext:value-type="float">
            <text:p>13.3072607885829</text:p>
          </table:table-cell>
          <table:table-cell table:formula="of:=[.A163]+[.B163]+[.C163]" office:value-type="float" office:value="328.692739211417" calcext:value-type="float">
            <text:p>328.692739211417</text:p>
          </table:table-cell>
          <table:table-cell table:formula="of:=SQRT([.E163]*[.F163]*[.G163]/[.H163])/2" office:value-type="float" office:value="3.84147529923245" calcext:value-type="float">
            <text:p>3.84147529923245</text:p>
          </table:table-cell>
          <table:table-cell table:formula="of:=[.I163]*2/SQRT(3)" office:value-type="float" office:value="4.43575359619431" calcext:value-type="float">
            <text:p>4.43575359619431</text:p>
          </table:table-cell>
          <table:table-cell table:formula="of:=[.I163]*[.I163]*4" office:value-type="float" office:value="59.0277298984522" calcext:value-type="float">
            <text:p>59.0277298984522</text:p>
          </table:table-cell>
          <table:table-cell table:number-columns-repeated="3"/>
        </table:table-row>
        <table:table-row table:style-name="ro1">
          <table:table-cell table:formula="of:=[.A163]" office:value-type="float" office:value="9" calcext:value-type="float">
            <text:p>9</text:p>
          </table:table-cell>
          <table:table-cell table:formula="of:=[.B163]+1" office:value-type="float" office:value="163" calcext:value-type="float">
            <text:p>163</text:p>
          </table:table-cell>
          <table:table-cell table:formula="of:=SQRT([.A164]*[.A164]+[.B164]*[.B164]-[.A164]*[.B164])" office:value-type="float" office:value="158.691524663417" calcext:value-type="float">
            <text:p>158.691524663417</text:p>
          </table:table-cell>
          <table:table-cell/>
          <table:table-cell table:formula="of:=[.C164]+[.A164]-[.B164]" office:value-type="float" office:value="4.69152466341737" calcext:value-type="float">
            <text:p>4.69152466341737</text:p>
          </table:table-cell>
          <table:table-cell table:formula="of:=[.C164]+[.B164]-[.A164]" office:value-type="float" office:value="312.691524663417" calcext:value-type="float">
            <text:p>312.691524663417</text:p>
          </table:table-cell>
          <table:table-cell table:formula="of:=[.A164]+[.B164]-[.C164]" office:value-type="float" office:value="13.3084753365826" calcext:value-type="float">
            <text:p>13.3084753365826</text:p>
          </table:table-cell>
          <table:table-cell table:formula="of:=[.A164]+[.B164]+[.C164]" office:value-type="float" office:value="330.691524663417" calcext:value-type="float">
            <text:p>330.691524663417</text:p>
          </table:table-cell>
          <table:table-cell table:formula="of:=SQRT([.E164]*[.F164]*[.G164]/[.H164])/2" office:value-type="float" office:value="3.84182590903974" calcext:value-type="float">
            <text:p>3.84182590903974</text:p>
          </table:table-cell>
          <table:table-cell table:formula="of:=[.I164]*2/SQRT(3)" office:value-type="float" office:value="4.43615844552755" calcext:value-type="float">
            <text:p>4.43615844552755</text:p>
          </table:table-cell>
          <table:table-cell table:formula="of:=[.I164]*[.I164]*4" office:value-type="float" office:value="59.0385052614762" calcext:value-type="float">
            <text:p>59.0385052614762</text:p>
          </table:table-cell>
          <table:table-cell table:number-columns-repeated="3"/>
        </table:table-row>
        <table:table-row table:style-name="ro1">
          <table:table-cell table:formula="of:=[.A164]" office:value-type="float" office:value="9" calcext:value-type="float">
            <text:p>9</text:p>
          </table:table-cell>
          <table:table-cell table:formula="of:=[.B164]+1" office:value-type="float" office:value="164" calcext:value-type="float">
            <text:p>164</text:p>
          </table:table-cell>
          <table:table-cell table:formula="of:=SQRT([.A165]*[.A165]+[.B165]*[.B165]-[.A165]*[.B165])" office:value-type="float" office:value="159.690325317472" calcext:value-type="float">
            <text:p>159.690325317472</text:p>
          </table:table-cell>
          <table:table-cell/>
          <table:table-cell table:formula="of:=[.C165]+[.A165]-[.B165]" office:value-type="float" office:value="4.69032531747189" calcext:value-type="float">
            <text:p>4.69032531747189</text:p>
          </table:table-cell>
          <table:table-cell table:formula="of:=[.C165]+[.B165]-[.A165]" office:value-type="float" office:value="314.690325317472" calcext:value-type="float">
            <text:p>314.690325317472</text:p>
          </table:table-cell>
          <table:table-cell table:formula="of:=[.A165]+[.B165]-[.C165]" office:value-type="float" office:value="13.3096746825281" calcext:value-type="float">
            <text:p>13.3096746825281</text:p>
          </table:table-cell>
          <table:table-cell table:formula="of:=[.A165]+[.B165]+[.C165]" office:value-type="float" office:value="332.690325317472" calcext:value-type="float">
            <text:p>332.690325317472</text:p>
          </table:table-cell>
          <table:table-cell table:formula="of:=SQRT([.E165]*[.F165]*[.G165]/[.H165])/2" office:value-type="float" office:value="3.84217213039198" calcext:value-type="float">
            <text:p>3.84217213039198</text:p>
          </table:table-cell>
          <table:table-cell table:formula="of:=[.I165]*2/SQRT(3)" office:value-type="float" office:value="4.43655822750938" calcext:value-type="float">
            <text:p>4.43655822750938</text:p>
          </table:table-cell>
          <table:table-cell table:formula="of:=[.I165]*[.I165]*4" office:value-type="float" office:value="59.0491467182434" calcext:value-type="float">
            <text:p>59.0491467182434</text:p>
          </table:table-cell>
          <table:table-cell table:number-columns-repeated="3"/>
        </table:table-row>
        <table:table-row table:style-name="ro1">
          <table:table-cell table:formula="of:=[.A165]" office:value-type="float" office:value="9" calcext:value-type="float">
            <text:p>9</text:p>
          </table:table-cell>
          <table:table-cell table:formula="of:=[.B165]+1" office:value-type="float" office:value="165" calcext:value-type="float">
            <text:p>165</text:p>
          </table:table-cell>
          <table:table-cell table:formula="of:=SQRT([.A166]*[.A166]+[.B166]*[.B166]-[.A166]*[.B166])" office:value-type="float" office:value="160.689140890105" calcext:value-type="float">
            <text:p>160.689140890105</text:p>
          </table:table-cell>
          <table:table-cell/>
          <table:table-cell table:formula="of:=[.C166]+[.A166]-[.B166]" office:value-type="float" office:value="4.68914089010497" calcext:value-type="float">
            <text:p>4.68914089010497</text:p>
          </table:table-cell>
          <table:table-cell table:formula="of:=[.C166]+[.B166]-[.A166]" office:value-type="float" office:value="316.689140890105" calcext:value-type="float">
            <text:p>316.689140890105</text:p>
          </table:table-cell>
          <table:table-cell table:formula="of:=[.A166]+[.B166]-[.C166]" office:value-type="float" office:value="13.310859109895" calcext:value-type="float">
            <text:p>13.310859109895</text:p>
          </table:table-cell>
          <table:table-cell table:formula="of:=[.A166]+[.B166]+[.C166]" office:value-type="float" office:value="334.689140890105" calcext:value-type="float">
            <text:p>334.689140890105</text:p>
          </table:table-cell>
          <table:table-cell table:formula="of:=SQRT([.E166]*[.F166]*[.G166]/[.H166])/2" office:value-type="float" office:value="3.84251404512155" calcext:value-type="float">
            <text:p>3.84251404512155</text:p>
          </table:table-cell>
          <table:table-cell table:formula="of:=[.I166]*2/SQRT(3)" office:value-type="float" office:value="4.43695303663169" calcext:value-type="float">
            <text:p>4.43695303663169</text:p>
          </table:table-cell>
          <table:table-cell table:formula="of:=[.I166]*[.I166]*4" office:value-type="float" office:value="59.0596567478254" calcext:value-type="float">
            <text:p>59.0596567478254</text:p>
          </table:table-cell>
          <table:table-cell table:number-columns-repeated="3"/>
        </table:table-row>
        <table:table-row table:style-name="ro1">
          <table:table-cell table:formula="of:=[.A166]" office:value-type="float" office:value="9" calcext:value-type="float">
            <text:p>9</text:p>
          </table:table-cell>
          <table:table-cell table:formula="of:=[.B166]+1" office:value-type="float" office:value="166" calcext:value-type="float">
            <text:p>166</text:p>
          </table:table-cell>
          <table:table-cell table:formula="of:=SQRT([.A167]*[.A167]+[.B167]*[.B167]-[.A167]*[.B167])" office:value-type="float" office:value="161.687971104841" calcext:value-type="float">
            <text:p>161.687971104841</text:p>
          </table:table-cell>
          <table:table-cell/>
          <table:table-cell table:formula="of:=[.C167]+[.A167]-[.B167]" office:value-type="float" office:value="4.68797110484132" calcext:value-type="float">
            <text:p>4.68797110484132</text:p>
          </table:table-cell>
          <table:table-cell table:formula="of:=[.C167]+[.B167]-[.A167]" office:value-type="float" office:value="318.687971104841" calcext:value-type="float">
            <text:p>318.687971104841</text:p>
          </table:table-cell>
          <table:table-cell table:formula="of:=[.A167]+[.B167]-[.C167]" office:value-type="float" office:value="13.3120288951587" calcext:value-type="float">
            <text:p>13.3120288951587</text:p>
          </table:table-cell>
          <table:table-cell table:formula="of:=[.A167]+[.B167]+[.C167]" office:value-type="float" office:value="336.687971104841" calcext:value-type="float">
            <text:p>336.687971104841</text:p>
          </table:table-cell>
          <table:table-cell table:formula="of:=SQRT([.E167]*[.F167]*[.G167]/[.H167])/2" office:value-type="float" office:value="3.84285173303997" calcext:value-type="float">
            <text:p>3.84285173303997</text:p>
          </table:table-cell>
          <table:table-cell table:formula="of:=[.I167]*2/SQRT(3)" office:value-type="float" office:value="4.4373429650529" calcext:value-type="float">
            <text:p>4.4373429650529</text:p>
          </table:table-cell>
          <table:table-cell table:formula="of:=[.I167]*[.I167]*4" office:value-type="float" office:value="59.0700377685133" calcext:value-type="float">
            <text:p>59.0700377685133</text:p>
          </table:table-cell>
          <table:table-cell table:number-columns-repeated="3"/>
        </table:table-row>
        <table:table-row table:style-name="ro1">
          <table:table-cell table:formula="of:=[.A167]" office:value-type="float" office:value="9" calcext:value-type="float">
            <text:p>9</text:p>
          </table:table-cell>
          <table:table-cell table:formula="of:=[.B167]+1" office:value-type="float" office:value="167" calcext:value-type="float">
            <text:p>167</text:p>
          </table:table-cell>
          <table:table-cell table:formula="of:=SQRT([.A168]*[.A168]+[.B168]*[.B168]-[.A168]*[.B168])" office:value-type="float" office:value="162.686815691991" calcext:value-type="float">
            <text:p>162.686815691991</text:p>
          </table:table-cell>
          <table:table-cell/>
          <table:table-cell table:formula="of:=[.C168]+[.A168]-[.B168]" office:value-type="float" office:value="4.68681569199146" calcext:value-type="float">
            <text:p>4.68681569199146</text:p>
          </table:table-cell>
          <table:table-cell table:formula="of:=[.C168]+[.B168]-[.A168]" office:value-type="float" office:value="320.686815691991" calcext:value-type="float">
            <text:p>320.686815691991</text:p>
          </table:table-cell>
          <table:table-cell table:formula="of:=[.A168]+[.B168]-[.C168]" office:value-type="float" office:value="13.3131843080085" calcext:value-type="float">
            <text:p>13.3131843080085</text:p>
          </table:table-cell>
          <table:table-cell table:formula="of:=[.A168]+[.B168]+[.C168]" office:value-type="float" office:value="338.686815691991" calcext:value-type="float">
            <text:p>338.686815691991</text:p>
          </table:table-cell>
          <table:table-cell table:formula="of:=SQRT([.E168]*[.F168]*[.G168]/[.H168])/2" office:value-type="float" office:value="3.84318527199991" calcext:value-type="float">
            <text:p>3.84318527199991</text:p>
          </table:table-cell>
          <table:table-cell table:formula="of:=[.I168]*2/SQRT(3)" office:value-type="float" office:value="4.43772810266951" calcext:value-type="float">
            <text:p>4.43772810266951</text:p>
          </table:table-cell>
          <table:table-cell table:formula="of:=[.I168]*[.I168]*4" office:value-type="float" office:value="59.0802921396682" calcext:value-type="float">
            <text:p>59.0802921396682</text:p>
          </table:table-cell>
          <table:table-cell table:number-columns-repeated="3"/>
        </table:table-row>
        <table:table-row table:style-name="ro1">
          <table:table-cell table:formula="of:=[.A168]" office:value-type="float" office:value="9" calcext:value-type="float">
            <text:p>9</text:p>
          </table:table-cell>
          <table:table-cell table:formula="of:=[.B168]+1" office:value-type="float" office:value="168" calcext:value-type="float">
            <text:p>168</text:p>
          </table:table-cell>
          <table:table-cell table:formula="of:=SQRT([.A169]*[.A169]+[.B169]*[.B169]-[.A169]*[.B169])" office:value-type="float" office:value="163.685674388445" calcext:value-type="float">
            <text:p>163.685674388445</text:p>
          </table:table-cell>
          <table:table-cell/>
          <table:table-cell table:formula="of:=[.C169]+[.A169]-[.B169]" office:value-type="float" office:value="4.68567438844488" calcext:value-type="float">
            <text:p>4.68567438844488</text:p>
          </table:table-cell>
          <table:table-cell table:formula="of:=[.C169]+[.B169]-[.A169]" office:value-type="float" office:value="322.685674388445" calcext:value-type="float">
            <text:p>322.685674388445</text:p>
          </table:table-cell>
          <table:table-cell table:formula="of:=[.A169]+[.B169]-[.C169]" office:value-type="float" office:value="13.3143256115551" calcext:value-type="float">
            <text:p>13.3143256115551</text:p>
          </table:table-cell>
          <table:table-cell table:formula="of:=[.A169]+[.B169]+[.C169]" office:value-type="float" office:value="340.685674388445" calcext:value-type="float">
            <text:p>340.685674388445</text:p>
          </table:table-cell>
          <table:table-cell table:formula="of:=SQRT([.E169]*[.F169]*[.G169]/[.H169])/2" office:value-type="float" office:value="3.84351473795484" calcext:value-type="float">
            <text:p>3.84351473795484</text:p>
          </table:table-cell>
          <table:table-cell table:formula="of:=[.I169]*2/SQRT(3)" office:value-type="float" office:value="4.43810853718504" calcext:value-type="float">
            <text:p>4.43810853718504</text:p>
          </table:table-cell>
          <table:table-cell table:formula="of:=[.I169]*[.I169]*4" office:value-type="float" office:value="59.0904221635042" calcext:value-type="float">
            <text:p>59.0904221635042</text:p>
          </table:table-cell>
          <table:table-cell table:number-columns-repeated="3"/>
        </table:table-row>
        <table:table-row table:style-name="ro1">
          <table:table-cell table:formula="of:=[.A169]" office:value-type="float" office:value="9" calcext:value-type="float">
            <text:p>9</text:p>
          </table:table-cell>
          <table:table-cell table:formula="of:=[.B169]+1" office:value-type="float" office:value="169" calcext:value-type="float">
            <text:p>169</text:p>
          </table:table-cell>
          <table:table-cell table:formula="of:=SQRT([.A170]*[.A170]+[.B170]*[.B170]-[.A170]*[.B170])" office:value-type="float" office:value="164.684546937471" calcext:value-type="float">
            <text:p>164.684546937471</text:p>
          </table:table-cell>
          <table:table-cell/>
          <table:table-cell table:formula="of:=[.C170]+[.A170]-[.B170]" office:value-type="float" office:value="4.68454693747074" calcext:value-type="float">
            <text:p>4.68454693747074</text:p>
          </table:table-cell>
          <table:table-cell table:formula="of:=[.C170]+[.B170]-[.A170]" office:value-type="float" office:value="324.684546937471" calcext:value-type="float">
            <text:p>324.684546937471</text:p>
          </table:table-cell>
          <table:table-cell table:formula="of:=[.A170]+[.B170]-[.C170]" office:value-type="float" office:value="13.3154530625293" calcext:value-type="float">
            <text:p>13.3154530625293</text:p>
          </table:table-cell>
          <table:table-cell table:formula="of:=[.A170]+[.B170]+[.C170]" office:value-type="float" office:value="342.684546937471" calcext:value-type="float">
            <text:p>342.684546937471</text:p>
          </table:table-cell>
          <table:table-cell table:formula="of:=SQRT([.E170]*[.F170]*[.G170]/[.H170])/2" office:value-type="float" office:value="3.84384020501655" calcext:value-type="float">
            <text:p>3.84384020501655</text:p>
          </table:table-cell>
          <table:table-cell table:formula="of:=[.I170]*2/SQRT(3)" office:value-type="float" office:value="4.43848435417643" calcext:value-type="float">
            <text:p>4.43848435417643</text:p>
          </table:table-cell>
          <table:table-cell table:formula="of:=[.I170]*[.I170]*4" office:value-type="float" office:value="59.1004300868068" calcext:value-type="float">
            <text:p>59.1004300868068</text:p>
          </table:table-cell>
          <table:table-cell table:number-columns-repeated="3"/>
        </table:table-row>
        <table:table-row table:style-name="ro1">
          <table:table-cell table:formula="of:=[.A170]" office:value-type="float" office:value="9" calcext:value-type="float">
            <text:p>9</text:p>
          </table:table-cell>
          <table:table-cell table:formula="of:=[.B170]+1" office:value-type="float" office:value="170" calcext:value-type="float">
            <text:p>170</text:p>
          </table:table-cell>
          <table:table-cell table:formula="of:=SQRT([.A171]*[.A171]+[.B171]*[.B171]-[.A171]*[.B171])" office:value-type="float" office:value="165.683433088526" calcext:value-type="float">
            <text:p>165.683433088526</text:p>
          </table:table-cell>
          <table:table-cell/>
          <table:table-cell table:formula="of:=[.C171]+[.A171]-[.B171]" office:value-type="float" office:value="4.68343308852579" calcext:value-type="float">
            <text:p>4.68343308852579</text:p>
          </table:table-cell>
          <table:table-cell table:formula="of:=[.C171]+[.B171]-[.A171]" office:value-type="float" office:value="326.683433088526" calcext:value-type="float">
            <text:p>326.683433088526</text:p>
          </table:table-cell>
          <table:table-cell table:formula="of:=[.A171]+[.B171]-[.C171]" office:value-type="float" office:value="13.3165669114742" calcext:value-type="float">
            <text:p>13.3165669114742</text:p>
          </table:table-cell>
          <table:table-cell table:formula="of:=[.A171]+[.B171]+[.C171]" office:value-type="float" office:value="344.683433088526" calcext:value-type="float">
            <text:p>344.683433088526</text:p>
          </table:table-cell>
          <table:table-cell table:formula="of:=SQRT([.E171]*[.F171]*[.G171]/[.H171])/2" office:value-type="float" office:value="3.84416174551065" calcext:value-type="float">
            <text:p>3.84416174551065</text:p>
          </table:table-cell>
          <table:table-cell table:formula="of:=[.I171]*2/SQRT(3)" office:value-type="float" office:value="4.43885563715808" calcext:value-type="float">
            <text:p>4.43885563715808</text:p>
          </table:table-cell>
          <table:table-cell table:formula="of:=[.I171]*[.I171]*4" office:value-type="float" office:value="59.1103181025901" calcext:value-type="float">
            <text:p>59.1103181025901</text:p>
          </table:table-cell>
          <table:table-cell table:number-columns-repeated="3"/>
        </table:table-row>
        <table:table-row table:style-name="ro1">
          <table:table-cell table:formula="of:=[.A171]" office:value-type="float" office:value="9" calcext:value-type="float">
            <text:p>9</text:p>
          </table:table-cell>
          <table:table-cell table:formula="of:=[.B171]+1" office:value-type="float" office:value="171" calcext:value-type="float">
            <text:p>171</text:p>
          </table:table-cell>
          <table:table-cell table:formula="of:=SQRT([.A172]*[.A172]+[.B172]*[.B172]-[.A172]*[.B172])" office:value-type="float" office:value="166.682332597069" calcext:value-type="float">
            <text:p>166.682332597069</text:p>
          </table:table-cell>
          <table:table-cell/>
          <table:table-cell table:formula="of:=[.C172]+[.A172]-[.B172]" office:value-type="float" office:value="4.68233259706921" calcext:value-type="float">
            <text:p>4.68233259706921</text:p>
          </table:table-cell>
          <table:table-cell table:formula="of:=[.C172]+[.B172]-[.A172]" office:value-type="float" office:value="328.682332597069" calcext:value-type="float">
            <text:p>328.682332597069</text:p>
          </table:table-cell>
          <table:table-cell table:formula="of:=[.A172]+[.B172]-[.C172]" office:value-type="float" office:value="13.3176674029308" calcext:value-type="float">
            <text:p>13.3176674029308</text:p>
          </table:table-cell>
          <table:table-cell table:formula="of:=[.A172]+[.B172]+[.C172]" office:value-type="float" office:value="346.682332597069" calcext:value-type="float">
            <text:p>346.682332597069</text:p>
          </table:table-cell>
          <table:table-cell table:formula="of:=SQRT([.E172]*[.F172]*[.G172]/[.H172])/2" office:value-type="float" office:value="3.84447943003" calcext:value-type="float">
            <text:p>3.84447943003</text:p>
          </table:table-cell>
          <table:table-cell table:formula="of:=[.I172]*2/SQRT(3)" office:value-type="float" office:value="4.4392224676436" calcext:value-type="float">
            <text:p>4.4392224676436</text:p>
          </table:table-cell>
          <table:table-cell table:formula="of:=[.I172]*[.I172]*4" office:value-type="float" office:value="59.1200883516951" calcext:value-type="float">
            <text:p>59.1200883516951</text:p>
          </table:table-cell>
          <table:table-cell table:number-columns-repeated="3"/>
        </table:table-row>
        <table:table-row table:style-name="ro1">
          <table:table-cell table:formula="of:=[.A172]" office:value-type="float" office:value="9" calcext:value-type="float">
            <text:p>9</text:p>
          </table:table-cell>
          <table:table-cell table:formula="of:=[.B172]+1" office:value-type="float" office:value="172" calcext:value-type="float">
            <text:p>172</text:p>
          </table:table-cell>
          <table:table-cell table:formula="of:=SQRT([.A173]*[.A173]+[.B173]*[.B173]-[.A173]*[.B173])" office:value-type="float" office:value="167.681245224384" calcext:value-type="float">
            <text:p>167.681245224384</text:p>
          </table:table-cell>
          <table:table-cell/>
          <table:table-cell table:formula="of:=[.C173]+[.A173]-[.B173]" office:value-type="float" office:value="4.68124522438399" calcext:value-type="float">
            <text:p>4.68124522438399</text:p>
          </table:table-cell>
          <table:table-cell table:formula="of:=[.C173]+[.B173]-[.A173]" office:value-type="float" office:value="330.681245224384" calcext:value-type="float">
            <text:p>330.681245224384</text:p>
          </table:table-cell>
          <table:table-cell table:formula="of:=[.A173]+[.B173]-[.C173]" office:value-type="float" office:value="13.318754775616" calcext:value-type="float">
            <text:p>13.318754775616</text:p>
          </table:table-cell>
          <table:table-cell table:formula="of:=[.A173]+[.B173]+[.C173]" office:value-type="float" office:value="348.681245224384" calcext:value-type="float">
            <text:p>348.681245224384</text:p>
          </table:table-cell>
          <table:table-cell table:formula="of:=SQRT([.E173]*[.F173]*[.G173]/[.H173])/2" office:value-type="float" office:value="3.84479332748626" calcext:value-type="float">
            <text:p>3.84479332748626</text:p>
          </table:table-cell>
          <table:table-cell table:formula="of:=[.I173]*2/SQRT(3)" office:value-type="float" office:value="4.43958492520533" calcext:value-type="float">
            <text:p>4.43958492520533</text:p>
          </table:table-cell>
          <table:table-cell table:formula="of:=[.I173]*[.I173]*4" office:value-type="float" office:value="59.1297429243313" calcext:value-type="float">
            <text:p>59.1297429243313</text:p>
          </table:table-cell>
          <table:table-cell table:number-columns-repeated="3"/>
        </table:table-row>
        <table:table-row table:style-name="ro1">
          <table:table-cell table:formula="of:=[.A173]" office:value-type="float" office:value="9" calcext:value-type="float">
            <text:p>9</text:p>
          </table:table-cell>
          <table:table-cell table:formula="of:=[.B173]+1" office:value-type="float" office:value="173" calcext:value-type="float">
            <text:p>173</text:p>
          </table:table-cell>
          <table:table-cell table:formula="of:=SQRT([.A174]*[.A174]+[.B174]*[.B174]-[.A174]*[.B174])" office:value-type="float" office:value="168.680170737405" calcext:value-type="float">
            <text:p>168.680170737405</text:p>
          </table:table-cell>
          <table:table-cell/>
          <table:table-cell table:formula="of:=[.C174]+[.A174]-[.B174]" office:value-type="float" office:value="4.68017073740469" calcext:value-type="float">
            <text:p>4.68017073740469</text:p>
          </table:table-cell>
          <table:table-cell table:formula="of:=[.C174]+[.B174]-[.A174]" office:value-type="float" office:value="332.680170737405" calcext:value-type="float">
            <text:p>332.680170737405</text:p>
          </table:table-cell>
          <table:table-cell table:formula="of:=[.A174]+[.B174]-[.C174]" office:value-type="float" office:value="13.3198292625953" calcext:value-type="float">
            <text:p>13.3198292625953</text:p>
          </table:table-cell>
          <table:table-cell table:formula="of:=[.A174]+[.B174]+[.C174]" office:value-type="float" office:value="350.680170737405" calcext:value-type="float">
            <text:p>350.680170737405</text:p>
          </table:table-cell>
          <table:table-cell table:formula="of:=SQRT([.E174]*[.F174]*[.G174]/[.H174])/2" office:value-type="float" office:value="3.84510350515963" calcext:value-type="float">
            <text:p>3.84510350515963</text:p>
          </table:table-cell>
          <table:table-cell table:formula="of:=[.I174]*2/SQRT(3)" office:value-type="float" office:value="4.43994308753177" calcext:value-type="float">
            <text:p>4.43994308753177</text:p>
          </table:table-cell>
          <table:table-cell table:formula="of:=[.I174]*[.I174]*4" office:value-type="float" office:value="59.1392838615633" calcext:value-type="float">
            <text:p>59.1392838615633</text:p>
          </table:table-cell>
          <table:table-cell table:number-columns-repeated="3"/>
        </table:table-row>
        <table:table-row table:style-name="ro1">
          <table:table-cell table:formula="of:=[.A174]" office:value-type="float" office:value="9" calcext:value-type="float">
            <text:p>9</text:p>
          </table:table-cell>
          <table:table-cell table:formula="of:=[.B174]+1" office:value-type="float" office:value="174" calcext:value-type="float">
            <text:p>174</text:p>
          </table:table-cell>
          <table:table-cell table:formula="of:=SQRT([.A175]*[.A175]+[.B175]*[.B175]-[.A175]*[.B175])" office:value-type="float" office:value="169.679108908551" calcext:value-type="float">
            <text:p>169.679108908551</text:p>
          </table:table-cell>
          <table:table-cell/>
          <table:table-cell table:formula="of:=[.C175]+[.A175]-[.B175]" office:value-type="float" office:value="4.67910890855126" calcext:value-type="float">
            <text:p>4.67910890855126</text:p>
          </table:table-cell>
          <table:table-cell table:formula="of:=[.C175]+[.B175]-[.A175]" office:value-type="float" office:value="334.679108908551" calcext:value-type="float">
            <text:p>334.679108908551</text:p>
          </table:table-cell>
          <table:table-cell table:formula="of:=[.A175]+[.B175]-[.C175]" office:value-type="float" office:value="13.3208910914487" calcext:value-type="float">
            <text:p>13.3208910914487</text:p>
          </table:table-cell>
          <table:table-cell table:formula="of:=[.A175]+[.B175]+[.C175]" office:value-type="float" office:value="352.679108908551" calcext:value-type="float">
            <text:p>352.679108908551</text:p>
          </table:table-cell>
          <table:table-cell table:formula="of:=SQRT([.E175]*[.F175]*[.G175]/[.H175])/2" office:value-type="float" office:value="3.84541002874681" calcext:value-type="float">
            <text:p>3.84541002874681</text:p>
          </table:table-cell>
          <table:table-cell table:formula="of:=[.I175]*2/SQRT(3)" office:value-type="float" office:value="4.44029703048291" calcext:value-type="float">
            <text:p>4.44029703048291</text:p>
          </table:table-cell>
          <table:table-cell table:formula="of:=[.I175]*[.I175]*4" office:value-type="float" office:value="59.1487131567461" calcext:value-type="float">
            <text:p>59.1487131567461</text:p>
          </table:table-cell>
          <table:table-cell table:number-columns-repeated="3"/>
        </table:table-row>
        <table:table-row table:style-name="ro1">
          <table:table-cell table:formula="of:=[.A175]" office:value-type="float" office:value="9" calcext:value-type="float">
            <text:p>9</text:p>
          </table:table-cell>
          <table:table-cell table:formula="of:=[.B175]+1" office:value-type="float" office:value="175" calcext:value-type="float">
            <text:p>175</text:p>
          </table:table-cell>
          <table:table-cell table:formula="of:=SQRT([.A176]*[.A176]+[.B176]*[.B176]-[.A176]*[.B176])" office:value-type="float" office:value="170.678059515569" calcext:value-type="float">
            <text:p>170.678059515569</text:p>
          </table:table-cell>
          <table:table-cell/>
          <table:table-cell table:formula="of:=[.C176]+[.A176]-[.B176]" office:value-type="float" office:value="4.67805951556866" calcext:value-type="float">
            <text:p>4.67805951556866</text:p>
          </table:table-cell>
          <table:table-cell table:formula="of:=[.C176]+[.B176]-[.A176]" office:value-type="float" office:value="336.678059515569" calcext:value-type="float">
            <text:p>336.678059515569</text:p>
          </table:table-cell>
          <table:table-cell table:formula="of:=[.A176]+[.B176]-[.C176]" office:value-type="float" office:value="13.3219404844313" calcext:value-type="float">
            <text:p>13.3219404844313</text:p>
          </table:table-cell>
          <table:table-cell table:formula="of:=[.A176]+[.B176]+[.C176]" office:value-type="float" office:value="354.678059515569" calcext:value-type="float">
            <text:p>354.678059515569</text:p>
          </table:table-cell>
          <table:table-cell table:formula="of:=SQRT([.E176]*[.F176]*[.G176]/[.H176])/2" office:value-type="float" office:value="3.8457129624073" calcext:value-type="float">
            <text:p>3.8457129624073</text:p>
          </table:table-cell>
          <table:table-cell table:formula="of:=[.I176]*2/SQRT(3)" office:value-type="float" office:value="4.44064682814378" calcext:value-type="float">
            <text:p>4.44064682814378</text:p>
          </table:table-cell>
          <table:table-cell table:formula="of:=[.I176]*[.I176]*4" office:value-type="float" office:value="59.1580327569101" calcext:value-type="float">
            <text:p>59.1580327569101</text:p>
          </table:table-cell>
          <table:table-cell table:number-columns-repeated="3"/>
        </table:table-row>
        <table:table-row table:style-name="ro1">
          <table:table-cell table:formula="of:=[.A176]" office:value-type="float" office:value="9" calcext:value-type="float">
            <text:p>9</text:p>
          </table:table-cell>
          <table:table-cell table:formula="of:=[.B176]+1" office:value-type="float" office:value="176" calcext:value-type="float">
            <text:p>176</text:p>
          </table:table-cell>
          <table:table-cell table:formula="of:=SQRT([.A177]*[.A177]+[.B177]*[.B177]-[.A177]*[.B177])" office:value-type="float" office:value="171.677022341372" calcext:value-type="float">
            <text:p>171.677022341372</text:p>
          </table:table-cell>
          <table:table-cell/>
          <table:table-cell table:formula="of:=[.C177]+[.A177]-[.B177]" office:value-type="float" office:value="4.67702234137218" calcext:value-type="float">
            <text:p>4.67702234137218</text:p>
          </table:table-cell>
          <table:table-cell table:formula="of:=[.C177]+[.B177]-[.A177]" office:value-type="float" office:value="338.677022341372" calcext:value-type="float">
            <text:p>338.677022341372</text:p>
          </table:table-cell>
          <table:table-cell table:formula="of:=[.A177]+[.B177]-[.C177]" office:value-type="float" office:value="13.3229776586278" calcext:value-type="float">
            <text:p>13.3229776586278</text:p>
          </table:table-cell>
          <table:table-cell table:formula="of:=[.A177]+[.B177]+[.C177]" office:value-type="float" office:value="356.677022341372" calcext:value-type="float">
            <text:p>356.677022341372</text:p>
          </table:table-cell>
          <table:table-cell table:formula="of:=SQRT([.E177]*[.F177]*[.G177]/[.H177])/2" office:value-type="float" office:value="3.84601236880808" calcext:value-type="float">
            <text:p>3.84601236880808</text:p>
          </table:table-cell>
          <table:table-cell table:formula="of:=[.I177]*2/SQRT(3)" office:value-type="float" office:value="4.44099255287595" calcext:value-type="float">
            <text:p>4.44099255287595</text:p>
          </table:table-cell>
          <table:table-cell table:formula="of:=[.I177]*[.I177]*4" office:value-type="float" office:value="59.1672445640988" calcext:value-type="float">
            <text:p>59.1672445640988</text:p>
          </table:table-cell>
          <table:table-cell table:number-columns-repeated="3"/>
        </table:table-row>
        <table:table-row table:style-name="ro1">
          <table:table-cell table:formula="of:=[.A177]" office:value-type="float" office:value="9" calcext:value-type="float">
            <text:p>9</text:p>
          </table:table-cell>
          <table:table-cell table:formula="of:=[.B177]+1" office:value-type="float" office:value="177" calcext:value-type="float">
            <text:p>177</text:p>
          </table:table-cell>
          <table:table-cell table:formula="of:=SQRT([.A178]*[.A178]+[.B178]*[.B178]-[.A178]*[.B178])" office:value-type="float" office:value="172.675997173898" calcext:value-type="float">
            <text:p>172.675997173898</text:p>
          </table:table-cell>
          <table:table-cell/>
          <table:table-cell table:formula="of:=[.C178]+[.A178]-[.B178]" office:value-type="float" office:value="4.67599717389791" calcext:value-type="float">
            <text:p>4.67599717389791</text:p>
          </table:table-cell>
          <table:table-cell table:formula="of:=[.C178]+[.B178]-[.A178]" office:value-type="float" office:value="340.675997173898" calcext:value-type="float">
            <text:p>340.675997173898</text:p>
          </table:table-cell>
          <table:table-cell table:formula="of:=[.A178]+[.B178]-[.C178]" office:value-type="float" office:value="13.3240028261021" calcext:value-type="float">
            <text:p>13.3240028261021</text:p>
          </table:table-cell>
          <table:table-cell table:formula="of:=[.A178]+[.B178]+[.C178]" office:value-type="float" office:value="358.675997173898" calcext:value-type="float">
            <text:p>358.675997173898</text:p>
          </table:table-cell>
          <table:table-cell table:formula="of:=SQRT([.E178]*[.F178]*[.G178]/[.H178])/2" office:value-type="float" office:value="3.84630830916669" calcext:value-type="float">
            <text:p>3.84630830916669</text:p>
          </table:table-cell>
          <table:table-cell table:formula="of:=[.I178]*2/SQRT(3)" office:value-type="float" office:value="4.44133427536736" calcext:value-type="float">
            <text:p>4.44133427536736</text:p>
          </table:table-cell>
          <table:table-cell table:formula="of:=[.I178]*[.I178]*4" office:value-type="float" office:value="59.1763504366588" calcext:value-type="float">
            <text:p>59.1763504366588</text:p>
          </table:table-cell>
          <table:table-cell table:number-columns-repeated="3"/>
        </table:table-row>
        <table:table-row table:style-name="ro1">
          <table:table-cell table:formula="of:=[.A178]" office:value-type="float" office:value="9" calcext:value-type="float">
            <text:p>9</text:p>
          </table:table-cell>
          <table:table-cell table:formula="of:=[.B178]+1" office:value-type="float" office:value="178" calcext:value-type="float">
            <text:p>178</text:p>
          </table:table-cell>
          <table:table-cell table:formula="of:=SQRT([.A179]*[.A179]+[.B179]*[.B179]-[.A179]*[.B179])" office:value-type="float" office:value="173.674983805959" calcext:value-type="float">
            <text:p>173.674983805959</text:p>
          </table:table-cell>
          <table:table-cell/>
          <table:table-cell table:formula="of:=[.C179]+[.A179]-[.B179]" office:value-type="float" office:value="4.67498380595865" calcext:value-type="float">
            <text:p>4.67498380595865</text:p>
          </table:table-cell>
          <table:table-cell table:formula="of:=[.C179]+[.B179]-[.A179]" office:value-type="float" office:value="342.674983805959" calcext:value-type="float">
            <text:p>342.674983805959</text:p>
          </table:table-cell>
          <table:table-cell table:formula="of:=[.A179]+[.B179]-[.C179]" office:value-type="float" office:value="13.3250161940414" calcext:value-type="float">
            <text:p>13.3250161940414</text:p>
          </table:table-cell>
          <table:table-cell table:formula="of:=[.A179]+[.B179]+[.C179]" office:value-type="float" office:value="360.674983805959" calcext:value-type="float">
            <text:p>360.674983805959</text:p>
          </table:table-cell>
          <table:table-cell table:formula="of:=SQRT([.E179]*[.F179]*[.G179]/[.H179])/2" office:value-type="float" office:value="3.84660084329295" calcext:value-type="float">
            <text:p>3.84660084329295</text:p>
          </table:table-cell>
          <table:table-cell table:formula="of:=[.I179]*2/SQRT(3)" office:value-type="float" office:value="4.44167206468045" calcext:value-type="float">
            <text:p>4.44167206468045</text:p>
          </table:table-cell>
          <table:table-cell table:formula="of:=[.I179]*[.I179]*4" office:value-type="float" office:value="59.185352190488" calcext:value-type="float">
            <text:p>59.185352190488</text:p>
          </table:table-cell>
          <table:table-cell table:number-columns-repeated="3"/>
        </table:table-row>
        <table:table-row table:style-name="ro1">
          <table:table-cell table:formula="of:=[.A179]" office:value-type="float" office:value="9" calcext:value-type="float">
            <text:p>9</text:p>
          </table:table-cell>
          <table:table-cell table:formula="of:=[.B179]+1" office:value-type="float" office:value="179" calcext:value-type="float">
            <text:p>179</text:p>
          </table:table-cell>
          <table:table-cell table:formula="of:=SQRT([.A180]*[.A180]+[.B180]*[.B180]-[.A180]*[.B180])" office:value-type="float" office:value="174.673982035104" calcext:value-type="float">
            <text:p>174.673982035104</text:p>
          </table:table-cell>
          <table:table-cell/>
          <table:table-cell table:formula="of:=[.C180]+[.A180]-[.B180]" office:value-type="float" office:value="4.67398203510447" calcext:value-type="float">
            <text:p>4.67398203510447</text:p>
          </table:table-cell>
          <table:table-cell table:formula="of:=[.C180]+[.B180]-[.A180]" office:value-type="float" office:value="344.673982035105" calcext:value-type="float">
            <text:p>344.673982035105</text:p>
          </table:table-cell>
          <table:table-cell table:formula="of:=[.A180]+[.B180]-[.C180]" office:value-type="float" office:value="13.3260179648955" calcext:value-type="float">
            <text:p>13.3260179648955</text:p>
          </table:table-cell>
          <table:table-cell table:formula="of:=[.A180]+[.B180]+[.C180]" office:value-type="float" office:value="362.673982035105" calcext:value-type="float">
            <text:p>362.673982035105</text:p>
          </table:table-cell>
          <table:table-cell table:formula="of:=SQRT([.E180]*[.F180]*[.G180]/[.H180])/2" office:value-type="float" office:value="3.84689002962911" calcext:value-type="float">
            <text:p>3.84689002962911</text:p>
          </table:table-cell>
          <table:table-cell table:formula="of:=[.I180]*2/SQRT(3)" office:value-type="float" office:value="4.44200598829851" calcext:value-type="float">
            <text:p>4.44200598829851</text:p>
          </table:table-cell>
          <table:table-cell table:formula="of:=[.I180]*[.I180]*4" office:value-type="float" office:value="59.1942516002395" calcext:value-type="float">
            <text:p>59.1942516002395</text:p>
          </table:table-cell>
          <table:table-cell table:number-columns-repeated="3"/>
        </table:table-row>
        <table:table-row table:style-name="ro1">
          <table:table-cell table:formula="of:=[.A180]" office:value-type="float" office:value="9" calcext:value-type="float">
            <text:p>9</text:p>
          </table:table-cell>
          <table:table-cell table:formula="of:=[.B180]+1" office:value-type="float" office:value="180" calcext:value-type="float">
            <text:p>180</text:p>
          </table:table-cell>
          <table:table-cell table:formula="of:=SQRT([.A181]*[.A181]+[.B181]*[.B181]-[.A181]*[.B181])" office:value-type="float" office:value="175.672991663488" calcext:value-type="float">
            <text:p>175.672991663488</text:p>
          </table:table-cell>
          <table:table-cell/>
          <table:table-cell table:formula="of:=[.C181]+[.A181]-[.B181]" office:value-type="float" office:value="4.6729916634882" calcext:value-type="float">
            <text:p>4.6729916634882</text:p>
          </table:table-cell>
          <table:table-cell table:formula="of:=[.C181]+[.B181]-[.A181]" office:value-type="float" office:value="346.672991663488" calcext:value-type="float">
            <text:p>346.672991663488</text:p>
          </table:table-cell>
          <table:table-cell table:formula="of:=[.A181]+[.B181]-[.C181]" office:value-type="float" office:value="13.3270083365118" calcext:value-type="float">
            <text:p>13.3270083365118</text:p>
          </table:table-cell>
          <table:table-cell table:formula="of:=[.A181]+[.B181]+[.C181]" office:value-type="float" office:value="364.672991663488" calcext:value-type="float">
            <text:p>364.672991663488</text:p>
          </table:table-cell>
          <table:table-cell table:formula="of:=SQRT([.E181]*[.F181]*[.G181]/[.H181])/2" office:value-type="float" office:value="3.84717592528873" calcext:value-type="float">
            <text:p>3.84717592528873</text:p>
          </table:table-cell>
          <table:table-cell table:formula="of:=[.I181]*2/SQRT(3)" office:value-type="float" office:value="4.44233611217059" calcext:value-type="float">
            <text:p>4.44233611217059</text:p>
          </table:table-cell>
          <table:table-cell table:formula="of:=[.I181]*[.I181]*4" office:value-type="float" office:value="59.2030504004848" calcext:value-type="float">
            <text:p>59.2030504004848</text:p>
          </table:table-cell>
          <table:table-cell table:number-columns-repeated="3"/>
        </table:table-row>
        <table:table-row table:style-name="ro1">
          <table:table-cell table:formula="of:=[.A181]" office:value-type="float" office:value="9" calcext:value-type="float">
            <text:p>9</text:p>
          </table:table-cell>
          <table:table-cell table:formula="of:=[.B181]+1" office:value-type="float" office:value="181" calcext:value-type="float">
            <text:p>181</text:p>
          </table:table-cell>
          <table:table-cell table:formula="of:=SQRT([.A182]*[.A182]+[.B182]*[.B182]-[.A182]*[.B182])" office:value-type="float" office:value="176.672012497735" calcext:value-type="float">
            <text:p>176.672012497735</text:p>
          </table:table-cell>
          <table:table-cell/>
          <table:table-cell table:formula="of:=[.C182]+[.A182]-[.B182]" office:value-type="float" office:value="4.67201249773547" calcext:value-type="float">
            <text:p>4.67201249773547</text:p>
          </table:table-cell>
          <table:table-cell table:formula="of:=[.C182]+[.B182]-[.A182]" office:value-type="float" office:value="348.672012497735" calcext:value-type="float">
            <text:p>348.672012497735</text:p>
          </table:table-cell>
          <table:table-cell table:formula="of:=[.A182]+[.B182]-[.C182]" office:value-type="float" office:value="13.3279875022645" calcext:value-type="float">
            <text:p>13.3279875022645</text:p>
          </table:table-cell>
          <table:table-cell table:formula="of:=[.A182]+[.B182]+[.C182]" office:value-type="float" office:value="366.672012497735" calcext:value-type="float">
            <text:p>366.672012497735</text:p>
          </table:table-cell>
          <table:table-cell table:formula="of:=SQRT([.E182]*[.F182]*[.G182]/[.H182])/2" office:value-type="float" office:value="3.84745858609419" calcext:value-type="float">
            <text:p>3.84745858609419</text:p>
          </table:table-cell>
          <table:table-cell table:formula="of:=[.I182]*2/SQRT(3)" office:value-type="float" office:value="4.44266250075484" calcext:value-type="float">
            <text:p>4.44266250075484</text:p>
          </table:table-cell>
          <table:table-cell table:formula="of:=[.I182]*[.I182]*4" office:value-type="float" office:value="59.2117502868397" calcext:value-type="float">
            <text:p>59.2117502868397</text:p>
          </table:table-cell>
          <table:table-cell table:number-columns-repeated="3"/>
        </table:table-row>
        <table:table-row table:style-name="ro1">
          <table:table-cell table:formula="of:=[.A182]" office:value-type="float" office:value="9" calcext:value-type="float">
            <text:p>9</text:p>
          </table:table-cell>
          <table:table-cell table:formula="of:=[.B182]+1" office:value-type="float" office:value="182" calcext:value-type="float">
            <text:p>182</text:p>
          </table:table-cell>
          <table:table-cell table:formula="of:=SQRT([.A183]*[.A183]+[.B183]*[.B183]-[.A183]*[.B183])" office:value-type="float" office:value="177.671044348819" calcext:value-type="float">
            <text:p>177.671044348819</text:p>
          </table:table-cell>
          <table:table-cell/>
          <table:table-cell table:formula="of:=[.C183]+[.A183]-[.B183]" office:value-type="float" office:value="4.67104434881898" calcext:value-type="float">
            <text:p>4.67104434881898</text:p>
          </table:table-cell>
          <table:table-cell table:formula="of:=[.C183]+[.B183]-[.A183]" office:value-type="float" office:value="350.671044348819" calcext:value-type="float">
            <text:p>350.671044348819</text:p>
          </table:table-cell>
          <table:table-cell table:formula="of:=[.A183]+[.B183]-[.C183]" office:value-type="float" office:value="13.328955651181" calcext:value-type="float">
            <text:p>13.328955651181</text:p>
          </table:table-cell>
          <table:table-cell table:formula="of:=[.A183]+[.B183]+[.C183]" office:value-type="float" office:value="368.671044348819" calcext:value-type="float">
            <text:p>368.671044348819</text:p>
          </table:table-cell>
          <table:table-cell table:formula="of:=SQRT([.E183]*[.F183]*[.G183]/[.H183])/2" office:value-type="float" office:value="3.84773806661297" calcext:value-type="float">
            <text:p>3.84773806661297</text:p>
          </table:table-cell>
          <table:table-cell table:formula="of:=[.I183]*2/SQRT(3)" office:value-type="float" office:value="4.44298521706034" calcext:value-type="float">
            <text:p>4.44298521706034</text:p>
          </table:table-cell>
          <table:table-cell table:formula="of:=[.I183]*[.I183]*4" office:value-type="float" office:value="59.2203529170502" calcext:value-type="float">
            <text:p>59.2203529170502</text:p>
          </table:table-cell>
          <table:table-cell table:number-columns-repeated="3"/>
        </table:table-row>
        <table:table-row table:style-name="ro1">
          <table:table-cell table:formula="of:=[.A183]" office:value-type="float" office:value="9" calcext:value-type="float">
            <text:p>9</text:p>
          </table:table-cell>
          <table:table-cell table:formula="of:=[.B183]+1" office:value-type="float" office:value="183" calcext:value-type="float">
            <text:p>183</text:p>
          </table:table-cell>
          <table:table-cell table:formula="of:=SQRT([.A184]*[.A184]+[.B184]*[.B184]-[.A184]*[.B184])" office:value-type="float" office:value="178.670087031937" calcext:value-type="float">
            <text:p>178.670087031937</text:p>
          </table:table-cell>
          <table:table-cell/>
          <table:table-cell table:formula="of:=[.C184]+[.A184]-[.B184]" office:value-type="float" office:value="4.67008703193716" calcext:value-type="float">
            <text:p>4.67008703193716</text:p>
          </table:table-cell>
          <table:table-cell table:formula="of:=[.C184]+[.B184]-[.A184]" office:value-type="float" office:value="352.670087031937" calcext:value-type="float">
            <text:p>352.670087031937</text:p>
          </table:table-cell>
          <table:table-cell table:formula="of:=[.A184]+[.B184]-[.C184]" office:value-type="float" office:value="13.3299129680628" calcext:value-type="float">
            <text:p>13.3299129680628</text:p>
          </table:table-cell>
          <table:table-cell table:formula="of:=[.A184]+[.B184]+[.C184]" office:value-type="float" office:value="370.670087031937" calcext:value-type="float">
            <text:p>370.670087031937</text:p>
          </table:table-cell>
          <table:table-cell table:formula="of:=SQRT([.E184]*[.F184]*[.G184]/[.H184])/2" office:value-type="float" office:value="3.84801442019268" calcext:value-type="float">
            <text:p>3.84801442019268</text:p>
          </table:table-cell>
          <table:table-cell table:formula="of:=[.I184]*2/SQRT(3)" office:value-type="float" office:value="4.44330432268761" calcext:value-type="float">
            <text:p>4.44330432268761</text:p>
          </table:table-cell>
          <table:table-cell table:formula="of:=[.I184]*[.I184]*4" office:value-type="float" office:value="59.2288599120432" calcext:value-type="float">
            <text:p>59.2288599120432</text:p>
          </table:table-cell>
          <table:table-cell table:number-columns-repeated="3"/>
        </table:table-row>
        <table:table-row table:style-name="ro1">
          <table:table-cell table:formula="of:=[.A184]" office:value-type="float" office:value="9" calcext:value-type="float">
            <text:p>9</text:p>
          </table:table-cell>
          <table:table-cell table:formula="of:=[.B184]+1" office:value-type="float" office:value="184" calcext:value-type="float">
            <text:p>184</text:p>
          </table:table-cell>
          <table:table-cell table:formula="of:=SQRT([.A185]*[.A185]+[.B185]*[.B185]-[.A185]*[.B185])" office:value-type="float" office:value="179.669140366397" calcext:value-type="float">
            <text:p>179.669140366397</text:p>
          </table:table-cell>
          <table:table-cell/>
          <table:table-cell table:formula="of:=[.C185]+[.A185]-[.B185]" office:value-type="float" office:value="4.66914036639682" calcext:value-type="float">
            <text:p>4.66914036639682</text:p>
          </table:table-cell>
          <table:table-cell table:formula="of:=[.C185]+[.B185]-[.A185]" office:value-type="float" office:value="354.669140366397" calcext:value-type="float">
            <text:p>354.669140366397</text:p>
          </table:table-cell>
          <table:table-cell table:formula="of:=[.A185]+[.B185]-[.C185]" office:value-type="float" office:value="13.3308596336032" calcext:value-type="float">
            <text:p>13.3308596336032</text:p>
          </table:table-cell>
          <table:table-cell table:formula="of:=[.A185]+[.B185]+[.C185]" office:value-type="float" office:value="372.669140366397" calcext:value-type="float">
            <text:p>372.669140366397</text:p>
          </table:table-cell>
          <table:table-cell table:formula="of:=SQRT([.E185]*[.F185]*[.G185]/[.H185])/2" office:value-type="float" office:value="3.84828769899496" calcext:value-type="float">
            <text:p>3.84828769899496</text:p>
          </table:table-cell>
          <table:table-cell table:formula="of:=[.I185]*2/SQRT(3)" office:value-type="float" office:value="4.44361987786773" calcext:value-type="float">
            <text:p>4.44361987786773</text:p>
          </table:table-cell>
          <table:table-cell table:formula="of:=[.I185]*[.I185]*4" office:value-type="float" office:value="59.2372728569437" calcext:value-type="float">
            <text:p>59.2372728569437</text:p>
          </table:table-cell>
          <table:table-cell table:number-columns-repeated="3"/>
        </table:table-row>
        <table:table-row table:style-name="ro1">
          <table:table-cell table:formula="of:=[.A185]" office:value-type="float" office:value="9" calcext:value-type="float">
            <text:p>9</text:p>
          </table:table-cell>
          <table:table-cell table:formula="of:=[.B185]+1" office:value-type="float" office:value="185" calcext:value-type="float">
            <text:p>185</text:p>
          </table:table-cell>
          <table:table-cell table:formula="of:=SQRT([.A186]*[.A186]+[.B186]*[.B186]-[.A186]*[.B186])" office:value-type="float" office:value="180.6682041755" calcext:value-type="float">
            <text:p>180.6682041755</text:p>
          </table:table-cell>
          <table:table-cell/>
          <table:table-cell table:formula="of:=[.C186]+[.A186]-[.B186]" office:value-type="float" office:value="4.66820417549957" calcext:value-type="float">
            <text:p>4.66820417549957</text:p>
          </table:table-cell>
          <table:table-cell table:formula="of:=[.C186]+[.B186]-[.A186]" office:value-type="float" office:value="356.6682041755" calcext:value-type="float">
            <text:p>356.6682041755</text:p>
          </table:table-cell>
          <table:table-cell table:formula="of:=[.A186]+[.B186]-[.C186]" office:value-type="float" office:value="13.3317958245004" calcext:value-type="float">
            <text:p>13.3317958245004</text:p>
          </table:table-cell>
          <table:table-cell table:formula="of:=[.A186]+[.B186]+[.C186]" office:value-type="float" office:value="374.6682041755" calcext:value-type="float">
            <text:p>374.6682041755</text:p>
          </table:table-cell>
          <table:table-cell table:formula="of:=SQRT([.E186]*[.F186]*[.G186]/[.H186])/2" office:value-type="float" office:value="3.84855795402823" calcext:value-type="float">
            <text:p>3.84855795402823</text:p>
          </table:table-cell>
          <table:table-cell table:formula="of:=[.I186]*2/SQRT(3)" office:value-type="float" office:value="4.44393194150014" calcext:value-type="float">
            <text:p>4.44393194150014</text:p>
          </table:table-cell>
          <table:table-cell table:formula="of:=[.I186]*[.I186]*4" office:value-type="float" office:value="59.2455933020557" calcext:value-type="float">
            <text:p>59.2455933020557</text:p>
          </table:table-cell>
          <table:table-cell table:number-columns-repeated="3"/>
        </table:table-row>
        <table:table-row table:style-name="ro1">
          <table:table-cell table:formula="of:=[.A186]" office:value-type="float" office:value="9" calcext:value-type="float">
            <text:p>9</text:p>
          </table:table-cell>
          <table:table-cell table:formula="of:=[.B186]+1" office:value-type="float" office:value="186" calcext:value-type="float">
            <text:p>186</text:p>
          </table:table-cell>
          <table:table-cell table:formula="of:=SQRT([.A187]*[.A187]+[.B187]*[.B187]-[.A187]*[.B187])" office:value-type="float" office:value="181.667278286432" calcext:value-type="float">
            <text:p>181.667278286432</text:p>
          </table:table-cell>
          <table:table-cell/>
          <table:table-cell table:formula="of:=[.C187]+[.A187]-[.B187]" office:value-type="float" office:value="4.66727828643221" calcext:value-type="float">
            <text:p>4.66727828643221</text:p>
          </table:table-cell>
          <table:table-cell table:formula="of:=[.C187]+[.B187]-[.A187]" office:value-type="float" office:value="358.667278286432" calcext:value-type="float">
            <text:p>358.667278286432</text:p>
          </table:table-cell>
          <table:table-cell table:formula="of:=[.A187]+[.B187]-[.C187]" office:value-type="float" office:value="13.3327217135678" calcext:value-type="float">
            <text:p>13.3327217135678</text:p>
          </table:table-cell>
          <table:table-cell table:formula="of:=[.A187]+[.B187]+[.C187]" office:value-type="float" office:value="376.667278286432" calcext:value-type="float">
            <text:p>376.667278286432</text:p>
          </table:table-cell>
          <table:table-cell table:formula="of:=SQRT([.E187]*[.F187]*[.G187]/[.H187])/2" office:value-type="float" office:value="3.84882523517937" calcext:value-type="float">
            <text:p>3.84882523517937</text:p>
          </table:table-cell>
          <table:table-cell table:formula="of:=[.I187]*2/SQRT(3)" office:value-type="float" office:value="4.44424057118927" calcext:value-type="float">
            <text:p>4.44424057118927</text:p>
          </table:table-cell>
          <table:table-cell table:formula="of:=[.I187]*[.I187]*4" office:value-type="float" office:value="59.2538227638142" calcext:value-type="float">
            <text:p>59.2538227638142</text:p>
          </table:table-cell>
          <table:table-cell table:number-columns-repeated="3"/>
        </table:table-row>
        <table:table-row table:style-name="ro1">
          <table:table-cell table:formula="of:=[.A187]" office:value-type="float" office:value="9" calcext:value-type="float">
            <text:p>9</text:p>
          </table:table-cell>
          <table:table-cell table:formula="of:=[.B187]+1" office:value-type="float" office:value="187" calcext:value-type="float">
            <text:p>187</text:p>
          </table:table-cell>
          <table:table-cell table:formula="of:=SQRT([.A188]*[.A188]+[.B188]*[.B188]-[.A188]*[.B188])" office:value-type="float" office:value="182.66636253016" calcext:value-type="float">
            <text:p>182.66636253016</text:p>
          </table:table-cell>
          <table:table-cell/>
          <table:table-cell table:formula="of:=[.C188]+[.A188]-[.B188]" office:value-type="float" office:value="4.66636253016043" calcext:value-type="float">
            <text:p>4.66636253016043</text:p>
          </table:table-cell>
          <table:table-cell table:formula="of:=[.C188]+[.B188]-[.A188]" office:value-type="float" office:value="360.66636253016" calcext:value-type="float">
            <text:p>360.66636253016</text:p>
          </table:table-cell>
          <table:table-cell table:formula="of:=[.A188]+[.B188]-[.C188]" office:value-type="float" office:value="13.3336374698396" calcext:value-type="float">
            <text:p>13.3336374698396</text:p>
          </table:table-cell>
          <table:table-cell table:formula="of:=[.A188]+[.B188]+[.C188]" office:value-type="float" office:value="378.66636253016" calcext:value-type="float">
            <text:p>378.66636253016</text:p>
          </table:table-cell>
          <table:table-cell table:formula="of:=SQRT([.E188]*[.F188]*[.G188]/[.H188])/2" office:value-type="float" office:value="3.84908959124437" calcext:value-type="float">
            <text:p>3.84908959124437</text:p>
          </table:table-cell>
          <table:table-cell table:formula="of:=[.I188]*2/SQRT(3)" office:value-type="float" office:value="4.44454582327985" calcext:value-type="float">
            <text:p>4.44454582327985</text:p>
          </table:table-cell>
          <table:table-cell table:formula="of:=[.I188]*[.I188]*4" office:value-type="float" office:value="59.2619627257031" calcext:value-type="float">
            <text:p>59.2619627257031</text:p>
          </table:table-cell>
          <table:table-cell table:number-columns-repeated="3"/>
        </table:table-row>
        <table:table-row table:style-name="ro1">
          <table:table-cell table:formula="of:=[.A188]" office:value-type="float" office:value="9" calcext:value-type="float">
            <text:p>9</text:p>
          </table:table-cell>
          <table:table-cell table:formula="of:=[.B188]+1" office:value-type="float" office:value="188" calcext:value-type="float">
            <text:p>188</text:p>
          </table:table-cell>
          <table:table-cell table:formula="of:=SQRT([.A189]*[.A189]+[.B189]*[.B189]-[.A189]*[.B189])" office:value-type="float" office:value="183.665456741326" calcext:value-type="float">
            <text:p>183.665456741326</text:p>
          </table:table-cell>
          <table:table-cell/>
          <table:table-cell table:formula="of:=[.C189]+[.A189]-[.B189]" office:value-type="float" office:value="4.6654567413263" calcext:value-type="float">
            <text:p>4.6654567413263</text:p>
          </table:table-cell>
          <table:table-cell table:formula="of:=[.C189]+[.B189]-[.A189]" office:value-type="float" office:value="362.665456741326" calcext:value-type="float">
            <text:p>362.665456741326</text:p>
          </table:table-cell>
          <table:table-cell table:formula="of:=[.A189]+[.B189]-[.C189]" office:value-type="float" office:value="13.3345432586737" calcext:value-type="float">
            <text:p>13.3345432586737</text:p>
          </table:table-cell>
          <table:table-cell table:formula="of:=[.A189]+[.B189]+[.C189]" office:value-type="float" office:value="380.665456741326" calcext:value-type="float">
            <text:p>380.665456741326</text:p>
          </table:table-cell>
          <table:table-cell table:formula="of:=SQRT([.E189]*[.F189]*[.G189]/[.H189])/2" office:value-type="float" office:value="3.84935106995799" calcext:value-type="float">
            <text:p>3.84935106995799</text:p>
          </table:table-cell>
          <table:table-cell table:formula="of:=[.I189]*2/SQRT(3)" office:value-type="float" office:value="4.44484775289124" calcext:value-type="float">
            <text:p>4.44484775289124</text:p>
          </table:table-cell>
          <table:table-cell table:formula="of:=[.I189]*[.I189]*4" office:value-type="float" office:value="59.2700146391468" calcext:value-type="float">
            <text:p>59.2700146391468</text:p>
          </table:table-cell>
          <table:table-cell table:number-columns-repeated="3"/>
        </table:table-row>
        <table:table-row table:style-name="ro1">
          <table:table-cell table:formula="of:=[.A189]" office:value-type="float" office:value="9" calcext:value-type="float">
            <text:p>9</text:p>
          </table:table-cell>
          <table:table-cell table:formula="of:=[.B189]+1" office:value-type="float" office:value="189" calcext:value-type="float">
            <text:p>189</text:p>
          </table:table-cell>
          <table:table-cell table:formula="of:=SQRT([.A190]*[.A190]+[.B190]*[.B190]-[.A190]*[.B190])" office:value-type="float" office:value="184.664560758149" calcext:value-type="float">
            <text:p>184.664560758149</text:p>
          </table:table-cell>
          <table:table-cell/>
          <table:table-cell table:formula="of:=[.C190]+[.A190]-[.B190]" office:value-type="float" office:value="4.66456075814872" calcext:value-type="float">
            <text:p>4.66456075814872</text:p>
          </table:table-cell>
          <table:table-cell table:formula="of:=[.C190]+[.B190]-[.A190]" office:value-type="float" office:value="364.664560758149" calcext:value-type="float">
            <text:p>364.664560758149</text:p>
          </table:table-cell>
          <table:table-cell table:formula="of:=[.A190]+[.B190]-[.C190]" office:value-type="float" office:value="13.3354392418513" calcext:value-type="float">
            <text:p>13.3354392418513</text:p>
          </table:table-cell>
          <table:table-cell table:formula="of:=[.A190]+[.B190]+[.C190]" office:value-type="float" office:value="382.664560758149" calcext:value-type="float">
            <text:p>382.664560758149</text:p>
          </table:table-cell>
          <table:table-cell table:formula="of:=SQRT([.E190]*[.F190]*[.G190]/[.H190])/2" office:value-type="float" office:value="3.84960971802237" calcext:value-type="float">
            <text:p>3.84960971802237</text:p>
          </table:table-cell>
          <table:table-cell table:formula="of:=[.I190]*2/SQRT(3)" office:value-type="float" office:value="4.44514641395043" calcext:value-type="float">
            <text:p>4.44514641395043</text:p>
          </table:table-cell>
          <table:table-cell table:formula="of:=[.I190]*[.I190]*4" office:value-type="float" office:value="59.2779799243691" calcext:value-type="float">
            <text:p>59.2779799243691</text:p>
          </table:table-cell>
          <table:table-cell table:number-columns-repeated="3"/>
        </table:table-row>
        <table:table-row table:style-name="ro1">
          <table:table-cell table:formula="of:=[.A190]" office:value-type="float" office:value="9" calcext:value-type="float">
            <text:p>9</text:p>
          </table:table-cell>
          <table:table-cell table:formula="of:=[.B190]+1" office:value-type="float" office:value="190" calcext:value-type="float">
            <text:p>190</text:p>
          </table:table-cell>
          <table:table-cell table:formula="of:=SQRT([.A191]*[.A191]+[.B191]*[.B191]-[.A191]*[.B191])" office:value-type="float" office:value="185.663674422327" calcext:value-type="float">
            <text:p>185.663674422327</text:p>
          </table:table-cell>
          <table:table-cell/>
          <table:table-cell table:formula="of:=[.C191]+[.A191]-[.B191]" office:value-type="float" office:value="4.66367442232743" calcext:value-type="float">
            <text:p>4.66367442232743</text:p>
          </table:table-cell>
          <table:table-cell table:formula="of:=[.C191]+[.B191]-[.A191]" office:value-type="float" office:value="366.663674422327" calcext:value-type="float">
            <text:p>366.663674422327</text:p>
          </table:table-cell>
          <table:table-cell table:formula="of:=[.A191]+[.B191]-[.C191]" office:value-type="float" office:value="13.3363255776726" calcext:value-type="float">
            <text:p>13.3363255776726</text:p>
          </table:table-cell>
          <table:table-cell table:formula="of:=[.A191]+[.B191]+[.C191]" office:value-type="float" office:value="384.663674422327" calcext:value-type="float">
            <text:p>384.663674422327</text:p>
          </table:table-cell>
          <table:table-cell table:formula="of:=SQRT([.E191]*[.F191]*[.G191]/[.H191])/2" office:value-type="float" office:value="3.84986558113488" calcext:value-type="float">
            <text:p>3.84986558113488</text:p>
          </table:table-cell>
          <table:table-cell table:formula="of:=[.I191]*2/SQRT(3)" office:value-type="float" office:value="4.44544185922419" calcext:value-type="float">
            <text:p>4.44544185922419</text:p>
          </table:table-cell>
          <table:table-cell table:formula="of:=[.I191]*[.I191]*4" office:value-type="float" office:value="59.2858599712279" calcext:value-type="float">
            <text:p>59.2858599712279</text:p>
          </table:table-cell>
          <table:table-cell table:number-columns-repeated="3"/>
        </table:table-row>
        <table:table-row table:style-name="ro1">
          <table:table-cell table:formula="of:=[.A191]" office:value-type="float" office:value="9" calcext:value-type="float">
            <text:p>9</text:p>
          </table:table-cell>
          <table:table-cell table:formula="of:=[.B191]+1" office:value-type="float" office:value="191" calcext:value-type="float">
            <text:p>191</text:p>
          </table:table-cell>
          <table:table-cell table:formula="of:=SQRT([.A192]*[.A192]+[.B192]*[.B192]-[.A192]*[.B192])" office:value-type="float" office:value="186.66279757895" calcext:value-type="float">
            <text:p>186.66279757895</text:p>
          </table:table-cell>
          <table:table-cell/>
          <table:table-cell table:formula="of:=[.C192]+[.A192]-[.B192]" office:value-type="float" office:value="4.66279757894984" calcext:value-type="float">
            <text:p>4.66279757894984</text:p>
          </table:table-cell>
          <table:table-cell table:formula="of:=[.C192]+[.B192]-[.A192]" office:value-type="float" office:value="368.66279757895" calcext:value-type="float">
            <text:p>368.66279757895</text:p>
          </table:table-cell>
          <table:table-cell table:formula="of:=[.A192]+[.B192]-[.C192]" office:value-type="float" office:value="13.3372024210502" calcext:value-type="float">
            <text:p>13.3372024210502</text:p>
          </table:table-cell>
          <table:table-cell table:formula="of:=[.A192]+[.B192]+[.C192]" office:value-type="float" office:value="386.66279757895" calcext:value-type="float">
            <text:p>386.66279757895</text:p>
          </table:table-cell>
          <table:table-cell table:formula="of:=SQRT([.E192]*[.F192]*[.G192]/[.H192])/2" office:value-type="float" office:value="3.85011870401492" calcext:value-type="float">
            <text:p>3.85011870401492</text:p>
          </table:table-cell>
          <table:table-cell table:formula="of:=[.I192]*2/SQRT(3)" office:value-type="float" office:value="4.44573414035006" calcext:value-type="float">
            <text:p>4.44573414035006</text:p>
          </table:table-cell>
          <table:table-cell table:formula="of:=[.I192]*[.I192]*4" office:value-type="float" office:value="59.2936561400221" calcext:value-type="float">
            <text:p>59.2936561400221</text:p>
          </table:table-cell>
          <table:table-cell table:number-columns-repeated="3"/>
        </table:table-row>
        <table:table-row table:style-name="ro1">
          <table:table-cell table:formula="of:=[.A192]" office:value-type="float" office:value="9" calcext:value-type="float">
            <text:p>9</text:p>
          </table:table-cell>
          <table:table-cell table:formula="of:=[.B192]+1" office:value-type="float" office:value="192" calcext:value-type="float">
            <text:p>192</text:p>
          </table:table-cell>
          <table:table-cell table:formula="of:=SQRT([.A193]*[.A193]+[.B193]*[.B193]-[.A193]*[.B193])" office:value-type="float" office:value="187.661930076401" calcext:value-type="float">
            <text:p>187.661930076401</text:p>
          </table:table-cell>
          <table:table-cell/>
          <table:table-cell table:formula="of:=[.C193]+[.A193]-[.B193]" office:value-type="float" office:value="4.66193007640095" calcext:value-type="float">
            <text:p>4.66193007640095</text:p>
          </table:table-cell>
          <table:table-cell table:formula="of:=[.C193]+[.B193]-[.A193]" office:value-type="float" office:value="370.661930076401" calcext:value-type="float">
            <text:p>370.661930076401</text:p>
          </table:table-cell>
          <table:table-cell table:formula="of:=[.A193]+[.B193]-[.C193]" office:value-type="float" office:value="13.3380699235991" calcext:value-type="float">
            <text:p>13.3380699235991</text:p>
          </table:table-cell>
          <table:table-cell table:formula="of:=[.A193]+[.B193]+[.C193]" office:value-type="float" office:value="388.661930076401" calcext:value-type="float">
            <text:p>388.661930076401</text:p>
          </table:table-cell>
          <table:table-cell table:formula="of:=SQRT([.E193]*[.F193]*[.G193]/[.H193])/2" office:value-type="float" office:value="3.85036913042998" calcext:value-type="float">
            <text:p>3.85036913042998</text:p>
          </table:table-cell>
          <table:table-cell table:formula="of:=[.I193]*2/SQRT(3)" office:value-type="float" office:value="4.44602330786635" calcext:value-type="float">
            <text:p>4.44602330786635</text:p>
          </table:table-cell>
          <table:table-cell table:formula="of:=[.I193]*[.I193]*4" office:value-type="float" office:value="59.3013697622725" calcext:value-type="float">
            <text:p>59.3013697622725</text:p>
          </table:table-cell>
          <table:table-cell table:number-columns-repeated="3"/>
        </table:table-row>
        <table:table-row table:style-name="ro1">
          <table:table-cell table:formula="of:=[.A193]" office:value-type="float" office:value="9" calcext:value-type="float">
            <text:p>9</text:p>
          </table:table-cell>
          <table:table-cell table:formula="of:=[.B193]+1" office:value-type="float" office:value="193" calcext:value-type="float">
            <text:p>193</text:p>
          </table:table-cell>
          <table:table-cell table:formula="of:=SQRT([.A194]*[.A194]+[.B194]*[.B194]-[.A194]*[.B194])" office:value-type="float" office:value="188.661071766276" calcext:value-type="float">
            <text:p>188.661071766276</text:p>
          </table:table-cell>
          <table:table-cell/>
          <table:table-cell table:formula="of:=[.C194]+[.A194]-[.B194]" office:value-type="float" office:value="4.66107176627614" calcext:value-type="float">
            <text:p>4.66107176627614</text:p>
          </table:table-cell>
          <table:table-cell table:formula="of:=[.C194]+[.B194]-[.A194]" office:value-type="float" office:value="372.661071766276" calcext:value-type="float">
            <text:p>372.661071766276</text:p>
          </table:table-cell>
          <table:table-cell table:formula="of:=[.A194]+[.B194]-[.C194]" office:value-type="float" office:value="13.3389282337239" calcext:value-type="float">
            <text:p>13.3389282337239</text:p>
          </table:table-cell>
          <table:table-cell table:formula="of:=[.A194]+[.B194]+[.C194]" office:value-type="float" office:value="390.661071766276" calcext:value-type="float">
            <text:p>390.661071766276</text:p>
          </table:table-cell>
          <table:table-cell table:formula="of:=SQRT([.E194]*[.F194]*[.G194]/[.H194])/2" office:value-type="float" office:value="3.85061690322078" calcext:value-type="float">
            <text:p>3.85061690322078</text:p>
          </table:table-cell>
          <table:table-cell table:formula="of:=[.I194]*2/SQRT(3)" office:value-type="float" office:value="4.44630941124128" calcext:value-type="float">
            <text:p>4.44630941124128</text:p>
          </table:table-cell>
          <table:table-cell table:formula="of:=[.I194]*[.I194]*4" office:value-type="float" office:value="59.3090021414783" calcext:value-type="float">
            <text:p>59.3090021414783</text:p>
          </table:table-cell>
          <table:table-cell table:number-columns-repeated="3"/>
        </table:table-row>
        <table:table-row table:style-name="ro1">
          <table:table-cell table:formula="of:=[.A194]" office:value-type="float" office:value="9" calcext:value-type="float">
            <text:p>9</text:p>
          </table:table-cell>
          <table:table-cell table:formula="of:=[.B194]+1" office:value-type="float" office:value="194" calcext:value-type="float">
            <text:p>194</text:p>
          </table:table-cell>
          <table:table-cell table:formula="of:=SQRT([.A195]*[.A195]+[.B195]*[.B195]-[.A195]*[.B195])" office:value-type="float" office:value="189.660222503297" calcext:value-type="float">
            <text:p>189.660222503297</text:p>
          </table:table-cell>
          <table:table-cell/>
          <table:table-cell table:formula="of:=[.C195]+[.A195]-[.B195]" office:value-type="float" office:value="4.66022250329667" calcext:value-type="float">
            <text:p>4.66022250329667</text:p>
          </table:table-cell>
          <table:table-cell table:formula="of:=[.C195]+[.B195]-[.A195]" office:value-type="float" office:value="374.660222503297" calcext:value-type="float">
            <text:p>374.660222503297</text:p>
          </table:table-cell>
          <table:table-cell table:formula="of:=[.A195]+[.B195]-[.C195]" office:value-type="float" office:value="13.3397774967033" calcext:value-type="float">
            <text:p>13.3397774967033</text:p>
          </table:table-cell>
          <table:table-cell table:formula="of:=[.A195]+[.B195]+[.C195]" office:value-type="float" office:value="392.660222503297" calcext:value-type="float">
            <text:p>392.660222503297</text:p>
          </table:table-cell>
          <table:table-cell table:formula="of:=SQRT([.E195]*[.F195]*[.G195]/[.H195])/2" office:value-type="float" office:value="3.85086206432569" calcext:value-type="float">
            <text:p>3.85086206432569</text:p>
          </table:table-cell>
          <table:table-cell table:formula="of:=[.I195]*2/SQRT(3)" office:value-type="float" office:value="4.44659249890111" calcext:value-type="float">
            <text:p>4.44659249890111</text:p>
          </table:table-cell>
          <table:table-cell table:formula="of:=[.I195]*[.I195]*4" office:value-type="float" office:value="59.3165545538508" calcext:value-type="float">
            <text:p>59.3165545538508</text:p>
          </table:table-cell>
          <table:table-cell table:number-columns-repeated="3"/>
        </table:table-row>
        <table:table-row table:style-name="ro1">
          <table:table-cell table:formula="of:=[.A195]" office:value-type="float" office:value="9" calcext:value-type="float">
            <text:p>9</text:p>
          </table:table-cell>
          <table:table-cell table:formula="of:=[.B195]+1" office:value-type="float" office:value="195" calcext:value-type="float">
            <text:p>195</text:p>
          </table:table-cell>
          <table:table-cell table:formula="of:=SQRT([.A196]*[.A196]+[.B196]*[.B196]-[.A196]*[.B196])" office:value-type="float" office:value="190.659382145228" calcext:value-type="float">
            <text:p>190.659382145228</text:p>
          </table:table-cell>
          <table:table-cell/>
          <table:table-cell table:formula="of:=[.C196]+[.A196]-[.B196]" office:value-type="float" office:value="4.65938214522777" calcext:value-type="float">
            <text:p>4.65938214522777</text:p>
          </table:table-cell>
          <table:table-cell table:formula="of:=[.C196]+[.B196]-[.A196]" office:value-type="float" office:value="376.659382145228" calcext:value-type="float">
            <text:p>376.659382145228</text:p>
          </table:table-cell>
          <table:table-cell table:formula="of:=[.A196]+[.B196]-[.C196]" office:value-type="float" office:value="13.3406178547722" calcext:value-type="float">
            <text:p>13.3406178547722</text:p>
          </table:table-cell>
          <table:table-cell table:formula="of:=[.A196]+[.B196]+[.C196]" office:value-type="float" office:value="394.659382145228" calcext:value-type="float">
            <text:p>394.659382145228</text:p>
          </table:table-cell>
          <table:table-cell table:formula="of:=SQRT([.E196]*[.F196]*[.G196]/[.H196])/2" office:value-type="float" office:value="3.85110465480433" calcext:value-type="float">
            <text:p>3.85110465480433</text:p>
          </table:table-cell>
          <table:table-cell table:formula="of:=[.I196]*2/SQRT(3)" office:value-type="float" office:value="4.44687261825741" calcext:value-type="float">
            <text:p>4.44687261825741</text:p>
          </table:table-cell>
          <table:table-cell table:formula="of:=[.I196]*[.I196]*4" office:value-type="float" office:value="59.3240282490224" calcext:value-type="float">
            <text:p>59.3240282490224</text:p>
          </table:table-cell>
          <table:table-cell table:number-columns-repeated="3"/>
        </table:table-row>
        <table:table-row table:style-name="ro1">
          <table:table-cell table:formula="of:=[.A196]" office:value-type="float" office:value="9" calcext:value-type="float">
            <text:p>9</text:p>
          </table:table-cell>
          <table:table-cell table:formula="of:=[.B196]+1" office:value-type="float" office:value="196" calcext:value-type="float">
            <text:p>196</text:p>
          </table:table-cell>
          <table:table-cell table:formula="of:=SQRT([.A197]*[.A197]+[.B197]*[.B197]-[.A197]*[.B197])" office:value-type="float" office:value="191.658550552799" calcext:value-type="float">
            <text:p>191.658550552799</text:p>
          </table:table-cell>
          <table:table-cell/>
          <table:table-cell table:formula="of:=[.C197]+[.A197]-[.B197]" office:value-type="float" office:value="4.65855055279948" calcext:value-type="float">
            <text:p>4.65855055279948</text:p>
          </table:table-cell>
          <table:table-cell table:formula="of:=[.C197]+[.B197]-[.A197]" office:value-type="float" office:value="378.6585505528" calcext:value-type="float">
            <text:p>378.6585505528</text:p>
          </table:table-cell>
          <table:table-cell table:formula="of:=[.A197]+[.B197]-[.C197]" office:value-type="float" office:value="13.3414494472005" calcext:value-type="float">
            <text:p>13.3414494472005</text:p>
          </table:table-cell>
          <table:table-cell table:formula="of:=[.A197]+[.B197]+[.C197]" office:value-type="float" office:value="396.6585505528" calcext:value-type="float">
            <text:p>396.6585505528</text:p>
          </table:table-cell>
          <table:table-cell table:formula="of:=SQRT([.E197]*[.F197]*[.G197]/[.H197])/2" office:value-type="float" office:value="3.85134471486049" calcext:value-type="float">
            <text:p>3.85134471486049</text:p>
          </table:table-cell>
          <table:table-cell table:formula="of:=[.I197]*2/SQRT(3)" office:value-type="float" office:value="4.4471498157335" calcext:value-type="float">
            <text:p>4.4471498157335</text:p>
          </table:table-cell>
          <table:table-cell table:formula="of:=[.I197]*[.I197]*4" office:value-type="float" office:value="59.3314244507354" calcext:value-type="float">
            <text:p>59.3314244507354</text:p>
          </table:table-cell>
          <table:table-cell table:number-columns-repeated="3"/>
        </table:table-row>
        <table:table-row table:style-name="ro1">
          <table:table-cell table:formula="of:=[.A197]" office:value-type="float" office:value="9" calcext:value-type="float">
            <text:p>9</text:p>
          </table:table-cell>
          <table:table-cell table:formula="of:=[.B197]+1" office:value-type="float" office:value="197" calcext:value-type="float">
            <text:p>197</text:p>
          </table:table-cell>
          <table:table-cell table:formula="of:=SQRT([.A198]*[.A198]+[.B198]*[.B198]-[.A198]*[.B198])" office:value-type="float" office:value="192.65772758963" calcext:value-type="float">
            <text:p>192.65772758963</text:p>
          </table:table-cell>
          <table:table-cell/>
          <table:table-cell table:formula="of:=[.C198]+[.A198]-[.B198]" office:value-type="float" office:value="4.65772758962979" calcext:value-type="float">
            <text:p>4.65772758962979</text:p>
          </table:table-cell>
          <table:table-cell table:formula="of:=[.C198]+[.B198]-[.A198]" office:value-type="float" office:value="380.65772758963" calcext:value-type="float">
            <text:p>380.65772758963</text:p>
          </table:table-cell>
          <table:table-cell table:formula="of:=[.A198]+[.B198]-[.C198]" office:value-type="float" office:value="13.3422724103702" calcext:value-type="float">
            <text:p>13.3422724103702</text:p>
          </table:table-cell>
          <table:table-cell table:formula="of:=[.A198]+[.B198]+[.C198]" office:value-type="float" office:value="398.65772758963" calcext:value-type="float">
            <text:p>398.65772758963</text:p>
          </table:table-cell>
          <table:table-cell table:formula="of:=SQRT([.E198]*[.F198]*[.G198]/[.H198])/2" office:value-type="float" office:value="3.85158228386428" calcext:value-type="float">
            <text:p>3.85158228386428</text:p>
          </table:table-cell>
          <table:table-cell table:formula="of:=[.I198]*2/SQRT(3)" office:value-type="float" office:value="4.44742413679007" calcext:value-type="float">
            <text:p>4.44742413679007</text:p>
          </table:table-cell>
          <table:table-cell table:formula="of:=[.I198]*[.I198]*4" office:value-type="float" office:value="59.3387443575086" calcext:value-type="float">
            <text:p>59.3387443575086</text:p>
          </table:table-cell>
          <table:table-cell table:number-columns-repeated="3"/>
        </table:table-row>
        <table:table-row table:style-name="ro1">
          <table:table-cell table:formula="of:=[.A198]" office:value-type="float" office:value="9" calcext:value-type="float">
            <text:p>9</text:p>
          </table:table-cell>
          <table:table-cell table:formula="of:=[.B198]+1" office:value-type="float" office:value="198" calcext:value-type="float">
            <text:p>198</text:p>
          </table:table-cell>
          <table:table-cell table:formula="of:=SQRT([.A199]*[.A199]+[.B199]*[.B199]-[.A199]*[.B199])" office:value-type="float" office:value="193.65691312215" calcext:value-type="float">
            <text:p>193.65691312215</text:p>
          </table:table-cell>
          <table:table-cell/>
          <table:table-cell table:formula="of:=[.C199]+[.A199]-[.B199]" office:value-type="float" office:value="4.65691312215012" calcext:value-type="float">
            <text:p>4.65691312215012</text:p>
          </table:table-cell>
          <table:table-cell table:formula="of:=[.C199]+[.B199]-[.A199]" office:value-type="float" office:value="382.65691312215" calcext:value-type="float">
            <text:p>382.65691312215</text:p>
          </table:table-cell>
          <table:table-cell table:formula="of:=[.A199]+[.B199]-[.C199]" office:value-type="float" office:value="13.3430868778499" calcext:value-type="float">
            <text:p>13.3430868778499</text:p>
          </table:table-cell>
          <table:table-cell table:formula="of:=[.A199]+[.B199]+[.C199]" office:value-type="float" office:value="400.65691312215" calcext:value-type="float">
            <text:p>400.65691312215</text:p>
          </table:table-cell>
          <table:table-cell table:formula="of:=SQRT([.E199]*[.F199]*[.G199]/[.H199])/2" office:value-type="float" office:value="3.85181740037359" calcext:value-type="float">
            <text:p>3.85181740037359</text:p>
          </table:table-cell>
          <table:table-cell table:formula="of:=[.I199]*2/SQRT(3)" office:value-type="float" office:value="4.44769562594996" calcext:value-type="float">
            <text:p>4.44769562594996</text:p>
          </table:table-cell>
          <table:table-cell table:formula="of:=[.I199]*[.I199]*4" office:value-type="float" office:value="59.3459891432832" calcext:value-type="float">
            <text:p>59.3459891432832</text:p>
          </table:table-cell>
          <table:table-cell table:number-columns-repeated="3"/>
        </table:table-row>
        <table:table-row table:style-name="ro1">
          <table:table-cell table:formula="of:=[.A199]" office:value-type="float" office:value="9" calcext:value-type="float">
            <text:p>9</text:p>
          </table:table-cell>
          <table:table-cell table:formula="of:=[.B199]+1" office:value-type="float" office:value="199" calcext:value-type="float">
            <text:p>199</text:p>
          </table:table-cell>
          <table:table-cell table:formula="of:=SQRT([.A200]*[.A200]+[.B200]*[.B200]-[.A200]*[.B200])" office:value-type="float" office:value="194.656107019533" calcext:value-type="float">
            <text:p>194.656107019533</text:p>
          </table:table-cell>
          <table:table-cell/>
          <table:table-cell table:formula="of:=[.C200]+[.A200]-[.B200]" office:value-type="float" office:value="4.65610701953329" calcext:value-type="float">
            <text:p>4.65610701953329</text:p>
          </table:table-cell>
          <table:table-cell table:formula="of:=[.C200]+[.B200]-[.A200]" office:value-type="float" office:value="384.656107019533" calcext:value-type="float">
            <text:p>384.656107019533</text:p>
          </table:table-cell>
          <table:table-cell table:formula="of:=[.A200]+[.B200]-[.C200]" office:value-type="float" office:value="13.3438929804667" calcext:value-type="float">
            <text:p>13.3438929804667</text:p>
          </table:table-cell>
          <table:table-cell table:formula="of:=[.A200]+[.B200]+[.C200]" office:value-type="float" office:value="402.656107019533" calcext:value-type="float">
            <text:p>402.656107019533</text:p>
          </table:table-cell>
          <table:table-cell table:formula="of:=SQRT([.E200]*[.F200]*[.G200]/[.H200])/2" office:value-type="float" office:value="3.852050102155" calcext:value-type="float">
            <text:p>3.852050102155</text:p>
          </table:table-cell>
          <table:table-cell table:formula="of:=[.I200]*2/SQRT(3)" office:value-type="float" office:value="4.44796432682223" calcext:value-type="float">
            <text:p>4.44796432682223</text:p>
          </table:table-cell>
          <table:table-cell table:formula="of:=[.I200]*[.I200]*4" office:value-type="float" office:value="59.3531599580495" calcext:value-type="float">
            <text:p>59.3531599580495</text:p>
          </table:table-cell>
          <table:table-cell table:number-columns-repeated="3"/>
        </table:table-row>
        <table:table-row table:style-name="ro1">
          <table:table-cell table:formula="of:=[.A200]" office:value-type="float" office:value="9" calcext:value-type="float">
            <text:p>9</text:p>
          </table:table-cell>
          <table:table-cell table:formula="of:=[.B200]+1" office:value-type="float" office:value="200" calcext:value-type="float">
            <text:p>200</text:p>
          </table:table-cell>
          <table:table-cell table:formula="of:=SQRT([.A201]*[.A201]+[.B201]*[.B201]-[.A201]*[.B201])" office:value-type="float" office:value="195.655309153624" calcext:value-type="float">
            <text:p>195.655309153624</text:p>
          </table:table-cell>
          <table:table-cell/>
          <table:table-cell table:formula="of:=[.C201]+[.A201]-[.B201]" office:value-type="float" office:value="4.65530915362353" calcext:value-type="float">
            <text:p>4.65530915362353</text:p>
          </table:table-cell>
          <table:table-cell table:formula="of:=[.C201]+[.B201]-[.A201]" office:value-type="float" office:value="386.655309153624" calcext:value-type="float">
            <text:p>386.655309153624</text:p>
          </table:table-cell>
          <table:table-cell table:formula="of:=[.A201]+[.B201]-[.C201]" office:value-type="float" office:value="13.3446908463765" calcext:value-type="float">
            <text:p>13.3446908463765</text:p>
          </table:table-cell>
          <table:table-cell table:formula="of:=[.A201]+[.B201]+[.C201]" office:value-type="float" office:value="404.655309153624" calcext:value-type="float">
            <text:p>404.655309153624</text:p>
          </table:table-cell>
          <table:table-cell table:formula="of:=SQRT([.E201]*[.F201]*[.G201]/[.H201])/2" office:value-type="float" office:value="3.8522804262039" calcext:value-type="float">
            <text:p>3.8522804262039</text:p>
          </table:table-cell>
          <table:table-cell table:formula="of:=[.I201]*2/SQRT(3)" office:value-type="float" office:value="4.44823028212549" calcext:value-type="float">
            <text:p>4.44823028212549</text:p>
          </table:table-cell>
          <table:table-cell table:formula="of:=[.I201]*[.I201]*4" office:value-type="float" office:value="59.3602579284547" calcext:value-type="float">
            <text:p>59.3602579284547</text:p>
          </table:table-cell>
          <table:table-cell table:number-columns-repeated="3"/>
        </table:table-row>
        <table:table-row table:style-name="ro1">
          <table:table-cell table:formula="of:=[.A201]"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table:formula="of:=SQRT([.A202]*[.A202]+[.B202]*[.B202]-[.A202]*[.B202])" office:value-type="float" office:value="99995.5003037637" calcext:value-type="float">
            <text:p>99995.5003037637</text:p>
          </table:table-cell>
          <table:table-cell/>
          <table:table-cell table:formula="of:=[.C202]+[.A202]-[.B202]" office:value-type="float" office:value="4.5003037636634" calcext:value-type="float">
            <text:p>4.5003037636634</text:p>
          </table:table-cell>
          <table:table-cell table:formula="of:=[.C202]+[.B202]-[.A202]" office:value-type="float" office:value="199986.500303764" calcext:value-type="float">
            <text:p>199986.500303764</text:p>
          </table:table-cell>
          <table:table-cell table:formula="of:=[.A202]+[.B202]-[.C202]" office:value-type="float" office:value="13.4996962363366" calcext:value-type="float">
            <text:p>13.4996962363366</text:p>
          </table:table-cell>
          <table:table-cell table:formula="of:=[.A202]+[.B202]+[.C202]" office:value-type="float" office:value="200004.500303764" calcext:value-type="float">
            <text:p>200004.500303764</text:p>
          </table:table-cell>
          <table:table-cell table:formula="of:=SQRT([.E202]*[.F202]*[.G202]/[.H202])/2" office:value-type="float" office:value="3.89702662801038" calcext:value-type="float">
            <text:p>3.89702662801038</text:p>
          </table:table-cell>
          <table:table-cell table:formula="of:=[.I202]*2/SQRT(3)" office:value-type="float" office:value="4.49989874544186" calcext:value-type="float">
            <text:p>4.49989874544186</text:p>
          </table:table-cell>
          <table:table-cell table:formula="of:=[.I202]*[.I202]*4" office:value-type="float" office:value="60.7472661576878" calcext:value-type="float">
            <text:p>60.7472661576878</text:p>
          </table:table-cell>
          <table:table-cell table:number-columns-repeated="3"/>
        </table:table-row>
      </table:table>
      <table:table table:name="Vert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a+b-c</text:p>
          </table:table-cell>
          <table:table-cell office:value-type="string" calcext:value-type="string">
            <text:p>a+c-b</text:p>
          </table:table-cell>
          <table:table-cell office:value-type="string" calcext:value-type="string">
            <text:p>b+c-a</text:p>
          </table:table-cell>
          <table:table-cell office:value-type="string" calcext:value-type="string">
            <text:p>a+b+c</text:p>
          </table:table-cell>
          <table:table-cell office:value-type="string" calcext:value-type="string">
            <text:p>inrad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QRT([.A2]*[.A2]+[.B2]*[.B2]-[.A2]*[.B2])" office:value-type="float" office:value="3.60555127546399" calcext:value-type="float">
            <text:p>3.60555127546399</text:p>
          </table:table-cell>
          <table:table-cell/>
          <table:table-cell table:formula="of:=[.C2]+[.A2]-[.B2]" office:value-type="float" office:value="6.60555127546399" calcext:value-type="float">
            <text:p>6.60555127546399</text:p>
          </table:table-cell>
          <table:table-cell table:formula="of:=[.C2]+[.B2]-[.A2]" office:value-type="float" office:value="0.60555127546399" calcext:value-type="float">
            <text:p>0.60555127546399</text:p>
          </table:table-cell>
          <table:table-cell table:formula="of:=[.A2]+[.B2]-[.C2]" office:value-type="float" office:value="1.39444872453601" calcext:value-type="float">
            <text:p>1.39444872453601</text:p>
          </table:table-cell>
          <table:table-cell table:formula="of:=[.A2]+[.B2]+[.C2]" office:value-type="float" office:value="8.60555127546399" calcext:value-type="float">
            <text:p>8.60555127546399</text:p>
          </table:table-cell>
          <table:table-cell table:formula="of:=SQRT(3*[.E2]*[.F2]*[.G2]/[.H2])/2" office:value-type="float" office:value="0.697224362268006" calcext:value-type="float">
            <text:p>0.697224362268006</text:p>
          </table:table-cell>
          <table:table-cell table:number-columns-repeated="3"/>
          <table:table-cell table:style-name="ce2" office:value-type="string" calcext:value-type="string">
            <text:p>3,8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" office:value-type="float" office:value="4" calcext:value-type="float">
            <text:p>4</text:p>
          </table:table-cell>
          <table:table-cell table:formula="of:=[.B2]+1" office:value-type="float" office:value="2" calcext:value-type="float">
            <text:p>2</text:p>
          </table:table-cell>
          <table:table-cell table:formula="of:=SQRT([.A3]*[.A3]+[.B3]*[.B3]-[.A3]*[.B3])" office:value-type="float" office:value="3.46410161513775" calcext:value-type="float">
            <text:p>3.46410161513775</text:p>
          </table:table-cell>
          <table:table-cell/>
          <table:table-cell table:formula="of:=[.C3]+[.A3]-[.B3]" office:value-type="float" office:value="5.46410161513775" calcext:value-type="float">
            <text:p>5.46410161513775</text:p>
          </table:table-cell>
          <table:table-cell table:formula="of:=[.C3]+[.B3]-[.A3]" office:value-type="float" office:value="1.46410161513775" calcext:value-type="float">
            <text:p>1.46410161513775</text:p>
          </table:table-cell>
          <table:table-cell table:formula="of:=[.A3]+[.B3]-[.C3]" office:value-type="float" office:value="2.53589838486225" calcext:value-type="float">
            <text:p>2.53589838486225</text:p>
          </table:table-cell>
          <table:table-cell table:formula="of:=[.A3]+[.B3]+[.C3]" office:value-type="float" office:value="9.46410161513775" calcext:value-type="float">
            <text:p>9.46410161513775</text:p>
          </table:table-cell>
          <table:table-cell table:formula="of:=SQRT(3*[.E3]*[.F3]*[.G3]/[.H3])/2" office:value-type="float" office:value="1.26794919243112" calcext:value-type="float">
            <text:p>1.2679491924311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formula="of:=[.A3]" office:value-type="float" office:value="4" calcext:value-type="float">
            <text:p>4</text:p>
          </table:table-cell>
          <table:table-cell table:formula="of:=[.B3]+1" office:value-type="float" office:value="3" calcext:value-type="float">
            <text:p>3</text:p>
          </table:table-cell>
          <table:table-cell table:formula="of:=SQRT([.A4]*[.A4]+[.B4]*[.B4]-[.A4]*[.B4])" office:value-type="float" office:value="3.60555127546399" calcext:value-type="float">
            <text:p>3.60555127546399</text:p>
          </table:table-cell>
          <table:table-cell/>
          <table:table-cell table:formula="of:=[.C4]+[.A4]-[.B4]" office:value-type="float" office:value="4.60555127546399" calcext:value-type="float">
            <text:p>4.60555127546399</text:p>
          </table:table-cell>
          <table:table-cell table:formula="of:=[.C4]+[.B4]-[.A4]" office:value-type="float" office:value="2.60555127546399" calcext:value-type="float">
            <text:p>2.60555127546399</text:p>
          </table:table-cell>
          <table:table-cell table:formula="of:=[.A4]+[.B4]-[.C4]" office:value-type="float" office:value="3.39444872453601" calcext:value-type="float">
            <text:p>3.39444872453601</text:p>
          </table:table-cell>
          <table:table-cell table:formula="of:=[.A4]+[.B4]+[.C4]" office:value-type="float" office:value="10.605551275464" calcext:value-type="float">
            <text:p>10.605551275464</text:p>
          </table:table-cell>
          <table:table-cell table:formula="of:=SQRT(3*[.E4]*[.F4]*[.G4]/[.H4])/2" office:value-type="float" office:value="1.69722436226801" calcext:value-type="float">
            <text:p>1.69722436226801</text:p>
          </table:table-cell>
          <table:table-cell table:number-columns-repeated="3"/>
          <table:table-cell table:style-name="ce2" office:value-type="string" calcext:value-type="string">
            <text:p>5,8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[.B4]+1" office:value-type="float" office:value="4" calcext:value-type="float">
            <text:p>4</text:p>
          </table:table-cell>
          <table:table-cell table:formula="of:=SQRT([.A5]*[.A5]+[.B5]*[.B5]-[.A5]*[.B5])" office:value-type="float" office:value="4" calcext:value-type="float">
            <text:p>4</text:p>
          </table:table-cell>
          <table:table-cell/>
          <table:table-cell table:formula="of:=[.C5]+[.A5]-[.B5]" office:value-type="float" office:value="4" calcext:value-type="float">
            <text:p>4</text:p>
          </table:table-cell>
          <table:table-cell table:formula="of:=[.C5]+[.B5]-[.A5]" office:value-type="float" office:value="4" calcext:value-type="float">
            <text:p>4</text:p>
          </table:table-cell>
          <table:table-cell table:formula="of:=[.A5]+[.B5]-[.C5]" office:value-type="float" office:value="4" calcext:value-type="float">
            <text:p>4</text:p>
          </table:table-cell>
          <table:table-cell table:formula="of:=[.A5]+[.B5]+[.C5]" office:value-type="float" office:value="12" calcext:value-type="float">
            <text:p>12</text:p>
          </table:table-cell>
          <table:table-cell table:formula="of:=SQRT(3*[.E5]*[.F5]*[.G5]/[.H5])/2"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5,21,1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SQRT([.A6]*[.A6]+[.B6]*[.B6]-[.A6]*[.B6])" office:value-type="float" office:value="4.58257569495584" calcext:value-type="float">
            <text:p>4.58257569495584</text:p>
          </table:table-cell>
          <table:table-cell/>
          <table:table-cell table:formula="of:=[.C6]+[.A6]-[.B6]" office:value-type="float" office:value="3.58257569495584" calcext:value-type="float">
            <text:p>3.58257569495584</text:p>
          </table:table-cell>
          <table:table-cell table:formula="of:=[.C6]+[.B6]-[.A6]" office:value-type="float" office:value="5.58257569495584" calcext:value-type="float">
            <text:p>5.58257569495584</text:p>
          </table:table-cell>
          <table:table-cell table:formula="of:=[.A6]+[.B6]-[.C6]" office:value-type="float" office:value="4.41742430504416" calcext:value-type="float">
            <text:p>4.41742430504416</text:p>
          </table:table-cell>
          <table:table-cell table:formula="of:=[.A6]+[.B6]+[.C6]" office:value-type="float" office:value="13.5825756949558" calcext:value-type="float">
            <text:p>13.5825756949558</text:p>
          </table:table-cell>
          <table:table-cell table:formula="of:=SQRT(3*[.E6]*[.F6]*[.G6]/[.H6])/2" office:value-type="float" office:value="2.20871215252208" calcext:value-type="float">
            <text:p>2.20871215252208</text:p>
          </table:table-cell>
          <table:table-cell table:number-columns-repeated="3"/>
          <table:table-cell table:style-name="ce2" office:value-type="string" calcext:value-type="string">
            <text:p>6,16,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B6]+1" office:value-type="float" office:value="6" calcext:value-type="float">
            <text:p>6</text:p>
          </table:table-cell>
          <table:table-cell table:formula="of:=SQRT([.A7]*[.A7]+[.B7]*[.B7]-[.A7]*[.B7])" office:value-type="float" office:value="5.29150262212918" calcext:value-type="float">
            <text:p>5.29150262212918</text:p>
          </table:table-cell>
          <table:table-cell/>
          <table:table-cell table:formula="of:=[.C7]+[.A7]-[.B7]" office:value-type="float" office:value="3.29150262212918" calcext:value-type="float">
            <text:p>3.29150262212918</text:p>
          </table:table-cell>
          <table:table-cell table:formula="of:=[.C7]+[.B7]-[.A7]" office:value-type="float" office:value="7.29150262212918" calcext:value-type="float">
            <text:p>7.29150262212918</text:p>
          </table:table-cell>
          <table:table-cell table:formula="of:=[.A7]+[.B7]-[.C7]" office:value-type="float" office:value="4.70849737787082" calcext:value-type="float">
            <text:p>4.70849737787082</text:p>
          </table:table-cell>
          <table:table-cell table:formula="of:=[.A7]+[.B7]+[.C7]" office:value-type="float" office:value="15.2915026221292" calcext:value-type="float">
            <text:p>15.2915026221292</text:p>
          </table:table-cell>
          <table:table-cell table:formula="of:=SQRT(3*[.E7]*[.F7]*[.G7]/[.H7])/2" office:value-type="float" office:value="2.35424868893541" calcext:value-type="float">
            <text:p>2.35424868893541</text:p>
          </table:table-cell>
          <table:table-cell table:number-columns-repeated="3"/>
          <table:table-cell table:style-name="ce2" office:value-type="string" calcext:value-type="string">
            <text:p>7,15,1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formula="of:=[.B7]+1" office:value-type="float" office:value="7" calcext:value-type="float">
            <text:p>7</text:p>
          </table:table-cell>
          <table:table-cell table:formula="of:=SQRT([.A8]*[.A8]+[.B8]*[.B8]-[.A8]*[.B8])" office:value-type="float" office:value="6.08276253029822" calcext:value-type="float">
            <text:p>6.08276253029822</text:p>
          </table:table-cell>
          <table:table-cell/>
          <table:table-cell table:formula="of:=[.C8]+[.A8]-[.B8]" office:value-type="float" office:value="3.08276253029822" calcext:value-type="float">
            <text:p>3.08276253029822</text:p>
          </table:table-cell>
          <table:table-cell table:formula="of:=[.C8]+[.B8]-[.A8]" office:value-type="float" office:value="9.08276253029822" calcext:value-type="float">
            <text:p>9.08276253029822</text:p>
          </table:table-cell>
          <table:table-cell table:formula="of:=[.A8]+[.B8]-[.C8]" office:value-type="float" office:value="4.91723746970178" calcext:value-type="float">
            <text:p>4.91723746970178</text:p>
          </table:table-cell>
          <table:table-cell table:formula="of:=[.A8]+[.B8]+[.C8]" office:value-type="float" office:value="17.0827625302982" calcext:value-type="float">
            <text:p>17.0827625302982</text:p>
          </table:table-cell>
          <table:table-cell table:formula="of:=SQRT(3*[.E8]*[.F8]*[.G8]/[.H8])/2" office:value-type="float" office:value="2.45861873485089" calcext:value-type="float">
            <text:p>2.45861873485089</text:p>
          </table:table-cell>
          <table:table-cell table:number-columns-repeated="3"/>
          <table:table-cell table:style-name="ce2" office:value-type="string" calcext:value-type="string">
            <text:p>7,40,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float" office:value="4" calcext:value-type="float">
            <text:p>4</text:p>
          </table:table-cell>
          <table:table-cell table:formula="of:=[.B8]+1" office:value-type="float" office:value="8" calcext:value-type="float">
            <text:p>8</text:p>
          </table:table-cell>
          <table:table-cell table:formula="of:=SQRT([.A9]*[.A9]+[.B9]*[.B9]-[.A9]*[.B9])" office:value-type="float" office:value="6.92820323027551" calcext:value-type="float">
            <text:p>6.92820323027551</text:p>
          </table:table-cell>
          <table:table-cell/>
          <table:table-cell table:formula="of:=[.C9]+[.A9]-[.B9]" office:value-type="float" office:value="2.92820323027551" calcext:value-type="float">
            <text:p>2.92820323027551</text:p>
          </table:table-cell>
          <table:table-cell table:formula="of:=[.C9]+[.B9]-[.A9]" office:value-type="float" office:value="10.9282032302755" calcext:value-type="float">
            <text:p>10.9282032302755</text:p>
          </table:table-cell>
          <table:table-cell table:formula="of:=[.A9]+[.B9]-[.C9]" office:value-type="float" office:value="5.07179676972449" calcext:value-type="float">
            <text:p>5.07179676972449</text:p>
          </table:table-cell>
          <table:table-cell table:formula="of:=[.A9]+[.B9]+[.C9]" office:value-type="float" office:value="18.9282032302755" calcext:value-type="float">
            <text:p>18.9282032302755</text:p>
          </table:table-cell>
          <table:table-cell table:formula="of:=SQRT(3*[.E9]*[.F9]*[.G9]/[.H9])/2" office:value-type="float" office:value="2.53589838486225" calcext:value-type="float">
            <text:p>2.53589838486225</text:p>
          </table:table-cell>
          <table:table-cell table:number-columns-repeated="3"/>
          <table:table-cell table:style-name="ce2" office:value-type="string" calcext:value-type="string">
            <text:p>8,15,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 table:formula="of:=[.B9]+1" office:value-type="float" office:value="9" calcext:value-type="float">
            <text:p>9</text:p>
          </table:table-cell>
          <table:table-cell table:formula="of:=SQRT([.A10]*[.A10]+[.B10]*[.B10]-[.A10]*[.B10])" office:value-type="float" office:value="7.81024967590665" calcext:value-type="float">
            <text:p>7.81024967590665</text:p>
          </table:table-cell>
          <table:table-cell/>
          <table:table-cell table:formula="of:=[.C10]+[.A10]-[.B10]" office:value-type="float" office:value="2.81024967590665" calcext:value-type="float">
            <text:p>2.81024967590665</text:p>
          </table:table-cell>
          <table:table-cell table:formula="of:=[.C10]+[.B10]-[.A10]" office:value-type="float" office:value="12.8102496759067" calcext:value-type="float">
            <text:p>12.8102496759067</text:p>
          </table:table-cell>
          <table:table-cell table:formula="of:=[.A10]+[.B10]-[.C10]" office:value-type="float" office:value="5.18975032409335" calcext:value-type="float">
            <text:p>5.18975032409335</text:p>
          </table:table-cell>
          <table:table-cell table:formula="of:=[.A10]+[.B10]+[.C10]" office:value-type="float" office:value="20.8102496759067" calcext:value-type="float">
            <text:p>20.8102496759067</text:p>
          </table:table-cell>
          <table:table-cell table:formula="of:=SQRT(3*[.E10]*[.F10]*[.G10]/[.H10])/2" office:value-type="float" office:value="2.59487516204667" calcext:value-type="float">
            <text:p>2.59487516204667</text:p>
          </table:table-cell>
          <table:table-cell table:number-columns-repeated="3"/>
          <table:table-cell table:style-name="ce2" office:value-type="string" calcext:value-type="string">
            <text:p>9,24,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10" calcext:value-type="float">
            <text:p>10</text:p>
          </table:table-cell>
          <table:table-cell table:formula="of:=SQRT([.A11]*[.A11]+[.B11]*[.B11]-[.A11]*[.B11])" office:value-type="float" office:value="8.71779788708135" calcext:value-type="float">
            <text:p>8.71779788708135</text:p>
          </table:table-cell>
          <table:table-cell/>
          <table:table-cell table:formula="of:=[.C11]+[.A11]-[.B11]" office:value-type="float" office:value="2.71779788708135" calcext:value-type="float">
            <text:p>2.71779788708135</text:p>
          </table:table-cell>
          <table:table-cell table:formula="of:=[.C11]+[.B11]-[.A11]" office:value-type="float" office:value="14.7177978870813" calcext:value-type="float">
            <text:p>14.7177978870813</text:p>
          </table:table-cell>
          <table:table-cell table:formula="of:=[.A11]+[.B11]-[.C11]" office:value-type="float" office:value="5.28220211291865" calcext:value-type="float">
            <text:p>5.28220211291865</text:p>
          </table:table-cell>
          <table:table-cell table:formula="of:=[.A11]+[.B11]+[.C11]" office:value-type="float" office:value="22.7177978870813" calcext:value-type="float">
            <text:p>22.7177978870813</text:p>
          </table:table-cell>
          <table:table-cell table:formula="of:=SQRT(3*[.E11]*[.F11]*[.G11]/[.H11])/2" office:value-type="float" office:value="2.64110105645933" calcext:value-type="float">
            <text:p>2.64110105645933</text:p>
          </table:table-cell>
          <table:table-cell table:number-columns-repeated="3"/>
          <table:table-cell table:style-name="ce2" office:value-type="string" calcext:value-type="string">
            <text:p>10,16,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]" office:value-type="float" office:value="4" calcext:value-type="float">
            <text:p>4</text:p>
          </table:table-cell>
          <table:table-cell table:formula="of:=[.B11]+1" office:value-type="float" office:value="11" calcext:value-type="float">
            <text:p>11</text:p>
          </table:table-cell>
          <table:table-cell table:formula="of:=SQRT([.A12]*[.A12]+[.B12]*[.B12]-[.A12]*[.B12])" office:value-type="float" office:value="9.64365076099296" calcext:value-type="float">
            <text:p>9.64365076099296</text:p>
          </table:table-cell>
          <table:table-cell/>
          <table:table-cell table:formula="of:=[.C12]+[.A12]-[.B12]" office:value-type="float" office:value="2.64365076099296" calcext:value-type="float">
            <text:p>2.64365076099296</text:p>
          </table:table-cell>
          <table:table-cell table:formula="of:=[.C12]+[.B12]-[.A12]" office:value-type="float" office:value="16.643650760993" calcext:value-type="float">
            <text:p>16.643650760993</text:p>
          </table:table-cell>
          <table:table-cell table:formula="of:=[.A12]+[.B12]-[.C12]" office:value-type="float" office:value="5.35634923900705" calcext:value-type="float">
            <text:p>5.35634923900705</text:p>
          </table:table-cell>
          <table:table-cell table:formula="of:=[.A12]+[.B12]+[.C12]" office:value-type="float" office:value="24.643650760993" calcext:value-type="float">
            <text:p>24.643650760993</text:p>
          </table:table-cell>
          <table:table-cell table:formula="of:=SQRT(3*[.E12]*[.F12]*[.G12]/[.H12])/2" office:value-type="float" office:value="2.67817461950352" calcext:value-type="float">
            <text:p>2.67817461950352</text:p>
          </table:table-cell>
          <table:table-cell table:number-columns-repeated="3"/>
          <table:table-cell table:style-name="ce2" office:value-type="string" calcext:value-type="string">
            <text:p>10,42,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2]" office:value-type="float" office:value="4" calcext:value-type="float">
            <text:p>4</text:p>
          </table:table-cell>
          <table:table-cell table:formula="of:=[.B12]+1" office:value-type="float" office:value="12" calcext:value-type="float">
            <text:p>12</text:p>
          </table:table-cell>
          <table:table-cell table:formula="of:=SQRT([.A13]*[.A13]+[.B13]*[.B13]-[.A13]*[.B13])" office:value-type="float" office:value="10.5830052442584" calcext:value-type="float">
            <text:p>10.5830052442584</text:p>
          </table:table-cell>
          <table:table-cell/>
          <table:table-cell table:formula="of:=[.C13]+[.A13]-[.B13]" office:value-type="float" office:value="2.58300524425836" calcext:value-type="float">
            <text:p>2.58300524425836</text:p>
          </table:table-cell>
          <table:table-cell table:formula="of:=[.C13]+[.B13]-[.A13]" office:value-type="float" office:value="18.5830052442584" calcext:value-type="float">
            <text:p>18.5830052442584</text:p>
          </table:table-cell>
          <table:table-cell table:formula="of:=[.A13]+[.B13]-[.C13]" office:value-type="float" office:value="5.41699475574164" calcext:value-type="float">
            <text:p>5.41699475574164</text:p>
          </table:table-cell>
          <table:table-cell table:formula="of:=[.A13]+[.B13]+[.C13]" office:value-type="float" office:value="26.5830052442584" calcext:value-type="float">
            <text:p>26.5830052442584</text:p>
          </table:table-cell>
          <table:table-cell table:formula="of:=SQRT(3*[.E13]*[.F13]*[.G13]/[.H13])/2" office:value-type="float" office:value="2.70849737787082" calcext:value-type="float">
            <text:p>2.70849737787082</text:p>
          </table:table-cell>
          <table:table-cell table:number-columns-repeated="3"/>
          <table:table-cell table:style-name="ce2" office:value-type="string" calcext:value-type="string">
            <text:p>11,35,3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A13]" office:value-type="float" office:value="4" calcext:value-type="float">
            <text:p>4</text:p>
          </table:table-cell>
          <table:table-cell table:formula="of:=[.B13]+1" office:value-type="float" office:value="13" calcext:value-type="float">
            <text:p>13</text:p>
          </table:table-cell>
          <table:table-cell table:formula="of:=SQRT([.A14]*[.A14]+[.B14]*[.B14]-[.A14]*[.B14])" office:value-type="float" office:value="11.5325625946708" calcext:value-type="float">
            <text:p>11.5325625946708</text:p>
          </table:table-cell>
          <table:table-cell/>
          <table:table-cell table:formula="of:=[.C14]+[.A14]-[.B14]" office:value-type="float" office:value="2.5325625946708" calcext:value-type="float">
            <text:p>2.5325625946708</text:p>
          </table:table-cell>
          <table:table-cell table:formula="of:=[.C14]+[.B14]-[.A14]" office:value-type="float" office:value="20.5325625946708" calcext:value-type="float">
            <text:p>20.5325625946708</text:p>
          </table:table-cell>
          <table:table-cell table:formula="of:=[.A14]+[.B14]-[.C14]" office:value-type="float" office:value="5.4674374053292" calcext:value-type="float">
            <text:p>5.4674374053292</text:p>
          </table:table-cell>
          <table:table-cell table:formula="of:=[.A14]+[.B14]+[.C14]" office:value-type="float" office:value="28.5325625946708" calcext:value-type="float">
            <text:p>28.5325625946708</text:p>
          </table:table-cell>
          <table:table-cell table:formula="of:=SQRT(3*[.E14]*[.F14]*[.G14]/[.H14])/2" office:value-type="float" office:value="2.7337187026646" calcext:value-type="float">
            <text:p>2.7337187026646</text:p>
          </table:table-cell>
          <table:table-cell table:number-columns-repeated="3"/>
          <table:table-cell table:style-name="ce2" office:value-type="string" calcext:value-type="string">
            <text:p>12,32,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4]" office:value-type="float" office:value="4" calcext:value-type="float">
            <text:p>4</text:p>
          </table:table-cell>
          <table:table-cell table:formula="of:=[.B14]+1" office:value-type="float" office:value="14" calcext:value-type="float">
            <text:p>14</text:p>
          </table:table-cell>
          <table:table-cell table:formula="of:=SQRT([.A15]*[.A15]+[.B15]*[.B15]-[.A15]*[.B15])" office:value-type="float" office:value="12.4899959967968" calcext:value-type="float">
            <text:p>12.4899959967968</text:p>
          </table:table-cell>
          <table:table-cell/>
          <table:table-cell table:formula="of:=[.C15]+[.A15]-[.B15]" office:value-type="float" office:value="2.4899959967968" calcext:value-type="float">
            <text:p>2.4899959967968</text:p>
          </table:table-cell>
          <table:table-cell table:formula="of:=[.C15]+[.B15]-[.A15]" office:value-type="float" office:value="22.4899959967968" calcext:value-type="float">
            <text:p>22.4899959967968</text:p>
          </table:table-cell>
          <table:table-cell table:formula="of:=[.A15]+[.B15]-[.C15]" office:value-type="float" office:value="5.5100040032032" calcext:value-type="float">
            <text:p>5.5100040032032</text:p>
          </table:table-cell>
          <table:table-cell table:formula="of:=[.A15]+[.B15]+[.C15]" office:value-type="float" office:value="30.4899959967968" calcext:value-type="float">
            <text:p>30.4899959967968</text:p>
          </table:table-cell>
          <table:table-cell table:formula="of:=SQRT(3*[.E15]*[.F15]*[.G15]/[.H15])/2" office:value-type="float" office:value="2.7550020016016" calcext:value-type="float">
            <text:p>2.7550020016016</text:p>
          </table:table-cell>
          <table:table-cell table:number-columns-repeated="3"/>
          <table:table-cell table:style-name="ce2" office:value-type="string" calcext:value-type="string">
            <text:p>13,48,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5]" office:value-type="float" office:value="4" calcext:value-type="float">
            <text:p>4</text:p>
          </table:table-cell>
          <table:table-cell table:formula="of:=[.B15]+1" office:value-type="float" office:value="15" calcext:value-type="float">
            <text:p>15</text:p>
          </table:table-cell>
          <table:table-cell table:formula="of:=SQRT([.A16]*[.A16]+[.B16]*[.B16]-[.A16]*[.B16])" office:value-type="float" office:value="13.4536240470737" calcext:value-type="float">
            <text:p>13.4536240470737</text:p>
          </table:table-cell>
          <table:table-cell/>
          <table:table-cell table:formula="of:=[.C16]+[.A16]-[.B16]" office:value-type="float" office:value="2.45362404707371" calcext:value-type="float">
            <text:p>2.45362404707371</text:p>
          </table:table-cell>
          <table:table-cell table:formula="of:=[.C16]+[.B16]-[.A16]" office:value-type="float" office:value="24.4536240470737" calcext:value-type="float">
            <text:p>24.4536240470737</text:p>
          </table:table-cell>
          <table:table-cell table:formula="of:=[.A16]+[.B16]-[.C16]" office:value-type="float" office:value="5.54637595292629" calcext:value-type="float">
            <text:p>5.54637595292629</text:p>
          </table:table-cell>
          <table:table-cell table:formula="of:=[.A16]+[.B16]+[.C16]" office:value-type="float" office:value="32.4536240470737" calcext:value-type="float">
            <text:p>32.4536240470737</text:p>
          </table:table-cell>
          <table:table-cell table:formula="of:=SQRT(3*[.E16]*[.F16]*[.G16]/[.H16])/2" office:value-type="float" office:value="2.77318797646314" calcext:value-type="float">
            <text:p>2.77318797646314</text:p>
          </table:table-cell>
          <table:table-cell table:number-columns-repeated="3"/>
          <table:table-cell table:style-name="ce2" office:value-type="string" calcext:value-type="string">
            <text:p>13,133,12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formula="of:=[.A16]" office:value-type="float" office:value="4" calcext:value-type="float">
            <text:p>4</text:p>
          </table:table-cell>
          <table:table-cell table:formula="of:=[.B16]+1" office:value-type="float" office:value="16" calcext:value-type="float">
            <text:p>16</text:p>
          </table:table-cell>
          <table:table-cell table:formula="of:=SQRT([.A17]*[.A17]+[.B17]*[.B17]-[.A17]*[.B17])" office:value-type="float" office:value="14.422205101856" calcext:value-type="float">
            <text:p>14.422205101856</text:p>
          </table:table-cell>
          <table:table-cell/>
          <table:table-cell table:formula="of:=[.C17]+[.A17]-[.B17]" office:value-type="float" office:value="2.42220510185596" calcext:value-type="float">
            <text:p>2.42220510185596</text:p>
          </table:table-cell>
          <table:table-cell table:formula="of:=[.C17]+[.B17]-[.A17]" office:value-type="float" office:value="26.422205101856" calcext:value-type="float">
            <text:p>26.422205101856</text:p>
          </table:table-cell>
          <table:table-cell table:formula="of:=[.A17]+[.B17]-[.C17]" office:value-type="float" office:value="5.57779489814404" calcext:value-type="float">
            <text:p>5.57779489814404</text:p>
          </table:table-cell>
          <table:table-cell table:formula="of:=[.A17]+[.B17]+[.C17]" office:value-type="float" office:value="34.422205101856" calcext:value-type="float">
            <text:p>34.422205101856</text:p>
          </table:table-cell>
          <table:table-cell table:formula="of:=SQRT(3*[.E17]*[.F17]*[.G17]/[.H17])/2" office:value-type="float" office:value="2.78889744907202" calcext:value-type="float">
            <text:p>2.78889744907202</text:p>
          </table:table-cell>
          <table:table-cell table:number-columns-repeated="3"/>
          <table:table-cell table:style-name="ce2" office:value-type="string" calcext:value-type="string">
            <text:p>14, 30,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7]" office:value-type="float" office:value="4" calcext:value-type="float">
            <text:p>4</text:p>
          </table:table-cell>
          <table:table-cell table:formula="of:=[.B17]+1" office:value-type="float" office:value="17" calcext:value-type="float">
            <text:p>17</text:p>
          </table:table-cell>
          <table:table-cell table:formula="of:=SQRT([.A18]*[.A18]+[.B18]*[.B18]-[.A18]*[.B18])" office:value-type="float" office:value="15.3948043183407" calcext:value-type="float">
            <text:p>15.3948043183407</text:p>
          </table:table-cell>
          <table:table-cell/>
          <table:table-cell table:formula="of:=[.C18]+[.A18]-[.B18]" office:value-type="float" office:value="2.39480431834065" calcext:value-type="float">
            <text:p>2.39480431834065</text:p>
          </table:table-cell>
          <table:table-cell table:formula="of:=[.C18]+[.B18]-[.A18]" office:value-type="float" office:value="28.3948043183407" calcext:value-type="float">
            <text:p>28.3948043183407</text:p>
          </table:table-cell>
          <table:table-cell table:formula="of:=[.A18]+[.B18]-[.C18]" office:value-type="float" office:value="5.60519568165935" calcext:value-type="float">
            <text:p>5.60519568165935</text:p>
          </table:table-cell>
          <table:table-cell table:formula="of:=[.A18]+[.B18]+[.C18]" office:value-type="float" office:value="36.3948043183407" calcext:value-type="float">
            <text:p>36.3948043183407</text:p>
          </table:table-cell>
          <table:table-cell table:formula="of:=SQRT(3*[.E18]*[.F18]*[.G18]/[.H18])/2" office:value-type="float" office:value="2.80259784082968" calcext:value-type="float">
            <text:p>2.80259784082968</text:p>
          </table:table-cell>
          <table:table-cell table:number-columns-repeated="3"/>
          <table:table-cell table:style-name="ce2" office:value-type="string" calcext:value-type="string">
            <text:p>14,80,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8]" office:value-type="float" office:value="4" calcext:value-type="float">
            <text:p>4</text:p>
          </table:table-cell>
          <table:table-cell table:formula="of:=[.B18]+1" office:value-type="float" office:value="18" calcext:value-type="float">
            <text:p>18</text:p>
          </table:table-cell>
          <table:table-cell table:formula="of:=SQRT([.A19]*[.A19]+[.B19]*[.B19]-[.A19]*[.B19])" office:value-type="float" office:value="16.3707055437449" calcext:value-type="float">
            <text:p>16.3707055437449</text:p>
          </table:table-cell>
          <table:table-cell/>
          <table:table-cell table:formula="of:=[.C19]+[.A19]-[.B19]" office:value-type="float" office:value="2.3707055437449" calcext:value-type="float">
            <text:p>2.3707055437449</text:p>
          </table:table-cell>
          <table:table-cell table:formula="of:=[.C19]+[.B19]-[.A19]" office:value-type="float" office:value="30.3707055437449" calcext:value-type="float">
            <text:p>30.3707055437449</text:p>
          </table:table-cell>
          <table:table-cell table:formula="of:=[.A19]+[.B19]-[.C19]" office:value-type="float" office:value="5.6292944562551" calcext:value-type="float">
            <text:p>5.6292944562551</text:p>
          </table:table-cell>
          <table:table-cell table:formula="of:=[.A19]+[.B19]+[.C19]" office:value-type="float" office:value="38.3707055437449" calcext:value-type="float">
            <text:p>38.3707055437449</text:p>
          </table:table-cell>
          <table:table-cell table:formula="of:=SQRT(3*[.E19]*[.F19]*[.G19]/[.H19])/2" office:value-type="float" office:value="2.81464722812755" calcext:value-type="float">
            <text:p>2.81464722812755</text:p>
          </table:table-cell>
          <table:table-cell table:number-columns-repeated="3"/>
          <table:table-cell table:style-name="ce2" office:value-type="string" calcext:value-type="string">
            <text:p>15,24,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9]" office:value-type="float" office:value="4" calcext:value-type="float">
            <text:p>4</text:p>
          </table:table-cell>
          <table:table-cell table:formula="of:=[.B19]+1" office:value-type="float" office:value="19" calcext:value-type="float">
            <text:p>19</text:p>
          </table:table-cell>
          <table:table-cell table:formula="of:=SQRT([.A20]*[.A20]+[.B20]*[.B20]-[.A20]*[.B20])" office:value-type="float" office:value="17.3493515728975" calcext:value-type="float">
            <text:p>17.3493515728975</text:p>
          </table:table-cell>
          <table:table-cell/>
          <table:table-cell table:formula="of:=[.C20]+[.A20]-[.B20]" office:value-type="float" office:value="2.34935157289747" calcext:value-type="float">
            <text:p>2.34935157289747</text:p>
          </table:table-cell>
          <table:table-cell table:formula="of:=[.C20]+[.B20]-[.A20]" office:value-type="float" office:value="32.3493515728975" calcext:value-type="float">
            <text:p>32.3493515728975</text:p>
          </table:table-cell>
          <table:table-cell table:formula="of:=[.A20]+[.B20]-[.C20]" office:value-type="float" office:value="5.65064842710253" calcext:value-type="float">
            <text:p>5.65064842710253</text:p>
          </table:table-cell>
          <table:table-cell table:formula="of:=[.A20]+[.B20]+[.C20]" office:value-type="float" office:value="40.3493515728975" calcext:value-type="float">
            <text:p>40.3493515728975</text:p>
          </table:table-cell>
          <table:table-cell table:formula="of:=SQRT(3*[.E20]*[.F20]*[.G20]/[.H20])/2" office:value-type="float" office:value="2.82532421355126" calcext:value-type="float">
            <text:p>2.82532421355126</text:p>
          </table:table-cell>
          <table:table-cell table:number-columns-repeated="3"/>
          <table:table-cell table:style-name="ce2" office:value-type="string" calcext:value-type="string">
            <text:p>15,40,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0]" office:value-type="float" office:value="4" calcext:value-type="float">
            <text:p>4</text:p>
          </table:table-cell>
          <table:table-cell table:formula="of:=[.B20]+1" office:value-type="float" office:value="20" calcext:value-type="float">
            <text:p>20</text:p>
          </table:table-cell>
          <table:table-cell table:formula="of:=SQRT([.A21]*[.A21]+[.B21]*[.B21]-[.A21]*[.B21])" office:value-type="float" office:value="18.3303027798234" calcext:value-type="float">
            <text:p>18.3303027798234</text:p>
          </table:table-cell>
          <table:table-cell/>
          <table:table-cell table:formula="of:=[.C21]+[.A21]-[.B21]" office:value-type="float" office:value="2.33030277982336" calcext:value-type="float">
            <text:p>2.33030277982336</text:p>
          </table:table-cell>
          <table:table-cell table:formula="of:=[.C21]+[.B21]-[.A21]" office:value-type="float" office:value="34.3303027798234" calcext:value-type="float">
            <text:p>34.3303027798234</text:p>
          </table:table-cell>
          <table:table-cell table:formula="of:=[.A21]+[.B21]-[.C21]" office:value-type="float" office:value="5.66969722017664" calcext:value-type="float">
            <text:p>5.66969722017664</text:p>
          </table:table-cell>
          <table:table-cell table:formula="of:=[.A21]+[.B21]+[.C21]" office:value-type="float" office:value="42.3303027798234" calcext:value-type="float">
            <text:p>42.3303027798234</text:p>
          </table:table-cell>
          <table:table-cell table:formula="of:=SQRT(3*[.E21]*[.F21]*[.G21]/[.H21])/2" office:value-type="float" office:value="2.83484861008832" calcext:value-type="float">
            <text:p>2.83484861008832</text:p>
          </table:table-cell>
          <table:table-cell table:number-columns-repeated="3"/>
          <table:table-cell table:style-name="ce2" office:value-type="string" calcext:value-type="string">
            <text:p>16,21,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1]" office:value-type="float" office:value="4" calcext:value-type="float">
            <text:p>4</text:p>
          </table:table-cell>
          <table:table-cell table:formula="of:=[.B21]+1" office:value-type="float" office:value="21" calcext:value-type="float">
            <text:p>21</text:p>
          </table:table-cell>
          <table:table-cell table:formula="of:=SQRT([.A22]*[.A22]+[.B22]*[.B22]-[.A22]*[.B22])" office:value-type="float" office:value="19.313207915828" calcext:value-type="float">
            <text:p>19.313207915828</text:p>
          </table:table-cell>
          <table:table-cell/>
          <table:table-cell table:formula="of:=[.C22]+[.A22]-[.B22]" office:value-type="float" office:value="2.31320791582797" calcext:value-type="float">
            <text:p>2.31320791582797</text:p>
          </table:table-cell>
          <table:table-cell table:formula="of:=[.C22]+[.B22]-[.A22]" office:value-type="float" office:value="36.313207915828" calcext:value-type="float">
            <text:p>36.313207915828</text:p>
          </table:table-cell>
          <table:table-cell table:formula="of:=[.A22]+[.B22]-[.C22]" office:value-type="float" office:value="5.68679208417203" calcext:value-type="float">
            <text:p>5.68679208417203</text:p>
          </table:table-cell>
          <table:table-cell table:formula="of:=[.A22]+[.B22]+[.C22]" office:value-type="float" office:value="44.313207915828" calcext:value-type="float">
            <text:p>44.313207915828</text:p>
          </table:table-cell>
          <table:table-cell table:formula="of:=SQRT(3*[.E22]*[.F22]*[.G22]/[.H22])/2" office:value-type="float" office:value="2.84339604208602" calcext:value-type="float">
            <text:p>2.84339604208602</text:p>
          </table:table-cell>
          <table:table-cell table:number-columns-repeated="3"/>
          <table:table-cell table:style-name="ce2" office:value-type="string" calcext:value-type="string">
            <text:p>16,30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" office:value-type="float" office:value="4" calcext:value-type="float">
            <text:p>4</text:p>
          </table:table-cell>
          <table:table-cell table:formula="of:=[.B22]+1" office:value-type="float" office:value="22" calcext:value-type="float">
            <text:p>22</text:p>
          </table:table-cell>
          <table:table-cell table:formula="of:=SQRT([.A23]*[.A23]+[.B23]*[.B23]-[.A23]*[.B23])" office:value-type="float" office:value="20.2977831301844" calcext:value-type="float">
            <text:p>20.2977831301844</text:p>
          </table:table-cell>
          <table:table-cell/>
          <table:table-cell table:formula="of:=[.C23]+[.A23]-[.B23]" office:value-type="float" office:value="2.29778313018444" calcext:value-type="float">
            <text:p>2.29778313018444</text:p>
          </table:table-cell>
          <table:table-cell table:formula="of:=[.C23]+[.B23]-[.A23]" office:value-type="float" office:value="38.2977831301844" calcext:value-type="float">
            <text:p>38.2977831301844</text:p>
          </table:table-cell>
          <table:table-cell table:formula="of:=[.A23]+[.B23]-[.C23]" office:value-type="float" office:value="5.70221686981556" calcext:value-type="float">
            <text:p>5.70221686981556</text:p>
          </table:table-cell>
          <table:table-cell table:formula="of:=[.A23]+[.B23]+[.C23]" office:value-type="float" office:value="46.2977831301844" calcext:value-type="float">
            <text:p>46.2977831301844</text:p>
          </table:table-cell>
          <table:table-cell table:formula="of:=SQRT(3*[.E23]*[.F23]*[.G23]/[.H23])/2" office:value-type="float" office:value="2.85110843490778" calcext:value-type="float">
            <text:p>2.85110843490778</text:p>
          </table:table-cell>
          <table:table-cell table:number-columns-repeated="5"/>
        </table:table-row>
        <table:table-row table:style-name="ro1">
          <table:table-cell table:formula="of:=[.A23]" office:value-type="float" office:value="4" calcext:value-type="float">
            <text:p>4</text:p>
          </table:table-cell>
          <table:table-cell table:formula="of:=[.B23]+1" office:value-type="float" office:value="23" calcext:value-type="float">
            <text:p>23</text:p>
          </table:table-cell>
          <table:table-cell table:formula="of:=SQRT([.A24]*[.A24]+[.B24]*[.B24]-[.A24]*[.B24])" office:value-type="float" office:value="21.2837966537928" calcext:value-type="float">
            <text:p>21.2837966537928</text:p>
          </table:table-cell>
          <table:table-cell/>
          <table:table-cell table:formula="of:=[.C24]+[.A24]-[.B24]" office:value-type="float" office:value="2.28379665379276" calcext:value-type="float">
            <text:p>2.28379665379276</text:p>
          </table:table-cell>
          <table:table-cell table:formula="of:=[.C24]+[.B24]-[.A24]" office:value-type="float" office:value="40.2837966537928" calcext:value-type="float">
            <text:p>40.2837966537928</text:p>
          </table:table-cell>
          <table:table-cell table:formula="of:=[.A24]+[.B24]-[.C24]" office:value-type="float" office:value="5.71620334620724" calcext:value-type="float">
            <text:p>5.71620334620724</text:p>
          </table:table-cell>
          <table:table-cell table:formula="of:=[.A24]+[.B24]+[.C24]" office:value-type="float" office:value="48.2837966537928" calcext:value-type="float">
            <text:p>48.2837966537928</text:p>
          </table:table-cell>
          <table:table-cell table:formula="of:=SQRT(3*[.E24]*[.F24]*[.G24]/[.H24])/2" office:value-type="float" office:value="2.85810167310362" calcext:value-type="float">
            <text:p>2.85810167310362</text:p>
          </table:table-cell>
          <table:table-cell table:number-columns-repeated="5"/>
        </table:table-row>
        <table:table-row table:style-name="ro1">
          <table:table-cell table:formula="of:=[.A24]" office:value-type="float" office:value="4" calcext:value-type="float">
            <text:p>4</text:p>
          </table:table-cell>
          <table:table-cell table:formula="of:=[.B24]+1" office:value-type="float" office:value="24" calcext:value-type="float">
            <text:p>24</text:p>
          </table:table-cell>
          <table:table-cell table:formula="of:=SQRT([.A25]*[.A25]+[.B25]*[.B25]-[.A25]*[.B25])" office:value-type="float" office:value="22.2710574513201" calcext:value-type="float">
            <text:p>22.2710574513201</text:p>
          </table:table-cell>
          <table:table-cell/>
          <table:table-cell table:formula="of:=[.C25]+[.A25]-[.B25]" office:value-type="float" office:value="2.27105745132009" calcext:value-type="float">
            <text:p>2.27105745132009</text:p>
          </table:table-cell>
          <table:table-cell table:formula="of:=[.C25]+[.B25]-[.A25]" office:value-type="float" office:value="42.2710574513201" calcext:value-type="float">
            <text:p>42.2710574513201</text:p>
          </table:table-cell>
          <table:table-cell table:formula="of:=[.A25]+[.B25]-[.C25]" office:value-type="float" office:value="5.72894254867991" calcext:value-type="float">
            <text:p>5.72894254867991</text:p>
          </table:table-cell>
          <table:table-cell table:formula="of:=[.A25]+[.B25]+[.C25]" office:value-type="float" office:value="50.2710574513201" calcext:value-type="float">
            <text:p>50.2710574513201</text:p>
          </table:table-cell>
          <table:table-cell table:formula="of:=SQRT(3*[.E25]*[.F25]*[.G25]/[.H25])/2" office:value-type="float" office:value="2.86447127433996" calcext:value-type="float">
            <text:p>2.86447127433996</text:p>
          </table:table-cell>
          <table:table-cell table:number-columns-repeated="5"/>
        </table:table-row>
        <table:table-row table:style-name="ro1">
          <table:table-cell table:formula="of:=[.A25]" office:value-type="float" office:value="4" calcext:value-type="float">
            <text:p>4</text:p>
          </table:table-cell>
          <table:table-cell table:formula="of:=[.B25]+1" office:value-type="float" office:value="25" calcext:value-type="float">
            <text:p>25</text:p>
          </table:table-cell>
          <table:table-cell table:formula="of:=SQRT([.A26]*[.A26]+[.B26]*[.B26]-[.A26]*[.B26])" office:value-type="float" office:value="23.259406699226" calcext:value-type="float">
            <text:p>23.259406699226</text:p>
          </table:table-cell>
          <table:table-cell/>
          <table:table-cell table:formula="of:=[.C26]+[.A26]-[.B26]" office:value-type="float" office:value="2.25940669922602" calcext:value-type="float">
            <text:p>2.25940669922602</text:p>
          </table:table-cell>
          <table:table-cell table:formula="of:=[.C26]+[.B26]-[.A26]" office:value-type="float" office:value="44.259406699226" calcext:value-type="float">
            <text:p>44.259406699226</text:p>
          </table:table-cell>
          <table:table-cell table:formula="of:=[.A26]+[.B26]-[.C26]" office:value-type="float" office:value="5.74059330077398" calcext:value-type="float">
            <text:p>5.74059330077398</text:p>
          </table:table-cell>
          <table:table-cell table:formula="of:=[.A26]+[.B26]+[.C26]" office:value-type="float" office:value="52.259406699226" calcext:value-type="float">
            <text:p>52.259406699226</text:p>
          </table:table-cell>
          <table:table-cell table:formula="of:=SQRT(3*[.E26]*[.F26]*[.G26]/[.H26])/2" office:value-type="float" office:value="2.87029665038699" calcext:value-type="float">
            <text:p>2.87029665038699</text:p>
          </table:table-cell>
          <table:table-cell table:number-columns-repeated="5"/>
        </table:table-row>
        <table:table-row table:style-name="ro1">
          <table:table-cell table:formula="of:=[.A26]" office:value-type="float" office:value="4" calcext:value-type="float">
            <text:p>4</text:p>
          </table:table-cell>
          <table:table-cell table:formula="of:=[.B26]+1" office:value-type="float" office:value="26" calcext:value-type="float">
            <text:p>26</text:p>
          </table:table-cell>
          <table:table-cell table:formula="of:=SQRT([.A27]*[.A27]+[.B27]*[.B27]-[.A27]*[.B27])" office:value-type="float" office:value="24.2487113059643" calcext:value-type="float">
            <text:p>24.2487113059643</text:p>
          </table:table-cell>
          <table:table-cell/>
          <table:table-cell table:formula="of:=[.C27]+[.A27]-[.B27]" office:value-type="float" office:value="2.24871130596428" calcext:value-type="float">
            <text:p>2.24871130596428</text:p>
          </table:table-cell>
          <table:table-cell table:formula="of:=[.C27]+[.B27]-[.A27]" office:value-type="float" office:value="46.2487113059643" calcext:value-type="float">
            <text:p>46.2487113059643</text:p>
          </table:table-cell>
          <table:table-cell table:formula="of:=[.A27]+[.B27]-[.C27]" office:value-type="float" office:value="5.75128869403572" calcext:value-type="float">
            <text:p>5.75128869403572</text:p>
          </table:table-cell>
          <table:table-cell table:formula="of:=[.A27]+[.B27]+[.C27]" office:value-type="float" office:value="54.2487113059643" calcext:value-type="float">
            <text:p>54.2487113059643</text:p>
          </table:table-cell>
          <table:table-cell table:formula="of:=SQRT(3*[.E27]*[.F27]*[.G27]/[.H27])/2" office:value-type="float" office:value="2.87564434701786" calcext:value-type="float">
            <text:p>2.87564434701786</text:p>
          </table:table-cell>
          <table:table-cell table:number-columns-repeated="3"/>
          <table:table-cell office:value-type="string" calcext:value-type="string">
            <text:p>1,1,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27]" office:value-type="float" office:value="4" calcext:value-type="float">
            <text:p>4</text:p>
          </table:table-cell>
          <table:table-cell table:formula="of:=[.B27]+1" office:value-type="float" office:value="27" calcext:value-type="float">
            <text:p>27</text:p>
          </table:table-cell>
          <table:table-cell table:formula="of:=SQRT([.A28]*[.A28]+[.B28]*[.B28]-[.A28]*[.B28])" office:value-type="float" office:value="25.2388589282479" calcext:value-type="float">
            <text:p>25.2388589282479</text:p>
          </table:table-cell>
          <table:table-cell/>
          <table:table-cell table:formula="of:=[.C28]+[.A28]-[.B28]" office:value-type="float" office:value="2.23885892824793" calcext:value-type="float">
            <text:p>2.23885892824793</text:p>
          </table:table-cell>
          <table:table-cell table:formula="of:=[.C28]+[.B28]-[.A28]" office:value-type="float" office:value="48.2388589282479" calcext:value-type="float">
            <text:p>48.2388589282479</text:p>
          </table:table-cell>
          <table:table-cell table:formula="of:=[.A28]+[.B28]-[.C28]" office:value-type="float" office:value="5.76114107175208" calcext:value-type="float">
            <text:p>5.76114107175208</text:p>
          </table:table-cell>
          <table:table-cell table:formula="of:=[.A28]+[.B28]+[.C28]" office:value-type="float" office:value="56.2388589282479" calcext:value-type="float">
            <text:p>56.2388589282479</text:p>
          </table:table-cell>
          <table:table-cell table:formula="of:=SQRT(3*[.E28]*[.F28]*[.G28]/[.H28])/2" office:value-type="float" office:value="2.88057053587604" calcext:value-type="float">
            <text:p>2.88057053587604</text:p>
          </table:table-cell>
          <table:table-cell table:number-columns-repeated="3"/>
          <table:table-cell office:value-type="string" calcext:value-type="string">
            <text:p>2,2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table:formula="of:=[.B28]+1" office:value-type="float" office:value="28" calcext:value-type="float">
            <text:p>28</text:p>
          </table:table-cell>
          <table:table-cell table:formula="of:=SQRT([.A29]*[.A29]+[.B29]*[.B29]-[.A29]*[.B29])" office:value-type="float" office:value="26.229754097208" calcext:value-type="float">
            <text:p>26.229754097208</text:p>
          </table:table-cell>
          <table:table-cell/>
          <table:table-cell table:formula="of:=[.C29]+[.A29]-[.B29]" office:value-type="float" office:value="2.229754097208" calcext:value-type="float">
            <text:p>2.229754097208</text:p>
          </table:table-cell>
          <table:table-cell table:formula="of:=[.C29]+[.B29]-[.A29]" office:value-type="float" office:value="50.229754097208" calcext:value-type="float">
            <text:p>50.229754097208</text:p>
          </table:table-cell>
          <table:table-cell table:formula="of:=[.A29]+[.B29]-[.C29]" office:value-type="float" office:value="5.770245902792" calcext:value-type="float">
            <text:p>5.770245902792</text:p>
          </table:table-cell>
          <table:table-cell table:formula="of:=[.A29]+[.B29]+[.C29]" office:value-type="float" office:value="58.229754097208" calcext:value-type="float">
            <text:p>58.229754097208</text:p>
          </table:table-cell>
          <table:table-cell table:formula="of:=SQRT(3*[.E29]*[.F29]*[.G29]/[.H29])/2" office:value-type="float" office:value="2.885122951396" calcext:value-type="float">
            <text:p>2.885122951396</text:p>
          </table:table-cell>
          <table:table-cell table:number-columns-repeated="3"/>
          <table:table-cell office:value-type="string" calcext:value-type="string">
            <text:p>3,3,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29]" office:value-type="float" office:value="4" calcext:value-type="float">
            <text:p>4</text:p>
          </table:table-cell>
          <table:table-cell table:formula="of:=[.B29]+1" office:value-type="float" office:value="29" calcext:value-type="float">
            <text:p>29</text:p>
          </table:table-cell>
          <table:table-cell table:formula="of:=SQRT([.A30]*[.A30]+[.B30]*[.B30]-[.A30]*[.B30])" office:value-type="float" office:value="27.2213151776324" calcext:value-type="float">
            <text:p>27.2213151776324</text:p>
          </table:table-cell>
          <table:table-cell/>
          <table:table-cell table:formula="of:=[.C30]+[.A30]-[.B30]" office:value-type="float" office:value="2.2213151776324" calcext:value-type="float">
            <text:p>2.2213151776324</text:p>
          </table:table-cell>
          <table:table-cell table:formula="of:=[.C30]+[.B30]-[.A30]" office:value-type="float" office:value="52.2213151776324" calcext:value-type="float">
            <text:p>52.2213151776324</text:p>
          </table:table-cell>
          <table:table-cell table:formula="of:=[.A30]+[.B30]-[.C30]" office:value-type="float" office:value="5.7786848223676" calcext:value-type="float">
            <text:p>5.7786848223676</text:p>
          </table:table-cell>
          <table:table-cell table:formula="of:=[.A30]+[.B30]+[.C30]" office:value-type="float" office:value="60.2213151776324" calcext:value-type="float">
            <text:p>60.2213151776324</text:p>
          </table:table-cell>
          <table:table-cell table:formula="of:=SQRT(3*[.E30]*[.F30]*[.G30]/[.H30])/2" office:value-type="float" office:value="2.8893424111838" calcext:value-type="float">
            <text:p>2.8893424111838</text:p>
          </table:table-cell>
          <table:table-cell table:number-columns-repeated="3"/>
          <table:table-cell office:value-type="string" calcext:value-type="string">
            <text:p>4,4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" office:value-type="float" office:value="4" calcext:value-type="float">
            <text:p>4</text:p>
          </table:table-cell>
          <table:table-cell table:formula="of:=[.B30]+1" office:value-type="float" office:value="30" calcext:value-type="float">
            <text:p>30</text:p>
          </table:table-cell>
          <table:table-cell table:formula="of:=SQRT([.A31]*[.A31]+[.B31]*[.B31]-[.A31]*[.B31])" office:value-type="float" office:value="28.2134719593318" calcext:value-type="float">
            <text:p>28.2134719593318</text:p>
          </table:table-cell>
          <table:table-cell/>
          <table:table-cell table:formula="of:=[.C31]+[.A31]-[.B31]" office:value-type="float" office:value="2.21347195933177" calcext:value-type="float">
            <text:p>2.21347195933177</text:p>
          </table:table-cell>
          <table:table-cell table:formula="of:=[.C31]+[.B31]-[.A31]" office:value-type="float" office:value="54.2134719593318" calcext:value-type="float">
            <text:p>54.2134719593318</text:p>
          </table:table-cell>
          <table:table-cell table:formula="of:=[.A31]+[.B31]-[.C31]" office:value-type="float" office:value="5.78652804066823" calcext:value-type="float">
            <text:p>5.78652804066823</text:p>
          </table:table-cell>
          <table:table-cell table:formula="of:=[.A31]+[.B31]+[.C31]" office:value-type="float" office:value="62.2134719593318" calcext:value-type="float">
            <text:p>62.2134719593318</text:p>
          </table:table-cell>
          <table:table-cell table:formula="of:=SQRT(3*[.E31]*[.F31]*[.G31]/[.H31])/2" office:value-type="float" office:value="2.89326402033412" calcext:value-type="float">
            <text:p>2.89326402033412</text:p>
          </table:table-cell>
          <table:table-cell table:number-columns-repeated="5"/>
        </table:table-row>
        <table:table-row table:style-name="ro1">
          <table:table-cell table:formula="of:=[.A31]" office:value-type="float" office:value="4" calcext:value-type="float">
            <text:p>4</text:p>
          </table:table-cell>
          <table:table-cell table:formula="of:=[.B31]+1" office:value-type="float" office:value="31" calcext:value-type="float">
            <text:p>31</text:p>
          </table:table-cell>
          <table:table-cell table:formula="of:=SQRT([.A32]*[.A32]+[.B32]*[.B32]-[.A32]*[.B32])" office:value-type="float" office:value="29.2061637330205" calcext:value-type="float">
            <text:p>29.2061637330205</text:p>
          </table:table-cell>
          <table:table-cell/>
          <table:table-cell table:formula="of:=[.C32]+[.A32]-[.B32]" office:value-type="float" office:value="2.20616373302047" calcext:value-type="float">
            <text:p>2.20616373302047</text:p>
          </table:table-cell>
          <table:table-cell table:formula="of:=[.C32]+[.B32]-[.A32]" office:value-type="float" office:value="56.2061637330205" calcext:value-type="float">
            <text:p>56.2061637330205</text:p>
          </table:table-cell>
          <table:table-cell table:formula="of:=[.A32]+[.B32]-[.C32]" office:value-type="float" office:value="5.79383626697953" calcext:value-type="float">
            <text:p>5.79383626697953</text:p>
          </table:table-cell>
          <table:table-cell table:formula="of:=[.A32]+[.B32]+[.C32]" office:value-type="float" office:value="64.2061637330205" calcext:value-type="float">
            <text:p>64.2061637330205</text:p>
          </table:table-cell>
          <table:table-cell table:formula="of:=SQRT(3*[.E32]*[.F32]*[.G32]/[.H32])/2" office:value-type="float" office:value="2.89691813348977" calcext:value-type="float">
            <text:p>2.89691813348977</text:p>
          </table:table-cell>
          <table:table-cell table:number-columns-repeated="5"/>
        </table:table-row>
        <table:table-row table:style-name="ro1">
          <table:table-cell table:formula="of:=[.A32]" office:value-type="float" office:value="4" calcext:value-type="float">
            <text:p>4</text:p>
          </table:table-cell>
          <table:table-cell table:formula="of:=[.B32]+1" office:value-type="float" office:value="32" calcext:value-type="float">
            <text:p>32</text:p>
          </table:table-cell>
          <table:table-cell table:formula="of:=SQRT([.A33]*[.A33]+[.B33]*[.B33]-[.A33]*[.B33])" office:value-type="float" office:value="30.199337741083" calcext:value-type="float">
            <text:p>30.199337741083</text:p>
          </table:table-cell>
          <table:table-cell/>
          <table:table-cell table:formula="of:=[.C33]+[.A33]-[.B33]" office:value-type="float" office:value="2.199337741083" calcext:value-type="float">
            <text:p>2.199337741083</text:p>
          </table:table-cell>
          <table:table-cell table:formula="of:=[.C33]+[.B33]-[.A33]" office:value-type="float" office:value="58.199337741083" calcext:value-type="float">
            <text:p>58.199337741083</text:p>
          </table:table-cell>
          <table:table-cell table:formula="of:=[.A33]+[.B33]-[.C33]" office:value-type="float" office:value="5.800662258917" calcext:value-type="float">
            <text:p>5.800662258917</text:p>
          </table:table-cell>
          <table:table-cell table:formula="of:=[.A33]+[.B33]+[.C33]" office:value-type="float" office:value="66.199337741083" calcext:value-type="float">
            <text:p>66.199337741083</text:p>
          </table:table-cell>
          <table:table-cell table:formula="of:=SQRT(3*[.E33]*[.F33]*[.G33]/[.H33])/2" office:value-type="float" office:value="2.9003311294585" calcext:value-type="float">
            <text:p>2.9003311294585</text:p>
          </table:table-cell>
          <table:table-cell table:number-columns-repeated="5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table:formula="of:=[.B33]+1" office:value-type="float" office:value="33" calcext:value-type="float">
            <text:p>33</text:p>
          </table:table-cell>
          <table:table-cell table:formula="of:=SQRT([.A34]*[.A34]+[.B34]*[.B34]-[.A34]*[.B34])" office:value-type="float" office:value="31.1929479209644" calcext:value-type="float">
            <text:p>31.1929479209644</text:p>
          </table:table-cell>
          <table:table-cell/>
          <table:table-cell table:formula="of:=[.C34]+[.A34]-[.B34]" office:value-type="float" office:value="2.19294792096444" calcext:value-type="float">
            <text:p>2.19294792096444</text:p>
          </table:table-cell>
          <table:table-cell table:formula="of:=[.C34]+[.B34]-[.A34]" office:value-type="float" office:value="60.1929479209644" calcext:value-type="float">
            <text:p>60.1929479209644</text:p>
          </table:table-cell>
          <table:table-cell table:formula="of:=[.A34]+[.B34]-[.C34]" office:value-type="float" office:value="5.80705207903556" calcext:value-type="float">
            <text:p>5.80705207903556</text:p>
          </table:table-cell>
          <table:table-cell table:formula="of:=[.A34]+[.B34]+[.C34]" office:value-type="float" office:value="68.1929479209644" calcext:value-type="float">
            <text:p>68.1929479209644</text:p>
          </table:table-cell>
          <table:table-cell table:formula="of:=SQRT(3*[.E34]*[.F34]*[.G34]/[.H34])/2" office:value-type="float" office:value="2.90352603951778" calcext:value-type="float">
            <text:p>2.90352603951778</text:p>
          </table:table-cell>
          <table:table-cell table:number-columns-repeated="5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table:formula="of:=[.B34]+1" office:value-type="float" office:value="34" calcext:value-type="float">
            <text:p>34</text:p>
          </table:table-cell>
          <table:table-cell table:formula="of:=SQRT([.A35]*[.A35]+[.B35]*[.B35]-[.A35]*[.B35])" office:value-type="float" office:value="32.1869538788622" calcext:value-type="float">
            <text:p>32.1869538788622</text:p>
          </table:table-cell>
          <table:table-cell/>
          <table:table-cell table:formula="of:=[.C35]+[.A35]-[.B35]" office:value-type="float" office:value="2.18695387886216" calcext:value-type="float">
            <text:p>2.18695387886216</text:p>
          </table:table-cell>
          <table:table-cell table:formula="of:=[.C35]+[.B35]-[.A35]" office:value-type="float" office:value="62.1869538788622" calcext:value-type="float">
            <text:p>62.1869538788622</text:p>
          </table:table-cell>
          <table:table-cell table:formula="of:=[.A35]+[.B35]-[.C35]" office:value-type="float" office:value="5.81304612113784" calcext:value-type="float">
            <text:p>5.81304612113784</text:p>
          </table:table-cell>
          <table:table-cell table:formula="of:=[.A35]+[.B35]+[.C35]" office:value-type="float" office:value="70.1869538788622" calcext:value-type="float">
            <text:p>70.1869538788622</text:p>
          </table:table-cell>
          <table:table-cell table:formula="of:=SQRT(3*[.E35]*[.F35]*[.G35]/[.H35])/2" office:value-type="float" office:value="2.90652306056892" calcext:value-type="float">
            <text:p>2.90652306056892</text:p>
          </table:table-cell>
          <table:table-cell table:number-columns-repeated="5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table:formula="of:=[.B35]+1" office:value-type="float" office:value="35" calcext:value-type="float">
            <text:p>35</text:p>
          </table:table-cell>
          <table:table-cell table:formula="of:=SQRT([.A36]*[.A36]+[.B36]*[.B36]-[.A36]*[.B36])" office:value-type="float" office:value="33.1813200460741" calcext:value-type="float">
            <text:p>33.1813200460741</text:p>
          </table:table-cell>
          <table:table-cell/>
          <table:table-cell table:formula="of:=[.C36]+[.A36]-[.B36]" office:value-type="float" office:value="2.18132004607411" calcext:value-type="float">
            <text:p>2.18132004607411</text:p>
          </table:table-cell>
          <table:table-cell table:formula="of:=[.C36]+[.B36]-[.A36]" office:value-type="float" office:value="64.1813200460741" calcext:value-type="float">
            <text:p>64.1813200460741</text:p>
          </table:table-cell>
          <table:table-cell table:formula="of:=[.A36]+[.B36]-[.C36]" office:value-type="float" office:value="5.81867995392589" calcext:value-type="float">
            <text:p>5.81867995392589</text:p>
          </table:table-cell>
          <table:table-cell table:formula="of:=[.A36]+[.B36]+[.C36]" office:value-type="float" office:value="72.1813200460741" calcext:value-type="float">
            <text:p>72.1813200460741</text:p>
          </table:table-cell>
          <table:table-cell table:formula="of:=SQRT(3*[.E36]*[.F36]*[.G36]/[.H36])/2" office:value-type="float" office:value="2.90933997696294" calcext:value-type="float">
            <text:p>2.90933997696294</text:p>
          </table:table-cell>
          <table:table-cell table:number-columns-repeated="5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table:formula="of:=[.B36]+1" office:value-type="float" office:value="36" calcext:value-type="float">
            <text:p>36</text:p>
          </table:table-cell>
          <table:table-cell table:formula="of:=SQRT([.A37]*[.A37]+[.B37]*[.B37]-[.A37]*[.B37])" office:value-type="float" office:value="34.1760149812701" calcext:value-type="float">
            <text:p>34.1760149812701</text:p>
          </table:table-cell>
          <table:table-cell/>
          <table:table-cell table:formula="of:=[.C37]+[.A37]-[.B37]" office:value-type="float" office:value="2.17601498127012" calcext:value-type="float">
            <text:p>2.17601498127012</text:p>
          </table:table-cell>
          <table:table-cell table:formula="of:=[.C37]+[.B37]-[.A37]" office:value-type="float" office:value="66.1760149812701" calcext:value-type="float">
            <text:p>66.1760149812701</text:p>
          </table:table-cell>
          <table:table-cell table:formula="of:=[.A37]+[.B37]-[.C37]" office:value-type="float" office:value="5.82398501872988" calcext:value-type="float">
            <text:p>5.82398501872988</text:p>
          </table:table-cell>
          <table:table-cell table:formula="of:=[.A37]+[.B37]+[.C37]" office:value-type="float" office:value="74.1760149812701" calcext:value-type="float">
            <text:p>74.1760149812701</text:p>
          </table:table-cell>
          <table:table-cell table:formula="of:=SQRT(3*[.E37]*[.F37]*[.G37]/[.H37])/2" office:value-type="float" office:value="2.91199250936494" calcext:value-type="float">
            <text:p>2.91199250936494</text:p>
          </table:table-cell>
          <table:table-cell table:number-columns-repeated="5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table:formula="of:=[.B37]+1" office:value-type="float" office:value="37" calcext:value-type="float">
            <text:p>37</text:p>
          </table:table-cell>
          <table:table-cell table:formula="of:=SQRT([.A38]*[.A38]+[.B38]*[.B38]-[.A38]*[.B38])" office:value-type="float" office:value="35.171010790138" calcext:value-type="float">
            <text:p>35.171010790138</text:p>
          </table:table-cell>
          <table:table-cell/>
          <table:table-cell table:formula="of:=[.C38]+[.A38]-[.B38]" office:value-type="float" office:value="2.17101079013795" calcext:value-type="float">
            <text:p>2.17101079013795</text:p>
          </table:table-cell>
          <table:table-cell table:formula="of:=[.C38]+[.B38]-[.A38]" office:value-type="float" office:value="68.171010790138" calcext:value-type="float">
            <text:p>68.171010790138</text:p>
          </table:table-cell>
          <table:table-cell table:formula="of:=[.A38]+[.B38]-[.C38]" office:value-type="float" office:value="5.82898920986205" calcext:value-type="float">
            <text:p>5.82898920986205</text:p>
          </table:table-cell>
          <table:table-cell table:formula="of:=[.A38]+[.B38]+[.C38]" office:value-type="float" office:value="76.171010790138" calcext:value-type="float">
            <text:p>76.171010790138</text:p>
          </table:table-cell>
          <table:table-cell table:formula="of:=SQRT(3*[.E38]*[.F38]*[.G38]/[.H38])/2" office:value-type="float" office:value="2.91449460493103" calcext:value-type="float">
            <text:p>2.91449460493103</text:p>
          </table:table-cell>
          <table:table-cell table:number-columns-repeated="5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table:formula="of:=[.B38]+1" office:value-type="float" office:value="38" calcext:value-type="float">
            <text:p>38</text:p>
          </table:table-cell>
          <table:table-cell table:formula="of:=SQRT([.A39]*[.A39]+[.B39]*[.B39]-[.A39]*[.B39])" office:value-type="float" office:value="36.1662826400503" calcext:value-type="float">
            <text:p>36.1662826400503</text:p>
          </table:table-cell>
          <table:table-cell/>
          <table:table-cell table:formula="of:=[.C39]+[.A39]-[.B39]" office:value-type="float" office:value="2.16628264005025" calcext:value-type="float">
            <text:p>2.16628264005025</text:p>
          </table:table-cell>
          <table:table-cell table:formula="of:=[.C39]+[.B39]-[.A39]" office:value-type="float" office:value="70.1662826400502" calcext:value-type="float">
            <text:p>70.1662826400502</text:p>
          </table:table-cell>
          <table:table-cell table:formula="of:=[.A39]+[.B39]-[.C39]" office:value-type="float" office:value="5.83371735994975" calcext:value-type="float">
            <text:p>5.83371735994975</text:p>
          </table:table-cell>
          <table:table-cell table:formula="of:=[.A39]+[.B39]+[.C39]" office:value-type="float" office:value="78.1662826400502" calcext:value-type="float">
            <text:p>78.1662826400502</text:p>
          </table:table-cell>
          <table:table-cell table:formula="of:=SQRT(3*[.E39]*[.F39]*[.G39]/[.H39])/2" office:value-type="float" office:value="2.91685867997488" calcext:value-type="float">
            <text:p>2.91685867997488</text:p>
          </table:table-cell>
          <table:table-cell table:number-columns-repeated="5"/>
        </table:table-row>
        <table:table-row table:style-name="ro1">
          <table:table-cell table:formula="of:=[.A39]" office:value-type="float" office:value="4" calcext:value-type="float">
            <text:p>4</text:p>
          </table:table-cell>
          <table:table-cell table:formula="of:=[.B39]+1" office:value-type="float" office:value="39" calcext:value-type="float">
            <text:p>39</text:p>
          </table:table-cell>
          <table:table-cell table:formula="of:=SQRT([.A40]*[.A40]+[.B40]*[.B40]-[.A40]*[.B40])" office:value-type="float" office:value="37.1618083521241" calcext:value-type="float">
            <text:p>37.1618083521241</text:p>
          </table:table-cell>
          <table:table-cell/>
          <table:table-cell table:formula="of:=[.C40]+[.A40]-[.B40]" office:value-type="float" office:value="2.16180835212409" calcext:value-type="float">
            <text:p>2.16180835212409</text:p>
          </table:table-cell>
          <table:table-cell table:formula="of:=[.C40]+[.B40]-[.A40]" office:value-type="float" office:value="72.1618083521241" calcext:value-type="float">
            <text:p>72.1618083521241</text:p>
          </table:table-cell>
          <table:table-cell table:formula="of:=[.A40]+[.B40]-[.C40]" office:value-type="float" office:value="5.83819164787591" calcext:value-type="float">
            <text:p>5.83819164787591</text:p>
          </table:table-cell>
          <table:table-cell table:formula="of:=[.A40]+[.B40]+[.C40]" office:value-type="float" office:value="80.1618083521241" calcext:value-type="float">
            <text:p>80.1618083521241</text:p>
          </table:table-cell>
          <table:table-cell table:formula="of:=SQRT(3*[.E40]*[.F40]*[.G40]/[.H40])/2" office:value-type="float" office:value="2.91909582393795" calcext:value-type="float">
            <text:p>2.91909582393795</text:p>
          </table:table-cell>
          <table:table-cell table:number-columns-repeated="5"/>
        </table:table-row>
        <table:table-row table:style-name="ro1">
          <table:table-cell table:formula="of:=[.A40]" office:value-type="float" office:value="4" calcext:value-type="float">
            <text:p>4</text:p>
          </table:table-cell>
          <table:table-cell table:formula="of:=[.B40]+1" office:value-type="float" office:value="40" calcext:value-type="float">
            <text:p>40</text:p>
          </table:table-cell>
          <table:table-cell table:formula="of:=SQRT([.A41]*[.A41]+[.B41]*[.B41]-[.A41]*[.B41])" office:value-type="float" office:value="38.1575680566778" calcext:value-type="float">
            <text:p>38.1575680566778</text:p>
          </table:table-cell>
          <table:table-cell/>
          <table:table-cell table:formula="of:=[.C41]+[.A41]-[.B41]" office:value-type="float" office:value="2.15756805667782" calcext:value-type="float">
            <text:p>2.15756805667782</text:p>
          </table:table-cell>
          <table:table-cell table:formula="of:=[.C41]+[.B41]-[.A41]" office:value-type="float" office:value="74.1575680566778" calcext:value-type="float">
            <text:p>74.1575680566778</text:p>
          </table:table-cell>
          <table:table-cell table:formula="of:=[.A41]+[.B41]-[.C41]" office:value-type="float" office:value="5.84243194332218" calcext:value-type="float">
            <text:p>5.84243194332218</text:p>
          </table:table-cell>
          <table:table-cell table:formula="of:=[.A41]+[.B41]+[.C41]" office:value-type="float" office:value="82.1575680566778" calcext:value-type="float">
            <text:p>82.1575680566778</text:p>
          </table:table-cell>
          <table:table-cell table:formula="of:=SQRT(3*[.E41]*[.F41]*[.G41]/[.H41])/2" office:value-type="float" office:value="2.92121597166109" calcext:value-type="float">
            <text:p>2.92121597166109</text:p>
          </table:table-cell>
          <table:table-cell table:number-columns-repeated="5"/>
        </table:table-row>
        <table:table-row table:style-name="ro1">
          <table:table-cell table:formula="of:=[.A41]" office:value-type="float" office:value="4" calcext:value-type="float">
            <text:p>4</text:p>
          </table:table-cell>
          <table:table-cell table:formula="of:=[.B41]+1" office:value-type="float" office:value="41" calcext:value-type="float">
            <text:p>41</text:p>
          </table:table-cell>
          <table:table-cell table:formula="of:=SQRT([.A42]*[.A42]+[.B42]*[.B42]-[.A42]*[.B42])" office:value-type="float" office:value="39.1535439009038" calcext:value-type="float">
            <text:p>39.1535439009038</text:p>
          </table:table-cell>
          <table:table-cell/>
          <table:table-cell table:formula="of:=[.C42]+[.A42]-[.B42]" office:value-type="float" office:value="2.15354390090378" calcext:value-type="float">
            <text:p>2.15354390090378</text:p>
          </table:table-cell>
          <table:table-cell table:formula="of:=[.C42]+[.B42]-[.A42]" office:value-type="float" office:value="76.1535439009038" calcext:value-type="float">
            <text:p>76.1535439009038</text:p>
          </table:table-cell>
          <table:table-cell table:formula="of:=[.A42]+[.B42]-[.C42]" office:value-type="float" office:value="5.84645609909622" calcext:value-type="float">
            <text:p>5.84645609909622</text:p>
          </table:table-cell>
          <table:table-cell table:formula="of:=[.A42]+[.B42]+[.C42]" office:value-type="float" office:value="84.1535439009038" calcext:value-type="float">
            <text:p>84.1535439009038</text:p>
          </table:table-cell>
          <table:table-cell table:formula="of:=SQRT(3*[.E42]*[.F42]*[.G42]/[.H42])/2" office:value-type="float" office:value="2.92322804954811" calcext:value-type="float">
            <text:p>2.92322804954811</text:p>
          </table:table-cell>
          <table:table-cell table:number-columns-repeated="5"/>
        </table:table-row>
        <table:table-row table:style-name="ro1">
          <table:table-cell table:formula="of:=[.A42]" office:value-type="float" office:value="4" calcext:value-type="float">
            <text:p>4</text:p>
          </table:table-cell>
          <table:table-cell table:formula="of:=[.B42]+1" office:value-type="float" office:value="42" calcext:value-type="float">
            <text:p>42</text:p>
          </table:table-cell>
          <table:table-cell table:formula="of:=SQRT([.A43]*[.A43]+[.B43]*[.B43]-[.A43]*[.B43])" office:value-type="float" office:value="40.1497197997695" calcext:value-type="float">
            <text:p>40.1497197997695</text:p>
          </table:table-cell>
          <table:table-cell/>
          <table:table-cell table:formula="of:=[.C43]+[.A43]-[.B43]" office:value-type="float" office:value="2.14971979976946" calcext:value-type="float">
            <text:p>2.14971979976946</text:p>
          </table:table-cell>
          <table:table-cell table:formula="of:=[.C43]+[.B43]-[.A43]" office:value-type="float" office:value="78.1497197997695" calcext:value-type="float">
            <text:p>78.1497197997695</text:p>
          </table:table-cell>
          <table:table-cell table:formula="of:=[.A43]+[.B43]-[.C43]" office:value-type="float" office:value="5.85028020023054" calcext:value-type="float">
            <text:p>5.85028020023054</text:p>
          </table:table-cell>
          <table:table-cell table:formula="of:=[.A43]+[.B43]+[.C43]" office:value-type="float" office:value="86.1497197997695" calcext:value-type="float">
            <text:p>86.1497197997695</text:p>
          </table:table-cell>
          <table:table-cell table:formula="of:=SQRT(3*[.E43]*[.F43]*[.G43]/[.H43])/2" office:value-type="float" office:value="2.92514010011527" calcext:value-type="float">
            <text:p>2.92514010011527</text:p>
          </table:table-cell>
          <table:table-cell table:number-columns-repeated="5"/>
        </table:table-row>
        <table:table-row table:style-name="ro1">
          <table:table-cell table:formula="of:=[.A43]" office:value-type="float" office:value="4" calcext:value-type="float">
            <text:p>4</text:p>
          </table:table-cell>
          <table:table-cell table:formula="of:=[.B43]+1" office:value-type="float" office:value="43" calcext:value-type="float">
            <text:p>43</text:p>
          </table:table-cell>
          <table:table-cell table:formula="of:=SQRT([.A44]*[.A44]+[.B44]*[.B44]-[.A44]*[.B44])" office:value-type="float" office:value="41.146081222882" calcext:value-type="float">
            <text:p>41.146081222882</text:p>
          </table:table-cell>
          <table:table-cell/>
          <table:table-cell table:formula="of:=[.C44]+[.A44]-[.B44]" office:value-type="float" office:value="2.14608122288197" calcext:value-type="float">
            <text:p>2.14608122288197</text:p>
          </table:table-cell>
          <table:table-cell table:formula="of:=[.C44]+[.B44]-[.A44]" office:value-type="float" office:value="80.146081222882" calcext:value-type="float">
            <text:p>80.146081222882</text:p>
          </table:table-cell>
          <table:table-cell table:formula="of:=[.A44]+[.B44]-[.C44]" office:value-type="float" office:value="5.85391877711803" calcext:value-type="float">
            <text:p>5.85391877711803</text:p>
          </table:table-cell>
          <table:table-cell table:formula="of:=[.A44]+[.B44]+[.C44]" office:value-type="float" office:value="88.146081222882" calcext:value-type="float">
            <text:p>88.146081222882</text:p>
          </table:table-cell>
          <table:table-cell table:formula="of:=SQRT(3*[.E44]*[.F44]*[.G44]/[.H44])/2" office:value-type="float" office:value="2.92695938855902" calcext:value-type="float">
            <text:p>2.92695938855902</text:p>
          </table:table-cell>
          <table:table-cell table:number-columns-repeated="5"/>
        </table:table-row>
        <table:table-row table:style-name="ro1">
          <table:table-cell table:formula="of:=[.A44]" office:value-type="float" office:value="4" calcext:value-type="float">
            <text:p>4</text:p>
          </table:table-cell>
          <table:table-cell table:formula="of:=[.B44]+1" office:value-type="float" office:value="44" calcext:value-type="float">
            <text:p>44</text:p>
          </table:table-cell>
          <table:table-cell table:formula="of:=SQRT([.A45]*[.A45]+[.B45]*[.B45]-[.A45]*[.B45])" office:value-type="float" office:value="42.142615011411" calcext:value-type="float">
            <text:p>42.142615011411</text:p>
          </table:table-cell>
          <table:table-cell/>
          <table:table-cell table:formula="of:=[.C45]+[.A45]-[.B45]" office:value-type="float" office:value="2.14261501141095" calcext:value-type="float">
            <text:p>2.14261501141095</text:p>
          </table:table-cell>
          <table:table-cell table:formula="of:=[.C45]+[.B45]-[.A45]" office:value-type="float" office:value="82.142615011411" calcext:value-type="float">
            <text:p>82.142615011411</text:p>
          </table:table-cell>
          <table:table-cell table:formula="of:=[.A45]+[.B45]-[.C45]" office:value-type="float" office:value="5.85738498858905" calcext:value-type="float">
            <text:p>5.85738498858905</text:p>
          </table:table-cell>
          <table:table-cell table:formula="of:=[.A45]+[.B45]+[.C45]" office:value-type="float" office:value="90.142615011411" calcext:value-type="float">
            <text:p>90.142615011411</text:p>
          </table:table-cell>
          <table:table-cell table:formula="of:=SQRT(3*[.E45]*[.F45]*[.G45]/[.H45])/2" office:value-type="float" office:value="2.92869249429452" calcext:value-type="float">
            <text:p>2.92869249429452</text:p>
          </table:table-cell>
          <table:table-cell table:number-columns-repeated="5"/>
        </table:table-row>
        <table:table-row table:style-name="ro1">
          <table:table-cell table:formula="of:=[.A45]" office:value-type="float" office:value="4" calcext:value-type="float">
            <text:p>4</text:p>
          </table:table-cell>
          <table:table-cell table:formula="of:=[.B45]+1" office:value-type="float" office:value="45" calcext:value-type="float">
            <text:p>45</text:p>
          </table:table-cell>
          <table:table-cell table:formula="of:=SQRT([.A46]*[.A46]+[.B46]*[.B46]-[.A46]*[.B46])" office:value-type="float" office:value="43.139309220246" calcext:value-type="float">
            <text:p>43.139309220246</text:p>
          </table:table-cell>
          <table:table-cell/>
          <table:table-cell table:formula="of:=[.C46]+[.A46]-[.B46]" office:value-type="float" office:value="2.13930922024598" calcext:value-type="float">
            <text:p>2.13930922024598</text:p>
          </table:table-cell>
          <table:table-cell table:formula="of:=[.C46]+[.B46]-[.A46]" office:value-type="float" office:value="84.139309220246" calcext:value-type="float">
            <text:p>84.139309220246</text:p>
          </table:table-cell>
          <table:table-cell table:formula="of:=[.A46]+[.B46]-[.C46]" office:value-type="float" office:value="5.86069077975402" calcext:value-type="float">
            <text:p>5.86069077975402</text:p>
          </table:table-cell>
          <table:table-cell table:formula="of:=[.A46]+[.B46]+[.C46]" office:value-type="float" office:value="92.139309220246" calcext:value-type="float">
            <text:p>92.139309220246</text:p>
          </table:table-cell>
          <table:table-cell table:formula="of:=SQRT(3*[.E46]*[.F46]*[.G46]/[.H46])/2" office:value-type="float" office:value="2.93034538987701" calcext:value-type="float">
            <text:p>2.93034538987701</text:p>
          </table:table-cell>
          <table:table-cell table:number-columns-repeated="5"/>
        </table:table-row>
        <table:table-row table:style-name="ro1">
          <table:table-cell table:formula="of:=[.A46]" office:value-type="float" office:value="4" calcext:value-type="float">
            <text:p>4</text:p>
          </table:table-cell>
          <table:table-cell table:formula="of:=[.B46]+1" office:value-type="float" office:value="46" calcext:value-type="float">
            <text:p>46</text:p>
          </table:table-cell>
          <table:table-cell table:formula="of:=SQRT([.A47]*[.A47]+[.B47]*[.B47]-[.A47]*[.B47])" office:value-type="float" office:value="44.1361529814278" calcext:value-type="float">
            <text:p>44.1361529814278</text:p>
          </table:table-cell>
          <table:table-cell/>
          <table:table-cell table:formula="of:=[.C47]+[.A47]-[.B47]" office:value-type="float" office:value="2.13615298142782" calcext:value-type="float">
            <text:p>2.13615298142782</text:p>
          </table:table-cell>
          <table:table-cell table:formula="of:=[.C47]+[.B47]-[.A47]" office:value-type="float" office:value="86.1361529814278" calcext:value-type="float">
            <text:p>86.1361529814278</text:p>
          </table:table-cell>
          <table:table-cell table:formula="of:=[.A47]+[.B47]-[.C47]" office:value-type="float" office:value="5.86384701857218" calcext:value-type="float">
            <text:p>5.86384701857218</text:p>
          </table:table-cell>
          <table:table-cell table:formula="of:=[.A47]+[.B47]+[.C47]" office:value-type="float" office:value="94.1361529814278" calcext:value-type="float">
            <text:p>94.1361529814278</text:p>
          </table:table-cell>
          <table:table-cell table:formula="of:=SQRT(3*[.E47]*[.F47]*[.G47]/[.H47])/2" office:value-type="float" office:value="2.93192350928609" calcext:value-type="float">
            <text:p>2.93192350928609</text:p>
          </table:table-cell>
          <table:table-cell table:number-columns-repeated="5"/>
        </table:table-row>
        <table:table-row table:style-name="ro1">
          <table:table-cell table:formula="of:=[.A47]" office:value-type="float" office:value="4" calcext:value-type="float">
            <text:p>4</text:p>
          </table:table-cell>
          <table:table-cell table:formula="of:=[.B47]+1" office:value-type="float" office:value="47" calcext:value-type="float">
            <text:p>47</text:p>
          </table:table-cell>
          <table:table-cell table:formula="of:=SQRT([.A48]*[.A48]+[.B48]*[.B48]-[.A48]*[.B48])" office:value-type="float" office:value="45.133136385587" calcext:value-type="float">
            <text:p>45.133136385587</text:p>
          </table:table-cell>
          <table:table-cell/>
          <table:table-cell table:formula="of:=[.C48]+[.A48]-[.B48]" office:value-type="float" office:value="2.13313638558703" calcext:value-type="float">
            <text:p>2.13313638558703</text:p>
          </table:table-cell>
          <table:table-cell table:formula="of:=[.C48]+[.B48]-[.A48]" office:value-type="float" office:value="88.133136385587" calcext:value-type="float">
            <text:p>88.133136385587</text:p>
          </table:table-cell>
          <table:table-cell table:formula="of:=[.A48]+[.B48]-[.C48]" office:value-type="float" office:value="5.86686361441297" calcext:value-type="float">
            <text:p>5.86686361441297</text:p>
          </table:table-cell>
          <table:table-cell table:formula="of:=[.A48]+[.B48]+[.C48]" office:value-type="float" office:value="96.133136385587" calcext:value-type="float">
            <text:p>96.133136385587</text:p>
          </table:table-cell>
          <table:table-cell table:formula="of:=SQRT(3*[.E48]*[.F48]*[.G48]/[.H48])/2" office:value-type="float" office:value="2.93343180720648" calcext:value-type="float">
            <text:p>2.93343180720648</text:p>
          </table:table-cell>
          <table:table-cell table:number-columns-repeated="5"/>
        </table:table-row>
        <table:table-row table:style-name="ro1">
          <table:table-cell table:formula="of:=[.A48]" office:value-type="float" office:value="4" calcext:value-type="float">
            <text:p>4</text:p>
          </table:table-cell>
          <table:table-cell table:formula="of:=[.B48]+1" office:value-type="float" office:value="48" calcext:value-type="float">
            <text:p>48</text:p>
          </table:table-cell>
          <table:table-cell table:formula="of:=SQRT([.A49]*[.A49]+[.B49]*[.B49]-[.A49]*[.B49])" office:value-type="float" office:value="46.1302503786832" calcext:value-type="float">
            <text:p>46.1302503786832</text:p>
          </table:table-cell>
          <table:table-cell/>
          <table:table-cell table:formula="of:=[.C49]+[.A49]-[.B49]" office:value-type="float" office:value="2.13025037868319" calcext:value-type="float">
            <text:p>2.13025037868319</text:p>
          </table:table-cell>
          <table:table-cell table:formula="of:=[.C49]+[.B49]-[.A49]" office:value-type="float" office:value="90.1302503786832" calcext:value-type="float">
            <text:p>90.1302503786832</text:p>
          </table:table-cell>
          <table:table-cell table:formula="of:=[.A49]+[.B49]-[.C49]" office:value-type="float" office:value="5.86974962131681" calcext:value-type="float">
            <text:p>5.86974962131681</text:p>
          </table:table-cell>
          <table:table-cell table:formula="of:=[.A49]+[.B49]+[.C49]" office:value-type="float" office:value="98.1302503786832" calcext:value-type="float">
            <text:p>98.1302503786832</text:p>
          </table:table-cell>
          <table:table-cell table:formula="of:=SQRT(3*[.E49]*[.F49]*[.G49]/[.H49])/2" office:value-type="float" office:value="2.93487481065841" calcext:value-type="float">
            <text:p>2.93487481065841</text:p>
          </table:table-cell>
          <table:table-cell table:number-columns-repeated="5"/>
        </table:table-row>
        <table:table-row table:style-name="ro1">
          <table:table-cell table:formula="of:=[.A49]" office:value-type="float" office:value="4" calcext:value-type="float">
            <text:p>4</text:p>
          </table:table-cell>
          <table:table-cell table:formula="of:=[.B49]+1" office:value-type="float" office:value="49" calcext:value-type="float">
            <text:p>49</text:p>
          </table:table-cell>
          <table:table-cell table:formula="of:=SQRT([.A50]*[.A50]+[.B50]*[.B50]-[.A50]*[.B50])" office:value-type="float" office:value="47.1274866717927" calcext:value-type="float">
            <text:p>47.1274866717927</text:p>
          </table:table-cell>
          <table:table-cell/>
          <table:table-cell table:formula="of:=[.C50]+[.A50]-[.B50]" office:value-type="float" office:value="2.12748667179272" calcext:value-type="float">
            <text:p>2.12748667179272</text:p>
          </table:table-cell>
          <table:table-cell table:formula="of:=[.C50]+[.B50]-[.A50]" office:value-type="float" office:value="92.1274866717927" calcext:value-type="float">
            <text:p>92.1274866717927</text:p>
          </table:table-cell>
          <table:table-cell table:formula="of:=[.A50]+[.B50]-[.C50]" office:value-type="float" office:value="5.87251332820728" calcext:value-type="float">
            <text:p>5.87251332820728</text:p>
          </table:table-cell>
          <table:table-cell table:formula="of:=[.A50]+[.B50]+[.C50]" office:value-type="float" office:value="100.127486671793" calcext:value-type="float">
            <text:p>100.127486671793</text:p>
          </table:table-cell>
          <table:table-cell table:formula="of:=SQRT(3*[.E50]*[.F50]*[.G50]/[.H50])/2" office:value-type="float" office:value="2.93625666410364" calcext:value-type="float">
            <text:p>2.93625666410364</text:p>
          </table:table-cell>
          <table:table-cell table:number-columns-repeated="5"/>
        </table:table-row>
        <table:table-row table:style-name="ro1">
          <table:table-cell table:formula="of:=[.A50]" office:value-type="float" office:value="4" calcext:value-type="float">
            <text:p>4</text:p>
          </table:table-cell>
          <table:table-cell table:formula="of:=[.B50]+1" office:value-type="float" office:value="50" calcext:value-type="float">
            <text:p>50</text:p>
          </table:table-cell>
          <table:table-cell table:formula="of:=SQRT([.A51]*[.A51]+[.B51]*[.B51]-[.A51]*[.B51])" office:value-type="float" office:value="48.1248376620639" calcext:value-type="float">
            <text:p>48.1248376620639</text:p>
          </table:table-cell>
          <table:table-cell/>
          <table:table-cell table:formula="of:=[.C51]+[.A51]-[.B51]" office:value-type="float" office:value="2.12483766206386" calcext:value-type="float">
            <text:p>2.12483766206386</text:p>
          </table:table-cell>
          <table:table-cell table:formula="of:=[.C51]+[.B51]-[.A51]" office:value-type="float" office:value="94.1248376620639" calcext:value-type="float">
            <text:p>94.1248376620639</text:p>
          </table:table-cell>
          <table:table-cell table:formula="of:=[.A51]+[.B51]-[.C51]" office:value-type="float" office:value="5.87516233793614" calcext:value-type="float">
            <text:p>5.87516233793614</text:p>
          </table:table-cell>
          <table:table-cell table:formula="of:=[.A51]+[.B51]+[.C51]" office:value-type="float" office:value="102.124837662064" calcext:value-type="float">
            <text:p>102.124837662064</text:p>
          </table:table-cell>
          <table:table-cell table:formula="of:=SQRT(3*[.E51]*[.F51]*[.G51]/[.H51])/2" office:value-type="float" office:value="2.93758116896807" calcext:value-type="float">
            <text:p>2.93758116896807</text:p>
          </table:table-cell>
          <table:table-cell table:number-columns-repeated="5"/>
        </table:table-row>
        <table:table-row table:style-name="ro1">
          <table:table-cell table:formula="of:=[.A51]" office:value-type="float" office:value="4" calcext:value-type="float">
            <text:p>4</text:p>
          </table:table-cell>
          <table:table-cell table:formula="of:=[.B51]+1" office:value-type="float" office:value="51" calcext:value-type="float">
            <text:p>51</text:p>
          </table:table-cell>
          <table:table-cell table:formula="of:=SQRT([.A52]*[.A52]+[.B52]*[.B52]-[.A52]*[.B52])" office:value-type="float" office:value="49.1222963632605" calcext:value-type="float">
            <text:p>49.1222963632605</text:p>
          </table:table-cell>
          <table:table-cell/>
          <table:table-cell table:formula="of:=[.C52]+[.A52]-[.B52]" office:value-type="float" office:value="2.12229636326055" calcext:value-type="float">
            <text:p>2.12229636326055</text:p>
          </table:table-cell>
          <table:table-cell table:formula="of:=[.C52]+[.B52]-[.A52]" office:value-type="float" office:value="96.1222963632606" calcext:value-type="float">
            <text:p>96.1222963632606</text:p>
          </table:table-cell>
          <table:table-cell table:formula="of:=[.A52]+[.B52]-[.C52]" office:value-type="float" office:value="5.87770363673945" calcext:value-type="float">
            <text:p>5.87770363673945</text:p>
          </table:table-cell>
          <table:table-cell table:formula="of:=[.A52]+[.B52]+[.C52]" office:value-type="float" office:value="104.122296363261" calcext:value-type="float">
            <text:p>104.122296363261</text:p>
          </table:table-cell>
          <table:table-cell table:formula="of:=SQRT(3*[.E52]*[.F52]*[.G52]/[.H52])/2" office:value-type="float" office:value="2.93885181836973" calcext:value-type="float">
            <text:p>2.93885181836973</text:p>
          </table:table-cell>
          <table:table-cell table:number-columns-repeated="5"/>
        </table:table-row>
        <table:table-row table:style-name="ro1">
          <table:table-cell table:formula="of:=[.A52]" office:value-type="float" office:value="4" calcext:value-type="float">
            <text:p>4</text:p>
          </table:table-cell>
          <table:table-cell table:formula="of:=[.B52]+1" office:value-type="float" office:value="52" calcext:value-type="float">
            <text:p>52</text:p>
          </table:table-cell>
          <table:table-cell table:formula="of:=SQRT([.A53]*[.A53]+[.B53]*[.B53]-[.A53]*[.B53])" office:value-type="float" office:value="50.1198563445667" calcext:value-type="float">
            <text:p>50.1198563445667</text:p>
          </table:table-cell>
          <table:table-cell/>
          <table:table-cell table:formula="of:=[.C53]+[.A53]-[.B53]" office:value-type="float" office:value="2.11985634456667" calcext:value-type="float">
            <text:p>2.11985634456667</text:p>
          </table:table-cell>
          <table:table-cell table:formula="of:=[.C53]+[.B53]-[.A53]" office:value-type="float" office:value="98.1198563445667" calcext:value-type="float">
            <text:p>98.1198563445667</text:p>
          </table:table-cell>
          <table:table-cell table:formula="of:=[.A53]+[.B53]-[.C53]" office:value-type="float" office:value="5.88014365543333" calcext:value-type="float">
            <text:p>5.88014365543333</text:p>
          </table:table-cell>
          <table:table-cell table:formula="of:=[.A53]+[.B53]+[.C53]" office:value-type="float" office:value="106.119856344567" calcext:value-type="float">
            <text:p>106.119856344567</text:p>
          </table:table-cell>
          <table:table-cell table:formula="of:=SQRT(3*[.E53]*[.F53]*[.G53]/[.H53])/2" office:value-type="float" office:value="2.94007182771666" calcext:value-type="float">
            <text:p>2.94007182771666</text:p>
          </table:table-cell>
          <table:table-cell table:number-columns-repeated="5"/>
        </table:table-row>
        <table:table-row table:style-name="ro1">
          <table:table-cell table:formula="of:=[.A53]" office:value-type="float" office:value="4" calcext:value-type="float">
            <text:p>4</text:p>
          </table:table-cell>
          <table:table-cell table:formula="of:=[.B53]+1" office:value-type="float" office:value="53" calcext:value-type="float">
            <text:p>53</text:p>
          </table:table-cell>
          <table:table-cell table:formula="of:=SQRT([.A54]*[.A54]+[.B54]*[.B54]-[.A54]*[.B54])" office:value-type="float" office:value="51.1175116765282" calcext:value-type="float">
            <text:p>51.1175116765282</text:p>
          </table:table-cell>
          <table:table-cell/>
          <table:table-cell table:formula="of:=[.C54]+[.A54]-[.B54]" office:value-type="float" office:value="2.11751167652823" calcext:value-type="float">
            <text:p>2.11751167652823</text:p>
          </table:table-cell>
          <table:table-cell table:formula="of:=[.C54]+[.B54]-[.A54]" office:value-type="float" office:value="100.117511676528" calcext:value-type="float">
            <text:p>100.117511676528</text:p>
          </table:table-cell>
          <table:table-cell table:formula="of:=[.A54]+[.B54]-[.C54]" office:value-type="float" office:value="5.88248832347177" calcext:value-type="float">
            <text:p>5.88248832347177</text:p>
          </table:table-cell>
          <table:table-cell table:formula="of:=[.A54]+[.B54]+[.C54]" office:value-type="float" office:value="108.117511676528" calcext:value-type="float">
            <text:p>108.117511676528</text:p>
          </table:table-cell>
          <table:table-cell table:formula="of:=SQRT(3*[.E54]*[.F54]*[.G54]/[.H54])/2" office:value-type="float" office:value="2.94124416173589" calcext:value-type="float">
            <text:p>2.94124416173589</text:p>
          </table:table-cell>
          <table:table-cell table:number-columns-repeated="5"/>
        </table:table-row>
        <table:table-row table:style-name="ro1">
          <table:table-cell table:formula="of:=[.A54]" office:value-type="float" office:value="4" calcext:value-type="float">
            <text:p>4</text:p>
          </table:table-cell>
          <table:table-cell table:formula="of:=[.B54]+1" office:value-type="float" office:value="54" calcext:value-type="float">
            <text:p>54</text:p>
          </table:table-cell>
          <table:table-cell table:formula="of:=SQRT([.A55]*[.A55]+[.B55]*[.B55]-[.A55]*[.B55])" office:value-type="float" office:value="52.1152568831815" calcext:value-type="float">
            <text:p>52.1152568831815</text:p>
          </table:table-cell>
          <table:table-cell/>
          <table:table-cell table:formula="of:=[.C55]+[.A55]-[.B55]" office:value-type="float" office:value="2.11525688318153" calcext:value-type="float">
            <text:p>2.11525688318153</text:p>
          </table:table-cell>
          <table:table-cell table:formula="of:=[.C55]+[.B55]-[.A55]" office:value-type="float" office:value="102.115256883182" calcext:value-type="float">
            <text:p>102.115256883182</text:p>
          </table:table-cell>
          <table:table-cell table:formula="of:=[.A55]+[.B55]-[.C55]" office:value-type="float" office:value="5.88474311681847" calcext:value-type="float">
            <text:p>5.88474311681847</text:p>
          </table:table-cell>
          <table:table-cell table:formula="of:=[.A55]+[.B55]+[.C55]" office:value-type="float" office:value="110.115256883182" calcext:value-type="float">
            <text:p>110.115256883182</text:p>
          </table:table-cell>
          <table:table-cell table:formula="of:=SQRT(3*[.E55]*[.F55]*[.G55]/[.H55])/2" office:value-type="float" office:value="2.94237155840923" calcext:value-type="float">
            <text:p>2.94237155840923</text:p>
          </table:table-cell>
          <table:table-cell table:number-columns-repeated="5"/>
        </table:table-row>
        <table:table-row table:style-name="ro1">
          <table:table-cell table:formula="of:=[.A55]" office:value-type="float" office:value="4" calcext:value-type="float">
            <text:p>4</text:p>
          </table:table-cell>
          <table:table-cell table:formula="of:=[.B55]+1" office:value-type="float" office:value="55" calcext:value-type="float">
            <text:p>55</text:p>
          </table:table-cell>
          <table:table-cell table:formula="of:=SQRT([.A56]*[.A56]+[.B56]*[.B56]-[.A56]*[.B56])" office:value-type="float" office:value="53.113086899558" calcext:value-type="float">
            <text:p>53.113086899558</text:p>
          </table:table-cell>
          <table:table-cell/>
          <table:table-cell table:formula="of:=[.C56]+[.A56]-[.B56]" office:value-type="float" office:value="2.11308689955801" calcext:value-type="float">
            <text:p>2.11308689955801</text:p>
          </table:table-cell>
          <table:table-cell table:formula="of:=[.C56]+[.B56]-[.A56]" office:value-type="float" office:value="104.113086899558" calcext:value-type="float">
            <text:p>104.113086899558</text:p>
          </table:table-cell>
          <table:table-cell table:formula="of:=[.A56]+[.B56]-[.C56]" office:value-type="float" office:value="5.88691310044199" calcext:value-type="float">
            <text:p>5.88691310044199</text:p>
          </table:table-cell>
          <table:table-cell table:formula="of:=[.A56]+[.B56]+[.C56]" office:value-type="float" office:value="112.113086899558" calcext:value-type="float">
            <text:p>112.113086899558</text:p>
          </table:table-cell>
          <table:table-cell table:formula="of:=SQRT(3*[.E56]*[.F56]*[.G56]/[.H56])/2" office:value-type="float" office:value="2.943456550221" calcext:value-type="float">
            <text:p>2.943456550221</text:p>
          </table:table-cell>
          <table:table-cell table:number-columns-repeated="5"/>
        </table:table-row>
        <table:table-row table:style-name="ro1">
          <table:table-cell table:formula="of:=[.A56]" office:value-type="float" office:value="4" calcext:value-type="float">
            <text:p>4</text:p>
          </table:table-cell>
          <table:table-cell table:formula="of:=[.B56]+1" office:value-type="float" office:value="56" calcext:value-type="float">
            <text:p>56</text:p>
          </table:table-cell>
          <table:table-cell table:formula="of:=SQRT([.A57]*[.A57]+[.B57]*[.B57]-[.A57]*[.B57])" office:value-type="float" office:value="54.1109970338747" calcext:value-type="float">
            <text:p>54.1109970338747</text:p>
          </table:table-cell>
          <table:table-cell/>
          <table:table-cell table:formula="of:=[.C57]+[.A57]-[.B57]" office:value-type="float" office:value="2.11099703387473" calcext:value-type="float">
            <text:p>2.11099703387473</text:p>
          </table:table-cell>
          <table:table-cell table:formula="of:=[.C57]+[.B57]-[.A57]" office:value-type="float" office:value="106.110997033875" calcext:value-type="float">
            <text:p>106.110997033875</text:p>
          </table:table-cell>
          <table:table-cell table:formula="of:=[.A57]+[.B57]-[.C57]" office:value-type="float" office:value="5.88900296612527" calcext:value-type="float">
            <text:p>5.88900296612527</text:p>
          </table:table-cell>
          <table:table-cell table:formula="of:=[.A57]+[.B57]+[.C57]" office:value-type="float" office:value="114.110997033875" calcext:value-type="float">
            <text:p>114.110997033875</text:p>
          </table:table-cell>
          <table:table-cell table:formula="of:=SQRT(3*[.E57]*[.F57]*[.G57]/[.H57])/2" office:value-type="float" office:value="2.94450148306263" calcext:value-type="float">
            <text:p>2.94450148306263</text:p>
          </table:table-cell>
          <table:table-cell table:number-columns-repeated="5"/>
        </table:table-row>
        <table:table-row table:style-name="ro1">
          <table:table-cell table:formula="of:=[.A57]" office:value-type="float" office:value="4" calcext:value-type="float">
            <text:p>4</text:p>
          </table:table-cell>
          <table:table-cell table:formula="of:=[.B57]+1" office:value-type="float" office:value="57" calcext:value-type="float">
            <text:p>57</text:p>
          </table:table-cell>
          <table:table-cell table:formula="of:=SQRT([.A58]*[.A58]+[.B58]*[.B58]-[.A58]*[.B58])" office:value-type="float" office:value="55.1089829338194" calcext:value-type="float">
            <text:p>55.1089829338194</text:p>
          </table:table-cell>
          <table:table-cell/>
          <table:table-cell table:formula="of:=[.C58]+[.A58]-[.B58]" office:value-type="float" office:value="2.10898293381942" calcext:value-type="float">
            <text:p>2.10898293381942</text:p>
          </table:table-cell>
          <table:table-cell table:formula="of:=[.C58]+[.B58]-[.A58]" office:value-type="float" office:value="108.108982933819" calcext:value-type="float">
            <text:p>108.108982933819</text:p>
          </table:table-cell>
          <table:table-cell table:formula="of:=[.A58]+[.B58]-[.C58]" office:value-type="float" office:value="5.89101706618058" calcext:value-type="float">
            <text:p>5.89101706618058</text:p>
          </table:table-cell>
          <table:table-cell table:formula="of:=[.A58]+[.B58]+[.C58]" office:value-type="float" office:value="116.108982933819" calcext:value-type="float">
            <text:p>116.108982933819</text:p>
          </table:table-cell>
          <table:table-cell table:formula="of:=SQRT(3*[.E58]*[.F58]*[.G58]/[.H58])/2" office:value-type="float" office:value="2.94550853309029" calcext:value-type="float">
            <text:p>2.94550853309029</text:p>
          </table:table-cell>
          <table:table-cell table:number-columns-repeated="5"/>
        </table:table-row>
        <table:table-row table:style-name="ro1">
          <table:table-cell table:formula="of:=[.A58]" office:value-type="float" office:value="4" calcext:value-type="float">
            <text:p>4</text:p>
          </table:table-cell>
          <table:table-cell table:formula="of:=[.B58]+1" office:value-type="float" office:value="58" calcext:value-type="float">
            <text:p>58</text:p>
          </table:table-cell>
          <table:table-cell table:formula="of:=SQRT([.A59]*[.A59]+[.B59]*[.B59]-[.A59]*[.B59])" office:value-type="float" office:value="56.1070405564222" calcext:value-type="float">
            <text:p>56.1070405564222</text:p>
          </table:table-cell>
          <table:table-cell/>
          <table:table-cell table:formula="of:=[.C59]+[.A59]-[.B59]" office:value-type="float" office:value="2.10704055642215" calcext:value-type="float">
            <text:p>2.10704055642215</text:p>
          </table:table-cell>
          <table:table-cell table:formula="of:=[.C59]+[.B59]-[.A59]" office:value-type="float" office:value="110.107040556422" calcext:value-type="float">
            <text:p>110.107040556422</text:p>
          </table:table-cell>
          <table:table-cell table:formula="of:=[.A59]+[.B59]-[.C59]" office:value-type="float" office:value="5.89295944357785" calcext:value-type="float">
            <text:p>5.89295944357785</text:p>
          </table:table-cell>
          <table:table-cell table:formula="of:=[.A59]+[.B59]+[.C59]" office:value-type="float" office:value="118.107040556422" calcext:value-type="float">
            <text:p>118.107040556422</text:p>
          </table:table-cell>
          <table:table-cell table:formula="of:=SQRT(3*[.E59]*[.F59]*[.G59]/[.H59])/2" office:value-type="float" office:value="2.94647972178892" calcext:value-type="float">
            <text:p>2.94647972178892</text:p>
          </table:table-cell>
          <table:table-cell table:number-columns-repeated="5"/>
        </table:table-row>
        <table:table-row table:style-name="ro1">
          <table:table-cell table:formula="of:=[.A59]" office:value-type="float" office:value="4" calcext:value-type="float">
            <text:p>4</text:p>
          </table:table-cell>
          <table:table-cell table:formula="of:=[.B59]+1" office:value-type="float" office:value="59" calcext:value-type="float">
            <text:p>59</text:p>
          </table:table-cell>
          <table:table-cell table:formula="of:=SQRT([.A60]*[.A60]+[.B60]*[.B60]-[.A60]*[.B60])" office:value-type="float" office:value="57.1051661410769" calcext:value-type="float">
            <text:p>57.1051661410769</text:p>
          </table:table-cell>
          <table:table-cell/>
          <table:table-cell table:formula="of:=[.C60]+[.A60]-[.B60]" office:value-type="float" office:value="2.10516614107694" calcext:value-type="float">
            <text:p>2.10516614107694</text:p>
          </table:table-cell>
          <table:table-cell table:formula="of:=[.C60]+[.B60]-[.A60]" office:value-type="float" office:value="112.105166141077" calcext:value-type="float">
            <text:p>112.105166141077</text:p>
          </table:table-cell>
          <table:table-cell table:formula="of:=[.A60]+[.B60]-[.C60]" office:value-type="float" office:value="5.89483385892306" calcext:value-type="float">
            <text:p>5.89483385892306</text:p>
          </table:table-cell>
          <table:table-cell table:formula="of:=[.A60]+[.B60]+[.C60]" office:value-type="float" office:value="120.105166141077" calcext:value-type="float">
            <text:p>120.105166141077</text:p>
          </table:table-cell>
          <table:table-cell table:formula="of:=SQRT(3*[.E60]*[.F60]*[.G60]/[.H60])/2" office:value-type="float" office:value="2.94741692946153" calcext:value-type="float">
            <text:p>2.94741692946153</text:p>
          </table:table-cell>
          <table:table-cell table:number-columns-repeated="5"/>
        </table:table-row>
        <table:table-row table:style-name="ro1">
          <table:table-cell table:formula="of:=[.A60]" office:value-type="float" office:value="4" calcext:value-type="float">
            <text:p>4</text:p>
          </table:table-cell>
          <table:table-cell table:formula="of:=[.B60]+1" office:value-type="float" office:value="60" calcext:value-type="float">
            <text:p>60</text:p>
          </table:table-cell>
          <table:table-cell table:formula="of:=SQRT([.A61]*[.A61]+[.B61]*[.B61]-[.A61]*[.B61])" office:value-type="float" office:value="58.1033561853358" calcext:value-type="float">
            <text:p>58.1033561853358</text:p>
          </table:table-cell>
          <table:table-cell/>
          <table:table-cell table:formula="of:=[.C61]+[.A61]-[.B61]" office:value-type="float" office:value="2.1033561853358" calcext:value-type="float">
            <text:p>2.1033561853358</text:p>
          </table:table-cell>
          <table:table-cell table:formula="of:=[.C61]+[.B61]-[.A61]" office:value-type="float" office:value="114.103356185336" calcext:value-type="float">
            <text:p>114.103356185336</text:p>
          </table:table-cell>
          <table:table-cell table:formula="of:=[.A61]+[.B61]-[.C61]" office:value-type="float" office:value="5.8966438146642" calcext:value-type="float">
            <text:p>5.8966438146642</text:p>
          </table:table-cell>
          <table:table-cell table:formula="of:=[.A61]+[.B61]+[.C61]" office:value-type="float" office:value="122.103356185336" calcext:value-type="float">
            <text:p>122.103356185336</text:p>
          </table:table-cell>
          <table:table-cell table:formula="of:=SQRT(3*[.E61]*[.F61]*[.G61]/[.H61])/2" office:value-type="float" office:value="2.9483219073321" calcext:value-type="float">
            <text:p>2.9483219073321</text:p>
          </table:table-cell>
          <table:table-cell table:number-columns-repeated="5"/>
        </table:table-row>
        <table:table-row table:style-name="ro1">
          <table:table-cell table:formula="of:=[.A61]" office:value-type="float" office:value="4" calcext:value-type="float">
            <text:p>4</text:p>
          </table:table-cell>
          <table:table-cell table:formula="of:=[.B61]+1" office:value-type="float" office:value="61" calcext:value-type="float">
            <text:p>61</text:p>
          </table:table-cell>
          <table:table-cell table:formula="of:=SQRT([.A62]*[.A62]+[.B62]*[.B62]-[.A62]*[.B62])" office:value-type="float" office:value="59.1016074231488" calcext:value-type="float">
            <text:p>59.1016074231488</text:p>
          </table:table-cell>
          <table:table-cell/>
          <table:table-cell table:formula="of:=[.C62]+[.A62]-[.B62]" office:value-type="float" office:value="2.10160742314882" calcext:value-type="float">
            <text:p>2.10160742314882</text:p>
          </table:table-cell>
          <table:table-cell table:formula="of:=[.C62]+[.B62]-[.A62]" office:value-type="float" office:value="116.101607423149" calcext:value-type="float">
            <text:p>116.101607423149</text:p>
          </table:table-cell>
          <table:table-cell table:formula="of:=[.A62]+[.B62]-[.C62]" office:value-type="float" office:value="5.89839257685118" calcext:value-type="float">
            <text:p>5.89839257685118</text:p>
          </table:table-cell>
          <table:table-cell table:formula="of:=[.A62]+[.B62]+[.C62]" office:value-type="float" office:value="124.101607423149" calcext:value-type="float">
            <text:p>124.101607423149</text:p>
          </table:table-cell>
          <table:table-cell table:formula="of:=SQRT(3*[.E62]*[.F62]*[.G62]/[.H62])/2" office:value-type="float" office:value="2.94919628842559" calcext:value-type="float">
            <text:p>2.94919628842559</text:p>
          </table:table-cell>
          <table:table-cell table:number-columns-repeated="5"/>
        </table:table-row>
        <table:table-row table:style-name="ro1">
          <table:table-cell table:formula="of:=[.A62]" office:value-type="float" office:value="4" calcext:value-type="float">
            <text:p>4</text:p>
          </table:table-cell>
          <table:table-cell table:formula="of:=[.B62]+1" office:value-type="float" office:value="62" calcext:value-type="float">
            <text:p>62</text:p>
          </table:table-cell>
          <table:table-cell table:formula="of:=SQRT([.A63]*[.A63]+[.B63]*[.B63]-[.A63]*[.B63])" office:value-type="float" office:value="60.0999168052669" calcext:value-type="float">
            <text:p>60.0999168052669</text:p>
          </table:table-cell>
          <table:table-cell/>
          <table:table-cell table:formula="of:=[.C63]+[.A63]-[.B63]" office:value-type="float" office:value="2.09991680526687" calcext:value-type="float">
            <text:p>2.09991680526687</text:p>
          </table:table-cell>
          <table:table-cell table:formula="of:=[.C63]+[.B63]-[.A63]" office:value-type="float" office:value="118.099916805267" calcext:value-type="float">
            <text:p>118.099916805267</text:p>
          </table:table-cell>
          <table:table-cell table:formula="of:=[.A63]+[.B63]-[.C63]" office:value-type="float" office:value="5.90008319473312" calcext:value-type="float">
            <text:p>5.90008319473312</text:p>
          </table:table-cell>
          <table:table-cell table:formula="of:=[.A63]+[.B63]+[.C63]" office:value-type="float" office:value="126.099916805267" calcext:value-type="float">
            <text:p>126.099916805267</text:p>
          </table:table-cell>
          <table:table-cell table:formula="of:=SQRT(3*[.E63]*[.F63]*[.G63]/[.H63])/2" office:value-type="float" office:value="2.95004159736656" calcext:value-type="float">
            <text:p>2.95004159736656</text:p>
          </table:table-cell>
          <table:table-cell table:number-columns-repeated="5"/>
        </table:table-row>
        <table:table-row table:style-name="ro1">
          <table:table-cell table:formula="of:=[.A63]" office:value-type="float" office:value="4" calcext:value-type="float">
            <text:p>4</text:p>
          </table:table-cell>
          <table:table-cell table:formula="of:=[.B63]+1" office:value-type="float" office:value="63" calcext:value-type="float">
            <text:p>63</text:p>
          </table:table-cell>
          <table:table-cell table:formula="of:=SQRT([.A64]*[.A64]+[.B64]*[.B64]-[.A64]*[.B64])" office:value-type="float" office:value="61.0982814815605" calcext:value-type="float">
            <text:p>61.0982814815605</text:p>
          </table:table-cell>
          <table:table-cell/>
          <table:table-cell table:formula="of:=[.C64]+[.A64]-[.B64]" office:value-type="float" office:value="2.09828148156052" calcext:value-type="float">
            <text:p>2.09828148156052</text:p>
          </table:table-cell>
          <table:table-cell table:formula="of:=[.C64]+[.B64]-[.A64]" office:value-type="float" office:value="120.098281481561" calcext:value-type="float">
            <text:p>120.098281481561</text:p>
          </table:table-cell>
          <table:table-cell table:formula="of:=[.A64]+[.B64]-[.C64]" office:value-type="float" office:value="5.90171851843949" calcext:value-type="float">
            <text:p>5.90171851843949</text:p>
          </table:table-cell>
          <table:table-cell table:formula="of:=[.A64]+[.B64]+[.C64]" office:value-type="float" office:value="128.098281481561" calcext:value-type="float">
            <text:p>128.098281481561</text:p>
          </table:table-cell>
          <table:table-cell table:formula="of:=SQRT(3*[.E64]*[.F64]*[.G64]/[.H64])/2" office:value-type="float" office:value="2.95085925921975" calcext:value-type="float">
            <text:p>2.95085925921975</text:p>
          </table:table-cell>
          <table:table-cell table:number-columns-repeated="5"/>
        </table:table-row>
        <table:table-row table:style-name="ro1">
          <table:table-cell table:formula="of:=[.A64]" office:value-type="float" office:value="4" calcext:value-type="float">
            <text:p>4</text:p>
          </table:table-cell>
          <table:table-cell table:formula="of:=[.B64]+1" office:value-type="float" office:value="64" calcext:value-type="float">
            <text:p>64</text:p>
          </table:table-cell>
          <table:table-cell table:formula="of:=SQRT([.A65]*[.A65]+[.B65]*[.B65]-[.A65]*[.B65])" office:value-type="float" office:value="62.0966987850401" calcext:value-type="float">
            <text:p>62.0966987850401</text:p>
          </table:table-cell>
          <table:table-cell/>
          <table:table-cell table:formula="of:=[.C65]+[.A65]-[.B65]" office:value-type="float" office:value="2.0966987850401" calcext:value-type="float">
            <text:p>2.0966987850401</text:p>
          </table:table-cell>
          <table:table-cell table:formula="of:=[.C65]+[.B65]-[.A65]" office:value-type="float" office:value="122.09669878504" calcext:value-type="float">
            <text:p>122.09669878504</text:p>
          </table:table-cell>
          <table:table-cell table:formula="of:=[.A65]+[.B65]-[.C65]" office:value-type="float" office:value="5.9033012149599" calcext:value-type="float">
            <text:p>5.9033012149599</text:p>
          </table:table-cell>
          <table:table-cell table:formula="of:=[.A65]+[.B65]+[.C65]" office:value-type="float" office:value="130.09669878504" calcext:value-type="float">
            <text:p>130.09669878504</text:p>
          </table:table-cell>
          <table:table-cell table:formula="of:=SQRT(3*[.E65]*[.F65]*[.G65]/[.H65])/2" office:value-type="float" office:value="2.95165060747996" calcext:value-type="float">
            <text:p>2.95165060747996</text:p>
          </table:table-cell>
          <table:table-cell table:number-columns-repeated="5"/>
        </table:table-row>
        <table:table-row table:style-name="ro1">
          <table:table-cell table:formula="of:=[.A65]" office:value-type="float" office:value="4" calcext:value-type="float">
            <text:p>4</text:p>
          </table:table-cell>
          <table:table-cell table:formula="of:=[.B65]+1" office:value-type="float" office:value="65" calcext:value-type="float">
            <text:p>65</text:p>
          </table:table-cell>
          <table:table-cell table:formula="of:=SQRT([.A66]*[.A66]+[.B66]*[.B66]-[.A66]*[.B66])" office:value-type="float" office:value="63.0951662173894" calcext:value-type="float">
            <text:p>63.0951662173894</text:p>
          </table:table-cell>
          <table:table-cell/>
          <table:table-cell table:formula="of:=[.C66]+[.A66]-[.B66]" office:value-type="float" office:value="2.09516621738942" calcext:value-type="float">
            <text:p>2.09516621738942</text:p>
          </table:table-cell>
          <table:table-cell table:formula="of:=[.C66]+[.B66]-[.A66]" office:value-type="float" office:value="124.095166217389" calcext:value-type="float">
            <text:p>124.095166217389</text:p>
          </table:table-cell>
          <table:table-cell table:formula="of:=[.A66]+[.B66]-[.C66]" office:value-type="float" office:value="5.90483378261057" calcext:value-type="float">
            <text:p>5.90483378261057</text:p>
          </table:table-cell>
          <table:table-cell table:formula="of:=[.A66]+[.B66]+[.C66]" office:value-type="float" office:value="132.095166217389" calcext:value-type="float">
            <text:p>132.095166217389</text:p>
          </table:table-cell>
          <table:table-cell table:formula="of:=SQRT(3*[.E66]*[.F66]*[.G66]/[.H66])/2" office:value-type="float" office:value="2.95241689130528" calcext:value-type="float">
            <text:p>2.95241689130528</text:p>
          </table:table-cell>
          <table:table-cell table:number-columns-repeated="5"/>
        </table:table-row>
        <table:table-row table:style-name="ro1">
          <table:table-cell table:formula="of:=[.A66]" office:value-type="float" office:value="4" calcext:value-type="float">
            <text:p>4</text:p>
          </table:table-cell>
          <table:table-cell table:formula="of:=[.B66]+1" office:value-type="float" office:value="66" calcext:value-type="float">
            <text:p>66</text:p>
          </table:table-cell>
          <table:table-cell table:formula="of:=SQRT([.A67]*[.A67]+[.B67]*[.B67]-[.A67]*[.B67])" office:value-type="float" office:value="64.0936814358483" calcext:value-type="float">
            <text:p>64.0936814358483</text:p>
          </table:table-cell>
          <table:table-cell/>
          <table:table-cell table:formula="of:=[.C67]+[.A67]-[.B67]" office:value-type="float" office:value="2.09368143584827" calcext:value-type="float">
            <text:p>2.09368143584827</text:p>
          </table:table-cell>
          <table:table-cell table:formula="of:=[.C67]+[.B67]-[.A67]" office:value-type="float" office:value="126.093681435848" calcext:value-type="float">
            <text:p>126.093681435848</text:p>
          </table:table-cell>
          <table:table-cell table:formula="of:=[.A67]+[.B67]-[.C67]" office:value-type="float" office:value="5.90631856415173" calcext:value-type="float">
            <text:p>5.90631856415173</text:p>
          </table:table-cell>
          <table:table-cell table:formula="of:=[.A67]+[.B67]+[.C67]" office:value-type="float" office:value="134.093681435848" calcext:value-type="float">
            <text:p>134.093681435848</text:p>
          </table:table-cell>
          <table:table-cell table:formula="of:=SQRT(3*[.E67]*[.F67]*[.G67]/[.H67])/2" office:value-type="float" office:value="2.95315928207587" calcext:value-type="float">
            <text:p>2.95315928207587</text:p>
          </table:table-cell>
          <table:table-cell table:number-columns-repeated="5"/>
        </table:table-row>
        <table:table-row table:style-name="ro1">
          <table:table-cell table:formula="of:=[.A67]" office:value-type="float" office:value="4" calcext:value-type="float">
            <text:p>4</text:p>
          </table:table-cell>
          <table:table-cell table:formula="of:=[.B67]+1" office:value-type="float" office:value="67" calcext:value-type="float">
            <text:p>67</text:p>
          </table:table-cell>
          <table:table-cell table:formula="of:=SQRT([.A68]*[.A68]+[.B68]*[.B68]-[.A68]*[.B68])" office:value-type="float" office:value="65.0922422412994" calcext:value-type="float">
            <text:p>65.0922422412994</text:p>
          </table:table-cell>
          <table:table-cell/>
          <table:table-cell table:formula="of:=[.C68]+[.A68]-[.B68]" office:value-type="float" office:value="2.09224224129939" calcext:value-type="float">
            <text:p>2.09224224129939</text:p>
          </table:table-cell>
          <table:table-cell table:formula="of:=[.C68]+[.B68]-[.A68]" office:value-type="float" office:value="128.092242241299" calcext:value-type="float">
            <text:p>128.092242241299</text:p>
          </table:table-cell>
          <table:table-cell table:formula="of:=[.A68]+[.B68]-[.C68]" office:value-type="float" office:value="5.90775775870061" calcext:value-type="float">
            <text:p>5.90775775870061</text:p>
          </table:table-cell>
          <table:table-cell table:formula="of:=[.A68]+[.B68]+[.C68]" office:value-type="float" office:value="136.092242241299" calcext:value-type="float">
            <text:p>136.092242241299</text:p>
          </table:table-cell>
          <table:table-cell table:formula="of:=SQRT(3*[.E68]*[.F68]*[.G68]/[.H68])/2" office:value-type="float" office:value="2.95387887935031" calcext:value-type="float">
            <text:p>2.95387887935031</text:p>
          </table:table-cell>
          <table:table-cell table:number-columns-repeated="5"/>
        </table:table-row>
        <table:table-row table:style-name="ro1">
          <table:table-cell table:formula="of:=[.A68]" office:value-type="float" office:value="4" calcext:value-type="float">
            <text:p>4</text:p>
          </table:table-cell>
          <table:table-cell table:formula="of:=[.B68]+1" office:value-type="float" office:value="68" calcext:value-type="float">
            <text:p>68</text:p>
          </table:table-cell>
          <table:table-cell table:formula="of:=SQRT([.A69]*[.A69]+[.B69]*[.B69]-[.A69]*[.B69])" office:value-type="float" office:value="66.0908465674332" calcext:value-type="float">
            <text:p>66.0908465674332</text:p>
          </table:table-cell>
          <table:table-cell/>
          <table:table-cell table:formula="of:=[.C69]+[.A69]-[.B69]" office:value-type="float" office:value="2.09084656743322" calcext:value-type="float">
            <text:p>2.09084656743322</text:p>
          </table:table-cell>
          <table:table-cell table:formula="of:=[.C69]+[.B69]-[.A69]" office:value-type="float" office:value="130.090846567433" calcext:value-type="float">
            <text:p>130.090846567433</text:p>
          </table:table-cell>
          <table:table-cell table:formula="of:=[.A69]+[.B69]-[.C69]" office:value-type="float" office:value="5.90915343256678" calcext:value-type="float">
            <text:p>5.90915343256678</text:p>
          </table:table-cell>
          <table:table-cell table:formula="of:=[.A69]+[.B69]+[.C69]" office:value-type="float" office:value="138.090846567433" calcext:value-type="float">
            <text:p>138.090846567433</text:p>
          </table:table-cell>
          <table:table-cell table:formula="of:=SQRT(3*[.E69]*[.F69]*[.G69]/[.H69])/2" office:value-type="float" office:value="2.95457671628339" calcext:value-type="float">
            <text:p>2.95457671628339</text:p>
          </table:table-cell>
          <table:table-cell table:number-columns-repeated="5"/>
        </table:table-row>
        <table:table-row table:style-name="ro1">
          <table:table-cell table:formula="of:=[.A69]" office:value-type="float" office:value="4" calcext:value-type="float">
            <text:p>4</text:p>
          </table:table-cell>
          <table:table-cell table:formula="of:=[.B69]+1" office:value-type="float" office:value="69" calcext:value-type="float">
            <text:p>69</text:p>
          </table:table-cell>
          <table:table-cell table:formula="of:=SQRT([.A70]*[.A70]+[.B70]*[.B70]-[.A70]*[.B70])" office:value-type="float" office:value="67.089492470878" calcext:value-type="float">
            <text:p>67.089492470878</text:p>
          </table:table-cell>
          <table:table-cell/>
          <table:table-cell table:formula="of:=[.C70]+[.A70]-[.B70]" office:value-type="float" office:value="2.08949247087803" calcext:value-type="float">
            <text:p>2.08949247087803</text:p>
          </table:table-cell>
          <table:table-cell table:formula="of:=[.C70]+[.B70]-[.A70]" office:value-type="float" office:value="132.089492470878" calcext:value-type="float">
            <text:p>132.089492470878</text:p>
          </table:table-cell>
          <table:table-cell table:formula="of:=[.A70]+[.B70]-[.C70]" office:value-type="float" office:value="5.91050752912197" calcext:value-type="float">
            <text:p>5.91050752912197</text:p>
          </table:table-cell>
          <table:table-cell table:formula="of:=[.A70]+[.B70]+[.C70]" office:value-type="float" office:value="140.089492470878" calcext:value-type="float">
            <text:p>140.089492470878</text:p>
          </table:table-cell>
          <table:table-cell table:formula="of:=SQRT(3*[.E70]*[.F70]*[.G70]/[.H70])/2" office:value-type="float" office:value="2.95525376456098" calcext:value-type="float">
            <text:p>2.95525376456098</text:p>
          </table:table-cell>
          <table:table-cell table:number-columns-repeated="5"/>
        </table:table-row>
        <table:table-row table:style-name="ro1">
          <table:table-cell table:formula="of:=[.A70]" office:value-type="float" office:value="4" calcext:value-type="float">
            <text:p>4</text:p>
          </table:table-cell>
          <table:table-cell table:formula="of:=[.B70]+1" office:value-type="float" office:value="70" calcext:value-type="float">
            <text:p>70</text:p>
          </table:table-cell>
          <table:table-cell table:formula="of:=SQRT([.A71]*[.A71]+[.B71]*[.B71]-[.A71]*[.B71])" office:value-type="float" office:value="68.0881781221968" calcext:value-type="float">
            <text:p>68.0881781221968</text:p>
          </table:table-cell>
          <table:table-cell/>
          <table:table-cell table:formula="of:=[.C71]+[.A71]-[.B71]" office:value-type="float" office:value="2.08817812219681" calcext:value-type="float">
            <text:p>2.08817812219681</text:p>
          </table:table-cell>
          <table:table-cell table:formula="of:=[.C71]+[.B71]-[.A71]" office:value-type="float" office:value="134.088178122197" calcext:value-type="float">
            <text:p>134.088178122197</text:p>
          </table:table-cell>
          <table:table-cell table:formula="of:=[.A71]+[.B71]-[.C71]" office:value-type="float" office:value="5.91182187780319" calcext:value-type="float">
            <text:p>5.91182187780319</text:p>
          </table:table-cell>
          <table:table-cell table:formula="of:=[.A71]+[.B71]+[.C71]" office:value-type="float" office:value="142.088178122197" calcext:value-type="float">
            <text:p>142.088178122197</text:p>
          </table:table-cell>
          <table:table-cell table:formula="of:=SQRT(3*[.E71]*[.F71]*[.G71]/[.H71])/2" office:value-type="float" office:value="2.9559109389016" calcext:value-type="float">
            <text:p>2.9559109389016</text:p>
          </table:table-cell>
          <table:table-cell table:number-columns-repeated="5"/>
        </table:table-row>
        <table:table-row table:style-name="ro1">
          <table:table-cell table:formula="of:=[.A71]" office:value-type="float" office:value="4" calcext:value-type="float">
            <text:p>4</text:p>
          </table:table-cell>
          <table:table-cell table:formula="of:=[.B71]+1" office:value-type="float" office:value="71" calcext:value-type="float">
            <text:p>71</text:p>
          </table:table-cell>
          <table:table-cell table:formula="of:=SQRT([.A72]*[.A72]+[.B72]*[.B72]-[.A72]*[.B72])" office:value-type="float" office:value="69.0869017976635" calcext:value-type="float">
            <text:p>69.0869017976635</text:p>
          </table:table-cell>
          <table:table-cell/>
          <table:table-cell table:formula="of:=[.C72]+[.A72]-[.B72]" office:value-type="float" office:value="2.0869017976635" calcext:value-type="float">
            <text:p>2.0869017976635</text:p>
          </table:table-cell>
          <table:table-cell table:formula="of:=[.C72]+[.B72]-[.A72]" office:value-type="float" office:value="136.086901797664" calcext:value-type="float">
            <text:p>136.086901797664</text:p>
          </table:table-cell>
          <table:table-cell table:formula="of:=[.A72]+[.B72]-[.C72]" office:value-type="float" office:value="5.9130982023365" calcext:value-type="float">
            <text:p>5.9130982023365</text:p>
          </table:table-cell>
          <table:table-cell table:formula="of:=[.A72]+[.B72]+[.C72]" office:value-type="float" office:value="144.086901797664" calcext:value-type="float">
            <text:p>144.086901797664</text:p>
          </table:table-cell>
          <table:table-cell table:formula="of:=SQRT(3*[.E72]*[.F72]*[.G72]/[.H72])/2" office:value-type="float" office:value="2.95654910116825" calcext:value-type="float">
            <text:p>2.95654910116825</text:p>
          </table:table-cell>
          <table:table-cell table:number-columns-repeated="5"/>
        </table:table-row>
        <table:table-row table:style-name="ro1">
          <table:table-cell table:formula="of:=[.A72]" office:value-type="float" office:value="4" calcext:value-type="float">
            <text:p>4</text:p>
          </table:table-cell>
          <table:table-cell table:formula="of:=[.B72]+1" office:value-type="float" office:value="72" calcext:value-type="float">
            <text:p>72</text:p>
          </table:table-cell>
          <table:table-cell table:formula="of:=SQRT([.A73]*[.A73]+[.B73]*[.B73]-[.A73]*[.B73])" office:value-type="float" office:value="70.0856618717409" calcext:value-type="float">
            <text:p>70.0856618717409</text:p>
          </table:table-cell>
          <table:table-cell/>
          <table:table-cell table:formula="of:=[.C73]+[.A73]-[.B73]" office:value-type="float" office:value="2.08566187174092" calcext:value-type="float">
            <text:p>2.08566187174092</text:p>
          </table:table-cell>
          <table:table-cell table:formula="of:=[.C73]+[.B73]-[.A73]" office:value-type="float" office:value="138.085661871741" calcext:value-type="float">
            <text:p>138.085661871741</text:p>
          </table:table-cell>
          <table:table-cell table:formula="of:=[.A73]+[.B73]-[.C73]" office:value-type="float" office:value="5.91433812825908" calcext:value-type="float">
            <text:p>5.91433812825908</text:p>
          </table:table-cell>
          <table:table-cell table:formula="of:=[.A73]+[.B73]+[.C73]" office:value-type="float" office:value="146.085661871741" calcext:value-type="float">
            <text:p>146.085661871741</text:p>
          </table:table-cell>
          <table:table-cell table:formula="of:=SQRT(3*[.E73]*[.F73]*[.G73]/[.H73])/2" office:value-type="float" office:value="2.95716906412954" calcext:value-type="float">
            <text:p>2.95716906412954</text:p>
          </table:table-cell>
          <table:table-cell table:number-columns-repeated="5"/>
        </table:table-row>
        <table:table-row table:style-name="ro1">
          <table:table-cell table:formula="of:=[.A73]" office:value-type="float" office:value="4" calcext:value-type="float">
            <text:p>4</text:p>
          </table:table-cell>
          <table:table-cell table:formula="of:=[.B73]+1" office:value-type="float" office:value="73" calcext:value-type="float">
            <text:p>73</text:p>
          </table:table-cell>
          <table:table-cell table:formula="of:=SQRT([.A74]*[.A74]+[.B74]*[.B74]-[.A74]*[.B74])" office:value-type="float" office:value="71.0844568101916" calcext:value-type="float">
            <text:p>71.0844568101916</text:p>
          </table:table-cell>
          <table:table-cell/>
          <table:table-cell table:formula="of:=[.C74]+[.A74]-[.B74]" office:value-type="float" office:value="2.08445681019164" calcext:value-type="float">
            <text:p>2.08445681019164</text:p>
          </table:table-cell>
          <table:table-cell table:formula="of:=[.C74]+[.B74]-[.A74]" office:value-type="float" office:value="140.084456810192" calcext:value-type="float">
            <text:p>140.084456810192</text:p>
          </table:table-cell>
          <table:table-cell table:formula="of:=[.A74]+[.B74]-[.C74]" office:value-type="float" office:value="5.91554318980836" calcext:value-type="float">
            <text:p>5.91554318980836</text:p>
          </table:table-cell>
          <table:table-cell table:formula="of:=[.A74]+[.B74]+[.C74]" office:value-type="float" office:value="148.084456810192" calcext:value-type="float">
            <text:p>148.084456810192</text:p>
          </table:table-cell>
          <table:table-cell table:formula="of:=SQRT(3*[.E74]*[.F74]*[.G74]/[.H74])/2" office:value-type="float" office:value="2.95777159490418" calcext:value-type="float">
            <text:p>2.95777159490418</text:p>
          </table:table-cell>
          <table:table-cell table:number-columns-repeated="5"/>
        </table:table-row>
        <table:table-row table:style-name="ro1">
          <table:table-cell table:formula="of:=[.A74]" office:value-type="float" office:value="4" calcext:value-type="float">
            <text:p>4</text:p>
          </table:table-cell>
          <table:table-cell table:formula="of:=[.B74]+1" office:value-type="float" office:value="74" calcext:value-type="float">
            <text:p>74</text:p>
          </table:table-cell>
          <table:table-cell table:formula="of:=SQRT([.A75]*[.A75]+[.B75]*[.B75]-[.A75]*[.B75])" office:value-type="float" office:value="72.0832851637604" calcext:value-type="float">
            <text:p>72.0832851637604</text:p>
          </table:table-cell>
          <table:table-cell/>
          <table:table-cell table:formula="of:=[.C75]+[.A75]-[.B75]" office:value-type="float" office:value="2.08328516376039" calcext:value-type="float">
            <text:p>2.08328516376039</text:p>
          </table:table-cell>
          <table:table-cell table:formula="of:=[.C75]+[.B75]-[.A75]" office:value-type="float" office:value="142.08328516376" calcext:value-type="float">
            <text:p>142.08328516376</text:p>
          </table:table-cell>
          <table:table-cell table:formula="of:=[.A75]+[.B75]-[.C75]" office:value-type="float" office:value="5.91671483623961" calcext:value-type="float">
            <text:p>5.91671483623961</text:p>
          </table:table-cell>
          <table:table-cell table:formula="of:=[.A75]+[.B75]+[.C75]" office:value-type="float" office:value="150.08328516376" calcext:value-type="float">
            <text:p>150.08328516376</text:p>
          </table:table-cell>
          <table:table-cell table:formula="of:=SQRT(3*[.E75]*[.F75]*[.G75]/[.H75])/2" office:value-type="float" office:value="2.9583574181198" calcext:value-type="float">
            <text:p>2.9583574181198</text:p>
          </table:table-cell>
          <table:table-cell table:number-columns-repeated="5"/>
        </table:table-row>
        <table:table-row table:style-name="ro1">
          <table:table-cell table:formula="of:=[.A75]" office:value-type="float" office:value="4" calcext:value-type="float">
            <text:p>4</text:p>
          </table:table-cell>
          <table:table-cell table:formula="of:=[.B75]+1" office:value-type="float" office:value="75" calcext:value-type="float">
            <text:p>75</text:p>
          </table:table-cell>
          <table:table-cell table:formula="of:=SQRT([.A76]*[.A76]+[.B76]*[.B76]-[.A76]*[.B76])" office:value-type="float" office:value="73.0821455623739" calcext:value-type="float">
            <text:p>73.0821455623739</text:p>
          </table:table-cell>
          <table:table-cell/>
          <table:table-cell table:formula="of:=[.C76]+[.A76]-[.B76]" office:value-type="float" office:value="2.08214556237385" calcext:value-type="float">
            <text:p>2.08214556237385</text:p>
          </table:table-cell>
          <table:table-cell table:formula="of:=[.C76]+[.B76]-[.A76]" office:value-type="float" office:value="144.082145562374" calcext:value-type="float">
            <text:p>144.082145562374</text:p>
          </table:table-cell>
          <table:table-cell table:formula="of:=[.A76]+[.B76]-[.C76]" office:value-type="float" office:value="5.91785443762615" calcext:value-type="float">
            <text:p>5.91785443762615</text:p>
          </table:table-cell>
          <table:table-cell table:formula="of:=[.A76]+[.B76]+[.C76]" office:value-type="float" office:value="152.082145562374" calcext:value-type="float">
            <text:p>152.082145562374</text:p>
          </table:table-cell>
          <table:table-cell table:formula="of:=SQRT(3*[.E76]*[.F76]*[.G76]/[.H76])/2" office:value-type="float" office:value="2.95892721881308" calcext:value-type="float">
            <text:p>2.95892721881308</text:p>
          </table:table-cell>
          <table:table-cell table:number-columns-repeated="5"/>
        </table:table-row>
        <table:table-row table:style-name="ro1">
          <table:table-cell table:formula="of:=[.A76]" office:value-type="float" office:value="4" calcext:value-type="float">
            <text:p>4</text:p>
          </table:table-cell>
          <table:table-cell table:formula="of:=[.B76]+1" office:value-type="float" office:value="76" calcext:value-type="float">
            <text:p>76</text:p>
          </table:table-cell>
          <table:table-cell table:formula="of:=SQRT([.A77]*[.A77]+[.B77]*[.B77]-[.A77]*[.B77])" office:value-type="float" office:value="74.0810367098085" calcext:value-type="float">
            <text:p>74.0810367098085</text:p>
          </table:table-cell>
          <table:table-cell/>
          <table:table-cell table:formula="of:=[.C77]+[.A77]-[.B77]" office:value-type="float" office:value="2.08103670980854" calcext:value-type="float">
            <text:p>2.08103670980854</text:p>
          </table:table-cell>
          <table:table-cell table:formula="of:=[.C77]+[.B77]-[.A77]" office:value-type="float" office:value="146.081036709809" calcext:value-type="float">
            <text:p>146.081036709809</text:p>
          </table:table-cell>
          <table:table-cell table:formula="of:=[.A77]+[.B77]-[.C77]" office:value-type="float" office:value="5.91896329019146" calcext:value-type="float">
            <text:p>5.91896329019146</text:p>
          </table:table-cell>
          <table:table-cell table:formula="of:=[.A77]+[.B77]+[.C77]" office:value-type="float" office:value="154.081036709809" calcext:value-type="float">
            <text:p>154.081036709809</text:p>
          </table:table-cell>
          <table:table-cell table:formula="of:=SQRT(3*[.E77]*[.F77]*[.G77]/[.H77])/2" office:value-type="float" office:value="2.95948164509574" calcext:value-type="float">
            <text:p>2.95948164509574</text:p>
          </table:table-cell>
          <table:table-cell table:number-columns-repeated="5"/>
        </table:table-row>
        <table:table-row table:style-name="ro1">
          <table:table-cell table:formula="of:=[.A77]" office:value-type="float" office:value="4" calcext:value-type="float">
            <text:p>4</text:p>
          </table:table-cell>
          <table:table-cell table:formula="of:=[.B77]+1" office:value-type="float" office:value="77" calcext:value-type="float">
            <text:p>77</text:p>
          </table:table-cell>
          <table:table-cell table:formula="of:=SQRT([.A78]*[.A78]+[.B78]*[.B78]-[.A78]*[.B78])" office:value-type="float" office:value="75.0799573787839" calcext:value-type="float">
            <text:p>75.0799573787839</text:p>
          </table:table-cell>
          <table:table-cell/>
          <table:table-cell table:formula="of:=[.C78]+[.A78]-[.B78]" office:value-type="float" office:value="2.07995737878386" calcext:value-type="float">
            <text:p>2.07995737878386</text:p>
          </table:table-cell>
          <table:table-cell table:formula="of:=[.C78]+[.B78]-[.A78]" office:value-type="float" office:value="148.079957378784" calcext:value-type="float">
            <text:p>148.079957378784</text:p>
          </table:table-cell>
          <table:table-cell table:formula="of:=[.A78]+[.B78]-[.C78]" office:value-type="float" office:value="5.92004262121614" calcext:value-type="float">
            <text:p>5.92004262121614</text:p>
          </table:table-cell>
          <table:table-cell table:formula="of:=[.A78]+[.B78]+[.C78]" office:value-type="float" office:value="156.079957378784" calcext:value-type="float">
            <text:p>156.079957378784</text:p>
          </table:table-cell>
          <table:table-cell table:formula="of:=SQRT(3*[.E78]*[.F78]*[.G78]/[.H78])/2" office:value-type="float" office:value="2.96002131060808" calcext:value-type="float">
            <text:p>2.96002131060808</text:p>
          </table:table-cell>
          <table:table-cell table:number-columns-repeated="5"/>
        </table:table-row>
        <table:table-row table:style-name="ro1">
          <table:table-cell table:formula="of:=[.A78]" office:value-type="float" office:value="4" calcext:value-type="float">
            <text:p>4</text:p>
          </table:table-cell>
          <table:table-cell table:formula="of:=[.B78]+1" office:value-type="float" office:value="78" calcext:value-type="float">
            <text:p>78</text:p>
          </table:table-cell>
          <table:table-cell table:formula="of:=SQRT([.A79]*[.A79]+[.B79]*[.B79]-[.A79]*[.B79])" office:value-type="float" office:value="76.0789064064409" calcext:value-type="float">
            <text:p>76.0789064064409</text:p>
          </table:table-cell>
          <table:table-cell/>
          <table:table-cell table:formula="of:=[.C79]+[.A79]-[.B79]" office:value-type="float" office:value="2.07890640644094" calcext:value-type="float">
            <text:p>2.07890640644094</text:p>
          </table:table-cell>
          <table:table-cell table:formula="of:=[.C79]+[.B79]-[.A79]" office:value-type="float" office:value="150.078906406441" calcext:value-type="float">
            <text:p>150.078906406441</text:p>
          </table:table-cell>
          <table:table-cell table:formula="of:=[.A79]+[.B79]-[.C79]" office:value-type="float" office:value="5.92109359355906" calcext:value-type="float">
            <text:p>5.92109359355906</text:p>
          </table:table-cell>
          <table:table-cell table:formula="of:=[.A79]+[.B79]+[.C79]" office:value-type="float" office:value="158.078906406441" calcext:value-type="float">
            <text:p>158.078906406441</text:p>
          </table:table-cell>
          <table:table-cell table:formula="of:=SQRT(3*[.E79]*[.F79]*[.G79]/[.H79])/2" office:value-type="float" office:value="2.96054679677953" calcext:value-type="float">
            <text:p>2.96054679677953</text:p>
          </table:table-cell>
          <table:table-cell table:number-columns-repeated="5"/>
        </table:table-row>
        <table:table-row table:style-name="ro1">
          <table:table-cell table:formula="of:=[.A79]" office:value-type="float" office:value="4" calcext:value-type="float">
            <text:p>4</text:p>
          </table:table-cell>
          <table:table-cell table:formula="of:=[.B79]+1" office:value-type="float" office:value="79" calcext:value-type="float">
            <text:p>79</text:p>
          </table:table-cell>
          <table:table-cell table:formula="of:=SQRT([.A80]*[.A80]+[.B80]*[.B80]-[.A80]*[.B80])" office:value-type="float" office:value="77.0778826901725" calcext:value-type="float">
            <text:p>77.0778826901725</text:p>
          </table:table-cell>
          <table:table-cell/>
          <table:table-cell table:formula="of:=[.C80]+[.A80]-[.B80]" office:value-type="float" office:value="2.07788269017254" calcext:value-type="float">
            <text:p>2.07788269017254</text:p>
          </table:table-cell>
          <table:table-cell table:formula="of:=[.C80]+[.B80]-[.A80]" office:value-type="float" office:value="152.077882690173" calcext:value-type="float">
            <text:p>152.077882690173</text:p>
          </table:table-cell>
          <table:table-cell table:formula="of:=[.A80]+[.B80]-[.C80]" office:value-type="float" office:value="5.92211730982746" calcext:value-type="float">
            <text:p>5.92211730982746</text:p>
          </table:table-cell>
          <table:table-cell table:formula="of:=[.A80]+[.B80]+[.C80]" office:value-type="float" office:value="160.077882690173" calcext:value-type="float">
            <text:p>160.077882690173</text:p>
          </table:table-cell>
          <table:table-cell table:formula="of:=SQRT(3*[.E80]*[.F80]*[.G80]/[.H80])/2" office:value-type="float" office:value="2.96105865491373" calcext:value-type="float">
            <text:p>2.96105865491373</text:p>
          </table:table-cell>
          <table:table-cell table:number-columns-repeated="5"/>
        </table:table-row>
        <table:table-row table:style-name="ro1">
          <table:table-cell table:formula="of:=[.A80]" office:value-type="float" office:value="4" calcext:value-type="float">
            <text:p>4</text:p>
          </table:table-cell>
          <table:table-cell table:formula="of:=[.B80]+1" office:value-type="float" office:value="80" calcext:value-type="float">
            <text:p>80</text:p>
          </table:table-cell>
          <table:table-cell table:formula="of:=SQRT([.A81]*[.A81]+[.B81]*[.B81]-[.A81]*[.B81])" office:value-type="float" office:value="78.0768851837726" calcext:value-type="float">
            <text:p>78.0768851837726</text:p>
          </table:table-cell>
          <table:table-cell/>
          <table:table-cell table:formula="of:=[.C81]+[.A81]-[.B81]" office:value-type="float" office:value="2.07688518377255" calcext:value-type="float">
            <text:p>2.07688518377255</text:p>
          </table:table-cell>
          <table:table-cell table:formula="of:=[.C81]+[.B81]-[.A81]" office:value-type="float" office:value="154.076885183773" calcext:value-type="float">
            <text:p>154.076885183773</text:p>
          </table:table-cell>
          <table:table-cell table:formula="of:=[.A81]+[.B81]-[.C81]" office:value-type="float" office:value="5.92311481622745" calcext:value-type="float">
            <text:p>5.92311481622745</text:p>
          </table:table-cell>
          <table:table-cell table:formula="of:=[.A81]+[.B81]+[.C81]" office:value-type="float" office:value="162.076885183773" calcext:value-type="float">
            <text:p>162.076885183773</text:p>
          </table:table-cell>
          <table:table-cell table:formula="of:=SQRT(3*[.E81]*[.F81]*[.G81]/[.H81])/2" office:value-type="float" office:value="2.96155740811373" calcext:value-type="float">
            <text:p>2.96155740811373</text:p>
          </table:table-cell>
          <table:table-cell table:number-columns-repeated="5"/>
        </table:table-row>
        <table:table-row table:style-name="ro1">
          <table:table-cell table:formula="of:=[.A81]" office:value-type="float" office:value="4" calcext:value-type="float">
            <text:p>4</text:p>
          </table:table-cell>
          <table:table-cell table:formula="of:=[.B81]+1" office:value-type="float" office:value="81" calcext:value-type="float">
            <text:p>81</text:p>
          </table:table-cell>
          <table:table-cell table:formula="of:=SQRT([.A82]*[.A82]+[.B82]*[.B82]-[.A82]*[.B82])" office:value-type="float" office:value="79.0759128938769" calcext:value-type="float">
            <text:p>79.0759128938769</text:p>
          </table:table-cell>
          <table:table-cell/>
          <table:table-cell table:formula="of:=[.C82]+[.A82]-[.B82]" office:value-type="float" office:value="2.07591289387686" calcext:value-type="float">
            <text:p>2.07591289387686</text:p>
          </table:table-cell>
          <table:table-cell table:formula="of:=[.C82]+[.B82]-[.A82]" office:value-type="float" office:value="156.075912893877" calcext:value-type="float">
            <text:p>156.075912893877</text:p>
          </table:table-cell>
          <table:table-cell table:formula="of:=[.A82]+[.B82]-[.C82]" office:value-type="float" office:value="5.92408710612314" calcext:value-type="float">
            <text:p>5.92408710612314</text:p>
          </table:table-cell>
          <table:table-cell table:formula="of:=[.A82]+[.B82]+[.C82]" office:value-type="float" office:value="164.075912893877" calcext:value-type="float">
            <text:p>164.075912893877</text:p>
          </table:table-cell>
          <table:table-cell table:formula="of:=SQRT(3*[.E82]*[.F82]*[.G82]/[.H82])/2" office:value-type="float" office:value="2.96204355306157" calcext:value-type="float">
            <text:p>2.96204355306157</text:p>
          </table:table-cell>
          <table:table-cell table:number-columns-repeated="5"/>
        </table:table-row>
        <table:table-row table:style-name="ro1">
          <table:table-cell table:formula="of:=[.A82]" office:value-type="float" office:value="4" calcext:value-type="float">
            <text:p>4</text:p>
          </table:table-cell>
          <table:table-cell table:formula="of:=[.B82]+1" office:value-type="float" office:value="82" calcext:value-type="float">
            <text:p>82</text:p>
          </table:table-cell>
          <table:table-cell table:formula="of:=SQRT([.A83]*[.A83]+[.B83]*[.B83]-[.A83]*[.B83])" office:value-type="float" office:value="80.0749648766704" calcext:value-type="float">
            <text:p>80.0749648766704</text:p>
          </table:table-cell>
          <table:table-cell/>
          <table:table-cell table:formula="of:=[.C83]+[.A83]-[.B83]" office:value-type="float" office:value="2.07496487667041" calcext:value-type="float">
            <text:p>2.07496487667041</text:p>
          </table:table-cell>
          <table:table-cell table:formula="of:=[.C83]+[.B83]-[.A83]" office:value-type="float" office:value="158.07496487667" calcext:value-type="float">
            <text:p>158.07496487667</text:p>
          </table:table-cell>
          <table:table-cell table:formula="of:=[.A83]+[.B83]-[.C83]" office:value-type="float" office:value="5.92503512332959" calcext:value-type="float">
            <text:p>5.92503512332959</text:p>
          </table:table-cell>
          <table:table-cell table:formula="of:=[.A83]+[.B83]+[.C83]" office:value-type="float" office:value="166.07496487667" calcext:value-type="float">
            <text:p>166.07496487667</text:p>
          </table:table-cell>
          <table:table-cell table:formula="of:=SQRT(3*[.E83]*[.F83]*[.G83]/[.H83])/2" office:value-type="float" office:value="2.96251756166479" calcext:value-type="float">
            <text:p>2.96251756166479</text:p>
          </table:table-cell>
          <table:table-cell table:number-columns-repeated="5"/>
        </table:table-row>
        <table:table-row table:style-name="ro1">
          <table:table-cell table:formula="of:=[.A83]" office:value-type="float" office:value="4" calcext:value-type="float">
            <text:p>4</text:p>
          </table:table-cell>
          <table:table-cell table:formula="of:=[.B83]+1" office:value-type="float" office:value="83" calcext:value-type="float">
            <text:p>83</text:p>
          </table:table-cell>
          <table:table-cell table:formula="of:=SQRT([.A84]*[.A84]+[.B84]*[.B84]-[.A84]*[.B84])" office:value-type="float" office:value="81.0740402348372" calcext:value-type="float">
            <text:p>81.0740402348372</text:p>
          </table:table-cell>
          <table:table-cell/>
          <table:table-cell table:formula="of:=[.C84]+[.A84]-[.B84]" office:value-type="float" office:value="2.0740402348372" calcext:value-type="float">
            <text:p>2.0740402348372</text:p>
          </table:table-cell>
          <table:table-cell table:formula="of:=[.C84]+[.B84]-[.A84]" office:value-type="float" office:value="160.074040234837" calcext:value-type="float">
            <text:p>160.074040234837</text:p>
          </table:table-cell>
          <table:table-cell table:formula="of:=[.A84]+[.B84]-[.C84]" office:value-type="float" office:value="5.9259597651628" calcext:value-type="float">
            <text:p>5.9259597651628</text:p>
          </table:table-cell>
          <table:table-cell table:formula="of:=[.A84]+[.B84]+[.C84]" office:value-type="float" office:value="168.074040234837" calcext:value-type="float">
            <text:p>168.074040234837</text:p>
          </table:table-cell>
          <table:table-cell table:formula="of:=SQRT(3*[.E84]*[.F84]*[.G84]/[.H84])/2" office:value-type="float" office:value="2.96297988258141" calcext:value-type="float">
            <text:p>2.96297988258141</text:p>
          </table:table-cell>
          <table:table-cell table:number-columns-repeated="5"/>
        </table:table-row>
        <table:table-row table:style-name="ro1">
          <table:table-cell table:formula="of:=[.A84]" office:value-type="float" office:value="4" calcext:value-type="float">
            <text:p>4</text:p>
          </table:table-cell>
          <table:table-cell table:formula="of:=[.B84]+1" office:value-type="float" office:value="84" calcext:value-type="float">
            <text:p>84</text:p>
          </table:table-cell>
          <table:table-cell table:formula="of:=SQRT([.A85]*[.A85]+[.B85]*[.B85]-[.A85]*[.B85])" office:value-type="float" office:value="82.0731381147328" calcext:value-type="float">
            <text:p>82.0731381147328</text:p>
          </table:table-cell>
          <table:table-cell/>
          <table:table-cell table:formula="of:=[.C85]+[.A85]-[.B85]" office:value-type="float" office:value="2.07313811473277" calcext:value-type="float">
            <text:p>2.07313811473277</text:p>
          </table:table-cell>
          <table:table-cell table:formula="of:=[.C85]+[.B85]-[.A85]" office:value-type="float" office:value="162.073138114733" calcext:value-type="float">
            <text:p>162.073138114733</text:p>
          </table:table-cell>
          <table:table-cell table:formula="of:=[.A85]+[.B85]-[.C85]" office:value-type="float" office:value="5.92686188526723" calcext:value-type="float">
            <text:p>5.92686188526723</text:p>
          </table:table-cell>
          <table:table-cell table:formula="of:=[.A85]+[.B85]+[.C85]" office:value-type="float" office:value="170.073138114733" calcext:value-type="float">
            <text:p>170.073138114733</text:p>
          </table:table-cell>
          <table:table-cell table:formula="of:=SQRT(3*[.E85]*[.F85]*[.G85]/[.H85])/2" office:value-type="float" office:value="2.96343094263362" calcext:value-type="float">
            <text:p>2.96343094263362</text:p>
          </table:table-cell>
          <table:table-cell table:number-columns-repeated="5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+1" office:value-type="float" office:value="85" calcext:value-type="float">
            <text:p>85</text:p>
          </table:table-cell>
          <table:table-cell table:formula="of:=SQRT([.A86]*[.A86]+[.B86]*[.B86]-[.A86]*[.B86])" office:value-type="float" office:value="83.0722577037605" calcext:value-type="float">
            <text:p>83.0722577037605</text:p>
          </table:table-cell>
          <table:table-cell/>
          <table:table-cell table:formula="of:=[.C86]+[.A86]-[.B86]" office:value-type="float" office:value="2.07225770376053" calcext:value-type="float">
            <text:p>2.07225770376053</text:p>
          </table:table-cell>
          <table:table-cell table:formula="of:=[.C86]+[.B86]-[.A86]" office:value-type="float" office:value="164.072257703761" calcext:value-type="float">
            <text:p>164.072257703761</text:p>
          </table:table-cell>
          <table:table-cell table:formula="of:=[.A86]+[.B86]-[.C86]" office:value-type="float" office:value="5.92774229623947" calcext:value-type="float">
            <text:p>5.92774229623947</text:p>
          </table:table-cell>
          <table:table-cell table:formula="of:=[.A86]+[.B86]+[.C86]" office:value-type="float" office:value="172.072257703761" calcext:value-type="float">
            <text:p>172.072257703761</text:p>
          </table:table-cell>
          <table:table-cell table:formula="of:=SQRT(3*[.E86]*[.F86]*[.G86]/[.H86])/2" office:value-type="float" office:value="2.96387114811974" calcext:value-type="float">
            <text:p>2.96387114811974</text:p>
          </table:table-cell>
          <table:table-cell table:number-columns-repeated="5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+1" office:value-type="float" office:value="86" calcext:value-type="float">
            <text:p>86</text:p>
          </table:table-cell>
          <table:table-cell table:formula="of:=SQRT([.A87]*[.A87]+[.B87]*[.B87]-[.A87]*[.B87])" office:value-type="float" office:value="84.0713982279348" calcext:value-type="float">
            <text:p>84.0713982279348</text:p>
          </table:table-cell>
          <table:table-cell/>
          <table:table-cell table:formula="of:=[.C87]+[.A87]-[.B87]" office:value-type="float" office:value="2.07139822793481" calcext:value-type="float">
            <text:p>2.07139822793481</text:p>
          </table:table-cell>
          <table:table-cell table:formula="of:=[.C87]+[.B87]-[.A87]" office:value-type="float" office:value="166.071398227935" calcext:value-type="float">
            <text:p>166.071398227935</text:p>
          </table:table-cell>
          <table:table-cell table:formula="of:=[.A87]+[.B87]-[.C87]" office:value-type="float" office:value="5.92860177206519" calcext:value-type="float">
            <text:p>5.92860177206519</text:p>
          </table:table-cell>
          <table:table-cell table:formula="of:=[.A87]+[.B87]+[.C87]" office:value-type="float" office:value="174.071398227935" calcext:value-type="float">
            <text:p>174.071398227935</text:p>
          </table:table-cell>
          <table:table-cell table:formula="of:=SQRT(3*[.E87]*[.F87]*[.G87]/[.H87])/2" office:value-type="float" office:value="2.9643008860326" calcext:value-type="float">
            <text:p>2.9643008860326</text:p>
          </table:table-cell>
          <table:table-cell table:number-columns-repeated="5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+1" office:value-type="float" office:value="87" calcext:value-type="float">
            <text:p>87</text:p>
          </table:table-cell>
          <table:table-cell table:formula="of:=SQRT([.A88]*[.A88]+[.B88]*[.B88]-[.A88]*[.B88])" office:value-type="float" office:value="85.0705589496155" calcext:value-type="float">
            <text:p>85.0705589496155</text:p>
          </table:table-cell>
          <table:table-cell/>
          <table:table-cell table:formula="of:=[.C88]+[.A88]-[.B88]" office:value-type="float" office:value="2.07055894961546" calcext:value-type="float">
            <text:p>2.07055894961546</text:p>
          </table:table-cell>
          <table:table-cell table:formula="of:=[.C88]+[.B88]-[.A88]" office:value-type="float" office:value="168.070558949615" calcext:value-type="float">
            <text:p>168.070558949615</text:p>
          </table:table-cell>
          <table:table-cell table:formula="of:=[.A88]+[.B88]-[.C88]" office:value-type="float" office:value="5.92944105038454" calcext:value-type="float">
            <text:p>5.92944105038454</text:p>
          </table:table-cell>
          <table:table-cell table:formula="of:=[.A88]+[.B88]+[.C88]" office:value-type="float" office:value="176.070558949615" calcext:value-type="float">
            <text:p>176.070558949615</text:p>
          </table:table-cell>
          <table:table-cell table:formula="of:=SQRT(3*[.E88]*[.F88]*[.G88]/[.H88])/2" office:value-type="float" office:value="2.96472052519226" calcext:value-type="float">
            <text:p>2.96472052519226</text:p>
          </table:table-cell>
          <table:table-cell table:number-columns-repeated="5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+1" office:value-type="float" office:value="88" calcext:value-type="float">
            <text:p>88</text:p>
          </table:table-cell>
          <table:table-cell table:formula="of:=SQRT([.A89]*[.A89]+[.B89]*[.B89]-[.A89]*[.B89])" office:value-type="float" office:value="86.0697391654001" calcext:value-type="float">
            <text:p>86.0697391654001</text:p>
          </table:table-cell>
          <table:table-cell/>
          <table:table-cell table:formula="of:=[.C89]+[.A89]-[.B89]" office:value-type="float" office:value="2.06973916540005" calcext:value-type="float">
            <text:p>2.06973916540005</text:p>
          </table:table-cell>
          <table:table-cell table:formula="of:=[.C89]+[.B89]-[.A89]" office:value-type="float" office:value="170.0697391654" calcext:value-type="float">
            <text:p>170.0697391654</text:p>
          </table:table-cell>
          <table:table-cell table:formula="of:=[.A89]+[.B89]-[.C89]" office:value-type="float" office:value="5.93026083459995" calcext:value-type="float">
            <text:p>5.93026083459995</text:p>
          </table:table-cell>
          <table:table-cell table:formula="of:=[.A89]+[.B89]+[.C89]" office:value-type="float" office:value="178.0697391654" calcext:value-type="float">
            <text:p>178.0697391654</text:p>
          </table:table-cell>
          <table:table-cell table:formula="of:=SQRT(3*[.E89]*[.F89]*[.G89]/[.H89])/2" office:value-type="float" office:value="2.96513041729997" calcext:value-type="float">
            <text:p>2.96513041729997</text:p>
          </table:table-cell>
          <table:table-cell table:number-columns-repeated="5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+1" office:value-type="float" office:value="89" calcext:value-type="float">
            <text:p>89</text:p>
          </table:table-cell>
          <table:table-cell table:formula="of:=SQRT([.A90]*[.A90]+[.B90]*[.B90]-[.A90]*[.B90])" office:value-type="float" office:value="87.068938204161" calcext:value-type="float">
            <text:p>87.068938204161</text:p>
          </table:table-cell>
          <table:table-cell/>
          <table:table-cell table:formula="of:=[.C90]+[.A90]-[.B90]" office:value-type="float" office:value="2.06893820416096" calcext:value-type="float">
            <text:p>2.06893820416096</text:p>
          </table:table-cell>
          <table:table-cell table:formula="of:=[.C90]+[.B90]-[.A90]" office:value-type="float" office:value="172.068938204161" calcext:value-type="float">
            <text:p>172.068938204161</text:p>
          </table:table-cell>
          <table:table-cell table:formula="of:=[.A90]+[.B90]-[.C90]" office:value-type="float" office:value="5.93106179583904" calcext:value-type="float">
            <text:p>5.93106179583904</text:p>
          </table:table-cell>
          <table:table-cell table:formula="of:=[.A90]+[.B90]+[.C90]" office:value-type="float" office:value="180.068938204161" calcext:value-type="float">
            <text:p>180.068938204161</text:p>
          </table:table-cell>
          <table:table-cell table:formula="of:=SQRT(3*[.E90]*[.F90]*[.G90]/[.H90])/2" office:value-type="float" office:value="2.96553089791952" calcext:value-type="float">
            <text:p>2.96553089791952</text:p>
          </table:table-cell>
          <table:table-cell table:number-columns-repeated="5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+1" office:value-type="float" office:value="90" calcext:value-type="float">
            <text:p>90</text:p>
          </table:table-cell>
          <table:table-cell table:formula="of:=SQRT([.A91]*[.A91]+[.B91]*[.B91]-[.A91]*[.B91])" office:value-type="float" office:value="88.068155425216" calcext:value-type="float">
            <text:p>88.068155425216</text:p>
          </table:table-cell>
          <table:table-cell/>
          <table:table-cell table:formula="of:=[.C91]+[.A91]-[.B91]" office:value-type="float" office:value="2.06815542521599" calcext:value-type="float">
            <text:p>2.06815542521599</text:p>
          </table:table-cell>
          <table:table-cell table:formula="of:=[.C91]+[.B91]-[.A91]" office:value-type="float" office:value="174.068155425216" calcext:value-type="float">
            <text:p>174.068155425216</text:p>
          </table:table-cell>
          <table:table-cell table:formula="of:=[.A91]+[.B91]-[.C91]" office:value-type="float" office:value="5.93184457478401" calcext:value-type="float">
            <text:p>5.93184457478401</text:p>
          </table:table-cell>
          <table:table-cell table:formula="of:=[.A91]+[.B91]+[.C91]" office:value-type="float" office:value="182.068155425216" calcext:value-type="float">
            <text:p>182.068155425216</text:p>
          </table:table-cell>
          <table:table-cell table:formula="of:=SQRT(3*[.E91]*[.F91]*[.G91]/[.H91])/2" office:value-type="float" office:value="2.96592228739201" calcext:value-type="float">
            <text:p>2.96592228739201</text:p>
          </table:table-cell>
          <table:table-cell table:number-columns-repeated="5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+1" office:value-type="float" office:value="91" calcext:value-type="float">
            <text:p>91</text:p>
          </table:table-cell>
          <table:table-cell table:formula="of:=SQRT([.A92]*[.A92]+[.B92]*[.B92]-[.A92]*[.B92])" office:value-type="float" office:value="89.0673902166219" calcext:value-type="float">
            <text:p>89.0673902166219</text:p>
          </table:table-cell>
          <table:table-cell/>
          <table:table-cell table:formula="of:=[.C92]+[.A92]-[.B92]" office:value-type="float" office:value="2.06739021662193" calcext:value-type="float">
            <text:p>2.06739021662193</text:p>
          </table:table-cell>
          <table:table-cell table:formula="of:=[.C92]+[.B92]-[.A92]" office:value-type="float" office:value="176.067390216622" calcext:value-type="float">
            <text:p>176.067390216622</text:p>
          </table:table-cell>
          <table:table-cell table:formula="of:=[.A92]+[.B92]-[.C92]" office:value-type="float" office:value="5.93260978337807" calcext:value-type="float">
            <text:p>5.93260978337807</text:p>
          </table:table-cell>
          <table:table-cell table:formula="of:=[.A92]+[.B92]+[.C92]" office:value-type="float" office:value="184.067390216622" calcext:value-type="float">
            <text:p>184.067390216622</text:p>
          </table:table-cell>
          <table:table-cell table:formula="of:=SQRT(3*[.E92]*[.F92]*[.G92]/[.H92])/2" office:value-type="float" office:value="2.96630489168903" calcext:value-type="float">
            <text:p>2.96630489168903</text:p>
          </table:table-cell>
          <table:table-cell table:number-columns-repeated="5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+1" office:value-type="float" office:value="92" calcext:value-type="float">
            <text:p>92</text:p>
          </table:table-cell>
          <table:table-cell table:formula="of:=SQRT([.A93]*[.A93]+[.B93]*[.B93]-[.A93]*[.B93])" office:value-type="float" office:value="90.0666419935816" calcext:value-type="float">
            <text:p>90.0666419935816</text:p>
          </table:table-cell>
          <table:table-cell/>
          <table:table-cell table:formula="of:=[.C93]+[.A93]-[.B93]" office:value-type="float" office:value="2.06664199358161" calcext:value-type="float">
            <text:p>2.06664199358161</text:p>
          </table:table-cell>
          <table:table-cell table:formula="of:=[.C93]+[.B93]-[.A93]" office:value-type="float" office:value="178.066641993582" calcext:value-type="float">
            <text:p>178.066641993582</text:p>
          </table:table-cell>
          <table:table-cell table:formula="of:=[.A93]+[.B93]-[.C93]" office:value-type="float" office:value="5.93335800641839" calcext:value-type="float">
            <text:p>5.93335800641839</text:p>
          </table:table-cell>
          <table:table-cell table:formula="of:=[.A93]+[.B93]+[.C93]" office:value-type="float" office:value="186.066641993582" calcext:value-type="float">
            <text:p>186.066641993582</text:p>
          </table:table-cell>
          <table:table-cell table:formula="of:=SQRT(3*[.E93]*[.F93]*[.G93]/[.H93])/2" office:value-type="float" office:value="2.96667900320919" calcext:value-type="float">
            <text:p>2.96667900320919</text:p>
          </table:table-cell>
          <table:table-cell table:number-columns-repeated="5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+1" office:value-type="float" office:value="93" calcext:value-type="float">
            <text:p>93</text:p>
          </table:table-cell>
          <table:table-cell table:formula="of:=SQRT([.A94]*[.A94]+[.B94]*[.B94]-[.A94]*[.B94])" office:value-type="float" office:value="91.0659101969557" calcext:value-type="float">
            <text:p>91.0659101969557</text:p>
          </table:table-cell>
          <table:table-cell/>
          <table:table-cell table:formula="of:=[.C94]+[.A94]-[.B94]" office:value-type="float" office:value="2.0659101969557" calcext:value-type="float">
            <text:p>2.0659101969557</text:p>
          </table:table-cell>
          <table:table-cell table:formula="of:=[.C94]+[.B94]-[.A94]" office:value-type="float" office:value="180.065910196956" calcext:value-type="float">
            <text:p>180.065910196956</text:p>
          </table:table-cell>
          <table:table-cell table:formula="of:=[.A94]+[.B94]-[.C94]" office:value-type="float" office:value="5.9340898030443" calcext:value-type="float">
            <text:p>5.9340898030443</text:p>
          </table:table-cell>
          <table:table-cell table:formula="of:=[.A94]+[.B94]+[.C94]" office:value-type="float" office:value="188.065910196956" calcext:value-type="float">
            <text:p>188.065910196956</text:p>
          </table:table-cell>
          <table:table-cell table:formula="of:=SQRT(3*[.E94]*[.F94]*[.G94]/[.H94])/2" office:value-type="float" office:value="2.96704490152215" calcext:value-type="float">
            <text:p>2.96704490152215</text:p>
          </table:table-cell>
          <table:table-cell table:number-columns-repeated="5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+1" office:value-type="float" office:value="94" calcext:value-type="float">
            <text:p>94</text:p>
          </table:table-cell>
          <table:table-cell table:formula="of:=SQRT([.A95]*[.A95]+[.B95]*[.B95]-[.A95]*[.B95])" office:value-type="float" office:value="92.0651942918712" calcext:value-type="float">
            <text:p>92.0651942918712</text:p>
          </table:table-cell>
          <table:table-cell/>
          <table:table-cell table:formula="of:=[.C95]+[.A95]-[.B95]" office:value-type="float" office:value="2.06519429187124" calcext:value-type="float">
            <text:p>2.06519429187124</text:p>
          </table:table-cell>
          <table:table-cell table:formula="of:=[.C95]+[.B95]-[.A95]" office:value-type="float" office:value="182.065194291871" calcext:value-type="float">
            <text:p>182.065194291871</text:p>
          </table:table-cell>
          <table:table-cell table:formula="of:=[.A95]+[.B95]-[.C95]" office:value-type="float" office:value="5.93480570812876" calcext:value-type="float">
            <text:p>5.93480570812876</text:p>
          </table:table-cell>
          <table:table-cell table:formula="of:=[.A95]+[.B95]+[.C95]" office:value-type="float" office:value="190.065194291871" calcext:value-type="float">
            <text:p>190.065194291871</text:p>
          </table:table-cell>
          <table:table-cell table:formula="of:=SQRT(3*[.E95]*[.F95]*[.G95]/[.H95])/2" office:value-type="float" office:value="2.96740285406438" calcext:value-type="float">
            <text:p>2.96740285406438</text:p>
          </table:table-cell>
          <table:table-cell table:number-columns-repeated="5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+1" office:value-type="float" office:value="95" calcext:value-type="float">
            <text:p>95</text:p>
          </table:table-cell>
          <table:table-cell table:formula="of:=SQRT([.A96]*[.A96]+[.B96]*[.B96]-[.A96]*[.B96])" office:value-type="float" office:value="93.0644937664199" calcext:value-type="float">
            <text:p>93.0644937664199</text:p>
          </table:table-cell>
          <table:table-cell/>
          <table:table-cell table:formula="of:=[.C96]+[.A96]-[.B96]" office:value-type="float" office:value="2.06449376641986" calcext:value-type="float">
            <text:p>2.06449376641986</text:p>
          </table:table-cell>
          <table:table-cell table:formula="of:=[.C96]+[.B96]-[.A96]" office:value-type="float" office:value="184.06449376642" calcext:value-type="float">
            <text:p>184.06449376642</text:p>
          </table:table-cell>
          <table:table-cell table:formula="of:=[.A96]+[.B96]-[.C96]" office:value-type="float" office:value="5.93550623358014" calcext:value-type="float">
            <text:p>5.93550623358014</text:p>
          </table:table-cell>
          <table:table-cell table:formula="of:=[.A96]+[.B96]+[.C96]" office:value-type="float" office:value="192.06449376642" calcext:value-type="float">
            <text:p>192.06449376642</text:p>
          </table:table-cell>
          <table:table-cell table:formula="of:=SQRT(3*[.E96]*[.F96]*[.G96]/[.H96])/2" office:value-type="float" office:value="2.96775311679007" calcext:value-type="float">
            <text:p>2.96775311679007</text:p>
          </table:table-cell>
          <table:table-cell table:number-columns-repeated="5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+1" office:value-type="float" office:value="96" calcext:value-type="float">
            <text:p>96</text:p>
          </table:table-cell>
          <table:table-cell table:formula="of:=SQRT([.A97]*[.A97]+[.B97]*[.B97]-[.A97]*[.B97])" office:value-type="float" office:value="94.0638081304388" calcext:value-type="float">
            <text:p>94.0638081304388</text:p>
          </table:table-cell>
          <table:table-cell/>
          <table:table-cell table:formula="of:=[.C97]+[.A97]-[.B97]" office:value-type="float" office:value="2.06380813043877" calcext:value-type="float">
            <text:p>2.06380813043877</text:p>
          </table:table-cell>
          <table:table-cell table:formula="of:=[.C97]+[.B97]-[.A97]" office:value-type="float" office:value="186.063808130439" calcext:value-type="float">
            <text:p>186.063808130439</text:p>
          </table:table-cell>
          <table:table-cell table:formula="of:=[.A97]+[.B97]-[.C97]" office:value-type="float" office:value="5.93619186956123" calcext:value-type="float">
            <text:p>5.93619186956123</text:p>
          </table:table-cell>
          <table:table-cell table:formula="of:=[.A97]+[.B97]+[.C97]" office:value-type="float" office:value="194.063808130439" calcext:value-type="float">
            <text:p>194.063808130439</text:p>
          </table:table-cell>
          <table:table-cell table:formula="of:=SQRT(3*[.E97]*[.F97]*[.G97]/[.H97])/2" office:value-type="float" office:value="2.96809593478061" calcext:value-type="float">
            <text:p>2.96809593478061</text:p>
          </table:table-cell>
          <table:table-cell table:number-columns-repeated="5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+1" office:value-type="float" office:value="97" calcext:value-type="float">
            <text:p>97</text:p>
          </table:table-cell>
          <table:table-cell table:formula="of:=SQRT([.A98]*[.A98]+[.B98]*[.B98]-[.A98]*[.B98])" office:value-type="float" office:value="95.0631369143687" calcext:value-type="float">
            <text:p>95.0631369143687</text:p>
          </table:table-cell>
          <table:table-cell/>
          <table:table-cell table:formula="of:=[.C98]+[.A98]-[.B98]" office:value-type="float" office:value="2.06313691436866" calcext:value-type="float">
            <text:p>2.06313691436866</text:p>
          </table:table-cell>
          <table:table-cell table:formula="of:=[.C98]+[.B98]-[.A98]" office:value-type="float" office:value="188.063136914369" calcext:value-type="float">
            <text:p>188.063136914369</text:p>
          </table:table-cell>
          <table:table-cell table:formula="of:=[.A98]+[.B98]-[.C98]" office:value-type="float" office:value="5.93686308563134" calcext:value-type="float">
            <text:p>5.93686308563134</text:p>
          </table:table-cell>
          <table:table-cell table:formula="of:=[.A98]+[.B98]+[.C98]" office:value-type="float" office:value="196.063136914369" calcext:value-type="float">
            <text:p>196.063136914369</text:p>
          </table:table-cell>
          <table:table-cell table:formula="of:=SQRT(3*[.E98]*[.F98]*[.G98]/[.H98])/2" office:value-type="float" office:value="2.96843154281568" calcext:value-type="float">
            <text:p>2.96843154281568</text:p>
          </table:table-cell>
          <table:table-cell table:number-columns-repeated="5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+1" office:value-type="float" office:value="98" calcext:value-type="float">
            <text:p>98</text:p>
          </table:table-cell>
          <table:table-cell table:formula="of:=SQRT([.A99]*[.A99]+[.B99]*[.B99]-[.A99]*[.B99])" office:value-type="float" office:value="96.0624796681826" calcext:value-type="float">
            <text:p>96.0624796681826</text:p>
          </table:table-cell>
          <table:table-cell/>
          <table:table-cell table:formula="of:=[.C99]+[.A99]-[.B99]" office:value-type="float" office:value="2.06247966818262" calcext:value-type="float">
            <text:p>2.06247966818262</text:p>
          </table:table-cell>
          <table:table-cell table:formula="of:=[.C99]+[.B99]-[.A99]" office:value-type="float" office:value="190.062479668183" calcext:value-type="float">
            <text:p>190.062479668183</text:p>
          </table:table-cell>
          <table:table-cell table:formula="of:=[.A99]+[.B99]-[.C99]" office:value-type="float" office:value="5.93752033181738" calcext:value-type="float">
            <text:p>5.93752033181738</text:p>
          </table:table-cell>
          <table:table-cell table:formula="of:=[.A99]+[.B99]+[.C99]" office:value-type="float" office:value="198.062479668183" calcext:value-type="float">
            <text:p>198.062479668183</text:p>
          </table:table-cell>
          <table:table-cell table:formula="of:=SQRT(3*[.E99]*[.F99]*[.G99]/[.H99])/2" office:value-type="float" office:value="2.96876016590869" calcext:value-type="float">
            <text:p>2.96876016590869</text:p>
          </table:table-cell>
          <table:table-cell table:number-columns-repeated="5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+1" office:value-type="float" office:value="99" calcext:value-type="float">
            <text:p>99</text:p>
          </table:table-cell>
          <table:table-cell table:formula="of:=SQRT([.A100]*[.A100]+[.B100]*[.B100]-[.A100]*[.B100])" office:value-type="float" office:value="97.0618359603815" calcext:value-type="float">
            <text:p>97.0618359603815</text:p>
          </table:table-cell>
          <table:table-cell/>
          <table:table-cell table:formula="of:=[.C100]+[.A100]-[.B100]" office:value-type="float" office:value="2.06183596038146" calcext:value-type="float">
            <text:p>2.06183596038146</text:p>
          </table:table-cell>
          <table:table-cell table:formula="of:=[.C100]+[.B100]-[.A100]" office:value-type="float" office:value="192.061835960381" calcext:value-type="float">
            <text:p>192.061835960381</text:p>
          </table:table-cell>
          <table:table-cell table:formula="of:=[.A100]+[.B100]-[.C100]" office:value-type="float" office:value="5.93816403961854" calcext:value-type="float">
            <text:p>5.93816403961854</text:p>
          </table:table-cell>
          <table:table-cell table:formula="of:=[.A100]+[.B100]+[.C100]" office:value-type="float" office:value="200.061835960381" calcext:value-type="float">
            <text:p>200.061835960381</text:p>
          </table:table-cell>
          <table:table-cell table:formula="of:=SQRT(3*[.E100]*[.F100]*[.G100]/[.H100])/2" office:value-type="float" office:value="2.96908201980927" calcext:value-type="float">
            <text:p>2.96908201980927</text:p>
          </table:table-cell>
          <table:table-cell table:number-columns-repeated="5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+1" office:value-type="float" office:value="100" calcext:value-type="float">
            <text:p>100</text:p>
          </table:table-cell>
          <table:table-cell table:formula="of:=SQRT([.A101]*[.A101]+[.B101]*[.B101]-[.A101]*[.B101])" office:value-type="float" office:value="98.0612053770501" calcext:value-type="float">
            <text:p>98.0612053770501</text:p>
          </table:table-cell>
          <table:table-cell/>
          <table:table-cell table:formula="of:=[.C101]+[.A101]-[.B101]" office:value-type="float" office:value="2.0612053770501" calcext:value-type="float">
            <text:p>2.0612053770501</text:p>
          </table:table-cell>
          <table:table-cell table:formula="of:=[.C101]+[.B101]-[.A101]" office:value-type="float" office:value="194.06120537705" calcext:value-type="float">
            <text:p>194.06120537705</text:p>
          </table:table-cell>
          <table:table-cell table:formula="of:=[.A101]+[.B101]-[.C101]" office:value-type="float" office:value="5.9387946229499" calcext:value-type="float">
            <text:p>5.9387946229499</text:p>
          </table:table-cell>
          <table:table-cell table:formula="of:=[.A101]+[.B101]+[.C101]" office:value-type="float" office:value="202.06120537705" calcext:value-type="float">
            <text:p>202.06120537705</text:p>
          </table:table-cell>
          <table:table-cell table:formula="of:=SQRT(3*[.E101]*[.F101]*[.G101]/[.H101])/2" office:value-type="float" office:value="2.96939731147495" calcext:value-type="float">
            <text:p>2.96939731147495</text:p>
          </table:table-cell>
          <table:table-cell table:number-columns-repeated="5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+1" office:value-type="float" office:value="101" calcext:value-type="float">
            <text:p>101</text:p>
          </table:table-cell>
          <table:table-cell table:formula="of:=SQRT([.A102]*[.A102]+[.B102]*[.B102]-[.A102]*[.B102])" office:value-type="float" office:value="99.0605875209712" calcext:value-type="float">
            <text:p>99.0605875209712</text:p>
          </table:table-cell>
          <table:table-cell/>
          <table:table-cell table:formula="of:=[.C102]+[.A102]-[.B102]" office:value-type="float" office:value="2.06058752097123" calcext:value-type="float">
            <text:p>2.06058752097123</text:p>
          </table:table-cell>
          <table:table-cell table:formula="of:=[.C102]+[.B102]-[.A102]" office:value-type="float" office:value="196.060587520971" calcext:value-type="float">
            <text:p>196.060587520971</text:p>
          </table:table-cell>
          <table:table-cell table:formula="of:=[.A102]+[.B102]-[.C102]" office:value-type="float" office:value="5.93941247902878" calcext:value-type="float">
            <text:p>5.93941247902878</text:p>
          </table:table-cell>
          <table:table-cell table:formula="of:=[.A102]+[.B102]+[.C102]" office:value-type="float" office:value="204.060587520971" calcext:value-type="float">
            <text:p>204.060587520971</text:p>
          </table:table-cell>
          <table:table-cell table:formula="of:=SQRT(3*[.E102]*[.F102]*[.G102]/[.H102])/2" office:value-type="float" office:value="2.96970623951439" calcext:value-type="float">
            <text:p>2.96970623951439</text:p>
          </table:table-cell>
          <table:table-cell table:number-columns-repeated="5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+1" office:value-type="float" office:value="102" calcext:value-type="float">
            <text:p>102</text:p>
          </table:table-cell>
          <table:table-cell table:formula="of:=SQRT([.A103]*[.A103]+[.B103]*[.B103]-[.A103]*[.B103])" office:value-type="float" office:value="100.059982010792" calcext:value-type="float">
            <text:p>100.059982010792</text:p>
          </table:table-cell>
          <table:table-cell/>
          <table:table-cell table:formula="of:=[.C103]+[.A103]-[.B103]" office:value-type="float" office:value="2.05998201079191" calcext:value-type="float">
            <text:p>2.05998201079191</text:p>
          </table:table-cell>
          <table:table-cell table:formula="of:=[.C103]+[.B103]-[.A103]" office:value-type="float" office:value="198.059982010792" calcext:value-type="float">
            <text:p>198.059982010792</text:p>
          </table:table-cell>
          <table:table-cell table:formula="of:=[.A103]+[.B103]-[.C103]" office:value-type="float" office:value="5.94001798920809" calcext:value-type="float">
            <text:p>5.94001798920809</text:p>
          </table:table-cell>
          <table:table-cell table:formula="of:=[.A103]+[.B103]+[.C103]" office:value-type="float" office:value="206.059982010792" calcext:value-type="float">
            <text:p>206.059982010792</text:p>
          </table:table-cell>
          <table:table-cell table:formula="of:=SQRT(3*[.E103]*[.F103]*[.G103]/[.H103])/2" office:value-type="float" office:value="2.97000899460405" calcext:value-type="float">
            <text:p>2.97000899460405</text:p>
          </table:table-cell>
          <table:table-cell table:number-columns-repeated="5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+1" office:value-type="float" office:value="103" calcext:value-type="float">
            <text:p>103</text:p>
          </table:table-cell>
          <table:table-cell table:formula="of:=SQRT([.A104]*[.A104]+[.B104]*[.B104]-[.A104]*[.B104])" office:value-type="float" office:value="101.05938848024" calcext:value-type="float">
            <text:p>101.05938848024</text:p>
          </table:table-cell>
          <table:table-cell/>
          <table:table-cell table:formula="of:=[.C104]+[.A104]-[.B104]" office:value-type="float" office:value="2.05938848023968" calcext:value-type="float">
            <text:p>2.05938848023968</text:p>
          </table:table-cell>
          <table:table-cell table:formula="of:=[.C104]+[.B104]-[.A104]" office:value-type="float" office:value="200.05938848024" calcext:value-type="float">
            <text:p>200.05938848024</text:p>
          </table:table-cell>
          <table:table-cell table:formula="of:=[.A104]+[.B104]-[.C104]" office:value-type="float" office:value="5.94061151976032" calcext:value-type="float">
            <text:p>5.94061151976032</text:p>
          </table:table-cell>
          <table:table-cell table:formula="of:=[.A104]+[.B104]+[.C104]" office:value-type="float" office:value="208.05938848024" calcext:value-type="float">
            <text:p>208.05938848024</text:p>
          </table:table-cell>
          <table:table-cell table:formula="of:=SQRT(3*[.E104]*[.F104]*[.G104]/[.H104])/2" office:value-type="float" office:value="2.97030575988016" calcext:value-type="float">
            <text:p>2.97030575988016</text:p>
          </table:table-cell>
          <table:table-cell table:number-columns-repeated="5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+1" office:value-type="float" office:value="104" calcext:value-type="float">
            <text:p>104</text:p>
          </table:table-cell>
          <table:table-cell table:formula="of:=SQRT([.A105]*[.A105]+[.B105]*[.B105]-[.A105]*[.B105])" office:value-type="float" office:value="102.058806577385" calcext:value-type="float">
            <text:p>102.058806577385</text:p>
          </table:table-cell>
          <table:table-cell/>
          <table:table-cell table:formula="of:=[.C105]+[.A105]-[.B105]" office:value-type="float" office:value="2.05880657738459" calcext:value-type="float">
            <text:p>2.05880657738459</text:p>
          </table:table-cell>
          <table:table-cell table:formula="of:=[.C105]+[.B105]-[.A105]" office:value-type="float" office:value="202.058806577385" calcext:value-type="float">
            <text:p>202.058806577385</text:p>
          </table:table-cell>
          <table:table-cell table:formula="of:=[.A105]+[.B105]-[.C105]" office:value-type="float" office:value="5.94119342261541" calcext:value-type="float">
            <text:p>5.94119342261541</text:p>
          </table:table-cell>
          <table:table-cell table:formula="of:=[.A105]+[.B105]+[.C105]" office:value-type="float" office:value="210.058806577385" calcext:value-type="float">
            <text:p>210.058806577385</text:p>
          </table:table-cell>
          <table:table-cell table:formula="of:=SQRT(3*[.E105]*[.F105]*[.G105]/[.H105])/2" office:value-type="float" office:value="2.9705967113077" calcext:value-type="float">
            <text:p>2.9705967113077</text:p>
          </table:table-cell>
          <table:table-cell table:number-columns-repeated="5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+1" office:value-type="float" office:value="105" calcext:value-type="float">
            <text:p>105</text:p>
          </table:table-cell>
          <table:table-cell table:formula="of:=SQRT([.A106]*[.A106]+[.B106]*[.B106]-[.A106]*[.B106])" office:value-type="float" office:value="103.058235963944" calcext:value-type="float">
            <text:p>103.058235963944</text:p>
          </table:table-cell>
          <table:table-cell/>
          <table:table-cell table:formula="of:=[.C106]+[.A106]-[.B106]" office:value-type="float" office:value="2.05823596394418" calcext:value-type="float">
            <text:p>2.05823596394418</text:p>
          </table:table-cell>
          <table:table-cell table:formula="of:=[.C106]+[.B106]-[.A106]" office:value-type="float" office:value="204.058235963944" calcext:value-type="float">
            <text:p>204.058235963944</text:p>
          </table:table-cell>
          <table:table-cell table:formula="of:=[.A106]+[.B106]-[.C106]" office:value-type="float" office:value="5.94176403605582" calcext:value-type="float">
            <text:p>5.94176403605582</text:p>
          </table:table-cell>
          <table:table-cell table:formula="of:=[.A106]+[.B106]+[.C106]" office:value-type="float" office:value="212.058235963944" calcext:value-type="float">
            <text:p>212.058235963944</text:p>
          </table:table-cell>
          <table:table-cell table:formula="of:=SQRT(3*[.E106]*[.F106]*[.G106]/[.H106])/2" office:value-type="float" office:value="2.9708820180279" calcext:value-type="float">
            <text:p>2.9708820180279</text:p>
          </table:table-cell>
          <table:table-cell table:number-columns-repeated="5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+1" office:value-type="float" office:value="106" calcext:value-type="float">
            <text:p>106</text:p>
          </table:table-cell>
          <table:table-cell table:formula="of:=SQRT([.A107]*[.A107]+[.B107]*[.B107]-[.A107]*[.B107])" office:value-type="float" office:value="104.057676314629" calcext:value-type="float">
            <text:p>104.057676314629</text:p>
          </table:table-cell>
          <table:table-cell/>
          <table:table-cell table:formula="of:=[.C107]+[.A107]-[.B107]" office:value-type="float" office:value="2.05767631462851" calcext:value-type="float">
            <text:p>2.05767631462851</text:p>
          </table:table-cell>
          <table:table-cell table:formula="of:=[.C107]+[.B107]-[.A107]" office:value-type="float" office:value="206.057676314629" calcext:value-type="float">
            <text:p>206.057676314629</text:p>
          </table:table-cell>
          <table:table-cell table:formula="of:=[.A107]+[.B107]-[.C107]" office:value-type="float" office:value="5.94232368537149" calcext:value-type="float">
            <text:p>5.94232368537149</text:p>
          </table:table-cell>
          <table:table-cell table:formula="of:=[.A107]+[.B107]+[.C107]" office:value-type="float" office:value="214.057676314629" calcext:value-type="float">
            <text:p>214.057676314629</text:p>
          </table:table-cell>
          <table:table-cell table:formula="of:=SQRT(3*[.E107]*[.F107]*[.G107]/[.H107])/2" office:value-type="float" office:value="2.97116184268574" calcext:value-type="float">
            <text:p>2.97116184268574</text:p>
          </table:table-cell>
          <table:table-cell table:number-columns-repeated="5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+1" office:value-type="float" office:value="107" calcext:value-type="float">
            <text:p>107</text:p>
          </table:table-cell>
          <table:table-cell table:formula="of:=SQRT([.A108]*[.A108]+[.B108]*[.B108]-[.A108]*[.B108])" office:value-type="float" office:value="105.057127316522" calcext:value-type="float">
            <text:p>105.057127316522</text:p>
          </table:table-cell>
          <table:table-cell/>
          <table:table-cell table:formula="of:=[.C108]+[.A108]-[.B108]" office:value-type="float" office:value="2.05712731652241" calcext:value-type="float">
            <text:p>2.05712731652241</text:p>
          </table:table-cell>
          <table:table-cell table:formula="of:=[.C108]+[.B108]-[.A108]" office:value-type="float" office:value="208.057127316522" calcext:value-type="float">
            <text:p>208.057127316522</text:p>
          </table:table-cell>
          <table:table-cell table:formula="of:=[.A108]+[.B108]-[.C108]" office:value-type="float" office:value="5.94287268347759" calcext:value-type="float">
            <text:p>5.94287268347759</text:p>
          </table:table-cell>
          <table:table-cell table:formula="of:=[.A108]+[.B108]+[.C108]" office:value-type="float" office:value="216.057127316522" calcext:value-type="float">
            <text:p>216.057127316522</text:p>
          </table:table-cell>
          <table:table-cell table:formula="of:=SQRT(3*[.E108]*[.F108]*[.G108]/[.H108])/2" office:value-type="float" office:value="2.97143634173879" calcext:value-type="float">
            <text:p>2.97143634173879</text:p>
          </table:table-cell>
          <table:table-cell table:number-columns-repeated="5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+1" office:value-type="float" office:value="108" calcext:value-type="float">
            <text:p>108</text:p>
          </table:table-cell>
          <table:table-cell table:formula="of:=SQRT([.A109]*[.A109]+[.B109]*[.B109]-[.A109]*[.B109])" office:value-type="float" office:value="106.056588668503" calcext:value-type="float">
            <text:p>106.056588668503</text:p>
          </table:table-cell>
          <table:table-cell/>
          <table:table-cell table:formula="of:=[.C109]+[.A109]-[.B109]" office:value-type="float" office:value="2.05658866850281" calcext:value-type="float">
            <text:p>2.05658866850281</text:p>
          </table:table-cell>
          <table:table-cell table:formula="of:=[.C109]+[.B109]-[.A109]" office:value-type="float" office:value="210.056588668503" calcext:value-type="float">
            <text:p>210.056588668503</text:p>
          </table:table-cell>
          <table:table-cell table:formula="of:=[.A109]+[.B109]-[.C109]" office:value-type="float" office:value="5.94341133149719" calcext:value-type="float">
            <text:p>5.94341133149719</text:p>
          </table:table-cell>
          <table:table-cell table:formula="of:=[.A109]+[.B109]+[.C109]" office:value-type="float" office:value="218.056588668503" calcext:value-type="float">
            <text:p>218.056588668503</text:p>
          </table:table-cell>
          <table:table-cell table:formula="of:=SQRT(3*[.E109]*[.F109]*[.G109]/[.H109])/2" office:value-type="float" office:value="2.97170566574859" calcext:value-type="float">
            <text:p>2.97170566574859</text:p>
          </table:table-cell>
          <table:table-cell table:number-columns-repeated="5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+1" office:value-type="float" office:value="109" calcext:value-type="float">
            <text:p>109</text:p>
          </table:table-cell>
          <table:table-cell table:formula="of:=SQRT([.A110]*[.A110]+[.B110]*[.B110]-[.A110]*[.B110])" office:value-type="float" office:value="107.056060080689" calcext:value-type="float">
            <text:p>107.056060080689</text:p>
          </table:table-cell>
          <table:table-cell/>
          <table:table-cell table:formula="of:=[.C110]+[.A110]-[.B110]" office:value-type="float" office:value="2.05606008068857" calcext:value-type="float">
            <text:p>2.05606008068857</text:p>
          </table:table-cell>
          <table:table-cell table:formula="of:=[.C110]+[.B110]-[.A110]" office:value-type="float" office:value="212.056060080689" calcext:value-type="float">
            <text:p>212.056060080689</text:p>
          </table:table-cell>
          <table:table-cell table:formula="of:=[.A110]+[.B110]-[.C110]" office:value-type="float" office:value="5.94393991931143" calcext:value-type="float">
            <text:p>5.94393991931143</text:p>
          </table:table-cell>
          <table:table-cell table:formula="of:=[.A110]+[.B110]+[.C110]" office:value-type="float" office:value="220.056060080689" calcext:value-type="float">
            <text:p>220.056060080689</text:p>
          </table:table-cell>
          <table:table-cell table:formula="of:=SQRT(3*[.E110]*[.F110]*[.G110]/[.H110])/2" office:value-type="float" office:value="2.97196995965572" calcext:value-type="float">
            <text:p>2.97196995965572</text:p>
          </table:table-cell>
          <table:table-cell table:number-columns-repeated="5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+1" office:value-type="float" office:value="110" calcext:value-type="float">
            <text:p>110</text:p>
          </table:table-cell>
          <table:table-cell table:formula="of:=SQRT([.A111]*[.A111]+[.B111]*[.B111]-[.A111]*[.B111])" office:value-type="float" office:value="108.055541273921" calcext:value-type="float">
            <text:p>108.055541273921</text:p>
          </table:table-cell>
          <table:table-cell/>
          <table:table-cell table:formula="of:=[.C111]+[.A111]-[.B111]" office:value-type="float" office:value="2.0555412739208" calcext:value-type="float">
            <text:p>2.0555412739208</text:p>
          </table:table-cell>
          <table:table-cell table:formula="of:=[.C111]+[.B111]-[.A111]" office:value-type="float" office:value="214.055541273921" calcext:value-type="float">
            <text:p>214.055541273921</text:p>
          </table:table-cell>
          <table:table-cell table:formula="of:=[.A111]+[.B111]-[.C111]" office:value-type="float" office:value="5.94445872607921" calcext:value-type="float">
            <text:p>5.94445872607921</text:p>
          </table:table-cell>
          <table:table-cell table:formula="of:=[.A111]+[.B111]+[.C111]" office:value-type="float" office:value="222.055541273921" calcext:value-type="float">
            <text:p>222.055541273921</text:p>
          </table:table-cell>
          <table:table-cell table:formula="of:=SQRT(3*[.E111]*[.F111]*[.G111]/[.H111])/2" office:value-type="float" office:value="2.9722293630396" calcext:value-type="float">
            <text:p>2.9722293630396</text:p>
          </table:table-cell>
          <table:table-cell table:number-columns-repeated="5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+1" office:value-type="float" office:value="111" calcext:value-type="float">
            <text:p>111</text:p>
          </table:table-cell>
          <table:table-cell table:formula="of:=SQRT([.A112]*[.A112]+[.B112]*[.B112]-[.A112]*[.B112])" office:value-type="float" office:value="109.055031979272" calcext:value-type="float">
            <text:p>109.055031979272</text:p>
          </table:table-cell>
          <table:table-cell/>
          <table:table-cell table:formula="of:=[.C112]+[.A112]-[.B112]" office:value-type="float" office:value="2.05503197927182" calcext:value-type="float">
            <text:p>2.05503197927182</text:p>
          </table:table-cell>
          <table:table-cell table:formula="of:=[.C112]+[.B112]-[.A112]" office:value-type="float" office:value="216.055031979272" calcext:value-type="float">
            <text:p>216.055031979272</text:p>
          </table:table-cell>
          <table:table-cell table:formula="of:=[.A112]+[.B112]-[.C112]" office:value-type="float" office:value="5.94496802072818" calcext:value-type="float">
            <text:p>5.94496802072818</text:p>
          </table:table-cell>
          <table:table-cell table:formula="of:=[.A112]+[.B112]+[.C112]" office:value-type="float" office:value="224.055031979272" calcext:value-type="float">
            <text:p>224.055031979272</text:p>
          </table:table-cell>
          <table:table-cell table:formula="of:=SQRT(3*[.E112]*[.F112]*[.G112]/[.H112])/2" office:value-type="float" office:value="2.97248401036409" calcext:value-type="float">
            <text:p>2.97248401036409</text:p>
          </table:table-cell>
          <table:table-cell table:number-columns-repeated="5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+1" office:value-type="float" office:value="112" calcext:value-type="float">
            <text:p>112</text:p>
          </table:table-cell>
          <table:table-cell table:formula="of:=SQRT([.A113]*[.A113]+[.B113]*[.B113]-[.A113]*[.B113])" office:value-type="float" office:value="110.054531937581" calcext:value-type="float">
            <text:p>110.054531937581</text:p>
          </table:table-cell>
          <table:table-cell/>
          <table:table-cell table:formula="of:=[.C113]+[.A113]-[.B113]" office:value-type="float" office:value="2.05453193758083" calcext:value-type="float">
            <text:p>2.05453193758083</text:p>
          </table:table-cell>
          <table:table-cell table:formula="of:=[.C113]+[.B113]-[.A113]" office:value-type="float" office:value="218.054531937581" calcext:value-type="float">
            <text:p>218.054531937581</text:p>
          </table:table-cell>
          <table:table-cell table:formula="of:=[.A113]+[.B113]-[.C113]" office:value-type="float" office:value="5.94546806241917" calcext:value-type="float">
            <text:p>5.94546806241917</text:p>
          </table:table-cell>
          <table:table-cell table:formula="of:=[.A113]+[.B113]+[.C113]" office:value-type="float" office:value="226.054531937581" calcext:value-type="float">
            <text:p>226.054531937581</text:p>
          </table:table-cell>
          <table:table-cell table:formula="of:=SQRT(3*[.E113]*[.F113]*[.G113]/[.H113])/2" office:value-type="float" office:value="2.97273403120958" calcext:value-type="float">
            <text:p>2.97273403120958</text:p>
          </table:table-cell>
          <table:table-cell table:number-columns-repeated="5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+1" office:value-type="float" office:value="113" calcext:value-type="float">
            <text:p>113</text:p>
          </table:table-cell>
          <table:table-cell table:formula="of:=SQRT([.A114]*[.A114]+[.B114]*[.B114]-[.A114]*[.B114])" office:value-type="float" office:value="111.054040899015" calcext:value-type="float">
            <text:p>111.054040899015</text:p>
          </table:table-cell>
          <table:table-cell/>
          <table:table-cell table:formula="of:=[.C114]+[.A114]-[.B114]" office:value-type="float" office:value="2.05404089901457" calcext:value-type="float">
            <text:p>2.05404089901457</text:p>
          </table:table-cell>
          <table:table-cell table:formula="of:=[.C114]+[.B114]-[.A114]" office:value-type="float" office:value="220.054040899015" calcext:value-type="float">
            <text:p>220.054040899015</text:p>
          </table:table-cell>
          <table:table-cell table:formula="of:=[.A114]+[.B114]-[.C114]" office:value-type="float" office:value="5.94595910098543" calcext:value-type="float">
            <text:p>5.94595910098543</text:p>
          </table:table-cell>
          <table:table-cell table:formula="of:=[.A114]+[.B114]+[.C114]" office:value-type="float" office:value="228.054040899015" calcext:value-type="float">
            <text:p>228.054040899015</text:p>
          </table:table-cell>
          <table:table-cell table:formula="of:=SQRT(3*[.E114]*[.F114]*[.G114]/[.H114])/2" office:value-type="float" office:value="2.97297955049272" calcext:value-type="float">
            <text:p>2.97297955049272</text:p>
          </table:table-cell>
          <table:table-cell table:number-columns-repeated="5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+1" office:value-type="float" office:value="114" calcext:value-type="float">
            <text:p>114</text:p>
          </table:table-cell>
          <table:table-cell table:formula="of:=SQRT([.A115]*[.A115]+[.B115]*[.B115]-[.A115]*[.B115])" office:value-type="float" office:value="112.053558622652" calcext:value-type="float">
            <text:p>112.053558622652</text:p>
          </table:table-cell>
          <table:table-cell/>
          <table:table-cell table:formula="of:=[.C115]+[.A115]-[.B115]" office:value-type="float" office:value="2.05355862265152" calcext:value-type="float">
            <text:p>2.05355862265152</text:p>
          </table:table-cell>
          <table:table-cell table:formula="of:=[.C115]+[.B115]-[.A115]" office:value-type="float" office:value="222.053558622652" calcext:value-type="float">
            <text:p>222.053558622652</text:p>
          </table:table-cell>
          <table:table-cell table:formula="of:=[.A115]+[.B115]-[.C115]" office:value-type="float" office:value="5.94644137734848" calcext:value-type="float">
            <text:p>5.94644137734848</text:p>
          </table:table-cell>
          <table:table-cell table:formula="of:=[.A115]+[.B115]+[.C115]" office:value-type="float" office:value="230.053558622652" calcext:value-type="float">
            <text:p>230.053558622652</text:p>
          </table:table-cell>
          <table:table-cell table:formula="of:=SQRT(3*[.E115]*[.F115]*[.G115]/[.H115])/2" office:value-type="float" office:value="2.97322068867424" calcext:value-type="float">
            <text:p>2.97322068867424</text:p>
          </table:table-cell>
          <table:table-cell table:number-columns-repeated="5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+1" office:value-type="float" office:value="115" calcext:value-type="float">
            <text:p>115</text:p>
          </table:table-cell>
          <table:table-cell table:formula="of:=SQRT([.A116]*[.A116]+[.B116]*[.B116]-[.A116]*[.B116])" office:value-type="float" office:value="113.053084876088" calcext:value-type="float">
            <text:p>113.053084876088</text:p>
          </table:table-cell>
          <table:table-cell/>
          <table:table-cell table:formula="of:=[.C116]+[.A116]-[.B116]" office:value-type="float" office:value="2.05308487608819" calcext:value-type="float">
            <text:p>2.05308487608819</text:p>
          </table:table-cell>
          <table:table-cell table:formula="of:=[.C116]+[.B116]-[.A116]" office:value-type="float" office:value="224.053084876088" calcext:value-type="float">
            <text:p>224.053084876088</text:p>
          </table:table-cell>
          <table:table-cell table:formula="of:=[.A116]+[.B116]-[.C116]" office:value-type="float" office:value="5.94691512391181" calcext:value-type="float">
            <text:p>5.94691512391181</text:p>
          </table:table-cell>
          <table:table-cell table:formula="of:=[.A116]+[.B116]+[.C116]" office:value-type="float" office:value="232.053084876088" calcext:value-type="float">
            <text:p>232.053084876088</text:p>
          </table:table-cell>
          <table:table-cell table:formula="of:=SQRT(3*[.E116]*[.F116]*[.G116]/[.H116])/2" office:value-type="float" office:value="2.97345756195591" calcext:value-type="float">
            <text:p>2.97345756195591</text:p>
          </table:table-cell>
          <table:table-cell table:number-columns-repeated="5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+1" office:value-type="float" office:value="116" calcext:value-type="float">
            <text:p>116</text:p>
          </table:table-cell>
          <table:table-cell table:formula="of:=SQRT([.A117]*[.A117]+[.B117]*[.B117]-[.A117]*[.B117])" office:value-type="float" office:value="114.052619435066" calcext:value-type="float">
            <text:p>114.052619435066</text:p>
          </table:table-cell>
          <table:table-cell/>
          <table:table-cell table:formula="of:=[.C117]+[.A117]-[.B117]" office:value-type="float" office:value="2.05261943506602" calcext:value-type="float">
            <text:p>2.05261943506602</text:p>
          </table:table-cell>
          <table:table-cell table:formula="of:=[.C117]+[.B117]-[.A117]" office:value-type="float" office:value="226.052619435066" calcext:value-type="float">
            <text:p>226.052619435066</text:p>
          </table:table-cell>
          <table:table-cell table:formula="of:=[.A117]+[.B117]-[.C117]" office:value-type="float" office:value="5.94738056493398" calcext:value-type="float">
            <text:p>5.94738056493398</text:p>
          </table:table-cell>
          <table:table-cell table:formula="of:=[.A117]+[.B117]+[.C117]" office:value-type="float" office:value="234.052619435066" calcext:value-type="float">
            <text:p>234.052619435066</text:p>
          </table:table-cell>
          <table:table-cell table:formula="of:=SQRT(3*[.E117]*[.F117]*[.G117]/[.H117])/2" office:value-type="float" office:value="2.97369028246699" calcext:value-type="float">
            <text:p>2.97369028246699</text:p>
          </table:table-cell>
          <table:table-cell table:number-columns-repeated="5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+1" office:value-type="float" office:value="117" calcext:value-type="float">
            <text:p>117</text:p>
          </table:table-cell>
          <table:table-cell table:formula="of:=SQRT([.A118]*[.A118]+[.B118]*[.B118]-[.A118]*[.B118])" office:value-type="float" office:value="115.052162083118" calcext:value-type="float">
            <text:p>115.052162083118</text:p>
          </table:table-cell>
          <table:table-cell/>
          <table:table-cell table:formula="of:=[.C118]+[.A118]-[.B118]" office:value-type="float" office:value="2.05216208311776" calcext:value-type="float">
            <text:p>2.05216208311776</text:p>
          </table:table-cell>
          <table:table-cell table:formula="of:=[.C118]+[.B118]-[.A118]" office:value-type="float" office:value="228.052162083118" calcext:value-type="float">
            <text:p>228.052162083118</text:p>
          </table:table-cell>
          <table:table-cell table:formula="of:=[.A118]+[.B118]-[.C118]" office:value-type="float" office:value="5.94783791688224" calcext:value-type="float">
            <text:p>5.94783791688224</text:p>
          </table:table-cell>
          <table:table-cell table:formula="of:=[.A118]+[.B118]+[.C118]" office:value-type="float" office:value="236.052162083118" calcext:value-type="float">
            <text:p>236.052162083118</text:p>
          </table:table-cell>
          <table:table-cell table:formula="of:=SQRT(3*[.E118]*[.F118]*[.G118]/[.H118])/2" office:value-type="float" office:value="2.97391895844112" calcext:value-type="float">
            <text:p>2.97391895844112</text:p>
          </table:table-cell>
          <table:table-cell table:number-columns-repeated="5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+1" office:value-type="float" office:value="118" calcext:value-type="float">
            <text:p>118</text:p>
          </table:table-cell>
          <table:table-cell table:formula="of:=SQRT([.A119]*[.A119]+[.B119]*[.B119]-[.A119]*[.B119])" office:value-type="float" office:value="116.051712611232" calcext:value-type="float">
            <text:p>116.051712611232</text:p>
          </table:table-cell>
          <table:table-cell/>
          <table:table-cell table:formula="of:=[.C119]+[.A119]-[.B119]" office:value-type="float" office:value="2.05171261123206" calcext:value-type="float">
            <text:p>2.05171261123206</text:p>
          </table:table-cell>
          <table:table-cell table:formula="of:=[.C119]+[.B119]-[.A119]" office:value-type="float" office:value="230.051712611232" calcext:value-type="float">
            <text:p>230.051712611232</text:p>
          </table:table-cell>
          <table:table-cell table:formula="of:=[.A119]+[.B119]-[.C119]" office:value-type="float" office:value="5.94828738876794" calcext:value-type="float">
            <text:p>5.94828738876794</text:p>
          </table:table-cell>
          <table:table-cell table:formula="of:=[.A119]+[.B119]+[.C119]" office:value-type="float" office:value="238.051712611232" calcext:value-type="float">
            <text:p>238.051712611232</text:p>
          </table:table-cell>
          <table:table-cell table:formula="of:=SQRT(3*[.E119]*[.F119]*[.G119]/[.H119])/2" office:value-type="float" office:value="2.97414369438396" calcext:value-type="float">
            <text:p>2.97414369438396</text:p>
          </table:table-cell>
          <table:table-cell table:number-columns-repeated="5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+1" office:value-type="float" office:value="119" calcext:value-type="float">
            <text:p>119</text:p>
          </table:table-cell>
          <table:table-cell table:formula="of:=SQRT([.A120]*[.A120]+[.B120]*[.B120]-[.A120]*[.B120])" office:value-type="float" office:value="117.051270817535" calcext:value-type="float">
            <text:p>117.051270817535</text:p>
          </table:table-cell>
          <table:table-cell/>
          <table:table-cell table:formula="of:=[.C120]+[.A120]-[.B120]" office:value-type="float" office:value="2.05127081753534" calcext:value-type="float">
            <text:p>2.05127081753534</text:p>
          </table:table-cell>
          <table:table-cell table:formula="of:=[.C120]+[.B120]-[.A120]" office:value-type="float" office:value="232.051270817535" calcext:value-type="float">
            <text:p>232.051270817535</text:p>
          </table:table-cell>
          <table:table-cell table:formula="of:=[.A120]+[.B120]-[.C120]" office:value-type="float" office:value="5.94872918246466" calcext:value-type="float">
            <text:p>5.94872918246466</text:p>
          </table:table-cell>
          <table:table-cell table:formula="of:=[.A120]+[.B120]+[.C120]" office:value-type="float" office:value="240.051270817535" calcext:value-type="float">
            <text:p>240.051270817535</text:p>
          </table:table-cell>
          <table:table-cell table:formula="of:=SQRT(3*[.E120]*[.F120]*[.G120]/[.H120])/2" office:value-type="float" office:value="2.97436459123233" calcext:value-type="float">
            <text:p>2.97436459123233</text:p>
          </table:table-cell>
          <table:table-cell table:number-columns-repeated="5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+1" office:value-type="float" office:value="120" calcext:value-type="float">
            <text:p>120</text:p>
          </table:table-cell>
          <table:table-cell table:formula="of:=SQRT([.A121]*[.A121]+[.B121]*[.B121]-[.A121]*[.B121])" office:value-type="float" office:value="118.05083650699" calcext:value-type="float">
            <text:p>118.05083650699</text:p>
          </table:table-cell>
          <table:table-cell/>
          <table:table-cell table:formula="of:=[.C121]+[.A121]-[.B121]" office:value-type="float" office:value="2.05083650698965" calcext:value-type="float">
            <text:p>2.05083650698965</text:p>
          </table:table-cell>
          <table:table-cell table:formula="of:=[.C121]+[.B121]-[.A121]" office:value-type="float" office:value="234.05083650699" calcext:value-type="float">
            <text:p>234.05083650699</text:p>
          </table:table-cell>
          <table:table-cell table:formula="of:=[.A121]+[.B121]-[.C121]" office:value-type="float" office:value="5.94916349301035" calcext:value-type="float">
            <text:p>5.94916349301035</text:p>
          </table:table-cell>
          <table:table-cell table:formula="of:=[.A121]+[.B121]+[.C121]" office:value-type="float" office:value="242.05083650699" calcext:value-type="float">
            <text:p>242.05083650699</text:p>
          </table:table-cell>
          <table:table-cell table:formula="of:=SQRT(3*[.E121]*[.F121]*[.G121]/[.H121])/2" office:value-type="float" office:value="2.97458174650518" calcext:value-type="float">
            <text:p>2.97458174650518</text:p>
          </table:table-cell>
          <table:table-cell table:number-columns-repeated="5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+1" office:value-type="float" office:value="121" calcext:value-type="float">
            <text:p>121</text:p>
          </table:table-cell>
          <table:table-cell table:formula="of:=SQRT([.A122]*[.A122]+[.B122]*[.B122]-[.A122]*[.B122])" office:value-type="float" office:value="119.050409491106" calcext:value-type="float">
            <text:p>119.050409491106</text:p>
          </table:table-cell>
          <table:table-cell/>
          <table:table-cell table:formula="of:=[.C122]+[.A122]-[.B122]" office:value-type="float" office:value="2.05040949110591" calcext:value-type="float">
            <text:p>2.05040949110591</text:p>
          </table:table-cell>
          <table:table-cell table:formula="of:=[.C122]+[.B122]-[.A122]" office:value-type="float" office:value="236.050409491106" calcext:value-type="float">
            <text:p>236.050409491106</text:p>
          </table:table-cell>
          <table:table-cell table:formula="of:=[.A122]+[.B122]-[.C122]" office:value-type="float" office:value="5.94959050889409" calcext:value-type="float">
            <text:p>5.94959050889409</text:p>
          </table:table-cell>
          <table:table-cell table:formula="of:=[.A122]+[.B122]+[.C122]" office:value-type="float" office:value="244.050409491106" calcext:value-type="float">
            <text:p>244.050409491106</text:p>
          </table:table-cell>
          <table:table-cell table:formula="of:=SQRT(3*[.E122]*[.F122]*[.G122]/[.H122])/2" office:value-type="float" office:value="2.97479525444705" calcext:value-type="float">
            <text:p>2.97479525444705</text:p>
          </table:table-cell>
          <table:table-cell table:number-columns-repeated="5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+1" office:value-type="float" office:value="122" calcext:value-type="float">
            <text:p>122</text:p>
          </table:table-cell>
          <table:table-cell table:formula="of:=SQRT([.A123]*[.A123]+[.B123]*[.B123]-[.A123]*[.B123])" office:value-type="float" office:value="120.049989587671" calcext:value-type="float">
            <text:p>120.049989587671</text:p>
          </table:table-cell>
          <table:table-cell/>
          <table:table-cell table:formula="of:=[.C123]+[.A123]-[.B123]" office:value-type="float" office:value="2.04998958767135" calcext:value-type="float">
            <text:p>2.04998958767135</text:p>
          </table:table-cell>
          <table:table-cell table:formula="of:=[.C123]+[.B123]-[.A123]" office:value-type="float" office:value="238.049989587671" calcext:value-type="float">
            <text:p>238.049989587671</text:p>
          </table:table-cell>
          <table:table-cell table:formula="of:=[.A123]+[.B123]-[.C123]" office:value-type="float" office:value="5.95001041232865" calcext:value-type="float">
            <text:p>5.95001041232865</text:p>
          </table:table-cell>
          <table:table-cell table:formula="of:=[.A123]+[.B123]+[.C123]" office:value-type="float" office:value="246.049989587671" calcext:value-type="float">
            <text:p>246.049989587671</text:p>
          </table:table-cell>
          <table:table-cell table:formula="of:=SQRT(3*[.E123]*[.F123]*[.G123]/[.H123])/2" office:value-type="float" office:value="2.97500520616432" calcext:value-type="float">
            <text:p>2.97500520616432</text:p>
          </table:table-cell>
          <table:table-cell table:number-columns-repeated="5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+1" office:value-type="float" office:value="123" calcext:value-type="float">
            <text:p>123</text:p>
          </table:table-cell>
          <table:table-cell table:formula="of:=SQRT([.A124]*[.A124]+[.B124]*[.B124]-[.A124]*[.B124])" office:value-type="float" office:value="121.049576620491" calcext:value-type="float">
            <text:p>121.049576620491</text:p>
          </table:table-cell>
          <table:table-cell/>
          <table:table-cell table:formula="of:=[.C124]+[.A124]-[.B124]" office:value-type="float" office:value="2.0495766204905" calcext:value-type="float">
            <text:p>2.0495766204905</text:p>
          </table:table-cell>
          <table:table-cell table:formula="of:=[.C124]+[.B124]-[.A124]" office:value-type="float" office:value="240.04957662049" calcext:value-type="float">
            <text:p>240.04957662049</text:p>
          </table:table-cell>
          <table:table-cell table:formula="of:=[.A124]+[.B124]-[.C124]" office:value-type="float" office:value="5.9504233795095" calcext:value-type="float">
            <text:p>5.9504233795095</text:p>
          </table:table-cell>
          <table:table-cell table:formula="of:=[.A124]+[.B124]+[.C124]" office:value-type="float" office:value="248.04957662049" calcext:value-type="float">
            <text:p>248.04957662049</text:p>
          </table:table-cell>
          <table:table-cell table:formula="of:=SQRT(3*[.E124]*[.F124]*[.G124]/[.H124])/2" office:value-type="float" office:value="2.97521168975475" calcext:value-type="float">
            <text:p>2.97521168975475</text:p>
          </table:table-cell>
          <table:table-cell table:number-columns-repeated="5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+1" office:value-type="float" office:value="124" calcext:value-type="float">
            <text:p>124</text:p>
          </table:table-cell>
          <table:table-cell table:formula="of:=SQRT([.A125]*[.A125]+[.B125]*[.B125]-[.A125]*[.B125])" office:value-type="float" office:value="122.049170419139" calcext:value-type="float">
            <text:p>122.049170419139</text:p>
          </table:table-cell>
          <table:table-cell/>
          <table:table-cell table:formula="of:=[.C125]+[.A125]-[.B125]" office:value-type="float" office:value="2.04917041913886" calcext:value-type="float">
            <text:p>2.04917041913886</text:p>
          </table:table-cell>
          <table:table-cell table:formula="of:=[.C125]+[.B125]-[.A125]" office:value-type="float" office:value="242.049170419139" calcext:value-type="float">
            <text:p>242.049170419139</text:p>
          </table:table-cell>
          <table:table-cell table:formula="of:=[.A125]+[.B125]-[.C125]" office:value-type="float" office:value="5.95082958086114" calcext:value-type="float">
            <text:p>5.95082958086114</text:p>
          </table:table-cell>
          <table:table-cell table:formula="of:=[.A125]+[.B125]+[.C125]" office:value-type="float" office:value="250.049170419139" calcext:value-type="float">
            <text:p>250.049170419139</text:p>
          </table:table-cell>
          <table:table-cell table:formula="of:=SQRT(3*[.E125]*[.F125]*[.G125]/[.H125])/2" office:value-type="float" office:value="2.97541479043057" calcext:value-type="float">
            <text:p>2.97541479043057</text:p>
          </table:table-cell>
          <table:table-cell table:number-columns-repeated="5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+1" office:value-type="float" office:value="125" calcext:value-type="float">
            <text:p>125</text:p>
          </table:table-cell>
          <table:table-cell table:formula="of:=SQRT([.A126]*[.A126]+[.B126]*[.B126]-[.A126]*[.B126])" office:value-type="float" office:value="123.048770818729" calcext:value-type="float">
            <text:p>123.048770818729</text:p>
          </table:table-cell>
          <table:table-cell/>
          <table:table-cell table:formula="of:=[.C126]+[.A126]-[.B126]" office:value-type="float" office:value="2.04877081872861" calcext:value-type="float">
            <text:p>2.04877081872861</text:p>
          </table:table-cell>
          <table:table-cell table:formula="of:=[.C126]+[.B126]-[.A126]" office:value-type="float" office:value="244.048770818729" calcext:value-type="float">
            <text:p>244.048770818729</text:p>
          </table:table-cell>
          <table:table-cell table:formula="of:=[.A126]+[.B126]-[.C126]" office:value-type="float" office:value="5.95122918127139" calcext:value-type="float">
            <text:p>5.95122918127139</text:p>
          </table:table-cell>
          <table:table-cell table:formula="of:=[.A126]+[.B126]+[.C126]" office:value-type="float" office:value="252.048770818729" calcext:value-type="float">
            <text:p>252.048770818729</text:p>
          </table:table-cell>
          <table:table-cell table:formula="of:=SQRT(3*[.E126]*[.F126]*[.G126]/[.H126])/2" office:value-type="float" office:value="2.97561459063569" calcext:value-type="float">
            <text:p>2.97561459063569</text:p>
          </table:table-cell>
          <table:table-cell table:number-columns-repeated="5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+1" office:value-type="float" office:value="126" calcext:value-type="float">
            <text:p>126</text:p>
          </table:table-cell>
          <table:table-cell table:formula="of:=SQRT([.A127]*[.A127]+[.B127]*[.B127]-[.A127]*[.B127])" office:value-type="float" office:value="124.048377659686" calcext:value-type="float">
            <text:p>124.048377659686</text:p>
          </table:table-cell>
          <table:table-cell/>
          <table:table-cell table:formula="of:=[.C127]+[.A127]-[.B127]" office:value-type="float" office:value="2.04837765968566" calcext:value-type="float">
            <text:p>2.04837765968566</text:p>
          </table:table-cell>
          <table:table-cell table:formula="of:=[.C127]+[.B127]-[.A127]" office:value-type="float" office:value="246.048377659686" calcext:value-type="float">
            <text:p>246.048377659686</text:p>
          </table:table-cell>
          <table:table-cell table:formula="of:=[.A127]+[.B127]-[.C127]" office:value-type="float" office:value="5.95162234031434" calcext:value-type="float">
            <text:p>5.95162234031434</text:p>
          </table:table-cell>
          <table:table-cell table:formula="of:=[.A127]+[.B127]+[.C127]" office:value-type="float" office:value="254.048377659686" calcext:value-type="float">
            <text:p>254.048377659686</text:p>
          </table:table-cell>
          <table:table-cell table:formula="of:=SQRT(3*[.E127]*[.F127]*[.G127]/[.H127])/2" office:value-type="float" office:value="2.97581117015717" calcext:value-type="float">
            <text:p>2.97581117015717</text:p>
          </table:table-cell>
          <table:table-cell table:number-columns-repeated="5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+1" office:value-type="float" office:value="127" calcext:value-type="float">
            <text:p>127</text:p>
          </table:table-cell>
          <table:table-cell table:formula="of:=SQRT([.A128]*[.A128]+[.B128]*[.B128]-[.A128]*[.B128])" office:value-type="float" office:value="125.047990787537" calcext:value-type="float">
            <text:p>125.047990787537</text:p>
          </table:table-cell>
          <table:table-cell/>
          <table:table-cell table:formula="of:=[.C128]+[.A128]-[.B128]" office:value-type="float" office:value="2.04799078753723" calcext:value-type="float">
            <text:p>2.04799078753723</text:p>
          </table:table-cell>
          <table:table-cell table:formula="of:=[.C128]+[.B128]-[.A128]" office:value-type="float" office:value="248.047990787537" calcext:value-type="float">
            <text:p>248.047990787537</text:p>
          </table:table-cell>
          <table:table-cell table:formula="of:=[.A128]+[.B128]-[.C128]" office:value-type="float" office:value="5.95200921246276" calcext:value-type="float">
            <text:p>5.95200921246276</text:p>
          </table:table-cell>
          <table:table-cell table:formula="of:=[.A128]+[.B128]+[.C128]" office:value-type="float" office:value="256.047990787537" calcext:value-type="float">
            <text:p>256.047990787537</text:p>
          </table:table-cell>
          <table:table-cell table:formula="of:=SQRT(3*[.E128]*[.F128]*[.G128]/[.H128])/2" office:value-type="float" office:value="2.97600460623137" calcext:value-type="float">
            <text:p>2.97600460623137</text:p>
          </table:table-cell>
          <table:table-cell table:number-columns-repeated="5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+1" office:value-type="float" office:value="128" calcext:value-type="float">
            <text:p>128</text:p>
          </table:table-cell>
          <table:table-cell table:formula="of:=SQRT([.A129]*[.A129]+[.B129]*[.B129]-[.A129]*[.B129])" office:value-type="float" office:value="126.04761005271" calcext:value-type="float">
            <text:p>126.04761005271</text:p>
          </table:table-cell>
          <table:table-cell/>
          <table:table-cell table:formula="of:=[.C129]+[.A129]-[.B129]" office:value-type="float" office:value="2.04761005270984" calcext:value-type="float">
            <text:p>2.04761005270984</text:p>
          </table:table-cell>
          <table:table-cell table:formula="of:=[.C129]+[.B129]-[.A129]" office:value-type="float" office:value="250.04761005271" calcext:value-type="float">
            <text:p>250.04761005271</text:p>
          </table:table-cell>
          <table:table-cell table:formula="of:=[.A129]+[.B129]-[.C129]" office:value-type="float" office:value="5.95238994729016" calcext:value-type="float">
            <text:p>5.95238994729016</text:p>
          </table:table-cell>
          <table:table-cell table:formula="of:=[.A129]+[.B129]+[.C129]" office:value-type="float" office:value="258.04761005271" calcext:value-type="float">
            <text:p>258.04761005271</text:p>
          </table:table-cell>
          <table:table-cell table:formula="of:=SQRT(3*[.E129]*[.F129]*[.G129]/[.H129])/2" office:value-type="float" office:value="2.97619497364508" calcext:value-type="float">
            <text:p>2.97619497364508</text:p>
          </table:table-cell>
          <table:table-cell table:number-columns-repeated="5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+1" office:value-type="float" office:value="129" calcext:value-type="float">
            <text:p>129</text:p>
          </table:table-cell>
          <table:table-cell table:formula="of:=SQRT([.A130]*[.A130]+[.B130]*[.B130]-[.A130]*[.B130])" office:value-type="float" office:value="127.047235310336" calcext:value-type="float">
            <text:p>127.047235310336</text:p>
          </table:table-cell>
          <table:table-cell/>
          <table:table-cell table:formula="of:=[.C130]+[.A130]-[.B130]" office:value-type="float" office:value="2.04723531033645" calcext:value-type="float">
            <text:p>2.04723531033645</text:p>
          </table:table-cell>
          <table:table-cell table:formula="of:=[.C130]+[.B130]-[.A130]" office:value-type="float" office:value="252.047235310336" calcext:value-type="float">
            <text:p>252.047235310336</text:p>
          </table:table-cell>
          <table:table-cell table:formula="of:=[.A130]+[.B130]-[.C130]" office:value-type="float" office:value="5.95276468966355" calcext:value-type="float">
            <text:p>5.95276468966355</text:p>
          </table:table-cell>
          <table:table-cell table:formula="of:=[.A130]+[.B130]+[.C130]" office:value-type="float" office:value="260.047235310336" calcext:value-type="float">
            <text:p>260.047235310336</text:p>
          </table:table-cell>
          <table:table-cell table:formula="of:=SQRT(3*[.E130]*[.F130]*[.G130]/[.H130])/2" office:value-type="float" office:value="2.97638234483178" calcext:value-type="float">
            <text:p>2.97638234483178</text:p>
          </table:table-cell>
          <table:table-cell table:number-columns-repeated="5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+1" office:value-type="float" office:value="130" calcext:value-type="float">
            <text:p>130</text:p>
          </table:table-cell>
          <table:table-cell table:formula="of:=SQRT([.A131]*[.A131]+[.B131]*[.B131]-[.A131]*[.B131])" office:value-type="float" office:value="128.046866420073" calcext:value-type="float">
            <text:p>128.046866420073</text:p>
          </table:table-cell>
          <table:table-cell/>
          <table:table-cell table:formula="of:=[.C131]+[.A131]-[.B131]" office:value-type="float" office:value="2.04686642007292" calcext:value-type="float">
            <text:p>2.04686642007292</text:p>
          </table:table-cell>
          <table:table-cell table:formula="of:=[.C131]+[.B131]-[.A131]" office:value-type="float" office:value="254.046866420073" calcext:value-type="float">
            <text:p>254.046866420073</text:p>
          </table:table-cell>
          <table:table-cell table:formula="of:=[.A131]+[.B131]-[.C131]" office:value-type="float" office:value="5.95313357992708" calcext:value-type="float">
            <text:p>5.95313357992708</text:p>
          </table:table-cell>
          <table:table-cell table:formula="of:=[.A131]+[.B131]+[.C131]" office:value-type="float" office:value="262.046866420073" calcext:value-type="float">
            <text:p>262.046866420073</text:p>
          </table:table-cell>
          <table:table-cell table:formula="of:=SQRT(3*[.E131]*[.F131]*[.G131]/[.H131])/2" office:value-type="float" office:value="2.97656678996353" calcext:value-type="float">
            <text:p>2.97656678996353</text:p>
          </table:table-cell>
          <table:table-cell table:number-columns-repeated="5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+1" office:value-type="float" office:value="131" calcext:value-type="float">
            <text:p>131</text:p>
          </table:table-cell>
          <table:table-cell table:formula="of:=SQRT([.A132]*[.A132]+[.B132]*[.B132]-[.A132]*[.B132])" office:value-type="float" office:value="129.046503245923" calcext:value-type="float">
            <text:p>129.046503245923</text:p>
          </table:table-cell>
          <table:table-cell/>
          <table:table-cell table:formula="of:=[.C132]+[.A132]-[.B132]" office:value-type="float" office:value="2.04650324592294" calcext:value-type="float">
            <text:p>2.04650324592294</text:p>
          </table:table-cell>
          <table:table-cell table:formula="of:=[.C132]+[.B132]-[.A132]" office:value-type="float" office:value="256.046503245923" calcext:value-type="float">
            <text:p>256.046503245923</text:p>
          </table:table-cell>
          <table:table-cell table:formula="of:=[.A132]+[.B132]-[.C132]" office:value-type="float" office:value="5.95349675407707" calcext:value-type="float">
            <text:p>5.95349675407707</text:p>
          </table:table-cell>
          <table:table-cell table:formula="of:=[.A132]+[.B132]+[.C132]" office:value-type="float" office:value="264.046503245923" calcext:value-type="float">
            <text:p>264.046503245923</text:p>
          </table:table-cell>
          <table:table-cell table:formula="of:=SQRT(3*[.E132]*[.F132]*[.G132]/[.H132])/2" office:value-type="float" office:value="2.97674837703853" calcext:value-type="float">
            <text:p>2.97674837703853</text:p>
          </table:table-cell>
          <table:table-cell table:number-columns-repeated="5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+1" office:value-type="float" office:value="132" calcext:value-type="float">
            <text:p>132</text:p>
          </table:table-cell>
          <table:table-cell table:formula="of:=SQRT([.A133]*[.A133]+[.B133]*[.B133]-[.A133]*[.B133])" office:value-type="float" office:value="130.046145656071" calcext:value-type="float">
            <text:p>130.046145656071</text:p>
          </table:table-cell>
          <table:table-cell/>
          <table:table-cell table:formula="of:=[.C133]+[.A133]-[.B133]" office:value-type="float" office:value="2.04614565607088" calcext:value-type="float">
            <text:p>2.04614565607088</text:p>
          </table:table-cell>
          <table:table-cell table:formula="of:=[.C133]+[.B133]-[.A133]" office:value-type="float" office:value="258.046145656071" calcext:value-type="float">
            <text:p>258.046145656071</text:p>
          </table:table-cell>
          <table:table-cell table:formula="of:=[.A133]+[.B133]-[.C133]" office:value-type="float" office:value="5.95385434392912" calcext:value-type="float">
            <text:p>5.95385434392912</text:p>
          </table:table-cell>
          <table:table-cell table:formula="of:=[.A133]+[.B133]+[.C133]" office:value-type="float" office:value="266.046145656071" calcext:value-type="float">
            <text:p>266.046145656071</text:p>
          </table:table-cell>
          <table:table-cell table:formula="of:=SQRT(3*[.E133]*[.F133]*[.G133]/[.H133])/2" office:value-type="float" office:value="2.97692717196457" calcext:value-type="float">
            <text:p>2.97692717196457</text:p>
          </table:table-cell>
          <table:table-cell table:number-columns-repeated="5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+1" office:value-type="float" office:value="133" calcext:value-type="float">
            <text:p>133</text:p>
          </table:table-cell>
          <table:table-cell table:formula="of:=SQRT([.A134]*[.A134]+[.B134]*[.B134]-[.A134]*[.B134])" office:value-type="float" office:value="131.045793522722" calcext:value-type="float">
            <text:p>131.045793522722</text:p>
          </table:table-cell>
          <table:table-cell/>
          <table:table-cell table:formula="of:=[.C134]+[.A134]-[.B134]" office:value-type="float" office:value="2.04579352272242" calcext:value-type="float">
            <text:p>2.04579352272242</text:p>
          </table:table-cell>
          <table:table-cell table:formula="of:=[.C134]+[.B134]-[.A134]" office:value-type="float" office:value="260.045793522722" calcext:value-type="float">
            <text:p>260.045793522722</text:p>
          </table:table-cell>
          <table:table-cell table:formula="of:=[.A134]+[.B134]-[.C134]" office:value-type="float" office:value="5.95420647727758" calcext:value-type="float">
            <text:p>5.95420647727758</text:p>
          </table:table-cell>
          <table:table-cell table:formula="of:=[.A134]+[.B134]+[.C134]" office:value-type="float" office:value="268.045793522722" calcext:value-type="float">
            <text:p>268.045793522722</text:p>
          </table:table-cell>
          <table:table-cell table:formula="of:=SQRT(3*[.E134]*[.F134]*[.G134]/[.H134])/2" office:value-type="float" office:value="2.97710323863878" calcext:value-type="float">
            <text:p>2.97710323863878</text:p>
          </table:table-cell>
          <table:table-cell table:number-columns-repeated="5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+1" office:value-type="float" office:value="134" calcext:value-type="float">
            <text:p>134</text:p>
          </table:table-cell>
          <table:table-cell table:formula="of:=SQRT([.A135]*[.A135]+[.B135]*[.B135]-[.A135]*[.B135])" office:value-type="float" office:value="132.045446721953" calcext:value-type="float">
            <text:p>132.045446721953</text:p>
          </table:table-cell>
          <table:table-cell/>
          <table:table-cell table:formula="of:=[.C135]+[.A135]-[.B135]" office:value-type="float" office:value="2.04544672195252" calcext:value-type="float">
            <text:p>2.04544672195252</text:p>
          </table:table-cell>
          <table:table-cell table:formula="of:=[.C135]+[.B135]-[.A135]" office:value-type="float" office:value="262.045446721953" calcext:value-type="float">
            <text:p>262.045446721953</text:p>
          </table:table-cell>
          <table:table-cell table:formula="of:=[.A135]+[.B135]-[.C135]" office:value-type="float" office:value="5.95455327804748" calcext:value-type="float">
            <text:p>5.95455327804748</text:p>
          </table:table-cell>
          <table:table-cell table:formula="of:=[.A135]+[.B135]+[.C135]" office:value-type="float" office:value="270.045446721953" calcext:value-type="float">
            <text:p>270.045446721953</text:p>
          </table:table-cell>
          <table:table-cell table:formula="of:=SQRT(3*[.E135]*[.F135]*[.G135]/[.H135])/2" office:value-type="float" office:value="2.97727663902374" calcext:value-type="float">
            <text:p>2.97727663902374</text:p>
          </table:table-cell>
          <table:table-cell table:number-columns-repeated="5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+1" office:value-type="float" office:value="135" calcext:value-type="float">
            <text:p>135</text:p>
          </table:table-cell>
          <table:table-cell table:formula="of:=SQRT([.A136]*[.A136]+[.B136]*[.B136]-[.A136]*[.B136])" office:value-type="float" office:value="133.04510513356" calcext:value-type="float">
            <text:p>133.04510513356</text:p>
          </table:table-cell>
          <table:table-cell/>
          <table:table-cell table:formula="of:=[.C136]+[.A136]-[.B136]" office:value-type="float" office:value="2.04510513355987" calcext:value-type="float">
            <text:p>2.04510513355987</text:p>
          </table:table-cell>
          <table:table-cell table:formula="of:=[.C136]+[.B136]-[.A136]" office:value-type="float" office:value="264.04510513356" calcext:value-type="float">
            <text:p>264.04510513356</text:p>
          </table:table-cell>
          <table:table-cell table:formula="of:=[.A136]+[.B136]-[.C136]" office:value-type="float" office:value="5.95489486644013" calcext:value-type="float">
            <text:p>5.95489486644013</text:p>
          </table:table-cell>
          <table:table-cell table:formula="of:=[.A136]+[.B136]+[.C136]" office:value-type="float" office:value="272.04510513356" calcext:value-type="float">
            <text:p>272.04510513356</text:p>
          </table:table-cell>
          <table:table-cell table:formula="of:=SQRT(3*[.E136]*[.F136]*[.G136]/[.H136])/2" office:value-type="float" office:value="2.97744743322006" calcext:value-type="float">
            <text:p>2.97744743322006</text:p>
          </table:table-cell>
          <table:table-cell table:number-columns-repeated="5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+1" office:value-type="float" office:value="136" calcext:value-type="float">
            <text:p>136</text:p>
          </table:table-cell>
          <table:table-cell table:formula="of:=SQRT([.A137]*[.A137]+[.B137]*[.B137]-[.A137]*[.B137])" office:value-type="float" office:value="134.044768640928" calcext:value-type="float">
            <text:p>134.044768640928</text:p>
          </table:table-cell>
          <table:table-cell/>
          <table:table-cell table:formula="of:=[.C137]+[.A137]-[.B137]" office:value-type="float" office:value="2.04476864092831" calcext:value-type="float">
            <text:p>2.04476864092831</text:p>
          </table:table-cell>
          <table:table-cell table:formula="of:=[.C137]+[.B137]-[.A137]" office:value-type="float" office:value="266.044768640928" calcext:value-type="float">
            <text:p>266.044768640928</text:p>
          </table:table-cell>
          <table:table-cell table:formula="of:=[.A137]+[.B137]-[.C137]" office:value-type="float" office:value="5.95523135907169" calcext:value-type="float">
            <text:p>5.95523135907169</text:p>
          </table:table-cell>
          <table:table-cell table:formula="of:=[.A137]+[.B137]+[.C137]" office:value-type="float" office:value="274.044768640928" calcext:value-type="float">
            <text:p>274.044768640928</text:p>
          </table:table-cell>
          <table:table-cell table:formula="of:=SQRT(3*[.E137]*[.F137]*[.G137]/[.H137])/2" office:value-type="float" office:value="2.97761567953584" calcext:value-type="float">
            <text:p>2.97761567953584</text:p>
          </table:table-cell>
          <table:table-cell table:number-columns-repeated="5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+1" office:value-type="float" office:value="137" calcext:value-type="float">
            <text:p>137</text:p>
          </table:table-cell>
          <table:table-cell table:formula="of:=SQRT([.A138]*[.A138]+[.B138]*[.B138]-[.A138]*[.B138])" office:value-type="float" office:value="135.044437130894" calcext:value-type="float">
            <text:p>135.044437130894</text:p>
          </table:table-cell>
          <table:table-cell/>
          <table:table-cell table:formula="of:=[.C138]+[.A138]-[.B138]" office:value-type="float" office:value="2.04443713089407" calcext:value-type="float">
            <text:p>2.04443713089407</text:p>
          </table:table-cell>
          <table:table-cell table:formula="of:=[.C138]+[.B138]-[.A138]" office:value-type="float" office:value="268.044437130894" calcext:value-type="float">
            <text:p>268.044437130894</text:p>
          </table:table-cell>
          <table:table-cell table:formula="of:=[.A138]+[.B138]-[.C138]" office:value-type="float" office:value="5.95556286910593" calcext:value-type="float">
            <text:p>5.95556286910593</text:p>
          </table:table-cell>
          <table:table-cell table:formula="of:=[.A138]+[.B138]+[.C138]" office:value-type="float" office:value="276.044437130894" calcext:value-type="float">
            <text:p>276.044437130894</text:p>
          </table:table-cell>
          <table:table-cell table:formula="of:=SQRT(3*[.E138]*[.F138]*[.G138]/[.H138])/2" office:value-type="float" office:value="2.97778143455297" calcext:value-type="float">
            <text:p>2.97778143455297</text:p>
          </table:table-cell>
          <table:table-cell table:number-columns-repeated="5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+1" office:value-type="float" office:value="138" calcext:value-type="float">
            <text:p>138</text:p>
          </table:table-cell>
          <table:table-cell table:formula="of:=SQRT([.A139]*[.A139]+[.B139]*[.B139]-[.A139]*[.B139])" office:value-type="float" office:value="136.044110493619" calcext:value-type="float">
            <text:p>136.044110493619</text:p>
          </table:table-cell>
          <table:table-cell/>
          <table:table-cell table:formula="of:=[.C139]+[.A139]-[.B139]" office:value-type="float" office:value="2.04411049361894" calcext:value-type="float">
            <text:p>2.04411049361894</text:p>
          </table:table-cell>
          <table:table-cell table:formula="of:=[.C139]+[.B139]-[.A139]" office:value-type="float" office:value="270.044110493619" calcext:value-type="float">
            <text:p>270.044110493619</text:p>
          </table:table-cell>
          <table:table-cell table:formula="of:=[.A139]+[.B139]-[.C139]" office:value-type="float" office:value="5.95588950638106" calcext:value-type="float">
            <text:p>5.95588950638106</text:p>
          </table:table-cell>
          <table:table-cell table:formula="of:=[.A139]+[.B139]+[.C139]" office:value-type="float" office:value="278.044110493619" calcext:value-type="float">
            <text:p>278.044110493619</text:p>
          </table:table-cell>
          <table:table-cell table:formula="of:=SQRT(3*[.E139]*[.F139]*[.G139]/[.H139])/2" office:value-type="float" office:value="2.97794475319053" calcext:value-type="float">
            <text:p>2.97794475319053</text:p>
          </table:table-cell>
          <table:table-cell table:number-columns-repeated="5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+1" office:value-type="float" office:value="139" calcext:value-type="float">
            <text:p>139</text:p>
          </table:table-cell>
          <table:table-cell table:formula="of:=SQRT([.A140]*[.A140]+[.B140]*[.B140]-[.A140]*[.B140])" office:value-type="float" office:value="137.043788622469" calcext:value-type="float">
            <text:p>137.043788622469</text:p>
          </table:table-cell>
          <table:table-cell/>
          <table:table-cell table:formula="of:=[.C140]+[.A140]-[.B140]" office:value-type="float" office:value="2.04378862246912" calcext:value-type="float">
            <text:p>2.04378862246912</text:p>
          </table:table-cell>
          <table:table-cell table:formula="of:=[.C140]+[.B140]-[.A140]" office:value-type="float" office:value="272.043788622469" calcext:value-type="float">
            <text:p>272.043788622469</text:p>
          </table:table-cell>
          <table:table-cell table:formula="of:=[.A140]+[.B140]-[.C140]" office:value-type="float" office:value="5.95621137753088" calcext:value-type="float">
            <text:p>5.95621137753088</text:p>
          </table:table-cell>
          <table:table-cell table:formula="of:=[.A140]+[.B140]+[.C140]" office:value-type="float" office:value="280.043788622469" calcext:value-type="float">
            <text:p>280.043788622469</text:p>
          </table:table-cell>
          <table:table-cell table:formula="of:=SQRT(3*[.E140]*[.F140]*[.G140]/[.H140])/2" office:value-type="float" office:value="2.97810568876543" calcext:value-type="float">
            <text:p>2.97810568876543</text:p>
          </table:table-cell>
          <table:table-cell table:number-columns-repeated="5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+1" office:value-type="float" office:value="140" calcext:value-type="float">
            <text:p>140</text:p>
          </table:table-cell>
          <table:table-cell table:formula="of:=SQRT([.A141]*[.A141]+[.B141]*[.B141]-[.A141]*[.B141])" office:value-type="float" office:value="138.043471413899" calcext:value-type="float">
            <text:p>138.043471413899</text:p>
          </table:table-cell>
          <table:table-cell/>
          <table:table-cell table:formula="of:=[.C141]+[.A141]-[.B141]" office:value-type="float" office:value="2.04347141389917" calcext:value-type="float">
            <text:p>2.04347141389917</text:p>
          </table:table-cell>
          <table:table-cell table:formula="of:=[.C141]+[.B141]-[.A141]" office:value-type="float" office:value="274.043471413899" calcext:value-type="float">
            <text:p>274.043471413899</text:p>
          </table:table-cell>
          <table:table-cell table:formula="of:=[.A141]+[.B141]-[.C141]" office:value-type="float" office:value="5.95652858610083" calcext:value-type="float">
            <text:p>5.95652858610083</text:p>
          </table:table-cell>
          <table:table-cell table:formula="of:=[.A141]+[.B141]+[.C141]" office:value-type="float" office:value="282.043471413899" calcext:value-type="float">
            <text:p>282.043471413899</text:p>
          </table:table-cell>
          <table:table-cell table:formula="of:=SQRT(3*[.E141]*[.F141]*[.G141]/[.H141])/2" office:value-type="float" office:value="2.97826429305041" calcext:value-type="float">
            <text:p>2.97826429305041</text:p>
          </table:table-cell>
          <table:table-cell table:number-columns-repeated="5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+1" office:value-type="float" office:value="141" calcext:value-type="float">
            <text:p>141</text:p>
          </table:table-cell>
          <table:table-cell table:formula="of:=SQRT([.A142]*[.A142]+[.B142]*[.B142]-[.A142]*[.B142])" office:value-type="float" office:value="139.043158767341" calcext:value-type="float">
            <text:p>139.043158767341</text:p>
          </table:table-cell>
          <table:table-cell/>
          <table:table-cell table:formula="of:=[.C142]+[.A142]-[.B142]" office:value-type="float" office:value="2.04315876734103" calcext:value-type="float">
            <text:p>2.04315876734103</text:p>
          </table:table-cell>
          <table:table-cell table:formula="of:=[.C142]+[.B142]-[.A142]" office:value-type="float" office:value="276.043158767341" calcext:value-type="float">
            <text:p>276.043158767341</text:p>
          </table:table-cell>
          <table:table-cell table:formula="of:=[.A142]+[.B142]-[.C142]" office:value-type="float" office:value="5.95684123265897" calcext:value-type="float">
            <text:p>5.95684123265897</text:p>
          </table:table-cell>
          <table:table-cell table:formula="of:=[.A142]+[.B142]+[.C142]" office:value-type="float" office:value="284.043158767341" calcext:value-type="float">
            <text:p>284.043158767341</text:p>
          </table:table-cell>
          <table:table-cell table:formula="of:=SQRT(3*[.E142]*[.F142]*[.G142]/[.H142])/2" office:value-type="float" office:value="2.9784206163295" calcext:value-type="float">
            <text:p>2.9784206163295</text:p>
          </table:table-cell>
          <table:table-cell table:number-columns-repeated="5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+1" office:value-type="float" office:value="142" calcext:value-type="float">
            <text:p>142</text:p>
          </table:table-cell>
          <table:table-cell table:formula="of:=SQRT([.A143]*[.A143]+[.B143]*[.B143]-[.A143]*[.B143])" office:value-type="float" office:value="140.042850585098" calcext:value-type="float">
            <text:p>140.042850585098</text:p>
          </table:table-cell>
          <table:table-cell/>
          <table:table-cell table:formula="of:=[.C143]+[.A143]-[.B143]" office:value-type="float" office:value="2.04285058509771" calcext:value-type="float">
            <text:p>2.04285058509771</text:p>
          </table:table-cell>
          <table:table-cell table:formula="of:=[.C143]+[.B143]-[.A143]" office:value-type="float" office:value="278.042850585098" calcext:value-type="float">
            <text:p>278.042850585098</text:p>
          </table:table-cell>
          <table:table-cell table:formula="of:=[.A143]+[.B143]-[.C143]" office:value-type="float" office:value="5.95714941490229" calcext:value-type="float">
            <text:p>5.95714941490229</text:p>
          </table:table-cell>
          <table:table-cell table:formula="of:=[.A143]+[.B143]+[.C143]" office:value-type="float" office:value="286.042850585098" calcext:value-type="float">
            <text:p>286.042850585098</text:p>
          </table:table-cell>
          <table:table-cell table:formula="of:=SQRT(3*[.E143]*[.F143]*[.G143]/[.H143])/2" office:value-type="float" office:value="2.97857470745115" calcext:value-type="float">
            <text:p>2.97857470745115</text:p>
          </table:table-cell>
          <table:table-cell table:number-columns-repeated="5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+1" office:value-type="float" office:value="143" calcext:value-type="float">
            <text:p>143</text:p>
          </table:table-cell>
          <table:table-cell table:formula="of:=SQRT([.A144]*[.A144]+[.B144]*[.B144]-[.A144]*[.B144])" office:value-type="float" office:value="141.042546772242" calcext:value-type="float">
            <text:p>141.042546772242</text:p>
          </table:table-cell>
          <table:table-cell/>
          <table:table-cell table:formula="of:=[.C144]+[.A144]-[.B144]" office:value-type="float" office:value="2.04254677224174" calcext:value-type="float">
            <text:p>2.04254677224174</text:p>
          </table:table-cell>
          <table:table-cell table:formula="of:=[.C144]+[.B144]-[.A144]" office:value-type="float" office:value="280.042546772242" calcext:value-type="float">
            <text:p>280.042546772242</text:p>
          </table:table-cell>
          <table:table-cell table:formula="of:=[.A144]+[.B144]-[.C144]" office:value-type="float" office:value="5.95745322775827" calcext:value-type="float">
            <text:p>5.95745322775827</text:p>
          </table:table-cell>
          <table:table-cell table:formula="of:=[.A144]+[.B144]+[.C144]" office:value-type="float" office:value="288.042546772242" calcext:value-type="float">
            <text:p>288.042546772242</text:p>
          </table:table-cell>
          <table:table-cell table:formula="of:=SQRT(3*[.E144]*[.F144]*[.G144]/[.H144])/2" office:value-type="float" office:value="2.97872661387912" calcext:value-type="float">
            <text:p>2.97872661387912</text:p>
          </table:table-cell>
          <table:table-cell table:number-columns-repeated="5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+1" office:value-type="float" office:value="144" calcext:value-type="float">
            <text:p>144</text:p>
          </table:table-cell>
          <table:table-cell table:formula="of:=SQRT([.A145]*[.A145]+[.B145]*[.B145]-[.A145]*[.B145])" office:value-type="float" office:value="142.042247236518" calcext:value-type="float">
            <text:p>142.042247236518</text:p>
          </table:table-cell>
          <table:table-cell/>
          <table:table-cell table:formula="of:=[.C145]+[.A145]-[.B145]" office:value-type="float" office:value="2.04224723651762" calcext:value-type="float">
            <text:p>2.04224723651762</text:p>
          </table:table-cell>
          <table:table-cell table:formula="of:=[.C145]+[.B145]-[.A145]" office:value-type="float" office:value="282.042247236518" calcext:value-type="float">
            <text:p>282.042247236518</text:p>
          </table:table-cell>
          <table:table-cell table:formula="of:=[.A145]+[.B145]-[.C145]" office:value-type="float" office:value="5.95775276348238" calcext:value-type="float">
            <text:p>5.95775276348238</text:p>
          </table:table-cell>
          <table:table-cell table:formula="of:=[.A145]+[.B145]+[.C145]" office:value-type="float" office:value="290.042247236518" calcext:value-type="float">
            <text:p>290.042247236518</text:p>
          </table:table-cell>
          <table:table-cell table:formula="of:=SQRT(3*[.E145]*[.F145]*[.G145]/[.H145])/2" office:value-type="float" office:value="2.97887638174118" calcext:value-type="float">
            <text:p>2.97887638174118</text:p>
          </table:table-cell>
          <table:table-cell table:number-columns-repeated="5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+1" office:value-type="float" office:value="145" calcext:value-type="float">
            <text:p>145</text:p>
          </table:table-cell>
          <table:table-cell table:formula="of:=SQRT([.A146]*[.A146]+[.B146]*[.B146]-[.A146]*[.B146])" office:value-type="float" office:value="143.041951888249" calcext:value-type="float">
            <text:p>143.041951888249</text:p>
          </table:table-cell>
          <table:table-cell/>
          <table:table-cell table:formula="of:=[.C146]+[.A146]-[.B146]" office:value-type="float" office:value="2.04195188824849" calcext:value-type="float">
            <text:p>2.04195188824849</text:p>
          </table:table-cell>
          <table:table-cell table:formula="of:=[.C146]+[.B146]-[.A146]" office:value-type="float" office:value="284.041951888249" calcext:value-type="float">
            <text:p>284.041951888249</text:p>
          </table:table-cell>
          <table:table-cell table:formula="of:=[.A146]+[.B146]-[.C146]" office:value-type="float" office:value="5.95804811175151" calcext:value-type="float">
            <text:p>5.95804811175151</text:p>
          </table:table-cell>
          <table:table-cell table:formula="of:=[.A146]+[.B146]+[.C146]" office:value-type="float" office:value="292.041951888249" calcext:value-type="float">
            <text:p>292.041951888249</text:p>
          </table:table-cell>
          <table:table-cell table:formula="of:=SQRT(3*[.E146]*[.F146]*[.G146]/[.H146])/2" office:value-type="float" office:value="2.97902405587574" calcext:value-type="float">
            <text:p>2.97902405587574</text:p>
          </table:table-cell>
          <table:table-cell table:number-columns-repeated="5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+1" office:value-type="float" office:value="146" calcext:value-type="float">
            <text:p>146</text:p>
          </table:table-cell>
          <table:table-cell table:formula="of:=SQRT([.A147]*[.A147]+[.B147]*[.B147]-[.A147]*[.B147])" office:value-type="float" office:value="144.041660640247" calcext:value-type="float">
            <text:p>144.041660640247</text:p>
          </table:table-cell>
          <table:table-cell/>
          <table:table-cell table:formula="of:=[.C147]+[.A147]-[.B147]" office:value-type="float" office:value="2.0416606402467" calcext:value-type="float">
            <text:p>2.0416606402467</text:p>
          </table:table-cell>
          <table:table-cell table:formula="of:=[.C147]+[.B147]-[.A147]" office:value-type="float" office:value="286.041660640247" calcext:value-type="float">
            <text:p>286.041660640247</text:p>
          </table:table-cell>
          <table:table-cell table:formula="of:=[.A147]+[.B147]-[.C147]" office:value-type="float" office:value="5.9583393597533" calcext:value-type="float">
            <text:p>5.9583393597533</text:p>
          </table:table-cell>
          <table:table-cell table:formula="of:=[.A147]+[.B147]+[.C147]" office:value-type="float" office:value="294.041660640247" calcext:value-type="float">
            <text:p>294.041660640247</text:p>
          </table:table-cell>
          <table:table-cell table:formula="of:=SQRT(3*[.E147]*[.F147]*[.G147]/[.H147])/2" office:value-type="float" office:value="2.97916967987664" calcext:value-type="float">
            <text:p>2.97916967987664</text:p>
          </table:table-cell>
          <table:table-cell table:number-columns-repeated="5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+1" office:value-type="float" office:value="147" calcext:value-type="float">
            <text:p>147</text:p>
          </table:table-cell>
          <table:table-cell table:formula="of:=SQRT([.A148]*[.A148]+[.B148]*[.B148]-[.A148]*[.B148])" office:value-type="float" office:value="145.041373407728" calcext:value-type="float">
            <text:p>145.041373407728</text:p>
          </table:table-cell>
          <table:table-cell/>
          <table:table-cell table:formula="of:=[.C148]+[.A148]-[.B148]" office:value-type="float" office:value="2.04137340772803" calcext:value-type="float">
            <text:p>2.04137340772803</text:p>
          </table:table-cell>
          <table:table-cell table:formula="of:=[.C148]+[.B148]-[.A148]" office:value-type="float" office:value="288.041373407728" calcext:value-type="float">
            <text:p>288.041373407728</text:p>
          </table:table-cell>
          <table:table-cell table:formula="of:=[.A148]+[.B148]-[.C148]" office:value-type="float" office:value="5.95862659227197" calcext:value-type="float">
            <text:p>5.95862659227197</text:p>
          </table:table-cell>
          <table:table-cell table:formula="of:=[.A148]+[.B148]+[.C148]" office:value-type="float" office:value="296.041373407728" calcext:value-type="float">
            <text:p>296.041373407728</text:p>
          </table:table-cell>
          <table:table-cell table:formula="of:=SQRT(3*[.E148]*[.F148]*[.G148]/[.H148])/2" office:value-type="float" office:value="2.97931329613597" calcext:value-type="float">
            <text:p>2.97931329613597</text:p>
          </table:table-cell>
          <table:table-cell table:number-columns-repeated="5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+1" office:value-type="float" office:value="148" calcext:value-type="float">
            <text:p>148</text:p>
          </table:table-cell>
          <table:table-cell table:formula="of:=SQRT([.A149]*[.A149]+[.B149]*[.B149]-[.A149]*[.B149])" office:value-type="float" office:value="146.041090108229" calcext:value-type="float">
            <text:p>146.041090108229</text:p>
          </table:table-cell>
          <table:table-cell/>
          <table:table-cell table:formula="of:=[.C149]+[.A149]-[.B149]" office:value-type="float" office:value="2.04109010822947" calcext:value-type="float">
            <text:p>2.04109010822947</text:p>
          </table:table-cell>
          <table:table-cell table:formula="of:=[.C149]+[.B149]-[.A149]" office:value-type="float" office:value="290.041090108229" calcext:value-type="float">
            <text:p>290.041090108229</text:p>
          </table:table-cell>
          <table:table-cell table:formula="of:=[.A149]+[.B149]-[.C149]" office:value-type="float" office:value="5.95890989177053" calcext:value-type="float">
            <text:p>5.95890989177053</text:p>
          </table:table-cell>
          <table:table-cell table:formula="of:=[.A149]+[.B149]+[.C149]" office:value-type="float" office:value="298.041090108229" calcext:value-type="float">
            <text:p>298.041090108229</text:p>
          </table:table-cell>
          <table:table-cell table:formula="of:=SQRT(3*[.E149]*[.F149]*[.G149]/[.H149])/2" office:value-type="float" office:value="2.97945494588526" calcext:value-type="float">
            <text:p>2.97945494588526</text:p>
          </table:table-cell>
          <table:table-cell table:number-columns-repeated="5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+1" office:value-type="float" office:value="149" calcext:value-type="float">
            <text:p>149</text:p>
          </table:table-cell>
          <table:table-cell table:formula="of:=SQRT([.A150]*[.A150]+[.B150]*[.B150]-[.A150]*[.B150])" office:value-type="float" office:value="147.04081066153" calcext:value-type="float">
            <text:p>147.04081066153</text:p>
          </table:table-cell>
          <table:table-cell/>
          <table:table-cell table:formula="of:=[.C150]+[.A150]-[.B150]" office:value-type="float" office:value="2.04081066153029" calcext:value-type="float">
            <text:p>2.04081066153029</text:p>
          </table:table-cell>
          <table:table-cell table:formula="of:=[.C150]+[.B150]-[.A150]" office:value-type="float" office:value="292.04081066153" calcext:value-type="float">
            <text:p>292.04081066153</text:p>
          </table:table-cell>
          <table:table-cell table:formula="of:=[.A150]+[.B150]-[.C150]" office:value-type="float" office:value="5.95918933846971" calcext:value-type="float">
            <text:p>5.95918933846971</text:p>
          </table:table-cell>
          <table:table-cell table:formula="of:=[.A150]+[.B150]+[.C150]" office:value-type="float" office:value="300.04081066153" calcext:value-type="float">
            <text:p>300.04081066153</text:p>
          </table:table-cell>
          <table:table-cell table:formula="of:=SQRT(3*[.E150]*[.F150]*[.G150]/[.H150])/2" office:value-type="float" office:value="2.97959466923485" calcext:value-type="float">
            <text:p>2.97959466923485</text:p>
          </table:table-cell>
          <table:table-cell table:number-columns-repeated="5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+1" office:value-type="float" office:value="150" calcext:value-type="float">
            <text:p>150</text:p>
          </table:table-cell>
          <table:table-cell table:formula="of:=SQRT([.A151]*[.A151]+[.B151]*[.B151]-[.A151]*[.B151])" office:value-type="float" office:value="148.040534989576" calcext:value-type="float">
            <text:p>148.040534989576</text:p>
          </table:table-cell>
          <table:table-cell/>
          <table:table-cell table:formula="of:=[.C151]+[.A151]-[.B151]" office:value-type="float" office:value="2.04053498957643" calcext:value-type="float">
            <text:p>2.04053498957643</text:p>
          </table:table-cell>
          <table:table-cell table:formula="of:=[.C151]+[.B151]-[.A151]" office:value-type="float" office:value="294.040534989576" calcext:value-type="float">
            <text:p>294.040534989576</text:p>
          </table:table-cell>
          <table:table-cell table:formula="of:=[.A151]+[.B151]-[.C151]" office:value-type="float" office:value="5.95946501042357" calcext:value-type="float">
            <text:p>5.95946501042357</text:p>
          </table:table-cell>
          <table:table-cell table:formula="of:=[.A151]+[.B151]+[.C151]" office:value-type="float" office:value="302.040534989576" calcext:value-type="float">
            <text:p>302.040534989576</text:p>
          </table:table-cell>
          <table:table-cell table:formula="of:=SQRT(3*[.E151]*[.F151]*[.G151]/[.H151])/2" office:value-type="float" office:value="2.9797325052118" calcext:value-type="float">
            <text:p>2.9797325052118</text:p>
          </table:table-cell>
          <table:table-cell table:number-columns-repeated="5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+1" office:value-type="float" office:value="151" calcext:value-type="float">
            <text:p>151</text:p>
          </table:table-cell>
          <table:table-cell table:formula="of:=SQRT([.A152]*[.A152]+[.B152]*[.B152]-[.A152]*[.B152])" office:value-type="float" office:value="149.040263016408" calcext:value-type="float">
            <text:p>149.040263016408</text:p>
          </table:table-cell>
          <table:table-cell/>
          <table:table-cell table:formula="of:=[.C152]+[.A152]-[.B152]" office:value-type="float" office:value="2.04026301640775" calcext:value-type="float">
            <text:p>2.04026301640775</text:p>
          </table:table-cell>
          <table:table-cell table:formula="of:=[.C152]+[.B152]-[.A152]" office:value-type="float" office:value="296.040263016408" calcext:value-type="float">
            <text:p>296.040263016408</text:p>
          </table:table-cell>
          <table:table-cell table:formula="of:=[.A152]+[.B152]-[.C152]" office:value-type="float" office:value="5.95973698359225" calcext:value-type="float">
            <text:p>5.95973698359225</text:p>
          </table:table-cell>
          <table:table-cell table:formula="of:=[.A152]+[.B152]+[.C152]" office:value-type="float" office:value="304.040263016408" calcext:value-type="float">
            <text:p>304.040263016408</text:p>
          </table:table-cell>
          <table:table-cell table:formula="of:=SQRT(3*[.E152]*[.F152]*[.G152]/[.H152])/2" office:value-type="float" office:value="2.97986849179612" calcext:value-type="float">
            <text:p>2.97986849179612</text:p>
          </table:table-cell>
          <table:table-cell table:number-columns-repeated="5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+1" office:value-type="float" office:value="152" calcext:value-type="float">
            <text:p>152</text:p>
          </table:table-cell>
          <table:table-cell table:formula="of:=SQRT([.A153]*[.A153]+[.B153]*[.B153]-[.A153]*[.B153])" office:value-type="float" office:value="150.039994668088" calcext:value-type="float">
            <text:p>150.039994668088</text:p>
          </table:table-cell>
          <table:table-cell/>
          <table:table-cell table:formula="of:=[.C153]+[.A153]-[.B153]" office:value-type="float" office:value="2.03999466808841" calcext:value-type="float">
            <text:p>2.03999466808841</text:p>
          </table:table-cell>
          <table:table-cell table:formula="of:=[.C153]+[.B153]-[.A153]" office:value-type="float" office:value="298.039994668088" calcext:value-type="float">
            <text:p>298.039994668088</text:p>
          </table:table-cell>
          <table:table-cell table:formula="of:=[.A153]+[.B153]-[.C153]" office:value-type="float" office:value="5.96000533191159" calcext:value-type="float">
            <text:p>5.96000533191159</text:p>
          </table:table-cell>
          <table:table-cell table:formula="of:=[.A153]+[.B153]+[.C153]" office:value-type="float" office:value="306.039994668088" calcext:value-type="float">
            <text:p>306.039994668088</text:p>
          </table:table-cell>
          <table:table-cell table:formula="of:=SQRT(3*[.E153]*[.F153]*[.G153]/[.H153])/2" office:value-type="float" office:value="2.98000266595579" calcext:value-type="float">
            <text:p>2.98000266595579</text:p>
          </table:table-cell>
          <table:table-cell table:number-columns-repeated="5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+1" office:value-type="float" office:value="153" calcext:value-type="float">
            <text:p>153</text:p>
          </table:table-cell>
          <table:table-cell table:formula="of:=SQRT([.A154]*[.A154]+[.B154]*[.B154]-[.A154]*[.B154])" office:value-type="float" office:value="151.03972987264" calcext:value-type="float">
            <text:p>151.03972987264</text:p>
          </table:table-cell>
          <table:table-cell/>
          <table:table-cell table:formula="of:=[.C154]+[.A154]-[.B154]" office:value-type="float" office:value="2.03972987263981" calcext:value-type="float">
            <text:p>2.03972987263981</text:p>
          </table:table-cell>
          <table:table-cell table:formula="of:=[.C154]+[.B154]-[.A154]" office:value-type="float" office:value="300.03972987264" calcext:value-type="float">
            <text:p>300.03972987264</text:p>
          </table:table-cell>
          <table:table-cell table:formula="of:=[.A154]+[.B154]-[.C154]" office:value-type="float" office:value="5.96027012736019" calcext:value-type="float">
            <text:p>5.96027012736019</text:p>
          </table:table-cell>
          <table:table-cell table:formula="of:=[.A154]+[.B154]+[.C154]" office:value-type="float" office:value="308.03972987264" calcext:value-type="float">
            <text:p>308.03972987264</text:p>
          </table:table-cell>
          <table:table-cell table:formula="of:=SQRT(3*[.E154]*[.F154]*[.G154]/[.H154])/2" office:value-type="float" office:value="2.9801350636801" calcext:value-type="float">
            <text:p>2.9801350636801</text:p>
          </table:table-cell>
          <table:table-cell table:number-columns-repeated="5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+1" office:value-type="float" office:value="154" calcext:value-type="float">
            <text:p>154</text:p>
          </table:table-cell>
          <table:table-cell table:formula="of:=SQRT([.A155]*[.A155]+[.B155]*[.B155]-[.A155]*[.B155])" office:value-type="float" office:value="152.039468559976" calcext:value-type="float">
            <text:p>152.039468559976</text:p>
          </table:table-cell>
          <table:table-cell/>
          <table:table-cell table:formula="of:=[.C155]+[.A155]-[.B155]" office:value-type="float" office:value="2.03946855997623" calcext:value-type="float">
            <text:p>2.03946855997623</text:p>
          </table:table-cell>
          <table:table-cell table:formula="of:=[.C155]+[.B155]-[.A155]" office:value-type="float" office:value="302.039468559976" calcext:value-type="float">
            <text:p>302.039468559976</text:p>
          </table:table-cell>
          <table:table-cell table:formula="of:=[.A155]+[.B155]-[.C155]" office:value-type="float" office:value="5.96053144002377" calcext:value-type="float">
            <text:p>5.96053144002377</text:p>
          </table:table-cell>
          <table:table-cell table:formula="of:=[.A155]+[.B155]+[.C155]" office:value-type="float" office:value="310.039468559976" calcext:value-type="float">
            <text:p>310.039468559976</text:p>
          </table:table-cell>
          <table:table-cell table:formula="of:=SQRT(3*[.E155]*[.F155]*[.G155]/[.H155])/2" office:value-type="float" office:value="2.98026572001189" calcext:value-type="float">
            <text:p>2.98026572001189</text:p>
          </table:table-cell>
          <table:table-cell table:number-columns-repeated="5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+1" office:value-type="float" office:value="155" calcext:value-type="float">
            <text:p>155</text:p>
          </table:table-cell>
          <table:table-cell table:formula="of:=SQRT([.A156]*[.A156]+[.B156]*[.B156]-[.A156]*[.B156])" office:value-type="float" office:value="153.039210661843" calcext:value-type="float">
            <text:p>153.039210661843</text:p>
          </table:table-cell>
          <table:table-cell/>
          <table:table-cell table:formula="of:=[.C156]+[.A156]-[.B156]" office:value-type="float" office:value="2.03921066184313" calcext:value-type="float">
            <text:p>2.03921066184313</text:p>
          </table:table-cell>
          <table:table-cell table:formula="of:=[.C156]+[.B156]-[.A156]" office:value-type="float" office:value="304.039210661843" calcext:value-type="float">
            <text:p>304.039210661843</text:p>
          </table:table-cell>
          <table:table-cell table:formula="of:=[.A156]+[.B156]-[.C156]" office:value-type="float" office:value="5.96078933815687" calcext:value-type="float">
            <text:p>5.96078933815687</text:p>
          </table:table-cell>
          <table:table-cell table:formula="of:=[.A156]+[.B156]+[.C156]" office:value-type="float" office:value="312.039210661843" calcext:value-type="float">
            <text:p>312.039210661843</text:p>
          </table:table-cell>
          <table:table-cell table:formula="of:=SQRT(3*[.E156]*[.F156]*[.G156]/[.H156])/2" office:value-type="float" office:value="2.98039466907843" calcext:value-type="float">
            <text:p>2.98039466907843</text:p>
          </table:table-cell>
          <table:table-cell table:number-columns-repeated="5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+1" office:value-type="float" office:value="156" calcext:value-type="float">
            <text:p>156</text:p>
          </table:table-cell>
          <table:table-cell table:formula="of:=SQRT([.A157]*[.A157]+[.B157]*[.B157]-[.A157]*[.B157])" office:value-type="float" office:value="154.038956111758" calcext:value-type="float">
            <text:p>154.038956111758</text:p>
          </table:table-cell>
          <table:table-cell/>
          <table:table-cell table:formula="of:=[.C157]+[.A157]-[.B157]" office:value-type="float" office:value="2.03895611175764" calcext:value-type="float">
            <text:p>2.03895611175764</text:p>
          </table:table-cell>
          <table:table-cell table:formula="of:=[.C157]+[.B157]-[.A157]" office:value-type="float" office:value="306.038956111758" calcext:value-type="float">
            <text:p>306.038956111758</text:p>
          </table:table-cell>
          <table:table-cell table:formula="of:=[.A157]+[.B157]-[.C157]" office:value-type="float" office:value="5.96104388824236" calcext:value-type="float">
            <text:p>5.96104388824236</text:p>
          </table:table-cell>
          <table:table-cell table:formula="of:=[.A157]+[.B157]+[.C157]" office:value-type="float" office:value="314.038956111758" calcext:value-type="float">
            <text:p>314.038956111758</text:p>
          </table:table-cell>
          <table:table-cell table:formula="of:=SQRT(3*[.E157]*[.F157]*[.G157]/[.H157])/2" office:value-type="float" office:value="2.98052194412117" calcext:value-type="float">
            <text:p>2.98052194412117</text:p>
          </table:table-cell>
          <table:table-cell table:number-columns-repeated="5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+1" office:value-type="float" office:value="157" calcext:value-type="float">
            <text:p>157</text:p>
          </table:table-cell>
          <table:table-cell table:formula="of:=SQRT([.A158]*[.A158]+[.B158]*[.B158]-[.A158]*[.B158])" office:value-type="float" office:value="155.038704844952" calcext:value-type="float">
            <text:p>155.038704844952</text:p>
          </table:table-cell>
          <table:table-cell/>
          <table:table-cell table:formula="of:=[.C158]+[.A158]-[.B158]" office:value-type="float" office:value="2.03870484495155" calcext:value-type="float">
            <text:p>2.03870484495155</text:p>
          </table:table-cell>
          <table:table-cell table:formula="of:=[.C158]+[.B158]-[.A158]" office:value-type="float" office:value="308.038704844952" calcext:value-type="float">
            <text:p>308.038704844952</text:p>
          </table:table-cell>
          <table:table-cell table:formula="of:=[.A158]+[.B158]-[.C158]" office:value-type="float" office:value="5.96129515504845" calcext:value-type="float">
            <text:p>5.96129515504845</text:p>
          </table:table-cell>
          <table:table-cell table:formula="of:=[.A158]+[.B158]+[.C158]" office:value-type="float" office:value="316.038704844952" calcext:value-type="float">
            <text:p>316.038704844952</text:p>
          </table:table-cell>
          <table:table-cell table:formula="of:=SQRT(3*[.E158]*[.F158]*[.G158]/[.H158])/2" office:value-type="float" office:value="2.98064757752424" calcext:value-type="float">
            <text:p>2.98064757752424</text:p>
          </table:table-cell>
          <table:table-cell table:number-columns-repeated="5"/>
        </table:table-row>
        <table:table-row table:style-name="ro1">
          <table:table-cell table:formula="of:=[.A158]" office:value-type="float" office:value="4" calcext:value-type="float">
            <text:p>4</text:p>
          </table:table-cell>
          <table:table-cell table:formula="of:=[.B158]+1" office:value-type="float" office:value="158" calcext:value-type="float">
            <text:p>158</text:p>
          </table:table-cell>
          <table:table-cell table:formula="of:=SQRT([.A159]*[.A159]+[.B159]*[.B159]-[.A159]*[.B159])" office:value-type="float" office:value="156.038456798316" calcext:value-type="float">
            <text:p>156.038456798316</text:p>
          </table:table-cell>
          <table:table-cell/>
          <table:table-cell table:formula="of:=[.C159]+[.A159]-[.B159]" office:value-type="float" office:value="2.03845679831622" calcext:value-type="float">
            <text:p>2.03845679831622</text:p>
          </table:table-cell>
          <table:table-cell table:formula="of:=[.C159]+[.B159]-[.A159]" office:value-type="float" office:value="310.038456798316" calcext:value-type="float">
            <text:p>310.038456798316</text:p>
          </table:table-cell>
          <table:table-cell table:formula="of:=[.A159]+[.B159]-[.C159]" office:value-type="float" office:value="5.96154320168378" calcext:value-type="float">
            <text:p>5.96154320168378</text:p>
          </table:table-cell>
          <table:table-cell table:formula="of:=[.A159]+[.B159]+[.C159]" office:value-type="float" office:value="318.038456798316" calcext:value-type="float">
            <text:p>318.038456798316</text:p>
          </table:table-cell>
          <table:table-cell table:formula="of:=SQRT(3*[.E159]*[.F159]*[.G159]/[.H159])/2" office:value-type="float" office:value="2.98077160084188" calcext:value-type="float">
            <text:p>2.98077160084188</text:p>
          </table:table-cell>
          <table:table-cell table:number-columns-repeated="5"/>
        </table:table-row>
        <table:table-row table:style-name="ro1">
          <table:table-cell table:formula="of:=[.A159]" office:value-type="float" office:value="4" calcext:value-type="float">
            <text:p>4</text:p>
          </table:table-cell>
          <table:table-cell table:formula="of:=[.B159]+1" office:value-type="float" office:value="159" calcext:value-type="float">
            <text:p>159</text:p>
          </table:table-cell>
          <table:table-cell table:formula="of:=SQRT([.A160]*[.A160]+[.B160]*[.B160]-[.A160]*[.B160])" office:value-type="float" office:value="157.03821191035" calcext:value-type="float">
            <text:p>157.03821191035</text:p>
          </table:table-cell>
          <table:table-cell/>
          <table:table-cell table:formula="of:=[.C160]+[.A160]-[.B160]" office:value-type="float" office:value="2.03821191035001" calcext:value-type="float">
            <text:p>2.03821191035001</text:p>
          </table:table-cell>
          <table:table-cell table:formula="of:=[.C160]+[.B160]-[.A160]" office:value-type="float" office:value="312.03821191035" calcext:value-type="float">
            <text:p>312.03821191035</text:p>
          </table:table-cell>
          <table:table-cell table:formula="of:=[.A160]+[.B160]-[.C160]" office:value-type="float" office:value="5.96178808964999" calcext:value-type="float">
            <text:p>5.96178808964999</text:p>
          </table:table-cell>
          <table:table-cell table:formula="of:=[.A160]+[.B160]+[.C160]" office:value-type="float" office:value="320.03821191035" calcext:value-type="float">
            <text:p>320.03821191035</text:p>
          </table:table-cell>
          <table:table-cell table:formula="of:=SQRT(3*[.E160]*[.F160]*[.G160]/[.H160])/2" office:value-type="float" office:value="2.98089404482498" calcext:value-type="float">
            <text:p>2.98089404482498</text:p>
          </table:table-cell>
          <table:table-cell table:number-columns-repeated="5"/>
        </table:table-row>
        <table:table-row table:style-name="ro1">
          <table:table-cell table:formula="of:=[.A160]" office:value-type="float" office:value="4" calcext:value-type="float">
            <text:p>4</text:p>
          </table:table-cell>
          <table:table-cell table:formula="of:=[.B160]+1" office:value-type="float" office:value="160" calcext:value-type="float">
            <text:p>160</text:p>
          </table:table-cell>
          <table:table-cell table:formula="of:=SQRT([.A161]*[.A161]+[.B161]*[.B161]-[.A161]*[.B161])" office:value-type="float" office:value="158.037970121107" calcext:value-type="float">
            <text:p>158.037970121107</text:p>
          </table:table-cell>
          <table:table-cell/>
          <table:table-cell table:formula="of:=[.C161]+[.A161]-[.B161]" office:value-type="float" office:value="2.03797012110729" calcext:value-type="float">
            <text:p>2.03797012110729</text:p>
          </table:table-cell>
          <table:table-cell table:formula="of:=[.C161]+[.B161]-[.A161]" office:value-type="float" office:value="314.037970121107" calcext:value-type="float">
            <text:p>314.037970121107</text:p>
          </table:table-cell>
          <table:table-cell table:formula="of:=[.A161]+[.B161]-[.C161]" office:value-type="float" office:value="5.96202987889271" calcext:value-type="float">
            <text:p>5.96202987889271</text:p>
          </table:table-cell>
          <table:table-cell table:formula="of:=[.A161]+[.B161]+[.C161]" office:value-type="float" office:value="322.037970121107" calcext:value-type="float">
            <text:p>322.037970121107</text:p>
          </table:table-cell>
          <table:table-cell table:formula="of:=SQRT(3*[.E161]*[.F161]*[.G161]/[.H161])/2" office:value-type="float" office:value="2.98101493944636" calcext:value-type="float">
            <text:p>2.98101493944636</text:p>
          </table:table-cell>
          <table:table-cell table:number-columns-repeated="5"/>
        </table:table-row>
        <table:table-row table:style-name="ro1">
          <table:table-cell table:formula="of:=[.A161]" office:value-type="float" office:value="4" calcext:value-type="float">
            <text:p>4</text:p>
          </table:table-cell>
          <table:table-cell table:formula="of:=[.B161]+1" office:value-type="float" office:value="161" calcext:value-type="float">
            <text:p>161</text:p>
          </table:table-cell>
          <table:table-cell table:formula="of:=SQRT([.A162]*[.A162]+[.B162]*[.B162]-[.A162]*[.B162])" office:value-type="float" office:value="159.03773137215" calcext:value-type="float">
            <text:p>159.03773137215</text:p>
          </table:table-cell>
          <table:table-cell/>
          <table:table-cell table:formula="of:=[.C162]+[.A162]-[.B162]" office:value-type="float" office:value="2.03773137214955" calcext:value-type="float">
            <text:p>2.03773137214955</text:p>
          </table:table-cell>
          <table:table-cell table:formula="of:=[.C162]+[.B162]-[.A162]" office:value-type="float" office:value="316.03773137215" calcext:value-type="float">
            <text:p>316.03773137215</text:p>
          </table:table-cell>
          <table:table-cell table:formula="of:=[.A162]+[.B162]-[.C162]" office:value-type="float" office:value="5.96226862785045" calcext:value-type="float">
            <text:p>5.96226862785045</text:p>
          </table:table-cell>
          <table:table-cell table:formula="of:=[.A162]+[.B162]+[.C162]" office:value-type="float" office:value="324.03773137215" calcext:value-type="float">
            <text:p>324.03773137215</text:p>
          </table:table-cell>
          <table:table-cell table:formula="of:=SQRT(3*[.E162]*[.F162]*[.G162]/[.H162])/2" office:value-type="float" office:value="2.98113431392523" calcext:value-type="float">
            <text:p>2.98113431392523</text:p>
          </table:table-cell>
          <table:table-cell table:number-columns-repeated="5"/>
        </table:table-row>
        <table:table-row table:style-name="ro1">
          <table:table-cell table:formula="of:=[.A162]" office:value-type="float" office:value="4" calcext:value-type="float">
            <text:p>4</text:p>
          </table:table-cell>
          <table:table-cell table:formula="of:=[.B162]+1" office:value-type="float" office:value="162" calcext:value-type="float">
            <text:p>162</text:p>
          </table:table-cell>
          <table:table-cell table:formula="of:=SQRT([.A163]*[.A163]+[.B163]*[.B163]-[.A163]*[.B163])" office:value-type="float" office:value="160.037495606498" calcext:value-type="float">
            <text:p>160.037495606498</text:p>
          </table:table-cell>
          <table:table-cell/>
          <table:table-cell table:formula="of:=[.C163]+[.A163]-[.B163]" office:value-type="float" office:value="2.03749560649842" calcext:value-type="float">
            <text:p>2.03749560649842</text:p>
          </table:table-cell>
          <table:table-cell table:formula="of:=[.C163]+[.B163]-[.A163]" office:value-type="float" office:value="318.037495606498" calcext:value-type="float">
            <text:p>318.037495606498</text:p>
          </table:table-cell>
          <table:table-cell table:formula="of:=[.A163]+[.B163]-[.C163]" office:value-type="float" office:value="5.96250439350158" calcext:value-type="float">
            <text:p>5.96250439350158</text:p>
          </table:table-cell>
          <table:table-cell table:formula="of:=[.A163]+[.B163]+[.C163]" office:value-type="float" office:value="326.037495606498" calcext:value-type="float">
            <text:p>326.037495606498</text:p>
          </table:table-cell>
          <table:table-cell table:formula="of:=SQRT(3*[.E163]*[.F163]*[.G163]/[.H163])/2" office:value-type="float" office:value="2.9812521967508" calcext:value-type="float">
            <text:p>2.9812521967508</text:p>
          </table:table-cell>
          <table:table-cell table:number-columns-repeated="5"/>
        </table:table-row>
        <table:table-row table:style-name="ro1">
          <table:table-cell table:formula="of:=[.A163]" office:value-type="float" office:value="4" calcext:value-type="float">
            <text:p>4</text:p>
          </table:table-cell>
          <table:table-cell table:formula="of:=[.B163]+1" office:value-type="float" office:value="163" calcext:value-type="float">
            <text:p>163</text:p>
          </table:table-cell>
          <table:table-cell table:formula="of:=SQRT([.A164]*[.A164]+[.B164]*[.B164]-[.A164]*[.B164])" office:value-type="float" office:value="161.03726276859" calcext:value-type="float">
            <text:p>161.03726276859</text:p>
          </table:table-cell>
          <table:table-cell/>
          <table:table-cell table:formula="of:=[.C164]+[.A164]-[.B164]" office:value-type="float" office:value="2.0372627685903" calcext:value-type="float">
            <text:p>2.0372627685903</text:p>
          </table:table-cell>
          <table:table-cell table:formula="of:=[.C164]+[.B164]-[.A164]" office:value-type="float" office:value="320.03726276859" calcext:value-type="float">
            <text:p>320.03726276859</text:p>
          </table:table-cell>
          <table:table-cell table:formula="of:=[.A164]+[.B164]-[.C164]" office:value-type="float" office:value="5.9627372314097" calcext:value-type="float">
            <text:p>5.9627372314097</text:p>
          </table:table-cell>
          <table:table-cell table:formula="of:=[.A164]+[.B164]+[.C164]" office:value-type="float" office:value="328.03726276859" calcext:value-type="float">
            <text:p>328.03726276859</text:p>
          </table:table-cell>
          <table:table-cell table:formula="of:=SQRT(3*[.E164]*[.F164]*[.G164]/[.H164])/2" office:value-type="float" office:value="2.98136861570485" calcext:value-type="float">
            <text:p>2.98136861570485</text:p>
          </table:table-cell>
          <table:table-cell table:number-columns-repeated="5"/>
        </table:table-row>
        <table:table-row table:style-name="ro1">
          <table:table-cell table:formula="of:=[.A164]" office:value-type="float" office:value="4" calcext:value-type="float">
            <text:p>4</text:p>
          </table:table-cell>
          <table:table-cell table:formula="of:=[.B164]+1" office:value-type="float" office:value="164" calcext:value-type="float">
            <text:p>164</text:p>
          </table:table-cell>
          <table:table-cell table:formula="of:=SQRT([.A165]*[.A165]+[.B165]*[.B165]-[.A165]*[.B165])" office:value-type="float" office:value="162.037032804233" calcext:value-type="float">
            <text:p>162.037032804233</text:p>
          </table:table-cell>
          <table:table-cell/>
          <table:table-cell table:formula="of:=[.C165]+[.A165]-[.B165]" office:value-type="float" office:value="2.03703280423275" calcext:value-type="float">
            <text:p>2.03703280423275</text:p>
          </table:table-cell>
          <table:table-cell table:formula="of:=[.C165]+[.B165]-[.A165]" office:value-type="float" office:value="322.037032804233" calcext:value-type="float">
            <text:p>322.037032804233</text:p>
          </table:table-cell>
          <table:table-cell table:formula="of:=[.A165]+[.B165]-[.C165]" office:value-type="float" office:value="5.96296719576725" calcext:value-type="float">
            <text:p>5.96296719576725</text:p>
          </table:table-cell>
          <table:table-cell table:formula="of:=[.A165]+[.B165]+[.C165]" office:value-type="float" office:value="330.037032804233" calcext:value-type="float">
            <text:p>330.037032804233</text:p>
          </table:table-cell>
          <table:table-cell table:formula="of:=SQRT(3*[.E165]*[.F165]*[.G165]/[.H165])/2" office:value-type="float" office:value="2.98148359788363" calcext:value-type="float">
            <text:p>2.98148359788363</text:p>
          </table:table-cell>
          <table:table-cell table:number-columns-repeated="5"/>
        </table:table-row>
        <table:table-row table:style-name="ro1">
          <table:table-cell table:formula="of:=[.A165]" office:value-type="float" office:value="4" calcext:value-type="float">
            <text:p>4</text:p>
          </table:table-cell>
          <table:table-cell table:formula="of:=[.B165]+1" office:value-type="float" office:value="165" calcext:value-type="float">
            <text:p>165</text:p>
          </table:table-cell>
          <table:table-cell table:formula="of:=SQRT([.A166]*[.A166]+[.B166]*[.B166]-[.A166]*[.B166])" office:value-type="float" office:value="163.036805660562" calcext:value-type="float">
            <text:p>163.036805660562</text:p>
          </table:table-cell>
          <table:table-cell/>
          <table:table-cell table:formula="of:=[.C166]+[.A166]-[.B166]" office:value-type="float" office:value="2.03680566056244" calcext:value-type="float">
            <text:p>2.03680566056244</text:p>
          </table:table-cell>
          <table:table-cell table:formula="of:=[.C166]+[.B166]-[.A166]" office:value-type="float" office:value="324.036805660562" calcext:value-type="float">
            <text:p>324.036805660562</text:p>
          </table:table-cell>
          <table:table-cell table:formula="of:=[.A166]+[.B166]-[.C166]" office:value-type="float" office:value="5.96319433943756" calcext:value-type="float">
            <text:p>5.96319433943756</text:p>
          </table:table-cell>
          <table:table-cell table:formula="of:=[.A166]+[.B166]+[.C166]" office:value-type="float" office:value="332.036805660562" calcext:value-type="float">
            <text:p>332.036805660562</text:p>
          </table:table-cell>
          <table:table-cell table:formula="of:=SQRT(3*[.E166]*[.F166]*[.G166]/[.H166])/2" office:value-type="float" office:value="2.98159716971879" calcext:value-type="float">
            <text:p>2.98159716971879</text:p>
          </table:table-cell>
          <table:table-cell table:number-columns-repeated="5"/>
        </table:table-row>
        <table:table-row table:style-name="ro1">
          <table:table-cell table:formula="of:=[.A166]" office:value-type="float" office:value="4" calcext:value-type="float">
            <text:p>4</text:p>
          </table:table-cell>
          <table:table-cell table:formula="of:=[.B166]+1" office:value-type="float" office:value="166" calcext:value-type="float">
            <text:p>166</text:p>
          </table:table-cell>
          <table:table-cell table:formula="of:=SQRT([.A167]*[.A167]+[.B167]*[.B167]-[.A167]*[.B167])" office:value-type="float" office:value="164.036581286005" calcext:value-type="float">
            <text:p>164.036581286005</text:p>
          </table:table-cell>
          <table:table-cell/>
          <table:table-cell table:formula="of:=[.C167]+[.A167]-[.B167]" office:value-type="float" office:value="2.03658128600461" calcext:value-type="float">
            <text:p>2.03658128600461</text:p>
          </table:table-cell>
          <table:table-cell table:formula="of:=[.C167]+[.B167]-[.A167]" office:value-type="float" office:value="326.036581286005" calcext:value-type="float">
            <text:p>326.036581286005</text:p>
          </table:table-cell>
          <table:table-cell table:formula="of:=[.A167]+[.B167]-[.C167]" office:value-type="float" office:value="5.9634187139954" calcext:value-type="float">
            <text:p>5.9634187139954</text:p>
          </table:table-cell>
          <table:table-cell table:formula="of:=[.A167]+[.B167]+[.C167]" office:value-type="float" office:value="334.036581286005" calcext:value-type="float">
            <text:p>334.036581286005</text:p>
          </table:table-cell>
          <table:table-cell table:formula="of:=SQRT(3*[.E167]*[.F167]*[.G167]/[.H167])/2" office:value-type="float" office:value="2.98170935699769" calcext:value-type="float">
            <text:p>2.98170935699769</text:p>
          </table:table-cell>
          <table:table-cell table:number-columns-repeated="5"/>
        </table:table-row>
        <table:table-row table:style-name="ro1">
          <table:table-cell table:formula="of:=[.A167]" office:value-type="float" office:value="4" calcext:value-type="float">
            <text:p>4</text:p>
          </table:table-cell>
          <table:table-cell table:formula="of:=[.B167]+1" office:value-type="float" office:value="167" calcext:value-type="float">
            <text:p>167</text:p>
          </table:table-cell>
          <table:table-cell table:formula="of:=SQRT([.A168]*[.A168]+[.B168]*[.B168]-[.A168]*[.B168])" office:value-type="float" office:value="165.036359630234" calcext:value-type="float">
            <text:p>165.036359630234</text:p>
          </table:table-cell>
          <table:table-cell/>
          <table:table-cell table:formula="of:=[.C168]+[.A168]-[.B168]" office:value-type="float" office:value="2.03635963023422" calcext:value-type="float">
            <text:p>2.03635963023422</text:p>
          </table:table-cell>
          <table:table-cell table:formula="of:=[.C168]+[.B168]-[.A168]" office:value-type="float" office:value="328.036359630234" calcext:value-type="float">
            <text:p>328.036359630234</text:p>
          </table:table-cell>
          <table:table-cell table:formula="of:=[.A168]+[.B168]-[.C168]" office:value-type="float" office:value="5.96364036976578" calcext:value-type="float">
            <text:p>5.96364036976578</text:p>
          </table:table-cell>
          <table:table-cell table:formula="of:=[.A168]+[.B168]+[.C168]" office:value-type="float" office:value="336.036359630234" calcext:value-type="float">
            <text:p>336.036359630234</text:p>
          </table:table-cell>
          <table:table-cell table:formula="of:=SQRT(3*[.E168]*[.F168]*[.G168]/[.H168])/2" office:value-type="float" office:value="2.9818201848829" calcext:value-type="float">
            <text:p>2.9818201848829</text:p>
          </table:table-cell>
          <table:table-cell table:number-columns-repeated="5"/>
        </table:table-row>
        <table:table-row table:style-name="ro1">
          <table:table-cell table:formula="of:=[.A168]" office:value-type="float" office:value="4" calcext:value-type="float">
            <text:p>4</text:p>
          </table:table-cell>
          <table:table-cell table:formula="of:=[.B168]+1" office:value-type="float" office:value="168" calcext:value-type="float">
            <text:p>168</text:p>
          </table:table-cell>
          <table:table-cell table:formula="of:=SQRT([.A169]*[.A169]+[.B169]*[.B169]-[.A169]*[.B169])" office:value-type="float" office:value="166.036140644138" calcext:value-type="float">
            <text:p>166.036140644138</text:p>
          </table:table-cell>
          <table:table-cell/>
          <table:table-cell table:formula="of:=[.C169]+[.A169]-[.B169]" office:value-type="float" office:value="2.03614064413807" calcext:value-type="float">
            <text:p>2.03614064413807</text:p>
          </table:table-cell>
          <table:table-cell table:formula="of:=[.C169]+[.B169]-[.A169]" office:value-type="float" office:value="330.036140644138" calcext:value-type="float">
            <text:p>330.036140644138</text:p>
          </table:table-cell>
          <table:table-cell table:formula="of:=[.A169]+[.B169]-[.C169]" office:value-type="float" office:value="5.96385935586193" calcext:value-type="float">
            <text:p>5.96385935586193</text:p>
          </table:table-cell>
          <table:table-cell table:formula="of:=[.A169]+[.B169]+[.C169]" office:value-type="float" office:value="338.036140644138" calcext:value-type="float">
            <text:p>338.036140644138</text:p>
          </table:table-cell>
          <table:table-cell table:formula="of:=SQRT(3*[.E169]*[.F169]*[.G169]/[.H169])/2" office:value-type="float" office:value="2.98192967793096" calcext:value-type="float">
            <text:p>2.98192967793096</text:p>
          </table:table-cell>
          <table:table-cell table:number-columns-repeated="5"/>
        </table:table-row>
        <table:table-row table:style-name="ro1">
          <table:table-cell table:formula="of:=[.A169]" office:value-type="float" office:value="4" calcext:value-type="float">
            <text:p>4</text:p>
          </table:table-cell>
          <table:table-cell table:formula="of:=[.B169]+1" office:value-type="float" office:value="169" calcext:value-type="float">
            <text:p>169</text:p>
          </table:table-cell>
          <table:table-cell table:formula="of:=SQRT([.A170]*[.A170]+[.B170]*[.B170]-[.A170]*[.B170])" office:value-type="float" office:value="167.035924279779" calcext:value-type="float">
            <text:p>167.035924279779</text:p>
          </table:table-cell>
          <table:table-cell/>
          <table:table-cell table:formula="of:=[.C170]+[.A170]-[.B170]" office:value-type="float" office:value="2.03592427977881" calcext:value-type="float">
            <text:p>2.03592427977881</text:p>
          </table:table-cell>
          <table:table-cell table:formula="of:=[.C170]+[.B170]-[.A170]" office:value-type="float" office:value="332.035924279779" calcext:value-type="float">
            <text:p>332.035924279779</text:p>
          </table:table-cell>
          <table:table-cell table:formula="of:=[.A170]+[.B170]-[.C170]" office:value-type="float" office:value="5.96407572022119" calcext:value-type="float">
            <text:p>5.96407572022119</text:p>
          </table:table-cell>
          <table:table-cell table:formula="of:=[.A170]+[.B170]+[.C170]" office:value-type="float" office:value="340.035924279779" calcext:value-type="float">
            <text:p>340.035924279779</text:p>
          </table:table-cell>
          <table:table-cell table:formula="of:=SQRT(3*[.E170]*[.F170]*[.G170]/[.H170])/2" office:value-type="float" office:value="2.9820378601106" calcext:value-type="float">
            <text:p>2.9820378601106</text:p>
          </table:table-cell>
          <table:table-cell table:number-columns-repeated="5"/>
        </table:table-row>
        <table:table-row table:style-name="ro1">
          <table:table-cell table:formula="of:=[.A170]" office:value-type="float" office:value="4" calcext:value-type="float">
            <text:p>4</text:p>
          </table:table-cell>
          <table:table-cell table:formula="of:=[.B170]+1" office:value-type="float" office:value="170" calcext:value-type="float">
            <text:p>170</text:p>
          </table:table-cell>
          <table:table-cell table:formula="of:=SQRT([.A171]*[.A171]+[.B171]*[.B171]-[.A171]*[.B171])" office:value-type="float" office:value="168.03571049036" calcext:value-type="float">
            <text:p>168.03571049036</text:p>
          </table:table-cell>
          <table:table-cell/>
          <table:table-cell table:formula="of:=[.C171]+[.A171]-[.B171]" office:value-type="float" office:value="2.03571049035975" calcext:value-type="float">
            <text:p>2.03571049035975</text:p>
          </table:table-cell>
          <table:table-cell table:formula="of:=[.C171]+[.B171]-[.A171]" office:value-type="float" office:value="334.03571049036" calcext:value-type="float">
            <text:p>334.03571049036</text:p>
          </table:table-cell>
          <table:table-cell table:formula="of:=[.A171]+[.B171]-[.C171]" office:value-type="float" office:value="5.96428950964025" calcext:value-type="float">
            <text:p>5.96428950964025</text:p>
          </table:table-cell>
          <table:table-cell table:formula="of:=[.A171]+[.B171]+[.C171]" office:value-type="float" office:value="342.03571049036" calcext:value-type="float">
            <text:p>342.03571049036</text:p>
          </table:table-cell>
          <table:table-cell table:formula="of:=SQRT(3*[.E171]*[.F171]*[.G171]/[.H171])/2" office:value-type="float" office:value="2.98214475482012" calcext:value-type="float">
            <text:p>2.98214475482012</text:p>
          </table:table-cell>
          <table:table-cell table:number-columns-repeated="5"/>
        </table:table-row>
        <table:table-row table:style-name="ro1">
          <table:table-cell table:formula="of:=[.A171]" office:value-type="float" office:value="4" calcext:value-type="float">
            <text:p>4</text:p>
          </table:table-cell>
          <table:table-cell table:formula="of:=[.B171]+1" office:value-type="float" office:value="171" calcext:value-type="float">
            <text:p>171</text:p>
          </table:table-cell>
          <table:table-cell table:formula="of:=SQRT([.A172]*[.A172]+[.B172]*[.B172]-[.A172]*[.B172])" office:value-type="float" office:value="169.035499230191" calcext:value-type="float">
            <text:p>169.035499230191</text:p>
          </table:table-cell>
          <table:table-cell/>
          <table:table-cell table:formula="of:=[.C172]+[.A172]-[.B172]" office:value-type="float" office:value="2.03549923019128" calcext:value-type="float">
            <text:p>2.03549923019128</text:p>
          </table:table-cell>
          <table:table-cell table:formula="of:=[.C172]+[.B172]-[.A172]" office:value-type="float" office:value="336.035499230191" calcext:value-type="float">
            <text:p>336.035499230191</text:p>
          </table:table-cell>
          <table:table-cell table:formula="of:=[.A172]+[.B172]-[.C172]" office:value-type="float" office:value="5.96450076980872" calcext:value-type="float">
            <text:p>5.96450076980872</text:p>
          </table:table-cell>
          <table:table-cell table:formula="of:=[.A172]+[.B172]+[.C172]" office:value-type="float" office:value="344.035499230191" calcext:value-type="float">
            <text:p>344.035499230191</text:p>
          </table:table-cell>
          <table:table-cell table:formula="of:=SQRT(3*[.E172]*[.F172]*[.G172]/[.H172])/2" office:value-type="float" office:value="2.98225038490435" calcext:value-type="float">
            <text:p>2.98225038490435</text:p>
          </table:table-cell>
          <table:table-cell table:number-columns-repeated="5"/>
        </table:table-row>
        <table:table-row table:style-name="ro1">
          <table:table-cell table:formula="of:=[.A172]" office:value-type="float" office:value="4" calcext:value-type="float">
            <text:p>4</text:p>
          </table:table-cell>
          <table:table-cell table:formula="of:=[.B172]+1" office:value-type="float" office:value="172" calcext:value-type="float">
            <text:p>172</text:p>
          </table:table-cell>
          <table:table-cell table:formula="of:=SQRT([.A173]*[.A173]+[.B173]*[.B173]-[.A173]*[.B173])" office:value-type="float" office:value="170.035290454658" calcext:value-type="float">
            <text:p>170.035290454658</text:p>
          </table:table-cell>
          <table:table-cell/>
          <table:table-cell table:formula="of:=[.C173]+[.A173]-[.B173]" office:value-type="float" office:value="2.03529045465825" calcext:value-type="float">
            <text:p>2.03529045465825</text:p>
          </table:table-cell>
          <table:table-cell table:formula="of:=[.C173]+[.B173]-[.A173]" office:value-type="float" office:value="338.035290454658" calcext:value-type="float">
            <text:p>338.035290454658</text:p>
          </table:table-cell>
          <table:table-cell table:formula="of:=[.A173]+[.B173]-[.C173]" office:value-type="float" office:value="5.96470954534175" calcext:value-type="float">
            <text:p>5.96470954534175</text:p>
          </table:table-cell>
          <table:table-cell table:formula="of:=[.A173]+[.B173]+[.C173]" office:value-type="float" office:value="346.035290454658" calcext:value-type="float">
            <text:p>346.035290454658</text:p>
          </table:table-cell>
          <table:table-cell table:formula="of:=SQRT(3*[.E173]*[.F173]*[.G173]/[.H173])/2" office:value-type="float" office:value="2.98235477267086" calcext:value-type="float">
            <text:p>2.98235477267086</text:p>
          </table:table-cell>
          <table:table-cell table:number-columns-repeated="5"/>
        </table:table-row>
        <table:table-row table:style-name="ro1">
          <table:table-cell table:formula="of:=[.A173]" office:value-type="float" office:value="4" calcext:value-type="float">
            <text:p>4</text:p>
          </table:table-cell>
          <table:table-cell table:formula="of:=[.B173]+1" office:value-type="float" office:value="173" calcext:value-type="float">
            <text:p>173</text:p>
          </table:table-cell>
          <table:table-cell table:formula="of:=SQRT([.A174]*[.A174]+[.B174]*[.B174]-[.A174]*[.B174])" office:value-type="float" office:value="171.035084120189" calcext:value-type="float">
            <text:p>171.035084120189</text:p>
          </table:table-cell>
          <table:table-cell/>
          <table:table-cell table:formula="of:=[.C174]+[.A174]-[.B174]" office:value-type="float" office:value="2.03508412018863" calcext:value-type="float">
            <text:p>2.03508412018863</text:p>
          </table:table-cell>
          <table:table-cell table:formula="of:=[.C174]+[.B174]-[.A174]" office:value-type="float" office:value="340.035084120189" calcext:value-type="float">
            <text:p>340.035084120189</text:p>
          </table:table-cell>
          <table:table-cell table:formula="of:=[.A174]+[.B174]-[.C174]" office:value-type="float" office:value="5.96491587981137" calcext:value-type="float">
            <text:p>5.96491587981137</text:p>
          </table:table-cell>
          <table:table-cell table:formula="of:=[.A174]+[.B174]+[.C174]" office:value-type="float" office:value="348.035084120189" calcext:value-type="float">
            <text:p>348.035084120189</text:p>
          </table:table-cell>
          <table:table-cell table:formula="of:=SQRT(3*[.E174]*[.F174]*[.G174]/[.H174])/2" office:value-type="float" office:value="2.98245793990569" calcext:value-type="float">
            <text:p>2.98245793990569</text:p>
          </table:table-cell>
          <table:table-cell table:number-columns-repeated="5"/>
        </table:table-row>
        <table:table-row table:style-name="ro1">
          <table:table-cell table:formula="of:=[.A174]" office:value-type="float" office:value="4" calcext:value-type="float">
            <text:p>4</text:p>
          </table:table-cell>
          <table:table-cell table:formula="of:=[.B174]+1" office:value-type="float" office:value="174" calcext:value-type="float">
            <text:p>174</text:p>
          </table:table-cell>
          <table:table-cell table:formula="of:=SQRT([.A175]*[.A175]+[.B175]*[.B175]-[.A175]*[.B175])" office:value-type="float" office:value="172.034880184223" calcext:value-type="float">
            <text:p>172.034880184223</text:p>
          </table:table-cell>
          <table:table-cell/>
          <table:table-cell table:formula="of:=[.C175]+[.A175]-[.B175]" office:value-type="float" office:value="2.03488018422311" calcext:value-type="float">
            <text:p>2.03488018422311</text:p>
          </table:table-cell>
          <table:table-cell table:formula="of:=[.C175]+[.B175]-[.A175]" office:value-type="float" office:value="342.034880184223" calcext:value-type="float">
            <text:p>342.034880184223</text:p>
          </table:table-cell>
          <table:table-cell table:formula="of:=[.A175]+[.B175]-[.C175]" office:value-type="float" office:value="5.96511981577689" calcext:value-type="float">
            <text:p>5.96511981577689</text:p>
          </table:table-cell>
          <table:table-cell table:formula="of:=[.A175]+[.B175]+[.C175]" office:value-type="float" office:value="350.034880184223" calcext:value-type="float">
            <text:p>350.034880184223</text:p>
          </table:table-cell>
          <table:table-cell table:formula="of:=SQRT(3*[.E175]*[.F175]*[.G175]/[.H175])/2" office:value-type="float" office:value="2.98255990788845" calcext:value-type="float">
            <text:p>2.98255990788845</text:p>
          </table:table-cell>
          <table:table-cell table:number-columns-repeated="5"/>
        </table:table-row>
        <table:table-row table:style-name="ro1">
          <table:table-cell table:formula="of:=[.A175]" office:value-type="float" office:value="4" calcext:value-type="float">
            <text:p>4</text:p>
          </table:table-cell>
          <table:table-cell table:formula="of:=[.B175]+1" office:value-type="float" office:value="175" calcext:value-type="float">
            <text:p>175</text:p>
          </table:table-cell>
          <table:table-cell table:formula="of:=SQRT([.A176]*[.A176]+[.B176]*[.B176]-[.A176]*[.B176])" office:value-type="float" office:value="173.034678605186" calcext:value-type="float">
            <text:p>173.034678605186</text:p>
          </table:table-cell>
          <table:table-cell/>
          <table:table-cell table:formula="of:=[.C176]+[.A176]-[.B176]" office:value-type="float" office:value="2.03467860518597" calcext:value-type="float">
            <text:p>2.03467860518597</text:p>
          </table:table-cell>
          <table:table-cell table:formula="of:=[.C176]+[.B176]-[.A176]" office:value-type="float" office:value="344.034678605186" calcext:value-type="float">
            <text:p>344.034678605186</text:p>
          </table:table-cell>
          <table:table-cell table:formula="of:=[.A176]+[.B176]-[.C176]" office:value-type="float" office:value="5.96532139481403" calcext:value-type="float">
            <text:p>5.96532139481403</text:p>
          </table:table-cell>
          <table:table-cell table:formula="of:=[.A176]+[.B176]+[.C176]" office:value-type="float" office:value="352.034678605186" calcext:value-type="float">
            <text:p>352.034678605186</text:p>
          </table:table-cell>
          <table:table-cell table:formula="of:=SQRT(3*[.E176]*[.F176]*[.G176]/[.H176])/2" office:value-type="float" office:value="2.98266069740703" calcext:value-type="float">
            <text:p>2.98266069740703</text:p>
          </table:table-cell>
          <table:table-cell table:number-columns-repeated="5"/>
        </table:table-row>
        <table:table-row table:style-name="ro1">
          <table:table-cell table:formula="of:=[.A176]" office:value-type="float" office:value="4" calcext:value-type="float">
            <text:p>4</text:p>
          </table:table-cell>
          <table:table-cell table:formula="of:=[.B176]+1" office:value-type="float" office:value="176" calcext:value-type="float">
            <text:p>176</text:p>
          </table:table-cell>
          <table:table-cell table:formula="of:=SQRT([.A177]*[.A177]+[.B177]*[.B177]-[.A177]*[.B177])" office:value-type="float" office:value="174.034479342457" calcext:value-type="float">
            <text:p>174.034479342457</text:p>
          </table:table-cell>
          <table:table-cell/>
          <table:table-cell table:formula="of:=[.C177]+[.A177]-[.B177]" office:value-type="float" office:value="2.03447934245673" calcext:value-type="float">
            <text:p>2.03447934245673</text:p>
          </table:table-cell>
          <table:table-cell table:formula="of:=[.C177]+[.B177]-[.A177]" office:value-type="float" office:value="346.034479342457" calcext:value-type="float">
            <text:p>346.034479342457</text:p>
          </table:table-cell>
          <table:table-cell table:formula="of:=[.A177]+[.B177]-[.C177]" office:value-type="float" office:value="5.96552065754327" calcext:value-type="float">
            <text:p>5.96552065754327</text:p>
          </table:table-cell>
          <table:table-cell table:formula="of:=[.A177]+[.B177]+[.C177]" office:value-type="float" office:value="354.034479342457" calcext:value-type="float">
            <text:p>354.034479342457</text:p>
          </table:table-cell>
          <table:table-cell table:formula="of:=SQRT(3*[.E177]*[.F177]*[.G177]/[.H177])/2" office:value-type="float" office:value="2.98276032877163" calcext:value-type="float">
            <text:p>2.98276032877163</text:p>
          </table:table-cell>
          <table:table-cell table:number-columns-repeated="5"/>
        </table:table-row>
        <table:table-row table:style-name="ro1">
          <table:table-cell table:formula="of:=[.A177]" office:value-type="float" office:value="4" calcext:value-type="float">
            <text:p>4</text:p>
          </table:table-cell>
          <table:table-cell table:formula="of:=[.B177]+1" office:value-type="float" office:value="177" calcext:value-type="float">
            <text:p>177</text:p>
          </table:table-cell>
          <table:table-cell table:formula="of:=SQRT([.A178]*[.A178]+[.B178]*[.B178]-[.A178]*[.B178])" office:value-type="float" office:value="175.034282356343" calcext:value-type="float">
            <text:p>175.034282356343</text:p>
          </table:table-cell>
          <table:table-cell/>
          <table:table-cell table:formula="of:=[.C178]+[.A178]-[.B178]" office:value-type="float" office:value="2.03428235634297" calcext:value-type="float">
            <text:p>2.03428235634297</text:p>
          </table:table-cell>
          <table:table-cell table:formula="of:=[.C178]+[.B178]-[.A178]" office:value-type="float" office:value="348.034282356343" calcext:value-type="float">
            <text:p>348.034282356343</text:p>
          </table:table-cell>
          <table:table-cell table:formula="of:=[.A178]+[.B178]-[.C178]" office:value-type="float" office:value="5.96571764365703" calcext:value-type="float">
            <text:p>5.96571764365703</text:p>
          </table:table-cell>
          <table:table-cell table:formula="of:=[.A178]+[.B178]+[.C178]" office:value-type="float" office:value="356.034282356343" calcext:value-type="float">
            <text:p>356.034282356343</text:p>
          </table:table-cell>
          <table:table-cell table:formula="of:=SQRT(3*[.E178]*[.F178]*[.G178]/[.H178])/2" office:value-type="float" office:value="2.9828588218285" calcext:value-type="float">
            <text:p>2.9828588218285</text:p>
          </table:table-cell>
          <table:table-cell table:number-columns-repeated="5"/>
        </table:table-row>
        <table:table-row table:style-name="ro1">
          <table:table-cell table:formula="of:=[.A178]" office:value-type="float" office:value="4" calcext:value-type="float">
            <text:p>4</text:p>
          </table:table-cell>
          <table:table-cell table:formula="of:=[.B178]+1" office:value-type="float" office:value="178" calcext:value-type="float">
            <text:p>178</text:p>
          </table:table-cell>
          <table:table-cell table:formula="of:=SQRT([.A179]*[.A179]+[.B179]*[.B179]-[.A179]*[.B179])" office:value-type="float" office:value="176.034087608054" calcext:value-type="float">
            <text:p>176.034087608054</text:p>
          </table:table-cell>
          <table:table-cell/>
          <table:table-cell table:formula="of:=[.C179]+[.A179]-[.B179]" office:value-type="float" office:value="2.03408760805391" calcext:value-type="float">
            <text:p>2.03408760805391</text:p>
          </table:table-cell>
          <table:table-cell table:formula="of:=[.C179]+[.B179]-[.A179]" office:value-type="float" office:value="350.034087608054" calcext:value-type="float">
            <text:p>350.034087608054</text:p>
          </table:table-cell>
          <table:table-cell table:formula="of:=[.A179]+[.B179]-[.C179]" office:value-type="float" office:value="5.96591239194609" calcext:value-type="float">
            <text:p>5.96591239194609</text:p>
          </table:table-cell>
          <table:table-cell table:formula="of:=[.A179]+[.B179]+[.C179]" office:value-type="float" office:value="358.034087608054" calcext:value-type="float">
            <text:p>358.034087608054</text:p>
          </table:table-cell>
          <table:table-cell table:formula="of:=SQRT(3*[.E179]*[.F179]*[.G179]/[.H179])/2" office:value-type="float" office:value="2.98295619597304" calcext:value-type="float">
            <text:p>2.98295619597304</text:p>
          </table:table-cell>
          <table:table-cell table:number-columns-repeated="5"/>
        </table:table-row>
        <table:table-row table:style-name="ro1">
          <table:table-cell table:formula="of:=[.A179]" office:value-type="float" office:value="4" calcext:value-type="float">
            <text:p>4</text:p>
          </table:table-cell>
          <table:table-cell table:formula="of:=[.B179]+1" office:value-type="float" office:value="179" calcext:value-type="float">
            <text:p>179</text:p>
          </table:table-cell>
          <table:table-cell table:formula="of:=SQRT([.A180]*[.A180]+[.B180]*[.B180]-[.A180]*[.B180])" office:value-type="float" office:value="177.033895059675" calcext:value-type="float">
            <text:p>177.033895059675</text:p>
          </table:table-cell>
          <table:table-cell/>
          <table:table-cell table:formula="of:=[.C180]+[.A180]-[.B180]" office:value-type="float" office:value="2.03389505967493" calcext:value-type="float">
            <text:p>2.03389505967493</text:p>
          </table:table-cell>
          <table:table-cell table:formula="of:=[.C180]+[.B180]-[.A180]" office:value-type="float" office:value="352.033895059675" calcext:value-type="float">
            <text:p>352.033895059675</text:p>
          </table:table-cell>
          <table:table-cell table:formula="of:=[.A180]+[.B180]-[.C180]" office:value-type="float" office:value="5.96610494032507" calcext:value-type="float">
            <text:p>5.96610494032507</text:p>
          </table:table-cell>
          <table:table-cell table:formula="of:=[.A180]+[.B180]+[.C180]" office:value-type="float" office:value="360.033895059675" calcext:value-type="float">
            <text:p>360.033895059675</text:p>
          </table:table-cell>
          <table:table-cell table:formula="of:=SQRT(3*[.E180]*[.F180]*[.G180]/[.H180])/2" office:value-type="float" office:value="2.98305247016252" calcext:value-type="float">
            <text:p>2.98305247016252</text:p>
          </table:table-cell>
          <table:table-cell table:number-columns-repeated="5"/>
        </table:table-row>
        <table:table-row table:style-name="ro1">
          <table:table-cell table:formula="of:=[.A180]" office:value-type="float" office:value="4" calcext:value-type="float">
            <text:p>4</text:p>
          </table:table-cell>
          <table:table-cell table:formula="of:=[.B180]+1" office:value-type="float" office:value="180" calcext:value-type="float">
            <text:p>180</text:p>
          </table:table-cell>
          <table:table-cell table:formula="of:=SQRT([.A181]*[.A181]+[.B181]*[.B181]-[.A181]*[.B181])" office:value-type="float" office:value="178.033704674143" calcext:value-type="float">
            <text:p>178.033704674143</text:p>
          </table:table-cell>
          <table:table-cell/>
          <table:table-cell table:formula="of:=[.C181]+[.A181]-[.B181]" office:value-type="float" office:value="2.03370467414308" calcext:value-type="float">
            <text:p>2.03370467414308</text:p>
          </table:table-cell>
          <table:table-cell table:formula="of:=[.C181]+[.B181]-[.A181]" office:value-type="float" office:value="354.033704674143" calcext:value-type="float">
            <text:p>354.033704674143</text:p>
          </table:table-cell>
          <table:table-cell table:formula="of:=[.A181]+[.B181]-[.C181]" office:value-type="float" office:value="5.96629532585692" calcext:value-type="float">
            <text:p>5.96629532585692</text:p>
          </table:table-cell>
          <table:table-cell table:formula="of:=[.A181]+[.B181]+[.C181]" office:value-type="float" office:value="362.033704674143" calcext:value-type="float">
            <text:p>362.033704674143</text:p>
          </table:table-cell>
          <table:table-cell table:formula="of:=SQRT(3*[.E181]*[.F181]*[.G181]/[.H181])/2" office:value-type="float" office:value="2.98314766292845" calcext:value-type="float">
            <text:p>2.98314766292845</text:p>
          </table:table-cell>
          <table:table-cell table:number-columns-repeated="5"/>
        </table:table-row>
        <table:table-row table:style-name="ro1">
          <table:table-cell table:formula="of:=[.A181]" office:value-type="float" office:value="4" calcext:value-type="float">
            <text:p>4</text:p>
          </table:table-cell>
          <table:table-cell table:formula="of:=[.B181]+1" office:value-type="float" office:value="181" calcext:value-type="float">
            <text:p>181</text:p>
          </table:table-cell>
          <table:table-cell table:formula="of:=SQRT([.A182]*[.A182]+[.B182]*[.B182]-[.A182]*[.B182])" office:value-type="float" office:value="179.033516415223" calcext:value-type="float">
            <text:p>179.033516415223</text:p>
          </table:table-cell>
          <table:table-cell/>
          <table:table-cell table:formula="of:=[.C182]+[.A182]-[.B182]" office:value-type="float" office:value="2.0335164152232" calcext:value-type="float">
            <text:p>2.0335164152232</text:p>
          </table:table-cell>
          <table:table-cell table:formula="of:=[.C182]+[.B182]-[.A182]" office:value-type="float" office:value="356.033516415223" calcext:value-type="float">
            <text:p>356.033516415223</text:p>
          </table:table-cell>
          <table:table-cell table:formula="of:=[.A182]+[.B182]-[.C182]" office:value-type="float" office:value="5.9664835847768" calcext:value-type="float">
            <text:p>5.9664835847768</text:p>
          </table:table-cell>
          <table:table-cell table:formula="of:=[.A182]+[.B182]+[.C182]" office:value-type="float" office:value="364.033516415223" calcext:value-type="float">
            <text:p>364.033516415223</text:p>
          </table:table-cell>
          <table:table-cell table:formula="of:=SQRT(3*[.E182]*[.F182]*[.G182]/[.H182])/2" office:value-type="float" office:value="2.98324179238839" calcext:value-type="float">
            <text:p>2.98324179238839</text:p>
          </table:table-cell>
          <table:table-cell table:number-columns-repeated="5"/>
        </table:table-row>
        <table:table-row table:style-name="ro1">
          <table:table-cell table:formula="of:=[.A182]" office:value-type="float" office:value="4" calcext:value-type="float">
            <text:p>4</text:p>
          </table:table-cell>
          <table:table-cell table:formula="of:=[.B182]+1" office:value-type="float" office:value="182" calcext:value-type="float">
            <text:p>182</text:p>
          </table:table-cell>
          <table:table-cell table:formula="of:=SQRT([.A183]*[.A183]+[.B183]*[.B183]-[.A183]*[.B183])" office:value-type="float" office:value="180.033330247485" calcext:value-type="float">
            <text:p>180.033330247485</text:p>
          </table:table-cell>
          <table:table-cell/>
          <table:table-cell table:formula="of:=[.C183]+[.A183]-[.B183]" office:value-type="float" office:value="2.033330247485" calcext:value-type="float">
            <text:p>2.033330247485</text:p>
          </table:table-cell>
          <table:table-cell table:formula="of:=[.C183]+[.B183]-[.A183]" office:value-type="float" office:value="358.033330247485" calcext:value-type="float">
            <text:p>358.033330247485</text:p>
          </table:table-cell>
          <table:table-cell table:formula="of:=[.A183]+[.B183]-[.C183]" office:value-type="float" office:value="5.966669752515" calcext:value-type="float">
            <text:p>5.966669752515</text:p>
          </table:table-cell>
          <table:table-cell table:formula="of:=[.A183]+[.B183]+[.C183]" office:value-type="float" office:value="366.033330247485" calcext:value-type="float">
            <text:p>366.033330247485</text:p>
          </table:table-cell>
          <table:table-cell table:formula="of:=SQRT(3*[.E183]*[.F183]*[.G183]/[.H183])/2" office:value-type="float" office:value="2.98333487625749" calcext:value-type="float">
            <text:p>2.98333487625749</text:p>
          </table:table-cell>
          <table:table-cell table:number-columns-repeated="5"/>
        </table:table-row>
        <table:table-row table:style-name="ro1">
          <table:table-cell table:formula="of:=[.A183]" office:value-type="float" office:value="4" calcext:value-type="float">
            <text:p>4</text:p>
          </table:table-cell>
          <table:table-cell table:formula="of:=[.B183]+1" office:value-type="float" office:value="183" calcext:value-type="float">
            <text:p>183</text:p>
          </table:table-cell>
          <table:table-cell table:formula="of:=SQRT([.A184]*[.A184]+[.B184]*[.B184]-[.A184]*[.B184])" office:value-type="float" office:value="181.033146136281" calcext:value-type="float">
            <text:p>181.033146136281</text:p>
          </table:table-cell>
          <table:table-cell/>
          <table:table-cell table:formula="of:=[.C184]+[.A184]-[.B184]" office:value-type="float" office:value="2.03314613628081" calcext:value-type="float">
            <text:p>2.03314613628081</text:p>
          </table:table-cell>
          <table:table-cell table:formula="of:=[.C184]+[.B184]-[.A184]" office:value-type="float" office:value="360.033146136281" calcext:value-type="float">
            <text:p>360.033146136281</text:p>
          </table:table-cell>
          <table:table-cell table:formula="of:=[.A184]+[.B184]-[.C184]" office:value-type="float" office:value="5.96685386371919" calcext:value-type="float">
            <text:p>5.96685386371919</text:p>
          </table:table-cell>
          <table:table-cell table:formula="of:=[.A184]+[.B184]+[.C184]" office:value-type="float" office:value="368.033146136281" calcext:value-type="float">
            <text:p>368.033146136281</text:p>
          </table:table-cell>
          <table:table-cell table:formula="of:=SQRT(3*[.E184]*[.F184]*[.G184]/[.H184])/2" office:value-type="float" office:value="2.9834269318596" calcext:value-type="float">
            <text:p>2.9834269318596</text:p>
          </table:table-cell>
          <table:table-cell table:number-columns-repeated="5"/>
        </table:table-row>
        <table:table-row table:style-name="ro1">
          <table:table-cell table:formula="of:=[.A184]" office:value-type="float" office:value="4" calcext:value-type="float">
            <text:p>4</text:p>
          </table:table-cell>
          <table:table-cell table:formula="of:=[.B184]+1" office:value-type="float" office:value="184" calcext:value-type="float">
            <text:p>184</text:p>
          </table:table-cell>
          <table:table-cell table:formula="of:=SQRT([.A185]*[.A185]+[.B185]*[.B185]-[.A185]*[.B185])" office:value-type="float" office:value="182.032964047724" calcext:value-type="float">
            <text:p>182.032964047724</text:p>
          </table:table-cell>
          <table:table-cell/>
          <table:table-cell table:formula="of:=[.C185]+[.A185]-[.B185]" office:value-type="float" office:value="2.03296404772405" calcext:value-type="float">
            <text:p>2.03296404772405</text:p>
          </table:table-cell>
          <table:table-cell table:formula="of:=[.C185]+[.B185]-[.A185]" office:value-type="float" office:value="362.032964047724" calcext:value-type="float">
            <text:p>362.032964047724</text:p>
          </table:table-cell>
          <table:table-cell table:formula="of:=[.A185]+[.B185]-[.C185]" office:value-type="float" office:value="5.96703595227595" calcext:value-type="float">
            <text:p>5.96703595227595</text:p>
          </table:table-cell>
          <table:table-cell table:formula="of:=[.A185]+[.B185]+[.C185]" office:value-type="float" office:value="370.032964047724" calcext:value-type="float">
            <text:p>370.032964047724</text:p>
          </table:table-cell>
          <table:table-cell table:formula="of:=SQRT(3*[.E185]*[.F185]*[.G185]/[.H185])/2" office:value-type="float" office:value="2.98351797613797" calcext:value-type="float">
            <text:p>2.98351797613797</text:p>
          </table:table-cell>
          <table:table-cell table:number-columns-repeated="5"/>
        </table:table-row>
        <table:table-row table:style-name="ro1">
          <table:table-cell table:formula="of:=[.A185]" office:value-type="float" office:value="4" calcext:value-type="float">
            <text:p>4</text:p>
          </table:table-cell>
          <table:table-cell table:formula="of:=[.B185]+1" office:value-type="float" office:value="185" calcext:value-type="float">
            <text:p>185</text:p>
          </table:table-cell>
          <table:table-cell table:formula="of:=SQRT([.A186]*[.A186]+[.B186]*[.B186]-[.A186]*[.B186])" office:value-type="float" office:value="183.032783948669" calcext:value-type="float">
            <text:p>183.032783948669</text:p>
          </table:table-cell>
          <table:table-cell/>
          <table:table-cell table:formula="of:=[.C186]+[.A186]-[.B186]" office:value-type="float" office:value="2.03278394866859" calcext:value-type="float">
            <text:p>2.03278394866859</text:p>
          </table:table-cell>
          <table:table-cell table:formula="of:=[.C186]+[.B186]-[.A186]" office:value-type="float" office:value="364.032783948669" calcext:value-type="float">
            <text:p>364.032783948669</text:p>
          </table:table-cell>
          <table:table-cell table:formula="of:=[.A186]+[.B186]-[.C186]" office:value-type="float" office:value="5.96721605133141" calcext:value-type="float">
            <text:p>5.96721605133141</text:p>
          </table:table-cell>
          <table:table-cell table:formula="of:=[.A186]+[.B186]+[.C186]" office:value-type="float" office:value="372.032783948669" calcext:value-type="float">
            <text:p>372.032783948669</text:p>
          </table:table-cell>
          <table:table-cell table:formula="of:=SQRT(3*[.E186]*[.F186]*[.G186]/[.H186])/2" office:value-type="float" office:value="2.98360802566569" calcext:value-type="float">
            <text:p>2.98360802566569</text:p>
          </table:table-cell>
          <table:table-cell table:number-columns-repeated="5"/>
        </table:table-row>
        <table:table-row table:style-name="ro1">
          <table:table-cell table:formula="of:=[.A186]" office:value-type="float" office:value="4" calcext:value-type="float">
            <text:p>4</text:p>
          </table:table-cell>
          <table:table-cell table:formula="of:=[.B186]+1" office:value-type="float" office:value="186" calcext:value-type="float">
            <text:p>186</text:p>
          </table:table-cell>
          <table:table-cell table:formula="of:=SQRT([.A187]*[.A187]+[.B187]*[.B187]-[.A187]*[.B187])" office:value-type="float" office:value="184.032605806689" calcext:value-type="float">
            <text:p>184.032605806689</text:p>
          </table:table-cell>
          <table:table-cell/>
          <table:table-cell table:formula="of:=[.C187]+[.A187]-[.B187]" office:value-type="float" office:value="2.03260580668851" calcext:value-type="float">
            <text:p>2.03260580668851</text:p>
          </table:table-cell>
          <table:table-cell table:formula="of:=[.C187]+[.B187]-[.A187]" office:value-type="float" office:value="366.032605806689" calcext:value-type="float">
            <text:p>366.032605806689</text:p>
          </table:table-cell>
          <table:table-cell table:formula="of:=[.A187]+[.B187]-[.C187]" office:value-type="float" office:value="5.96739419331149" calcext:value-type="float">
            <text:p>5.96739419331149</text:p>
          </table:table-cell>
          <table:table-cell table:formula="of:=[.A187]+[.B187]+[.C187]" office:value-type="float" office:value="374.032605806689" calcext:value-type="float">
            <text:p>374.032605806689</text:p>
          </table:table-cell>
          <table:table-cell table:formula="of:=SQRT(3*[.E187]*[.F187]*[.G187]/[.H187])/2" office:value-type="float" office:value="2.98369709665575" calcext:value-type="float">
            <text:p>2.98369709665575</text:p>
          </table:table-cell>
          <table:table-cell table:number-columns-repeated="5"/>
        </table:table-row>
        <table:table-row table:style-name="ro1">
          <table:table-cell table:formula="of:=[.A187]" office:value-type="float" office:value="4" calcext:value-type="float">
            <text:p>4</text:p>
          </table:table-cell>
          <table:table-cell table:formula="of:=[.B187]+1" office:value-type="float" office:value="187" calcext:value-type="float">
            <text:p>187</text:p>
          </table:table-cell>
          <table:table-cell table:formula="of:=SQRT([.A188]*[.A188]+[.B188]*[.B188]-[.A188]*[.B188])" office:value-type="float" office:value="185.032429590059" calcext:value-type="float">
            <text:p>185.032429590059</text:p>
          </table:table-cell>
          <table:table-cell/>
          <table:table-cell table:formula="of:=[.C188]+[.A188]-[.B188]" office:value-type="float" office:value="2.03242959005863" calcext:value-type="float">
            <text:p>2.03242959005863</text:p>
          </table:table-cell>
          <table:table-cell table:formula="of:=[.C188]+[.B188]-[.A188]" office:value-type="float" office:value="368.032429590059" calcext:value-type="float">
            <text:p>368.032429590059</text:p>
          </table:table-cell>
          <table:table-cell table:formula="of:=[.A188]+[.B188]-[.C188]" office:value-type="float" office:value="5.96757040994137" calcext:value-type="float">
            <text:p>5.96757040994137</text:p>
          </table:table-cell>
          <table:table-cell table:formula="of:=[.A188]+[.B188]+[.C188]" office:value-type="float" office:value="376.032429590059" calcext:value-type="float">
            <text:p>376.032429590059</text:p>
          </table:table-cell>
          <table:table-cell table:formula="of:=SQRT(3*[.E188]*[.F188]*[.G188]/[.H188])/2" office:value-type="float" office:value="2.9837852049707" calcext:value-type="float">
            <text:p>2.9837852049707</text:p>
          </table:table-cell>
          <table:table-cell table:number-columns-repeated="5"/>
        </table:table-row>
        <table:table-row table:style-name="ro1">
          <table:table-cell table:formula="of:=[.A188]" office:value-type="float" office:value="4" calcext:value-type="float">
            <text:p>4</text:p>
          </table:table-cell>
          <table:table-cell table:formula="of:=[.B188]+1" office:value-type="float" office:value="188" calcext:value-type="float">
            <text:p>188</text:p>
          </table:table-cell>
          <table:table-cell table:formula="of:=SQRT([.A189]*[.A189]+[.B189]*[.B189]-[.A189]*[.B189])" office:value-type="float" office:value="186.032255267736" calcext:value-type="float">
            <text:p>186.032255267736</text:p>
          </table:table-cell>
          <table:table-cell/>
          <table:table-cell table:formula="of:=[.C189]+[.A189]-[.B189]" office:value-type="float" office:value="2.03225526773576" calcext:value-type="float">
            <text:p>2.03225526773576</text:p>
          </table:table-cell>
          <table:table-cell table:formula="of:=[.C189]+[.B189]-[.A189]" office:value-type="float" office:value="370.032255267736" calcext:value-type="float">
            <text:p>370.032255267736</text:p>
          </table:table-cell>
          <table:table-cell table:formula="of:=[.A189]+[.B189]-[.C189]" office:value-type="float" office:value="5.96774473226424" calcext:value-type="float">
            <text:p>5.96774473226424</text:p>
          </table:table-cell>
          <table:table-cell table:formula="of:=[.A189]+[.B189]+[.C189]" office:value-type="float" office:value="378.032255267736" calcext:value-type="float">
            <text:p>378.032255267736</text:p>
          </table:table-cell>
          <table:table-cell table:formula="of:=SQRT(3*[.E189]*[.F189]*[.G189]/[.H189])/2" office:value-type="float" office:value="2.98387236613212" calcext:value-type="float">
            <text:p>2.98387236613212</text:p>
          </table:table-cell>
          <table:table-cell table:number-columns-repeated="5"/>
        </table:table-row>
        <table:table-row table:style-name="ro1">
          <table:table-cell table:formula="of:=[.A189]" office:value-type="float" office:value="4" calcext:value-type="float">
            <text:p>4</text:p>
          </table:table-cell>
          <table:table-cell table:formula="of:=[.B189]+1" office:value-type="float" office:value="189" calcext:value-type="float">
            <text:p>189</text:p>
          </table:table-cell>
          <table:table-cell table:formula="of:=SQRT([.A190]*[.A190]+[.B190]*[.B190]-[.A190]*[.B190])" office:value-type="float" office:value="187.032082809341" calcext:value-type="float">
            <text:p>187.032082809341</text:p>
          </table:table-cell>
          <table:table-cell/>
          <table:table-cell table:formula="of:=[.C190]+[.A190]-[.B190]" office:value-type="float" office:value="2.03208280934049" calcext:value-type="float">
            <text:p>2.03208280934049</text:p>
          </table:table-cell>
          <table:table-cell table:formula="of:=[.C190]+[.B190]-[.A190]" office:value-type="float" office:value="372.032082809341" calcext:value-type="float">
            <text:p>372.032082809341</text:p>
          </table:table-cell>
          <table:table-cell table:formula="of:=[.A190]+[.B190]-[.C190]" office:value-type="float" office:value="5.96791719065951" calcext:value-type="float">
            <text:p>5.96791719065951</text:p>
          </table:table-cell>
          <table:table-cell table:formula="of:=[.A190]+[.B190]+[.C190]" office:value-type="float" office:value="380.032082809341" calcext:value-type="float">
            <text:p>380.032082809341</text:p>
          </table:table-cell>
          <table:table-cell table:formula="of:=SQRT(3*[.E190]*[.F190]*[.G190]/[.H190])/2" office:value-type="float" office:value="2.98395859532975" calcext:value-type="float">
            <text:p>2.98395859532975</text:p>
          </table:table-cell>
          <table:table-cell table:number-columns-repeated="5"/>
        </table:table-row>
        <table:table-row table:style-name="ro1">
          <table:table-cell table:formula="of:=[.A190]" office:value-type="float" office:value="4" calcext:value-type="float">
            <text:p>4</text:p>
          </table:table-cell>
          <table:table-cell table:formula="of:=[.B190]+1" office:value-type="float" office:value="190" calcext:value-type="float">
            <text:p>190</text:p>
          </table:table-cell>
          <table:table-cell table:formula="of:=SQRT([.A191]*[.A191]+[.B191]*[.B191]-[.A191]*[.B191])" office:value-type="float" office:value="188.031912185139" calcext:value-type="float">
            <text:p>188.031912185139</text:p>
          </table:table-cell>
          <table:table-cell/>
          <table:table-cell table:formula="of:=[.C191]+[.A191]-[.B191]" office:value-type="float" office:value="2.03191218513948" calcext:value-type="float">
            <text:p>2.03191218513948</text:p>
          </table:table-cell>
          <table:table-cell table:formula="of:=[.C191]+[.B191]-[.A191]" office:value-type="float" office:value="374.03191218514" calcext:value-type="float">
            <text:p>374.03191218514</text:p>
          </table:table-cell>
          <table:table-cell table:formula="of:=[.A191]+[.B191]-[.C191]" office:value-type="float" office:value="5.96808781486052" calcext:value-type="float">
            <text:p>5.96808781486052</text:p>
          </table:table-cell>
          <table:table-cell table:formula="of:=[.A191]+[.B191]+[.C191]" office:value-type="float" office:value="382.03191218514" calcext:value-type="float">
            <text:p>382.03191218514</text:p>
          </table:table-cell>
          <table:table-cell table:formula="of:=SQRT(3*[.E191]*[.F191]*[.G191]/[.H191])/2" office:value-type="float" office:value="2.98404390743027" calcext:value-type="float">
            <text:p>2.98404390743027</text:p>
          </table:table-cell>
          <table:table-cell table:number-columns-repeated="5"/>
        </table:table-row>
        <table:table-row table:style-name="ro1">
          <table:table-cell table:formula="of:=[.A191]" office:value-type="float" office:value="4" calcext:value-type="float">
            <text:p>4</text:p>
          </table:table-cell>
          <table:table-cell table:formula="of:=[.B191]+1" office:value-type="float" office:value="191" calcext:value-type="float">
            <text:p>191</text:p>
          </table:table-cell>
          <table:table-cell table:formula="of:=SQRT([.A192]*[.A192]+[.B192]*[.B192]-[.A192]*[.B192])" office:value-type="float" office:value="189.031743366028" calcext:value-type="float">
            <text:p>189.031743366028</text:p>
          </table:table-cell>
          <table:table-cell/>
          <table:table-cell table:formula="of:=[.C192]+[.A192]-[.B192]" office:value-type="float" office:value="2.03174336602834" calcext:value-type="float">
            <text:p>2.03174336602834</text:p>
          </table:table-cell>
          <table:table-cell table:formula="of:=[.C192]+[.B192]-[.A192]" office:value-type="float" office:value="376.031743366028" calcext:value-type="float">
            <text:p>376.031743366028</text:p>
          </table:table-cell>
          <table:table-cell table:formula="of:=[.A192]+[.B192]-[.C192]" office:value-type="float" office:value="5.96825663397166" calcext:value-type="float">
            <text:p>5.96825663397166</text:p>
          </table:table-cell>
          <table:table-cell table:formula="of:=[.A192]+[.B192]+[.C192]" office:value-type="float" office:value="384.031743366028" calcext:value-type="float">
            <text:p>384.031743366028</text:p>
          </table:table-cell>
          <table:table-cell table:formula="of:=SQRT(3*[.E192]*[.F192]*[.G192]/[.H192])/2" office:value-type="float" office:value="2.98412831698583" calcext:value-type="float">
            <text:p>2.98412831698583</text:p>
          </table:table-cell>
          <table:table-cell table:number-columns-repeated="5"/>
        </table:table-row>
        <table:table-row table:style-name="ro1">
          <table:table-cell table:formula="of:=[.A192]" office:value-type="float" office:value="4" calcext:value-type="float">
            <text:p>4</text:p>
          </table:table-cell>
          <table:table-cell table:formula="of:=[.B192]+1" office:value-type="float" office:value="192" calcext:value-type="float">
            <text:p>192</text:p>
          </table:table-cell>
          <table:table-cell table:formula="of:=SQRT([.A193]*[.A193]+[.B193]*[.B193]-[.A193]*[.B193])" office:value-type="float" office:value="190.031576323515" calcext:value-type="float">
            <text:p>190.031576323515</text:p>
          </table:table-cell>
          <table:table-cell/>
          <table:table-cell table:formula="of:=[.C193]+[.A193]-[.B193]" office:value-type="float" office:value="2.03157632351525" calcext:value-type="float">
            <text:p>2.03157632351525</text:p>
          </table:table-cell>
          <table:table-cell table:formula="of:=[.C193]+[.B193]-[.A193]" office:value-type="float" office:value="378.031576323515" calcext:value-type="float">
            <text:p>378.031576323515</text:p>
          </table:table-cell>
          <table:table-cell table:formula="of:=[.A193]+[.B193]-[.C193]" office:value-type="float" office:value="5.96842367648475" calcext:value-type="float">
            <text:p>5.96842367648475</text:p>
          </table:table-cell>
          <table:table-cell table:formula="of:=[.A193]+[.B193]+[.C193]" office:value-type="float" office:value="386.031576323515" calcext:value-type="float">
            <text:p>386.031576323515</text:p>
          </table:table-cell>
          <table:table-cell table:formula="of:=SQRT(3*[.E193]*[.F193]*[.G193]/[.H193])/2" office:value-type="float" office:value="2.98421183824238" calcext:value-type="float">
            <text:p>2.98421183824238</text:p>
          </table:table-cell>
          <table:table-cell table:number-columns-repeated="5"/>
        </table:table-row>
        <table:table-row table:style-name="ro1">
          <table:table-cell table:formula="of:=[.A193]" office:value-type="float" office:value="4" calcext:value-type="float">
            <text:p>4</text:p>
          </table:table-cell>
          <table:table-cell table:formula="of:=[.B193]+1" office:value-type="float" office:value="193" calcext:value-type="float">
            <text:p>193</text:p>
          </table:table-cell>
          <table:table-cell table:formula="of:=SQRT([.A194]*[.A194]+[.B194]*[.B194]-[.A194]*[.B194])" office:value-type="float" office:value="191.031411029705" calcext:value-type="float">
            <text:p>191.031411029705</text:p>
          </table:table-cell>
          <table:table-cell/>
          <table:table-cell table:formula="of:=[.C194]+[.A194]-[.B194]" office:value-type="float" office:value="2.03141102970474" calcext:value-type="float">
            <text:p>2.03141102970474</text:p>
          </table:table-cell>
          <table:table-cell table:formula="of:=[.C194]+[.B194]-[.A194]" office:value-type="float" office:value="380.031411029705" calcext:value-type="float">
            <text:p>380.031411029705</text:p>
          </table:table-cell>
          <table:table-cell table:formula="of:=[.A194]+[.B194]-[.C194]" office:value-type="float" office:value="5.96858897029526" calcext:value-type="float">
            <text:p>5.96858897029526</text:p>
          </table:table-cell>
          <table:table-cell table:formula="of:=[.A194]+[.B194]+[.C194]" office:value-type="float" office:value="388.031411029705" calcext:value-type="float">
            <text:p>388.031411029705</text:p>
          </table:table-cell>
          <table:table-cell table:formula="of:=SQRT(3*[.E194]*[.F194]*[.G194]/[.H194])/2" office:value-type="float" office:value="2.98429448514763" calcext:value-type="float">
            <text:p>2.98429448514763</text:p>
          </table:table-cell>
          <table:table-cell table:number-columns-repeated="5"/>
        </table:table-row>
        <table:table-row table:style-name="ro1">
          <table:table-cell table:formula="of:=[.A194]" office:value-type="float" office:value="4" calcext:value-type="float">
            <text:p>4</text:p>
          </table:table-cell>
          <table:table-cell table:formula="of:=[.B194]+1" office:value-type="float" office:value="194" calcext:value-type="float">
            <text:p>194</text:p>
          </table:table-cell>
          <table:table-cell table:formula="of:=SQRT([.A195]*[.A195]+[.B195]*[.B195]-[.A195]*[.B195])" office:value-type="float" office:value="192.031247457282" calcext:value-type="float">
            <text:p>192.031247457282</text:p>
          </table:table-cell>
          <table:table-cell/>
          <table:table-cell table:formula="of:=[.C195]+[.A195]-[.B195]" office:value-type="float" office:value="2.03124745728232" calcext:value-type="float">
            <text:p>2.03124745728232</text:p>
          </table:table-cell>
          <table:table-cell table:formula="of:=[.C195]+[.B195]-[.A195]" office:value-type="float" office:value="382.031247457282" calcext:value-type="float">
            <text:p>382.031247457282</text:p>
          </table:table-cell>
          <table:table-cell table:formula="of:=[.A195]+[.B195]-[.C195]" office:value-type="float" office:value="5.96875254271768" calcext:value-type="float">
            <text:p>5.96875254271768</text:p>
          </table:table-cell>
          <table:table-cell table:formula="of:=[.A195]+[.B195]+[.C195]" office:value-type="float" office:value="390.031247457282" calcext:value-type="float">
            <text:p>390.031247457282</text:p>
          </table:table-cell>
          <table:table-cell table:formula="of:=SQRT(3*[.E195]*[.F195]*[.G195]/[.H195])/2" office:value-type="float" office:value="2.98437627135883" calcext:value-type="float">
            <text:p>2.98437627135883</text:p>
          </table:table-cell>
          <table:table-cell table:number-columns-repeated="5"/>
        </table:table-row>
        <table:table-row table:style-name="ro1">
          <table:table-cell table:formula="of:=[.A195]" office:value-type="float" office:value="4" calcext:value-type="float">
            <text:p>4</text:p>
          </table:table-cell>
          <table:table-cell table:formula="of:=[.B195]+1" office:value-type="float" office:value="195" calcext:value-type="float">
            <text:p>195</text:p>
          </table:table-cell>
          <table:table-cell table:formula="of:=SQRT([.A196]*[.A196]+[.B196]*[.B196]-[.A196]*[.B196])" office:value-type="float" office:value="193.031085579499" calcext:value-type="float">
            <text:p>193.031085579499</text:p>
          </table:table-cell>
          <table:table-cell/>
          <table:table-cell table:formula="of:=[.C196]+[.A196]-[.B196]" office:value-type="float" office:value="2.03108557949935" calcext:value-type="float">
            <text:p>2.03108557949935</text:p>
          </table:table-cell>
          <table:table-cell table:formula="of:=[.C196]+[.B196]-[.A196]" office:value-type="float" office:value="384.031085579499" calcext:value-type="float">
            <text:p>384.031085579499</text:p>
          </table:table-cell>
          <table:table-cell table:formula="of:=[.A196]+[.B196]-[.C196]" office:value-type="float" office:value="5.96891442050065" calcext:value-type="float">
            <text:p>5.96891442050065</text:p>
          </table:table-cell>
          <table:table-cell table:formula="of:=[.A196]+[.B196]+[.C196]" office:value-type="float" office:value="392.031085579499" calcext:value-type="float">
            <text:p>392.031085579499</text:p>
          </table:table-cell>
          <table:table-cell table:formula="of:=SQRT(3*[.E196]*[.F196]*[.G196]/[.H196])/2" office:value-type="float" office:value="2.98445721025033" calcext:value-type="float">
            <text:p>2.98445721025033</text:p>
          </table:table-cell>
          <table:table-cell table:number-columns-repeated="5"/>
        </table:table-row>
        <table:table-row table:style-name="ro1">
          <table:table-cell table:formula="of:=[.A196]" office:value-type="float" office:value="4" calcext:value-type="float">
            <text:p>4</text:p>
          </table:table-cell>
          <table:table-cell table:formula="of:=[.B196]+1" office:value-type="float" office:value="196" calcext:value-type="float">
            <text:p>196</text:p>
          </table:table-cell>
          <table:table-cell table:formula="of:=SQRT([.A197]*[.A197]+[.B197]*[.B197]-[.A197]*[.B197])" office:value-type="float" office:value="194.030925370158" calcext:value-type="float">
            <text:p>194.030925370158</text:p>
          </table:table-cell>
          <table:table-cell/>
          <table:table-cell table:formula="of:=[.C197]+[.A197]-[.B197]" office:value-type="float" office:value="2.03092537015846" calcext:value-type="float">
            <text:p>2.03092537015846</text:p>
          </table:table-cell>
          <table:table-cell table:formula="of:=[.C197]+[.B197]-[.A197]" office:value-type="float" office:value="386.030925370158" calcext:value-type="float">
            <text:p>386.030925370158</text:p>
          </table:table-cell>
          <table:table-cell table:formula="of:=[.A197]+[.B197]-[.C197]" office:value-type="float" office:value="5.96907462984154" calcext:value-type="float">
            <text:p>5.96907462984154</text:p>
          </table:table-cell>
          <table:table-cell table:formula="of:=[.A197]+[.B197]+[.C197]" office:value-type="float" office:value="394.030925370158" calcext:value-type="float">
            <text:p>394.030925370158</text:p>
          </table:table-cell>
          <table:table-cell table:formula="of:=SQRT(3*[.E197]*[.F197]*[.G197]/[.H197])/2" office:value-type="float" office:value="2.98453731492077" calcext:value-type="float">
            <text:p>2.98453731492077</text:p>
          </table:table-cell>
          <table:table-cell table:number-columns-repeated="5"/>
        </table:table-row>
        <table:table-row table:style-name="ro1">
          <table:table-cell table:formula="of:=[.A197]" office:value-type="float" office:value="4" calcext:value-type="float">
            <text:p>4</text:p>
          </table:table-cell>
          <table:table-cell table:formula="of:=[.B197]+1" office:value-type="float" office:value="197" calcext:value-type="float">
            <text:p>197</text:p>
          </table:table-cell>
          <table:table-cell table:formula="of:=SQRT([.A198]*[.A198]+[.B198]*[.B198]-[.A198]*[.B198])" office:value-type="float" office:value="195.030766803599" calcext:value-type="float">
            <text:p>195.030766803599</text:p>
          </table:table-cell>
          <table:table-cell/>
          <table:table-cell table:formula="of:=[.C198]+[.A198]-[.B198]" office:value-type="float" office:value="2.03076680359948" calcext:value-type="float">
            <text:p>2.03076680359948</text:p>
          </table:table-cell>
          <table:table-cell table:formula="of:=[.C198]+[.B198]-[.A198]" office:value-type="float" office:value="388.0307668036" calcext:value-type="float">
            <text:p>388.0307668036</text:p>
          </table:table-cell>
          <table:table-cell table:formula="of:=[.A198]+[.B198]-[.C198]" office:value-type="float" office:value="5.96923319640052" calcext:value-type="float">
            <text:p>5.96923319640052</text:p>
          </table:table-cell>
          <table:table-cell table:formula="of:=[.A198]+[.B198]+[.C198]" office:value-type="float" office:value="396.0307668036" calcext:value-type="float">
            <text:p>396.0307668036</text:p>
          </table:table-cell>
          <table:table-cell table:formula="of:=SQRT(3*[.E198]*[.F198]*[.G198]/[.H198])/2" office:value-type="float" office:value="2.98461659820026" calcext:value-type="float">
            <text:p>2.98461659820026</text:p>
          </table:table-cell>
          <table:table-cell table:number-columns-repeated="5"/>
        </table:table-row>
        <table:table-row table:style-name="ro1">
          <table:table-cell table:formula="of:=[.A198]" office:value-type="float" office:value="4" calcext:value-type="float">
            <text:p>4</text:p>
          </table:table-cell>
          <table:table-cell table:formula="of:=[.B198]+1" office:value-type="float" office:value="198" calcext:value-type="float">
            <text:p>198</text:p>
          </table:table-cell>
          <table:table-cell table:formula="of:=SQRT([.A199]*[.A199]+[.B199]*[.B199]-[.A199]*[.B199])" office:value-type="float" office:value="196.030609854686" calcext:value-type="float">
            <text:p>196.030609854686</text:p>
          </table:table-cell>
          <table:table-cell/>
          <table:table-cell table:formula="of:=[.C199]+[.A199]-[.B199]" office:value-type="float" office:value="2.03060985468571" calcext:value-type="float">
            <text:p>2.03060985468571</text:p>
          </table:table-cell>
          <table:table-cell table:formula="of:=[.C199]+[.B199]-[.A199]" office:value-type="float" office:value="390.030609854686" calcext:value-type="float">
            <text:p>390.030609854686</text:p>
          </table:table-cell>
          <table:table-cell table:formula="of:=[.A199]+[.B199]-[.C199]" office:value-type="float" office:value="5.96939014531429" calcext:value-type="float">
            <text:p>5.96939014531429</text:p>
          </table:table-cell>
          <table:table-cell table:formula="of:=[.A199]+[.B199]+[.C199]" office:value-type="float" office:value="398.030609854686" calcext:value-type="float">
            <text:p>398.030609854686</text:p>
          </table:table-cell>
          <table:table-cell table:formula="of:=SQRT(3*[.E199]*[.F199]*[.G199]/[.H199])/2" office:value-type="float" office:value="2.98469507265715" calcext:value-type="float">
            <text:p>2.98469507265715</text:p>
          </table:table-cell>
          <table:table-cell table:number-columns-repeated="5"/>
        </table:table-row>
        <table:table-row table:style-name="ro1">
          <table:table-cell table:formula="of:=[.A199]" office:value-type="float" office:value="4" calcext:value-type="float">
            <text:p>4</text:p>
          </table:table-cell>
          <table:table-cell table:formula="of:=[.B199]+1" office:value-type="float" office:value="199" calcext:value-type="float">
            <text:p>199</text:p>
          </table:table-cell>
          <table:table-cell table:formula="of:=SQRT([.A200]*[.A200]+[.B200]*[.B200]-[.A200]*[.B200])" office:value-type="float" office:value="197.030454498791" calcext:value-type="float">
            <text:p>197.030454498791</text:p>
          </table:table-cell>
          <table:table-cell/>
          <table:table-cell table:formula="of:=[.C200]+[.A200]-[.B200]" office:value-type="float" office:value="2.03045449879062" calcext:value-type="float">
            <text:p>2.03045449879062</text:p>
          </table:table-cell>
          <table:table-cell table:formula="of:=[.C200]+[.B200]-[.A200]" office:value-type="float" office:value="392.030454498791" calcext:value-type="float">
            <text:p>392.030454498791</text:p>
          </table:table-cell>
          <table:table-cell table:formula="of:=[.A200]+[.B200]-[.C200]" office:value-type="float" office:value="5.96954550120938" calcext:value-type="float">
            <text:p>5.96954550120938</text:p>
          </table:table-cell>
          <table:table-cell table:formula="of:=[.A200]+[.B200]+[.C200]" office:value-type="float" office:value="400.030454498791" calcext:value-type="float">
            <text:p>400.030454498791</text:p>
          </table:table-cell>
          <table:table-cell table:formula="of:=SQRT(3*[.E200]*[.F200]*[.G200]/[.H200])/2" office:value-type="float" office:value="2.98477275060469" calcext:value-type="float">
            <text:p>2.98477275060469</text:p>
          </table:table-cell>
          <table:table-cell table:number-columns-repeated="5"/>
        </table:table-row>
        <table:table-row table:style-name="ro1">
          <table:table-cell table:formula="of:=[.A200]" office:value-type="float" office:value="4" calcext:value-type="float">
            <text:p>4</text:p>
          </table:table-cell>
          <table:table-cell table:formula="of:=[.B200]+1" office:value-type="float" office:value="200" calcext:value-type="float">
            <text:p>200</text:p>
          </table:table-cell>
          <table:table-cell table:formula="of:=SQRT([.A201]*[.A201]+[.B201]*[.B201]-[.A201]*[.B201])" office:value-type="float" office:value="198.030300711785" calcext:value-type="float">
            <text:p>198.030300711785</text:p>
          </table:table-cell>
          <table:table-cell/>
          <table:table-cell table:formula="of:=[.C201]+[.A201]-[.B201]" office:value-type="float" office:value="2.030300711785" calcext:value-type="float">
            <text:p>2.030300711785</text:p>
          </table:table-cell>
          <table:table-cell table:formula="of:=[.C201]+[.B201]-[.A201]" office:value-type="float" office:value="394.030300711785" calcext:value-type="float">
            <text:p>394.030300711785</text:p>
          </table:table-cell>
          <table:table-cell table:formula="of:=[.A201]+[.B201]-[.C201]" office:value-type="float" office:value="5.969699288215" calcext:value-type="float">
            <text:p>5.969699288215</text:p>
          </table:table-cell>
          <table:table-cell table:formula="of:=[.A201]+[.B201]+[.C201]" office:value-type="float" office:value="402.030300711785" calcext:value-type="float">
            <text:p>402.030300711785</text:p>
          </table:table-cell>
          <table:table-cell table:formula="of:=SQRT(3*[.E201]*[.F201]*[.G201]/[.H201])/2" office:value-type="float" office:value="2.98484964410749" calcext:value-type="float">
            <text:p>2.98484964410749</text:p>
          </table:table-cell>
          <table:table-cell table:number-columns-repeated="5"/>
        </table:table-row>
        <table:table-row table:style-name="ro1">
          <table:table-cell table:formula="of:=[.A201]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formula="of:=SQRT([.A202]*[.A202]+[.B202]*[.B202]-[.A202]*[.B202])" office:value-type="float" office:value="99998.0000600012" calcext:value-type="float">
            <text:p>99998.0000600012</text:p>
          </table:table-cell>
          <table:table-cell/>
          <table:table-cell table:formula="of:=[.C202]+[.A202]-[.B202]" office:value-type="float" office:value="2.00006000119902" calcext:value-type="float">
            <text:p>2.00006000119902</text:p>
          </table:table-cell>
          <table:table-cell table:formula="of:=[.C202]+[.B202]-[.A202]" office:value-type="float" office:value="199994.000060001" calcext:value-type="float">
            <text:p>199994.000060001</text:p>
          </table:table-cell>
          <table:table-cell table:formula="of:=[.A202]+[.B202]-[.C202]" office:value-type="float" office:value="5.99993999880098" calcext:value-type="float">
            <text:p>5.99993999880098</text:p>
          </table:table-cell>
          <table:table-cell table:formula="of:=[.A202]+[.B202]+[.C202]" office:value-type="float" office:value="200002.000060001" calcext:value-type="float">
            <text:p>200002.000060001</text:p>
          </table:table-cell>
          <table:table-cell table:formula="of:=SQRT(3*[.E202]*[.F202]*[.G202]/[.H202])/2" office:value-type="float" office:value="2.9999699993995" calcext:value-type="float">
            <text:p>2.9999699993995</text:p>
          </table:table-cell>
          <table:table-cell table:number-columns-repeated="5"/>
        </table:table-row>
      </table:table>
      <table:table table:name="Sheet3" table:style-name="ta1">
        <table:table-column table:style-name="co2" table:number-columns-repeated="16384" table:default-cell-style-name="Default"/>
        <table:table-row table:style-name="ro1">
          <table:table-cell office:value-type="string" calcext:value-type="string">
            <text:p>r / s</text:p>
          </table:table-cell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number-columns-repeated="1635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$A2] + [.B$1] - SQRT([.$A2]*[.$A2] - [.$A2]*[.B$1] + [.B$1]*[.B$1])) / 3" office:value-type="float" office:value="0" calcext:value-type="float">
            <text:p>0</text:p>
          </table:table-cell>
          <table:table-cell table:formula="of:=([.$A2] + [.C$1] - SQRT([.$A2]*[.$A2] - [.$A2]*[.C$1] + [.C$1]*[.C$1])) / 3" office:value-type="float" office:value="0" calcext:value-type="float">
            <text:p>0</text:p>
          </table:table-cell>
          <table:table-cell table:formula="of:=([.$A2] + [.D$1] - SQRT([.$A2]*[.$A2] - [.$A2]*[.D$1] + [.D$1]*[.D$1])) / 3" office:value-type="float" office:value="0" calcext:value-type="float">
            <text:p>0</text:p>
          </table:table-cell>
          <table:table-cell table:formula="of:=([.$A2] + [.E$1] - SQRT([.$A2]*[.$A2] - [.$A2]*[.E$1] + [.E$1]*[.E$1])) / 3" office:value-type="float" office:value="0" calcext:value-type="float">
            <text:p>0</text:p>
          </table:table-cell>
          <table:table-cell table:formula="of:=([.$A2] + [.F$1] - SQRT([.$A2]*[.$A2] - [.$A2]*[.F$1] + [.F$1]*[.F$1])) / 3" office:value-type="float" office:value="0" calcext:value-type="float">
            <text:p>0</text:p>
          </table:table-cell>
          <table:table-cell table:formula="of:=([.$A2] + [.G$1] - SQRT([.$A2]*[.$A2] - [.$A2]*[.G$1] + [.G$1]*[.G$1])) / 3" office:value-type="float" office:value="0" calcext:value-type="float">
            <text:p>0</text:p>
          </table:table-cell>
          <table:table-cell table:formula="of:=([.$A2] + [.H$1] - SQRT([.$A2]*[.$A2] - [.$A2]*[.H$1] + [.H$1]*[.H$1])) / 3" office:value-type="float" office:value="0" calcext:value-type="float">
            <text:p>0</text:p>
          </table:table-cell>
          <table:table-cell table:formula="of:=([.$A2] + [.I$1] - SQRT([.$A2]*[.$A2] - [.$A2]*[.I$1] + [.I$1]*[.I$1])) / 3" office:value-type="float" office:value="0" calcext:value-type="float">
            <text:p>0</text:p>
          </table:table-cell>
          <table:table-cell table:formula="of:=([.$A2] + [.J$1] - SQRT([.$A2]*[.$A2] - [.$A2]*[.J$1] + [.J$1]*[.J$1])) / 3" office:value-type="float" office:value="0" calcext:value-type="float">
            <text:p>0</text:p>
          </table:table-cell>
          <table:table-cell table:formula="of:=([.$A2] + [.K$1] - SQRT([.$A2]*[.$A2] - [.$A2]*[.K$1] + [.K$1]*[.K$1])) / 3" office:value-type="float" office:value="0" calcext:value-type="float">
            <text:p>0</text:p>
          </table:table-cell>
          <table:table-cell table:formula="of:=([.$A2] + [.L$1] - SQRT([.$A2]*[.$A2] - [.$A2]*[.L$1] + [.L$1]*[.L$1])) / 3" office:value-type="float" office:value="0" calcext:value-type="float">
            <text:p>0</text:p>
          </table:table-cell>
          <table:table-cell table:formula="of:=([.$A2] + [.M$1] - SQRT([.$A2]*[.$A2] - [.$A2]*[.M$1] + [.M$1]*[.M$1])) / 3" office:value-type="float" office:value="0" calcext:value-type="float">
            <text:p>0</text:p>
          </table:table-cell>
          <table:table-cell table:formula="of:=([.$A2] + [.N$1] - SQRT([.$A2]*[.$A2] - [.$A2]*[.N$1] + [.N$1]*[.N$1])) / 3" office:value-type="float" office:value="0" calcext:value-type="float">
            <text:p>0</text:p>
          </table:table-cell>
          <table:table-cell table:formula="of:=([.$A2] + [.O$1] - SQRT([.$A2]*[.$A2] - [.$A2]*[.O$1] + [.O$1]*[.O$1])) / 3" office:value-type="float" office:value="0" calcext:value-type="float">
            <text:p>0</text:p>
          </table:table-cell>
          <table:table-cell table:formula="of:=([.$A2] + [.P$1] - SQRT([.$A2]*[.$A2] - [.$A2]*[.P$1] + [.P$1]*[.P$1])) / 3" office:value-type="float" office:value="0" calcext:value-type="float">
            <text:p>0</text:p>
          </table:table-cell>
          <table:table-cell table:formula="of:=([.$A2] + [.Q$1] - SQRT([.$A2]*[.$A2] - [.$A2]*[.Q$1] + [.Q$1]*[.Q$1])) / 3" office:value-type="float" office:value="0" calcext:value-type="float">
            <text:p>0</text:p>
          </table:table-cell>
          <table:table-cell table:formula="of:=([.$A2] + [.R$1] - SQRT([.$A2]*[.$A2] - [.$A2]*[.R$1] + [.R$1]*[.R$1])) / 3" office:value-type="float" office:value="0" calcext:value-type="float">
            <text:p>0</text:p>
          </table:table-cell>
          <table:table-cell table:formula="of:=([.$A2] + [.S$1] - SQRT([.$A2]*[.$A2] - [.$A2]*[.S$1] + [.S$1]*[.S$1])) / 3" office:value-type="float" office:value="0" calcext:value-type="float">
            <text:p>0</text:p>
          </table:table-cell>
          <table:table-cell table:formula="of:=([.$A2] + [.T$1] - SQRT([.$A2]*[.$A2] - [.$A2]*[.T$1] + [.T$1]*[.T$1])) / 3" office:value-type="float" office:value="0" calcext:value-type="float">
            <text:p>0</text:p>
          </table:table-cell>
          <table:table-cell table:formula="of:=([.$A2] + [.U$1] - SQRT([.$A2]*[.$A2] - [.$A2]*[.U$1] + [.U$1]*[.U$1])) / 3" office:value-type="float" office:value="0" calcext:value-type="float">
            <text:p>0</text:p>
          </table:table-cell>
          <table:table-cell table:formula="of:=([.$A2] + [.V$1] - SQRT([.$A2]*[.$A2] - [.$A2]*[.V$1] + [.V$1]*[.V$1])) / 3" office:value-type="float" office:value="0" calcext:value-type="float">
            <text:p>0</text:p>
          </table:table-cell>
          <table:table-cell table:formula="of:=([.$A2] + [.W$1] - SQRT([.$A2]*[.$A2] - [.$A2]*[.W$1] + [.W$1]*[.W$1])) / 3" office:value-type="float" office:value="0" calcext:value-type="float">
            <text:p>0</text:p>
          </table:table-cell>
          <table:table-cell table:formula="of:=([.$A2] + [.X$1] - SQRT([.$A2]*[.$A2] - [.$A2]*[.X$1] + [.X$1]*[.X$1])) / 3" office:value-type="float" office:value="0" calcext:value-type="float">
            <text:p>0</text:p>
          </table:table-cell>
          <table:table-cell table:formula="of:=([.$A2] + [.Y$1] - SQRT([.$A2]*[.$A2] - [.$A2]*[.Y$1] + [.Y$1]*[.Y$1])) / 3" office:value-type="float" office:value="0" calcext:value-type="float">
            <text:p>0</text:p>
          </table:table-cell>
          <table:table-cell table:formula="of:=([.$A2] + [.Z$1] - SQRT([.$A2]*[.$A2] - [.$A2]*[.Z$1] + [.Z$1]*[.Z$1])) / 3" office:value-type="float" office:value="0" calcext:value-type="float">
            <text:p>0</text:p>
          </table:table-cell>
          <table:table-cell table:formula="of:=([.$A2] + [.AA$1] - SQRT([.$A2]*[.$A2] - [.$A2]*[.AA$1] + [.AA$1]*[.AA$1])) / 3" office:value-type="float" office:value="0" calcext:value-type="float">
            <text:p>0</text:p>
          </table:table-cell>
          <table:table-cell table:formula="of:=([.$A2] + [.AB$1] - SQRT([.$A2]*[.$A2] - [.$A2]*[.AB$1] + [.AB$1]*[.AB$1])) / 3" office:value-type="float" office:value="0" calcext:value-type="float">
            <text:p>0</text:p>
          </table:table-cell>
          <table:table-cell table:formula="of:=([.$A2] + [.AC$1] - SQRT([.$A2]*[.$A2] - [.$A2]*[.AC$1] + [.AC$1]*[.AC$1])) / 3" office:value-type="float" office:value="0" calcext:value-type="float">
            <text:p>0</text:p>
          </table:table-cell>
          <table:table-cell table:formula="of:=([.$A2] + [.AD$1] - SQRT([.$A2]*[.$A2] - [.$A2]*[.AD$1] + [.AD$1]*[.AD$1])) / 3" office:value-type="float" office:value="0" calcext:value-type="float">
            <text:p>0</text:p>
          </table:table-cell>
          <table:table-cell table:formula="of:=([.$A2] + [.AE$1] - SQRT([.$A2]*[.$A2] - [.$A2]*[.AE$1] + [.AE$1]*[.AE$1])) / 3" office:value-type="float" office:value="0" calcext:value-type="float">
            <text:p>0</text:p>
          </table:table-cell>
          <table:table-cell table:formula="of:=([.$A2] + [.AF$1] - SQRT([.$A2]*[.$A2] - [.$A2]*[.AF$1] + [.AF$1]*[.AF$1])) / 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([.$A3] + [.B$1] - SQRT([.$A3]*[.$A3] - [.$A3]*[.B$1] + [.B$1]*[.B$1])) / 3" office:value-type="float" office:value="0" calcext:value-type="float">
            <text:p>0</text:p>
          </table:table-cell>
          <table:table-cell table:formula="of:=([.$A3] + [.C$1] - SQRT([.$A3]*[.$A3] - [.$A3]*[.C$1] + [.C$1]*[.C$1])) / 3" office:value-type="float" office:value="0.333333333333333" calcext:value-type="float">
            <text:p>0.333333333333333</text:p>
          </table:table-cell>
          <table:table-cell table:formula="of:=([.$A3] + [.D$1] - SQRT([.$A3]*[.$A3] - [.$A3]*[.D$1] + [.D$1]*[.D$1])) / 3" office:value-type="float" office:value="0.422649730810374" calcext:value-type="float">
            <text:p>0.422649730810374</text:p>
          </table:table-cell>
          <table:table-cell table:formula="of:=([.$A3] + [.E$1] - SQRT([.$A3]*[.$A3] - [.$A3]*[.E$1] + [.E$1]*[.E$1])) / 3" office:value-type="float" office:value="0.451416229645136" calcext:value-type="float">
            <text:p>0.451416229645136</text:p>
          </table:table-cell>
          <table:table-cell table:formula="of:=([.$A3] + [.F$1] - SQRT([.$A3]*[.$A3] - [.$A3]*[.F$1] + [.F$1]*[.F$1])) / 3" office:value-type="float" office:value="0.464816241512004" calcext:value-type="float">
            <text:p>0.464816241512004</text:p>
          </table:table-cell>
          <table:table-cell table:formula="of:=([.$A3] + [.G$1] - SQRT([.$A3]*[.$A3] - [.$A3]*[.G$1] + [.G$1]*[.G$1])) / 3" office:value-type="float" office:value="0.472474768348053" calcext:value-type="float">
            <text:p>0.472474768348053</text:p>
          </table:table-cell>
          <table:table-cell table:formula="of:=([.$A3] + [.H$1] - SQRT([.$A3]*[.$A3] - [.$A3]*[.H$1] + [.H$1]*[.H$1])) / 3" office:value-type="float" office:value="0.47741187905666" calcext:value-type="float">
            <text:p>0.47741187905666</text:p>
          </table:table-cell>
          <table:table-cell table:formula="of:=([.$A3] + [.I$1] - SQRT([.$A3]*[.$A3] - [.$A3]*[.I$1] + [.I$1]*[.I$1])) / 3" office:value-type="float" office:value="0.480853825232667" calcext:value-type="float">
            <text:p>0.480853825232667</text:p>
          </table:table-cell>
          <table:table-cell table:formula="of:=([.$A3] + [.J$1] - SQRT([.$A3]*[.$A3] - [.$A3]*[.J$1] + [.J$1]*[.J$1])) / 3" office:value-type="float" office:value="0.483388521576417" calcext:value-type="float">
            <text:p>0.483388521576417</text:p>
          </table:table-cell>
          <table:table-cell table:formula="of:=([.$A3] + [.K$1] - SQRT([.$A3]*[.$A3] - [.$A3]*[.K$1] + [.K$1]*[.K$1])) / 3" office:value-type="float" office:value="0.485332084894157" calcext:value-type="float">
            <text:p>0.485332084894157</text:p>
          </table:table-cell>
          <table:table-cell table:formula="of:=([.$A3] + [.L$1] - SQRT([.$A3]*[.$A3] - [.$A3]*[.L$1] + [.L$1]*[.L$1])) / 3" office:value-type="float" office:value="0.486869328610181" calcext:value-type="float">
            <text:p>0.486869328610181</text:p>
          </table:table-cell>
          <table:table-cell table:formula="of:=([.$A3] + [.M$1] - SQRT([.$A3]*[.$A3] - [.$A3]*[.M$1] + [.M$1]*[.M$1])) / 3" office:value-type="float" office:value="0.488115415715754" calcext:value-type="float">
            <text:p>0.488115415715754</text:p>
          </table:table-cell>
          <table:table-cell table:formula="of:=([.$A3] + [.N$1] - SQRT([.$A3]*[.$A3] - [.$A3]*[.N$1] + [.N$1]*[.N$1])) / 3" office:value-type="float" office:value="0.489145801776401" calcext:value-type="float">
            <text:p>0.489145801776401</text:p>
          </table:table-cell>
          <table:table-cell table:formula="of:=([.$A3] + [.O$1] - SQRT([.$A3]*[.$A3] - [.$A3]*[.O$1] + [.O$1]*[.O$1])) / 3" office:value-type="float" office:value="0.490011971286111" calcext:value-type="float">
            <text:p>0.490011971286111</text:p>
          </table:table-cell>
          <table:table-cell table:formula="of:=([.$A3] + [.P$1] - SQRT([.$A3]*[.$A3] - [.$A3]*[.P$1] + [.P$1]*[.P$1])) / 3" office:value-type="float" office:value="0.490750247177106" calcext:value-type="float">
            <text:p>0.490750247177106</text:p>
          </table:table-cell>
          <table:table-cell table:formula="of:=([.$A3] + [.Q$1] - SQRT([.$A3]*[.$A3] - [.$A3]*[.Q$1] + [.Q$1]*[.Q$1])) / 3" office:value-type="float" office:value="0.49138698455535" calcext:value-type="float">
            <text:p>0.49138698455535</text:p>
          </table:table-cell>
          <table:table-cell table:formula="of:=([.$A3] + [.R$1] - SQRT([.$A3]*[.$A3] - [.$A3]*[.R$1] + [.R$1]*[.R$1])) / 3" office:value-type="float" office:value="0.491941767913325" calcext:value-type="float">
            <text:p>0.491941767913325</text:p>
          </table:table-cell>
          <table:table-cell table:formula="of:=([.$A3] + [.S$1] - SQRT([.$A3]*[.$A3] - [.$A3]*[.S$1] + [.S$1]*[.S$1])) / 3" office:value-type="float" office:value="0.492429452713899" calcext:value-type="float">
            <text:p>0.492429452713899</text:p>
          </table:table-cell>
          <table:table-cell table:formula="of:=([.$A3] + [.T$1] - SQRT([.$A3]*[.$A3] - [.$A3]*[.T$1] + [.T$1]*[.T$1])) / 3" office:value-type="float" office:value="0.492861510688256" calcext:value-type="float">
            <text:p>0.492861510688256</text:p>
          </table:table-cell>
          <table:table-cell table:formula="of:=([.$A3] + [.U$1] - SQRT([.$A3]*[.$A3] - [.$A3]*[.U$1] + [.U$1]*[.U$1])) / 3" office:value-type="float" office:value="0.493246940849288" calcext:value-type="float">
            <text:p>0.493246940849288</text:p>
          </table:table-cell>
          <table:table-cell table:formula="of:=([.$A3] + [.V$1] - SQRT([.$A3]*[.$A3] - [.$A3]*[.V$1] + [.V$1]*[.V$1])) / 3" office:value-type="float" office:value="0.493592901352288" calcext:value-type="float">
            <text:p>0.493592901352288</text:p>
          </table:table-cell>
          <table:table-cell table:formula="of:=([.$A3] + [.W$1] - SQRT([.$A3]*[.$A3] - [.$A3]*[.W$1] + [.W$1]*[.W$1])) / 3" office:value-type="float" office:value="0.493905157105602" calcext:value-type="float">
            <text:p>0.493905157105602</text:p>
          </table:table-cell>
          <table:table-cell table:formula="of:=([.$A3] + [.X$1] - SQRT([.$A3]*[.$A3] - [.$A3]*[.X$1] + [.X$1]*[.X$1])) / 3" office:value-type="float" office:value="0.494188402883329" calcext:value-type="float">
            <text:p>0.494188402883329</text:p>
          </table:table-cell>
          <table:table-cell table:formula="of:=([.$A3] + [.Y$1] - SQRT([.$A3]*[.$A3] - [.$A3]*[.Y$1] + [.Y$1]*[.Y$1])) / 3" office:value-type="float" office:value="0.494446500534866" calcext:value-type="float">
            <text:p>0.494446500534866</text:p>
          </table:table-cell>
          <table:table-cell table:formula="of:=([.$A3] + [.Z$1] - SQRT([.$A3]*[.$A3] - [.$A3]*[.Z$1] + [.Z$1]*[.Z$1])) / 3" office:value-type="float" office:value="0.494682655796769" calcext:value-type="float">
            <text:p>0.494682655796769</text:p>
          </table:table-cell>
          <table:table-cell table:formula="of:=([.$A3] + [.AA$1] - SQRT([.$A3]*[.$A3] - [.$A3]*[.AA$1] + [.AA$1]*[.AA$1])) / 3" office:value-type="float" office:value="0.494899551912492" calcext:value-type="float">
            <text:p>0.494899551912492</text:p>
          </table:table-cell>
          <table:table-cell table:formula="of:=([.$A3] + [.AB$1] - SQRT([.$A3]*[.$A3] - [.$A3]*[.AB$1] + [.AB$1]*[.AB$1])) / 3" office:value-type="float" office:value="0.495099451884618" calcext:value-type="float">
            <text:p>0.495099451884618</text:p>
          </table:table-cell>
          <table:table-cell table:formula="of:=([.$A3] + [.AC$1] - SQRT([.$A3]*[.$A3] - [.$A3]*[.AC$1] + [.AC$1]*[.AC$1])) / 3" office:value-type="float" office:value="0.495284277624766" calcext:value-type="float">
            <text:p>0.495284277624766</text:p>
          </table:table-cell>
          <table:table-cell table:formula="of:=([.$A3] + [.AD$1] - SQRT([.$A3]*[.$A3] - [.$A3]*[.AD$1] + [.AD$1]*[.AD$1])) / 3" office:value-type="float" office:value="0.495455671868264" calcext:value-type="float">
            <text:p>0.495455671868264</text:p>
          </table:table-cell>
          <table:table-cell table:formula="of:=([.$A3] + [.AE$1] - SQRT([.$A3]*[.$A3] - [.$A3]*[.AE$1] + [.AE$1]*[.AE$1])) / 3" office:value-type="float" office:value="0.495615047077832" calcext:value-type="float">
            <text:p>0.495615047077832</text:p>
          </table:table-cell>
          <table:table-cell table:formula="of:=([.$A3] + [.AF$1] - SQRT([.$A3]*[.$A3] - [.$A3]*[.AF$1] + [.AF$1]*[.AF$1])) / 3" office:value-type="float" office:value="0.495763624417529" calcext:value-type="float">
            <text:p>0.495763624417529</text:p>
          </table:table-cell>
          <table:table-cell table:number-columns-repeated="1635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([.$A4] + [.B$1] - SQRT([.$A4]*[.$A4] - [.$A4]*[.B$1] + [.B$1]*[.B$1])) / 3" office:value-type="float" office:value="0" calcext:value-type="float">
            <text:p>0</text:p>
          </table:table-cell>
          <table:table-cell table:formula="of:=([.$A4] + [.C$1] - SQRT([.$A4]*[.$A4] - [.$A4]*[.C$1] + [.C$1]*[.C$1])) / 3" office:value-type="float" office:value="0.422649730810374" calcext:value-type="float">
            <text:p>0.422649730810374</text:p>
          </table:table-cell>
          <table:table-cell table:formula="of:=([.$A4] + [.D$1] - SQRT([.$A4]*[.$A4] - [.$A4]*[.D$1] + [.D$1]*[.D$1])) / 3" office:value-type="float" office:value="0.666666666666667" calcext:value-type="float">
            <text:p>0.666666666666667</text:p>
          </table:table-cell>
          <table:table-cell table:formula="of:=([.$A4] + [.E$1] - SQRT([.$A4]*[.$A4] - [.$A4]*[.E$1] + [.E$1]*[.E$1])) / 3" office:value-type="float" office:value="0.78474956297847" calcext:value-type="float">
            <text:p>0.78474956297847</text:p>
          </table:table-cell>
          <table:table-cell table:formula="of:=([.$A4] + [.F$1] - SQRT([.$A4]*[.$A4] - [.$A4]*[.F$1] + [.F$1]*[.F$1])) / 3" office:value-type="float" office:value="0.845299461620749" calcext:value-type="float">
            <text:p>0.845299461620749</text:p>
          </table:table-cell>
          <table:table-cell table:formula="of:=([.$A4] + [.G$1] - SQRT([.$A4]*[.$A4] - [.$A4]*[.G$1] + [.G$1]*[.G$1])) / 3" office:value-type="float" office:value="0.880367018819775" calcext:value-type="float">
            <text:p>0.880367018819775</text:p>
          </table:table-cell>
          <table:table-cell table:formula="of:=([.$A4] + [.H$1] - SQRT([.$A4]*[.$A4] - [.$A4]*[.H$1] + [.H$1]*[.H$1])) / 3" office:value-type="float" office:value="0.902832459290273" calcext:value-type="float">
            <text:p>0.902832459290273</text:p>
          </table:table-cell>
          <table:table-cell table:formula="of:=([.$A4] + [.I$1] - SQRT([.$A4]*[.$A4] - [.$A4]*[.I$1] + [.I$1]*[.I$1])) / 3" office:value-type="float" office:value="0.918334000533867" calcext:value-type="float">
            <text:p>0.918334000533867</text:p>
          </table:table-cell>
          <table:table-cell table:formula="of:=([.$A4] + [.J$1] - SQRT([.$A4]*[.$A4] - [.$A4]*[.J$1] + [.J$1]*[.J$1])) / 3" office:value-type="float" office:value="0.929632483024007" calcext:value-type="float">
            <text:p>0.929632483024007</text:p>
          </table:table-cell>
          <table:table-cell table:formula="of:=([.$A4] + [.K$1] - SQRT([.$A4]*[.$A4] - [.$A4]*[.K$1] + [.K$1]*[.K$1])) / 3" office:value-type="float" office:value="0.938215742709183" calcext:value-type="float">
            <text:p>0.938215742709183</text:p>
          </table:table-cell>
          <table:table-cell table:formula="of:=([.$A4] + [.L$1] - SQRT([.$A4]*[.$A4] - [.$A4]*[.L$1] + [.L$1]*[.L$1])) / 3" office:value-type="float" office:value="0.944949536696107" calcext:value-type="float">
            <text:p>0.944949536696107</text:p>
          </table:table-cell>
          <table:table-cell table:formula="of:=([.$A4] + [.M$1] - SQRT([.$A4]*[.$A4] - [.$A4]*[.M$1] + [.M$1]*[.M$1])) / 3" office:value-type="float" office:value="0.950369478302594" calcext:value-type="float">
            <text:p>0.950369478302594</text:p>
          </table:table-cell>
          <table:table-cell table:formula="of:=([.$A4] + [.N$1] - SQRT([.$A4]*[.$A4] - [.$A4]*[.N$1] + [.N$1]*[.N$1])) / 3" office:value-type="float" office:value="0.954823758113319" calcext:value-type="float">
            <text:p>0.954823758113319</text:p>
          </table:table-cell>
          <table:table-cell table:formula="of:=([.$A4] + [.O$1] - SQRT([.$A4]*[.$A4] - [.$A4]*[.O$1] + [.O$1]*[.O$1])) / 3" office:value-type="float" office:value="0.95854811567262" calcext:value-type="float">
            <text:p>0.95854811567262</text:p>
          </table:table-cell>
          <table:table-cell table:formula="of:=([.$A4] + [.P$1] - SQRT([.$A4]*[.$A4] - [.$A4]*[.P$1] + [.P$1]*[.P$1])) / 3" office:value-type="float" office:value="0.961707650465333" calcext:value-type="float">
            <text:p>0.961707650465333</text:p>
          </table:table-cell>
          <table:table-cell table:formula="of:=([.$A4] + [.Q$1] - SQRT([.$A4]*[.$A4] - [.$A4]*[.Q$1] + [.Q$1]*[.Q$1])) / 3" office:value-type="float" office:value="0.964421340111372" calcext:value-type="float">
            <text:p>0.964421340111372</text:p>
          </table:table-cell>
          <table:table-cell table:formula="of:=([.$A4] + [.R$1] - SQRT([.$A4]*[.$A4] - [.$A4]*[.R$1] + [.R$1]*[.R$1])) / 3" office:value-type="float" office:value="0.966777043152833" calcext:value-type="float">
            <text:p>0.966777043152833</text:p>
          </table:table-cell>
          <table:table-cell table:formula="of:=([.$A4] + [.S$1] - SQRT([.$A4]*[.$A4] - [.$A4]*[.S$1] + [.S$1]*[.S$1])) / 3" office:value-type="float" office:value="0.96884102018964" calcext:value-type="float">
            <text:p>0.96884102018964</text:p>
          </table:table-cell>
          <table:table-cell table:formula="of:=([.$A4] + [.T$1] - SQRT([.$A4]*[.$A4] - [.$A4]*[.T$1] + [.T$1]*[.T$1])) / 3" office:value-type="float" office:value="0.970664169788313" calcext:value-type="float">
            <text:p>0.970664169788313</text:p>
          </table:table-cell>
          <table:table-cell table:formula="of:=([.$A4] + [.U$1] - SQRT([.$A4]*[.$A4] - [.$A4]*[.U$1] + [.U$1]*[.U$1])) / 3" office:value-type="float" office:value="0.972286226658292" calcext:value-type="float">
            <text:p>0.972286226658292</text:p>
          </table:table-cell>
          <table:table-cell table:formula="of:=([.$A4] + [.V$1] - SQRT([.$A4]*[.$A4] - [.$A4]*[.V$1] + [.V$1]*[.V$1])) / 3" office:value-type="float" office:value="0.973738657220363" calcext:value-type="float">
            <text:p>0.973738657220363</text:p>
          </table:table-cell>
          <table:table-cell table:formula="of:=([.$A4] + [.W$1] - SQRT([.$A4]*[.$A4] - [.$A4]*[.W$1] + [.W$1]*[.W$1])) / 3" office:value-type="float" office:value="0.975046700038423" calcext:value-type="float">
            <text:p>0.975046700038423</text:p>
          </table:table-cell>
          <table:table-cell table:formula="of:=([.$A4] + [.X$1] - SQRT([.$A4]*[.$A4] - [.$A4]*[.X$1] + [.X$1]*[.X$1])) / 3" office:value-type="float" office:value="0.976230831431508" calcext:value-type="float">
            <text:p>0.976230831431508</text:p>
          </table:table-cell>
          <table:table-cell table:formula="of:=([.$A4] + [.Y$1] - SQRT([.$A4]*[.$A4] - [.$A4]*[.Y$1] + [.Y$1]*[.Y$1])) / 3" office:value-type="float" office:value="0.977307836428697" calcext:value-type="float">
            <text:p>0.977307836428697</text:p>
          </table:table-cell>
          <table:table-cell table:formula="of:=([.$A4] + [.Z$1] - SQRT([.$A4]*[.$A4] - [.$A4]*[.Z$1] + [.Z$1]*[.Z$1])) / 3" office:value-type="float" office:value="0.978291603552802" calcext:value-type="float">
            <text:p>0.978291603552802</text:p>
          </table:table-cell>
          <table:table-cell table:formula="of:=([.$A4] + [.AA$1] - SQRT([.$A4]*[.$A4] - [.$A4]*[.AA$1] + [.AA$1]*[.AA$1])) / 3" office:value-type="float" office:value="0.979193722989357" calcext:value-type="float">
            <text:p>0.979193722989357</text:p>
          </table:table-cell>
          <table:table-cell table:formula="of:=([.$A4] + [.AB$1] - SQRT([.$A4]*[.$A4] - [.$A4]*[.AB$1] + [.AB$1]*[.AB$1])) / 3" office:value-type="float" office:value="0.980023942572222" calcext:value-type="float">
            <text:p>0.980023942572222</text:p>
          </table:table-cell>
          <table:table-cell table:formula="of:=([.$A4] + [.AC$1] - SQRT([.$A4]*[.$A4] - [.$A4]*[.AC$1] + [.AC$1]*[.AC$1])) / 3" office:value-type="float" office:value="0.980790519469745" calcext:value-type="float">
            <text:p>0.980790519469745</text:p>
          </table:table-cell>
          <table:table-cell table:formula="of:=([.$A4] + [.AD$1] - SQRT([.$A4]*[.$A4] - [.$A4]*[.AD$1] + [.AD$1]*[.AD$1])) / 3" office:value-type="float" office:value="0.981500494354211" calcext:value-type="float">
            <text:p>0.981500494354211</text:p>
          </table:table-cell>
          <table:table-cell table:formula="of:=([.$A4] + [.AE$1] - SQRT([.$A4]*[.$A4] - [.$A4]*[.AE$1] + [.AE$1]*[.AE$1])) / 3" office:value-type="float" office:value="0.982159907262975" calcext:value-type="float">
            <text:p>0.982159907262975</text:p>
          </table:table-cell>
          <table:table-cell table:formula="of:=([.$A4] + [.AF$1] - SQRT([.$A4]*[.$A4] - [.$A4]*[.AF$1] + [.AF$1]*[.AF$1])) / 3" office:value-type="float" office:value="0.9827739691107" calcext:value-type="float">
            <text:p>0.9827739691107</text:p>
          </table:table-cell>
          <table:table-cell table:number-columns-repeated="1635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([.$A5] + [.B$1] - SQRT([.$A5]*[.$A5] - [.$A5]*[.B$1] + [.B$1]*[.B$1])) / 3" office:value-type="float" office:value="0" calcext:value-type="float">
            <text:p>0</text:p>
          </table:table-cell>
          <table:table-cell table:formula="of:=([.$A5] + [.C$1] - SQRT([.$A5]*[.$A5] - [.$A5]*[.C$1] + [.C$1]*[.C$1])) / 3" office:value-type="float" office:value="0.451416229645136" calcext:value-type="float">
            <text:p>0.451416229645136</text:p>
          </table:table-cell>
          <table:table-cell table:formula="of:=([.$A5] + [.D$1] - SQRT([.$A5]*[.$A5] - [.$A5]*[.D$1] + [.D$1]*[.D$1])) / 3" office:value-type="float" office:value="0.78474956297847" calcext:value-type="float">
            <text:p>0.78474956297847</text:p>
          </table:table-cell>
          <table:table-cell table:style-name="ce4" table:formula="of:=([.$A5] + [.E$1] - SQRT([.$A5]*[.$A5] - [.$A5]*[.E$1] + [.E$1]*[.E$1])) / 3" office:value-type="float" office:value="1" calcext:value-type="float">
            <text:p>1</text:p>
          </table:table-cell>
          <table:table-cell table:formula="of:=([.$A5] + [.F$1] - SQRT([.$A5]*[.$A5] - [.$A5]*[.F$1] + [.F$1]*[.F$1])) / 3" office:value-type="float" office:value="1.13148290817867" calcext:value-type="float">
            <text:p>1.13148290817867</text:p>
          </table:table-cell>
          <table:table-cell table:formula="of:=([.$A5] + [.G$1] - SQRT([.$A5]*[.$A5] - [.$A5]*[.G$1] + [.G$1]*[.G$1])) / 3" office:value-type="float" office:value="1.21370035215311" calcext:value-type="float">
            <text:p>1.21370035215311</text:p>
          </table:table-cell>
          <table:table-cell table:formula="of:=([.$A5] + [.H$1] - SQRT([.$A5]*[.$A5] - [.$A5]*[.H$1] + [.H$1]*[.H$1])) / 3" office:value-type="float" office:value="1.26794919243112" calcext:value-type="float">
            <text:p>1.26794919243112</text:p>
          </table:table-cell>
          <table:table-cell table:formula="of:=([.$A5] + [.I$1] - SQRT([.$A5]*[.$A5] - [.$A5]*[.I$1] + [.I$1]*[.I$1])) / 3" office:value-type="float" office:value="1.30574582323393" calcext:value-type="float">
            <text:p>1.30574582323393</text:p>
          </table:table-cell>
          <table:table-cell table:formula="of:=([.$A5] + [.J$1] - SQRT([.$A5]*[.$A5] - [.$A5]*[.J$1] + [.J$1]*[.J$1])) / 3" office:value-type="float" office:value="1.33333333333333" calcext:value-type="float">
            <text:p>1.33333333333333</text:p>
          </table:table-cell>
          <table:table-cell table:formula="of:=([.$A5] + [.K$1] - SQRT([.$A5]*[.$A5] - [.$A5]*[.K$1] + [.K$1]*[.K$1])) / 3" office:value-type="float" office:value="1.35424868893541" calcext:value-type="float">
            <text:p>1.35424868893541</text:p>
          </table:table-cell>
          <table:table-cell table:formula="of:=([.$A5] + [.L$1] - SQRT([.$A5]*[.$A5] - [.$A5]*[.L$1] + [.L$1]*[.L$1])) / 3" office:value-type="float" office:value="1.3706018608948" calcext:value-type="float">
            <text:p>1.3706018608948</text:p>
          </table:table-cell>
          <table:table-cell table:formula="of:=([.$A5] + [.M$1] - SQRT([.$A5]*[.$A5] - [.$A5]*[.M$1] + [.M$1]*[.M$1])) / 3" office:value-type="float" office:value="1.38371406606797" calcext:value-type="float">
            <text:p>1.38371406606797</text:p>
          </table:table-cell>
          <table:table-cell table:formula="of:=([.$A5] + [.N$1] - SQRT([.$A5]*[.$A5] - [.$A5]*[.N$1] + [.N$1]*[.N$1])) / 3" office:value-type="float" office:value="1.39444872453601" calcext:value-type="float">
            <text:p>1.39444872453601</text:p>
          </table:table-cell>
          <table:table-cell table:formula="of:=([.$A5] + [.O$1] - SQRT([.$A5]*[.$A5] - [.$A5]*[.O$1] + [.O$1]*[.O$1])) / 3" office:value-type="float" office:value="1.4033912924828" calcext:value-type="float">
            <text:p>1.4033912924828</text:p>
          </table:table-cell>
          <table:table-cell table:formula="of:=([.$A5] + [.P$1] - SQRT([.$A5]*[.$A5] - [.$A5]*[.P$1] + [.P$1]*[.P$1])) / 3" office:value-type="float" office:value="1.41095155506543" calcext:value-type="float">
            <text:p>1.41095155506543</text:p>
          </table:table-cell>
          <table:table-cell table:formula="of:=([.$A5] + [.Q$1] - SQRT([.$A5]*[.$A5] - [.$A5]*[.Q$1] + [.Q$1]*[.Q$1])) / 3" office:value-type="float" office:value="1.41742430504416" calcext:value-type="float">
            <text:p>1.41742430504416</text:p>
          </table:table-cell>
          <table:table-cell table:formula="of:=([.$A5] + [.R$1] - SQRT([.$A5]*[.$A5] - [.$A5]*[.R$1] + [.R$1]*[.R$1])) / 3" office:value-type="float" office:value="1.42302671244792" calcext:value-type="float">
            <text:p>1.42302671244792</text:p>
          </table:table-cell>
          <table:table-cell table:formula="of:=([.$A5] + [.S$1] - SQRT([.$A5]*[.$A5] - [.$A5]*[.S$1] + [.S$1]*[.S$1])) / 3" office:value-type="float" office:value="1.4279221181661" calcext:value-type="float">
            <text:p>1.4279221181661</text:p>
          </table:table-cell>
          <table:table-cell table:formula="of:=([.$A5] + [.T$1] - SQRT([.$A5]*[.$A5] - [.$A5]*[.T$1] + [.T$1]*[.T$1])) / 3" office:value-type="float" office:value="1.43223563716998" calcext:value-type="float">
            <text:p>1.43223563716998</text:p>
          </table:table-cell>
          <table:table-cell table:formula="of:=([.$A5] + [.U$1] - SQRT([.$A5]*[.$A5] - [.$A5]*[.U$1] + [.U$1]*[.U$1])) / 3" office:value-type="float" office:value="1.43606466234862" calcext:value-type="float">
            <text:p>1.43606466234862</text:p>
          </table:table-cell>
          <table:table-cell table:formula="of:=([.$A5] + [.V$1] - SQRT([.$A5]*[.$A5] - [.$A5]*[.V$1] + [.V$1]*[.V$1])) / 3" office:value-type="float" office:value="1.43948610257686" calcext:value-type="float">
            <text:p>1.43948610257686</text:p>
          </table:table-cell>
          <table:table-cell table:formula="of:=([.$A5] + [.W$1] - SQRT([.$A5]*[.$A5] - [.$A5]*[.W$1] + [.W$1]*[.W$1])) / 3" office:value-type="float" office:value="1.442561475698" calcext:value-type="float">
            <text:p>1.442561475698</text:p>
          </table:table-cell>
          <table:table-cell table:formula="of:=([.$A5] + [.X$1] - SQRT([.$A5]*[.$A5] - [.$A5]*[.X$1] + [.X$1]*[.X$1])) / 3" office:value-type="float" office:value="1.44534056007606" calcext:value-type="float">
            <text:p>1.44534056007606</text:p>
          </table:table-cell>
          <table:table-cell table:formula="of:=([.$A5] + [.Y$1] - SQRT([.$A5]*[.$A5] - [.$A5]*[.Y$1] + [.Y$1]*[.Y$1])) / 3" office:value-type="float" office:value="1.44786405743076" calcext:value-type="float">
            <text:p>1.44786405743076</text:p>
          </table:table-cell>
          <table:table-cell table:formula="of:=([.$A5] + [.Z$1] - SQRT([.$A5]*[.$A5] - [.$A5]*[.Z$1] + [.Z$1]*[.Z$1])) / 3" office:value-type="float" office:value="1.45016556472925" calcext:value-type="float">
            <text:p>1.45016556472925</text:p>
          </table:table-cell>
          <table:table-cell table:formula="of:=([.$A5] + [.AA$1] - SQRT([.$A5]*[.$A5] - [.$A5]*[.AA$1] + [.AA$1]*[.AA$1])) / 3" office:value-type="float" office:value="1.45227305497541" calcext:value-type="float">
            <text:p>1.45227305497541</text:p>
          </table:table-cell>
          <table:table-cell table:formula="of:=([.$A5] + [.AB$1] - SQRT([.$A5]*[.$A5] - [.$A5]*[.AB$1] + [.AB$1]*[.AB$1])) / 3" office:value-type="float" office:value="1.45421000349672" calcext:value-type="float">
            <text:p>1.45421000349672</text:p>
          </table:table-cell>
          <table:table-cell table:formula="of:=([.$A5] + [.AC$1] - SQRT([.$A5]*[.$A5] - [.$A5]*[.AC$1] + [.AC$1]*[.AC$1])) / 3" office:value-type="float" office:value="1.45599625468247" calcext:value-type="float">
            <text:p>1.45599625468247</text:p>
          </table:table-cell>
          <table:table-cell table:formula="of:=([.$A5] + [.AD$1] - SQRT([.$A5]*[.$A5] - [.$A5]*[.AD$1] + [.AD$1]*[.AD$1])) / 3" office:value-type="float" office:value="1.45764869620377" calcext:value-type="float">
            <text:p>1.45764869620377</text:p>
          </table:table-cell>
          <table:table-cell table:formula="of:=([.$A5] + [.AE$1] - SQRT([.$A5]*[.$A5] - [.$A5]*[.AE$1] + [.AE$1]*[.AE$1])) / 3" office:value-type="float" office:value="1.45918178871124" calcext:value-type="float">
            <text:p>1.45918178871124</text:p>
          </table:table-cell>
          <table:table-cell table:formula="of:=([.$A5] + [.AF$1] - SQRT([.$A5]*[.$A5] - [.$A5]*[.AF$1] + [.AF$1]*[.AF$1])) / 3" office:value-type="float" office:value="1.46060798583054" calcext:value-type="float">
            <text:p>1.46060798583054</text:p>
          </table:table-cell>
          <table:table-cell table:number-columns-repeated="1635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([.$A6] + [.B$1] - SQRT([.$A6]*[.$A6] - [.$A6]*[.B$1] + [.B$1]*[.B$1])) / 3" office:value-type="float" office:value="0" calcext:value-type="float">
            <text:p>0</text:p>
          </table:table-cell>
          <table:table-cell table:formula="of:=([.$A6] + [.C$1] - SQRT([.$A6]*[.$A6] - [.$A6]*[.C$1] + [.C$1]*[.C$1])) / 3" office:value-type="float" office:value="0.464816241512004" calcext:value-type="float">
            <text:p>0.464816241512004</text:p>
          </table:table-cell>
          <table:table-cell table:formula="of:=([.$A6] + [.D$1] - SQRT([.$A6]*[.$A6] - [.$A6]*[.D$1] + [.D$1]*[.D$1])) / 3" office:value-type="float" office:value="0.845299461620749" calcext:value-type="float">
            <text:p>0.845299461620749</text:p>
          </table:table-cell>
          <table:table-cell table:formula="of:=([.$A6] + [.E$1] - SQRT([.$A6]*[.$A6] - [.$A6]*[.E$1] + [.E$1]*[.E$1])) / 3" office:value-type="float" office:value="1.13148290817867" calcext:value-type="float">
            <text:p>1.13148290817867</text:p>
          </table:table-cell>
          <table:table-cell table:formula="of:=([.$A6] + [.F$1] - SQRT([.$A6]*[.$A6] - [.$A6]*[.F$1] + [.F$1]*[.F$1])) / 3" office:value-type="float" office:value="1.33333333333333" calcext:value-type="float">
            <text:p>1.33333333333333</text:p>
          </table:table-cell>
          <table:table-cell table:formula="of:=([.$A6] + [.G$1] - SQRT([.$A6]*[.$A6] - [.$A6]*[.G$1] + [.G$1]*[.G$1])) / 3" office:value-type="float" office:value="1.47247476834805" calcext:value-type="float">
            <text:p>1.47247476834805</text:p>
          </table:table-cell>
          <table:table-cell table:formula="of:=([.$A6] + [.H$1] - SQRT([.$A6]*[.$A6] - [.$A6]*[.H$1] + [.H$1]*[.H$1])) / 3" office:value-type="float" office:value="1.56949912595694" calcext:value-type="float">
            <text:p>1.56949912595694</text:p>
          </table:table-cell>
          <table:table-cell table:formula="of:=([.$A6] + [.I$1] - SQRT([.$A6]*[.$A6] - [.$A6]*[.I$1] + [.I$1]*[.I$1])) / 3" office:value-type="float" office:value="1.63907915656726" calcext:value-type="float">
            <text:p>1.63907915656726</text:p>
          </table:table-cell>
          <table:table-cell table:formula="of:=([.$A6] + [.J$1] - SQRT([.$A6]*[.$A6] - [.$A6]*[.J$1] + [.J$1]*[.J$1])) / 3" office:value-type="float" office:value="1.6905989232415" calcext:value-type="float">
            <text:p>1.6905989232415</text:p>
          </table:table-cell>
          <table:table-cell table:formula="of:=([.$A6] + [.K$1] - SQRT([.$A6]*[.$A6] - [.$A6]*[.K$1] + [.K$1]*[.K$1])) / 3" office:value-type="float" office:value="1.72991677469778" calcext:value-type="float">
            <text:p>1.72991677469778</text:p>
          </table:table-cell>
          <table:table-cell table:formula="of:=([.$A6] + [.L$1] - SQRT([.$A6]*[.$A6] - [.$A6]*[.L$1] + [.L$1]*[.L$1])) / 3" office:value-type="float" office:value="1.76073403763955" calcext:value-type="float">
            <text:p>1.76073403763955</text:p>
          </table:table-cell>
          <table:table-cell table:formula="of:=([.$A6] + [.M$1] - SQRT([.$A6]*[.$A6] - [.$A6]*[.M$1] + [.M$1]*[.M$1])) / 3" office:value-type="float" office:value="1.78544974633568" calcext:value-type="float">
            <text:p>1.78544974633568</text:p>
          </table:table-cell>
          <table:table-cell table:formula="of:=([.$A6] + [.N$1] - SQRT([.$A6]*[.$A6] - [.$A6]*[.N$1] + [.N$1]*[.N$1])) / 3" office:value-type="float" office:value="1.80566491858055" calcext:value-type="float">
            <text:p>1.80566491858055</text:p>
          </table:table-cell>
          <table:table-cell table:formula="of:=([.$A6] + [.O$1] - SQRT([.$A6]*[.$A6] - [.$A6]*[.O$1] + [.O$1]*[.O$1])) / 3" office:value-type="float" office:value="1.82247913510973" calcext:value-type="float">
            <text:p>1.82247913510973</text:p>
          </table:table-cell>
          <table:table-cell table:formula="of:=([.$A6] + [.P$1] - SQRT([.$A6]*[.$A6] - [.$A6]*[.P$1] + [.P$1]*[.P$1])) / 3" office:value-type="float" office:value="1.83666800106773" calcext:value-type="float">
            <text:p>1.83666800106773</text:p>
          </table:table-cell>
          <table:table-cell table:formula="of:=([.$A6] + [.Q$1] - SQRT([.$A6]*[.$A6] - [.$A6]*[.Q$1] + [.Q$1]*[.Q$1])) / 3" office:value-type="float" office:value="1.84879198430876" calcext:value-type="float">
            <text:p>1.84879198430876</text:p>
          </table:table-cell>
          <table:table-cell table:formula="of:=([.$A6] + [.R$1] - SQRT([.$A6]*[.$A6] - [.$A6]*[.R$1] + [.R$1]*[.R$1])) / 3" office:value-type="float" office:value="1.85926496604801" calcext:value-type="float">
            <text:p>1.85926496604801</text:p>
          </table:table-cell>
          <table:table-cell table:formula="of:=([.$A6] + [.S$1] - SQRT([.$A6]*[.$A6] - [.$A6]*[.S$1] + [.S$1]*[.S$1])) / 3" office:value-type="float" office:value="1.86839856055312" calcext:value-type="float">
            <text:p>1.86839856055312</text:p>
          </table:table-cell>
          <table:table-cell table:formula="of:=([.$A6] + [.T$1] - SQRT([.$A6]*[.$A6] - [.$A6]*[.T$1] + [.T$1]*[.T$1])) / 3" office:value-type="float" office:value="1.87643148541837" calcext:value-type="float">
            <text:p>1.87643148541837</text:p>
          </table:table-cell>
          <table:table-cell table:formula="of:=([.$A6] + [.U$1] - SQRT([.$A6]*[.$A6] - [.$A6]*[.U$1] + [.U$1]*[.U$1])) / 3" office:value-type="float" office:value="1.88354947570084" calcext:value-type="float">
            <text:p>1.88354947570084</text:p>
          </table:table-cell>
          <table:table-cell table:formula="of:=([.$A6] + [.V$1] - SQRT([.$A6]*[.$A6] - [.$A6]*[.V$1] + [.V$1]*[.V$1])) / 3" office:value-type="float" office:value="1.88989907339221" calcext:value-type="float">
            <text:p>1.88989907339221</text:p>
          </table:table-cell>
          <table:table-cell table:formula="of:=([.$A6] + [.W$1] - SQRT([.$A6]*[.$A6] - [.$A6]*[.W$1] + [.W$1]*[.W$1])) / 3" office:value-type="float" office:value="1.89559736139068" calcext:value-type="float">
            <text:p>1.89559736139068</text:p>
          </table:table-cell>
          <table:table-cell table:formula="of:=([.$A6] + [.X$1] - SQRT([.$A6]*[.$A6] - [.$A6]*[.X$1] + [.X$1]*[.X$1])) / 3" office:value-type="float" office:value="1.90073895660519" calcext:value-type="float">
            <text:p>1.90073895660519</text:p>
          </table:table-cell>
          <table:table-cell table:formula="of:=([.$A6] + [.Y$1] - SQRT([.$A6]*[.$A6] - [.$A6]*[.Y$1] + [.Y$1]*[.Y$1])) / 3" office:value-type="float" office:value="1.90540111540241" calcext:value-type="float">
            <text:p>1.90540111540241</text:p>
          </table:table-cell>
          <table:table-cell table:formula="of:=([.$A6] + [.Z$1] - SQRT([.$A6]*[.$A6] - [.$A6]*[.Z$1] + [.Z$1]*[.Z$1])) / 3" office:value-type="float" office:value="1.90964751622664" calcext:value-type="float">
            <text:p>1.90964751622664</text:p>
          </table:table-cell>
          <table:table-cell table:formula="of:=([.$A6] + [.AA$1] - SQRT([.$A6]*[.$A6] - [.$A6]*[.AA$1] + [.AA$1]*[.AA$1])) / 3" office:value-type="float" office:value="1.91353110025799" calcext:value-type="float">
            <text:p>1.91353110025799</text:p>
          </table:table-cell>
          <table:table-cell table:formula="of:=([.$A6] + [.AB$1] - SQRT([.$A6]*[.$A6] - [.$A6]*[.AB$1] + [.AB$1]*[.AB$1])) / 3" office:value-type="float" office:value="1.91709623134524" calcext:value-type="float">
            <text:p>1.91709623134524</text:p>
          </table:table-cell>
          <table:table-cell table:formula="of:=([.$A6] + [.AC$1] - SQRT([.$A6]*[.$A6] - [.$A6]*[.AC$1] + [.AC$1]*[.AC$1])) / 3" office:value-type="float" office:value="1.92038035725069" calcext:value-type="float">
            <text:p>1.92038035725069</text:p>
          </table:table-cell>
          <table:table-cell table:formula="of:=([.$A6] + [.AD$1] - SQRT([.$A6]*[.$A6] - [.$A6]*[.AD$1] + [.AD$1]*[.AD$1])) / 3" office:value-type="float" office:value="1.92341530093067" calcext:value-type="float">
            <text:p>1.92341530093067</text:p>
          </table:table-cell>
          <table:table-cell table:formula="of:=([.$A6] + [.AE$1] - SQRT([.$A6]*[.$A6] - [.$A6]*[.AE$1] + [.AE$1]*[.AE$1])) / 3" office:value-type="float" office:value="1.92622827412253" calcext:value-type="float">
            <text:p>1.92622827412253</text:p>
          </table:table-cell>
          <table:table-cell table:formula="of:=([.$A6] + [.AF$1] - SQRT([.$A6]*[.$A6] - [.$A6]*[.AF$1] + [.AF$1]*[.AF$1])) / 3" office:value-type="float" office:value="1.92884268022274" calcext:value-type="float">
            <text:p>1.92884268022274</text:p>
          </table:table-cell>
          <table:table-cell table:number-columns-repeated="1635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([.$A7] + [.B$1] - SQRT([.$A7]*[.$A7] - [.$A7]*[.B$1] + [.B$1]*[.B$1])) / 3" office:value-type="float" office:value="0" calcext:value-type="float">
            <text:p>0</text:p>
          </table:table-cell>
          <table:table-cell table:formula="of:=([.$A7] + [.C$1] - SQRT([.$A7]*[.$A7] - [.$A7]*[.C$1] + [.C$1]*[.C$1])) / 3" office:value-type="float" office:value="0.472474768348053" calcext:value-type="float">
            <text:p>0.472474768348053</text:p>
          </table:table-cell>
          <table:table-cell table:formula="of:=([.$A7] + [.D$1] - SQRT([.$A7]*[.$A7] - [.$A7]*[.D$1] + [.D$1]*[.D$1])) / 3" office:value-type="float" office:value="0.880367018819775" calcext:value-type="float">
            <text:p>0.880367018819775</text:p>
          </table:table-cell>
          <table:table-cell table:formula="of:=([.$A7] + [.E$1] - SQRT([.$A7]*[.$A7] - [.$A7]*[.E$1] + [.E$1]*[.E$1])) / 3" office:value-type="float" office:value="1.21370035215311" calcext:value-type="float">
            <text:p>1.21370035215311</text:p>
          </table:table-cell>
          <table:table-cell table:formula="of:=([.$A7] + [.F$1] - SQRT([.$A7]*[.$A7] - [.$A7]*[.F$1] + [.F$1]*[.F$1])) / 3" office:value-type="float" office:value="1.47247476834805" calcext:value-type="float">
            <text:p>1.47247476834805</text:p>
          </table:table-cell>
          <table:table-cell table:formula="of:=([.$A7] + [.G$1] - SQRT([.$A7]*[.$A7] - [.$A7]*[.G$1] + [.G$1]*[.G$1])) / 3" office:value-type="float" office:value="1.66666666666667" calcext:value-type="float">
            <text:p>1.66666666666667</text:p>
          </table:table-cell>
          <table:table-cell table:formula="of:=([.$A7] + [.H$1] - SQRT([.$A7]*[.$A7] - [.$A7]*[.H$1] + [.H$1]*[.H$1])) / 3" office:value-type="float" office:value="1.81074521238999" calcext:value-type="float">
            <text:p>1.81074521238999</text:p>
          </table:table-cell>
          <table:table-cell table:formula="of:=([.$A7] + [.I$1] - SQRT([.$A7]*[.$A7] - [.$A7]*[.I$1] + [.I$1]*[.I$1])) / 3" office:value-type="float" office:value="1.91833400053387" calcext:value-type="float">
            <text:p>1.91833400053387</text:p>
          </table:table-cell>
          <table:table-cell table:style-name="ce5" table:formula="of:=([.$A7] + [.J$1] - SQRT([.$A7]*[.$A7] - [.$A7]*[.J$1] + [.J$1]*[.J$1])) / 3" office:value-type="float" office:value="2" calcext:value-type="float">
            <text:p>2</text:p>
          </table:table-cell>
          <table:table-cell table:formula="of:=([.$A7] + [.K$1] - SQRT([.$A7]*[.$A7] - [.$A7]*[.K$1] + [.K$1]*[.K$1])) / 3" office:value-type="float" office:value="2.06325010803112" calcext:value-type="float">
            <text:p>2.06325010803112</text:p>
          </table:table-cell>
          <table:table-cell table:formula="of:=([.$A7] + [.L$1] - SQRT([.$A7]*[.$A7] - [.$A7]*[.L$1] + [.L$1]*[.L$1])) / 3" office:value-type="float" office:value="2.11324865405187" calcext:value-type="float">
            <text:p>2.11324865405187</text:p>
          </table:table-cell>
          <table:table-cell table:formula="of:=([.$A7] + [.M$1] - SQRT([.$A7]*[.$A7] - [.$A7]*[.M$1] + [.M$1]*[.M$1])) / 3" office:value-type="float" office:value="2.15353599527685" calcext:value-type="float">
            <text:p>2.15353599527685</text:p>
          </table:table-cell>
          <table:table-cell table:formula="of:=([.$A7] + [.N$1] - SQRT([.$A7]*[.$A7] - [.$A7]*[.N$1] + [.N$1]*[.N$1])) / 3" office:value-type="float" office:value="2.18656449702982" calcext:value-type="float">
            <text:p>2.18656449702982</text:p>
          </table:table-cell>
          <table:table-cell table:formula="of:=([.$A7] + [.O$1] - SQRT([.$A7]*[.$A7] - [.$A7]*[.O$1] + [.O$1]*[.O$1])) / 3" office:value-type="float" office:value="2.21406110279982" calcext:value-type="float">
            <text:p>2.21406110279982</text:p>
          </table:table-cell>
          <table:table-cell table:formula="of:=([.$A7] + [.P$1] - SQRT([.$A7]*[.$A7] - [.$A7]*[.P$1] + [.P$1]*[.P$1])) / 3" office:value-type="float" office:value="2.2372647575185" calcext:value-type="float">
            <text:p>2.2372647575185</text:p>
          </table:table-cell>
          <table:table-cell table:formula="of:=([.$A7] + [.Q$1] - SQRT([.$A7]*[.$A7] - [.$A7]*[.Q$1] + [.Q$1]*[.Q$1])) / 3" office:value-type="float" office:value="2.25708114822568" calcext:value-type="float">
            <text:p>2.25708114822568</text:p>
          </table:table-cell>
          <table:table-cell table:formula="of:=([.$A7] + [.R$1] - SQRT([.$A7]*[.$A7] - [.$A7]*[.R$1] + [.R$1]*[.R$1])) / 3" office:value-type="float" office:value="2.27418437374739" calcext:value-type="float">
            <text:p>2.27418437374739</text:p>
          </table:table-cell>
          <table:table-cell table:formula="of:=([.$A7] + [.S$1] - SQRT([.$A7]*[.$A7] - [.$A7]*[.S$1] + [.S$1]*[.S$1])) / 3" office:value-type="float" office:value="2.28908468319281" calcext:value-type="float">
            <text:p>2.28908468319281</text:p>
          </table:table-cell>
          <table:table-cell table:formula="of:=([.$A7] + [.T$1] - SQRT([.$A7]*[.$A7] - [.$A7]*[.T$1] + [.T$1]*[.T$1])) / 3" office:value-type="float" office:value="2.30217435352297" calcext:value-type="float">
            <text:p>2.30217435352297</text:p>
          </table:table-cell>
          <table:table-cell table:formula="of:=([.$A7] + [.U$1] - SQRT([.$A7]*[.$A7] - [.$A7]*[.U$1] + [.U$1]*[.U$1])) / 3" office:value-type="float" office:value="2.31375929692267" calcext:value-type="float">
            <text:p>2.31375929692267</text:p>
          </table:table-cell>
          <table:table-cell table:formula="of:=([.$A7] + [.V$1] - SQRT([.$A7]*[.$A7] - [.$A7]*[.V$1] + [.V$1]*[.V$1])) / 3" office:value-type="float" office:value="2.32408120756002" calcext:value-type="float">
            <text:p>2.32408120756002</text:p>
          </table:table-cell>
          <table:table-cell table:formula="of:=([.$A7] + [.W$1] - SQRT([.$A7]*[.$A7] - [.$A7]*[.W$1] + [.W$1]*[.W$1])) / 3" office:value-type="float" office:value="2.33333333333333" calcext:value-type="float">
            <text:p>2.33333333333333</text:p>
          </table:table-cell>
          <table:table-cell table:formula="of:=([.$A7] + [.X$1] - SQRT([.$A7]*[.$A7] - [.$A7]*[.X$1] + [.X$1]*[.X$1])) / 3" office:value-type="float" office:value="2.34167188152061" calcext:value-type="float">
            <text:p>2.34167188152061</text:p>
          </table:table-cell>
          <table:table-cell table:formula="of:=([.$A7] + [.Y$1] - SQRT([.$A7]*[.$A7] - [.$A7]*[.Y$1] + [.Y$1]*[.Y$1])) / 3" office:value-type="float" office:value="2.34922438674768" calcext:value-type="float">
            <text:p>2.34922438674768</text:p>
          </table:table-cell>
          <table:table-cell table:formula="of:=([.$A7] + [.Z$1] - SQRT([.$A7]*[.$A7] - [.$A7]*[.Z$1] + [.Z$1]*[.Z$1])) / 3" office:value-type="float" office:value="2.3560959335129" calcext:value-type="float">
            <text:p>2.3560959335129</text:p>
          </table:table-cell>
          <table:table-cell table:formula="of:=([.$A7] + [.AA$1] - SQRT([.$A7]*[.$A7] - [.$A7]*[.AA$1] + [.AA$1]*[.AA$1])) / 3" office:value-type="float" office:value="2.36237384174027" calcext:value-type="float">
            <text:p>2.36237384174027</text:p>
          </table:table-cell>
          <table:table-cell table:formula="of:=([.$A7] + [.AB$1] - SQRT([.$A7]*[.$A7] - [.$A7]*[.AB$1] + [.AB$1]*[.AB$1])) / 3" office:value-type="float" office:value="2.36813123643432" calcext:value-type="float">
            <text:p>2.36813123643432</text:p>
          </table:table-cell>
          <table:table-cell table:formula="of:=([.$A7] + [.AC$1] - SQRT([.$A7]*[.$A7] - [.$A7]*[.AC$1] + [.AC$1]*[.AC$1])) / 3" office:value-type="float" office:value="2.37342979691685" calcext:value-type="float">
            <text:p>2.37342979691685</text:p>
          </table:table-cell>
          <table:table-cell table:formula="of:=([.$A7] + [.AD$1] - SQRT([.$A7]*[.$A7] - [.$A7]*[.AD$1] + [.AD$1]*[.AD$1])) / 3" office:value-type="float" office:value="2.37832189574829" calcext:value-type="float">
            <text:p>2.37832189574829</text:p>
          </table:table-cell>
          <table:table-cell table:formula="of:=([.$A7] + [.AE$1] - SQRT([.$A7]*[.$A7] - [.$A7]*[.AE$1] + [.AE$1]*[.AE$1])) / 3" office:value-type="float" office:value="2.38285227860163" calcext:value-type="float">
            <text:p>2.38285227860163</text:p>
          </table:table-cell>
          <table:table-cell table:formula="of:=([.$A7] + [.AF$1] - SQRT([.$A7]*[.$A7] - [.$A7]*[.AF$1] + [.AF$1]*[.AF$1])) / 3" office:value-type="float" office:value="2.3870593952833" calcext:value-type="float">
            <text:p>2.3870593952833</text:p>
          </table:table-cell>
          <table:table-cell table:number-columns-repeated="1635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([.$A8] + [.B$1] - SQRT([.$A8]*[.$A8] - [.$A8]*[.B$1] + [.B$1]*[.B$1])) / 3" office:value-type="float" office:value="0" calcext:value-type="float">
            <text:p>0</text:p>
          </table:table-cell>
          <table:table-cell table:formula="of:=([.$A8] + [.C$1] - SQRT([.$A8]*[.$A8] - [.$A8]*[.C$1] + [.C$1]*[.C$1])) / 3" office:value-type="float" office:value="0.47741187905666" calcext:value-type="float">
            <text:p>0.47741187905666</text:p>
          </table:table-cell>
          <table:table-cell table:formula="of:=([.$A8] + [.D$1] - SQRT([.$A8]*[.$A8] - [.$A8]*[.D$1] + [.D$1]*[.D$1])) / 3" office:value-type="float" office:value="0.902832459290273" calcext:value-type="float">
            <text:p>0.902832459290273</text:p>
          </table:table-cell>
          <table:table-cell table:formula="of:=([.$A8] + [.E$1] - SQRT([.$A8]*[.$A8] - [.$A8]*[.E$1] + [.E$1]*[.E$1])) / 3" office:value-type="float" office:value="1.26794919243112" calcext:value-type="float">
            <text:p>1.26794919243112</text:p>
          </table:table-cell>
          <table:table-cell table:formula="of:=([.$A8] + [.F$1] - SQRT([.$A8]*[.$A8] - [.$A8]*[.F$1] + [.F$1]*[.F$1])) / 3" office:value-type="float" office:value="1.56949912595694" calcext:value-type="float">
            <text:p>1.56949912595694</text:p>
          </table:table-cell>
          <table:table-cell table:formula="of:=([.$A8] + [.G$1] - SQRT([.$A8]*[.$A8] - [.$A8]*[.G$1] + [.G$1]*[.G$1])) / 3" office:value-type="float" office:value="1.81074521238999" calcext:value-type="float">
            <text:p>1.81074521238999</text:p>
          </table:table-cell>
          <table:table-cell table:style-name="ce4" table:formula="of:=([.$A8] + [.H$1] - SQRT([.$A8]*[.$A8] - [.$A8]*[.H$1] + [.H$1]*[.H$1])) / 3" office:value-type="float" office:value="2" calcext:value-type="float">
            <text:p>2</text:p>
          </table:table-cell>
          <table:table-cell table:formula="of:=([.$A8] + [.I$1] - SQRT([.$A8]*[.$A8] - [.$A8]*[.I$1] + [.I$1]*[.I$1])) / 3" office:value-type="float" office:value="2.14752049189933" calcext:value-type="float">
            <text:p>2.14752049189933</text:p>
          </table:table-cell>
          <table:table-cell table:formula="of:=([.$A8] + [.J$1] - SQRT([.$A8]*[.$A8] - [.$A8]*[.J$1] + [.J$1]*[.J$1])) / 3" office:value-type="float" office:value="2.26296581635734" calcext:value-type="float">
            <text:p>2.26296581635734</text:p>
          </table:table-cell>
          <table:table-cell table:formula="of:=([.$A8] + [.K$1] - SQRT([.$A8]*[.$A8] - [.$A8]*[.K$1] + [.K$1]*[.K$1])) / 3" office:value-type="float" office:value="2.35424868893541" calcext:value-type="float">
            <text:p>2.35424868893541</text:p>
          </table:table-cell>
          <table:table-cell table:formula="of:=([.$A8] + [.L$1] - SQRT([.$A8]*[.$A8] - [.$A8]*[.L$1] + [.L$1]*[.L$1])) / 3" office:value-type="float" office:value="2.42740070430622" calcext:value-type="float">
            <text:p>2.42740070430622</text:p>
          </table:table-cell>
          <table:table-cell table:formula="of:=([.$A8] + [.M$1] - SQRT([.$A8]*[.$A8] - [.$A8]*[.M$1] + [.M$1]*[.M$1])) / 3" office:value-type="float" office:value="2.48686932861018" calcext:value-type="float">
            <text:p>2.48686932861018</text:p>
          </table:table-cell>
          <table:table-cell table:formula="of:=([.$A8] + [.N$1] - SQRT([.$A8]*[.$A8] - [.$A8]*[.N$1] + [.N$1]*[.N$1])) / 3" office:value-type="float" office:value="2.53589838486225" calcext:value-type="float">
            <text:p>2.53589838486225</text:p>
          </table:table-cell>
          <table:table-cell table:formula="of:=([.$A8] + [.O$1] - SQRT([.$A8]*[.$A8] - [.$A8]*[.O$1] + [.O$1]*[.O$1])) / 3" office:value-type="float" office:value="2.57685744347179" calcext:value-type="float">
            <text:p>2.57685744347179</text:p>
          </table:table-cell>
          <table:table-cell table:formula="of:=([.$A8] + [.P$1] - SQRT([.$A8]*[.$A8] - [.$A8]*[.P$1] + [.P$1]*[.P$1])) / 3" office:value-type="float" office:value="2.61149164646785" calcext:value-type="float">
            <text:p>2.61149164646785</text:p>
          </table:table-cell>
          <table:table-cell table:formula="of:=([.$A8] + [.Q$1] - SQRT([.$A8]*[.$A8] - [.$A8]*[.Q$1] + [.Q$1]*[.Q$1])) / 3" office:value-type="float" office:value="2.64110105645933" calcext:value-type="float">
            <text:p>2.64110105645933</text:p>
          </table:table-cell>
          <table:table-cell table:formula="of:=([.$A8] + [.R$1] - SQRT([.$A8]*[.$A8] - [.$A8]*[.R$1] + [.R$1]*[.R$1])) / 3" office:value-type="float" office:value="2.66666666666667" calcext:value-type="float">
            <text:p>2.66666666666667</text:p>
          </table:table-cell>
          <table:table-cell table:formula="of:=([.$A8] + [.S$1] - SQRT([.$A8]*[.$A8] - [.$A8]*[.S$1] + [.S$1]*[.S$1])) / 3" office:value-type="float" office:value="2.68893849231064" calcext:value-type="float">
            <text:p>2.68893849231064</text:p>
          </table:table-cell>
          <table:table-cell table:formula="of:=([.$A8] + [.T$1] - SQRT([.$A8]*[.$A8] - [.$A8]*[.T$1] + [.T$1]*[.T$1])) / 3" office:value-type="float" office:value="2.70849737787082" calcext:value-type="float">
            <text:p>2.70849737787082</text:p>
          </table:table-cell>
          <table:table-cell table:formula="of:=([.$A8] + [.U$1] - SQRT([.$A8]*[.$A8] - [.$A8]*[.U$1] + [.U$1]*[.U$1])) / 3" office:value-type="float" office:value="2.72579871957976" calcext:value-type="float">
            <text:p>2.72579871957976</text:p>
          </table:table-cell>
          <table:table-cell table:formula="of:=([.$A8] + [.V$1] - SQRT([.$A8]*[.$A8] - [.$A8]*[.V$1] + [.V$1]*[.V$1])) / 3" office:value-type="float" office:value="2.74120372178961" calcext:value-type="float">
            <text:p>2.74120372178961</text:p>
          </table:table-cell>
          <table:table-cell table:formula="of:=([.$A8] + [.W$1] - SQRT([.$A8]*[.$A8] - [.$A8]*[.W$1] + [.W$1]*[.W$1])) / 3" office:value-type="float" office:value="2.7550020016016" calcext:value-type="float">
            <text:p>2.7550020016016</text:p>
          </table:table-cell>
          <table:table-cell table:formula="of:=([.$A8] + [.X$1] - SQRT([.$A8]*[.$A8] - [.$A8]*[.X$1] + [.X$1]*[.X$1])) / 3" office:value-type="float" office:value="2.76742813213593" calcext:value-type="float">
            <text:p>2.76742813213593</text:p>
          </table:table-cell>
          <table:table-cell table:formula="of:=([.$A8] + [.Y$1] - SQRT([.$A8]*[.$A8] - [.$A8]*[.Y$1] + [.Y$1]*[.Y$1])) / 3" office:value-type="float" office:value="2.77867389340939" calcext:value-type="float">
            <text:p>2.77867389340939</text:p>
          </table:table-cell>
          <table:table-cell table:formula="of:=([.$A8] + [.Z$1] - SQRT([.$A8]*[.$A8] - [.$A8]*[.Z$1] + [.Z$1]*[.Z$1])) / 3" office:value-type="float" office:value="2.78889744907202" calcext:value-type="float">
            <text:p>2.78889744907202</text:p>
          </table:table-cell>
          <table:table-cell table:formula="of:=([.$A8] + [.AA$1] - SQRT([.$A8]*[.$A8] - [.$A8]*[.AA$1] + [.AA$1]*[.AA$1])) / 3" office:value-type="float" office:value="2.79823029636179" calcext:value-type="float">
            <text:p>2.79823029636179</text:p>
          </table:table-cell>
          <table:table-cell table:formula="of:=([.$A8] + [.AB$1] - SQRT([.$A8]*[.$A8] - [.$A8]*[.AB$1] + [.AB$1]*[.AB$1])) / 3" office:value-type="float" office:value="2.8067825849656" calcext:value-type="float">
            <text:p>2.8067825849656</text:p>
          </table:table-cell>
          <table:table-cell table:formula="of:=([.$A8] + [.AC$1] - SQRT([.$A8]*[.$A8] - [.$A8]*[.AC$1] + [.AC$1]*[.AC$1])) / 3" office:value-type="float" office:value="2.81464722812755" calcext:value-type="float">
            <text:p>2.81464722812755</text:p>
          </table:table-cell>
          <table:table-cell table:formula="of:=([.$A8] + [.AD$1] - SQRT([.$A8]*[.$A8] - [.$A8]*[.AD$1] + [.AD$1]*[.AD$1])) / 3" office:value-type="float" office:value="2.82190311013086" calcext:value-type="float">
            <text:p>2.82190311013086</text:p>
          </table:table-cell>
          <table:table-cell table:formula="of:=([.$A8] + [.AE$1] - SQRT([.$A8]*[.$A8] - [.$A8]*[.AE$1] + [.AE$1]*[.AE$1])) / 3" office:value-type="float" office:value="2.8286176109581" calcext:value-type="float">
            <text:p>2.8286176109581</text:p>
          </table:table-cell>
          <table:table-cell table:formula="of:=([.$A8] + [.AF$1] - SQRT([.$A8]*[.$A8] - [.$A8]*[.AF$1] + [.AF$1]*[.AF$1])) / 3" office:value-type="float" office:value="2.83484861008832" calcext:value-type="float">
            <text:p>2.83484861008832</text:p>
          </table:table-cell>
          <table:table-cell table:number-columns-repeated="1635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([.$A9] + [.B$1] - SQRT([.$A9]*[.$A9] - [.$A9]*[.B$1] + [.B$1]*[.B$1])) / 3" office:value-type="float" office:value="0" calcext:value-type="float">
            <text:p>0</text:p>
          </table:table-cell>
          <table:table-cell table:formula="of:=([.$A9] + [.C$1] - SQRT([.$A9]*[.$A9] - [.$A9]*[.C$1] + [.C$1]*[.C$1])) / 3" office:value-type="float" office:value="0.480853825232667" calcext:value-type="float">
            <text:p>0.480853825232667</text:p>
          </table:table-cell>
          <table:table-cell table:formula="of:=([.$A9] + [.D$1] - SQRT([.$A9]*[.$A9] - [.$A9]*[.D$1] + [.D$1]*[.D$1])) / 3" office:value-type="float" office:value="0.918334000533867" calcext:value-type="float">
            <text:p>0.918334000533867</text:p>
          </table:table-cell>
          <table:table-cell table:formula="of:=([.$A9] + [.E$1] - SQRT([.$A9]*[.$A9] - [.$A9]*[.E$1] + [.E$1]*[.E$1])) / 3" office:value-type="float" office:value="1.30574582323393" calcext:value-type="float">
            <text:p>1.30574582323393</text:p>
          </table:table-cell>
          <table:table-cell table:formula="of:=([.$A9] + [.F$1] - SQRT([.$A9]*[.$A9] - [.$A9]*[.F$1] + [.F$1]*[.F$1])) / 3" office:value-type="float" office:value="1.63907915656726" calcext:value-type="float">
            <text:p>1.63907915656726</text:p>
          </table:table-cell>
          <table:table-cell table:formula="of:=([.$A9] + [.G$1] - SQRT([.$A9]*[.$A9] - [.$A9]*[.G$1] + [.G$1]*[.G$1])) / 3" office:value-type="float" office:value="1.91833400053387" calcext:value-type="float">
            <text:p>1.91833400053387</text:p>
          </table:table-cell>
          <table:table-cell table:formula="of:=([.$A9] + [.H$1] - SQRT([.$A9]*[.$A9] - [.$A9]*[.H$1] + [.H$1]*[.H$1])) / 3" office:value-type="float" office:value="2.14752049189933" calcext:value-type="float">
            <text:p>2.14752049189933</text:p>
          </table:table-cell>
          <table:table-cell table:formula="of:=([.$A9] + [.I$1] - SQRT([.$A9]*[.$A9] - [.$A9]*[.I$1] + [.I$1]*[.I$1])) / 3" office:value-type="float" office:value="2.33333333333333" calcext:value-type="float">
            <text:p>2.33333333333333</text:p>
          </table:table-cell>
          <table:table-cell table:formula="of:=([.$A9] + [.J$1] - SQRT([.$A9]*[.$A9] - [.$A9]*[.J$1] + [.J$1]*[.J$1])) / 3" office:value-type="float" office:value="2.48338852157642" calcext:value-type="float">
            <text:p>2.48338852157642</text:p>
          </table:table-cell>
          <table:table-cell table:formula="of:=([.$A9] + [.K$1] - SQRT([.$A9]*[.$A9] - [.$A9]*[.K$1] + [.K$1]*[.K$1])) / 3" office:value-type="float" office:value="2.60488240937585" calcext:value-type="float">
            <text:p>2.60488240937585</text:p>
          </table:table-cell>
          <table:table-cell table:formula="of:=([.$A9] + [.L$1] - SQRT([.$A9]*[.$A9] - [.$A9]*[.L$1] + [.L$1]*[.L$1])) / 3" office:value-type="float" office:value="2.70393519422814" calcext:value-type="float">
            <text:p>2.70393519422814</text:p>
          </table:table-cell>
          <table:table-cell table:formula="of:=([.$A9] + [.M$1] - SQRT([.$A9]*[.$A9] - [.$A9]*[.M$1] + [.M$1]*[.M$1])) / 3" office:value-type="float" office:value="2.78544974633568" calcext:value-type="float">
            <text:p>2.78544974633568</text:p>
          </table:table-cell>
          <table:table-cell table:formula="of:=([.$A9] + [.N$1] - SQRT([.$A9]*[.$A9] - [.$A9]*[.N$1] + [.N$1]*[.N$1])) / 3" office:value-type="float" office:value="2.85323116369648" calcext:value-type="float">
            <text:p>2.85323116369648</text:p>
          </table:table-cell>
          <table:table-cell table:formula="of:=([.$A9] + [.O$1] - SQRT([.$A9]*[.$A9] - [.$A9]*[.O$1] + [.O$1]*[.O$1])) / 3" office:value-type="float" office:value="2.91019077680512" calcext:value-type="float">
            <text:p>2.91019077680512</text:p>
          </table:table-cell>
          <table:table-cell table:formula="of:=([.$A9] + [.P$1] - SQRT([.$A9]*[.$A9] - [.$A9]*[.P$1] + [.P$1]*[.P$1])) / 3" office:value-type="float" office:value="2.95854811567262" calcext:value-type="float">
            <text:p>2.95854811567262</text:p>
          </table:table-cell>
          <table:table-cell table:style-name="ce6" table:formula="of:=([.$A9] + [.Q$1] - SQRT([.$A9]*[.$A9] - [.$A9]*[.Q$1] + [.Q$1]*[.Q$1])) / 3" office:value-type="float" office:value="3" calcext:value-type="float">
            <text:p>3</text:p>
          </table:table-cell>
          <table:table-cell table:formula="of:=([.$A9] + [.R$1] - SQRT([.$A9]*[.$A9] - [.$A9]*[.R$1] + [.R$1]*[.R$1])) / 3" office:value-type="float" office:value="3.03585200351673" calcext:value-type="float">
            <text:p>3.03585200351673</text:p>
          </table:table-cell>
          <table:table-cell table:formula="of:=([.$A9] + [.S$1] - SQRT([.$A9]*[.$A9] - [.$A9]*[.S$1] + [.S$1]*[.S$1])) / 3" office:value-type="float" office:value="3.06711713768375" calcext:value-type="float">
            <text:p>3.06711713768375</text:p>
          </table:table-cell>
          <table:table-cell table:formula="of:=([.$A9] + [.T$1] - SQRT([.$A9]*[.$A9] - [.$A9]*[.T$1] + [.T$1]*[.T$1])) / 3" office:value-type="float" office:value="3.09458878483276" calcext:value-type="float">
            <text:p>3.09458878483276</text:p>
          </table:table-cell>
          <table:table-cell table:formula="of:=([.$A9] + [.U$1] - SQRT([.$A9]*[.$A9] - [.$A9]*[.U$1] + [.U$1]*[.U$1])) / 3" office:value-type="float" office:value="3.11889434096892" calcext:value-type="float">
            <text:p>3.11889434096892</text:p>
          </table:table-cell>
          <table:table-cell table:formula="of:=([.$A9] + [.V$1] - SQRT([.$A9]*[.$A9] - [.$A9]*[.V$1] + [.V$1]*[.V$1])) / 3" office:value-type="float" office:value="3.14053472291768" calcext:value-type="float">
            <text:p>3.14053472291768</text:p>
          </table:table-cell>
          <table:table-cell table:formula="of:=([.$A9] + [.W$1] - SQRT([.$A9]*[.$A9] - [.$A9]*[.W$1] + [.W$1]*[.W$1])) / 3" office:value-type="float" office:value="3.15991360751596" calcext:value-type="float">
            <text:p>3.15991360751596</text:p>
          </table:table-cell>
          <table:table-cell table:formula="of:=([.$A9] + [.X$1] - SQRT([.$A9]*[.$A9] - [.$A9]*[.X$1] + [.X$1]*[.X$1])) / 3" office:value-type="float" office:value="3.17735922202274" calcext:value-type="float">
            <text:p>3.17735922202274</text:p>
          </table:table-cell>
          <table:table-cell table:formula="of:=([.$A9] + [.Y$1] - SQRT([.$A9]*[.$A9] - [.$A9]*[.Y$1] + [.Y$1]*[.Y$1])) / 3" office:value-type="float" office:value="3.19314071444595" calcext:value-type="float">
            <text:p>3.19314071444595</text:p>
          </table:table-cell>
          <table:table-cell table:formula="of:=([.$A9] + [.Z$1] - SQRT([.$A9]*[.$A9] - [.$A9]*[.Z$1] + [.Z$1]*[.Z$1])) / 3" office:value-type="float" office:value="3.20748055785602" calcext:value-type="float">
            <text:p>3.20748055785602</text:p>
          </table:table-cell>
          <table:table-cell table:formula="of:=([.$A9] + [.AA$1] - SQRT([.$A9]*[.$A9] - [.$A9]*[.AA$1] + [.AA$1]*[.AA$1])) / 3" office:value-type="float" office:value="3.22056403210377" calcext:value-type="float">
            <text:p>3.22056403210377</text:p>
          </table:table-cell>
          <table:table-cell table:formula="of:=([.$A9] + [.AB$1] - SQRT([.$A9]*[.$A9] - [.$A9]*[.AB$1] + [.AB$1]*[.AB$1])) / 3" office:value-type="float" office:value="3.23254653484597" calcext:value-type="float">
            <text:p>3.23254653484597</text:p>
          </table:table-cell>
          <table:table-cell table:formula="of:=([.$A9] + [.AC$1] - SQRT([.$A9]*[.$A9] - [.$A9]*[.AC$1] + [.AC$1]*[.AC$1])) / 3" office:value-type="float" office:value="3.24355926699227" calcext:value-type="float">
            <text:p>3.24355926699227</text:p>
          </table:table-cell>
          <table:table-cell table:formula="of:=([.$A9] + [.AD$1] - SQRT([.$A9]*[.$A9] - [.$A9]*[.AD$1] + [.AD$1]*[.AD$1])) / 3" office:value-type="float" office:value="3.25371369058403" calcext:value-type="float">
            <text:p>3.25371369058403</text:p>
          </table:table-cell>
          <table:table-cell table:formula="of:=([.$A9] + [.AE$1] - SQRT([.$A9]*[.$A9] - [.$A9]*[.AE$1] + [.AE$1]*[.AE$1])) / 3" office:value-type="float" office:value="3.2631050519459" calcext:value-type="float">
            <text:p>3.2631050519459</text:p>
          </table:table-cell>
          <table:table-cell table:formula="of:=([.$A9] + [.AF$1] - SQRT([.$A9]*[.$A9] - [.$A9]*[.AF$1] + [.AF$1]*[.AF$1])) / 3" office:value-type="float" office:value="3.27181518728788" calcext:value-type="float">
            <text:p>3.27181518728788</text:p>
          </table:table-cell>
          <table:table-cell table:number-columns-repeated="1635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([.$A10] + [.B$1] - SQRT([.$A10]*[.$A10] - [.$A10]*[.B$1] + [.B$1]*[.B$1])) / 3" office:value-type="float" office:value="0" calcext:value-type="float">
            <text:p>0</text:p>
          </table:table-cell>
          <table:table-cell table:formula="of:=([.$A10] + [.C$1] - SQRT([.$A10]*[.$A10] - [.$A10]*[.C$1] + [.C$1]*[.C$1])) / 3" office:value-type="float" office:value="0.483388521576417" calcext:value-type="float">
            <text:p>0.483388521576417</text:p>
          </table:table-cell>
          <table:table-cell table:formula="of:=([.$A10] + [.D$1] - SQRT([.$A10]*[.$A10] - [.$A10]*[.D$1] + [.D$1]*[.D$1])) / 3" office:value-type="float" office:value="0.929632483024007" calcext:value-type="float">
            <text:p>0.929632483024007</text:p>
          </table:table-cell>
          <table:table-cell table:formula="of:=([.$A10] + [.E$1] - SQRT([.$A10]*[.$A10] - [.$A10]*[.E$1] + [.E$1]*[.E$1])) / 3" office:value-type="float" office:value="1.33333333333333" calcext:value-type="float">
            <text:p>1.33333333333333</text:p>
          </table:table-cell>
          <table:table-cell table:formula="of:=([.$A10] + [.F$1] - SQRT([.$A10]*[.$A10] - [.$A10]*[.F$1] + [.F$1]*[.F$1])) / 3" office:value-type="float" office:value="1.6905989232415" calcext:value-type="float">
            <text:p>1.6905989232415</text:p>
          </table:table-cell>
          <table:table-cell table:style-name="ce5" table:formula="of:=([.$A10] + [.G$1] - SQRT([.$A10]*[.$A10] - [.$A10]*[.G$1] + [.G$1]*[.G$1])) / 3" office:value-type="float" office:value="2" calcext:value-type="float">
            <text:p>2</text:p>
          </table:table-cell>
          <table:table-cell table:formula="of:=([.$A10] + [.H$1] - SQRT([.$A10]*[.$A10] - [.$A10]*[.H$1] + [.H$1]*[.H$1])) / 3" office:value-type="float" office:value="2.26296581635734" calcext:value-type="float">
            <text:p>2.26296581635734</text:p>
          </table:table-cell>
          <table:table-cell table:formula="of:=([.$A10] + [.I$1] - SQRT([.$A10]*[.$A10] - [.$A10]*[.I$1] + [.I$1]*[.I$1])) / 3" office:value-type="float" office:value="2.48338852157642" calcext:value-type="float">
            <text:p>2.48338852157642</text:p>
          </table:table-cell>
          <table:table-cell table:formula="of:=([.$A10] + [.J$1] - SQRT([.$A10]*[.$A10] - [.$A10]*[.J$1] + [.J$1]*[.J$1])) / 3" office:value-type="float" office:value="2.66666666666667" calcext:value-type="float">
            <text:p>2.66666666666667</text:p>
          </table:table-cell>
          <table:table-cell table:formula="of:=([.$A10] + [.K$1] - SQRT([.$A10]*[.$A10] - [.$A10]*[.K$1] + [.K$1]*[.K$1])) / 3" office:value-type="float" office:value="2.81866541822749" calcext:value-type="float">
            <text:p>2.81866541822749</text:p>
          </table:table-cell>
          <table:table-cell table:formula="of:=([.$A10] + [.L$1] - SQRT([.$A10]*[.$A10] - [.$A10]*[.L$1] + [.L$1]*[.L$1])) / 3" office:value-type="float" office:value="2.94494953669611" calcext:value-type="float">
            <text:p>2.94494953669611</text:p>
          </table:table-cell>
          <table:table-cell table:formula="of:=([.$A10] + [.M$1] - SQRT([.$A10]*[.$A10] - [.$A10]*[.M$1] + [.M$1]*[.M$1])) / 3" office:value-type="float" office:value="3.05038073273463" calcext:value-type="float">
            <text:p>3.05038073273463</text:p>
          </table:table-cell>
          <table:table-cell table:formula="of:=([.$A10] + [.N$1] - SQRT([.$A10]*[.$A10] - [.$A10]*[.N$1] + [.N$1]*[.N$1])) / 3" office:value-type="float" office:value="3.13899825191388" calcext:value-type="float">
            <text:p>3.13899825191388</text:p>
          </table:table-cell>
          <table:table-cell table:formula="of:=([.$A10] + [.O$1] - SQRT([.$A10]*[.$A10] - [.$A10]*[.O$1] + [.O$1]*[.O$1])) / 3" office:value-type="float" office:value="3.21406110279982" calcext:value-type="float">
            <text:p>3.21406110279982</text:p>
          </table:table-cell>
          <table:table-cell table:formula="of:=([.$A10] + [.P$1] - SQRT([.$A10]*[.$A10] - [.$A10]*[.P$1] + [.P$1]*[.P$1])) / 3" office:value-type="float" office:value="3.27815831313452" calcext:value-type="float">
            <text:p>3.27815831313452</text:p>
          </table:table-cell>
          <table:table-cell table:formula="of:=([.$A10] + [.Q$1] - SQRT([.$A10]*[.$A10] - [.$A10]*[.Q$1] + [.Q$1]*[.Q$1])) / 3" office:value-type="float" office:value="3.33333333333333" calcext:value-type="float">
            <text:p>3.33333333333333</text:p>
          </table:table-cell>
          <table:table-cell table:formula="of:=([.$A10] + [.R$1] - SQRT([.$A10]*[.$A10] - [.$A10]*[.R$1] + [.R$1]*[.R$1])) / 3" office:value-type="float" office:value="3.38119784648299" calcext:value-type="float">
            <text:p>3.38119784648299</text:p>
          </table:table-cell>
          <table:table-cell table:formula="of:=([.$A10] + [.S$1] - SQRT([.$A10]*[.$A10] - [.$A10]*[.S$1] + [.S$1]*[.S$1])) / 3" office:value-type="float" office:value="3.42302671244792" calcext:value-type="float">
            <text:p>3.42302671244792</text:p>
          </table:table-cell>
          <table:table-cell table:formula="of:=([.$A10] + [.T$1] - SQRT([.$A10]*[.$A10] - [.$A10]*[.T$1] + [.T$1]*[.T$1])) / 3" office:value-type="float" office:value="3.45983354939556" calcext:value-type="float">
            <text:p>3.45983354939556</text:p>
          </table:table-cell>
          <table:table-cell table:formula="of:=([.$A10] + [.U$1] - SQRT([.$A10]*[.$A10] - [.$A10]*[.U$1] + [.U$1]*[.U$1])) / 3" office:value-type="float" office:value="3.4924294527139" calcext:value-type="float">
            <text:p>3.4924294527139</text:p>
          </table:table-cell>
          <table:table-cell table:formula="of:=([.$A10] + [.V$1] - SQRT([.$A10]*[.$A10] - [.$A10]*[.V$1] + [.V$1]*[.V$1])) / 3" office:value-type="float" office:value="3.5214680752791" calcext:value-type="float">
            <text:p>3.5214680752791</text:p>
          </table:table-cell>
          <table:table-cell table:formula="of:=([.$A10] + [.W$1] - SQRT([.$A10]*[.$A10] - [.$A10]*[.W$1] + [.W$1]*[.W$1])) / 3" office:value-type="float" office:value="3.54748008310473" calcext:value-type="float">
            <text:p>3.54748008310473</text:p>
          </table:table-cell>
          <table:table-cell table:formula="of:=([.$A10] + [.X$1] - SQRT([.$A10]*[.$A10] - [.$A10]*[.X$1] + [.X$1]*[.X$1])) / 3" office:value-type="float" office:value="3.57089949267136" calcext:value-type="float">
            <text:p>3.57089949267136</text:p>
          </table:table-cell>
          <table:table-cell table:formula="of:=([.$A10] + [.Y$1] - SQRT([.$A10]*[.$A10] - [.$A10]*[.Y$1] + [.Y$1]*[.Y$1])) / 3" office:value-type="float" office:value="3.59208386128111" calcext:value-type="float">
            <text:p>3.59208386128111</text:p>
          </table:table-cell>
          <table:table-cell table:formula="of:=([.$A10] + [.Z$1] - SQRT([.$A10]*[.$A10] - [.$A10]*[.Z$1] + [.Z$1]*[.Z$1])) / 3" office:value-type="float" office:value="3.61132983716109" calcext:value-type="float">
            <text:p>3.61132983716109</text:p>
          </table:table-cell>
          <table:table-cell table:formula="of:=([.$A10] + [.AA$1] - SQRT([.$A10]*[.$A10] - [.$A10]*[.AA$1] + [.AA$1]*[.AA$1])) / 3" office:value-type="float" office:value="3.62888520416801" calcext:value-type="float">
            <text:p>3.62888520416801</text:p>
          </table:table-cell>
          <table:table-cell table:formula="of:=([.$A10] + [.AB$1] - SQRT([.$A10]*[.$A10] - [.$A10]*[.AB$1] + [.AB$1]*[.AB$1])) / 3" office:value-type="float" office:value="3.64495827021947" calcext:value-type="float">
            <text:p>3.64495827021947</text:p>
          </table:table-cell>
          <table:table-cell table:formula="of:=([.$A10] + [.AC$1] - SQRT([.$A10]*[.$A10] - [.$A10]*[.AC$1] + [.AC$1]*[.AC$1])) / 3" office:value-type="float" office:value="3.65972523369046" calcext:value-type="float">
            <text:p>3.65972523369046</text:p>
          </table:table-cell>
          <table:table-cell table:formula="of:=([.$A10] + [.AD$1] - SQRT([.$A10]*[.$A10] - [.$A10]*[.AD$1] + [.AD$1]*[.AD$1])) / 3" office:value-type="float" office:value="3.67333600213547" calcext:value-type="float">
            <text:p>3.67333600213547</text:p>
          </table:table-cell>
          <table:table-cell table:formula="of:=([.$A10] + [.AE$1] - SQRT([.$A10]*[.$A10] - [.$A10]*[.AE$1] + [.AE$1]*[.AE$1])) / 3" office:value-type="float" office:value="3.68591881928477" calcext:value-type="float">
            <text:p>3.68591881928477</text:p>
          </table:table-cell>
          <table:table-cell table:formula="of:=([.$A10] + [.AF$1] - SQRT([.$A10]*[.$A10] - [.$A10]*[.AF$1] + [.AF$1]*[.AF$1])) / 3" office:value-type="float" office:value="3.69758396861753" calcext:value-type="float">
            <text:p>3.69758396861753</text:p>
          </table:table-cell>
          <table:table-cell table:number-columns-repeated="1635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([.$A11] + [.B$1] - SQRT([.$A11]*[.$A11] - [.$A11]*[.B$1] + [.B$1]*[.B$1])) / 3" office:value-type="float" office:value="0" calcext:value-type="float">
            <text:p>0</text:p>
          </table:table-cell>
          <table:table-cell table:formula="of:=([.$A11] + [.C$1] - SQRT([.$A11]*[.$A11] - [.$A11]*[.C$1] + [.C$1]*[.C$1])) / 3" office:value-type="float" office:value="0.485332084894157" calcext:value-type="float">
            <text:p>0.485332084894157</text:p>
          </table:table-cell>
          <table:table-cell table:formula="of:=([.$A11] + [.D$1] - SQRT([.$A11]*[.$A11] - [.$A11]*[.D$1] + [.D$1]*[.D$1])) / 3" office:value-type="float" office:value="0.938215742709183" calcext:value-type="float">
            <text:p>0.938215742709183</text:p>
          </table:table-cell>
          <table:table-cell table:formula="of:=([.$A11] + [.E$1] - SQRT([.$A11]*[.$A11] - [.$A11]*[.E$1] + [.E$1]*[.E$1])) / 3" office:value-type="float" office:value="1.35424868893541" calcext:value-type="float">
            <text:p>1.35424868893541</text:p>
          </table:table-cell>
          <table:table-cell table:formula="of:=([.$A11] + [.F$1] - SQRT([.$A11]*[.$A11] - [.$A11]*[.F$1] + [.F$1]*[.F$1])) / 3" office:value-type="float" office:value="1.72991677469778" calcext:value-type="float">
            <text:p>1.72991677469778</text:p>
          </table:table-cell>
          <table:table-cell table:formula="of:=([.$A11] + [.G$1] - SQRT([.$A11]*[.$A11] - [.$A11]*[.G$1] + [.G$1]*[.G$1])) / 3" office:value-type="float" office:value="2.06325010803112" calcext:value-type="float">
            <text:p>2.06325010803112</text:p>
          </table:table-cell>
          <table:table-cell table:formula="of:=([.$A11] + [.H$1] - SQRT([.$A11]*[.$A11] - [.$A11]*[.H$1] + [.H$1]*[.H$1])) / 3" office:value-type="float" office:value="2.35424868893541" calcext:value-type="float">
            <text:p>2.35424868893541</text:p>
          </table:table-cell>
          <table:table-cell table:formula="of:=([.$A11] + [.I$1] - SQRT([.$A11]*[.$A11] - [.$A11]*[.I$1] + [.I$1]*[.I$1])) / 3" office:value-type="float" office:value="2.60488240937585" calcext:value-type="float">
            <text:p>2.60488240937585</text:p>
          </table:table-cell>
          <table:table-cell table:formula="of:=([.$A11] + [.J$1] - SQRT([.$A11]*[.$A11] - [.$A11]*[.J$1] + [.J$1]*[.J$1])) / 3" office:value-type="float" office:value="2.81866541822749" calcext:value-type="float">
            <text:p>2.81866541822749</text:p>
          </table:table-cell>
          <table:table-cell table:style-name="ce4" table:formula="of:=([.$A11] + [.K$1] - SQRT([.$A11]*[.$A11] - [.$A11]*[.K$1] + [.K$1]*[.K$1])) / 3" office:value-type="float" office:value="3" calcext:value-type="float">
            <text:p>3</text:p>
          </table:table-cell>
          <table:table-cell table:formula="of:=([.$A11] + [.L$1] - SQRT([.$A11]*[.$A11] - [.$A11]*[.L$1] + [.L$1]*[.L$1])) / 3" office:value-type="float" office:value="3.15353599527685" calcext:value-type="float">
            <text:p>3.15353599527685</text:p>
          </table:table-cell>
          <table:table-cell table:formula="of:=([.$A11] + [.M$1] - SQRT([.$A11]*[.$A11] - [.$A11]*[.M$1] + [.M$1]*[.M$1])) / 3" office:value-type="float" office:value="3.28370281163593" calcext:value-type="float">
            <text:p>3.28370281163593</text:p>
          </table:table-cell>
          <table:table-cell table:formula="of:=([.$A11] + [.N$1] - SQRT([.$A11]*[.$A11] - [.$A11]*[.N$1] + [.N$1]*[.N$1])) / 3" office:value-type="float" office:value="3.39444872453601" calcext:value-type="float">
            <text:p>3.39444872453601</text:p>
          </table:table-cell>
          <table:table-cell table:formula="of:=([.$A11] + [.O$1] - SQRT([.$A11]*[.$A11] - [.$A11]*[.O$1] + [.O$1]*[.O$1])) / 3" office:value-type="float" office:value="3.4891458017764" calcext:value-type="float">
            <text:p>3.4891458017764</text:p>
          </table:table-cell>
          <table:table-cell table:formula="of:=([.$A11] + [.P$1] - SQRT([.$A11]*[.$A11] - [.$A11]*[.P$1] + [.P$1]*[.P$1])) / 3" office:value-type="float" office:value="3.57059809085183" calcext:value-type="float">
            <text:p>3.57059809085183</text:p>
          </table:table-cell>
          <table:table-cell table:formula="of:=([.$A11] + [.Q$1] - SQRT([.$A11]*[.$A11] - [.$A11]*[.Q$1] + [.Q$1]*[.Q$1])) / 3" office:value-type="float" office:value="3.64110105645933" calcext:value-type="float">
            <text:p>3.64110105645933</text:p>
          </table:table-cell>
          <table:table-cell table:formula="of:=([.$A11] + [.R$1] - SQRT([.$A11]*[.$A11] - [.$A11]*[.R$1] + [.R$1]*[.R$1])) / 3" office:value-type="float" office:value="3.7025186701834" calcext:value-type="float">
            <text:p>3.7025186701834</text:p>
          </table:table-cell>
          <table:table-cell table:formula="of:=([.$A11] + [.S$1] - SQRT([.$A11]*[.$A11] - [.$A11]*[.S$1] + [.S$1]*[.S$1])) / 3" office:value-type="float" office:value="3.75636004578126" calcext:value-type="float">
            <text:p>3.75636004578126</text:p>
          </table:table-cell>
          <table:table-cell table:formula="of:=([.$A11] + [.T$1] - SQRT([.$A11]*[.$A11] - [.$A11]*[.T$1] + [.T$1]*[.T$1])) / 3" office:value-type="float" office:value="3.80384757729337" calcext:value-type="float">
            <text:p>3.80384757729337</text:p>
          </table:table-cell>
          <table:table-cell table:formula="of:=([.$A11] + [.U$1] - SQRT([.$A11]*[.$A11] - [.$A11]*[.U$1] + [.U$1]*[.U$1])) / 3" office:value-type="float" office:value="3.84597412228189" calcext:value-type="float">
            <text:p>3.84597412228189</text:p>
          </table:table-cell>
          <table:table-cell table:formula="of:=([.$A11] + [.V$1] - SQRT([.$A11]*[.$A11] - [.$A11]*[.V$1] + [.V$1]*[.V$1])) / 3" office:value-type="float" office:value="3.88354947570084" calcext:value-type="float">
            <text:p>3.88354947570084</text:p>
          </table:table-cell>
          <table:table-cell table:formula="of:=([.$A11] + [.W$1] - SQRT([.$A11]*[.$A11] - [.$A11]*[.W$1] + [.W$1]*[.W$1])) / 3" office:value-type="float" office:value="3.91723746970178" calcext:value-type="float">
            <text:p>3.91723746970178</text:p>
          </table:table-cell>
          <table:table-cell table:formula="of:=([.$A11] + [.X$1] - SQRT([.$A11]*[.$A11] - [.$A11]*[.X$1] + [.X$1]*[.X$1])) / 3" office:value-type="float" office:value="3.94758531311066" calcext:value-type="float">
            <text:p>3.94758531311066</text:p>
          </table:table-cell>
          <table:table-cell table:formula="of:=([.$A11] + [.Y$1] - SQRT([.$A11]*[.$A11] - [.$A11]*[.Y$1] + [.Y$1]*[.Y$1])) / 3" office:value-type="float" office:value="3.97504670003842" calcext:value-type="float">
            <text:p>3.97504670003842</text:p>
          </table:table-cell>
          <table:table-cell table:style-name="ce9" table:formula="of:=([.$A11] + [.Z$1] - SQRT([.$A11]*[.$A11] - [.$A11]*[.Z$1] + [.Z$1]*[.Z$1])) / 3" office:value-type="float" office:value="4" calcext:value-type="float">
            <text:p>4</text:p>
          </table:table-cell>
          <table:table-cell table:formula="of:=([.$A11] + [.AA$1] - SQRT([.$A11]*[.$A11] - [.$A11]*[.AA$1] + [.AA$1]*[.AA$1])) / 3" office:value-type="float" office:value="4.02276260017956" calcext:value-type="float">
            <text:p>4.02276260017956</text:p>
          </table:table-cell>
          <table:table-cell table:formula="of:=([.$A11] + [.AB$1] - SQRT([.$A11]*[.$A11] - [.$A11]*[.AB$1] + [.AB$1]*[.AB$1])) / 3" office:value-type="float" office:value="4.04360224931382" calcext:value-type="float">
            <text:p>4.04360224931382</text:p>
          </table:table-cell>
          <table:table-cell table:formula="of:=([.$A11] + [.AC$1] - SQRT([.$A11]*[.$A11] - [.$A11]*[.AC$1] + [.AC$1]*[.AC$1])) / 3" office:value-type="float" office:value="4.06274606680623" calcext:value-type="float">
            <text:p>4.06274606680623</text:p>
          </table:table-cell>
          <table:table-cell table:formula="of:=([.$A11] + [.AD$1] - SQRT([.$A11]*[.$A11] - [.$A11]*[.AD$1] + [.AD$1]*[.AD$1])) / 3" office:value-type="float" office:value="4.08038773124004" calcext:value-type="float">
            <text:p>4.08038773124004</text:p>
          </table:table-cell>
          <table:table-cell table:formula="of:=([.$A11] + [.AE$1] - SQRT([.$A11]*[.$A11] - [.$A11]*[.AE$1] + [.AE$1]*[.AE$1])) / 3" office:value-type="float" office:value="4.09669324521171" calcext:value-type="float">
            <text:p>4.09669324521171</text:p>
          </table:table-cell>
          <table:table-cell table:formula="of:=([.$A11] + [.AF$1] - SQRT([.$A11]*[.$A11] - [.$A11]*[.AF$1] + [.AF$1]*[.AF$1])) / 3" office:value-type="float" office:value="4.11180558268441" calcext:value-type="float">
            <text:p>4.11180558268441</text:p>
          </table:table-cell>
          <table:table-cell table:number-columns-repeated="1635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([.$A12] + [.B$1] - SQRT([.$A12]*[.$A12] - [.$A12]*[.B$1] + [.B$1]*[.B$1])) / 3" office:value-type="float" office:value="0" calcext:value-type="float">
            <text:p>0</text:p>
          </table:table-cell>
          <table:table-cell table:formula="of:=([.$A12] + [.C$1] - SQRT([.$A12]*[.$A12] - [.$A12]*[.C$1] + [.C$1]*[.C$1])) / 3" office:value-type="float" office:value="0.486869328610181" calcext:value-type="float">
            <text:p>0.486869328610181</text:p>
          </table:table-cell>
          <table:table-cell table:formula="of:=([.$A12] + [.D$1] - SQRT([.$A12]*[.$A12] - [.$A12]*[.D$1] + [.D$1]*[.D$1])) / 3" office:value-type="float" office:value="0.944949536696107" calcext:value-type="float">
            <text:p>0.944949536696107</text:p>
          </table:table-cell>
          <table:table-cell table:formula="of:=([.$A12] + [.E$1] - SQRT([.$A12]*[.$A12] - [.$A12]*[.E$1] + [.E$1]*[.E$1])) / 3" office:value-type="float" office:value="1.3706018608948" calcext:value-type="float">
            <text:p>1.3706018608948</text:p>
          </table:table-cell>
          <table:table-cell table:formula="of:=([.$A12] + [.F$1] - SQRT([.$A12]*[.$A12] - [.$A12]*[.F$1] + [.F$1]*[.F$1])) / 3" office:value-type="float" office:value="1.76073403763955" calcext:value-type="float">
            <text:p>1.76073403763955</text:p>
          </table:table-cell>
          <table:table-cell table:formula="of:=([.$A12] + [.G$1] - SQRT([.$A12]*[.$A12] - [.$A12]*[.G$1] + [.G$1]*[.G$1])) / 3" office:value-type="float" office:value="2.11324865405187" calcext:value-type="float">
            <text:p>2.11324865405187</text:p>
          </table:table-cell>
          <table:table-cell table:formula="of:=([.$A12] + [.H$1] - SQRT([.$A12]*[.$A12] - [.$A12]*[.H$1] + [.H$1]*[.H$1])) / 3" office:value-type="float" office:value="2.42740070430622" calcext:value-type="float">
            <text:p>2.42740070430622</text:p>
          </table:table-cell>
          <table:table-cell table:formula="of:=([.$A12] + [.I$1] - SQRT([.$A12]*[.$A12] - [.$A12]*[.I$1] + [.I$1]*[.I$1])) / 3" office:value-type="float" office:value="2.70393519422814" calcext:value-type="float">
            <text:p>2.70393519422814</text:p>
          </table:table-cell>
          <table:table-cell table:formula="of:=([.$A12] + [.J$1] - SQRT([.$A12]*[.$A12] - [.$A12]*[.J$1] + [.J$1]*[.J$1])) / 3" office:value-type="float" office:value="2.94494953669611" calcext:value-type="float">
            <text:p>2.94494953669611</text:p>
          </table:table-cell>
          <table:table-cell table:formula="of:=([.$A12] + [.K$1] - SQRT([.$A12]*[.$A12] - [.$A12]*[.K$1] + [.K$1]*[.K$1])) / 3" office:value-type="float" office:value="3.15353599527685" calcext:value-type="float">
            <text:p>3.15353599527685</text:p>
          </table:table-cell>
          <table:table-cell table:formula="of:=([.$A12] + [.L$1] - SQRT([.$A12]*[.$A12] - [.$A12]*[.L$1] + [.L$1]*[.L$1])) / 3" office:value-type="float" office:value="3.33333333333333" calcext:value-type="float">
            <text:p>3.33333333333333</text:p>
          </table:table-cell>
          <table:table-cell table:formula="of:=([.$A12] + [.M$1] - SQRT([.$A12]*[.$A12] - [.$A12]*[.M$1] + [.M$1]*[.M$1])) / 3" office:value-type="float" office:value="3.48811541571575" calcext:value-type="float">
            <text:p>3.48811541571575</text:p>
          </table:table-cell>
          <table:table-cell table:formula="of:=([.$A12] + [.N$1] - SQRT([.$A12]*[.$A12] - [.$A12]*[.N$1] + [.N$1]*[.N$1])) / 3" office:value-type="float" office:value="3.62149042477999" calcext:value-type="float">
            <text:p>3.62149042477999</text:p>
          </table:table-cell>
          <table:table-cell table:formula="of:=([.$A12] + [.O$1] - SQRT([.$A12]*[.$A12] - [.$A12]*[.O$1] + [.O$1]*[.O$1])) / 3" office:value-type="float" office:value="3.73672462581614" calcext:value-type="float">
            <text:p>3.73672462581614</text:p>
          </table:table-cell>
          <table:table-cell table:formula="of:=([.$A12] + [.P$1] - SQRT([.$A12]*[.$A12] - [.$A12]*[.P$1] + [.P$1]*[.P$1])) / 3" office:value-type="float" office:value="3.83666800106773" calcext:value-type="float">
            <text:p>3.83666800106773</text:p>
          </table:table-cell>
          <table:table-cell table:formula="of:=([.$A12] + [.Q$1] - SQRT([.$A12]*[.$A12] - [.$A12]*[.Q$1] + [.Q$1]*[.Q$1])) / 3" office:value-type="float" office:value="3.92374781489235" calcext:value-type="float">
            <text:p>3.92374781489235</text:p>
          </table:table-cell>
          <table:table-cell table:style-name="ce5" table:formula="of:=([.$A12] + [.R$1] - SQRT([.$A12]*[.$A12] - [.$A12]*[.R$1] + [.R$1]*[.R$1])) / 3" office:value-type="float" office:value="4" calcext:value-type="float">
            <text:p>4</text:p>
          </table:table-cell>
          <table:table-cell table:formula="of:=([.$A12] + [.S$1] - SQRT([.$A12]*[.$A12] - [.$A12]*[.S$1] + [.S$1]*[.S$1])) / 3" office:value-type="float" office:value="4.06711713768375" calcext:value-type="float">
            <text:p>4.06711713768375</text:p>
          </table:table-cell>
          <table:table-cell table:formula="of:=([.$A12] + [.T$1] - SQRT([.$A12]*[.$A12] - [.$A12]*[.T$1] + [.T$1]*[.T$1])) / 3" office:value-type="float" office:value="4.12650021606223" calcext:value-type="float">
            <text:p>4.12650021606223</text:p>
          </table:table-cell>
          <table:table-cell table:formula="of:=([.$A12] + [.U$1] - SQRT([.$A12]*[.$A12] - [.$A12]*[.U$1] + [.U$1]*[.U$1])) / 3" office:value-type="float" office:value="4.17930745561522" calcext:value-type="float">
            <text:p>4.17930745561522</text:p>
          </table:table-cell>
          <table:table-cell table:formula="of:=([.$A12] + [.V$1] - SQRT([.$A12]*[.$A12] - [.$A12]*[.V$1] + [.V$1]*[.V$1])) / 3" office:value-type="float" office:value="4.22649730810374" calcext:value-type="float">
            <text:p>4.22649730810374</text:p>
          </table:table-cell>
          <table:table-cell table:formula="of:=([.$A12] + [.W$1] - SQRT([.$A12]*[.$A12] - [.$A12]*[.W$1] + [.W$1]*[.W$1])) / 3" office:value-type="float" office:value="4.26886486711325" calcext:value-type="float">
            <text:p>4.26886486711325</text:p>
          </table:table-cell>
          <table:table-cell table:formula="of:=([.$A12] + [.X$1] - SQRT([.$A12]*[.$A12] - [.$A12]*[.X$1] + [.X$1]*[.X$1])) / 3" office:value-type="float" office:value="4.3070719905537" calcext:value-type="float">
            <text:p>4.3070719905537</text:p>
          </table:table-cell>
          <table:table-cell table:formula="of:=([.$A12] + [.Y$1] - SQRT([.$A12]*[.$A12] - [.$A12]*[.Y$1] + [.Y$1]*[.Y$1])) / 3" office:value-type="float" office:value="4.34167188152061" calcext:value-type="float">
            <text:p>4.34167188152061</text:p>
          </table:table-cell>
          <table:table-cell table:formula="of:=([.$A12] + [.Z$1] - SQRT([.$A12]*[.$A12] - [.$A12]*[.Z$1] + [.Z$1]*[.Z$1])) / 3" office:value-type="float" office:value="4.37312899405963" calcext:value-type="float">
            <text:p>4.37312899405963</text:p>
          </table:table-cell>
          <table:table-cell table:formula="of:=([.$A12] + [.AA$1] - SQRT([.$A12]*[.$A12] - [.$A12]*[.AA$1] + [.AA$1]*[.AA$1])) / 3" office:value-type="float" office:value="4.40183509409888" calcext:value-type="float">
            <text:p>4.40183509409888</text:p>
          </table:table-cell>
          <table:table-cell table:formula="of:=([.$A12] + [.AB$1] - SQRT([.$A12]*[.$A12] - [.$A12]*[.AB$1] + [.AB$1]*[.AB$1])) / 3" office:value-type="float" office:value="4.42812220559964" calcext:value-type="float">
            <text:p>4.42812220559964</text:p>
          </table:table-cell>
          <table:table-cell table:formula="of:=([.$A12] + [.AC$1] - SQRT([.$A12]*[.$A12] - [.$A12]*[.AC$1] + [.AC$1]*[.AC$1])) / 3" office:value-type="float" office:value="4.45227305497541" calcext:value-type="float">
            <text:p>4.45227305497541</text:p>
          </table:table-cell>
          <table:table-cell table:formula="of:=([.$A12] + [.AD$1] - SQRT([.$A12]*[.$A12] - [.$A12]*[.AD$1] + [.AD$1]*[.AD$1])) / 3" office:value-type="float" office:value="4.474529515037" calcext:value-type="float">
            <text:p>4.474529515037</text:p>
          </table:table-cell>
          <table:table-cell table:formula="of:=([.$A12] + [.AE$1] - SQRT([.$A12]*[.$A12] - [.$A12]*[.AE$1] + [.AE$1]*[.AE$1])) / 3" office:value-type="float" office:value="4.49509945188462" calcext:value-type="float">
            <text:p>4.49509945188462</text:p>
          </table:table-cell>
          <table:table-cell table:formula="of:=([.$A12] + [.AF$1] - SQRT([.$A12]*[.$A12] - [.$A12]*[.AF$1] + [.AF$1]*[.AF$1])) / 3" office:value-type="float" office:value="4.51416229645137" calcext:value-type="float">
            <text:p>4.51416229645137</text:p>
          </table:table-cell>
          <table:table-cell table:number-columns-repeated="1635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([.$A13] + [.B$1] - SQRT([.$A13]*[.$A13] - [.$A13]*[.B$1] + [.B$1]*[.B$1])) / 3" office:value-type="float" office:value="0" calcext:value-type="float">
            <text:p>0</text:p>
          </table:table-cell>
          <table:table-cell table:formula="of:=([.$A13] + [.C$1] - SQRT([.$A13]*[.$A13] - [.$A13]*[.C$1] + [.C$1]*[.C$1])) / 3" office:value-type="float" office:value="0.488115415715754" calcext:value-type="float">
            <text:p>0.488115415715754</text:p>
          </table:table-cell>
          <table:table-cell table:formula="of:=([.$A13] + [.D$1] - SQRT([.$A13]*[.$A13] - [.$A13]*[.D$1] + [.D$1]*[.D$1])) / 3" office:value-type="float" office:value="0.950369478302594" calcext:value-type="float">
            <text:p>0.950369478302594</text:p>
          </table:table-cell>
          <table:table-cell table:formula="of:=([.$A13] + [.E$1] - SQRT([.$A13]*[.$A13] - [.$A13]*[.E$1] + [.E$1]*[.E$1])) / 3" office:value-type="float" office:value="1.38371406606797" calcext:value-type="float">
            <text:p>1.38371406606797</text:p>
          </table:table-cell>
          <table:table-cell table:formula="of:=([.$A13] + [.F$1] - SQRT([.$A13]*[.$A13] - [.$A13]*[.F$1] + [.F$1]*[.F$1])) / 3" office:value-type="float" office:value="1.78544974633568" calcext:value-type="float">
            <text:p>1.78544974633568</text:p>
          </table:table-cell>
          <table:table-cell table:formula="of:=([.$A13] + [.G$1] - SQRT([.$A13]*[.$A13] - [.$A13]*[.G$1] + [.G$1]*[.G$1])) / 3" office:value-type="float" office:value="2.15353599527685" calcext:value-type="float">
            <text:p>2.15353599527685</text:p>
          </table:table-cell>
          <table:table-cell table:formula="of:=([.$A13] + [.H$1] - SQRT([.$A13]*[.$A13] - [.$A13]*[.H$1] + [.H$1]*[.H$1])) / 3" office:value-type="float" office:value="2.48686932861018" calcext:value-type="float">
            <text:p>2.48686932861018</text:p>
          </table:table-cell>
          <table:table-cell table:formula="of:=([.$A13] + [.I$1] - SQRT([.$A13]*[.$A13] - [.$A13]*[.I$1] + [.I$1]*[.I$1])) / 3" office:value-type="float" office:value="2.78544974633568" calcext:value-type="float">
            <text:p>2.78544974633568</text:p>
          </table:table-cell>
          <table:table-cell table:formula="of:=([.$A13] + [.J$1] - SQRT([.$A13]*[.$A13] - [.$A13]*[.J$1] + [.J$1]*[.J$1])) / 3" office:value-type="float" office:value="3.05038073273463" calcext:value-type="float">
            <text:p>3.05038073273463</text:p>
          </table:table-cell>
          <table:table-cell table:formula="of:=([.$A13] + [.K$1] - SQRT([.$A13]*[.$A13] - [.$A13]*[.K$1] + [.K$1]*[.K$1])) / 3" office:value-type="float" office:value="3.28370281163593" calcext:value-type="float">
            <text:p>3.28370281163593</text:p>
          </table:table-cell>
          <table:table-cell table:formula="of:=([.$A13] + [.L$1] - SQRT([.$A13]*[.$A13] - [.$A13]*[.L$1] + [.L$1]*[.L$1])) / 3" office:value-type="float" office:value="3.48811541571575" calcext:value-type="float">
            <text:p>3.48811541571575</text:p>
          </table:table-cell>
          <table:table-cell table:formula="of:=([.$A13] + [.M$1] - SQRT([.$A13]*[.$A13] - [.$A13]*[.M$1] + [.M$1]*[.M$1])) / 3" office:value-type="float" office:value="3.66666666666667" calcext:value-type="float">
            <text:p>3.66666666666667</text:p>
          </table:table-cell>
          <table:table-cell table:formula="of:=([.$A13] + [.N$1] - SQRT([.$A13]*[.$A13] - [.$A13]*[.N$1] + [.N$1]*[.N$1])) / 3" office:value-type="float" office:value="3.82247913510973" calcext:value-type="float">
            <text:p>3.82247913510973</text:p>
          </table:table-cell>
          <table:table-cell table:formula="of:=([.$A13] + [.O$1] - SQRT([.$A13]*[.$A13] - [.$A13]*[.O$1] + [.O$1]*[.O$1])) / 3" office:value-type="float" office:value="3.95854811567262" calcext:value-type="float">
            <text:p>3.95854811567262</text:p>
          </table:table-cell>
          <table:table-cell table:formula="of:=([.$A13] + [.P$1] - SQRT([.$A13]*[.$A13] - [.$A13]*[.P$1] + [.P$1]*[.P$1])) / 3" office:value-type="float" office:value="4.0776182217321" calcext:value-type="float">
            <text:p>4.0776182217321</text:p>
          </table:table-cell>
          <table:table-cell table:formula="of:=([.$A13] + [.Q$1] - SQRT([.$A13]*[.$A13] - [.$A13]*[.Q$1] + [.Q$1]*[.Q$1])) / 3" office:value-type="float" office:value="4.1821253176421" calcext:value-type="float">
            <text:p>4.1821253176421</text:p>
          </table:table-cell>
          <table:table-cell table:formula="of:=([.$A13] + [.R$1] - SQRT([.$A13]*[.$A13] - [.$A13]*[.R$1] + [.R$1]*[.R$1])) / 3" office:value-type="float" office:value="4.27418437374739" calcext:value-type="float">
            <text:p>4.27418437374739</text:p>
          </table:table-cell>
          <table:table-cell table:formula="of:=([.$A13] + [.S$1] - SQRT([.$A13]*[.$A13] - [.$A13]*[.S$1] + [.S$1]*[.S$1])) / 3" office:value-type="float" office:value="4.35560515897731" calcext:value-type="float">
            <text:p>4.35560515897731</text:p>
          </table:table-cell>
          <table:table-cell table:formula="of:=([.$A13] + [.T$1] - SQRT([.$A13]*[.$A13] - [.$A13]*[.T$1] + [.T$1]*[.T$1])) / 3" office:value-type="float" office:value="4.4279221181661" calcext:value-type="float">
            <text:p>4.4279221181661</text:p>
          </table:table-cell>
          <table:table-cell table:formula="of:=([.$A13] + [.U$1] - SQRT([.$A13]*[.$A13] - [.$A13]*[.U$1] + [.U$1]*[.U$1])) / 3" office:value-type="float" office:value="4.4924294527139" calcext:value-type="float">
            <text:p>4.4924294527139</text:p>
          </table:table-cell>
          <table:table-cell table:formula="of:=([.$A13] + [.V$1] - SQRT([.$A13]*[.$A13] - [.$A13]*[.V$1] + [.V$1]*[.V$1])) / 3" office:value-type="float" office:value="4.55021614236751" calcext:value-type="float">
            <text:p>4.55021614236751</text:p>
          </table:table-cell>
          <table:table-cell table:formula="of:=([.$A13] + [.W$1] - SQRT([.$A13]*[.$A13] - [.$A13]*[.W$1] + [.W$1]*[.W$1])) / 3" office:value-type="float" office:value="4.60219820044658" calcext:value-type="float">
            <text:p>4.60219820044658</text:p>
          </table:table-cell>
          <table:table-cell table:formula="of:=([.$A13] + [.X$1] - SQRT([.$A13]*[.$A13] - [.$A13]*[.X$1] + [.X$1]*[.X$1])) / 3" office:value-type="float" office:value="4.64914703891412" calcext:value-type="float">
            <text:p>4.64914703891412</text:p>
          </table:table-cell>
          <table:table-cell table:formula="of:=([.$A13] + [.Y$1] - SQRT([.$A13]*[.$A13] - [.$A13]*[.Y$1] + [.Y$1]*[.Y$1])) / 3" office:value-type="float" office:value="4.69171371827624" calcext:value-type="float">
            <text:p>4.69171371827624</text:p>
          </table:table-cell>
          <table:table-cell table:formula="of:=([.$A13] + [.Z$1] - SQRT([.$A13]*[.$A13] - [.$A13]*[.Z$1] + [.Z$1]*[.Z$1])) / 3" office:value-type="float" office:value="4.73044931777173" calcext:value-type="float">
            <text:p>4.73044931777173</text:p>
          </table:table-cell>
          <table:table-cell table:formula="of:=([.$A13] + [.AA$1] - SQRT([.$A13]*[.$A13] - [.$A13]*[.AA$1] + [.AA$1]*[.AA$1])) / 3" office:value-type="float" office:value="4.76582186192977" calcext:value-type="float">
            <text:p>4.76582186192977</text:p>
          </table:table-cell>
          <table:table-cell table:formula="of:=([.$A13] + [.AB$1] - SQRT([.$A13]*[.$A13] - [.$A13]*[.AB$1] + [.AB$1]*[.AB$1])) / 3" office:value-type="float" office:value="4.79823029636179" calcext:value-type="float">
            <text:p>4.79823029636179</text:p>
          </table:table-cell>
          <table:table-cell table:formula="of:=([.$A13] + [.AC$1] - SQRT([.$A13]*[.$A13] - [.$A13]*[.AC$1] + [.AC$1]*[.AC$1])) / 3" office:value-type="float" office:value="4.8280159891301" calcext:value-type="float">
            <text:p>4.8280159891301</text:p>
          </table:table-cell>
          <table:table-cell table:formula="of:=([.$A13] + [.AD$1] - SQRT([.$A13]*[.$A13] - [.$A13]*[.AD$1] + [.AD$1]*[.AD$1])) / 3" office:value-type="float" office:value="4.85547218475292" calcext:value-type="float">
            <text:p>4.85547218475292</text:p>
          </table:table-cell>
          <table:table-cell table:formula="of:=([.$A13] + [.AE$1] - SQRT([.$A13]*[.$A13] - [.$A13]*[.AE$1] + [.AE$1]*[.AE$1])) / 3" office:value-type="float" office:value="4.88085177792936" calcext:value-type="float">
            <text:p>4.88085177792936</text:p>
          </table:table-cell>
          <table:table-cell table:formula="of:=([.$A13] + [.AF$1] - SQRT([.$A13]*[.$A13] - [.$A13]*[.AF$1] + [.AF$1]*[.AF$1])) / 3" office:value-type="float" office:value="4.90437371460339" calcext:value-type="float">
            <text:p>4.90437371460339</text:p>
          </table:table-cell>
          <table:table-cell table:number-columns-repeated="1635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([.$A14] + [.B$1] - SQRT([.$A14]*[.$A14] - [.$A14]*[.B$1] + [.B$1]*[.B$1])) / 3" office:value-type="float" office:value="0" calcext:value-type="float">
            <text:p>0</text:p>
          </table:table-cell>
          <table:table-cell table:formula="of:=([.$A14] + [.C$1] - SQRT([.$A14]*[.$A14] - [.$A14]*[.C$1] + [.C$1]*[.C$1])) / 3" office:value-type="float" office:value="0.489145801776401" calcext:value-type="float">
            <text:p>0.489145801776401</text:p>
          </table:table-cell>
          <table:table-cell table:formula="of:=([.$A14] + [.D$1] - SQRT([.$A14]*[.$A14] - [.$A14]*[.D$1] + [.D$1]*[.D$1])) / 3" office:value-type="float" office:value="0.954823758113319" calcext:value-type="float">
            <text:p>0.954823758113319</text:p>
          </table:table-cell>
          <table:table-cell table:formula="of:=([.$A14] + [.E$1] - SQRT([.$A14]*[.$A14] - [.$A14]*[.E$1] + [.E$1]*[.E$1])) / 3" office:value-type="float" office:value="1.39444872453601" calcext:value-type="float">
            <text:p>1.39444872453601</text:p>
          </table:table-cell>
          <table:table-cell table:formula="of:=([.$A14] + [.F$1] - SQRT([.$A14]*[.$A14] - [.$A14]*[.F$1] + [.F$1]*[.F$1])) / 3" office:value-type="float" office:value="1.80566491858055" calcext:value-type="float">
            <text:p>1.80566491858055</text:p>
          </table:table-cell>
          <table:table-cell table:formula="of:=([.$A14] + [.G$1] - SQRT([.$A14]*[.$A14] - [.$A14]*[.G$1] + [.G$1]*[.G$1])) / 3" office:value-type="float" office:value="2.18656449702982" calcext:value-type="float">
            <text:p>2.18656449702982</text:p>
          </table:table-cell>
          <table:table-cell table:formula="of:=([.$A14] + [.H$1] - SQRT([.$A14]*[.$A14] - [.$A14]*[.H$1] + [.H$1]*[.H$1])) / 3" office:value-type="float" office:value="2.53589838486225" calcext:value-type="float">
            <text:p>2.53589838486225</text:p>
          </table:table-cell>
          <table:table-cell table:formula="of:=([.$A14] + [.I$1] - SQRT([.$A14]*[.$A14] - [.$A14]*[.I$1] + [.I$1]*[.I$1])) / 3" office:value-type="float" office:value="2.85323116369648" calcext:value-type="float">
            <text:p>2.85323116369648</text:p>
          </table:table-cell>
          <table:table-cell table:formula="of:=([.$A14] + [.J$1] - SQRT([.$A14]*[.$A14] - [.$A14]*[.J$1] + [.J$1]*[.J$1])) / 3" office:value-type="float" office:value="3.13899825191388" calcext:value-type="float">
            <text:p>3.13899825191388</text:p>
          </table:table-cell>
          <table:table-cell table:formula="of:=([.$A14] + [.K$1] - SQRT([.$A14]*[.$A14] - [.$A14]*[.K$1] + [.K$1]*[.K$1])) / 3" office:value-type="float" office:value="3.39444872453601" calcext:value-type="float">
            <text:p>3.39444872453601</text:p>
          </table:table-cell>
          <table:table-cell table:formula="of:=([.$A14] + [.L$1] - SQRT([.$A14]*[.$A14] - [.$A14]*[.L$1] + [.L$1]*[.L$1])) / 3" office:value-type="float" office:value="3.62149042477999" calcext:value-type="float">
            <text:p>3.62149042477999</text:p>
          </table:table-cell>
          <table:table-cell table:formula="of:=([.$A14] + [.M$1] - SQRT([.$A14]*[.$A14] - [.$A14]*[.M$1] + [.M$1]*[.M$1])) / 3" office:value-type="float" office:value="3.82247913510973" calcext:value-type="float">
            <text:p>3.82247913510973</text:p>
          </table:table-cell>
          <table:table-cell table:style-name="ce4" table:formula="of:=([.$A14] + [.N$1] - SQRT([.$A14]*[.$A14] - [.$A14]*[.N$1] + [.N$1]*[.N$1])) / 3" office:value-type="float" office:value="4" calcext:value-type="float">
            <text:p>4</text:p>
          </table:table-cell>
          <table:table-cell table:formula="of:=([.$A14] + [.O$1] - SQRT([.$A14]*[.$A14] - [.$A14]*[.O$1] + [.O$1]*[.O$1])) / 3" office:value-type="float" office:value="4.15667863795278" calcext:value-type="float">
            <text:p>4.15667863795278</text:p>
          </table:table-cell>
          <table:table-cell table:formula="of:=([.$A14] + [.P$1] - SQRT([.$A14]*[.$A14] - [.$A14]*[.P$1] + [.P$1]*[.P$1])) / 3" office:value-type="float" office:value="4.29504098379867" calcext:value-type="float">
            <text:p>4.29504098379867</text:p>
          </table:table-cell>
          <table:table-cell table:formula="of:=([.$A14] + [.Q$1] - SQRT([.$A14]*[.$A14] - [.$A14]*[.Q$1] + [.Q$1]*[.Q$1])) / 3" office:value-type="float" office:value="4.41742430504416" calcext:value-type="float">
            <text:p>4.41742430504416</text:p>
          </table:table-cell>
          <table:table-cell table:formula="of:=([.$A14] + [.R$1] - SQRT([.$A14]*[.$A14] - [.$A14]*[.R$1] + [.R$1]*[.R$1])) / 3" office:value-type="float" office:value="4.52593163271468" calcext:value-type="float">
            <text:p>4.52593163271468</text:p>
          </table:table-cell>
          <table:table-cell table:formula="of:=([.$A14] + [.S$1] - SQRT([.$A14]*[.$A14] - [.$A14]*[.S$1] + [.S$1]*[.S$1])) / 3" office:value-type="float" office:value="4.62241801652615" calcext:value-type="float">
            <text:p>4.62241801652615</text:p>
          </table:table-cell>
          <table:table-cell table:formula="of:=([.$A14] + [.T$1] - SQRT([.$A14]*[.$A14] - [.$A14]*[.T$1] + [.T$1]*[.T$1])) / 3" office:value-type="float" office:value="4.70849737787082" calcext:value-type="float">
            <text:p>4.70849737787082</text:p>
          </table:table-cell>
          <table:table-cell table:formula="of:=([.$A14] + [.U$1] - SQRT([.$A14]*[.$A14] - [.$A14]*[.U$1] + [.U$1]*[.U$1])) / 3" office:value-type="float" office:value="4.78556100763559" calcext:value-type="float">
            <text:p>4.78556100763559</text:p>
          </table:table-cell>
          <table:table-cell table:formula="of:=([.$A14] + [.V$1] - SQRT([.$A14]*[.$A14] - [.$A14]*[.V$1] + [.V$1]*[.V$1])) / 3" office:value-type="float" office:value="4.85480140861244" calcext:value-type="float">
            <text:p>4.85480140861244</text:p>
          </table:table-cell>
          <table:table-cell table:formula="of:=([.$A14] + [.W$1] - SQRT([.$A14]*[.$A14] - [.$A14]*[.W$1] + [.W$1]*[.W$1])) / 3" office:value-type="float" office:value="4.91723746970178" calcext:value-type="float">
            <text:p>4.91723746970178</text:p>
          </table:table-cell>
          <table:table-cell table:formula="of:=([.$A14] + [.X$1] - SQRT([.$A14]*[.$A14] - [.$A14]*[.X$1] + [.X$1]*[.X$1])) / 3" office:value-type="float" office:value="4.97373865722036" calcext:value-type="float">
            <text:p>4.97373865722036</text:p>
          </table:table-cell>
          <table:table-cell table:formula="of:=([.$A14] + [.Y$1] - SQRT([.$A14]*[.$A14] - [.$A14]*[.Y$1] + [.Y$1]*[.Y$1])) / 3" office:value-type="float" office:value="5.02504705160958" calcext:value-type="float">
            <text:p>5.02504705160958</text:p>
          </table:table-cell>
          <table:table-cell table:formula="of:=([.$A14] + [.Z$1] - SQRT([.$A14]*[.$A14] - [.$A14]*[.Z$1] + [.Z$1]*[.Z$1])) / 3" office:value-type="float" office:value="5.07179676972449" calcext:value-type="float">
            <text:p>5.07179676972449</text:p>
          </table:table-cell>
          <table:table-cell table:formula="of:=([.$A14] + [.AA$1] - SQRT([.$A14]*[.$A14] - [.$A14]*[.AA$1] + [.AA$1]*[.AA$1])) / 3" office:value-type="float" office:value="5.11453072409743" calcext:value-type="float">
            <text:p>5.11453072409743</text:p>
          </table:table-cell>
          <table:table-cell table:formula="of:=([.$A14] + [.AB$1] - SQRT([.$A14]*[.$A14] - [.$A14]*[.AB$1] + [.AB$1]*[.AB$1])) / 3" office:value-type="float" office:value="5.15371488694357" calcext:value-type="float">
            <text:p>5.15371488694357</text:p>
          </table:table-cell>
          <table:table-cell table:formula="of:=([.$A14] + [.AC$1] - SQRT([.$A14]*[.$A14] - [.$A14]*[.AC$1] + [.AC$1]*[.AC$1])) / 3" office:value-type="float" office:value="5.18975032409335" calcext:value-type="float">
            <text:p>5.18975032409335</text:p>
          </table:table-cell>
          <table:table-cell table:formula="of:=([.$A14] + [.AD$1] - SQRT([.$A14]*[.$A14] - [.$A14]*[.AD$1] + [.AD$1]*[.AD$1])) / 3" office:value-type="float" office:value="5.22298329293571" calcext:value-type="float">
            <text:p>5.22298329293571</text:p>
          </table:table-cell>
          <table:table-cell table:formula="of:=([.$A14] + [.AE$1] - SQRT([.$A14]*[.$A14] - [.$A14]*[.AE$1] + [.AE$1]*[.AE$1])) / 3" office:value-type="float" office:value="5.25371369058403" calcext:value-type="float">
            <text:p>5.25371369058403</text:p>
          </table:table-cell>
          <table:table-cell table:formula="of:=([.$A14] + [.AF$1] - SQRT([.$A14]*[.$A14] - [.$A14]*[.AF$1] + [.AF$1]*[.AF$1])) / 3" office:value-type="float" office:value="5.28220211291865" calcext:value-type="float">
            <text:p>5.28220211291865</text:p>
          </table:table-cell>
          <table:table-cell table:number-columns-repeated="1635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([.$A15] + [.B$1] - SQRT([.$A15]*[.$A15] - [.$A15]*[.B$1] + [.B$1]*[.B$1])) / 3" office:value-type="float" office:value="0" calcext:value-type="float">
            <text:p>0</text:p>
          </table:table-cell>
          <table:table-cell table:formula="of:=([.$A15] + [.C$1] - SQRT([.$A15]*[.$A15] - [.$A15]*[.C$1] + [.C$1]*[.C$1])) / 3" office:value-type="float" office:value="0.490011971286111" calcext:value-type="float">
            <text:p>0.490011971286111</text:p>
          </table:table-cell>
          <table:table-cell table:formula="of:=([.$A15] + [.D$1] - SQRT([.$A15]*[.$A15] - [.$A15]*[.D$1] + [.D$1]*[.D$1])) / 3" office:value-type="float" office:value="0.95854811567262" calcext:value-type="float">
            <text:p>0.95854811567262</text:p>
          </table:table-cell>
          <table:table-cell table:formula="of:=([.$A15] + [.E$1] - SQRT([.$A15]*[.$A15] - [.$A15]*[.E$1] + [.E$1]*[.E$1])) / 3" office:value-type="float" office:value="1.4033912924828" calcext:value-type="float">
            <text:p>1.4033912924828</text:p>
          </table:table-cell>
          <table:table-cell table:formula="of:=([.$A15] + [.F$1] - SQRT([.$A15]*[.$A15] - [.$A15]*[.F$1] + [.F$1]*[.F$1])) / 3" office:value-type="float" office:value="1.82247913510973" calcext:value-type="float">
            <text:p>1.82247913510973</text:p>
          </table:table-cell>
          <table:table-cell table:formula="of:=([.$A15] + [.G$1] - SQRT([.$A15]*[.$A15] - [.$A15]*[.G$1] + [.G$1]*[.G$1])) / 3" office:value-type="float" office:value="2.21406110279982" calcext:value-type="float">
            <text:p>2.21406110279982</text:p>
          </table:table-cell>
          <table:table-cell table:formula="of:=([.$A15] + [.H$1] - SQRT([.$A15]*[.$A15] - [.$A15]*[.H$1] + [.H$1]*[.H$1])) / 3" office:value-type="float" office:value="2.57685744347179" calcext:value-type="float">
            <text:p>2.57685744347179</text:p>
          </table:table-cell>
          <table:table-cell table:formula="of:=([.$A15] + [.I$1] - SQRT([.$A15]*[.$A15] - [.$A15]*[.I$1] + [.I$1]*[.I$1])) / 3" office:value-type="float" office:value="2.91019077680512" calcext:value-type="float">
            <text:p>2.91019077680512</text:p>
          </table:table-cell>
          <table:table-cell table:formula="of:=([.$A15] + [.J$1] - SQRT([.$A15]*[.$A15] - [.$A15]*[.J$1] + [.J$1]*[.J$1])) / 3" office:value-type="float" office:value="3.21406110279982" calcext:value-type="float">
            <text:p>3.21406110279982</text:p>
          </table:table-cell>
          <table:table-cell table:formula="of:=([.$A15] + [.K$1] - SQRT([.$A15]*[.$A15] - [.$A15]*[.K$1] + [.K$1]*[.K$1])) / 3" office:value-type="float" office:value="3.4891458017764" calcext:value-type="float">
            <text:p>3.4891458017764</text:p>
          </table:table-cell>
          <table:table-cell table:formula="of:=([.$A15] + [.L$1] - SQRT([.$A15]*[.$A15] - [.$A15]*[.L$1] + [.L$1]*[.L$1])) / 3" office:value-type="float" office:value="3.73672462581614" calcext:value-type="float">
            <text:p>3.73672462581614</text:p>
          </table:table-cell>
          <table:table-cell table:formula="of:=([.$A15] + [.M$1] - SQRT([.$A15]*[.$A15] - [.$A15]*[.M$1] + [.M$1]*[.M$1])) / 3" office:value-type="float" office:value="3.95854811567262" calcext:value-type="float">
            <text:p>3.95854811567262</text:p>
          </table:table-cell>
          <table:table-cell table:formula="of:=([.$A15] + [.N$1] - SQRT([.$A15]*[.$A15] - [.$A15]*[.N$1] + [.N$1]*[.N$1])) / 3" office:value-type="float" office:value="4.15667863795278" calcext:value-type="float">
            <text:p>4.15667863795278</text:p>
          </table:table-cell>
          <table:table-cell table:formula="of:=([.$A15] + [.O$1] - SQRT([.$A15]*[.$A15] - [.$A15]*[.O$1] + [.O$1]*[.O$1])) / 3" office:value-type="float" office:value="4.33333333333333" calcext:value-type="float">
            <text:p>4.33333333333333</text:p>
          </table:table-cell>
          <table:table-cell table:formula="of:=([.$A15] + [.P$1] - SQRT([.$A15]*[.$A15] - [.$A15]*[.P$1] + [.P$1]*[.P$1])) / 3" office:value-type="float" office:value="4.49075024717711" calcext:value-type="float">
            <text:p>4.49075024717711</text:p>
          </table:table-cell>
          <table:table-cell table:formula="of:=([.$A15] + [.Q$1] - SQRT([.$A15]*[.$A15] - [.$A15]*[.Q$1] + [.Q$1]*[.Q$1])) / 3" office:value-type="float" office:value="4.63108800677804" calcext:value-type="float">
            <text:p>4.63108800677804</text:p>
          </table:table-cell>
          <table:table-cell table:formula="of:=([.$A15] + [.R$1] - SQRT([.$A15]*[.$A15] - [.$A15]*[.R$1] + [.R$1]*[.R$1])) / 3" office:value-type="float" office:value="4.75636004578126" calcext:value-type="float">
            <text:p>4.75636004578126</text:p>
          </table:table-cell>
          <table:table-cell table:formula="of:=([.$A15] + [.S$1] - SQRT([.$A15]*[.$A15] - [.$A15]*[.S$1] + [.S$1]*[.S$1])) / 3" office:value-type="float" office:value="4.86839856055312" calcext:value-type="float">
            <text:p>4.86839856055312</text:p>
          </table:table-cell>
          <table:table-cell table:formula="of:=([.$A15] + [.T$1] - SQRT([.$A15]*[.$A15] - [.$A15]*[.T$1] + [.T$1]*[.T$1])) / 3" office:value-type="float" office:value="4.96884102018964" calcext:value-type="float">
            <text:p>4.96884102018964</text:p>
          </table:table-cell>
          <table:table-cell table:formula="of:=([.$A15] + [.U$1] - SQRT([.$A15]*[.$A15] - [.$A15]*[.U$1] + [.U$1]*[.U$1])) / 3" office:value-type="float" office:value="5.05913205291309" calcext:value-type="float">
            <text:p>5.05913205291309</text:p>
          </table:table-cell>
          <table:table-cell table:formula="of:=([.$A15] + [.V$1] - SQRT([.$A15]*[.$A15] - [.$A15]*[.V$1] + [.V$1]*[.V$1])) / 3" office:value-type="float" office:value="5.14053472291768" calcext:value-type="float">
            <text:p>5.14053472291768</text:p>
          </table:table-cell>
          <table:table-cell table:formula="of:=([.$A15] + [.W$1] - SQRT([.$A15]*[.$A15] - [.$A15]*[.W$1] + [.W$1]*[.W$1])) / 3" office:value-type="float" office:value="5.21414674977139" calcext:value-type="float">
            <text:p>5.21414674977139</text:p>
          </table:table-cell>
          <table:table-cell table:formula="of:=([.$A15] + [.X$1] - SQRT([.$A15]*[.$A15] - [.$A15]*[.X$1] + [.X$1]*[.X$1])) / 3" office:value-type="float" office:value="5.28091864644399" calcext:value-type="float">
            <text:p>5.28091864644399</text:p>
          </table:table-cell>
          <table:table-cell table:formula="of:=([.$A15] + [.Y$1] - SQRT([.$A15]*[.$A15] - [.$A15]*[.Y$1] + [.Y$1]*[.Y$1])) / 3" office:value-type="float" office:value="5.34167188152061" calcext:value-type="float">
            <text:p>5.34167188152061</text:p>
          </table:table-cell>
          <table:table-cell table:formula="of:=([.$A15] + [.Z$1] - SQRT([.$A15]*[.$A15] - [.$A15]*[.Z$1] + [.Z$1]*[.Z$1])) / 3" office:value-type="float" office:value="5.3971159844384" calcext:value-type="float">
            <text:p>5.3971159844384</text:p>
          </table:table-cell>
          <table:table-cell table:formula="of:=([.$A15] + [.AA$1] - SQRT([.$A15]*[.$A15] - [.$A15]*[.AA$1] + [.AA$1]*[.AA$1])) / 3" office:value-type="float" office:value="5.44786405743076" calcext:value-type="float">
            <text:p>5.44786405743076</text:p>
          </table:table-cell>
          <table:table-cell table:formula="of:=([.$A15] + [.AB$1] - SQRT([.$A15]*[.$A15] - [.$A15]*[.AB$1] + [.AB$1]*[.AB$1])) / 3" office:value-type="float" office:value="5.49444650053487" calcext:value-type="float">
            <text:p>5.49444650053487</text:p>
          </table:table-cell>
          <table:table-cell table:formula="of:=([.$A15] + [.AC$1] - SQRT([.$A15]*[.$A15] - [.$A15]*[.AC$1] + [.AC$1]*[.AC$1])) / 3" office:value-type="float" office:value="5.537322957649" calcext:value-type="float">
            <text:p>5.537322957649</text:p>
          </table:table-cell>
          <table:table-cell table:formula="of:=([.$A15] + [.AD$1] - SQRT([.$A15]*[.$A15] - [.$A15]*[.AD$1] + [.AD$1]*[.AD$1])) / 3" office:value-type="float" office:value="5.5768926003256" calcext:value-type="float">
            <text:p>5.5768926003256</text:p>
          </table:table-cell>
          <table:table-cell table:formula="of:=([.$A15] + [.AE$1] - SQRT([.$A15]*[.$A15] - [.$A15]*[.AE$1] + [.AE$1]*[.AE$1])) / 3" office:value-type="float" office:value="5.61350291639392" calcext:value-type="float">
            <text:p>5.61350291639392</text:p>
          </table:table-cell>
          <table:table-cell table:formula="of:=([.$A15] + [.AF$1] - SQRT([.$A15]*[.$A15] - [.$A15]*[.AF$1] + [.AF$1]*[.AF$1])) / 3" office:value-type="float" office:value="5.64745718613641" calcext:value-type="float">
            <text:p>5.64745718613641</text:p>
          </table:table-cell>
          <table:table-cell table:number-columns-repeated="1635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([.$A16] + [.B$1] - SQRT([.$A16]*[.$A16] - [.$A16]*[.B$1] + [.B$1]*[.B$1])) / 3" office:value-type="float" office:value="0" calcext:value-type="float">
            <text:p>0</text:p>
          </table:table-cell>
          <table:table-cell table:formula="of:=([.$A16] + [.C$1] - SQRT([.$A16]*[.$A16] - [.$A16]*[.C$1] + [.C$1]*[.C$1])) / 3" office:value-type="float" office:value="0.490750247177106" calcext:value-type="float">
            <text:p>0.490750247177106</text:p>
          </table:table-cell>
          <table:table-cell table:formula="of:=([.$A16] + [.D$1] - SQRT([.$A16]*[.$A16] - [.$A16]*[.D$1] + [.D$1]*[.D$1])) / 3" office:value-type="float" office:value="0.961707650465333" calcext:value-type="float">
            <text:p>0.961707650465333</text:p>
          </table:table-cell>
          <table:table-cell table:formula="of:=([.$A16] + [.E$1] - SQRT([.$A16]*[.$A16] - [.$A16]*[.E$1] + [.E$1]*[.E$1])) / 3" office:value-type="float" office:value="1.41095155506543" calcext:value-type="float">
            <text:p>1.41095155506543</text:p>
          </table:table-cell>
          <table:table-cell table:formula="of:=([.$A16] + [.F$1] - SQRT([.$A16]*[.$A16] - [.$A16]*[.F$1] + [.F$1]*[.F$1])) / 3" office:value-type="float" office:value="1.83666800106773" calcext:value-type="float">
            <text:p>1.83666800106773</text:p>
          </table:table-cell>
          <table:table-cell table:formula="of:=([.$A16] + [.G$1] - SQRT([.$A16]*[.$A16] - [.$A16]*[.G$1] + [.G$1]*[.G$1])) / 3" office:value-type="float" office:value="2.2372647575185" calcext:value-type="float">
            <text:p>2.2372647575185</text:p>
          </table:table-cell>
          <table:table-cell table:formula="of:=([.$A16] + [.H$1] - SQRT([.$A16]*[.$A16] - [.$A16]*[.H$1] + [.H$1]*[.H$1])) / 3" office:value-type="float" office:value="2.61149164646785" calcext:value-type="float">
            <text:p>2.61149164646785</text:p>
          </table:table-cell>
          <table:table-cell table:formula="of:=([.$A16] + [.I$1] - SQRT([.$A16]*[.$A16] - [.$A16]*[.I$1] + [.I$1]*[.I$1])) / 3" office:value-type="float" office:value="2.95854811567262" calcext:value-type="float">
            <text:p>2.95854811567262</text:p>
          </table:table-cell>
          <table:table-cell table:formula="of:=([.$A16] + [.J$1] - SQRT([.$A16]*[.$A16] - [.$A16]*[.J$1] + [.J$1]*[.J$1])) / 3" office:value-type="float" office:value="3.27815831313452" calcext:value-type="float">
            <text:p>3.27815831313452</text:p>
          </table:table-cell>
          <table:table-cell table:formula="of:=([.$A16] + [.K$1] - SQRT([.$A16]*[.$A16] - [.$A16]*[.K$1] + [.K$1]*[.K$1])) / 3" office:value-type="float" office:value="3.57059809085183" calcext:value-type="float">
            <text:p>3.57059809085183</text:p>
          </table:table-cell>
          <table:table-cell table:formula="of:=([.$A16] + [.L$1] - SQRT([.$A16]*[.$A16] - [.$A16]*[.L$1] + [.L$1]*[.L$1])) / 3" office:value-type="float" office:value="3.83666800106773" calcext:value-type="float">
            <text:p>3.83666800106773</text:p>
          </table:table-cell>
          <table:table-cell table:formula="of:=([.$A16] + [.M$1] - SQRT([.$A16]*[.$A16] - [.$A16]*[.M$1] + [.M$1]*[.M$1])) / 3" office:value-type="float" office:value="4.0776182217321" calcext:value-type="float">
            <text:p>4.0776182217321</text:p>
          </table:table-cell>
          <table:table-cell table:formula="of:=([.$A16] + [.N$1] - SQRT([.$A16]*[.$A16] - [.$A16]*[.N$1] + [.N$1]*[.N$1])) / 3" office:value-type="float" office:value="4.29504098379867" calcext:value-type="float">
            <text:p>4.29504098379867</text:p>
          </table:table-cell>
          <table:table-cell table:formula="of:=([.$A16] + [.O$1] - SQRT([.$A16]*[.$A16] - [.$A16]*[.O$1] + [.O$1]*[.O$1])) / 3" office:value-type="float" office:value="4.49075024717711" calcext:value-type="float">
            <text:p>4.49075024717711</text:p>
          </table:table-cell>
          <table:table-cell table:formula="of:=([.$A16] + [.P$1] - SQRT([.$A16]*[.$A16] - [.$A16]*[.P$1] + [.P$1]*[.P$1])) / 3" office:value-type="float" office:value="4.66666666666667" calcext:value-type="float">
            <text:p>4.66666666666667</text:p>
          </table:table-cell>
          <table:table-cell table:formula="of:=([.$A16] + [.Q$1] - SQRT([.$A16]*[.$A16] - [.$A16]*[.Q$1] + [.Q$1]*[.Q$1])) / 3" office:value-type="float" office:value="4.82472031788868" calcext:value-type="float">
            <text:p>4.82472031788868</text:p>
          </table:table-cell>
          <table:table-cell table:formula="of:=([.$A16] + [.R$1] - SQRT([.$A16]*[.$A16] - [.$A16]*[.R$1] + [.R$1]*[.R$1])) / 3" office:value-type="float" office:value="4.96677704315283" calcext:value-type="float">
            <text:p>4.96677704315283</text:p>
          </table:table-cell>
          <table:table-cell table:formula="of:=([.$A16] + [.S$1] - SQRT([.$A16]*[.$A16] - [.$A16]*[.S$1] + [.S$1]*[.S$1])) / 3" office:value-type="float" office:value="5.09458878483276" calcext:value-type="float">
            <text:p>5.09458878483276</text:p>
          </table:table-cell>
          <table:table-cell table:formula="of:=([.$A16] + [.T$1] - SQRT([.$A16]*[.$A16] - [.$A16]*[.T$1] + [.T$1]*[.T$1])) / 3" office:value-type="float" office:value="5.2097648187517" calcext:value-type="float">
            <text:p>5.2097648187517</text:p>
          </table:table-cell>
          <table:table-cell table:formula="of:=([.$A16] + [.U$1] - SQRT([.$A16]*[.$A16] - [.$A16]*[.U$1] + [.U$1]*[.U$1])) / 3" office:value-type="float" office:value="5.31375929692267" calcext:value-type="float">
            <text:p>5.31375929692267</text:p>
          </table:table-cell>
          <table:table-cell table:formula="of:=([.$A16] + [.V$1] - SQRT([.$A16]*[.$A16] - [.$A16]*[.V$1] + [.V$1]*[.V$1])) / 3" office:value-type="float" office:value="5.40787038845627" calcext:value-type="float">
            <text:p>5.40787038845627</text:p>
          </table:table-cell>
          <table:table-cell table:formula="of:=([.$A16] + [.W$1] - SQRT([.$A16]*[.$A16] - [.$A16]*[.W$1] + [.W$1]*[.W$1])) / 3" office:value-type="float" office:value="5.49324694084929" calcext:value-type="float">
            <text:p>5.49324694084929</text:p>
          </table:table-cell>
          <table:table-cell table:formula="of:=([.$A16] + [.X$1] - SQRT([.$A16]*[.$A16] - [.$A16]*[.X$1] + [.X$1]*[.X$1])) / 3" office:value-type="float" office:value="5.57089949267136" calcext:value-type="float">
            <text:p>5.57089949267136</text:p>
          </table:table-cell>
          <table:table-cell table:formula="of:=([.$A16] + [.Y$1] - SQRT([.$A16]*[.$A16] - [.$A16]*[.Y$1] + [.Y$1]*[.Y$1])) / 3" office:value-type="float" office:value="5.64171336670509" calcext:value-type="float">
            <text:p>5.64171336670509</text:p>
          </table:table-cell>
          <table:table-cell table:formula="of:=([.$A16] + [.Z$1] - SQRT([.$A16]*[.$A16] - [.$A16]*[.Z$1] + [.Z$1]*[.Z$1])) / 3" office:value-type="float" office:value="5.70646232739297" calcext:value-type="float">
            <text:p>5.70646232739297</text:p>
          </table:table-cell>
          <table:table-cell table:formula="of:=([.$A16] + [.AA$1] - SQRT([.$A16]*[.$A16] - [.$A16]*[.AA$1] + [.AA$1]*[.AA$1])) / 3" office:value-type="float" office:value="5.76582186192977" calcext:value-type="float">
            <text:p>5.76582186192977</text:p>
          </table:table-cell>
          <table:table-cell table:formula="of:=([.$A16] + [.AB$1] - SQRT([.$A16]*[.$A16] - [.$A16]*[.AB$1] + [.AB$1]*[.AB$1])) / 3" office:value-type="float" office:value="5.82038155361024" calcext:value-type="float">
            <text:p>5.82038155361024</text:p>
          </table:table-cell>
          <table:table-cell table:formula="of:=([.$A16] + [.AC$1] - SQRT([.$A16]*[.$A16] - [.$A16]*[.AC$1] + [.AC$1]*[.AC$1])) / 3" office:value-type="float" office:value="5.87065629098233" calcext:value-type="float">
            <text:p>5.87065629098233</text:p>
          </table:table-cell>
          <table:table-cell table:formula="of:=([.$A16] + [.AD$1] - SQRT([.$A16]*[.$A16] - [.$A16]*[.AD$1] + [.AD$1]*[.AD$1])) / 3" office:value-type="float" office:value="5.91709623134524" calcext:value-type="float">
            <text:p>5.91709623134524</text:p>
          </table:table-cell>
          <table:table-cell table:formula="of:=([.$A16] + [.AE$1] - SQRT([.$A16]*[.$A16] - [.$A16]*[.AE$1] + [.AE$1]*[.AE$1])) / 3" office:value-type="float" office:value="5.96009554194635" calcext:value-type="float">
            <text:p>5.96009554194635</text:p>
          </table:table-cell>
          <table:table-cell table:style-name="ce6" table:formula="of:=([.$A16] + [.AF$1] - SQRT([.$A16]*[.$A16] - [.$A16]*[.AF$1] + [.AF$1]*[.AF$1])) / 3" office:value-type="float" office:value="6" calcext:value-type="float">
            <text:p>6</text:p>
          </table:table-cell>
          <table:table-cell table:number-columns-repeated="1635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([.$A17] + [.B$1] - SQRT([.$A17]*[.$A17] - [.$A17]*[.B$1] + [.B$1]*[.B$1])) / 3" office:value-type="float" office:value="0" calcext:value-type="float">
            <text:p>0</text:p>
          </table:table-cell>
          <table:table-cell table:formula="of:=([.$A17] + [.C$1] - SQRT([.$A17]*[.$A17] - [.$A17]*[.C$1] + [.C$1]*[.C$1])) / 3" office:value-type="float" office:value="0.49138698455535" calcext:value-type="float">
            <text:p>0.49138698455535</text:p>
          </table:table-cell>
          <table:table-cell table:formula="of:=([.$A17] + [.D$1] - SQRT([.$A17]*[.$A17] - [.$A17]*[.D$1] + [.D$1]*[.D$1])) / 3" office:value-type="float" office:value="0.964421340111372" calcext:value-type="float">
            <text:p>0.964421340111372</text:p>
          </table:table-cell>
          <table:table-cell table:formula="of:=([.$A17] + [.E$1] - SQRT([.$A17]*[.$A17] - [.$A17]*[.E$1] + [.E$1]*[.E$1])) / 3" office:value-type="float" office:value="1.41742430504416" calcext:value-type="float">
            <text:p>1.41742430504416</text:p>
          </table:table-cell>
          <table:table-cell table:formula="of:=([.$A17] + [.F$1] - SQRT([.$A17]*[.$A17] - [.$A17]*[.F$1] + [.F$1]*[.F$1])) / 3" office:value-type="float" office:value="1.84879198430876" calcext:value-type="float">
            <text:p>1.84879198430876</text:p>
          </table:table-cell>
          <table:table-cell table:formula="of:=([.$A17] + [.G$1] - SQRT([.$A17]*[.$A17] - [.$A17]*[.G$1] + [.G$1]*[.G$1])) / 3" office:value-type="float" office:value="2.25708114822568" calcext:value-type="float">
            <text:p>2.25708114822568</text:p>
          </table:table-cell>
          <table:table-cell table:formula="of:=([.$A17] + [.H$1] - SQRT([.$A17]*[.$A17] - [.$A17]*[.H$1] + [.H$1]*[.H$1])) / 3" office:value-type="float" office:value="2.64110105645933" calcext:value-type="float">
            <text:p>2.64110105645933</text:p>
          </table:table-cell>
          <table:table-cell table:style-name="ce6" table:formula="of:=([.$A17] + [.I$1] - SQRT([.$A17]*[.$A17] - [.$A17]*[.I$1] + [.I$1]*[.I$1])) / 3" office:value-type="float" office:value="3" calcext:value-type="float">
            <text:p>3</text:p>
          </table:table-cell>
          <table:table-cell table:formula="of:=([.$A17] + [.J$1] - SQRT([.$A17]*[.$A17] - [.$A17]*[.J$1] + [.J$1]*[.J$1])) / 3" office:value-type="float" office:value="3.33333333333333" calcext:value-type="float">
            <text:p>3.33333333333333</text:p>
          </table:table-cell>
          <table:table-cell table:formula="of:=([.$A17] + [.K$1] - SQRT([.$A17]*[.$A17] - [.$A17]*[.K$1] + [.K$1]*[.K$1])) / 3" office:value-type="float" office:value="3.64110105645933" calcext:value-type="float">
            <text:p>3.64110105645933</text:p>
          </table:table-cell>
          <table:table-cell table:formula="of:=([.$A17] + [.L$1] - SQRT([.$A17]*[.$A17] - [.$A17]*[.L$1] + [.L$1]*[.L$1])) / 3" office:value-type="float" office:value="3.92374781489235" calcext:value-type="float">
            <text:p>3.92374781489235</text:p>
          </table:table-cell>
          <table:table-cell table:formula="of:=([.$A17] + [.M$1] - SQRT([.$A17]*[.$A17] - [.$A17]*[.M$1] + [.M$1]*[.M$1])) / 3" office:value-type="float" office:value="4.1821253176421" calcext:value-type="float">
            <text:p>4.1821253176421</text:p>
          </table:table-cell>
          <table:table-cell table:formula="of:=([.$A17] + [.N$1] - SQRT([.$A17]*[.$A17] - [.$A17]*[.N$1] + [.N$1]*[.N$1])) / 3" office:value-type="float" office:value="4.41742430504416" calcext:value-type="float">
            <text:p>4.41742430504416</text:p>
          </table:table-cell>
          <table:table-cell table:formula="of:=([.$A17] + [.O$1] - SQRT([.$A17]*[.$A17] - [.$A17]*[.O$1] + [.O$1]*[.O$1])) / 3" office:value-type="float" office:value="4.63108800677804" calcext:value-type="float">
            <text:p>4.63108800677804</text:p>
          </table:table-cell>
          <table:table-cell table:formula="of:=([.$A17] + [.P$1] - SQRT([.$A17]*[.$A17] - [.$A17]*[.P$1] + [.P$1]*[.P$1])) / 3" office:value-type="float" office:value="4.82472031788868" calcext:value-type="float">
            <text:p>4.82472031788868</text:p>
          </table:table-cell>
          <table:table-cell table:style-name="ce4" table:formula="of:=([.$A17] + [.Q$1] - SQRT([.$A17]*[.$A17] - [.$A17]*[.Q$1] + [.Q$1]*[.Q$1])) / 3" office:value-type="float" office:value="5" calcext:value-type="float">
            <text:p>5</text:p>
          </table:table-cell>
          <table:table-cell table:formula="of:=([.$A17] + [.R$1] - SQRT([.$A17]*[.$A17] - [.$A17]*[.R$1] + [.R$1]*[.R$1])) / 3" office:value-type="float" office:value="5.15860843457999" calcext:value-type="float">
            <text:p>5.15860843457999</text:p>
          </table:table-cell>
          <table:table-cell table:formula="of:=([.$A17] + [.S$1] - SQRT([.$A17]*[.$A17] - [.$A17]*[.S$1] + [.S$1]*[.S$1])) / 3" office:value-type="float" office:value="5.30217435352297" calcext:value-type="float">
            <text:p>5.30217435352297</text:p>
          </table:table-cell>
          <table:table-cell table:formula="of:=([.$A17] + [.T$1] - SQRT([.$A17]*[.$A17] - [.$A17]*[.T$1] + [.T$1]*[.T$1])) / 3" office:value-type="float" office:value="5.43223563716998" calcext:value-type="float">
            <text:p>5.43223563716998</text:p>
          </table:table-cell>
          <table:table-cell table:formula="of:=([.$A17] + [.U$1] - SQRT([.$A17]*[.$A17] - [.$A17]*[.U$1] + [.U$1]*[.U$1])) / 3" office:value-type="float" office:value="5.55021614236751" calcext:value-type="float">
            <text:p>5.55021614236751</text:p>
          </table:table-cell>
          <table:table-cell table:formula="of:=([.$A17] + [.V$1] - SQRT([.$A17]*[.$A17] - [.$A17]*[.V$1] + [.V$1]*[.V$1])) / 3" office:value-type="float" office:value="5.65741454089335" calcext:value-type="float">
            <text:p>5.65741454089335</text:p>
          </table:table-cell>
          <table:table-cell table:formula="of:=([.$A17] + [.W$1] - SQRT([.$A17]*[.$A17] - [.$A17]*[.W$1] + [.W$1]*[.W$1])) / 3" office:value-type="float" office:value="5.7550020016016" calcext:value-type="float">
            <text:p>5.7550020016016</text:p>
          </table:table-cell>
          <table:table-cell table:formula="of:=([.$A17] + [.X$1] - SQRT([.$A17]*[.$A17] - [.$A17]*[.X$1] + [.X$1]*[.X$1])) / 3" office:value-type="float" office:value="5.84402588868941" calcext:value-type="float">
            <text:p>5.84402588868941</text:p>
          </table:table-cell>
          <table:table-cell table:formula="of:=([.$A17] + [.Y$1] - SQRT([.$A17]*[.$A17] - [.$A17]*[.Y$1] + [.Y$1]*[.Y$1])) / 3" office:value-type="float" office:value="5.92541719461444" calcext:value-type="float">
            <text:p>5.92541719461444</text:p>
          </table:table-cell>
          <table:table-cell table:style-name="ce5" table:formula="of:=([.$A17] + [.Z$1] - SQRT([.$A17]*[.$A17] - [.$A17]*[.Z$1] + [.Z$1]*[.Z$1])) / 3" office:value-type="float" office:value="6" calcext:value-type="float">
            <text:p>6</text:p>
          </table:table-cell>
          <table:table-cell table:formula="of:=([.$A17] + [.AA$1] - SQRT([.$A17]*[.$A17] - [.$A17]*[.AA$1] + [.AA$1]*[.AA$1])) / 3" office:value-type="float" office:value="6.06850176076554" calcext:value-type="float">
            <text:p>6.06850176076554</text:p>
          </table:table-cell>
          <table:table-cell table:formula="of:=([.$A17] + [.AB$1] - SQRT([.$A17]*[.$A17] - [.$A17]*[.AB$1] + [.AB$1]*[.AB$1])) / 3" office:value-type="float" office:value="6.13156362969512" calcext:value-type="float">
            <text:p>6.13156362969512</text:p>
          </table:table-cell>
          <table:table-cell table:formula="of:=([.$A17] + [.AC$1] - SQRT([.$A17]*[.$A17] - [.$A17]*[.AC$1] + [.AC$1]*[.AC$1])) / 3" office:value-type="float" office:value="6.18975032409335" calcext:value-type="float">
            <text:p>6.18975032409335</text:p>
          </table:table-cell>
          <table:table-cell table:formula="of:=([.$A17] + [.AD$1] - SQRT([.$A17]*[.$A17] - [.$A17]*[.AD$1] + [.AD$1]*[.AD$1])) / 3" office:value-type="float" office:value="6.24355926699227" calcext:value-type="float">
            <text:p>6.24355926699227</text:p>
          </table:table-cell>
          <table:table-cell table:formula="of:=([.$A17] + [.AE$1] - SQRT([.$A17]*[.$A17] - [.$A17]*[.AE$1] + [.AE$1]*[.AE$1])) / 3" office:value-type="float" office:value="6.29342887527969" calcext:value-type="float">
            <text:p>6.29342887527969</text:p>
          </table:table-cell>
          <table:table-cell table:formula="of:=([.$A17] + [.AF$1] - SQRT([.$A17]*[.$A17] - [.$A17]*[.AF$1] + [.AF$1]*[.AF$1])) / 3" office:value-type="float" office:value="6.33974596215561" calcext:value-type="float">
            <text:p>6.33974596215561</text:p>
          </table:table-cell>
          <table:table-cell table:number-columns-repeated="1635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([.$A18] + [.B$1] - SQRT([.$A18]*[.$A18] - [.$A18]*[.B$1] + [.B$1]*[.B$1])) / 3" office:value-type="float" office:value="0" calcext:value-type="float">
            <text:p>0</text:p>
          </table:table-cell>
          <table:table-cell table:formula="of:=([.$A18] + [.C$1] - SQRT([.$A18]*[.$A18] - [.$A18]*[.C$1] + [.C$1]*[.C$1])) / 3" office:value-type="float" office:value="0.491941767913325" calcext:value-type="float">
            <text:p>0.491941767913325</text:p>
          </table:table-cell>
          <table:table-cell table:formula="of:=([.$A18] + [.D$1] - SQRT([.$A18]*[.$A18] - [.$A18]*[.D$1] + [.D$1]*[.D$1])) / 3" office:value-type="float" office:value="0.966777043152833" calcext:value-type="float">
            <text:p>0.966777043152833</text:p>
          </table:table-cell>
          <table:table-cell table:formula="of:=([.$A18] + [.E$1] - SQRT([.$A18]*[.$A18] - [.$A18]*[.E$1] + [.E$1]*[.E$1])) / 3" office:value-type="float" office:value="1.42302671244792" calcext:value-type="float">
            <text:p>1.42302671244792</text:p>
          </table:table-cell>
          <table:table-cell table:formula="of:=([.$A18] + [.F$1] - SQRT([.$A18]*[.$A18] - [.$A18]*[.F$1] + [.F$1]*[.F$1])) / 3" office:value-type="float" office:value="1.85926496604801" calcext:value-type="float">
            <text:p>1.85926496604801</text:p>
          </table:table-cell>
          <table:table-cell table:formula="of:=([.$A18] + [.G$1] - SQRT([.$A18]*[.$A18] - [.$A18]*[.G$1] + [.G$1]*[.G$1])) / 3" office:value-type="float" office:value="2.27418437374739" calcext:value-type="float">
            <text:p>2.27418437374739</text:p>
          </table:table-cell>
          <table:table-cell table:formula="of:=([.$A18] + [.H$1] - SQRT([.$A18]*[.$A18] - [.$A18]*[.H$1] + [.H$1]*[.H$1])) / 3" office:value-type="float" office:value="2.66666666666667" calcext:value-type="float">
            <text:p>2.66666666666667</text:p>
          </table:table-cell>
          <table:table-cell table:formula="of:=([.$A18] + [.I$1] - SQRT([.$A18]*[.$A18] - [.$A18]*[.I$1] + [.I$1]*[.I$1])) / 3" office:value-type="float" office:value="3.03585200351673" calcext:value-type="float">
            <text:p>3.03585200351673</text:p>
          </table:table-cell>
          <table:table-cell table:formula="of:=([.$A18] + [.J$1] - SQRT([.$A18]*[.$A18] - [.$A18]*[.J$1] + [.J$1]*[.J$1])) / 3" office:value-type="float" office:value="3.38119784648299" calcext:value-type="float">
            <text:p>3.38119784648299</text:p>
          </table:table-cell>
          <table:table-cell table:formula="of:=([.$A18] + [.K$1] - SQRT([.$A18]*[.$A18] - [.$A18]*[.K$1] + [.K$1]*[.K$1])) / 3" office:value-type="float" office:value="3.7025186701834" calcext:value-type="float">
            <text:p>3.7025186701834</text:p>
          </table:table-cell>
          <table:table-cell table:style-name="ce5" table:formula="of:=([.$A18] + [.L$1] - SQRT([.$A18]*[.$A18] - [.$A18]*[.L$1] + [.L$1]*[.L$1])) / 3" office:value-type="float" office:value="4" calcext:value-type="float">
            <text:p>4</text:p>
          </table:table-cell>
          <table:table-cell table:formula="of:=([.$A18] + [.M$1] - SQRT([.$A18]*[.$A18] - [.$A18]*[.M$1] + [.M$1]*[.M$1])) / 3" office:value-type="float" office:value="4.27418437374739" calcext:value-type="float">
            <text:p>4.27418437374739</text:p>
          </table:table-cell>
          <table:table-cell table:formula="of:=([.$A18] + [.N$1] - SQRT([.$A18]*[.$A18] - [.$A18]*[.N$1] + [.N$1]*[.N$1])) / 3" office:value-type="float" office:value="4.52593163271468" calcext:value-type="float">
            <text:p>4.52593163271468</text:p>
          </table:table-cell>
          <table:table-cell table:formula="of:=([.$A18] + [.O$1] - SQRT([.$A18]*[.$A18] - [.$A18]*[.O$1] + [.O$1]*[.O$1])) / 3" office:value-type="float" office:value="4.75636004578126" calcext:value-type="float">
            <text:p>4.75636004578126</text:p>
          </table:table-cell>
          <table:table-cell table:formula="of:=([.$A18] + [.P$1] - SQRT([.$A18]*[.$A18] - [.$A18]*[.P$1] + [.P$1]*[.P$1])) / 3" office:value-type="float" office:value="4.96677704315283" calcext:value-type="float">
            <text:p>4.96677704315283</text:p>
          </table:table-cell>
          <table:table-cell table:formula="of:=([.$A18] + [.Q$1] - SQRT([.$A18]*[.$A18] - [.$A18]*[.Q$1] + [.Q$1]*[.Q$1])) / 3" office:value-type="float" office:value="5.15860843457999" calcext:value-type="float">
            <text:p>5.15860843457999</text:p>
          </table:table-cell>
          <table:table-cell table:formula="of:=([.$A18] + [.R$1] - SQRT([.$A18]*[.$A18] - [.$A18]*[.R$1] + [.R$1]*[.R$1])) / 3" office:value-type="float" office:value="5.33333333333333" calcext:value-type="float">
            <text:p>5.33333333333333</text:p>
          </table:table-cell>
          <table:table-cell table:formula="of:=([.$A18] + [.S$1] - SQRT([.$A18]*[.$A18] - [.$A18]*[.S$1] + [.S$1]*[.S$1])) / 3" office:value-type="float" office:value="5.4924294527139" calcext:value-type="float">
            <text:p>5.4924294527139</text:p>
          </table:table-cell>
          <table:table-cell table:formula="of:=([.$A18] + [.T$1] - SQRT([.$A18]*[.$A18] - [.$A18]*[.T$1] + [.T$1]*[.T$1])) / 3" office:value-type="float" office:value="5.63733083645498" calcext:value-type="float">
            <text:p>5.63733083645498</text:p>
          </table:table-cell>
          <table:table-cell table:formula="of:=([.$A18] + [.U$1] - SQRT([.$A18]*[.$A18] - [.$A18]*[.U$1] + [.U$1]*[.U$1])) / 3" office:value-type="float" office:value="5.76939799568196" calcext:value-type="float">
            <text:p>5.76939799568196</text:p>
          </table:table-cell>
          <table:table-cell table:formula="of:=([.$A18] + [.V$1] - SQRT([.$A18]*[.$A18] - [.$A18]*[.V$1] + [.V$1]*[.V$1])) / 3" office:value-type="float" office:value="5.88989907339221" calcext:value-type="float">
            <text:p>5.88989907339221</text:p>
          </table:table-cell>
          <table:table-cell table:style-name="ce9" table:formula="of:=([.$A18] + [.W$1] - SQRT([.$A18]*[.$A18] - [.$A18]*[.W$1] + [.W$1]*[.W$1])) / 3" office:value-type="float" office:value="6" calcext:value-type="float">
            <text:p>6</text:p>
          </table:table-cell>
          <table:table-cell table:formula="of:=([.$A18] + [.X$1] - SQRT([.$A18]*[.$A18] - [.$A18]*[.X$1] + [.X$1]*[.X$1])) / 3" office:value-type="float" office:value="6.10076146546926" calcext:value-type="float">
            <text:p>6.10076146546926</text:p>
          </table:table-cell>
          <table:table-cell table:formula="of:=([.$A18] + [.Y$1] - SQRT([.$A18]*[.$A18] - [.$A18]*[.Y$1] + [.Y$1]*[.Y$1])) / 3" office:value-type="float" office:value="6.19314071444595" calcext:value-type="float">
            <text:p>6.19314071444595</text:p>
          </table:table-cell>
          <table:table-cell table:formula="of:=([.$A18] + [.Z$1] - SQRT([.$A18]*[.$A18] - [.$A18]*[.Z$1] + [.Z$1]*[.Z$1])) / 3" office:value-type="float" office:value="6.27799650382776" calcext:value-type="float">
            <text:p>6.27799650382776</text:p>
          </table:table-cell>
          <table:table-cell table:formula="of:=([.$A18] + [.AA$1] - SQRT([.$A18]*[.$A18] - [.$A18]*[.AA$1] + [.AA$1]*[.AA$1])) / 3" office:value-type="float" office:value="6.3560959335129" calcext:value-type="float">
            <text:p>6.3560959335129</text:p>
          </table:table-cell>
          <table:table-cell table:formula="of:=([.$A18] + [.AB$1] - SQRT([.$A18]*[.$A18] - [.$A18]*[.AB$1] + [.AB$1]*[.AB$1])) / 3" office:value-type="float" office:value="6.42812220559964" calcext:value-type="float">
            <text:p>6.42812220559964</text:p>
          </table:table-cell>
          <table:table-cell table:formula="of:=([.$A18] + [.AC$1] - SQRT([.$A18]*[.$A18] - [.$A18]*[.AC$1] + [.AC$1]*[.AC$1])) / 3" office:value-type="float" office:value="6.49468265579677" calcext:value-type="float">
            <text:p>6.49468265579677</text:p>
          </table:table-cell>
          <table:table-cell table:formula="of:=([.$A18] + [.AD$1] - SQRT([.$A18]*[.$A18] - [.$A18]*[.AD$1] + [.AD$1]*[.AD$1])) / 3" office:value-type="float" office:value="6.55631662626904" calcext:value-type="float">
            <text:p>6.55631662626904</text:p>
          </table:table-cell>
          <table:table-cell table:formula="of:=([.$A18] + [.AE$1] - SQRT([.$A18]*[.$A18] - [.$A18]*[.AE$1] + [.AE$1]*[.AE$1])) / 3" office:value-type="float" office:value="6.61350291639392" calcext:value-type="float">
            <text:p>6.61350291639392</text:p>
          </table:table-cell>
          <table:table-cell table:formula="of:=([.$A18] + [.AF$1] - SQRT([.$A18]*[.$A18] - [.$A18]*[.AF$1] + [.AF$1]*[.AF$1])) / 3" office:value-type="float" office:value="6.66666666666667" calcext:value-type="float">
            <text:p>6.66666666666667</text:p>
          </table:table-cell>
          <table:table-cell table:number-columns-repeated="1635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([.$A19] + [.B$1] - SQRT([.$A19]*[.$A19] - [.$A19]*[.B$1] + [.B$1]*[.B$1])) / 3" office:value-type="float" office:value="0" calcext:value-type="float">
            <text:p>0</text:p>
          </table:table-cell>
          <table:table-cell table:formula="of:=([.$A19] + [.C$1] - SQRT([.$A19]*[.$A19] - [.$A19]*[.C$1] + [.C$1]*[.C$1])) / 3" office:value-type="float" office:value="0.492429452713899" calcext:value-type="float">
            <text:p>0.492429452713899</text:p>
          </table:table-cell>
          <table:table-cell table:formula="of:=([.$A19] + [.D$1] - SQRT([.$A19]*[.$A19] - [.$A19]*[.D$1] + [.D$1]*[.D$1])) / 3" office:value-type="float" office:value="0.96884102018964" calcext:value-type="float">
            <text:p>0.96884102018964</text:p>
          </table:table-cell>
          <table:table-cell table:formula="of:=([.$A19] + [.E$1] - SQRT([.$A19]*[.$A19] - [.$A19]*[.E$1] + [.E$1]*[.E$1])) / 3" office:value-type="float" office:value="1.4279221181661" calcext:value-type="float">
            <text:p>1.4279221181661</text:p>
          </table:table-cell>
          <table:table-cell table:formula="of:=([.$A19] + [.F$1] - SQRT([.$A19]*[.$A19] - [.$A19]*[.F$1] + [.F$1]*[.F$1])) / 3" office:value-type="float" office:value="1.86839856055312" calcext:value-type="float">
            <text:p>1.86839856055312</text:p>
          </table:table-cell>
          <table:table-cell table:formula="of:=([.$A19] + [.G$1] - SQRT([.$A19]*[.$A19] - [.$A19]*[.G$1] + [.G$1]*[.G$1])) / 3" office:value-type="float" office:value="2.28908468319281" calcext:value-type="float">
            <text:p>2.28908468319281</text:p>
          </table:table-cell>
          <table:table-cell table:formula="of:=([.$A19] + [.H$1] - SQRT([.$A19]*[.$A19] - [.$A19]*[.H$1] + [.H$1]*[.H$1])) / 3" office:value-type="float" office:value="2.68893849231064" calcext:value-type="float">
            <text:p>2.68893849231064</text:p>
          </table:table-cell>
          <table:table-cell table:formula="of:=([.$A19] + [.I$1] - SQRT([.$A19]*[.$A19] - [.$A19]*[.I$1] + [.I$1]*[.I$1])) / 3" office:value-type="float" office:value="3.06711713768375" calcext:value-type="float">
            <text:p>3.06711713768375</text:p>
          </table:table-cell>
          <table:table-cell table:formula="of:=([.$A19] + [.J$1] - SQRT([.$A19]*[.$A19] - [.$A19]*[.J$1] + [.J$1]*[.J$1])) / 3" office:value-type="float" office:value="3.42302671244792" calcext:value-type="float">
            <text:p>3.42302671244792</text:p>
          </table:table-cell>
          <table:table-cell table:formula="of:=([.$A19] + [.K$1] - SQRT([.$A19]*[.$A19] - [.$A19]*[.K$1] + [.K$1]*[.K$1])) / 3" office:value-type="float" office:value="3.75636004578126" calcext:value-type="float">
            <text:p>3.75636004578126</text:p>
          </table:table-cell>
          <table:table-cell table:formula="of:=([.$A19] + [.L$1] - SQRT([.$A19]*[.$A19] - [.$A19]*[.L$1] + [.L$1]*[.L$1])) / 3" office:value-type="float" office:value="4.06711713768375" calcext:value-type="float">
            <text:p>4.06711713768375</text:p>
          </table:table-cell>
          <table:table-cell table:formula="of:=([.$A19] + [.M$1] - SQRT([.$A19]*[.$A19] - [.$A19]*[.M$1] + [.M$1]*[.M$1])) / 3" office:value-type="float" office:value="4.35560515897731" calcext:value-type="float">
            <text:p>4.35560515897731</text:p>
          </table:table-cell>
          <table:table-cell table:formula="of:=([.$A19] + [.N$1] - SQRT([.$A19]*[.$A19] - [.$A19]*[.N$1] + [.N$1]*[.N$1])) / 3" office:value-type="float" office:value="4.62241801652615" calcext:value-type="float">
            <text:p>4.62241801652615</text:p>
          </table:table-cell>
          <table:table-cell table:formula="of:=([.$A19] + [.O$1] - SQRT([.$A19]*[.$A19] - [.$A19]*[.O$1] + [.O$1]*[.O$1])) / 3" office:value-type="float" office:value="4.86839856055312" calcext:value-type="float">
            <text:p>4.86839856055312</text:p>
          </table:table-cell>
          <table:table-cell table:formula="of:=([.$A19] + [.P$1] - SQRT([.$A19]*[.$A19] - [.$A19]*[.P$1] + [.P$1]*[.P$1])) / 3" office:value-type="float" office:value="5.09458878483276" calcext:value-type="float">
            <text:p>5.09458878483276</text:p>
          </table:table-cell>
          <table:table-cell table:formula="of:=([.$A19] + [.Q$1] - SQRT([.$A19]*[.$A19] - [.$A19]*[.Q$1] + [.Q$1]*[.Q$1])) / 3" office:value-type="float" office:value="5.30217435352297" calcext:value-type="float">
            <text:p>5.30217435352297</text:p>
          </table:table-cell>
          <table:table-cell table:formula="of:=([.$A19] + [.R$1] - SQRT([.$A19]*[.$A19] - [.$A19]*[.R$1] + [.R$1]*[.R$1])) / 3" office:value-type="float" office:value="5.4924294527139" calcext:value-type="float">
            <text:p>5.4924294527139</text:p>
          </table:table-cell>
          <table:table-cell table:formula="of:=([.$A19] + [.S$1] - SQRT([.$A19]*[.$A19] - [.$A19]*[.S$1] + [.S$1]*[.S$1])) / 3" office:value-type="float" office:value="5.66666666666667" calcext:value-type="float">
            <text:p>5.66666666666667</text:p>
          </table:table-cell>
          <table:table-cell table:formula="of:=([.$A19] + [.T$1] - SQRT([.$A19]*[.$A19] - [.$A19]*[.T$1] + [.T$1]*[.T$1])) / 3" office:value-type="float" office:value="5.82619484402159" calcext:value-type="float">
            <text:p>5.82619484402159</text:p>
          </table:table-cell>
          <table:table-cell table:formula="of:=([.$A19] + [.U$1] - SQRT([.$A19]*[.$A19] - [.$A19]*[.U$1] + [.U$1]*[.U$1])) / 3" office:value-type="float" office:value="5.97228622665829" calcext:value-type="float">
            <text:p>5.97228622665829</text:p>
          </table:table-cell>
          <table:table-cell table:formula="of:=([.$A19] + [.V$1] - SQRT([.$A19]*[.$A19] - [.$A19]*[.V$1] + [.V$1]*[.V$1])) / 3" office:value-type="float" office:value="6.10615276924353" calcext:value-type="float">
            <text:p>6.10615276924353</text:p>
          </table:table-cell>
          <table:table-cell table:formula="of:=([.$A19] + [.W$1] - SQRT([.$A19]*[.$A19] - [.$A19]*[.W$1] + [.W$1]*[.W$1])) / 3" office:value-type="float" office:value="6.22893069472401" calcext:value-type="float">
            <text:p>6.22893069472401</text:p>
          </table:table-cell>
          <table:table-cell table:formula="of:=([.$A19] + [.X$1] - SQRT([.$A19]*[.$A19] - [.$A19]*[.X$1] + [.X$1]*[.X$1])) / 3" office:value-type="float" office:value="6.34167188152061" calcext:value-type="float">
            <text:p>6.34167188152061</text:p>
          </table:table-cell>
          <table:table-cell table:formula="of:=([.$A19] + [.Y$1] - SQRT([.$A19]*[.$A19] - [.$A19]*[.Y$1] + [.Y$1]*[.Y$1])) / 3" office:value-type="float" office:value="6.44534056007606" calcext:value-type="float">
            <text:p>6.44534056007606</text:p>
          </table:table-cell>
          <table:table-cell table:formula="of:=([.$A19] + [.Z$1] - SQRT([.$A19]*[.$A19] - [.$A19]*[.Z$1] + [.Z$1]*[.Z$1])) / 3" office:value-type="float" office:value="6.54081389118935" calcext:value-type="float">
            <text:p>6.54081389118935</text:p>
          </table:table-cell>
          <table:table-cell table:formula="of:=([.$A19] + [.AA$1] - SQRT([.$A19]*[.$A19] - [.$A19]*[.AA$1] + [.AA$1]*[.AA$1])) / 3" office:value-type="float" office:value="6.62888520416801" calcext:value-type="float">
            <text:p>6.62888520416801</text:p>
          </table:table-cell>
          <table:table-cell table:formula="of:=([.$A19] + [.AB$1] - SQRT([.$A19]*[.$A19] - [.$A19]*[.AB$1] + [.AB$1]*[.AB$1])) / 3" office:value-type="float" office:value="6.71026891598049" calcext:value-type="float">
            <text:p>6.71026891598049</text:p>
          </table:table-cell>
          <table:table-cell table:formula="of:=([.$A19] + [.AC$1] - SQRT([.$A19]*[.$A19] - [.$A19]*[.AC$1] + [.AC$1]*[.AC$1])) / 3" office:value-type="float" office:value="6.78560638830874" calcext:value-type="float">
            <text:p>6.78560638830874</text:p>
          </table:table-cell>
          <table:table-cell table:formula="of:=([.$A19] + [.AD$1] - SQRT([.$A19]*[.$A19] - [.$A19]*[.AD$1] + [.AD$1]*[.AD$1])) / 3" office:value-type="float" office:value="6.85547218475292" calcext:value-type="float">
            <text:p>6.85547218475292</text:p>
          </table:table-cell>
          <table:table-cell table:formula="of:=([.$A19] + [.AE$1] - SQRT([.$A19]*[.$A19] - [.$A19]*[.AE$1] + [.AE$1]*[.AE$1])) / 3" office:value-type="float" office:value="6.92038035725069" calcext:value-type="float">
            <text:p>6.92038035725069</text:p>
          </table:table-cell>
          <table:table-cell table:formula="of:=([.$A19] + [.AF$1] - SQRT([.$A19]*[.$A19] - [.$A19]*[.AF$1] + [.AF$1]*[.AF$1])) / 3" office:value-type="float" office:value="6.98079051946975" calcext:value-type="float">
            <text:p>6.98079051946975</text:p>
          </table:table-cell>
          <table:table-cell table:number-columns-repeated="1635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([.$A20] + [.B$1] - SQRT([.$A20]*[.$A20] - [.$A20]*[.B$1] + [.B$1]*[.B$1])) / 3" office:value-type="float" office:value="0" calcext:value-type="float">
            <text:p>0</text:p>
          </table:table-cell>
          <table:table-cell table:formula="of:=([.$A20] + [.C$1] - SQRT([.$A20]*[.$A20] - [.$A20]*[.C$1] + [.C$1]*[.C$1])) / 3" office:value-type="float" office:value="0.492861510688256" calcext:value-type="float">
            <text:p>0.492861510688256</text:p>
          </table:table-cell>
          <table:table-cell table:formula="of:=([.$A20] + [.D$1] - SQRT([.$A20]*[.$A20] - [.$A20]*[.D$1] + [.D$1]*[.D$1])) / 3" office:value-type="float" office:value="0.970664169788313" calcext:value-type="float">
            <text:p>0.970664169788313</text:p>
          </table:table-cell>
          <table:table-cell table:formula="of:=([.$A20] + [.E$1] - SQRT([.$A20]*[.$A20] - [.$A20]*[.E$1] + [.E$1]*[.E$1])) / 3" office:value-type="float" office:value="1.43223563716998" calcext:value-type="float">
            <text:p>1.43223563716998</text:p>
          </table:table-cell>
          <table:table-cell table:formula="of:=([.$A20] + [.F$1] - SQRT([.$A20]*[.$A20] - [.$A20]*[.F$1] + [.F$1]*[.F$1])) / 3" office:value-type="float" office:value="1.87643148541837" calcext:value-type="float">
            <text:p>1.87643148541837</text:p>
          </table:table-cell>
          <table:table-cell table:formula="of:=([.$A20] + [.G$1] - SQRT([.$A20]*[.$A20] - [.$A20]*[.G$1] + [.G$1]*[.G$1])) / 3" office:value-type="float" office:value="2.30217435352297" calcext:value-type="float">
            <text:p>2.30217435352297</text:p>
          </table:table-cell>
          <table:table-cell table:formula="of:=([.$A20] + [.H$1] - SQRT([.$A20]*[.$A20] - [.$A20]*[.H$1] + [.H$1]*[.H$1])) / 3" office:value-type="float" office:value="2.70849737787082" calcext:value-type="float">
            <text:p>2.70849737787082</text:p>
          </table:table-cell>
          <table:table-cell table:formula="of:=([.$A20] + [.I$1] - SQRT([.$A20]*[.$A20] - [.$A20]*[.I$1] + [.I$1]*[.I$1])) / 3" office:value-type="float" office:value="3.09458878483276" calcext:value-type="float">
            <text:p>3.09458878483276</text:p>
          </table:table-cell>
          <table:table-cell table:formula="of:=([.$A20] + [.J$1] - SQRT([.$A20]*[.$A20] - [.$A20]*[.J$1] + [.J$1]*[.J$1])) / 3" office:value-type="float" office:value="3.45983354939556" calcext:value-type="float">
            <text:p>3.45983354939556</text:p>
          </table:table-cell>
          <table:table-cell table:formula="of:=([.$A20] + [.K$1] - SQRT([.$A20]*[.$A20] - [.$A20]*[.K$1] + [.K$1]*[.K$1])) / 3" office:value-type="float" office:value="3.80384757729337" calcext:value-type="float">
            <text:p>3.80384757729337</text:p>
          </table:table-cell>
          <table:table-cell table:formula="of:=([.$A20] + [.L$1] - SQRT([.$A20]*[.$A20] - [.$A20]*[.L$1] + [.L$1]*[.L$1])) / 3" office:value-type="float" office:value="4.12650021606223" calcext:value-type="float">
            <text:p>4.12650021606223</text:p>
          </table:table-cell>
          <table:table-cell table:formula="of:=([.$A20] + [.M$1] - SQRT([.$A20]*[.$A20] - [.$A20]*[.M$1] + [.M$1]*[.M$1])) / 3" office:value-type="float" office:value="4.4279221181661" calcext:value-type="float">
            <text:p>4.4279221181661</text:p>
          </table:table-cell>
          <table:table-cell table:formula="of:=([.$A20] + [.N$1] - SQRT([.$A20]*[.$A20] - [.$A20]*[.N$1] + [.N$1]*[.N$1])) / 3" office:value-type="float" office:value="4.70849737787082" calcext:value-type="float">
            <text:p>4.70849737787082</text:p>
          </table:table-cell>
          <table:table-cell table:formula="of:=([.$A20] + [.O$1] - SQRT([.$A20]*[.$A20] - [.$A20]*[.O$1] + [.O$1]*[.O$1])) / 3" office:value-type="float" office:value="4.96884102018964" calcext:value-type="float">
            <text:p>4.96884102018964</text:p>
          </table:table-cell>
          <table:table-cell table:formula="of:=([.$A20] + [.P$1] - SQRT([.$A20]*[.$A20] - [.$A20]*[.P$1] + [.P$1]*[.P$1])) / 3" office:value-type="float" office:value="5.2097648187517" calcext:value-type="float">
            <text:p>5.2097648187517</text:p>
          </table:table-cell>
          <table:table-cell table:formula="of:=([.$A20] + [.Q$1] - SQRT([.$A20]*[.$A20] - [.$A20]*[.Q$1] + [.Q$1]*[.Q$1])) / 3" office:value-type="float" office:value="5.43223563716998" calcext:value-type="float">
            <text:p>5.43223563716998</text:p>
          </table:table-cell>
          <table:table-cell table:formula="of:=([.$A20] + [.R$1] - SQRT([.$A20]*[.$A20] - [.$A20]*[.R$1] + [.R$1]*[.R$1])) / 3" office:value-type="float" office:value="5.63733083645498" calcext:value-type="float">
            <text:p>5.63733083645498</text:p>
          </table:table-cell>
          <table:table-cell table:formula="of:=([.$A20] + [.S$1] - SQRT([.$A20]*[.$A20] - [.$A20]*[.S$1] + [.S$1]*[.S$1])) / 3" office:value-type="float" office:value="5.82619484402159" calcext:value-type="float">
            <text:p>5.82619484402159</text:p>
          </table:table-cell>
          <table:table-cell table:style-name="ce4" table:formula="of:=([.$A20] + [.T$1] - SQRT([.$A20]*[.$A20] - [.$A20]*[.T$1] + [.T$1]*[.T$1])) / 3" office:value-type="float" office:value="6" calcext:value-type="float">
            <text:p>6</text:p>
          </table:table-cell>
          <table:table-cell table:formula="of:=([.$A20] + [.U$1] - SQRT([.$A20]*[.$A20] - [.$A20]*[.U$1] + [.U$1]*[.U$1])) / 3" office:value-type="float" office:value="6.15991360751595" calcext:value-type="float">
            <text:p>6.15991360751595</text:p>
          </table:table-cell>
          <table:table-cell table:formula="of:=([.$A20] + [.V$1] - SQRT([.$A20]*[.$A20] - [.$A20]*[.V$1] + [.V$1]*[.V$1])) / 3" office:value-type="float" office:value="6.3070719905537" calcext:value-type="float">
            <text:p>6.3070719905537</text:p>
          </table:table-cell>
          <table:table-cell table:formula="of:=([.$A20] + [.W$1] - SQRT([.$A20]*[.$A20] - [.$A20]*[.W$1] + [.W$1]*[.W$1])) / 3" office:value-type="float" office:value="6.442561475698" calcext:value-type="float">
            <text:p>6.442561475698</text:p>
          </table:table-cell>
          <table:table-cell table:formula="of:=([.$A20] + [.X$1] - SQRT([.$A20]*[.$A20] - [.$A20]*[.X$1] + [.X$1]*[.X$1])) / 3" office:value-type="float" office:value="6.56740562327185" calcext:value-type="float">
            <text:p>6.56740562327185</text:p>
          </table:table-cell>
          <table:table-cell table:formula="of:=([.$A20] + [.Y$1] - SQRT([.$A20]*[.$A20] - [.$A20]*[.Y$1] + [.Y$1]*[.Y$1])) / 3" office:value-type="float" office:value="6.68255772008101" calcext:value-type="float">
            <text:p>6.68255772008101</text:p>
          </table:table-cell>
          <table:table-cell table:formula="of:=([.$A20] + [.Z$1] - SQRT([.$A20]*[.$A20] - [.$A20]*[.Z$1] + [.Z$1]*[.Z$1])) / 3" office:value-type="float" office:value="6.78889744907202" calcext:value-type="float">
            <text:p>6.78889744907202</text:p>
          </table:table-cell>
          <table:table-cell table:formula="of:=([.$A20] + [.AA$1] - SQRT([.$A20]*[.$A20] - [.$A20]*[.AA$1] + [.AA$1]*[.AA$1])) / 3" office:value-type="float" office:value="6.88723069877044" calcext:value-type="float">
            <text:p>6.88723069877044</text:p>
          </table:table-cell>
          <table:table-cell table:formula="of:=([.$A20] + [.AB$1] - SQRT([.$A20]*[.$A20] - [.$A20]*[.AB$1] + [.AB$1]*[.AB$1])) / 3" office:value-type="float" office:value="6.9782916035528" calcext:value-type="float">
            <text:p>6.9782916035528</text:p>
          </table:table-cell>
          <table:table-cell table:formula="of:=([.$A20] + [.AC$1] - SQRT([.$A20]*[.$A20] - [.$A20]*[.AC$1] + [.AC$1]*[.AC$1])) / 3" office:value-type="float" office:value="7.06274606680623" calcext:value-type="float">
            <text:p>7.06274606680623</text:p>
          </table:table-cell>
          <table:table-cell table:formula="of:=([.$A20] + [.AD$1] - SQRT([.$A20]*[.$A20] - [.$A20]*[.AD$1] + [.AD$1]*[.AD$1])) / 3" office:value-type="float" office:value="7.14119618170366" calcext:value-type="float">
            <text:p>7.14119618170366</text:p>
          </table:table-cell>
          <table:table-cell table:formula="of:=([.$A20] + [.AE$1] - SQRT([.$A20]*[.$A20] - [.$A20]*[.AE$1] + [.AE$1]*[.AE$1])) / 3" office:value-type="float" office:value="7.21418511126269" calcext:value-type="float">
            <text:p>7.21418511126269</text:p>
          </table:table-cell>
          <table:table-cell table:formula="of:=([.$A20] + [.AF$1] - SQRT([.$A20]*[.$A20] - [.$A20]*[.AF$1] + [.AF$1]*[.AF$1])) / 3" office:value-type="float" office:value="7.28220211291865" calcext:value-type="float">
            <text:p>7.28220211291865</text:p>
          </table:table-cell>
          <table:table-cell table:number-columns-repeated="1635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([.$A21] + [.B$1] - SQRT([.$A21]*[.$A21] - [.$A21]*[.B$1] + [.B$1]*[.B$1])) / 3" office:value-type="float" office:value="0" calcext:value-type="float">
            <text:p>0</text:p>
          </table:table-cell>
          <table:table-cell table:formula="of:=([.$A21] + [.C$1] - SQRT([.$A21]*[.$A21] - [.$A21]*[.C$1] + [.C$1]*[.C$1])) / 3" office:value-type="float" office:value="0.493246940849288" calcext:value-type="float">
            <text:p>0.493246940849288</text:p>
          </table:table-cell>
          <table:table-cell table:formula="of:=([.$A21] + [.D$1] - SQRT([.$A21]*[.$A21] - [.$A21]*[.D$1] + [.D$1]*[.D$1])) / 3" office:value-type="float" office:value="0.972286226658292" calcext:value-type="float">
            <text:p>0.972286226658292</text:p>
          </table:table-cell>
          <table:table-cell table:formula="of:=([.$A21] + [.E$1] - SQRT([.$A21]*[.$A21] - [.$A21]*[.E$1] + [.E$1]*[.E$1])) / 3" office:value-type="float" office:value="1.43606466234862" calcext:value-type="float">
            <text:p>1.43606466234862</text:p>
          </table:table-cell>
          <table:table-cell table:formula="of:=([.$A21] + [.F$1] - SQRT([.$A21]*[.$A21] - [.$A21]*[.F$1] + [.F$1]*[.F$1])) / 3" office:value-type="float" office:value="1.88354947570084" calcext:value-type="float">
            <text:p>1.88354947570084</text:p>
          </table:table-cell>
          <table:table-cell table:formula="of:=([.$A21] + [.G$1] - SQRT([.$A21]*[.$A21] - [.$A21]*[.G$1] + [.G$1]*[.G$1])) / 3" office:value-type="float" office:value="2.31375929692267" calcext:value-type="float">
            <text:p>2.31375929692267</text:p>
          </table:table-cell>
          <table:table-cell table:formula="of:=([.$A21] + [.H$1] - SQRT([.$A21]*[.$A21] - [.$A21]*[.H$1] + [.H$1]*[.H$1])) / 3" office:value-type="float" office:value="2.72579871957976" calcext:value-type="float">
            <text:p>2.72579871957976</text:p>
          </table:table-cell>
          <table:table-cell table:formula="of:=([.$A21] + [.I$1] - SQRT([.$A21]*[.$A21] - [.$A21]*[.I$1] + [.I$1]*[.I$1])) / 3" office:value-type="float" office:value="3.11889434096892" calcext:value-type="float">
            <text:p>3.11889434096892</text:p>
          </table:table-cell>
          <table:table-cell table:formula="of:=([.$A21] + [.J$1] - SQRT([.$A21]*[.$A21] - [.$A21]*[.J$1] + [.J$1]*[.J$1])) / 3" office:value-type="float" office:value="3.4924294527139" calcext:value-type="float">
            <text:p>3.4924294527139</text:p>
          </table:table-cell>
          <table:table-cell table:formula="of:=([.$A21] + [.K$1] - SQRT([.$A21]*[.$A21] - [.$A21]*[.K$1] + [.K$1]*[.K$1])) / 3" office:value-type="float" office:value="3.84597412228189" calcext:value-type="float">
            <text:p>3.84597412228189</text:p>
          </table:table-cell>
          <table:table-cell table:formula="of:=([.$A21] + [.L$1] - SQRT([.$A21]*[.$A21] - [.$A21]*[.L$1] + [.L$1]*[.L$1])) / 3" office:value-type="float" office:value="4.17930745561522" calcext:value-type="float">
            <text:p>4.17930745561522</text:p>
          </table:table-cell>
          <table:table-cell table:formula="of:=([.$A21] + [.M$1] - SQRT([.$A21]*[.$A21] - [.$A21]*[.M$1] + [.M$1]*[.M$1])) / 3" office:value-type="float" office:value="4.4924294527139" calcext:value-type="float">
            <text:p>4.4924294527139</text:p>
          </table:table-cell>
          <table:table-cell table:formula="of:=([.$A21] + [.N$1] - SQRT([.$A21]*[.$A21] - [.$A21]*[.N$1] + [.N$1]*[.N$1])) / 3" office:value-type="float" office:value="4.78556100763559" calcext:value-type="float">
            <text:p>4.78556100763559</text:p>
          </table:table-cell>
          <table:table-cell table:formula="of:=([.$A21] + [.O$1] - SQRT([.$A21]*[.$A21] - [.$A21]*[.O$1] + [.O$1]*[.O$1])) / 3" office:value-type="float" office:value="5.05913205291309" calcext:value-type="float">
            <text:p>5.05913205291309</text:p>
          </table:table-cell>
          <table:table-cell table:formula="of:=([.$A21] + [.P$1] - SQRT([.$A21]*[.$A21] - [.$A21]*[.P$1] + [.P$1]*[.P$1])) / 3" office:value-type="float" office:value="5.31375929692267" calcext:value-type="float">
            <text:p>5.31375929692267</text:p>
          </table:table-cell>
          <table:table-cell table:formula="of:=([.$A21] + [.Q$1] - SQRT([.$A21]*[.$A21] - [.$A21]*[.Q$1] + [.Q$1]*[.Q$1])) / 3" office:value-type="float" office:value="5.55021614236751" calcext:value-type="float">
            <text:p>5.55021614236751</text:p>
          </table:table-cell>
          <table:table-cell table:formula="of:=([.$A21] + [.R$1] - SQRT([.$A21]*[.$A21] - [.$A21]*[.R$1] + [.R$1]*[.R$1])) / 3" office:value-type="float" office:value="5.76939799568196" calcext:value-type="float">
            <text:p>5.76939799568196</text:p>
          </table:table-cell>
          <table:table-cell table:formula="of:=([.$A21] + [.S$1] - SQRT([.$A21]*[.$A21] - [.$A21]*[.S$1] + [.S$1]*[.S$1])) / 3" office:value-type="float" office:value="5.97228622665829" calcext:value-type="float">
            <text:p>5.97228622665829</text:p>
          </table:table-cell>
          <table:table-cell table:formula="of:=([.$A21] + [.T$1] - SQRT([.$A21]*[.$A21] - [.$A21]*[.T$1] + [.T$1]*[.T$1])) / 3" office:value-type="float" office:value="6.15991360751595" calcext:value-type="float">
            <text:p>6.15991360751595</text:p>
          </table:table-cell>
          <table:table-cell table:formula="of:=([.$A21] + [.U$1] - SQRT([.$A21]*[.$A21] - [.$A21]*[.U$1] + [.U$1]*[.U$1])) / 3" office:value-type="float" office:value="6.33333333333333" calcext:value-type="float">
            <text:p>6.33333333333333</text:p>
          </table:table-cell>
          <table:table-cell table:formula="of:=([.$A21] + [.V$1] - SQRT([.$A21]*[.$A21] - [.$A21]*[.V$1] + [.V$1]*[.V$1])) / 3" office:value-type="float" office:value="6.49359290135229" calcext:value-type="float">
            <text:p>6.49359290135229</text:p>
          </table:table-cell>
          <table:table-cell table:formula="of:=([.$A21] + [.W$1] - SQRT([.$A21]*[.$A21] - [.$A21]*[.W$1] + [.W$1]*[.W$1])) / 3" office:value-type="float" office:value="6.64171336670509" calcext:value-type="float">
            <text:p>6.64171336670509</text:p>
          </table:table-cell>
          <table:table-cell table:formula="of:=([.$A21] + [.X$1] - SQRT([.$A21]*[.$A21] - [.$A21]*[.X$1] + [.X$1]*[.X$1])) / 3" office:value-type="float" office:value="6.77867389340939" calcext:value-type="float">
            <text:p>6.77867389340939</text:p>
          </table:table-cell>
          <table:table-cell table:formula="of:=([.$A21] + [.Y$1] - SQRT([.$A21]*[.$A21] - [.$A21]*[.Y$1] + [.Y$1]*[.Y$1])) / 3" office:value-type="float" office:value="6.90540111540241" calcext:value-type="float">
            <text:p>6.90540111540241</text:p>
          </table:table-cell>
          <table:table-cell table:formula="of:=([.$A21] + [.Z$1] - SQRT([.$A21]*[.$A21] - [.$A21]*[.Z$1] + [.Z$1]*[.Z$1])) / 3" office:value-type="float" office:value="7.02276260017956" calcext:value-type="float">
            <text:p>7.02276260017956</text:p>
          </table:table-cell>
          <table:table-cell table:formula="of:=([.$A21] + [.AA$1] - SQRT([.$A21]*[.$A21] - [.$A21]*[.AA$1] + [.AA$1]*[.AA$1])) / 3" office:value-type="float" office:value="7.13156362969512" calcext:value-type="float">
            <text:p>7.13156362969512</text:p>
          </table:table-cell>
          <table:table-cell table:formula="of:=([.$A21] + [.AB$1] - SQRT([.$A21]*[.$A21] - [.$A21]*[.AB$1] + [.AB$1]*[.AB$1])) / 3" office:value-type="float" office:value="7.23254653484597" calcext:value-type="float">
            <text:p>7.23254653484597</text:p>
          </table:table-cell>
          <table:table-cell table:formula="of:=([.$A21] + [.AC$1] - SQRT([.$A21]*[.$A21] - [.$A21]*[.AC$1] + [.AC$1]*[.AC$1])) / 3" office:value-type="float" office:value="7.32639190035712" calcext:value-type="float">
            <text:p>7.32639190035712</text:p>
          </table:table-cell>
          <table:table-cell table:formula="of:=([.$A21] + [.AD$1] - SQRT([.$A21]*[.$A21] - [.$A21]*[.AD$1] + [.AD$1]*[.AD$1])) / 3" office:value-type="float" office:value="7.41372106457337" calcext:value-type="float">
            <text:p>7.41372106457337</text:p>
          </table:table-cell>
          <table:table-cell table:formula="of:=([.$A21] + [.AE$1] - SQRT([.$A21]*[.$A21] - [.$A21]*[.AE$1] + [.AE$1]*[.AE$1])) / 3" office:value-type="float" office:value="7.49509945188462" calcext:value-type="float">
            <text:p>7.49509945188462</text:p>
          </table:table-cell>
          <table:table-cell table:formula="of:=([.$A21] + [.AF$1] - SQRT([.$A21]*[.$A21] - [.$A21]*[.AF$1] + [.AF$1]*[.AF$1])) / 3" office:value-type="float" office:value="7.57104038127006" calcext:value-type="float">
            <text:p>7.57104038127006</text:p>
          </table:table-cell>
          <table:table-cell table:number-columns-repeated="1635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([.$A22] + [.B$1] - SQRT([.$A22]*[.$A22] - [.$A22]*[.B$1] + [.B$1]*[.B$1])) / 3" office:value-type="float" office:value="0" calcext:value-type="float">
            <text:p>0</text:p>
          </table:table-cell>
          <table:table-cell table:formula="of:=([.$A22] + [.C$1] - SQRT([.$A22]*[.$A22] - [.$A22]*[.C$1] + [.C$1]*[.C$1])) / 3" office:value-type="float" office:value="0.493592901352288" calcext:value-type="float">
            <text:p>0.493592901352288</text:p>
          </table:table-cell>
          <table:table-cell table:formula="of:=([.$A22] + [.D$1] - SQRT([.$A22]*[.$A22] - [.$A22]*[.D$1] + [.D$1]*[.D$1])) / 3" office:value-type="float" office:value="0.973738657220363" calcext:value-type="float">
            <text:p>0.973738657220363</text:p>
          </table:table-cell>
          <table:table-cell table:formula="of:=([.$A22] + [.E$1] - SQRT([.$A22]*[.$A22] - [.$A22]*[.E$1] + [.E$1]*[.E$1])) / 3" office:value-type="float" office:value="1.43948610257686" calcext:value-type="float">
            <text:p>1.43948610257686</text:p>
          </table:table-cell>
          <table:table-cell table:formula="of:=([.$A22] + [.F$1] - SQRT([.$A22]*[.$A22] - [.$A22]*[.F$1] + [.F$1]*[.F$1])) / 3" office:value-type="float" office:value="1.88989907339221" calcext:value-type="float">
            <text:p>1.88989907339221</text:p>
          </table:table-cell>
          <table:table-cell table:formula="of:=([.$A22] + [.G$1] - SQRT([.$A22]*[.$A22] - [.$A22]*[.G$1] + [.G$1]*[.G$1])) / 3" office:value-type="float" office:value="2.32408120756002" calcext:value-type="float">
            <text:p>2.32408120756002</text:p>
          </table:table-cell>
          <table:table-cell table:formula="of:=([.$A22] + [.H$1] - SQRT([.$A22]*[.$A22] - [.$A22]*[.H$1] + [.H$1]*[.H$1])) / 3" office:value-type="float" office:value="2.74120372178961" calcext:value-type="float">
            <text:p>2.74120372178961</text:p>
          </table:table-cell>
          <table:table-cell table:formula="of:=([.$A22] + [.I$1] - SQRT([.$A22]*[.$A22] - [.$A22]*[.I$1] + [.I$1]*[.I$1])) / 3" office:value-type="float" office:value="3.14053472291768" calcext:value-type="float">
            <text:p>3.14053472291768</text:p>
          </table:table-cell>
          <table:table-cell table:formula="of:=([.$A22] + [.J$1] - SQRT([.$A22]*[.$A22] - [.$A22]*[.J$1] + [.J$1]*[.J$1])) / 3" office:value-type="float" office:value="3.5214680752791" calcext:value-type="float">
            <text:p>3.5214680752791</text:p>
          </table:table-cell>
          <table:table-cell table:formula="of:=([.$A22] + [.K$1] - SQRT([.$A22]*[.$A22] - [.$A22]*[.K$1] + [.K$1]*[.K$1])) / 3" office:value-type="float" office:value="3.88354947570084" calcext:value-type="float">
            <text:p>3.88354947570084</text:p>
          </table:table-cell>
          <table:table-cell table:formula="of:=([.$A22] + [.L$1] - SQRT([.$A22]*[.$A22] - [.$A22]*[.L$1] + [.L$1]*[.L$1])) / 3" office:value-type="float" office:value="4.22649730810374" calcext:value-type="float">
            <text:p>4.22649730810374</text:p>
          </table:table-cell>
          <table:table-cell table:formula="of:=([.$A22] + [.M$1] - SQRT([.$A22]*[.$A22] - [.$A22]*[.M$1] + [.M$1]*[.M$1])) / 3" office:value-type="float" office:value="4.55021614236751" calcext:value-type="float">
            <text:p>4.55021614236751</text:p>
          </table:table-cell>
          <table:table-cell table:formula="of:=([.$A22] + [.N$1] - SQRT([.$A22]*[.$A22] - [.$A22]*[.N$1] + [.N$1]*[.N$1])) / 3" office:value-type="float" office:value="4.85480140861244" calcext:value-type="float">
            <text:p>4.85480140861244</text:p>
          </table:table-cell>
          <table:table-cell table:formula="of:=([.$A22] + [.O$1] - SQRT([.$A22]*[.$A22] - [.$A22]*[.O$1] + [.O$1]*[.O$1])) / 3" office:value-type="float" office:value="5.14053472291768" calcext:value-type="float">
            <text:p>5.14053472291768</text:p>
          </table:table-cell>
          <table:table-cell table:formula="of:=([.$A22] + [.P$1] - SQRT([.$A22]*[.$A22] - [.$A22]*[.P$1] + [.P$1]*[.P$1])) / 3" office:value-type="float" office:value="5.40787038845627" calcext:value-type="float">
            <text:p>5.40787038845627</text:p>
          </table:table-cell>
          <table:table-cell table:formula="of:=([.$A22] + [.Q$1] - SQRT([.$A22]*[.$A22] - [.$A22]*[.Q$1] + [.Q$1]*[.Q$1])) / 3" office:value-type="float" office:value="5.65741454089335" calcext:value-type="float">
            <text:p>5.65741454089335</text:p>
          </table:table-cell>
          <table:table-cell table:formula="of:=([.$A22] + [.R$1] - SQRT([.$A22]*[.$A22] - [.$A22]*[.R$1] + [.R$1]*[.R$1])) / 3" office:value-type="float" office:value="5.88989907339221" calcext:value-type="float">
            <text:p>5.88989907339221</text:p>
          </table:table-cell>
          <table:table-cell table:formula="of:=([.$A22] + [.S$1] - SQRT([.$A22]*[.$A22] - [.$A22]*[.S$1] + [.S$1]*[.S$1])) / 3" office:value-type="float" office:value="6.10615276924353" calcext:value-type="float">
            <text:p>6.10615276924353</text:p>
          </table:table-cell>
          <table:table-cell table:formula="of:=([.$A22] + [.T$1] - SQRT([.$A22]*[.$A22] - [.$A22]*[.T$1] + [.T$1]*[.T$1])) / 3" office:value-type="float" office:value="6.3070719905537" calcext:value-type="float">
            <text:p>6.3070719905537</text:p>
          </table:table-cell>
          <table:table-cell table:formula="of:=([.$A22] + [.U$1] - SQRT([.$A22]*[.$A22] - [.$A22]*[.U$1] + [.U$1]*[.U$1])) / 3" office:value-type="float" office:value="6.49359290135229" calcext:value-type="float">
            <text:p>6.49359290135229</text:p>
          </table:table-cell>
          <table:table-cell table:formula="of:=([.$A22] + [.V$1] - SQRT([.$A22]*[.$A22] - [.$A22]*[.V$1] + [.V$1]*[.V$1])) / 3" office:value-type="float" office:value="6.66666666666667" calcext:value-type="float">
            <text:p>6.66666666666667</text:p>
          </table:table-cell>
          <table:table-cell table:formula="of:=([.$A22] + [.W$1] - SQRT([.$A22]*[.$A22] - [.$A22]*[.W$1] + [.W$1]*[.W$1])) / 3" office:value-type="float" office:value="6.82723849043894" calcext:value-type="float">
            <text:p>6.82723849043894</text:p>
          </table:table-cell>
          <table:table-cell table:formula="of:=([.$A22] + [.X$1] - SQRT([.$A22]*[.$A22] - [.$A22]*[.X$1] + [.X$1]*[.X$1])) / 3" office:value-type="float" office:value="6.97623083143151" calcext:value-type="float">
            <text:p>6.97623083143151</text:p>
          </table:table-cell>
          <table:table-cell table:formula="of:=([.$A22] + [.Y$1] - SQRT([.$A22]*[.$A22] - [.$A22]*[.Y$1] + [.Y$1]*[.Y$1])) / 3" office:value-type="float" office:value="7.11453072409743" calcext:value-type="float">
            <text:p>7.11453072409743</text:p>
          </table:table-cell>
          <table:table-cell table:formula="of:=([.$A22] + [.Z$1] - SQRT([.$A22]*[.$A22] - [.$A22]*[.Z$1] + [.Z$1]*[.Z$1])) / 3" office:value-type="float" office:value="7.24298084955997" calcext:value-type="float">
            <text:p>7.24298084955997</text:p>
          </table:table-cell>
          <table:table-cell table:formula="of:=([.$A22] + [.AA$1] - SQRT([.$A22]*[.$A22] - [.$A22]*[.AA$1] + [.AA$1]*[.AA$1])) / 3" office:value-type="float" office:value="7.36237384174027" calcext:value-type="float">
            <text:p>7.36237384174027</text:p>
          </table:table-cell>
          <table:table-cell table:formula="of:=([.$A22] + [.AB$1] - SQRT([.$A22]*[.$A22] - [.$A22]*[.AB$1] + [.AB$1]*[.AB$1])) / 3" office:value-type="float" office:value="7.47344925163227" calcext:value-type="float">
            <text:p>7.47344925163227</text:p>
          </table:table-cell>
          <table:table-cell table:formula="of:=([.$A22] + [.AC$1] - SQRT([.$A22]*[.$A22] - [.$A22]*[.AC$1] + [.AC$1]*[.AC$1])) / 3" office:value-type="float" office:value="7.5768926003256" calcext:value-type="float">
            <text:p>7.5768926003256</text:p>
          </table:table-cell>
          <table:table-cell table:formula="of:=([.$A22] + [.AD$1] - SQRT([.$A22]*[.$A22] - [.$A22]*[.AD$1] + [.AD$1]*[.AD$1])) / 3" office:value-type="float" office:value="7.67333600213547" calcext:value-type="float">
            <text:p>7.67333600213547</text:p>
          </table:table-cell>
          <table:table-cell table:formula="of:=([.$A22] + [.AE$1] - SQRT([.$A22]*[.$A22] - [.$A22]*[.AE$1] + [.AE$1]*[.AE$1])) / 3" office:value-type="float" office:value="7.76335991187837" calcext:value-type="float">
            <text:p>7.76335991187837</text:p>
          </table:table-cell>
          <table:table-cell table:formula="of:=([.$A22] + [.AF$1] - SQRT([.$A22]*[.$A22] - [.$A22]*[.AF$1] + [.AF$1]*[.AF$1])) / 3" office:value-type="float" office:value="7.8474956297847" calcext:value-type="float">
            <text:p>7.8474956297847</text:p>
          </table:table-cell>
          <table:table-cell table:number-columns-repeated="1635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([.$A23] + [.B$1] - SQRT([.$A23]*[.$A23] - [.$A23]*[.B$1] + [.B$1]*[.B$1])) / 3" office:value-type="float" office:value="0" calcext:value-type="float">
            <text:p>0</text:p>
          </table:table-cell>
          <table:table-cell table:formula="of:=([.$A23] + [.C$1] - SQRT([.$A23]*[.$A23] - [.$A23]*[.C$1] + [.C$1]*[.C$1])) / 3" office:value-type="float" office:value="0.493905157105602" calcext:value-type="float">
            <text:p>0.493905157105602</text:p>
          </table:table-cell>
          <table:table-cell table:formula="of:=([.$A23] + [.D$1] - SQRT([.$A23]*[.$A23] - [.$A23]*[.D$1] + [.D$1]*[.D$1])) / 3" office:value-type="float" office:value="0.975046700038423" calcext:value-type="float">
            <text:p>0.975046700038423</text:p>
          </table:table-cell>
          <table:table-cell table:formula="of:=([.$A23] + [.E$1] - SQRT([.$A23]*[.$A23] - [.$A23]*[.E$1] + [.E$1]*[.E$1])) / 3" office:value-type="float" office:value="1.442561475698" calcext:value-type="float">
            <text:p>1.442561475698</text:p>
          </table:table-cell>
          <table:table-cell table:formula="of:=([.$A23] + [.F$1] - SQRT([.$A23]*[.$A23] - [.$A23]*[.F$1] + [.F$1]*[.F$1])) / 3" office:value-type="float" office:value="1.89559736139068" calcext:value-type="float">
            <text:p>1.89559736139068</text:p>
          </table:table-cell>
          <table:table-cell table:formula="of:=([.$A23] + [.G$1] - SQRT([.$A23]*[.$A23] - [.$A23]*[.G$1] + [.G$1]*[.G$1])) / 3" office:value-type="float" office:value="2.33333333333333" calcext:value-type="float">
            <text:p>2.33333333333333</text:p>
          </table:table-cell>
          <table:table-cell table:formula="of:=([.$A23] + [.H$1] - SQRT([.$A23]*[.$A23] - [.$A23]*[.H$1] + [.H$1]*[.H$1])) / 3" office:value-type="float" office:value="2.7550020016016" calcext:value-type="float">
            <text:p>2.7550020016016</text:p>
          </table:table-cell>
          <table:table-cell table:formula="of:=([.$A23] + [.I$1] - SQRT([.$A23]*[.$A23] - [.$A23]*[.I$1] + [.I$1]*[.I$1])) / 3" office:value-type="float" office:value="3.15991360751596" calcext:value-type="float">
            <text:p>3.15991360751596</text:p>
          </table:table-cell>
          <table:table-cell table:formula="of:=([.$A23] + [.J$1] - SQRT([.$A23]*[.$A23] - [.$A23]*[.J$1] + [.J$1]*[.J$1])) / 3" office:value-type="float" office:value="3.54748008310473" calcext:value-type="float">
            <text:p>3.54748008310473</text:p>
          </table:table-cell>
          <table:table-cell table:formula="of:=([.$A23] + [.K$1] - SQRT([.$A23]*[.$A23] - [.$A23]*[.K$1] + [.K$1]*[.K$1])) / 3" office:value-type="float" office:value="3.91723746970178" calcext:value-type="float">
            <text:p>3.91723746970178</text:p>
          </table:table-cell>
          <table:table-cell table:formula="of:=([.$A23] + [.L$1] - SQRT([.$A23]*[.$A23] - [.$A23]*[.L$1] + [.L$1]*[.L$1])) / 3" office:value-type="float" office:value="4.26886486711325" calcext:value-type="float">
            <text:p>4.26886486711325</text:p>
          </table:table-cell>
          <table:table-cell table:formula="of:=([.$A23] + [.M$1] - SQRT([.$A23]*[.$A23] - [.$A23]*[.M$1] + [.M$1]*[.M$1])) / 3" office:value-type="float" office:value="4.60219820044658" calcext:value-type="float">
            <text:p>4.60219820044658</text:p>
          </table:table-cell>
          <table:table-cell table:formula="of:=([.$A23] + [.N$1] - SQRT([.$A23]*[.$A23] - [.$A23]*[.N$1] + [.N$1]*[.N$1])) / 3" office:value-type="float" office:value="4.91723746970178" calcext:value-type="float">
            <text:p>4.91723746970178</text:p>
          </table:table-cell>
          <table:table-cell table:formula="of:=([.$A23] + [.O$1] - SQRT([.$A23]*[.$A23] - [.$A23]*[.O$1] + [.O$1]*[.O$1])) / 3" office:value-type="float" office:value="5.21414674977139" calcext:value-type="float">
            <text:p>5.21414674977139</text:p>
          </table:table-cell>
          <table:table-cell table:formula="of:=([.$A23] + [.P$1] - SQRT([.$A23]*[.$A23] - [.$A23]*[.P$1] + [.P$1]*[.P$1])) / 3" office:value-type="float" office:value="5.49324694084929" calcext:value-type="float">
            <text:p>5.49324694084929</text:p>
          </table:table-cell>
          <table:table-cell table:formula="of:=([.$A23] + [.Q$1] - SQRT([.$A23]*[.$A23] - [.$A23]*[.Q$1] + [.Q$1]*[.Q$1])) / 3" office:value-type="float" office:value="5.7550020016016" calcext:value-type="float">
            <text:p>5.7550020016016</text:p>
          </table:table-cell>
          <table:table-cell table:style-name="ce9" table:formula="of:=([.$A23] + [.R$1] - SQRT([.$A23]*[.$A23] - [.$A23]*[.R$1] + [.R$1]*[.R$1])) / 3" office:value-type="float" office:value="6" calcext:value-type="float">
            <text:p>6</text:p>
          </table:table-cell>
          <table:table-cell table:formula="of:=([.$A23] + [.S$1] - SQRT([.$A23]*[.$A23] - [.$A23]*[.S$1] + [.S$1]*[.S$1])) / 3" office:value-type="float" office:value="6.22893069472401" calcext:value-type="float">
            <text:p>6.22893069472401</text:p>
          </table:table-cell>
          <table:table-cell table:formula="of:=([.$A23] + [.T$1] - SQRT([.$A23]*[.$A23] - [.$A23]*[.T$1] + [.T$1]*[.T$1])) / 3" office:value-type="float" office:value="6.442561475698" calcext:value-type="float">
            <text:p>6.442561475698</text:p>
          </table:table-cell>
          <table:table-cell table:formula="of:=([.$A23] + [.U$1] - SQRT([.$A23]*[.$A23] - [.$A23]*[.U$1] + [.U$1]*[.U$1])) / 3" office:value-type="float" office:value="6.64171336670509" calcext:value-type="float">
            <text:p>6.64171336670509</text:p>
          </table:table-cell>
          <table:table-cell table:formula="of:=([.$A23] + [.V$1] - SQRT([.$A23]*[.$A23] - [.$A23]*[.V$1] + [.V$1]*[.V$1])) / 3" office:value-type="float" office:value="6.82723849043894" calcext:value-type="float">
            <text:p>6.82723849043894</text:p>
          </table:table-cell>
          <table:table-cell table:style-name="ce4" table:formula="of:=([.$A23] + [.W$1] - SQRT([.$A23]*[.$A23] - [.$A23]*[.W$1] + [.W$1]*[.W$1])) / 3" office:value-type="float" office:value="7" calcext:value-type="float">
            <text:p>7</text:p>
          </table:table-cell>
          <table:table-cell table:formula="of:=([.$A23] + [.X$1] - SQRT([.$A23]*[.$A23] - [.$A23]*[.X$1] + [.X$1]*[.X$1])) / 3" office:value-type="float" office:value="7.16085506955" calcext:value-type="float">
            <text:p>7.16085506955</text:p>
          </table:table-cell>
          <table:table-cell table:formula="of:=([.$A23] + [.Y$1] - SQRT([.$A23]*[.$A23] - [.$A23]*[.Y$1] + [.Y$1]*[.Y$1])) / 3" office:value-type="float" office:value="7.31064116976203" calcext:value-type="float">
            <text:p>7.31064116976203</text:p>
          </table:table-cell>
          <table:table-cell table:formula="of:=([.$A23] + [.Z$1] - SQRT([.$A23]*[.$A23] - [.$A23]*[.Z$1] + [.Z$1]*[.Z$1])) / 3" office:value-type="float" office:value="7.45016556472925" calcext:value-type="float">
            <text:p>7.45016556472925</text:p>
          </table:table-cell>
          <table:table-cell table:formula="of:=([.$A23] + [.AA$1] - SQRT([.$A23]*[.$A23] - [.$A23]*[.AA$1] + [.AA$1]*[.AA$1])) / 3" office:value-type="float" office:value="7.58019776692466" calcext:value-type="float">
            <text:p>7.58019776692466</text:p>
          </table:table-cell>
          <table:table-cell table:formula="of:=([.$A23] + [.AB$1] - SQRT([.$A23]*[.$A23] - [.$A23]*[.AB$1] + [.AB$1]*[.AB$1])) / 3" office:value-type="float" office:value="7.70146456976765" calcext:value-type="float">
            <text:p>7.70146456976765</text:p>
          </table:table-cell>
          <table:table-cell table:formula="of:=([.$A23] + [.AC$1] - SQRT([.$A23]*[.$A23] - [.$A23]*[.AC$1] + [.AC$1]*[.AC$1])) / 3" office:value-type="float" office:value="7.81464722812755" calcext:value-type="float">
            <text:p>7.81464722812755</text:p>
          </table:table-cell>
          <table:table-cell table:formula="of:=([.$A23] + [.AD$1] - SQRT([.$A23]*[.$A23] - [.$A23]*[.AD$1] + [.AD$1]*[.AD$1])) / 3" office:value-type="float" office:value="7.92038035725069" calcext:value-type="float">
            <text:p>7.92038035725069</text:p>
          </table:table-cell>
          <table:table-cell table:formula="of:=([.$A23] + [.AE$1] - SQRT([.$A23]*[.$A23] - [.$A23]*[.AE$1] + [.AE$1]*[.AE$1])) / 3" office:value-type="float" office:value="8.0192521526181" calcext:value-type="float">
            <text:p>8.0192521526181</text:p>
          </table:table-cell>
          <table:table-cell table:formula="of:=([.$A23] + [.AF$1] - SQRT([.$A23]*[.$A23] - [.$A23]*[.AF$1] + [.AF$1]*[.AF$1])) / 3" office:value-type="float" office:value="8.11180558268441" calcext:value-type="float">
            <text:p>8.11180558268441</text:p>
          </table:table-cell>
          <table:table-cell table:number-columns-repeated="1635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([.$A24] + [.B$1] - SQRT([.$A24]*[.$A24] - [.$A24]*[.B$1] + [.B$1]*[.B$1])) / 3" office:value-type="float" office:value="0" calcext:value-type="float">
            <text:p>0</text:p>
          </table:table-cell>
          <table:table-cell table:formula="of:=([.$A24] + [.C$1] - SQRT([.$A24]*[.$A24] - [.$A24]*[.C$1] + [.C$1]*[.C$1])) / 3" office:value-type="float" office:value="0.494188402883329" calcext:value-type="float">
            <text:p>0.494188402883329</text:p>
          </table:table-cell>
          <table:table-cell table:formula="of:=([.$A24] + [.D$1] - SQRT([.$A24]*[.$A24] - [.$A24]*[.D$1] + [.D$1]*[.D$1])) / 3" office:value-type="float" office:value="0.976230831431508" calcext:value-type="float">
            <text:p>0.976230831431508</text:p>
          </table:table-cell>
          <table:table-cell table:formula="of:=([.$A24] + [.E$1] - SQRT([.$A24]*[.$A24] - [.$A24]*[.E$1] + [.E$1]*[.E$1])) / 3" office:value-type="float" office:value="1.44534056007606" calcext:value-type="float">
            <text:p>1.44534056007606</text:p>
          </table:table-cell>
          <table:table-cell table:formula="of:=([.$A24] + [.F$1] - SQRT([.$A24]*[.$A24] - [.$A24]*[.F$1] + [.F$1]*[.F$1])) / 3" office:value-type="float" office:value="1.90073895660519" calcext:value-type="float">
            <text:p>1.90073895660519</text:p>
          </table:table-cell>
          <table:table-cell table:formula="of:=([.$A24] + [.G$1] - SQRT([.$A24]*[.$A24] - [.$A24]*[.G$1] + [.G$1]*[.G$1])) / 3" office:value-type="float" office:value="2.34167188152061" calcext:value-type="float">
            <text:p>2.34167188152061</text:p>
          </table:table-cell>
          <table:table-cell table:formula="of:=([.$A24] + [.H$1] - SQRT([.$A24]*[.$A24] - [.$A24]*[.H$1] + [.H$1]*[.H$1])) / 3" office:value-type="float" office:value="2.76742813213593" calcext:value-type="float">
            <text:p>2.76742813213593</text:p>
          </table:table-cell>
          <table:table-cell table:formula="of:=([.$A24] + [.I$1] - SQRT([.$A24]*[.$A24] - [.$A24]*[.I$1] + [.I$1]*[.I$1])) / 3" office:value-type="float" office:value="3.17735922202274" calcext:value-type="float">
            <text:p>3.17735922202274</text:p>
          </table:table-cell>
          <table:table-cell table:formula="of:=([.$A24] + [.J$1] - SQRT([.$A24]*[.$A24] - [.$A24]*[.J$1] + [.J$1]*[.J$1])) / 3" office:value-type="float" office:value="3.57089949267136" calcext:value-type="float">
            <text:p>3.57089949267136</text:p>
          </table:table-cell>
          <table:table-cell table:formula="of:=([.$A24] + [.K$1] - SQRT([.$A24]*[.$A24] - [.$A24]*[.K$1] + [.K$1]*[.K$1])) / 3" office:value-type="float" office:value="3.94758531311066" calcext:value-type="float">
            <text:p>3.94758531311066</text:p>
          </table:table-cell>
          <table:table-cell table:formula="of:=([.$A24] + [.L$1] - SQRT([.$A24]*[.$A24] - [.$A24]*[.L$1] + [.L$1]*[.L$1])) / 3" office:value-type="float" office:value="4.3070719905537" calcext:value-type="float">
            <text:p>4.3070719905537</text:p>
          </table:table-cell>
          <table:table-cell table:formula="of:=([.$A24] + [.M$1] - SQRT([.$A24]*[.$A24] - [.$A24]*[.M$1] + [.M$1]*[.M$1])) / 3" office:value-type="float" office:value="4.64914703891412" calcext:value-type="float">
            <text:p>4.64914703891412</text:p>
          </table:table-cell>
          <table:table-cell table:formula="of:=([.$A24] + [.N$1] - SQRT([.$A24]*[.$A24] - [.$A24]*[.N$1] + [.N$1]*[.N$1])) / 3" office:value-type="float" office:value="4.97373865722036" calcext:value-type="float">
            <text:p>4.97373865722036</text:p>
          </table:table-cell>
          <table:table-cell table:formula="of:=([.$A24] + [.O$1] - SQRT([.$A24]*[.$A24] - [.$A24]*[.O$1] + [.O$1]*[.O$1])) / 3" office:value-type="float" office:value="5.28091864644399" calcext:value-type="float">
            <text:p>5.28091864644399</text:p>
          </table:table-cell>
          <table:table-cell table:formula="of:=([.$A24] + [.P$1] - SQRT([.$A24]*[.$A24] - [.$A24]*[.P$1] + [.P$1]*[.P$1])) / 3" office:value-type="float" office:value="5.57089949267136" calcext:value-type="float">
            <text:p>5.57089949267136</text:p>
          </table:table-cell>
          <table:table-cell table:formula="of:=([.$A24] + [.Q$1] - SQRT([.$A24]*[.$A24] - [.$A24]*[.Q$1] + [.Q$1]*[.Q$1])) / 3" office:value-type="float" office:value="5.84402588868941" calcext:value-type="float">
            <text:p>5.84402588868941</text:p>
          </table:table-cell>
          <table:table-cell table:formula="of:=([.$A24] + [.R$1] - SQRT([.$A24]*[.$A24] - [.$A24]*[.R$1] + [.R$1]*[.R$1])) / 3" office:value-type="float" office:value="6.10076146546926" calcext:value-type="float">
            <text:p>6.10076146546926</text:p>
          </table:table-cell>
          <table:table-cell table:formula="of:=([.$A24] + [.S$1] - SQRT([.$A24]*[.$A24] - [.$A24]*[.S$1] + [.S$1]*[.S$1])) / 3" office:value-type="float" office:value="6.34167188152061" calcext:value-type="float">
            <text:p>6.34167188152061</text:p>
          </table:table-cell>
          <table:table-cell table:formula="of:=([.$A24] + [.T$1] - SQRT([.$A24]*[.$A24] - [.$A24]*[.T$1] + [.T$1]*[.T$1])) / 3" office:value-type="float" office:value="6.56740562327185" calcext:value-type="float">
            <text:p>6.56740562327185</text:p>
          </table:table-cell>
          <table:table-cell table:formula="of:=([.$A24] + [.U$1] - SQRT([.$A24]*[.$A24] - [.$A24]*[.U$1] + [.U$1]*[.U$1])) / 3" office:value-type="float" office:value="6.77867389340939" calcext:value-type="float">
            <text:p>6.77867389340939</text:p>
          </table:table-cell>
          <table:table-cell table:formula="of:=([.$A24] + [.V$1] - SQRT([.$A24]*[.$A24] - [.$A24]*[.V$1] + [.V$1]*[.V$1])) / 3" office:value-type="float" office:value="6.97623083143151" calcext:value-type="float">
            <text:p>6.97623083143151</text:p>
          </table:table-cell>
          <table:table-cell table:formula="of:=([.$A24] + [.W$1] - SQRT([.$A24]*[.$A24] - [.$A24]*[.W$1] + [.W$1]*[.W$1])) / 3" office:value-type="float" office:value="7.16085506955" calcext:value-type="float">
            <text:p>7.16085506955</text:p>
          </table:table-cell>
          <table:table-cell table:formula="of:=([.$A24] + [.X$1] - SQRT([.$A24]*[.$A24] - [.$A24]*[.X$1] + [.X$1]*[.X$1])) / 3" office:value-type="float" office:value="7.33333333333333" calcext:value-type="float">
            <text:p>7.33333333333333</text:p>
          </table:table-cell>
          <table:table-cell table:formula="of:=([.$A24] + [.Y$1] - SQRT([.$A24]*[.$A24] - [.$A24]*[.Y$1] + [.Y$1]*[.Y$1])) / 3" office:value-type="float" office:value="7.49444650053487" calcext:value-type="float">
            <text:p>7.49444650053487</text:p>
          </table:table-cell>
          <table:table-cell table:formula="of:=([.$A24] + [.Z$1] - SQRT([.$A24]*[.$A24] - [.$A24]*[.Z$1] + [.Z$1]*[.Z$1])) / 3" office:value-type="float" office:value="7.64495827021947" calcext:value-type="float">
            <text:p>7.64495827021947</text:p>
          </table:table-cell>
          <table:table-cell table:formula="of:=([.$A24] + [.AA$1] - SQRT([.$A24]*[.$A24] - [.$A24]*[.AA$1] + [.AA$1]*[.AA$1])) / 3" office:value-type="float" office:value="7.78560638830874" calcext:value-type="float">
            <text:p>7.78560638830874</text:p>
          </table:table-cell>
          <table:table-cell table:formula="of:=([.$A24] + [.AB$1] - SQRT([.$A24]*[.$A24] - [.$A24]*[.AB$1] + [.AB$1]*[.AB$1])) / 3" office:value-type="float" office:value="7.91709623134524" calcext:value-type="float">
            <text:p>7.91709623134524</text:p>
          </table:table-cell>
          <table:table-cell table:formula="of:=([.$A24] + [.AC$1] - SQRT([.$A24]*[.$A24] - [.$A24]*[.AC$1] + [.AC$1]*[.AC$1])) / 3" office:value-type="float" office:value="8.04009646358352" calcext:value-type="float">
            <text:p>8.04009646358352</text:p>
          </table:table-cell>
          <table:table-cell table:formula="of:=([.$A24] + [.AD$1] - SQRT([.$A24]*[.$A24] - [.$A24]*[.AD$1] + [.AD$1]*[.AD$1])) / 3" office:value-type="float" office:value="8.1552364434642" calcext:value-type="float">
            <text:p>8.1552364434642</text:p>
          </table:table-cell>
          <table:table-cell table:formula="of:=([.$A24] + [.AE$1] - SQRT([.$A24]*[.$A24] - [.$A24]*[.AE$1] + [.AE$1]*[.AE$1])) / 3" office:value-type="float" office:value="8.2631050519459" calcext:value-type="float">
            <text:p>8.2631050519459</text:p>
          </table:table-cell>
          <table:table-cell table:formula="of:=([.$A24] + [.AF$1] - SQRT([.$A24]*[.$A24] - [.$A24]*[.AF$1] + [.AF$1]*[.AF$1])) / 3" office:value-type="float" office:value="8.36425063528419" calcext:value-type="float">
            <text:p>8.36425063528419</text:p>
          </table:table-cell>
          <table:table-cell table:number-columns-repeated="1635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([.$A25] + [.B$1] - SQRT([.$A25]*[.$A25] - [.$A25]*[.B$1] + [.B$1]*[.B$1])) / 3" office:value-type="float" office:value="0" calcext:value-type="float">
            <text:p>0</text:p>
          </table:table-cell>
          <table:table-cell table:formula="of:=([.$A25] + [.C$1] - SQRT([.$A25]*[.$A25] - [.$A25]*[.C$1] + [.C$1]*[.C$1])) / 3" office:value-type="float" office:value="0.494446500534866" calcext:value-type="float">
            <text:p>0.494446500534866</text:p>
          </table:table-cell>
          <table:table-cell table:formula="of:=([.$A25] + [.D$1] - SQRT([.$A25]*[.$A25] - [.$A25]*[.D$1] + [.D$1]*[.D$1])) / 3" office:value-type="float" office:value="0.977307836428697" calcext:value-type="float">
            <text:p>0.977307836428697</text:p>
          </table:table-cell>
          <table:table-cell table:formula="of:=([.$A25] + [.E$1] - SQRT([.$A25]*[.$A25] - [.$A25]*[.E$1] + [.E$1]*[.E$1])) / 3" office:value-type="float" office:value="1.44786405743076" calcext:value-type="float">
            <text:p>1.44786405743076</text:p>
          </table:table-cell>
          <table:table-cell table:formula="of:=([.$A25] + [.F$1] - SQRT([.$A25]*[.$A25] - [.$A25]*[.F$1] + [.F$1]*[.F$1])) / 3" office:value-type="float" office:value="1.90540111540241" calcext:value-type="float">
            <text:p>1.90540111540241</text:p>
          </table:table-cell>
          <table:table-cell table:formula="of:=([.$A25] + [.G$1] - SQRT([.$A25]*[.$A25] - [.$A25]*[.G$1] + [.G$1]*[.G$1])) / 3" office:value-type="float" office:value="2.34922438674768" calcext:value-type="float">
            <text:p>2.34922438674768</text:p>
          </table:table-cell>
          <table:table-cell table:formula="of:=([.$A25] + [.H$1] - SQRT([.$A25]*[.$A25] - [.$A25]*[.H$1] + [.H$1]*[.H$1])) / 3" office:value-type="float" office:value="2.77867389340939" calcext:value-type="float">
            <text:p>2.77867389340939</text:p>
          </table:table-cell>
          <table:table-cell table:formula="of:=([.$A25] + [.I$1] - SQRT([.$A25]*[.$A25] - [.$A25]*[.I$1] + [.I$1]*[.I$1])) / 3" office:value-type="float" office:value="3.19314071444595" calcext:value-type="float">
            <text:p>3.19314071444595</text:p>
          </table:table-cell>
          <table:table-cell table:formula="of:=([.$A25] + [.J$1] - SQRT([.$A25]*[.$A25] - [.$A25]*[.J$1] + [.J$1]*[.J$1])) / 3" office:value-type="float" office:value="3.59208386128111" calcext:value-type="float">
            <text:p>3.59208386128111</text:p>
          </table:table-cell>
          <table:table-cell table:formula="of:=([.$A25] + [.K$1] - SQRT([.$A25]*[.$A25] - [.$A25]*[.K$1] + [.K$1]*[.K$1])) / 3" office:value-type="float" office:value="3.97504670003842" calcext:value-type="float">
            <text:p>3.97504670003842</text:p>
          </table:table-cell>
          <table:table-cell table:formula="of:=([.$A25] + [.L$1] - SQRT([.$A25]*[.$A25] - [.$A25]*[.L$1] + [.L$1]*[.L$1])) / 3" office:value-type="float" office:value="4.34167188152061" calcext:value-type="float">
            <text:p>4.34167188152061</text:p>
          </table:table-cell>
          <table:table-cell table:formula="of:=([.$A25] + [.M$1] - SQRT([.$A25]*[.$A25] - [.$A25]*[.M$1] + [.M$1]*[.M$1])) / 3" office:value-type="float" office:value="4.69171371827624" calcext:value-type="float">
            <text:p>4.69171371827624</text:p>
          </table:table-cell>
          <table:table-cell table:formula="of:=([.$A25] + [.N$1] - SQRT([.$A25]*[.$A25] - [.$A25]*[.N$1] + [.N$1]*[.N$1])) / 3" office:value-type="float" office:value="5.02504705160958" calcext:value-type="float">
            <text:p>5.02504705160958</text:p>
          </table:table-cell>
          <table:table-cell table:formula="of:=([.$A25] + [.O$1] - SQRT([.$A25]*[.$A25] - [.$A25]*[.O$1] + [.O$1]*[.O$1])) / 3" office:value-type="float" office:value="5.34167188152061" calcext:value-type="float">
            <text:p>5.34167188152061</text:p>
          </table:table-cell>
          <table:table-cell table:formula="of:=([.$A25] + [.P$1] - SQRT([.$A25]*[.$A25] - [.$A25]*[.P$1] + [.P$1]*[.P$1])) / 3" office:value-type="float" office:value="5.64171336670509" calcext:value-type="float">
            <text:p>5.64171336670509</text:p>
          </table:table-cell>
          <table:table-cell table:formula="of:=([.$A25] + [.Q$1] - SQRT([.$A25]*[.$A25] - [.$A25]*[.Q$1] + [.Q$1]*[.Q$1])) / 3" office:value-type="float" office:value="5.92541719461444" calcext:value-type="float">
            <text:p>5.92541719461444</text:p>
          </table:table-cell>
          <table:table-cell table:formula="of:=([.$A25] + [.R$1] - SQRT([.$A25]*[.$A25] - [.$A25]*[.R$1] + [.R$1]*[.R$1])) / 3" office:value-type="float" office:value="6.19314071444595" calcext:value-type="float">
            <text:p>6.19314071444595</text:p>
          </table:table-cell>
          <table:table-cell table:formula="of:=([.$A25] + [.S$1] - SQRT([.$A25]*[.$A25] - [.$A25]*[.S$1] + [.S$1]*[.S$1])) / 3" office:value-type="float" office:value="6.44534056007606" calcext:value-type="float">
            <text:p>6.44534056007606</text:p>
          </table:table-cell>
          <table:table-cell table:formula="of:=([.$A25] + [.T$1] - SQRT([.$A25]*[.$A25] - [.$A25]*[.T$1] + [.T$1]*[.T$1])) / 3" office:value-type="float" office:value="6.68255772008101" calcext:value-type="float">
            <text:p>6.68255772008101</text:p>
          </table:table-cell>
          <table:table-cell table:formula="of:=([.$A25] + [.U$1] - SQRT([.$A25]*[.$A25] - [.$A25]*[.U$1] + [.U$1]*[.U$1])) / 3" office:value-type="float" office:value="6.90540111540241" calcext:value-type="float">
            <text:p>6.90540111540241</text:p>
          </table:table-cell>
          <table:table-cell table:formula="of:=([.$A25] + [.V$1] - SQRT([.$A25]*[.$A25] - [.$A25]*[.V$1] + [.V$1]*[.V$1])) / 3" office:value-type="float" office:value="7.11453072409743" calcext:value-type="float">
            <text:p>7.11453072409743</text:p>
          </table:table-cell>
          <table:table-cell table:formula="of:=([.$A25] + [.W$1] - SQRT([.$A25]*[.$A25] - [.$A25]*[.W$1] + [.W$1]*[.W$1])) / 3" office:value-type="float" office:value="7.31064116976203" calcext:value-type="float">
            <text:p>7.31064116976203</text:p>
          </table:table-cell>
          <table:table-cell table:formula="of:=([.$A25] + [.X$1] - SQRT([.$A25]*[.$A25] - [.$A25]*[.X$1] + [.X$1]*[.X$1])) / 3" office:value-type="float" office:value="7.49444650053487" calcext:value-type="float">
            <text:p>7.49444650053487</text:p>
          </table:table-cell>
          <table:table-cell table:formula="of:=([.$A25] + [.Y$1] - SQRT([.$A25]*[.$A25] - [.$A25]*[.Y$1] + [.Y$1]*[.Y$1])) / 3" office:value-type="float" office:value="7.66666666666667" calcext:value-type="float">
            <text:p>7.66666666666667</text:p>
          </table:table-cell>
          <table:table-cell table:formula="of:=([.$A25] + [.Z$1] - SQRT([.$A25]*[.$A25] - [.$A25]*[.Z$1] + [.Z$1]*[.Z$1])) / 3" office:value-type="float" office:value="7.8280159891301" calcext:value-type="float">
            <text:p>7.8280159891301</text:p>
          </table:table-cell>
          <table:table-cell table:formula="of:=([.$A25] + [.AA$1] - SQRT([.$A25]*[.$A25] - [.$A25]*[.AA$1] + [.AA$1]*[.AA$1])) / 3" office:value-type="float" office:value="7.97919372298936" calcext:value-type="float">
            <text:p>7.97919372298936</text:p>
          </table:table-cell>
          <table:table-cell table:formula="of:=([.$A25] + [.AB$1] - SQRT([.$A25]*[.$A25] - [.$A25]*[.AB$1] + [.AB$1]*[.AB$1])) / 3" office:value-type="float" office:value="8.12087667016339" calcext:value-type="float">
            <text:p>8.12087667016339</text:p>
          </table:table-cell>
          <table:table-cell table:formula="of:=([.$A25] + [.AC$1] - SQRT([.$A25]*[.$A25] - [.$A25]*[.AC$1] + [.AC$1]*[.AC$1])) / 3" office:value-type="float" office:value="8.25371369058403" calcext:value-type="float">
            <text:p>8.25371369058403</text:p>
          </table:table-cell>
          <table:table-cell table:formula="of:=([.$A25] + [.AD$1] - SQRT([.$A25]*[.$A25] - [.$A25]*[.AD$1] + [.AD$1]*[.AD$1])) / 3" office:value-type="float" office:value="8.37832189574829" calcext:value-type="float">
            <text:p>8.37832189574829</text:p>
          </table:table-cell>
          <table:table-cell table:formula="of:=([.$A25] + [.AE$1] - SQRT([.$A25]*[.$A25] - [.$A25]*[.AE$1] + [.AE$1]*[.AE$1])) / 3" office:value-type="float" office:value="8.49528427762477" calcext:value-type="float">
            <text:p>8.49528427762477</text:p>
          </table:table-cell>
          <table:table-cell table:formula="of:=([.$A25] + [.AF$1] - SQRT([.$A25]*[.$A25] - [.$A25]*[.AF$1] + [.AF$1]*[.AF$1])) / 3" office:value-type="float" office:value="8.60514852062121" calcext:value-type="float">
            <text:p>8.60514852062121</text:p>
          </table:table-cell>
          <table:table-cell table:number-columns-repeated="1635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([.$A26] + [.B$1] - SQRT([.$A26]*[.$A26] - [.$A26]*[.B$1] + [.B$1]*[.B$1])) / 3" office:value-type="float" office:value="0" calcext:value-type="float">
            <text:p>0</text:p>
          </table:table-cell>
          <table:table-cell table:formula="of:=([.$A26] + [.C$1] - SQRT([.$A26]*[.$A26] - [.$A26]*[.C$1] + [.C$1]*[.C$1])) / 3" office:value-type="float" office:value="0.494682655796769" calcext:value-type="float">
            <text:p>0.494682655796769</text:p>
          </table:table-cell>
          <table:table-cell table:formula="of:=([.$A26] + [.D$1] - SQRT([.$A26]*[.$A26] - [.$A26]*[.D$1] + [.D$1]*[.D$1])) / 3" office:value-type="float" office:value="0.978291603552802" calcext:value-type="float">
            <text:p>0.978291603552802</text:p>
          </table:table-cell>
          <table:table-cell table:formula="of:=([.$A26] + [.E$1] - SQRT([.$A26]*[.$A26] - [.$A26]*[.E$1] + [.E$1]*[.E$1])) / 3" office:value-type="float" office:value="1.45016556472925" calcext:value-type="float">
            <text:p>1.45016556472925</text:p>
          </table:table-cell>
          <table:table-cell table:formula="of:=([.$A26] + [.F$1] - SQRT([.$A26]*[.$A26] - [.$A26]*[.F$1] + [.F$1]*[.F$1])) / 3" office:value-type="float" office:value="1.90964751622664" calcext:value-type="float">
            <text:p>1.90964751622664</text:p>
          </table:table-cell>
          <table:table-cell table:formula="of:=([.$A26] + [.G$1] - SQRT([.$A26]*[.$A26] - [.$A26]*[.G$1] + [.G$1]*[.G$1])) / 3" office:value-type="float" office:value="2.3560959335129" calcext:value-type="float">
            <text:p>2.3560959335129</text:p>
          </table:table-cell>
          <table:table-cell table:formula="of:=([.$A26] + [.H$1] - SQRT([.$A26]*[.$A26] - [.$A26]*[.H$1] + [.H$1]*[.H$1])) / 3" office:value-type="float" office:value="2.78889744907202" calcext:value-type="float">
            <text:p>2.78889744907202</text:p>
          </table:table-cell>
          <table:table-cell table:formula="of:=([.$A26] + [.I$1] - SQRT([.$A26]*[.$A26] - [.$A26]*[.I$1] + [.I$1]*[.I$1])) / 3" office:value-type="float" office:value="3.20748055785602" calcext:value-type="float">
            <text:p>3.20748055785602</text:p>
          </table:table-cell>
          <table:table-cell table:formula="of:=([.$A26] + [.J$1] - SQRT([.$A26]*[.$A26] - [.$A26]*[.J$1] + [.J$1]*[.J$1])) / 3" office:value-type="float" office:value="3.61132983716109" calcext:value-type="float">
            <text:p>3.61132983716109</text:p>
          </table:table-cell>
          <table:table-cell table:style-name="ce7" table:formula="of:=([.$A26] + [.K$1] - SQRT([.$A26]*[.$A26] - [.$A26]*[.K$1] + [.K$1]*[.K$1])) / 3" office:value-type="float" office:value="4" calcext:value-type="float">
            <text:p>4</text:p>
          </table:table-cell>
          <table:table-cell table:formula="of:=([.$A26] + [.L$1] - SQRT([.$A26]*[.$A26] - [.$A26]*[.L$1] + [.L$1]*[.L$1])) / 3" office:value-type="float" office:value="4.37312899405963" calcext:value-type="float">
            <text:p>4.37312899405963</text:p>
          </table:table-cell>
          <table:table-cell table:formula="of:=([.$A26] + [.M$1] - SQRT([.$A26]*[.$A26] - [.$A26]*[.M$1] + [.M$1]*[.M$1])) / 3" office:value-type="float" office:value="4.73044931777173" calcext:value-type="float">
            <text:p>4.73044931777173</text:p>
          </table:table-cell>
          <table:table-cell table:formula="of:=([.$A26] + [.N$1] - SQRT([.$A26]*[.$A26] - [.$A26]*[.N$1] + [.N$1]*[.N$1])) / 3" office:value-type="float" office:value="5.07179676972449" calcext:value-type="float">
            <text:p>5.07179676972449</text:p>
          </table:table-cell>
          <table:table-cell table:formula="of:=([.$A26] + [.O$1] - SQRT([.$A26]*[.$A26] - [.$A26]*[.O$1] + [.O$1]*[.O$1])) / 3" office:value-type="float" office:value="5.3971159844384" calcext:value-type="float">
            <text:p>5.3971159844384</text:p>
          </table:table-cell>
          <table:table-cell table:formula="of:=([.$A26] + [.P$1] - SQRT([.$A26]*[.$A26] - [.$A26]*[.P$1] + [.P$1]*[.P$1])) / 3" office:value-type="float" office:value="5.70646232739297" calcext:value-type="float">
            <text:p>5.70646232739297</text:p>
          </table:table-cell>
          <table:table-cell table:style-name="ce5" table:formula="of:=([.$A26] + [.Q$1] - SQRT([.$A26]*[.$A26] - [.$A26]*[.Q$1] + [.Q$1]*[.Q$1])) / 3" office:value-type="float" office:value="6" calcext:value-type="float">
            <text:p>6</text:p>
          </table:table-cell>
          <table:table-cell table:formula="of:=([.$A26] + [.R$1] - SQRT([.$A26]*[.$A26] - [.$A26]*[.R$1] + [.R$1]*[.R$1])) / 3" office:value-type="float" office:value="6.27799650382776" calcext:value-type="float">
            <text:p>6.27799650382776</text:p>
          </table:table-cell>
          <table:table-cell table:formula="of:=([.$A26] + [.S$1] - SQRT([.$A26]*[.$A26] - [.$A26]*[.S$1] + [.S$1]*[.S$1])) / 3" office:value-type="float" office:value="6.54081389118935" calcext:value-type="float">
            <text:p>6.54081389118935</text:p>
          </table:table-cell>
          <table:table-cell table:formula="of:=([.$A26] + [.T$1] - SQRT([.$A26]*[.$A26] - [.$A26]*[.T$1] + [.T$1]*[.T$1])) / 3" office:value-type="float" office:value="6.78889744907202" calcext:value-type="float">
            <text:p>6.78889744907202</text:p>
          </table:table-cell>
          <table:table-cell table:formula="of:=([.$A26] + [.U$1] - SQRT([.$A26]*[.$A26] - [.$A26]*[.U$1] + [.U$1]*[.U$1])) / 3" office:value-type="float" office:value="7.02276260017956" calcext:value-type="float">
            <text:p>7.02276260017956</text:p>
          </table:table-cell>
          <table:table-cell table:formula="of:=([.$A26] + [.V$1] - SQRT([.$A26]*[.$A26] - [.$A26]*[.V$1] + [.V$1]*[.V$1])) / 3" office:value-type="float" office:value="7.24298084955997" calcext:value-type="float">
            <text:p>7.24298084955997</text:p>
          </table:table-cell>
          <table:table-cell table:formula="of:=([.$A26] + [.W$1] - SQRT([.$A26]*[.$A26] - [.$A26]*[.W$1] + [.W$1]*[.W$1])) / 3" office:value-type="float" office:value="7.45016556472925" calcext:value-type="float">
            <text:p>7.45016556472925</text:p>
          </table:table-cell>
          <table:table-cell table:formula="of:=([.$A26] + [.X$1] - SQRT([.$A26]*[.$A26] - [.$A26]*[.X$1] + [.X$1]*[.X$1])) / 3" office:value-type="float" office:value="7.64495827021947" calcext:value-type="float">
            <text:p>7.64495827021947</text:p>
          </table:table-cell>
          <table:table-cell table:formula="of:=([.$A26] + [.Y$1] - SQRT([.$A26]*[.$A26] - [.$A26]*[.Y$1] + [.Y$1]*[.Y$1])) / 3" office:value-type="float" office:value="7.8280159891301" calcext:value-type="float">
            <text:p>7.8280159891301</text:p>
          </table:table-cell>
          <table:table-cell table:style-name="ce4" table:formula="of:=([.$A26] + [.Z$1] - SQRT([.$A26]*[.$A26] - [.$A26]*[.Z$1] + [.Z$1]*[.Z$1])) / 3" office:value-type="float" office:value="8" calcext:value-type="float">
            <text:p>8</text:p>
          </table:table-cell>
          <table:table-cell table:formula="of:=([.$A26] + [.AA$1] - SQRT([.$A26]*[.$A26] - [.$A26]*[.AA$1] + [.AA$1]*[.AA$1])) / 3" office:value-type="float" office:value="8.16156621857916" calcext:value-type="float">
            <text:p>8.16156621857916</text:p>
          </table:table-cell>
          <table:table-cell table:formula="of:=([.$A26] + [.AB$1] - SQRT([.$A26]*[.$A26] - [.$A26]*[.AB$1] + [.AB$1]*[.AB$1])) / 3" office:value-type="float" office:value="8.31335727590555" calcext:value-type="float">
            <text:p>8.31335727590555</text:p>
          </table:table-cell>
          <table:table-cell table:formula="of:=([.$A26] + [.AC$1] - SQRT([.$A26]*[.$A26] - [.$A26]*[.AC$1] + [.AC$1]*[.AC$1])) / 3" office:value-type="float" office:value="8.45599625468247" calcext:value-type="float">
            <text:p>8.45599625468247</text:p>
          </table:table-cell>
          <table:table-cell table:formula="of:=([.$A26] + [.AD$1] - SQRT([.$A26]*[.$A26] - [.$A26]*[.AD$1] + [.AD$1]*[.AD$1])) / 3" office:value-type="float" office:value="8.59008196759733" calcext:value-type="float">
            <text:p>8.59008196759733</text:p>
          </table:table-cell>
          <table:table-cell table:formula="of:=([.$A26] + [.AE$1] - SQRT([.$A26]*[.$A26] - [.$A26]*[.AE$1] + [.AE$1]*[.AE$1])) / 3" office:value-type="float" office:value="8.71618561193497" calcext:value-type="float">
            <text:p>8.71618561193497</text:p>
          </table:table-cell>
          <table:table-cell table:formula="of:=([.$A26] + [.AF$1] - SQRT([.$A26]*[.$A26] - [.$A26]*[.AF$1] + [.AF$1]*[.AF$1])) / 3" office:value-type="float" office:value="8.83484861008832" calcext:value-type="float">
            <text:p>8.83484861008832</text:p>
          </table:table-cell>
          <table:table-cell table:number-columns-repeated="1635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([.$A27] + [.B$1] - SQRT([.$A27]*[.$A27] - [.$A27]*[.B$1] + [.B$1]*[.B$1])) / 3" office:value-type="float" office:value="0" calcext:value-type="float">
            <text:p>0</text:p>
          </table:table-cell>
          <table:table-cell table:formula="of:=([.$A27] + [.C$1] - SQRT([.$A27]*[.$A27] - [.$A27]*[.C$1] + [.C$1]*[.C$1])) / 3" office:value-type="float" office:value="0.494899551912492" calcext:value-type="float">
            <text:p>0.494899551912492</text:p>
          </table:table-cell>
          <table:table-cell table:formula="of:=([.$A27] + [.D$1] - SQRT([.$A27]*[.$A27] - [.$A27]*[.D$1] + [.D$1]*[.D$1])) / 3" office:value-type="float" office:value="0.979193722989357" calcext:value-type="float">
            <text:p>0.979193722989357</text:p>
          </table:table-cell>
          <table:table-cell table:formula="of:=([.$A27] + [.E$1] - SQRT([.$A27]*[.$A27] - [.$A27]*[.E$1] + [.E$1]*[.E$1])) / 3" office:value-type="float" office:value="1.45227305497541" calcext:value-type="float">
            <text:p>1.45227305497541</text:p>
          </table:table-cell>
          <table:table-cell table:formula="of:=([.$A27] + [.F$1] - SQRT([.$A27]*[.$A27] - [.$A27]*[.F$1] + [.F$1]*[.F$1])) / 3" office:value-type="float" office:value="1.91353110025799" calcext:value-type="float">
            <text:p>1.91353110025799</text:p>
          </table:table-cell>
          <table:table-cell table:formula="of:=([.$A27] + [.G$1] - SQRT([.$A27]*[.$A27] - [.$A27]*[.G$1] + [.G$1]*[.G$1])) / 3" office:value-type="float" office:value="2.36237384174027" calcext:value-type="float">
            <text:p>2.36237384174027</text:p>
          </table:table-cell>
          <table:table-cell table:formula="of:=([.$A27] + [.H$1] - SQRT([.$A27]*[.$A27] - [.$A27]*[.H$1] + [.H$1]*[.H$1])) / 3" office:value-type="float" office:value="2.79823029636179" calcext:value-type="float">
            <text:p>2.79823029636179</text:p>
          </table:table-cell>
          <table:table-cell table:formula="of:=([.$A27] + [.I$1] - SQRT([.$A27]*[.$A27] - [.$A27]*[.I$1] + [.I$1]*[.I$1])) / 3" office:value-type="float" office:value="3.22056403210377" calcext:value-type="float">
            <text:p>3.22056403210377</text:p>
          </table:table-cell>
          <table:table-cell table:formula="of:=([.$A27] + [.J$1] - SQRT([.$A27]*[.$A27] - [.$A27]*[.J$1] + [.J$1]*[.J$1])) / 3" office:value-type="float" office:value="3.62888520416801" calcext:value-type="float">
            <text:p>3.62888520416801</text:p>
          </table:table-cell>
          <table:table-cell table:formula="of:=([.$A27] + [.K$1] - SQRT([.$A27]*[.$A27] - [.$A27]*[.K$1] + [.K$1]*[.K$1])) / 3" office:value-type="float" office:value="4.02276260017956" calcext:value-type="float">
            <text:p>4.02276260017956</text:p>
          </table:table-cell>
          <table:table-cell table:formula="of:=([.$A27] + [.L$1] - SQRT([.$A27]*[.$A27] - [.$A27]*[.L$1] + [.L$1]*[.L$1])) / 3" office:value-type="float" office:value="4.40183509409888" calcext:value-type="float">
            <text:p>4.40183509409888</text:p>
          </table:table-cell>
          <table:table-cell table:formula="of:=([.$A27] + [.M$1] - SQRT([.$A27]*[.$A27] - [.$A27]*[.M$1] + [.M$1]*[.M$1])) / 3" office:value-type="float" office:value="4.76582186192977" calcext:value-type="float">
            <text:p>4.76582186192977</text:p>
          </table:table-cell>
          <table:table-cell table:formula="of:=([.$A27] + [.N$1] - SQRT([.$A27]*[.$A27] - [.$A27]*[.N$1] + [.N$1]*[.N$1])) / 3" office:value-type="float" office:value="5.11453072409743" calcext:value-type="float">
            <text:p>5.11453072409743</text:p>
          </table:table-cell>
          <table:table-cell table:formula="of:=([.$A27] + [.O$1] - SQRT([.$A27]*[.$A27] - [.$A27]*[.O$1] + [.O$1]*[.O$1])) / 3" office:value-type="float" office:value="5.44786405743076" calcext:value-type="float">
            <text:p>5.44786405743076</text:p>
          </table:table-cell>
          <table:table-cell table:formula="of:=([.$A27] + [.P$1] - SQRT([.$A27]*[.$A27] - [.$A27]*[.P$1] + [.P$1]*[.P$1])) / 3" office:value-type="float" office:value="5.76582186192977" calcext:value-type="float">
            <text:p>5.76582186192977</text:p>
          </table:table-cell>
          <table:table-cell table:formula="of:=([.$A27] + [.Q$1] - SQRT([.$A27]*[.$A27] - [.$A27]*[.Q$1] + [.Q$1]*[.Q$1])) / 3" office:value-type="float" office:value="6.06850176076554" calcext:value-type="float">
            <text:p>6.06850176076554</text:p>
          </table:table-cell>
          <table:table-cell table:formula="of:=([.$A27] + [.R$1] - SQRT([.$A27]*[.$A27] - [.$A27]*[.R$1] + [.R$1]*[.R$1])) / 3" office:value-type="float" office:value="6.3560959335129" calcext:value-type="float">
            <text:p>6.3560959335129</text:p>
          </table:table-cell>
          <table:table-cell table:formula="of:=([.$A27] + [.S$1] - SQRT([.$A27]*[.$A27] - [.$A27]*[.S$1] + [.S$1]*[.S$1])) / 3" office:value-type="float" office:value="6.62888520416801" calcext:value-type="float">
            <text:p>6.62888520416801</text:p>
          </table:table-cell>
          <table:table-cell table:formula="of:=([.$A27] + [.T$1] - SQRT([.$A27]*[.$A27] - [.$A27]*[.T$1] + [.T$1]*[.T$1])) / 3" office:value-type="float" office:value="6.88723069877044" calcext:value-type="float">
            <text:p>6.88723069877044</text:p>
          </table:table-cell>
          <table:table-cell table:formula="of:=([.$A27] + [.U$1] - SQRT([.$A27]*[.$A27] - [.$A27]*[.U$1] + [.U$1]*[.U$1])) / 3" office:value-type="float" office:value="7.13156362969512" calcext:value-type="float">
            <text:p>7.13156362969512</text:p>
          </table:table-cell>
          <table:table-cell table:formula="of:=([.$A27] + [.V$1] - SQRT([.$A27]*[.$A27] - [.$A27]*[.V$1] + [.V$1]*[.V$1])) / 3" office:value-type="float" office:value="7.36237384174027" calcext:value-type="float">
            <text:p>7.36237384174027</text:p>
          </table:table-cell>
          <table:table-cell table:formula="of:=([.$A27] + [.W$1] - SQRT([.$A27]*[.$A27] - [.$A27]*[.W$1] + [.W$1]*[.W$1])) / 3" office:value-type="float" office:value="7.58019776692466" calcext:value-type="float">
            <text:p>7.58019776692466</text:p>
          </table:table-cell>
          <table:table-cell table:formula="of:=([.$A27] + [.X$1] - SQRT([.$A27]*[.$A27] - [.$A27]*[.X$1] + [.X$1]*[.X$1])) / 3" office:value-type="float" office:value="7.78560638830874" calcext:value-type="float">
            <text:p>7.78560638830874</text:p>
          </table:table-cell>
          <table:table-cell table:formula="of:=([.$A27] + [.Y$1] - SQRT([.$A27]*[.$A27] - [.$A27]*[.Y$1] + [.Y$1]*[.Y$1])) / 3" office:value-type="float" office:value="7.97919372298936" calcext:value-type="float">
            <text:p>7.97919372298936</text:p>
          </table:table-cell>
          <table:table-cell table:formula="of:=([.$A27] + [.Z$1] - SQRT([.$A27]*[.$A27] - [.$A27]*[.Z$1] + [.Z$1]*[.Z$1])) / 3" office:value-type="float" office:value="8.16156621857916" calcext:value-type="float">
            <text:p>8.16156621857916</text:p>
          </table:table-cell>
          <table:table-cell table:formula="of:=([.$A27] + [.AA$1] - SQRT([.$A27]*[.$A27] - [.$A27]*[.AA$1] + [.AA$1]*[.AA$1])) / 3" office:value-type="float" office:value="8.33333333333333" calcext:value-type="float">
            <text:p>8.33333333333333</text:p>
          </table:table-cell>
          <table:table-cell table:formula="of:=([.$A27] + [.AB$1] - SQRT([.$A27]*[.$A27] - [.$A27]*[.AB$1] + [.AB$1]*[.AB$1])) / 3" office:value-type="float" office:value="8.49509945188462" calcext:value-type="float">
            <text:p>8.49509945188462</text:p>
          </table:table-cell>
          <table:table-cell table:formula="of:=([.$A27] + [.AC$1] - SQRT([.$A27]*[.$A27] - [.$A27]*[.AC$1] + [.AC$1]*[.AC$1])) / 3" office:value-type="float" office:value="8.64745718613641" calcext:value-type="float">
            <text:p>8.64745718613641</text:p>
          </table:table-cell>
          <table:table-cell table:formula="of:=([.$A27] + [.AD$1] - SQRT([.$A27]*[.$A27] - [.$A27]*[.AD$1] + [.AD$1]*[.AD$1])) / 3" office:value-type="float" office:value="8.7909820295371" calcext:value-type="float">
            <text:p>8.7909820295371</text:p>
          </table:table-cell>
          <table:table-cell table:formula="of:=([.$A27] + [.AE$1] - SQRT([.$A27]*[.$A27] - [.$A27]*[.AE$1] + [.AE$1]*[.AE$1])) / 3" office:value-type="float" office:value="8.92622827412254" calcext:value-type="float">
            <text:p>8.92622827412254</text:p>
          </table:table-cell>
          <table:table-cell table:formula="of:=([.$A27] + [.AF$1] - SQRT([.$A27]*[.$A27] - [.$A27]*[.AF$1] + [.AF$1]*[.AF$1])) / 3" office:value-type="float" office:value="9.05372606194996" calcext:value-type="float">
            <text:p>9.05372606194996</text:p>
          </table:table-cell>
          <table:table-cell table:number-columns-repeated="1635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([.$A28] + [.B$1] - SQRT([.$A28]*[.$A28] - [.$A28]*[.B$1] + [.B$1]*[.B$1])) / 3" office:value-type="float" office:value="0" calcext:value-type="float">
            <text:p>0</text:p>
          </table:table-cell>
          <table:table-cell table:formula="of:=([.$A28] + [.C$1] - SQRT([.$A28]*[.$A28] - [.$A28]*[.C$1] + [.C$1]*[.C$1])) / 3" office:value-type="float" office:value="0.495099451884618" calcext:value-type="float">
            <text:p>0.495099451884618</text:p>
          </table:table-cell>
          <table:table-cell table:formula="of:=([.$A28] + [.D$1] - SQRT([.$A28]*[.$A28] - [.$A28]*[.D$1] + [.D$1]*[.D$1])) / 3" office:value-type="float" office:value="0.980023942572222" calcext:value-type="float">
            <text:p>0.980023942572222</text:p>
          </table:table-cell>
          <table:table-cell table:formula="of:=([.$A28] + [.E$1] - SQRT([.$A28]*[.$A28] - [.$A28]*[.E$1] + [.E$1]*[.E$1])) / 3" office:value-type="float" office:value="1.45421000349672" calcext:value-type="float">
            <text:p>1.45421000349672</text:p>
          </table:table-cell>
          <table:table-cell table:formula="of:=([.$A28] + [.F$1] - SQRT([.$A28]*[.$A28] - [.$A28]*[.F$1] + [.F$1]*[.F$1])) / 3" office:value-type="float" office:value="1.91709623134524" calcext:value-type="float">
            <text:p>1.91709623134524</text:p>
          </table:table-cell>
          <table:table-cell table:formula="of:=([.$A28] + [.G$1] - SQRT([.$A28]*[.$A28] - [.$A28]*[.G$1] + [.G$1]*[.G$1])) / 3" office:value-type="float" office:value="2.36813123643432" calcext:value-type="float">
            <text:p>2.36813123643432</text:p>
          </table:table-cell>
          <table:table-cell table:formula="of:=([.$A28] + [.H$1] - SQRT([.$A28]*[.$A28] - [.$A28]*[.H$1] + [.H$1]*[.H$1])) / 3" office:value-type="float" office:value="2.8067825849656" calcext:value-type="float">
            <text:p>2.8067825849656</text:p>
          </table:table-cell>
          <table:table-cell table:formula="of:=([.$A28] + [.I$1] - SQRT([.$A28]*[.$A28] - [.$A28]*[.I$1] + [.I$1]*[.I$1])) / 3" office:value-type="float" office:value="3.23254653484597" calcext:value-type="float">
            <text:p>3.23254653484597</text:p>
          </table:table-cell>
          <table:table-cell table:formula="of:=([.$A28] + [.J$1] - SQRT([.$A28]*[.$A28] - [.$A28]*[.J$1] + [.J$1]*[.J$1])) / 3" office:value-type="float" office:value="3.64495827021947" calcext:value-type="float">
            <text:p>3.64495827021947</text:p>
          </table:table-cell>
          <table:table-cell table:formula="of:=([.$A28] + [.K$1] - SQRT([.$A28]*[.$A28] - [.$A28]*[.K$1] + [.K$1]*[.K$1])) / 3" office:value-type="float" office:value="4.04360224931382" calcext:value-type="float">
            <text:p>4.04360224931382</text:p>
          </table:table-cell>
          <table:table-cell table:formula="of:=([.$A28] + [.L$1] - SQRT([.$A28]*[.$A28] - [.$A28]*[.L$1] + [.L$1]*[.L$1])) / 3" office:value-type="float" office:value="4.42812220559964" calcext:value-type="float">
            <text:p>4.42812220559964</text:p>
          </table:table-cell>
          <table:table-cell table:formula="of:=([.$A28] + [.M$1] - SQRT([.$A28]*[.$A28] - [.$A28]*[.M$1] + [.M$1]*[.M$1])) / 3" office:value-type="float" office:value="4.79823029636179" calcext:value-type="float">
            <text:p>4.79823029636179</text:p>
          </table:table-cell>
          <table:table-cell table:formula="of:=([.$A28] + [.N$1] - SQRT([.$A28]*[.$A28] - [.$A28]*[.N$1] + [.N$1]*[.N$1])) / 3" office:value-type="float" office:value="5.15371488694357" calcext:value-type="float">
            <text:p>5.15371488694357</text:p>
          </table:table-cell>
          <table:table-cell table:formula="of:=([.$A28] + [.O$1] - SQRT([.$A28]*[.$A28] - [.$A28]*[.O$1] + [.O$1]*[.O$1])) / 3" office:value-type="float" office:value="5.49444650053487" calcext:value-type="float">
            <text:p>5.49444650053487</text:p>
          </table:table-cell>
          <table:table-cell table:formula="of:=([.$A28] + [.P$1] - SQRT([.$A28]*[.$A28] - [.$A28]*[.P$1] + [.P$1]*[.P$1])) / 3" office:value-type="float" office:value="5.82038155361024" calcext:value-type="float">
            <text:p>5.82038155361024</text:p>
          </table:table-cell>
          <table:table-cell table:formula="of:=([.$A28] + [.Q$1] - SQRT([.$A28]*[.$A28] - [.$A28]*[.Q$1] + [.Q$1]*[.Q$1])) / 3" office:value-type="float" office:value="6.13156362969512" calcext:value-type="float">
            <text:p>6.13156362969512</text:p>
          </table:table-cell>
          <table:table-cell table:formula="of:=([.$A28] + [.R$1] - SQRT([.$A28]*[.$A28] - [.$A28]*[.R$1] + [.R$1]*[.R$1])) / 3" office:value-type="float" office:value="6.42812220559964" calcext:value-type="float">
            <text:p>6.42812220559964</text:p>
          </table:table-cell>
          <table:table-cell table:formula="of:=([.$A28] + [.S$1] - SQRT([.$A28]*[.$A28] - [.$A28]*[.S$1] + [.S$1]*[.S$1])) / 3" office:value-type="float" office:value="6.71026891598049" calcext:value-type="float">
            <text:p>6.71026891598049</text:p>
          </table:table-cell>
          <table:table-cell table:formula="of:=([.$A28] + [.T$1] - SQRT([.$A28]*[.$A28] - [.$A28]*[.T$1] + [.T$1]*[.T$1])) / 3" office:value-type="float" office:value="6.9782916035528" calcext:value-type="float">
            <text:p>6.9782916035528</text:p>
          </table:table-cell>
          <table:table-cell table:formula="of:=([.$A28] + [.U$1] - SQRT([.$A28]*[.$A28] - [.$A28]*[.U$1] + [.U$1]*[.U$1])) / 3" office:value-type="float" office:value="7.23254653484597" calcext:value-type="float">
            <text:p>7.23254653484597</text:p>
          </table:table-cell>
          <table:table-cell table:formula="of:=([.$A28] + [.V$1] - SQRT([.$A28]*[.$A28] - [.$A28]*[.V$1] + [.V$1]*[.V$1])) / 3" office:value-type="float" office:value="7.47344925163227" calcext:value-type="float">
            <text:p>7.47344925163227</text:p>
          </table:table-cell>
          <table:table-cell table:formula="of:=([.$A28] + [.W$1] - SQRT([.$A28]*[.$A28] - [.$A28]*[.W$1] + [.W$1]*[.W$1])) / 3" office:value-type="float" office:value="7.70146456976765" calcext:value-type="float">
            <text:p>7.70146456976765</text:p>
          </table:table-cell>
          <table:table-cell table:formula="of:=([.$A28] + [.X$1] - SQRT([.$A28]*[.$A28] - [.$A28]*[.X$1] + [.X$1]*[.X$1])) / 3" office:value-type="float" office:value="7.91709623134524" calcext:value-type="float">
            <text:p>7.91709623134524</text:p>
          </table:table-cell>
          <table:table-cell table:formula="of:=([.$A28] + [.Y$1] - SQRT([.$A28]*[.$A28] - [.$A28]*[.Y$1] + [.Y$1]*[.Y$1])) / 3" office:value-type="float" office:value="8.12087667016339" calcext:value-type="float">
            <text:p>8.12087667016339</text:p>
          </table:table-cell>
          <table:table-cell table:formula="of:=([.$A28] + [.Z$1] - SQRT([.$A28]*[.$A28] - [.$A28]*[.Z$1] + [.Z$1]*[.Z$1])) / 3" office:value-type="float" office:value="8.31335727590555" calcext:value-type="float">
            <text:p>8.31335727590555</text:p>
          </table:table-cell>
          <table:table-cell table:formula="of:=([.$A28] + [.AA$1] - SQRT([.$A28]*[.$A28] - [.$A28]*[.AA$1] + [.AA$1]*[.AA$1])) / 3" office:value-type="float" office:value="8.49509945188462" calcext:value-type="float">
            <text:p>8.49509945188462</text:p>
          </table:table-cell>
          <table:table-cell table:formula="of:=([.$A28] + [.AB$1] - SQRT([.$A28]*[.$A28] - [.$A28]*[.AB$1] + [.AB$1]*[.AB$1])) / 3" office:value-type="float" office:value="8.66666666666667" calcext:value-type="float">
            <text:p>8.66666666666667</text:p>
          </table:table-cell>
          <table:table-cell table:formula="of:=([.$A28] + [.AC$1] - SQRT([.$A28]*[.$A28] - [.$A28]*[.AC$1] + [.AC$1]*[.AC$1])) / 3" office:value-type="float" office:value="8.8286176109581" calcext:value-type="float">
            <text:p>8.8286176109581</text:p>
          </table:table-cell>
          <table:table-cell table:formula="of:=([.$A28] + [.AD$1] - SQRT([.$A28]*[.$A28] - [.$A28]*[.AD$1] + [.AD$1]*[.AD$1])) / 3" office:value-type="float" office:value="8.98150049435421" calcext:value-type="float">
            <text:p>8.98150049435421</text:p>
          </table:table-cell>
          <table:table-cell table:formula="of:=([.$A28] + [.AE$1] - SQRT([.$A28]*[.$A28] - [.$A28]*[.AE$1] + [.AE$1]*[.AE$1])) / 3" office:value-type="float" office:value="9.12584845537791" calcext:value-type="float">
            <text:p>9.12584845537791</text:p>
          </table:table-cell>
          <table:table-cell table:formula="of:=([.$A28] + [.AF$1] - SQRT([.$A28]*[.$A28] - [.$A28]*[.AF$1] + [.AF$1]*[.AF$1])) / 3" office:value-type="float" office:value="9.26217601355608" calcext:value-type="float">
            <text:p>9.26217601355608</text:p>
          </table:table-cell>
          <table:table-cell table:number-columns-repeated="1635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([.$A29] + [.B$1] - SQRT([.$A29]*[.$A29] - [.$A29]*[.B$1] + [.B$1]*[.B$1])) / 3" office:value-type="float" office:value="0" calcext:value-type="float">
            <text:p>0</text:p>
          </table:table-cell>
          <table:table-cell table:formula="of:=([.$A29] + [.C$1] - SQRT([.$A29]*[.$A29] - [.$A29]*[.C$1] + [.C$1]*[.C$1])) / 3" office:value-type="float" office:value="0.495284277624766" calcext:value-type="float">
            <text:p>0.495284277624766</text:p>
          </table:table-cell>
          <table:table-cell table:formula="of:=([.$A29] + [.D$1] - SQRT([.$A29]*[.$A29] - [.$A29]*[.D$1] + [.D$1]*[.D$1])) / 3" office:value-type="float" office:value="0.980790519469745" calcext:value-type="float">
            <text:p>0.980790519469745</text:p>
          </table:table-cell>
          <table:table-cell table:formula="of:=([.$A29] + [.E$1] - SQRT([.$A29]*[.$A29] - [.$A29]*[.E$1] + [.E$1]*[.E$1])) / 3" office:value-type="float" office:value="1.45599625468247" calcext:value-type="float">
            <text:p>1.45599625468247</text:p>
          </table:table-cell>
          <table:table-cell table:formula="of:=([.$A29] + [.F$1] - SQRT([.$A29]*[.$A29] - [.$A29]*[.F$1] + [.F$1]*[.F$1])) / 3" office:value-type="float" office:value="1.92038035725069" calcext:value-type="float">
            <text:p>1.92038035725069</text:p>
          </table:table-cell>
          <table:table-cell table:formula="of:=([.$A29] + [.G$1] - SQRT([.$A29]*[.$A29] - [.$A29]*[.G$1] + [.G$1]*[.G$1])) / 3" office:value-type="float" office:value="2.37342979691685" calcext:value-type="float">
            <text:p>2.37342979691685</text:p>
          </table:table-cell>
          <table:table-cell table:formula="of:=([.$A29] + [.H$1] - SQRT([.$A29]*[.$A29] - [.$A29]*[.H$1] + [.H$1]*[.H$1])) / 3" office:value-type="float" office:value="2.81464722812755" calcext:value-type="float">
            <text:p>2.81464722812755</text:p>
          </table:table-cell>
          <table:table-cell table:formula="of:=([.$A29] + [.I$1] - SQRT([.$A29]*[.$A29] - [.$A29]*[.I$1] + [.I$1]*[.I$1])) / 3" office:value-type="float" office:value="3.24355926699227" calcext:value-type="float">
            <text:p>3.24355926699227</text:p>
          </table:table-cell>
          <table:table-cell table:formula="of:=([.$A29] + [.J$1] - SQRT([.$A29]*[.$A29] - [.$A29]*[.J$1] + [.J$1]*[.J$1])) / 3" office:value-type="float" office:value="3.65972523369046" calcext:value-type="float">
            <text:p>3.65972523369046</text:p>
          </table:table-cell>
          <table:table-cell table:formula="of:=([.$A29] + [.K$1] - SQRT([.$A29]*[.$A29] - [.$A29]*[.K$1] + [.K$1]*[.K$1])) / 3" office:value-type="float" office:value="4.06274606680623" calcext:value-type="float">
            <text:p>4.06274606680623</text:p>
          </table:table-cell>
          <table:table-cell table:formula="of:=([.$A29] + [.L$1] - SQRT([.$A29]*[.$A29] - [.$A29]*[.L$1] + [.L$1]*[.L$1])) / 3" office:value-type="float" office:value="4.45227305497541" calcext:value-type="float">
            <text:p>4.45227305497541</text:p>
          </table:table-cell>
          <table:table-cell table:formula="of:=([.$A29] + [.M$1] - SQRT([.$A29]*[.$A29] - [.$A29]*[.M$1] + [.M$1]*[.M$1])) / 3" office:value-type="float" office:value="4.8280159891301" calcext:value-type="float">
            <text:p>4.8280159891301</text:p>
          </table:table-cell>
          <table:table-cell table:formula="of:=([.$A29] + [.N$1] - SQRT([.$A29]*[.$A29] - [.$A29]*[.N$1] + [.N$1]*[.N$1])) / 3" office:value-type="float" office:value="5.18975032409335" calcext:value-type="float">
            <text:p>5.18975032409335</text:p>
          </table:table-cell>
          <table:table-cell table:formula="of:=([.$A29] + [.O$1] - SQRT([.$A29]*[.$A29] - [.$A29]*[.O$1] + [.O$1]*[.O$1])) / 3" office:value-type="float" office:value="5.537322957649" calcext:value-type="float">
            <text:p>5.537322957649</text:p>
          </table:table-cell>
          <table:table-cell table:formula="of:=([.$A29] + [.P$1] - SQRT([.$A29]*[.$A29] - [.$A29]*[.P$1] + [.P$1]*[.P$1])) / 3" office:value-type="float" office:value="5.87065629098233" calcext:value-type="float">
            <text:p>5.87065629098233</text:p>
          </table:table-cell>
          <table:table-cell table:formula="of:=([.$A29] + [.Q$1] - SQRT([.$A29]*[.$A29] - [.$A29]*[.Q$1] + [.Q$1]*[.Q$1])) / 3" office:value-type="float" office:value="6.18975032409335" calcext:value-type="float">
            <text:p>6.18975032409335</text:p>
          </table:table-cell>
          <table:table-cell table:formula="of:=([.$A29] + [.R$1] - SQRT([.$A29]*[.$A29] - [.$A29]*[.R$1] + [.R$1]*[.R$1])) / 3" office:value-type="float" office:value="6.49468265579677" calcext:value-type="float">
            <text:p>6.49468265579677</text:p>
          </table:table-cell>
          <table:table-cell table:formula="of:=([.$A29] + [.S$1] - SQRT([.$A29]*[.$A29] - [.$A29]*[.S$1] + [.S$1]*[.S$1])) / 3" office:value-type="float" office:value="6.78560638830874" calcext:value-type="float">
            <text:p>6.78560638830874</text:p>
          </table:table-cell>
          <table:table-cell table:formula="of:=([.$A29] + [.T$1] - SQRT([.$A29]*[.$A29] - [.$A29]*[.T$1] + [.T$1]*[.T$1])) / 3" office:value-type="float" office:value="7.06274606680623" calcext:value-type="float">
            <text:p>7.06274606680623</text:p>
          </table:table-cell>
          <table:table-cell table:formula="of:=([.$A29] + [.U$1] - SQRT([.$A29]*[.$A29] - [.$A29]*[.U$1] + [.U$1]*[.U$1])) / 3" office:value-type="float" office:value="7.32639190035712" calcext:value-type="float">
            <text:p>7.32639190035712</text:p>
          </table:table-cell>
          <table:table-cell table:formula="of:=([.$A29] + [.V$1] - SQRT([.$A29]*[.$A29] - [.$A29]*[.V$1] + [.V$1]*[.V$1])) / 3" office:value-type="float" office:value="7.5768926003256" calcext:value-type="float">
            <text:p>7.5768926003256</text:p>
          </table:table-cell>
          <table:table-cell table:formula="of:=([.$A29] + [.W$1] - SQRT([.$A29]*[.$A29] - [.$A29]*[.W$1] + [.W$1]*[.W$1])) / 3" office:value-type="float" office:value="7.81464722812755" calcext:value-type="float">
            <text:p>7.81464722812755</text:p>
          </table:table-cell>
          <table:table-cell table:formula="of:=([.$A29] + [.X$1] - SQRT([.$A29]*[.$A29] - [.$A29]*[.X$1] + [.X$1]*[.X$1])) / 3" office:value-type="float" office:value="8.04009646358352" calcext:value-type="float">
            <text:p>8.04009646358352</text:p>
          </table:table-cell>
          <table:table-cell table:formula="of:=([.$A29] + [.Y$1] - SQRT([.$A29]*[.$A29] - [.$A29]*[.Y$1] + [.Y$1]*[.Y$1])) / 3" office:value-type="float" office:value="8.25371369058403" calcext:value-type="float">
            <text:p>8.25371369058403</text:p>
          </table:table-cell>
          <table:table-cell table:formula="of:=([.$A29] + [.Z$1] - SQRT([.$A29]*[.$A29] - [.$A29]*[.Z$1] + [.Z$1]*[.Z$1])) / 3" office:value-type="float" office:value="8.45599625468247" calcext:value-type="float">
            <text:p>8.45599625468247</text:p>
          </table:table-cell>
          <table:table-cell table:formula="of:=([.$A29] + [.AA$1] - SQRT([.$A29]*[.$A29] - [.$A29]*[.AA$1] + [.AA$1]*[.AA$1])) / 3" office:value-type="float" office:value="8.64745718613641" calcext:value-type="float">
            <text:p>8.64745718613641</text:p>
          </table:table-cell>
          <table:table-cell table:formula="of:=([.$A29] + [.AB$1] - SQRT([.$A29]*[.$A29] - [.$A29]*[.AB$1] + [.AB$1]*[.AB$1])) / 3" office:value-type="float" office:value="8.8286176109581" calcext:value-type="float">
            <text:p>8.8286176109581</text:p>
          </table:table-cell>
          <table:table-cell table:style-name="ce4" table:formula="of:=([.$A29] + [.AC$1] - SQRT([.$A29]*[.$A29] - [.$A29]*[.AC$1] + [.AC$1]*[.AC$1])) / 3" office:value-type="float" office:value="9" calcext:value-type="float">
            <text:p>9</text:p>
          </table:table-cell>
          <table:table-cell table:style-name="ce13" table:formula="of:=([.$A29] + [.AD$1] - SQRT([.$A29]*[.$A29] - [.$A29]*[.AD$1] + [.AD$1]*[.AD$1])) / 3" office:value-type="float" office:value="9.16212233853493" calcext:value-type="float">
            <text:p>9.16212233853493</text:p>
          </table:table-cell>
          <table:table-cell table:style-name="ce13" table:formula="of:=([.$A29] + [.AE$1] - SQRT([.$A29]*[.$A29] - [.$A29]*[.AE$1] + [.AE$1]*[.AE$1])) / 3" office:value-type="float" office:value="9.31549324059631" calcext:value-type="float">
            <text:p>9.31549324059631</text:p>
          </table:table-cell>
          <table:table-cell table:style-name="ce13" table:formula="of:=([.$A29] + [.AF$1] - SQRT([.$A29]*[.$A29] - [.$A29]*[.AF$1] + [.AF$1]*[.AF$1])) / 3" office:value-type="float" office:value="9.46060798583054" calcext:value-type="float">
            <text:p>9.46060798583054</text:p>
          </table:table-cell>
          <table:table-cell table:number-columns-repeated="1635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([.$A30] + [.B$1] - SQRT([.$A30]*[.$A30] - [.$A30]*[.B$1] + [.B$1]*[.B$1])) / 3" office:value-type="float" office:value="0" calcext:value-type="float">
            <text:p>0</text:p>
          </table:table-cell>
          <table:table-cell table:formula="of:=([.$A30] + [.C$1] - SQRT([.$A30]*[.$A30] - [.$A30]*[.C$1] + [.C$1]*[.C$1])) / 3" office:value-type="float" office:value="0.495455671868264" calcext:value-type="float">
            <text:p>0.495455671868264</text:p>
          </table:table-cell>
          <table:table-cell table:formula="of:=([.$A30] + [.D$1] - SQRT([.$A30]*[.$A30] - [.$A30]*[.D$1] + [.D$1]*[.D$1])) / 3" office:value-type="float" office:value="0.981500494354211" calcext:value-type="float">
            <text:p>0.981500494354211</text:p>
          </table:table-cell>
          <table:table-cell table:formula="of:=([.$A30] + [.E$1] - SQRT([.$A30]*[.$A30] - [.$A30]*[.E$1] + [.E$1]*[.E$1])) / 3" office:value-type="float" office:value="1.45764869620377" calcext:value-type="float">
            <text:p>1.45764869620377</text:p>
          </table:table-cell>
          <table:table-cell table:formula="of:=([.$A30] + [.F$1] - SQRT([.$A30]*[.$A30] - [.$A30]*[.F$1] + [.F$1]*[.F$1])) / 3" office:value-type="float" office:value="1.92341530093067" calcext:value-type="float">
            <text:p>1.92341530093067</text:p>
          </table:table-cell>
          <table:table-cell table:formula="of:=([.$A30] + [.G$1] - SQRT([.$A30]*[.$A30] - [.$A30]*[.G$1] + [.G$1]*[.G$1])) / 3" office:value-type="float" office:value="2.37832189574829" calcext:value-type="float">
            <text:p>2.37832189574829</text:p>
          </table:table-cell>
          <table:table-cell table:formula="of:=([.$A30] + [.H$1] - SQRT([.$A30]*[.$A30] - [.$A30]*[.H$1] + [.H$1]*[.H$1])) / 3" office:value-type="float" office:value="2.82190311013086" calcext:value-type="float">
            <text:p>2.82190311013086</text:p>
          </table:table-cell>
          <table:table-cell table:formula="of:=([.$A30] + [.I$1] - SQRT([.$A30]*[.$A30] - [.$A30]*[.I$1] + [.I$1]*[.I$1])) / 3" office:value-type="float" office:value="3.25371369058403" calcext:value-type="float">
            <text:p>3.25371369058403</text:p>
          </table:table-cell>
          <table:table-cell table:formula="of:=([.$A30] + [.J$1] - SQRT([.$A30]*[.$A30] - [.$A30]*[.J$1] + [.J$1]*[.J$1])) / 3" office:value-type="float" office:value="3.67333600213547" calcext:value-type="float">
            <text:p>3.67333600213547</text:p>
          </table:table-cell>
          <table:table-cell table:formula="of:=([.$A30] + [.K$1] - SQRT([.$A30]*[.$A30] - [.$A30]*[.K$1] + [.K$1]*[.K$1])) / 3" office:value-type="float" office:value="4.08038773124004" calcext:value-type="float">
            <text:p>4.08038773124004</text:p>
          </table:table-cell>
          <table:table-cell table:formula="of:=([.$A30] + [.L$1] - SQRT([.$A30]*[.$A30] - [.$A30]*[.L$1] + [.L$1]*[.L$1])) / 3" office:value-type="float" office:value="4.474529515037" calcext:value-type="float">
            <text:p>4.474529515037</text:p>
          </table:table-cell>
          <table:table-cell table:formula="of:=([.$A30] + [.M$1] - SQRT([.$A30]*[.$A30] - [.$A30]*[.M$1] + [.M$1]*[.M$1])) / 3" office:value-type="float" office:value="4.85547218475292" calcext:value-type="float">
            <text:p>4.85547218475292</text:p>
          </table:table-cell>
          <table:table-cell table:formula="of:=([.$A30] + [.N$1] - SQRT([.$A30]*[.$A30] - [.$A30]*[.N$1] + [.N$1]*[.N$1])) / 3" office:value-type="float" office:value="5.22298329293571" calcext:value-type="float">
            <text:p>5.22298329293571</text:p>
          </table:table-cell>
          <table:table-cell table:formula="of:=([.$A30] + [.O$1] - SQRT([.$A30]*[.$A30] - [.$A30]*[.O$1] + [.O$1]*[.O$1])) / 3" office:value-type="float" office:value="5.5768926003256" calcext:value-type="float">
            <text:p>5.5768926003256</text:p>
          </table:table-cell>
          <table:table-cell table:formula="of:=([.$A30] + [.P$1] - SQRT([.$A30]*[.$A30] - [.$A30]*[.P$1] + [.P$1]*[.P$1])) / 3" office:value-type="float" office:value="5.91709623134524" calcext:value-type="float">
            <text:p>5.91709623134524</text:p>
          </table:table-cell>
          <table:table-cell table:formula="of:=([.$A30] + [.Q$1] - SQRT([.$A30]*[.$A30] - [.$A30]*[.Q$1] + [.Q$1]*[.Q$1])) / 3" office:value-type="float" office:value="6.24355926699227" calcext:value-type="float">
            <text:p>6.24355926699227</text:p>
          </table:table-cell>
          <table:table-cell table:formula="of:=([.$A30] + [.R$1] - SQRT([.$A30]*[.$A30] - [.$A30]*[.R$1] + [.R$1]*[.R$1])) / 3" office:value-type="float" office:value="6.55631662626904" calcext:value-type="float">
            <text:p>6.55631662626904</text:p>
          </table:table-cell>
          <table:table-cell table:formula="of:=([.$A30] + [.S$1] - SQRT([.$A30]*[.$A30] - [.$A30]*[.S$1] + [.S$1]*[.S$1])) / 3" office:value-type="float" office:value="6.85547218475292" calcext:value-type="float">
            <text:p>6.85547218475292</text:p>
          </table:table-cell>
          <table:table-cell table:formula="of:=([.$A30] + [.T$1] - SQRT([.$A30]*[.$A30] - [.$A30]*[.T$1] + [.T$1]*[.T$1])) / 3" office:value-type="float" office:value="7.14119618170366" calcext:value-type="float">
            <text:p>7.14119618170366</text:p>
          </table:table-cell>
          <table:table-cell table:formula="of:=([.$A30] + [.U$1] - SQRT([.$A30]*[.$A30] - [.$A30]*[.U$1] + [.U$1]*[.U$1])) / 3" office:value-type="float" office:value="7.41372106457337" calcext:value-type="float">
            <text:p>7.41372106457337</text:p>
          </table:table-cell>
          <table:table-cell table:formula="of:=([.$A30] + [.V$1] - SQRT([.$A30]*[.$A30] - [.$A30]*[.V$1] + [.V$1]*[.V$1])) / 3" office:value-type="float" office:value="7.67333600213547" calcext:value-type="float">
            <text:p>7.67333600213547</text:p>
          </table:table-cell>
          <table:table-cell table:formula="of:=([.$A30] + [.W$1] - SQRT([.$A30]*[.$A30] - [.$A30]*[.W$1] + [.W$1]*[.W$1])) / 3" office:value-type="float" office:value="7.92038035725069" calcext:value-type="float">
            <text:p>7.92038035725069</text:p>
          </table:table-cell>
          <table:table-cell table:formula="of:=([.$A30] + [.X$1] - SQRT([.$A30]*[.$A30] - [.$A30]*[.X$1] + [.X$1]*[.X$1])) / 3" office:value-type="float" office:value="8.1552364434642" calcext:value-type="float">
            <text:p>8.1552364434642</text:p>
          </table:table-cell>
          <table:table-cell table:formula="of:=([.$A30] + [.Y$1] - SQRT([.$A30]*[.$A30] - [.$A30]*[.Y$1] + [.Y$1]*[.Y$1])) / 3" office:value-type="float" office:value="8.37832189574829" calcext:value-type="float">
            <text:p>8.37832189574829</text:p>
          </table:table-cell>
          <table:table-cell table:formula="of:=([.$A30] + [.Z$1] - SQRT([.$A30]*[.$A30] - [.$A30]*[.Z$1] + [.Z$1]*[.Z$1])) / 3" office:value-type="float" office:value="8.59008196759733" calcext:value-type="float">
            <text:p>8.59008196759733</text:p>
          </table:table-cell>
          <table:table-cell table:formula="of:=([.$A30] + [.AA$1] - SQRT([.$A30]*[.$A30] - [.$A30]*[.AA$1] + [.AA$1]*[.AA$1])) / 3" office:value-type="float" office:value="8.7909820295371" calcext:value-type="float">
            <text:p>8.7909820295371</text:p>
          </table:table-cell>
          <table:table-cell table:formula="of:=([.$A30] + [.AB$1] - SQRT([.$A30]*[.$A30] - [.$A30]*[.AB$1] + [.AB$1]*[.AB$1])) / 3" office:value-type="float" office:value="8.98150049435421" calcext:value-type="float">
            <text:p>8.98150049435421</text:p>
          </table:table-cell>
          <table:table-cell table:formula="of:=([.$A30] + [.AC$1] - SQRT([.$A30]*[.$A30] - [.$A30]*[.AC$1] + [.AC$1]*[.AC$1])) / 3" office:value-type="float" office:value="9.16212233853493" calcext:value-type="float">
            <text:p>9.16212233853493</text:p>
          </table:table-cell>
          <table:table-cell table:formula="of:=([.$A30] + [.AD$1] - SQRT([.$A30]*[.$A30] - [.$A30]*[.AD$1] + [.AD$1]*[.AD$1])) / 3" office:value-type="float" office:value="9.33333333333333" calcext:value-type="float">
            <text:p>9.33333333333333</text:p>
          </table:table-cell>
          <table:table-cell table:formula="of:=([.$A30] + [.AE$1] - SQRT([.$A30]*[.$A30] - [.$A30]*[.AE$1] + [.AE$1]*[.AE$1])) / 3" office:value-type="float" office:value="9.49561504707783" calcext:value-type="float">
            <text:p>9.49561504707783</text:p>
          </table:table-cell>
          <table:table-cell table:formula="of:=([.$A30] + [.AF$1] - SQRT([.$A30]*[.$A30] - [.$A30]*[.AF$1] + [.AF$1]*[.AF$1])) / 3" office:value-type="float" office:value="9.64944063577737" calcext:value-type="float">
            <text:p>9.64944063577737</text:p>
          </table:table-cell>
          <table:table-cell table:number-columns-repeated="1635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([.$A31] + [.B$1] - SQRT([.$A31]*[.$A31] - [.$A31]*[.B$1] + [.B$1]*[.B$1])) / 3" office:value-type="float" office:value="0" calcext:value-type="float">
            <text:p>0</text:p>
          </table:table-cell>
          <table:table-cell table:formula="of:=([.$A31] + [.C$1] - SQRT([.$A31]*[.$A31] - [.$A31]*[.C$1] + [.C$1]*[.C$1])) / 3" office:value-type="float" office:value="0.495615047077832" calcext:value-type="float">
            <text:p>0.495615047077832</text:p>
          </table:table-cell>
          <table:table-cell table:formula="of:=([.$A31] + [.D$1] - SQRT([.$A31]*[.$A31] - [.$A31]*[.D$1] + [.D$1]*[.D$1])) / 3" office:value-type="float" office:value="0.982159907262975" calcext:value-type="float">
            <text:p>0.982159907262975</text:p>
          </table:table-cell>
          <table:table-cell table:formula="of:=([.$A31] + [.E$1] - SQRT([.$A31]*[.$A31] - [.$A31]*[.E$1] + [.E$1]*[.E$1])) / 3" office:value-type="float" office:value="1.45918178871124" calcext:value-type="float">
            <text:p>1.45918178871124</text:p>
          </table:table-cell>
          <table:table-cell table:formula="of:=([.$A31] + [.F$1] - SQRT([.$A31]*[.$A31] - [.$A31]*[.F$1] + [.F$1]*[.F$1])) / 3" office:value-type="float" office:value="1.92622827412253" calcext:value-type="float">
            <text:p>1.92622827412253</text:p>
          </table:table-cell>
          <table:table-cell table:formula="of:=([.$A31] + [.G$1] - SQRT([.$A31]*[.$A31] - [.$A31]*[.G$1] + [.G$1]*[.G$1])) / 3" office:value-type="float" office:value="2.38285227860163" calcext:value-type="float">
            <text:p>2.38285227860163</text:p>
          </table:table-cell>
          <table:table-cell table:formula="of:=([.$A31] + [.H$1] - SQRT([.$A31]*[.$A31] - [.$A31]*[.H$1] + [.H$1]*[.H$1])) / 3" office:value-type="float" office:value="2.8286176109581" calcext:value-type="float">
            <text:p>2.8286176109581</text:p>
          </table:table-cell>
          <table:table-cell table:formula="of:=([.$A31] + [.I$1] - SQRT([.$A31]*[.$A31] - [.$A31]*[.I$1] + [.I$1]*[.I$1])) / 3" office:value-type="float" office:value="3.2631050519459" calcext:value-type="float">
            <text:p>3.2631050519459</text:p>
          </table:table-cell>
          <table:table-cell table:formula="of:=([.$A31] + [.J$1] - SQRT([.$A31]*[.$A31] - [.$A31]*[.J$1] + [.J$1]*[.J$1])) / 3" office:value-type="float" office:value="3.68591881928477" calcext:value-type="float">
            <text:p>3.68591881928477</text:p>
          </table:table-cell>
          <table:table-cell table:formula="of:=([.$A31] + [.K$1] - SQRT([.$A31]*[.$A31] - [.$A31]*[.K$1] + [.K$1]*[.K$1])) / 3" office:value-type="float" office:value="4.09669324521171" calcext:value-type="float">
            <text:p>4.09669324521171</text:p>
          </table:table-cell>
          <table:table-cell table:formula="of:=([.$A31] + [.L$1] - SQRT([.$A31]*[.$A31] - [.$A31]*[.L$1] + [.L$1]*[.L$1])) / 3" office:value-type="float" office:value="4.49509945188462" calcext:value-type="float">
            <text:p>4.49509945188462</text:p>
          </table:table-cell>
          <table:table-cell table:formula="of:=([.$A31] + [.M$1] - SQRT([.$A31]*[.$A31] - [.$A31]*[.M$1] + [.M$1]*[.M$1])) / 3" office:value-type="float" office:value="4.88085177792936" calcext:value-type="float">
            <text:p>4.88085177792936</text:p>
          </table:table-cell>
          <table:table-cell table:formula="of:=([.$A31] + [.N$1] - SQRT([.$A31]*[.$A31] - [.$A31]*[.N$1] + [.N$1]*[.N$1])) / 3" office:value-type="float" office:value="5.25371369058403" calcext:value-type="float">
            <text:p>5.25371369058403</text:p>
          </table:table-cell>
          <table:table-cell table:formula="of:=([.$A31] + [.O$1] - SQRT([.$A31]*[.$A31] - [.$A31]*[.O$1] + [.O$1]*[.O$1])) / 3" office:value-type="float" office:value="5.61350291639392" calcext:value-type="float">
            <text:p>5.61350291639392</text:p>
          </table:table-cell>
          <table:table-cell table:formula="of:=([.$A31] + [.P$1] - SQRT([.$A31]*[.$A31] - [.$A31]*[.P$1] + [.P$1]*[.P$1])) / 3" office:value-type="float" office:value="5.96009554194635" calcext:value-type="float">
            <text:p>5.96009554194635</text:p>
          </table:table-cell>
          <table:table-cell table:formula="of:=([.$A31] + [.Q$1] - SQRT([.$A31]*[.$A31] - [.$A31]*[.Q$1] + [.Q$1]*[.Q$1])) / 3" office:value-type="float" office:value="6.29342887527969" calcext:value-type="float">
            <text:p>6.29342887527969</text:p>
          </table:table-cell>
          <table:table-cell table:formula="of:=([.$A31] + [.R$1] - SQRT([.$A31]*[.$A31] - [.$A31]*[.R$1] + [.R$1]*[.R$1])) / 3" office:value-type="float" office:value="6.61350291639392" calcext:value-type="float">
            <text:p>6.61350291639392</text:p>
          </table:table-cell>
          <table:table-cell table:formula="of:=([.$A31] + [.S$1] - SQRT([.$A31]*[.$A31] - [.$A31]*[.S$1] + [.S$1]*[.S$1])) / 3" office:value-type="float" office:value="6.92038035725069" calcext:value-type="float">
            <text:p>6.92038035725069</text:p>
          </table:table-cell>
          <table:table-cell table:formula="of:=([.$A31] + [.T$1] - SQRT([.$A31]*[.$A31] - [.$A31]*[.T$1] + [.T$1]*[.T$1])) / 3" office:value-type="float" office:value="7.21418511126269" calcext:value-type="float">
            <text:p>7.21418511126269</text:p>
          </table:table-cell>
          <table:table-cell table:formula="of:=([.$A31] + [.U$1] - SQRT([.$A31]*[.$A31] - [.$A31]*[.U$1] + [.U$1]*[.U$1])) / 3" office:value-type="float" office:value="7.49509945188462" calcext:value-type="float">
            <text:p>7.49509945188462</text:p>
          </table:table-cell>
          <table:table-cell table:formula="of:=([.$A31] + [.V$1] - SQRT([.$A31]*[.$A31] - [.$A31]*[.V$1] + [.V$1]*[.V$1])) / 3" office:value-type="float" office:value="7.76335991187837" calcext:value-type="float">
            <text:p>7.76335991187837</text:p>
          </table:table-cell>
          <table:table-cell table:formula="of:=([.$A31] + [.W$1] - SQRT([.$A31]*[.$A31] - [.$A31]*[.W$1] + [.W$1]*[.W$1])) / 3" office:value-type="float" office:value="8.0192521526181" calcext:value-type="float">
            <text:p>8.0192521526181</text:p>
          </table:table-cell>
          <table:table-cell table:formula="of:=([.$A31] + [.X$1] - SQRT([.$A31]*[.$A31] - [.$A31]*[.X$1] + [.X$1]*[.X$1])) / 3" office:value-type="float" office:value="8.2631050519459" calcext:value-type="float">
            <text:p>8.2631050519459</text:p>
          </table:table-cell>
          <table:table-cell table:formula="of:=([.$A31] + [.Y$1] - SQRT([.$A31]*[.$A31] - [.$A31]*[.Y$1] + [.Y$1]*[.Y$1])) / 3" office:value-type="float" office:value="8.49528427762477" calcext:value-type="float">
            <text:p>8.49528427762477</text:p>
          </table:table-cell>
          <table:table-cell table:formula="of:=([.$A31] + [.Z$1] - SQRT([.$A31]*[.$A31] - [.$A31]*[.Z$1] + [.Z$1]*[.Z$1])) / 3" office:value-type="float" office:value="8.71618561193497" calcext:value-type="float">
            <text:p>8.71618561193497</text:p>
          </table:table-cell>
          <table:table-cell table:formula="of:=([.$A31] + [.AA$1] - SQRT([.$A31]*[.$A31] - [.$A31]*[.AA$1] + [.AA$1]*[.AA$1])) / 3" office:value-type="float" office:value="8.92622827412254" calcext:value-type="float">
            <text:p>8.92622827412254</text:p>
          </table:table-cell>
          <table:table-cell table:formula="of:=([.$A31] + [.AB$1] - SQRT([.$A31]*[.$A31] - [.$A31]*[.AB$1] + [.AB$1]*[.AB$1])) / 3" office:value-type="float" office:value="9.12584845537791" calcext:value-type="float">
            <text:p>9.12584845537791</text:p>
          </table:table-cell>
          <table:table-cell table:formula="of:=([.$A31] + [.AC$1] - SQRT([.$A31]*[.$A31] - [.$A31]*[.AC$1] + [.AC$1]*[.AC$1])) / 3" office:value-type="float" office:value="9.31549324059631" calcext:value-type="float">
            <text:p>9.31549324059631</text:p>
          </table:table-cell>
          <table:table-cell table:formula="of:=([.$A31] + [.AD$1] - SQRT([.$A31]*[.$A31] - [.$A31]*[.AD$1] + [.AD$1]*[.AD$1])) / 3" office:value-type="float" office:value="9.49561504707783" calcext:value-type="float">
            <text:p>9.49561504707783</text:p>
          </table:table-cell>
          <table:table-cell table:formula="of:=([.$A31] + [.AE$1] - SQRT([.$A31]*[.$A31] - [.$A31]*[.AE$1] + [.AE$1]*[.AE$1])) / 3" office:value-type="float" office:value="9.66666666666667" calcext:value-type="float">
            <text:p>9.66666666666667</text:p>
          </table:table-cell>
          <table:table-cell table:formula="of:=([.$A31] + [.AF$1] - SQRT([.$A31]*[.$A31] - [.$A31]*[.AF$1] + [.AF$1]*[.AF$1])) / 3" office:value-type="float" office:value="9.82909695775086" calcext:value-type="float">
            <text:p>9.82909695775086</text:p>
          </table:table-cell>
          <table:table-cell table:number-columns-repeated="1635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([.$A32] + [.B$1] - SQRT([.$A32]*[.$A32] - [.$A32]*[.B$1] + [.B$1]*[.B$1])) / 3" office:value-type="float" office:value="0" calcext:value-type="float">
            <text:p>0</text:p>
          </table:table-cell>
          <table:table-cell table:formula="of:=([.$A32] + [.C$1] - SQRT([.$A32]*[.$A32] - [.$A32]*[.C$1] + [.C$1]*[.C$1])) / 3" office:value-type="float" office:value="0.495763624417529" calcext:value-type="float">
            <text:p>0.495763624417529</text:p>
          </table:table-cell>
          <table:table-cell table:formula="of:=([.$A32] + [.D$1] - SQRT([.$A32]*[.$A32] - [.$A32]*[.D$1] + [.D$1]*[.D$1])) / 3" office:value-type="float" office:value="0.9827739691107" calcext:value-type="float">
            <text:p>0.9827739691107</text:p>
          </table:table-cell>
          <table:table-cell table:formula="of:=([.$A32] + [.E$1] - SQRT([.$A32]*[.$A32] - [.$A32]*[.E$1] + [.E$1]*[.E$1])) / 3" office:value-type="float" office:value="1.46060798583054" calcext:value-type="float">
            <text:p>1.46060798583054</text:p>
          </table:table-cell>
          <table:table-cell table:formula="of:=([.$A32] + [.F$1] - SQRT([.$A32]*[.$A32] - [.$A32]*[.F$1] + [.F$1]*[.F$1])) / 3" office:value-type="float" office:value="1.92884268022274" calcext:value-type="float">
            <text:p>1.92884268022274</text:p>
          </table:table-cell>
          <table:table-cell table:formula="of:=([.$A32] + [.G$1] - SQRT([.$A32]*[.$A32] - [.$A32]*[.G$1] + [.G$1]*[.G$1])) / 3" office:value-type="float" office:value="2.3870593952833" calcext:value-type="float">
            <text:p>2.3870593952833</text:p>
          </table:table-cell>
          <table:table-cell table:formula="of:=([.$A32] + [.H$1] - SQRT([.$A32]*[.$A32] - [.$A32]*[.H$1] + [.H$1]*[.H$1])) / 3" office:value-type="float" office:value="2.83484861008832" calcext:value-type="float">
            <text:p>2.83484861008832</text:p>
          </table:table-cell>
          <table:table-cell table:formula="of:=([.$A32] + [.I$1] - SQRT([.$A32]*[.$A32] - [.$A32]*[.I$1] + [.I$1]*[.I$1])) / 3" office:value-type="float" office:value="3.27181518728788" calcext:value-type="float">
            <text:p>3.27181518728788</text:p>
          </table:table-cell>
          <table:table-cell table:formula="of:=([.$A32] + [.J$1] - SQRT([.$A32]*[.$A32] - [.$A32]*[.J$1] + [.J$1]*[.J$1])) / 3" office:value-type="float" office:value="3.69758396861753" calcext:value-type="float">
            <text:p>3.69758396861753</text:p>
          </table:table-cell>
          <table:table-cell table:formula="of:=([.$A32] + [.K$1] - SQRT([.$A32]*[.$A32] - [.$A32]*[.K$1] + [.K$1]*[.K$1])) / 3" office:value-type="float" office:value="4.11180558268441" calcext:value-type="float">
            <text:p>4.11180558268441</text:p>
          </table:table-cell>
          <table:table-cell table:formula="of:=([.$A32] + [.L$1] - SQRT([.$A32]*[.$A32] - [.$A32]*[.L$1] + [.L$1]*[.L$1])) / 3" office:value-type="float" office:value="4.51416229645137" calcext:value-type="float">
            <text:p>4.51416229645137</text:p>
          </table:table-cell>
          <table:table-cell table:formula="of:=([.$A32] + [.M$1] - SQRT([.$A32]*[.$A32] - [.$A32]*[.M$1] + [.M$1]*[.M$1])) / 3" office:value-type="float" office:value="4.90437371460339" calcext:value-type="float">
            <text:p>4.90437371460339</text:p>
          </table:table-cell>
          <table:table-cell table:formula="of:=([.$A32] + [.N$1] - SQRT([.$A32]*[.$A32] - [.$A32]*[.N$1] + [.N$1]*[.N$1])) / 3" office:value-type="float" office:value="5.28220211291865" calcext:value-type="float">
            <text:p>5.28220211291865</text:p>
          </table:table-cell>
          <table:table-cell table:formula="of:=([.$A32] + [.O$1] - SQRT([.$A32]*[.$A32] - [.$A32]*[.O$1] + [.O$1]*[.O$1])) / 3" office:value-type="float" office:value="5.64745718613641" calcext:value-type="float">
            <text:p>5.64745718613641</text:p>
          </table:table-cell>
          <table:table-cell table:style-name="ce6" table:formula="of:=([.$A32] + [.P$1] - SQRT([.$A32]*[.$A32] - [.$A32]*[.P$1] + [.P$1]*[.P$1])) / 3" office:value-type="float" office:value="6" calcext:value-type="float">
            <text:p>6</text:p>
          </table:table-cell>
          <table:table-cell table:formula="of:=([.$A32] + [.Q$1] - SQRT([.$A32]*[.$A32] - [.$A32]*[.Q$1] + [.Q$1]*[.Q$1])) / 3" office:value-type="float" office:value="6.33974596215561" calcext:value-type="float">
            <text:p>6.33974596215561</text:p>
          </table:table-cell>
          <table:table-cell table:formula="of:=([.$A32] + [.R$1] - SQRT([.$A32]*[.$A32] - [.$A32]*[.R$1] + [.R$1]*[.R$1])) / 3" office:value-type="float" office:value="6.66666666666667" calcext:value-type="float">
            <text:p>6.66666666666667</text:p>
          </table:table-cell>
          <table:table-cell table:formula="of:=([.$A32] + [.S$1] - SQRT([.$A32]*[.$A32] - [.$A32]*[.S$1] + [.S$1]*[.S$1])) / 3" office:value-type="float" office:value="6.98079051946975" calcext:value-type="float">
            <text:p>6.98079051946975</text:p>
          </table:table-cell>
          <table:table-cell table:formula="of:=([.$A32] + [.T$1] - SQRT([.$A32]*[.$A32] - [.$A32]*[.T$1] + [.T$1]*[.T$1])) / 3" office:value-type="float" office:value="7.28220211291865" calcext:value-type="float">
            <text:p>7.28220211291865</text:p>
          </table:table-cell>
          <table:table-cell table:formula="of:=([.$A32] + [.U$1] - SQRT([.$A32]*[.$A32] - [.$A32]*[.U$1] + [.U$1]*[.U$1])) / 3" office:value-type="float" office:value="7.57104038127006" calcext:value-type="float">
            <text:p>7.57104038127006</text:p>
          </table:table-cell>
          <table:table-cell table:formula="of:=([.$A32] + [.V$1] - SQRT([.$A32]*[.$A32] - [.$A32]*[.V$1] + [.V$1]*[.V$1])) / 3" office:value-type="float" office:value="7.8474956297847" calcext:value-type="float">
            <text:p>7.8474956297847</text:p>
          </table:table-cell>
          <table:table-cell table:formula="of:=([.$A32] + [.W$1] - SQRT([.$A32]*[.$A32] - [.$A32]*[.W$1] + [.W$1]*[.W$1])) / 3" office:value-type="float" office:value="8.11180558268441" calcext:value-type="float">
            <text:p>8.11180558268441</text:p>
          </table:table-cell>
          <table:table-cell table:formula="of:=([.$A32] + [.X$1] - SQRT([.$A32]*[.$A32] - [.$A32]*[.X$1] + [.X$1]*[.X$1])) / 3" office:value-type="float" office:value="8.36425063528419" calcext:value-type="float">
            <text:p>8.36425063528419</text:p>
          </table:table-cell>
          <table:table-cell table:formula="of:=([.$A32] + [.Y$1] - SQRT([.$A32]*[.$A32] - [.$A32]*[.Y$1] + [.Y$1]*[.Y$1])) / 3" office:value-type="float" office:value="8.60514852062121" calcext:value-type="float">
            <text:p>8.60514852062121</text:p>
          </table:table-cell>
          <table:table-cell table:formula="of:=([.$A32] + [.Z$1] - SQRT([.$A32]*[.$A32] - [.$A32]*[.Z$1] + [.Z$1]*[.Z$1])) / 3" office:value-type="float" office:value="8.83484861008832" calcext:value-type="float">
            <text:p>8.83484861008832</text:p>
          </table:table-cell>
          <table:table-cell table:formula="of:=([.$A32] + [.AA$1] - SQRT([.$A32]*[.$A32] - [.$A32]*[.AA$1] + [.AA$1]*[.AA$1])) / 3" office:value-type="float" office:value="9.05372606194996" calcext:value-type="float">
            <text:p>9.05372606194996</text:p>
          </table:table-cell>
          <table:table-cell table:formula="of:=([.$A32] + [.AB$1] - SQRT([.$A32]*[.$A32] - [.$A32]*[.AB$1] + [.AB$1]*[.AB$1])) / 3" office:value-type="float" office:value="9.26217601355608" calcext:value-type="float">
            <text:p>9.26217601355608</text:p>
          </table:table-cell>
          <table:table-cell table:formula="of:=([.$A32] + [.AC$1] - SQRT([.$A32]*[.$A32] - [.$A32]*[.AC$1] + [.AC$1]*[.AC$1])) / 3" office:value-type="float" office:value="9.46060798583054" calcext:value-type="float">
            <text:p>9.46060798583054</text:p>
          </table:table-cell>
          <table:table-cell table:formula="of:=([.$A32] + [.AD$1] - SQRT([.$A32]*[.$A32] - [.$A32]*[.AD$1] + [.AD$1]*[.AD$1])) / 3" office:value-type="float" office:value="9.64944063577737" calcext:value-type="float">
            <text:p>9.64944063577737</text:p>
          </table:table-cell>
          <table:table-cell table:formula="of:=([.$A32] + [.AE$1] - SQRT([.$A32]*[.$A32] - [.$A32]*[.AE$1] + [.AE$1]*[.AE$1])) / 3" office:value-type="float" office:value="9.82909695775086" calcext:value-type="float">
            <text:p>9.82909695775086</text:p>
          </table:table-cell>
          <table:table-cell table:style-name="ce4" table:formula="of:=([.$A32] + [.AF$1] - SQRT([.$A32]*[.$A32] - [.$A32]*[.AF$1] + [.AF$1]*[.AF$1])) / 3" office:value-type="float" office:value="10" calcext:value-type="float">
            <text:p>10</text:p>
          </table:table-cell>
          <table:table-cell table:number-columns-repeated="1635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([.$A33] + [.B$1] - SQRT([.$A33]*[.$A33] - [.$A33]*[.B$1] + [.B$1]*[.B$1])) / 3" office:value-type="float" office:value="0" calcext:value-type="float">
            <text:p>0</text:p>
          </table:table-cell>
          <table:table-cell table:formula="of:=([.$A33] + [.C$1] - SQRT([.$A33]*[.$A33] - [.$A33]*[.C$1] + [.C$1]*[.C$1])) / 3" office:value-type="float" office:value="0.495902465071762" calcext:value-type="float">
            <text:p>0.495902465071762</text:p>
          </table:table-cell>
          <table:table-cell table:formula="of:=([.$A33] + [.D$1] - SQRT([.$A33]*[.$A33] - [.$A33]*[.D$1] + [.D$1]*[.D$1])) / 3" office:value-type="float" office:value="0.983347199122187" calcext:value-type="float">
            <text:p>0.983347199122187</text:p>
          </table:table-cell>
          <table:table-cell table:formula="of:=([.$A33] + [.E$1] - SQRT([.$A33]*[.$A33] - [.$A33]*[.E$1] + [.E$1]*[.E$1])) / 3" office:value-type="float" office:value="1.4619380700261" calcext:value-type="float">
            <text:p>1.4619380700261</text:p>
          </table:table-cell>
          <table:table-cell table:formula="of:=([.$A33] + [.F$1] - SQRT([.$A33]*[.$A33] - [.$A33]*[.F$1] + [.F$1]*[.F$1])) / 3" office:value-type="float" office:value="1.93127875565984" calcext:value-type="float">
            <text:p>1.93127875565984</text:p>
          </table:table-cell>
          <table:table-cell table:formula="of:=([.$A33] + [.G$1] - SQRT([.$A33]*[.$A33] - [.$A33]*[.G$1] + [.G$1]*[.G$1])) / 3" office:value-type="float" office:value="2.39097646306695" calcext:value-type="float">
            <text:p>2.39097646306695</text:p>
          </table:table-cell>
          <table:table-cell table:formula="of:=([.$A33] + [.H$1] - SQRT([.$A33]*[.$A33] - [.$A33]*[.H$1] + [.H$1]*[.H$1])) / 3" office:value-type="float" office:value="2.84064608940124" calcext:value-type="float">
            <text:p>2.84064608940124</text:p>
          </table:table-cell>
          <table:table-cell table:formula="of:=([.$A33] + [.I$1] - SQRT([.$A33]*[.$A33] - [.$A33]*[.I$1] + [.I$1]*[.I$1])) / 3" office:value-type="float" office:value="3.27991477311418" calcext:value-type="float">
            <text:p>3.27991477311418</text:p>
          </table:table-cell>
          <table:table-cell table:formula="of:=([.$A33] + [.J$1] - SQRT([.$A33]*[.$A33] - [.$A33]*[.J$1] + [.J$1]*[.J$1])) / 3" office:value-type="float" office:value="3.70842675682243" calcext:value-type="float">
            <text:p>3.70842675682243</text:p>
          </table:table-cell>
          <table:table-cell table:formula="of:=([.$A33] + [.K$1] - SQRT([.$A33]*[.$A33] - [.$A33]*[.K$1] + [.K$1]*[.K$1])) / 3" office:value-type="float" office:value="4.12584845537791" calcext:value-type="float">
            <text:p>4.12584845537791</text:p>
          </table:table-cell>
          <table:table-cell table:formula="of:=([.$A33] + [.L$1] - SQRT([.$A33]*[.$A33] - [.$A33]*[.L$1] + [.L$1]*[.L$1])) / 3" office:value-type="float" office:value="4.53187359597019" calcext:value-type="float">
            <text:p>4.53187359597019</text:p>
          </table:table-cell>
          <table:table-cell table:formula="of:=([.$A33] + [.M$1] - SQRT([.$A33]*[.$A33] - [.$A33]*[.M$1] + [.M$1]*[.M$1])) / 3" office:value-type="float" office:value="4.92622827412253" calcext:value-type="float">
            <text:p>4.92622827412253</text:p>
          </table:table-cell>
          <table:table-cell table:formula="of:=([.$A33] + [.N$1] - SQRT([.$A33]*[.$A33] - [.$A33]*[.N$1] + [.N$1]*[.N$1])) / 3" office:value-type="float" office:value="5.30867575287941" calcext:value-type="float">
            <text:p>5.30867575287941</text:p>
          </table:table-cell>
          <table:table-cell table:formula="of:=([.$A33] + [.O$1] - SQRT([.$A33]*[.$A33] - [.$A33]*[.O$1] + [.O$1]*[.O$1])) / 3" office:value-type="float" office:value="5.67902082485816" calcext:value-type="float">
            <text:p>5.67902082485816</text:p>
          </table:table-cell>
          <table:table-cell table:formula="of:=([.$A33] + [.P$1] - SQRT([.$A33]*[.$A33] - [.$A33]*[.P$1] + [.P$1]*[.P$1])) / 3" office:value-type="float" office:value="6.0371135601675" calcext:value-type="float">
            <text:p>6.0371135601675</text:p>
          </table:table-cell>
          <table:table-cell table:formula="of:=([.$A33] + [.Q$1] - SQRT([.$A33]*[.$A33] - [.$A33]*[.Q$1] + [.Q$1]*[.Q$1])) / 3" office:value-type="float" office:value="6.38285227860163" calcext:value-type="float">
            <text:p>6.38285227860163</text:p>
          </table:table-cell>
          <table:table-cell table:formula="of:=([.$A33] + [.R$1] - SQRT([.$A33]*[.$A33] - [.$A33]*[.R$1] + [.R$1]*[.R$1])) / 3" office:value-type="float" office:value="6.71618561193497" calcext:value-type="float">
            <text:p>6.71618561193497</text:p>
          </table:table-cell>
          <table:table-cell table:formula="of:=([.$A33] + [.S$1] - SQRT([.$A33]*[.$A33] - [.$A33]*[.S$1] + [.S$1]*[.S$1])) / 3" office:value-type="float" office:value="7.0371135601675" calcext:value-type="float">
            <text:p>7.0371135601675</text:p>
          </table:table-cell>
          <table:table-cell table:formula="of:=([.$A33] + [.T$1] - SQRT([.$A33]*[.$A33] - [.$A33]*[.T$1] + [.T$1]*[.T$1])) / 3" office:value-type="float" office:value="7.34568749152482" calcext:value-type="float">
            <text:p>7.34568749152482</text:p>
          </table:table-cell>
          <table:table-cell table:formula="of:=([.$A33] + [.U$1] - SQRT([.$A33]*[.$A33] - [.$A33]*[.U$1] + [.U$1]*[.U$1])) / 3" office:value-type="float" office:value="7.64200908621274" calcext:value-type="float">
            <text:p>7.64200908621274</text:p>
          </table:table-cell>
          <table:table-cell table:formula="of:=([.$A33] + [.V$1] - SQRT([.$A33]*[.$A33] - [.$A33]*[.V$1] + [.V$1]*[.V$1])) / 3" office:value-type="float" office:value="7.92622827412253" calcext:value-type="float">
            <text:p>7.92622827412253</text:p>
          </table:table-cell>
          <table:table-cell table:formula="of:=([.$A33] + [.W$1] - SQRT([.$A33]*[.$A33] - [.$A33]*[.W$1] + [.W$1]*[.W$1])) / 3" office:value-type="float" office:value="8.19854026263685" calcext:value-type="float">
            <text:p>8.19854026263685</text:p>
          </table:table-cell>
          <table:table-cell table:formula="of:=([.$A33] + [.X$1] - SQRT([.$A33]*[.$A33] - [.$A33]*[.X$1] + [.X$1]*[.X$1])) / 3" office:value-type="float" office:value="8.45918178871125" calcext:value-type="float">
            <text:p>8.45918178871125</text:p>
          </table:table-cell>
          <table:table-cell table:formula="of:=([.$A33] + [.Y$1] - SQRT([.$A33]*[.$A33] - [.$A33]*[.Y$1] + [.Y$1]*[.Y$1])) / 3" office:value-type="float" office:value="8.70842675682243" calcext:value-type="float">
            <text:p>8.70842675682243</text:p>
          </table:table-cell>
          <table:table-cell table:formula="of:=([.$A33] + [.Z$1] - SQRT([.$A33]*[.$A33] - [.$A33]*[.Z$1] + [.Z$1]*[.Z$1])) / 3" office:value-type="float" office:value="8.94658143978085" calcext:value-type="float">
            <text:p>8.94658143978085</text:p>
          </table:table-cell>
          <table:table-cell table:formula="of:=([.$A33] + [.AA$1] - SQRT([.$A33]*[.$A33] - [.$A33]*[.AA$1] + [.AA$1]*[.AA$1])) / 3" office:value-type="float" office:value="9.17397942273457" calcext:value-type="float">
            <text:p>9.17397942273457</text:p>
          </table:table-cell>
          <table:table-cell table:formula="of:=([.$A33] + [.AB$1] - SQRT([.$A33]*[.$A33] - [.$A33]*[.AB$1] + [.AB$1]*[.AB$1])) / 3" office:value-type="float" office:value="9.39097646306695" calcext:value-type="float">
            <text:p>9.39097646306695</text:p>
          </table:table-cell>
          <table:table-cell table:formula="of:=([.$A33] + [.AC$1] - SQRT([.$A33]*[.$A33] - [.$A33]*[.AC$1] + [.AC$1]*[.AC$1])) / 3" office:value-type="float" office:value="9.59794542232651" calcext:value-type="float">
            <text:p>9.59794542232651</text:p>
          </table:table-cell>
          <table:table-cell table:formula="of:=([.$A33] + [.AD$1] - SQRT([.$A33]*[.$A33] - [.$A33]*[.AD$1] + [.AD$1]*[.AD$1])) / 3" office:value-type="float" office:value="9.79527140335943" calcext:value-type="float">
            <text:p>9.79527140335943</text:p>
          </table:table-cell>
          <table:table-cell table:formula="of:=([.$A33] + [.AE$1] - SQRT([.$A33]*[.$A33] - [.$A33]*[.AE$1] + [.AE$1]*[.AE$1])) / 3" office:value-type="float" office:value="9.98334719912219" calcext:value-type="float">
            <text:p>9.98334719912219</text:p>
          </table:table-cell>
          <table:table-cell table:formula="of:=([.$A33] + [.AF$1] - SQRT([.$A33]*[.$A33] - [.$A33]*[.AF$1] + [.AF$1]*[.AF$1])) / 3" office:value-type="float" office:value="10.1625691317384" calcext:value-type="float">
            <text:p>10.1625691317384</text:p>
          </table:table-cell>
          <table:table-cell table:number-columns-repeated="1635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([.$A34] + [.B$1] - SQRT([.$A34]*[.$A34] - [.$A34]*[.B$1] + [.B$1]*[.B$1])) / 3" office:value-type="float" office:value="0" calcext:value-type="float">
            <text:p>0</text:p>
          </table:table-cell>
          <table:table-cell table:formula="of:=([.$A34] + [.C$1] - SQRT([.$A34]*[.$A34] - [.$A34]*[.C$1] + [.C$1]*[.C$1])) / 3" office:value-type="float" office:value="0.496032495607513" calcext:value-type="float">
            <text:p>0.496032495607513</text:p>
          </table:table-cell>
          <table:table-cell table:formula="of:=([.$A34] + [.D$1] - SQRT([.$A34]*[.$A34] - [.$A34]*[.D$1] + [.D$1]*[.D$1])) / 3" office:value-type="float" office:value="0.983883535826651" calcext:value-type="float">
            <text:p>0.983883535826651</text:p>
          </table:table-cell>
          <table:table-cell table:formula="of:=([.$A34] + [.E$1] - SQRT([.$A34]*[.$A34] - [.$A34]*[.E$1] + [.E$1]*[.E$1])) / 3" office:value-type="float" office:value="1.46318142332402" calcext:value-type="float">
            <text:p>1.46318142332402</text:p>
          </table:table-cell>
          <table:table-cell table:formula="of:=([.$A34] + [.F$1] - SQRT([.$A34]*[.$A34] - [.$A34]*[.F$1] + [.F$1]*[.F$1])) / 3" office:value-type="float" office:value="1.93355408630567" calcext:value-type="float">
            <text:p>1.93355408630567</text:p>
          </table:table-cell>
          <table:table-cell table:formula="of:=([.$A34] + [.G$1] - SQRT([.$A34]*[.$A34] - [.$A34]*[.G$1] + [.G$1]*[.G$1])) / 3" office:value-type="float" office:value="2.39463232274962" calcext:value-type="float">
            <text:p>2.39463232274962</text:p>
          </table:table-cell>
          <table:table-cell table:formula="of:=([.$A34] + [.H$1] - SQRT([.$A34]*[.$A34] - [.$A34]*[.H$1] + [.H$1]*[.H$1])) / 3" office:value-type="float" office:value="2.84605342489584" calcext:value-type="float">
            <text:p>2.84605342489584</text:p>
          </table:table-cell>
          <table:table-cell table:formula="of:=([.$A34] + [.I$1] - SQRT([.$A34]*[.$A34] - [.$A34]*[.I$1] + [.I$1]*[.I$1])) / 3" office:value-type="float" office:value="3.28746514377769" calcext:value-type="float">
            <text:p>3.28746514377769</text:p>
          </table:table-cell>
          <table:table-cell table:formula="of:=([.$A34] + [.J$1] - SQRT([.$A34]*[.$A34] - [.$A34]*[.J$1] + [.J$1]*[.J$1])) / 3" office:value-type="float" office:value="3.71852993209603" calcext:value-type="float">
            <text:p>3.71852993209603</text:p>
          </table:table-cell>
          <table:table-cell table:formula="of:=([.$A34] + [.K$1] - SQRT([.$A34]*[.$A34] - [.$A34]*[.K$1] + [.K$1]*[.K$1])) / 3" office:value-type="float" office:value="4.13892938136237" calcext:value-type="float">
            <text:p>4.13892938136237</text:p>
          </table:table-cell>
          <table:table-cell table:formula="of:=([.$A34] + [.L$1] - SQRT([.$A34]*[.$A34] - [.$A34]*[.L$1] + [.L$1]*[.L$1])) / 3" office:value-type="float" office:value="4.54836874749478" calcext:value-type="float">
            <text:p>4.54836874749478</text:p>
          </table:table-cell>
          <table:table-cell table:formula="of:=([.$A34] + [.M$1] - SQRT([.$A34]*[.$A34] - [.$A34]*[.M$1] + [.M$1]*[.M$1])) / 3" office:value-type="float" office:value="4.94658143978085" calcext:value-type="float">
            <text:p>4.94658143978085</text:p>
          </table:table-cell>
          <table:table-cell table:formula="of:=([.$A34] + [.N$1] - SQRT([.$A34]*[.$A34] - [.$A34]*[.N$1] + [.N$1]*[.N$1])) / 3" office:value-type="float" office:value="5.33333333333333" calcext:value-type="float">
            <text:p>5.33333333333333</text:p>
          </table:table-cell>
          <table:table-cell table:formula="of:=([.$A34] + [.O$1] - SQRT([.$A34]*[.$A34] - [.$A34]*[.O$1] + [.O$1]*[.O$1])) / 3" office:value-type="float" office:value="5.70842675682243" calcext:value-type="float">
            <text:p>5.70842675682243</text:p>
          </table:table-cell>
          <table:table-cell table:formula="of:=([.$A34] + [.P$1] - SQRT([.$A34]*[.$A34] - [.$A34]*[.P$1] + [.P$1]*[.P$1])) / 3" office:value-type="float" office:value="6.07170400703346" calcext:value-type="float">
            <text:p>6.07170400703346</text:p>
          </table:table-cell>
          <table:table-cell table:formula="of:=([.$A34] + [.Q$1] - SQRT([.$A34]*[.$A34] - [.$A34]*[.Q$1] + [.Q$1]*[.Q$1])) / 3" office:value-type="float" office:value="6.42305025075864" calcext:value-type="float">
            <text:p>6.42305025075864</text:p>
          </table:table-cell>
          <table:table-cell table:formula="of:=([.$A34] + [.R$1] - SQRT([.$A34]*[.$A34] - [.$A34]*[.R$1] + [.R$1]*[.R$1])) / 3" office:value-type="float" office:value="6.76239569296599" calcext:value-type="float">
            <text:p>6.76239569296599</text:p>
          </table:table-cell>
          <table:table-cell table:formula="of:=([.$A34] + [.S$1] - SQRT([.$A34]*[.$A34] - [.$A34]*[.S$1] + [.S$1]*[.S$1])) / 3" office:value-type="float" office:value="7.0897169174253" calcext:value-type="float">
            <text:p>7.0897169174253</text:p>
          </table:table-cell>
          <table:table-cell table:formula="of:=([.$A34] + [.T$1] - SQRT([.$A34]*[.$A34] - [.$A34]*[.T$1] + [.T$1]*[.T$1])) / 3" office:value-type="float" office:value="7.4050373403668" calcext:value-type="float">
            <text:p>7.4050373403668</text:p>
          </table:table-cell>
          <table:table-cell table:formula="of:=([.$A34] + [.U$1] - SQRT([.$A34]*[.$A34] - [.$A34]*[.U$1] + [.U$1]*[.U$1])) / 3" office:value-type="float" office:value="7.70842675682243" calcext:value-type="float">
            <text:p>7.70842675682243</text:p>
          </table:table-cell>
          <table:table-cell table:style-name="ce5" table:formula="of:=([.$A34] + [.V$1] - SQRT([.$A34]*[.$A34] - [.$A34]*[.V$1] + [.V$1]*[.V$1])) / 3" office:value-type="float" office:value="8" calcext:value-type="float">
            <text:p>8</text:p>
          </table:table-cell>
          <table:table-cell table:formula="of:=([.$A34] + [.W$1] - SQRT([.$A34]*[.$A34] - [.$A34]*[.W$1] + [.W$1]*[.W$1])) / 3" office:value-type="float" office:value="8.27991477311418" calcext:value-type="float">
            <text:p>8.27991477311418</text:p>
          </table:table-cell>
          <table:table-cell table:formula="of:=([.$A34] + [.X$1] - SQRT([.$A34]*[.$A34] - [.$A34]*[.X$1] + [.X$1]*[.X$1])) / 3" office:value-type="float" office:value="8.54836874749478" calcext:value-type="float">
            <text:p>8.54836874749478</text:p>
          </table:table-cell>
          <table:table-cell table:formula="of:=([.$A34] + [.Y$1] - SQRT([.$A34]*[.$A34] - [.$A34]*[.Y$1] + [.Y$1]*[.Y$1])) / 3" office:value-type="float" office:value="8.80559604802903" calcext:value-type="float">
            <text:p>8.80559604802903</text:p>
          </table:table-cell>
          <table:table-cell table:formula="of:=([.$A34] + [.Z$1] - SQRT([.$A34]*[.$A34] - [.$A34]*[.Z$1] + [.Z$1]*[.Z$1])) / 3" office:value-type="float" office:value="9.05186326542936" calcext:value-type="float">
            <text:p>9.05186326542936</text:p>
          </table:table-cell>
          <table:table-cell table:formula="of:=([.$A34] + [.AA$1] - SQRT([.$A34]*[.$A34] - [.$A34]*[.AA$1] + [.AA$1]*[.AA$1])) / 3" office:value-type="float" office:value="9.28746514377769" calcext:value-type="float">
            <text:p>9.28746514377769</text:p>
          </table:table-cell>
          <table:table-cell table:formula="of:=([.$A34] + [.AB$1] - SQRT([.$A34]*[.$A34] - [.$A34]*[.AB$1] + [.AB$1]*[.AB$1])) / 3" office:value-type="float" office:value="9.51272009156251" calcext:value-type="float">
            <text:p>9.51272009156251</text:p>
          </table:table-cell>
          <table:table-cell table:formula="of:=([.$A34] + [.AC$1] - SQRT([.$A34]*[.$A34] - [.$A34]*[.AC$1] + [.AC$1]*[.AC$1])) / 3" office:value-type="float" office:value="9.72796565608295" calcext:value-type="float">
            <text:p>9.72796565608295</text:p>
          </table:table-cell>
          <table:table-cell table:formula="of:=([.$A34] + [.AD$1] - SQRT([.$A34]*[.$A34] - [.$A34]*[.AD$1] + [.AD$1]*[.AD$1])) / 3" office:value-type="float" office:value="9.93355408630567" calcext:value-type="float">
            <text:p>9.93355408630567</text:p>
          </table:table-cell>
          <table:table-cell table:formula="of:=([.$A34] + [.AE$1] - SQRT([.$A34]*[.$A34] - [.$A34]*[.AE$1] + [.AE$1]*[.AE$1])) / 3" office:value-type="float" office:value="10.1298480899907" calcext:value-type="float">
            <text:p>10.1298480899907</text:p>
          </table:table-cell>
          <table:table-cell table:formula="of:=([.$A34] + [.AF$1] - SQRT([.$A34]*[.$A34] - [.$A34]*[.AF$1] + [.AF$1]*[.AF$1])) / 3" office:value-type="float" office:value="10.31721686916" calcext:value-type="float">
            <text:p>10.31721686916</text:p>
          </table:table-cell>
          <table:table-cell table:number-columns-repeated="1635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([.$A35] + [.B$1] - SQRT([.$A35]*[.$A35] - [.$A35]*[.B$1] + [.B$1]*[.B$1])) / 3" office:value-type="float" office:value="0" calcext:value-type="float">
            <text:p>0</text:p>
          </table:table-cell>
          <table:table-cell table:formula="of:=([.$A35] + [.C$1] - SQRT([.$A35]*[.$A35] - [.$A35]*[.C$1] + [.C$1]*[.C$1])) / 3" office:value-type="float" office:value="0.49615452866076" calcext:value-type="float">
            <text:p>0.49615452866076</text:p>
          </table:table-cell>
          <table:table-cell table:formula="of:=([.$A35] + [.D$1] - SQRT([.$A35]*[.$A35] - [.$A35]*[.D$1] + [.D$1]*[.D$1])) / 3" office:value-type="float" office:value="0.984386427358622" calcext:value-type="float">
            <text:p>0.984386427358622</text:p>
          </table:table-cell>
          <table:table-cell table:formula="of:=([.$A35] + [.E$1] - SQRT([.$A35]*[.$A35] - [.$A35]*[.E$1] + [.E$1]*[.E$1])) / 3" office:value-type="float" office:value="1.46434624714726" calcext:value-type="float">
            <text:p>1.46434624714726</text:p>
          </table:table-cell>
          <table:table-cell table:formula="of:=([.$A35] + [.F$1] - SQRT([.$A35]*[.$A35] - [.$A35]*[.F$1] + [.F$1]*[.F$1])) / 3" office:value-type="float" office:value="1.93568402634519" calcext:value-type="float">
            <text:p>1.93568402634519</text:p>
          </table:table-cell>
          <table:table-cell table:formula="of:=([.$A35] + [.G$1] - SQRT([.$A35]*[.$A35] - [.$A35]*[.G$1] + [.G$1]*[.G$1])) / 3" office:value-type="float" office:value="2.39805213283376" calcext:value-type="float">
            <text:p>2.39805213283376</text:p>
          </table:table-cell>
          <table:table-cell table:formula="of:=([.$A35] + [.H$1] - SQRT([.$A35]*[.$A35] - [.$A35]*[.H$1] + [.H$1]*[.H$1])) / 3" office:value-type="float" office:value="2.85110843490778" calcext:value-type="float">
            <text:p>2.85110843490778</text:p>
          </table:table-cell>
          <table:table-cell table:formula="of:=([.$A35] + [.I$1] - SQRT([.$A35]*[.$A35] - [.$A35]*[.I$1] + [.I$1]*[.I$1])) / 3" office:value-type="float" office:value="3.29451976908294" calcext:value-type="float">
            <text:p>3.29451976908294</text:p>
          </table:table-cell>
          <table:table-cell table:formula="of:=([.$A35] + [.J$1] - SQRT([.$A35]*[.$A35] - [.$A35]*[.J$1] + [.J$1]*[.J$1])) / 3" office:value-type="float" office:value="3.72796565608295" calcext:value-type="float">
            <text:p>3.72796565608295</text:p>
          </table:table-cell>
          <table:table-cell table:formula="of:=([.$A35] + [.K$1] - SQRT([.$A35]*[.$A35] - [.$A35]*[.K$1] + [.K$1]*[.K$1])) / 3" office:value-type="float" office:value="4.1511421982039" calcext:value-type="float">
            <text:p>4.1511421982039</text:p>
          </table:table-cell>
          <table:table-cell table:formula="of:=([.$A35] + [.L$1] - SQRT([.$A35]*[.$A35] - [.$A35]*[.L$1] + [.L$1]*[.L$1])) / 3" office:value-type="float" office:value="4.5637660734981" calcext:value-type="float">
            <text:p>4.5637660734981</text:p>
          </table:table-cell>
          <table:table-cell table:formula="of:=([.$A35] + [.M$1] - SQRT([.$A35]*[.$A35] - [.$A35]*[.M$1] + [.M$1]*[.M$1])) / 3" office:value-type="float" office:value="4.9655785260965" calcext:value-type="float">
            <text:p>4.9655785260965</text:p>
          </table:table-cell>
          <table:table-cell table:formula="of:=([.$A35] + [.N$1] - SQRT([.$A35]*[.$A35] - [.$A35]*[.N$1] + [.N$1]*[.N$1])) / 3" office:value-type="float" office:value="5.35634923900705" calcext:value-type="float">
            <text:p>5.35634923900705</text:p>
          </table:table-cell>
          <table:table-cell table:formula="of:=([.$A35] + [.O$1] - SQRT([.$A35]*[.$A35] - [.$A35]*[.O$1] + [.O$1]*[.O$1])) / 3" office:value-type="float" office:value="5.73587996740802" calcext:value-type="float">
            <text:p>5.73587996740802</text:p>
          </table:table-cell>
          <table:table-cell table:formula="of:=([.$A35] + [.P$1] - SQRT([.$A35]*[.$A35] - [.$A35]*[.P$1] + [.P$1]*[.P$1])) / 3" office:value-type="float" office:value="6.10400780814597" calcext:value-type="float">
            <text:p>6.10400780814597</text:p>
          </table:table-cell>
          <table:table-cell table:formula="of:=([.$A35] + [.Q$1] - SQRT([.$A35]*[.$A35] - [.$A35]*[.Q$1] + [.Q$1]*[.Q$1])) / 3" office:value-type="float" office:value="6.46060798583054" calcext:value-type="float">
            <text:p>6.46060798583054</text:p>
          </table:table-cell>
          <table:table-cell table:formula="of:=([.$A35] + [.R$1] - SQRT([.$A35]*[.$A35] - [.$A35]*[.R$1] + [.R$1]*[.R$1])) / 3" office:value-type="float" office:value="6.80559604802903" calcext:value-type="float">
            <text:p>6.80559604802903</text:p>
          </table:table-cell>
          <table:table-cell table:formula="of:=([.$A35] + [.S$1] - SQRT([.$A35]*[.$A35] - [.$A35]*[.S$1] + [.S$1]*[.S$1])) / 3" office:value-type="float" office:value="7.13892938136237" calcext:value-type="float">
            <text:p>7.13892938136237</text:p>
          </table:table-cell>
          <table:table-cell table:formula="of:=([.$A35] + [.T$1] - SQRT([.$A35]*[.$A35] - [.$A35]*[.T$1] + [.T$1]*[.T$1])) / 3" office:value-type="float" office:value="7.46060798583054" calcext:value-type="float">
            <text:p>7.46060798583054</text:p>
          </table:table-cell>
          <table:table-cell table:formula="of:=([.$A35] + [.U$1] - SQRT([.$A35]*[.$A35] - [.$A35]*[.U$1] + [.U$1]*[.U$1])) / 3" office:value-type="float" office:value="7.77067447481263" calcext:value-type="float">
            <text:p>7.77067447481263</text:p>
          </table:table-cell>
          <table:table-cell table:formula="of:=([.$A35] + [.V$1] - SQRT([.$A35]*[.$A35] - [.$A35]*[.V$1] + [.V$1]*[.V$1])) / 3" office:value-type="float" office:value="8.06921330074136" calcext:value-type="float">
            <text:p>8.06921330074136</text:p>
          </table:table-cell>
          <table:table-cell table:formula="of:=([.$A35] + [.W$1] - SQRT([.$A35]*[.$A35] - [.$A35]*[.W$1] + [.W$1]*[.W$1])) / 3" office:value-type="float" office:value="8.35634923900705" calcext:value-type="float">
            <text:p>8.35634923900705</text:p>
          </table:table-cell>
          <table:table-cell table:formula="of:=([.$A35] + [.X$1] - SQRT([.$A35]*[.$A35] - [.$A35]*[.X$1] + [.X$1]*[.X$1])) / 3" office:value-type="float" office:value="8.63224519276317" calcext:value-type="float">
            <text:p>8.63224519276317</text:p>
          </table:table-cell>
          <table:table-cell table:formula="of:=([.$A35] + [.Y$1] - SQRT([.$A35]*[.$A35] - [.$A35]*[.Y$1] + [.Y$1]*[.Y$1])) / 3" office:value-type="float" office:value="8.89709940683144" calcext:value-type="float">
            <text:p>8.89709940683144</text:p>
          </table:table-cell>
          <table:table-cell table:formula="of:=([.$A35] + [.Z$1] - SQRT([.$A35]*[.$A35] - [.$A35]*[.Z$1] + [.Z$1]*[.Z$1])) / 3" office:value-type="float" office:value="9.15114219820389" calcext:value-type="float">
            <text:p>9.15114219820389</text:p>
          </table:table-cell>
          <table:table-cell table:formula="of:=([.$A35] + [.AA$1] - SQRT([.$A35]*[.$A35] - [.$A35]*[.AA$1] + [.AA$1]*[.AA$1])) / 3" office:value-type="float" office:value="9.39463232274962" calcext:value-type="float">
            <text:p>9.39463232274962</text:p>
          </table:table-cell>
          <table:table-cell table:formula="of:=([.$A35] + [.AB$1] - SQRT([.$A35]*[.$A35] - [.$A35]*[.AB$1] + [.AB$1]*[.AB$1])) / 3" office:value-type="float" office:value="9.62785310241627" calcext:value-type="float">
            <text:p>9.62785310241627</text:p>
          </table:table-cell>
          <table:table-cell table:formula="of:=([.$A35] + [.AC$1] - SQRT([.$A35]*[.$A35] - [.$A35]*[.AC$1] + [.AC$1]*[.AC$1])) / 3" office:value-type="float" office:value="9.85110843490778" calcext:value-type="float">
            <text:p>9.85110843490778</text:p>
          </table:table-cell>
          <table:table-cell table:formula="of:=([.$A35] + [.AD$1] - SQRT([.$A35]*[.$A35] - [.$A35]*[.AD$1] + [.AD$1]*[.AD$1])) / 3" office:value-type="float" office:value="10.0647187995004" calcext:value-type="float">
            <text:p>10.0647187995004</text:p>
          </table:table-cell>
          <table:table-cell table:formula="of:=([.$A35] + [.AE$1] - SQRT([.$A35]*[.$A35] - [.$A35]*[.AE$1] + [.AE$1]*[.AE$1])) / 3" office:value-type="float" office:value="10.2690173596785" calcext:value-type="float">
            <text:p>10.2690173596785</text:p>
          </table:table-cell>
          <table:table-cell table:formula="of:=([.$A35] + [.AF$1] - SQRT([.$A35]*[.$A35] - [.$A35]*[.AF$1] + [.AF$1]*[.AF$1])) / 3" office:value-type="float" office:value="10.4643462471473" calcext:value-type="float">
            <text:p>10.4643462471473</text:p>
          </table:table-cell>
          <table:table-cell table:number-columns-repeated="1635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([.$A36] + [.B$1] - SQRT([.$A36]*[.$A36] - [.$A36]*[.B$1] + [.B$1]*[.B$1])) / 3" office:value-type="float" office:value="0" calcext:value-type="float">
            <text:p>0</text:p>
          </table:table-cell>
          <table:table-cell table:formula="of:=([.$A36] + [.C$1] - SQRT([.$A36]*[.$A36] - [.$A36]*[.C$1] + [.C$1]*[.C$1])) / 3" office:value-type="float" office:value="0.496269279922641" calcext:value-type="float">
            <text:p>0.496269279922641</text:p>
          </table:table-cell>
          <table:table-cell table:formula="of:=([.$A36] + [.D$1] - SQRT([.$A36]*[.$A36] - [.$A36]*[.D$1] + [.D$1]*[.D$1])) / 3" office:value-type="float" office:value="0.984858905427797" calcext:value-type="float">
            <text:p>0.984858905427797</text:p>
          </table:table-cell>
          <table:table-cell table:formula="of:=([.$A36] + [.E$1] - SQRT([.$A36]*[.$A36] - [.$A36]*[.E$1] + [.E$1]*[.E$1])) / 3" office:value-type="float" office:value="1.46543974206593" calcext:value-type="float">
            <text:p>1.46543974206593</text:p>
          </table:table-cell>
          <table:table-cell table:formula="of:=([.$A36] + [.F$1] - SQRT([.$A36]*[.$A36] - [.$A36]*[.F$1] + [.F$1]*[.F$1])) / 3" office:value-type="float" office:value="1.93768204037928" calcext:value-type="float">
            <text:p>1.93768204037928</text:p>
          </table:table-cell>
          <table:table-cell table:formula="of:=([.$A36] + [.G$1] - SQRT([.$A36]*[.$A36] - [.$A36]*[.G$1] + [.G$1]*[.G$1])) / 3" office:value-type="float" office:value="2.4012579362769" calcext:value-type="float">
            <text:p>2.4012579362769</text:p>
          </table:table-cell>
          <table:table-cell table:formula="of:=([.$A36] + [.H$1] - SQRT([.$A36]*[.$A36] - [.$A36]*[.H$1] + [.H$1]*[.H$1])) / 3" office:value-type="float" office:value="2.85584423633219" calcext:value-type="float">
            <text:p>2.85584423633219</text:p>
          </table:table-cell>
          <table:table-cell table:formula="of:=([.$A36] + [.I$1] - SQRT([.$A36]*[.$A36] - [.$A36]*[.I$1] + [.I$1]*[.I$1])) / 3" office:value-type="float" office:value="3.30112546302252" calcext:value-type="float">
            <text:p>3.30112546302252</text:p>
          </table:table-cell>
          <table:table-cell table:formula="of:=([.$A36] + [.J$1] - SQRT([.$A36]*[.$A36] - [.$A36]*[.J$1] + [.J$1]*[.J$1])) / 3" office:value-type="float" office:value="3.73679712110623" calcext:value-type="float">
            <text:p>3.73679712110623</text:p>
          </table:table-cell>
          <table:table-cell table:formula="of:=([.$A36] + [.K$1] - SQRT([.$A36]*[.$A36] - [.$A36]*[.K$1] + [.K$1]*[.K$1])) / 3" office:value-type="float" office:value="4.16256913173843" calcext:value-type="float">
            <text:p>4.16256913173843</text:p>
          </table:table-cell>
          <table:table-cell table:formula="of:=([.$A36] + [.L$1] - SQRT([.$A36]*[.$A36] - [.$A36]*[.L$1] + [.L$1]*[.L$1])) / 3" office:value-type="float" office:value="4.57816936638563" calcext:value-type="float">
            <text:p>4.57816936638563</text:p>
          </table:table-cell>
          <table:table-cell table:formula="of:=([.$A36] + [.M$1] - SQRT([.$A36]*[.$A36] - [.$A36]*[.M$1] + [.M$1]*[.M$1])) / 3" office:value-type="float" office:value="4.98334719912219" calcext:value-type="float">
            <text:p>4.98334719912219</text:p>
          </table:table-cell>
          <table:table-cell table:formula="of:=([.$A36] + [.N$1] - SQRT([.$A36]*[.$A36] - [.$A36]*[.N$1] + [.N$1]*[.N$1])) / 3" office:value-type="float" office:value="5.37787698462128" calcext:value-type="float">
            <text:p>5.37787698462128</text:p>
          </table:table-cell>
          <table:table-cell table:formula="of:=([.$A36] + [.O$1] - SQRT([.$A36]*[.$A36] - [.$A36]*[.O$1] + [.O$1]*[.O$1])) / 3" office:value-type="float" office:value="5.76156136126425" calcext:value-type="float">
            <text:p>5.76156136126425</text:p>
          </table:table-cell>
          <table:table-cell table:formula="of:=([.$A36] + [.P$1] - SQRT([.$A36]*[.$A36] - [.$A36]*[.P$1] + [.P$1]*[.P$1])) / 3" office:value-type="float" office:value="6.13423427536751" calcext:value-type="float">
            <text:p>6.13423427536751</text:p>
          </table:table-cell>
          <table:table-cell table:formula="of:=([.$A36] + [.Q$1] - SQRT([.$A36]*[.$A36] - [.$A36]*[.Q$1] + [.Q$1]*[.Q$1])) / 3" office:value-type="float" office:value="6.49576362441753" calcext:value-type="float">
            <text:p>6.49576362441753</text:p>
          </table:table-cell>
          <table:table-cell table:formula="of:=([.$A36] + [.R$1] - SQRT([.$A36]*[.$A36] - [.$A36]*[.R$1] + [.R$1]*[.R$1])) / 3" office:value-type="float" office:value="6.84605342489584" calcext:value-type="float">
            <text:p>6.84605342489584</text:p>
          </table:table-cell>
          <table:table-cell table:formula="of:=([.$A36] + [.S$1] - SQRT([.$A36]*[.$A36] - [.$A36]*[.S$1] + [.S$1]*[.S$1])) / 3" office:value-type="float" office:value="7.18504542377636" calcext:value-type="float">
            <text:p>7.18504542377636</text:p>
          </table:table-cell>
          <table:table-cell table:formula="of:=([.$A36] + [.T$1] - SQRT([.$A36]*[.$A36] - [.$A36]*[.T$1] + [.T$1]*[.T$1])) / 3" office:value-type="float" office:value="7.51272009156251" calcext:value-type="float">
            <text:p>7.51272009156251</text:p>
          </table:table-cell>
          <table:table-cell table:formula="of:=([.$A36] + [.U$1] - SQRT([.$A36]*[.$A36] - [.$A36]*[.U$1] + [.U$1]*[.U$1])) / 3" office:value-type="float" office:value="7.82909695775086" calcext:value-type="float">
            <text:p>7.82909695775086</text:p>
          </table:table-cell>
          <table:table-cell table:formula="of:=([.$A36] + [.V$1] - SQRT([.$A36]*[.$A36] - [.$A36]*[.V$1] + [.V$1]*[.V$1])) / 3" office:value-type="float" office:value="8.13423427536751" calcext:value-type="float">
            <text:p>8.13423427536751</text:p>
          </table:table-cell>
          <table:table-cell table:formula="of:=([.$A36] + [.W$1] - SQRT([.$A36]*[.$A36] - [.$A36]*[.W$1] + [.W$1]*[.W$1])) / 3" office:value-type="float" office:value="8.42822802793092" calcext:value-type="float">
            <text:p>8.42822802793092</text:p>
          </table:table-cell>
          <table:table-cell table:formula="of:=([.$A36] + [.X$1] - SQRT([.$A36]*[.$A36] - [.$A36]*[.X$1] + [.X$1]*[.X$1])) / 3" office:value-type="float" office:value="8.71121031795462" calcext:value-type="float">
            <text:p>8.71121031795462</text:p>
          </table:table-cell>
          <table:table-cell table:formula="of:=([.$A36] + [.Y$1] - SQRT([.$A36]*[.$A36] - [.$A36]*[.Y$1] + [.Y$1]*[.Y$1])) / 3" office:value-type="float" office:value="8.98334719912219" calcext:value-type="float">
            <text:p>8.98334719912219</text:p>
          </table:table-cell>
          <table:table-cell table:formula="of:=([.$A36] + [.Z$1] - SQRT([.$A36]*[.$A36] - [.$A36]*[.Z$1] + [.Z$1]*[.Z$1])) / 3" office:value-type="float" office:value="9.2448360330523" calcext:value-type="float">
            <text:p>9.2448360330523</text:p>
          </table:table-cell>
          <table:table-cell table:formula="of:=([.$A36] + [.AA$1] - SQRT([.$A36]*[.$A36] - [.$A36]*[.AA$1] + [.AA$1]*[.AA$1])) / 3" office:value-type="float" office:value="9.49590246507176" calcext:value-type="float">
            <text:p>9.49590246507176</text:p>
          </table:table-cell>
          <table:table-cell table:formula="of:=([.$A36] + [.AB$1] - SQRT([.$A36]*[.$A36] - [.$A36]*[.AB$1] + [.AB$1]*[.AB$1])) / 3" office:value-type="float" office:value="9.73679712110623" calcext:value-type="float">
            <text:p>9.73679712110623</text:p>
          </table:table-cell>
          <table:table-cell table:formula="of:=([.$A36] + [.AC$1] - SQRT([.$A36]*[.$A36] - [.$A36]*[.AC$1] + [.AC$1]*[.AC$1])) / 3" office:value-type="float" office:value="9.96779212968919" calcext:value-type="float">
            <text:p>9.96779212968919</text:p>
          </table:table-cell>
          <table:table-cell table:formula="of:=([.$A36] + [.AD$1] - SQRT([.$A36]*[.$A36] - [.$A36]*[.AD$1] + [.AD$1]*[.AD$1])) / 3" office:value-type="float" office:value="10.1891775696655" calcext:value-type="float">
            <text:p>10.1891775696655</text:p>
          </table:table-cell>
          <table:table-cell table:formula="of:=([.$A36] + [.AE$1] - SQRT([.$A36]*[.$A36] - [.$A36]*[.AE$1] + [.AE$1]*[.AE$1])) / 3" office:value-type="float" office:value="10.4012579362769" calcext:value-type="float">
            <text:p>10.4012579362769</text:p>
          </table:table-cell>
          <table:table-cell table:formula="of:=([.$A36] + [.AF$1] - SQRT([.$A36]*[.$A36] - [.$A36]*[.AF$1] + [.AF$1]*[.AF$1])) / 3" office:value-type="float" office:value="10.6043487070459" calcext:value-type="float">
            <text:p>10.6043487070459</text:p>
          </table:table-cell>
          <table:table-cell table:number-columns-repeated="1635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([.$A37] + [.B$1] - SQRT([.$A37]*[.$A37] - [.$A37]*[.B$1] + [.B$1]*[.B$1])) / 3" office:value-type="float" office:value="0" calcext:value-type="float">
            <text:p>0</text:p>
          </table:table-cell>
          <table:table-cell table:formula="of:=([.$A37] + [.C$1] - SQRT([.$A37]*[.$A37] - [.$A37]*[.C$1] + [.C$1]*[.C$1])) / 3" office:value-type="float" office:value="0.496377382175069" calcext:value-type="float">
            <text:p>0.496377382175069</text:p>
          </table:table-cell>
          <table:table-cell table:formula="of:=([.$A37] + [.D$1] - SQRT([.$A37]*[.$A37] - [.$A37]*[.D$1] + [.D$1]*[.D$1])) / 3" office:value-type="float" office:value="0.985303646300532" calcext:value-type="float">
            <text:p>0.985303646300532</text:p>
          </table:table-cell>
          <table:table-cell table:formula="of:=([.$A37] + [.E$1] - SQRT([.$A37]*[.$A37] - [.$A37]*[.E$1] + [.E$1]*[.E$1])) / 3" office:value-type="float" office:value="1.46646825572571" calcext:value-type="float">
            <text:p>1.46646825572571</text:p>
          </table:table-cell>
          <table:table-cell table:formula="of:=([.$A37] + [.F$1] - SQRT([.$A37]*[.$A37] - [.$A37]*[.F$1] + [.F$1]*[.F$1])) / 3" office:value-type="float" office:value="1.93955998464196" calcext:value-type="float">
            <text:p>1.93955998464196</text:p>
          </table:table-cell>
          <table:table-cell table:formula="of:=([.$A37] + [.G$1] - SQRT([.$A37]*[.$A37] - [.$A37]*[.G$1] + [.G$1]*[.G$1])) / 3" office:value-type="float" office:value="2.40426912616333" calcext:value-type="float">
            <text:p>2.40426912616333</text:p>
          </table:table-cell>
          <table:table-cell table:formula="of:=([.$A37] + [.H$1] - SQRT([.$A37]*[.$A37] - [.$A37]*[.H$1] + [.H$1]*[.H$1])) / 3" office:value-type="float" office:value="2.86028994836845" calcext:value-type="float">
            <text:p>2.86028994836845</text:p>
          </table:table-cell>
          <table:table-cell table:formula="of:=([.$A37] + [.I$1] - SQRT([.$A37]*[.$A37] - [.$A37]*[.I$1] + [.I$1]*[.I$1])) / 3" office:value-type="float" office:value="3.30732337843637" calcext:value-type="float">
            <text:p>3.30732337843637</text:p>
          </table:table-cell>
          <table:table-cell table:formula="of:=([.$A37] + [.J$1] - SQRT([.$A37]*[.$A37] - [.$A37]*[.J$1] + [.J$1]*[.J$1])) / 3" office:value-type="float" office:value="3.74507988382094" calcext:value-type="float">
            <text:p>3.74507988382094</text:p>
          </table:table-cell>
          <table:table-cell table:formula="of:=([.$A37] + [.K$1] - SQRT([.$A37]*[.$A37] - [.$A37]*[.K$1] + [.K$1]*[.K$1])) / 3" office:value-type="float" office:value="4.1732825075352" calcext:value-type="float">
            <text:p>4.1732825075352</text:p>
          </table:table-cell>
          <table:table-cell table:formula="of:=([.$A37] + [.L$1] - SQRT([.$A37]*[.$A37] - [.$A37]*[.L$1] + [.L$1]*[.L$1])) / 3" office:value-type="float" office:value="4.59167000266934" calcext:value-type="float">
            <text:p>4.59167000266934</text:p>
          </table:table-cell>
          <table:table-cell table:style-name="ce8" table:formula="of:=([.$A37] + [.M$1] - SQRT([.$A37]*[.$A37] - [.$A37]*[.M$1] + [.M$1]*[.M$1])) / 3" office:value-type="float" office:value="5" calcext:value-type="float">
            <text:p>5</text:p>
          </table:table-cell>
          <table:table-cell table:formula="of:=([.$A37] + [.N$1] - SQRT([.$A37]*[.$A37] - [.$A37]*[.N$1] + [.N$1]*[.N$1])) / 3" office:value-type="float" office:value="5.39805213283376" calcext:value-type="float">
            <text:p>5.39805213283376</text:p>
          </table:table-cell>
          <table:table-cell table:formula="of:=([.$A37] + [.O$1] - SQRT([.$A37]*[.$A37] - [.$A37]*[.O$1] + [.O$1]*[.O$1])) / 3" office:value-type="float" office:value="5.78563103597029" calcext:value-type="float">
            <text:p>5.78563103597029</text:p>
          </table:table-cell>
          <table:table-cell table:formula="of:=([.$A37] + [.P$1] - SQRT([.$A37]*[.$A37] - [.$A37]*[.P$1] + [.P$1]*[.P$1])) / 3" office:value-type="float" office:value="6.16256913173843" calcext:value-type="float">
            <text:p>6.16256913173843</text:p>
          </table:table-cell>
          <table:table-cell table:formula="of:=([.$A37] + [.Q$1] - SQRT([.$A37]*[.$A37] - [.$A37]*[.Q$1] + [.Q$1]*[.Q$1])) / 3" office:value-type="float" office:value="6.52872911616963" calcext:value-type="float">
            <text:p>6.52872911616963</text:p>
          </table:table-cell>
          <table:table-cell table:formula="of:=([.$A37] + [.R$1] - SQRT([.$A37]*[.$A37] - [.$A37]*[.R$1] + [.R$1]*[.R$1])) / 3" office:value-type="float" office:value="6.88400606300432" calcext:value-type="float">
            <text:p>6.88400606300432</text:p>
          </table:table-cell>
          <table:table-cell table:formula="of:=([.$A37] + [.S$1] - SQRT([.$A37]*[.$A37] - [.$A37]*[.S$1] + [.S$1]*[.S$1])) / 3" office:value-type="float" office:value="7.22832907251726" calcext:value-type="float">
            <text:p>7.22832907251726</text:p>
          </table:table-cell>
          <table:table-cell table:formula="of:=([.$A37] + [.T$1] - SQRT([.$A37]*[.$A37] - [.$A37]*[.T$1] + [.T$1]*[.T$1])) / 3" office:value-type="float" office:value="7.56166240585059" calcext:value-type="float">
            <text:p>7.56166240585059</text:p>
          </table:table-cell>
          <table:table-cell table:formula="of:=([.$A37] + [.U$1] - SQRT([.$A37]*[.$A37] - [.$A37]*[.U$1] + [.U$1]*[.U$1])) / 3" office:value-type="float" office:value="7.88400606300432" calcext:value-type="float">
            <text:p>7.88400606300432</text:p>
          </table:table-cell>
          <table:table-cell table:formula="of:=([.$A37] + [.V$1] - SQRT([.$A37]*[.$A37] - [.$A37]*[.V$1] + [.V$1]*[.V$1])) / 3" office:value-type="float" office:value="8.1953957828363" calcext:value-type="float">
            <text:p>8.1953957828363</text:p>
          </table:table-cell>
          <table:table-cell table:formula="of:=([.$A37] + [.W$1] - SQRT([.$A37]*[.$A37] - [.$A37]*[.W$1] + [.W$1]*[.W$1])) / 3" office:value-type="float" office:value="8.49590246507176" calcext:value-type="float">
            <text:p>8.49590246507176</text:p>
          </table:table-cell>
          <table:table-cell table:formula="of:=([.$A37] + [.X$1] - SQRT([.$A37]*[.$A37] - [.$A37]*[.X$1] + [.X$1]*[.X$1])) / 3" office:value-type="float" office:value="8.78563103597029" calcext:value-type="float">
            <text:p>8.78563103597029</text:p>
          </table:table-cell>
          <table:table-cell table:formula="of:=([.$A37] + [.Y$1] - SQRT([.$A37]*[.$A37] - [.$A37]*[.Y$1] + [.Y$1]*[.Y$1])) / 3" office:value-type="float" office:value="9.06471879950042" calcext:value-type="float">
            <text:p>9.06471879950042</text:p>
          </table:table-cell>
          <table:table-cell table:formula="of:=([.$A37] + [.Z$1] - SQRT([.$A37]*[.$A37] - [.$A37]*[.Z$1] + [.Z$1]*[.Z$1])) / 3" office:value-type="float" office:value="9.33333333333333" calcext:value-type="float">
            <text:p>9.33333333333333</text:p>
          </table:table-cell>
          <table:table-cell table:formula="of:=([.$A37] + [.AA$1] - SQRT([.$A37]*[.$A37] - [.$A37]*[.AA$1] + [.AA$1]*[.AA$1])) / 3" office:value-type="float" office:value="9.59167000266934" calcext:value-type="float">
            <text:p>9.59167000266934</text:p>
          </table:table-cell>
          <table:table-cell table:formula="of:=([.$A37] + [.AB$1] - SQRT([.$A37]*[.$A37] - [.$A37]*[.AB$1] + [.AB$1]*[.AB$1])) / 3" office:value-type="float" office:value="9.83994917420187" calcext:value-type="float">
            <text:p>9.83994917420187</text:p>
          </table:table-cell>
          <table:table-cell table:formula="of:=([.$A37] + [.AC$1] - SQRT([.$A37]*[.$A37] - [.$A37]*[.AC$1] + [.AC$1]*[.AC$1])) / 3" office:value-type="float" office:value="10.0784132171543" calcext:value-type="float">
            <text:p>10.0784132171543</text:p>
          </table:table-cell>
          <table:table-cell table:formula="of:=([.$A37] + [.AD$1] - SQRT([.$A37]*[.$A37] - [.$A37]*[.AD$1] + [.AD$1]*[.AD$1])) / 3" office:value-type="float" office:value="10.3073233784364" calcext:value-type="float">
            <text:p>10.3073233784364</text:p>
          </table:table-cell>
          <table:table-cell table:formula="of:=([.$A37] + [.AE$1] - SQRT([.$A37]*[.$A37] - [.$A37]*[.AE$1] + [.AE$1]*[.AE$1])) / 3" office:value-type="float" office:value="10.5269566150351" calcext:value-type="float">
            <text:p>10.5269566150351</text:p>
          </table:table-cell>
          <table:table-cell table:formula="of:=([.$A37] + [.AF$1] - SQRT([.$A37]*[.$A37] - [.$A37]*[.AF$1] + [.AF$1]*[.AF$1])) / 3" office:value-type="float" office:value="10.7376024594967" calcext:value-type="float">
            <text:p>10.7376024594967</text:p>
          </table:table-cell>
          <table:table-cell table:number-columns-repeated="1635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([.$A38] + [.B$1] - SQRT([.$A38]*[.$A38] - [.$A38]*[.B$1] + [.B$1]*[.B$1])) / 3" office:value-type="float" office:value="0" calcext:value-type="float">
            <text:p>0</text:p>
          </table:table-cell>
          <table:table-cell table:formula="of:=([.$A38] + [.C$1] - SQRT([.$A38]*[.$A38] - [.$A38]*[.C$1] + [.C$1]*[.C$1])) / 3" office:value-type="float" office:value="0.496479396956865" calcext:value-type="float">
            <text:p>0.496479396956865</text:p>
          </table:table-cell>
          <table:table-cell table:formula="of:=([.$A38] + [.D$1] - SQRT([.$A38]*[.$A38] - [.$A38]*[.D$1] + [.D$1]*[.D$1])) / 3" office:value-type="float" office:value="0.985723021376513" calcext:value-type="float">
            <text:p>0.985723021376513</text:p>
          </table:table-cell>
          <table:table-cell table:formula="of:=([.$A38] + [.E$1] - SQRT([.$A38]*[.$A38] - [.$A38]*[.E$1] + [.E$1]*[.E$1])) / 3" office:value-type="float" office:value="1.4674374053292" calcext:value-type="float">
            <text:p>1.4674374053292</text:p>
          </table:table-cell>
          <table:table-cell table:formula="of:=([.$A38] + [.F$1] - SQRT([.$A38]*[.$A38] - [.$A38]*[.F$1] + [.F$1]*[.F$1])) / 3" office:value-type="float" office:value="1.94132833957663" calcext:value-type="float">
            <text:p>1.94132833957663</text:p>
          </table:table-cell>
          <table:table-cell table:formula="of:=([.$A38] + [.G$1] - SQRT([.$A38]*[.$A38] - [.$A38]*[.G$1] + [.G$1]*[.G$1])) / 3" office:value-type="float" office:value="2.40710283063031" calcext:value-type="float">
            <text:p>2.40710283063031</text:p>
          </table:table-cell>
          <table:table-cell table:formula="of:=([.$A38] + [.H$1] - SQRT([.$A38]*[.$A38] - [.$A38]*[.H$1] + [.H$1]*[.H$1])) / 3" office:value-type="float" office:value="2.86447127433996" calcext:value-type="float">
            <text:p>2.86447127433996</text:p>
          </table:table-cell>
          <table:table-cell table:formula="of:=([.$A38] + [.I$1] - SQRT([.$A38]*[.$A38] - [.$A38]*[.I$1] + [.I$1]*[.I$1])) / 3" office:value-type="float" office:value="3.31314983012231" calcext:value-type="float">
            <text:p>3.31314983012231</text:p>
          </table:table-cell>
          <table:table-cell table:formula="of:=([.$A38] + [.J$1] - SQRT([.$A38]*[.$A38] - [.$A38]*[.J$1] + [.J$1]*[.J$1])) / 3" office:value-type="float" office:value="3.75286297083673" calcext:value-type="float">
            <text:p>3.75286297083673</text:p>
          </table:table-cell>
          <table:table-cell table:formula="of:=([.$A38] + [.K$1] - SQRT([.$A38]*[.$A38] - [.$A38]*[.K$1] + [.K$1]*[.K$1])) / 3" office:value-type="float" office:value="4.18334617360803" calcext:value-type="float">
            <text:p>4.18334617360803</text:p>
          </table:table-cell>
          <table:table-cell table:formula="of:=([.$A38] + [.L$1] - SQRT([.$A38]*[.$A38] - [.$A38]*[.L$1] + [.L$1]*[.L$1])) / 3" office:value-type="float" office:value="4.60434870704595" calcext:value-type="float">
            <text:p>4.60434870704595</text:p>
          </table:table-cell>
          <table:table-cell table:formula="of:=([.$A38] + [.M$1] - SQRT([.$A38]*[.$A38] - [.$A38]*[.M$1] + [.M$1]*[.M$1])) / 3" office:value-type="float" office:value="5.01563646088636" calcext:value-type="float">
            <text:p>5.01563646088636</text:p>
          </table:table-cell>
          <table:table-cell table:formula="of:=([.$A38] + [.N$1] - SQRT([.$A38]*[.$A38] - [.$A38]*[.N$1] + [.N$1]*[.N$1])) / 3" office:value-type="float" office:value="5.41699475574164" calcext:value-type="float">
            <text:p>5.41699475574164</text:p>
          </table:table-cell>
          <table:table-cell table:formula="of:=([.$A38] + [.O$1] - SQRT([.$A38]*[.$A38] - [.$A38]*[.O$1] + [.O$1]*[.O$1])) / 3" office:value-type="float" office:value="5.80823106410204" calcext:value-type="float">
            <text:p>5.80823106410204</text:p>
          </table:table-cell>
          <table:table-cell table:formula="of:=([.$A38] + [.P$1] - SQRT([.$A38]*[.$A38] - [.$A38]*[.P$1] + [.P$1]*[.P$1])) / 3" office:value-type="float" office:value="6.18917756966553" calcext:value-type="float">
            <text:p>6.18917756966553</text:p>
          </table:table-cell>
          <table:table-cell table:formula="of:=([.$A38] + [.Q$1] - SQRT([.$A38]*[.$A38] - [.$A38]*[.Q$1] + [.Q$1]*[.Q$1])) / 3" office:value-type="float" office:value="6.55969349108945" calcext:value-type="float">
            <text:p>6.55969349108945</text:p>
          </table:table-cell>
          <table:table-cell table:formula="of:=([.$A38] + [.R$1] - SQRT([.$A38]*[.$A38] - [.$A38]*[.R$1] + [.R$1]*[.R$1])) / 3" office:value-type="float" office:value="6.91966709879113" calcext:value-type="float">
            <text:p>6.91966709879113</text:p>
          </table:table-cell>
          <table:table-cell table:formula="of:=([.$A38] + [.S$1] - SQRT([.$A38]*[.$A38] - [.$A38]*[.S$1] + [.S$1]*[.S$1])) / 3" office:value-type="float" office:value="7.26901735967852" calcext:value-type="float">
            <text:p>7.26901735967852</text:p>
          </table:table-cell>
          <table:table-cell table:formula="of:=([.$A38] + [.T$1] - SQRT([.$A38]*[.$A38] - [.$A38]*[.T$1] + [.T$1]*[.T$1])) / 3" office:value-type="float" office:value="7.60769515458674" calcext:value-type="float">
            <text:p>7.60769515458674</text:p>
          </table:table-cell>
          <table:table-cell table:formula="of:=([.$A38] + [.U$1] - SQRT([.$A38]*[.$A38] - [.$A38]*[.U$1] + [.U$1]*[.U$1])) / 3" office:value-type="float" office:value="7.93568402634519" calcext:value-type="float">
            <text:p>7.93568402634519</text:p>
          </table:table-cell>
          <table:table-cell table:formula="of:=([.$A38] + [.V$1] - SQRT([.$A38]*[.$A38] - [.$A38]*[.V$1] + [.V$1]*[.V$1])) / 3" office:value-type="float" office:value="8.25300043212446" calcext:value-type="float">
            <text:p>8.25300043212446</text:p>
          </table:table-cell>
          <table:table-cell table:formula="of:=([.$A38] + [.W$1] - SQRT([.$A38]*[.$A38] - [.$A38]*[.W$1] + [.W$1]*[.W$1])) / 3" office:value-type="float" office:value="8.55969349108945" calcext:value-type="float">
            <text:p>8.55969349108945</text:p>
          </table:table-cell>
          <table:table-cell table:formula="of:=([.$A38] + [.X$1] - SQRT([.$A38]*[.$A38] - [.$A38]*[.X$1] + [.X$1]*[.X$1])) / 3" office:value-type="float" office:value="8.85584423633219" calcext:value-type="float">
            <text:p>8.85584423633219</text:p>
          </table:table-cell>
          <table:table-cell table:formula="of:=([.$A38] + [.Y$1] - SQRT([.$A38]*[.$A38] - [.$A38]*[.Y$1] + [.Y$1]*[.Y$1])) / 3" office:value-type="float" office:value="9.14156439743537" calcext:value-type="float">
            <text:p>9.14156439743537</text:p>
          </table:table-cell>
          <table:table-cell table:formula="of:=([.$A38] + [.Z$1] - SQRT([.$A38]*[.$A38] - [.$A38]*[.Z$1] + [.Z$1]*[.Z$1])) / 3" office:value-type="float" office:value="9.41699475574164" calcext:value-type="float">
            <text:p>9.41699475574164</text:p>
          </table:table-cell>
          <table:table-cell table:formula="of:=([.$A38] + [.AA$1] - SQRT([.$A38]*[.$A38] - [.$A38]*[.AA$1] + [.AA$1]*[.AA$1])) / 3" office:value-type="float" office:value="9.68230312755303" calcext:value-type="float">
            <text:p>9.68230312755303</text:p>
          </table:table-cell>
          <table:table-cell table:formula="of:=([.$A38] + [.AB$1] - SQRT([.$A38]*[.$A38] - [.$A38]*[.AB$1] + [.AB$1]*[.AB$1])) / 3" office:value-type="float" office:value="9.93768204037928" calcext:value-type="float">
            <text:p>9.93768204037928</text:p>
          </table:table-cell>
          <table:table-cell table:formula="of:=([.$A38] + [.AC$1] - SQRT([.$A38]*[.$A38] - [.$A38]*[.AC$1] + [.AC$1]*[.AC$1])) / 3" office:value-type="float" office:value="10.183346173608" calcext:value-type="float">
            <text:p>10.183346173608</text:p>
          </table:table-cell>
          <table:table-cell table:formula="of:=([.$A38] + [.AD$1] - SQRT([.$A38]*[.$A38] - [.$A38]*[.AD$1] + [.AD$1]*[.AD$1])) / 3" office:value-type="float" office:value="10.4195296375034" calcext:value-type="float">
            <text:p>10.4195296375034</text:p>
          </table:table-cell>
          <table:table-cell table:formula="of:=([.$A38] + [.AE$1] - SQRT([.$A38]*[.$A38] - [.$A38]*[.AE$1] + [.AE$1]*[.AE$1])) / 3" office:value-type="float" office:value="10.6464831634556" calcext:value-type="float">
            <text:p>10.6464831634556</text:p>
          </table:table-cell>
          <table:table-cell table:formula="of:=([.$A38] + [.AF$1] - SQRT([.$A38]*[.$A38] - [.$A38]*[.AF$1] + [.AF$1]*[.AF$1])) / 3" office:value-type="float" office:value="10.86447127434" calcext:value-type="float">
            <text:p>10.86447127434</text:p>
          </table:table-cell>
          <table:table-cell table:number-columns-repeated="1635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([.$A39] + [.B$1] - SQRT([.$A39]*[.$A39] - [.$A39]*[.B$1] + [.B$1]*[.B$1])) / 3" office:value-type="float" office:value="0" calcext:value-type="float">
            <text:p>0</text:p>
          </table:table-cell>
          <table:table-cell table:formula="of:=([.$A39] + [.C$1] - SQRT([.$A39]*[.$A39] - [.$A39]*[.C$1] + [.C$1]*[.C$1])) / 3" office:value-type="float" office:value="0.496575824314211" calcext:value-type="float">
            <text:p>0.496575824314211</text:p>
          </table:table-cell>
          <table:table-cell table:formula="of:=([.$A39] + [.D$1] - SQRT([.$A39]*[.$A39] - [.$A39]*[.D$1] + [.D$1]*[.D$1])) / 3" office:value-type="float" office:value="0.986119139373268" calcext:value-type="float">
            <text:p>0.986119139373268</text:p>
          </table:table-cell>
          <table:table-cell table:formula="of:=([.$A39] + [.E$1] - SQRT([.$A39]*[.$A39] - [.$A39]*[.E$1] + [.E$1]*[.E$1])) / 3" office:value-type="float" office:value="1.46835217962821" calcext:value-type="float">
            <text:p>1.46835217962821</text:p>
          </table:table-cell>
          <table:table-cell table:formula="of:=([.$A39] + [.F$1] - SQRT([.$A39]*[.$A39] - [.$A39]*[.F$1] + [.F$1]*[.F$1])) / 3" office:value-type="float" office:value="1.94299640328735" calcext:value-type="float">
            <text:p>1.94299640328735</text:p>
          </table:table-cell>
          <table:table-cell table:formula="of:=([.$A39] + [.G$1] - SQRT([.$A39]*[.$A39] - [.$A39]*[.G$1] + [.G$1]*[.G$1])) / 3" office:value-type="float" office:value="2.40977423285753" calcext:value-type="float">
            <text:p>2.40977423285753</text:p>
          </table:table-cell>
          <table:table-cell table:formula="of:=([.$A39] + [.H$1] - SQRT([.$A39]*[.$A39] - [.$A39]*[.H$1] + [.H$1]*[.H$1])) / 3" office:value-type="float" office:value="2.86841098538677" calcext:value-type="float">
            <text:p>2.86841098538677</text:p>
          </table:table-cell>
          <table:table-cell table:formula="of:=([.$A39] + [.I$1] - SQRT([.$A39]*[.$A39] - [.$A39]*[.I$1] + [.I$1]*[.I$1])) / 3" office:value-type="float" office:value="3.31863697963387" calcext:value-type="float">
            <text:p>3.31863697963387</text:p>
          </table:table-cell>
          <table:table-cell table:formula="of:=([.$A39] + [.J$1] - SQRT([.$A39]*[.$A39] - [.$A39]*[.J$1] + [.J$1]*[.J$1])) / 3" office:value-type="float" office:value="3.76018979994176" calcext:value-type="float">
            <text:p>3.76018979994176</text:p>
          </table:table-cell>
          <table:table-cell table:formula="of:=([.$A39] + [.K$1] - SQRT([.$A39]*[.$A39] - [.$A39]*[.K$1] + [.K$1]*[.K$1])) / 3" office:value-type="float" office:value="4.19281668862107" calcext:value-type="float">
            <text:p>4.19281668862107</text:p>
          </table:table-cell>
          <table:table-cell table:formula="of:=([.$A39] + [.L$1] - SQRT([.$A39]*[.$A39] - [.$A39]*[.L$1] + [.L$1]*[.L$1])) / 3" office:value-type="float" office:value="4.61627703049948" calcext:value-type="float">
            <text:p>4.61627703049948</text:p>
          </table:table-cell>
          <table:table-cell table:formula="of:=([.$A39] + [.M$1] - SQRT([.$A39]*[.$A39] - [.$A39]*[.M$1] + [.M$1]*[.M$1])) / 3" office:value-type="float" office:value="5.03034488539711" calcext:value-type="float">
            <text:p>5.03034488539711</text:p>
          </table:table-cell>
          <table:table-cell table:formula="of:=([.$A39] + [.N$1] - SQRT([.$A39]*[.$A39] - [.$A39]*[.N$1] + [.N$1]*[.N$1])) / 3" office:value-type="float" office:value="5.43481151715212" calcext:value-type="float">
            <text:p>5.43481151715212</text:p>
          </table:table-cell>
          <table:table-cell table:formula="of:=([.$A39] + [.O$1] - SQRT([.$A39]*[.$A39] - [.$A39]*[.O$1] + [.O$1]*[.O$1])) / 3" office:value-type="float" office:value="5.82948786199409" calcext:value-type="float">
            <text:p>5.82948786199409</text:p>
          </table:table-cell>
          <table:table-cell table:formula="of:=([.$A39] + [.P$1] - SQRT([.$A39]*[.$A39] - [.$A39]*[.P$1] + [.P$1]*[.P$1])) / 3" office:value-type="float" office:value="6.21420687509104" calcext:value-type="float">
            <text:p>6.21420687509104</text:p>
          </table:table-cell>
          <table:table-cell table:formula="of:=([.$A39] + [.Q$1] - SQRT([.$A39]*[.$A39] - [.$A39]*[.Q$1] + [.Q$1]*[.Q$1])) / 3" office:value-type="float" office:value="6.58882569247587" calcext:value-type="float">
            <text:p>6.58882569247587</text:p>
          </table:table-cell>
          <table:table-cell table:formula="of:=([.$A39] + [.R$1] - SQRT([.$A39]*[.$A39] - [.$A39]*[.R$1] + [.R$1]*[.R$1])) / 3" office:value-type="float" office:value="6.95322754667454" calcext:value-type="float">
            <text:p>6.95322754667454</text:p>
          </table:table-cell>
          <table:table-cell table:formula="of:=([.$A39] + [.S$1] - SQRT([.$A39]*[.$A39] - [.$A39]*[.S$1] + [.S$1]*[.S$1])) / 3" office:value-type="float" office:value="7.30732337843637" calcext:value-type="float">
            <text:p>7.30732337843637</text:p>
          </table:table-cell>
          <table:table-cell table:formula="of:=([.$A39] + [.T$1] - SQRT([.$A39]*[.$A39] - [.$A39]*[.T$1] + [.T$1]*[.T$1])) / 3" office:value-type="float" office:value="7.65105309402529" calcext:value-type="float">
            <text:p>7.65105309402529</text:p>
          </table:table-cell>
          <table:table-cell table:formula="of:=([.$A39] + [.U$1] - SQRT([.$A39]*[.$A39] - [.$A39]*[.U$1] + [.U$1]*[.U$1])) / 3" office:value-type="float" office:value="7.98438642735862" calcext:value-type="float">
            <text:p>7.98438642735862</text:p>
          </table:table-cell>
          <table:table-cell table:formula="of:=([.$A39] + [.V$1] - SQRT([.$A39]*[.$A39] - [.$A39]*[.V$1] + [.V$1]*[.V$1])) / 3" office:value-type="float" office:value="8.30732337843637" calcext:value-type="float">
            <text:p>8.30732337843637</text:p>
          </table:table-cell>
          <table:table-cell table:formula="of:=([.$A39] + [.W$1] - SQRT([.$A39]*[.$A39] - [.$A39]*[.W$1] + [.W$1]*[.W$1])) / 3" office:value-type="float" office:value="8.6198942133412" calcext:value-type="float">
            <text:p>8.6198942133412</text:p>
          </table:table-cell>
          <table:table-cell table:formula="of:=([.$A39] + [.X$1] - SQRT([.$A39]*[.$A39] - [.$A39]*[.X$1] + [.X$1]*[.X$1])) / 3" office:value-type="float" office:value="8.9221590258092" calcext:value-type="float">
            <text:p>8.9221590258092</text:p>
          </table:table-cell>
          <table:table-cell table:formula="of:=([.$A39] + [.Y$1] - SQRT([.$A39]*[.$A39] - [.$A39]*[.Y$1] + [.Y$1]*[.Y$1])) / 3" office:value-type="float" office:value="9.21420687509104" calcext:value-type="float">
            <text:p>9.21420687509104</text:p>
          </table:table-cell>
          <table:table-cell table:formula="of:=([.$A39] + [.Z$1] - SQRT([.$A39]*[.$A39] - [.$A39]*[.Z$1] + [.Z$1]*[.Z$1])) / 3" office:value-type="float" office:value="9.49615452866076" calcext:value-type="float">
            <text:p>9.49615452866076</text:p>
          </table:table-cell>
          <table:table-cell table:formula="of:=([.$A39] + [.AA$1] - SQRT([.$A39]*[.$A39] - [.$A39]*[.AA$1] + [.AA$1]*[.AA$1])) / 3" office:value-type="float" office:value="9.76814485048546" calcext:value-type="float">
            <text:p>9.76814485048546</text:p>
          </table:table-cell>
          <table:table-cell table:formula="of:=([.$A39] + [.AB$1] - SQRT([.$A39]*[.$A39] - [.$A39]*[.AB$1] + [.AB$1]*[.AB$1])) / 3" office:value-type="float" office:value="10.0303448853971" calcext:value-type="float">
            <text:p>10.0303448853971</text:p>
          </table:table-cell>
          <table:table-cell table:formula="of:=([.$A39] + [.AC$1] - SQRT([.$A39]*[.$A39] - [.$A39]*[.AC$1] + [.AC$1]*[.AC$1])) / 3" office:value-type="float" office:value="10.2829436971661" calcext:value-type="float">
            <text:p>10.2829436971661</text:p>
          </table:table-cell>
          <table:table-cell table:formula="of:=([.$A39] + [.AD$1] - SQRT([.$A39]*[.$A39] - [.$A39]*[.AD$1] + [.AD$1]*[.AD$1])) / 3" office:value-type="float" office:value="10.5261500219544" calcext:value-type="float">
            <text:p>10.5261500219544</text:p>
          </table:table-cell>
          <table:table-cell table:formula="of:=([.$A39] + [.AE$1] - SQRT([.$A39]*[.$A39] - [.$A39]*[.AE$1] + [.AE$1]*[.AE$1])) / 3" office:value-type="float" office:value="10.7601897999418" calcext:value-type="float">
            <text:p>10.7601897999418</text:p>
          </table:table-cell>
          <table:table-cell table:formula="of:=([.$A39] + [.AF$1] - SQRT([.$A39]*[.$A39] - [.$A39]*[.AF$1] + [.AF$1]*[.AF$1])) / 3" office:value-type="float" office:value="10.9853036463005" calcext:value-type="float">
            <text:p>10.9853036463005</text:p>
          </table:table-cell>
          <table:table-cell table:number-columns-repeated="1635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([.$A40] + [.B$1] - SQRT([.$A40]*[.$A40] - [.$A40]*[.B$1] + [.B$1]*[.B$1])) / 3" office:value-type="float" office:value="0" calcext:value-type="float">
            <text:p>0</text:p>
          </table:table-cell>
          <table:table-cell table:formula="of:=([.$A40] + [.C$1] - SQRT([.$A40]*[.$A40] - [.$A40]*[.C$1] + [.C$1]*[.C$1])) / 3" office:value-type="float" office:value="0.496667110992632" calcext:value-type="float">
            <text:p>0.496667110992632</text:p>
          </table:table-cell>
          <table:table-cell table:formula="of:=([.$A40] + [.D$1] - SQRT([.$A40]*[.$A40] - [.$A40]*[.D$1] + [.D$1]*[.D$1])) / 3" office:value-type="float" office:value="0.986493881698576" calcext:value-type="float">
            <text:p>0.986493881698576</text:p>
          </table:table-cell>
          <table:table-cell table:formula="of:=([.$A40] + [.E$1] - SQRT([.$A40]*[.$A40] - [.$A40]*[.E$1] + [.E$1]*[.E$1])) / 3" office:value-type="float" office:value="1.46921702431201" calcext:value-type="float">
            <text:p>1.46921702431201</text:p>
          </table:table-cell>
          <table:table-cell table:formula="of:=([.$A40] + [.F$1] - SQRT([.$A40]*[.$A40] - [.$A40]*[.F$1] + [.F$1]*[.F$1])) / 3" office:value-type="float" office:value="1.94457245331658" calcext:value-type="float">
            <text:p>1.94457245331658</text:p>
          </table:table-cell>
          <table:table-cell table:formula="of:=([.$A40] + [.G$1] - SQRT([.$A40]*[.$A40] - [.$A40]*[.G$1] + [.G$1]*[.G$1])) / 3" office:value-type="float" office:value="2.41229683850156" calcext:value-type="float">
            <text:p>2.41229683850156</text:p>
          </table:table-cell>
          <table:table-cell table:formula="of:=([.$A40] + [.H$1] - SQRT([.$A40]*[.$A40] - [.$A40]*[.H$1] + [.H$1]*[.H$1])) / 3" office:value-type="float" office:value="2.87212932469725" calcext:value-type="float">
            <text:p>2.87212932469725</text:p>
          </table:table-cell>
          <table:table-cell table:formula="of:=([.$A40] + [.I$1] - SQRT([.$A40]*[.$A40] - [.$A40]*[.I$1] + [.I$1]*[.I$1])) / 3" office:value-type="float" office:value="3.32381340790867" calcext:value-type="float">
            <text:p>3.32381340790867</text:p>
          </table:table-cell>
          <table:table-cell table:formula="of:=([.$A40] + [.J$1] - SQRT([.$A40]*[.$A40] - [.$A40]*[.J$1] + [.J$1]*[.J$1])) / 3" office:value-type="float" office:value="3.76709895140169" calcext:value-type="float">
            <text:p>3.76709895140169</text:p>
          </table:table-cell>
          <table:table-cell table:formula="of:=([.$A40] + [.K$1] - SQRT([.$A40]*[.$A40] - [.$A40]*[.K$1] + [.K$1]*[.K$1])) / 3" office:value-type="float" office:value="4.20174431872011" calcext:value-type="float">
            <text:p>4.20174431872011</text:p>
          </table:table-cell>
          <table:table-cell table:formula="of:=([.$A40] + [.L$1] - SQRT([.$A40]*[.$A40] - [.$A40]*[.L$1] + [.L$1]*[.L$1])) / 3" office:value-type="float" office:value="4.62751859384535" calcext:value-type="float">
            <text:p>4.62751859384535</text:p>
          </table:table-cell>
          <table:table-cell table:formula="of:=([.$A40] + [.M$1] - SQRT([.$A40]*[.$A40] - [.$A40]*[.M$1] + [.M$1]*[.M$1])) / 3" office:value-type="float" office:value="5.0442038520826" calcext:value-type="float">
            <text:p>5.0442038520826</text:p>
          </table:table-cell>
          <table:table-cell table:formula="of:=([.$A40] + [.N$1] - SQRT([.$A40]*[.$A40] - [.$A40]*[.N$1] + [.N$1]*[.N$1])) / 3" office:value-type="float" office:value="5.45159743915952" calcext:value-type="float">
            <text:p>5.45159743915952</text:p>
          </table:table-cell>
          <table:table-cell table:formula="of:=([.$A40] + [.O$1] - SQRT([.$A40]*[.$A40] - [.$A40]*[.O$1] + [.O$1]*[.O$1])) / 3" office:value-type="float" office:value="5.84951421088151" calcext:value-type="float">
            <text:p>5.84951421088151</text:p>
          </table:table-cell>
          <table:table-cell table:formula="of:=([.$A40] + [.P$1] - SQRT([.$A40]*[.$A40] - [.$A40]*[.P$1] + [.P$1]*[.P$1])) / 3" office:value-type="float" office:value="6.23778868193784" calcext:value-type="float">
            <text:p>6.23778868193784</text:p>
          </table:table-cell>
          <table:table-cell table:formula="of:=([.$A40] + [.Q$1] - SQRT([.$A40]*[.$A40] - [.$A40]*[.Q$1] + [.Q$1]*[.Q$1])) / 3" office:value-type="float" office:value="6.61627703049948" calcext:value-type="float">
            <text:p>6.61627703049948</text:p>
          </table:table-cell>
          <table:table-cell table:formula="of:=([.$A40] + [.R$1] - SQRT([.$A40]*[.$A40] - [.$A40]*[.R$1] + [.R$1]*[.R$1])) / 3" office:value-type="float" office:value="6.9848589054278" calcext:value-type="float">
            <text:p>6.9848589054278</text:p>
          </table:table-cell>
          <table:table-cell table:formula="of:=([.$A40] + [.S$1] - SQRT([.$A40]*[.$A40] - [.$A40]*[.S$1] + [.S$1]*[.S$1])) / 3" office:value-type="float" office:value="7.34343898544364" calcext:value-type="float">
            <text:p>7.34343898544364</text:p>
          </table:table-cell>
          <table:table-cell table:formula="of:=([.$A40] + [.T$1] - SQRT([.$A40]*[.$A40] - [.$A40]*[.T$1] + [.T$1]*[.T$1])) / 3" office:value-type="float" office:value="7.69194824456378" calcext:value-type="float">
            <text:p>7.69194824456378</text:p>
          </table:table-cell>
          <table:table-cell table:formula="of:=([.$A40] + [.U$1] - SQRT([.$A40]*[.$A40] - [.$A40]*[.U$1] + [.U$1]*[.U$1])) / 3" office:value-type="float" office:value="8.03034488539711" calcext:value-type="float">
            <text:p>8.03034488539711</text:p>
          </table:table-cell>
          <table:table-cell table:formula="of:=([.$A40] + [.V$1] - SQRT([.$A40]*[.$A40] - [.$A40]*[.V$1] + [.V$1]*[.V$1])) / 3" office:value-type="float" office:value="8.35861491123045" calcext:value-type="float">
            <text:p>8.35861491123045</text:p>
          </table:table-cell>
          <table:table-cell table:formula="of:=([.$A40] + [.W$1] - SQRT([.$A40]*[.$A40] - [.$A40]*[.W$1] + [.W$1]*[.W$1])) / 3" office:value-type="float" office:value="8.67677231877698" calcext:value-type="float">
            <text:p>8.67677231877698</text:p>
          </table:table-cell>
          <table:table-cell table:formula="of:=([.$A40] + [.X$1] - SQRT([.$A40]*[.$A40] - [.$A40]*[.X$1] + [.X$1]*[.X$1])) / 3" office:value-type="float" office:value="8.9848589054278" calcext:value-type="float">
            <text:p>8.9848589054278</text:p>
          </table:table-cell>
          <table:table-cell table:formula="of:=([.$A40] + [.Y$1] - SQRT([.$A40]*[.$A40] - [.$A40]*[.Y$1] + [.Y$1]*[.Y$1])) / 3" office:value-type="float" office:value="9.28294369716615" calcext:value-type="float">
            <text:p>9.28294369716615</text:p>
          </table:table-cell>
          <table:table-cell table:formula="of:=([.$A40] + [.Z$1] - SQRT([.$A40]*[.$A40] - [.$A40]*[.Z$1] + [.Z$1]*[.Z$1])) / 3" office:value-type="float" office:value="9.57112201527117" calcext:value-type="float">
            <text:p>9.57112201527117</text:p>
          </table:table-cell>
          <table:table-cell table:formula="of:=([.$A40] + [.AA$1] - SQRT([.$A40]*[.$A40] - [.$A40]*[.AA$1] + [.AA$1]*[.AA$1])) / 3" office:value-type="float" office:value="9.84951421088151" calcext:value-type="float">
            <text:p>9.84951421088151</text:p>
          </table:table-cell>
          <table:table-cell table:formula="of:=([.$A40] + [.AB$1] - SQRT([.$A40]*[.$A40] - [.$A40]*[.AB$1] + [.AB$1]*[.AB$1])) / 3" office:value-type="float" office:value="10.1182641058262" calcext:value-type="float">
            <text:p>10.1182641058262</text:p>
          </table:table-cell>
          <table:table-cell table:formula="of:=([.$A40] + [.AC$1] - SQRT([.$A40]*[.$A40] - [.$A40]*[.AC$1] + [.AC$1]*[.AC$1])) / 3" office:value-type="float" office:value="10.3775371854159" calcext:value-type="float">
            <text:p>10.3775371854159</text:p>
          </table:table-cell>
          <table:table-cell table:formula="of:=([.$A40] + [.AD$1] - SQRT([.$A40]*[.$A40] - [.$A40]*[.AD$1] + [.AD$1]*[.AD$1])) / 3" office:value-type="float" office:value="10.6275185938453" calcext:value-type="float">
            <text:p>10.6275185938453</text:p>
          </table:table-cell>
          <table:table-cell table:formula="of:=([.$A40] + [.AE$1] - SQRT([.$A40]*[.$A40] - [.$A40]*[.AE$1] + [.AE$1]*[.AE$1])) / 3" office:value-type="float" office:value="10.8684109853868" calcext:value-type="float">
            <text:p>10.8684109853868</text:p>
          </table:table-cell>
          <table:table-cell table:formula="of:=([.$A40] + [.AF$1] - SQRT([.$A40]*[.$A40] - [.$A40]*[.AF$1] + [.AF$1]*[.AF$1])) / 3" office:value-type="float" office:value="11.100432284735" calcext:value-type="float">
            <text:p>11.100432284735</text:p>
          </table:table-cell>
          <table:table-cell table:number-columns-repeated="1635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([.$A41] + [.B$1] - SQRT([.$A41]*[.$A41] - [.$A41]*[.B$1] + [.B$1]*[.B$1])) / 3" office:value-type="float" office:value="0" calcext:value-type="float">
            <text:p>0</text:p>
          </table:table-cell>
          <table:table-cell table:formula="of:=([.$A41] + [.C$1] - SQRT([.$A41]*[.$A41] - [.$A41]*[.C$1] + [.C$1]*[.C$1])) / 3" office:value-type="float" office:value="0.49675365735353" calcext:value-type="float">
            <text:p>0.49675365735353</text:p>
          </table:table-cell>
          <table:table-cell table:formula="of:=([.$A41] + [.D$1] - SQRT([.$A41]*[.$A41] - [.$A41]*[.D$1] + [.D$1]*[.D$1])) / 3" office:value-type="float" office:value="0.986848932259844" calcext:value-type="float">
            <text:p>0.986848932259844</text:p>
          </table:table-cell>
          <table:table-cell table:formula="of:=([.$A41] + [.E$1] - SQRT([.$A41]*[.$A41] - [.$A41]*[.E$1] + [.E$1]*[.E$1])) / 3" office:value-type="float" office:value="1.47003591385833" calcext:value-type="float">
            <text:p>1.47003591385833</text:p>
          </table:table-cell>
          <table:table-cell table:formula="of:=([.$A41] + [.F$1] - SQRT([.$A41]*[.$A41] - [.$A41]*[.F$1] + [.F$1]*[.F$1])) / 3" office:value-type="float" office:value="1.9460638826253" calcext:value-type="float">
            <text:p>1.9460638826253</text:p>
          </table:table-cell>
          <table:table-cell table:formula="of:=([.$A41] + [.G$1] - SQRT([.$A41]*[.$A41] - [.$A41]*[.G$1] + [.G$1]*[.G$1])) / 3" office:value-type="float" office:value="2.4146827003406" calcext:value-type="float">
            <text:p>2.4146827003406</text:p>
          </table:table-cell>
          <table:table-cell table:formula="of:=([.$A41] + [.H$1] - SQRT([.$A41]*[.$A41] - [.$A41]*[.H$1] + [.H$1]*[.H$1])) / 3" office:value-type="float" office:value="2.87564434701786" calcext:value-type="float">
            <text:p>2.87564434701786</text:p>
          </table:table-cell>
          <table:table-cell table:formula="of:=([.$A41] + [.I$1] - SQRT([.$A41]*[.$A41] - [.$A41]*[.I$1] + [.I$1]*[.I$1])) / 3" office:value-type="float" office:value="3.3287045964206" calcext:value-type="float">
            <text:p>3.3287045964206</text:p>
          </table:table-cell>
          <table:table-cell table:formula="of:=([.$A41] + [.J$1] - SQRT([.$A41]*[.$A41] - [.$A41]*[.J$1] + [.J$1]*[.J$1])) / 3" office:value-type="float" office:value="3.77362481672582" calcext:value-type="float">
            <text:p>3.77362481672582</text:p>
          </table:table-cell>
          <table:table-cell table:formula="of:=([.$A41] + [.K$1] - SQRT([.$A41]*[.$A41] - [.$A41]*[.K$1] + [.K$1]*[.K$1])) / 3" office:value-type="float" office:value="4.21017387744841" calcext:value-type="float">
            <text:p>4.21017387744841</text:p>
          </table:table-cell>
          <table:table-cell table:formula="of:=([.$A41] + [.L$1] - SQRT([.$A41]*[.$A41] - [.$A41]*[.L$1] + [.L$1]*[.L$1])) / 3" office:value-type="float" office:value="4.63813013810078" calcext:value-type="float">
            <text:p>4.63813013810078</text:p>
          </table:table-cell>
          <table:table-cell table:formula="of:=([.$A41] + [.M$1] - SQRT([.$A41]*[.$A41] - [.$A41]*[.M$1] + [.M$1]*[.M$1])) / 3" office:value-type="float" office:value="5.057283488488" calcext:value-type="float">
            <text:p>5.057283488488</text:p>
          </table:table-cell>
          <table:table-cell table:formula="of:=([.$A41] + [.N$1] - SQRT([.$A41]*[.$A41] - [.$A41]*[.N$1] + [.N$1]*[.N$1])) / 3" office:value-type="float" office:value="5.4674374053292" calcext:value-type="float">
            <text:p>5.4674374053292</text:p>
          </table:table-cell>
          <table:table-cell table:formula="of:=([.$A41] + [.O$1] - SQRT([.$A41]*[.$A41] - [.$A41]*[.O$1] + [.O$1]*[.O$1])) / 3" office:value-type="float" office:value="5.86841098538677" calcext:value-type="float">
            <text:p>5.86841098538677</text:p>
          </table:table-cell>
          <table:table-cell table:formula="of:=([.$A41] + [.P$1] - SQRT([.$A41]*[.$A41] - [.$A41]*[.P$1] + [.P$1]*[.P$1])) / 3" office:value-type="float" office:value="6.26004091182089" calcext:value-type="float">
            <text:p>6.26004091182089</text:p>
          </table:table-cell>
          <table:table-cell table:formula="of:=([.$A41] + [.Q$1] - SQRT([.$A41]*[.$A41] - [.$A41]*[.Q$1] + [.Q$1]*[.Q$1])) / 3" office:value-type="float" office:value="6.64218330839945" calcext:value-type="float">
            <text:p>6.64218330839945</text:p>
          </table:table-cell>
          <table:table-cell table:formula="of:=([.$A41] + [.R$1] - SQRT([.$A41]*[.$A41] - [.$A41]*[.R$1] + [.R$1]*[.R$1])) / 3" office:value-type="float" office:value="7.0147154357669" calcext:value-type="float">
            <text:p>7.0147154357669</text:p>
          </table:table-cell>
          <table:table-cell table:formula="of:=([.$A41] + [.S$1] - SQRT([.$A41]*[.$A41] - [.$A41]*[.S$1] + [.S$1]*[.S$1])) / 3" office:value-type="float" office:value="7.37753718541593" calcext:value-type="float">
            <text:p>7.37753718541593</text:p>
          </table:table-cell>
          <table:table-cell table:formula="of:=([.$A41] + [.T$1] - SQRT([.$A41]*[.$A41] - [.$A41]*[.T$1] + [.T$1]*[.T$1])) / 3" office:value-type="float" office:value="7.73057233041536" calcext:value-type="float">
            <text:p>7.73057233041536</text:p>
          </table:table-cell>
          <table:table-cell table:formula="of:=([.$A41] + [.U$1] - SQRT([.$A41]*[.$A41] - [.$A41]*[.U$1] + [.U$1]*[.U$1])) / 3" office:value-type="float" office:value="8.07376949729698" calcext:value-type="float">
            <text:p>8.07376949729698</text:p>
          </table:table-cell>
          <table:table-cell table:formula="of:=([.$A41] + [.V$1] - SQRT([.$A41]*[.$A41] - [.$A41]*[.V$1] + [.V$1]*[.V$1])) / 3" office:value-type="float" office:value="8.40710283063031" calcext:value-type="float">
            <text:p>8.40710283063031</text:p>
          </table:table-cell>
          <table:table-cell table:formula="of:=([.$A41] + [.W$1] - SQRT([.$A41]*[.$A41] - [.$A41]*[.W$1] + [.W$1]*[.W$1])) / 3" office:value-type="float" office:value="8.73057233041536" calcext:value-type="float">
            <text:p>8.73057233041536</text:p>
          </table:table-cell>
          <table:table-cell table:formula="of:=([.$A41] + [.X$1] - SQRT([.$A41]*[.$A41] - [.$A41]*[.X$1] + [.X$1]*[.X$1])) / 3" office:value-type="float" office:value="9.0442038520826" calcext:value-type="float">
            <text:p>9.0442038520826</text:p>
          </table:table-cell>
          <table:table-cell table:formula="of:=([.$A41] + [.Y$1] - SQRT([.$A41]*[.$A41] - [.$A41]*[.Y$1] + [.Y$1]*[.Y$1])) / 3" office:value-type="float" office:value="9.34804876910024" calcext:value-type="float">
            <text:p>9.34804876910024</text:p>
          </table:table-cell>
          <table:table-cell table:formula="of:=([.$A41] + [.Z$1] - SQRT([.$A41]*[.$A41] - [.$A41]*[.Z$1] + [.Z$1]*[.Z$1])) / 3" office:value-type="float" office:value="9.64218330839945" calcext:value-type="float">
            <text:p>9.64218330839945</text:p>
          </table:table-cell>
          <table:table-cell table:formula="of:=([.$A41] + [.AA$1] - SQRT([.$A41]*[.$A41] - [.$A41]*[.AA$1] + [.AA$1]*[.AA$1])) / 3" office:value-type="float" office:value="9.92670757848755" calcext:value-type="float">
            <text:p>9.92670757848755</text:p>
          </table:table-cell>
          <table:table-cell table:formula="of:=([.$A41] + [.AB$1] - SQRT([.$A41]*[.$A41] - [.$A41]*[.AB$1] + [.AB$1]*[.AB$1])) / 3" office:value-type="float" office:value="10.2017443187201" calcext:value-type="float">
            <text:p>10.2017443187201</text:p>
          </table:table-cell>
          <table:table-cell table:formula="of:=([.$A41] + [.AC$1] - SQRT([.$A41]*[.$A41] - [.$A41]*[.AC$1] + [.AC$1]*[.AC$1])) / 3" office:value-type="float" office:value="10.4674374053292" calcext:value-type="float">
            <text:p>10.4674374053292</text:p>
          </table:table-cell>
          <table:table-cell table:formula="of:=([.$A41] + [.AD$1] - SQRT([.$A41]*[.$A41] - [.$A41]*[.AD$1] + [.AD$1]*[.AD$1])) / 3" office:value-type="float" office:value="10.7239501551547" calcext:value-type="float">
            <text:p>10.7239501551547</text:p>
          </table:table-cell>
          <table:table-cell table:formula="of:=([.$A41] + [.AE$1] - SQRT([.$A41]*[.$A41] - [.$A41]*[.AE$1] + [.AE$1]*[.AE$1])) / 3" office:value-type="float" office:value="10.9714634714341" calcext:value-type="float">
            <text:p>10.9714634714341</text:p>
          </table:table-cell>
          <table:table-cell table:formula="of:=([.$A41] + [.AF$1] - SQRT([.$A41]*[.$A41] - [.$A41]*[.AF$1] + [.AF$1]*[.AF$1])) / 3" office:value-type="float" office:value="11.2101738774484" calcext:value-type="float">
            <text:p>11.2101738774484</text:p>
          </table:table-cell>
          <table:table-cell table:number-columns-repeated="1635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([.$A42] + [.B$1] - SQRT([.$A42]*[.$A42] - [.$A42]*[.B$1] + [.B$1]*[.B$1])) / 3" office:value-type="float" office:value="0" calcext:value-type="float">
            <text:p>0</text:p>
          </table:table-cell>
          <table:table-cell table:formula="of:=([.$A42] + [.C$1] - SQRT([.$A42]*[.$A42] - [.$A42]*[.C$1] + [.C$1]*[.C$1])) / 3" office:value-type="float" office:value="0.496835823241059" calcext:value-type="float">
            <text:p>0.496835823241059</text:p>
          </table:table-cell>
          <table:table-cell table:formula="of:=([.$A42] + [.D$1] - SQRT([.$A42]*[.$A42] - [.$A42]*[.D$1] + [.D$1]*[.D$1])) / 3" office:value-type="float" office:value="0.987185802704576" calcext:value-type="float">
            <text:p>0.987185802704576</text:p>
          </table:table-cell>
          <table:table-cell table:formula="of:=([.$A42] + [.E$1] - SQRT([.$A42]*[.$A42] - [.$A42]*[.E$1] + [.E$1]*[.E$1])) / 3" office:value-type="float" office:value="1.47081241228351" calcext:value-type="float">
            <text:p>1.47081241228351</text:p>
          </table:table-cell>
          <table:table-cell table:formula="of:=([.$A42] + [.F$1] - SQRT([.$A42]*[.$A42] - [.$A42]*[.F$1] + [.F$1]*[.F$1])) / 3" office:value-type="float" office:value="1.94747731444073" calcext:value-type="float">
            <text:p>1.94747731444073</text:p>
          </table:table-cell>
          <table:table-cell table:formula="of:=([.$A42] + [.G$1] - SQRT([.$A42]*[.$A42] - [.$A42]*[.G$1] + [.G$1]*[.G$1])) / 3" office:value-type="float" office:value="2.41694260788209" calcext:value-type="float">
            <text:p>2.41694260788209</text:p>
          </table:table-cell>
          <table:table-cell table:formula="of:=([.$A42] + [.H$1] - SQRT([.$A42]*[.$A42] - [.$A42]*[.H$1] + [.H$1]*[.H$1])) / 3" office:value-type="float" office:value="2.87897220515373" calcext:value-type="float">
            <text:p>2.87897220515373</text:p>
          </table:table-cell>
          <table:table-cell table:formula="of:=([.$A42] + [.I$1] - SQRT([.$A42]*[.$A42] - [.$A42]*[.I$1] + [.I$1]*[.I$1])) / 3" office:value-type="float" office:value="3.33333333333333" calcext:value-type="float">
            <text:p>3.33333333333333</text:p>
          </table:table-cell>
          <table:table-cell table:formula="of:=([.$A42] + [.J$1] - SQRT([.$A42]*[.$A42] - [.$A42]*[.J$1] + [.J$1]*[.J$1])) / 3" office:value-type="float" office:value="3.77979814678443" calcext:value-type="float">
            <text:p>3.77979814678443</text:p>
          </table:table-cell>
          <table:table-cell table:formula="of:=([.$A42] + [.K$1] - SQRT([.$A42]*[.$A42] - [.$A42]*[.K$1] + [.K$1]*[.K$1])) / 3" office:value-type="float" office:value="4.21814543640917" calcext:value-type="float">
            <text:p>4.21814543640917</text:p>
          </table:table-cell>
          <table:table-cell table:formula="of:=([.$A42] + [.L$1] - SQRT([.$A42]*[.$A42] - [.$A42]*[.L$1] + [.L$1]*[.L$1])) / 3" office:value-type="float" office:value="4.64816241512004" calcext:value-type="float">
            <text:p>4.64816241512004</text:p>
          </table:table-cell>
          <table:table-cell table:formula="of:=([.$A42] + [.M$1] - SQRT([.$A42]*[.$A42] - [.$A42]*[.M$1] + [.M$1]*[.M$1])) / 3" office:value-type="float" office:value="5.06964655455115" calcext:value-type="float">
            <text:p>5.06964655455115</text:p>
          </table:table-cell>
          <table:table-cell table:formula="of:=([.$A42] + [.N$1] - SQRT([.$A42]*[.$A42] - [.$A42]*[.N$1] + [.N$1]*[.N$1])) / 3" office:value-type="float" office:value="5.48240744357922" calcext:value-type="float">
            <text:p>5.48240744357922</text:p>
          </table:table-cell>
          <table:table-cell table:formula="of:=([.$A42] + [.O$1] - SQRT([.$A42]*[.$A42] - [.$A42]*[.O$1] + [.O$1]*[.O$1])) / 3" office:value-type="float" office:value="5.88626863528514" calcext:value-type="float">
            <text:p>5.88626863528514</text:p>
          </table:table-cell>
          <table:table-cell table:formula="of:=([.$A42] + [.P$1] - SQRT([.$A42]*[.$A42] - [.$A42]*[.P$1] + [.P$1]*[.P$1])) / 3" office:value-type="float" office:value="6.28106944583537" calcext:value-type="float">
            <text:p>6.28106944583537</text:p>
          </table:table-cell>
          <table:table-cell table:formula="of:=([.$A42] + [.Q$1] - SQRT([.$A42]*[.$A42] - [.$A42]*[.Q$1] + [.Q$1]*[.Q$1])) / 3" office:value-type="float" office:value="6.66666666666667" calcext:value-type="float">
            <text:p>6.66666666666667</text:p>
          </table:table-cell>
          <table:table-cell table:formula="of:=([.$A42] + [.R$1] - SQRT([.$A42]*[.$A42] - [.$A42]*[.R$1] + [.R$1]*[.R$1])) / 3" office:value-type="float" office:value="7.0429361505582" calcext:value-type="float">
            <text:p>7.0429361505582</text:p>
          </table:table-cell>
          <table:table-cell table:formula="of:=([.$A42] + [.S$1] - SQRT([.$A42]*[.$A42] - [.$A42]*[.S$1] + [.S$1]*[.S$1])) / 3" office:value-type="float" office:value="7.40977423285753" calcext:value-type="float">
            <text:p>7.40977423285753</text:p>
          </table:table-cell>
          <table:table-cell table:formula="of:=([.$A42] + [.T$1] - SQRT([.$A42]*[.$A42] - [.$A42]*[.T$1] + [.T$1]*[.T$1])) / 3" office:value-type="float" office:value="7.76709895140169" calcext:value-type="float">
            <text:p>7.76709895140169</text:p>
          </table:table-cell>
          <table:table-cell table:formula="of:=([.$A42] + [.U$1] - SQRT([.$A42]*[.$A42] - [.$A42]*[.U$1] + [.U$1]*[.U$1])) / 3" office:value-type="float" office:value="8.1148510325577" calcext:value-type="float">
            <text:p>8.1148510325577</text:p>
          </table:table-cell>
          <table:table-cell table:formula="of:=([.$A42] + [.V$1] - SQRT([.$A42]*[.$A42] - [.$A42]*[.V$1] + [.V$1]*[.V$1])) / 3" office:value-type="float" office:value="8.45299461620748" calcext:value-type="float">
            <text:p>8.45299461620748</text:p>
          </table:table-cell>
          <table:table-cell table:formula="of:=([.$A42] + [.W$1] - SQRT([.$A42]*[.$A42] - [.$A42]*[.W$1] + [.W$1]*[.W$1])) / 3" office:value-type="float" office:value="8.78151769922436" calcext:value-type="float">
            <text:p>8.78151769922436</text:p>
          </table:table-cell>
          <table:table-cell table:formula="of:=([.$A42] + [.X$1] - SQRT([.$A42]*[.$A42] - [.$A42]*[.X$1] + [.X$1]*[.X$1])) / 3" office:value-type="float" office:value="9.10043228473502" calcext:value-type="float">
            <text:p>9.10043228473502</text:p>
          </table:table-cell>
          <table:table-cell table:formula="of:=([.$A42] + [.Y$1] - SQRT([.$A42]*[.$A42] - [.$A42]*[.Y$1] + [.Y$1]*[.Y$1])) / 3" office:value-type="float" office:value="9.40977423285753" calcext:value-type="float">
            <text:p>9.40977423285753</text:p>
          </table:table-cell>
          <table:table-cell table:formula="of:=([.$A42] + [.Z$1] - SQRT([.$A42]*[.$A42] - [.$A42]*[.Z$1] + [.Z$1]*[.Z$1])) / 3" office:value-type="float" office:value="9.70960281722487" calcext:value-type="float">
            <text:p>9.70960281722487</text:p>
          </table:table-cell>
          <table:table-cell table:style-name="ce5" table:formula="of:=([.$A42] + [.AA$1] - SQRT([.$A42]*[.$A42] - [.$A42]*[.AA$1] + [.AA$1]*[.AA$1])) / 3" office:value-type="float" office:value="10" calcext:value-type="float">
            <text:p>10</text:p>
          </table:table-cell>
          <table:table-cell table:formula="of:=([.$A42] + [.AB$1] - SQRT([.$A42]*[.$A42] - [.$A42]*[.AB$1] + [.AB$1]*[.AB$1])) / 3" office:value-type="float" office:value="10.2810694458354" calcext:value-type="float">
            <text:p>10.2810694458354</text:p>
          </table:table-cell>
          <table:table-cell table:formula="of:=([.$A42] + [.AC$1] - SQRT([.$A42]*[.$A42] - [.$A42]*[.AC$1] + [.AC$1]*[.AC$1])) / 3" office:value-type="float" office:value="10.5529353019518" calcext:value-type="float">
            <text:p>10.5529353019518</text:p>
          </table:table-cell>
          <table:table-cell table:formula="of:=([.$A42] + [.AD$1] - SQRT([.$A42]*[.$A42] - [.$A42]*[.AD$1] + [.AD$1]*[.AD$1])) / 3" office:value-type="float" office:value="10.8157407769125" calcext:value-type="float">
            <text:p>10.8157407769125</text:p>
          </table:table-cell>
          <table:table-cell table:formula="of:=([.$A42] + [.AE$1] - SQRT([.$A42]*[.$A42] - [.$A42]*[.AE$1] + [.AE$1]*[.AE$1])) / 3" office:value-type="float" office:value="11.0696465545511" calcext:value-type="float">
            <text:p>11.0696465545511</text:p>
          </table:table-cell>
          <table:table-cell table:formula="of:=([.$A42] + [.AF$1] - SQRT([.$A42]*[.$A42] - [.$A42]*[.AF$1] + [.AF$1]*[.AF$1])) / 3" office:value-type="float" office:value="11.3148290817867" calcext:value-type="float">
            <text:p>11.3148290817867</text:p>
          </table:table-cell>
          <table:table-cell table:number-columns-repeated="1635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([.$A43] + [.B$1] - SQRT([.$A43]*[.$A43] - [.$A43]*[.B$1] + [.B$1]*[.B$1])) / 3" office:value-type="float" office:value="0" calcext:value-type="float">
            <text:p>0</text:p>
          </table:table-cell>
          <table:table-cell table:formula="of:=([.$A43] + [.C$1] - SQRT([.$A43]*[.$A43] - [.$A43]*[.C$1] + [.C$1]*[.C$1])) / 3" office:value-type="float" office:value="0.496913932980604" calcext:value-type="float">
            <text:p>0.496913932980604</text:p>
          </table:table-cell>
          <table:table-cell table:formula="of:=([.$A43] + [.D$1] - SQRT([.$A43]*[.$A43] - [.$A43]*[.D$1] + [.D$1]*[.D$1])) / 3" office:value-type="float" office:value="0.987505853888266" calcext:value-type="float">
            <text:p>0.987505853888266</text:p>
          </table:table-cell>
          <table:table-cell table:formula="of:=([.$A43] + [.E$1] - SQRT([.$A43]*[.$A43] - [.$A43]*[.E$1] + [.E$1]*[.E$1])) / 3" office:value-type="float" office:value="1.47154972474034" calcext:value-type="float">
            <text:p>1.47154972474034</text:p>
          </table:table-cell>
          <table:table-cell table:formula="of:=([.$A43] + [.F$1] - SQRT([.$A43]*[.$A43] - [.$A43]*[.F$1] + [.F$1]*[.F$1])) / 3" office:value-type="float" office:value="1.94881869969874" calcext:value-type="float">
            <text:p>1.94881869969874</text:p>
          </table:table-cell>
          <table:table-cell table:formula="of:=([.$A43] + [.G$1] - SQRT([.$A43]*[.$A43] - [.$A43]*[.G$1] + [.G$1]*[.G$1])) / 3" office:value-type="float" office:value="2.41908624812632" calcext:value-type="float">
            <text:p>2.41908624812632</text:p>
          </table:table-cell>
          <table:table-cell table:formula="of:=([.$A43] + [.H$1] - SQRT([.$A43]*[.$A43] - [.$A43]*[.H$1] + [.H$1]*[.H$1])) / 3" office:value-type="float" office:value="2.88212739282326" calcext:value-type="float">
            <text:p>2.88212739282326</text:p>
          </table:table-cell>
          <table:table-cell table:formula="of:=([.$A43] + [.I$1] - SQRT([.$A43]*[.$A43] - [.$A43]*[.I$1] + [.I$1]*[.I$1])) / 3" office:value-type="float" office:value="3.33772005785161" calcext:value-type="float">
            <text:p>3.33772005785161</text:p>
          </table:table-cell>
          <table:table-cell table:formula="of:=([.$A43] + [.J$1] - SQRT([.$A43]*[.$A43] - [.$A43]*[.J$1] + [.J$1]*[.J$1])) / 3" office:value-type="float" office:value="3.78564651685419" calcext:value-type="float">
            <text:p>3.78564651685419</text:p>
          </table:table-cell>
          <table:table-cell table:formula="of:=([.$A43] + [.K$1] - SQRT([.$A43]*[.$A43] - [.$A43]*[.K$1] + [.K$1]*[.K$1])) / 3" office:value-type="float" office:value="4.22569492898565" calcext:value-type="float">
            <text:p>4.22569492898565</text:p>
          </table:table-cell>
          <table:table-cell table:formula="of:=([.$A43] + [.L$1] - SQRT([.$A43]*[.$A43] - [.$A43]*[.L$1] + [.L$1]*[.L$1])) / 3" office:value-type="float" office:value="4.65766094561759" calcext:value-type="float">
            <text:p>4.65766094561759</text:p>
          </table:table-cell>
          <table:table-cell table:formula="of:=([.$A43] + [.M$1] - SQRT([.$A43]*[.$A43] - [.$A43]*[.M$1] + [.M$1]*[.M$1])) / 3" office:value-type="float" office:value="5.08134936700726" calcext:value-type="float">
            <text:p>5.08134936700726</text:p>
          </table:table-cell>
          <table:table-cell table:formula="of:=([.$A43] + [.N$1] - SQRT([.$A43]*[.$A43] - [.$A43]*[.N$1] + [.N$1]*[.N$1])) / 3" office:value-type="float" office:value="5.49657582431421" calcext:value-type="float">
            <text:p>5.49657582431421</text:p>
          </table:table-cell>
          <table:table-cell table:formula="of:=([.$A43] + [.O$1] - SQRT([.$A43]*[.$A43] - [.$A43]*[.O$1] + [.O$1]*[.O$1])) / 3" office:value-type="float" office:value="5.9031684589173" calcext:value-type="float">
            <text:p>5.9031684589173</text:p>
          </table:table-cell>
          <table:table-cell table:formula="of:=([.$A43] + [.P$1] - SQRT([.$A43]*[.$A43] - [.$A43]*[.P$1] + [.P$1]*[.P$1])) / 3" office:value-type="float" office:value="6.30096956814664" calcext:value-type="float">
            <text:p>6.30096956814664</text:p>
          </table:table-cell>
          <table:table-cell table:formula="of:=([.$A43] + [.Q$1] - SQRT([.$A43]*[.$A43] - [.$A43]*[.Q$1] + [.Q$1]*[.Q$1])) / 3" office:value-type="float" office:value="6.68983718451888" calcext:value-type="float">
            <text:p>6.68983718451888</text:p>
          </table:table-cell>
          <table:table-cell table:formula="of:=([.$A43] + [.R$1] - SQRT([.$A43]*[.$A43] - [.$A43]*[.R$1] + [.R$1]*[.R$1])) / 3" office:value-type="float" office:value="7.06964655455115" calcext:value-type="float">
            <text:p>7.06964655455115</text:p>
          </table:table-cell>
          <table:table-cell table:formula="of:=([.$A43] + [.S$1] - SQRT([.$A43]*[.$A43] - [.$A43]*[.S$1] + [.S$1]*[.S$1])) / 3" office:value-type="float" office:value="7.44029148339249" calcext:value-type="float">
            <text:p>7.44029148339249</text:p>
          </table:table-cell>
          <table:table-cell table:formula="of:=([.$A43] + [.T$1] - SQRT([.$A43]*[.$A43] - [.$A43]*[.T$1] + [.T$1]*[.T$1])) / 3" office:value-type="float" office:value="7.80168551296154" calcext:value-type="float">
            <text:p>7.80168551296154</text:p>
          </table:table-cell>
          <table:table-cell table:formula="of:=([.$A43] + [.U$1] - SQRT([.$A43]*[.$A43] - [.$A43]*[.U$1] + [.U$1]*[.U$1])) / 3" office:value-type="float" office:value="8.15376290405543" calcext:value-type="float">
            <text:p>8.15376290405543</text:p>
          </table:table-cell>
          <table:table-cell table:formula="of:=([.$A43] + [.V$1] - SQRT([.$A43]*[.$A43] - [.$A43]*[.V$1] + [.V$1]*[.V$1])) / 3" office:value-type="float" office:value="8.49647939695687" calcext:value-type="float">
            <text:p>8.49647939695687</text:p>
          </table:table-cell>
          <table:table-cell table:formula="of:=([.$A43] + [.W$1] - SQRT([.$A43]*[.$A43] - [.$A43]*[.W$1] + [.W$1]*[.W$1])) / 3" office:value-type="float" office:value="8.8298127302902" calcext:value-type="float">
            <text:p>8.8298127302902</text:p>
          </table:table-cell>
          <table:table-cell table:formula="of:=([.$A43] + [.X$1] - SQRT([.$A43]*[.$A43] - [.$A43]*[.X$1] + [.X$1]*[.X$1])) / 3" office:value-type="float" office:value="9.15376290405543" calcext:value-type="float">
            <text:p>9.15376290405543</text:p>
          </table:table-cell>
          <table:table-cell table:formula="of:=([.$A43] + [.Y$1] - SQRT([.$A43]*[.$A43] - [.$A43]*[.Y$1] + [.Y$1]*[.Y$1])) / 3" office:value-type="float" office:value="9.46835217962821" calcext:value-type="float">
            <text:p>9.46835217962821</text:p>
          </table:table-cell>
          <table:table-cell table:formula="of:=([.$A43] + [.Z$1] - SQRT([.$A43]*[.$A43] - [.$A43]*[.Z$1] + [.Z$1]*[.Z$1])) / 3" office:value-type="float" office:value="9.77362481672582" calcext:value-type="float">
            <text:p>9.77362481672582</text:p>
          </table:table-cell>
          <table:table-cell table:formula="of:=([.$A43] + [.AA$1] - SQRT([.$A43]*[.$A43] - [.$A43]*[.AA$1] + [.AA$1]*[.AA$1])) / 3" office:value-type="float" office:value="10.0696465545511" calcext:value-type="float">
            <text:p>10.0696465545511</text:p>
          </table:table-cell>
          <table:table-cell table:formula="of:=([.$A43] + [.AB$1] - SQRT([.$A43]*[.$A43] - [.$A43]*[.AB$1] + [.AB$1]*[.AB$1])) / 3" office:value-type="float" office:value="10.3565038511855" calcext:value-type="float">
            <text:p>10.3565038511855</text:p>
          </table:table-cell>
          <table:table-cell table:formula="of:=([.$A43] + [.AC$1] - SQRT([.$A43]*[.$A43] - [.$A43]*[.AC$1] + [.AC$1]*[.AC$1])) / 3" office:value-type="float" office:value="10.63430290148" calcext:value-type="float">
            <text:p>10.63430290148</text:p>
          </table:table-cell>
          <table:table-cell table:formula="of:=([.$A43] + [.AD$1] - SQRT([.$A43]*[.$A43] - [.$A43]*[.AD$1] + [.AD$1]*[.AD$1])) / 3" office:value-type="float" office:value="10.9031684589173" calcext:value-type="float">
            <text:p>10.9031684589173</text:p>
          </table:table-cell>
          <table:table-cell table:formula="of:=([.$A43] + [.AE$1] - SQRT([.$A43]*[.$A43] - [.$A43]*[.AE$1] + [.AE$1]*[.AE$1])) / 3" office:value-type="float" office:value="11.1632424909809" calcext:value-type="float">
            <text:p>11.1632424909809</text:p>
          </table:table-cell>
          <table:table-cell table:formula="of:=([.$A43] + [.AF$1] - SQRT([.$A43]*[.$A43] - [.$A43]*[.AF$1] + [.AF$1]*[.AF$1])) / 3" office:value-type="float" office:value="11.4146827003406" calcext:value-type="float">
            <text:p>11.4146827003406</text:p>
          </table:table-cell>
          <table:table-cell table:number-columns-repeated="1635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([.$A44] + [.B$1] - SQRT([.$A44]*[.$A44] - [.$A44]*[.B$1] + [.B$1]*[.B$1])) / 3" office:value-type="float" office:value="0" calcext:value-type="float">
            <text:p>0</text:p>
          </table:table-cell>
          <table:table-cell table:formula="of:=([.$A44] + [.C$1] - SQRT([.$A44]*[.$A44] - [.$A44]*[.C$1] + [.C$1]*[.C$1])) / 3" office:value-type="float" office:value="0.496988279655161" calcext:value-type="float">
            <text:p>0.496988279655161</text:p>
          </table:table-cell>
          <table:table-cell table:formula="of:=([.$A44] + [.D$1] - SQRT([.$A44]*[.$A44] - [.$A44]*[.D$1] + [.D$1]*[.D$1])) / 3" office:value-type="float" office:value="0.987810314211205" calcext:value-type="float">
            <text:p>0.987810314211205</text:p>
          </table:table-cell>
          <table:table-cell table:formula="of:=([.$A44] + [.E$1] - SQRT([.$A44]*[.$A44] - [.$A44]*[.E$1] + [.E$1]*[.E$1])) / 3" office:value-type="float" office:value="1.47225074153132" calcext:value-type="float">
            <text:p>1.47225074153132</text:p>
          </table:table-cell>
          <table:table-cell table:formula="of:=([.$A44] + [.F$1] - SQRT([.$A44]*[.$A44] - [.$A44]*[.F$1] + [.F$1]*[.F$1])) / 3" office:value-type="float" office:value="1.95009340007685" calcext:value-type="float">
            <text:p>1.95009340007685</text:p>
          </table:table-cell>
          <table:table-cell table:formula="of:=([.$A44] + [.G$1] - SQRT([.$A44]*[.$A44] - [.$A44]*[.G$1] + [.G$1]*[.G$1])) / 3" office:value-type="float" office:value="2.42112234246298" calcext:value-type="float">
            <text:p>2.42112234246298</text:p>
          </table:table-cell>
          <table:table-cell table:formula="of:=([.$A44] + [.H$1] - SQRT([.$A44]*[.$A44] - [.$A44]*[.H$1] + [.H$1]*[.H$1])) / 3" office:value-type="float" office:value="2.885122951396" calcext:value-type="float">
            <text:p>2.885122951396</text:p>
          </table:table-cell>
          <table:table-cell table:formula="of:=([.$A44] + [.I$1] - SQRT([.$A44]*[.$A44] - [.$A44]*[.I$1] + [.I$1]*[.I$1])) / 3" office:value-type="float" office:value="3.34188315339662" calcext:value-type="float">
            <text:p>3.34188315339662</text:p>
          </table:table-cell>
          <table:table-cell table:formula="of:=([.$A44] + [.J$1] - SQRT([.$A44]*[.$A44] - [.$A44]*[.J$1] + [.J$1]*[.J$1])) / 3" office:value-type="float" office:value="3.79119472278136" calcext:value-type="float">
            <text:p>3.79119472278136</text:p>
          </table:table-cell>
          <table:table-cell table:formula="of:=([.$A44] + [.K$1] - SQRT([.$A44]*[.$A44] - [.$A44]*[.K$1] + [.K$1]*[.K$1])) / 3" office:value-type="float" office:value="4.2328546651963" calcext:value-type="float">
            <text:p>4.2328546651963</text:p>
          </table:table-cell>
          <table:table-cell table:formula="of:=([.$A44] + [.L$1] - SQRT([.$A44]*[.$A44] - [.$A44]*[.L$1] + [.L$1]*[.L$1])) / 3" office:value-type="float" office:value="4.66666666666667" calcext:value-type="float">
            <text:p>4.66666666666667</text:p>
          </table:table-cell>
          <table:table-cell table:formula="of:=([.$A44] + [.M$1] - SQRT([.$A44]*[.$A44] - [.$A44]*[.M$1] + [.M$1]*[.M$1])) / 3" office:value-type="float" office:value="5.09244259075999" calcext:value-type="float">
            <text:p>5.09244259075999</text:p>
          </table:table-cell>
          <table:table-cell table:formula="of:=([.$A44] + [.N$1] - SQRT([.$A44]*[.$A44] - [.$A44]*[.N$1] + [.N$1]*[.N$1])) / 3" office:value-type="float" office:value="5.5100040032032" calcext:value-type="float">
            <text:p>5.5100040032032</text:p>
          </table:table-cell>
          <table:table-cell table:formula="of:=([.$A44] + [.O$1] - SQRT([.$A44]*[.$A44] - [.$A44]*[.O$1] + [.O$1]*[.O$1])) / 3" office:value-type="float" office:value="5.91918370030929" calcext:value-type="float">
            <text:p>5.91918370030929</text:p>
          </table:table-cell>
          <table:table-cell table:formula="of:=([.$A44] + [.P$1] - SQRT([.$A44]*[.$A44] - [.$A44]*[.P$1] + [.P$1]*[.P$1])) / 3" office:value-type="float" office:value="6.31982721503191" calcext:value-type="float">
            <text:p>6.31982721503191</text:p>
          </table:table-cell>
          <table:table-cell table:formula="of:=([.$A44] + [.Q$1] - SQRT([.$A44]*[.$A44] - [.$A44]*[.Q$1] + [.Q$1]*[.Q$1])) / 3" office:value-type="float" office:value="6.71179427255549" calcext:value-type="float">
            <text:p>6.71179427255549</text:p>
          </table:table-cell>
          <table:table-cell table:formula="of:=([.$A44] + [.R$1] - SQRT([.$A44]*[.$A44] - [.$A44]*[.R$1] + [.R$1]*[.R$1])) / 3" office:value-type="float" office:value="7.09496016620945" calcext:value-type="float">
            <text:p>7.09496016620945</text:p>
          </table:table-cell>
          <table:table-cell table:formula="of:=([.$A44] + [.S$1] - SQRT([.$A44]*[.$A44] - [.$A44]*[.S$1] + [.S$1]*[.S$1])) / 3" office:value-type="float" office:value="7.46921702431201" calcext:value-type="float">
            <text:p>7.46921702431201</text:p>
          </table:table-cell>
          <table:table-cell table:formula="of:=([.$A44] + [.T$1] - SQRT([.$A44]*[.$A44] - [.$A44]*[.T$1] + [.T$1]*[.T$1])) / 3" office:value-type="float" office:value="7.83447493940356" calcext:value-type="float">
            <text:p>7.83447493940356</text:p>
          </table:table-cell>
          <table:table-cell table:formula="of:=([.$A44] + [.U$1] - SQRT([.$A44]*[.$A44] - [.$A44]*[.U$1] + [.U$1]*[.U$1])) / 3" office:value-type="float" office:value="8.19066293327534" calcext:value-type="float">
            <text:p>8.19066293327534</text:p>
          </table:table-cell>
          <table:table-cell table:formula="of:=([.$A44] + [.V$1] - SQRT([.$A44]*[.$A44] - [.$A44]*[.V$1] + [.V$1]*[.V$1])) / 3" office:value-type="float" office:value="8.5377297342265" calcext:value-type="float">
            <text:p>8.5377297342265</text:p>
          </table:table-cell>
          <table:table-cell table:formula="of:=([.$A44] + [.W$1] - SQRT([.$A44]*[.$A44] - [.$A44]*[.W$1] + [.W$1]*[.W$1])) / 3" office:value-type="float" office:value="8.87564434701786" calcext:value-type="float">
            <text:p>8.87564434701786</text:p>
          </table:table-cell>
          <table:table-cell table:formula="of:=([.$A44] + [.X$1] - SQRT([.$A44]*[.$A44] - [.$A44]*[.X$1] + [.X$1]*[.X$1])) / 3" office:value-type="float" office:value="9.20439640089317" calcext:value-type="float">
            <text:p>9.20439640089317</text:p>
          </table:table-cell>
          <table:table-cell table:formula="of:=([.$A44] + [.Y$1] - SQRT([.$A44]*[.$A44] - [.$A44]*[.Y$1] + [.Y$1]*[.Y$1])) / 3" office:value-type="float" office:value="9.52399626660868" calcext:value-type="float">
            <text:p>9.52399626660868</text:p>
          </table:table-cell>
          <table:table-cell table:formula="of:=([.$A44] + [.Z$1] - SQRT([.$A44]*[.$A44] - [.$A44]*[.Z$1] + [.Z$1]*[.Z$1])) / 3" office:value-type="float" office:value="9.83447493940356" calcext:value-type="float">
            <text:p>9.83447493940356</text:p>
          </table:table-cell>
          <table:table-cell table:formula="of:=([.$A44] + [.AA$1] - SQRT([.$A44]*[.$A44] - [.$A44]*[.AA$1] + [.AA$1]*[.AA$1])) / 3" office:value-type="float" office:value="10.1358836909787" calcext:value-type="float">
            <text:p>10.1358836909787</text:p>
          </table:table-cell>
          <table:table-cell table:formula="of:=([.$A44] + [.AB$1] - SQRT([.$A44]*[.$A44] - [.$A44]*[.AB$1] + [.AB$1]*[.AB$1])) / 3" office:value-type="float" office:value="10.4282934995428" calcext:value-type="float">
            <text:p>10.4282934995428</text:p>
          </table:table-cell>
          <table:table-cell table:formula="of:=([.$A44] + [.AC$1] - SQRT([.$A44]*[.$A44] - [.$A44]*[.AC$1] + [.AC$1]*[.AC$1])) / 3" office:value-type="float" office:value="10.7117942725555" calcext:value-type="float">
            <text:p>10.7117942725555</text:p>
          </table:table-cell>
          <table:table-cell table:formula="of:=([.$A44] + [.AD$1] - SQRT([.$A44]*[.$A44] - [.$A44]*[.AD$1] + [.AD$1]*[.AD$1])) / 3" office:value-type="float" office:value="10.9864938816986" calcext:value-type="float">
            <text:p>10.9864938816986</text:p>
          </table:table-cell>
          <table:table-cell table:formula="of:=([.$A44] + [.AE$1] - SQRT([.$A44]*[.$A44] - [.$A44]*[.AE$1] + [.AE$1]*[.AE$1])) / 3" office:value-type="float" office:value="11.2525170336426" calcext:value-type="float">
            <text:p>11.2525170336426</text:p>
          </table:table-cell>
          <table:table-cell table:formula="of:=([.$A44] + [.AF$1] - SQRT([.$A44]*[.$A44] - [.$A44]*[.AF$1] + [.AF$1]*[.AF$1])) / 3" office:value-type="float" office:value="11.5100040032032" calcext:value-type="float">
            <text:p>11.5100040032032</text:p>
          </table:table-cell>
          <table:table-cell table:number-columns-repeated="1635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([.$A45] + [.B$1] - SQRT([.$A45]*[.$A45] - [.$A45]*[.B$1] + [.B$1]*[.B$1])) / 3" office:value-type="float" office:value="0" calcext:value-type="float">
            <text:p>0</text:p>
          </table:table-cell>
          <table:table-cell table:formula="of:=([.$A45] + [.C$1] - SQRT([.$A45]*[.$A45] - [.$A45]*[.C$1] + [.C$1]*[.C$1])) / 3" office:value-type="float" office:value="0.497059128778479" calcext:value-type="float">
            <text:p>0.497059128778479</text:p>
          </table:table-cell>
          <table:table-cell table:formula="of:=([.$A45] + [.D$1] - SQRT([.$A45]*[.$A45] - [.$A45]*[.D$1] + [.D$1]*[.D$1])) / 3" office:value-type="float" office:value="0.988100295344199" calcext:value-type="float">
            <text:p>0.988100295344199</text:p>
          </table:table-cell>
          <table:table-cell table:formula="of:=([.$A45] + [.E$1] - SQRT([.$A45]*[.$A45] - [.$A45]*[.E$1] + [.E$1]*[.E$1])) / 3" office:value-type="float" office:value="1.47291807580547" calcext:value-type="float">
            <text:p>1.47291807580547</text:p>
          </table:table-cell>
          <table:table-cell table:formula="of:=([.$A45] + [.F$1] - SQRT([.$A45]*[.$A45] - [.$A45]*[.F$1] + [.F$1]*[.F$1])) / 3" office:value-type="float" office:value="1.95130625903934" calcext:value-type="float">
            <text:p>1.95130625903934</text:p>
          </table:table-cell>
          <table:table-cell table:formula="of:=([.$A45] + [.G$1] - SQRT([.$A45]*[.$A45] - [.$A45]*[.G$1] + [.G$1]*[.G$1])) / 3" office:value-type="float" office:value="2.42305876372247" calcext:value-type="float">
            <text:p>2.42305876372247</text:p>
          </table:table-cell>
          <table:table-cell table:formula="of:=([.$A45] + [.H$1] - SQRT([.$A45]*[.$A45] - [.$A45]*[.H$1] + [.H$1]*[.H$1])) / 3" office:value-type="float" office:value="2.88797064660086" calcext:value-type="float">
            <text:p>2.88797064660086</text:p>
          </table:table-cell>
          <table:table-cell table:formula="of:=([.$A45] + [.I$1] - SQRT([.$A45]*[.$A45] - [.$A45]*[.I$1] + [.I$1]*[.I$1])) / 3" office:value-type="float" office:value="3.34583919820794" calcext:value-type="float">
            <text:p>3.34583919820794</text:p>
          </table:table-cell>
          <table:table-cell table:formula="of:=([.$A45] + [.J$1] - SQRT([.$A45]*[.$A45] - [.$A45]*[.J$1] + [.J$1]*[.J$1])) / 3" office:value-type="float" office:value="3.79646511977443" calcext:value-type="float">
            <text:p>3.79646511977443</text:p>
          </table:table-cell>
          <table:table-cell table:formula="of:=([.$A45] + [.K$1] - SQRT([.$A45]*[.$A45] - [.$A45]*[.K$1] + [.K$1]*[.K$1])) / 3" office:value-type="float" office:value="4.23965377239843" calcext:value-type="float">
            <text:p>4.23965377239843</text:p>
          </table:table-cell>
          <table:table-cell table:formula="of:=([.$A45] + [.L$1] - SQRT([.$A45]*[.$A45] - [.$A45]*[.L$1] + [.L$1]*[.L$1])) / 3" office:value-type="float" office:value="4.67521648672995" calcext:value-type="float">
            <text:p>4.67521648672995</text:p>
          </table:table-cell>
          <table:table-cell table:formula="of:=([.$A45] + [.M$1] - SQRT([.$A45]*[.$A45] - [.$A45]*[.M$1] + [.M$1]*[.M$1])) / 3" office:value-type="float" office:value="5.1029719185646" calcext:value-type="float">
            <text:p>5.1029719185646</text:p>
          </table:table-cell>
          <table:table-cell table:formula="of:=([.$A45] + [.N$1] - SQRT([.$A45]*[.$A45] - [.$A45]*[.N$1] + [.N$1]*[.N$1])) / 3" office:value-type="float" office:value="5.52274743294958" calcext:value-type="float">
            <text:p>5.52274743294958</text:p>
          </table:table-cell>
          <table:table-cell table:formula="of:=([.$A45] + [.O$1] - SQRT([.$A45]*[.$A45] - [.$A45]*[.O$1] + [.O$1]*[.O$1])) / 3" office:value-type="float" office:value="5.93438049681048" calcext:value-type="float">
            <text:p>5.93438049681048</text:p>
          </table:table-cell>
          <table:table-cell table:formula="of:=([.$A45] + [.P$1] - SQRT([.$A45]*[.$A45] - [.$A45]*[.P$1] + [.P$1]*[.P$1])) / 3" office:value-type="float" office:value="6.33772005785162" calcext:value-type="float">
            <text:p>6.33772005785162</text:p>
          </table:table-cell>
          <table:table-cell table:formula="of:=([.$A45] + [.Q$1] - SQRT([.$A45]*[.$A45] - [.$A45]*[.Q$1] + [.Q$1]*[.Q$1])) / 3" office:value-type="float" office:value="6.73262788570947" calcext:value-type="float">
            <text:p>6.73262788570947</text:p>
          </table:table-cell>
          <table:table-cell table:formula="of:=([.$A45] + [.R$1] - SQRT([.$A45]*[.$A45] - [.$A45]*[.R$1] + [.R$1]*[.R$1])) / 3" office:value-type="float" office:value="7.11897985018753" calcext:value-type="float">
            <text:p>7.11897985018753</text:p>
          </table:table-cell>
          <table:table-cell table:formula="of:=([.$A45] + [.S$1] - SQRT([.$A45]*[.$A45] - [.$A45]*[.S$1] + [.S$1]*[.S$1])) / 3" office:value-type="float" office:value="7.49666711099263" calcext:value-type="float">
            <text:p>7.49666711099263</text:p>
          </table:table-cell>
          <table:table-cell table:formula="of:=([.$A45] + [.T$1] - SQRT([.$A45]*[.$A45] - [.$A45]*[.T$1] + [.T$1]*[.T$1])) / 3" office:value-type="float" office:value="7.86559719382331" calcext:value-type="float">
            <text:p>7.86559719382331</text:p>
          </table:table-cell>
          <table:table-cell table:formula="of:=([.$A45] + [.U$1] - SQRT([.$A45]*[.$A45] - [.$A45]*[.U$1] + [.U$1]*[.U$1])) / 3" office:value-type="float" office:value="8.22569492898565" calcext:value-type="float">
            <text:p>8.22569492898565</text:p>
          </table:table-cell>
          <table:table-cell table:formula="of:=([.$A45] + [.V$1] - SQRT([.$A45]*[.$A45] - [.$A45]*[.V$1] + [.V$1]*[.V$1])) / 3" office:value-type="float" office:value="8.57690323094385" calcext:value-type="float">
            <text:p>8.57690323094385</text:p>
          </table:table-cell>
          <table:table-cell table:formula="of:=([.$A45] + [.W$1] - SQRT([.$A45]*[.$A45] - [.$A45]*[.W$1] + [.W$1]*[.W$1])) / 3" office:value-type="float" office:value="8.91918370030929" calcext:value-type="float">
            <text:p>8.91918370030929</text:p>
          </table:table-cell>
          <table:table-cell table:formula="of:=([.$A45] + [.X$1] - SQRT([.$A45]*[.$A45] - [.$A45]*[.X$1] + [.X$1]*[.X$1])) / 3" office:value-type="float" office:value="9.25251703364262" calcext:value-type="float">
            <text:p>9.25251703364262</text:p>
          </table:table-cell>
          <table:table-cell table:formula="of:=([.$A45] + [.Y$1] - SQRT([.$A45]*[.$A45] - [.$A45]*[.Y$1] + [.Y$1]*[.Y$1])) / 3" office:value-type="float" office:value="9.57690323094385" calcext:value-type="float">
            <text:p>9.57690323094385</text:p>
          </table:table-cell>
          <table:table-cell table:formula="of:=([.$A45] + [.Z$1] - SQRT([.$A45]*[.$A45] - [.$A45]*[.Z$1] + [.Z$1]*[.Z$1])) / 3" office:value-type="float" office:value="9.89236159565232" calcext:value-type="float">
            <text:p>9.89236159565232</text:p>
          </table:table-cell>
          <table:table-cell table:formula="of:=([.$A45] + [.AA$1] - SQRT([.$A45]*[.$A45] - [.$A45]*[.AA$1] + [.AA$1]*[.AA$1])) / 3" office:value-type="float" office:value="10.1989305271566" calcext:value-type="float">
            <text:p>10.1989305271566</text:p>
          </table:table-cell>
          <table:table-cell table:formula="of:=([.$A45] + [.AB$1] - SQRT([.$A45]*[.$A45] - [.$A45]*[.AB$1] + [.AB$1]*[.AB$1])) / 3" office:value-type="float" office:value="10.4966671109926" calcext:value-type="float">
            <text:p>10.4966671109926</text:p>
          </table:table-cell>
          <table:table-cell table:formula="of:=([.$A45] + [.AC$1] - SQRT([.$A45]*[.$A45] - [.$A45]*[.AC$1] + [.AC$1]*[.AC$1])) / 3" office:value-type="float" office:value="10.7856465168542" calcext:value-type="float">
            <text:p>10.7856465168542</text:p>
          </table:table-cell>
          <table:table-cell table:formula="of:=([.$A45] + [.AD$1] - SQRT([.$A45]*[.$A45] - [.$A45]*[.AD$1] + [.AD$1]*[.AD$1])) / 3" office:value-type="float" office:value="11.0659612190428" calcext:value-type="float">
            <text:p>11.0659612190428</text:p>
          </table:table-cell>
          <table:table-cell table:formula="of:=([.$A45] + [.AE$1] - SQRT([.$A45]*[.$A45] - [.$A45]*[.AE$1] + [.AE$1]*[.AE$1])) / 3" office:value-type="float" office:value="11.3377200578516" calcext:value-type="float">
            <text:p>11.3377200578516</text:p>
          </table:table-cell>
          <table:table-cell table:formula="of:=([.$A45] + [.AF$1] - SQRT([.$A45]*[.$A45] - [.$A45]*[.AF$1] + [.AF$1]*[.AF$1])) / 3" office:value-type="float" office:value="11.6010471634771" calcext:value-type="float">
            <text:p>11.6010471634771</text:p>
          </table:table-cell>
          <table:table-cell table:number-columns-repeated="1635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([.$A46] + [.B$1] - SQRT([.$A46]*[.$A46] - [.$A46]*[.B$1] + [.B$1]*[.B$1])) / 3" office:value-type="float" office:value="0" calcext:value-type="float">
            <text:p>0</text:p>
          </table:table-cell>
          <table:table-cell table:formula="of:=([.$A46] + [.C$1] - SQRT([.$A46]*[.$A46] - [.$A46]*[.C$1] + [.C$1]*[.C$1])) / 3" office:value-type="float" office:value="0.497126721461939" calcext:value-type="float">
            <text:p>0.497126721461939</text:p>
          </table:table-cell>
          <table:table-cell table:formula="of:=([.$A46] + [.D$1] - SQRT([.$A46]*[.$A46] - [.$A46]*[.D$1] + [.D$1]*[.D$1])) / 3" office:value-type="float" office:value="0.988376805766658" calcext:value-type="float">
            <text:p>0.988376805766658</text:p>
          </table:table-cell>
          <table:table-cell table:formula="of:=([.$A46] + [.E$1] - SQRT([.$A46]*[.$A46] - [.$A46]*[.E$1] + [.E$1]*[.E$1])) / 3" office:value-type="float" office:value="1.47355409597082" calcext:value-type="float">
            <text:p>1.47355409597082</text:p>
          </table:table-cell>
          <table:table-cell table:formula="of:=([.$A46] + [.F$1] - SQRT([.$A46]*[.$A46] - [.$A46]*[.F$1] + [.F$1]*[.F$1])) / 3" office:value-type="float" office:value="1.95246166286302" calcext:value-type="float">
            <text:p>1.95246166286302</text:p>
          </table:table-cell>
          <table:table-cell table:formula="of:=([.$A46] + [.G$1] - SQRT([.$A46]*[.$A46] - [.$A46]*[.G$1] + [.G$1]*[.G$1])) / 3" office:value-type="float" office:value="2.42490263664996" calcext:value-type="float">
            <text:p>2.42490263664996</text:p>
          </table:table-cell>
          <table:table-cell table:formula="of:=([.$A46] + [.H$1] - SQRT([.$A46]*[.$A46] - [.$A46]*[.H$1] + [.H$1]*[.H$1])) / 3" office:value-type="float" office:value="2.89068112015212" calcext:value-type="float">
            <text:p>2.89068112015212</text:p>
          </table:table-cell>
          <table:table-cell table:formula="of:=([.$A46] + [.I$1] - SQRT([.$A46]*[.$A46] - [.$A46]*[.I$1] + [.I$1]*[.I$1])) / 3" office:value-type="float" office:value="3.34960318037115" calcext:value-type="float">
            <text:p>3.34960318037115</text:p>
          </table:table-cell>
          <table:table-cell table:formula="of:=([.$A46] + [.J$1] - SQRT([.$A46]*[.$A46] - [.$A46]*[.J$1] + [.J$1]*[.J$1])) / 3" office:value-type="float" office:value="3.80147791321037" calcext:value-type="float">
            <text:p>3.80147791321037</text:p>
          </table:table-cell>
          <table:table-cell table:formula="of:=([.$A46] + [.K$1] - SQRT([.$A46]*[.$A46] - [.$A46]*[.K$1] + [.K$1]*[.K$1])) / 3" office:value-type="float" office:value="4.2461185738684" calcext:value-type="float">
            <text:p>4.2461185738684</text:p>
          </table:table-cell>
          <table:table-cell table:formula="of:=([.$A46] + [.L$1] - SQRT([.$A46]*[.$A46] - [.$A46]*[.L$1] + [.L$1]*[.L$1])) / 3" office:value-type="float" office:value="4.68334376304122" calcext:value-type="float">
            <text:p>4.68334376304122</text:p>
          </table:table-cell>
          <table:table-cell table:formula="of:=([.$A46] + [.M$1] - SQRT([.$A46]*[.$A46] - [.$A46]*[.M$1] + [.M$1]*[.M$1])) / 3" office:value-type="float" office:value="5.11297865663204" calcext:value-type="float">
            <text:p>5.11297865663204</text:p>
          </table:table-cell>
          <table:table-cell table:formula="of:=([.$A46] + [.N$1] - SQRT([.$A46]*[.$A46] - [.$A46]*[.N$1] + [.N$1]*[.N$1])) / 3" office:value-type="float" office:value="5.53485626427186" calcext:value-type="float">
            <text:p>5.53485626427186</text:p>
          </table:table-cell>
          <table:table-cell table:formula="of:=([.$A46] + [.O$1] - SQRT([.$A46]*[.$A46] - [.$A46]*[.O$1] + [.O$1]*[.O$1])) / 3" office:value-type="float" office:value="5.94881869969874" calcext:value-type="float">
            <text:p>5.94881869969874</text:p>
          </table:table-cell>
          <table:table-cell table:formula="of:=([.$A46] + [.P$1] - SQRT([.$A46]*[.$A46] - [.$A46]*[.P$1] + [.P$1]*[.P$1])) / 3" office:value-type="float" office:value="6.35471844404548" calcext:value-type="float">
            <text:p>6.35471844404548</text:p>
          </table:table-cell>
          <table:table-cell table:formula="of:=([.$A46] + [.Q$1] - SQRT([.$A46]*[.$A46] - [.$A46]*[.Q$1] + [.Q$1]*[.Q$1])) / 3" office:value-type="float" office:value="6.75241958145966" calcext:value-type="float">
            <text:p>6.75241958145966</text:p>
          </table:table-cell>
          <table:table-cell table:formula="of:=([.$A46] + [.R$1] - SQRT([.$A46]*[.$A46] - [.$A46]*[.R$1] + [.R$1]*[.R$1])) / 3" office:value-type="float" office:value="7.14179898534273" calcext:value-type="float">
            <text:p>7.14179898534273</text:p>
          </table:table-cell>
          <table:table-cell table:formula="of:=([.$A46] + [.S$1] - SQRT([.$A46]*[.$A46] - [.$A46]*[.S$1] + [.S$1]*[.S$1])) / 3" office:value-type="float" office:value="7.52274743294958" calcext:value-type="float">
            <text:p>7.52274743294958</text:p>
          </table:table-cell>
          <table:table-cell table:formula="of:=([.$A46] + [.T$1] - SQRT([.$A46]*[.$A46] - [.$A46]*[.T$1] + [.T$1]*[.T$1])) / 3" office:value-type="float" office:value="7.89517062622132" calcext:value-type="float">
            <text:p>7.89517062622132</text:p>
          </table:table-cell>
          <table:table-cell table:formula="of:=([.$A46] + [.U$1] - SQRT([.$A46]*[.$A46] - [.$A46]*[.U$1] + [.U$1]*[.U$1])) / 3" office:value-type="float" office:value="8.25899009758907" calcext:value-type="float">
            <text:p>8.25899009758907</text:p>
          </table:table-cell>
          <table:table-cell table:formula="of:=([.$A46] + [.V$1] - SQRT([.$A46]*[.$A46] - [.$A46]*[.V$1] + [.V$1]*[.V$1])) / 3" office:value-type="float" office:value="8.61414398110739" calcext:value-type="float">
            <text:p>8.61414398110739</text:p>
          </table:table-cell>
          <table:table-cell table:formula="of:=([.$A46] + [.W$1] - SQRT([.$A46]*[.$A46] - [.$A46]*[.W$1] + [.W$1]*[.W$1])) / 3" office:value-type="float" office:value="8.96058763163605" calcext:value-type="float">
            <text:p>8.96058763163605</text:p>
          </table:table-cell>
          <table:table-cell table:formula="of:=([.$A46] + [.X$1] - SQRT([.$A46]*[.$A46] - [.$A46]*[.X$1] + [.X$1]*[.X$1])) / 3" office:value-type="float" office:value="9.29829407782823" calcext:value-type="float">
            <text:p>9.29829407782823</text:p>
          </table:table-cell>
          <table:table-cell table:formula="of:=([.$A46] + [.Y$1] - SQRT([.$A46]*[.$A46] - [.$A46]*[.Y$1] + [.Y$1]*[.Y$1])) / 3" office:value-type="float" office:value="9.62725429830272" calcext:value-type="float">
            <text:p>9.62725429830272</text:p>
          </table:table-cell>
          <table:table-cell table:formula="of:=([.$A46] + [.Z$1] - SQRT([.$A46]*[.$A46] - [.$A46]*[.Z$1] + [.Z$1]*[.Z$1])) / 3" office:value-type="float" office:value="9.94747731444073" calcext:value-type="float">
            <text:p>9.94747731444073</text:p>
          </table:table-cell>
          <table:table-cell table:formula="of:=([.$A46] + [.AA$1] - SQRT([.$A46]*[.$A46] - [.$A46]*[.AA$1] + [.AA$1]*[.AA$1])) / 3" office:value-type="float" office:value="10.2589900975891" calcext:value-type="float">
            <text:p>10.2589900975891</text:p>
          </table:table-cell>
          <table:table-cell table:formula="of:=([.$A46] + [.AB$1] - SQRT([.$A46]*[.$A46] - [.$A46]*[.AB$1] + [.AB$1]*[.AB$1])) / 3" office:value-type="float" office:value="10.561837292888" calcext:value-type="float">
            <text:p>10.561837292888</text:p>
          </table:table-cell>
          <table:table-cell table:formula="of:=([.$A46] + [.AC$1] - SQRT([.$A46]*[.$A46] - [.$A46]*[.AC$1] + [.AC$1]*[.AC$1])) / 3" office:value-type="float" office:value="10.8560807662829" calcext:value-type="float">
            <text:p>10.8560807662829</text:p>
          </table:table-cell>
          <table:table-cell table:formula="of:=([.$A46] + [.AD$1] - SQRT([.$A46]*[.$A46] - [.$A46]*[.AD$1] + [.AD$1]*[.AD$1])) / 3" office:value-type="float" office:value="11.1417989853427" calcext:value-type="float">
            <text:p>11.1417989853427</text:p>
          </table:table-cell>
          <table:table-cell table:formula="of:=([.$A46] + [.AE$1] - SQRT([.$A46]*[.$A46] - [.$A46]*[.AE$1] + [.AE$1]*[.AE$1])) / 3" office:value-type="float" office:value="11.4190862481263" calcext:value-type="float">
            <text:p>11.4190862481263</text:p>
          </table:table-cell>
          <table:table-cell table:formula="of:=([.$A46] + [.AF$1] - SQRT([.$A46]*[.$A46] - [.$A46]*[.AF$1] + [.AF$1]*[.AF$1])) / 3" office:value-type="float" office:value="11.6880517773788" calcext:value-type="float">
            <text:p>11.6880517773788</text:p>
          </table:table-cell>
          <table:table-cell table:number-columns-repeated="1635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([.$A47] + [.B$1] - SQRT([.$A47]*[.$A47] - [.$A47]*[.B$1] + [.B$1]*[.B$1])) / 3" office:value-type="float" office:value="0" calcext:value-type="float">
            <text:p>0</text:p>
          </table:table-cell>
          <table:table-cell table:formula="of:=([.$A47] + [.C$1] - SQRT([.$A47]*[.$A47] - [.$A47]*[.C$1] + [.C$1]*[.C$1])) / 3" office:value-type="float" office:value="0.497191277154743" calcext:value-type="float">
            <text:p>0.497191277154743</text:p>
          </table:table-cell>
          <table:table-cell table:formula="of:=([.$A47] + [.D$1] - SQRT([.$A47]*[.$A47] - [.$A47]*[.D$1] + [.D$1]*[.D$1])) / 3" office:value-type="float" office:value="0.988640762464002" calcext:value-type="float">
            <text:p>0.988640762464002</text:p>
          </table:table-cell>
          <table:table-cell table:formula="of:=([.$A47] + [.E$1] - SQRT([.$A47]*[.$A47] - [.$A47]*[.E$1] + [.E$1]*[.E$1])) / 3" office:value-type="float" office:value="1.47416095366605" calcext:value-type="float">
            <text:p>1.47416095366605</text:p>
          </table:table-cell>
          <table:table-cell table:formula="of:=([.$A47] + [.F$1] - SQRT([.$A47]*[.$A47] - [.$A47]*[.F$1] + [.F$1]*[.F$1])) / 3" office:value-type="float" office:value="1.95356359325134" calcext:value-type="float">
            <text:p>1.95356359325134</text:p>
          </table:table-cell>
          <table:table-cell table:formula="of:=([.$A47] + [.G$1] - SQRT([.$A47]*[.$A47] - [.$A47]*[.G$1] + [.G$1]*[.G$1])) / 3" office:value-type="float" office:value="2.42666042447078" calcext:value-type="float">
            <text:p>2.42666042447078</text:p>
          </table:table-cell>
          <table:table-cell table:formula="of:=([.$A47] + [.H$1] - SQRT([.$A47]*[.$A47] - [.$A47]*[.H$1] + [.H$1]*[.H$1])) / 3" office:value-type="float" office:value="2.89326402033412" calcext:value-type="float">
            <text:p>2.89326402033412</text:p>
          </table:table-cell>
          <table:table-cell table:formula="of:=([.$A47] + [.I$1] - SQRT([.$A47]*[.$A47] - [.$A47]*[.I$1] + [.I$1]*[.I$1])) / 3" office:value-type="float" office:value="3.35318868299282" calcext:value-type="float">
            <text:p>3.35318868299282</text:p>
          </table:table-cell>
          <table:table-cell table:formula="of:=([.$A47] + [.J$1] - SQRT([.$A47]*[.$A47] - [.$A47]*[.J$1] + [.J$1]*[.J$1])) / 3" office:value-type="float" office:value="3.80625140913881" calcext:value-type="float">
            <text:p>3.80625140913881</text:p>
          </table:table-cell>
          <table:table-cell table:formula="of:=([.$A47] + [.K$1] - SQRT([.$A47]*[.$A47] - [.$A47]*[.K$1] + [.K$1]*[.K$1])) / 3" office:value-type="float" office:value="4.25227291513248" calcext:value-type="float">
            <text:p>4.25227291513248</text:p>
          </table:table-cell>
          <table:table-cell table:formula="of:=([.$A47] + [.L$1] - SQRT([.$A47]*[.$A47] - [.$A47]*[.L$1] + [.L$1]*[.L$1])) / 3" office:value-type="float" office:value="4.69107871354592" calcext:value-type="float">
            <text:p>4.69107871354592</text:p>
          </table:table-cell>
          <table:table-cell table:formula="of:=([.$A47] + [.M$1] - SQRT([.$A47]*[.$A47] - [.$A47]*[.M$1] + [.M$1]*[.M$1])) / 3" office:value-type="float" office:value="5.12250023072664" calcext:value-type="float">
            <text:p>5.12250023072664</text:p>
          </table:table-cell>
          <table:table-cell table:formula="of:=([.$A47] + [.N$1] - SQRT([.$A47]*[.$A47] - [.$A47]*[.N$1] + [.N$1]*[.N$1])) / 3" office:value-type="float" office:value="5.54637595292629" calcext:value-type="float">
            <text:p>5.54637595292629</text:p>
          </table:table-cell>
          <table:table-cell table:formula="of:=([.$A47] + [.O$1] - SQRT([.$A47]*[.$A47] - [.$A47]*[.O$1] + [.O$1]*[.O$1])) / 3" office:value-type="float" office:value="5.96255258657895" calcext:value-type="float">
            <text:p>5.96255258657895</text:p>
          </table:table-cell>
          <table:table-cell table:formula="of:=([.$A47] + [.P$1] - SQRT([.$A47]*[.$A47] - [.$A47]*[.P$1] + [.P$1]*[.P$1])) / 3" office:value-type="float" office:value="6.37088621654725" calcext:value-type="float">
            <text:p>6.37088621654725</text:p>
          </table:table-cell>
          <table:table-cell table:formula="of:=([.$A47] + [.Q$1] - SQRT([.$A47]*[.$A47] - [.$A47]*[.Q$1] + [.Q$1]*[.Q$1])) / 3" office:value-type="float" office:value="6.77124344467705" calcext:value-type="float">
            <text:p>6.77124344467705</text:p>
          </table:table-cell>
          <table:table-cell table:formula="of:=([.$A47] + [.R$1] - SQRT([.$A47]*[.$A47] - [.$A47]*[.R$1] + [.R$1]*[.R$1])) / 3" office:value-type="float" office:value="7.16350248990773" calcext:value-type="float">
            <text:p>7.16350248990773</text:p>
          </table:table-cell>
          <table:table-cell table:formula="of:=([.$A47] + [.S$1] - SQRT([.$A47]*[.$A47] - [.$A47]*[.S$1] + [.S$1]*[.S$1])) / 3" office:value-type="float" office:value="7.54755423056372" calcext:value-type="float">
            <text:p>7.54755423056372</text:p>
          </table:table-cell>
          <table:table-cell table:formula="of:=([.$A47] + [.T$1] - SQRT([.$A47]*[.$A47] - [.$A47]*[.T$1] + [.T$1]*[.T$1])) / 3" office:value-type="float" office:value="7.92330316937798" calcext:value-type="float">
            <text:p>7.92330316937798</text:p>
          </table:table-cell>
          <table:table-cell table:formula="of:=([.$A47] + [.U$1] - SQRT([.$A47]*[.$A47] - [.$A47]*[.U$1] + [.U$1]*[.U$1])) / 3" office:value-type="float" office:value="8.2906683023241" calcext:value-type="float">
            <text:p>8.2906683023241</text:p>
          </table:table-cell>
          <table:table-cell table:formula="of:=([.$A47] + [.V$1] - SQRT([.$A47]*[.$A47] - [.$A47]*[.V$1] + [.V$1]*[.V$1])) / 3" office:value-type="float" office:value="8.64958387348891" calcext:value-type="float">
            <text:p>8.64958387348891</text:p>
          </table:table-cell>
          <table:table-cell table:style-name="ce6" table:formula="of:=([.$A47] + [.W$1] - SQRT([.$A47]*[.$A47] - [.$A47]*[.W$1] + [.W$1]*[.W$1])) / 3" office:value-type="float" office:value="9" calcext:value-type="float">
            <text:p>9</text:p>
          </table:table-cell>
          <table:table-cell table:formula="of:=([.$A47] + [.X$1] - SQRT([.$A47]*[.$A47] - [.$A47]*[.X$1] + [.X$1]*[.X$1])) / 3" office:value-type="float" office:value="9.34188315339662" calcext:value-type="float">
            <text:p>9.34188315339662</text:p>
          </table:table-cell>
          <table:table-cell table:formula="of:=([.$A47] + [.Y$1] - SQRT([.$A47]*[.$A47] - [.$A47]*[.Y$1] + [.Y$1]*[.Y$1])) / 3" office:value-type="float" office:value="9.67521648672995" calcext:value-type="float">
            <text:p>9.67521648672995</text:p>
          </table:table-cell>
          <table:table-cell table:style-name="ce10" table:formula="of:=([.$A47] + [.Z$1] - SQRT([.$A47]*[.$A47] - [.$A47]*[.Z$1] + [.Z$1]*[.Z$1])) / 3" office:value-type="float" office:value="10" calcext:value-type="float">
            <text:p>10</text:p>
          </table:table-cell>
          <table:table-cell table:formula="of:=([.$A47] + [.AA$1] - SQRT([.$A47]*[.$A47] - [.$A47]*[.AA$1] + [.AA$1]*[.AA$1])) / 3" office:value-type="float" office:value="10.3162505401556" calcext:value-type="float">
            <text:p>10.3162505401556</text:p>
          </table:table-cell>
          <table:table-cell table:formula="of:=([.$A47] + [.AB$1] - SQRT([.$A47]*[.$A47] - [.$A47]*[.AB$1] + [.AB$1]*[.AB$1])) / 3" office:value-type="float" office:value="10.6240016356574" calcext:value-type="float">
            <text:p>10.6240016356574</text:p>
          </table:table-cell>
          <table:table-cell table:formula="of:=([.$A47] + [.AC$1] - SQRT([.$A47]*[.$A47] - [.$A47]*[.AC$1] + [.AC$1]*[.AC$1])) / 3" office:value-type="float" office:value="10.923303169378" calcext:value-type="float">
            <text:p>10.923303169378</text:p>
          </table:table-cell>
          <table:table-cell table:formula="of:=([.$A47] + [.AD$1] - SQRT([.$A47]*[.$A47] - [.$A47]*[.AD$1] + [.AD$1]*[.AD$1])) / 3" office:value-type="float" office:value="11.2142208972304" calcext:value-type="float">
            <text:p>11.2142208972304</text:p>
          </table:table-cell>
          <table:table-cell table:formula="of:=([.$A47] + [.AE$1] - SQRT([.$A47]*[.$A47] - [.$A47]*[.AE$1] + [.AE$1]*[.AE$1])) / 3" office:value-type="float" office:value="11.4968358232411" calcext:value-type="float">
            <text:p>11.4968358232411</text:p>
          </table:table-cell>
          <table:table-cell table:formula="of:=([.$A47] + [.AF$1] - SQRT([.$A47]*[.$A47] - [.$A47]*[.AF$1] + [.AF$1]*[.AF$1])) / 3" office:value-type="float" office:value="11.771243444677" calcext:value-type="float">
            <text:p>11.771243444677</text:p>
          </table:table-cell>
          <table:table-cell table:number-columns-repeated="1635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([.$A48] + [.B$1] - SQRT([.$A48]*[.$A48] - [.$A48]*[.B$1] + [.B$1]*[.B$1])) / 3" office:value-type="float" office:value="0" calcext:value-type="float">
            <text:p>0</text:p>
          </table:table-cell>
          <table:table-cell table:formula="of:=([.$A48] + [.C$1] - SQRT([.$A48]*[.$A48] - [.$A48]*[.C$1] + [.C$1]*[.C$1])) / 3" office:value-type="float" office:value="0.497252996022996" calcext:value-type="float">
            <text:p>0.497252996022996</text:p>
          </table:table-cell>
          <table:table-cell table:formula="of:=([.$A48] + [.D$1] - SQRT([.$A48]*[.$A48] - [.$A48]*[.D$1] + [.D$1]*[.D$1])) / 3" office:value-type="float" office:value="0.988893001069731" calcext:value-type="float">
            <text:p>0.988893001069731</text:p>
          </table:table-cell>
          <table:table-cell table:formula="of:=([.$A48] + [.E$1] - SQRT([.$A48]*[.$A48] - [.$A48]*[.E$1] + [.E$1]*[.E$1])) / 3" office:value-type="float" office:value="1.47474060798489" calcext:value-type="float">
            <text:p>1.47474060798489</text:p>
          </table:table-cell>
          <table:table-cell table:formula="of:=([.$A48] + [.F$1] - SQRT([.$A48]*[.$A48] - [.$A48]*[.F$1] + [.F$1]*[.F$1])) / 3" office:value-type="float" office:value="1.95461567285739" calcext:value-type="float">
            <text:p>1.95461567285739</text:p>
          </table:table-cell>
          <table:table-cell table:formula="of:=([.$A48] + [.G$1] - SQRT([.$A48]*[.$A48] - [.$A48]*[.G$1] + [.G$1]*[.G$1])) / 3" office:value-type="float" office:value="2.42833800373707" calcext:value-type="float">
            <text:p>2.42833800373707</text:p>
          </table:table-cell>
          <table:table-cell table:formula="of:=([.$A48] + [.H$1] - SQRT([.$A48]*[.$A48] - [.$A48]*[.H$1] + [.H$1]*[.H$1])) / 3" office:value-type="float" office:value="2.89572811486152" calcext:value-type="float">
            <text:p>2.89572811486152</text:p>
          </table:table-cell>
          <table:table-cell table:formula="of:=([.$A48] + [.I$1] - SQRT([.$A48]*[.$A48] - [.$A48]*[.I$1] + [.I$1]*[.I$1])) / 3" office:value-type="float" office:value="3.35660804422288" calcext:value-type="float">
            <text:p>3.35660804422288</text:p>
          </table:table-cell>
          <table:table-cell table:formula="of:=([.$A48] + [.J$1] - SQRT([.$A48]*[.$A48] - [.$A48]*[.J$1] + [.J$1]*[.J$1])) / 3" office:value-type="float" office:value="3.81080223080483" calcext:value-type="float">
            <text:p>3.81080223080483</text:p>
          </table:table-cell>
          <table:table-cell table:formula="of:=([.$A48] + [.K$1] - SQRT([.$A48]*[.$A48] - [.$A48]*[.K$1] + [.K$1]*[.K$1])) / 3" office:value-type="float" office:value="4.25813844618839" calcext:value-type="float">
            <text:p>4.25813844618839</text:p>
          </table:table-cell>
          <table:table-cell table:formula="of:=([.$A48] + [.L$1] - SQRT([.$A48]*[.$A48] - [.$A48]*[.L$1] + [.L$1]*[.L$1])) / 3" office:value-type="float" office:value="4.69844877349536" calcext:value-type="float">
            <text:p>4.69844877349536</text:p>
          </table:table-cell>
          <table:table-cell table:formula="of:=([.$A48] + [.M$1] - SQRT([.$A48]*[.$A48] - [.$A48]*[.M$1] + [.M$1]*[.M$1])) / 3" office:value-type="float" office:value="5.13157062485685" calcext:value-type="float">
            <text:p>5.13157062485685</text:p>
          </table:table-cell>
          <table:table-cell table:formula="of:=([.$A48] + [.N$1] - SQRT([.$A48]*[.$A48] - [.$A48]*[.N$1] + [.N$1]*[.N$1])) / 3" office:value-type="float" office:value="5.55734778681878" calcext:value-type="float">
            <text:p>5.55734778681878</text:p>
          </table:table-cell>
          <table:table-cell table:formula="of:=([.$A48] + [.O$1] - SQRT([.$A48]*[.$A48] - [.$A48]*[.O$1] + [.O$1]*[.O$1])) / 3" office:value-type="float" office:value="5.97563148139143" calcext:value-type="float">
            <text:p>5.97563148139143</text:p>
          </table:table-cell>
          <table:table-cell table:formula="of:=([.$A48] + [.P$1] - SQRT([.$A48]*[.$A48] - [.$A48]*[.P$1] + [.P$1]*[.P$1])) / 3" office:value-type="float" office:value="6.38628142889191" calcext:value-type="float">
            <text:p>6.38628142889191</text:p>
          </table:table-cell>
          <table:table-cell table:formula="of:=([.$A48] + [.Q$1] - SQRT([.$A48]*[.$A48] - [.$A48]*[.Q$1] + [.Q$1]*[.Q$1])) / 3" office:value-type="float" office:value="6.7891668973933" calcext:value-type="float">
            <text:p>6.7891668973933</text:p>
          </table:table-cell>
          <table:table-cell table:formula="of:=([.$A48] + [.R$1] - SQRT([.$A48]*[.$A48] - [.$A48]*[.R$1] + [.R$1]*[.R$1])) / 3" office:value-type="float" office:value="7.18416772256221" calcext:value-type="float">
            <text:p>7.18416772256221</text:p>
          </table:table-cell>
          <table:table-cell table:formula="of:=([.$A48] + [.S$1] - SQRT([.$A48]*[.$A48] - [.$A48]*[.S$1] + [.S$1]*[.S$1])) / 3" office:value-type="float" office:value="7.57117528101088" calcext:value-type="float">
            <text:p>7.57117528101088</text:p>
          </table:table-cell>
          <table:table-cell table:formula="of:=([.$A48] + [.T$1] - SQRT([.$A48]*[.$A48] - [.$A48]*[.T$1] + [.T$1]*[.T$1])) / 3" office:value-type="float" office:value="7.95009340007685" calcext:value-type="float">
            <text:p>7.95009340007685</text:p>
          </table:table-cell>
          <table:table-cell table:formula="of:=([.$A48] + [.U$1] - SQRT([.$A48]*[.$A48] - [.$A48]*[.U$1] + [.U$1]*[.U$1])) / 3" office:value-type="float" office:value="8.3208391872216" calcext:value-type="float">
            <text:p>8.3208391872216</text:p>
          </table:table-cell>
          <table:table-cell table:formula="of:=([.$A48] + [.V$1] - SQRT([.$A48]*[.$A48] - [.$A48]*[.V$1] + [.V$1]*[.V$1])) / 3" office:value-type="float" office:value="8.68334376304122" calcext:value-type="float">
            <text:p>8.68334376304122</text:p>
          </table:table-cell>
          <table:table-cell table:formula="of:=([.$A48] + [.W$1] - SQRT([.$A48]*[.$A48] - [.$A48]*[.W$1] + [.W$1]*[.W$1])) / 3" office:value-type="float" office:value="9.03755288321391" calcext:value-type="float">
            <text:p>9.03755288321391</text:p>
          </table:table-cell>
          <table:table-cell table:formula="of:=([.$A48] + [.X$1] - SQRT([.$A48]*[.$A48] - [.$A48]*[.X$1] + [.X$1]*[.X$1])) / 3" office:value-type="float" office:value="9.38342743655248" calcext:value-type="float">
            <text:p>9.38342743655248</text:p>
          </table:table-cell>
          <table:table-cell table:formula="of:=([.$A48] + [.Y$1] - SQRT([.$A48]*[.$A48] - [.$A48]*[.Y$1] + [.Y$1]*[.Y$1])) / 3" office:value-type="float" office:value="9.72094380863861" calcext:value-type="float">
            <text:p>9.72094380863861</text:p>
          </table:table-cell>
          <table:table-cell table:formula="of:=([.$A48] + [.Z$1] - SQRT([.$A48]*[.$A48] - [.$A48]*[.Z$1] + [.Z$1]*[.Z$1])) / 3" office:value-type="float" office:value="10.0500941032192" calcext:value-type="float">
            <text:p>10.0500941032192</text:p>
          </table:table-cell>
          <table:table-cell table:formula="of:=([.$A48] + [.AA$1] - SQRT([.$A48]*[.$A48] - [.$A48]*[.AA$1] + [.AA$1]*[.AA$1])) / 3" office:value-type="float" office:value="10.3708862165472" calcext:value-type="float">
            <text:p>10.3708862165472</text:p>
          </table:table-cell>
          <table:table-cell table:formula="of:=([.$A48] + [.AB$1] - SQRT([.$A48]*[.$A48] - [.$A48]*[.AB$1] + [.AB$1]*[.AB$1])) / 3" office:value-type="float" office:value="10.6833437630412" calcext:value-type="float">
            <text:p>10.6833437630412</text:p>
          </table:table-cell>
          <table:table-cell table:formula="of:=([.$A48] + [.AC$1] - SQRT([.$A48]*[.$A48] - [.$A48]*[.AC$1] + [.AC$1]*[.AC$1])) / 3" office:value-type="float" office:value="10.9875058538883" calcext:value-type="float">
            <text:p>10.9875058538883</text:p>
          </table:table-cell>
          <table:table-cell table:formula="of:=([.$A48] + [.AD$1] - SQRT([.$A48]*[.$A48] - [.$A48]*[.AD$1] + [.AD$1]*[.AD$1])) / 3" office:value-type="float" office:value="11.2834267334102" calcext:value-type="float">
            <text:p>11.2834267334102</text:p>
          </table:table-cell>
          <table:table-cell table:formula="of:=([.$A48] + [.AE$1] - SQRT([.$A48]*[.$A48] - [.$A48]*[.AE$1] + [.AE$1]*[.AE$1])) / 3" office:value-type="float" office:value="11.5711752810109" calcext:value-type="float">
            <text:p>11.5711752810109</text:p>
          </table:table-cell>
          <table:table-cell table:formula="of:=([.$A48] + [.AF$1] - SQRT([.$A48]*[.$A48] - [.$A48]*[.AF$1] + [.AF$1]*[.AF$1])) / 3" office:value-type="float" office:value="11.8508343892289" calcext:value-type="float">
            <text:p>11.8508343892289</text:p>
          </table:table-cell>
          <table:table-cell table:number-columns-repeated="1635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([.$A49] + [.B$1] - SQRT([.$A49]*[.$A49] - [.$A49]*[.B$1] + [.B$1]*[.B$1])) / 3" office:value-type="float" office:value="0" calcext:value-type="float">
            <text:p>0</text:p>
          </table:table-cell>
          <table:table-cell table:formula="of:=([.$A49] + [.C$1] - SQRT([.$A49]*[.$A49] - [.$A49]*[.C$1] + [.C$1]*[.C$1])) / 3" office:value-type="float" office:value="0.49731206102202" calcext:value-type="float">
            <text:p>0.49731206102202</text:p>
          </table:table-cell>
          <table:table-cell table:formula="of:=([.$A49] + [.D$1] - SQRT([.$A49]*[.$A49] - [.$A49]*[.D$1] + [.D$1]*[.D$1])) / 3" office:value-type="float" office:value="0.989134284688127" calcext:value-type="float">
            <text:p>0.989134284688127</text:p>
          </table:table-cell>
          <table:table-cell table:formula="of:=([.$A49] + [.E$1] - SQRT([.$A49]*[.$A49] - [.$A49]*[.E$1] + [.E$1]*[.E$1])) / 3" office:value-type="float" office:value="1.47529484652555" calcext:value-type="float">
            <text:p>1.47529484652555</text:p>
          </table:table-cell>
          <table:table-cell table:formula="of:=([.$A49] + [.F$1] - SQRT([.$A49]*[.$A49] - [.$A49]*[.F$1] + [.F$1]*[.F$1])) / 3" office:value-type="float" office:value="1.95562120480432" calcext:value-type="float">
            <text:p>1.95562120480432</text:p>
          </table:table-cell>
          <table:table-cell table:formula="of:=([.$A49] + [.G$1] - SQRT([.$A49]*[.$A49] - [.$A49]*[.G$1] + [.G$1]*[.G$1])) / 3" office:value-type="float" office:value="2.42994072926123" calcext:value-type="float">
            <text:p>2.42994072926123</text:p>
          </table:table-cell>
          <table:table-cell table:formula="of:=([.$A49] + [.H$1] - SQRT([.$A49]*[.$A49] - [.$A49]*[.H$1] + [.H$1]*[.H$1])) / 3" office:value-type="float" office:value="2.89808138874952" calcext:value-type="float">
            <text:p>2.89808138874952</text:p>
          </table:table-cell>
          <table:table-cell table:formula="of:=([.$A49] + [.I$1] - SQRT([.$A49]*[.$A49] - [.$A49]*[.I$1] + [.I$1]*[.I$1])) / 3" office:value-type="float" office:value="3.3598724960015" calcext:value-type="float">
            <text:p>3.3598724960015</text:p>
          </table:table-cell>
          <table:table-cell table:formula="of:=([.$A49] + [.J$1] - SQRT([.$A49]*[.$A49] - [.$A49]*[.J$1] + [.J$1]*[.J$1])) / 3" office:value-type="float" office:value="3.81514550641162" calcext:value-type="float">
            <text:p>3.81514550641162</text:p>
          </table:table-cell>
          <table:table-cell table:formula="of:=([.$A49] + [.K$1] - SQRT([.$A49]*[.$A49] - [.$A49]*[.K$1] + [.K$1]*[.K$1])) / 3" office:value-type="float" office:value="4.26373486635447" calcext:value-type="float">
            <text:p>4.26373486635447</text:p>
          </table:table-cell>
          <table:table-cell table:formula="of:=([.$A49] + [.L$1] - SQRT([.$A49]*[.$A49] - [.$A49]*[.L$1] + [.L$1]*[.L$1])) / 3" office:value-type="float" office:value="4.70547890507229" calcext:value-type="float">
            <text:p>4.70547890507229</text:p>
          </table:table-cell>
          <table:table-cell table:formula="of:=([.$A49] + [.M$1] - SQRT([.$A49]*[.$A49] - [.$A49]*[.M$1] + [.M$1]*[.M$1])) / 3" office:value-type="float" office:value="5.14022076263749" calcext:value-type="float">
            <text:p>5.14022076263749</text:p>
          </table:table-cell>
          <table:table-cell table:formula="of:=([.$A49] + [.N$1] - SQRT([.$A49]*[.$A49] - [.$A49]*[.N$1] + [.N$1]*[.N$1])) / 3" office:value-type="float" office:value="5.56780934496227" calcext:value-type="float">
            <text:p>5.56780934496227</text:p>
          </table:table-cell>
          <table:table-cell table:formula="of:=([.$A49] + [.O$1] - SQRT([.$A49]*[.$A49] - [.$A49]*[.O$1] + [.O$1]*[.O$1])) / 3" office:value-type="float" office:value="5.9881002953442" calcext:value-type="float">
            <text:p>5.9881002953442</text:p>
          </table:table-cell>
          <table:table-cell table:formula="of:=([.$A49] + [.P$1] - SQRT([.$A49]*[.$A49] - [.$A49]*[.P$1] + [.P$1]*[.P$1])) / 3" office:value-type="float" office:value="6.40095697066242" calcext:value-type="float">
            <text:p>6.40095697066242</text:p>
          </table:table-cell>
          <table:table-cell table:formula="of:=([.$A49] + [.Q$1] - SQRT([.$A49]*[.$A49] - [.$A49]*[.Q$1] + [.Q$1]*[.Q$1])) / 3" office:value-type="float" office:value="6.80625140913881" calcext:value-type="float">
            <text:p>6.80625140913881</text:p>
          </table:table-cell>
          <table:table-cell table:formula="of:=([.$A49] + [.R$1] - SQRT([.$A49]*[.$A49] - [.$A49]*[.R$1] + [.R$1]*[.R$1])) / 3" office:value-type="float" office:value="7.20386527561675" calcext:value-type="float">
            <text:p>7.20386527561675</text:p>
          </table:table-cell>
          <table:table-cell table:formula="of:=([.$A49] + [.S$1] - SQRT([.$A49]*[.$A49] - [.$A49]*[.S$1] + [.S$1]*[.S$1])) / 3" office:value-type="float" office:value="7.59369076965003" calcext:value-type="float">
            <text:p>7.59369076965003</text:p>
          </table:table-cell>
          <table:table-cell table:formula="of:=([.$A49] + [.T$1] - SQRT([.$A49]*[.$A49] - [.$A49]*[.T$1] + [.T$1]*[.T$1])) / 3" office:value-type="float" office:value="7.97563148139143" calcext:value-type="float">
            <text:p>7.97563148139143</text:p>
          </table:table-cell>
          <table:table-cell table:formula="of:=([.$A49] + [.U$1] - SQRT([.$A49]*[.$A49] - [.$A49]*[.U$1] + [.U$1]*[.U$1])) / 3" office:value-type="float" office:value="8.34960318037115" calcext:value-type="float">
            <text:p>8.34960318037115</text:p>
          </table:table-cell>
          <table:table-cell table:formula="of:=([.$A49] + [.V$1] - SQRT([.$A49]*[.$A49] - [.$A49]*[.V$1] + [.V$1]*[.V$1])) / 3" office:value-type="float" office:value="8.71553452278967" calcext:value-type="float">
            <text:p>8.71553452278967</text:p>
          </table:table-cell>
          <table:table-cell table:formula="of:=([.$A49] + [.W$1] - SQRT([.$A49]*[.$A49] - [.$A49]*[.W$1] + [.W$1]*[.W$1])) / 3" office:value-type="float" office:value="9.07336766393088" calcext:value-type="float">
            <text:p>9.07336766393088</text:p>
          </table:table-cell>
          <table:table-cell table:formula="of:=([.$A49] + [.X$1] - SQRT([.$A49]*[.$A49] - [.$A49]*[.X$1] + [.X$1]*[.X$1])) / 3" office:value-type="float" office:value="9.42305876372247" calcext:value-type="float">
            <text:p>9.42305876372247</text:p>
          </table:table-cell>
          <table:table-cell table:formula="of:=([.$A49] + [.Y$1] - SQRT([.$A49]*[.$A49] - [.$A49]*[.Y$1] + [.Y$1]*[.Y$1])) / 3" office:value-type="float" office:value="9.76457837530159" calcext:value-type="float">
            <text:p>9.76457837530159</text:p>
          </table:table-cell>
          <table:table-cell table:formula="of:=([.$A49] + [.Z$1] - SQRT([.$A49]*[.$A49] - [.$A49]*[.Z$1] + [.Z$1]*[.Z$1])) / 3" office:value-type="float" office:value="10.0979117086349" calcext:value-type="float">
            <text:p>10.0979117086349</text:p>
          </table:table-cell>
          <table:table-cell table:formula="of:=([.$A49] + [.AA$1] - SQRT([.$A49]*[.$A49] - [.$A49]*[.AA$1] + [.AA$1]*[.AA$1])) / 3" office:value-type="float" office:value="10.4230587637225" calcext:value-type="float">
            <text:p>10.4230587637225</text:p>
          </table:table-cell>
          <table:table-cell table:formula="of:=([.$A49] + [.AB$1] - SQRT([.$A49]*[.$A49] - [.$A49]*[.AB$1] + [.AB$1]*[.AB$1])) / 3" office:value-type="float" office:value="10.7400343305975" calcext:value-type="float">
            <text:p>10.7400343305975</text:p>
          </table:table-cell>
          <table:table-cell table:formula="of:=([.$A49] + [.AC$1] - SQRT([.$A49]*[.$A49] - [.$A49]*[.AC$1] + [.AC$1]*[.AC$1])) / 3" office:value-type="float" office:value="11.048867856123" calcext:value-type="float">
            <text:p>11.048867856123</text:p>
          </table:table-cell>
          <table:table-cell table:formula="of:=([.$A49] + [.AD$1] - SQRT([.$A49]*[.$A49] - [.$A49]*[.AD$1] + [.AD$1]*[.AD$1])) / 3" office:value-type="float" office:value="11.3496031803712" calcext:value-type="float">
            <text:p>11.3496031803712</text:p>
          </table:table-cell>
          <table:table-cell table:formula="of:=([.$A49] + [.AE$1] - SQRT([.$A49]*[.$A49] - [.$A49]*[.AE$1] + [.AE$1]*[.AE$1])) / 3" office:value-type="float" office:value="11.6422981480581" calcext:value-type="float">
            <text:p>11.6422981480581</text:p>
          </table:table-cell>
          <table:table-cell table:formula="of:=([.$A49] + [.AF$1] - SQRT([.$A49]*[.$A49] - [.$A49]*[.AF$1] + [.AF$1]*[.AF$1])) / 3" office:value-type="float" office:value="11.9270241029834" calcext:value-type="float">
            <text:p>11.9270241029834</text:p>
          </table:table-cell>
          <table:table-cell table:number-columns-repeated="1635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([.$A50] + [.B$1] - SQRT([.$A50]*[.$A50] - [.$A50]*[.B$1] + [.B$1]*[.B$1])) / 3" office:value-type="float" office:value="0" calcext:value-type="float">
            <text:p>0</text:p>
          </table:table-cell>
          <table:table-cell table:formula="of:=([.$A50] + [.C$1] - SQRT([.$A50]*[.$A50] - [.$A50]*[.C$1] + [.C$1]*[.C$1])) / 3" office:value-type="float" office:value="0.497368639707062" calcext:value-type="float">
            <text:p>0.497368639707062</text:p>
          </table:table-cell>
          <table:table-cell table:formula="of:=([.$A50] + [.D$1] - SQRT([.$A50]*[.$A50] - [.$A50]*[.D$1] + [.D$1]*[.D$1])) / 3" office:value-type="float" office:value="0.989365311593538" calcext:value-type="float">
            <text:p>0.989365311593538</text:p>
          </table:table-cell>
          <table:table-cell table:formula="of:=([.$A50] + [.E$1] - SQRT([.$A50]*[.$A50] - [.$A50]*[.E$1] + [.E$1]*[.E$1])) / 3" office:value-type="float" office:value="1.47582530373998" calcext:value-type="float">
            <text:p>1.47582530373998</text:p>
          </table:table-cell>
          <table:table-cell table:formula="of:=([.$A50] + [.F$1] - SQRT([.$A50]*[.$A50] - [.$A50]*[.F$1] + [.F$1]*[.F$1])) / 3" office:value-type="float" office:value="1.9565832071056" calcext:value-type="float">
            <text:p>1.9565832071056</text:p>
          </table:table-cell>
          <table:table-cell table:formula="of:=([.$A50] + [.G$1] - SQRT([.$A50]*[.$A50] - [.$A50]*[.G$1] + [.G$1]*[.G$1])) / 3" office:value-type="float" office:value="2.43147349063141" calcext:value-type="float">
            <text:p>2.43147349063141</text:p>
          </table:table-cell>
          <table:table-cell table:formula="of:=([.$A50] + [.H$1] - SQRT([.$A50]*[.$A50] - [.$A50]*[.H$1] + [.H$1]*[.H$1])) / 3" office:value-type="float" office:value="2.9003311294585" calcext:value-type="float">
            <text:p>2.9003311294585</text:p>
          </table:table-cell>
          <table:table-cell table:formula="of:=([.$A50] + [.I$1] - SQRT([.$A50]*[.$A50] - [.$A50]*[.I$1] + [.I$1]*[.I$1])) / 3" office:value-type="float" office:value="3.36299228474292" calcext:value-type="float">
            <text:p>3.36299228474292</text:p>
          </table:table-cell>
          <table:table-cell table:formula="of:=([.$A50] + [.J$1] - SQRT([.$A50]*[.$A50] - [.$A50]*[.J$1] + [.J$1]*[.J$1])) / 3" office:value-type="float" office:value="3.81929503245328" calcext:value-type="float">
            <text:p>3.81929503245328</text:p>
          </table:table-cell>
          <table:table-cell table:formula="of:=([.$A50] + [.K$1] - SQRT([.$A50]*[.$A50] - [.$A50]*[.K$1] + [.K$1]*[.K$1])) / 3" office:value-type="float" office:value="4.26908013734376" calcext:value-type="float">
            <text:p>4.26908013734376</text:p>
          </table:table-cell>
          <table:table-cell table:formula="of:=([.$A50] + [.L$1] - SQRT([.$A50]*[.$A50] - [.$A50]*[.L$1] + [.L$1]*[.L$1])) / 3" office:value-type="float" office:value="4.71219186702579" calcext:value-type="float">
            <text:p>4.71219186702579</text:p>
          </table:table-cell>
          <table:table-cell table:formula="of:=([.$A50] + [.M$1] - SQRT([.$A50]*[.$A50] - [.$A50]*[.M$1] + [.M$1]*[.M$1])) / 3" office:value-type="float" office:value="5.14847883974496" calcext:value-type="float">
            <text:p>5.14847883974496</text:p>
          </table:table-cell>
          <table:table-cell table:formula="of:=([.$A50] + [.N$1] - SQRT([.$A50]*[.$A50] - [.$A50]*[.N$1] + [.N$1]*[.N$1])) / 3" office:value-type="float" office:value="5.57779489814404" calcext:value-type="float">
            <text:p>5.57779489814404</text:p>
          </table:table-cell>
          <table:table-cell table:style-name="ce9" table:formula="of:=([.$A50] + [.O$1] - SQRT([.$A50]*[.$A50] - [.$A50]*[.O$1] + [.O$1]*[.O$1])) / 3" office:value-type="float" office:value="6" calcext:value-type="float">
            <text:p>6</text:p>
          </table:table-cell>
          <table:table-cell table:formula="of:=([.$A50] + [.P$1] - SQRT([.$A50]*[.$A50] - [.$A50]*[.P$1] + [.P$1]*[.P$1])) / 3" office:value-type="float" office:value="6.41496111571203" calcext:value-type="float">
            <text:p>6.41496111571203</text:p>
          </table:table-cell>
          <table:table-cell table:formula="of:=([.$A50] + [.Q$1] - SQRT([.$A50]*[.$A50] - [.$A50]*[.Q$1] + [.Q$1]*[.Q$1])) / 3" office:value-type="float" office:value="6.82255312124218" calcext:value-type="float">
            <text:p>6.82255312124218</text:p>
          </table:table-cell>
          <table:table-cell table:formula="of:=([.$A50] + [.R$1] - SQRT([.$A50]*[.$A50] - [.$A50]*[.R$1] + [.R$1]*[.R$1])) / 3" office:value-type="float" office:value="7.22265967432218" calcext:value-type="float">
            <text:p>7.22265967432218</text:p>
          </table:table-cell>
          <table:table-cell table:formula="of:=([.$A50] + [.S$1] - SQRT([.$A50]*[.$A50] - [.$A50]*[.S$1] + [.S$1]*[.S$1])) / 3" office:value-type="float" office:value="7.61517406109467" calcext:value-type="float">
            <text:p>7.61517406109467</text:p>
          </table:table-cell>
          <table:table-cell table:style-name="ce7" table:formula="of:=([.$A50] + [.T$1] - SQRT([.$A50]*[.$A50] - [.$A50]*[.T$1] + [.T$1]*[.T$1])) / 3" office:value-type="float" office:value="8" calcext:value-type="float">
            <text:p>8</text:p>
          </table:table-cell>
          <table:table-cell table:formula="of:=([.$A50] + [.U$1] - SQRT([.$A50]*[.$A50] - [.$A50]*[.U$1] + [.U$1]*[.U$1])) / 3" office:value-type="float" office:value="8.37705238969445" calcext:value-type="float">
            <text:p>8.37705238969445</text:p>
          </table:table-cell>
          <table:table-cell table:formula="of:=([.$A50] + [.V$1] - SQRT([.$A50]*[.$A50] - [.$A50]*[.V$1] + [.V$1]*[.V$1])) / 3" office:value-type="float" office:value="8.74625798811927" calcext:value-type="float">
            <text:p>8.74625798811927</text:p>
          </table:table-cell>
          <table:table-cell table:formula="of:=([.$A50] + [.W$1] - SQRT([.$A50]*[.$A50] - [.$A50]*[.W$1] + [.W$1]*[.W$1])) / 3" office:value-type="float" office:value="9.1075560105502" calcext:value-type="float">
            <text:p>9.1075560105502</text:p>
          </table:table-cell>
          <table:table-cell table:formula="of:=([.$A50] + [.X$1] - SQRT([.$A50]*[.$A50] - [.$A50]*[.X$1] + [.X$1]*[.X$1])) / 3" office:value-type="float" office:value="9.46089863554346" calcext:value-type="float">
            <text:p>9.46089863554346</text:p>
          </table:table-cell>
          <table:table-cell table:formula="of:=([.$A50] + [.Y$1] - SQRT([.$A50]*[.$A50] - [.$A50]*[.Y$1] + [.Y$1]*[.Y$1])) / 3" office:value-type="float" office:value="9.80625140913881" calcext:value-type="float">
            <text:p>9.80625140913881</text:p>
          </table:table-cell>
          <table:table-cell table:formula="of:=([.$A50] + [.Z$1] - SQRT([.$A50]*[.$A50] - [.$A50]*[.Z$1] + [.Z$1]*[.Z$1])) / 3" office:value-type="float" office:value="10.143593539449" calcext:value-type="float">
            <text:p>10.143593539449</text:p>
          </table:table-cell>
          <table:table-cell table:formula="of:=([.$A50] + [.AA$1] - SQRT([.$A50]*[.$A50] - [.$A50]*[.AA$1] + [.AA$1]*[.AA$1])) / 3" office:value-type="float" office:value="10.4729180758055" calcext:value-type="float">
            <text:p>10.4729180758055</text:p>
          </table:table-cell>
          <table:table-cell table:formula="of:=([.$A50] + [.AB$1] - SQRT([.$A50]*[.$A50] - [.$A50]*[.AB$1] + [.AB$1]*[.AB$1])) / 3" office:value-type="float" office:value="10.7942319688768" calcext:value-type="float">
            <text:p>10.7942319688768</text:p>
          </table:table-cell>
          <table:table-cell table:formula="of:=([.$A50] + [.AC$1] - SQRT([.$A50]*[.$A50] - [.$A50]*[.AC$1] + [.AC$1]*[.AC$1])) / 3" office:value-type="float" office:value="11.1075560105502" calcext:value-type="float">
            <text:p>11.1075560105502</text:p>
          </table:table-cell>
          <table:table-cell table:formula="of:=([.$A50] + [.AD$1] - SQRT([.$A50]*[.$A50] - [.$A50]*[.AD$1] + [.AD$1]*[.AD$1])) / 3" office:value-type="float" office:value="11.4129246547859" calcext:value-type="float">
            <text:p>11.4129246547859</text:p>
          </table:table-cell>
          <table:table-cell table:formula="of:=([.$A50] + [.AE$1] - SQRT([.$A50]*[.$A50] - [.$A50]*[.AE$1] + [.AE$1]*[.AE$1])) / 3" office:value-type="float" office:value="11.7103857230278" calcext:value-type="float">
            <text:p>11.7103857230278</text:p>
          </table:table-cell>
          <table:table-cell table:style-name="ce5" table:formula="of:=([.$A50] + [.AF$1] - SQRT([.$A50]*[.$A50] - [.$A50]*[.AF$1] + [.AF$1]*[.AF$1])) / 3" office:value-type="float" office:value="12" calcext:value-type="float">
            <text:p>12</text:p>
          </table:table-cell>
          <table:table-cell table:number-columns-repeated="1635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([.$A51] + [.B$1] - SQRT([.$A51]*[.$A51] - [.$A51]*[.B$1] + [.B$1]*[.B$1])) / 3" office:value-type="float" office:value="0" calcext:value-type="float">
            <text:p>0</text:p>
          </table:table-cell>
          <table:table-cell table:formula="of:=([.$A51] + [.C$1] - SQRT([.$A51]*[.$A51] - [.$A51]*[.C$1] + [.C$1]*[.C$1])) / 3" office:value-type="float" office:value="0.497422885820129" calcext:value-type="float">
            <text:p>0.497422885820129</text:p>
          </table:table-cell>
          <table:table-cell table:formula="of:=([.$A51] + [.D$1] - SQRT([.$A51]*[.$A51] - [.$A51]*[.D$1] + [.D$1]*[.D$1])) / 3" office:value-type="float" office:value="0.989586721969564" calcext:value-type="float">
            <text:p>0.989586721969564</text:p>
          </table:table-cell>
          <table:table-cell table:formula="of:=([.$A51] + [.E$1] - SQRT([.$A51]*[.$A51] - [.$A51]*[.E$1] + [.E$1]*[.E$1])) / 3" office:value-type="float" office:value="1.47633347697827" calcext:value-type="float">
            <text:p>1.47633347697827</text:p>
          </table:table-cell>
          <table:table-cell table:formula="of:=([.$A51] + [.F$1] - SQRT([.$A51]*[.$A51] - [.$A51]*[.F$1] + [.F$1]*[.F$1])) / 3" office:value-type="float" office:value="1.95750444273576" calcext:value-type="float">
            <text:p>1.95750444273576</text:p>
          </table:table-cell>
          <table:table-cell table:formula="of:=([.$A51] + [.G$1] - SQRT([.$A51]*[.$A51] - [.$A51]*[.G$1] + [.G$1]*[.G$1])) / 3" office:value-type="float" office:value="2.43294076155251" calcext:value-type="float">
            <text:p>2.43294076155251</text:p>
          </table:table-cell>
          <table:table-cell table:formula="of:=([.$A51] + [.H$1] - SQRT([.$A51]*[.$A51] - [.$A51]*[.H$1] + [.H$1]*[.H$1])) / 3" office:value-type="float" office:value="2.90248400119639" calcext:value-type="float">
            <text:p>2.90248400119639</text:p>
          </table:table-cell>
          <table:table-cell table:formula="of:=([.$A51] + [.I$1] - SQRT([.$A51]*[.$A51] - [.$A51]*[.I$1] + [.I$1]*[.I$1])) / 3" office:value-type="float" office:value="3.36597677662867" calcext:value-type="float">
            <text:p>3.36597677662867</text:p>
          </table:table-cell>
          <table:table-cell table:formula="of:=([.$A51] + [.J$1] - SQRT([.$A51]*[.$A51] - [.$A51]*[.J$1] + [.J$1]*[.J$1])) / 3" office:value-type="float" office:value="3.82326341622372" calcext:value-type="float">
            <text:p>3.82326341622372</text:p>
          </table:table-cell>
          <table:table-cell table:formula="of:=([.$A51] + [.K$1] - SQRT([.$A51]*[.$A51] - [.$A51]*[.K$1] + [.K$1]*[.K$1])) / 3" office:value-type="float" office:value="4.27419066923131" calcext:value-type="float">
            <text:p>4.27419066923131</text:p>
          </table:table-cell>
          <table:table-cell table:formula="of:=([.$A51] + [.L$1] - SQRT([.$A51]*[.$A51] - [.$A51]*[.L$1] + [.L$1]*[.L$1])) / 3" office:value-type="float" office:value="4.71860845014756" calcext:value-type="float">
            <text:p>4.71860845014756</text:p>
          </table:table-cell>
          <table:table-cell table:formula="of:=([.$A51] + [.M$1] - SQRT([.$A51]*[.$A51] - [.$A51]*[.M$1] + [.M$1]*[.M$1])) / 3" office:value-type="float" office:value="5.15637061452512" calcext:value-type="float">
            <text:p>5.15637061452512</text:p>
          </table:table-cell>
          <table:table-cell table:formula="of:=([.$A51] + [.N$1] - SQRT([.$A51]*[.$A51] - [.$A51]*[.N$1] + [.N$1]*[.N$1])) / 3" office:value-type="float" office:value="5.58733575960356" calcext:value-type="float">
            <text:p>5.58733575960356</text:p>
          </table:table-cell>
          <table:table-cell table:formula="of:=([.$A51] + [.O$1] - SQRT([.$A51]*[.$A51] - [.$A51]*[.O$1] + [.O$1]*[.O$1])) / 3" office:value-type="float" office:value="6.01136804201293" calcext:value-type="float">
            <text:p>6.01136804201293</text:p>
          </table:table-cell>
          <table:table-cell table:formula="of:=([.$A51] + [.P$1] - SQRT([.$A51]*[.$A51] - [.$A51]*[.P$1] + [.P$1]*[.P$1])) / 3" office:value-type="float" office:value="6.42833800373707" calcext:value-type="float">
            <text:p>6.42833800373707</text:p>
          </table:table-cell>
          <table:table-cell table:formula="of:=([.$A51] + [.Q$1] - SQRT([.$A51]*[.$A51] - [.$A51]*[.Q$1] + [.Q$1]*[.Q$1])) / 3" office:value-type="float" office:value="6.83812339656074" calcext:value-type="float">
            <text:p>6.83812339656074</text:p>
          </table:table-cell>
          <table:table-cell table:formula="of:=([.$A51] + [.R$1] - SQRT([.$A51]*[.$A51] - [.$A51]*[.R$1] + [.R$1]*[.R$1])) / 3" office:value-type="float" office:value="7.24060999441173" calcext:value-type="float">
            <text:p>7.24060999441173</text:p>
          </table:table-cell>
          <table:table-cell table:formula="of:=([.$A51] + [.S$1] - SQRT([.$A51]*[.$A51] - [.$A51]*[.S$1] + [.S$1]*[.S$1])) / 3" office:value-type="float" office:value="7.63569238238984" calcext:value-type="float">
            <text:p>7.63569238238984</text:p>
          </table:table-cell>
          <table:table-cell table:formula="of:=([.$A51] + [.T$1] - SQRT([.$A51]*[.$A51] - [.$A51]*[.T$1] + [.T$1]*[.T$1])) / 3" office:value-type="float" office:value="8.02327471088955" calcext:value-type="float">
            <text:p>8.02327471088955</text:p>
          </table:table-cell>
          <table:table-cell table:formula="of:=([.$A51] + [.U$1] - SQRT([.$A51]*[.$A51] - [.$A51]*[.U$1] + [.U$1]*[.U$1])) / 3" office:value-type="float" office:value="8.40327140311022" calcext:value-type="float">
            <text:p>8.40327140311022</text:p>
          </table:table-cell>
          <table:table-cell table:formula="of:=([.$A51] + [.V$1] - SQRT([.$A51]*[.$A51] - [.$A51]*[.V$1] + [.V$1]*[.V$1])) / 3" office:value-type="float" office:value="8.77560780443209" calcext:value-type="float">
            <text:p>8.77560780443209</text:p>
          </table:table-cell>
          <table:table-cell table:formula="of:=([.$A51] + [.W$1] - SQRT([.$A51]*[.$A51] - [.$A51]*[.W$1] + [.W$1]*[.W$1])) / 3" office:value-type="float" office:value="9.14022076263749" calcext:value-type="float">
            <text:p>9.14022076263749</text:p>
          </table:table-cell>
          <table:table-cell table:formula="of:=([.$A51] + [.X$1] - SQRT([.$A51]*[.$A51] - [.$A51]*[.X$1] + [.X$1]*[.X$1])) / 3" office:value-type="float" office:value="9.49705912877848" calcext:value-type="float">
            <text:p>9.49705912877848</text:p>
          </table:table-cell>
          <table:table-cell table:formula="of:=([.$A51] + [.Y$1] - SQRT([.$A51]*[.$A51] - [.$A51]*[.Y$1] + [.Y$1]*[.Y$1])) / 3" office:value-type="float" office:value="9.84608416962524" calcext:value-type="float">
            <text:p>9.84608416962524</text:p>
          </table:table-cell>
          <table:table-cell table:formula="of:=([.$A51] + [.Z$1] - SQRT([.$A51]*[.$A51] - [.$A51]*[.Z$1] + [.Z$1]*[.Z$1])) / 3" office:value-type="float" office:value="10.1872698840514" calcext:value-type="float">
            <text:p>10.1872698840514</text:p>
          </table:table-cell>
          <table:table-cell table:formula="of:=([.$A51] + [.AA$1] - SQRT([.$A51]*[.$A51] - [.$A51]*[.AA$1] + [.AA$1]*[.AA$1])) / 3" office:value-type="float" office:value="10.5206032173847" calcext:value-type="float">
            <text:p>10.5206032173847</text:p>
          </table:table-cell>
          <table:table-cell table:formula="of:=([.$A51] + [.AB$1] - SQRT([.$A51]*[.$A51] - [.$A51]*[.AB$1] + [.AB$1]*[.AB$1])) / 3" office:value-type="float" office:value="10.8460841696252" calcext:value-type="float">
            <text:p>10.8460841696252</text:p>
          </table:table-cell>
          <table:table-cell table:formula="of:=([.$A51] + [.AC$1] - SQRT([.$A51]*[.$A51] - [.$A51]*[.AC$1] + [.AC$1]*[.AC$1])) / 3" office:value-type="float" office:value="11.1637257954451" calcext:value-type="float">
            <text:p>11.1637257954451</text:p>
          </table:table-cell>
          <table:table-cell table:formula="of:=([.$A51] + [.AD$1] - SQRT([.$A51]*[.$A51] - [.$A51]*[.AD$1] + [.AD$1]*[.AD$1])) / 3" office:value-type="float" office:value="11.4735540959708" calcext:value-type="float">
            <text:p>11.4735540959708</text:p>
          </table:table-cell>
          <table:table-cell table:formula="of:=([.$A51] + [.AE$1] - SQRT([.$A51]*[.$A51] - [.$A51]*[.AE$1] + [.AE$1]*[.AE$1])) / 3" office:value-type="float" office:value="11.7756078044321" calcext:value-type="float">
            <text:p>11.7756078044321</text:p>
          </table:table-cell>
          <table:table-cell table:formula="of:=([.$A51] + [.AF$1] - SQRT([.$A51]*[.$A51] - [.$A51]*[.AF$1] + [.AF$1]*[.AF$1])) / 3" office:value-type="float" office:value="12.0699380697769" calcext:value-type="float">
            <text:p>12.0699380697769</text:p>
          </table:table-cell>
          <table:table-cell table:number-columns-repeated="1635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([.$A52] + [.B$1] - SQRT([.$A52]*[.$A52] - [.$A52]*[.B$1] + [.B$1]*[.B$1])) / 3" office:value-type="float" office:value="0" calcext:value-type="float">
            <text:p>0</text:p>
          </table:table-cell>
          <table:table-cell table:formula="of:=([.$A52] + [.C$1] - SQRT([.$A52]*[.$A52] - [.$A52]*[.C$1] + [.C$1]*[.C$1])) / 3" office:value-type="float" office:value="0.497474940684583" calcext:value-type="float">
            <text:p>0.497474940684583</text:p>
          </table:table-cell>
          <table:table-cell table:formula="of:=([.$A52] + [.D$1] - SQRT([.$A52]*[.$A52] - [.$A52]*[.D$1] + [.D$1]*[.D$1])) / 3" office:value-type="float" office:value="0.989799103824983" calcext:value-type="float">
            <text:p>0.989799103824983</text:p>
          </table:table-cell>
          <table:table-cell table:formula="of:=([.$A52] + [.E$1] - SQRT([.$A52]*[.$A52] - [.$A52]*[.E$1] + [.E$1]*[.E$1])) / 3" office:value-type="float" office:value="1.47682074055881" calcext:value-type="float">
            <text:p>1.47682074055881</text:p>
          </table:table-cell>
          <table:table-cell table:formula="of:=([.$A52] + [.F$1] - SQRT([.$A52]*[.$A52] - [.$A52]*[.F$1] + [.F$1]*[.F$1])) / 3" office:value-type="float" office:value="1.95838744597871" calcext:value-type="float">
            <text:p>1.95838744597871</text:p>
          </table:table-cell>
          <table:table-cell table:formula="of:=([.$A52] + [.G$1] - SQRT([.$A52]*[.$A52] - [.$A52]*[.G$1] + [.G$1]*[.G$1])) / 3" office:value-type="float" office:value="2.43434664305091" calcext:value-type="float">
            <text:p>2.43434664305091</text:p>
          </table:table-cell>
          <table:table-cell table:formula="of:=([.$A52] + [.H$1] - SQRT([.$A52]*[.$A52] - [.$A52]*[.H$1] + [.H$1]*[.H$1])) / 3" office:value-type="float" office:value="2.90454610995081" calcext:value-type="float">
            <text:p>2.90454610995081</text:p>
          </table:table-cell>
          <table:table-cell table:formula="of:=([.$A52] + [.I$1] - SQRT([.$A52]*[.$A52] - [.$A52]*[.I$1] + [.I$1]*[.I$1])) / 3" office:value-type="float" office:value="3.36883454974219" calcext:value-type="float">
            <text:p>3.36883454974219</text:p>
          </table:table-cell>
          <table:table-cell table:formula="of:=([.$A52] + [.J$1] - SQRT([.$A52]*[.$A52] - [.$A52]*[.J$1] + [.J$1]*[.J$1])) / 3" office:value-type="float" office:value="3.82706220051599" calcext:value-type="float">
            <text:p>3.82706220051599</text:p>
          </table:table-cell>
          <table:table-cell table:formula="of:=([.$A52] + [.K$1] - SQRT([.$A52]*[.$A52] - [.$A52]*[.K$1] + [.K$1]*[.K$1])) / 3" office:value-type="float" office:value="4.27908148322161" calcext:value-type="float">
            <text:p>4.27908148322161</text:p>
          </table:table-cell>
          <table:table-cell table:formula="of:=([.$A52] + [.L$1] - SQRT([.$A52]*[.$A52] - [.$A52]*[.L$1] + [.L$1]*[.L$1])) / 3" office:value-type="float" office:value="4.72474768348053" calcext:value-type="float">
            <text:p>4.72474768348053</text:p>
          </table:table-cell>
          <table:table-cell table:formula="of:=([.$A52] + [.M$1] - SQRT([.$A52]*[.$A52] - [.$A52]*[.M$1] + [.M$1]*[.M$1])) / 3" office:value-type="float" office:value="5.16391966268966" calcext:value-type="float">
            <text:p>5.16391966268966</text:p>
          </table:table-cell>
          <table:table-cell table:formula="of:=([.$A52] + [.N$1] - SQRT([.$A52]*[.$A52] - [.$A52]*[.N$1] + [.N$1]*[.N$1])) / 3" office:value-type="float" office:value="5.59646059272358" calcext:value-type="float">
            <text:p>5.59646059272358</text:p>
          </table:table-cell>
          <table:table-cell table:formula="of:=([.$A52] + [.O$1] - SQRT([.$A52]*[.$A52] - [.$A52]*[.O$1] + [.O$1]*[.O$1])) / 3" office:value-type="float" office:value="6.02223870755935" calcext:value-type="float">
            <text:p>6.02223870755935</text:p>
          </table:table-cell>
          <table:table-cell table:formula="of:=([.$A52] + [.P$1] - SQRT([.$A52]*[.$A52] - [.$A52]*[.P$1] + [.P$1]*[.P$1])) / 3" office:value-type="float" office:value="6.44112806420755" calcext:value-type="float">
            <text:p>6.44112806420755</text:p>
          </table:table-cell>
          <table:table-cell table:formula="of:=([.$A52] + [.Q$1] - SQRT([.$A52]*[.$A52] - [.$A52]*[.Q$1] + [.Q$1]*[.Q$1])) / 3" office:value-type="float" office:value="6.85300930447402" calcext:value-type="float">
            <text:p>6.85300930447402</text:p>
          </table:table-cell>
          <table:table-cell table:formula="of:=([.$A52] + [.R$1] - SQRT([.$A52]*[.$A52] - [.$A52]*[.R$1] + [.R$1]*[.R$1])) / 3" office:value-type="float" office:value="7.25777040833601" calcext:value-type="float">
            <text:p>7.25777040833601</text:p>
          </table:table-cell>
          <table:table-cell table:formula="of:=([.$A52] + [.S$1] - SQRT([.$A52]*[.$A52] - [.$A52]*[.S$1] + [.S$1]*[.S$1])) / 3" office:value-type="float" office:value="7.65530742913067" calcext:value-type="float">
            <text:p>7.65530742913067</text:p>
          </table:table-cell>
          <table:table-cell table:formula="of:=([.$A52] + [.T$1] - SQRT([.$A52]*[.$A52] - [.$A52]*[.T$1] + [.T$1]*[.T$1])) / 3" office:value-type="float" office:value="8.04552520035913" calcext:value-type="float">
            <text:p>8.04552520035913</text:p>
          </table:table-cell>
          <table:table-cell table:formula="of:=([.$A52] + [.U$1] - SQRT([.$A52]*[.$A52] - [.$A52]*[.U$1] + [.U$1]*[.U$1])) / 3" office:value-type="float" office:value="8.42833800373707" calcext:value-type="float">
            <text:p>8.42833800373707</text:p>
          </table:table-cell>
          <table:table-cell table:formula="of:=([.$A52] + [.V$1] - SQRT([.$A52]*[.$A52] - [.$A52]*[.V$1] + [.V$1]*[.V$1])) / 3" office:value-type="float" office:value="8.80367018819776" calcext:value-type="float">
            <text:p>8.80367018819776</text:p>
          </table:table-cell>
          <table:table-cell table:formula="of:=([.$A52] + [.W$1] - SQRT([.$A52]*[.$A52] - [.$A52]*[.W$1] + [.W$1]*[.W$1])) / 3" office:value-type="float" office:value="9.17145672989407" calcext:value-type="float">
            <text:p>9.17145672989407</text:p>
          </table:table-cell>
          <table:table-cell table:formula="of:=([.$A52] + [.X$1] - SQRT([.$A52]*[.$A52] - [.$A52]*[.X$1] + [.X$1]*[.X$1])) / 3" office:value-type="float" office:value="9.53164372385953" calcext:value-type="float">
            <text:p>9.53164372385953</text:p>
          </table:table-cell>
          <table:table-cell table:formula="of:=([.$A52] + [.Y$1] - SQRT([.$A52]*[.$A52] - [.$A52]*[.Y$1] + [.Y$1]*[.Y$1])) / 3" office:value-type="float" office:value="9.88418879887117" calcext:value-type="float">
            <text:p>9.88418879887117</text:p>
          </table:table-cell>
          <table:table-cell table:formula="of:=([.$A52] + [.Z$1] - SQRT([.$A52]*[.$A52] - [.$A52]*[.Z$1] + [.Z$1]*[.Z$1])) / 3" office:value-type="float" office:value="10.2290614481949" calcext:value-type="float">
            <text:p>10.2290614481949</text:p>
          </table:table-cell>
          <table:table-cell table:formula="of:=([.$A52] + [.AA$1] - SQRT([.$A52]*[.$A52] - [.$A52]*[.AA$1] + [.AA$1]*[.AA$1])) / 3" office:value-type="float" office:value="10.5662432702594" calcext:value-type="float">
            <text:p>10.5662432702594</text:p>
          </table:table-cell>
          <table:table-cell table:formula="of:=([.$A52] + [.AB$1] - SQRT([.$A52]*[.$A52] - [.$A52]*[.AB$1] + [.AB$1]*[.AB$1])) / 3" office:value-type="float" office:value="10.8957281148615" calcext:value-type="float">
            <text:p>10.8957281148615</text:p>
          </table:table-cell>
          <table:table-cell table:formula="of:=([.$A52] + [.AC$1] - SQRT([.$A52]*[.$A52] - [.$A52]*[.AC$1] + [.AC$1]*[.AC$1])) / 3" office:value-type="float" office:value="11.2175221322045" calcext:value-type="float">
            <text:p>11.2175221322045</text:p>
          </table:table-cell>
          <table:table-cell table:formula="of:=([.$A52] + [.AD$1] - SQRT([.$A52]*[.$A52] - [.$A52]*[.AD$1] + [.AD$1]*[.AD$1])) / 3" office:value-type="float" office:value="11.5316437238595" calcext:value-type="float">
            <text:p>11.5316437238595</text:p>
          </table:table-cell>
          <table:table-cell table:formula="of:=([.$A52] + [.AE$1] - SQRT([.$A52]*[.$A52] - [.$A52]*[.AE$1] + [.AE$1]*[.AE$1])) / 3" office:value-type="float" office:value="11.8381233965607" calcext:value-type="float">
            <text:p>11.8381233965607</text:p>
          </table:table-cell>
          <table:table-cell table:formula="of:=([.$A52] + [.AF$1] - SQRT([.$A52]*[.$A52] - [.$A52]*[.AF$1] + [.AF$1]*[.AF$1])) / 3" office:value-type="float" office:value="12.1370035215311" calcext:value-type="float">
            <text:p>12.1370035215311</text:p>
          </table:table-cell>
          <table:table-cell table:number-columns-repeated="1635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([.$A53] + [.B$1] - SQRT([.$A53]*[.$A53] - [.$A53]*[.B$1] + [.B$1]*[.B$1])) / 3" office:value-type="float" office:value="0" calcext:value-type="float">
            <text:p>0</text:p>
          </table:table-cell>
          <table:table-cell table:formula="of:=([.$A53] + [.C$1] - SQRT([.$A53]*[.$A53] - [.$A53]*[.C$1] + [.C$1]*[.C$1])) / 3" office:value-type="float" office:value="0.497524934434146" calcext:value-type="float">
            <text:p>0.497524934434146</text:p>
          </table:table-cell>
          <table:table-cell table:formula="of:=([.$A53] + [.D$1] - SQRT([.$A53]*[.$A53] - [.$A53]*[.D$1] + [.D$1]*[.D$1])) / 3" office:value-type="float" office:value="0.990002998201348" calcext:value-type="float">
            <text:p>0.990002998201348</text:p>
          </table:table-cell>
          <table:table-cell table:formula="of:=([.$A53] + [.E$1] - SQRT([.$A53]*[.$A53] - [.$A53]*[.E$1] + [.E$1]*[.E$1])) / 3" office:value-type="float" office:value="1.47728835814169" calcext:value-type="float">
            <text:p>1.47728835814169</text:p>
          </table:table-cell>
          <table:table-cell table:formula="of:=([.$A53] + [.F$1] - SQRT([.$A53]*[.$A53] - [.$A53]*[.F$1] + [.F$1]*[.F$1])) / 3" office:value-type="float" office:value="1.95923454557982" calcext:value-type="float">
            <text:p>1.95923454557982</text:p>
          </table:table-cell>
          <table:table-cell table:formula="of:=([.$A53] + [.G$1] - SQRT([.$A53]*[.$A53] - [.$A53]*[.G$1] + [.G$1]*[.G$1])) / 3" office:value-type="float" office:value="2.43569490141353" calcext:value-type="float">
            <text:p>2.43569490141353</text:p>
          </table:table-cell>
          <table:table-cell table:formula="of:=([.$A53] + [.H$1] - SQRT([.$A53]*[.$A53] - [.$A53]*[.H$1] + [.H$1]*[.H$1])) / 3" office:value-type="float" office:value="2.90652306056892" calcext:value-type="float">
            <text:p>2.90652306056892</text:p>
          </table:table-cell>
          <table:table-cell table:formula="of:=([.$A53] + [.I$1] - SQRT([.$A53]*[.$A53] - [.$A53]*[.I$1] + [.I$1]*[.I$1])) / 3" office:value-type="float" office:value="3.37157347491616" calcext:value-type="float">
            <text:p>3.37157347491616</text:p>
          </table:table-cell>
          <table:table-cell table:formula="of:=([.$A53] + [.J$1] - SQRT([.$A53]*[.$A53] - [.$A53]*[.J$1] + [.J$1]*[.J$1])) / 3" office:value-type="float" office:value="3.8307019730404" calcext:value-type="float">
            <text:p>3.8307019730404</text:p>
          </table:table-cell>
          <table:table-cell table:formula="of:=([.$A53] + [.K$1] - SQRT([.$A53]*[.$A53] - [.$A53]*[.K$1] + [.K$1]*[.K$1])) / 3" office:value-type="float" office:value="4.28376635449829" calcext:value-type="float">
            <text:p>4.28376635449829</text:p>
          </table:table-cell>
          <table:table-cell table:formula="of:=([.$A53] + [.L$1] - SQRT([.$A53]*[.$A53] - [.$A53]*[.L$1] + [.L$1]*[.L$1])) / 3" office:value-type="float" office:value="4.7306270153754" calcext:value-type="float">
            <text:p>4.7306270153754</text:p>
          </table:table-cell>
          <table:table-cell table:formula="of:=([.$A53] + [.M$1] - SQRT([.$A53]*[.$A53] - [.$A53]*[.M$1] + [.M$1]*[.M$1])) / 3" office:value-type="float" office:value="5.17114760110739" calcext:value-type="float">
            <text:p>5.17114760110739</text:p>
          </table:table-cell>
          <table:table-cell table:formula="of:=([.$A53] + [.N$1] - SQRT([.$A53]*[.$A53] - [.$A53]*[.N$1] + [.N$1]*[.N$1])) / 3" office:value-type="float" office:value="5.60519568165935" calcext:value-type="float">
            <text:p>5.60519568165935</text:p>
          </table:table-cell>
          <table:table-cell table:formula="of:=([.$A53] + [.O$1] - SQRT([.$A53]*[.$A53] - [.$A53]*[.O$1] + [.O$1]*[.O$1])) / 3" office:value-type="float" office:value="6.03264344329533" calcext:value-type="float">
            <text:p>6.03264344329533</text:p>
          </table:table-cell>
          <table:table-cell table:formula="of:=([.$A53] + [.P$1] - SQRT([.$A53]*[.$A53] - [.$A53]*[.P$1] + [.P$1]*[.P$1])) / 3" office:value-type="float" office:value="6.4533683903413" calcext:value-type="float">
            <text:p>6.4533683903413</text:p>
          </table:table-cell>
          <table:table-cell table:formula="of:=([.$A53] + [.Q$1] - SQRT([.$A53]*[.$A53] - [.$A53]*[.Q$1] + [.Q$1]*[.Q$1])) / 3" office:value-type="float" office:value="6.86725404957844" calcext:value-type="float">
            <text:p>6.86725404957844</text:p>
          </table:table-cell>
          <table:table-cell table:formula="of:=([.$A53] + [.R$1] - SQRT([.$A53]*[.$A53] - [.$A53]*[.R$1] + [.R$1]*[.R$1])) / 3" office:value-type="float" office:value="7.27419066923131" calcext:value-type="float">
            <text:p>7.27419066923131</text:p>
          </table:table-cell>
          <table:table-cell table:formula="of:=([.$A53] + [.S$1] - SQRT([.$A53]*[.$A53] - [.$A53]*[.S$1] + [.S$1]*[.S$1])) / 3" office:value-type="float" office:value="7.67407590396732" calcext:value-type="float">
            <text:p>7.67407590396732</text:p>
          </table:table-cell>
          <table:table-cell table:formula="of:=([.$A53] + [.T$1] - SQRT([.$A53]*[.$A53] - [.$A53]*[.T$1] + [.T$1]*[.T$1])) / 3" office:value-type="float" office:value="8.06681547693192" calcext:value-type="float">
            <text:p>8.06681547693192</text:p>
          </table:table-cell>
          <table:table-cell table:formula="of:=([.$A53] + [.U$1] - SQRT([.$A53]*[.$A53] - [.$A53]*[.U$1] + [.U$1]*[.U$1])) / 3" office:value-type="float" office:value="8.45232380963352" calcext:value-type="float">
            <text:p>8.45232380963352</text:p>
          </table:table-cell>
          <table:table-cell table:formula="of:=([.$A53] + [.V$1] - SQRT([.$A53]*[.$A53] - [.$A53]*[.V$1] + [.V$1]*[.V$1])) / 3" office:value-type="float" office:value="8.83052461048808" calcext:value-type="float">
            <text:p>8.83052461048808</text:p>
          </table:table-cell>
          <table:table-cell table:formula="of:=([.$A53] + [.W$1] - SQRT([.$A53]*[.$A53] - [.$A53]*[.W$1] + [.W$1]*[.W$1])) / 3" office:value-type="float" office:value="9.20135141305126" calcext:value-type="float">
            <text:p>9.20135141305126</text:p>
          </table:table-cell>
          <table:table-cell table:formula="of:=([.$A53] + [.X$1] - SQRT([.$A53]*[.$A53] - [.$A53]*[.X$1] + [.X$1]*[.X$1])) / 3" office:value-type="float" office:value="9.56474805541619" calcext:value-type="float">
            <text:p>9.56474805541619</text:p>
          </table:table-cell>
          <table:table-cell table:formula="of:=([.$A53] + [.Y$1] - SQRT([.$A53]*[.$A53] - [.$A53]*[.Y$1] + [.Y$1]*[.Y$1])) / 3" office:value-type="float" office:value="9.92066909293689" calcext:value-type="float">
            <text:p>9.92066909293689</text:p>
          </table:table-cell>
          <table:table-cell table:formula="of:=([.$A53] + [.Z$1] - SQRT([.$A53]*[.$A53] - [.$A53]*[.Z$1] + [.Z$1]*[.Z$1])) / 3" office:value-type="float" office:value="10.2690801373438" calcext:value-type="float">
            <text:p>10.2690801373438</text:p>
          </table:table-cell>
          <table:table-cell table:formula="of:=([.$A53] + [.AA$1] - SQRT([.$A53]*[.$A53] - [.$A53]*[.AA$1] + [.AA$1]*[.AA$1])) / 3" office:value-type="float" office:value="10.6099581164281" calcext:value-type="float">
            <text:p>10.6099581164281</text:p>
          </table:table-cell>
          <table:table-cell table:formula="of:=([.$A53] + [.AB$1] - SQRT([.$A53]*[.$A53] - [.$A53]*[.AB$1] + [.AB$1]*[.AB$1])) / 3" office:value-type="float" office:value="10.9432914497615" calcext:value-type="float">
            <text:p>10.9432914497615</text:p>
          </table:table-cell>
          <table:table-cell table:formula="of:=([.$A53] + [.AC$1] - SQRT([.$A53]*[.$A53] - [.$A53]*[.AC$1] + [.AC$1]*[.AC$1])) / 3" office:value-type="float" office:value="11.2690801373438" calcext:value-type="float">
            <text:p>11.2690801373438</text:p>
          </table:table-cell>
          <table:table-cell table:formula="of:=([.$A53] + [.AD$1] - SQRT([.$A53]*[.$A53] - [.$A53]*[.AD$1] + [.AD$1]*[.AD$1])) / 3" office:value-type="float" office:value="11.5873357596036" calcext:value-type="float">
            <text:p>11.5873357596036</text:p>
          </table:table-cell>
          <table:table-cell table:formula="of:=([.$A53] + [.AE$1] - SQRT([.$A53]*[.$A53] - [.$A53]*[.AE$1] + [.AE$1]*[.AE$1])) / 3" office:value-type="float" office:value="11.8980813887495" calcext:value-type="float">
            <text:p>11.8980813887495</text:p>
          </table:table-cell>
          <table:table-cell table:formula="of:=([.$A53] + [.AF$1] - SQRT([.$A53]*[.$A53] - [.$A53]*[.AF$1] + [.AF$1]*[.AF$1])) / 3" office:value-type="float" office:value="12.2013514130513" calcext:value-type="float">
            <text:p>12.2013514130513</text:p>
          </table:table-cell>
          <table:table-cell table:number-columns-repeated="1635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([.$A54] + [.B$1] - SQRT([.$A54]*[.$A54] - [.$A54]*[.B$1] + [.B$1]*[.B$1])) / 3" office:value-type="float" office:value="0" calcext:value-type="float">
            <text:p>0</text:p>
          </table:table-cell>
          <table:table-cell table:formula="of:=([.$A54] + [.C$1] - SQRT([.$A54]*[.$A54] - [.$A54]*[.C$1] + [.C$1]*[.C$1])) / 3" office:value-type="float" office:value="0.497572987098785" calcext:value-type="float">
            <text:p>0.497572987098785</text:p>
          </table:table-cell>
          <table:table-cell table:formula="of:=([.$A54] + [.D$1] - SQRT([.$A54]*[.$A54] - [.$A54]*[.D$1] + [.D$1]*[.D$1])) / 3" office:value-type="float" office:value="0.990198903769236" calcext:value-type="float">
            <text:p>0.990198903769236</text:p>
          </table:table-cell>
          <table:table-cell table:formula="of:=([.$A54] + [.E$1] - SQRT([.$A54]*[.$A54] - [.$A54]*[.E$1] + [.E$1]*[.E$1])) / 3" office:value-type="float" office:value="1.47773749363929" calcext:value-type="float">
            <text:p>1.47773749363929</text:p>
          </table:table-cell>
          <table:table-cell table:formula="of:=([.$A54] + [.F$1] - SQRT([.$A54]*[.$A54] - [.$A54]*[.F$1] + [.F$1]*[.F$1])) / 3" office:value-type="float" office:value="1.96004788514444" calcext:value-type="float">
            <text:p>1.96004788514444</text:p>
          </table:table-cell>
          <table:table-cell table:formula="of:=([.$A54] + [.G$1] - SQRT([.$A54]*[.$A54] - [.$A54]*[.G$1] + [.G$1]*[.G$1])) / 3" office:value-type="float" office:value="2.43698900159354" calcext:value-type="float">
            <text:p>2.43698900159354</text:p>
          </table:table-cell>
          <table:table-cell table:formula="of:=([.$A54] + [.H$1] - SQRT([.$A54]*[.$A54] - [.$A54]*[.H$1] + [.H$1]*[.H$1])) / 3" office:value-type="float" office:value="2.90842000699344" calcext:value-type="float">
            <text:p>2.90842000699344</text:p>
          </table:table-cell>
          <table:table-cell table:formula="of:=([.$A54] + [.I$1] - SQRT([.$A54]*[.$A54] - [.$A54]*[.I$1] + [.I$1]*[.I$1])) / 3" office:value-type="float" office:value="3.37420078686675" calcext:value-type="float">
            <text:p>3.37420078686675</text:p>
          </table:table-cell>
          <table:table-cell table:formula="of:=([.$A54] + [.J$1] - SQRT([.$A54]*[.$A54] - [.$A54]*[.J$1] + [.J$1]*[.J$1])) / 3" office:value-type="float" office:value="3.83419246269048" calcext:value-type="float">
            <text:p>3.83419246269048</text:p>
          </table:table-cell>
          <table:table-cell table:formula="of:=([.$A54] + [.K$1] - SQRT([.$A54]*[.$A54] - [.$A54]*[.K$1] + [.K$1]*[.K$1])) / 3" office:value-type="float" office:value="4.28825793792168" calcext:value-type="float">
            <text:p>4.28825793792168</text:p>
          </table:table-cell>
          <table:table-cell table:formula="of:=([.$A54] + [.L$1] - SQRT([.$A54]*[.$A54] - [.$A54]*[.L$1] + [.L$1]*[.L$1])) / 3" office:value-type="float" office:value="4.73626247286864" calcext:value-type="float">
            <text:p>4.73626247286864</text:p>
          </table:table-cell>
          <table:table-cell table:formula="of:=([.$A54] + [.M$1] - SQRT([.$A54]*[.$A54] - [.$A54]*[.M$1] + [.M$1]*[.M$1])) / 3" office:value-type="float" office:value="5.17807428492558" calcext:value-type="float">
            <text:p>5.17807428492558</text:p>
          </table:table-cell>
          <table:table-cell table:formula="of:=([.$A54] + [.N$1] - SQRT([.$A54]*[.$A54] - [.$A54]*[.N$1] + [.N$1]*[.N$1])) / 3" office:value-type="float" office:value="5.61356516993121" calcext:value-type="float">
            <text:p>5.61356516993121</text:p>
          </table:table-cell>
          <table:table-cell table:formula="of:=([.$A54] + [.O$1] - SQRT([.$A54]*[.$A54] - [.$A54]*[.O$1] + [.O$1]*[.O$1])) / 3" office:value-type="float" office:value="6.04261113965605" calcext:value-type="float">
            <text:p>6.04261113965605</text:p>
          </table:table-cell>
          <table:table-cell table:formula="of:=([.$A54] + [.P$1] - SQRT([.$A54]*[.$A54] - [.$A54]*[.P$1] + [.P$1]*[.P$1])) / 3" office:value-type="float" office:value="6.46509306969194" calcext:value-type="float">
            <text:p>6.46509306969194</text:p>
          </table:table-cell>
          <table:table-cell table:formula="of:=([.$A54] + [.Q$1] - SQRT([.$A54]*[.$A54] - [.$A54]*[.Q$1] + [.Q$1]*[.Q$1])) / 3" office:value-type="float" office:value="6.88089735133432" calcext:value-type="float">
            <text:p>6.88089735133432</text:p>
          </table:table-cell>
          <table:table-cell table:formula="of:=([.$A54] + [.R$1] - SQRT([.$A54]*[.$A54] - [.$A54]*[.R$1] + [.R$1]*[.R$1])) / 3" office:value-type="float" office:value="7.28991654043894" calcext:value-type="float">
            <text:p>7.28991654043894</text:p>
          </table:table-cell>
          <table:table-cell table:formula="of:=([.$A54] + [.S$1] - SQRT([.$A54]*[.$A54] - [.$A54]*[.S$1] + [.S$1]*[.S$1])) / 3" office:value-type="float" office:value="7.69204999572662" calcext:value-type="float">
            <text:p>7.69204999572662</text:p>
          </table:table-cell>
          <table:table-cell table:formula="of:=([.$A54] + [.T$1] - SQRT([.$A54]*[.$A54] - [.$A54]*[.T$1] + [.T$1]*[.T$1])) / 3" office:value-type="float" office:value="8.08720449862764" calcext:value-type="float">
            <text:p>8.08720449862764</text:p>
          </table:table-cell>
          <table:table-cell table:formula="of:=([.$A54] + [.U$1] - SQRT([.$A54]*[.$A54] - [.$A54]*[.U$1] + [.U$1]*[.U$1])) / 3" office:value-type="float" office:value="8.47529484652555" calcext:value-type="float">
            <text:p>8.47529484652555</text:p>
          </table:table-cell>
          <table:table-cell table:formula="of:=([.$A54] + [.V$1] - SQRT([.$A54]*[.$A54] - [.$A54]*[.V$1] + [.V$1]*[.V$1])) / 3" office:value-type="float" office:value="8.85624441119927" calcext:value-type="float">
            <text:p>8.85624441119927</text:p>
          </table:table-cell>
          <table:table-cell table:formula="of:=([.$A54] + [.W$1] - SQRT([.$A54]*[.$A54] - [.$A54]*[.W$1] + [.W$1]*[.W$1])) / 3" office:value-type="float" office:value="9.22998565438775" calcext:value-type="float">
            <text:p>9.22998565438775</text:p>
          </table:table-cell>
          <table:table-cell table:formula="of:=([.$A54] + [.X$1] - SQRT([.$A54]*[.$A54] - [.$A54]*[.X$1] + [.X$1]*[.X$1])) / 3" office:value-type="float" office:value="9.59646059272358" calcext:value-type="float">
            <text:p>9.59646059272358</text:p>
          </table:table-cell>
          <table:table-cell table:formula="of:=([.$A54] + [.Y$1] - SQRT([.$A54]*[.$A54] - [.$A54]*[.Y$1] + [.Y$1]*[.Y$1])) / 3" office:value-type="float" office:value="9.95562120480432" calcext:value-type="float">
            <text:p>9.95562120480432</text:p>
          </table:table-cell>
          <table:table-cell table:formula="of:=([.$A54] + [.Z$1] - SQRT([.$A54]*[.$A54] - [.$A54]*[.Z$1] + [.Z$1]*[.Z$1])) / 3" office:value-type="float" office:value="10.3074297738871" calcext:value-type="float">
            <text:p>10.3074297738871</text:p>
          </table:table-cell>
          <table:table-cell table:formula="of:=([.$A54] + [.AA$1] - SQRT([.$A54]*[.$A54] - [.$A54]*[.AA$1] + [.AA$1]*[.AA$1])) / 3" office:value-type="float" office:value="10.6518591605931" calcext:value-type="float">
            <text:p>10.6518591605931</text:p>
          </table:table-cell>
          <table:table-cell table:formula="of:=([.$A54] + [.AB$1] - SQRT([.$A54]*[.$A54] - [.$A54]*[.AB$1] + [.AB$1]*[.AB$1])) / 3" office:value-type="float" office:value="10.9888930010697" calcext:value-type="float">
            <text:p>10.9888930010697</text:p>
          </table:table-cell>
          <table:table-cell table:formula="of:=([.$A54] + [.AC$1] - SQRT([.$A54]*[.$A54] - [.$A54]*[.AC$1] + [.AC$1]*[.AC$1])) / 3" office:value-type="float" office:value="11.3185258272597" calcext:value-type="float">
            <text:p>11.3185258272597</text:p>
          </table:table-cell>
          <table:table-cell table:formula="of:=([.$A54] + [.AD$1] - SQRT([.$A54]*[.$A54] - [.$A54]*[.AD$1] + [.AD$1]*[.AD$1])) / 3" office:value-type="float" office:value="11.6407631072205" calcext:value-type="float">
            <text:p>11.6407631072205</text:p>
          </table:table-cell>
          <table:table-cell table:formula="of:=([.$A54] + [.AE$1] - SQRT([.$A54]*[.$A54] - [.$A54]*[.AE$1] + [.AE$1]*[.AE$1])) / 3" office:value-type="float" office:value="11.9556212048043" calcext:value-type="float">
            <text:p>11.9556212048043</text:p>
          </table:table-cell>
          <table:table-cell table:formula="of:=([.$A54] + [.AF$1] - SQRT([.$A54]*[.$A54] - [.$A54]*[.AF$1] + [.AF$1]*[.AF$1])) / 3" office:value-type="float" office:value="12.2631272593902" calcext:value-type="float">
            <text:p>12.2631272593902</text:p>
          </table:table-cell>
          <table:table-cell table:number-columns-repeated="1635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([.$A55] + [.B$1] - SQRT([.$A55]*[.$A55] - [.$A55]*[.B$1] + [.B$1]*[.B$1])) / 3" office:value-type="float" office:value="0" calcext:value-type="float">
            <text:p>0</text:p>
          </table:table-cell>
          <table:table-cell table:formula="of:=([.$A55] + [.C$1] - SQRT([.$A55]*[.$A55] - [.$A55]*[.C$1] + [.C$1]*[.C$1])) / 3" office:value-type="float" office:value="0.497619209566565" calcext:value-type="float">
            <text:p>0.497619209566565</text:p>
          </table:table-cell>
          <table:table-cell table:formula="of:=([.$A55] + [.D$1] - SQRT([.$A55]*[.$A55] - [.$A55]*[.D$1] + [.D$1]*[.D$1])) / 3" office:value-type="float" office:value="0.990387280895249" calcext:value-type="float">
            <text:p>0.990387280895249</text:p>
          </table:table-cell>
          <table:table-cell table:formula="of:=([.$A55] + [.E$1] - SQRT([.$A55]*[.$A55] - [.$A55]*[.E$1] + [.E$1]*[.E$1])) / 3" office:value-type="float" office:value="1.47816922086168" calcext:value-type="float">
            <text:p>1.47816922086168</text:p>
          </table:table-cell>
          <table:table-cell table:formula="of:=([.$A55] + [.F$1] - SQRT([.$A55]*[.$A55] - [.$A55]*[.F$1] + [.F$1]*[.F$1])) / 3" office:value-type="float" office:value="1.96082944115726" calcext:value-type="float">
            <text:p>1.96082944115726</text:p>
          </table:table-cell>
          <table:table-cell table:formula="of:=([.$A55] + [.G$1] - SQRT([.$A55]*[.$A55] - [.$A55]*[.G$1] + [.G$1]*[.G$1])) / 3" office:value-type="float" office:value="2.43823213670108" calcext:value-type="float">
            <text:p>2.43823213670108</text:p>
          </table:table-cell>
          <table:table-cell table:formula="of:=([.$A55] + [.H$1] - SQRT([.$A55]*[.$A55] - [.$A55]*[.H$1] + [.H$1]*[.H$1])) / 3" office:value-type="float" office:value="2.91024169659093" calcext:value-type="float">
            <text:p>2.91024169659093</text:p>
          </table:table-cell>
          <table:table-cell table:formula="of:=([.$A55] + [.I$1] - SQRT([.$A55]*[.$A55] - [.$A55]*[.I$1] + [.I$1]*[.I$1])) / 3" office:value-type="float" office:value="3.37672314694442" calcext:value-type="float">
            <text:p>3.37672314694442</text:p>
          </table:table-cell>
          <table:table-cell table:formula="of:=([.$A55] + [.J$1] - SQRT([.$A55]*[.$A55] - [.$A55]*[.J$1] + [.J$1]*[.J$1])) / 3" office:value-type="float" office:value="3.83754262445517" calcext:value-type="float">
            <text:p>3.83754262445517</text:p>
          </table:table-cell>
          <table:table-cell table:formula="of:=([.$A55] + [.K$1] - SQRT([.$A55]*[.$A55] - [.$A55]*[.K$1] + [.K$1]*[.K$1])) / 3" office:value-type="float" office:value="4.29256787891315" calcext:value-type="float">
            <text:p>4.29256787891315</text:p>
          </table:table-cell>
          <table:table-cell table:formula="of:=([.$A55] + [.L$1] - SQRT([.$A55]*[.$A55] - [.$A55]*[.L$1] + [.L$1]*[.L$1])) / 3" office:value-type="float" office:value="4.74166880232373" calcext:value-type="float">
            <text:p>4.74166880232373</text:p>
          </table:table-cell>
          <table:table-cell table:formula="of:=([.$A55] + [.M$1] - SQRT([.$A55]*[.$A55] - [.$A55]*[.M$1] + [.M$1]*[.M$1])) / 3" office:value-type="float" office:value="5.18471798161423" calcext:value-type="float">
            <text:p>5.18471798161423</text:p>
          </table:table-cell>
          <table:table-cell table:formula="of:=([.$A55] + [.N$1] - SQRT([.$A55]*[.$A55] - [.$A55]*[.N$1] + [.N$1]*[.N$1])) / 3" office:value-type="float" office:value="5.62159127125501" calcext:value-type="float">
            <text:p>5.62159127125501</text:p>
          </table:table-cell>
          <table:table-cell table:formula="of:=([.$A55] + [.O$1] - SQRT([.$A55]*[.$A55] - [.$A55]*[.O$1] + [.O$1]*[.O$1])) / 3" office:value-type="float" office:value="6.05216838145909" calcext:value-type="float">
            <text:p>6.05216838145909</text:p>
          </table:table-cell>
          <table:table-cell table:formula="of:=([.$A55] + [.P$1] - SQRT([.$A55]*[.$A55] - [.$A55]*[.P$1] + [.P$1]*[.P$1])) / 3" office:value-type="float" office:value="6.47633347697827" calcext:value-type="float">
            <text:p>6.47633347697827</text:p>
          </table:table-cell>
          <table:table-cell table:formula="of:=([.$A55] + [.Q$1] - SQRT([.$A55]*[.$A55] - [.$A55]*[.Q$1] + [.Q$1]*[.Q$1])) / 3" office:value-type="float" office:value="6.89397578090536" calcext:value-type="float">
            <text:p>6.89397578090536</text:p>
          </table:table-cell>
          <table:table-cell table:formula="of:=([.$A55] + [.R$1] - SQRT([.$A55]*[.$A55] - [.$A55]*[.R$1] + [.R$1]*[.R$1])) / 3" office:value-type="float" office:value="7.30499017734193" calcext:value-type="float">
            <text:p>7.30499017734193</text:p>
          </table:table-cell>
          <table:table-cell table:formula="of:=([.$A55] + [.S$1] - SQRT([.$A55]*[.$A55] - [.$A55]*[.S$1] + [.S$1]*[.S$1])) / 3" office:value-type="float" office:value="7.70927780632271" calcext:value-type="float">
            <text:p>7.70927780632271</text:p>
          </table:table-cell>
          <table:table-cell table:formula="of:=([.$A55] + [.T$1] - SQRT([.$A55]*[.$A55] - [.$A55]*[.T$1] + [.T$1]*[.T$1])) / 3" office:value-type="float" office:value="8.10674664402159" calcext:value-type="float">
            <text:p>8.10674664402159</text:p>
          </table:table-cell>
          <table:table-cell table:formula="of:=([.$A55] + [.U$1] - SQRT([.$A55]*[.$A55] - [.$A55]*[.U$1] + [.U$1]*[.U$1])) / 3" office:value-type="float" office:value="8.49731206102202" calcext:value-type="float">
            <text:p>8.49731206102202</text:p>
          </table:table-cell>
          <table:table-cell table:formula="of:=([.$A55] + [.V$1] - SQRT([.$A55]*[.$A55] - [.$A55]*[.V$1] + [.V$1]*[.V$1])) / 3" office:value-type="float" office:value="8.88089735133432" calcext:value-type="float">
            <text:p>8.88089735133432</text:p>
          </table:table-cell>
          <table:table-cell table:formula="of:=([.$A55] + [.W$1] - SQRT([.$A55]*[.$A55] - [.$A55]*[.W$1] + [.W$1]*[.W$1])) / 3" office:value-type="float" office:value="9.25743422489837" calcext:value-type="float">
            <text:p>9.25743422489837</text:p>
          </table:table-cell>
          <table:table-cell table:formula="of:=([.$A55] + [.X$1] - SQRT([.$A55]*[.$A55] - [.$A55]*[.X$1] + [.X$1]*[.X$1])) / 3" office:value-type="float" office:value="9.62686325653306" calcext:value-type="float">
            <text:p>9.62686325653306</text:p>
          </table:table-cell>
          <table:table-cell table:formula="of:=([.$A55] + [.Y$1] - SQRT([.$A55]*[.$A55] - [.$A55]*[.Y$1] + [.Y$1]*[.Y$1])) / 3" office:value-type="float" office:value="9.98913428468813" calcext:value-type="float">
            <text:p>9.98913428468813</text:p>
          </table:table-cell>
          <table:table-cell table:formula="of:=([.$A55] + [.Z$1] - SQRT([.$A55]*[.$A55] - [.$A55]*[.Z$1] + [.Z$1]*[.Z$1])) / 3" office:value-type="float" office:value="10.3442067539184" calcext:value-type="float">
            <text:p>10.3442067539184</text:p>
          </table:table-cell>
          <table:table-cell table:formula="of:=([.$A55] + [.AA$1] - SQRT([.$A55]*[.$A55] - [.$A55]*[.AA$1] + [.AA$1]*[.AA$1])) / 3" office:value-type="float" office:value="10.6920499957266" calcext:value-type="float">
            <text:p>10.6920499957266</text:p>
          </table:table-cell>
          <table:table-cell table:formula="of:=([.$A55] + [.AB$1] - SQRT([.$A55]*[.$A55] - [.$A55]*[.AB$1] + [.AB$1]*[.AB$1])) / 3" office:value-type="float" office:value="11.0326434432953" calcext:value-type="float">
            <text:p>11.0326434432953</text:p>
          </table:table-cell>
          <table:table-cell table:formula="of:=([.$A55] + [.AC$1] - SQRT([.$A55]*[.$A55] - [.$A55]*[.AC$1] + [.AC$1]*[.AC$1])) / 3" office:value-type="float" office:value="11.3659767766287" calcext:value-type="float">
            <text:p>11.3659767766287</text:p>
          </table:table-cell>
          <table:table-cell table:formula="of:=([.$A55] + [.AD$1] - SQRT([.$A55]*[.$A55] - [.$A55]*[.AD$1] + [.AD$1]*[.AD$1])) / 3" office:value-type="float" office:value="11.6920499957266" calcext:value-type="float">
            <text:p>11.6920499957266</text:p>
          </table:table-cell>
          <table:table-cell table:formula="of:=([.$A55] + [.AE$1] - SQRT([.$A55]*[.$A55] - [.$A55]*[.AE$1] + [.AE$1]*[.AE$1])) / 3" office:value-type="float" office:value="12.0108734205851" calcext:value-type="float">
            <text:p>12.0108734205851</text:p>
          </table:table-cell>
          <table:table-cell table:formula="of:=([.$A55] + [.AF$1] - SQRT([.$A55]*[.$A55] - [.$A55]*[.AF$1] + [.AF$1]*[.AF$1])) / 3" office:value-type="float" office:value="12.3224676180215" calcext:value-type="float">
            <text:p>12.3224676180215</text:p>
          </table:table-cell>
          <table:table-cell table:number-columns-repeated="1635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([.$A56] + [.B$1] - SQRT([.$A56]*[.$A56] - [.$A56]*[.B$1] + [.B$1]*[.B$1])) / 3" office:value-type="float" office:value="0" calcext:value-type="float">
            <text:p>0</text:p>
          </table:table-cell>
          <table:table-cell table:formula="of:=([.$A56] + [.C$1] - SQRT([.$A56]*[.$A56] - [.$A56]*[.C$1] + [.C$1]*[.C$1])) / 3" office:value-type="float" office:value="0.497663704437673" calcext:value-type="float">
            <text:p>0.497663704437673</text:p>
          </table:table-cell>
          <table:table-cell table:formula="of:=([.$A56] + [.D$1] - SQRT([.$A56]*[.$A56] - [.$A56]*[.D$1] + [.D$1]*[.D$1])) / 3" office:value-type="float" office:value="0.990568555249531" calcext:value-type="float">
            <text:p>0.990568555249531</text:p>
          </table:table-cell>
          <table:table-cell table:formula="of:=([.$A56] + [.E$1] - SQRT([.$A56]*[.$A56] - [.$A56]*[.E$1] + [.E$1]*[.E$1])) / 3" office:value-type="float" office:value="1.47858453206477" calcext:value-type="float">
            <text:p>1.47858453206477</text:p>
          </table:table-cell>
          <table:table-cell table:formula="of:=([.$A56] + [.F$1] - SQRT([.$A56]*[.$A56] - [.$A56]*[.F$1] + [.F$1]*[.F$1])) / 3" office:value-type="float" office:value="1.96158103893949" calcext:value-type="float">
            <text:p>1.96158103893949</text:p>
          </table:table-cell>
          <table:table-cell table:formula="of:=([.$A56] + [.G$1] - SQRT([.$A56]*[.$A56] - [.$A56]*[.G$1] + [.G$1]*[.G$1])) / 3" office:value-type="float" office:value="2.43942725410327" calcext:value-type="float">
            <text:p>2.43942725410327</text:p>
          </table:table-cell>
          <table:table-cell table:formula="of:=([.$A56] + [.H$1] - SQRT([.$A56]*[.$A56] - [.$A56]*[.H$1] + [.H$1]*[.H$1])) / 3" office:value-type="float" office:value="2.91199250936494" calcext:value-type="float">
            <text:p>2.91199250936494</text:p>
          </table:table-cell>
          <table:table-cell table:formula="of:=([.$A56] + [.I$1] - SQRT([.$A56]*[.$A56] - [.$A56]*[.I$1] + [.I$1]*[.I$1])) / 3" office:value-type="float" office:value="3.37914669862731" calcext:value-type="float">
            <text:p>3.37914669862731</text:p>
          </table:table-cell>
          <table:table-cell table:formula="of:=([.$A56] + [.J$1] - SQRT([.$A56]*[.$A56] - [.$A56]*[.J$1] + [.J$1]*[.J$1])) / 3" office:value-type="float" office:value="3.84076071450138" calcext:value-type="float">
            <text:p>3.84076071450138</text:p>
          </table:table-cell>
          <table:table-cell table:formula="of:=([.$A56] + [.K$1] - SQRT([.$A56]*[.$A56] - [.$A56]*[.K$1] + [.K$1]*[.K$1])) / 3" office:value-type="float" office:value="4.29670691150993" calcext:value-type="float">
            <text:p>4.29670691150993</text:p>
          </table:table-cell>
          <table:table-cell table:formula="of:=([.$A56] + [.L$1] - SQRT([.$A56]*[.$A56] - [.$A56]*[.L$1] + [.L$1]*[.L$1])) / 3" office:value-type="float" office:value="4.7468595938337" calcext:value-type="float">
            <text:p>4.7468595938337</text:p>
          </table:table-cell>
          <table:table-cell table:formula="of:=([.$A56] + [.M$1] - SQRT([.$A56]*[.$A56] - [.$A56]*[.M$1] + [.M$1]*[.M$1])) / 3" office:value-type="float" office:value="5.19109552499014" calcext:value-type="float">
            <text:p>5.19109552499014</text:p>
          </table:table-cell>
          <table:table-cell table:formula="of:=([.$A56] + [.N$1] - SQRT([.$A56]*[.$A56] - [.$A56]*[.N$1] + [.N$1]*[.N$1])) / 3" office:value-type="float" office:value="5.6292944562551" calcext:value-type="float">
            <text:p>5.6292944562551</text:p>
          </table:table-cell>
          <table:table-cell table:formula="of:=([.$A56] + [.O$1] - SQRT([.$A56]*[.$A56] - [.$A56]*[.O$1] + [.O$1]*[.O$1])) / 3" office:value-type="float" office:value="6.06133967005477" calcext:value-type="float">
            <text:p>6.06133967005477</text:p>
          </table:table-cell>
          <table:table-cell table:formula="of:=([.$A56] + [.P$1] - SQRT([.$A56]*[.$A56] - [.$A56]*[.P$1] + [.P$1]*[.P$1])) / 3" office:value-type="float" office:value="6.48711853398454" calcext:value-type="float">
            <text:p>6.48711853398454</text:p>
          </table:table-cell>
          <table:table-cell table:formula="of:=([.$A56] + [.Q$1] - SQRT([.$A56]*[.$A56] - [.$A56]*[.Q$1] + [.Q$1]*[.Q$1])) / 3" office:value-type="float" office:value="6.90652306056892" calcext:value-type="float">
            <text:p>6.90652306056892</text:p>
          </table:table-cell>
          <table:table-cell table:formula="of:=([.$A56] + [.R$1] - SQRT([.$A56]*[.$A56] - [.$A56]*[.R$1] + [.R$1]*[.R$1])) / 3" office:value-type="float" office:value="7.31945046738092" calcext:value-type="float">
            <text:p>7.31945046738092</text:p>
          </table:table-cell>
          <table:table-cell table:formula="of:=([.$A56] + [.S$1] - SQRT([.$A56]*[.$A56] - [.$A56]*[.S$1] + [.S$1]*[.S$1])) / 3" office:value-type="float" office:value="7.72580373170888" calcext:value-type="float">
            <text:p>7.72580373170888</text:p>
          </table:table-cell>
          <table:table-cell table:formula="of:=([.$A56] + [.T$1] - SQRT([.$A56]*[.$A56] - [.$A56]*[.T$1] + [.T$1]*[.T$1])) / 3" office:value-type="float" office:value="8.12549213361246" calcext:value-type="float">
            <text:p>8.12549213361246</text:p>
          </table:table-cell>
          <table:table-cell table:formula="of:=([.$A56] + [.U$1] - SQRT([.$A56]*[.$A56] - [.$A56]*[.U$1] + [.U$1]*[.U$1])) / 3" office:value-type="float" office:value="8.51843178096472" calcext:value-type="float">
            <text:p>8.51843178096472</text:p>
          </table:table-cell>
          <table:table-cell table:formula="of:=([.$A56] + [.V$1] - SQRT([.$A56]*[.$A56] - [.$A56]*[.V$1] + [.V$1]*[.V$1])) / 3" office:value-type="float" office:value="8.90454610995082" calcext:value-type="float">
            <text:p>8.90454610995082</text:p>
          </table:table-cell>
          <table:table-cell table:formula="of:=([.$A56] + [.W$1] - SQRT([.$A56]*[.$A56] - [.$A56]*[.W$1] + [.W$1]*[.W$1])) / 3" office:value-type="float" office:value="9.28376635449829" calcext:value-type="float">
            <text:p>9.28376635449829</text:p>
          </table:table-cell>
          <table:table-cell table:formula="of:=([.$A56] + [.X$1] - SQRT([.$A56]*[.$A56] - [.$A56]*[.X$1] + [.X$1]*[.X$1])) / 3" office:value-type="float" office:value="9.6560319782602" calcext:value-type="float">
            <text:p>9.6560319782602</text:p>
          </table:table-cell>
          <table:table-cell table:formula="of:=([.$A56] + [.Y$1] - SQRT([.$A56]*[.$A56] - [.$A56]*[.Y$1] + [.Y$1]*[.Y$1])) / 3" office:value-type="float" office:value="10.0212910630649" calcext:value-type="float">
            <text:p>10.0212910630649</text:p>
          </table:table-cell>
          <table:table-cell table:formula="of:=([.$A56] + [.Z$1] - SQRT([.$A56]*[.$A56] - [.$A56]*[.Z$1] + [.Z$1]*[.Z$1])) / 3" office:value-type="float" office:value="10.3795006481867" calcext:value-type="float">
            <text:p>10.3795006481867</text:p>
          </table:table-cell>
          <table:table-cell table:formula="of:=([.$A56] + [.AA$1] - SQRT([.$A56]*[.$A56] - [.$A56]*[.AA$1] + [.AA$1]*[.AA$1])) / 3" office:value-type="float" office:value="10.7306270153754" calcext:value-type="float">
            <text:p>10.7306270153754</text:p>
          </table:table-cell>
          <table:table-cell table:formula="of:=([.$A56] + [.AB$1] - SQRT([.$A56]*[.$A56] - [.$A56]*[.AB$1] + [.AB$1]*[.AB$1])) / 3" office:value-type="float" office:value="11.074645915298" calcext:value-type="float">
            <text:p>11.074645915298</text:p>
          </table:table-cell>
          <table:table-cell table:formula="of:=([.$A56] + [.AC$1] - SQRT([.$A56]*[.$A56] - [.$A56]*[.AC$1] + [.AC$1]*[.AC$1])) / 3" office:value-type="float" office:value="11.4115427318801" calcext:value-type="float">
            <text:p>11.4115427318801</text:p>
          </table:table-cell>
          <table:table-cell table:formula="of:=([.$A56] + [.AD$1] - SQRT([.$A56]*[.$A56] - [.$A56]*[.AD$1] + [.AD$1]*[.AD$1])) / 3" office:value-type="float" office:value="11.7413125819647" calcext:value-type="float">
            <text:p>11.7413125819647</text:p>
          </table:table-cell>
          <table:table-cell table:formula="of:=([.$A56] + [.AE$1] - SQRT([.$A56]*[.$A56] - [.$A56]*[.AE$1] + [.AE$1]*[.AE$1])) / 3" office:value-type="float" office:value="12.0639603487087" calcext:value-type="float">
            <text:p>12.0639603487087</text:p>
          </table:table-cell>
          <table:table-cell table:formula="of:=([.$A56] + [.AF$1] - SQRT([.$A56]*[.$A56] - [.$A56]*[.AF$1] + [.AF$1]*[.AF$1])) / 3" office:value-type="float" office:value="12.3795006481867" calcext:value-type="float">
            <text:p>12.3795006481867</text:p>
          </table:table-cell>
          <table:table-cell table:number-columns-repeated="1635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([.$A57] + [.B$1] - SQRT([.$A57]*[.$A57] - [.$A57]*[.B$1] + [.B$1]*[.B$1])) / 3" office:value-type="float" office:value="0" calcext:value-type="float">
            <text:p>0</text:p>
          </table:table-cell>
          <table:table-cell table:formula="of:=([.$A57] + [.C$1] - SQRT([.$A57]*[.$A57] - [.$A57]*[.C$1] + [.C$1]*[.C$1])) / 3" office:value-type="float" office:value="0.497706566784475" calcext:value-type="float">
            <text:p>0.497706566784475</text:p>
          </table:table-cell>
          <table:table-cell table:formula="of:=([.$A57] + [.D$1] - SQRT([.$A57]*[.$A57] - [.$A57]*[.D$1] + [.D$1]*[.D$1])) / 3" office:value-type="float" office:value="0.990743121013201" calcext:value-type="float">
            <text:p>0.990743121013201</text:p>
          </table:table-cell>
          <table:table-cell table:formula="of:=([.$A57] + [.E$1] - SQRT([.$A57]*[.$A57] - [.$A57]*[.E$1] + [.E$1]*[.E$1])) / 3" office:value-type="float" office:value="1.4789843455439" calcext:value-type="float">
            <text:p>1.4789843455439</text:p>
          </table:table-cell>
          <table:table-cell table:formula="of:=([.$A57] + [.F$1] - SQRT([.$A57]*[.$A57] - [.$A57]*[.F$1] + [.F$1]*[.F$1])) / 3" office:value-type="float" office:value="1.962304366814" calcext:value-type="float">
            <text:p>1.962304366814</text:p>
          </table:table-cell>
          <table:table-cell table:formula="of:=([.$A57] + [.G$1] - SQRT([.$A57]*[.$A57] - [.$A57]*[.G$1] + [.G$1]*[.G$1])) / 3" office:value-type="float" office:value="2.44057707857877" calcext:value-type="float">
            <text:p>2.44057707857877</text:p>
          </table:table-cell>
          <table:table-cell table:formula="of:=([.$A57] + [.H$1] - SQRT([.$A57]*[.$A57] - [.$A57]*[.H$1] + [.H$1]*[.H$1])) / 3" office:value-type="float" office:value="2.91367649272811" calcext:value-type="float">
            <text:p>2.91367649272811</text:p>
          </table:table-cell>
          <table:table-cell table:formula="of:=([.$A57] + [.I$1] - SQRT([.$A57]*[.$A57] - [.$A57]*[.I$1] + [.I$1]*[.I$1])) / 3" office:value-type="float" office:value="3.38147711671444" calcext:value-type="float">
            <text:p>3.38147711671444</text:p>
          </table:table-cell>
          <table:table-cell table:formula="of:=([.$A57] + [.J$1] - SQRT([.$A57]*[.$A57] - [.$A57]*[.J$1] + [.J$1]*[.J$1])) / 3" office:value-type="float" office:value="3.84385435672297" calcext:value-type="float">
            <text:p>3.84385435672297</text:p>
          </table:table-cell>
          <table:table-cell table:formula="of:=([.$A57] + [.K$1] - SQRT([.$A57]*[.$A57] - [.$A57]*[.K$1] + [.K$1]*[.K$1])) / 3" office:value-type="float" office:value="4.30068494527838" calcext:value-type="float">
            <text:p>4.30068494527838</text:p>
          </table:table-cell>
          <table:table-cell table:formula="of:=([.$A57] + [.L$1] - SQRT([.$A57]*[.$A57] - [.$A57]*[.L$1] + [.L$1]*[.L$1])) / 3" office:value-type="float" office:value="4.75184739151297" calcext:value-type="float">
            <text:p>4.75184739151297</text:p>
          </table:table-cell>
          <table:table-cell table:formula="of:=([.$A57] + [.M$1] - SQRT([.$A57]*[.$A57] - [.$A57]*[.M$1] + [.M$1]*[.M$1])) / 3" office:value-type="float" office:value="5.19722245182859" calcext:value-type="float">
            <text:p>5.19722245182859</text:p>
          </table:table-cell>
          <table:table-cell table:formula="of:=([.$A57] + [.N$1] - SQRT([.$A57]*[.$A57] - [.$A57]*[.N$1] + [.N$1]*[.N$1])) / 3" office:value-type="float" office:value="5.63669361817574" calcext:value-type="float">
            <text:p>5.63669361817574</text:p>
          </table:table-cell>
          <table:table-cell table:formula="of:=([.$A57] + [.O$1] - SQRT([.$A57]*[.$A57] - [.$A57]*[.O$1] + [.O$1]*[.O$1])) / 3" office:value-type="float" office:value="6.07014762066053" calcext:value-type="float">
            <text:p>6.07014762066053</text:p>
          </table:table-cell>
          <table:table-cell table:formula="of:=([.$A57] + [.P$1] - SQRT([.$A57]*[.$A57] - [.$A57]*[.P$1] + [.P$1]*[.P$1])) / 3" office:value-type="float" office:value="6.49747494068458" calcext:value-type="float">
            <text:p>6.49747494068458</text:p>
          </table:table-cell>
          <table:table-cell table:formula="of:=([.$A57] + [.Q$1] - SQRT([.$A57]*[.$A57] - [.$A57]*[.Q$1] + [.Q$1]*[.Q$1])) / 3" office:value-type="float" office:value="6.91857033033983" calcext:value-type="float">
            <text:p>6.91857033033983</text:p>
          </table:table-cell>
          <table:table-cell table:formula="of:=([.$A57] + [.R$1] - SQRT([.$A57]*[.$A57] - [.$A57]*[.R$1] + [.R$1]*[.R$1])) / 3" office:value-type="float" office:value="7.33333333333333" calcext:value-type="float">
            <text:p>7.33333333333333</text:p>
          </table:table-cell>
          <table:table-cell table:formula="of:=([.$A57] + [.S$1] - SQRT([.$A57]*[.$A57] - [.$A57]*[.S$1] + [.S$1]*[.S$1])) / 3" office:value-type="float" office:value="7.74166880232373" calcext:value-type="float">
            <text:p>7.74166880232373</text:p>
          </table:table-cell>
          <table:table-cell table:formula="of:=([.$A57] + [.T$1] - SQRT([.$A57]*[.$A57] - [.$A57]*[.T$1] + [.T$1]*[.T$1])) / 3" office:value-type="float" office:value="8.14348740722548" calcext:value-type="float">
            <text:p>8.14348740722548</text:p>
          </table:table-cell>
          <table:table-cell table:formula="of:=([.$A57] + [.U$1] - SQRT([.$A57]*[.$A57] - [.$A57]*[.U$1] + [.U$1]*[.U$1])) / 3" office:value-type="float" office:value="8.53870612879607" calcext:value-type="float">
            <text:p>8.53870612879607</text:p>
          </table:table-cell>
          <table:table-cell table:formula="of:=([.$A57] + [.V$1] - SQRT([.$A57]*[.$A57] - [.$A57]*[.V$1] + [.V$1]*[.V$1])) / 3" office:value-type="float" office:value="8.92724873167841" calcext:value-type="float">
            <text:p>8.92724873167841</text:p>
          </table:table-cell>
          <table:table-cell table:formula="of:=([.$A57] + [.W$1] - SQRT([.$A57]*[.$A57] - [.$A57]*[.W$1] + [.W$1]*[.W$1])) / 3" office:value-type="float" office:value="9.30904621103745" calcext:value-type="float">
            <text:p>9.30904621103745</text:p>
          </table:table-cell>
          <table:table-cell table:formula="of:=([.$A57] + [.X$1] - SQRT([.$A57]*[.$A57] - [.$A57]*[.X$1] + [.X$1]*[.X$1])) / 3" office:value-type="float" office:value="9.68403720701753" calcext:value-type="float">
            <text:p>9.68403720701753</text:p>
          </table:table-cell>
          <table:table-cell table:formula="of:=([.$A57] + [.Y$1] - SQRT([.$A57]*[.$A57] - [.$A57]*[.Y$1] + [.Y$1]*[.Y$1])) / 3" office:value-type="float" office:value="10.0521683814591" calcext:value-type="float">
            <text:p>10.0521683814591</text:p>
          </table:table-cell>
          <table:table-cell table:formula="of:=([.$A57] + [.Z$1] - SQRT([.$A57]*[.$A57] - [.$A57]*[.Z$1] + [.Z$1]*[.Z$1])) / 3" office:value-type="float" office:value="10.4133947516539" calcext:value-type="float">
            <text:p>10.4133947516539</text:p>
          </table:table-cell>
          <table:table-cell table:formula="of:=([.$A57] + [.AA$1] - SQRT([.$A57]*[.$A57] - [.$A57]*[.AA$1] + [.AA$1]*[.AA$1])) / 3" office:value-type="float" office:value="10.7676799763842" calcext:value-type="float">
            <text:p>10.7676799763842</text:p>
          </table:table-cell>
          <table:table-cell table:formula="of:=([.$A57] + [.AB$1] - SQRT([.$A57]*[.$A57] - [.$A57]*[.AB$1] + [.AB$1]*[.AB$1])) / 3" office:value-type="float" office:value="11.1149965900749" calcext:value-type="float">
            <text:p>11.1149965900749</text:p>
          </table:table-cell>
          <table:table-cell table:formula="of:=([.$A57] + [.AC$1] - SQRT([.$A57]*[.$A57] - [.$A57]*[.AC$1] + [.AC$1]*[.AC$1])) / 3" office:value-type="float" office:value="11.4553261815806" calcext:value-type="float">
            <text:p>11.4553261815806</text:p>
          </table:table-cell>
          <table:table-cell table:formula="of:=([.$A57] + [.AD$1] - SQRT([.$A57]*[.$A57] - [.$A57]*[.AD$1] + [.AD$1]*[.AD$1])) / 3" office:value-type="float" office:value="11.7886595149139" calcext:value-type="float">
            <text:p>11.7886595149139</text:p>
          </table:table-cell>
          <table:table-cell table:formula="of:=([.$A57] + [.AE$1] - SQRT([.$A57]*[.$A57] - [.$A57]*[.AE$1] + [.AE$1]*[.AE$1])) / 3" office:value-type="float" office:value="12.1149965900749" calcext:value-type="float">
            <text:p>12.1149965900749</text:p>
          </table:table-cell>
          <table:table-cell table:formula="of:=([.$A57] + [.AF$1] - SQRT([.$A57]*[.$A57] - [.$A57]*[.AF$1] + [.AF$1]*[.AF$1])) / 3" office:value-type="float" office:value="12.4343466430509" calcext:value-type="float">
            <text:p>12.4343466430509</text:p>
          </table:table-cell>
          <table:table-cell table:number-columns-repeated="1635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([.$A58] + [.B$1] - SQRT([.$A58]*[.$A58] - [.$A58]*[.B$1] + [.B$1]*[.B$1])) / 3" office:value-type="float" office:value="0" calcext:value-type="float">
            <text:p>0</text:p>
          </table:table-cell>
          <table:table-cell table:formula="of:=([.$A58] + [.C$1] - SQRT([.$A58]*[.$A58] - [.$A58]*[.C$1] + [.C$1]*[.C$1])) / 3" office:value-type="float" office:value="0.497747884829444" calcext:value-type="float">
            <text:p>0.497747884829444</text:p>
          </table:table-cell>
          <table:table-cell table:formula="of:=([.$A58] + [.D$1] - SQRT([.$A58]*[.$A58] - [.$A58]*[.D$1] + [.D$1]*[.D$1])) / 3" office:value-type="float" office:value="0.990911343736528" calcext:value-type="float">
            <text:p>0.990911343736528</text:p>
          </table:table-cell>
          <table:table-cell table:formula="of:=([.$A58] + [.E$1] - SQRT([.$A58]*[.$A58] - [.$A58]*[.E$1] + [.E$1]*[.E$1])) / 3" office:value-type="float" office:value="1.47936951239501" calcext:value-type="float">
            <text:p>1.47936951239501</text:p>
          </table:table-cell>
          <table:table-cell table:formula="of:=([.$A58] + [.F$1] - SQRT([.$A58]*[.$A58] - [.$A58]*[.F$1] + [.F$1]*[.F$1])) / 3" office:value-type="float" office:value="1.96300098870842" calcext:value-type="float">
            <text:p>1.96300098870842</text:p>
          </table:table-cell>
          <table:table-cell table:formula="of:=([.$A58] + [.G$1] - SQRT([.$A58]*[.$A58] - [.$A58]*[.G$1] + [.G$1]*[.G$1])) / 3" office:value-type="float" office:value="2.44168413290714" calcext:value-type="float">
            <text:p>2.44168413290714</text:p>
          </table:table-cell>
          <table:table-cell table:formula="of:=([.$A58] + [.H$1] - SQRT([.$A58]*[.$A58] - [.$A58]*[.H$1] + [.H$1]*[.H$1])) / 3" office:value-type="float" office:value="2.91529739240754" calcext:value-type="float">
            <text:p>2.91529739240754</text:p>
          </table:table-cell>
          <table:table-cell table:formula="of:=([.$A58] + [.I$1] - SQRT([.$A58]*[.$A58] - [.$A58]*[.I$1] + [.I$1]*[.I$1])) / 3" office:value-type="float" office:value="3.38371965103492" calcext:value-type="float">
            <text:p>3.38371965103492</text:p>
          </table:table-cell>
          <table:table-cell table:formula="of:=([.$A58] + [.J$1] - SQRT([.$A58]*[.$A58] - [.$A58]*[.J$1] + [.J$1]*[.J$1])) / 3" office:value-type="float" office:value="3.84683060186133" calcext:value-type="float">
            <text:p>3.84683060186133</text:p>
          </table:table-cell>
          <table:table-cell table:formula="of:=([.$A58] + [.K$1] - SQRT([.$A58]*[.$A58] - [.$A58]*[.K$1] + [.K$1]*[.K$1])) / 3" office:value-type="float" office:value="4.30451114252611" calcext:value-type="float">
            <text:p>4.30451114252611</text:p>
          </table:table-cell>
          <table:table-cell table:formula="of:=([.$A58] + [.L$1] - SQRT([.$A58]*[.$A58] - [.$A58]*[.L$1] + [.L$1]*[.L$1])) / 3" office:value-type="float" office:value="4.75664379149658" calcext:value-type="float">
            <text:p>4.75664379149658</text:p>
          </table:table-cell>
          <table:table-cell table:formula="of:=([.$A58] + [.M$1] - SQRT([.$A58]*[.$A58] - [.$A58]*[.M$1] + [.M$1]*[.M$1])) / 3" office:value-type="float" office:value="5.20311312329387" calcext:value-type="float">
            <text:p>5.20311312329387</text:p>
          </table:table-cell>
          <table:table-cell table:formula="of:=([.$A58] + [.N$1] - SQRT([.$A58]*[.$A58] - [.$A58]*[.N$1] + [.N$1]*[.N$1])) / 3" office:value-type="float" office:value="5.64380622026173" calcext:value-type="float">
            <text:p>5.64380622026173</text:p>
          </table:table-cell>
          <table:table-cell table:formula="of:=([.$A58] + [.O$1] - SQRT([.$A58]*[.$A58] - [.$A58]*[.O$1] + [.O$1]*[.O$1])) / 3" office:value-type="float" office:value="6.07861313800393" calcext:value-type="float">
            <text:p>6.07861313800393</text:p>
          </table:table-cell>
          <table:table-cell table:formula="of:=([.$A58] + [.P$1] - SQRT([.$A58]*[.$A58] - [.$A58]*[.P$1] + [.P$1]*[.P$1])) / 3" office:value-type="float" office:value="6.50742738116805" calcext:value-type="float">
            <text:p>6.50742738116805</text:p>
          </table:table-cell>
          <table:table-cell table:formula="of:=([.$A58] + [.Q$1] - SQRT([.$A58]*[.$A58] - [.$A58]*[.Q$1] + [.Q$1]*[.Q$1])) / 3" office:value-type="float" office:value="6.93014638582241" calcext:value-type="float">
            <text:p>6.93014638582241</text:p>
          </table:table-cell>
          <table:table-cell table:formula="of:=([.$A58] + [.R$1] - SQRT([.$A58]*[.$A58] - [.$A58]*[.R$1] + [.R$1]*[.R$1])) / 3" office:value-type="float" office:value="7.34667200427094" calcext:value-type="float">
            <text:p>7.34667200427094</text:p>
          </table:table-cell>
          <table:table-cell table:formula="of:=([.$A58] + [.S$1] - SQRT([.$A58]*[.$A58] - [.$A58]*[.S$1] + [.S$1]*[.S$1])) / 3" office:value-type="float" office:value="7.75691098779153" calcext:value-type="float">
            <text:p>7.75691098779153</text:p>
          </table:table-cell>
          <table:table-cell table:formula="of:=([.$A58] + [.T$1] - SQRT([.$A58]*[.$A58] - [.$A58]*[.T$1] + [.T$1]*[.T$1])) / 3" office:value-type="float" office:value="8.16077546248007" calcext:value-type="float">
            <text:p>8.16077546248007</text:p>
          </table:table-cell>
          <table:table-cell table:formula="of:=([.$A58] + [.U$1] - SQRT([.$A58]*[.$A58] - [.$A58]*[.U$1] + [.U$1]*[.U$1])) / 3" office:value-type="float" office:value="8.55818339314863" calcext:value-type="float">
            <text:p>8.55818339314863</text:p>
          </table:table-cell>
          <table:table-cell table:formula="of:=([.$A58] + [.V$1] - SQRT([.$A58]*[.$A58] - [.$A58]*[.V$1] + [.V$1]*[.V$1])) / 3" office:value-type="float" office:value="8.94905903007399" calcext:value-type="float">
            <text:p>8.94905903007399</text:p>
          </table:table-cell>
          <table:table-cell table:formula="of:=([.$A58] + [.W$1] - SQRT([.$A58]*[.$A58] - [.$A58]*[.W$1] + [.W$1]*[.W$1])) / 3" office:value-type="float" office:value="9.33333333333333" calcext:value-type="float">
            <text:p>9.33333333333333</text:p>
          </table:table-cell>
          <table:table-cell table:formula="of:=([.$A58] + [.X$1] - SQRT([.$A58]*[.$A58] - [.$A58]*[.X$1] + [.X$1]*[.X$1])) / 3" office:value-type="float" office:value="9.71094436950585" calcext:value-type="float">
            <text:p>9.71094436950585</text:p>
          </table:table-cell>
          <table:table-cell table:formula="of:=([.$A58] + [.Y$1] - SQRT([.$A58]*[.$A58] - [.$A58]*[.Y$1] + [.Y$1]*[.Y$1])) / 3" office:value-type="float" office:value="10.0818376756681" calcext:value-type="float">
            <text:p>10.0818376756681</text:p>
          </table:table-cell>
          <table:table-cell table:formula="of:=([.$A58] + [.Z$1] - SQRT([.$A58]*[.$A58] - [.$A58]*[.Z$1] + [.Z$1]*[.Z$1])) / 3" office:value-type="float" office:value="10.4459665858714" calcext:value-type="float">
            <text:p>10.4459665858714</text:p>
          </table:table-cell>
          <table:table-cell table:formula="of:=([.$A58] + [.AA$1] - SQRT([.$A58]*[.$A58] - [.$A58]*[.AA$1] + [.AA$1]*[.AA$1])) / 3" office:value-type="float" office:value="10.8032925156582" calcext:value-type="float">
            <text:p>10.8032925156582</text:p>
          </table:table-cell>
          <table:table-cell table:formula="of:=([.$A58] + [.AB$1] - SQRT([.$A58]*[.$A58] - [.$A58]*[.AB$1] + [.AB$1]*[.AB$1])) / 3" office:value-type="float" office:value="11.1537852006512" calcext:value-type="float">
            <text:p>11.1537852006512</text:p>
          </table:table-cell>
          <table:table-cell table:formula="of:=([.$A58] + [.AC$1] - SQRT([.$A58]*[.$A58] - [.$A58]*[.AC$1] + [.AC$1]*[.AC$1])) / 3" office:value-type="float" office:value="11.4974228858201" calcext:value-type="float">
            <text:p>11.4974228858201</text:p>
          </table:table-cell>
          <table:table-cell table:formula="of:=([.$A58] + [.AD$1] - SQRT([.$A58]*[.$A58] - [.$A58]*[.AD$1] + [.AD$1]*[.AD$1])) / 3" office:value-type="float" office:value="11.8341924626905" calcext:value-type="float">
            <text:p>11.8341924626905</text:p>
          </table:table-cell>
          <table:table-cell table:formula="of:=([.$A58] + [.AE$1] - SQRT([.$A58]*[.$A58] - [.$A58]*[.AE$1] + [.AE$1]*[.AE$1])) / 3" office:value-type="float" office:value="12.1640895524868" calcext:value-type="float">
            <text:p>12.1640895524868</text:p>
          </table:table-cell>
          <table:table-cell table:formula="of:=([.$A58] + [.AF$1] - SQRT([.$A58]*[.$A58] - [.$A58]*[.AF$1] + [.AF$1]*[.AF$1])) / 3" office:value-type="float" office:value="12.4871185339845" calcext:value-type="float">
            <text:p>12.4871185339845</text:p>
          </table:table-cell>
          <table:table-cell table:number-columns-repeated="1635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([.$A59] + [.B$1] - SQRT([.$A59]*[.$A59] - [.$A59]*[.B$1] + [.B$1]*[.B$1])) / 3" office:value-type="float" office:value="0" calcext:value-type="float">
            <text:p>0</text:p>
          </table:table-cell>
          <table:table-cell table:formula="of:=([.$A59] + [.C$1] - SQRT([.$A59]*[.$A59] - [.$A59]*[.C$1] + [.C$1]*[.C$1])) / 3" office:value-type="float" office:value="0.497787740551111" calcext:value-type="float">
            <text:p>0.497787740551111</text:p>
          </table:table-cell>
          <table:table-cell table:formula="of:=([.$A59] + [.D$1] - SQRT([.$A59]*[.$A59] - [.$A59]*[.D$1] + [.D$1]*[.D$1])) / 3" office:value-type="float" office:value="0.991073562891413" calcext:value-type="float">
            <text:p>0.991073562891413</text:p>
          </table:table-cell>
          <table:table-cell table:formula="of:=([.$A59] + [.E$1] - SQRT([.$A59]*[.$A59] - [.$A59]*[.E$1] + [.E$1]*[.E$1])) / 3" office:value-type="float" office:value="1.47974082254787" calcext:value-type="float">
            <text:p>1.47974082254787</text:p>
          </table:table-cell>
          <table:table-cell table:formula="of:=([.$A59] + [.F$1] - SQRT([.$A59]*[.$A59] - [.$A59]*[.F$1] + [.F$1]*[.F$1])) / 3" office:value-type="float" office:value="1.96367235539353" calcext:value-type="float">
            <text:p>1.96367235539353</text:p>
          </table:table-cell>
          <table:table-cell table:formula="of:=([.$A59] + [.G$1] - SQRT([.$A59]*[.$A59] - [.$A59]*[.G$1] + [.G$1]*[.G$1])) / 3" office:value-type="float" office:value="2.44275075621781" calcext:value-type="float">
            <text:p>2.44275075621781</text:p>
          </table:table-cell>
          <table:table-cell table:formula="of:=([.$A59] + [.H$1] - SQRT([.$A59]*[.$A59] - [.$A59]*[.H$1] + [.H$1]*[.H$1])) / 3" office:value-type="float" office:value="2.91685867997487" calcext:value-type="float">
            <text:p>2.91685867997487</text:p>
          </table:table-cell>
          <table:table-cell table:formula="of:=([.$A59] + [.I$1] - SQRT([.$A59]*[.$A59] - [.$A59]*[.I$1] + [.I$1]*[.I$1])) / 3" office:value-type="float" office:value="3.38587916537093" calcext:value-type="float">
            <text:p>3.38587916537093</text:p>
          </table:table-cell>
          <table:table-cell table:formula="of:=([.$A59] + [.J$1] - SQRT([.$A59]*[.$A59] - [.$A59]*[.J$1] + [.J$1]*[.J$1])) / 3" office:value-type="float" office:value="3.84969598014298" calcext:value-type="float">
            <text:p>3.84969598014298</text:p>
          </table:table-cell>
          <table:table-cell table:formula="of:=([.$A59] + [.K$1] - SQRT([.$A59]*[.$A59] - [.$A59]*[.K$1] + [.K$1]*[.K$1])) / 3" office:value-type="float" office:value="4.30819398704587" calcext:value-type="float">
            <text:p>4.30819398704587</text:p>
          </table:table-cell>
          <table:table-cell table:formula="of:=([.$A59] + [.L$1] - SQRT([.$A59]*[.$A59] - [.$A59]*[.L$1] + [.L$1]*[.L$1])) / 3" office:value-type="float" office:value="4.76125952920373" calcext:value-type="float">
            <text:p>4.76125952920373</text:p>
          </table:table-cell>
          <table:table-cell table:formula="of:=([.$A59] + [.M$1] - SQRT([.$A59]*[.$A59] - [.$A59]*[.M$1] + [.M$1]*[.M$1])) / 3" office:value-type="float" office:value="5.208780833102" calcext:value-type="float">
            <text:p>5.208780833102</text:p>
          </table:table-cell>
          <table:table-cell table:formula="of:=([.$A59] + [.N$1] - SQRT([.$A59]*[.$A59] - [.$A59]*[.N$1] + [.N$1]*[.N$1])) / 3" office:value-type="float" office:value="5.65064842710253" calcext:value-type="float">
            <text:p>5.65064842710253</text:p>
          </table:table-cell>
          <table:table-cell table:formula="of:=([.$A59] + [.O$1] - SQRT([.$A59]*[.$A59] - [.$A59]*[.O$1] + [.O$1]*[.O$1])) / 3" office:value-type="float" office:value="6.08675557296463" calcext:value-type="float">
            <text:p>6.08675557296463</text:p>
          </table:table-cell>
          <table:table-cell table:formula="of:=([.$A59] + [.P$1] - SQRT([.$A59]*[.$A59] - [.$A59]*[.P$1] + [.P$1]*[.P$1])) / 3" office:value-type="float" office:value="6.51699870745792" calcext:value-type="float">
            <text:p>6.51699870745792</text:p>
          </table:table-cell>
          <table:table-cell table:formula="of:=([.$A59] + [.Q$1] - SQRT([.$A59]*[.$A59] - [.$A59]*[.Q$1] + [.Q$1]*[.Q$1])) / 3" office:value-type="float" office:value="6.94127789076802" calcext:value-type="float">
            <text:p>6.94127789076802</text:p>
          </table:table-cell>
          <table:table-cell table:formula="of:=([.$A59] + [.R$1] - SQRT([.$A59]*[.$A59] - [.$A59]*[.R$1] + [.R$1]*[.R$1])) / 3" office:value-type="float" office:value="7.35949725803465" calcext:value-type="float">
            <text:p>7.35949725803465</text:p>
          </table:table-cell>
          <table:table-cell table:formula="of:=([.$A59] + [.S$1] - SQRT([.$A59]*[.$A59] - [.$A59]*[.S$1] + [.S$1]*[.S$1])) / 3" office:value-type="float" office:value="7.77156547003442" calcext:value-type="float">
            <text:p>7.77156547003442</text:p>
          </table:table-cell>
          <table:table-cell table:formula="of:=([.$A59] + [.T$1] - SQRT([.$A59]*[.$A59] - [.$A59]*[.T$1] + [.T$1]*[.T$1])) / 3" office:value-type="float" office:value="8.17739615873928" calcext:value-type="float">
            <text:p>8.17739615873928</text:p>
          </table:table-cell>
          <table:table-cell table:formula="of:=([.$A59] + [.U$1] - SQRT([.$A59]*[.$A59] - [.$A59]*[.U$1] + [.U$1]*[.U$1])) / 3" office:value-type="float" office:value="8.57690836325759" calcext:value-type="float">
            <text:p>8.57690836325759</text:p>
          </table:table-cell>
          <table:table-cell table:formula="of:=([.$A59] + [.V$1] - SQRT([.$A59]*[.$A59] - [.$A59]*[.V$1] + [.V$1]*[.V$1])) / 3" office:value-type="float" office:value="8.97002695150908" calcext:value-type="float">
            <text:p>8.97002695150908</text:p>
          </table:table-cell>
          <table:table-cell table:formula="of:=([.$A59] + [.W$1] - SQRT([.$A59]*[.$A59] - [.$A59]*[.W$1] + [.W$1]*[.W$1])) / 3" office:value-type="float" office:value="9.35668302290676" calcext:value-type="float">
            <text:p>9.35668302290676</text:p>
          </table:table-cell>
          <table:table-cell table:formula="of:=([.$A59] + [.X$1] - SQRT([.$A59]*[.$A59] - [.$A59]*[.X$1] + [.X$1]*[.X$1])) / 3" office:value-type="float" office:value="9.7368142873272" calcext:value-type="float">
            <text:p>9.7368142873272</text:p>
          </table:table-cell>
          <table:table-cell table:formula="of:=([.$A59] + [.Y$1] - SQRT([.$A59]*[.$A59] - [.$A59]*[.Y$1] + [.Y$1]*[.Y$1])) / 3" office:value-type="float" office:value="10.1103654157498" calcext:value-type="float">
            <text:p>10.1103654157498</text:p>
          </table:table-cell>
          <table:table-cell table:formula="of:=([.$A59] + [.Z$1] - SQRT([.$A59]*[.$A59] - [.$A59]*[.Z$1] + [.Z$1]*[.Z$1])) / 3" office:value-type="float" office:value="10.4772883581417" calcext:value-type="float">
            <text:p>10.4772883581417</text:p>
          </table:table-cell>
          <table:table-cell table:formula="of:=([.$A59] + [.AA$1] - SQRT([.$A59]*[.$A59] - [.$A59]*[.AA$1] + [.AA$1]*[.AA$1])) / 3" office:value-type="float" office:value="10.8375426244552" calcext:value-type="float">
            <text:p>10.8375426244552</text:p>
          </table:table-cell>
          <table:table-cell table:formula="of:=([.$A59] + [.AB$1] - SQRT([.$A59]*[.$A59] - [.$A59]*[.AB$1] + [.AB$1]*[.AB$1])) / 3" office:value-type="float" office:value="11.1910955249901" calcext:value-type="float">
            <text:p>11.1910955249901</text:p>
          </table:table-cell>
          <table:table-cell table:formula="of:=([.$A59] + [.AC$1] - SQRT([.$A59]*[.$A59] - [.$A59]*[.AC$1] + [.AC$1]*[.AC$1])) / 3" office:value-type="float" office:value="11.5379223668457" calcext:value-type="float">
            <text:p>11.5379223668457</text:p>
          </table:table-cell>
          <table:table-cell table:formula="of:=([.$A59] + [.AD$1] - SQRT([.$A59]*[.$A59] - [.$A59]*[.AD$1] + [.AD$1]*[.AD$1])) / 3" office:value-type="float" office:value="11.8780066037367" calcext:value-type="float">
            <text:p>11.8780066037367</text:p>
          </table:table-cell>
          <table:table-cell table:formula="of:=([.$A59] + [.AE$1] - SQRT([.$A59]*[.$A59] - [.$A59]*[.AE$1] + [.AE$1]*[.AE$1])) / 3" office:value-type="float" office:value="12.21133993707" calcext:value-type="float">
            <text:p>12.21133993707</text:p>
          </table:table-cell>
          <table:table-cell table:formula="of:=([.$A59] + [.AF$1] - SQRT([.$A59]*[.$A59] - [.$A59]*[.AF$1] + [.AF$1]*[.AF$1])) / 3" office:value-type="float" office:value="12.5379223668457" calcext:value-type="float">
            <text:p>12.5379223668457</text:p>
          </table:table-cell>
          <table:table-cell table:number-columns-repeated="1635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([.$A60] + [.B$1] - SQRT([.$A60]*[.$A60] - [.$A60]*[.B$1] + [.B$1]*[.B$1])) / 3" office:value-type="float" office:value="0" calcext:value-type="float">
            <text:p>0</text:p>
          </table:table-cell>
          <table:table-cell table:formula="of:=([.$A60] + [.C$1] - SQRT([.$A60]*[.$A60] - [.$A60]*[.C$1] + [.C$1]*[.C$1])) / 3" office:value-type="float" office:value="0.497826210226833" calcext:value-type="float">
            <text:p>0.497826210226833</text:p>
          </table:table-cell>
          <table:table-cell table:formula="of:=([.$A60] + [.D$1] - SQRT([.$A60]*[.$A60] - [.$A60]*[.D$1] + [.D$1]*[.D$1])) / 3" office:value-type="float" office:value="0.991230094155663" calcext:value-type="float">
            <text:p>0.991230094155663</text:p>
          </table:table-cell>
          <table:table-cell table:formula="of:=([.$A60] + [.E$1] - SQRT([.$A60]*[.$A60] - [.$A60]*[.E$1] + [.E$1]*[.E$1])) / 3" office:value-type="float" office:value="1.48009901016097" calcext:value-type="float">
            <text:p>1.48009901016097</text:p>
          </table:table-cell>
          <table:table-cell table:formula="of:=([.$A60] + [.F$1] - SQRT([.$A60]*[.$A60] - [.$A60]*[.F$1] + [.F$1]*[.F$1])) / 3" office:value-type="float" office:value="1.96431981452595" calcext:value-type="float">
            <text:p>1.96431981452595</text:p>
          </table:table-cell>
          <table:table-cell table:formula="of:=([.$A60] + [.G$1] - SQRT([.$A60]*[.$A60] - [.$A60]*[.G$1] + [.G$1]*[.G$1])) / 3" office:value-type="float" office:value="2.44377912037763" calcext:value-type="float">
            <text:p>2.44377912037763</text:p>
          </table:table-cell>
          <table:table-cell table:formula="of:=([.$A60] + [.H$1] - SQRT([.$A60]*[.$A60] - [.$A60]*[.H$1] + [.H$1]*[.H$1])) / 3" office:value-type="float" office:value="2.91836357742249" calcext:value-type="float">
            <text:p>2.91836357742249</text:p>
          </table:table-cell>
          <table:table-cell table:formula="of:=([.$A60] + [.I$1] - SQRT([.$A60]*[.$A60] - [.$A60]*[.I$1] + [.I$1]*[.I$1])) / 3" office:value-type="float" office:value="3.38796017219307" calcext:value-type="float">
            <text:p>3.38796017219307</text:p>
          </table:table-cell>
          <table:table-cell table:formula="of:=([.$A60] + [.J$1] - SQRT([.$A60]*[.$A60] - [.$A60]*[.J$1] + [.J$1]*[.J$1])) / 3" office:value-type="float" office:value="3.85245654824507" calcext:value-type="float">
            <text:p>3.85245654824507</text:p>
          </table:table-cell>
          <table:table-cell table:formula="of:=([.$A60] + [.K$1] - SQRT([.$A60]*[.$A60] - [.$A60]*[.K$1] + [.K$1]*[.K$1])) / 3" office:value-type="float" office:value="4.31174134544897" calcext:value-type="float">
            <text:p>4.31174134544897</text:p>
          </table:table-cell>
          <table:table-cell table:formula="of:=([.$A60] + [.L$1] - SQRT([.$A60]*[.$A60] - [.$A60]*[.L$1] + [.L$1]*[.L$1])) / 3" office:value-type="float" office:value="4.76570455720326" calcext:value-type="float">
            <text:p>4.76570455720326</text:p>
          </table:table-cell>
          <table:table-cell table:formula="of:=([.$A60] + [.M$1] - SQRT([.$A60]*[.$A60] - [.$A60]*[.M$1] + [.M$1]*[.M$1])) / 3" office:value-type="float" office:value="5.2142379040612" calcext:value-type="float">
            <text:p>5.2142379040612</text:p>
          </table:table-cell>
          <table:table-cell table:formula="of:=([.$A60] + [.N$1] - SQRT([.$A60]*[.$A60] - [.$A60]*[.N$1] + [.N$1]*[.N$1])) / 3" office:value-type="float" office:value="5.6572352219162" calcext:value-type="float">
            <text:p>5.6572352219162</text:p>
          </table:table-cell>
          <table:table-cell table:formula="of:=([.$A60] + [.O$1] - SQRT([.$A60]*[.$A60] - [.$A60]*[.O$1] + [.O$1]*[.O$1])) / 3" office:value-type="float" office:value="6.09459286253707" calcext:value-type="float">
            <text:p>6.09459286253707</text:p>
          </table:table-cell>
          <table:table-cell table:formula="of:=([.$A60] + [.P$1] - SQRT([.$A60]*[.$A60] - [.$A60]*[.P$1] + [.P$1]*[.P$1])) / 3" office:value-type="float" office:value="6.52621010389179" calcext:value-type="float">
            <text:p>6.52621010389179</text:p>
          </table:table-cell>
          <table:table-cell table:formula="of:=([.$A60] + [.Q$1] - SQRT([.$A60]*[.$A60] - [.$A60]*[.Q$1] + [.Q$1]*[.Q$1])) / 3" office:value-type="float" office:value="6.95198956735508" calcext:value-type="float">
            <text:p>6.95198956735508</text:p>
          </table:table-cell>
          <table:table-cell table:formula="of:=([.$A60] + [.R$1] - SQRT([.$A60]*[.$A60] - [.$A60]*[.R$1] + [.R$1]*[.R$1])) / 3" office:value-type="float" office:value="7.37183763856954" calcext:value-type="float">
            <text:p>7.37183763856954</text:p>
          </table:table-cell>
          <table:table-cell table:formula="of:=([.$A60] + [.S$1] - SQRT([.$A60]*[.$A60] - [.$A60]*[.S$1] + [.S$1]*[.S$1])) / 3" office:value-type="float" office:value="7.78566488843286" calcext:value-type="float">
            <text:p>7.78566488843286</text:p>
          </table:table-cell>
          <table:table-cell table:formula="of:=([.$A60] + [.T$1] - SQRT([.$A60]*[.$A60] - [.$A60]*[.T$1] + [.T$1]*[.T$1])) / 3" office:value-type="float" office:value="8.19338649042341" calcext:value-type="float">
            <text:p>8.19338649042341</text:p>
          </table:table-cell>
          <table:table-cell table:formula="of:=([.$A60] + [.U$1] - SQRT([.$A60]*[.$A60] - [.$A60]*[.U$1] + [.U$1]*[.U$1])) / 3" office:value-type="float" office:value="8.59492263026416" calcext:value-type="float">
            <text:p>8.59492263026416</text:p>
          </table:table-cell>
          <table:table-cell table:formula="of:=([.$A60] + [.V$1] - SQRT([.$A60]*[.$A60] - [.$A60]*[.V$1] + [.V$1]*[.V$1])) / 3" office:value-type="float" office:value="8.99019890376924" calcext:value-type="float">
            <text:p>8.99019890376924</text:p>
          </table:table-cell>
          <table:table-cell table:formula="of:=([.$A60] + [.W$1] - SQRT([.$A60]*[.$A60] - [.$A60]*[.W$1] + [.W$1]*[.W$1])) / 3" office:value-type="float" office:value="9.37914669862731" calcext:value-type="float">
            <text:p>9.37914669862731</text:p>
          </table:table-cell>
          <table:table-cell table:formula="of:=([.$A60] + [.X$1] - SQRT([.$A60]*[.$A60] - [.$A60]*[.X$1] + [.X$1]*[.X$1])) / 3" office:value-type="float" office:value="9.76170355585871" calcext:value-type="float">
            <text:p>9.76170355585871</text:p>
          </table:table-cell>
          <table:table-cell table:formula="of:=([.$A60] + [.Y$1] - SQRT([.$A60]*[.$A60] - [.$A60]*[.Y$1] + [.Y$1]*[.Y$1])) / 3" office:value-type="float" office:value="10.1378135067444" calcext:value-type="float">
            <text:p>10.1378135067444</text:p>
          </table:table-cell>
          <table:table-cell table:formula="of:=([.$A60] + [.Z$1] - SQRT([.$A60]*[.$A60] - [.$A60]*[.Z$1] + [.Z$1]*[.Z$1])) / 3" office:value-type="float" office:value="10.5074273811681" calcext:value-type="float">
            <text:p>10.5074273811681</text:p>
          </table:table-cell>
          <table:table-cell table:formula="of:=([.$A60] + [.AA$1] - SQRT([.$A60]*[.$A60] - [.$A60]*[.AA$1] + [.AA$1]*[.AA$1])) / 3" office:value-type="float" office:value="10.8705030835412" calcext:value-type="float">
            <text:p>10.8705030835412</text:p>
          </table:table-cell>
          <table:table-cell table:formula="of:=([.$A60] + [.AB$1] - SQRT([.$A60]*[.$A60] - [.$A60]*[.AB$1] + [.AB$1]*[.AB$1])) / 3" office:value-type="float" office:value="11.2270058327878" calcext:value-type="float">
            <text:p>11.2270058327878</text:p>
          </table:table-cell>
          <table:table-cell table:formula="of:=([.$A60] + [.AC$1] - SQRT([.$A60]*[.$A60] - [.$A60]*[.AC$1] + [.AC$1]*[.AC$1])) / 3" office:value-type="float" office:value="11.5769083632576" calcext:value-type="float">
            <text:p>11.5769083632576</text:p>
          </table:table-cell>
          <table:table-cell table:formula="of:=([.$A60] + [.AD$1] - SQRT([.$A60]*[.$A60] - [.$A60]*[.AD$1] + [.AD$1]*[.AD$1])) / 3" office:value-type="float" office:value="11.9201910838927" calcext:value-type="float">
            <text:p>11.9201910838927</text:p>
          </table:table-cell>
          <table:table-cell table:formula="of:=([.$A60] + [.AE$1] - SQRT([.$A60]*[.$A60] - [.$A60]*[.AE$1] + [.AE$1]*[.AE$1])) / 3" office:value-type="float" office:value="12.2568421935009" calcext:value-type="float">
            <text:p>12.2568421935009</text:p>
          </table:table-cell>
          <table:table-cell table:formula="of:=([.$A60] + [.AF$1] - SQRT([.$A60]*[.$A60] - [.$A60]*[.AF$1] + [.AF$1]*[.AF$1])) / 3" office:value-type="float" office:value="12.5868577505594" calcext:value-type="float">
            <text:p>12.5868577505594</text:p>
          </table:table-cell>
          <table:table-cell table:number-columns-repeated="1635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([.$A61] + [.B$1] - SQRT([.$A61]*[.$A61] - [.$A61]*[.B$1] + [.B$1]*[.B$1])) / 3" office:value-type="float" office:value="0" calcext:value-type="float">
            <text:p>0</text:p>
          </table:table-cell>
          <table:table-cell table:formula="of:=([.$A61] + [.C$1] - SQRT([.$A61]*[.$A61] - [.$A61]*[.C$1] + [.C$1]*[.C$1])) / 3" office:value-type="float" office:value="0.497863364919901" calcext:value-type="float">
            <text:p>0.497863364919901</text:p>
          </table:table-cell>
          <table:table-cell table:formula="of:=([.$A61] + [.D$1] - SQRT([.$A61]*[.$A61] - [.$A61]*[.D$1] + [.D$1]*[.D$1])) / 3" office:value-type="float" office:value="0.991381231461323" calcext:value-type="float">
            <text:p>0.991381231461323</text:p>
          </table:table-cell>
          <table:table-cell table:formula="of:=([.$A61] + [.E$1] - SQRT([.$A61]*[.$A61] - [.$A61]*[.E$1] + [.E$1]*[.E$1])) / 3" office:value-type="float" office:value="1.48044475845579" calcext:value-type="float">
            <text:p>1.48044475845579</text:p>
          </table:table-cell>
          <table:table-cell table:formula="of:=([.$A61] + [.F$1] - SQRT([.$A61]*[.$A61] - [.$A61]*[.F$1] + [.F$1]*[.F$1])) / 3" office:value-type="float" office:value="1.96494461964102" calcext:value-type="float">
            <text:p>1.96494461964102</text:p>
          </table:table-cell>
          <table:table-cell table:formula="of:=([.$A61] + [.G$1] - SQRT([.$A61]*[.$A61] - [.$A61]*[.G$1] + [.G$1]*[.G$1])) / 3" office:value-type="float" office:value="2.44477124465708" calcext:value-type="float">
            <text:p>2.44477124465708</text:p>
          </table:table-cell>
          <table:table-cell table:formula="of:=([.$A61] + [.H$1] - SQRT([.$A61]*[.$A61] - [.$A61]*[.H$1] + [.H$1]*[.H$1])) / 3" office:value-type="float" office:value="2.91981507914818" calcext:value-type="float">
            <text:p>2.91981507914818</text:p>
          </table:table-cell>
          <table:table-cell table:formula="of:=([.$A61] + [.I$1] - SQRT([.$A61]*[.$A61] - [.$A61]*[.I$1] + [.I$1]*[.I$1])) / 3" office:value-type="float" office:value="3.38996686372285" calcext:value-type="float">
            <text:p>3.38996686372285</text:p>
          </table:table-cell>
          <table:table-cell table:formula="of:=([.$A61] + [.J$1] - SQRT([.$A61]*[.$A61] - [.$A61]*[.J$1] + [.J$1]*[.J$1])) / 3" office:value-type="float" office:value="3.8551179312864" calcext:value-type="float">
            <text:p>3.8551179312864</text:p>
          </table:table-cell>
          <table:table-cell table:formula="of:=([.$A61] + [.K$1] - SQRT([.$A61]*[.$A61] - [.$A61]*[.K$1] + [.K$1]*[.K$1])) / 3" office:value-type="float" office:value="4.31516052199893" calcext:value-type="float">
            <text:p>4.31516052199893</text:p>
          </table:table-cell>
          <table:table-cell table:formula="of:=([.$A61] + [.L$1] - SQRT([.$A61]*[.$A61] - [.$A61]*[.L$1] + [.L$1]*[.L$1])) / 3" office:value-type="float" office:value="4.76998811483291" calcext:value-type="float">
            <text:p>4.76998811483291</text:p>
          </table:table-cell>
          <table:table-cell table:formula="of:=([.$A61] + [.M$1] - SQRT([.$A61]*[.$A61] - [.$A61]*[.M$1] + [.M$1]*[.M$1])) / 3" office:value-type="float" office:value="5.21949577440863" calcext:value-type="float">
            <text:p>5.21949577440863</text:p>
          </table:table-cell>
          <table:table-cell table:formula="of:=([.$A61] + [.N$1] - SQRT([.$A61]*[.$A61] - [.$A61]*[.N$1] + [.N$1]*[.N$1])) / 3" office:value-type="float" office:value="5.66358051147897" calcext:value-type="float">
            <text:p>5.66358051147897</text:p>
          </table:table-cell>
          <table:table-cell table:formula="of:=([.$A61] + [.O$1] - SQRT([.$A61]*[.$A61] - [.$A61]*[.O$1] + [.O$1]*[.O$1])) / 3" office:value-type="float" office:value="6.1021416551216" calcext:value-type="float">
            <text:p>6.1021416551216</text:p>
          </table:table-cell>
          <table:table-cell table:formula="of:=([.$A61] + [.P$1] - SQRT([.$A61]*[.$A61] - [.$A61]*[.P$1] + [.P$1]*[.P$1])) / 3" office:value-type="float" office:value="6.53508123438334" calcext:value-type="float">
            <text:p>6.53508123438334</text:p>
          </table:table-cell>
          <table:table-cell table:formula="of:=([.$A61] + [.Q$1] - SQRT([.$A61]*[.$A61] - [.$A61]*[.Q$1] + [.Q$1]*[.Q$1])) / 3" office:value-type="float" office:value="6.962304366814" calcext:value-type="float">
            <text:p>6.962304366814</text:p>
          </table:table-cell>
          <table:table-cell table:formula="of:=([.$A61] + [.R$1] - SQRT([.$A61]*[.$A61] - [.$A61]*[.R$1] + [.R$1]*[.R$1])) / 3" office:value-type="float" office:value="7.38371965103492" calcext:value-type="float">
            <text:p>7.38371965103492</text:p>
          </table:table-cell>
          <table:table-cell table:formula="of:=([.$A61] + [.S$1] - SQRT([.$A61]*[.$A61] - [.$A61]*[.S$1] + [.S$1]*[.S$1])) / 3" office:value-type="float" office:value="7.79923956021679" calcext:value-type="float">
            <text:p>7.79923956021679</text:p>
          </table:table-cell>
          <table:table-cell table:formula="of:=([.$A61] + [.T$1] - SQRT([.$A61]*[.$A61] - [.$A61]*[.T$1] + [.T$1]*[.T$1])) / 3" office:value-type="float" office:value="8.208780833102" calcext:value-type="float">
            <text:p>8.208780833102</text:p>
          </table:table-cell>
          <table:table-cell table:formula="of:=([.$A61] + [.U$1] - SQRT([.$A61]*[.$A61] - [.$A61]*[.U$1] + [.U$1]*[.U$1])) / 3" office:value-type="float" office:value="8.6122648590067" calcext:value-type="float">
            <text:p>8.6122648590067</text:p>
          </table:table-cell>
          <table:table-cell table:formula="of:=([.$A61] + [.V$1] - SQRT([.$A61]*[.$A61] - [.$A61]*[.V$1] + [.V$1]*[.V$1])) / 3" office:value-type="float" office:value="9.00961805308496" calcext:value-type="float">
            <text:p>9.00961805308496</text:p>
          </table:table-cell>
          <table:table-cell table:formula="of:=([.$A61] + [.W$1] - SQRT([.$A61]*[.$A61] - [.$A61]*[.W$1] + [.W$1]*[.W$1])) / 3" office:value-type="float" office:value="9.40077221804017" calcext:value-type="float">
            <text:p>9.40077221804017</text:p>
          </table:table-cell>
          <table:table-cell table:formula="of:=([.$A61] + [.X$1] - SQRT([.$A61]*[.$A61] - [.$A61]*[.X$1] + [.X$1]*[.X$1])) / 3" office:value-type="float" office:value="9.78566488843286" calcext:value-type="float">
            <text:p>9.78566488843286</text:p>
          </table:table-cell>
          <table:table-cell table:formula="of:=([.$A61] + [.Y$1] - SQRT([.$A61]*[.$A61] - [.$A61]*[.Y$1] + [.Y$1]*[.Y$1])) / 3" office:value-type="float" office:value="10.1642396537655" calcext:value-type="float">
            <text:p>10.1642396537655</text:p>
          </table:table-cell>
          <table:table-cell table:formula="of:=([.$A61] + [.Z$1] - SQRT([.$A61]*[.$A61] - [.$A61]*[.Z$1] + [.Z$1]*[.Z$1])) / 3" office:value-type="float" office:value="10.5364464566272" calcext:value-type="float">
            <text:p>10.5364464566272</text:p>
          </table:table-cell>
          <table:table-cell table:formula="of:=([.$A61] + [.AA$1] - SQRT([.$A61]*[.$A61] - [.$A61]*[.AA$1] + [.AA$1]*[.AA$1])) / 3" office:value-type="float" office:value="10.9022418623571" calcext:value-type="float">
            <text:p>10.9022418623571</text:p>
          </table:table-cell>
          <table:table-cell table:formula="of:=([.$A61] + [.AB$1] - SQRT([.$A61]*[.$A61] - [.$A61]*[.AB$1] + [.AB$1]*[.AB$1])) / 3" office:value-type="float" office:value="11.2615892969308" calcext:value-type="float">
            <text:p>11.2615892969308</text:p>
          </table:table-cell>
          <table:table-cell table:formula="of:=([.$A61] + [.AC$1] - SQRT([.$A61]*[.$A61] - [.$A61]*[.AC$1] + [.AC$1]*[.AC$1])) / 3" office:value-type="float" office:value="11.6144592500951" calcext:value-type="float">
            <text:p>11.6144592500951</text:p>
          </table:table-cell>
          <table:table-cell table:formula="of:=([.$A61] + [.AD$1] - SQRT([.$A61]*[.$A61] - [.$A61]*[.AD$1] + [.AD$1]*[.AD$1])) / 3" office:value-type="float" office:value="11.9608294411573" calcext:value-type="float">
            <text:p>11.9608294411573</text:p>
          </table:table-cell>
          <table:table-cell table:formula="of:=([.$A61] + [.AE$1] - SQRT([.$A61]*[.$A61] - [.$A61]*[.AE$1] + [.AE$1]*[.AE$1])) / 3" office:value-type="float" office:value="12.3006849452784" calcext:value-type="float">
            <text:p>12.3006849452784</text:p>
          </table:table-cell>
          <table:table-cell table:formula="of:=([.$A61] + [.AF$1] - SQRT([.$A61]*[.$A61] - [.$A61]*[.AF$1] + [.AF$1]*[.AF$1])) / 3" office:value-type="float" office:value="12.6340182786117" calcext:value-type="float">
            <text:p>12.6340182786117</text:p>
          </table:table-cell>
          <table:table-cell table:number-columns-repeated="1635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([.$A62] + [.B$1] - SQRT([.$A62]*[.$A62] - [.$A62]*[.B$1] + [.B$1]*[.B$1])) / 3" office:value-type="float" office:value="0" calcext:value-type="float">
            <text:p>0</text:p>
          </table:table-cell>
          <table:table-cell table:formula="of:=([.$A62] + [.C$1] - SQRT([.$A62]*[.$A62] - [.$A62]*[.C$1] + [.C$1]*[.C$1])) / 3" office:value-type="float" office:value="0.497899270917548" calcext:value-type="float">
            <text:p>0.497899270917548</text:p>
          </table:table-cell>
          <table:table-cell table:formula="of:=([.$A62] + [.D$1] - SQRT([.$A62]*[.$A62] - [.$A62]*[.D$1] + [.D$1]*[.D$1])) / 3" office:value-type="float" office:value="0.991527248835058" calcext:value-type="float">
            <text:p>0.991527248835058</text:p>
          </table:table-cell>
          <table:table-cell table:formula="of:=([.$A62] + [.E$1] - SQRT([.$A62]*[.$A62] - [.$A62]*[.E$1] + [.E$1]*[.E$1])) / 3" office:value-type="float" office:value="1.48077870405686" calcext:value-type="float">
            <text:p>1.48077870405686</text:p>
          </table:table-cell>
          <table:table-cell table:formula="of:=([.$A62] + [.F$1] - SQRT([.$A62]*[.$A62] - [.$A62]*[.F$1] + [.F$1]*[.F$1])) / 3" office:value-type="float" office:value="1.9655479382214" calcext:value-type="float">
            <text:p>1.9655479382214</text:p>
          </table:table-cell>
          <table:table-cell table:formula="of:=([.$A62] + [.G$1] - SQRT([.$A62]*[.$A62] - [.$A62]*[.G$1] + [.G$1]*[.G$1])) / 3" office:value-type="float" office:value="2.44572900888201" calcext:value-type="float">
            <text:p>2.44572900888201</text:p>
          </table:table-cell>
          <table:table-cell table:formula="of:=([.$A62] + [.H$1] - SQRT([.$A62]*[.$A62] - [.$A62]*[.H$1] + [.H$1]*[.H$1])) / 3" office:value-type="float" office:value="2.92121597166109" calcext:value-type="float">
            <text:p>2.92121597166109</text:p>
          </table:table-cell>
          <table:table-cell table:formula="of:=([.$A62] + [.I$1] - SQRT([.$A62]*[.$A62] - [.$A62]*[.I$1] + [.I$1]*[.I$1])) / 3" office:value-type="float" office:value="3.39190313976617" calcext:value-type="float">
            <text:p>3.39190313976617</text:p>
          </table:table-cell>
          <table:table-cell table:formula="of:=([.$A62] + [.J$1] - SQRT([.$A62]*[.$A62] - [.$A62]*[.J$1] + [.J$1]*[.J$1])) / 3" office:value-type="float" office:value="3.85768536044549" calcext:value-type="float">
            <text:p>3.85768536044549</text:p>
          </table:table-cell>
          <table:table-cell table:formula="of:=([.$A62] + [.K$1] - SQRT([.$A62]*[.$A62] - [.$A62]*[.K$1] + [.K$1]*[.K$1])) / 3" office:value-type="float" office:value="4.31845830773059" calcext:value-type="float">
            <text:p>4.31845830773059</text:p>
          </table:table-cell>
          <table:table-cell table:formula="of:=([.$A62] + [.L$1] - SQRT([.$A62]*[.$A62] - [.$A62]*[.L$1] + [.L$1]*[.L$1])) / 3" office:value-type="float" office:value="4.77411879056659" calcext:value-type="float">
            <text:p>4.77411879056659</text:p>
          </table:table-cell>
          <table:table-cell table:formula="of:=([.$A62] + [.M$1] - SQRT([.$A62]*[.$A62] - [.$A62]*[.M$1] + [.M$1]*[.M$1])) / 3" office:value-type="float" office:value="5.22456507516926" calcext:value-type="float">
            <text:p>5.22456507516926</text:p>
          </table:table-cell>
          <table:table-cell table:formula="of:=([.$A62] + [.N$1] - SQRT([.$A62]*[.$A62] - [.$A62]*[.N$1] + [.N$1]*[.N$1])) / 3" office:value-type="float" office:value="5.66969722017664" calcext:value-type="float">
            <text:p>5.66969722017664</text:p>
          </table:table-cell>
          <table:table-cell table:formula="of:=([.$A62] + [.O$1] - SQRT([.$A62]*[.$A62] - [.$A62]*[.O$1] + [.O$1]*[.O$1])) / 3" office:value-type="float" office:value="6.10941742288447" calcext:value-type="float">
            <text:p>6.10941742288447</text:p>
          </table:table-cell>
          <table:table-cell table:formula="of:=([.$A62] + [.P$1] - SQRT([.$A62]*[.$A62] - [.$A62]*[.P$1] + [.P$1]*[.P$1])) / 3" office:value-type="float" office:value="6.54363037457575" calcext:value-type="float">
            <text:p>6.54363037457575</text:p>
          </table:table-cell>
          <table:table-cell table:formula="of:=([.$A62] + [.Q$1] - SQRT([.$A62]*[.$A62] - [.$A62]*[.Q$1] + [.Q$1]*[.Q$1])) / 3" office:value-type="float" office:value="6.97224362268005" calcext:value-type="float">
            <text:p>6.97224362268005</text:p>
          </table:table-cell>
          <table:table-cell table:formula="of:=([.$A62] + [.R$1] - SQRT([.$A62]*[.$A62] - [.$A62]*[.R$1] + [.R$1]*[.R$1])) / 3" office:value-type="float" office:value="7.39516793723505" calcext:value-type="float">
            <text:p>7.39516793723505</text:p>
          </table:table-cell>
          <table:table-cell table:formula="of:=([.$A62] + [.S$1] - SQRT([.$A62]*[.$A62] - [.$A62]*[.S$1] + [.S$1]*[.S$1])) / 3" office:value-type="float" office:value="7.81231767887723" calcext:value-type="float">
            <text:p>7.81231767887723</text:p>
          </table:table-cell>
          <table:table-cell table:formula="of:=([.$A62] + [.T$1] - SQRT([.$A62]*[.$A62] - [.$A62]*[.T$1] + [.T$1]*[.T$1])) / 3" office:value-type="float" office:value="8.22361116536882" calcext:value-type="float">
            <text:p>8.22361116536882</text:p>
          </table:table-cell>
          <table:table-cell table:formula="of:=([.$A62] + [.U$1] - SQRT([.$A62]*[.$A62] - [.$A62]*[.U$1] + [.U$1]*[.U$1])) / 3" office:value-type="float" office:value="8.62897103348067" calcext:value-type="float">
            <text:p>8.62897103348067</text:p>
          </table:table-cell>
          <table:table-cell table:formula="of:=([.$A62] + [.V$1] - SQRT([.$A62]*[.$A62] - [.$A62]*[.V$1] + [.V$1]*[.V$1])) / 3" office:value-type="float" office:value="9.02832459290273" calcext:value-type="float">
            <text:p>9.02832459290273</text:p>
          </table:table-cell>
          <table:table-cell table:formula="of:=([.$A62] + [.W$1] - SQRT([.$A62]*[.$A62] - [.$A62]*[.W$1] + [.W$1]*[.W$1])) / 3" office:value-type="float" office:value="9.42160416875306" calcext:value-type="float">
            <text:p>9.42160416875306</text:p>
          </table:table-cell>
          <table:table-cell table:formula="of:=([.$A62] + [.X$1] - SQRT([.$A62]*[.$A62] - [.$A62]*[.X$1] + [.X$1]*[.X$1])) / 3" office:value-type="float" office:value="9.80874742920678" calcext:value-type="float">
            <text:p>9.80874742920678</text:p>
          </table:table-cell>
          <table:table-cell table:formula="of:=([.$A62] + [.Y$1] - SQRT([.$A62]*[.$A62] - [.$A62]*[.Y$1] + [.Y$1]*[.Y$1])) / 3" office:value-type="float" office:value="10.1896976947756" calcext:value-type="float">
            <text:p>10.1896976947756</text:p>
          </table:table-cell>
          <table:table-cell table:formula="of:=([.$A62] + [.Z$1] - SQRT([.$A62]*[.$A62] - [.$A62]*[.Z$1] + [.Z$1]*[.Z$1])) / 3" office:value-type="float" office:value="10.5644042258373" calcext:value-type="float">
            <text:p>10.5644042258373</text:p>
          </table:table-cell>
          <table:table-cell table:formula="of:=([.$A62] + [.AA$1] - SQRT([.$A62]*[.$A62] - [.$A62]*[.AA$1] + [.AA$1]*[.AA$1])) / 3" office:value-type="float" office:value="10.9328224851491" calcext:value-type="float">
            <text:p>10.9328224851491</text:p>
          </table:table-cell>
          <table:table-cell table:formula="of:=([.$A62] + [.AB$1] - SQRT([.$A62]*[.$A62] - [.$A62]*[.AB$1] + [.AB$1]*[.AB$1])) / 3" office:value-type="float" office:value="11.2949143722728" calcext:value-type="float">
            <text:p>11.2949143722728</text:p>
          </table:table-cell>
          <table:table-cell table:formula="of:=([.$A62] + [.AC$1] - SQRT([.$A62]*[.$A62] - [.$A62]*[.AC$1] + [.AC$1]*[.AC$1])) / 3" office:value-type="float" office:value="11.6506484271025" calcext:value-type="float">
            <text:p>11.6506484271025</text:p>
          </table:table-cell>
          <table:table-cell table:style-name="ce6" table:formula="of:=([.$A62] + [.AD$1] - SQRT([.$A62]*[.$A62] - [.$A62]*[.AD$1] + [.AD$1]*[.AD$1])) / 3" office:value-type="float" office:value="12" calcext:value-type="float">
            <text:p>12</text:p>
          </table:table-cell>
          <table:table-cell table:formula="of:=([.$A62] + [.AE$1] - SQRT([.$A62]*[.$A62] - [.$A62]*[.AE$1] + [.AE$1]*[.AE$1])) / 3" office:value-type="float" office:value="12.3429513864183" calcext:value-type="float">
            <text:p>12.3429513864183</text:p>
          </table:table-cell>
          <table:table-cell table:formula="of:=([.$A62] + [.AF$1] - SQRT([.$A62]*[.$A62] - [.$A62]*[.AF$1] + [.AF$1]*[.AF$1])) / 3" office:value-type="float" office:value="12.6794919243112" calcext:value-type="float">
            <text:p>12.6794919243112</text:p>
          </table:table-cell>
          <table:table-cell table:number-columns-repeated="1635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([.$A63] + [.B$1] - SQRT([.$A63]*[.$A63] - [.$A63]*[.B$1] + [.B$1]*[.B$1])) / 3" office:value-type="float" office:value="0" calcext:value-type="float">
            <text:p>0</text:p>
          </table:table-cell>
          <table:table-cell table:formula="of:=([.$A63] + [.C$1] - SQRT([.$A63]*[.$A63] - [.$A63]*[.C$1] + [.C$1]*[.C$1])) / 3" office:value-type="float" office:value="0.497933990125541" calcext:value-type="float">
            <text:p>0.497933990125541</text:p>
          </table:table-cell>
          <table:table-cell table:formula="of:=([.$A63] + [.D$1] - SQRT([.$A63]*[.$A63] - [.$A63]*[.D$1] + [.D$1]*[.D$1])) / 3" office:value-type="float" office:value="0.991668402054775" calcext:value-type="float">
            <text:p>0.991668402054775</text:p>
          </table:table-cell>
          <table:table-cell table:formula="of:=([.$A63] + [.E$1] - SQRT([.$A63]*[.$A63] - [.$A63]*[.E$1] + [.E$1]*[.E$1])) / 3" office:value-type="float" office:value="1.48110144089587" calcext:value-type="float">
            <text:p>1.48110144089587</text:p>
          </table:table-cell>
          <table:table-cell table:formula="of:=([.$A63] + [.F$1] - SQRT([.$A63]*[.$A63] - [.$A63]*[.F$1] + [.F$1]*[.F$1])) / 3" office:value-type="float" office:value="1.96613085895039" calcext:value-type="float">
            <text:p>1.96613085895039</text:p>
          </table:table-cell>
          <table:table-cell table:formula="of:=([.$A63] + [.G$1] - SQRT([.$A63]*[.$A63] - [.$A63]*[.G$1] + [.G$1]*[.G$1])) / 3" office:value-type="float" office:value="2.44665416525005" calcext:value-type="float">
            <text:p>2.44665416525005</text:p>
          </table:table-cell>
          <table:table-cell table:formula="of:=([.$A63] + [.H$1] - SQRT([.$A63]*[.$A63] - [.$A63]*[.H$1] + [.H$1]*[.H$1])) / 3" office:value-type="float" office:value="2.92256885127911" calcext:value-type="float">
            <text:p>2.92256885127911</text:p>
          </table:table-cell>
          <table:table-cell table:formula="of:=([.$A63] + [.I$1] - SQRT([.$A63]*[.$A63] - [.$A63]*[.I$1] + [.I$1]*[.I$1])) / 3" office:value-type="float" office:value="3.39377263270165" calcext:value-type="float">
            <text:p>3.39377263270165</text:p>
          </table:table-cell>
          <table:table-cell table:formula="of:=([.$A63] + [.J$1] - SQRT([.$A63]*[.$A63] - [.$A63]*[.J$1] + [.J$1]*[.J$1])) / 3" office:value-type="float" office:value="3.86016370672588" calcext:value-type="float">
            <text:p>3.86016370672588</text:p>
          </table:table-cell>
          <table:table-cell table:formula="of:=([.$A63] + [.K$1] - SQRT([.$A63]*[.$A63] - [.$A63]*[.K$1] + [.K$1]*[.K$1])) / 3" office:value-type="float" office:value="4.3216410245344" calcext:value-type="float">
            <text:p>4.3216410245344</text:p>
          </table:table-cell>
          <table:table-cell table:formula="of:=([.$A63] + [.L$1] - SQRT([.$A63]*[.$A63] - [.$A63]*[.L$1] + [.L$1]*[.L$1])) / 3" office:value-type="float" office:value="4.77810457799041" calcext:value-type="float">
            <text:p>4.77810457799041</text:p>
          </table:table-cell>
          <table:table-cell table:formula="of:=([.$A63] + [.M$1] - SQRT([.$A63]*[.$A63] - [.$A63]*[.M$1] + [.M$1]*[.M$1])) / 3" office:value-type="float" office:value="5.22945569959855" calcext:value-type="float">
            <text:p>5.22945569959855</text:p>
          </table:table-cell>
          <table:table-cell table:formula="of:=([.$A63] + [.N$1] - SQRT([.$A63]*[.$A63] - [.$A63]*[.N$1] + [.N$1]*[.N$1])) / 3" office:value-type="float" office:value="5.67559737445796" calcext:value-type="float">
            <text:p>5.67559737445796</text:p>
          </table:table-cell>
          <table:table-cell table:formula="of:=([.$A63] + [.O$1] - SQRT([.$A63]*[.$A63] - [.$A63]*[.O$1] + [.O$1]*[.O$1])) / 3" office:value-type="float" office:value="6.11643456269796" calcext:value-type="float">
            <text:p>6.11643456269796</text:p>
          </table:table-cell>
          <table:table-cell table:formula="of:=([.$A63] + [.P$1] - SQRT([.$A63]*[.$A63] - [.$A63]*[.P$1] + [.P$1]*[.P$1])) / 3" office:value-type="float" office:value="6.55187453063772" calcext:value-type="float">
            <text:p>6.55187453063772</text:p>
          </table:table-cell>
          <table:table-cell table:formula="of:=([.$A63] + [.Q$1] - SQRT([.$A63]*[.$A63] - [.$A63]*[.Q$1] + [.Q$1]*[.Q$1])) / 3" office:value-type="float" office:value="6.9818271886656" calcext:value-type="float">
            <text:p>6.9818271886656</text:p>
          </table:table-cell>
          <table:table-cell table:formula="of:=([.$A63] + [.R$1] - SQRT([.$A63]*[.$A63] - [.$A63]*[.R$1] + [.R$1]*[.R$1])) / 3" office:value-type="float" office:value="7.40620543359688" calcext:value-type="float">
            <text:p>7.40620543359688</text:p>
          </table:table-cell>
          <table:table-cell table:formula="of:=([.$A63] + [.S$1] - SQRT([.$A63]*[.$A63] - [.$A63]*[.S$1] + [.S$1]*[.S$1])) / 3" office:value-type="float" office:value="7.82492549304589" calcext:value-type="float">
            <text:p>7.82492549304589</text:p>
          </table:table-cell>
          <table:table-cell table:formula="of:=([.$A63] + [.T$1] - SQRT([.$A63]*[.$A63] - [.$A63]*[.T$1] + [.T$1]*[.T$1])) / 3" office:value-type="float" office:value="8.23790726914672" calcext:value-type="float">
            <text:p>8.23790726914672</text:p>
          </table:table-cell>
          <table:table-cell table:formula="of:=([.$A63] + [.U$1] - SQRT([.$A63]*[.$A63] - [.$A63]*[.U$1] + [.U$1]*[.U$1])) / 3" office:value-type="float" office:value="8.64507467878231" calcext:value-type="float">
            <text:p>8.64507467878231</text:p>
          </table:table-cell>
          <table:table-cell table:formula="of:=([.$A63] + [.V$1] - SQRT([.$A63]*[.$A63] - [.$A63]*[.V$1] + [.V$1]*[.V$1])) / 3" office:value-type="float" office:value="9.04635598733969" calcext:value-type="float">
            <text:p>9.04635598733969</text:p>
          </table:table-cell>
          <table:table-cell table:formula="of:=([.$A63] + [.W$1] - SQRT([.$A63]*[.$A63] - [.$A63]*[.W$1] + [.W$1]*[.W$1])) / 3" office:value-type="float" office:value="9.44168413290714" calcext:value-type="float">
            <text:p>9.44168413290714</text:p>
          </table:table-cell>
          <table:table-cell table:formula="of:=([.$A63] + [.X$1] - SQRT([.$A63]*[.$A63] - [.$A63]*[.X$1] + [.X$1]*[.X$1])) / 3" office:value-type="float" office:value="9.83099703777101" calcext:value-type="float">
            <text:p>9.83099703777101</text:p>
          </table:table-cell>
          <table:table-cell table:formula="of:=([.$A63] + [.Y$1] - SQRT([.$A63]*[.$A63] - [.$A63]*[.Y$1] + [.Y$1]*[.Y$1])) / 3" office:value-type="float" office:value="10.2142379040612" calcext:value-type="float">
            <text:p>10.2142379040612</text:p>
          </table:table-cell>
          <table:table-cell table:formula="of:=([.$A63] + [.Z$1] - SQRT([.$A63]*[.$A63] - [.$A63]*[.Z$1] + [.Z$1]*[.Z$1])) / 3" office:value-type="float" office:value="10.5913554904383" calcext:value-type="float">
            <text:p>10.5913554904383</text:p>
          </table:table-cell>
          <table:table-cell table:formula="of:=([.$A63] + [.AA$1] - SQRT([.$A63]*[.$A63] - [.$A63]*[.AA$1] + [.AA$1]*[.AA$1])) / 3" office:value-type="float" office:value="10.962304366814" calcext:value-type="float">
            <text:p>10.962304366814</text:p>
          </table:table-cell>
          <table:table-cell table:formula="of:=([.$A63] + [.AB$1] - SQRT([.$A63]*[.$A63] - [.$A63]*[.AB$1] + [.AB$1]*[.AB$1])) / 3" office:value-type="float" office:value="11.3270451442513" calcext:value-type="float">
            <text:p>11.3270451442513</text:p>
          </table:table-cell>
          <table:table-cell table:formula="of:=([.$A63] + [.AC$1] - SQRT([.$A63]*[.$A63] - [.$A63]*[.AC$1] + [.AC$1]*[.AC$1])) / 3" office:value-type="float" office:value="11.6855446774013" calcext:value-type="float">
            <text:p>11.6855446774013</text:p>
          </table:table-cell>
          <table:table-cell table:formula="of:=([.$A63] + [.AD$1] - SQRT([.$A63]*[.$A63] - [.$A63]*[.AD$1] + [.AD$1]*[.AD$1])) / 3" office:value-type="float" office:value="12.0377762370969" calcext:value-type="float">
            <text:p>12.0377762370969</text:p>
          </table:table-cell>
          <table:table-cell table:formula="of:=([.$A63] + [.AE$1] - SQRT([.$A63]*[.$A63] - [.$A63]*[.AE$1] + [.AE$1]*[.AE$1])) / 3" office:value-type="float" office:value="12.3837196510349" calcext:value-type="float">
            <text:p>12.3837196510349</text:p>
          </table:table-cell>
          <table:table-cell table:formula="of:=([.$A63] + [.AF$1] - SQRT([.$A63]*[.$A63] - [.$A63]*[.AF$1] + [.AF$1]*[.AF$1])) / 3" office:value-type="float" office:value="12.7233614108369" calcext:value-type="float">
            <text:p>12.7233614108369</text:p>
          </table:table-cell>
          <table:table-cell table:number-columns-repeated="1635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([.$A64] + [.B$1] - SQRT([.$A64]*[.$A64] - [.$A64]*[.B$1] + [.B$1]*[.B$1])) / 3" office:value-type="float" office:value="0" calcext:value-type="float">
            <text:p>0</text:p>
          </table:table-cell>
          <table:table-cell table:formula="of:=([.$A64] + [.C$1] - SQRT([.$A64]*[.$A64] - [.$A64]*[.C$1] + [.C$1]*[.C$1])) / 3" office:value-type="float" office:value="0.497967580424292" calcext:value-type="float">
            <text:p>0.497967580424292</text:p>
          </table:table-cell>
          <table:table-cell table:formula="of:=([.$A64] + [.D$1] - SQRT([.$A64]*[.$A64] - [.$A64]*[.D$1] + [.D$1]*[.D$1])) / 3" office:value-type="float" office:value="0.991804930143523" calcext:value-type="float">
            <text:p>0.991804930143523</text:p>
          </table:table-cell>
          <table:table-cell table:formula="of:=([.$A64] + [.E$1] - SQRT([.$A64]*[.$A64] - [.$A64]*[.E$1] + [.E$1]*[.E$1])) / 3" office:value-type="float" office:value="1.48141352372976" calcext:value-type="float">
            <text:p>1.48141352372976</text:p>
          </table:table-cell>
          <table:table-cell table:formula="of:=([.$A64] + [.F$1] - SQRT([.$A64]*[.$A64] - [.$A64]*[.F$1] + [.F$1]*[.F$1])) / 3" office:value-type="float" office:value="1.96669439824437" calcext:value-type="float">
            <text:p>1.96669439824437</text:p>
          </table:table-cell>
          <table:table-cell table:formula="of:=([.$A64] + [.G$1] - SQRT([.$A64]*[.$A64] - [.$A64]*[.G$1] + [.G$1]*[.G$1])) / 3" office:value-type="float" office:value="2.44754834896713" calcext:value-type="float">
            <text:p>2.44754834896713</text:p>
          </table:table-cell>
          <table:table-cell table:formula="of:=([.$A64] + [.H$1] - SQRT([.$A64]*[.$A64] - [.$A64]*[.H$1] + [.H$1]*[.H$1])) / 3" office:value-type="float" office:value="2.9238761400522" calcext:value-type="float">
            <text:p>2.9238761400522</text:p>
          </table:table-cell>
          <table:table-cell table:formula="of:=([.$A64] + [.I$1] - SQRT([.$A64]*[.$A64] - [.$A64]*[.I$1] + [.I$1]*[.I$1])) / 3" office:value-type="float" office:value="3.39557872995652" calcext:value-type="float">
            <text:p>3.39557872995652</text:p>
          </table:table-cell>
          <table:table-cell table:formula="of:=([.$A64] + [.J$1] - SQRT([.$A64]*[.$A64] - [.$A64]*[.J$1] + [.J$1]*[.J$1])) / 3" office:value-type="float" office:value="3.86255751131969" calcext:value-type="float">
            <text:p>3.86255751131969</text:p>
          </table:table-cell>
          <table:table-cell table:formula="of:=([.$A64] + [.K$1] - SQRT([.$A64]*[.$A64] - [.$A64]*[.K$1] + [.K$1]*[.K$1])) / 3" office:value-type="float" office:value="4.32471456479466" calcext:value-type="float">
            <text:p>4.32471456479466</text:p>
          </table:table-cell>
          <table:table-cell table:formula="of:=([.$A64] + [.L$1] - SQRT([.$A64]*[.$A64] - [.$A64]*[.L$1] + [.L$1]*[.L$1])) / 3" office:value-type="float" office:value="4.7819529261339" calcext:value-type="float">
            <text:p>4.7819529261339</text:p>
          </table:table-cell>
          <table:table-cell table:formula="of:=([.$A64] + [.M$1] - SQRT([.$A64]*[.$A64] - [.$A64]*[.M$1] + [.M$1]*[.M$1])) / 3" office:value-type="float" office:value="5.23417686563095" calcext:value-type="float">
            <text:p>5.23417686563095</text:p>
          </table:table-cell>
          <table:table-cell table:formula="of:=([.$A64] + [.N$1] - SQRT([.$A64]*[.$A64] - [.$A64]*[.N$1] + [.N$1]*[.N$1])) / 3" office:value-type="float" office:value="5.68129217880248" calcext:value-type="float">
            <text:p>5.68129217880248</text:p>
          </table:table-cell>
          <table:table-cell table:formula="of:=([.$A64] + [.O$1] - SQRT([.$A64]*[.$A64] - [.$A64]*[.O$1] + [.O$1]*[.O$1])) / 3" office:value-type="float" office:value="6.12320648697631" calcext:value-type="float">
            <text:p>6.12320648697631</text:p>
          </table:table-cell>
          <table:table-cell table:formula="of:=([.$A64] + [.P$1] - SQRT([.$A64]*[.$A64] - [.$A64]*[.P$1] + [.P$1]*[.P$1])) / 3" office:value-type="float" office:value="6.55982954622837" calcext:value-type="float">
            <text:p>6.55982954622837</text:p>
          </table:table-cell>
          <table:table-cell table:formula="of:=([.$A64] + [.Q$1] - SQRT([.$A64]*[.$A64] - [.$A64]*[.Q$1] + [.Q$1]*[.Q$1])) / 3" office:value-type="float" office:value="6.99107356289141" calcext:value-type="float">
            <text:p>6.99107356289141</text:p>
          </table:table-cell>
          <table:table-cell table:formula="of:=([.$A64] + [.R$1] - SQRT([.$A64]*[.$A64] - [.$A64]*[.R$1] + [.R$1]*[.R$1])) / 3" office:value-type="float" office:value="7.41685351364486" calcext:value-type="float">
            <text:p>7.41685351364486</text:p>
          </table:table-cell>
          <table:table-cell table:formula="of:=([.$A64] + [.S$1] - SQRT([.$A64]*[.$A64] - [.$A64]*[.S$1] + [.S$1]*[.S$1])) / 3" office:value-type="float" office:value="7.83708746799322" calcext:value-type="float">
            <text:p>7.83708746799322</text:p>
          </table:table-cell>
          <table:table-cell table:formula="of:=([.$A64] + [.T$1] - SQRT([.$A64]*[.$A64] - [.$A64]*[.T$1] + [.T$1]*[.T$1])) / 3" office:value-type="float" office:value="8.25169691075582" calcext:value-type="float">
            <text:p>8.25169691075582</text:p>
          </table:table-cell>
          <table:table-cell table:formula="of:=([.$A64] + [.U$1] - SQRT([.$A64]*[.$A64] - [.$A64]*[.U$1] + [.U$1]*[.U$1])) / 3" office:value-type="float" office:value="8.66060706202811" calcext:value-type="float">
            <text:p>8.66060706202811</text:p>
          </table:table-cell>
          <table:table-cell table:formula="of:=([.$A64] + [.V$1] - SQRT([.$A64]*[.$A64] - [.$A64]*[.V$1] + [.V$1]*[.V$1])) / 3" office:value-type="float" office:value="9.06374719194037" calcext:value-type="float">
            <text:p>9.06374719194037</text:p>
          </table:table-cell>
          <table:table-cell table:formula="of:=([.$A64] + [.W$1] - SQRT([.$A64]*[.$A64] - [.$A64]*[.W$1] + [.W$1]*[.W$1])) / 3" office:value-type="float" office:value="9.46105092743817" calcext:value-type="float">
            <text:p>9.46105092743817</text:p>
          </table:table-cell>
          <table:table-cell table:formula="of:=([.$A64] + [.X$1] - SQRT([.$A64]*[.$A64] - [.$A64]*[.X$1] + [.X$1]*[.X$1])) / 3" office:value-type="float" office:value="9.85245654824507" calcext:value-type="float">
            <text:p>9.85245654824507</text:p>
          </table:table-cell>
          <table:table-cell table:formula="of:=([.$A64] + [.Y$1] - SQRT([.$A64]*[.$A64] - [.$A64]*[.Y$1] + [.Y$1]*[.Y$1])) / 3" office:value-type="float" office:value="10.2379072691467" calcext:value-type="float">
            <text:p>10.2379072691467</text:p>
          </table:table-cell>
          <table:table-cell table:formula="of:=([.$A64] + [.Z$1] - SQRT([.$A64]*[.$A64] - [.$A64]*[.Z$1] + [.Z$1]*[.Z$1])) / 3" office:value-type="float" office:value="10.6173515057588" calcext:value-type="float">
            <text:p>10.6173515057588</text:p>
          </table:table-cell>
          <table:table-cell table:formula="of:=([.$A64] + [.AA$1] - SQRT([.$A64]*[.$A64] - [.$A64]*[.AA$1] + [.AA$1]*[.AA$1])) / 3" office:value-type="float" office:value="10.9907431210132" calcext:value-type="float">
            <text:p>10.9907431210132</text:p>
          </table:table-cell>
          <table:table-cell table:formula="of:=([.$A64] + [.AB$1] - SQRT([.$A64]*[.$A64] - [.$A64]*[.AB$1] + [.AB$1]*[.AB$1])) / 3" office:value-type="float" office:value="11.3580416497163" calcext:value-type="float">
            <text:p>11.3580416497163</text:p>
          </table:table-cell>
          <table:table-cell table:formula="of:=([.$A64] + [.AC$1] - SQRT([.$A64]*[.$A64] - [.$A64]*[.AC$1] + [.AC$1]*[.AC$1])) / 3" office:value-type="float" office:value="11.7192124987043" calcext:value-type="float">
            <text:p>11.7192124987043</text:p>
          </table:table-cell>
          <table:table-cell table:formula="of:=([.$A64] + [.AD$1] - SQRT([.$A64]*[.$A64] - [.$A64]*[.AD$1] + [.AD$1]*[.AD$1])) / 3" office:value-type="float" office:value="12.074227120335" calcext:value-type="float">
            <text:p>12.074227120335</text:p>
          </table:table-cell>
          <table:table-cell table:formula="of:=([.$A64] + [.AE$1] - SQRT([.$A64]*[.$A64] - [.$A64]*[.AE$1] + [.AE$1]*[.AE$1])) / 3" office:value-type="float" office:value="12.4230631573204" calcext:value-type="float">
            <text:p>12.4230631573204</text:p>
          </table:table-cell>
          <table:table-cell table:formula="of:=([.$A64] + [.AF$1] - SQRT([.$A64]*[.$A64] - [.$A64]*[.AF$1] + [.AF$1]*[.AF$1])) / 3" office:value-type="float" office:value="12.7657045572033" calcext:value-type="float">
            <text:p>12.7657045572033</text:p>
          </table:table-cell>
          <table:table-cell table:number-columns-repeated="1635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([.$A65] + [.B$1] - SQRT([.$A65]*[.$A65] - [.$A65]*[.B$1] + [.B$1]*[.B$1])) / 3" office:value-type="float" office:value="0" calcext:value-type="float">
            <text:p>0</text:p>
          </table:table-cell>
          <table:table-cell table:formula="of:=([.$A65] + [.C$1] - SQRT([.$A65]*[.$A65] - [.$A65]*[.C$1] + [.C$1]*[.C$1])) / 3" office:value-type="float" office:value="0.498000095990785" calcext:value-type="float">
            <text:p>0.498000095990785</text:p>
          </table:table-cell>
          <table:table-cell table:formula="of:=([.$A65] + [.D$1] - SQRT([.$A65]*[.$A65] - [.$A65]*[.D$1] + [.D$1]*[.D$1])) / 3" office:value-type="float" office:value="0.991937056719057" calcext:value-type="float">
            <text:p>0.991937056719057</text:p>
          </table:table-cell>
          <table:table-cell table:formula="of:=([.$A65] + [.E$1] - SQRT([.$A65]*[.$A65] - [.$A65]*[.E$1] + [.E$1]*[.E$1])) / 3" office:value-type="float" office:value="1.48171547131681" calcext:value-type="float">
            <text:p>1.48171547131681</text:p>
          </table:table-cell>
          <table:table-cell table:formula="of:=([.$A65] + [.F$1] - SQRT([.$A65]*[.$A65] - [.$A65]*[.F$1] + [.F$1]*[.F$1])) / 3" office:value-type="float" office:value="1.9672395061465" calcext:value-type="float">
            <text:p>1.9672395061465</text:p>
          </table:table-cell>
          <table:table-cell table:formula="of:=([.$A65] + [.G$1] - SQRT([.$A65]*[.$A65] - [.$A65]*[.G$1] + [.G$1]*[.G$1])) / 3" office:value-type="float" office:value="2.448413087839" calcext:value-type="float">
            <text:p>2.448413087839</text:p>
          </table:table-cell>
          <table:table-cell table:formula="of:=([.$A65] + [.H$1] - SQRT([.$A65]*[.$A65] - [.$A65]*[.H$1] + [.H$1]*[.H$1])) / 3" office:value-type="float" office:value="2.92514010011527" calcext:value-type="float">
            <text:p>2.92514010011527</text:p>
          </table:table-cell>
          <table:table-cell table:formula="of:=([.$A65] + [.I$1] - SQRT([.$A65]*[.$A65] - [.$A65]*[.I$1] + [.I$1]*[.I$1])) / 3" office:value-type="float" office:value="3.39732459425909" calcext:value-type="float">
            <text:p>3.39732459425909</text:p>
          </table:table-cell>
          <table:table-cell table:formula="of:=([.$A65] + [.J$1] - SQRT([.$A65]*[.$A65] - [.$A65]*[.J$1] + [.J$1]*[.J$1])) / 3" office:value-type="float" office:value="3.86487101296114" calcext:value-type="float">
            <text:p>3.86487101296114</text:p>
          </table:table-cell>
          <table:table-cell table:formula="of:=([.$A65] + [.K$1] - SQRT([.$A65]*[.$A65] - [.$A65]*[.K$1] + [.K$1]*[.K$1])) / 3" office:value-type="float" office:value="4.327684427094" calcext:value-type="float">
            <text:p>4.327684427094</text:p>
          </table:table-cell>
          <table:table-cell table:formula="of:=([.$A65] + [.L$1] - SQRT([.$A65]*[.$A65] - [.$A65]*[.L$1] + [.L$1]*[.L$1])) / 3" office:value-type="float" office:value="4.78567078480567" calcext:value-type="float">
            <text:p>4.78567078480567</text:p>
          </table:table-cell>
          <table:table-cell table:formula="of:=([.$A65] + [.M$1] - SQRT([.$A65]*[.$A65] - [.$A65]*[.M$1] + [.M$1]*[.M$1])) / 3" office:value-type="float" office:value="5.23873717213626" calcext:value-type="float">
            <text:p>5.23873717213626</text:p>
          </table:table-cell>
          <table:table-cell table:formula="of:=([.$A65] + [.N$1] - SQRT([.$A65]*[.$A65] - [.$A65]*[.N$1] + [.N$1]*[.N$1])) / 3" office:value-type="float" office:value="5.68679208417203" calcext:value-type="float">
            <text:p>5.68679208417203</text:p>
          </table:table-cell>
          <table:table-cell table:formula="of:=([.$A65] + [.O$1] - SQRT([.$A65]*[.$A65] - [.$A65]*[.O$1] + [.O$1]*[.O$1])) / 3" office:value-type="float" office:value="6.12974570555457" calcext:value-type="float">
            <text:p>6.12974570555457</text:p>
          </table:table-cell>
          <table:table-cell table:formula="of:=([.$A65] + [.P$1] - SQRT([.$A65]*[.$A65] - [.$A65]*[.P$1] + [.P$1]*[.P$1])) / 3" office:value-type="float" office:value="6.56751019896428" calcext:value-type="float">
            <text:p>6.56751019896428</text:p>
          </table:table-cell>
          <table:table-cell table:style-name="ce9" table:formula="of:=([.$A65] + [.Q$1] - SQRT([.$A65]*[.$A65] - [.$A65]*[.Q$1] + [.Q$1]*[.Q$1])) / 3" office:value-type="float" office:value="7" calcext:value-type="float">
            <text:p>7</text:p>
          </table:table-cell>
          <table:table-cell table:formula="of:=([.$A65] + [.R$1] - SQRT([.$A65]*[.$A65] - [.$A65]*[.R$1] + [.R$1]*[.R$1])) / 3" office:value-type="float" office:value="7.42713211668369" calcext:value-type="float">
            <text:p>7.42713211668369</text:p>
          </table:table-cell>
          <table:table-cell table:formula="of:=([.$A65] + [.S$1] - SQRT([.$A65]*[.$A65] - [.$A65]*[.S$1] + [.S$1]*[.S$1])) / 3" office:value-type="float" office:value="7.84882643163674" calcext:value-type="float">
            <text:p>7.84882643163674</text:p>
          </table:table-cell>
          <table:table-cell table:formula="of:=([.$A65] + [.T$1] - SQRT([.$A65]*[.$A65] - [.$A65]*[.T$1] + [.T$1]*[.T$1])) / 3" office:value-type="float" office:value="8.26500600480481" calcext:value-type="float">
            <text:p>8.26500600480481</text:p>
          </table:table-cell>
          <table:table-cell table:formula="of:=([.$A65] + [.U$1] - SQRT([.$A65]*[.$A65] - [.$A65]*[.U$1] + [.U$1]*[.U$1])) / 3" office:value-type="float" office:value="8.67559737445796" calcext:value-type="float">
            <text:p>8.67559737445796</text:p>
          </table:table-cell>
          <table:table-cell table:formula="of:=([.$A65] + [.V$1] - SQRT([.$A65]*[.$A65] - [.$A65]*[.V$1] + [.V$1]*[.V$1])) / 3" office:value-type="float" office:value="9.0805308540658" calcext:value-type="float">
            <text:p>9.0805308540658</text:p>
          </table:table-cell>
          <table:table-cell table:formula="of:=([.$A65] + [.W$1] - SQRT([.$A65]*[.$A65] - [.$A65]*[.W$1] + [.W$1]*[.W$1])) / 3" office:value-type="float" office:value="9.47974082254787" calcext:value-type="float">
            <text:p>9.47974082254787</text:p>
          </table:table-cell>
          <table:table-cell table:formula="of:=([.$A65] + [.X$1] - SQRT([.$A65]*[.$A65] - [.$A65]*[.X$1] + [.X$1]*[.X$1])) / 3" office:value-type="float" office:value="9.87316600533282" calcext:value-type="float">
            <text:p>9.87316600533282</text:p>
          </table:table-cell>
          <table:table-cell table:formula="of:=([.$A65] + [.Y$1] - SQRT([.$A65]*[.$A65] - [.$A65]*[.Y$1] + [.Y$1]*[.Y$1])) / 3" office:value-type="float" office:value="10.2607497436286" calcext:value-type="float">
            <text:p>10.2607497436286</text:p>
          </table:table-cell>
          <table:table-cell table:formula="of:=([.$A65] + [.Z$1] - SQRT([.$A65]*[.$A65] - [.$A65]*[.Z$1] + [.Z$1]*[.Z$1])) / 3" office:value-type="float" office:value="10.6424402493142" calcext:value-type="float">
            <text:p>10.6424402493142</text:p>
          </table:table-cell>
          <table:table-cell table:formula="of:=([.$A65] + [.AA$1] - SQRT([.$A65]*[.$A65] - [.$A65]*[.AA$1] + [.AA$1]*[.AA$1])) / 3" office:value-type="float" office:value="11.0181908429118" calcext:value-type="float">
            <text:p>11.0181908429118</text:p>
          </table:table-cell>
          <table:table-cell table:formula="of:=([.$A65] + [.AB$1] - SQRT([.$A65]*[.$A65] - [.$A65]*[.AB$1] + [.AB$1]*[.AB$1])) / 3" office:value-type="float" office:value="11.3879601721931" calcext:value-type="float">
            <text:p>11.3879601721931</text:p>
          </table:table-cell>
          <table:table-cell table:formula="of:=([.$A65] + [.AC$1] - SQRT([.$A65]*[.$A65] - [.$A65]*[.AC$1] + [.AC$1]*[.AC$1])) / 3" office:value-type="float" office:value="11.7517124091053" calcext:value-type="float">
            <text:p>11.7517124091053</text:p>
          </table:table-cell>
          <table:table-cell table:formula="of:=([.$A65] + [.AD$1] - SQRT([.$A65]*[.$A65] - [.$A65]*[.AD$1] + [.AD$1]*[.AD$1])) / 3" office:value-type="float" office:value="12.1094174228845" calcext:value-type="float">
            <text:p>12.1094174228845</text:p>
          </table:table-cell>
          <table:table-cell table:formula="of:=([.$A65] + [.AE$1] - SQRT([.$A65]*[.$A65] - [.$A65]*[.AE$1] + [.AE$1]*[.AE$1])) / 3" office:value-type="float" office:value="12.4610509274382" calcext:value-type="float">
            <text:p>12.4610509274382</text:p>
          </table:table-cell>
          <table:table-cell table:formula="of:=([.$A65] + [.AF$1] - SQRT([.$A65]*[.$A65] - [.$A65]*[.AF$1] + [.AF$1]*[.AF$1])) / 3" office:value-type="float" office:value="12.8065946013397" calcext:value-type="float">
            <text:p>12.8065946013397</text:p>
          </table:table-cell>
          <table:table-cell table:number-columns-repeated="1635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([.$A66] + [.B$1] - SQRT([.$A66]*[.$A66] - [.$A66]*[.B$1] + [.B$1]*[.B$1])) / 3" office:value-type="float" office:value="0" calcext:value-type="float">
            <text:p>0</text:p>
          </table:table-cell>
          <table:table-cell table:formula="of:=([.$A66] + [.C$1] - SQRT([.$A66]*[.$A66] - [.$A66]*[.C$1] + [.C$1]*[.C$1])) / 3" office:value-type="float" office:value="0.498031587590096" calcext:value-type="float">
            <text:p>0.498031587590096</text:p>
          </table:table-cell>
          <table:table-cell table:formula="of:=([.$A66] + [.D$1] - SQRT([.$A66]*[.$A66] - [.$A66]*[.D$1] + [.D$1]*[.D$1])) / 3" office:value-type="float" office:value="0.992064991215026" calcext:value-type="float">
            <text:p>0.992064991215026</text:p>
          </table:table-cell>
          <table:table-cell table:formula="of:=([.$A66] + [.E$1] - SQRT([.$A66]*[.$A66] - [.$A66]*[.E$1] + [.E$1]*[.E$1])) / 3" office:value-type="float" office:value="1.48200776928878" calcext:value-type="float">
            <text:p>1.48200776928878</text:p>
          </table:table-cell>
          <table:table-cell table:formula="of:=([.$A66] + [.F$1] - SQRT([.$A66]*[.$A66] - [.$A66]*[.F$1] + [.F$1]*[.F$1])) / 3" office:value-type="float" office:value="1.9677670716533" calcext:value-type="float">
            <text:p>1.9677670716533</text:p>
          </table:table-cell>
          <table:table-cell table:formula="of:=([.$A66] + [.G$1] - SQRT([.$A66]*[.$A66] - [.$A66]*[.G$1] + [.G$1]*[.G$1])) / 3" office:value-type="float" office:value="2.44924981093553" calcext:value-type="float">
            <text:p>2.44924981093553</text:p>
          </table:table-cell>
          <table:table-cell table:formula="of:=([.$A66] + [.H$1] - SQRT([.$A66]*[.$A66] - [.$A66]*[.H$1] + [.H$1]*[.H$1])) / 3" office:value-type="float" office:value="2.92636284664804" calcext:value-type="float">
            <text:p>2.92636284664804</text:p>
          </table:table-cell>
          <table:table-cell table:formula="of:=([.$A66] + [.I$1] - SQRT([.$A66]*[.$A66] - [.$A66]*[.I$1] + [.I$1]*[.I$1])) / 3" office:value-type="float" office:value="3.39901318191965" calcext:value-type="float">
            <text:p>3.39901318191965</text:p>
          </table:table-cell>
          <table:table-cell table:formula="of:=([.$A66] + [.J$1] - SQRT([.$A66]*[.$A66] - [.$A66]*[.J$1] + [.J$1]*[.J$1])) / 3" office:value-type="float" office:value="3.86710817261133" calcext:value-type="float">
            <text:p>3.86710817261133</text:p>
          </table:table-cell>
          <table:table-cell table:formula="of:=([.$A66] + [.K$1] - SQRT([.$A66]*[.$A66] - [.$A66]*[.K$1] + [.K$1]*[.K$1])) / 3" office:value-type="float" office:value="4.33055574843" calcext:value-type="float">
            <text:p>4.33055574843</text:p>
          </table:table-cell>
          <table:table-cell table:formula="of:=([.$A66] + [.L$1] - SQRT([.$A66]*[.$A66] - [.$A66]*[.L$1] + [.L$1]*[.L$1])) / 3" office:value-type="float" office:value="4.78926464549924" calcext:value-type="float">
            <text:p>4.78926464549924</text:p>
          </table:table-cell>
          <table:table-cell table:formula="of:=([.$A66] + [.M$1] - SQRT([.$A66]*[.$A66] - [.$A66]*[.M$1] + [.M$1]*[.M$1])) / 3" office:value-type="float" office:value="5.24314464968341" calcext:value-type="float">
            <text:p>5.24314464968341</text:p>
          </table:table-cell>
          <table:table-cell table:formula="of:=([.$A66] + [.N$1] - SQRT([.$A66]*[.$A66] - [.$A66]*[.N$1] + [.N$1]*[.N$1])) / 3" office:value-type="float" office:value="5.69210684979169" calcext:value-type="float">
            <text:p>5.69210684979169</text:p>
          </table:table-cell>
          <table:table-cell table:formula="of:=([.$A66] + [.O$1] - SQRT([.$A66]*[.$A66] - [.$A66]*[.O$1] + [.O$1]*[.O$1])) / 3" office:value-type="float" office:value="6.136063899613" calcext:value-type="float">
            <text:p>6.136063899613</text:p>
          </table:table-cell>
          <table:table-cell table:formula="of:=([.$A66] + [.P$1] - SQRT([.$A66]*[.$A66] - [.$A66]*[.P$1] + [.P$1]*[.P$1])) / 3" office:value-type="float" office:value="6.57493028755538" calcext:value-type="float">
            <text:p>6.57493028755538</text:p>
          </table:table-cell>
          <table:table-cell table:formula="of:=([.$A66] + [.Q$1] - SQRT([.$A66]*[.$A66] - [.$A66]*[.Q$1] + [.Q$1]*[.Q$1])) / 3" office:value-type="float" office:value="7.00862261248567" calcext:value-type="float">
            <text:p>7.00862261248567</text:p>
          </table:table-cell>
          <table:table-cell table:formula="of:=([.$A66] + [.R$1] - SQRT([.$A66]*[.$A66] - [.$A66]*[.R$1] + [.R$1]*[.R$1])) / 3" office:value-type="float" office:value="7.43705986419206" calcext:value-type="float">
            <text:p>7.43705986419206</text:p>
          </table:table-cell>
          <table:table-cell table:formula="of:=([.$A66] + [.S$1] - SQRT([.$A66]*[.$A66] - [.$A66]*[.S$1] + [.S$1]*[.S$1])) / 3" office:value-type="float" office:value="7.86016370672588" calcext:value-type="float">
            <text:p>7.86016370672588</text:p>
          </table:table-cell>
          <table:table-cell table:formula="of:=([.$A66] + [.T$1] - SQRT([.$A66]*[.$A66] - [.$A66]*[.T$1] + [.T$1]*[.T$1])) / 3" office:value-type="float" office:value="8.27785876272473" calcext:value-type="float">
            <text:p>8.27785876272473</text:p>
          </table:table-cell>
          <table:table-cell table:formula="of:=([.$A66] + [.U$1] - SQRT([.$A66]*[.$A66] - [.$A66]*[.U$1] + [.U$1]*[.U$1])) / 3" office:value-type="float" office:value="8.69007289667962" calcext:value-type="float">
            <text:p>8.69007289667962</text:p>
          </table:table-cell>
          <table:table-cell table:formula="of:=([.$A66] + [.V$1] - SQRT([.$A66]*[.$A66] - [.$A66]*[.V$1] + [.V$1]*[.V$1])) / 3" office:value-type="float" office:value="9.09673749498957" calcext:value-type="float">
            <text:p>9.09673749498957</text:p>
          </table:table-cell>
          <table:table-cell table:formula="of:=([.$A66] + [.W$1] - SQRT([.$A66]*[.$A66] - [.$A66]*[.W$1] + [.W$1]*[.W$1])) / 3" office:value-type="float" office:value="9.49778774055111" calcext:value-type="float">
            <text:p>9.49778774055111</text:p>
          </table:table-cell>
          <table:table-cell table:formula="of:=([.$A66] + [.X$1] - SQRT([.$A66]*[.$A66] - [.$A66]*[.X$1] + [.X$1]*[.X$1])) / 3" office:value-type="float" office:value="9.8931628795617" calcext:value-type="float">
            <text:p>9.8931628795617</text:p>
          </table:table-cell>
          <table:table-cell table:formula="of:=([.$A66] + [.Y$1] - SQRT([.$A66]*[.$A66] - [.$A66]*[.Y$1] + [.Y$1]*[.Y$1])) / 3" office:value-type="float" office:value="10.2828064781781" calcext:value-type="float">
            <text:p>10.2828064781781</text:p>
          </table:table-cell>
          <table:table-cell table:formula="of:=([.$A66] + [.Z$1] - SQRT([.$A66]*[.$A66] - [.$A66]*[.Z$1] + [.Z$1]*[.Z$1])) / 3" office:value-type="float" office:value="10.6666666666667" calcext:value-type="float">
            <text:p>10.6666666666667</text:p>
          </table:table-cell>
          <table:table-cell table:formula="of:=([.$A66] + [.AA$1] - SQRT([.$A66]*[.$A66] - [.$A66]*[.AA$1] + [.AA$1]*[.AA$1])) / 3" office:value-type="float" office:value="11.0446963687154" calcext:value-type="float">
            <text:p>11.0446963687154</text:p>
          </table:table-cell>
          <table:table-cell table:formula="of:=([.$A66] + [.AB$1] - SQRT([.$A66]*[.$A66] - [.$A66]*[.AB$1] + [.AB$1]*[.AB$1])) / 3" office:value-type="float" office:value="11.4168535136449" calcext:value-type="float">
            <text:p>11.4168535136449</text:p>
          </table:table-cell>
          <table:table-cell table:formula="of:=([.$A66] + [.AC$1] - SQRT([.$A66]*[.$A66] - [.$A66]*[.AC$1] + [.AC$1]*[.AC$1])) / 3" office:value-type="float" office:value="11.7831012293646" calcext:value-type="float">
            <text:p>11.7831012293646</text:p>
          </table:table-cell>
          <table:table-cell table:formula="of:=([.$A66] + [.AD$1] - SQRT([.$A66]*[.$A66] - [.$A66]*[.AD$1] + [.AD$1]*[.AD$1])) / 3" office:value-type="float" office:value="12.1434080140669" calcext:value-type="float">
            <text:p>12.1434080140669</text:p>
          </table:table-cell>
          <table:table-cell table:formula="of:=([.$A66] + [.AE$1] - SQRT([.$A66]*[.$A66] - [.$A66]*[.AE$1] + [.AE$1]*[.AE$1])) / 3" office:value-type="float" office:value="12.4977478848294" calcext:value-type="float">
            <text:p>12.4977478848294</text:p>
          </table:table-cell>
          <table:table-cell table:formula="of:=([.$A66] + [.AF$1] - SQRT([.$A66]*[.$A66] - [.$A66]*[.AF$1] + [.AF$1]*[.AF$1])) / 3" office:value-type="float" office:value="12.8461005015173" calcext:value-type="float">
            <text:p>12.8461005015173</text:p>
          </table:table-cell>
          <table:table-cell table:number-columns-repeated="1635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([.$A67] + [.B$1] - SQRT([.$A67]*[.$A67] - [.$A67]*[.B$1] + [.B$1]*[.B$1])) / 3" office:value-type="float" office:value="0" calcext:value-type="float">
            <text:p>0</text:p>
          </table:table-cell>
          <table:table-cell table:formula="of:=([.$A67] + [.C$1] - SQRT([.$A67]*[.$A67] - [.$A67]*[.C$1] + [.C$1]*[.C$1])) / 3" office:value-type="float" office:value="0.498062102839815" calcext:value-type="float">
            <text:p>0.498062102839815</text:p>
          </table:table-cell>
          <table:table-cell table:formula="of:=([.$A67] + [.D$1] - SQRT([.$A67]*[.$A67] - [.$A67]*[.D$1] + [.D$1]*[.D$1])) / 3" office:value-type="float" office:value="0.992188929987847" calcext:value-type="float">
            <text:p>0.992188929987847</text:p>
          </table:table-cell>
          <table:table-cell table:formula="of:=([.$A67] + [.E$1] - SQRT([.$A67]*[.$A67] - [.$A67]*[.E$1] + [.E$1]*[.E$1])) / 3" office:value-type="float" office:value="1.48229087275247" calcext:value-type="float">
            <text:p>1.48229087275247</text:p>
          </table:table-cell>
          <table:table-cell table:formula="of:=([.$A67] + [.F$1] - SQRT([.$A67]*[.$A67] - [.$A67]*[.F$1] + [.F$1]*[.F$1])) / 3" office:value-type="float" office:value="1.96827792753686" calcext:value-type="float">
            <text:p>1.96827792753686</text:p>
          </table:table-cell>
          <table:table-cell table:formula="of:=([.$A67] + [.G$1] - SQRT([.$A67]*[.$A67] - [.$A67]*[.G$1] + [.G$1]*[.G$1])) / 3" office:value-type="float" office:value="2.45005985643055" calcext:value-type="float">
            <text:p>2.45005985643055</text:p>
          </table:table-cell>
          <table:table-cell table:formula="of:=([.$A67] + [.H$1] - SQRT([.$A67]*[.$A67] - [.$A67]*[.H$1] + [.H$1]*[.H$1])) / 3" office:value-type="float" office:value="2.92754635959696" calcext:value-type="float">
            <text:p>2.92754635959696</text:p>
          </table:table-cell>
          <table:table-cell table:formula="of:=([.$A67] + [.I$1] - SQRT([.$A67]*[.$A67] - [.$A67]*[.I$1] + [.I$1]*[.I$1])) / 3" office:value-type="float" office:value="3.4006472593595" calcext:value-type="float">
            <text:p>3.4006472593595</text:p>
          </table:table-cell>
          <table:table-cell table:formula="of:=([.$A67] + [.J$1] - SQRT([.$A67]*[.$A67] - [.$A67]*[.J$1] + [.J$1]*[.J$1])) / 3" office:value-type="float" office:value="3.86927269577223" calcext:value-type="float">
            <text:p>3.86927269577223</text:p>
          </table:table-cell>
          <table:table-cell table:formula="of:=([.$A67] + [.K$1] - SQRT([.$A67]*[.$A67] - [.$A67]*[.K$1] + [.K$1]*[.K$1])) / 3" office:value-type="float" office:value="4.33333333333333" calcext:value-type="float">
            <text:p>4.33333333333333</text:p>
          </table:table-cell>
          <table:table-cell table:formula="of:=([.$A67] + [.L$1] - SQRT([.$A67]*[.$A67] - [.$A67]*[.L$1] + [.L$1]*[.L$1])) / 3" office:value-type="float" office:value="4.7927405783631" calcext:value-type="float">
            <text:p>4.7927405783631</text:p>
          </table:table-cell>
          <table:table-cell table:formula="of:=([.$A67] + [.M$1] - SQRT([.$A67]*[.$A67] - [.$A67]*[.M$1] + [.M$1]*[.M$1])) / 3" office:value-type="float" office:value="5.24740680642289" calcext:value-type="float">
            <text:p>5.24740680642289</text:p>
          </table:table-cell>
          <table:table-cell table:formula="of:=([.$A67] + [.N$1] - SQRT([.$A67]*[.$A67] - [.$A67]*[.N$1] + [.N$1]*[.N$1])) / 3" office:value-type="float" office:value="5.69724559899979" calcext:value-type="float">
            <text:p>5.69724559899979</text:p>
          </table:table-cell>
          <table:table-cell table:formula="of:=([.$A67] + [.O$1] - SQRT([.$A67]*[.$A67] - [.$A67]*[.O$1] + [.O$1]*[.O$1])) / 3" office:value-type="float" office:value="6.14217198852469" calcext:value-type="float">
            <text:p>6.14217198852469</text:p>
          </table:table-cell>
          <table:table-cell table:formula="of:=([.$A67] + [.P$1] - SQRT([.$A67]*[.$A67] - [.$A67]*[.P$1] + [.P$1]*[.P$1])) / 3" office:value-type="float" office:value="6.5821027106326" calcext:value-type="float">
            <text:p>6.5821027106326</text:p>
          </table:table-cell>
          <table:table-cell table:formula="of:=([.$A67] + [.Q$1] - SQRT([.$A67]*[.$A67] - [.$A67]*[.Q$1] + [.Q$1]*[.Q$1])) / 3" office:value-type="float" office:value="7.01695646241401" calcext:value-type="float">
            <text:p>7.01695646241401</text:p>
          </table:table-cell>
          <table:table-cell table:formula="of:=([.$A67] + [.R$1] - SQRT([.$A67]*[.$A67] - [.$A67]*[.R$1] + [.R$1]*[.R$1])) / 3" office:value-type="float" office:value="7.44665416525005" calcext:value-type="float">
            <text:p>7.44665416525005</text:p>
          </table:table-cell>
          <table:table-cell table:formula="of:=([.$A67] + [.S$1] - SQRT([.$A67]*[.$A67] - [.$A67]*[.S$1] + [.S$1]*[.S$1])) / 3" office:value-type="float" office:value="7.87111923067333" calcext:value-type="float">
            <text:p>7.87111923067333</text:p>
          </table:table-cell>
          <table:table-cell table:formula="of:=([.$A67] + [.T$1] - SQRT([.$A67]*[.$A67] - [.$A67]*[.T$1] + [.T$1]*[.T$1])) / 3" office:value-type="float" office:value="8.29027782755517" calcext:value-type="float">
            <text:p>8.29027782755517</text:p>
          </table:table-cell>
          <table:table-cell table:formula="of:=([.$A67] + [.U$1] - SQRT([.$A67]*[.$A67] - [.$A67]*[.U$1] + [.U$1]*[.U$1])) / 3" office:value-type="float" office:value="8.7040591487916" calcext:value-type="float">
            <text:p>8.7040591487916</text:p>
          </table:table-cell>
          <table:table-cell table:formula="of:=([.$A67] + [.V$1] - SQRT([.$A67]*[.$A67] - [.$A67]*[.V$1] + [.V$1]*[.V$1])) / 3" office:value-type="float" office:value="9.11239567554867" calcext:value-type="float">
            <text:p>9.11239567554867</text:p>
          </table:table-cell>
          <table:table-cell table:formula="of:=([.$A67] + [.W$1] - SQRT([.$A67]*[.$A67] - [.$A67]*[.W$1] + [.W$1]*[.W$1])) / 3" office:value-type="float" office:value="9.5152234370357" calcext:value-type="float">
            <text:p>9.5152234370357</text:p>
          </table:table-cell>
          <table:table-cell table:formula="of:=([.$A67] + [.X$1] - SQRT([.$A67]*[.$A67] - [.$A67]*[.X$1] + [.X$1]*[.X$1])) / 3" office:value-type="float" office:value="9.91248226370612" calcext:value-type="float">
            <text:p>9.91248226370612</text:p>
          </table:table-cell>
          <table:table-cell table:formula="of:=([.$A67] + [.Y$1] - SQRT([.$A67]*[.$A67] - [.$A67]*[.Y$1] + [.Y$1]*[.Y$1])) / 3" office:value-type="float" office:value="10.3041160317439" calcext:value-type="float">
            <text:p>10.3041160317439</text:p>
          </table:table-cell>
          <table:table-cell table:formula="of:=([.$A67] + [.Z$1] - SQRT([.$A67]*[.$A67] - [.$A67]*[.Z$1] + [.Z$1]*[.Z$1])) / 3" office:value-type="float" office:value="10.6900728966796" calcext:value-type="float">
            <text:p>10.6900728966796</text:p>
          </table:table-cell>
          <table:table-cell table:formula="of:=([.$A67] + [.AA$1] - SQRT([.$A67]*[.$A67] - [.$A67]*[.AA$1] + [.AA$1]*[.AA$1])) / 3" office:value-type="float" office:value="11.0703055139991" calcext:value-type="float">
            <text:p>11.0703055139991</text:p>
          </table:table-cell>
          <table:table-cell table:formula="of:=([.$A67] + [.AB$1] - SQRT([.$A67]*[.$A67] - [.$A67]*[.AB$1] + [.AB$1]*[.AB$1])) / 3" office:value-type="float" office:value="11.4447712446571" calcext:value-type="float">
            <text:p>11.4447712446571</text:p>
          </table:table-cell>
          <table:table-cell table:formula="of:=([.$A67] + [.AC$1] - SQRT([.$A67]*[.$A67] - [.$A67]*[.AC$1] + [.AC$1]*[.AC$1])) / 3" office:value-type="float" office:value="11.8134323434943" calcext:value-type="float">
            <text:p>11.8134323434943</text:p>
          </table:table-cell>
          <table:table-cell table:formula="of:=([.$A67] + [.AD$1] - SQRT([.$A67]*[.$A67] - [.$A67]*[.AD$1] + [.AD$1]*[.AD$1])) / 3" office:value-type="float" office:value="12.1762561286727" calcext:value-type="float">
            <text:p>12.1762561286727</text:p>
          </table:table-cell>
          <table:table-cell table:formula="of:=([.$A67] + [.AE$1] - SQRT([.$A67]*[.$A67] - [.$A67]*[.AE$1] + [.AE$1]*[.AE$1])) / 3" office:value-type="float" office:value="12.5332151303952" calcext:value-type="float">
            <text:p>12.5332151303952</text:p>
          </table:table-cell>
          <table:table-cell table:formula="of:=([.$A67] + [.AF$1] - SQRT([.$A67]*[.$A67] - [.$A67]*[.AF$1] + [.AF$1]*[.AF$1])) / 3" office:value-type="float" office:value="12.8842872173589" calcext:value-type="float">
            <text:p>12.8842872173589</text:p>
          </table:table-cell>
          <table:table-cell table:number-columns-repeated="1635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([.$A68] + [.B$1] - SQRT([.$A68]*[.$A68] - [.$A68]*[.B$1] + [.B$1]*[.B$1])) / 3" office:value-type="float" office:value="0" calcext:value-type="float">
            <text:p>0</text:p>
          </table:table-cell>
          <table:table-cell table:formula="of:=([.$A68] + [.C$1] - SQRT([.$A68]*[.$A68] - [.$A68]*[.C$1] + [.C$1]*[.C$1])) / 3" office:value-type="float" office:value="0.498091686450242" calcext:value-type="float">
            <text:p>0.498091686450242</text:p>
          </table:table-cell>
          <table:table-cell table:formula="of:=([.$A68] + [.D$1] - SQRT([.$A68]*[.$A68] - [.$A68]*[.D$1] + [.D$1]*[.D$1])) / 3" office:value-type="float" office:value="0.992309057321521" calcext:value-type="float">
            <text:p>0.992309057321521</text:p>
          </table:table-cell>
          <table:table-cell table:formula="of:=([.$A68] + [.E$1] - SQRT([.$A68]*[.$A68] - [.$A68]*[.E$1] + [.E$1]*[.E$1])) / 3" office:value-type="float" office:value="1.48256520864999" calcext:value-type="float">
            <text:p>1.48256520864999</text:p>
          </table:table-cell>
          <table:table-cell table:formula="of:=([.$A68] + [.F$1] - SQRT([.$A68]*[.$A68] - [.$A68]*[.F$1] + [.F$1]*[.F$1])) / 3" office:value-type="float" office:value="1.96877285471724" calcext:value-type="float">
            <text:p>1.96877285471724</text:p>
          </table:table-cell>
          <table:table-cell table:formula="of:=([.$A68] + [.G$1] - SQRT([.$A68]*[.$A68] - [.$A68]*[.G$1] + [.G$1]*[.G$1])) / 3" office:value-type="float" office:value="2.45084447870725" calcext:value-type="float">
            <text:p>2.45084447870725</text:p>
          </table:table-cell>
          <table:table-cell table:formula="of:=([.$A68] + [.H$1] - SQRT([.$A68]*[.$A68] - [.$A68]*[.H$1] + [.H$1]*[.H$1])) / 3" office:value-type="float" office:value="2.92869249429452" calcext:value-type="float">
            <text:p>2.92869249429452</text:p>
          </table:table-cell>
          <table:table-cell table:formula="of:=([.$A68] + [.I$1] - SQRT([.$A68]*[.$A68] - [.$A68]*[.I$1] + [.I$1]*[.I$1])) / 3" office:value-type="float" office:value="3.40222941808053" calcext:value-type="float">
            <text:p>3.40222941808053</text:p>
          </table:table-cell>
          <table:table-cell table:formula="of:=([.$A68] + [.J$1] - SQRT([.$A68]*[.$A68] - [.$A68]*[.J$1] + [.J$1]*[.J$1])) / 3" office:value-type="float" office:value="3.87136805269037" calcext:value-type="float">
            <text:p>3.87136805269037</text:p>
          </table:table-cell>
          <table:table-cell table:formula="of:=([.$A68] + [.K$1] - SQRT([.$A68]*[.$A68] - [.$A68]*[.K$1] + [.K$1]*[.K$1])) / 3" office:value-type="float" office:value="4.33602168022818" calcext:value-type="float">
            <text:p>4.33602168022818</text:p>
          </table:table-cell>
          <table:table-cell table:formula="of:=([.$A68] + [.L$1] - SQRT([.$A68]*[.$A68] - [.$A68]*[.L$1] + [.L$1]*[.L$1])) / 3" office:value-type="float" office:value="4.79610426566752" calcext:value-type="float">
            <text:p>4.79610426566752</text:p>
          </table:table-cell>
          <table:table-cell table:formula="of:=([.$A68] + [.M$1] - SQRT([.$A68]*[.$A68] - [.$A68]*[.M$1] + [.M$1]*[.M$1])) / 3" office:value-type="float" office:value="5.25153066962325" calcext:value-type="float">
            <text:p>5.25153066962325</text:p>
          </table:table-cell>
          <table:table-cell table:formula="of:=([.$A68] + [.N$1] - SQRT([.$A68]*[.$A68] - [.$A68]*[.N$1] + [.N$1]*[.N$1])) / 3" office:value-type="float" office:value="5.70221686981556" calcext:value-type="float">
            <text:p>5.70221686981556</text:p>
          </table:table-cell>
          <table:table-cell table:formula="of:=([.$A68] + [.O$1] - SQRT([.$A68]*[.$A68] - [.$A68]*[.O$1] + [.O$1]*[.O$1])) / 3" office:value-type="float" office:value="6.14808019039642" calcext:value-type="float">
            <text:p>6.14808019039642</text:p>
          </table:table-cell>
          <table:table-cell table:formula="of:=([.$A68] + [.P$1] - SQRT([.$A68]*[.$A68] - [.$A68]*[.P$1] + [.P$1]*[.P$1])) / 3" office:value-type="float" office:value="6.58903953816587" calcext:value-type="float">
            <text:p>6.58903953816587</text:p>
          </table:table-cell>
          <table:table-cell table:formula="of:=([.$A68] + [.Q$1] - SQRT([.$A68]*[.$A68] - [.$A68]*[.Q$1] + [.Q$1]*[.Q$1])) / 3" office:value-type="float" office:value="7.02501564456182" calcext:value-type="float">
            <text:p>7.02501564456182</text:p>
          </table:table-cell>
          <table:table-cell table:formula="of:=([.$A68] + [.R$1] - SQRT([.$A68]*[.$A68] - [.$A68]*[.R$1] + [.R$1]*[.R$1])) / 3" office:value-type="float" office:value="7.4559313121659" calcext:value-type="float">
            <text:p>7.4559313121659</text:p>
          </table:table-cell>
          <table:table-cell table:formula="of:=([.$A68] + [.S$1] - SQRT([.$A68]*[.$A68] - [.$A68]*[.S$1] + [.S$1]*[.S$1])) / 3" office:value-type="float" office:value="7.88171166433107" calcext:value-type="float">
            <text:p>7.88171166433107</text:p>
          </table:table-cell>
          <table:table-cell table:formula="of:=([.$A68] + [.T$1] - SQRT([.$A68]*[.$A68] - [.$A68]*[.T$1] + [.T$1]*[.T$1])) / 3" office:value-type="float" office:value="8.30228439640779" calcext:value-type="float">
            <text:p>8.30228439640779</text:p>
          </table:table-cell>
          <table:table-cell table:formula="of:=([.$A68] + [.U$1] - SQRT([.$A68]*[.$A68] - [.$A68]*[.U$1] + [.U$1]*[.U$1])) / 3" office:value-type="float" office:value="8.71758002692734" calcext:value-type="float">
            <text:p>8.71758002692734</text:p>
          </table:table-cell>
          <table:table-cell table:formula="of:=([.$A68] + [.V$1] - SQRT([.$A68]*[.$A68] - [.$A68]*[.V$1] + [.V$1]*[.V$1])) / 3" office:value-type="float" office:value="9.12753214699621" calcext:value-type="float">
            <text:p>9.12753214699621</text:p>
          </table:table-cell>
          <table:table-cell table:formula="of:=([.$A68] + [.W$1] - SQRT([.$A68]*[.$A68] - [.$A68]*[.W$1] + [.W$1]*[.W$1])) / 3" office:value-type="float" office:value="9.53207766606822" calcext:value-type="float">
            <text:p>9.53207766606822</text:p>
          </table:table-cell>
          <table:table-cell table:formula="of:=([.$A68] + [.X$1] - SQRT([.$A68]*[.$A68] - [.$A68]*[.X$1] + [.X$1]*[.X$1])) / 3" office:value-type="float" office:value="9.931157052193" calcext:value-type="float">
            <text:p>9.931157052193</text:p>
          </table:table-cell>
          <table:table-cell table:formula="of:=([.$A68] + [.Y$1] - SQRT([.$A68]*[.$A68] - [.$A68]*[.Y$1] + [.Y$1]*[.Y$1])) / 3" office:value-type="float" office:value="10.3247145647947" calcext:value-type="float">
            <text:p>10.3247145647947</text:p>
          </table:table-cell>
          <table:table-cell table:formula="of:=([.$A68] + [.Z$1] - SQRT([.$A68]*[.$A68] - [.$A68]*[.Z$1] + [.Z$1]*[.Z$1])) / 3" office:value-type="float" office:value="10.7126984780141" calcext:value-type="float">
            <text:p>10.7126984780141</text:p>
          </table:table-cell>
          <table:table-cell table:formula="of:=([.$A68] + [.AA$1] - SQRT([.$A68]*[.$A68] - [.$A68]*[.AA$1] + [.AA$1]*[.AA$1])) / 3" office:value-type="float" office:value="11.0950612926559" calcext:value-type="float">
            <text:p>11.0950612926559</text:p>
          </table:table-cell>
          <table:table-cell table:formula="of:=([.$A68] + [.AB$1] - SQRT([.$A68]*[.$A68] - [.$A68]*[.AB$1] + [.AB$1]*[.AB$1])) / 3" office:value-type="float" office:value="11.471759934816" calcext:value-type="float">
            <text:p>11.471759934816</text:p>
          </table:table-cell>
          <table:table-cell table:formula="of:=([.$A68] + [.AC$1] - SQRT([.$A68]*[.$A68] - [.$A68]*[.AC$1] + [.AC$1]*[.AC$1])) / 3" office:value-type="float" office:value="11.842755939332" calcext:value-type="float">
            <text:p>11.842755939332</text:p>
          </table:table-cell>
          <table:table-cell table:formula="of:=([.$A68] + [.AD$1] - SQRT([.$A68]*[.$A68] - [.$A68]*[.AD$1] + [.AD$1]*[.AD$1])) / 3" office:value-type="float" office:value="12.2080156162919" calcext:value-type="float">
            <text:p>12.2080156162919</text:p>
          </table:table-cell>
          <table:table-cell table:formula="of:=([.$A68] + [.AE$1] - SQRT([.$A68]*[.$A68] - [.$A68]*[.AE$1] + [.AE$1]*[.AE$1])) / 3" office:value-type="float" office:value="12.5675101989643" calcext:value-type="float">
            <text:p>12.5675101989643</text:p>
          </table:table-cell>
          <table:table-cell table:formula="of:=([.$A68] + [.AF$1] - SQRT([.$A68]*[.$A68] - [.$A68]*[.AF$1] + [.AF$1]*[.AF$1])) / 3" office:value-type="float" office:value="12.9212159716611" calcext:value-type="float">
            <text:p>12.9212159716611</text:p>
          </table:table-cell>
          <table:table-cell table:number-columns-repeated="1635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([.$A69] + [.B$1] - SQRT([.$A69]*[.$A69] - [.$A69]*[.B$1] + [.B$1]*[.B$1])) / 3" office:value-type="float" office:value="0" calcext:value-type="float">
            <text:p>0</text:p>
          </table:table-cell>
          <table:table-cell table:formula="of:=([.$A69] + [.C$1] - SQRT([.$A69]*[.$A69] - [.$A69]*[.C$1] + [.C$1]*[.C$1])) / 3" office:value-type="float" office:value="0.498120380442927" calcext:value-type="float">
            <text:p>0.498120380442927</text:p>
          </table:table-cell>
          <table:table-cell table:formula="of:=([.$A69] + [.D$1] - SQRT([.$A69]*[.$A69] - [.$A69]*[.D$1] + [.D$1]*[.D$1])) / 3" office:value-type="float" office:value="0.992425546341247" calcext:value-type="float">
            <text:p>0.992425546341247</text:p>
          </table:table-cell>
          <table:table-cell table:formula="of:=([.$A69] + [.E$1] - SQRT([.$A69]*[.$A69] - [.$A69]*[.E$1] + [.E$1]*[.E$1])) / 3" office:value-type="float" office:value="1.48283117790349" calcext:value-type="float">
            <text:p>1.48283117790349</text:p>
          </table:table-cell>
          <table:table-cell table:formula="of:=([.$A69] + [.F$1] - SQRT([.$A69]*[.$A69] - [.$A69]*[.F$1] + [.F$1]*[.F$1])) / 3" office:value-type="float" office:value="1.96925258623354" calcext:value-type="float">
            <text:p>1.96925258623354</text:p>
          </table:table-cell>
          <table:table-cell table:formula="of:=([.$A69] + [.G$1] - SQRT([.$A69]*[.$A69] - [.$A69]*[.G$1] + [.G$1]*[.G$1])) / 3" office:value-type="float" office:value="2.45160485480802" calcext:value-type="float">
            <text:p>2.45160485480802</text:p>
          </table:table-cell>
          <table:table-cell table:formula="of:=([.$A69] + [.H$1] - SQRT([.$A69]*[.$A69] - [.$A69]*[.H$1] + [.H$1]*[.H$1])) / 3" office:value-type="float" office:value="2.92980299109514" calcext:value-type="float">
            <text:p>2.92980299109514</text:p>
          </table:table-cell>
          <table:table-cell table:formula="of:=([.$A69] + [.I$1] - SQRT([.$A69]*[.$A69] - [.$A69]*[.I$1] + [.I$1]*[.I$1])) / 3" office:value-type="float" office:value="3.40376208824392" calcext:value-type="float">
            <text:p>3.40376208824392</text:p>
          </table:table-cell>
          <table:table-cell table:formula="of:=([.$A69] + [.J$1] - SQRT([.$A69]*[.$A69] - [.$A69]*[.J$1] + [.J$1]*[.J$1])) / 3" office:value-type="float" office:value="3.8733974966789" calcext:value-type="float">
            <text:p>3.8733974966789</text:p>
          </table:table-cell>
          <table:table-cell table:formula="of:=([.$A69] + [.K$1] - SQRT([.$A69]*[.$A69] - [.$A69]*[.K$1] + [.K$1]*[.K$1])) / 3" office:value-type="float" office:value="4.33862500533369" calcext:value-type="float">
            <text:p>4.33862500533369</text:p>
          </table:table-cell>
          <table:table-cell table:formula="of:=([.$A69] + [.L$1] - SQRT([.$A69]*[.$A69] - [.$A69]*[.L$1] + [.L$1]*[.L$1])) / 3" office:value-type="float" office:value="4.79936103214728" calcext:value-type="float">
            <text:p>4.79936103214728</text:p>
          </table:table-cell>
          <table:table-cell table:formula="of:=([.$A69] + [.M$1] - SQRT([.$A69]*[.$A69] - [.$A69]*[.M$1] + [.M$1]*[.M$1])) / 3" office:value-type="float" office:value="5.25552282333119" calcext:value-type="float">
            <text:p>5.25552282333119</text:p>
          </table:table-cell>
          <table:table-cell table:formula="of:=([.$A69] + [.N$1] - SQRT([.$A69]*[.$A69] - [.$A69]*[.N$1] + [.N$1]*[.N$1])) / 3" office:value-type="float" office:value="5.70702866079336" calcext:value-type="float">
            <text:p>5.70702866079336</text:p>
          </table:table-cell>
          <table:table-cell table:formula="of:=([.$A69] + [.O$1] - SQRT([.$A69]*[.$A69] - [.$A69]*[.O$1] + [.O$1]*[.O$1])) / 3" office:value-type="float" office:value="6.15379807697942" calcext:value-type="float">
            <text:p>6.15379807697942</text:p>
          </table:table-cell>
          <table:table-cell table:formula="of:=([.$A69] + [.P$1] - SQRT([.$A69]*[.$A69] - [.$A69]*[.P$1] + [.P$1]*[.P$1])) / 3" office:value-type="float" office:value="6.59575207626281" calcext:value-type="float">
            <text:p>6.59575207626281</text:p>
          </table:table-cell>
          <table:table-cell table:formula="of:=([.$A69] + [.Q$1] - SQRT([.$A69]*[.$A69] - [.$A69]*[.Q$1] + [.Q$1]*[.Q$1])) / 3" office:value-type="float" office:value="7.03281336188652" calcext:value-type="float">
            <text:p>7.03281336188652</text:p>
          </table:table-cell>
          <table:table-cell table:formula="of:=([.$A69] + [.R$1] - SQRT([.$A69]*[.$A69] - [.$A69]*[.R$1] + [.R$1]*[.R$1])) / 3" office:value-type="float" office:value="7.46490656733099" calcext:value-type="float">
            <text:p>7.46490656733099</text:p>
          </table:table-cell>
          <table:table-cell table:formula="of:=([.$A69] + [.S$1] - SQRT([.$A69]*[.$A69] - [.$A69]*[.S$1] + [.S$1]*[.S$1])) / 3" office:value-type="float" office:value="7.8919584908591" calcext:value-type="float">
            <text:p>7.8919584908591</text:p>
          </table:table-cell>
          <table:table-cell table:formula="of:=([.$A69] + [.T$1] - SQRT([.$A69]*[.$A69] - [.$A69]*[.T$1] + [.T$1]*[.T$1])) / 3" office:value-type="float" office:value="8.31389833187094" calcext:value-type="float">
            <text:p>8.31389833187094</text:p>
          </table:table-cell>
          <table:table-cell table:formula="of:=([.$A69] + [.U$1] - SQRT([.$A69]*[.$A69] - [.$A69]*[.U$1] + [.U$1]*[.U$1])) / 3" office:value-type="float" office:value="8.73065792759243" calcext:value-type="float">
            <text:p>8.73065792759243</text:p>
          </table:table-cell>
          <table:table-cell table:formula="of:=([.$A69] + [.V$1] - SQRT([.$A69]*[.$A69] - [.$A69]*[.V$1] + [.V$1]*[.V$1])) / 3" office:value-type="float" office:value="9.14217198852469" calcext:value-type="float">
            <text:p>9.14217198852469</text:p>
          </table:table-cell>
          <table:table-cell table:formula="of:=([.$A69] + [.W$1] - SQRT([.$A69]*[.$A69] - [.$A69]*[.W$1] + [.W$1]*[.W$1])) / 3" office:value-type="float" office:value="9.54837833099773" calcext:value-type="float">
            <text:p>9.54837833099773</text:p>
          </table:table-cell>
          <table:table-cell table:formula="of:=([.$A69] + [.X$1] - SQRT([.$A69]*[.$A69] - [.$A69]*[.X$1] + [.X$1]*[.X$1])) / 3" office:value-type="float" office:value="9.94921810510633" calcext:value-type="float">
            <text:p>9.94921810510633</text:p>
          </table:table-cell>
          <table:table-cell table:formula="of:=([.$A69] + [.Y$1] - SQRT([.$A69]*[.$A69] - [.$A69]*[.Y$1] + [.Y$1]*[.Y$1])) / 3" office:value-type="float" office:value="10.3446360162592" calcext:value-type="float">
            <text:p>10.3446360162592</text:p>
          </table:table-cell>
          <table:table-cell table:formula="of:=([.$A69] + [.Z$1] - SQRT([.$A69]*[.$A69] - [.$A69]*[.Z$1] + [.Z$1]*[.Z$1])) / 3" office:value-type="float" office:value="10.7345805385479" calcext:value-type="float">
            <text:p>10.7345805385479</text:p>
          </table:table-cell>
          <table:table-cell table:formula="of:=([.$A69] + [.AA$1] - SQRT([.$A69]*[.$A69] - [.$A69]*[.AA$1] + [.AA$1]*[.AA$1])) / 3" office:value-type="float" office:value="11.119004118139" calcext:value-type="float">
            <text:p>11.119004118139</text:p>
          </table:table-cell>
          <table:table-cell table:formula="of:=([.$A69] + [.AB$1] - SQRT([.$A69]*[.$A69] - [.$A69]*[.AB$1] + [.AB$1]*[.AB$1])) / 3" office:value-type="float" office:value="11.4978633649199" calcext:value-type="float">
            <text:p>11.4978633649199</text:p>
          </table:table-cell>
          <table:table-cell table:formula="of:=([.$A69] + [.AC$1] - SQRT([.$A69]*[.$A69] - [.$A69]*[.AC$1] + [.AC$1]*[.AC$1])) / 3" office:value-type="float" office:value="11.8711192306733" calcext:value-type="float">
            <text:p>11.8711192306733</text:p>
          </table:table-cell>
          <table:table-cell table:formula="of:=([.$A69] + [.AD$1] - SQRT([.$A69]*[.$A69] - [.$A69]*[.AD$1] + [.AD$1]*[.AD$1])) / 3" office:value-type="float" office:value="12.2387371721363" calcext:value-type="float">
            <text:p>12.2387371721363</text:p>
          </table:table-cell>
          <table:table-cell table:formula="of:=([.$A69] + [.AE$1] - SQRT([.$A69]*[.$A69] - [.$A69]*[.AE$1] + [.AE$1]*[.AE$1])) / 3" office:value-type="float" office:value="12.6006872973981" calcext:value-type="float">
            <text:p>12.6006872973981</text:p>
          </table:table-cell>
          <table:table-cell table:formula="of:=([.$A69] + [.AF$1] - SQRT([.$A69]*[.$A69] - [.$A69]*[.AF$1] + [.AF$1]*[.AF$1])) / 3" office:value-type="float" office:value="12.9569444942218" calcext:value-type="float">
            <text:p>12.9569444942218</text:p>
          </table:table-cell>
          <table:table-cell table:number-columns-repeated="1635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([.$A70] + [.B$1] - SQRT([.$A70]*[.$A70] - [.$A70]*[.B$1] + [.B$1]*[.B$1])) / 3" office:value-type="float" office:value="0" calcext:value-type="float">
            <text:p>0</text:p>
          </table:table-cell>
          <table:table-cell table:formula="of:=([.$A70] + [.C$1] - SQRT([.$A70]*[.$A70] - [.$A70]*[.C$1] + [.C$1]*[.C$1])) / 3" office:value-type="float" office:value="0.498148224349772" calcext:value-type="float">
            <text:p>0.498148224349772</text:p>
          </table:table-cell>
          <table:table-cell table:formula="of:=([.$A70] + [.D$1] - SQRT([.$A70]*[.$A70] - [.$A70]*[.D$1] + [.D$1]*[.D$1])) / 3" office:value-type="float" office:value="0.992538559845282" calcext:value-type="float">
            <text:p>0.992538559845282</text:p>
          </table:table-cell>
          <table:table-cell table:formula="of:=([.$A70] + [.E$1] - SQRT([.$A70]*[.$A70] - [.$A70]*[.E$1] + [.E$1]*[.E$1])) / 3" office:value-type="float" office:value="1.48308915736689" calcext:value-type="float">
            <text:p>1.48308915736689</text:p>
          </table:table-cell>
          <table:table-cell table:formula="of:=([.$A70] + [.F$1] - SQRT([.$A70]*[.$A70] - [.$A70]*[.F$1] + [.F$1]*[.F$1])) / 3" office:value-type="float" office:value="1.96971781085559" calcext:value-type="float">
            <text:p>1.96971781085559</text:p>
          </table:table-cell>
          <table:table-cell table:formula="of:=([.$A70] + [.G$1] - SQRT([.$A70]*[.$A70] - [.$A70]*[.G$1] + [.G$1]*[.G$1])) / 3" office:value-type="float" office:value="2.45234209029825" calcext:value-type="float">
            <text:p>2.45234209029825</text:p>
          </table:table-cell>
          <table:table-cell table:formula="of:=([.$A70] + [.H$1] - SQRT([.$A70]*[.$A70] - [.$A70]*[.H$1] + [.H$1]*[.H$1])) / 3" office:value-type="float" office:value="2.93087948413186" calcext:value-type="float">
            <text:p>2.93087948413186</text:p>
          </table:table-cell>
          <table:table-cell table:formula="of:=([.$A70] + [.I$1] - SQRT([.$A70]*[.$A70] - [.$A70]*[.I$1] + [.I$1]*[.I$1])) / 3" office:value-type="float" office:value="3.40524755100598" calcext:value-type="float">
            <text:p>3.40524755100598</text:p>
          </table:table-cell>
          <table:table-cell table:formula="of:=([.$A70] + [.J$1] - SQRT([.$A70]*[.$A70] - [.$A70]*[.J$1] + [.J$1]*[.J$1])) / 3" office:value-type="float" office:value="3.87536408075856" calcext:value-type="float">
            <text:p>3.87536408075856</text:p>
          </table:table-cell>
          <table:table-cell table:formula="of:=([.$A70] + [.K$1] - SQRT([.$A70]*[.$A70] - [.$A70]*[.K$1] + [.K$1]*[.K$1])) / 3" office:value-type="float" office:value="4.34114726436892" calcext:value-type="float">
            <text:p>4.34114726436892</text:p>
          </table:table-cell>
          <table:table-cell table:formula="of:=([.$A70] + [.L$1] - SQRT([.$A70]*[.$A70] - [.$A70]*[.L$1] + [.L$1]*[.L$1])) / 3" office:value-type="float" office:value="4.80251587255381" calcext:value-type="float">
            <text:p>4.80251587255381</text:p>
          </table:table-cell>
          <table:table-cell table:formula="of:=([.$A70] + [.M$1] - SQRT([.$A70]*[.$A70] - [.$A70]*[.M$1] + [.M$1]*[.M$1])) / 3" office:value-type="float" office:value="5.25938944256834" calcext:value-type="float">
            <text:p>5.25938944256834</text:p>
          </table:table-cell>
          <table:table-cell table:formula="of:=([.$A70] + [.N$1] - SQRT([.$A70]*[.$A70] - [.$A70]*[.N$1] + [.N$1]*[.N$1])) / 3" office:value-type="float" office:value="5.71168847266439" calcext:value-type="float">
            <text:p>5.71168847266439</text:p>
          </table:table-cell>
          <table:table-cell table:formula="of:=([.$A70] + [.O$1] - SQRT([.$A70]*[.$A70] - [.$A70]*[.O$1] + [.O$1]*[.O$1])) / 3" office:value-type="float" office:value="6.15933462354589" calcext:value-type="float">
            <text:p>6.15933462354589</text:p>
          </table:table-cell>
          <table:table-cell table:formula="of:=([.$A70] + [.P$1] - SQRT([.$A70]*[.$A70] - [.$A70]*[.P$1] + [.P$1]*[.P$1])) / 3" office:value-type="float" office:value="6.60225092604505" calcext:value-type="float">
            <text:p>6.60225092604505</text:p>
          </table:table-cell>
          <table:table-cell table:formula="of:=([.$A70] + [.Q$1] - SQRT([.$A70]*[.$A70] - [.$A70]*[.Q$1] + [.Q$1]*[.Q$1])) / 3" office:value-type="float" office:value="7.04036199412669" calcext:value-type="float">
            <text:p>7.04036199412669</text:p>
          </table:table-cell>
          <table:table-cell table:formula="of:=([.$A70] + [.R$1] - SQRT([.$A70]*[.$A70] - [.$A70]*[.R$1] + [.R$1]*[.R$1])) / 3" office:value-type="float" office:value="7.47359424221246" calcext:value-type="float">
            <text:p>7.47359424221246</text:p>
          </table:table-cell>
          <table:table-cell table:formula="of:=([.$A70] + [.S$1] - SQRT([.$A70]*[.$A70] - [.$A70]*[.S$1] + [.S$1]*[.S$1])) / 3" office:value-type="float" office:value="7.90187610570406" calcext:value-type="float">
            <text:p>7.90187610570406</text:p>
          </table:table-cell>
          <table:table-cell table:formula="of:=([.$A70] + [.T$1] - SQRT([.$A70]*[.$A70] - [.$A70]*[.T$1] + [.T$1]*[.T$1])) / 3" office:value-type="float" office:value="8.32513826347686" calcext:value-type="float">
            <text:p>8.32513826347686</text:p>
          </table:table-cell>
          <table:table-cell table:formula="of:=([.$A70] + [.U$1] - SQRT([.$A70]*[.$A70] - [.$A70]*[.U$1] + [.U$1]*[.U$1])) / 3" office:value-type="float" office:value="8.74331386101534" calcext:value-type="float">
            <text:p>8.74331386101534</text:p>
          </table:table-cell>
          <table:table-cell table:formula="of:=([.$A70] + [.V$1] - SQRT([.$A70]*[.$A70] - [.$A70]*[.V$1] + [.V$1]*[.V$1])) / 3" office:value-type="float" office:value="9.15633873277126" calcext:value-type="float">
            <text:p>9.15633873277126</text:p>
          </table:table-cell>
          <table:table-cell table:formula="of:=([.$A70] + [.W$1] - SQRT([.$A70]*[.$A70] - [.$A70]*[.W$1] + [.W$1]*[.W$1])) / 3" office:value-type="float" office:value="9.5641516222472" calcext:value-type="float">
            <text:p>9.5641516222472</text:p>
          </table:table-cell>
          <table:table-cell table:formula="of:=([.$A70] + [.X$1] - SQRT([.$A70]*[.$A70] - [.$A70]*[.X$1] + [.X$1]*[.X$1])) / 3" office:value-type="float" office:value="9.96669439824437" calcext:value-type="float">
            <text:p>9.96669439824437</text:p>
          </table:table-cell>
          <table:table-cell table:formula="of:=([.$A70] + [.Y$1] - SQRT([.$A70]*[.$A70] - [.$A70]*[.Y$1] + [.Y$1]*[.Y$1])) / 3" office:value-type="float" office:value="10.3639122656665" calcext:value-type="float">
            <text:p>10.3639122656665</text:p>
          </table:table-cell>
          <table:table-cell table:formula="of:=([.$A70] + [.Z$1] - SQRT([.$A70]*[.$A70] - [.$A70]*[.Z$1] + [.Z$1]*[.Z$1])) / 3" office:value-type="float" office:value="10.7557539692426" calcext:value-type="float">
            <text:p>10.7557539692426</text:p>
          </table:table-cell>
          <table:table-cell table:formula="of:=([.$A70] + [.AA$1] - SQRT([.$A70]*[.$A70] - [.$A70]*[.AA$1] + [.AA$1]*[.AA$1])) / 3" office:value-type="float" office:value="11.1421719885247" calcext:value-type="float">
            <text:p>11.1421719885247</text:p>
          </table:table-cell>
          <table:table-cell table:formula="of:=([.$A70] + [.AB$1] - SQRT([.$A70]*[.$A70] - [.$A70]*[.AB$1] + [.AB$1]*[.AB$1])) / 3" office:value-type="float" office:value="11.5231227225285" calcext:value-type="float">
            <text:p>11.5231227225285</text:p>
          </table:table-cell>
          <table:table-cell table:formula="of:=([.$A70] + [.AC$1] - SQRT([.$A70]*[.$A70] - [.$A70]*[.AC$1] + [.AC$1]*[.AC$1])) / 3" office:value-type="float" office:value="11.898566662423" calcext:value-type="float">
            <text:p>11.898566662423</text:p>
          </table:table-cell>
          <table:table-cell table:formula="of:=([.$A70] + [.AD$1] - SQRT([.$A70]*[.$A70] - [.$A70]*[.AD$1] + [.AD$1]*[.AD$1])) / 3" office:value-type="float" office:value="12.268468550735" calcext:value-type="float">
            <text:p>12.268468550735</text:p>
          </table:table-cell>
          <table:table-cell table:formula="of:=([.$A70] + [.AE$1] - SQRT([.$A70]*[.$A70] - [.$A70]*[.AE$1] + [.AE$1]*[.AE$1])) / 3" office:value-type="float" office:value="12.6327975256171" calcext:value-type="float">
            <text:p>12.6327975256171</text:p>
          </table:table-cell>
          <table:table-cell table:formula="of:=([.$A70] + [.AF$1] - SQRT([.$A70]*[.$A70] - [.$A70]*[.AF$1] + [.AF$1]*[.AF$1])) / 3" office:value-type="float" office:value="12.9915272488351" calcext:value-type="float">
            <text:p>12.9915272488351</text:p>
          </table:table-cell>
          <table:table-cell table:number-columns-repeated="1635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([.$A71] + [.B$1] - SQRT([.$A71]*[.$A71] - [.$A71]*[.B$1] + [.B$1]*[.B$1])) / 3" office:value-type="float" office:value="0" calcext:value-type="float">
            <text:p>0</text:p>
          </table:table-cell>
          <table:table-cell table:formula="of:=([.$A71] + [.C$1] - SQRT([.$A71]*[.$A71] - [.$A71]*[.C$1] + [.C$1]*[.C$1])) / 3" office:value-type="float" office:value="0.498175255394732" calcext:value-type="float">
            <text:p>0.498175255394732</text:p>
          </table:table-cell>
          <table:table-cell table:formula="of:=([.$A71] + [.D$1] - SQRT([.$A71]*[.$A71] - [.$A71]*[.D$1] + [.D$1]*[.D$1])) / 3" office:value-type="float" office:value="0.992648251063509" calcext:value-type="float">
            <text:p>0.992648251063509</text:p>
          </table:table-cell>
          <table:table-cell table:formula="of:=([.$A71] + [.E$1] - SQRT([.$A71]*[.$A71] - [.$A71]*[.E$1] + [.E$1]*[.E$1])) / 3" office:value-type="float" office:value="1.48333950160459" calcext:value-type="float">
            <text:p>1.48333950160459</text:p>
          </table:table-cell>
          <table:table-cell table:formula="of:=([.$A71] + [.F$1] - SQRT([.$A71]*[.$A71] - [.$A71]*[.F$1] + [.F$1]*[.F$1])) / 3" office:value-type="float" office:value="1.97016917637399" calcext:value-type="float">
            <text:p>1.97016917637399</text:p>
          </table:table-cell>
          <table:table-cell table:formula="of:=([.$A71] + [.G$1] - SQRT([.$A71]*[.$A71] - [.$A71]*[.G$1] + [.G$1]*[.G$1])) / 3" office:value-type="float" office:value="2.45305722460515" calcext:value-type="float">
            <text:p>2.45305722460515</text:p>
          </table:table-cell>
          <table:table-cell table:formula="of:=([.$A71] + [.H$1] - SQRT([.$A71]*[.$A71] - [.$A71]*[.H$1] + [.H$1]*[.H$1])) / 3" office:value-type="float" office:value="2.93192350928609" calcext:value-type="float">
            <text:p>2.93192350928609</text:p>
          </table:table-cell>
          <table:table-cell table:formula="of:=([.$A71] + [.I$1] - SQRT([.$A71]*[.$A71] - [.$A71]*[.I$1] + [.I$1]*[.I$1])) / 3" office:value-type="float" office:value="3.40668794974176" calcext:value-type="float">
            <text:p>3.40668794974176</text:p>
          </table:table-cell>
          <table:table-cell table:formula="of:=([.$A71] + [.J$1] - SQRT([.$A71]*[.$A71] - [.$A71]*[.J$1] + [.J$1]*[.J$1])) / 3" office:value-type="float" office:value="3.87727067279438" calcext:value-type="float">
            <text:p>3.87727067279438</text:p>
          </table:table-cell>
          <table:table-cell table:formula="of:=([.$A71] + [.K$1] - SQRT([.$A71]*[.$A71] - [.$A71]*[.K$1] + [.K$1]*[.K$1])) / 3" office:value-type="float" office:value="4.34359217229229" calcext:value-type="float">
            <text:p>4.34359217229229</text:p>
          </table:table-cell>
          <table:table-cell table:formula="of:=([.$A71] + [.L$1] - SQRT([.$A71]*[.$A71] - [.$A71]*[.L$1] + [.L$1]*[.L$1])) / 3" office:value-type="float" office:value="4.80557347670997" calcext:value-type="float">
            <text:p>4.80557347670997</text:p>
          </table:table-cell>
          <table:table-cell table:formula="of:=([.$A71] + [.M$1] - SQRT([.$A71]*[.$A71] - [.$A71]*[.M$1] + [.M$1]*[.M$1])) / 3" office:value-type="float" office:value="5.26313632442847" calcext:value-type="float">
            <text:p>5.26313632442847</text:p>
          </table:table-cell>
          <table:table-cell table:formula="of:=([.$A71] + [.N$1] - SQRT([.$A71]*[.$A71] - [.$A71]*[.N$1] + [.N$1]*[.N$1])) / 3" office:value-type="float" office:value="5.71620334620724" calcext:value-type="float">
            <text:p>5.71620334620724</text:p>
          </table:table-cell>
          <table:table-cell table:formula="of:=([.$A71] + [.O$1] - SQRT([.$A71]*[.$A71] - [.$A71]*[.O$1] + [.O$1]*[.O$1])) / 3" office:value-type="float" office:value="6.16469825425676" calcext:value-type="float">
            <text:p>6.16469825425676</text:p>
          </table:table-cell>
          <table:table-cell table:formula="of:=([.$A71] + [.P$1] - SQRT([.$A71]*[.$A71] - [.$A71]*[.P$1] + [.P$1]*[.P$1])) / 3" office:value-type="float" office:value="6.60854603721722" calcext:value-type="float">
            <text:p>6.60854603721722</text:p>
          </table:table-cell>
          <table:table-cell table:formula="of:=([.$A71] + [.Q$1] - SQRT([.$A71]*[.$A71] - [.$A71]*[.Q$1] + [.Q$1]*[.Q$1])) / 3" office:value-type="float" office:value="7.04767316024304" calcext:value-type="float">
            <text:p>7.04767316024304</text:p>
          </table:table-cell>
          <table:table-cell table:formula="of:=([.$A71] + [.R$1] - SQRT([.$A71]*[.$A71] - [.$A71]*[.R$1] + [.R$1]*[.R$1])) / 3" office:value-type="float" office:value="7.48200776928878" calcext:value-type="float">
            <text:p>7.48200776928878</text:p>
          </table:table-cell>
          <table:table-cell table:formula="of:=([.$A71] + [.S$1] - SQRT([.$A71]*[.$A71] - [.$A71]*[.S$1] + [.S$1]*[.S$1])) / 3" office:value-type="float" office:value="7.9114798985892" calcext:value-type="float">
            <text:p>7.9114798985892</text:p>
          </table:table-cell>
          <table:table-cell table:formula="of:=([.$A71] + [.T$1] - SQRT([.$A71]*[.$A71] - [.$A71]*[.T$1] + [.T$1]*[.T$1])) / 3" office:value-type="float" office:value="8.33602168022818" calcext:value-type="float">
            <text:p>8.33602168022818</text:p>
          </table:table-cell>
          <table:table-cell table:formula="of:=([.$A71] + [.U$1] - SQRT([.$A71]*[.$A71] - [.$A71]*[.U$1] + [.U$1]*[.U$1])) / 3" office:value-type="float" office:value="8.75556755459913" calcext:value-type="float">
            <text:p>8.75556755459913</text:p>
          </table:table-cell>
          <table:table-cell table:formula="of:=([.$A71] + [.V$1] - SQRT([.$A71]*[.$A71] - [.$A71]*[.V$1] + [.V$1]*[.V$1])) / 3" office:value-type="float" office:value="9.17005448047572" calcext:value-type="float">
            <text:p>9.17005448047572</text:p>
          </table:table-cell>
          <table:table-cell table:formula="of:=([.$A71] + [.W$1] - SQRT([.$A71]*[.$A71] - [.$A71]*[.W$1] + [.W$1]*[.W$1])) / 3" office:value-type="float" office:value="9.57942214333786" calcext:value-type="float">
            <text:p>9.57942214333786</text:p>
          </table:table-cell>
          <table:table-cell table:formula="of:=([.$A71] + [.X$1] - SQRT([.$A71]*[.$A71] - [.$A71]*[.X$1] + [.X$1]*[.X$1])) / 3" office:value-type="float" office:value="9.98361316053707" calcext:value-type="float">
            <text:p>9.98361316053707</text:p>
          </table:table-cell>
          <table:table-cell table:formula="of:=([.$A71] + [.Y$1] - SQRT([.$A71]*[.$A71] - [.$A71]*[.Y$1] + [.Y$1]*[.Y$1])) / 3" office:value-type="float" office:value="10.3825732818381" calcext:value-type="float">
            <text:p>10.3825732818381</text:p>
          </table:table-cell>
          <table:table-cell table:formula="of:=([.$A71] + [.Z$1] - SQRT([.$A71]*[.$A71] - [.$A71]*[.Z$1] + [.Z$1]*[.Z$1])) / 3" office:value-type="float" office:value="10.7762515838433" calcext:value-type="float">
            <text:p>10.7762515838433</text:p>
          </table:table-cell>
          <table:table-cell table:formula="of:=([.$A71] + [.AA$1] - SQRT([.$A71]*[.$A71] - [.$A71]*[.AA$1] + [.AA$1]*[.AA$1])) / 3" office:value-type="float" office:value="11.1646006567922" calcext:value-type="float">
            <text:p>11.1646006567922</text:p>
          </table:table-cell>
          <table:table-cell table:formula="of:=([.$A71] + [.AB$1] - SQRT([.$A71]*[.$A71] - [.$A71]*[.AB$1] + [.AB$1]*[.AB$1])) / 3" office:value-type="float" office:value="11.5475767822366" calcext:value-type="float">
            <text:p>11.5475767822366</text:p>
          </table:table-cell>
          <table:table-cell table:formula="of:=([.$A71] + [.AC$1] - SQRT([.$A71]*[.$A71] - [.$A71]*[.AC$1] + [.AC$1]*[.AC$1])) / 3" office:value-type="float" office:value="11.9251401001153" calcext:value-type="float">
            <text:p>11.9251401001153</text:p>
          </table:table-cell>
          <table:table-cell table:formula="of:=([.$A71] + [.AD$1] - SQRT([.$A71]*[.$A71] - [.$A71]*[.AD$1] + [.AD$1]*[.AD$1])) / 3" office:value-type="float" office:value="12.2972547638017" calcext:value-type="float">
            <text:p>12.2972547638017</text:p>
          </table:table-cell>
          <table:table-cell table:formula="of:=([.$A71] + [.AE$1] - SQRT([.$A71]*[.$A71] - [.$A71]*[.AE$1] + [.AE$1]*[.AE$1])) / 3" office:value-type="float" office:value="12.6638890817633" calcext:value-type="float">
            <text:p>12.6638890817633</text:p>
          </table:table-cell>
          <table:table-cell table:formula="of:=([.$A71] + [.AF$1] - SQRT([.$A71]*[.$A71] - [.$A71]*[.AF$1] + [.AF$1]*[.AF$1])) / 3" office:value-type="float" office:value="13.0250156445618" calcext:value-type="float">
            <text:p>13.0250156445618</text:p>
          </table:table-cell>
          <table:table-cell table:number-columns-repeated="1635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([.$A72] + [.B$1] - SQRT([.$A72]*[.$A72] - [.$A72]*[.B$1] + [.B$1]*[.B$1])) / 3" office:value-type="float" office:value="0" calcext:value-type="float">
            <text:p>0</text:p>
          </table:table-cell>
          <table:table-cell table:formula="of:=([.$A72] + [.C$1] - SQRT([.$A72]*[.$A72] - [.$A72]*[.C$1] + [.C$1]*[.C$1])) / 3" office:value-type="float" office:value="0.498201508659809" calcext:value-type="float">
            <text:p>0.498201508659809</text:p>
          </table:table-cell>
          <table:table-cell table:formula="of:=([.$A72] + [.D$1] - SQRT([.$A72]*[.$A72] - [.$A72]*[.D$1] + [.D$1]*[.D$1])) / 3" office:value-type="float" office:value="0.992754764350138" calcext:value-type="float">
            <text:p>0.992754764350138</text:p>
          </table:table-cell>
          <table:table-cell table:formula="of:=([.$A72] + [.E$1] - SQRT([.$A72]*[.$A72] - [.$A72]*[.E$1] + [.E$1]*[.E$1])) / 3" office:value-type="float" office:value="1.48358254451485" calcext:value-type="float">
            <text:p>1.48358254451485</text:p>
          </table:table-cell>
          <table:table-cell table:formula="of:=([.$A72] + [.F$1] - SQRT([.$A72]*[.$A72] - [.$A72]*[.F$1] + [.F$1]*[.F$1])) / 3" office:value-type="float" office:value="1.97060729260106" calcext:value-type="float">
            <text:p>1.97060729260106</text:p>
          </table:table-cell>
          <table:table-cell table:formula="of:=([.$A72] + [.G$1] - SQRT([.$A72]*[.$A72] - [.$A72]*[.G$1] + [.G$1]*[.G$1])) / 3" office:value-type="float" office:value="2.45375123588553" calcext:value-type="float">
            <text:p>2.45375123588553</text:p>
          </table:table-cell>
          <table:table-cell table:formula="of:=([.$A72] + [.H$1] - SQRT([.$A72]*[.$A72] - [.$A72]*[.H$1] + [.H$1]*[.H$1])) / 3" office:value-type="float" office:value="2.93293651145141" calcext:value-type="float">
            <text:p>2.93293651145141</text:p>
          </table:table-cell>
          <table:table-cell table:formula="of:=([.$A72] + [.I$1] - SQRT([.$A72]*[.$A72] - [.$A72]*[.I$1] + [.I$1]*[.I$1])) / 3" office:value-type="float" office:value="3.40808530027127" calcext:value-type="float">
            <text:p>3.40808530027127</text:p>
          </table:table-cell>
          <table:table-cell table:formula="of:=([.$A72] + [.J$1] - SQRT([.$A72]*[.$A72] - [.$A72]*[.J$1] + [.J$1]*[.J$1])) / 3" office:value-type="float" office:value="3.87911996928393" calcext:value-type="float">
            <text:p>3.87911996928393</text:p>
          </table:table-cell>
          <table:table-cell table:formula="of:=([.$A72] + [.K$1] - SQRT([.$A72]*[.$A72] - [.$A72]*[.K$1] + [.K$1]*[.K$1])) / 3" office:value-type="float" office:value="4.34596322127936" calcext:value-type="float">
            <text:p>4.34596322127936</text:p>
          </table:table-cell>
          <table:table-cell table:formula="of:=([.$A72] + [.L$1] - SQRT([.$A72]*[.$A72] - [.$A72]*[.L$1] + [.L$1]*[.L$1])) / 3" office:value-type="float" office:value="4.80853825232667" calcext:value-type="float">
            <text:p>4.80853825232667</text:p>
          </table:table-cell>
          <table:table-cell table:formula="of:=([.$A72] + [.M$1] - SQRT([.$A72]*[.$A72] - [.$A72]*[.M$1] + [.M$1]*[.M$1])) / 3" office:value-type="float" office:value="5.26676891639595" calcext:value-type="float">
            <text:p>5.26676891639595</text:p>
          </table:table-cell>
          <table:table-cell table:formula="of:=([.$A72] + [.N$1] - SQRT([.$A72]*[.$A72] - [.$A72]*[.N$1] + [.N$1]*[.N$1])) / 3" office:value-type="float" office:value="5.7205798967369" calcext:value-type="float">
            <text:p>5.7205798967369</text:p>
          </table:table-cell>
          <table:table-cell table:formula="of:=([.$A72] + [.O$1] - SQRT([.$A72]*[.$A72] - [.$A72]*[.O$1] + [.O$1]*[.O$1])) / 3" office:value-type="float" office:value="6.16989688348503" calcext:value-type="float">
            <text:p>6.16989688348503</text:p>
          </table:table-cell>
          <table:table-cell table:formula="of:=([.$A72] + [.P$1] - SQRT([.$A72]*[.$A72] - [.$A72]*[.P$1] + [.P$1]*[.P$1])) / 3" office:value-type="float" office:value="6.61464675687274" calcext:value-type="float">
            <text:p>6.61464675687274</text:p>
          </table:table-cell>
          <table:table-cell table:formula="of:=([.$A72] + [.Q$1] - SQRT([.$A72]*[.$A72] - [.$A72]*[.Q$1] + [.Q$1]*[.Q$1])) / 3" office:value-type="float" office:value="7.05475777532716" calcext:value-type="float">
            <text:p>7.05475777532716</text:p>
          </table:table-cell>
          <table:table-cell table:formula="of:=([.$A72] + [.R$1] - SQRT([.$A72]*[.$A72] - [.$A72]*[.R$1] + [.R$1]*[.R$1])) / 3" office:value-type="float" office:value="7.49015976764188" calcext:value-type="float">
            <text:p>7.49015976764188</text:p>
          </table:table-cell>
          <table:table-cell table:formula="of:=([.$A72] + [.S$1] - SQRT([.$A72]*[.$A72] - [.$A72]*[.S$1] + [.S$1]*[.S$1])) / 3" office:value-type="float" office:value="7.92078432831683" calcext:value-type="float">
            <text:p>7.92078432831683</text:p>
          </table:table-cell>
          <table:table-cell table:formula="of:=([.$A72] + [.T$1] - SQRT([.$A72]*[.$A72] - [.$A72]*[.T$1] + [.T$1]*[.T$1])) / 3" office:value-type="float" office:value="8.34656501507041" calcext:value-type="float">
            <text:p>8.34656501507041</text:p>
          </table:table-cell>
          <table:table-cell table:formula="of:=([.$A72] + [.U$1] - SQRT([.$A72]*[.$A72] - [.$A72]*[.U$1] + [.U$1]*[.U$1])) / 3" office:value-type="float" office:value="8.76743754744369" calcext:value-type="float">
            <text:p>8.76743754744369</text:p>
          </table:table-cell>
          <table:table-cell table:formula="of:=([.$A72] + [.V$1] - SQRT([.$A72]*[.$A72] - [.$A72]*[.V$1] + [.V$1]*[.V$1])) / 3" office:value-type="float" office:value="9.18334000533867" calcext:value-type="float">
            <text:p>9.18334000533867</text:p>
          </table:table-cell>
          <table:table-cell table:formula="of:=([.$A72] + [.W$1] - SQRT([.$A72]*[.$A72] - [.$A72]*[.W$1] + [.W$1]*[.W$1])) / 3" office:value-type="float" office:value="9.59421302626363" calcext:value-type="float">
            <text:p>9.59421302626363</text:p>
          </table:table-cell>
          <table:table-cell table:style-name="ce8" table:formula="of:=([.$A72] + [.X$1] - SQRT([.$A72]*[.$A72] - [.$A72]*[.X$1] + [.X$1]*[.X$1])) / 3" office:value-type="float" office:value="10" calcext:value-type="float">
            <text:p>10</text:p>
          </table:table-cell>
          <table:table-cell table:formula="of:=([.$A72] + [.Y$1] - SQRT([.$A72]*[.$A72] - [.$A72]*[.Y$1] + [.Y$1]*[.Y$1])) / 3" office:value-type="float" office:value="10.4006472593595" calcext:value-type="float">
            <text:p>10.4006472593595</text:p>
          </table:table-cell>
          <table:table-cell table:formula="of:=([.$A72] + [.Z$1] - SQRT([.$A72]*[.$A72] - [.$A72]*[.Z$1] + [.Z$1]*[.Z$1])) / 3" office:value-type="float" office:value="10.7961042656675" calcext:value-type="float">
            <text:p>10.7961042656675</text:p>
          </table:table-cell>
          <table:table-cell table:formula="of:=([.$A72] + [.AA$1] - SQRT([.$A72]*[.$A72] - [.$A72]*[.AA$1] + [.AA$1]*[.AA$1])) / 3" office:value-type="float" office:value="11.1863237875925" calcext:value-type="float">
            <text:p>11.1863237875925</text:p>
          </table:table-cell>
          <table:table-cell table:formula="of:=([.$A72] + [.AB$1] - SQRT([.$A72]*[.$A72] - [.$A72]*[.AB$1] + [.AB$1]*[.AB$1])) / 3" office:value-type="float" office:value="11.5712620719406" calcext:value-type="float">
            <text:p>11.5712620719406</text:p>
          </table:table-cell>
          <table:table-cell table:formula="of:=([.$A72] + [.AC$1] - SQRT([.$A72]*[.$A72] - [.$A72]*[.AC$1] + [.AC$1]*[.AC$1])) / 3" office:value-type="float" office:value="11.9508790050527" calcext:value-type="float">
            <text:p>11.9508790050527</text:p>
          </table:table-cell>
          <table:table-cell table:formula="of:=([.$A72] + [.AD$1] - SQRT([.$A72]*[.$A72] - [.$A72]*[.AD$1] + [.AD$1]*[.AD$1])) / 3" office:value-type="float" office:value="12.3251382634769" calcext:value-type="float">
            <text:p>12.3251382634769</text:p>
          </table:table-cell>
          <table:table-cell table:formula="of:=([.$A72] + [.AE$1] - SQRT([.$A72]*[.$A72] - [.$A72]*[.AE$1] + [.AE$1]*[.AE$1])) / 3" office:value-type="float" office:value="12.6940074526426" calcext:value-type="float">
            <text:p>12.6940074526426</text:p>
          </table:table-cell>
          <table:table-cell table:formula="of:=([.$A72] + [.AF$1] - SQRT([.$A72]*[.$A72] - [.$A72]*[.AF$1] + [.AF$1]*[.AF$1])) / 3" office:value-type="float" office:value="13.0574582323393" calcext:value-type="float">
            <text:p>13.0574582323393</text:p>
          </table:table-cell>
          <table:table-cell table:number-columns-repeated="1635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([.$A73] + [.B$1] - SQRT([.$A73]*[.$A73] - [.$A73]*[.B$1] + [.B$1]*[.B$1])) / 3" office:value-type="float" office:value="0" calcext:value-type="float">
            <text:p>0</text:p>
          </table:table-cell>
          <table:table-cell table:formula="of:=([.$A73] + [.C$1] - SQRT([.$A73]*[.$A73] - [.$A73]*[.C$1] + [.C$1]*[.C$1])) / 3" office:value-type="float" office:value="0.498227017236905" calcext:value-type="float">
            <text:p>0.498227017236905</text:p>
          </table:table-cell>
          <table:table-cell table:formula="of:=([.$A73] + [.D$1] - SQRT([.$A73]*[.$A73] - [.$A73]*[.D$1] + [.D$1]*[.D$1])) / 3" office:value-type="float" office:value="0.992858235817048" calcext:value-type="float">
            <text:p>0.992858235817048</text:p>
          </table:table-cell>
          <table:table-cell table:formula="of:=([.$A73] + [.E$1] - SQRT([.$A73]*[.$A73] - [.$A73]*[.E$1] + [.E$1]*[.E$1])) / 3" office:value-type="float" office:value="1.48381860081323" calcext:value-type="float">
            <text:p>1.48381860081323</text:p>
          </table:table-cell>
          <table:table-cell table:formula="of:=([.$A73] + [.F$1] - SQRT([.$A73]*[.$A73] - [.$A73]*[.F$1] + [.F$1]*[.F$1])) / 3" office:value-type="float" office:value="1.97103273411217" calcext:value-type="float">
            <text:p>1.97103273411217</text:p>
          </table:table-cell>
          <table:table-cell table:formula="of:=([.$A73] + [.G$1] - SQRT([.$A73]*[.$A73] - [.$A73]*[.G$1] + [.G$1]*[.G$1])) / 3" office:value-type="float" office:value="2.45442504547037" calcext:value-type="float">
            <text:p>2.45442504547037</text:p>
          </table:table-cell>
          <table:table-cell table:formula="of:=([.$A73] + [.H$1] - SQRT([.$A73]*[.$A73] - [.$A73]*[.H$1] + [.H$1]*[.H$1])) / 3" office:value-type="float" office:value="2.93391985116332" calcext:value-type="float">
            <text:p>2.93391985116332</text:p>
          </table:table-cell>
          <table:table-cell table:formula="of:=([.$A73] + [.I$1] - SQRT([.$A73]*[.$A73] - [.$A73]*[.I$1] + [.I$1]*[.I$1])) / 3" office:value-type="float" office:value="3.4094415001901" calcext:value-type="float">
            <text:p>3.4094415001901</text:p>
          </table:table-cell>
          <table:table-cell table:formula="of:=([.$A73] + [.J$1] - SQRT([.$A73]*[.$A73] - [.$A73]*[.J$1] + [.J$1]*[.J$1])) / 3" office:value-type="float" office:value="3.88091450793479" calcext:value-type="float">
            <text:p>3.88091450793479</text:p>
          </table:table-cell>
          <table:table-cell table:formula="of:=([.$A73] + [.K$1] - SQRT([.$A73]*[.$A73] - [.$A73]*[.K$1] + [.K$1]*[.K$1])) / 3" office:value-type="float" office:value="4.34826369711907" calcext:value-type="float">
            <text:p>4.34826369711907</text:p>
          </table:table-cell>
          <table:table-cell table:formula="of:=([.$A73] + [.L$1] - SQRT([.$A73]*[.$A73] - [.$A73]*[.L$1] + [.L$1]*[.L$1])) / 3" office:value-type="float" office:value="4.81141434580984" calcext:value-type="float">
            <text:p>4.81141434580984</text:p>
          </table:table-cell>
          <table:table-cell table:formula="of:=([.$A73] + [.M$1] - SQRT([.$A73]*[.$A73] - [.$A73]*[.M$1] + [.M$1]*[.M$1])) / 3" office:value-type="float" office:value="5.27029234216945" calcext:value-type="float">
            <text:p>5.27029234216945</text:p>
          </table:table-cell>
          <table:table-cell table:formula="of:=([.$A73] + [.N$1] - SQRT([.$A73]*[.$A73] - [.$A73]*[.N$1] + [.N$1]*[.N$1])) / 3" office:value-type="float" office:value="5.72482434555688" calcext:value-type="float">
            <text:p>5.72482434555688</text:p>
          </table:table-cell>
          <table:table-cell table:formula="of:=([.$A73] + [.O$1] - SQRT([.$A73]*[.$A73] - [.$A73]*[.O$1] + [.O$1]*[.O$1])) / 3" office:value-type="float" office:value="6.17493795350553" calcext:value-type="float">
            <text:p>6.17493795350553</text:p>
          </table:table-cell>
          <table:table-cell table:formula="of:=([.$A73] + [.P$1] - SQRT([.$A73]*[.$A73] - [.$A73]*[.P$1] + [.P$1]*[.P$1])) / 3" office:value-type="float" office:value="6.62056187401833" calcext:value-type="float">
            <text:p>6.62056187401833</text:p>
          </table:table-cell>
          <table:table-cell table:formula="of:=([.$A73] + [.Q$1] - SQRT([.$A73]*[.$A73] - [.$A73]*[.Q$1] + [.Q$1]*[.Q$1])) / 3" office:value-type="float" office:value="7.06162610253493" calcext:value-type="float">
            <text:p>7.06162610253493</text:p>
          </table:table-cell>
          <table:table-cell table:formula="of:=([.$A73] + [.R$1] - SQRT([.$A73]*[.$A73] - [.$A73]*[.R$1] + [.R$1]*[.R$1])) / 3" office:value-type="float" office:value="7.49806210283982" calcext:value-type="float">
            <text:p>7.49806210283982</text:p>
          </table:table-cell>
          <table:table-cell table:formula="of:=([.$A73] + [.S$1] - SQRT([.$A73]*[.$A73] - [.$A73]*[.S$1] + [.S$1]*[.S$1])) / 3" office:value-type="float" office:value="7.92980299109514" calcext:value-type="float">
            <text:p>7.92980299109514</text:p>
          </table:table-cell>
          <table:table-cell table:formula="of:=([.$A73] + [.T$1] - SQRT([.$A73]*[.$A73] - [.$A73]*[.T$1] + [.T$1]*[.T$1])) / 3" office:value-type="float" office:value="8.35678372210052" calcext:value-type="float">
            <text:p>8.35678372210052</text:p>
          </table:table-cell>
          <table:table-cell table:formula="of:=([.$A73] + [.U$1] - SQRT([.$A73]*[.$A73] - [.$A73]*[.U$1] + [.U$1]*[.U$1])) / 3" office:value-type="float" office:value="8.77894127680399" calcext:value-type="float">
            <text:p>8.77894127680399</text:p>
          </table:table-cell>
          <table:table-cell table:formula="of:=([.$A73] + [.V$1] - SQRT([.$A73]*[.$A73] - [.$A73]*[.V$1] + [.V$1]*[.V$1])) / 3" office:value-type="float" office:value="9.19621485001641" calcext:value-type="float">
            <text:p>9.19621485001641</text:p>
          </table:table-cell>
          <table:table-cell table:formula="of:=([.$A73] + [.W$1] - SQRT([.$A73]*[.$A73] - [.$A73]*[.W$1] + [.W$1]*[.W$1])) / 3" office:value-type="float" office:value="9.60854603721722" calcext:value-type="float">
            <text:p>9.60854603721722</text:p>
          </table:table-cell>
          <table:table-cell table:formula="of:=([.$A73] + [.X$1] - SQRT([.$A73]*[.$A73] - [.$A73]*[.X$1] + [.X$1]*[.X$1])) / 3" office:value-type="float" office:value="10.0158790192838" calcext:value-type="float">
            <text:p>10.0158790192838</text:p>
          </table:table-cell>
          <table:table-cell table:formula="of:=([.$A73] + [.Y$1] - SQRT([.$A73]*[.$A73] - [.$A73]*[.Y$1] + [.Y$1]*[.Y$1])) / 3" office:value-type="float" office:value="10.418160743932" calcext:value-type="float">
            <text:p>10.418160743932</text:p>
          </table:table-cell>
          <table:table-cell table:formula="of:=([.$A73] + [.Z$1] - SQRT([.$A73]*[.$A73] - [.$A73]*[.Z$1] + [.Z$1]*[.Z$1])) / 3" office:value-type="float" office:value="10.8153411026221" calcext:value-type="float">
            <text:p>10.8153411026221</text:p>
          </table:table-cell>
          <table:table-cell table:formula="of:=([.$A73] + [.AA$1] - SQRT([.$A73]*[.$A73] - [.$A73]*[.AA$1] + [.AA$1]*[.AA$1])) / 3" office:value-type="float" office:value="11.2073731016657" calcext:value-type="float">
            <text:p>11.2073731016657</text:p>
          </table:table-cell>
          <table:table-cell table:formula="of:=([.$A73] + [.AB$1] - SQRT([.$A73]*[.$A73] - [.$A73]*[.AB$1] + [.AB$1]*[.AB$1])) / 3" office:value-type="float" office:value="11.5942130262636" calcext:value-type="float">
            <text:p>11.5942130262636</text:p>
          </table:table-cell>
          <table:table-cell table:formula="of:=([.$A73] + [.AC$1] - SQRT([.$A73]*[.$A73] - [.$A73]*[.AC$1] + [.AC$1]*[.AC$1])) / 3" office:value-type="float" office:value="11.9758205962153" calcext:value-type="float">
            <text:p>11.9758205962153</text:p>
          </table:table-cell>
          <table:table-cell table:formula="of:=([.$A73] + [.AD$1] - SQRT([.$A73]*[.$A73] - [.$A73]*[.AD$1] + [.AD$1]*[.AD$1])) / 3" office:value-type="float" office:value="12.3521591120686" calcext:value-type="float">
            <text:p>12.3521591120686</text:p>
          </table:table-cell>
          <table:table-cell table:formula="of:=([.$A73] + [.AE$1] - SQRT([.$A73]*[.$A73] - [.$A73]*[.AE$1] + [.AE$1]*[.AE$1])) / 3" office:value-type="float" office:value="12.7231955905191" calcext:value-type="float">
            <text:p>12.7231955905191</text:p>
          </table:table-cell>
          <table:table-cell table:formula="of:=([.$A73] + [.AF$1] - SQRT([.$A73]*[.$A73] - [.$A73]*[.AF$1] + [.AF$1]*[.AF$1])) / 3" office:value-type="float" office:value="13.0889008879325" calcext:value-type="float">
            <text:p>13.0889008879325</text:p>
          </table:table-cell>
          <table:table-cell table:number-columns-repeated="1635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([.$A74] + [.B$1] - SQRT([.$A74]*[.$A74] - [.$A74]*[.B$1] + [.B$1]*[.B$1])) / 3" office:value-type="float" office:value="0" calcext:value-type="float">
            <text:p>0</text:p>
          </table:table-cell>
          <table:table-cell table:formula="of:=([.$A74] + [.C$1] - SQRT([.$A74]*[.$A74] - [.$A74]*[.C$1] + [.C$1]*[.C$1])) / 3" office:value-type="float" office:value="0.498251812366992" calcext:value-type="float">
            <text:p>0.498251812366992</text:p>
          </table:table-cell>
          <table:table-cell table:formula="of:=([.$A74] + [.D$1] - SQRT([.$A74]*[.$A74] - [.$A74]*[.D$1] + [.D$1]*[.D$1])) / 3" office:value-type="float" office:value="0.992958793913729" calcext:value-type="float">
            <text:p>0.992958793913729</text:p>
          </table:table-cell>
          <table:table-cell table:formula="of:=([.$A74] + [.E$1] - SQRT([.$A74]*[.$A74] - [.$A74]*[.E$1] + [.E$1]*[.E$1])) / 3" office:value-type="float" office:value="1.48404796739031" calcext:value-type="float">
            <text:p>1.48404796739031</text:p>
          </table:table-cell>
          <table:table-cell table:formula="of:=([.$A74] + [.F$1] - SQRT([.$A74]*[.$A74] - [.$A74]*[.F$1] + [.F$1]*[.F$1])) / 3" office:value-type="float" office:value="1.97144604275303" calcext:value-type="float">
            <text:p>1.97144604275303</text:p>
          </table:table-cell>
          <table:table-cell table:formula="of:=([.$A74] + [.G$1] - SQRT([.$A74]*[.$A74] - [.$A74]*[.G$1] + [.G$1]*[.G$1])) / 3" office:value-type="float" office:value="2.45507952192842" calcext:value-type="float">
            <text:p>2.45507952192842</text:p>
          </table:table-cell>
          <table:table-cell table:formula="of:=([.$A74] + [.H$1] - SQRT([.$A74]*[.$A74] - [.$A74]*[.H$1] + [.H$1]*[.H$1])) / 3" office:value-type="float" office:value="2.93487481065841" calcext:value-type="float">
            <text:p>2.93487481065841</text:p>
          </table:table-cell>
          <table:table-cell table:formula="of:=([.$A74] + [.I$1] - SQRT([.$A74]*[.$A74] - [.$A74]*[.I$1] + [.I$1]*[.I$1])) / 3" office:value-type="float" office:value="3.41075833739441" calcext:value-type="float">
            <text:p>3.41075833739441</text:p>
          </table:table-cell>
          <table:table-cell table:formula="of:=([.$A74] + [.J$1] - SQRT([.$A74]*[.$A74] - [.$A74]*[.J$1] + [.J$1]*[.J$1])) / 3" office:value-type="float" office:value="3.88265667915325" calcext:value-type="float">
            <text:p>3.88265667915325</text:p>
          </table:table-cell>
          <table:table-cell table:formula="of:=([.$A74] + [.K$1] - SQRT([.$A74]*[.$A74] - [.$A74]*[.K$1] + [.K$1]*[.K$1])) / 3" office:value-type="float" office:value="4.35049669418775" calcext:value-type="float">
            <text:p>4.35049669418775</text:p>
          </table:table-cell>
          <table:table-cell table:formula="of:=([.$A74] + [.L$1] - SQRT([.$A74]*[.$A74] - [.$A74]*[.L$1] + [.L$1]*[.L$1])) / 3" office:value-type="float" office:value="4.81420566126062" calcext:value-type="float">
            <text:p>4.81420566126062</text:p>
          </table:table-cell>
          <table:table-cell table:formula="of:=([.$A74] + [.M$1] - SQRT([.$A74]*[.$A74] - [.$A74]*[.M$1] + [.M$1]*[.M$1])) / 3" office:value-type="float" office:value="5.27371142524209" calcext:value-type="float">
            <text:p>5.27371142524209</text:p>
          </table:table-cell>
          <table:table-cell table:formula="of:=([.$A74] + [.N$1] - SQRT([.$A74]*[.$A74] - [.$A74]*[.N$1] + [.N$1]*[.N$1])) / 3" office:value-type="float" office:value="5.72894254867991" calcext:value-type="float">
            <text:p>5.72894254867991</text:p>
          </table:table-cell>
          <table:table-cell table:formula="of:=([.$A74] + [.O$1] - SQRT([.$A74]*[.$A74] - [.$A74]*[.O$1] + [.O$1]*[.O$1])) / 3" office:value-type="float" office:value="6.17982846891565" calcext:value-type="float">
            <text:p>6.17982846891565</text:p>
          </table:table-cell>
          <table:table-cell table:formula="of:=([.$A74] + [.P$1] - SQRT([.$A74]*[.$A74] - [.$A74]*[.P$1] + [.P$1]*[.P$1])) / 3" office:value-type="float" office:value="6.62629966024461" calcext:value-type="float">
            <text:p>6.62629966024461</text:p>
          </table:table-cell>
          <table:table-cell table:formula="of:=([.$A74] + [.Q$1] - SQRT([.$A74]*[.$A74] - [.$A74]*[.Q$1] + [.Q$1]*[.Q$1])) / 3" office:value-type="float" office:value="7.06828780053869" calcext:value-type="float">
            <text:p>7.06828780053869</text:p>
          </table:table-cell>
          <table:table-cell table:formula="of:=([.$A74] + [.R$1] - SQRT([.$A74]*[.$A74] - [.$A74]*[.R$1] + [.R$1]*[.R$1])) / 3" office:value-type="float" office:value="7.50572594167347" calcext:value-type="float">
            <text:p>7.50572594167347</text:p>
          </table:table-cell>
          <table:table-cell table:formula="of:=([.$A74] + [.S$1] - SQRT([.$A74]*[.$A74] - [.$A74]*[.S$1] + [.S$1]*[.S$1])) / 3" office:value-type="float" office:value="7.93854868302365" calcext:value-type="float">
            <text:p>7.93854868302365</text:p>
          </table:table-cell>
          <table:table-cell table:formula="of:=([.$A74] + [.T$1] - SQRT([.$A74]*[.$A74] - [.$A74]*[.T$1] + [.T$1]*[.T$1])) / 3" office:value-type="float" office:value="8.36669234721606" calcext:value-type="float">
            <text:p>8.36669234721606</text:p>
          </table:table-cell>
          <table:table-cell table:formula="of:=([.$A74] + [.U$1] - SQRT([.$A74]*[.$A74] - [.$A74]*[.U$1] + [.U$1]*[.U$1])) / 3" office:value-type="float" office:value="8.79009515725797" calcext:value-type="float">
            <text:p>8.79009515725797</text:p>
          </table:table-cell>
          <table:table-cell table:formula="of:=([.$A74] + [.V$1] - SQRT([.$A74]*[.$A74] - [.$A74]*[.V$1] + [.V$1]*[.V$1])) / 3" office:value-type="float" office:value="9.20869741409189" calcext:value-type="float">
            <text:p>9.20869741409189</text:p>
          </table:table-cell>
          <table:table-cell table:formula="of:=([.$A74] + [.W$1] - SQRT([.$A74]*[.$A74] - [.$A74]*[.W$1] + [.W$1]*[.W$1])) / 3" office:value-type="float" office:value="9.62244167356805" calcext:value-type="float">
            <text:p>9.62244167356805</text:p>
          </table:table-cell>
          <table:table-cell table:formula="of:=([.$A74] + [.X$1] - SQRT([.$A74]*[.$A74] - [.$A74]*[.X$1] + [.X$1]*[.X$1])) / 3" office:value-type="float" office:value="10.0312729217727" calcext:value-type="float">
            <text:p>10.0312729217727</text:p>
          </table:table-cell>
          <table:table-cell table:formula="of:=([.$A74] + [.Y$1] - SQRT([.$A74]*[.$A74] - [.$A74]*[.Y$1] + [.Y$1]*[.Y$1])) / 3" office:value-type="float" office:value="10.4351387476078" calcext:value-type="float">
            <text:p>10.4351387476078</text:p>
          </table:table-cell>
          <table:table-cell table:formula="of:=([.$A74] + [.Z$1] - SQRT([.$A74]*[.$A74] - [.$A74]*[.Z$1] + [.Z$1]*[.Z$1])) / 3" office:value-type="float" office:value="10.8339895114833" calcext:value-type="float">
            <text:p>10.8339895114833</text:p>
          </table:table-cell>
          <table:table-cell table:formula="of:=([.$A74] + [.AA$1] - SQRT([.$A74]*[.$A74] - [.$A74]*[.AA$1] + [.AA$1]*[.AA$1])) / 3" office:value-type="float" office:value="11.2277785089644" calcext:value-type="float">
            <text:p>11.2277785089644</text:p>
          </table:table-cell>
          <table:table-cell table:formula="of:=([.$A74] + [.AB$1] - SQRT([.$A74]*[.$A74] - [.$A74]*[.AB$1] + [.AB$1]*[.AB$1])) / 3" office:value-type="float" office:value="11.6164621282041" calcext:value-type="float">
            <text:p>11.6164621282041</text:p>
          </table:table-cell>
          <table:table-cell table:style-name="ce7" table:formula="of:=([.$A74] + [.AC$1] - SQRT([.$A74]*[.$A74] - [.$A74]*[.AC$1] + [.AC$1]*[.AC$1])) / 3" office:value-type="float" office:value="12" calcext:value-type="float">
            <text:p>12</text:p>
          </table:table-cell>
          <table:table-cell table:formula="of:=([.$A74] + [.AD$1] - SQRT([.$A74]*[.$A74] - [.$A74]*[.AD$1] + [.AD$1]*[.AD$1])) / 3" office:value-type="float" office:value="12.3783551393311" calcext:value-type="float">
            <text:p>12.3783551393311</text:p>
          </table:table-cell>
          <table:table-cell table:formula="of:=([.$A74] + [.AE$1] - SQRT([.$A74]*[.$A74] - [.$A74]*[.AE$1] + [.AE$1]*[.AE$1])) / 3" office:value-type="float" office:value="12.7514940772653" calcext:value-type="float">
            <text:p>12.7514940772653</text:p>
          </table:table-cell>
          <table:table-cell table:formula="of:=([.$A74] + [.AF$1] - SQRT([.$A74]*[.$A74] - [.$A74]*[.AF$1] + [.AF$1]*[.AF$1])) / 3" office:value-type="float" office:value="13.1193869821789" calcext:value-type="float">
            <text:p>13.1193869821789</text:p>
          </table:table-cell>
          <table:table-cell table:number-columns-repeated="1635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([.$A75] + [.B$1] - SQRT([.$A75]*[.$A75] - [.$A75]*[.B$1] + [.B$1]*[.B$1])) / 3" office:value-type="float" office:value="0" calcext:value-type="float">
            <text:p>0</text:p>
          </table:table-cell>
          <table:table-cell table:formula="of:=([.$A75] + [.C$1] - SQRT([.$A75]*[.$A75] - [.$A75]*[.C$1] + [.C$1]*[.C$1])) / 3" office:value-type="float" office:value="0.498275923567713" calcext:value-type="float">
            <text:p>0.498275923567713</text:p>
          </table:table-cell>
          <table:table-cell table:formula="of:=([.$A75] + [.D$1] - SQRT([.$A75]*[.$A75] - [.$A75]*[.D$1] + [.D$1]*[.D$1])) / 3" office:value-type="float" office:value="0.993056559958883" calcext:value-type="float">
            <text:p>0.993056559958883</text:p>
          </table:table-cell>
          <table:table-cell table:formula="of:=([.$A75] + [.E$1] - SQRT([.$A75]*[.$A75] - [.$A75]*[.E$1] + [.E$1]*[.E$1])) / 3" office:value-type="float" office:value="1.48427092455555" calcext:value-type="float">
            <text:p>1.48427092455555</text:p>
          </table:table-cell>
          <table:table-cell table:formula="of:=([.$A75] + [.F$1] - SQRT([.$A75]*[.$A75] - [.$A75]*[.F$1] + [.F$1]*[.F$1])) / 3" office:value-type="float" office:value="1.97184772993612" calcext:value-type="float">
            <text:p>1.97184772993612</text:p>
          </table:table-cell>
          <table:table-cell table:formula="of:=([.$A75] + [.G$1] - SQRT([.$A75]*[.$A75] - [.$A75]*[.G$1] + [.G$1]*[.G$1])) / 3" office:value-type="float" office:value="2.45571548478626" calcext:value-type="float">
            <text:p>2.45571548478626</text:p>
          </table:table-cell>
          <table:table-cell table:formula="of:=([.$A75] + [.H$1] - SQRT([.$A75]*[.$A75] - [.$A75]*[.H$1] + [.H$1]*[.H$1])) / 3" office:value-type="float" office:value="2.93580259941946" calcext:value-type="float">
            <text:p>2.93580259941946</text:p>
          </table:table-cell>
          <table:table-cell table:formula="of:=([.$A75] + [.I$1] - SQRT([.$A75]*[.$A75] - [.$A75]*[.I$1] + [.I$1]*[.I$1])) / 3" office:value-type="float" office:value="3.41203749788013" calcext:value-type="float">
            <text:p>3.41203749788013</text:p>
          </table:table-cell>
          <table:table-cell table:formula="of:=([.$A75] + [.J$1] - SQRT([.$A75]*[.$A75] - [.$A75]*[.J$1] + [.J$1]*[.J$1])) / 3" office:value-type="float" office:value="3.88434873655226" calcext:value-type="float">
            <text:p>3.88434873655226</text:p>
          </table:table-cell>
          <table:table-cell table:formula="of:=([.$A75] + [.K$1] - SQRT([.$A75]*[.$A75] - [.$A75]*[.K$1] + [.K$1]*[.K$1])) / 3" office:value-type="float" office:value="4.35266512914242" calcext:value-type="float">
            <text:p>4.35266512914242</text:p>
          </table:table-cell>
          <table:table-cell table:formula="of:=([.$A75] + [.L$1] - SQRT([.$A75]*[.$A75] - [.$A75]*[.L$1] + [.L$1]*[.L$1])) / 3" office:value-type="float" office:value="4.81691587784818" calcext:value-type="float">
            <text:p>4.81691587784818</text:p>
          </table:table-cell>
          <table:table-cell table:formula="of:=([.$A75] + [.M$1] - SQRT([.$A75]*[.$A75] - [.$A75]*[.M$1] + [.M$1]*[.M$1])) / 3" office:value-type="float" office:value="5.27703071046098" calcext:value-type="float">
            <text:p>5.27703071046098</text:p>
          </table:table-cell>
          <table:table-cell table:formula="of:=([.$A75] + [.N$1] - SQRT([.$A75]*[.$A75] - [.$A75]*[.N$1] + [.N$1]*[.N$1])) / 3" office:value-type="float" office:value="5.7329400230881" calcext:value-type="float">
            <text:p>5.7329400230881</text:p>
          </table:table-cell>
          <table:table-cell table:formula="of:=([.$A75] + [.O$1] - SQRT([.$A75]*[.$A75] - [.$A75]*[.O$1] + [.O$1]*[.O$1])) / 3" office:value-type="float" office:value="6.18457502811034" calcext:value-type="float">
            <text:p>6.18457502811034</text:p>
          </table:table-cell>
          <table:table-cell table:formula="of:=([.$A75] + [.P$1] - SQRT([.$A75]*[.$A75] - [.$A75]*[.P$1] + [.P$1]*[.P$1])) / 3" office:value-type="float" office:value="6.63186790692318" calcext:value-type="float">
            <text:p>6.63186790692318</text:p>
          </table:table-cell>
          <table:table-cell table:formula="of:=([.$A75] + [.Q$1] - SQRT([.$A75]*[.$A75] - [.$A75]*[.Q$1] + [.Q$1]*[.Q$1])) / 3" office:value-type="float" office:value="7.07475196693793" calcext:value-type="float">
            <text:p>7.07475196693793</text:p>
          </table:table-cell>
          <table:table-cell table:formula="of:=([.$A75] + [.R$1] - SQRT([.$A75]*[.$A75] - [.$A75]*[.R$1] + [.R$1]*[.R$1])) / 3" office:value-type="float" office:value="7.51316180224899" calcext:value-type="float">
            <text:p>7.51316180224899</text:p>
          </table:table-cell>
          <table:table-cell table:formula="of:=([.$A75] + [.S$1] - SQRT([.$A75]*[.$A75] - [.$A75]*[.S$1] + [.S$1]*[.S$1])) / 3" office:value-type="float" office:value="7.94703345730254" calcext:value-type="float">
            <text:p>7.94703345730254</text:p>
          </table:table-cell>
          <table:table-cell table:formula="of:=([.$A75] + [.T$1] - SQRT([.$A75]*[.$A75] - [.$A75]*[.T$1] + [.T$1]*[.T$1])) / 3" office:value-type="float" office:value="8.37630459283406" calcext:value-type="float">
            <text:p>8.37630459283406</text:p>
          </table:table-cell>
          <table:table-cell table:formula="of:=([.$A75] + [.U$1] - SQRT([.$A75]*[.$A75] - [.$A75]*[.U$1] + [.U$1]*[.U$1])) / 3" office:value-type="float" office:value="8.8009146532757" calcext:value-type="float">
            <text:p>8.8009146532757</text:p>
          </table:table-cell>
          <table:table-cell table:formula="of:=([.$A75] + [.V$1] - SQRT([.$A75]*[.$A75] - [.$A75]*[.V$1] + [.V$1]*[.V$1])) / 3" office:value-type="float" office:value="9.22080503477382" calcext:value-type="float">
            <text:p>9.22080503477382</text:p>
          </table:table-cell>
          <table:table-cell table:formula="of:=([.$A75] + [.W$1] - SQRT([.$A75]*[.$A75] - [.$A75]*[.W$1] + [.W$1]*[.W$1])) / 3" office:value-type="float" office:value="9.6359192529002" calcext:value-type="float">
            <text:p>9.6359192529002</text:p>
          </table:table-cell>
          <table:table-cell table:formula="of:=([.$A75] + [.X$1] - SQRT([.$A75]*[.$A75] - [.$A75]*[.X$1] + [.X$1]*[.X$1])) / 3" office:value-type="float" office:value="10.0462031090913" calcext:value-type="float">
            <text:p>10.0462031090913</text:p>
          </table:table-cell>
          <table:table-cell table:formula="of:=([.$A75] + [.Y$1] - SQRT([.$A75]*[.$A75] - [.$A75]*[.Y$1] + [.Y$1]*[.Y$1])) / 3" office:value-type="float" office:value="10.451604854808" calcext:value-type="float">
            <text:p>10.451604854808</text:p>
          </table:table-cell>
          <table:table-cell table:formula="of:=([.$A75] + [.Z$1] - SQRT([.$A75]*[.$A75] - [.$A75]*[.Z$1] + [.Z$1]*[.Z$1])) / 3" office:value-type="float" office:value="10.852075352376" calcext:value-type="float">
            <text:p>10.852075352376</text:p>
          </table:table-cell>
          <table:table-cell table:formula="of:=([.$A75] + [.AA$1] - SQRT([.$A75]*[.$A75] - [.$A75]*[.AA$1] + [.AA$1]*[.AA$1])) / 3" office:value-type="float" office:value="11.2475682314435" calcext:value-type="float">
            <text:p>11.2475682314435</text:p>
          </table:table-cell>
          <table:table-cell table:formula="of:=([.$A75] + [.AB$1] - SQRT([.$A75]*[.$A75] - [.$A75]*[.AB$1] + [.AB$1]*[.AB$1])) / 3" office:value-type="float" office:value="11.6380400399838" calcext:value-type="float">
            <text:p>11.6380400399838</text:p>
          </table:table-cell>
          <table:table-cell table:formula="of:=([.$A75] + [.AC$1] - SQRT([.$A75]*[.$A75] - [.$A75]*[.AC$1] + [.AC$1]*[.AC$1])) / 3" office:value-type="float" office:value="12.0234503887672" calcext:value-type="float">
            <text:p>12.0234503887672</text:p>
          </table:table-cell>
          <table:table-cell table:formula="of:=([.$A75] + [.AD$1] - SQRT([.$A75]*[.$A75] - [.$A75]*[.AD$1] + [.AD$1]*[.AD$1])) / 3" office:value-type="float" office:value="12.4037620882439" calcext:value-type="float">
            <text:p>12.4037620882439</text:p>
          </table:table-cell>
          <table:table-cell table:formula="of:=([.$A75] + [.AE$1] - SQRT([.$A75]*[.$A75] - [.$A75]*[.AE$1] + [.AE$1]*[.AE$1])) / 3" office:value-type="float" office:value="12.778941276804" calcext:value-type="float">
            <text:p>12.778941276804</text:p>
          </table:table-cell>
          <table:table-cell table:formula="of:=([.$A75] + [.AF$1] - SQRT([.$A75]*[.$A75] - [.$A75]*[.AF$1] + [.AF$1]*[.AF$1])) / 3" office:value-type="float" office:value="13.1489575394191" calcext:value-type="float">
            <text:p>13.1489575394191</text:p>
          </table:table-cell>
          <table:table-cell table:number-columns-repeated="1635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([.$A76] + [.B$1] - SQRT([.$A76]*[.$A76] - [.$A76]*[.B$1] + [.B$1]*[.B$1])) / 3" office:value-type="float" office:value="0" calcext:value-type="float">
            <text:p>0</text:p>
          </table:table-cell>
          <table:table-cell table:formula="of:=([.$A76] + [.C$1] - SQRT([.$A76]*[.$A76] - [.$A76]*[.C$1] + [.C$1]*[.C$1])) / 3" office:value-type="float" office:value="0.498299378750597" calcext:value-type="float">
            <text:p>0.498299378750597</text:p>
          </table:table-cell>
          <table:table-cell table:formula="of:=([.$A76] + [.D$1] - SQRT([.$A76]*[.$A76] - [.$A76]*[.D$1] + [.D$1]*[.D$1])) / 3" office:value-type="float" office:value="0.993151648628422" calcext:value-type="float">
            <text:p>0.993151648628422</text:p>
          </table:table-cell>
          <table:table-cell table:formula="of:=([.$A76] + [.E$1] - SQRT([.$A76]*[.$A76] - [.$A76]*[.E$1] + [.E$1]*[.E$1])) / 3" office:value-type="float" office:value="1.48448773717858" calcext:value-type="float">
            <text:p>1.48448773717858</text:p>
          </table:table-cell>
          <table:table-cell table:formula="of:=([.$A76] + [.F$1] - SQRT([.$A76]*[.$A76] - [.$A76]*[.F$1] + [.F$1]*[.F$1])) / 3" office:value-type="float" office:value="1.97223827874654" calcext:value-type="float">
            <text:p>1.97223827874654</text:p>
          </table:table-cell>
          <table:table-cell table:formula="of:=([.$A76] + [.G$1] - SQRT([.$A76]*[.$A76] - [.$A76]*[.G$1] + [.G$1]*[.G$1])) / 3" office:value-type="float" office:value="2.45633370793837" calcext:value-type="float">
            <text:p>2.45633370793837</text:p>
          </table:table-cell>
          <table:table-cell table:formula="of:=([.$A76] + [.H$1] - SQRT([.$A76]*[.$A76] - [.$A76]*[.H$1] + [.H$1]*[.H$1])) / 3" office:value-type="float" office:value="2.93670435925642" calcext:value-type="float">
            <text:p>2.93670435925642</text:p>
          </table:table-cell>
          <table:table-cell table:formula="of:=([.$A76] + [.I$1] - SQRT([.$A76]*[.$A76] - [.$A76]*[.I$1] + [.I$1]*[.I$1])) / 3" office:value-type="float" office:value="3.41328057288735" calcext:value-type="float">
            <text:p>3.41328057288735</text:p>
          </table:table-cell>
          <table:table-cell table:formula="of:=([.$A76] + [.J$1] - SQRT([.$A76]*[.$A76] - [.$A76]*[.J$1] + [.J$1]*[.J$1])) / 3" office:value-type="float" office:value="3.8859928065747" calcext:value-type="float">
            <text:p>3.8859928065747</text:p>
          </table:table-cell>
          <table:table-cell table:formula="of:=([.$A76] + [.K$1] - SQRT([.$A76]*[.$A76] - [.$A76]*[.K$1] + [.K$1]*[.K$1])) / 3" office:value-type="float" office:value="4.35477175345885" calcext:value-type="float">
            <text:p>4.35477175345885</text:p>
          </table:table-cell>
          <table:table-cell table:formula="of:=([.$A76] + [.L$1] - SQRT([.$A76]*[.$A76] - [.$A76]*[.L$1] + [.L$1]*[.L$1])) / 3" office:value-type="float" office:value="4.81954846571505" calcext:value-type="float">
            <text:p>4.81954846571505</text:p>
          </table:table-cell>
          <table:table-cell table:formula="of:=([.$A76] + [.M$1] - SQRT([.$A76]*[.$A76] - [.$A76]*[.M$1] + [.M$1]*[.M$1])) / 3" office:value-type="float" office:value="5.28025448376436" calcext:value-type="float">
            <text:p>5.28025448376436</text:p>
          </table:table-cell>
          <table:table-cell table:formula="of:=([.$A76] + [.N$1] - SQRT([.$A76]*[.$A76] - [.$A76]*[.N$1] + [.N$1]*[.N$1])) / 3" office:value-type="float" office:value="5.73682197077355" calcext:value-type="float">
            <text:p>5.73682197077355</text:p>
          </table:table-cell>
          <table:table-cell table:formula="of:=([.$A76] + [.O$1] - SQRT([.$A76]*[.$A76] - [.$A76]*[.O$1] + [.O$1]*[.O$1])) / 3" office:value-type="float" office:value="6.18918385209917" calcext:value-type="float">
            <text:p>6.18918385209917</text:p>
          </table:table-cell>
          <table:table-cell table:formula="of:=([.$A76] + [.P$1] - SQRT([.$A76]*[.$A76] - [.$A76]*[.P$1] + [.P$1]*[.P$1])) / 3" office:value-type="float" office:value="6.63727395926773" calcext:value-type="float">
            <text:p>6.63727395926773</text:p>
          </table:table-cell>
          <table:table-cell table:formula="of:=([.$A76] + [.Q$1] - SQRT([.$A76]*[.$A76] - [.$A76]*[.Q$1] + [.Q$1]*[.Q$1])) / 3" office:value-type="float" office:value="7.0810271780201" calcext:value-type="float">
            <text:p>7.0810271780201</text:p>
          </table:table-cell>
          <table:table-cell table:formula="of:=([.$A76] + [.R$1] - SQRT([.$A76]*[.$A76] - [.$A76]*[.R$1] + [.R$1]*[.R$1])) / 3" office:value-type="float" office:value="7.52037959988351" calcext:value-type="float">
            <text:p>7.52037959988351</text:p>
          </table:table-cell>
          <table:table-cell table:formula="of:=([.$A76] + [.S$1] - SQRT([.$A76]*[.$A76] - [.$A76]*[.S$1] + [.S$1]*[.S$1])) / 3" office:value-type="float" office:value="7.9552686766706" calcext:value-type="float">
            <text:p>7.9552686766706</text:p>
          </table:table-cell>
          <table:table-cell table:formula="of:=([.$A76] + [.T$1] - SQRT([.$A76]*[.$A76] - [.$A76]*[.T$1] + [.T$1]*[.T$1])) / 3" office:value-type="float" office:value="8.38563337724213" calcext:value-type="float">
            <text:p>8.38563337724213</text:p>
          </table:table-cell>
          <table:table-cell table:formula="of:=([.$A76] + [.U$1] - SQRT([.$A76]*[.$A76] - [.$A76]*[.U$1] + [.U$1]*[.U$1])) / 3" office:value-type="float" office:value="8.81141434580984" calcext:value-type="float">
            <text:p>8.81141434580984</text:p>
          </table:table-cell>
          <table:table-cell table:formula="of:=([.$A76] + [.V$1] - SQRT([.$A76]*[.$A76] - [.$A76]*[.V$1] + [.V$1]*[.V$1])) / 3" office:value-type="float" office:value="9.23255406099896" calcext:value-type="float">
            <text:p>9.23255406099896</text:p>
          </table:table-cell>
          <table:table-cell table:formula="of:=([.$A76] + [.W$1] - SQRT([.$A76]*[.$A76] - [.$A76]*[.W$1] + [.W$1]*[.W$1])) / 3" office:value-type="float" office:value="9.64899699483768" calcext:value-type="float">
            <text:p>9.64899699483768</text:p>
          </table:table-cell>
          <table:table-cell table:formula="of:=([.$A76] + [.X$1] - SQRT([.$A76]*[.$A76] - [.$A76]*[.X$1] + [.X$1]*[.X$1])) / 3" office:value-type="float" office:value="10.0606897707942" calcext:value-type="float">
            <text:p>10.0606897707942</text:p>
          </table:table-cell>
          <table:table-cell table:formula="of:=([.$A76] + [.Y$1] - SQRT([.$A76]*[.$A76] - [.$A76]*[.Y$1] + [.Y$1]*[.Y$1])) / 3" office:value-type="float" office:value="10.4675813199424" calcext:value-type="float">
            <text:p>10.4675813199424</text:p>
          </table:table-cell>
          <table:table-cell table:formula="of:=([.$A76] + [.Z$1] - SQRT([.$A76]*[.$A76] - [.$A76]*[.Z$1] + [.Z$1]*[.Z$1])) / 3" office:value-type="float" office:value="10.8696230343042" calcext:value-type="float">
            <text:p>10.8696230343042</text:p>
          </table:table-cell>
          <table:table-cell table:formula="of:=([.$A76] + [.AA$1] - SQRT([.$A76]*[.$A76] - [.$A76]*[.AA$1] + [.AA$1]*[.AA$1])) / 3" office:value-type="float" office:value="11.2667689163959" calcext:value-type="float">
            <text:p>11.2667689163959</text:p>
          </table:table-cell>
          <table:table-cell table:formula="of:=([.$A76] + [.AB$1] - SQRT([.$A76]*[.$A76] - [.$A76]*[.AB$1] + [.AB$1]*[.AB$1])) / 3" office:value-type="float" office:value="11.6589757239882" calcext:value-type="float">
            <text:p>11.6589757239882</text:p>
          </table:table-cell>
          <table:table-cell table:formula="of:=([.$A76] + [.AC$1] - SQRT([.$A76]*[.$A76] - [.$A76]*[.AC$1] + [.AC$1]*[.AC$1])) / 3" office:value-type="float" office:value="12.0462031090913" calcext:value-type="float">
            <text:p>12.0462031090913</text:p>
          </table:table-cell>
          <table:table-cell table:formula="of:=([.$A76] + [.AD$1] - SQRT([.$A76]*[.$A76] - [.$A76]*[.AD$1] + [.AD$1]*[.AD$1])) / 3" office:value-type="float" office:value="12.4284137501821" calcext:value-type="float">
            <text:p>12.4284137501821</text:p>
          </table:table-cell>
          <table:table-cell table:formula="of:=([.$A76] + [.AE$1] - SQRT([.$A76]*[.$A76] - [.$A76]*[.AE$1] + [.AE$1]*[.AE$1])) / 3" office:value-type="float" office:value="12.80557347671" calcext:value-type="float">
            <text:p>12.80557347671</text:p>
          </table:table-cell>
          <table:table-cell table:formula="of:=([.$A76] + [.AF$1] - SQRT([.$A76]*[.$A76] - [.$A76]*[.AF$1] + [.AF$1]*[.AF$1])) / 3" office:value-type="float" office:value="13.1776513849517" calcext:value-type="float">
            <text:p>13.1776513849517</text:p>
          </table:table-cell>
          <table:table-cell table:number-columns-repeated="1635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([.$A77] + [.B$1] - SQRT([.$A77]*[.$A77] - [.$A77]*[.B$1] + [.B$1]*[.B$1])) / 3" office:value-type="float" office:value="0" calcext:value-type="float">
            <text:p>0</text:p>
          </table:table-cell>
          <table:table-cell table:formula="of:=([.$A77] + [.C$1] - SQRT([.$A77]*[.$A77] - [.$A77]*[.C$1] + [.C$1]*[.C$1])) / 3" office:value-type="float" office:value="0.498322204328825" calcext:value-type="float">
            <text:p>0.498322204328825</text:p>
          </table:table-cell>
          <table:table-cell table:formula="of:=([.$A77] + [.D$1] - SQRT([.$A77]*[.$A77] - [.$A77]*[.D$1] + [.D$1]*[.D$1])) / 3" office:value-type="float" office:value="0.993244168403929" calcext:value-type="float">
            <text:p>0.993244168403929</text:p>
          </table:table-cell>
          <table:table-cell table:formula="of:=([.$A77] + [.E$1] - SQRT([.$A77]*[.$A77] - [.$A77]*[.E$1] + [.E$1]*[.E$1])) / 3" office:value-type="float" office:value="1.48469865573747" calcext:value-type="float">
            <text:p>1.48469865573747</text:p>
          </table:table-cell>
          <table:table-cell table:formula="of:=([.$A77] + [.F$1] - SQRT([.$A77]*[.$A77] - [.$A77]*[.F$1] + [.F$1]*[.F$1])) / 3" office:value-type="float" office:value="1.97261814587538" calcext:value-type="float">
            <text:p>1.97261814587538</text:p>
          </table:table-cell>
          <table:table-cell table:formula="of:=([.$A77] + [.G$1] - SQRT([.$A77]*[.$A77] - [.$A77]*[.G$1] + [.G$1]*[.G$1])) / 3" office:value-type="float" office:value="2.45693492277675" calcext:value-type="float">
            <text:p>2.45693492277675</text:p>
          </table:table-cell>
          <table:table-cell table:formula="of:=([.$A77] + [.H$1] - SQRT([.$A77]*[.$A77] - [.$A77]*[.H$1] + [.H$1]*[.H$1])) / 3" office:value-type="float" office:value="2.93758116896807" calcext:value-type="float">
            <text:p>2.93758116896807</text:p>
          </table:table-cell>
          <table:table-cell table:formula="of:=([.$A77] + [.I$1] - SQRT([.$A77]*[.$A77] - [.$A77]*[.I$1] + [.I$1]*[.I$1])) / 3" office:value-type="float" office:value="3.41448906545302" calcext:value-type="float">
            <text:p>3.41448906545302</text:p>
          </table:table-cell>
          <table:table-cell table:formula="of:=([.$A77] + [.J$1] - SQRT([.$A77]*[.$A77] - [.$A77]*[.J$1] + [.J$1]*[.J$1])) / 3" office:value-type="float" office:value="3.88759089731759" calcext:value-type="float">
            <text:p>3.88759089731759</text:p>
          </table:table-cell>
          <table:table-cell table:formula="of:=([.$A77] + [.K$1] - SQRT([.$A77]*[.$A77] - [.$A77]*[.K$1] + [.K$1]*[.K$1])) / 3" office:value-type="float" office:value="4.35681916492622" calcext:value-type="float">
            <text:p>4.35681916492622</text:p>
          </table:table-cell>
          <table:table-cell table:formula="of:=([.$A77] + [.L$1] - SQRT([.$A77]*[.$A77] - [.$A77]*[.L$1] + [.L$1]*[.L$1])) / 3" office:value-type="float" office:value="4.82210670055686" calcext:value-type="float">
            <text:p>4.82210670055686</text:p>
          </table:table-cell>
          <table:table-cell table:formula="of:=([.$A77] + [.M$1] - SQRT([.$A77]*[.$A77] - [.$A77]*[.M$1] + [.M$1]*[.M$1])) / 3" office:value-type="float" office:value="5.28338679027255" calcext:value-type="float">
            <text:p>5.28338679027255</text:p>
          </table:table-cell>
          <table:table-cell table:formula="of:=([.$A77] + [.N$1] - SQRT([.$A77]*[.$A77] - [.$A77]*[.N$1] + [.N$1]*[.N$1])) / 3" office:value-type="float" office:value="5.74059330077399" calcext:value-type="float">
            <text:p>5.74059330077399</text:p>
          </table:table-cell>
          <table:table-cell table:formula="of:=([.$A77] + [.O$1] - SQRT([.$A77]*[.$A77] - [.$A77]*[.O$1] + [.O$1]*[.O$1])) / 3" office:value-type="float" office:value="6.19366081092186" calcext:value-type="float">
            <text:p>6.19366081092186</text:p>
          </table:table-cell>
          <table:table-cell table:formula="of:=([.$A77] + [.P$1] - SQRT([.$A77]*[.$A77] - [.$A77]*[.P$1] + [.P$1]*[.P$1])) / 3" office:value-type="float" office:value="6.64252474756117" calcext:value-type="float">
            <text:p>6.64252474756117</text:p>
          </table:table-cell>
          <table:table-cell table:formula="of:=([.$A77] + [.Q$1] - SQRT([.$A77]*[.$A77] - [.$A77]*[.Q$1] + [.Q$1]*[.Q$1])) / 3" office:value-type="float" office:value="7.0871215252208" calcext:value-type="float">
            <text:p>7.0871215252208</text:p>
          </table:table-cell>
          <table:table-cell table:formula="of:=([.$A77] + [.R$1] - SQRT([.$A77]*[.$A77] - [.$A77]*[.R$1] + [.R$1]*[.R$1])) / 3" office:value-type="float" office:value="7.52738868920357" calcext:value-type="float">
            <text:p>7.52738868920357</text:p>
          </table:table-cell>
          <table:table-cell table:formula="of:=([.$A77] + [.S$1] - SQRT([.$A77]*[.$A77] - [.$A77]*[.S$1] + [.S$1]*[.S$1])) / 3" office:value-type="float" office:value="7.9632650615229" calcext:value-type="float">
            <text:p>7.9632650615229</text:p>
          </table:table-cell>
          <table:table-cell table:formula="of:=([.$A77] + [.T$1] - SQRT([.$A77]*[.$A77] - [.$A77]*[.T$1] + [.T$1]*[.T$1])) / 3" office:value-type="float" office:value="8.39469088908537" calcext:value-type="float">
            <text:p>8.39469088908537</text:p>
          </table:table-cell>
          <table:table-cell table:formula="of:=([.$A77] + [.U$1] - SQRT([.$A77]*[.$A77] - [.$A77]*[.U$1] + [.U$1]*[.U$1])) / 3" office:value-type="float" office:value="8.82160799346261" calcext:value-type="float">
            <text:p>8.82160799346261</text:p>
          </table:table-cell>
          <table:table-cell table:formula="of:=([.$A77] + [.V$1] - SQRT([.$A77]*[.$A77] - [.$A77]*[.V$1] + [.V$1]*[.V$1])) / 3" office:value-type="float" office:value="9.24395992154381" calcext:value-type="float">
            <text:p>9.24395992154381</text:p>
          </table:table-cell>
          <table:table-cell table:formula="of:=([.$A77] + [.W$1] - SQRT([.$A77]*[.$A77] - [.$A77]*[.W$1] + [.W$1]*[.W$1])) / 3" office:value-type="float" office:value="9.66169209631132" calcext:value-type="float">
            <text:p>9.66169209631132</text:p>
          </table:table-cell>
          <table:table-cell table:formula="of:=([.$A77] + [.X$1] - SQRT([.$A77]*[.$A77] - [.$A77]*[.X$1] + [.X$1]*[.X$1])) / 3" office:value-type="float" office:value="10.0747519669379" calcext:value-type="float">
            <text:p>10.0747519669379</text:p>
          </table:table-cell>
          <table:table-cell table:formula="of:=([.$A77] + [.Y$1] - SQRT([.$A77]*[.$A77] - [.$A77]*[.Y$1] + [.Y$1]*[.Y$1])) / 3" office:value-type="float" office:value="10.4830891573669" calcext:value-type="float">
            <text:p>10.4830891573669</text:p>
          </table:table-cell>
          <table:table-cell table:formula="of:=([.$A77] + [.Z$1] - SQRT([.$A77]*[.$A77] - [.$A77]*[.Z$1] + [.Z$1]*[.Z$1])) / 3" office:value-type="float" office:value="10.886655612504" calcext:value-type="float">
            <text:p>10.886655612504</text:p>
          </table:table-cell>
          <table:table-cell table:formula="of:=([.$A77] + [.AA$1] - SQRT([.$A77]*[.$A77] - [.$A77]*[.AA$1] + [.AA$1]*[.AA$1])) / 3" office:value-type="float" office:value="11.2854057411284" calcext:value-type="float">
            <text:p>11.2854057411284</text:p>
          </table:table-cell>
          <table:table-cell table:formula="of:=([.$A77] + [.AB$1] - SQRT([.$A77]*[.$A77] - [.$A77]*[.AB$1] + [.AB$1]*[.AB$1])) / 3" office:value-type="float" office:value="11.6792965546127" calcext:value-type="float">
            <text:p>11.6792965546127</text:p>
          </table:table-cell>
          <table:table-cell table:formula="of:=([.$A77] + [.AC$1] - SQRT([.$A77]*[.$A77] - [.$A77]*[.AC$1] + [.AC$1]*[.AC$1])) / 3" office:value-type="float" office:value="12.0682878005387" calcext:value-type="float">
            <text:p>12.0682878005387</text:p>
          </table:table-cell>
          <table:table-cell table:formula="of:=([.$A77] + [.AD$1] - SQRT([.$A77]*[.$A77] - [.$A77]*[.AD$1] + [.AD$1]*[.AD$1])) / 3" office:value-type="float" office:value="12.4523420902983" calcext:value-type="float">
            <text:p>12.4523420902983</text:p>
          </table:table-cell>
          <table:table-cell table:formula="of:=([.$A77] + [.AE$1] - SQRT([.$A77]*[.$A77] - [.$A77]*[.AE$1] + [.AE$1]*[.AE$1])) / 3" office:value-type="float" office:value="12.8314250197836" calcext:value-type="float">
            <text:p>12.8314250197836</text:p>
          </table:table-cell>
          <table:table-cell table:formula="of:=([.$A77] + [.AF$1] - SQRT([.$A77]*[.$A77] - [.$A77]*[.AF$1] + [.AF$1]*[.AF$1])) / 3" office:value-type="float" office:value="13.2055052822966" calcext:value-type="float">
            <text:p>13.2055052822966</text:p>
          </table:table-cell>
          <table:table-cell table:number-columns-repeated="1635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([.$A78] + [.B$1] - SQRT([.$A78]*[.$A78] - [.$A78]*[.B$1] + [.B$1]*[.B$1])) / 3" office:value-type="float" office:value="0" calcext:value-type="float">
            <text:p>0</text:p>
          </table:table-cell>
          <table:table-cell table:formula="of:=([.$A78] + [.C$1] - SQRT([.$A78]*[.$A78] - [.$A78]*[.C$1] + [.C$1]*[.C$1])) / 3" office:value-type="float" office:value="0.498344425316442" calcext:value-type="float">
            <text:p>0.498344425316442</text:p>
          </table:table-cell>
          <table:table-cell table:formula="of:=([.$A78] + [.D$1] - SQRT([.$A78]*[.$A78] - [.$A78]*[.D$1] + [.D$1]*[.D$1])) / 3" office:value-type="float" office:value="0.993334221985265" calcext:value-type="float">
            <text:p>0.993334221985265</text:p>
          </table:table-cell>
          <table:table-cell table:formula="of:=([.$A78] + [.E$1] - SQRT([.$A78]*[.$A78] - [.$A78]*[.E$1] + [.E$1]*[.E$1])) / 3" office:value-type="float" office:value="1.48490391728282" calcext:value-type="float">
            <text:p>1.48490391728282</text:p>
          </table:table-cell>
          <table:table-cell table:formula="of:=([.$A78] + [.F$1] - SQRT([.$A78]*[.$A78] - [.$A78]*[.F$1] + [.F$1]*[.F$1])) / 3" office:value-type="float" office:value="1.97298776339715" calcext:value-type="float">
            <text:p>1.97298776339715</text:p>
          </table:table-cell>
          <table:table-cell table:formula="of:=([.$A78] + [.G$1] - SQRT([.$A78]*[.$A78] - [.$A78]*[.G$1] + [.G$1]*[.G$1])) / 3" office:value-type="float" office:value="2.45751982106671" calcext:value-type="float">
            <text:p>2.45751982106671</text:p>
          </table:table-cell>
          <table:table-cell table:formula="of:=([.$A78] + [.H$1] - SQRT([.$A78]*[.$A78] - [.$A78]*[.H$1] + [.H$1]*[.H$1])) / 3" office:value-type="float" office:value="2.93843404862402" calcext:value-type="float">
            <text:p>2.93843404862402</text:p>
          </table:table-cell>
          <table:table-cell table:formula="of:=([.$A78] + [.I$1] - SQRT([.$A78]*[.$A78] - [.$A78]*[.I$1] + [.I$1]*[.I$1])) / 3" office:value-type="float" office:value="3.4156643964282" calcext:value-type="float">
            <text:p>3.4156643964282</text:p>
          </table:table-cell>
          <table:table-cell table:formula="of:=([.$A78] + [.J$1] - SQRT([.$A78]*[.$A78] - [.$A78]*[.J$1] + [.J$1]*[.J$1])) / 3" office:value-type="float" office:value="3.88914490663317" calcext:value-type="float">
            <text:p>3.88914490663317</text:p>
          </table:table-cell>
          <table:table-cell table:formula="of:=([.$A78] + [.K$1] - SQRT([.$A78]*[.$A78] - [.$A78]*[.K$1] + [.K$1]*[.K$1])) / 3" office:value-type="float" office:value="4.35880981819798" calcext:value-type="float">
            <text:p>4.35880981819798</text:p>
          </table:table-cell>
          <table:table-cell table:formula="of:=([.$A78] + [.L$1] - SQRT([.$A78]*[.$A78] - [.$A78]*[.L$1] + [.L$1]*[.L$1])) / 3" office:value-type="float" office:value="4.82459367700311" calcext:value-type="float">
            <text:p>4.82459367700311</text:p>
          </table:table-cell>
          <table:table-cell table:formula="of:=([.$A78] + [.M$1] - SQRT([.$A78]*[.$A78] - [.$A78]*[.M$1] + [.M$1]*[.M$1])) / 3" office:value-type="float" office:value="5.28643145089012" calcext:value-type="float">
            <text:p>5.28643145089012</text:p>
          </table:table-cell>
          <table:table-cell table:formula="of:=([.$A78] + [.N$1] - SQRT([.$A78]*[.$A78] - [.$A78]*[.N$1] + [.N$1]*[.N$1])) / 3" office:value-type="float" office:value="5.74425864939449" calcext:value-type="float">
            <text:p>5.74425864939449</text:p>
          </table:table-cell>
          <table:table-cell table:formula="of:=([.$A78] + [.O$1] - SQRT([.$A78]*[.$A78] - [.$A78]*[.O$1] + [.O$1]*[.O$1])) / 3" office:value-type="float" office:value="6.19801144789075" calcext:value-type="float">
            <text:p>6.19801144789075</text:p>
          </table:table-cell>
          <table:table-cell table:formula="of:=([.$A78] + [.P$1] - SQRT([.$A78]*[.$A78] - [.$A78]*[.P$1] + [.P$1]*[.P$1])) / 3" office:value-type="float" office:value="6.64762681581734" calcext:value-type="float">
            <text:p>6.64762681581734</text:p>
          </table:table-cell>
          <table:table-cell table:formula="of:=([.$A78] + [.Q$1] - SQRT([.$A78]*[.$A78] - [.$A78]*[.Q$1] + [.Q$1]*[.Q$1])) / 3" office:value-type="float" office:value="7.09304264859552" calcext:value-type="float">
            <text:p>7.09304264859552</text:p>
          </table:table-cell>
          <table:table-cell table:formula="of:=([.$A78] + [.R$1] - SQRT([.$A78]*[.$A78] - [.$A78]*[.R$1] + [.R$1]*[.R$1])) / 3" office:value-type="float" office:value="7.53419790280337" calcext:value-type="float">
            <text:p>7.53419790280337</text:p>
          </table:table-cell>
          <table:table-cell table:formula="of:=([.$A78] + [.S$1] - SQRT([.$A78]*[.$A78] - [.$A78]*[.S$1] + [.S$1]*[.S$1])) / 3" office:value-type="float" office:value="7.97103273411217" calcext:value-type="float">
            <text:p>7.97103273411217</text:p>
          </table:table-cell>
          <table:table-cell table:formula="of:=([.$A78] + [.T$1] - SQRT([.$A78]*[.$A78] - [.$A78]*[.T$1] + [.T$1]*[.T$1])) / 3" office:value-type="float" office:value="8.40348863744021" calcext:value-type="float">
            <text:p>8.40348863744021</text:p>
          </table:table-cell>
          <table:table-cell table:formula="of:=([.$A78] + [.U$1] - SQRT([.$A78]*[.$A78] - [.$A78]*[.U$1] + [.U$1]*[.U$1])) / 3" office:value-type="float" office:value="8.83150858872807" calcext:value-type="float">
            <text:p>8.83150858872807</text:p>
          </table:table-cell>
          <table:table-cell table:formula="of:=([.$A78] + [.V$1] - SQRT([.$A78]*[.$A78] - [.$A78]*[.V$1] + [.V$1]*[.V$1])) / 3" office:value-type="float" office:value="9.2550371876907" calcext:value-type="float">
            <text:p>9.2550371876907</text:p>
          </table:table-cell>
          <table:table-cell table:formula="of:=([.$A78] + [.W$1] - SQRT([.$A78]*[.$A78] - [.$A78]*[.W$1] + [.W$1]*[.W$1])) / 3" office:value-type="float" office:value="9.67402080085688" calcext:value-type="float">
            <text:p>9.67402080085688</text:p>
          </table:table-cell>
          <table:table-cell table:formula="of:=([.$A78] + [.X$1] - SQRT([.$A78]*[.$A78] - [.$A78]*[.X$1] + [.X$1]*[.X$1])) / 3" office:value-type="float" office:value="10.0884077041652" calcext:value-type="float">
            <text:p>10.0884077041652</text:p>
          </table:table-cell>
          <table:table-cell table:formula="of:=([.$A78] + [.Y$1] - SQRT([.$A78]*[.$A78] - [.$A78]*[.Y$1] + [.Y$1]*[.Y$1])) / 3" office:value-type="float" office:value="10.4981482243498" calcext:value-type="float">
            <text:p>10.4981482243498</text:p>
          </table:table-cell>
          <table:table-cell table:formula="of:=([.$A78] + [.Z$1] - SQRT([.$A78]*[.$A78] - [.$A78]*[.Z$1] + [.Z$1]*[.Z$1])) / 3" office:value-type="float" office:value="10.903194878319" calcext:value-type="float">
            <text:p>10.903194878319</text:p>
          </table:table-cell>
          <table:table-cell table:formula="of:=([.$A78] + [.AA$1] - SQRT([.$A78]*[.$A78] - [.$A78]*[.AA$1] + [.AA$1]*[.AA$1])) / 3" office:value-type="float" office:value="11.3035025097073" calcext:value-type="float">
            <text:p>11.3035025097073</text:p>
          </table:table-cell>
          <table:table-cell table:formula="of:=([.$A78] + [.AB$1] - SQRT([.$A78]*[.$A78] - [.$A78]*[.AB$1] + [.AB$1]*[.AB$1])) / 3" office:value-type="float" office:value="11.699028421763" calcext:value-type="float">
            <text:p>11.699028421763</text:p>
          </table:table-cell>
          <table:table-cell table:formula="of:=([.$A78] + [.AC$1] - SQRT([.$A78]*[.$A78] - [.$A78]*[.AC$1] + [.AC$1]*[.AC$1])) / 3" office:value-type="float" office:value="12.0897325057295" calcext:value-type="float">
            <text:p>12.0897325057295</text:p>
          </table:table-cell>
          <table:table-cell table:formula="of:=([.$A78] + [.AD$1] - SQRT([.$A78]*[.$A78] - [.$A78]*[.AD$1] + [.AD$1]*[.AD$1])) / 3" office:value-type="float" office:value="12.4755773638757" calcext:value-type="float">
            <text:p>12.4755773638757</text:p>
          </table:table-cell>
          <table:table-cell table:formula="of:=([.$A78] + [.AE$1] - SQRT([.$A78]*[.$A78] - [.$A78]*[.AE$1] + [.AE$1]*[.AE$1])) / 3" office:value-type="float" office:value="12.8565284263435" calcext:value-type="float">
            <text:p>12.8565284263435</text:p>
          </table:table-cell>
          <table:table-cell table:formula="of:=([.$A78] + [.AF$1] - SQRT([.$A78]*[.$A78] - [.$A78]*[.AF$1] + [.AF$1]*[.AF$1])) / 3" office:value-type="float" office:value="13.232554060999" calcext:value-type="float">
            <text:p>13.232554060999</text:p>
          </table:table-cell>
          <table:table-cell table:number-columns-repeated="1635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([.$A79] + [.B$1] - SQRT([.$A79]*[.$A79] - [.$A79]*[.B$1] + [.B$1]*[.B$1])) / 3" office:value-type="float" office:value="0" calcext:value-type="float">
            <text:p>0</text:p>
          </table:table-cell>
          <table:table-cell table:formula="of:=([.$A79] + [.C$1] - SQRT([.$A79]*[.$A79] - [.$A79]*[.C$1] + [.C$1]*[.C$1])) / 3" office:value-type="float" office:value="0.498366065419783" calcext:value-type="float">
            <text:p>0.498366065419783</text:p>
          </table:table-cell>
          <table:table-cell table:formula="of:=([.$A79] + [.D$1] - SQRT([.$A79]*[.$A79] - [.$A79]*[.D$1] + [.D$1]*[.D$1])) / 3" office:value-type="float" office:value="0.993421906670629" calcext:value-type="float">
            <text:p>0.993421906670629</text:p>
          </table:table-cell>
          <table:table-cell table:formula="of:=([.$A79] + [.E$1] - SQRT([.$A79]*[.$A79] - [.$A79]*[.E$1] + [.E$1]*[.E$1])) / 3" office:value-type="float" office:value="1.4851037463253" calcext:value-type="float">
            <text:p>1.4851037463253</text:p>
          </table:table-cell>
          <table:table-cell table:formula="of:=([.$A79] + [.F$1] - SQRT([.$A79]*[.$A79] - [.$A79]*[.F$1] + [.F$1]*[.F$1])) / 3" office:value-type="float" office:value="1.97334754040538" calcext:value-type="float">
            <text:p>1.97334754040538</text:p>
          </table:table-cell>
          <table:table-cell table:formula="of:=([.$A79] + [.G$1] - SQRT([.$A79]*[.$A79] - [.$A79]*[.G$1] + [.G$1]*[.G$1])) / 3" office:value-type="float" office:value="2.45808905759249" calcext:value-type="float">
            <text:p>2.45808905759249</text:p>
          </table:table-cell>
          <table:table-cell table:formula="of:=([.$A79] + [.H$1] - SQRT([.$A79]*[.$A79] - [.$A79]*[.H$1] + [.H$1]*[.H$1])) / 3" office:value-type="float" office:value="2.93926396350262" calcext:value-type="float">
            <text:p>2.93926396350262</text:p>
          </table:table-cell>
          <table:table-cell table:formula="of:=([.$A79] + [.I$1] - SQRT([.$A79]*[.$A79] - [.$A79]*[.I$1] + [.I$1]*[.I$1])) / 3" office:value-type="float" office:value="3.41680791001028" calcext:value-type="float">
            <text:p>3.41680791001028</text:p>
          </table:table-cell>
          <table:table-cell table:formula="of:=([.$A79] + [.J$1] - SQRT([.$A79]*[.$A79] - [.$A79]*[.J$1] + [.J$1]*[.J$1])) / 3" office:value-type="float" office:value="3.89065662957512" calcext:value-type="float">
            <text:p>3.89065662957512</text:p>
          </table:table-cell>
          <table:table-cell table:formula="of:=([.$A79] + [.K$1] - SQRT([.$A79]*[.$A79] - [.$A79]*[.K$1] + [.K$1]*[.K$1])) / 3" office:value-type="float" office:value="4.36074603448781" calcext:value-type="float">
            <text:p>4.36074603448781</text:p>
          </table:table-cell>
          <table:table-cell table:formula="of:=([.$A79] + [.L$1] - SQRT([.$A79]*[.$A79] - [.$A79]*[.L$1] + [.L$1]*[.L$1])) / 3" office:value-type="float" office:value="4.82701232091214" calcext:value-type="float">
            <text:p>4.82701232091214</text:p>
          </table:table-cell>
          <table:table-cell table:formula="of:=([.$A79] + [.M$1] - SQRT([.$A79]*[.$A79] - [.$A79]*[.M$1] + [.M$1]*[.M$1])) / 3" office:value-type="float" office:value="5.28939207755933" calcext:value-type="float">
            <text:p>5.28939207755933</text:p>
          </table:table-cell>
          <table:table-cell table:formula="of:=([.$A79] + [.N$1] - SQRT([.$A79]*[.$A79] - [.$A79]*[.N$1] + [.N$1]*[.N$1])) / 3" office:value-type="float" office:value="5.74782239878635" calcext:value-type="float">
            <text:p>5.74782239878635</text:p>
          </table:table-cell>
          <table:table-cell table:formula="of:=([.$A79] + [.O$1] - SQRT([.$A79]*[.$A79] - [.$A79]*[.O$1] + [.O$1]*[.O$1])) / 3" office:value-type="float" office:value="6.20224100186462" calcext:value-type="float">
            <text:p>6.20224100186462</text:p>
          </table:table-cell>
          <table:table-cell table:formula="of:=([.$A79] + [.P$1] - SQRT([.$A79]*[.$A79] - [.$A79]*[.P$1] + [.P$1]*[.P$1])) / 3" office:value-type="float" office:value="6.65258634811815" calcext:value-type="float">
            <text:p>6.65258634811815</text:p>
          </table:table-cell>
          <table:table-cell table:formula="of:=([.$A79] + [.Q$1] - SQRT([.$A79]*[.$A79] - [.$A79]*[.Q$1] + [.Q$1]*[.Q$1])) / 3" office:value-type="float" office:value="7.09879776758196" calcext:value-type="float">
            <text:p>7.09879776758196</text:p>
          </table:table-cell>
          <table:table-cell table:formula="of:=([.$A79] + [.R$1] - SQRT([.$A79]*[.$A79] - [.$A79]*[.R$1] + [.R$1]*[.R$1])) / 3" office:value-type="float" office:value="7.54081558678279" calcext:value-type="float">
            <text:p>7.54081558678279</text:p>
          </table:table-cell>
          <table:table-cell table:formula="of:=([.$A79] + [.S$1] - SQRT([.$A79]*[.$A79] - [.$A79]*[.S$1] + [.S$1]*[.S$1])) / 3" office:value-type="float" office:value="7.97858125919552" calcext:value-type="float">
            <text:p>7.97858125919552</text:p>
          </table:table-cell>
          <table:table-cell table:formula="of:=([.$A79] + [.T$1] - SQRT([.$A79]*[.$A79] - [.$A79]*[.T$1] + [.T$1]*[.T$1])) / 3" office:value-type="float" office:value="8.41203749788013" calcext:value-type="float">
            <text:p>8.41203749788013</text:p>
          </table:table-cell>
          <table:table-cell table:formula="of:=([.$A79] + [.U$1] - SQRT([.$A79]*[.$A79] - [.$A79]*[.U$1] + [.U$1]*[.U$1])) / 3" office:value-type="float" office:value="8.84112840975767" calcext:value-type="float">
            <text:p>8.84112840975767</text:p>
          </table:table-cell>
          <table:table-cell table:formula="of:=([.$A79] + [.V$1] - SQRT([.$A79]*[.$A79] - [.$A79]*[.V$1] + [.V$1]*[.V$1])) / 3" office:value-type="float" office:value="9.26579963093873" calcext:value-type="float">
            <text:p>9.26579963093873</text:p>
          </table:table-cell>
          <table:table-cell table:formula="of:=([.$A79] + [.W$1] - SQRT([.$A79]*[.$A79] - [.$A79]*[.W$1] + [.W$1]*[.W$1])) / 3" office:value-type="float" office:value="9.68599846247576" calcext:value-type="float">
            <text:p>9.68599846247576</text:p>
          </table:table-cell>
          <table:table-cell table:formula="of:=([.$A79] + [.X$1] - SQRT([.$A79]*[.$A79] - [.$A79]*[.X$1] + [.X$1]*[.X$1])) / 3" office:value-type="float" office:value="10.1016740058725" calcext:value-type="float">
            <text:p>10.1016740058725</text:p>
          </table:table-cell>
          <table:table-cell table:formula="of:=([.$A79] + [.Y$1] - SQRT([.$A79]*[.$A79] - [.$A79]*[.Y$1] + [.Y$1]*[.Y$1])) / 3" office:value-type="float" office:value="10.5127772976497" calcext:value-type="float">
            <text:p>10.5127772976497</text:p>
          </table:table-cell>
          <table:table-cell table:formula="of:=([.$A79] + [.Z$1] - SQRT([.$A79]*[.$A79] - [.$A79]*[.Z$1] + [.Z$1]*[.Z$1])) / 3" office:value-type="float" office:value="10.9192614422362" calcext:value-type="float">
            <text:p>10.9192614422362</text:p>
          </table:table-cell>
          <table:table-cell table:formula="of:=([.$A79] + [.AA$1] - SQRT([.$A79]*[.$A79] - [.$A79]*[.AA$1] + [.AA$1]*[.AA$1])) / 3" office:value-type="float" office:value="11.3210817424346" calcext:value-type="float">
            <text:p>11.3210817424346</text:p>
          </table:table-cell>
          <table:table-cell table:formula="of:=([.$A79] + [.AB$1] - SQRT([.$A79]*[.$A79] - [.$A79]*[.AB$1] + [.AB$1]*[.AB$1])) / 3" office:value-type="float" office:value="11.7181958266887" calcext:value-type="float">
            <text:p>11.7181958266887</text:p>
          </table:table-cell>
          <table:table-cell table:formula="of:=([.$A79] + [.AC$1] - SQRT([.$A79]*[.$A79] - [.$A79]*[.AC$1] + [.AC$1]*[.AC$1])) / 3" office:value-type="float" office:value="12.1105637723771" calcext:value-type="float">
            <text:p>12.1105637723771</text:p>
          </table:table-cell>
          <table:table-cell table:formula="of:=([.$A79] + [.AD$1] - SQRT([.$A79]*[.$A79] - [.$A79]*[.AD$1] + [.AD$1]*[.AD$1])) / 3" office:value-type="float" office:value="12.4981482243498" calcext:value-type="float">
            <text:p>12.4981482243498</text:p>
          </table:table-cell>
          <table:table-cell table:formula="of:=([.$A79] + [.AE$1] - SQRT([.$A79]*[.$A79] - [.$A79]*[.AE$1] + [.AE$1]*[.AE$1])) / 3" office:value-type="float" office:value="12.8809145079348" calcext:value-type="float">
            <text:p>12.8809145079348</text:p>
          </table:table-cell>
          <table:table-cell table:formula="of:=([.$A79] + [.AF$1] - SQRT([.$A79]*[.$A79] - [.$A79]*[.AF$1] + [.AF$1]*[.AF$1])) / 3" office:value-type="float" office:value="13.2588307356556" calcext:value-type="float">
            <text:p>13.2588307356556</text:p>
          </table:table-cell>
          <table:table-cell table:number-columns-repeated="1635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([.$A80] + [.B$1] - SQRT([.$A80]*[.$A80] - [.$A80]*[.B$1] + [.B$1]*[.B$1])) / 3" office:value-type="float" office:value="0" calcext:value-type="float">
            <text:p>0</text:p>
          </table:table-cell>
          <table:table-cell table:formula="of:=([.$A80] + [.C$1] - SQRT([.$A80]*[.$A80] - [.$A80]*[.C$1] + [.C$1]*[.C$1])) / 3" office:value-type="float" office:value="0.498387147121827" calcext:value-type="float">
            <text:p>0.498387147121827</text:p>
          </table:table-cell>
          <table:table-cell table:formula="of:=([.$A80] + [.D$1] - SQRT([.$A80]*[.$A80] - [.$A80]*[.D$1] + [.D$1]*[.D$1])) / 3" office:value-type="float" office:value="0.99350731470706" calcext:value-type="float">
            <text:p>0.99350731470706</text:p>
          </table:table-cell>
          <table:table-cell table:formula="of:=([.$A80] + [.E$1] - SQRT([.$A80]*[.$A80] - [.$A80]*[.E$1] + [.E$1]*[.E$1])) / 3" office:value-type="float" office:value="1.48529835565385" calcext:value-type="float">
            <text:p>1.48529835565385</text:p>
          </table:table-cell>
          <table:table-cell table:formula="of:=([.$A80] + [.F$1] - SQRT([.$A80]*[.$A80] - [.$A80]*[.F$1] + [.F$1]*[.F$1])) / 3" office:value-type="float" office:value="1.97369786451969" calcext:value-type="float">
            <text:p>1.97369786451969</text:p>
          </table:table-cell>
          <table:table-cell table:formula="of:=([.$A80] + [.G$1] - SQRT([.$A80]*[.$A80] - [.$A80]*[.G$1] + [.G$1]*[.G$1])) / 3" office:value-type="float" office:value="2.45864325259383" calcext:value-type="float">
            <text:p>2.45864325259383</text:p>
          </table:table-cell>
          <table:table-cell table:formula="of:=([.$A80] + [.H$1] - SQRT([.$A80]*[.$A80] - [.$A80]*[.H$1] + [.H$1]*[.H$1])) / 3" office:value-type="float" office:value="2.94007182771666" calcext:value-type="float">
            <text:p>2.94007182771666</text:p>
          </table:table-cell>
          <table:table-cell table:formula="of:=([.$A80] + [.I$1] - SQRT([.$A80]*[.$A80] - [.$A80]*[.I$1] + [.I$1]*[.I$1])) / 3" office:value-type="float" office:value="3.41792087883486" calcext:value-type="float">
            <text:p>3.41792087883486</text:p>
          </table:table-cell>
          <table:table-cell table:formula="of:=([.$A80] + [.J$1] - SQRT([.$A80]*[.$A80] - [.$A80]*[.J$1] + [.J$1]*[.J$1])) / 3" office:value-type="float" office:value="3.89212776525061" calcext:value-type="float">
            <text:p>3.89212776525061</text:p>
          </table:table-cell>
          <table:table-cell table:formula="of:=([.$A80] + [.K$1] - SQRT([.$A80]*[.$A80] - [.$A80]*[.K$1] + [.K$1]*[.K$1])) / 3" office:value-type="float" office:value="4.36263001049016" calcext:value-type="float">
            <text:p>4.36263001049016</text:p>
          </table:table-cell>
          <table:table-cell table:formula="of:=([.$A80] + [.L$1] - SQRT([.$A80]*[.$A80] - [.$A80]*[.L$1] + [.L$1]*[.L$1])) / 3" office:value-type="float" office:value="4.82936540068119" calcext:value-type="float">
            <text:p>4.82936540068119</text:p>
          </table:table-cell>
          <table:table-cell table:formula="of:=([.$A80] + [.M$1] - SQRT([.$A80]*[.$A80] - [.$A80]*[.M$1] + [.M$1]*[.M$1])) / 3" office:value-type="float" office:value="5.29227208729073" calcext:value-type="float">
            <text:p>5.29227208729073</text:p>
          </table:table-cell>
          <table:table-cell table:formula="of:=([.$A80] + [.N$1] - SQRT([.$A80]*[.$A80] - [.$A80]*[.N$1] + [.N$1]*[.N$1])) / 3" office:value-type="float" office:value="5.75128869403572" calcext:value-type="float">
            <text:p>5.75128869403572</text:p>
          </table:table-cell>
          <table:table-cell table:formula="of:=([.$A80] + [.O$1] - SQRT([.$A80]*[.$A80] - [.$A80]*[.O$1] + [.O$1]*[.O$1])) / 3" office:value-type="float" office:value="6.20635442773657" calcext:value-type="float">
            <text:p>6.20635442773657</text:p>
          </table:table-cell>
          <table:table-cell table:formula="of:=([.$A80] + [.P$1] - SQRT([.$A80]*[.$A80] - [.$A80]*[.P$1] + [.P$1]*[.P$1])) / 3" office:value-type="float" office:value="6.65740919284119" calcext:value-type="float">
            <text:p>6.65740919284119</text:p>
          </table:table-cell>
          <table:table-cell table:formula="of:=([.$A80] + [.Q$1] - SQRT([.$A80]*[.$A80] - [.$A80]*[.Q$1] + [.Q$1]*[.Q$1])) / 3" office:value-type="float" office:value="7.10439370930296" calcext:value-type="float">
            <text:p>7.10439370930296</text:p>
          </table:table-cell>
          <table:table-cell table:formula="of:=([.$A80] + [.R$1] - SQRT([.$A80]*[.$A80] - [.$A80]*[.R$1] + [.R$1]*[.R$1])) / 3" office:value-type="float" office:value="7.54724963345164" calcext:value-type="float">
            <text:p>7.54724963345164</text:p>
          </table:table-cell>
          <table:table-cell table:formula="of:=([.$A80] + [.S$1] - SQRT([.$A80]*[.$A80] - [.$A80]*[.S$1] + [.S$1]*[.S$1])) / 3" office:value-type="float" office:value="7.98591968145149" calcext:value-type="float">
            <text:p>7.98591968145149</text:p>
          </table:table-cell>
          <table:table-cell table:formula="of:=([.$A80] + [.T$1] - SQRT([.$A80]*[.$A80] - [.$A80]*[.T$1] + [.T$1]*[.T$1])) / 3" office:value-type="float" office:value="8.42034775489681" calcext:value-type="float">
            <text:p>8.42034775489681</text:p>
          </table:table-cell>
          <table:table-cell table:formula="of:=([.$A80] + [.U$1] - SQRT([.$A80]*[.$A80] - [.$A80]*[.U$1] + [.U$1]*[.U$1])) / 3" office:value-type="float" office:value="8.85047906805195" calcext:value-type="float">
            <text:p>8.85047906805195</text:p>
          </table:table-cell>
          <table:table-cell table:formula="of:=([.$A80] + [.V$1] - SQRT([.$A80]*[.$A80] - [.$A80]*[.V$1] + [.V$1]*[.V$1])) / 3" office:value-type="float" office:value="9.27626027620156" calcext:value-type="float">
            <text:p>9.27626027620156</text:p>
          </table:table-cell>
          <table:table-cell table:formula="of:=([.$A80] + [.W$1] - SQRT([.$A80]*[.$A80] - [.$A80]*[.W$1] + [.W$1]*[.W$1])) / 3" office:value-type="float" office:value="9.69763960453791" calcext:value-type="float">
            <text:p>9.69763960453791</text:p>
          </table:table-cell>
          <table:table-cell table:formula="of:=([.$A80] + [.X$1] - SQRT([.$A80]*[.$A80] - [.$A80]*[.X$1] + [.X$1]*[.X$1])) / 3" office:value-type="float" office:value="10.114566976976" calcext:value-type="float">
            <text:p>10.114566976976</text:p>
          </table:table-cell>
          <table:table-cell table:formula="of:=([.$A80] + [.Y$1] - SQRT([.$A80]*[.$A80] - [.$A80]*[.Y$1] + [.Y$1]*[.Y$1])) / 3" office:value-type="float" office:value="10.5269941442552" calcext:value-type="float">
            <text:p>10.5269941442552</text:p>
          </table:table-cell>
          <table:table-cell table:formula="of:=([.$A80] + [.Z$1] - SQRT([.$A80]*[.$A80] - [.$A80]*[.Z$1] + [.Z$1]*[.Z$1])) / 3" office:value-type="float" office:value="10.9348748106584" calcext:value-type="float">
            <text:p>10.9348748106584</text:p>
          </table:table-cell>
          <table:table-cell table:formula="of:=([.$A80] + [.AA$1] - SQRT([.$A80]*[.$A80] - [.$A80]*[.AA$1] + [.AA$1]*[.AA$1])) / 3" office:value-type="float" office:value="11.3381647586571" calcext:value-type="float">
            <text:p>11.3381647586571</text:p>
          </table:table-cell>
          <table:table-cell table:formula="of:=([.$A80] + [.AB$1] - SQRT([.$A80]*[.$A80] - [.$A80]*[.AB$1] + [.AB$1]*[.AB$1])) / 3" office:value-type="float" office:value="11.7368219707735" calcext:value-type="float">
            <text:p>11.7368219707735</text:p>
          </table:table-cell>
          <table:table-cell table:formula="of:=([.$A80] + [.AC$1] - SQRT([.$A80]*[.$A80] - [.$A80]*[.AC$1] + [.AC$1]*[.AC$1])) / 3" office:value-type="float" office:value="12.1308067479415" calcext:value-type="float">
            <text:p>12.1308067479415</text:p>
          </table:table-cell>
          <table:table-cell table:formula="of:=([.$A80] + [.AD$1] - SQRT([.$A80]*[.$A80] - [.$A80]*[.AD$1] + [.AD$1]*[.AD$1])) / 3" office:value-type="float" office:value="12.5200818236418" calcext:value-type="float">
            <text:p>12.5200818236418</text:p>
          </table:table-cell>
          <table:table-cell table:formula="of:=([.$A80] + [.AE$1] - SQRT([.$A80]*[.$A80] - [.$A80]*[.AE$1] + [.AE$1]*[.AE$1])) / 3" office:value-type="float" office:value="12.9046124730946" calcext:value-type="float">
            <text:p>12.9046124730946</text:p>
          </table:table-cell>
          <table:table-cell table:formula="of:=([.$A80] + [.AF$1] - SQRT([.$A80]*[.$A80] - [.$A80]*[.AF$1] + [.AF$1]*[.AF$1])) / 3" office:value-type="float" office:value="13.2843666167989" calcext:value-type="float">
            <text:p>13.2843666167989</text:p>
          </table:table-cell>
          <table:table-cell table:number-columns-repeated="1635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([.$A81] + [.B$1] - SQRT([.$A81]*[.$A81] - [.$A81]*[.B$1] + [.B$1]*[.B$1])) / 3" office:value-type="float" office:value="0" calcext:value-type="float">
            <text:p>0</text:p>
          </table:table-cell>
          <table:table-cell table:formula="of:=([.$A81] + [.C$1] - SQRT([.$A81]*[.$A81] - [.$A81]*[.C$1] + [.C$1]*[.C$1])) / 3" office:value-type="float" office:value="0.498407691760107" calcext:value-type="float">
            <text:p>0.498407691760107</text:p>
          </table:table-cell>
          <table:table-cell table:formula="of:=([.$A81] + [.D$1] - SQRT([.$A81]*[.$A81] - [.$A81]*[.D$1] + [.D$1]*[.D$1])) / 3" office:value-type="float" office:value="0.993590533613964" calcext:value-type="float">
            <text:p>0.993590533613964</text:p>
          </table:table-cell>
          <table:table-cell table:formula="of:=([.$A81] + [.E$1] - SQRT([.$A81]*[.$A81] - [.$A81]*[.E$1] + [.E$1]*[.E$1])) / 3" office:value-type="float" office:value="1.48548794709058" calcext:value-type="float">
            <text:p>1.48548794709058</text:p>
          </table:table-cell>
          <table:table-cell table:formula="of:=([.$A81] + [.F$1] - SQRT([.$A81]*[.$A81] - [.$A81]*[.F$1] + [.F$1]*[.F$1])) / 3" office:value-type="float" office:value="1.97403910327582" calcext:value-type="float">
            <text:p>1.97403910327582</text:p>
          </table:table-cell>
          <table:table-cell table:formula="of:=([.$A81] + [.G$1] - SQRT([.$A81]*[.$A81] - [.$A81]*[.G$1] + [.G$1]*[.G$1])) / 3" office:value-type="float" office:value="2.45918299401264" calcext:value-type="float">
            <text:p>2.45918299401264</text:p>
          </table:table-cell>
          <table:table-cell table:formula="of:=([.$A81] + [.H$1] - SQRT([.$A81]*[.$A81] - [.$A81]*[.H$1] + [.H$1]*[.H$1])) / 3" office:value-type="float" office:value="2.94085850755517" calcext:value-type="float">
            <text:p>2.94085850755517</text:p>
          </table:table-cell>
          <table:table-cell table:formula="of:=([.$A81] + [.I$1] - SQRT([.$A81]*[.$A81] - [.$A81]*[.I$1] + [.I$1]*[.I$1])) / 3" office:value-type="float" office:value="3.41900450866787" calcext:value-type="float">
            <text:p>3.41900450866787</text:p>
          </table:table-cell>
          <table:table-cell table:formula="of:=([.$A81] + [.J$1] - SQRT([.$A81]*[.$A81] - [.$A81]*[.J$1] + [.J$1]*[.J$1])) / 3" office:value-type="float" office:value="3.8935599231326" calcext:value-type="float">
            <text:p>3.8935599231326</text:p>
          </table:table-cell>
          <table:table-cell table:formula="of:=([.$A81] + [.K$1] - SQRT([.$A81]*[.$A81] - [.$A81]*[.K$1] + [.K$1]*[.K$1])) / 3" office:value-type="float" office:value="4.36446382659666" calcext:value-type="float">
            <text:p>4.36446382659666</text:p>
          </table:table-cell>
          <table:table-cell table:formula="of:=([.$A81] + [.L$1] - SQRT([.$A81]*[.$A81] - [.$A81]*[.L$1] + [.L$1]*[.L$1])) / 3" office:value-type="float" office:value="4.83165553766216" calcext:value-type="float">
            <text:p>4.83165553766216</text:p>
          </table:table-cell>
          <table:table-cell table:formula="of:=([.$A81] + [.M$1] - SQRT([.$A81]*[.$A81] - [.$A81]*[.M$1] + [.M$1]*[.M$1])) / 3" office:value-type="float" office:value="5.29507471508296" calcext:value-type="float">
            <text:p>5.29507471508296</text:p>
          </table:table-cell>
          <table:table-cell table:formula="of:=([.$A81] + [.N$1] - SQRT([.$A81]*[.$A81] - [.$A81]*[.N$1] + [.N$1]*[.N$1])) / 3" office:value-type="float" office:value="5.75466145889897" calcext:value-type="float">
            <text:p>5.75466145889897</text:p>
          </table:table-cell>
          <table:table-cell table:formula="of:=([.$A81] + [.O$1] - SQRT([.$A81]*[.$A81] - [.$A81]*[.O$1] + [.O$1]*[.O$1])) / 3" office:value-type="float" office:value="6.21035641529982" calcext:value-type="float">
            <text:p>6.21035641529982</text:p>
          </table:table-cell>
          <table:table-cell table:formula="of:=([.$A81] + [.P$1] - SQRT([.$A81]*[.$A81] - [.$A81]*[.P$1] + [.P$1]*[.P$1])) / 3" office:value-type="float" office:value="6.66210088497092" calcext:value-type="float">
            <text:p>6.66210088497092</text:p>
          </table:table-cell>
          <table:table-cell table:formula="of:=([.$A81] + [.Q$1] - SQRT([.$A81]*[.$A81] - [.$A81]*[.Q$1] + [.Q$1]*[.Q$1])) / 3" office:value-type="float" office:value="7.10983693463445" calcext:value-type="float">
            <text:p>7.10983693463445</text:p>
          </table:table-cell>
          <table:table-cell table:formula="of:=([.$A81] + [.R$1] - SQRT([.$A81]*[.$A81] - [.$A81]*[.R$1] + [.R$1]*[.R$1])) / 3" office:value-type="float" office:value="7.55350751145757" calcext:value-type="float">
            <text:p>7.55350751145757</text:p>
          </table:table-cell>
          <table:table-cell table:formula="of:=([.$A81] + [.S$1] - SQRT([.$A81]*[.$A81] - [.$A81]*[.S$1] + [.S$1]*[.S$1])) / 3" office:value-type="float" office:value="7.99305655995888" calcext:value-type="float">
            <text:p>7.99305655995888</text:p>
          </table:table-cell>
          <table:table-cell table:formula="of:=([.$A81] + [.T$1] - SQRT([.$A81]*[.$A81] - [.$A81]*[.T$1] + [.T$1]*[.T$1])) / 3" office:value-type="float" office:value="8.428429141004" calcext:value-type="float">
            <text:p>8.428429141004</text:p>
          </table:table-cell>
          <table:table-cell table:formula="of:=([.$A81] + [.U$1] - SQRT([.$A81]*[.$A81] - [.$A81]*[.U$1] + [.U$1]*[.U$1])) / 3" office:value-type="float" office:value="8.85957155244121" calcext:value-type="float">
            <text:p>8.85957155244121</text:p>
          </table:table-cell>
          <table:table-cell table:formula="of:=([.$A81] + [.V$1] - SQRT([.$A81]*[.$A81] - [.$A81]*[.V$1] + [.V$1]*[.V$1])) / 3" office:value-type="float" office:value="9.28643145089012" calcext:value-type="float">
            <text:p>9.28643145089012</text:p>
          </table:table-cell>
          <table:table-cell table:formula="of:=([.$A81] + [.W$1] - SQRT([.$A81]*[.$A81] - [.$A81]*[.W$1] + [.W$1]*[.W$1])) / 3" office:value-type="float" office:value="9.70895797416011" calcext:value-type="float">
            <text:p>9.70895797416011</text:p>
          </table:table-cell>
          <table:table-cell table:formula="of:=([.$A81] + [.X$1] - SQRT([.$A81]*[.$A81] - [.$A81]*[.X$1] + [.X$1]*[.X$1])) / 3" office:value-type="float" office:value="10.1271018637415" calcext:value-type="float">
            <text:p>10.1271018637415</text:p>
          </table:table-cell>
          <table:table-cell table:formula="of:=([.$A81] + [.Y$1] - SQRT([.$A81]*[.$A81] - [.$A81]*[.Y$1] + [.Y$1]*[.Y$1])) / 3" office:value-type="float" office:value="10.5408155867828" calcext:value-type="float">
            <text:p>10.5408155867828</text:p>
          </table:table-cell>
          <table:table-cell table:formula="of:=([.$A81] + [.Z$1] - SQRT([.$A81]*[.$A81] - [.$A81]*[.Z$1] + [.Z$1]*[.Z$1])) / 3" office:value-type="float" office:value="10.9500534569392" calcext:value-type="float">
            <text:p>10.9500534569392</text:p>
          </table:table-cell>
          <table:table-cell table:formula="of:=([.$A81] + [.AA$1] - SQRT([.$A81]*[.$A81] - [.$A81]*[.AA$1] + [.AA$1]*[.AA$1])) / 3" office:value-type="float" office:value="11.3547717534588" calcext:value-type="float">
            <text:p>11.3547717534588</text:p>
          </table:table-cell>
          <table:table-cell table:formula="of:=([.$A81] + [.AB$1] - SQRT([.$A81]*[.$A81] - [.$A81]*[.AB$1] + [.AB$1]*[.AB$1])) / 3" office:value-type="float" office:value="11.7549288378518" calcext:value-type="float">
            <text:p>11.7549288378518</text:p>
          </table:table-cell>
          <table:table-cell table:formula="of:=([.$A81] + [.AC$1] - SQRT([.$A81]*[.$A81] - [.$A81]*[.AC$1] + [.AC$1]*[.AC$1])) / 3" office:value-type="float" office:value="12.1504852674799" calcext:value-type="float">
            <text:p>12.1504852674799</text:p>
          </table:table-cell>
          <table:table-cell table:formula="of:=([.$A81] + [.AD$1] - SQRT([.$A81]*[.$A81] - [.$A81]*[.AD$1] + [.AD$1]*[.AD$1])) / 3" office:value-type="float" office:value="12.5414039053967" calcext:value-type="float">
            <text:p>12.5414039053967</text:p>
          </table:table-cell>
          <table:table-cell table:formula="of:=([.$A81] + [.AE$1] - SQRT([.$A81]*[.$A81] - [.$A81]*[.AE$1] + [.AE$1]*[.AE$1])) / 3" office:value-type="float" office:value="12.9276500257704" calcext:value-type="float">
            <text:p>12.9276500257704</text:p>
          </table:table-cell>
          <table:table-cell table:formula="of:=([.$A81] + [.AF$1] - SQRT([.$A81]*[.$A81] - [.$A81]*[.AF$1] + [.AF$1]*[.AF$1])) / 3" office:value-type="float" office:value="13.3091914142278" calcext:value-type="float">
            <text:p>13.3091914142278</text:p>
          </table:table-cell>
          <table:table-cell table:number-columns-repeated="1635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([.$A82] + [.B$1] - SQRT([.$A82]*[.$A82] - [.$A82]*[.B$1] + [.B$1]*[.B$1])) / 3" office:value-type="float" office:value="0" calcext:value-type="float">
            <text:p>0</text:p>
          </table:table-cell>
          <table:table-cell table:formula="of:=([.$A82] + [.C$1] - SQRT([.$A82]*[.$A82] - [.$A82]*[.C$1] + [.C$1]*[.C$1])) / 3" office:value-type="float" office:value="0.498427719598723" calcext:value-type="float">
            <text:p>0.498427719598723</text:p>
          </table:table-cell>
          <table:table-cell table:formula="of:=([.$A82] + [.D$1] - SQRT([.$A82]*[.$A82] - [.$A82]*[.D$1] + [.D$1]*[.D$1])) / 3" office:value-type="float" office:value="0.993671646482118" calcext:value-type="float">
            <text:p>0.993671646482118</text:p>
          </table:table-cell>
          <table:table-cell table:formula="of:=([.$A82] + [.E$1] - SQRT([.$A82]*[.$A82] - [.$A82]*[.E$1] + [.E$1]*[.E$1])) / 3" office:value-type="float" office:value="1.48567271218808" calcext:value-type="float">
            <text:p>1.48567271218808</text:p>
          </table:table-cell>
          <table:table-cell table:formula="of:=([.$A82] + [.F$1] - SQRT([.$A82]*[.$A82] - [.$A82]*[.F$1] + [.F$1]*[.F$1])) / 3" office:value-type="float" office:value="1.97437160540915" calcext:value-type="float">
            <text:p>1.97437160540915</text:p>
          </table:table-cell>
          <table:table-cell table:formula="of:=([.$A82] + [.G$1] - SQRT([.$A82]*[.$A82] - [.$A82]*[.G$1] + [.G$1]*[.G$1])) / 3" office:value-type="float" office:value="2.45970883956663" calcext:value-type="float">
            <text:p>2.45970883956663</text:p>
          </table:table-cell>
          <table:table-cell table:formula="of:=([.$A82] + [.H$1] - SQRT([.$A82]*[.$A82] - [.$A82]*[.H$1] + [.H$1]*[.H$1])) / 3" office:value-type="float" office:value="2.94162482456701" calcext:value-type="float">
            <text:p>2.94162482456701</text:p>
          </table:table-cell>
          <table:table-cell table:formula="of:=([.$A82] + [.I$1] - SQRT([.$A82]*[.$A82] - [.$A82]*[.I$1] + [.I$1]*[.I$1])) / 3" office:value-type="float" office:value="3.42005994273377" calcext:value-type="float">
            <text:p>3.42005994273377</text:p>
          </table:table-cell>
          <table:table-cell table:formula="of:=([.$A82] + [.J$1] - SQRT([.$A82]*[.$A82] - [.$A82]*[.J$1] + [.J$1]*[.J$1])) / 3" office:value-type="float" office:value="3.89495462888145" calcext:value-type="float">
            <text:p>3.89495462888145</text:p>
          </table:table-cell>
          <table:table-cell table:formula="of:=([.$A82] + [.K$1] - SQRT([.$A82]*[.$A82] - [.$A82]*[.K$1] + [.K$1]*[.K$1])) / 3" office:value-type="float" office:value="4.3662494544721" calcext:value-type="float">
            <text:p>4.3662494544721</text:p>
          </table:table-cell>
          <table:table-cell table:formula="of:=([.$A82] + [.L$1] - SQRT([.$A82]*[.$A82] - [.$A82]*[.L$1] + [.L$1]*[.L$1])) / 3" office:value-type="float" office:value="4.83388521576417" calcext:value-type="float">
            <text:p>4.83388521576417</text:p>
          </table:table-cell>
          <table:table-cell table:formula="of:=([.$A82] + [.M$1] - SQRT([.$A82]*[.$A82] - [.$A82]*[.M$1] + [.M$1]*[.M$1])) / 3" office:value-type="float" office:value="5.2978030258328" calcext:value-type="float">
            <text:p>5.2978030258328</text:p>
          </table:table-cell>
          <table:table-cell table:formula="of:=([.$A82] + [.N$1] - SQRT([.$A82]*[.$A82] - [.$A82]*[.N$1] + [.N$1]*[.N$1])) / 3" office:value-type="float" office:value="5.75794441030746" calcext:value-type="float">
            <text:p>5.75794441030746</text:p>
          </table:table-cell>
          <table:table-cell table:formula="of:=([.$A82] + [.O$1] - SQRT([.$A82]*[.$A82] - [.$A82]*[.O$1] + [.O$1]*[.O$1])) / 3" office:value-type="float" office:value="6.21425140663826" calcext:value-type="float">
            <text:p>6.21425140663826</text:p>
          </table:table-cell>
          <table:table-cell table:formula="of:=([.$A82] + [.P$1] - SQRT([.$A82]*[.$A82] - [.$A82]*[.P$1] + [.P$1]*[.P$1])) / 3" office:value-type="float" office:value="6.66666666666667" calcext:value-type="float">
            <text:p>6.66666666666667</text:p>
          </table:table-cell>
          <table:table-cell table:formula="of:=([.$A82] + [.Q$1] - SQRT([.$A82]*[.$A82] - [.$A82]*[.Q$1] + [.Q$1]*[.Q$1])) / 3" office:value-type="float" office:value="7.11513356223961" calcext:value-type="float">
            <text:p>7.11513356223961</text:p>
          </table:table-cell>
          <table:table-cell table:formula="of:=([.$A82] + [.R$1] - SQRT([.$A82]*[.$A82] - [.$A82]*[.R$1] + [.R$1]*[.R$1])) / 3" office:value-type="float" office:value="7.55959629356885" calcext:value-type="float">
            <text:p>7.55959629356885</text:p>
          </table:table-cell>
          <table:table-cell table:style-name="ce9" table:formula="of:=([.$A82] + [.S$1] - SQRT([.$A82]*[.$A82] - [.$A82]*[.S$1] + [.S$1]*[.S$1])) / 3" office:value-type="float" office:value="8" calcext:value-type="float">
            <text:p>8</text:p>
          </table:table-cell>
          <table:table-cell table:formula="of:=([.$A82] + [.T$1] - SQRT([.$A82]*[.$A82] - [.$A82]*[.T$1] + [.T$1]*[.T$1])) / 3" office:value-type="float" office:value="8.43629087281834" calcext:value-type="float">
            <text:p>8.43629087281834</text:p>
          </table:table-cell>
          <table:table-cell table:formula="of:=([.$A82] + [.U$1] - SQRT([.$A82]*[.$A82] - [.$A82]*[.U$1] + [.U$1]*[.U$1])) / 3" office:value-type="float" office:value="8.86841626968231" calcext:value-type="float">
            <text:p>8.86841626968231</text:p>
          </table:table-cell>
          <table:table-cell table:formula="of:=([.$A82] + [.V$1] - SQRT([.$A82]*[.$A82] - [.$A82]*[.V$1] + [.V$1]*[.V$1])) / 3" office:value-type="float" office:value="9.29632483024007" calcext:value-type="float">
            <text:p>9.29632483024007</text:p>
          </table:table-cell>
          <table:table-cell table:formula="of:=([.$A82] + [.W$1] - SQRT([.$A82]*[.$A82] - [.$A82]*[.W$1] + [.W$1]*[.W$1])) / 3" office:value-type="float" office:value="9.71996659245092" calcext:value-type="float">
            <text:p>9.71996659245092</text:p>
          </table:table-cell>
          <table:table-cell table:formula="of:=([.$A82] + [.X$1] - SQRT([.$A82]*[.$A82] - [.$A82]*[.X$1] + [.X$1]*[.X$1])) / 3" office:value-type="float" office:value="10.1392931091023" calcext:value-type="float">
            <text:p>10.1392931091023</text:p>
          </table:table-cell>
          <table:table-cell table:formula="of:=([.$A82] + [.Y$1] - SQRT([.$A82]*[.$A82] - [.$A82]*[.Y$1] + [.Y$1]*[.Y$1])) / 3" office:value-type="float" office:value="10.5542575639843" calcext:value-type="float">
            <text:p>10.5542575639843</text:p>
          </table:table-cell>
          <table:table-cell table:formula="of:=([.$A82] + [.Z$1] - SQRT([.$A82]*[.$A82] - [.$A82]*[.Z$1] + [.Z$1]*[.Z$1])) / 3" office:value-type="float" office:value="10.9648148871584" calcext:value-type="float">
            <text:p>10.9648148871584</text:p>
          </table:table-cell>
          <table:table-cell table:formula="of:=([.$A82] + [.AA$1] - SQRT([.$A82]*[.$A82] - [.$A82]*[.AA$1] + [.AA$1]*[.AA$1])) / 3" office:value-type="float" office:value="11.370921868737" calcext:value-type="float">
            <text:p>11.370921868737</text:p>
          </table:table-cell>
          <table:table-cell table:formula="of:=([.$A82] + [.AB$1] - SQRT([.$A82]*[.$A82] - [.$A82]*[.AB$1] + [.AB$1]*[.AB$1])) / 3" office:value-type="float" office:value="11.7725372705703" calcext:value-type="float">
            <text:p>11.7725372705703</text:p>
          </table:table-cell>
          <table:table-cell table:formula="of:=([.$A82] + [.AC$1] - SQRT([.$A82]*[.$A82] - [.$A82]*[.AC$1] + [.AC$1]*[.AC$1])) / 3" office:value-type="float" office:value="12.1696219352305" calcext:value-type="float">
            <text:p>12.1696219352305</text:p>
          </table:table-cell>
          <table:table-cell table:formula="of:=([.$A82] + [.AD$1] - SQRT([.$A82]*[.$A82] - [.$A82]*[.AD$1] + [.AD$1]*[.AD$1])) / 3" office:value-type="float" office:value="12.5621388916707" calcext:value-type="float">
            <text:p>12.5621388916707</text:p>
          </table:table-cell>
          <table:table-cell table:formula="of:=([.$A82] + [.AE$1] - SQRT([.$A82]*[.$A82] - [.$A82]*[.AE$1] + [.AE$1]*[.AE$1])) / 3" office:value-type="float" office:value="12.9500534569392" calcext:value-type="float">
            <text:p>12.9500534569392</text:p>
          </table:table-cell>
          <table:table-cell table:formula="of:=([.$A82] + [.AF$1] - SQRT([.$A82]*[.$A82] - [.$A82]*[.AF$1] + [.AF$1]*[.AF$1])) / 3" office:value-type="float" office:value="13.3333333333333" calcext:value-type="float">
            <text:p>13.3333333333333</text:p>
          </table:table-cell>
          <table:table-cell table:number-columns-repeated="1635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([.$A83] + [.B$1] - SQRT([.$A83]*[.$A83] - [.$A83]*[.B$1] + [.B$1]*[.B$1])) / 3" office:value-type="float" office:value="0" calcext:value-type="float">
            <text:p>0</text:p>
          </table:table-cell>
          <table:table-cell table:formula="of:=([.$A83] + [.C$1] - SQRT([.$A83]*[.$A83] - [.$A83]*[.C$1] + [.C$1]*[.C$1])) / 3" office:value-type="float" office:value="0.498447249895023" calcext:value-type="float">
            <text:p>0.498447249895023</text:p>
          </table:table-cell>
          <table:table-cell table:formula="of:=([.$A83] + [.D$1] - SQRT([.$A83]*[.$A83] - [.$A83]*[.D$1] + [.D$1]*[.D$1])) / 3" office:value-type="float" office:value="0.993750732250263" calcext:value-type="float">
            <text:p>0.993750732250263</text:p>
          </table:table-cell>
          <table:table-cell table:formula="of:=([.$A83] + [.E$1] - SQRT([.$A83]*[.$A83] - [.$A83]*[.E$1] + [.E$1]*[.E$1])) / 3" office:value-type="float" office:value="1.4858528328743" calcext:value-type="float">
            <text:p>1.4858528328743</text:p>
          </table:table-cell>
          <table:table-cell table:formula="of:=([.$A83] + [.F$1] - SQRT([.$A83]*[.$A83] - [.$A83]*[.F$1] + [.F$1]*[.F$1])) / 3" office:value-type="float" office:value="1.97469570204105" calcext:value-type="float">
            <text:p>1.97469570204105</text:p>
          </table:table-cell>
          <table:table-cell table:formula="of:=([.$A83] + [.G$1] - SQRT([.$A83]*[.$A83] - [.$A83]*[.G$1] + [.G$1]*[.G$1])) / 3" office:value-type="float" office:value="2.46022131866539" calcext:value-type="float">
            <text:p>2.46022131866539</text:p>
          </table:table-cell>
          <table:table-cell table:formula="of:=([.$A83] + [.H$1] - SQRT([.$A83]*[.$A83] - [.$A83]*[.H$1] + [.H$1]*[.H$1])) / 3" office:value-type="float" office:value="2.94237155840924" calcext:value-type="float">
            <text:p>2.94237155840924</text:p>
          </table:table-cell>
          <table:table-cell table:formula="of:=([.$A83] + [.I$1] - SQRT([.$A83]*[.$A83] - [.$A83]*[.I$1] + [.I$1]*[.I$1])) / 3" office:value-type="float" office:value="3.42108826571242" calcext:value-type="float">
            <text:p>3.42108826571242</text:p>
          </table:table-cell>
          <table:table-cell table:formula="of:=([.$A83] + [.J$1] - SQRT([.$A83]*[.$A83] - [.$A83]*[.J$1] + [.J$1]*[.J$1])) / 3" office:value-type="float" office:value="3.89631332971936" calcext:value-type="float">
            <text:p>3.89631332971936</text:p>
          </table:table-cell>
          <table:table-cell table:formula="of:=([.$A83] + [.K$1] - SQRT([.$A83]*[.$A83] - [.$A83]*[.K$1] + [.K$1]*[.K$1])) / 3" office:value-type="float" office:value="4.36798876404741" calcext:value-type="float">
            <text:p>4.36798876404741</text:p>
          </table:table-cell>
          <table:table-cell table:formula="of:=([.$A83] + [.L$1] - SQRT([.$A83]*[.$A83] - [.$A83]*[.L$1] + [.L$1]*[.L$1])) / 3" office:value-type="float" office:value="4.83605679031582" calcext:value-type="float">
            <text:p>4.83605679031582</text:p>
          </table:table-cell>
          <table:table-cell table:formula="of:=([.$A83] + [.M$1] - SQRT([.$A83]*[.$A83] - [.$A83]*[.M$1] + [.M$1]*[.M$1])) / 3" office:value-type="float" office:value="5.30045992532585" calcext:value-type="float">
            <text:p>5.30045992532585</text:p>
          </table:table-cell>
          <table:table-cell table:formula="of:=([.$A83] + [.N$1] - SQRT([.$A83]*[.$A83] - [.$A83]*[.N$1] + [.N$1]*[.N$1])) / 3" office:value-type="float" office:value="5.76114107175207" calcext:value-type="float">
            <text:p>5.76114107175207</text:p>
          </table:table-cell>
          <table:table-cell table:formula="of:=([.$A83] + [.O$1] - SQRT([.$A83]*[.$A83] - [.$A83]*[.O$1] + [.O$1]*[.O$1])) / 3" office:value-type="float" office:value="6.21804361217388" calcext:value-type="float">
            <text:p>6.21804361217388</text:p>
          </table:table-cell>
          <table:table-cell table:formula="of:=([.$A83] + [.P$1] - SQRT([.$A83]*[.$A83] - [.$A83]*[.P$1] + [.P$1]*[.P$1])) / 3" office:value-type="float" office:value="6.67111150624309" calcext:value-type="float">
            <text:p>6.67111150624309</text:p>
          </table:table-cell>
          <table:table-cell table:formula="of:=([.$A83] + [.Q$1] - SQRT([.$A83]*[.$A83] - [.$A83]*[.Q$1] + [.Q$1]*[.Q$1])) / 3" office:value-type="float" office:value="7.12028939075054" calcext:value-type="float">
            <text:p>7.12028939075054</text:p>
          </table:table-cell>
          <table:table-cell table:formula="of:=([.$A83] + [.R$1] - SQRT([.$A83]*[.$A83] - [.$A83]*[.R$1] + [.R$1]*[.R$1])) / 3" office:value-type="float" office:value="7.5655226823201" calcext:value-type="float">
            <text:p>7.5655226823201</text:p>
          </table:table-cell>
          <table:table-cell table:formula="of:=([.$A83] + [.S$1] - SQRT([.$A83]*[.$A83] - [.$A83]*[.S$1] + [.S$1]*[.S$1])) / 3" office:value-type="float" office:value="8.00675768242443" calcext:value-type="float">
            <text:p>8.00675768242443</text:p>
          </table:table-cell>
          <table:table-cell table:formula="of:=([.$A83] + [.T$1] - SQRT([.$A83]*[.$A83] - [.$A83]*[.T$1] + [.T$1]*[.T$1])) / 3" office:value-type="float" office:value="8.44394168438265" calcext:value-type="float">
            <text:p>8.44394168438265</text:p>
          </table:table-cell>
          <table:table-cell table:formula="of:=([.$A83] + [.U$1] - SQRT([.$A83]*[.$A83] - [.$A83]*[.U$1] + [.U$1]*[.U$1])) / 3" office:value-type="float" office:value="8.87702308196649" calcext:value-type="float">
            <text:p>8.87702308196649</text:p>
          </table:table-cell>
          <table:table-cell table:formula="of:=([.$A83] + [.V$1] - SQRT([.$A83]*[.$A83] - [.$A83]*[.V$1] + [.V$1]*[.V$1])) / 3" office:value-type="float" office:value="9.30595147920872" calcext:value-type="float">
            <text:p>9.30595147920872</text:p>
          </table:table-cell>
          <table:table-cell table:formula="of:=([.$A83] + [.W$1] - SQRT([.$A83]*[.$A83] - [.$A83]*[.W$1] + [.W$1]*[.W$1])) / 3" office:value-type="float" office:value="9.73067780097681" calcext:value-type="float">
            <text:p>9.73067780097681</text:p>
          </table:table-cell>
          <table:table-cell table:formula="of:=([.$A83] + [.X$1] - SQRT([.$A83]*[.$A83] - [.$A83]*[.X$1] + [.X$1]*[.X$1])) / 3" office:value-type="float" office:value="10.1511544038452" calcext:value-type="float">
            <text:p>10.1511544038452</text:p>
          </table:table-cell>
          <table:table-cell table:formula="of:=([.$A83] + [.Y$1] - SQRT([.$A83]*[.$A83] - [.$A83]*[.Y$1] + [.Y$1]*[.Y$1])) / 3" office:value-type="float" office:value="10.5673351867733" calcext:value-type="float">
            <text:p>10.5673351867733</text:p>
          </table:table-cell>
          <table:table-cell table:formula="of:=([.$A83] + [.Z$1] - SQRT([.$A83]*[.$A83] - [.$A83]*[.Z$1] + [.Z$1]*[.Z$1])) / 3" office:value-type="float" office:value="10.9791757010714" calcext:value-type="float">
            <text:p>10.9791757010714</text:p>
          </table:table-cell>
          <table:table-cell table:formula="of:=([.$A83] + [.AA$1] - SQRT([.$A83]*[.$A83] - [.$A83]*[.AA$1] + [.AA$1]*[.AA$1])) / 3" office:value-type="float" office:value="11.3866332591176" calcext:value-type="float">
            <text:p>11.3866332591176</text:p>
          </table:table-cell>
          <table:table-cell table:formula="of:=([.$A83] + [.AB$1] - SQRT([.$A83]*[.$A83] - [.$A83]*[.AB$1] + [.AB$1]*[.AB$1])) / 3" office:value-type="float" office:value="11.7896670412717" calcext:value-type="float">
            <text:p>11.7896670412717</text:p>
          </table:table-cell>
          <table:table-cell table:formula="of:=([.$A83] + [.AC$1] - SQRT([.$A83]*[.$A83] - [.$A83]*[.AC$1] + [.AC$1]*[.AC$1])) / 3" office:value-type="float" office:value="12.1882382004187" calcext:value-type="float">
            <text:p>12.1882382004187</text:p>
          </table:table-cell>
          <table:table-cell table:formula="of:=([.$A83] + [.AD$1] - SQRT([.$A83]*[.$A83] - [.$A83]*[.AD$1] + [.AD$1]*[.AD$1])) / 3" office:value-type="float" office:value="12.5823099635686" calcext:value-type="float">
            <text:p>12.5823099635686</text:p>
          </table:table-cell>
          <table:table-cell table:formula="of:=([.$A83] + [.AE$1] - SQRT([.$A83]*[.$A83] - [.$A83]*[.AE$1] + [.AE$1]*[.AE$1])) / 3" office:value-type="float" office:value="12.9718477299361" calcext:value-type="float">
            <text:p>12.9718477299361</text:p>
          </table:table-cell>
          <table:table-cell table:formula="of:=([.$A83] + [.AF$1] - SQRT([.$A83]*[.$A83] - [.$A83]*[.AF$1] + [.AF$1]*[.AF$1])) / 3" office:value-type="float" office:value="13.3568191649262" calcext:value-type="float">
            <text:p>13.3568191649262</text:p>
          </table:table-cell>
          <table:table-cell table:number-columns-repeated="1635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([.$A84] + [.B$1] - SQRT([.$A84]*[.$A84] - [.$A84]*[.B$1] + [.B$1]*[.B$1])) / 3" office:value-type="float" office:value="0" calcext:value-type="float">
            <text:p>0</text:p>
          </table:table-cell>
          <table:table-cell table:formula="of:=([.$A84] + [.C$1] - SQRT([.$A84]*[.$A84] - [.$A84]*[.C$1] + [.C$1]*[.C$1])) / 3" office:value-type="float" office:value="0.49846630096134" calcext:value-type="float">
            <text:p>0.49846630096134</text:p>
          </table:table-cell>
          <table:table-cell table:formula="of:=([.$A84] + [.D$1] - SQRT([.$A84]*[.$A84] - [.$A84]*[.D$1] + [.D$1]*[.D$1])) / 3" office:value-type="float" office:value="0.993827865961208" calcext:value-type="float">
            <text:p>0.993827865961208</text:p>
          </table:table-cell>
          <table:table-cell table:formula="of:=([.$A84] + [.E$1] - SQRT([.$A84]*[.$A84] - [.$A84]*[.E$1] + [.E$1]*[.E$1])) / 3" office:value-type="float" office:value="1.48602848204933" calcext:value-type="float">
            <text:p>1.48602848204933</text:p>
          </table:table-cell>
          <table:table-cell table:formula="of:=([.$A84] + [.F$1] - SQRT([.$A84]*[.$A84] - [.$A84]*[.F$1] + [.F$1]*[.F$1])) / 3" office:value-type="float" office:value="1.97501170777653" calcext:value-type="float">
            <text:p>1.97501170777653</text:p>
          </table:table-cell>
          <table:table-cell table:formula="of:=([.$A84] + [.G$1] - SQRT([.$A84]*[.$A84] - [.$A84]*[.G$1] + [.G$1]*[.G$1])) / 3" office:value-type="float" office:value="2.46072093418261" calcext:value-type="float">
            <text:p>2.46072093418261</text:p>
          </table:table-cell>
          <table:table-cell table:formula="of:=([.$A84] + [.H$1] - SQRT([.$A84]*[.$A84] - [.$A84]*[.H$1] + [.H$1]*[.H$1])) / 3" office:value-type="float" office:value="2.94309944948068" calcext:value-type="float">
            <text:p>2.94309944948068</text:p>
          </table:table-cell>
          <table:table-cell table:formula="of:=([.$A84] + [.I$1] - SQRT([.$A84]*[.$A84] - [.$A84]*[.I$1] + [.I$1]*[.I$1])) / 3" office:value-type="float" office:value="3.42209050743373" calcext:value-type="float">
            <text:p>3.42209050743373</text:p>
          </table:table-cell>
          <table:table-cell table:formula="of:=([.$A84] + [.J$1] - SQRT([.$A84]*[.$A84] - [.$A84]*[.J$1] + [.J$1]*[.J$1])) / 3" office:value-type="float" office:value="3.89763739939748" calcext:value-type="float">
            <text:p>3.89763739939748</text:p>
          </table:table-cell>
          <table:table-cell table:formula="of:=([.$A84] + [.K$1] - SQRT([.$A84]*[.$A84] - [.$A84]*[.K$1] + [.K$1]*[.K$1])) / 3" office:value-type="float" office:value="4.36968352998113" calcext:value-type="float">
            <text:p>4.36968352998113</text:p>
          </table:table-cell>
          <table:table-cell table:formula="of:=([.$A84] + [.L$1] - SQRT([.$A84]*[.$A84] - [.$A84]*[.L$1] + [.L$1]*[.L$1])) / 3" office:value-type="float" office:value="4.83817249625264" calcext:value-type="float">
            <text:p>4.83817249625264</text:p>
          </table:table-cell>
          <table:table-cell table:formula="of:=([.$A84] + [.M$1] - SQRT([.$A84]*[.$A84] - [.$A84]*[.M$1] + [.M$1]*[.M$1])) / 3" office:value-type="float" office:value="5.30304817038929" calcext:value-type="float">
            <text:p>5.30304817038929</text:p>
          </table:table-cell>
          <table:table-cell table:formula="of:=([.$A84] + [.N$1] - SQRT([.$A84]*[.$A84] - [.$A84]*[.N$1] + [.N$1]*[.N$1])) / 3" office:value-type="float" office:value="5.76425478564652" calcext:value-type="float">
            <text:p>5.76425478564652</text:p>
          </table:table-cell>
          <table:table-cell table:formula="of:=([.$A84] + [.O$1] - SQRT([.$A84]*[.$A84] - [.$A84]*[.O$1] + [.O$1]*[.O$1])) / 3" office:value-type="float" office:value="6.22173702548974" calcext:value-type="float">
            <text:p>6.22173702548974</text:p>
          </table:table-cell>
          <table:table-cell table:formula="of:=([.$A84] + [.P$1] - SQRT([.$A84]*[.$A84] - [.$A84]*[.P$1] + [.P$1]*[.P$1])) / 3" office:value-type="float" office:value="6.67544011570323" calcext:value-type="float">
            <text:p>6.67544011570323</text:p>
          </table:table-cell>
          <table:table-cell table:formula="of:=([.$A84] + [.Q$1] - SQRT([.$A84]*[.$A84] - [.$A84]*[.Q$1] + [.Q$1]*[.Q$1])) / 3" office:value-type="float" office:value="7.12530991926049" calcext:value-type="float">
            <text:p>7.12530991926049</text:p>
          </table:table-cell>
          <table:table-cell table:formula="of:=([.$A84] + [.R$1] - SQRT([.$A84]*[.$A84] - [.$A84]*[.R$1] + [.R$1]*[.R$1])) / 3" office:value-type="float" office:value="7.57129303370839" calcext:value-type="float">
            <text:p>7.57129303370839</text:p>
          </table:table-cell>
          <table:table-cell table:formula="of:=([.$A84] + [.S$1] - SQRT([.$A84]*[.$A84] - [.$A84]*[.S$1] + [.S$1]*[.S$1])) / 3" office:value-type="float" office:value="8.01333689078645" calcext:value-type="float">
            <text:p>8.01333689078645</text:p>
          </table:table-cell>
          <table:table-cell table:formula="of:=([.$A84] + [.T$1] - SQRT([.$A84]*[.$A84] - [.$A84]*[.T$1] + [.T$1]*[.T$1])) / 3" office:value-type="float" office:value="8.4513898579713" calcext:value-type="float">
            <text:p>8.4513898579713</text:p>
          </table:table-cell>
          <table:table-cell table:formula="of:=([.$A84] + [.U$1] - SQRT([.$A84]*[.$A84] - [.$A84]*[.U$1] + [.U$1]*[.U$1])) / 3" office:value-type="float" office:value="8.88540134160485" calcext:value-type="float">
            <text:p>8.88540134160485</text:p>
          </table:table-cell>
          <table:table-cell table:formula="of:=([.$A84] + [.V$1] - SQRT([.$A84]*[.$A84] - [.$A84]*[.V$1] + [.V$1]*[.V$1])) / 3" office:value-type="float" office:value="9.31532189123518" calcext:value-type="float">
            <text:p>9.31532189123518</text:p>
          </table:table-cell>
          <table:table-cell table:formula="of:=([.$A84] + [.W$1] - SQRT([.$A84]*[.$A84] - [.$A84]*[.W$1] + [.W$1]*[.W$1])) / 3" office:value-type="float" office:value="9.74110330476989" calcext:value-type="float">
            <text:p>9.74110330476989</text:p>
          </table:table-cell>
          <table:table-cell table:formula="of:=([.$A84] + [.X$1] - SQRT([.$A84]*[.$A84] - [.$A84]*[.X$1] + [.X$1]*[.X$1])) / 3" office:value-type="float" office:value="10.1626987340145" calcext:value-type="float">
            <text:p>10.1626987340145</text:p>
          </table:table-cell>
          <table:table-cell table:formula="of:=([.$A84] + [.Y$1] - SQRT([.$A84]*[.$A84] - [.$A84]*[.Y$1] + [.Y$1]*[.Y$1])) / 3" office:value-type="float" office:value="10.5800627901435" calcext:value-type="float">
            <text:p>10.5800627901435</text:p>
          </table:table-cell>
          <table:table-cell table:formula="of:=([.$A84] + [.Z$1] - SQRT([.$A84]*[.$A84] - [.$A84]*[.Z$1] + [.Z$1]*[.Z$1])) / 3" office:value-type="float" office:value="10.9931516486284" calcext:value-type="float">
            <text:p>10.9931516486284</text:p>
          </table:table-cell>
          <table:table-cell table:formula="of:=([.$A84] + [.AA$1] - SQRT([.$A84]*[.$A84] - [.$A84]*[.AA$1] + [.AA$1]*[.AA$1])) / 3" office:value-type="float" office:value="11.4019231531288" calcext:value-type="float">
            <text:p>11.4019231531288</text:p>
          </table:table-cell>
          <table:table-cell table:formula="of:=([.$A84] + [.AB$1] - SQRT([.$A84]*[.$A84] - [.$A84]*[.AB$1] + [.AB$1]*[.AB$1])) / 3" office:value-type="float" office:value="11.8063369178346" calcext:value-type="float">
            <text:p>11.8063369178346</text:p>
          </table:table-cell>
          <table:table-cell table:formula="of:=([.$A84] + [.AC$1] - SQRT([.$A84]*[.$A84] - [.$A84]*[.AC$1] + [.AC$1]*[.AC$1])) / 3" office:value-type="float" office:value="12.2063544277366" calcext:value-type="float">
            <text:p>12.2063544277366</text:p>
          </table:table-cell>
          <table:table-cell table:formula="of:=([.$A84] + [.AD$1] - SQRT([.$A84]*[.$A84] - [.$A84]*[.AD$1] + [.AD$1]*[.AD$1])) / 3" office:value-type="float" office:value="12.6019391362933" calcext:value-type="float">
            <text:p>12.6019391362933</text:p>
          </table:table-cell>
          <table:table-cell table:formula="of:=([.$A84] + [.AE$1] - SQRT([.$A84]*[.$A84] - [.$A84]*[.AE$1] + [.AE$1]*[.AE$1])) / 3" office:value-type="float" office:value="12.9930565599589" calcext:value-type="float">
            <text:p>12.9930565599589</text:p>
          </table:table-cell>
          <table:table-cell table:formula="of:=([.$A84] + [.AF$1] - SQRT([.$A84]*[.$A84] - [.$A84]*[.AF$1] + [.AF$1]*[.AF$1])) / 3" office:value-type="float" office:value="13.3796743690378" calcext:value-type="float">
            <text:p>13.3796743690378</text:p>
          </table:table-cell>
          <table:table-cell table:number-columns-repeated="1635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([.$A85] + [.B$1] - SQRT([.$A85]*[.$A85] - [.$A85]*[.B$1] + [.B$1]*[.B$1])) / 3" office:value-type="float" office:value="0" calcext:value-type="float">
            <text:p>0</text:p>
          </table:table-cell>
          <table:table-cell table:formula="of:=([.$A85] + [.C$1] - SQRT([.$A85]*[.$A85] - [.$A85]*[.C$1] + [.C$1]*[.C$1])) / 3" office:value-type="float" office:value="0.498484890222258" calcext:value-type="float">
            <text:p>0.498484890222258</text:p>
          </table:table-cell>
          <table:table-cell table:formula="of:=([.$A85] + [.D$1] - SQRT([.$A85]*[.$A85] - [.$A85]*[.D$1] + [.D$1]*[.D$1])) / 3" office:value-type="float" office:value="0.993903118999233" calcext:value-type="float">
            <text:p>0.993903118999233</text:p>
          </table:table-cell>
          <table:table-cell table:formula="of:=([.$A85] + [.E$1] - SQRT([.$A85]*[.$A85] - [.$A85]*[.E$1] + [.E$1]*[.E$1])) / 3" office:value-type="float" office:value="1.48619982413841" calcext:value-type="float">
            <text:p>1.48619982413841</text:p>
          </table:table-cell>
          <table:table-cell table:formula="of:=([.$A85] + [.F$1] - SQRT([.$A85]*[.$A85] - [.$A85]*[.F$1] + [.F$1]*[.F$1])) / 3" office:value-type="float" office:value="1.97531992172093" calcext:value-type="float">
            <text:p>1.97531992172093</text:p>
          </table:table-cell>
          <table:table-cell table:formula="of:=([.$A85] + [.G$1] - SQRT([.$A85]*[.$A85] - [.$A85]*[.G$1] + [.G$1]*[.G$1])) / 3" office:value-type="float" office:value="2.46120816409688" calcext:value-type="float">
            <text:p>2.46120816409688</text:p>
          </table:table-cell>
          <table:table-cell table:formula="of:=([.$A85] + [.H$1] - SQRT([.$A85]*[.$A85] - [.$A85]*[.H$1] + [.H$1]*[.H$1])) / 3" office:value-type="float" office:value="2.94380920135972" calcext:value-type="float">
            <text:p>2.94380920135972</text:p>
          </table:table-cell>
          <table:table-cell table:formula="of:=([.$A85] + [.I$1] - SQRT([.$A85]*[.$A85] - [.$A85]*[.I$1] + [.I$1]*[.I$1])) / 3" office:value-type="float" office:value="3.42306764629647" calcext:value-type="float">
            <text:p>3.42306764629647</text:p>
          </table:table-cell>
          <table:table-cell table:formula="of:=([.$A85] + [.J$1] - SQRT([.$A85]*[.$A85] - [.$A85]*[.J$1] + [.J$1]*[.J$1])) / 3" office:value-type="float" office:value="3.89892814279088" calcext:value-type="float">
            <text:p>3.89892814279088</text:p>
          </table:table-cell>
          <table:table-cell table:formula="of:=([.$A85] + [.K$1] - SQRT([.$A85]*[.$A85] - [.$A85]*[.K$1] + [.K$1]*[.K$1])) / 3" office:value-type="float" office:value="4.37133543763583" calcext:value-type="float">
            <text:p>4.37133543763583</text:p>
          </table:table-cell>
          <table:table-cell table:formula="of:=([.$A85] + [.L$1] - SQRT([.$A85]*[.$A85] - [.$A85]*[.L$1] + [.L$1]*[.L$1])) / 3" office:value-type="float" office:value="4.84023445568876" calcext:value-type="float">
            <text:p>4.84023445568876</text:p>
          </table:table-cell>
          <table:table-cell table:formula="of:=([.$A85] + [.M$1] - SQRT([.$A85]*[.$A85] - [.$A85]*[.M$1] + [.M$1]*[.M$1])) / 3" office:value-type="float" office:value="5.30557037828004" calcext:value-type="float">
            <text:p>5.30557037828004</text:p>
          </table:table-cell>
          <table:table-cell table:formula="of:=([.$A85] + [.N$1] - SQRT([.$A85]*[.$A85] - [.$A85]*[.N$1] + [.N$1]*[.N$1])) / 3" office:value-type="float" office:value="5.76728872475892" calcext:value-type="float">
            <text:p>5.76728872475892</text:p>
          </table:table-cell>
          <table:table-cell table:formula="of:=([.$A85] + [.O$1] - SQRT([.$A85]*[.$A85] - [.$A85]*[.O$1] + [.O$1]*[.O$1])) / 3" office:value-type="float" office:value="6.22533543703559" calcext:value-type="float">
            <text:p>6.22533543703559</text:p>
          </table:table-cell>
          <table:table-cell table:formula="of:=([.$A85] + [.P$1] - SQRT([.$A85]*[.$A85] - [.$A85]*[.P$1] + [.P$1]*[.P$1])) / 3" office:value-type="float" office:value="6.67965696695046" calcext:value-type="float">
            <text:p>6.67965696695046</text:p>
          </table:table-cell>
          <table:table-cell table:formula="of:=([.$A85] + [.Q$1] - SQRT([.$A85]*[.$A85] - [.$A85]*[.Q$1] + [.Q$1]*[.Q$1])) / 3" office:value-type="float" office:value="7.13020036627359" calcext:value-type="float">
            <text:p>7.13020036627359</text:p>
          </table:table-cell>
          <table:table-cell table:formula="of:=([.$A85] + [.R$1] - SQRT([.$A85]*[.$A85] - [.$A85]*[.R$1] + [.R$1]*[.R$1])) / 3" office:value-type="float" office:value="7.57691337910887" calcext:value-type="float">
            <text:p>7.57691337910887</text:p>
          </table:table-cell>
          <table:table-cell table:formula="of:=([.$A85] + [.S$1] - SQRT([.$A85]*[.$A85] - [.$A85]*[.S$1] + [.S$1]*[.S$1])) / 3" office:value-type="float" office:value="8.01974453644841" calcext:value-type="float">
            <text:p>8.01974453644841</text:p>
          </table:table-cell>
          <table:table-cell table:formula="of:=([.$A85] + [.T$1] - SQRT([.$A85]*[.$A85] - [.$A85]*[.T$1] + [.T$1]*[.T$1])) / 3" office:value-type="float" office:value="8.45864325259383" calcext:value-type="float">
            <text:p>8.45864325259383</text:p>
          </table:table-cell>
          <table:table-cell table:formula="of:=([.$A85] + [.U$1] - SQRT([.$A85]*[.$A85] - [.$A85]*[.U$1] + [.U$1]*[.U$1])) / 3" office:value-type="float" office:value="8.89355992313261" calcext:value-type="float">
            <text:p>8.89355992313261</text:p>
          </table:table-cell>
          <table:table-cell table:formula="of:=([.$A85] + [.V$1] - SQRT([.$A85]*[.$A85] - [.$A85]*[.V$1] + [.V$1]*[.V$1])) / 3" office:value-type="float" office:value="9.32444602412974" calcext:value-type="float">
            <text:p>9.32444602412974</text:p>
          </table:table-cell>
          <table:table-cell table:formula="of:=([.$A85] + [.W$1] - SQRT([.$A85]*[.$A85] - [.$A85]*[.W$1] + [.W$1]*[.W$1])) / 3" office:value-type="float" office:value="9.75125421216819" calcext:value-type="float">
            <text:p>9.75125421216819</text:p>
          </table:table-cell>
          <table:table-cell table:formula="of:=([.$A85] + [.X$1] - SQRT([.$A85]*[.$A85] - [.$A85]*[.X$1] + [.X$1]*[.X$1])) / 3" office:value-type="float" office:value="10.1739384248461" calcext:value-type="float">
            <text:p>10.1739384248461</text:p>
          </table:table-cell>
          <table:table-cell table:formula="of:=([.$A85] + [.Y$1] - SQRT([.$A85]*[.$A85] - [.$A85]*[.Y$1] + [.Y$1]*[.Y$1])) / 3" office:value-type="float" office:value="10.5924539813153" calcext:value-type="float">
            <text:p>10.5924539813153</text:p>
          </table:table-cell>
          <table:table-cell table:formula="of:=([.$A85] + [.Z$1] - SQRT([.$A85]*[.$A85] - [.$A85]*[.Z$1] + [.Z$1]*[.Z$1])) / 3" office:value-type="float" office:value="11.0067576824244" calcext:value-type="float">
            <text:p>11.0067576824244</text:p>
          </table:table-cell>
          <table:table-cell table:formula="of:=([.$A85] + [.AA$1] - SQRT([.$A85]*[.$A85] - [.$A85]*[.AA$1] + [.AA$1]*[.AA$1])) / 3" office:value-type="float" office:value="11.4168079100103" calcext:value-type="float">
            <text:p>11.4168079100103</text:p>
          </table:table-cell>
          <table:table-cell table:formula="of:=([.$A85] + [.AB$1] - SQRT([.$A85]*[.$A85] - [.$A85]*[.AB$1] + [.AB$1]*[.AB$1])) / 3" office:value-type="float" office:value="11.822564724867" calcext:value-type="float">
            <text:p>11.822564724867</text:p>
          </table:table-cell>
          <table:table-cell table:formula="of:=([.$A85] + [.AC$1] - SQRT([.$A85]*[.$A85] - [.$A85]*[.AC$1] + [.AC$1]*[.AC$1])) / 3" office:value-type="float" office:value="12.2239899629085" calcext:value-type="float">
            <text:p>12.2239899629085</text:p>
          </table:table-cell>
          <table:table-cell table:formula="of:=([.$A85] + [.AD$1] - SQRT([.$A85]*[.$A85] - [.$A85]*[.AD$1] + [.AD$1]*[.AD$1])) / 3" office:value-type="float" office:value="12.6210473290313" calcext:value-type="float">
            <text:p>12.6210473290313</text:p>
          </table:table-cell>
          <table:table-cell table:formula="of:=([.$A85] + [.AE$1] - SQRT([.$A85]*[.$A85] - [.$A85]*[.AE$1] + [.AE$1]*[.AE$1])) / 3" office:value-type="float" office:value="13.0137024881818" calcext:value-type="float">
            <text:p>13.0137024881818</text:p>
          </table:table-cell>
          <table:table-cell table:formula="of:=([.$A85] + [.AF$1] - SQRT([.$A85]*[.$A85] - [.$A85]*[.AF$1] + [.AF$1]*[.AF$1])) / 3" office:value-type="float" office:value="13.4019231531288" calcext:value-type="float">
            <text:p>13.4019231531288</text:p>
          </table:table-cell>
          <table:table-cell table:number-columns-repeated="1635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([.$A86] + [.B$1] - SQRT([.$A86]*[.$A86] - [.$A86]*[.B$1] + [.B$1]*[.B$1])) / 3" office:value-type="float" office:value="0" calcext:value-type="float">
            <text:p>0</text:p>
          </table:table-cell>
          <table:table-cell table:formula="of:=([.$A86] + [.C$1] - SQRT([.$A86]*[.$A86] - [.$A86]*[.C$1] + [.C$1]*[.C$1])) / 3" office:value-type="float" office:value="0.49850303426778" calcext:value-type="float">
            <text:p>0.49850303426778</text:p>
          </table:table-cell>
          <table:table-cell table:formula="of:=([.$A86] + [.D$1] - SQRT([.$A86]*[.$A86] - [.$A86]*[.D$1] + [.D$1]*[.D$1])) / 3" office:value-type="float" office:value="0.993976559310321" calcext:value-type="float">
            <text:p>0.993976559310321</text:p>
          </table:table-cell>
          <table:table-cell table:formula="of:=([.$A86] + [.E$1] - SQRT([.$A86]*[.$A86] - [.$A86]*[.E$1] + [.E$1]*[.E$1])) / 3" office:value-type="float" office:value="1.48636701560479" calcext:value-type="float">
            <text:p>1.48636701560479</text:p>
          </table:table-cell>
          <table:table-cell table:formula="of:=([.$A86] + [.F$1] - SQRT([.$A86]*[.$A86] - [.$A86]*[.F$1] + [.F$1]*[.F$1])) / 3" office:value-type="float" office:value="1.97562062842241" calcext:value-type="float">
            <text:p>1.97562062842241</text:p>
          </table:table-cell>
          <table:table-cell table:formula="of:=([.$A86] + [.G$1] - SQRT([.$A86]*[.$A86] - [.$A86]*[.G$1] + [.G$1]*[.G$1])) / 3" office:value-type="float" office:value="2.46168346301239" calcext:value-type="float">
            <text:p>2.46168346301239</text:p>
          </table:table-cell>
          <table:table-cell table:formula="of:=([.$A86] + [.H$1] - SQRT([.$A86]*[.$A86] - [.$A86]*[.H$1] + [.H$1]*[.H$1])) / 3" office:value-type="float" office:value="2.94450148306263" calcext:value-type="float">
            <text:p>2.94450148306263</text:p>
          </table:table-cell>
          <table:table-cell table:formula="of:=([.$A86] + [.I$1] - SQRT([.$A86]*[.$A86] - [.$A86]*[.I$1] + [.I$1]*[.I$1])) / 3" office:value-type="float" office:value="3.42402061243481" calcext:value-type="float">
            <text:p>3.42402061243481</text:p>
          </table:table-cell>
          <table:table-cell table:formula="of:=([.$A86] + [.J$1] - SQRT([.$A86]*[.$A86] - [.$A86]*[.J$1] + [.J$1]*[.J$1])) / 3" office:value-type="float" office:value="3.90018680015369" calcext:value-type="float">
            <text:p>3.90018680015369</text:p>
          </table:table-cell>
          <table:table-cell table:formula="of:=([.$A86] + [.K$1] - SQRT([.$A86]*[.$A86] - [.$A86]*[.K$1] + [.K$1]*[.K$1])) / 3" office:value-type="float" office:value="4.37294608861131" calcext:value-type="float">
            <text:p>4.37294608861131</text:p>
          </table:table-cell>
          <table:table-cell table:formula="of:=([.$A86] + [.L$1] - SQRT([.$A86]*[.$A86] - [.$A86]*[.L$1] + [.L$1]*[.L$1])) / 3" office:value-type="float" office:value="4.84224468492596" calcext:value-type="float">
            <text:p>4.84224468492596</text:p>
          </table:table-cell>
          <table:table-cell table:formula="of:=([.$A86] + [.M$1] - SQRT([.$A86]*[.$A86] - [.$A86]*[.M$1] + [.M$1]*[.M$1])) / 3" office:value-type="float" office:value="5.30802903537438" calcext:value-type="float">
            <text:p>5.30802903537438</text:p>
          </table:table-cell>
          <table:table-cell table:formula="of:=([.$A86] + [.N$1] - SQRT([.$A86]*[.$A86] - [.$A86]*[.N$1] + [.N$1]*[.N$1])) / 3" office:value-type="float" office:value="5.770245902792" calcext:value-type="float">
            <text:p>5.770245902792</text:p>
          </table:table-cell>
          <table:table-cell table:formula="of:=([.$A86] + [.O$1] - SQRT([.$A86]*[.$A86] - [.$A86]*[.O$1] + [.O$1]*[.O$1])) / 3" office:value-type="float" office:value="6.22884244681259" calcext:value-type="float">
            <text:p>6.22884244681259</text:p>
          </table:table-cell>
          <table:table-cell table:formula="of:=([.$A86] + [.P$1] - SQRT([.$A86]*[.$A86] - [.$A86]*[.P$1] + [.P$1]*[.P$1])) / 3" office:value-type="float" office:value="6.68376630679323" calcext:value-type="float">
            <text:p>6.68376630679323</text:p>
          </table:table-cell>
          <table:table-cell table:formula="of:=([.$A86] + [.Q$1] - SQRT([.$A86]*[.$A86] - [.$A86]*[.Q$1] + [.Q$1]*[.Q$1])) / 3" office:value-type="float" office:value="7.13496568724488" calcext:value-type="float">
            <text:p>7.13496568724488</text:p>
          </table:table-cell>
          <table:table-cell table:formula="of:=([.$A86] + [.R$1] - SQRT([.$A86]*[.$A86] - [.$A86]*[.R$1] + [.R$1]*[.R$1])) / 3" office:value-type="float" office:value="7.58238944556271" calcext:value-type="float">
            <text:p>7.58238944556271</text:p>
          </table:table-cell>
          <table:table-cell table:formula="of:=([.$A86] + [.S$1] - SQRT([.$A86]*[.$A86] - [.$A86]*[.S$1] + [.S$1]*[.S$1])) / 3" office:value-type="float" office:value="8.02598718182375" calcext:value-type="float">
            <text:p>8.02598718182375</text:p>
          </table:table-cell>
          <table:table-cell table:formula="of:=([.$A86] + [.T$1] - SQRT([.$A86]*[.$A86] - [.$A86]*[.T$1] + [.T$1]*[.T$1])) / 3" office:value-type="float" office:value="8.46570933039259" calcext:value-type="float">
            <text:p>8.46570933039259</text:p>
          </table:table-cell>
          <table:table-cell table:formula="of:=([.$A86] + [.U$1] - SQRT([.$A86]*[.$A86] - [.$A86]*[.U$1] + [.U$1]*[.U$1])) / 3" office:value-type="float" office:value="8.90150725305003" calcext:value-type="float">
            <text:p>8.90150725305003</text:p>
          </table:table-cell>
          <table:table-cell table:formula="of:=([.$A86] + [.V$1] - SQRT([.$A86]*[.$A86] - [.$A86]*[.V$1] + [.V$1]*[.V$1])) / 3" office:value-type="float" office:value="9.33333333333333" calcext:value-type="float">
            <text:p>9.33333333333333</text:p>
          </table:table-cell>
          <table:table-cell table:formula="of:=([.$A86] + [.W$1] - SQRT([.$A86]*[.$A86] - [.$A86]*[.W$1] + [.W$1]*[.W$1])) / 3" office:value-type="float" office:value="9.76114107175207" calcext:value-type="float">
            <text:p>9.76114107175207</text:p>
          </table:table-cell>
          <table:table-cell table:formula="of:=([.$A86] + [.X$1] - SQRT([.$A86]*[.$A86] - [.$A86]*[.X$1] + [.X$1]*[.X$1])) / 3" office:value-type="float" office:value="10.18488518152" calcext:value-type="float">
            <text:p>10.18488518152</text:p>
          </table:table-cell>
          <table:table-cell table:formula="of:=([.$A86] + [.Y$1] - SQRT([.$A86]*[.$A86] - [.$A86]*[.Y$1] + [.Y$1]*[.Y$1])) / 3" office:value-type="float" office:value="10.6045216844208" calcext:value-type="float">
            <text:p>10.6045216844208</text:p>
          </table:table-cell>
          <table:table-cell table:formula="of:=([.$A86] + [.Z$1] - SQRT([.$A86]*[.$A86] - [.$A86]*[.Z$1] + [.Z$1]*[.Z$1])) / 3" office:value-type="float" office:value="11.0200080064064" calcext:value-type="float">
            <text:p>11.0200080064064</text:p>
          </table:table-cell>
          <table:table-cell table:formula="of:=([.$A86] + [.AA$1] - SQRT([.$A86]*[.$A86] - [.$A86]*[.AA$1] + [.AA$1]*[.AA$1])) / 3" office:value-type="float" office:value="11.431303072507" calcext:value-type="float">
            <text:p>11.431303072507</text:p>
          </table:table-cell>
          <table:table-cell table:formula="of:=([.$A86] + [.AB$1] - SQRT([.$A86]*[.$A86] - [.$A86]*[.AB$1] + [.AB$1]*[.AB$1])) / 3" office:value-type="float" office:value="11.8383674006186" calcext:value-type="float">
            <text:p>11.8383674006186</text:p>
          </table:table-cell>
          <table:table-cell table:formula="of:=([.$A86] + [.AC$1] - SQRT([.$A86]*[.$A86] - [.$A86]*[.AC$1] + [.AC$1]*[.AC$1])) / 3" office:value-type="float" office:value="12.2411631937201" calcext:value-type="float">
            <text:p>12.2411631937201</text:p>
          </table:table-cell>
          <table:table-cell table:formula="of:=([.$A86] + [.AD$1] - SQRT([.$A86]*[.$A86] - [.$A86]*[.AD$1] + [.AD$1]*[.AD$1])) / 3" office:value-type="float" office:value="12.6396544300638" calcext:value-type="float">
            <text:p>12.6396544300638</text:p>
          </table:table-cell>
          <table:table-cell table:formula="of:=([.$A86] + [.AE$1] - SQRT([.$A86]*[.$A86] - [.$A86]*[.AE$1] + [.AE$1]*[.AE$1])) / 3" office:value-type="float" office:value="13.0338069508769" calcext:value-type="float">
            <text:p>13.0338069508769</text:p>
          </table:table-cell>
          <table:table-cell table:formula="of:=([.$A86] + [.AF$1] - SQRT([.$A86]*[.$A86] - [.$A86]*[.AF$1] + [.AF$1]*[.AF$1])) / 3" office:value-type="float" office:value="13.423588545111" calcext:value-type="float">
            <text:p>13.423588545111</text:p>
          </table:table-cell>
          <table:table-cell table:number-columns-repeated="1635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([.$A87] + [.B$1] - SQRT([.$A87]*[.$A87] - [.$A87]*[.B$1] + [.B$1]*[.B$1])) / 3" office:value-type="float" office:value="0" calcext:value-type="float">
            <text:p>0</text:p>
          </table:table-cell>
          <table:table-cell table:formula="of:=([.$A87] + [.C$1] - SQRT([.$A87]*[.$A87] - [.$A87]*[.C$1] + [.C$1]*[.C$1])) / 3" office:value-type="float" office:value="0.498520748902673" calcext:value-type="float">
            <text:p>0.498520748902673</text:p>
          </table:table-cell>
          <table:table-cell table:formula="of:=([.$A87] + [.D$1] - SQRT([.$A87]*[.$A87] - [.$A87]*[.D$1] + [.D$1]*[.D$1])) / 3" office:value-type="float" office:value="0.994048251606709" calcext:value-type="float">
            <text:p>0.994048251606709</text:p>
          </table:table-cell>
          <table:table-cell table:formula="of:=([.$A87] + [.E$1] - SQRT([.$A87]*[.$A87] - [.$A87]*[.E$1] + [.E$1]*[.E$1])) / 3" office:value-type="float" office:value="1.48653020542573" calcext:value-type="float">
            <text:p>1.48653020542573</text:p>
          </table:table-cell>
          <table:table-cell table:formula="of:=([.$A87] + [.F$1] - SQRT([.$A87]*[.$A87] - [.$A87]*[.F$1] + [.F$1]*[.F$1])) / 3" office:value-type="float" office:value="1.97591409874649" calcext:value-type="float">
            <text:p>1.97591409874649</text:p>
          </table:table-cell>
          <table:table-cell table:formula="of:=([.$A87] + [.G$1] - SQRT([.$A87]*[.$A87] - [.$A87]*[.G$1] + [.G$1]*[.G$1])) / 3" office:value-type="float" office:value="2.46214726356949" calcext:value-type="float">
            <text:p>2.46214726356949</text:p>
          </table:table-cell>
          <table:table-cell table:formula="of:=([.$A87] + [.H$1] - SQRT([.$A87]*[.$A87] - [.$A87]*[.H$1] + [.H$1]*[.H$1])) / 3" office:value-type="float" office:value="2.94517693113804" calcext:value-type="float">
            <text:p>2.94517693113804</text:p>
          </table:table-cell>
          <table:table-cell table:formula="of:=([.$A87] + [.I$1] - SQRT([.$A87]*[.$A87] - [.$A87]*[.I$1] + [.I$1]*[.I$1])) / 3" office:value-type="float" office:value="3.4249502906541" calcext:value-type="float">
            <text:p>3.4249502906541</text:p>
          </table:table-cell>
          <table:table-cell table:formula="of:=([.$A87] + [.J$1] - SQRT([.$A87]*[.$A87] - [.$A87]*[.J$1] + [.J$1]*[.J$1])) / 3" office:value-type="float" office:value="3.90141455106313" calcext:value-type="float">
            <text:p>3.90141455106313</text:p>
          </table:table-cell>
          <table:table-cell table:formula="of:=([.$A87] + [.K$1] - SQRT([.$A87]*[.$A87] - [.$A87]*[.K$1] + [.K$1]*[.K$1])) / 3" office:value-type="float" office:value="4.37451700587234" calcext:value-type="float">
            <text:p>4.37451700587234</text:p>
          </table:table-cell>
          <table:table-cell table:formula="of:=([.$A87] + [.L$1] - SQRT([.$A87]*[.$A87] - [.$A87]*[.L$1] + [.L$1]*[.L$1])) / 3" office:value-type="float" office:value="4.8442051009482" calcext:value-type="float">
            <text:p>4.8442051009482</text:p>
          </table:table-cell>
          <table:table-cell table:formula="of:=([.$A87] + [.M$1] - SQRT([.$A87]*[.$A87] - [.$A87]*[.M$1] + [.M$1]*[.M$1])) / 3" office:value-type="float" office:value="5.31042650521869" calcext:value-type="float">
            <text:p>5.31042650521869</text:p>
          </table:table-cell>
          <table:table-cell table:formula="of:=([.$A87] + [.N$1] - SQRT([.$A87]*[.$A87] - [.$A87]*[.N$1] + [.N$1]*[.N$1])) / 3" office:value-type="float" office:value="5.77312918418485" calcext:value-type="float">
            <text:p>5.77312918418485</text:p>
          </table:table-cell>
          <table:table-cell table:formula="of:=([.$A87] + [.O$1] - SQRT([.$A87]*[.$A87] - [.$A87]*[.O$1] + [.O$1]*[.O$1])) / 3" office:value-type="float" office:value="6.23226147612421" calcext:value-type="float">
            <text:p>6.23226147612421</text:p>
          </table:table-cell>
          <table:table-cell table:formula="of:=([.$A87] + [.P$1] - SQRT([.$A87]*[.$A87] - [.$A87]*[.P$1] + [.P$1]*[.P$1])) / 3" office:value-type="float" office:value="6.68777217084549" calcext:value-type="float">
            <text:p>6.68777217084549</text:p>
          </table:table-cell>
          <table:table-cell table:formula="of:=([.$A87] + [.Q$1] - SQRT([.$A87]*[.$A87] - [.$A87]*[.Q$1] + [.Q$1]*[.Q$1])) / 3" office:value-type="float" office:value="7.13961059083048" calcext:value-type="float">
            <text:p>7.13961059083048</text:p>
          </table:table-cell>
          <table:table-cell table:formula="of:=([.$A87] + [.R$1] - SQRT([.$A87]*[.$A87] - [.$A87]*[.R$1] + [.R$1]*[.R$1])) / 3" office:value-type="float" office:value="7.58772667457513" calcext:value-type="float">
            <text:p>7.58772667457513</text:p>
          </table:table-cell>
          <table:table-cell table:formula="of:=([.$A87] + [.S$1] - SQRT([.$A87]*[.$A87] - [.$A87]*[.S$1] + [.S$1]*[.S$1])) / 3" office:value-type="float" office:value="8.0320710619169" calcext:value-type="float">
            <text:p>8.0320710619169</text:p>
          </table:table-cell>
          <table:table-cell table:formula="of:=([.$A87] + [.T$1] - SQRT([.$A87]*[.$A87] - [.$A87]*[.T$1] + [.T$1]*[.T$1])) / 3" office:value-type="float" office:value="8.47259518111158" calcext:value-type="float">
            <text:p>8.47259518111158</text:p>
          </table:table-cell>
          <table:table-cell table:formula="of:=([.$A87] + [.U$1] - SQRT([.$A87]*[.$A87] - [.$A87]*[.U$1] + [.U$1]*[.U$1])) / 3" office:value-type="float" office:value="8.909251337398" calcext:value-type="float">
            <text:p>8.909251337398</text:p>
          </table:table-cell>
          <table:table-cell table:formula="of:=([.$A87] + [.V$1] - SQRT([.$A87]*[.$A87] - [.$A87]*[.V$1] + [.V$1]*[.V$1])) / 3" office:value-type="float" office:value="9.34199280276558" calcext:value-type="float">
            <text:p>9.34199280276558</text:p>
          </table:table-cell>
          <table:table-cell table:formula="of:=([.$A87] + [.W$1] - SQRT([.$A87]*[.$A87] - [.$A87]*[.W$1] + [.W$1]*[.W$1])) / 3" office:value-type="float" office:value="9.77077390661621" calcext:value-type="float">
            <text:p>9.77077390661621</text:p>
          </table:table-cell>
          <table:table-cell table:formula="of:=([.$A87] + [.X$1] - SQRT([.$A87]*[.$A87] - [.$A87]*[.X$1] + [.X$1]*[.X$1])) / 3" office:value-type="float" office:value="10.1955501269902" calcext:value-type="float">
            <text:p>10.1955501269902</text:p>
          </table:table-cell>
          <table:table-cell table:formula="of:=([.$A87] + [.Y$1] - SQRT([.$A87]*[.$A87] - [.$A87]*[.Y$1] + [.Y$1]*[.Y$1])) / 3" office:value-type="float" office:value="10.6162781820054" calcext:value-type="float">
            <text:p>10.6162781820054</text:p>
          </table:table-cell>
          <table:table-cell table:formula="of:=([.$A87] + [.Z$1] - SQRT([.$A87]*[.$A87] - [.$A87]*[.Z$1] + [.Z$1]*[.Z$1])) / 3" office:value-type="float" office:value="11.0329161211388" calcext:value-type="float">
            <text:p>11.0329161211388</text:p>
          </table:table-cell>
          <table:table-cell table:formula="of:=([.$A87] + [.AA$1] - SQRT([.$A87]*[.$A87] - [.$A87]*[.AA$1] + [.AA$1]*[.AA$1])) / 3" office:value-type="float" office:value="11.4454234159641" calcext:value-type="float">
            <text:p>11.4454234159641</text:p>
          </table:table-cell>
          <table:table-cell table:formula="of:=([.$A87] + [.AB$1] - SQRT([.$A87]*[.$A87] - [.$A87]*[.AB$1] + [.AB$1]*[.AB$1])) / 3" office:value-type="float" office:value="11.8537610499436" calcext:value-type="float">
            <text:p>11.8537610499436</text:p>
          </table:table-cell>
          <table:table-cell table:formula="of:=([.$A87] + [.AC$1] - SQRT([.$A87]*[.$A87] - [.$A87]*[.AC$1] + [.AC$1]*[.AC$1])) / 3" office:value-type="float" office:value="12.2578916068596" calcext:value-type="float">
            <text:p>12.2578916068596</text:p>
          </table:table-cell>
          <table:table-cell table:formula="of:=([.$A87] + [.AD$1] - SQRT([.$A87]*[.$A87] - [.$A87]*[.AD$1] + [.AD$1]*[.AD$1])) / 3" office:value-type="float" office:value="12.6577793574631" calcext:value-type="float">
            <text:p>12.6577793574631</text:p>
          </table:table-cell>
          <table:table-cell table:formula="of:=([.$A87] + [.AE$1] - SQRT([.$A87]*[.$A87] - [.$A87]*[.AE$1] + [.AE$1]*[.AE$1])) / 3" office:value-type="float" office:value="13.0533903439098" calcext:value-type="float">
            <text:p>13.0533903439098</text:p>
          </table:table-cell>
          <table:table-cell table:formula="of:=([.$A87] + [.AF$1] - SQRT([.$A87]*[.$A87] - [.$A87]*[.AF$1] + [.AF$1]*[.AF$1])) / 3" office:value-type="float" office:value="13.4446924615532" calcext:value-type="float">
            <text:p>13.4446924615532</text:p>
          </table:table-cell>
          <table:table-cell table:number-columns-repeated="1635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([.$A88] + [.B$1] - SQRT([.$A88]*[.$A88] - [.$A88]*[.B$1] + [.B$1]*[.B$1])) / 3" office:value-type="float" office:value="0" calcext:value-type="float">
            <text:p>0</text:p>
          </table:table-cell>
          <table:table-cell table:formula="of:=([.$A88] + [.C$1] - SQRT([.$A88]*[.$A88] - [.$A88]*[.C$1] + [.C$1]*[.C$1])) / 3" office:value-type="float" office:value="0.4985380491924" calcext:value-type="float">
            <text:p>0.4985380491924</text:p>
          </table:table-cell>
          <table:table-cell table:formula="of:=([.$A88] + [.D$1] - SQRT([.$A88]*[.$A88] - [.$A88]*[.D$1] + [.D$1]*[.D$1])) / 3" office:value-type="float" office:value="0.994118257556958" calcext:value-type="float">
            <text:p>0.994118257556958</text:p>
          </table:table-cell>
          <table:table-cell table:formula="of:=([.$A88] + [.E$1] - SQRT([.$A88]*[.$A88] - [.$A88]*[.E$1] + [.E$1]*[.E$1])) / 3" office:value-type="float" office:value="1.48668953553487" calcext:value-type="float">
            <text:p>1.48668953553487</text:p>
          </table:table-cell>
          <table:table-cell table:formula="of:=([.$A88] + [.F$1] - SQRT([.$A88]*[.$A88] - [.$A88]*[.F$1] + [.F$1]*[.F$1])) / 3" office:value-type="float" office:value="1.9762005906884" calcext:value-type="float">
            <text:p>1.9762005906884</text:p>
          </table:table-cell>
          <table:table-cell table:formula="of:=([.$A88] + [.G$1] - SQRT([.$A88]*[.$A88] - [.$A88]*[.G$1] + [.G$1]*[.G$1])) / 3" office:value-type="float" office:value="2.46259997775444" calcext:value-type="float">
            <text:p>2.46259997775444</text:p>
          </table:table-cell>
          <table:table-cell table:formula="of:=([.$A88] + [.H$1] - SQRT([.$A88]*[.$A88] - [.$A88]*[.H$1] + [.H$1]*[.H$1])) / 3" office:value-type="float" office:value="2.94583615161095" calcext:value-type="float">
            <text:p>2.94583615161095</text:p>
          </table:table-cell>
          <table:table-cell table:formula="of:=([.$A88] + [.I$1] - SQRT([.$A88]*[.$A88] - [.$A88]*[.I$1] + [.I$1]*[.I$1])) / 3" office:value-type="float" office:value="3.42585752315526" calcext:value-type="float">
            <text:p>3.42585752315526</text:p>
          </table:table-cell>
          <table:table-cell table:formula="of:=([.$A88] + [.J$1] - SQRT([.$A88]*[.$A88] - [.$A88]*[.J$1] + [.J$1]*[.J$1])) / 3" office:value-type="float" office:value="3.90261251807869" calcext:value-type="float">
            <text:p>3.90261251807869</text:p>
          </table:table-cell>
          <table:table-cell table:formula="of:=([.$A88] + [.K$1] - SQRT([.$A88]*[.$A88] - [.$A88]*[.K$1] + [.K$1]*[.K$1])) / 3" office:value-type="float" office:value="4.37604963850518" calcext:value-type="float">
            <text:p>4.37604963850518</text:p>
          </table:table-cell>
          <table:table-cell table:formula="of:=([.$A88] + [.L$1] - SQRT([.$A88]*[.$A88] - [.$A88]*[.L$1] + [.L$1]*[.L$1])) / 3" office:value-type="float" office:value="4.84611752744493" calcext:value-type="float">
            <text:p>4.84611752744493</text:p>
          </table:table-cell>
          <table:table-cell table:formula="of:=([.$A88] + [.M$1] - SQRT([.$A88]*[.$A88] - [.$A88]*[.M$1] + [.M$1]*[.M$1])) / 3" office:value-type="float" office:value="5.31276503599527" calcext:value-type="float">
            <text:p>5.31276503599527</text:p>
          </table:table-cell>
          <table:table-cell table:formula="of:=([.$A88] + [.N$1] - SQRT([.$A88]*[.$A88] - [.$A88]*[.N$1] + [.N$1]*[.N$1])) / 3" office:value-type="float" office:value="5.77594129320173" calcext:value-type="float">
            <text:p>5.77594129320173</text:p>
          </table:table-cell>
          <table:table-cell table:formula="of:=([.$A88] + [.O$1] - SQRT([.$A88]*[.$A88] - [.$A88]*[.O$1] + [.O$1]*[.O$1])) / 3" office:value-type="float" office:value="6.23559577847224" calcext:value-type="float">
            <text:p>6.23559577847224</text:p>
          </table:table-cell>
          <table:table-cell table:formula="of:=([.$A88] + [.P$1] - SQRT([.$A88]*[.$A88] - [.$A88]*[.P$1] + [.P$1]*[.P$1])) / 3" office:value-type="float" office:value="6.69167839641589" calcext:value-type="float">
            <text:p>6.69167839641589</text:p>
          </table:table-cell>
          <table:table-cell table:formula="of:=([.$A88] + [.Q$1] - SQRT([.$A88]*[.$A88] - [.$A88]*[.Q$1] + [.Q$1]*[.Q$1])) / 3" office:value-type="float" office:value="7.14413955395653" calcext:value-type="float">
            <text:p>7.14413955395653</text:p>
          </table:table-cell>
          <table:table-cell table:formula="of:=([.$A88] + [.R$1] - SQRT([.$A88]*[.$A88] - [.$A88]*[.R$1] + [.R$1]*[.R$1])) / 3" office:value-type="float" office:value="7.59293023954885" calcext:value-type="float">
            <text:p>7.59293023954885</text:p>
          </table:table-cell>
          <table:table-cell table:formula="of:=([.$A88] + [.S$1] - SQRT([.$A88]*[.$A88] - [.$A88]*[.S$1] + [.S$1]*[.S$1])) / 3" office:value-type="float" office:value="8.0380021043025" calcext:value-type="float">
            <text:p>8.0380021043025</text:p>
          </table:table-cell>
          <table:table-cell table:formula="of:=([.$A88] + [.T$1] - SQRT([.$A88]*[.$A88] - [.$A88]*[.T$1] + [.T$1]*[.T$1])) / 3" office:value-type="float" office:value="8.47930754479686" calcext:value-type="float">
            <text:p>8.47930754479686</text:p>
          </table:table-cell>
          <table:table-cell table:formula="of:=([.$A88] + [.U$1] - SQRT([.$A88]*[.$A88] - [.$A88]*[.U$1] + [.U$1]*[.U$1])) / 3" office:value-type="float" office:value="8.91679978734715" calcext:value-type="float">
            <text:p>8.91679978734715</text:p>
          </table:table-cell>
          <table:table-cell table:formula="of:=([.$A88] + [.V$1] - SQRT([.$A88]*[.$A88] - [.$A88]*[.V$1] + [.V$1]*[.V$1])) / 3" office:value-type="float" office:value="9.3504329734599" calcext:value-type="float">
            <text:p>9.3504329734599</text:p>
          </table:table-cell>
          <table:table-cell table:formula="of:=([.$A88] + [.W$1] - SQRT([.$A88]*[.$A88] - [.$A88]*[.W$1] + [.W$1]*[.W$1])) / 3" office:value-type="float" office:value="9.78016224619477" calcext:value-type="float">
            <text:p>9.78016224619477</text:p>
          </table:table-cell>
          <table:table-cell table:formula="of:=([.$A88] + [.X$1] - SQRT([.$A88]*[.$A88] - [.$A88]*[.X$1] + [.X$1]*[.X$1])) / 3" office:value-type="float" office:value="10.2059438371292" calcext:value-type="float">
            <text:p>10.2059438371292</text:p>
          </table:table-cell>
          <table:table-cell table:formula="of:=([.$A88] + [.Y$1] - SQRT([.$A88]*[.$A88] - [.$A88]*[.Y$1] + [.Y$1]*[.Y$1])) / 3" office:value-type="float" office:value="10.6277351536026" calcext:value-type="float">
            <text:p>10.6277351536026</text:p>
          </table:table-cell>
          <table:table-cell table:formula="of:=([.$A88] + [.Z$1] - SQRT([.$A88]*[.$A88] - [.$A88]*[.Z$1] + [.Z$1]*[.Z$1])) / 3" office:value-type="float" office:value="11.0454948658992" calcext:value-type="float">
            <text:p>11.0454948658992</text:p>
          </table:table-cell>
          <table:table-cell table:formula="of:=([.$A88] + [.AA$1] - SQRT([.$A88]*[.$A88] - [.$A88]*[.AA$1] + [.AA$1]*[.AA$1])) / 3" office:value-type="float" office:value="11.4591829940126" calcext:value-type="float">
            <text:p>11.4591829940126</text:p>
          </table:table-cell>
          <table:table-cell table:formula="of:=([.$A88] + [.AB$1] - SQRT([.$A88]*[.$A88] - [.$A88]*[.AB$1] + [.AB$1]*[.AB$1])) / 3" office:value-type="float" office:value="11.868760993621" calcext:value-type="float">
            <text:p>11.868760993621</text:p>
          </table:table-cell>
          <table:table-cell table:formula="of:=([.$A88] + [.AC$1] - SQRT([.$A88]*[.$A88] - [.$A88]*[.AC$1] + [.AC$1]*[.AC$1])) / 3" office:value-type="float" office:value="12.2741918408885" calcext:value-type="float">
            <text:p>12.2741918408885</text:p>
          </table:table-cell>
          <table:table-cell table:formula="of:=([.$A88] + [.AD$1] - SQRT([.$A88]*[.$A88] - [.$A88]*[.AD$1] + [.AD$1]*[.AD$1])) / 3" office:value-type="float" office:value="12.6754401157032" calcext:value-type="float">
            <text:p>12.6754401157032</text:p>
          </table:table-cell>
          <table:table-cell table:formula="of:=([.$A88] + [.AE$1] - SQRT([.$A88]*[.$A88] - [.$A88]*[.AE$1] + [.AE$1]*[.AE$1])) / 3" office:value-type="float" office:value="13.0724720829501" calcext:value-type="float">
            <text:p>13.0724720829501</text:p>
          </table:table-cell>
          <table:table-cell table:formula="of:=([.$A88] + [.AF$1] - SQRT([.$A88]*[.$A88] - [.$A88]*[.AF$1] + [.AF$1]*[.AF$1])) / 3" office:value-type="float" office:value="13.4652557714189" calcext:value-type="float">
            <text:p>13.4652557714189</text:p>
          </table:table-cell>
          <table:table-cell table:number-columns-repeated="1635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([.$A89] + [.B$1] - SQRT([.$A89]*[.$A89] - [.$A89]*[.B$1] + [.B$1]*[.B$1])) / 3" office:value-type="float" office:value="0" calcext:value-type="float">
            <text:p>0</text:p>
          </table:table-cell>
          <table:table-cell table:formula="of:=([.$A89] + [.C$1] - SQRT([.$A89]*[.$A89] - [.$A89]*[.C$1] + [.C$1]*[.C$1])) / 3" office:value-type="float" office:value="0.498554949505855" calcext:value-type="float">
            <text:p>0.498554949505855</text:p>
          </table:table-cell>
          <table:table-cell table:formula="of:=([.$A89] + [.D$1] - SQRT([.$A89]*[.$A89] - [.$A89]*[.D$1] + [.D$1]*[.D$1])) / 3" office:value-type="float" office:value="0.994186635962815" calcext:value-type="float">
            <text:p>0.994186635962815</text:p>
          </table:table-cell>
          <table:table-cell table:formula="of:=([.$A89] + [.E$1] - SQRT([.$A89]*[.$A89] - [.$A89]*[.E$1] + [.E$1]*[.E$1])) / 3" office:value-type="float" office:value="1.48684514123349" calcext:value-type="float">
            <text:p>1.48684514123349</text:p>
          </table:table-cell>
          <table:table-cell table:formula="of:=([.$A89] + [.F$1] - SQRT([.$A89]*[.$A89] - [.$A89]*[.F$1] + [.F$1]*[.F$1])) / 3" office:value-type="float" office:value="1.97648035012818" calcext:value-type="float">
            <text:p>1.97648035012818</text:p>
          </table:table-cell>
          <table:table-cell table:formula="of:=([.$A89] + [.G$1] - SQRT([.$A89]*[.$A89] - [.$A89]*[.G$1] + [.G$1]*[.G$1])) / 3" office:value-type="float" office:value="2.46304199811662" calcext:value-type="float">
            <text:p>2.46304199811662</text:p>
          </table:table-cell>
          <table:table-cell table:formula="of:=([.$A89] + [.H$1] - SQRT([.$A89]*[.$A89] - [.$A89]*[.H$1] + [.H$1]*[.H$1])) / 3" office:value-type="float" office:value="2.94647972178892" calcext:value-type="float">
            <text:p>2.94647972178892</text:p>
          </table:table-cell>
          <table:table-cell table:formula="of:=([.$A89] + [.I$1] - SQRT([.$A89]*[.$A89] - [.$A89]*[.I$1] + [.I$1]*[.I$1])) / 3" office:value-type="float" office:value="3.42674311206521" calcext:value-type="float">
            <text:p>3.42674311206521</text:p>
          </table:table-cell>
          <table:table-cell table:formula="of:=([.$A89] + [.J$1] - SQRT([.$A89]*[.$A89] - [.$A89]*[.J$1] + [.J$1]*[.J$1])) / 3" office:value-type="float" office:value="3.90378177014019" calcext:value-type="float">
            <text:p>3.90378177014019</text:p>
          </table:table-cell>
          <table:table-cell table:formula="of:=([.$A89] + [.K$1] - SQRT([.$A89]*[.$A89] - [.$A89]*[.K$1] + [.K$1]*[.K$1])) / 3" office:value-type="float" office:value="4.37754536613373" calcext:value-type="float">
            <text:p>4.37754536613373</text:p>
          </table:table-cell>
          <table:table-cell table:formula="of:=([.$A89] + [.L$1] - SQRT([.$A89]*[.$A89] - [.$A89]*[.L$1] + [.L$1]*[.L$1])) / 3" office:value-type="float" office:value="4.84798370040262" calcext:value-type="float">
            <text:p>4.84798370040262</text:p>
          </table:table-cell>
          <table:table-cell table:formula="of:=([.$A89] + [.M$1] - SQRT([.$A89]*[.$A89] - [.$A89]*[.M$1] + [.M$1]*[.M$1])) / 3" office:value-type="float" office:value="5.31504676745208" calcext:value-type="float">
            <text:p>5.31504676745208</text:p>
          </table:table-cell>
          <table:table-cell table:formula="of:=([.$A89] + [.N$1] - SQRT([.$A89]*[.$A89] - [.$A89]*[.N$1] + [.N$1]*[.N$1])) / 3" office:value-type="float" office:value="5.7786848223676" calcext:value-type="float">
            <text:p>5.7786848223676</text:p>
          </table:table-cell>
          <table:table-cell table:formula="of:=([.$A89] + [.O$1] - SQRT([.$A89]*[.$A89] - [.$A89]*[.O$1] + [.O$1]*[.O$1])) / 3" office:value-type="float" office:value="6.23884844966907" calcext:value-type="float">
            <text:p>6.23884844966907</text:p>
          </table:table-cell>
          <table:table-cell table:formula="of:=([.$A89] + [.P$1] - SQRT([.$A89]*[.$A89] - [.$A89]*[.P$1] + [.P$1]*[.P$1])) / 3" office:value-type="float" office:value="6.69548863447007" calcext:value-type="float">
            <text:p>6.69548863447007</text:p>
          </table:table-cell>
          <table:table-cell table:formula="of:=([.$A89] + [.Q$1] - SQRT([.$A89]*[.$A89] - [.$A89]*[.Q$1] + [.Q$1]*[.Q$1])) / 3" office:value-type="float" office:value="7.1485568358049" calcext:value-type="float">
            <text:p>7.1485568358049</text:p>
          </table:table-cell>
          <table:table-cell table:formula="of:=([.$A89] + [.R$1] - SQRT([.$A89]*[.$A89] - [.$A89]*[.R$1] + [.R$1]*[.R$1])) / 3" office:value-type="float" office:value="7.59800506196592" calcext:value-type="float">
            <text:p>7.59800506196592</text:p>
          </table:table-cell>
          <table:table-cell table:formula="of:=([.$A89] + [.S$1] - SQRT([.$A89]*[.$A89] - [.$A89]*[.S$1] + [.S$1]*[.S$1])) / 3" office:value-type="float" office:value="8.04378594767275" calcext:value-type="float">
            <text:p>8.04378594767275</text:p>
          </table:table-cell>
          <table:table-cell table:formula="of:=([.$A89] + [.T$1] - SQRT([.$A89]*[.$A89] - [.$A89]*[.T$1] + [.T$1]*[.T$1])) / 3" office:value-type="float" office:value="8.4858528328743" calcext:value-type="float">
            <text:p>8.4858528328743</text:p>
          </table:table-cell>
          <table:table-cell table:formula="of:=([.$A89] + [.U$1] - SQRT([.$A89]*[.$A89] - [.$A89]*[.U$1] + [.U$1]*[.U$1])) / 3" office:value-type="float" office:value="8.92415984296366" calcext:value-type="float">
            <text:p>8.92415984296366</text:p>
          </table:table-cell>
          <table:table-cell table:formula="of:=([.$A89] + [.V$1] - SQRT([.$A89]*[.$A89] - [.$A89]*[.V$1] + [.V$1]*[.V$1])) / 3" office:value-type="float" office:value="9.35866197016581" calcext:value-type="float">
            <text:p>9.35866197016581</text:p>
          </table:table-cell>
          <table:table-cell table:formula="of:=([.$A89] + [.W$1] - SQRT([.$A89]*[.$A89] - [.$A89]*[.W$1] + [.W$1]*[.W$1])) / 3" office:value-type="float" office:value="9.78931515583768" calcext:value-type="float">
            <text:p>9.78931515583768</text:p>
          </table:table-cell>
          <table:table-cell table:formula="of:=([.$A89] + [.X$1] - SQRT([.$A89]*[.$A89] - [.$A89]*[.X$1] + [.X$1]*[.X$1])) / 3" office:value-type="float" office:value="10.2160763734014" calcext:value-type="float">
            <text:p>10.2160763734014</text:p>
          </table:table-cell>
          <table:table-cell table:formula="of:=([.$A89] + [.Y$1] - SQRT([.$A89]*[.$A89] - [.$A89]*[.Y$1] + [.Y$1]*[.Y$1])) / 3" office:value-type="float" office:value="10.6389037116134" calcext:value-type="float">
            <text:p>10.6389037116134</text:p>
          </table:table-cell>
          <table:table-cell table:formula="of:=([.$A89] + [.Z$1] - SQRT([.$A89]*[.$A89] - [.$A89]*[.Z$1] + [.Z$1]*[.Z$1])) / 3" office:value-type="float" office:value="11.0577564578543" calcext:value-type="float">
            <text:p>11.0577564578543</text:p>
          </table:table-cell>
          <table:table-cell table:formula="of:=([.$A89] + [.AA$1] - SQRT([.$A89]*[.$A89] - [.$A89]*[.AA$1] + [.AA$1]*[.AA$1])) / 3" office:value-type="float" office:value="11.4725951811116" calcext:value-type="float">
            <text:p>11.4725951811116</text:p>
          </table:table-cell>
          <table:table-cell table:formula="of:=([.$A89] + [.AB$1] - SQRT([.$A89]*[.$A89] - [.$A89]*[.AB$1] + [.AB$1]*[.AB$1])) / 3" office:value-type="float" office:value="11.8833818143097" calcext:value-type="float">
            <text:p>11.8833818143097</text:p>
          </table:table-cell>
          <table:table-cell table:formula="of:=([.$A89] + [.AC$1] - SQRT([.$A89]*[.$A89] - [.$A89]*[.AC$1] + [.AC$1]*[.AC$1])) / 3" office:value-type="float" office:value="12.2900797356351" calcext:value-type="float">
            <text:p>12.2900797356351</text:p>
          </table:table-cell>
          <table:table-cell table:formula="of:=([.$A89] + [.AD$1] - SQRT([.$A89]*[.$A89] - [.$A89]*[.AD$1] + [.AD$1]*[.AD$1])) / 3" office:value-type="float" office:value="12.6926538484904" calcext:value-type="float">
            <text:p>12.6926538484904</text:p>
          </table:table-cell>
          <table:table-cell table:formula="of:=([.$A89] + [.AE$1] - SQRT([.$A89]*[.$A89] - [.$A89]*[.AE$1] + [.AE$1]*[.AE$1])) / 3" office:value-type="float" office:value="13.091070659709" calcext:value-type="float">
            <text:p>13.091070659709</text:p>
          </table:table-cell>
          <table:table-cell table:formula="of:=([.$A89] + [.AF$1] - SQRT([.$A89]*[.$A89] - [.$A89]*[.AF$1] + [.AF$1]*[.AF$1])) / 3" office:value-type="float" office:value="13.4852983556539" calcext:value-type="float">
            <text:p>13.4852983556539</text:p>
          </table:table-cell>
          <table:table-cell table:number-columns-repeated="1635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([.$A90] + [.B$1] - SQRT([.$A90]*[.$A90] - [.$A90]*[.B$1] + [.B$1]*[.B$1])) / 3" office:value-type="float" office:value="0" calcext:value-type="float">
            <text:p>0</text:p>
          </table:table-cell>
          <table:table-cell table:formula="of:=([.$A90] + [.C$1] - SQRT([.$A90]*[.$A90] - [.$A90]*[.C$1] + [.C$1]*[.C$1])) / 3" office:value-type="float" office:value="0.498571463555138" calcext:value-type="float">
            <text:p>0.498571463555138</text:p>
          </table:table-cell>
          <table:table-cell table:formula="of:=([.$A90] + [.D$1] - SQRT([.$A90]*[.$A90] - [.$A90]*[.D$1] + [.D$1]*[.D$1])) / 3" office:value-type="float" office:value="0.994253442923878" calcext:value-type="float">
            <text:p>0.994253442923878</text:p>
          </table:table-cell>
          <table:table-cell table:formula="of:=([.$A90] + [.E$1] - SQRT([.$A90]*[.$A90] - [.$A90]*[.E$1] + [.E$1]*[.E$1])) / 3" office:value-type="float" office:value="1.48699715157342" calcext:value-type="float">
            <text:p>1.48699715157342</text:p>
          </table:table-cell>
          <table:table-cell table:formula="of:=([.$A90] + [.F$1] - SQRT([.$A90]*[.$A90] - [.$A90]*[.F$1] + [.F$1]*[.F$1])) / 3" office:value-type="float" office:value="1.97675361153332" calcext:value-type="float">
            <text:p>1.97675361153332</text:p>
          </table:table-cell>
          <table:table-cell table:formula="of:=([.$A90] + [.G$1] - SQRT([.$A90]*[.$A90] - [.$A90]*[.G$1] + [.G$1]*[.G$1])) / 3" office:value-type="float" office:value="2.46347369890068" calcext:value-type="float">
            <text:p>2.46347369890068</text:p>
          </table:table-cell>
          <table:table-cell table:formula="of:=([.$A90] + [.H$1] - SQRT([.$A90]*[.$A90] - [.$A90]*[.H$1] + [.H$1]*[.H$1])) / 3" office:value-type="float" office:value="2.94710819194164" calcext:value-type="float">
            <text:p>2.94710819194164</text:p>
          </table:table-cell>
          <table:table-cell table:formula="of:=([.$A90] + [.I$1] - SQRT([.$A90]*[.$A90] - [.$A90]*[.I$1] + [.I$1]*[.I$1])) / 3" office:value-type="float" office:value="3.42760782178934" calcext:value-type="float">
            <text:p>3.42760782178934</text:p>
          </table:table-cell>
          <table:table-cell table:formula="of:=([.$A90] + [.J$1] - SQRT([.$A90]*[.$A90] - [.$A90]*[.J$1] + [.J$1]*[.J$1])) / 3" office:value-type="float" office:value="3.90492332572603" calcext:value-type="float">
            <text:p>3.90492332572603</text:p>
          </table:table-cell>
          <table:table-cell table:formula="of:=([.$A90] + [.K$1] - SQRT([.$A90]*[.$A90] - [.$A90]*[.K$1] + [.K$1]*[.K$1])) / 3" office:value-type="float" office:value="4.37900550302333" calcext:value-type="float">
            <text:p>4.37900550302333</text:p>
          </table:table-cell>
          <table:table-cell table:formula="of:=([.$A90] + [.L$1] - SQRT([.$A90]*[.$A90] - [.$A90]*[.L$1] + [.L$1]*[.L$1])) / 3" office:value-type="float" office:value="4.84980527329991" calcext:value-type="float">
            <text:p>4.84980527329991</text:p>
          </table:table-cell>
          <table:table-cell table:formula="of:=([.$A90] + [.M$1] - SQRT([.$A90]*[.$A90] - [.$A90]*[.M$1] + [.M$1]*[.M$1])) / 3" office:value-type="float" office:value="5.31727373734059" calcext:value-type="float">
            <text:p>5.31727373734059</text:p>
          </table:table-cell>
          <table:table-cell table:formula="of:=([.$A90] + [.N$1] - SQRT([.$A90]*[.$A90] - [.$A90]*[.N$1] + [.N$1]*[.N$1])) / 3" office:value-type="float" office:value="5.78136224030423" calcext:value-type="float">
            <text:p>5.78136224030423</text:p>
          </table:table-cell>
          <table:table-cell table:formula="of:=([.$A90] + [.O$1] - SQRT([.$A90]*[.$A90] - [.$A90]*[.O$1] + [.O$1]*[.O$1])) / 3" office:value-type="float" office:value="6.24202243723114" calcext:value-type="float">
            <text:p>6.24202243723114</text:p>
          </table:table-cell>
          <table:table-cell table:formula="of:=([.$A90] + [.P$1] - SQRT([.$A90]*[.$A90] - [.$A90]*[.P$1] + [.P$1]*[.P$1])) / 3" office:value-type="float" office:value="6.69920636074231" calcext:value-type="float">
            <text:p>6.69920636074231</text:p>
          </table:table-cell>
          <table:table-cell table:formula="of:=([.$A90] + [.Q$1] - SQRT([.$A90]*[.$A90] - [.$A90]*[.Q$1] + [.Q$1]*[.Q$1])) / 3" office:value-type="float" office:value="7.15286649080508" calcext:value-type="float">
            <text:p>7.15286649080508</text:p>
          </table:table-cell>
          <table:table-cell table:formula="of:=([.$A90] + [.R$1] - SQRT([.$A90]*[.$A90] - [.$A90]*[.R$1] + [.R$1]*[.R$1])) / 3" office:value-type="float" office:value="7.60295582642075" calcext:value-type="float">
            <text:p>7.60295582642075</text:p>
          </table:table-cell>
          <table:table-cell table:formula="of:=([.$A90] + [.S$1] - SQRT([.$A90]*[.$A90] - [.$A90]*[.S$1] + [.S$1]*[.S$1])) / 3" office:value-type="float" office:value="8.04942795907046" calcext:value-type="float">
            <text:p>8.04942795907046</text:p>
          </table:table-cell>
          <table:table-cell table:formula="of:=([.$A90] + [.T$1] - SQRT([.$A90]*[.$A90] - [.$A90]*[.T$1] + [.T$1]*[.T$1])) / 3" office:value-type="float" office:value="8.49223714773681" calcext:value-type="float">
            <text:p>8.49223714773681</text:p>
          </table:table-cell>
          <table:table-cell table:formula="of:=([.$A90] + [.U$1] - SQRT([.$A90]*[.$A90] - [.$A90]*[.U$1] + [.U$1]*[.U$1])) / 3" office:value-type="float" office:value="8.93133839529925" calcext:value-type="float">
            <text:p>8.93133839529925</text:p>
          </table:table-cell>
          <table:table-cell table:formula="of:=([.$A90] + [.V$1] - SQRT([.$A90]*[.$A90] - [.$A90]*[.V$1] + [.V$1]*[.V$1])) / 3" office:value-type="float" office:value="9.36668752608243" calcext:value-type="float">
            <text:p>9.36668752608243</text:p>
          </table:table-cell>
          <table:table-cell table:formula="of:=([.$A90] + [.W$1] - SQRT([.$A90]*[.$A90] - [.$A90]*[.W$1] + [.W$1]*[.W$1])) / 3" office:value-type="float" office:value="9.79824126431817" calcext:value-type="float">
            <text:p>9.79824126431817</text:p>
          </table:table-cell>
          <table:table-cell table:formula="of:=([.$A90] + [.X$1] - SQRT([.$A90]*[.$A90] - [.$A90]*[.X$1] + [.X$1]*[.X$1])) / 3" office:value-type="float" office:value="10.2259573132641" calcext:value-type="float">
            <text:p>10.2259573132641</text:p>
          </table:table-cell>
          <table:table-cell table:formula="of:=([.$A90] + [.Y$1] - SQRT([.$A90]*[.$A90] - [.$A90]*[.Y$1] + [.Y$1]*[.Y$1])) / 3" office:value-type="float" office:value="10.6497944347044" calcext:value-type="float">
            <text:p>10.6497944347044</text:p>
          </table:table-cell>
          <table:table-cell table:formula="of:=([.$A90] + [.Z$1] - SQRT([.$A90]*[.$A90] - [.$A90]*[.Z$1] + [.Z$1]*[.Z$1])) / 3" office:value-type="float" office:value="11.0697125285437" calcext:value-type="float">
            <text:p>11.0697125285437</text:p>
          </table:table-cell>
          <table:table-cell table:formula="of:=([.$A90] + [.AA$1] - SQRT([.$A90]*[.$A90] - [.$A90]*[.AA$1] + [.AA$1]*[.AA$1])) / 3" office:value-type="float" office:value="11.4856727121881" calcext:value-type="float">
            <text:p>11.4856727121881</text:p>
          </table:table-cell>
          <table:table-cell table:formula="of:=([.$A90] + [.AB$1] - SQRT([.$A90]*[.$A90] - [.$A90]*[.AB$1] + [.AB$1]*[.AB$1])) / 3" office:value-type="float" office:value="11.8976373993975" calcext:value-type="float">
            <text:p>11.8976373993975</text:p>
          </table:table-cell>
          <table:table-cell table:formula="of:=([.$A90] + [.AC$1] - SQRT([.$A90]*[.$A90] - [.$A90]*[.AC$1] + [.AC$1]*[.AC$1])) / 3" office:value-type="float" office:value="12.30557037828" calcext:value-type="float">
            <text:p>12.30557037828</text:p>
          </table:table-cell>
          <table:table-cell table:formula="of:=([.$A90] + [.AD$1] - SQRT([.$A90]*[.$A90] - [.$A90]*[.AD$1] + [.AD$1]*[.AD$1])) / 3" office:value-type="float" office:value="12.709436888091" calcext:value-type="float">
            <text:p>12.709436888091</text:p>
          </table:table-cell>
          <table:table-cell table:formula="of:=([.$A90] + [.AE$1] - SQRT([.$A90]*[.$A90] - [.$A90]*[.AE$1] + [.AE$1]*[.AE$1])) / 3" office:value-type="float" office:value="13.1092036944915" calcext:value-type="float">
            <text:p>13.1092036944915</text:p>
          </table:table-cell>
          <table:table-cell table:formula="of:=([.$A90] + [.AF$1] - SQRT([.$A90]*[.$A90] - [.$A90]*[.AF$1] + [.AF$1]*[.AF$1])) / 3" office:value-type="float" office:value="13.5048391629193" calcext:value-type="float">
            <text:p>13.5048391629193</text:p>
          </table:table-cell>
          <table:table-cell table:number-columns-repeated="1635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([.$A91] + [.B$1] - SQRT([.$A91]*[.$A91] - [.$A91]*[.B$1] + [.B$1]*[.B$1])) / 3" office:value-type="float" office:value="0" calcext:value-type="float">
            <text:p>0</text:p>
          </table:table-cell>
          <table:table-cell table:formula="of:=([.$A91] + [.C$1] - SQRT([.$A91]*[.$A91] - [.$A91]*[.C$1] + [.C$1]*[.C$1])) / 3" office:value-type="float" office:value="0.498587604432676" calcext:value-type="float">
            <text:p>0.498587604432676</text:p>
          </table:table-cell>
          <table:table-cell table:formula="of:=([.$A91] + [.D$1] - SQRT([.$A91]*[.$A91] - [.$A91]*[.D$1] + [.D$1]*[.D$1])) / 3" office:value-type="float" office:value="0.994318731991015" calcext:value-type="float">
            <text:p>0.994318731991015</text:p>
          </table:table-cell>
          <table:table-cell table:formula="of:=([.$A91] + [.E$1] - SQRT([.$A91]*[.$A91] - [.$A91]*[.E$1] + [.E$1]*[.E$1])) / 3" office:value-type="float" office:value="1.4871456897136" calcext:value-type="float">
            <text:p>1.4871456897136</text:p>
          </table:table-cell>
          <table:table-cell table:formula="of:=([.$A91] + [.F$1] - SQRT([.$A91]*[.$A91] - [.$A91]*[.F$1] + [.F$1]*[.F$1])) / 3" office:value-type="float" office:value="1.97702059861301" calcext:value-type="float">
            <text:p>1.97702059861301</text:p>
          </table:table-cell>
          <table:table-cell table:formula="of:=([.$A91] + [.G$1] - SQRT([.$A91]*[.$A91] - [.$A91]*[.G$1] + [.G$1]*[.G$1])) / 3" office:value-type="float" office:value="2.4638954371005" calcext:value-type="float">
            <text:p>2.4638954371005</text:p>
          </table:table-cell>
          <table:table-cell table:formula="of:=([.$A91] + [.H$1] - SQRT([.$A91]*[.$A91] - [.$A91]*[.H$1] + [.H$1]*[.H$1])) / 3" office:value-type="float" office:value="2.94772208686399" calcext:value-type="float">
            <text:p>2.94772208686399</text:p>
          </table:table-cell>
          <table:table-cell table:formula="of:=([.$A91] + [.I$1] - SQRT([.$A91]*[.$A91] - [.$A91]*[.I$1] + [.I$1]*[.I$1])) / 3" office:value-type="float" office:value="3.4284523812004" calcext:value-type="float">
            <text:p>3.4284523812004</text:p>
          </table:table-cell>
          <table:table-cell table:formula="of:=([.$A91] + [.J$1] - SQRT([.$A91]*[.$A91] - [.$A91]*[.J$1] + [.J$1]*[.J$1])) / 3" office:value-type="float" office:value="3.90603815579118" calcext:value-type="float">
            <text:p>3.90603815579118</text:p>
          </table:table-cell>
          <table:table-cell table:formula="of:=([.$A91] + [.K$1] - SQRT([.$A91]*[.$A91] - [.$A91]*[.K$1] + [.K$1]*[.K$1])) / 3" office:value-type="float" office:value="4.38043130189762" calcext:value-type="float">
            <text:p>4.38043130189762</text:p>
          </table:table-cell>
          <table:table-cell table:formula="of:=([.$A91] + [.L$1] - SQRT([.$A91]*[.$A91] - [.$A91]*[.L$1] + [.L$1]*[.L$1])) / 3" office:value-type="float" office:value="4.85158382193887" calcext:value-type="float">
            <text:p>4.85158382193887</text:p>
          </table:table-cell>
          <table:table-cell table:formula="of:=([.$A91] + [.M$1] - SQRT([.$A91]*[.$A91] - [.$A91]*[.M$1] + [.M$1]*[.M$1])) / 3" office:value-type="float" office:value="5.31944788740174" calcext:value-type="float">
            <text:p>5.31944788740174</text:p>
          </table:table-cell>
          <table:table-cell table:formula="of:=([.$A91] + [.N$1] - SQRT([.$A91]*[.$A91] - [.$A91]*[.N$1] + [.N$1]*[.N$1])) / 3" office:value-type="float" office:value="5.78397589901577" calcext:value-type="float">
            <text:p>5.78397589901577</text:p>
          </table:table-cell>
          <table:table-cell table:formula="of:=([.$A91] + [.O$1] - SQRT([.$A91]*[.$A91] - [.$A91]*[.O$1] + [.O$1]*[.O$1])) / 3" office:value-type="float" office:value="6.24512054911185" calcext:value-type="float">
            <text:p>6.24512054911185</text:p>
          </table:table-cell>
          <table:table-cell table:formula="of:=([.$A91] + [.P$1] - SQRT([.$A91]*[.$A91] - [.$A91]*[.P$1] + [.P$1]*[.P$1])) / 3" office:value-type="float" office:value="6.70283488606597" calcext:value-type="float">
            <text:p>6.70283488606597</text:p>
          </table:table-cell>
          <table:table-cell table:formula="of:=([.$A91] + [.Q$1] - SQRT([.$A91]*[.$A91] - [.$A91]*[.Q$1] + [.Q$1]*[.Q$1])) / 3" office:value-type="float" office:value="7.15707238071294" calcext:value-type="float">
            <text:p>7.15707238071294</text:p>
          </table:table-cell>
          <table:table-cell table:formula="of:=([.$A91] + [.R$1] - SQRT([.$A91]*[.$A91] - [.$A91]*[.R$1] + [.R$1]*[.R$1])) / 3" office:value-type="float" office:value="7.60778699459766" calcext:value-type="float">
            <text:p>7.60778699459766</text:p>
          </table:table-cell>
          <table:table-cell table:formula="of:=([.$A91] + [.S$1] - SQRT([.$A91]*[.$A91] - [.$A91]*[.S$1] + [.S$1]*[.S$1])) / 3" office:value-type="float" office:value="8.05493324991365" calcext:value-type="float">
            <text:p>8.05493324991365</text:p>
          </table:table-cell>
          <table:table-cell table:formula="of:=([.$A91] + [.T$1] - SQRT([.$A91]*[.$A91] - [.$A91]*[.T$1] + [.T$1]*[.T$1])) / 3" office:value-type="float" office:value="8.49846630096134" calcext:value-type="float">
            <text:p>8.49846630096134</text:p>
          </table:table-cell>
          <table:table-cell table:formula="of:=([.$A91] + [.U$1] - SQRT([.$A91]*[.$A91] - [.$A91]*[.U$1] + [.U$1]*[.U$1])) / 3" office:value-type="float" office:value="8.93834200694028" calcext:value-type="float">
            <text:p>8.93834200694028</text:p>
          </table:table-cell>
          <table:table-cell table:formula="of:=([.$A91] + [.V$1] - SQRT([.$A91]*[.$A91] - [.$A91]*[.V$1] + [.V$1]*[.V$1])) / 3" office:value-type="float" office:value="9.37451700587234" calcext:value-type="float">
            <text:p>9.37451700587234</text:p>
          </table:table-cell>
          <table:table-cell table:formula="of:=([.$A91] + [.W$1] - SQRT([.$A91]*[.$A91] - [.$A91]*[.W$1] + [.W$1]*[.W$1])) / 3" office:value-type="float" office:value="9.80694878943563" calcext:value-type="float">
            <text:p>9.80694878943563</text:p>
          </table:table-cell>
          <table:table-cell table:formula="of:=([.$A91] + [.X$1] - SQRT([.$A91]*[.$A91] - [.$A91]*[.X$1] + [.X$1]*[.X$1])) / 3" office:value-type="float" office:value="10.2355957784722" calcext:value-type="float">
            <text:p>10.2355957784722</text:p>
          </table:table-cell>
          <table:table-cell table:formula="of:=([.$A91] + [.Y$1] - SQRT([.$A91]*[.$A91] - [.$A91]*[.Y$1] + [.Y$1]*[.Y$1])) / 3" office:value-type="float" office:value="10.6604173989169" calcext:value-type="float">
            <text:p>10.6604173989169</text:p>
          </table:table-cell>
          <table:table-cell table:formula="of:=([.$A91] + [.Z$1] - SQRT([.$A91]*[.$A91] - [.$A91]*[.Z$1] + [.Z$1]*[.Z$1])) / 3" office:value-type="float" office:value="11.0813741578794" calcext:value-type="float">
            <text:p>11.0813741578794</text:p>
          </table:table-cell>
          <table:table-cell table:formula="of:=([.$A91] + [.AA$1] - SQRT([.$A91]*[.$A91] - [.$A91]*[.AA$1] + [.AA$1]*[.AA$1])) / 3" office:value-type="float" office:value="11.4984277195987" calcext:value-type="float">
            <text:p>11.4984277195987</text:p>
          </table:table-cell>
          <table:table-cell table:formula="of:=([.$A91] + [.AB$1] - SQRT([.$A91]*[.$A91] - [.$A91]*[.AB$1] + [.AB$1]*[.AB$1])) / 3" office:value-type="float" office:value="11.9115409809756" calcext:value-type="float">
            <text:p>11.9115409809756</text:p>
          </table:table-cell>
          <table:table-cell table:formula="of:=([.$A91] + [.AC$1] - SQRT([.$A91]*[.$A91] - [.$A91]*[.AC$1] + [.AC$1]*[.AC$1])) / 3" office:value-type="float" office:value="12.3206781463794" calcext:value-type="float">
            <text:p>12.3206781463794</text:p>
          </table:table-cell>
          <table:table-cell table:formula="of:=([.$A91] + [.AD$1] - SQRT([.$A91]*[.$A91] - [.$A91]*[.AD$1] + [.AD$1]*[.AD$1])) / 3" office:value-type="float" office:value="12.7258048014153" calcext:value-type="float">
            <text:p>12.7258048014153</text:p>
          </table:table-cell>
          <table:table-cell table:formula="of:=([.$A91] + [.AE$1] - SQRT([.$A91]*[.$A91] - [.$A91]*[.AE$1] + [.AE$1]*[.AE$1])) / 3" office:value-type="float" office:value="13.1268879853321" calcext:value-type="float">
            <text:p>13.1268879853321</text:p>
          </table:table-cell>
          <table:table-cell table:formula="of:=([.$A91] + [.AF$1] - SQRT([.$A91]*[.$A91] - [.$A91]*[.AF$1] + [.AF$1]*[.AF$1])) / 3" office:value-type="float" office:value="13.5238962617451" calcext:value-type="float">
            <text:p>13.5238962617451</text:p>
          </table:table-cell>
          <table:table-cell table:number-columns-repeated="1635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([.$A92] + [.B$1] - SQRT([.$A92]*[.$A92] - [.$A92]*[.B$1] + [.B$1]*[.B$1])) / 3" office:value-type="float" office:value="0" calcext:value-type="float">
            <text:p>0</text:p>
          </table:table-cell>
          <table:table-cell table:formula="of:=([.$A92] + [.C$1] - SQRT([.$A92]*[.$A92] - [.$A92]*[.C$1] + [.C$1]*[.C$1])) / 3" office:value-type="float" office:value="0.498603384645828" calcext:value-type="float">
            <text:p>0.498603384645828</text:p>
          </table:table-cell>
          <table:table-cell table:formula="of:=([.$A92] + [.D$1] - SQRT([.$A92]*[.$A92] - [.$A92]*[.D$1] + [.D$1]*[.D$1])) / 3" office:value-type="float" office:value="0.994382554309487" calcext:value-type="float">
            <text:p>0.994382554309487</text:p>
          </table:table-cell>
          <table:table-cell table:formula="of:=([.$A92] + [.E$1] - SQRT([.$A92]*[.$A92] - [.$A92]*[.E$1] + [.E$1]*[.E$1])) / 3" office:value-type="float" office:value="1.48729087325259" calcext:value-type="float">
            <text:p>1.48729087325259</text:p>
          </table:table-cell>
          <table:table-cell table:formula="of:=([.$A92] + [.F$1] - SQRT([.$A92]*[.$A92] - [.$A92]*[.F$1] + [.F$1]*[.F$1])) / 3" office:value-type="float" office:value="1.977281524928" calcext:value-type="float">
            <text:p>1.977281524928</text:p>
          </table:table-cell>
          <table:table-cell table:formula="of:=([.$A92] + [.G$1] - SQRT([.$A92]*[.$A92] - [.$A92]*[.G$1] + [.G$1]*[.G$1])) / 3" office:value-type="float" office:value="2.46430755344128" calcext:value-type="float">
            <text:p>2.46430755344128</text:p>
          </table:table-cell>
          <table:table-cell table:formula="of:=([.$A92] + [.H$1] - SQRT([.$A92]*[.$A92] - [.$A92]*[.H$1] + [.H$1]*[.H$1])) / 3" office:value-type="float" office:value="2.9483219073321" calcext:value-type="float">
            <text:p>2.9483219073321</text:p>
          </table:table-cell>
          <table:table-cell table:formula="of:=([.$A92] + [.I$1] - SQRT([.$A92]*[.$A92] - [.$A92]*[.I$1] + [.I$1]*[.I$1])) / 3" office:value-type="float" office:value="3.42927748567686" calcext:value-type="float">
            <text:p>3.42927748567686</text:p>
          </table:table-cell>
          <table:table-cell table:formula="of:=([.$A92] + [.J$1] - SQRT([.$A92]*[.$A92] - [.$A92]*[.J$1] + [.J$1]*[.J$1])) / 3" office:value-type="float" office:value="3.90712718650268" calcext:value-type="float">
            <text:p>3.90712718650268</text:p>
          </table:table-cell>
          <table:table-cell table:formula="of:=([.$A92] + [.K$1] - SQRT([.$A92]*[.$A92] - [.$A92]*[.K$1] + [.K$1]*[.K$1])) / 3" office:value-type="float" office:value="4.38182395749163" calcext:value-type="float">
            <text:p>4.38182395749163</text:p>
          </table:table-cell>
          <table:table-cell table:formula="of:=([.$A92] + [.L$1] - SQRT([.$A92]*[.$A92] - [.$A92]*[.L$1] + [.L$1]*[.L$1])) / 3" office:value-type="float" office:value="4.85332084894156" calcext:value-type="float">
            <text:p>4.85332084894156</text:p>
          </table:table-cell>
          <table:table-cell table:formula="of:=([.$A92] + [.M$1] - SQRT([.$A92]*[.$A92] - [.$A92]*[.M$1] + [.M$1]*[.M$1])) / 3" office:value-type="float" office:value="5.32157106893681" calcext:value-type="float">
            <text:p>5.32157106893681</text:p>
          </table:table-cell>
          <table:table-cell table:formula="of:=([.$A92] + [.N$1] - SQRT([.$A92]*[.$A92] - [.$A92]*[.N$1] + [.N$1]*[.N$1])) / 3" office:value-type="float" office:value="5.78652804066823" calcext:value-type="float">
            <text:p>5.78652804066823</text:p>
          </table:table-cell>
          <table:table-cell table:formula="of:=([.$A92] + [.O$1] - SQRT([.$A92]*[.$A92] - [.$A92]*[.O$1] + [.O$1]*[.O$1])) / 3" office:value-type="float" office:value="6.24814546182751" calcext:value-type="float">
            <text:p>6.24814546182751</text:p>
          </table:table-cell>
          <table:table-cell table:formula="of:=([.$A92] + [.P$1] - SQRT([.$A92]*[.$A92] - [.$A92]*[.P$1] + [.P$1]*[.P$1])) / 3" office:value-type="float" office:value="6.70637736598564" calcext:value-type="float">
            <text:p>6.70637736598564</text:p>
          </table:table-cell>
          <table:table-cell table:formula="of:=([.$A92] + [.Q$1] - SQRT([.$A92]*[.$A92] - [.$A92]*[.Q$1] + [.Q$1]*[.Q$1])) / 3" office:value-type="float" office:value="7.16117818584989" calcext:value-type="float">
            <text:p>7.16117818584989</text:p>
          </table:table-cell>
          <table:table-cell table:formula="of:=([.$A92] + [.R$1] - SQRT([.$A92]*[.$A92] - [.$A92]*[.R$1] + [.R$1]*[.R$1])) / 3" office:value-type="float" office:value="7.61250281827762" calcext:value-type="float">
            <text:p>7.61250281827762</text:p>
          </table:table-cell>
          <table:table-cell table:formula="of:=([.$A92] + [.S$1] - SQRT([.$A92]*[.$A92] - [.$A92]*[.S$1] + [.S$1]*[.S$1])) / 3" office:value-type="float" office:value="8.06030669090907" calcext:value-type="float">
            <text:p>8.06030669090907</text:p>
          </table:table-cell>
          <table:table-cell table:formula="of:=([.$A92] + [.T$1] - SQRT([.$A92]*[.$A92] - [.$A92]*[.T$1] + [.T$1]*[.T$1])) / 3" office:value-type="float" office:value="8.50454583026496" calcext:value-type="float">
            <text:p>8.50454583026496</text:p>
          </table:table-cell>
          <table:table-cell table:formula="of:=([.$A92] + [.U$1] - SQRT([.$A92]*[.$A92] - [.$A92]*[.U$1] + [.U$1]*[.U$1])) / 3" office:value-type="float" office:value="8.94517693113804" calcext:value-type="float">
            <text:p>8.94517693113804</text:p>
          </table:table-cell>
          <table:table-cell table:formula="of:=([.$A92] + [.V$1] - SQRT([.$A92]*[.$A92] - [.$A92]*[.V$1] + [.V$1]*[.V$1])) / 3" office:value-type="float" office:value="9.38215742709184" calcext:value-type="float">
            <text:p>9.38215742709184</text:p>
          </table:table-cell>
          <table:table-cell table:formula="of:=([.$A92] + [.W$1] - SQRT([.$A92]*[.$A92] - [.$A92]*[.W$1] + [.W$1]*[.W$1])) / 3" office:value-type="float" office:value="9.81544556186363" calcext:value-type="float">
            <text:p>9.81544556186363</text:p>
          </table:table-cell>
          <table:table-cell table:formula="of:=([.$A92] + [.X$1] - SQRT([.$A92]*[.$A92] - [.$A92]*[.X$1] + [.X$1]*[.X$1])) / 3" office:value-type="float" office:value="10.2450004614533" calcext:value-type="float">
            <text:p>10.2450004614533</text:p>
          </table:table-cell>
          <table:table-cell table:formula="of:=([.$A92] + [.Y$1] - SQRT([.$A92]*[.$A92] - [.$A92]*[.Y$1] + [.Y$1]*[.Y$1])) / 3" office:value-type="float" office:value="10.6707822066647" calcext:value-type="float">
            <text:p>10.6707822066647</text:p>
          </table:table-cell>
          <table:table-cell table:formula="of:=([.$A92] + [.Z$1] - SQRT([.$A92]*[.$A92] - [.$A92]*[.Z$1] + [.Z$1]*[.Z$1])) / 3" office:value-type="float" office:value="11.0927519058526" calcext:value-type="float">
            <text:p>11.0927519058526</text:p>
          </table:table-cell>
          <table:table-cell table:formula="of:=([.$A92] + [.AA$1] - SQRT([.$A92]*[.$A92] - [.$A92]*[.AA$1] + [.AA$1]*[.AA$1])) / 3" office:value-type="float" office:value="11.5108717676149" calcext:value-type="float">
            <text:p>11.5108717676149</text:p>
          </table:table-cell>
          <table:table-cell table:formula="of:=([.$A92] + [.AB$1] - SQRT([.$A92]*[.$A92] - [.$A92]*[.AB$1] + [.AB$1]*[.AB$1])) / 3" office:value-type="float" office:value="11.9251051731579" calcext:value-type="float">
            <text:p>11.9251051731579</text:p>
          </table:table-cell>
          <table:table-cell table:formula="of:=([.$A92] + [.AC$1] - SQRT([.$A92]*[.$A92] - [.$A92]*[.AC$1] + [.AC$1]*[.AC$1])) / 3" office:value-type="float" office:value="12.3354167480532" calcext:value-type="float">
            <text:p>12.3354167480532</text:p>
          </table:table-cell>
          <table:table-cell table:formula="of:=([.$A92] + [.AD$1] - SQRT([.$A92]*[.$A92] - [.$A92]*[.AD$1] + [.AD$1]*[.AD$1])) / 3" office:value-type="float" office:value="12.7417724330945" calcext:value-type="float">
            <text:p>12.7417724330945</text:p>
          </table:table-cell>
          <table:table-cell table:formula="of:=([.$A92] + [.AE$1] - SQRT([.$A92]*[.$A92] - [.$A92]*[.AE$1] + [.AE$1]*[.AE$1])) / 3" office:value-type="float" office:value="13.1441395539565" calcext:value-type="float">
            <text:p>13.1441395539565</text:p>
          </table:table-cell>
          <table:table-cell table:formula="of:=([.$A92] + [.AF$1] - SQRT([.$A92]*[.$A92] - [.$A92]*[.AF$1] + [.AF$1]*[.AF$1])) / 3" office:value-type="float" office:value="13.5424868893541" calcext:value-type="float">
            <text:p>13.5424868893541</text:p>
          </table:table-cell>
          <table:table-cell table:number-columns-repeated="1635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([.$A93] + [.B$1] - SQRT([.$A93]*[.$A93] - [.$A93]*[.B$1] + [.B$1]*[.B$1])) / 3" office:value-type="float" office:value="0" calcext:value-type="float">
            <text:p>0</text:p>
          </table:table-cell>
          <table:table-cell table:formula="of:=([.$A93] + [.C$1] - SQRT([.$A93]*[.$A93] - [.$A93]*[.C$1] + [.C$1]*[.C$1])) / 3" office:value-type="float" office:value="0.498618816149209" calcext:value-type="float">
            <text:p>0.498618816149209</text:p>
          </table:table-cell>
          <table:table-cell table:formula="of:=([.$A93] + [.D$1] - SQRT([.$A93]*[.$A93] - [.$A93]*[.D$1] + [.D$1]*[.D$1])) / 3" office:value-type="float" office:value="0.994444958752501" calcext:value-type="float">
            <text:p>0.994444958752501</text:p>
          </table:table-cell>
          <table:table-cell table:formula="of:=([.$A93] + [.E$1] - SQRT([.$A93]*[.$A93] - [.$A93]*[.E$1] + [.E$1]*[.E$1])) / 3" office:value-type="float" office:value="1.48743281453883" calcext:value-type="float">
            <text:p>1.48743281453883</text:p>
          </table:table-cell>
          <table:table-cell table:formula="of:=([.$A93] + [.F$1] - SQRT([.$A93]*[.$A93] - [.$A93]*[.F$1] + [.F$1]*[.F$1])) / 3" office:value-type="float" office:value="1.97753659445936" calcext:value-type="float">
            <text:p>1.97753659445936</text:p>
          </table:table-cell>
          <table:table-cell table:formula="of:=([.$A93] + [.G$1] - SQRT([.$A93]*[.$A93] - [.$A93]*[.G$1] + [.G$1]*[.G$1])) / 3" office:value-type="float" office:value="2.46471037329525" calcext:value-type="float">
            <text:p>2.46471037329525</text:p>
          </table:table-cell>
          <table:table-cell table:formula="of:=([.$A93] + [.H$1] - SQRT([.$A93]*[.$A93] - [.$A93]*[.H$1] + [.H$1]*[.H$1])) / 3" office:value-type="float" office:value="2.94890813146075" calcext:value-type="float">
            <text:p>2.94890813146075</text:p>
          </table:table-cell>
          <table:table-cell table:formula="of:=([.$A93] + [.I$1] - SQRT([.$A93]*[.$A93] - [.$A93]*[.I$1] + [.I$1]*[.I$1])) / 3" office:value-type="float" office:value="3.43008379900277" calcext:value-type="float">
            <text:p>3.43008379900277</text:p>
          </table:table-cell>
          <table:table-cell table:formula="of:=([.$A93] + [.J$1] - SQRT([.$A93]*[.$A93] - [.$A93]*[.J$1] + [.J$1]*[.J$1])) / 3" office:value-type="float" office:value="3.90819130178852" calcext:value-type="float">
            <text:p>3.90819130178852</text:p>
          </table:table-cell>
          <table:table-cell table:formula="of:=([.$A93] + [.K$1] - SQRT([.$A93]*[.$A93] - [.$A93]*[.K$1] + [.K$1]*[.K$1])) / 3" office:value-type="float" office:value="4.38318460986196" calcext:value-type="float">
            <text:p>4.38318460986196</text:p>
          </table:table-cell>
          <table:table-cell table:formula="of:=([.$A93] + [.L$1] - SQRT([.$A93]*[.$A93] - [.$A93]*[.L$1] + [.L$1]*[.L$1])) / 3" office:value-type="float" office:value="4.85501778793862" calcext:value-type="float">
            <text:p>4.85501778793862</text:p>
          </table:table-cell>
          <table:table-cell table:formula="of:=([.$A93] + [.M$1] - SQRT([.$A93]*[.$A93] - [.$A93]*[.M$1] + [.M$1]*[.M$1])) / 3" office:value-type="float" office:value="5.32364504799584" calcext:value-type="float">
            <text:p>5.32364504799584</text:p>
          </table:table-cell>
          <table:table-cell table:formula="of:=([.$A93] + [.N$1] - SQRT([.$A93]*[.$A93] - [.$A93]*[.N$1] + [.N$1]*[.N$1])) / 3" office:value-type="float" office:value="5.78902080390327" calcext:value-type="float">
            <text:p>5.78902080390327</text:p>
          </table:table-cell>
          <table:table-cell table:formula="of:=([.$A93] + [.O$1] - SQRT([.$A93]*[.$A93] - [.$A93]*[.O$1] + [.O$1]*[.O$1])) / 3" office:value-type="float" office:value="6.25109972802467" calcext:value-type="float">
            <text:p>6.25109972802467</text:p>
          </table:table-cell>
          <table:table-cell table:formula="of:=([.$A93] + [.P$1] - SQRT([.$A93]*[.$A93] - [.$A93]*[.P$1] + [.P$1]*[.P$1])) / 3" office:value-type="float" office:value="6.70983680970834" calcext:value-type="float">
            <text:p>6.70983680970834</text:p>
          </table:table-cell>
          <table:table-cell table:formula="of:=([.$A93] + [.Q$1] - SQRT([.$A93]*[.$A93] - [.$A93]*[.Q$1] + [.Q$1]*[.Q$1])) / 3" office:value-type="float" office:value="7.16518741556934" calcext:value-type="float">
            <text:p>7.16518741556934</text:p>
          </table:table-cell>
          <table:table-cell table:formula="of:=([.$A93] + [.R$1] - SQRT([.$A93]*[.$A93] - [.$A93]*[.R$1] + [.R$1]*[.R$1])) / 3" office:value-type="float" office:value="7.61710735145143" calcext:value-type="float">
            <text:p>7.61710735145143</text:p>
          </table:table-cell>
          <table:table-cell table:formula="of:=([.$A93] + [.S$1] - SQRT([.$A93]*[.$A93] - [.$A93]*[.S$1] + [.S$1]*[.S$1])) / 3" office:value-type="float" office:value="8.06555292594226" calcext:value-type="float">
            <text:p>8.06555292594226</text:p>
          </table:table-cell>
          <table:table-cell table:formula="of:=([.$A93] + [.T$1] - SQRT([.$A93]*[.$A93] - [.$A93]*[.T$1] + [.T$1]*[.T$1])) / 3" office:value-type="float" office:value="8.51048101529967" calcext:value-type="float">
            <text:p>8.51048101529967</text:p>
          </table:table-cell>
          <table:table-cell table:formula="of:=([.$A93] + [.U$1] - SQRT([.$A93]*[.$A93] - [.$A93]*[.U$1] + [.U$1]*[.U$1])) / 3" office:value-type="float" office:value="8.95184912963224" calcext:value-type="float">
            <text:p>8.95184912963224</text:p>
          </table:table-cell>
          <table:table-cell table:formula="of:=([.$A93] + [.V$1] - SQRT([.$A93]*[.$A93] - [.$A93]*[.V$1] + [.V$1]*[.V$1])) / 3" office:value-type="float" office:value="9.38961548016158" calcext:value-type="float">
            <text:p>9.38961548016158</text:p>
          </table:table-cell>
          <table:table-cell table:formula="of:=([.$A93] + [.W$1] - SQRT([.$A93]*[.$A93] - [.$A93]*[.W$1] + [.W$1]*[.W$1])) / 3" office:value-type="float" office:value="9.82373904737961" calcext:value-type="float">
            <text:p>9.82373904737961</text:p>
          </table:table-cell>
          <table:table-cell table:formula="of:=([.$A93] + [.X$1] - SQRT([.$A93]*[.$A93] - [.$A93]*[.X$1] + [.X$1]*[.X$1])) / 3" office:value-type="float" office:value="10.2541796498992" calcext:value-type="float">
            <text:p>10.2541796498992</text:p>
          </table:table-cell>
          <table:table-cell table:formula="of:=([.$A93] + [.Y$1] - SQRT([.$A93]*[.$A93] - [.$A93]*[.Y$1] + [.Y$1]*[.Y$1])) / 3" office:value-type="float" office:value="10.6808980137829" calcext:value-type="float">
            <text:p>10.6808980137829</text:p>
          </table:table-cell>
          <table:table-cell table:formula="of:=([.$A93] + [.Z$1] - SQRT([.$A93]*[.$A93] - [.$A93]*[.Z$1] + [.Z$1]*[.Z$1])) / 3" office:value-type="float" office:value="11.1038558421209" calcext:value-type="float">
            <text:p>11.1038558421209</text:p>
          </table:table-cell>
          <table:table-cell table:formula="of:=([.$A93] + [.AA$1] - SQRT([.$A93]*[.$A93] - [.$A93]*[.AA$1] + [.AA$1]*[.AA$1])) / 3" office:value-type="float" office:value="11.5230158846186" calcext:value-type="float">
            <text:p>11.5230158846186</text:p>
          </table:table-cell>
          <table:table-cell table:formula="of:=([.$A93] + [.AB$1] - SQRT([.$A93]*[.$A93] - [.$A93]*[.AB$1] + [.AB$1]*[.AB$1])) / 3" office:value-type="float" office:value="11.9383420069403" calcext:value-type="float">
            <text:p>11.9383420069403</text:p>
          </table:table-cell>
          <table:table-cell table:formula="of:=([.$A93] + [.AC$1] - SQRT([.$A93]*[.$A93] - [.$A93]*[.AC$1] + [.AC$1]*[.AC$1])) / 3" office:value-type="float" office:value="12.3497992595484" calcext:value-type="float">
            <text:p>12.3497992595484</text:p>
          </table:table-cell>
          <table:table-cell table:formula="of:=([.$A93] + [.AD$1] - SQRT([.$A93]*[.$A93] - [.$A93]*[.AD$1] + [.AD$1]*[.AD$1])) / 3" office:value-type="float" office:value="12.7573539457681" calcext:value-type="float">
            <text:p>12.7573539457681</text:p>
          </table:table-cell>
          <table:table-cell table:formula="of:=([.$A93] + [.AE$1] - SQRT([.$A93]*[.$A93] - [.$A93]*[.AE$1] + [.AE$1]*[.AE$1])) / 3" office:value-type="float" office:value="13.1609736887991" calcext:value-type="float">
            <text:p>13.1609736887991</text:p>
          </table:table-cell>
          <table:table-cell table:formula="of:=([.$A93] + [.AF$1] - SQRT([.$A93]*[.$A93] - [.$A93]*[.AF$1] + [.AF$1]*[.AF$1])) / 3" office:value-type="float" office:value="13.5606274973933" calcext:value-type="float">
            <text:p>13.5606274973933</text:p>
          </table:table-cell>
          <table:table-cell table:number-columns-repeated="1635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([.$A94] + [.B$1] - SQRT([.$A94]*[.$A94] - [.$A94]*[.B$1] + [.B$1]*[.B$1])) / 3" office:value-type="float" office:value="0" calcext:value-type="float">
            <text:p>0</text:p>
          </table:table-cell>
          <table:table-cell table:formula="of:=([.$A94] + [.C$1] - SQRT([.$A94]*[.$A94] - [.$A94]*[.C$1] + [.C$1]*[.C$1])) / 3" office:value-type="float" office:value="0.498633910374878" calcext:value-type="float">
            <text:p>0.498633910374878</text:p>
          </table:table-cell>
          <table:table-cell table:formula="of:=([.$A94] + [.D$1] - SQRT([.$A94]*[.$A94] - [.$A94]*[.D$1] + [.D$1]*[.D$1])) / 3" office:value-type="float" office:value="0.994505992045992" calcext:value-type="float">
            <text:p>0.994505992045992</text:p>
          </table:table-cell>
          <table:table-cell table:formula="of:=([.$A94] + [.E$1] - SQRT([.$A94]*[.$A94] - [.$A94]*[.E$1] + [.E$1]*[.E$1])) / 3" office:value-type="float" office:value="1.48757162096031" calcext:value-type="float">
            <text:p>1.48757162096031</text:p>
          </table:table-cell>
          <table:table-cell table:formula="of:=([.$A94] + [.F$1] - SQRT([.$A94]*[.$A94] - [.$A94]*[.F$1] + [.F$1]*[.F$1])) / 3" office:value-type="float" office:value="1.97778600213946" calcext:value-type="float">
            <text:p>1.97778600213946</text:p>
          </table:table-cell>
          <table:table-cell table:formula="of:=([.$A94] + [.G$1] - SQRT([.$A94]*[.$A94] - [.$A94]*[.G$1] + [.G$1]*[.G$1])) / 3" office:value-type="float" office:value="2.46510420753629" calcext:value-type="float">
            <text:p>2.46510420753629</text:p>
          </table:table-cell>
          <table:table-cell table:formula="of:=([.$A94] + [.H$1] - SQRT([.$A94]*[.$A94] - [.$A94]*[.H$1] + [.H$1]*[.H$1])) / 3" office:value-type="float" office:value="2.94948121596977" calcext:value-type="float">
            <text:p>2.94948121596977</text:p>
          </table:table-cell>
          <table:table-cell table:formula="of:=([.$A94] + [.I$1] - SQRT([.$A94]*[.$A94] - [.$A94]*[.I$1] + [.I$1]*[.I$1])) / 3" office:value-type="float" office:value="3.43087195513988" calcext:value-type="float">
            <text:p>3.43087195513988</text:p>
          </table:table-cell>
          <table:table-cell table:formula="of:=([.$A94] + [.J$1] - SQRT([.$A94]*[.$A94] - [.$A94]*[.J$1] + [.J$1]*[.J$1])) / 3" office:value-type="float" office:value="3.90923134571479" calcext:value-type="float">
            <text:p>3.90923134571479</text:p>
          </table:table-cell>
          <table:table-cell table:formula="of:=([.$A94] + [.K$1] - SQRT([.$A94]*[.$A94] - [.$A94]*[.K$1] + [.K$1]*[.K$1])) / 3" office:value-type="float" office:value="4.38451434747325" calcext:value-type="float">
            <text:p>4.38451434747325</text:p>
          </table:table-cell>
          <table:table-cell table:formula="of:=([.$A94] + [.L$1] - SQRT([.$A94]*[.$A94] - [.$A94]*[.L$1] + [.L$1]*[.L$1])) / 3" office:value-type="float" office:value="4.85667600747414" calcext:value-type="float">
            <text:p>4.85667600747414</text:p>
          </table:table-cell>
          <table:table-cell table:formula="of:=([.$A94] + [.M$1] - SQRT([.$A94]*[.$A94] - [.$A94]*[.M$1] + [.M$1]*[.M$1])) / 3" office:value-type="float" office:value="5.32567151021418" calcext:value-type="float">
            <text:p>5.32567151021418</text:p>
          </table:table-cell>
          <table:table-cell table:formula="of:=([.$A94] + [.N$1] - SQRT([.$A94]*[.$A94] - [.$A94]*[.N$1] + [.N$1]*[.N$1])) / 3" office:value-type="float" office:value="5.79145622972305" calcext:value-type="float">
            <text:p>5.79145622972305</text:p>
          </table:table-cell>
          <table:table-cell table:formula="of:=([.$A94] + [.O$1] - SQRT([.$A94]*[.$A94] - [.$A94]*[.O$1] + [.O$1]*[.O$1])) / 3" office:value-type="float" office:value="6.25398578353282" calcext:value-type="float">
            <text:p>6.25398578353282</text:p>
          </table:table-cell>
          <table:table-cell table:formula="of:=([.$A94] + [.P$1] - SQRT([.$A94]*[.$A94] - [.$A94]*[.P$1] + [.P$1]*[.P$1])) / 3" office:value-type="float" office:value="6.71321608844576" calcext:value-type="float">
            <text:p>6.71321608844576</text:p>
          </table:table-cell>
          <table:table-cell table:formula="of:=([.$A94] + [.Q$1] - SQRT([.$A94]*[.$A94] - [.$A94]*[.Q$1] + [.Q$1]*[.Q$1])) / 3" office:value-type="float" office:value="7.16910341801133" calcext:value-type="float">
            <text:p>7.16910341801133</text:p>
          </table:table-cell>
          <table:table-cell table:formula="of:=([.$A94] + [.R$1] - SQRT([.$A94]*[.$A94] - [.$A94]*[.R$1] + [.R$1]*[.R$1])) / 3" office:value-type="float" office:value="7.62160446160965" calcext:value-type="float">
            <text:p>7.62160446160965</text:p>
          </table:table-cell>
          <table:table-cell table:formula="of:=([.$A94] + [.S$1] - SQRT([.$A94]*[.$A94] - [.$A94]*[.S$1] + [.S$1]*[.S$1])) / 3" office:value-type="float" office:value="8.07067638502471" calcext:value-type="float">
            <text:p>8.07067638502471</text:p>
          </table:table-cell>
          <table:table-cell table:formula="of:=([.$A94] + [.T$1] - SQRT([.$A94]*[.$A94] - [.$A94]*[.T$1] + [.T$1]*[.T$1])) / 3" office:value-type="float" office:value="8.51627689237679" calcext:value-type="float">
            <text:p>8.51627689237679</text:p>
          </table:table-cell>
          <table:table-cell table:formula="of:=([.$A94] + [.U$1] - SQRT([.$A94]*[.$A94] - [.$A94]*[.U$1] + [.U$1]*[.U$1])) / 3" office:value-type="float" office:value="8.95836428926919" calcext:value-type="float">
            <text:p>8.95836428926919</text:p>
          </table:table-cell>
          <table:table-cell table:formula="of:=([.$A94] + [.V$1] - SQRT([.$A94]*[.$A94] - [.$A94]*[.V$1] + [.V$1]*[.V$1])) / 3" office:value-type="float" office:value="9.39689754699072" calcext:value-type="float">
            <text:p>9.39689754699072</text:p>
          </table:table-cell>
          <table:table-cell table:formula="of:=([.$A94] + [.W$1] - SQRT([.$A94]*[.$A94] - [.$A94]*[.W$1] + [.W$1]*[.W$1])) / 3" office:value-type="float" office:value="9.83183636760111" calcext:value-type="float">
            <text:p>9.83183636760111</text:p>
          </table:table-cell>
          <table:table-cell table:formula="of:=([.$A94] + [.X$1] - SQRT([.$A94]*[.$A94] - [.$A94]*[.X$1] + [.X$1]*[.X$1])) / 3" office:value-type="float" office:value="10.2631412497137" calcext:value-type="float">
            <text:p>10.2631412497137</text:p>
          </table:table-cell>
          <table:table-cell table:formula="of:=([.$A94] + [.Y$1] - SQRT([.$A94]*[.$A94] - [.$A94]*[.Y$1] + [.Y$1]*[.Y$1])) / 3" office:value-type="float" office:value="10.6907735547761" calcext:value-type="float">
            <text:p>10.6907735547761</text:p>
          </table:table-cell>
          <table:table-cell table:formula="of:=([.$A94] + [.Z$1] - SQRT([.$A94]*[.$A94] - [.$A94]*[.Z$1] + [.Z$1]*[.Z$1])) / 3" office:value-type="float" office:value="11.1146955736376" calcext:value-type="float">
            <text:p>11.1146955736376</text:p>
          </table:table-cell>
          <table:table-cell table:formula="of:=([.$A94] + [.AA$1] - SQRT([.$A94]*[.$A94] - [.$A94]*[.AA$1] + [.AA$1]*[.AA$1])) / 3" office:value-type="float" office:value="11.5348705931806" calcext:value-type="float">
            <text:p>11.5348705931806</text:p>
          </table:table-cell>
          <table:table-cell table:style-name="ce11" table:formula="of:=([.$A94] + [.AB$1] - SQRT([.$A94]*[.$A94] - [.$A94]*[.AB$1] + [.AB$1]*[.AB$1])) / 3" office:value-type="float" office:value="11.9512629627829" calcext:value-type="float">
            <text:p>11.9512629628</text:p>
          </table:table-cell>
          <table:table-cell table:formula="of:=([.$A94] + [.AC$1] - SQRT([.$A94]*[.$A94] - [.$A94]*[.AC$1] + [.AC$1]*[.AC$1])) / 3" office:value-type="float" office:value="12.3638381603664" calcext:value-type="float">
            <text:p>12.3638381603664</text:p>
          </table:table-cell>
          <table:table-cell table:formula="of:=([.$A94] + [.AD$1] - SQRT([.$A94]*[.$A94] - [.$A94]*[.AD$1] + [.AD$1]*[.AD$1])) / 3" office:value-type="float" office:value="12.7725628577838" calcext:value-type="float">
            <text:p>12.7725628577838</text:p>
          </table:table-cell>
          <table:table-cell table:formula="of:=([.$A94] + [.AE$1] - SQRT([.$A94]*[.$A94] - [.$A94]*[.AE$1] + [.AE$1]*[.AE$1])) / 3" office:value-type="float" office:value="13.177404985283" calcext:value-type="float">
            <text:p>13.177404985283</text:p>
          </table:table-cell>
          <table:table-cell table:formula="of:=([.$A94] + [.AF$1] - SQRT([.$A94]*[.$A94] - [.$A94]*[.AF$1] + [.AF$1]*[.AF$1])) / 3" office:value-type="float" office:value="13.5783337947866" calcext:value-type="float">
            <text:p>13.5783337947866</text:p>
          </table:table-cell>
          <table:table-cell table:number-columns-repeated="1635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([.$A95] + [.B$1] - SQRT([.$A95]*[.$A95] - [.$A95]*[.B$1] + [.B$1]*[.B$1])) / 3" office:value-type="float" office:value="0" calcext:value-type="float">
            <text:p>0</text:p>
          </table:table-cell>
          <table:table-cell table:formula="of:=([.$A95] + [.C$1] - SQRT([.$A95]*[.$A95] - [.$A95]*[.C$1] + [.C$1]*[.C$1])) / 3" office:value-type="float" office:value="0.498648678260603" calcext:value-type="float">
            <text:p>0.498648678260603</text:p>
          </table:table-cell>
          <table:table-cell table:formula="of:=([.$A95] + [.D$1] - SQRT([.$A95]*[.$A95] - [.$A95]*[.D$1] + [.D$1]*[.D$1])) / 3" office:value-type="float" office:value="0.994565698885249" calcext:value-type="float">
            <text:p>0.994565698885249</text:p>
          </table:table-cell>
          <table:table-cell table:formula="of:=([.$A95] + [.E$1] - SQRT([.$A95]*[.$A95] - [.$A95]*[.E$1] + [.E$1]*[.E$1])) / 3" office:value-type="float" office:value="1.48770739521529" calcext:value-type="float">
            <text:p>1.48770739521529</text:p>
          </table:table-cell>
          <table:table-cell table:formula="of:=([.$A95] + [.F$1] - SQRT([.$A95]*[.$A95] - [.$A95]*[.F$1] + [.F$1]*[.F$1])) / 3" office:value-type="float" office:value="1.9780299343481" calcext:value-type="float">
            <text:p>1.9780299343481</text:p>
          </table:table-cell>
          <table:table-cell table:formula="of:=([.$A95] + [.G$1] - SQRT([.$A95]*[.$A95] - [.$A95]*[.G$1] + [.G$1]*[.G$1])) / 3" office:value-type="float" office:value="2.46548935333811" calcext:value-type="float">
            <text:p>2.46548935333811</text:p>
          </table:table-cell>
          <table:table-cell table:formula="of:=([.$A95] + [.H$1] - SQRT([.$A95]*[.$A95] - [.$A95]*[.H$1] + [.H$1]*[.H$1])) / 3" office:value-type="float" office:value="2.95004159736656" calcext:value-type="float">
            <text:p>2.95004159736656</text:p>
          </table:table-cell>
          <table:table-cell table:formula="of:=([.$A95] + [.I$1] - SQRT([.$A95]*[.$A95] - [.$A95]*[.I$1] + [.I$1]*[.I$1])) / 3" office:value-type="float" office:value="3.43164255988189" calcext:value-type="float">
            <text:p>3.43164255988189</text:p>
          </table:table-cell>
          <table:table-cell table:formula="of:=([.$A95] + [.J$1] - SQRT([.$A95]*[.$A95] - [.$A95]*[.J$1] + [.J$1]*[.J$1])) / 3" office:value-type="float" office:value="3.91024812470425" calcext:value-type="float">
            <text:p>3.91024812470425</text:p>
          </table:table-cell>
          <table:table-cell table:formula="of:=([.$A95] + [.K$1] - SQRT([.$A95]*[.$A95] - [.$A95]*[.K$1] + [.K$1]*[.K$1])) / 3" office:value-type="float" office:value="4.3858142100783" calcext:value-type="float">
            <text:p>4.3858142100783</text:p>
          </table:table-cell>
          <table:table-cell table:formula="of:=([.$A95] + [.L$1] - SQRT([.$A95]*[.$A95] - [.$A95]*[.L$1] + [.L$1]*[.L$1])) / 3" office:value-type="float" office:value="4.85829681464895" calcext:value-type="float">
            <text:p>4.85829681464895</text:p>
          </table:table-cell>
          <table:table-cell table:formula="of:=([.$A95] + [.M$1] - SQRT([.$A95]*[.$A95] - [.$A95]*[.M$1] + [.M$1]*[.M$1])) / 3" office:value-type="float" office:value="5.32765206532435" calcext:value-type="float">
            <text:p>5.32765206532435</text:p>
          </table:table-cell>
          <table:table-cell table:formula="of:=([.$A95] + [.N$1] - SQRT([.$A95]*[.$A95] - [.$A95]*[.N$1] + [.N$1]*[.N$1])) / 3" office:value-type="float" office:value="5.79383626697954" calcext:value-type="float">
            <text:p>5.79383626697954</text:p>
          </table:table-cell>
          <table:table-cell table:formula="of:=([.$A95] + [.O$1] - SQRT([.$A95]*[.$A95] - [.$A95]*[.O$1] + [.O$1]*[.O$1])) / 3" office:value-type="float" office:value="6.25680595394285" calcext:value-type="float">
            <text:p>6.25680595394285</text:p>
          </table:table-cell>
          <table:table-cell table:formula="of:=([.$A95] + [.P$1] - SQRT([.$A95]*[.$A95] - [.$A95]*[.P$1] + [.P$1]*[.P$1])) / 3" office:value-type="float" office:value="6.7165179431953" calcext:value-type="float">
            <text:p>6.7165179431953</text:p>
          </table:table-cell>
          <table:table-cell table:formula="of:=([.$A95] + [.Q$1] - SQRT([.$A95]*[.$A95] - [.$A95]*[.Q$1] + [.Q$1]*[.Q$1])) / 3" office:value-type="float" office:value="7.17292938920085" calcext:value-type="float">
            <text:p>7.17292938920085</text:p>
          </table:table-cell>
          <table:table-cell table:formula="of:=([.$A95] + [.R$1] - SQRT([.$A95]*[.$A95] - [.$A95]*[.R$1] + [.R$1]*[.R$1])) / 3" office:value-type="float" office:value="7.62599784027318" calcext:value-type="float">
            <text:p>7.62599784027318</text:p>
          </table:table-cell>
          <table:table-cell table:formula="of:=([.$A95] + [.S$1] - SQRT([.$A95]*[.$A95] - [.$A95]*[.S$1] + [.S$1]*[.S$1])) / 3" office:value-type="float" office:value="8.07568129637129" calcext:value-type="float">
            <text:p>8.07568129637129</text:p>
          </table:table-cell>
          <table:table-cell table:formula="of:=([.$A95] + [.T$1] - SQRT([.$A95]*[.$A95] - [.$A95]*[.T$1] + [.T$1]*[.T$1])) / 3" office:value-type="float" office:value="8.52193826820372" calcext:value-type="float">
            <text:p>8.52193826820372</text:p>
          </table:table-cell>
          <table:table-cell table:formula="of:=([.$A95] + [.U$1] - SQRT([.$A95]*[.$A95] - [.$A95]*[.U$1] + [.U$1]*[.U$1])) / 3" office:value-type="float" office:value="8.96472783750789" calcext:value-type="float">
            <text:p>8.96472783750789</text:p>
          </table:table-cell>
          <table:table-cell table:formula="of:=([.$A95] + [.V$1] - SQRT([.$A95]*[.$A95] - [.$A95]*[.V$1] + [.V$1]*[.V$1])) / 3" office:value-type="float" office:value="9.40400971835804" calcext:value-type="float">
            <text:p>9.40400971835804</text:p>
          </table:table-cell>
          <table:table-cell table:formula="of:=([.$A95] + [.W$1] - SQRT([.$A95]*[.$A95] - [.$A95]*[.W$1] + [.W$1]*[.W$1])) / 3" office:value-type="float" office:value="9.83974431934255" calcext:value-type="float">
            <text:p>9.83974431934255</text:p>
          </table:table-cell>
          <table:table-cell table:formula="of:=([.$A95] + [.X$1] - SQRT([.$A95]*[.$A95] - [.$A95]*[.X$1] + [.X$1]*[.X$1])) / 3" office:value-type="float" office:value="10.2718928064387" calcext:value-type="float">
            <text:p>10.2718928064387</text:p>
          </table:table-cell>
          <table:table-cell table:formula="of:=([.$A95] + [.Y$1] - SQRT([.$A95]*[.$A95] - [.$A95]*[.Y$1] + [.Y$1]*[.Y$1])) / 3" office:value-type="float" office:value="10.700417166401" calcext:value-type="float">
            <text:p>10.700417166401</text:p>
          </table:table-cell>
          <table:table-cell table:formula="of:=([.$A95] + [.Z$1] - SQRT([.$A95]*[.$A95] - [.$A95]*[.Z$1] + [.Z$1]*[.Z$1])) / 3" office:value-type="float" office:value="11.1252802704673" calcext:value-type="float">
            <text:p>11.1252802704673</text:p>
          </table:table-cell>
          <table:table-cell table:formula="of:=([.$A95] + [.AA$1] - SQRT([.$A95]*[.$A95] - [.$A95]*[.AA$1] + [.AA$1]*[.AA$1])) / 3" office:value-type="float" office:value="11.5464459381768" calcext:value-type="float">
            <text:p>11.5464459381768</text:p>
          </table:table-cell>
          <table:table-cell table:style-name="ce11" table:formula="of:=([.$A95] + [.AB$1] - SQRT([.$A95]*[.$A95] - [.$A95]*[.AB$1] + [.AB$1]*[.AB$1])) / 3" office:value-type="float" office:value="11.9638790010825" calcext:value-type="float">
            <text:p>11.9638790011</text:p>
          </table:table-cell>
          <table:table-cell table:formula="of:=([.$A95] + [.AC$1] - SQRT([.$A95]*[.$A95] - [.$A95]*[.AC$1] + [.AC$1]*[.AC$1])) / 3" office:value-type="float" office:value="12.3775453661337" calcext:value-type="float">
            <text:p>12.3775453661337</text:p>
          </table:table-cell>
          <table:table-cell table:formula="of:=([.$A95] + [.AD$1] - SQRT([.$A95]*[.$A95] - [.$A95]*[.AD$1] + [.AD$1]*[.AD$1])) / 3" office:value-type="float" office:value="12.7874120784946" calcext:value-type="float">
            <text:p>12.7874120784946</text:p>
          </table:table-cell>
          <table:table-cell table:formula="of:=([.$A95] + [.AE$1] - SQRT([.$A95]*[.$A95] - [.$A95]*[.AE$1] + [.AE$1]*[.AE$1])) / 3" office:value-type="float" office:value="13.1934473835579" calcext:value-type="float">
            <text:p>13.1934473835579</text:p>
          </table:table-cell>
          <table:table-cell table:formula="of:=([.$A95] + [.AF$1] - SQRT([.$A95]*[.$A95] - [.$A95]*[.AF$1] + [.AF$1]*[.AF$1])) / 3" office:value-type="float" office:value="13.5956207879106" calcext:value-type="float">
            <text:p>13.5956207879106</text:p>
          </table:table-cell>
          <table:table-cell table:number-columns-repeated="1635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([.$A96] + [.B$1] - SQRT([.$A96]*[.$A96] - [.$A96]*[.B$1] + [.B$1]*[.B$1])) / 3" office:value-type="float" office:value="0" calcext:value-type="float">
            <text:p>0</text:p>
          </table:table-cell>
          <table:table-cell table:formula="of:=([.$A96] + [.C$1] - SQRT([.$A96]*[.$A96] - [.$A96]*[.C$1] + [.C$1]*[.C$1])) / 3" office:value-type="float" office:value="0.498663130276266" calcext:value-type="float">
            <text:p>0.498663130276266</text:p>
          </table:table-cell>
          <table:table-cell table:formula="of:=([.$A96] + [.D$1] - SQRT([.$A96]*[.$A96] - [.$A96]*[.D$1] + [.D$1]*[.D$1])) / 3" office:value-type="float" office:value="0.994624122044039" calcext:value-type="float">
            <text:p>0.994624122044039</text:p>
          </table:table-cell>
          <table:table-cell table:formula="of:=([.$A96] + [.E$1] - SQRT([.$A96]*[.$A96] - [.$A96]*[.E$1] + [.E$1]*[.E$1])) / 3" office:value-type="float" office:value="1.48784023556548" calcext:value-type="float">
            <text:p>1.48784023556548</text:p>
          </table:table-cell>
          <table:table-cell table:formula="of:=([.$A96] + [.F$1] - SQRT([.$A96]*[.$A96] - [.$A96]*[.F$1] + [.F$1]*[.F$1])) / 3" office:value-type="float" office:value="1.97826856937625" calcext:value-type="float">
            <text:p>1.97826856937625</text:p>
          </table:table-cell>
          <table:table-cell table:formula="of:=([.$A96] + [.G$1] - SQRT([.$A96]*[.$A96] - [.$A96]*[.G$1] + [.G$1]*[.G$1])) / 3" office:value-type="float" office:value="2.46586609492037" calcext:value-type="float">
            <text:p>2.46586609492037</text:p>
          </table:table-cell>
          <table:table-cell table:formula="of:=([.$A96] + [.H$1] - SQRT([.$A96]*[.$A96] - [.$A96]*[.H$1] + [.H$1]*[.H$1])) / 3" office:value-type="float" office:value="2.95058969305109" calcext:value-type="float">
            <text:p>2.95058969305109</text:p>
          </table:table-cell>
          <table:table-cell table:formula="of:=([.$A96] + [.I$1] - SQRT([.$A96]*[.$A96] - [.$A96]*[.I$1] + [.I$1]*[.I$1])) / 3" office:value-type="float" office:value="3.43239619240003" calcext:value-type="float">
            <text:p>3.43239619240003</text:p>
          </table:table-cell>
          <table:table-cell table:formula="of:=([.$A96] + [.J$1] - SQRT([.$A96]*[.$A96] - [.$A96]*[.J$1] + [.J$1]*[.J$1])) / 3" office:value-type="float" office:value="3.91124240960865" calcext:value-type="float">
            <text:p>3.91124240960865</text:p>
          </table:table-cell>
          <table:table-cell table:formula="of:=([.$A96] + [.K$1] - SQRT([.$A96]*[.$A96] - [.$A96]*[.K$1] + [.K$1]*[.K$1])) / 3" office:value-type="float" office:value="4.38708519140781" calcext:value-type="float">
            <text:p>4.38708519140781</text:p>
          </table:table-cell>
          <table:table-cell table:formula="of:=([.$A96] + [.L$1] - SQRT([.$A96]*[.$A96] - [.$A96]*[.L$1] + [.L$1]*[.L$1])) / 3" office:value-type="float" office:value="4.85988145852246" calcext:value-type="float">
            <text:p>4.85988145852246</text:p>
          </table:table-cell>
          <table:table-cell table:formula="of:=([.$A96] + [.M$1] - SQRT([.$A96]*[.$A96] - [.$A96]*[.M$1] + [.M$1]*[.M$1])) / 3" office:value-type="float" office:value="5.32958825136844" calcext:value-type="float">
            <text:p>5.32958825136844</text:p>
          </table:table-cell>
          <table:table-cell table:formula="of:=([.$A96] + [.N$1] - SQRT([.$A96]*[.$A96] - [.$A96]*[.N$1] + [.N$1]*[.N$1])) / 3" office:value-type="float" office:value="5.79616277749904" calcext:value-type="float">
            <text:p>5.79616277749904</text:p>
          </table:table-cell>
          <table:table-cell table:formula="of:=([.$A96] + [.O$1] - SQRT([.$A96]*[.$A96] - [.$A96]*[.O$1] + [.O$1]*[.O$1])) / 3" office:value-type="float" office:value="6.25956246074769" calcext:value-type="float">
            <text:p>6.25956246074769</text:p>
          </table:table-cell>
          <table:table-cell table:formula="of:=([.$A96] + [.P$1] - SQRT([.$A96]*[.$A96] - [.$A96]*[.P$1] + [.P$1]*[.P$1])) / 3" office:value-type="float" office:value="6.719744992003" calcext:value-type="float">
            <text:p>6.719744992003</text:p>
          </table:table-cell>
          <table:table-cell table:formula="of:=([.$A96] + [.Q$1] - SQRT([.$A96]*[.$A96] - [.$A96]*[.Q$1] + [.Q$1]*[.Q$1])) / 3" office:value-type="float" office:value="7.17666838154039" calcext:value-type="float">
            <text:p>7.17666838154039</text:p>
          </table:table-cell>
          <table:table-cell table:formula="of:=([.$A96] + [.R$1] - SQRT([.$A96]*[.$A96] - [.$A96]*[.R$1] + [.R$1]*[.R$1])) / 3" office:value-type="float" office:value="7.63029101282325" calcext:value-type="float">
            <text:p>7.63029101282325</text:p>
          </table:table-cell>
          <table:table-cell table:formula="of:=([.$A96] + [.S$1] - SQRT([.$A96]*[.$A96] - [.$A96]*[.S$1] + [.S$1]*[.S$1])) / 3" office:value-type="float" office:value="8.08057169767471" calcext:value-type="float">
            <text:p>8.08057169767471</text:p>
          </table:table-cell>
          <table:table-cell table:formula="of:=([.$A96] + [.T$1] - SQRT([.$A96]*[.$A96] - [.$A96]*[.T$1] + [.T$1]*[.T$1])) / 3" office:value-type="float" office:value="8.52746973270893" calcext:value-type="float">
            <text:p>8.52746973270893</text:p>
          </table:table-cell>
          <table:table-cell table:formula="of:=([.$A96] + [.U$1] - SQRT([.$A96]*[.$A96] - [.$A96]*[.U$1] + [.U$1]*[.U$1])) / 3" office:value-type="float" office:value="8.97094495689877" calcext:value-type="float">
            <text:p>8.97094495689877</text:p>
          </table:table-cell>
          <table:table-cell table:formula="of:=([.$A96] + [.V$1] - SQRT([.$A96]*[.$A96] - [.$A96]*[.V$1] + [.V$1]*[.V$1])) / 3" office:value-type="float" office:value="9.41095781014458" calcext:value-type="float">
            <text:p>9.41095781014458</text:p>
          </table:table-cell>
          <table:table-cell table:formula="of:=([.$A96] + [.W$1] - SQRT([.$A96]*[.$A96] - [.$A96]*[.W$1] + [.W$1]*[.W$1])) / 3" office:value-type="float" office:value="9.84746939269702" calcext:value-type="float">
            <text:p>9.84746939269702</text:p>
          </table:table-cell>
          <table:table-cell table:formula="of:=([.$A96] + [.X$1] - SQRT([.$A96]*[.$A96] - [.$A96]*[.X$1] + [.X$1]*[.X$1])) / 3" office:value-type="float" office:value="10.280441525275" calcext:value-type="float">
            <text:p>10.280441525275</text:p>
          </table:table-cell>
          <table:table-cell table:formula="of:=([.$A96] + [.Y$1] - SQRT([.$A96]*[.$A96] - [.$A96]*[.Y$1] + [.Y$1]*[.Y$1])) / 3" office:value-type="float" office:value="10.7098368097083" calcext:value-type="float">
            <text:p>10.7098368097083</text:p>
          </table:table-cell>
          <table:table-cell table:formula="of:=([.$A96] + [.Z$1] - SQRT([.$A96]*[.$A96] - [.$A96]*[.Z$1] + [.Z$1]*[.Z$1])) / 3" office:value-type="float" office:value="11.1356186899245" calcext:value-type="float">
            <text:p>11.1356186899245</text:p>
          </table:table-cell>
          <table:table-cell table:formula="of:=([.$A96] + [.AA$1] - SQRT([.$A96]*[.$A96] - [.$A96]*[.AA$1] + [.AA$1]*[.AA$1])) / 3" office:value-type="float" office:value="11.5577515130875" calcext:value-type="float">
            <text:p>11.5577515130875</text:p>
          </table:table-cell>
          <table:table-cell table:style-name="ce11" table:formula="of:=([.$A96] + [.AB$1] - SQRT([.$A96]*[.$A96] - [.$A96]*[.AB$1] + [.AB$1]*[.AB$1])) / 3" office:value-type="float" office:value="11.9762005906884" calcext:value-type="float">
            <text:p>11.9762005907</text:p>
          </table:table-cell>
          <table:table-cell table:formula="of:=([.$A96] + [.AC$1] - SQRT([.$A96]*[.$A96] - [.$A96]*[.AC$1] + [.AC$1]*[.AC$1])) / 3" office:value-type="float" office:value="12.390932259378" calcext:value-type="float">
            <text:p>12.390932259378</text:p>
          </table:table-cell>
          <table:table-cell table:formula="of:=([.$A96] + [.AD$1] - SQRT([.$A96]*[.$A96] - [.$A96]*[.AD$1] + [.AD$1]*[.AD$1])) / 3" office:value-type="float" office:value="12.8019139413248" calcext:value-type="float">
            <text:p>12.8019139413248</text:p>
          </table:table-cell>
          <table:table-cell table:formula="of:=([.$A96] + [.AE$1] - SQRT([.$A96]*[.$A96] - [.$A96]*[.AE$1] + [.AE$1]*[.AE$1])) / 3" office:value-type="float" office:value="13.2091142038737" calcext:value-type="float">
            <text:p>13.2091142038737</text:p>
          </table:table-cell>
          <table:table-cell table:formula="of:=([.$A96] + [.AF$1] - SQRT([.$A96]*[.$A96] - [.$A96]*[.AF$1] + [.AF$1]*[.AF$1])) / 3" office:value-type="float" office:value="13.6125028182776" calcext:value-type="float">
            <text:p>13.6125028182776</text:p>
          </table:table-cell>
          <table:table-cell table:number-columns-repeated="1635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([.$A97] + [.B$1] - SQRT([.$A97]*[.$A97] - [.$A97]*[.B$1] + [.B$1]*[.B$1])) / 3" office:value-type="float" office:value="0" calcext:value-type="float">
            <text:p>0</text:p>
          </table:table-cell>
          <table:table-cell table:formula="of:=([.$A97] + [.C$1] - SQRT([.$A97]*[.$A97] - [.$A97]*[.C$1] + [.C$1]*[.C$1])) / 3" office:value-type="float" office:value="0.498677276448641" calcext:value-type="float">
            <text:p>0.498677276448641</text:p>
          </table:table-cell>
          <table:table-cell table:formula="of:=([.$A97] + [.D$1] - SQRT([.$A97]*[.$A97] - [.$A97]*[.D$1] + [.D$1]*[.D$1])) / 3" office:value-type="float" office:value="0.994681302476754" calcext:value-type="float">
            <text:p>0.994681302476754</text:p>
          </table:table-cell>
          <table:table-cell table:formula="of:=([.$A97] + [.E$1] - SQRT([.$A97]*[.$A97] - [.$A97]*[.E$1] + [.E$1]*[.E$1])) / 3" office:value-type="float" office:value="1.48797023607305" calcext:value-type="float">
            <text:p>1.48797023607305</text:p>
          </table:table-cell>
          <table:table-cell table:formula="of:=([.$A97] + [.F$1] - SQRT([.$A97]*[.$A97] - [.$A97]*[.F$1] + [.F$1]*[.F$1])) / 3" office:value-type="float" office:value="1.97850207786005" calcext:value-type="float">
            <text:p>1.97850207786005</text:p>
          </table:table-cell>
          <table:table-cell table:formula="of:=([.$A97] + [.G$1] - SQRT([.$A97]*[.$A97] - [.$A97]*[.G$1] + [.G$1]*[.G$1])) / 3" office:value-type="float" office:value="2.46623470424644" calcext:value-type="float">
            <text:p>2.46623470424644</text:p>
          </table:table-cell>
          <table:table-cell table:formula="of:=([.$A97] + [.H$1] - SQRT([.$A97]*[.$A97] - [.$A97]*[.H$1] + [.H$1]*[.H$1])) / 3" office:value-type="float" office:value="2.95112590234926" calcext:value-type="float">
            <text:p>2.95112590234926</text:p>
          </table:table-cell>
          <table:table-cell table:formula="of:=([.$A97] + [.I$1] - SQRT([.$A97]*[.$A97] - [.$A97]*[.I$1] + [.I$1]*[.I$1])) / 3" office:value-type="float" office:value="3.433133406688" calcext:value-type="float">
            <text:p>3.433133406688</text:p>
          </table:table-cell>
          <table:table-cell table:formula="of:=([.$A97] + [.J$1] - SQRT([.$A97]*[.$A97] - [.$A97]*[.J$1] + [.J$1]*[.J$1])) / 3" office:value-type="float" office:value="3.9122149376457" calcext:value-type="float">
            <text:p>3.9122149376457</text:p>
          </table:table-cell>
          <table:table-cell table:formula="of:=([.$A97] + [.K$1] - SQRT([.$A97]*[.$A97] - [.$A97]*[.K$1] + [.K$1]*[.K$1])) / 3" office:value-type="float" office:value="4.38832824168407" calcext:value-type="float">
            <text:p>4.38832824168407</text:p>
          </table:table-cell>
          <table:table-cell table:formula="of:=([.$A97] + [.L$1] - SQRT([.$A97]*[.$A97] - [.$A97]*[.L$1] + [.L$1]*[.L$1])) / 3" office:value-type="float" office:value="4.86143113329146" calcext:value-type="float">
            <text:p>4.86143113329146</text:p>
          </table:table-cell>
          <table:table-cell table:formula="of:=([.$A97] + [.M$1] - SQRT([.$A97]*[.$A97] - [.$A97]*[.M$1] + [.M$1]*[.M$1])) / 3" office:value-type="float" office:value="5.33148153863388" calcext:value-type="float">
            <text:p>5.33148153863388</text:p>
          </table:table-cell>
          <table:table-cell table:formula="of:=([.$A97] + [.N$1] - SQRT([.$A97]*[.$A97] - [.$A97]*[.N$1] + [.N$1]*[.N$1])) / 3" office:value-type="float" office:value="5.79843754086962" calcext:value-type="float">
            <text:p>5.79843754086962</text:p>
          </table:table-cell>
          <table:table-cell table:formula="of:=([.$A97] + [.O$1] - SQRT([.$A97]*[.$A97] - [.$A97]*[.O$1] + [.O$1]*[.O$1])) / 3" office:value-type="float" office:value="6.26225742707874" calcext:value-type="float">
            <text:p>6.26225742707874</text:p>
          </table:table-cell>
          <table:table-cell table:formula="of:=([.$A97] + [.P$1] - SQRT([.$A97]*[.$A97] - [.$A97]*[.P$1] + [.P$1]*[.P$1])) / 3" office:value-type="float" office:value="6.7228997367482" calcext:value-type="float">
            <text:p>6.7228997367482</text:p>
          </table:table-cell>
          <table:table-cell table:formula="of:=([.$A97] + [.Q$1] - SQRT([.$A97]*[.$A97] - [.$A97]*[.Q$1] + [.Q$1]*[.Q$1])) / 3" office:value-type="float" office:value="7.18032331174311" calcext:value-type="float">
            <text:p>7.18032331174311</text:p>
          </table:table-cell>
          <table:table-cell table:formula="of:=([.$A97] + [.R$1] - SQRT([.$A97]*[.$A97] - [.$A97]*[.R$1] + [.R$1]*[.R$1])) / 3" office:value-type="float" office:value="7.63448734768396" calcext:value-type="float">
            <text:p>7.63448734768396</text:p>
          </table:table-cell>
          <table:table-cell table:formula="of:=([.$A97] + [.S$1] - SQRT([.$A97]*[.$A97] - [.$A97]*[.S$1] + [.S$1]*[.S$1])) / 3" office:value-type="float" office:value="8.08535144663824" calcext:value-type="float">
            <text:p>8.08535144663824</text:p>
          </table:table-cell>
          <table:table-cell table:formula="of:=([.$A97] + [.T$1] - SQRT([.$A97]*[.$A97] - [.$A97]*[.T$1] + [.T$1]*[.T$1])) / 3" office:value-type="float" office:value="8.53287567102421" calcext:value-type="float">
            <text:p>8.53287567102421</text:p>
          </table:table-cell>
          <table:table-cell table:formula="of:=([.$A97] + [.U$1] - SQRT([.$A97]*[.$A97] - [.$A97]*[.U$1] + [.U$1]*[.U$1])) / 3" office:value-type="float" office:value="8.97702059861302" calcext:value-type="float">
            <text:p>8.97702059861302</text:p>
          </table:table-cell>
          <table:table-cell table:formula="of:=([.$A97] + [.V$1] - SQRT([.$A97]*[.$A97] - [.$A97]*[.V$1] + [.V$1]*[.V$1])) / 3" office:value-type="float" office:value="9.41774737850421" calcext:value-type="float">
            <text:p>9.41774737850421</text:p>
          </table:table-cell>
          <table:table-cell table:formula="of:=([.$A97] + [.W$1] - SQRT([.$A97]*[.$A97] - [.$A97]*[.W$1] + [.W$1]*[.W$1])) / 3" office:value-type="float" office:value="9.85501778793862" calcext:value-type="float">
            <text:p>9.85501778793862</text:p>
          </table:table-cell>
          <table:table-cell table:formula="of:=([.$A97] + [.X$1] - SQRT([.$A97]*[.$A97] - [.$A97]*[.X$1] + [.X$1]*[.X$1])) / 3" office:value-type="float" office:value="10.2887942898015" calcext:value-type="float">
            <text:p>10.2887942898015</text:p>
          </table:table-cell>
          <table:table-cell table:formula="of:=([.$A97] + [.Y$1] - SQRT([.$A97]*[.$A97] - [.$A97]*[.Y$1] + [.Y$1]*[.Y$1])) / 3" office:value-type="float" office:value="10.7190400906587" calcext:value-type="float">
            <text:p>10.7190400906587</text:p>
          </table:table-cell>
          <table:table-cell table:formula="of:=([.$A97] + [.Z$1] - SQRT([.$A97]*[.$A97] - [.$A97]*[.Z$1] + [.Z$1]*[.Z$1])) / 3" office:value-type="float" office:value="11.145719199157" calcext:value-type="float">
            <text:p>11.145719199157</text:p>
          </table:table-cell>
          <table:table-cell table:formula="of:=([.$A97] + [.AA$1] - SQRT([.$A97]*[.$A97] - [.$A97]*[.AA$1] + [.AA$1]*[.AA$1])) / 3" office:value-type="float" office:value="11.5687964846134" calcext:value-type="float">
            <text:p>11.5687964846134</text:p>
          </table:table-cell>
          <table:table-cell table:style-name="ce11" table:formula="of:=([.$A97] + [.AB$1] - SQRT([.$A97]*[.$A97] - [.$A97]*[.AB$1] + [.AB$1]*[.AB$1])) / 3" office:value-type="float" office:value="11.9882377356035" calcext:value-type="float">
            <text:p>11.9882377356</text:p>
          </table:table-cell>
          <table:table-cell table:formula="of:=([.$A97] + [.AC$1] - SQRT([.$A97]*[.$A97] - [.$A97]*[.AC$1] + [.AC$1]*[.AC$1])) / 3" office:value-type="float" office:value="12.404009718358" calcext:value-type="float">
            <text:p>12.404009718358</text:p>
          </table:table-cell>
          <table:table-cell table:formula="of:=([.$A97] + [.AD$1] - SQRT([.$A97]*[.$A97] - [.$A97]*[.AD$1] + [.AD$1]*[.AD$1])) / 3" office:value-type="float" office:value="12.8160802347627" calcext:value-type="float">
            <text:p>12.8160802347627</text:p>
          </table:table-cell>
          <table:table-cell table:formula="of:=([.$A97] + [.AE$1] - SQRT([.$A97]*[.$A97] - [.$A97]*[.AE$1] + [.AE$1]*[.AE$1])) / 3" office:value-type="float" office:value="13.2244181797542" calcext:value-type="float">
            <text:p>13.2244181797542</text:p>
          </table:table-cell>
          <table:table-cell table:formula="of:=([.$A97] + [.AF$1] - SQRT([.$A97]*[.$A97] - [.$A97]*[.AF$1] + [.AF$1]*[.AF$1])) / 3" office:value-type="float" office:value="13.6289935978988" calcext:value-type="float">
            <text:p>13.6289935978988</text:p>
          </table:table-cell>
          <table:table-cell table:number-columns-repeated="1635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([.$A98] + [.B$1] - SQRT([.$A98]*[.$A98] - [.$A98]*[.B$1] + [.B$1]*[.B$1])) / 3" office:value-type="float" office:value="0" calcext:value-type="float">
            <text:p>0</text:p>
          </table:table-cell>
          <table:table-cell table:formula="of:=([.$A98] + [.C$1] - SQRT([.$A98]*[.$A98] - [.$A98]*[.C$1] + [.C$1]*[.C$1])) / 3" office:value-type="float" office:value="0.498691126384557" calcext:value-type="float">
            <text:p>0.498691126384557</text:p>
          </table:table-cell>
          <table:table-cell table:formula="of:=([.$A98] + [.D$1] - SQRT([.$A98]*[.$A98] - [.$A98]*[.D$1] + [.D$1]*[.D$1])) / 3" office:value-type="float" office:value="0.994737279414125" calcext:value-type="float">
            <text:p>0.994737279414125</text:p>
          </table:table-cell>
          <table:table-cell table:formula="of:=([.$A98] + [.E$1] - SQRT([.$A98]*[.$A98] - [.$A98]*[.E$1] + [.E$1]*[.E$1])) / 3" office:value-type="float" office:value="1.48809748682254" calcext:value-type="float">
            <text:p>1.48809748682254</text:p>
          </table:table-cell>
          <table:table-cell table:formula="of:=([.$A98] + [.F$1] - SQRT([.$A98]*[.$A98] - [.$A98]*[.F$1] + [.F$1]*[.F$1])) / 3" office:value-type="float" office:value="1.97873062318708" calcext:value-type="float">
            <text:p>1.97873062318708</text:p>
          </table:table-cell>
          <table:table-cell table:formula="of:=([.$A98] + [.G$1] - SQRT([.$A98]*[.$A98] - [.$A98]*[.G$1] + [.G$1]*[.G$1])) / 3" office:value-type="float" office:value="2.46659544167674" calcext:value-type="float">
            <text:p>2.46659544167674</text:p>
          </table:table-cell>
          <table:table-cell table:formula="of:=([.$A98] + [.H$1] - SQRT([.$A98]*[.$A98] - [.$A98]*[.H$1] + [.H$1]*[.H$1])) / 3" office:value-type="float" office:value="2.95165060747995" calcext:value-type="float">
            <text:p>2.95165060747995</text:p>
          </table:table-cell>
          <table:table-cell table:formula="of:=([.$A98] + [.I$1] - SQRT([.$A98]*[.$A98] - [.$A98]*[.I$1] + [.I$1]*[.I$1])) / 3" office:value-type="float" office:value="3.43385473291391" calcext:value-type="float">
            <text:p>3.43385473291391</text:p>
          </table:table-cell>
          <table:table-cell table:formula="of:=([.$A98] + [.J$1] - SQRT([.$A98]*[.$A98] - [.$A98]*[.J$1] + [.J$1]*[.J$1])) / 3" office:value-type="float" office:value="3.91316641421121" calcext:value-type="float">
            <text:p>3.91316641421121</text:p>
          </table:table-cell>
          <table:table-cell table:formula="of:=([.$A98] + [.K$1] - SQRT([.$A98]*[.$A98] - [.$A98]*[.K$1] + [.K$1]*[.K$1])) / 3" office:value-type="float" office:value="4.38954426997207" calcext:value-type="float">
            <text:p>4.38954426997207</text:p>
          </table:table-cell>
          <table:table-cell table:formula="of:=([.$A98] + [.L$1] - SQRT([.$A98]*[.$A98] - [.$A98]*[.L$1] + [.L$1]*[.L$1])) / 3" office:value-type="float" office:value="4.86294698126283" calcext:value-type="float">
            <text:p>4.86294698126283</text:p>
          </table:table-cell>
          <table:table-cell table:formula="of:=([.$A98] + [.M$1] - SQRT([.$A98]*[.$A98] - [.$A98]*[.M$1] + [.M$1]*[.M$1])) / 3" office:value-type="float" office:value="5.33333333333333" calcext:value-type="float">
            <text:p>5.33333333333333</text:p>
          </table:table-cell>
          <table:table-cell table:formula="of:=([.$A98] + [.N$1] - SQRT([.$A98]*[.$A98] - [.$A98]*[.N$1] + [.N$1]*[.N$1])) / 3" office:value-type="float" office:value="5.800662258917" calcext:value-type="float">
            <text:p>5.800662258917</text:p>
          </table:table-cell>
          <table:table-cell table:formula="of:=([.$A98] + [.O$1] - SQRT([.$A98]*[.$A98] - [.$A98]*[.O$1] + [.O$1]*[.O$1])) / 3" office:value-type="float" office:value="6.26489288306869" calcext:value-type="float">
            <text:p>6.26489288306869</text:p>
          </table:table-cell>
          <table:table-cell table:formula="of:=([.$A98] + [.P$1] - SQRT([.$A98]*[.$A98] - [.$A98]*[.P$1] + [.P$1]*[.P$1])) / 3" office:value-type="float" office:value="6.72598456948584" calcext:value-type="float">
            <text:p>6.72598456948584</text:p>
          </table:table-cell>
          <table:table-cell table:formula="of:=([.$A98] + [.Q$1] - SQRT([.$A98]*[.$A98] - [.$A98]*[.Q$1] + [.Q$1]*[.Q$1])) / 3" office:value-type="float" office:value="7.18389696824885" calcext:value-type="float">
            <text:p>7.18389696824885</text:p>
          </table:table-cell>
          <table:table-cell table:formula="of:=([.$A98] + [.R$1] - SQRT([.$A98]*[.$A98] - [.$A98]*[.R$1] + [.R$1]*[.R$1])) / 3" office:value-type="float" office:value="7.63859006490655" calcext:value-type="float">
            <text:p>7.63859006490655</text:p>
          </table:table-cell>
          <table:table-cell table:formula="of:=([.$A98] + [.S$1] - SQRT([.$A98]*[.$A98] - [.$A98]*[.S$1] + [.S$1]*[.S$1])) / 3" office:value-type="float" office:value="8.0900242308225" calcext:value-type="float">
            <text:p>8.0900242308225</text:p>
          </table:table-cell>
          <table:table-cell table:formula="of:=([.$A98] + [.T$1] - SQRT([.$A98]*[.$A98] - [.$A98]*[.T$1] + [.T$1]*[.T$1])) / 3" office:value-type="float" office:value="8.53816027468753" calcext:value-type="float">
            <text:p>8.53816027468753</text:p>
          </table:table-cell>
          <table:table-cell table:formula="of:=([.$A98] + [.U$1] - SQRT([.$A98]*[.$A98] - [.$A98]*[.U$1] + [.U$1]*[.U$1])) / 3" office:value-type="float" office:value="8.98295949509331" calcext:value-type="float">
            <text:p>8.98295949509331</text:p>
          </table:table-cell>
          <table:table-cell table:formula="of:=([.$A98] + [.V$1] - SQRT([.$A98]*[.$A98] - [.$A98]*[.V$1] + [.V$1]*[.V$1])) / 3" office:value-type="float" office:value="9.42438373405159" calcext:value-type="float">
            <text:p>9.42438373405159</text:p>
          </table:table-cell>
          <table:table-cell table:formula="of:=([.$A98] + [.W$1] - SQRT([.$A98]*[.$A98] - [.$A98]*[.W$1] + [.W$1]*[.W$1])) / 3" office:value-type="float" office:value="9.86239543133307" calcext:value-type="float">
            <text:p>9.86239543133307</text:p>
          </table:table-cell>
          <table:table-cell table:formula="of:=([.$A98] + [.X$1] - SQRT([.$A98]*[.$A98] - [.$A98]*[.X$1] + [.X$1]*[.X$1])) / 3" office:value-type="float" office:value="10.2969576794899" calcext:value-type="float">
            <text:p>10.2969576794899</text:p>
          </table:table-cell>
          <table:table-cell table:formula="of:=([.$A98] + [.Y$1] - SQRT([.$A98]*[.$A98] - [.$A98]*[.Y$1] + [.Y$1]*[.Y$1])) / 3" office:value-type="float" office:value="10.7280342794158" calcext:value-type="float">
            <text:p>10.7280342794158</text:p>
          </table:table-cell>
          <table:table-cell table:formula="of:=([.$A98] + [.Z$1] - SQRT([.$A98]*[.$A98] - [.$A98]*[.Z$1] + [.Z$1]*[.Z$1])) / 3" office:value-type="float" office:value="11.1555897962881" calcext:value-type="float">
            <text:p>11.1555897962881</text:p>
          </table:table-cell>
          <table:table-cell table:formula="of:=([.$A98] + [.AA$1] - SQRT([.$A98]*[.$A98] - [.$A98]*[.AA$1] + [.AA$1]*[.AA$1])) / 3" office:value-type="float" office:value="11.5795896157271" calcext:value-type="float">
            <text:p>11.5795896157271</text:p>
          </table:table-cell>
          <table:table-cell table:style-name="ce12" table:formula="of:=([.$A98] + [.AB$1] - SQRT([.$A98]*[.$A98] - [.$A98]*[.AB$1] + [.AB$1]*[.AB$1])) / 3" office:value-type="float" office:value="12" calcext:value-type="float">
            <text:p>12</text:p>
          </table:table-cell>
          <table:table-cell table:formula="of:=([.$A98] + [.AC$1] - SQRT([.$A98]*[.$A98] - [.$A98]*[.AC$1] + [.AC$1]*[.AC$1])) / 3" office:value-type="float" office:value="12.4167881440871" calcext:value-type="float">
            <text:p>12.4167881440871</text:p>
          </table:table-cell>
          <table:table-cell table:formula="of:=([.$A98] + [.AD$1] - SQRT([.$A98]*[.$A98] - [.$A98]*[.AD$1] + [.AD$1]*[.AD$1])) / 3" office:value-type="float" office:value="12.8299222314241" calcext:value-type="float">
            <text:p>12.8299222314241</text:p>
          </table:table-cell>
          <table:table-cell table:formula="of:=([.$A98] + [.AE$1] - SQRT([.$A98]*[.$A98] - [.$A98]*[.AE$1] + [.AE$1]*[.AE$1])) / 3" office:value-type="float" office:value="13.2393714891245" calcext:value-type="float">
            <text:p>13.2393714891245</text:p>
          </table:table-cell>
          <table:table-cell table:formula="of:=([.$A98] + [.AF$1] - SQRT([.$A98]*[.$A98] - [.$A98]*[.AF$1] + [.AF$1]*[.AF$1])) / 3" office:value-type="float" office:value="13.6451062424844" calcext:value-type="float">
            <text:p>13.6451062424844</text:p>
          </table:table-cell>
          <table:table-cell table:number-columns-repeated="1635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([.$A99] + [.B$1] - SQRT([.$A99]*[.$A99] - [.$A99]*[.B$1] + [.B$1]*[.B$1])) / 3" office:value-type="float" office:value="0" calcext:value-type="float">
            <text:p>0</text:p>
          </table:table-cell>
          <table:table-cell table:formula="of:=([.$A99] + [.C$1] - SQRT([.$A99]*[.$A99] - [.$A99]*[.C$1] + [.C$1]*[.C$1])) / 3" office:value-type="float" office:value="0.498704689292689" calcext:value-type="float">
            <text:p>0.498704689292689</text:p>
          </table:table-cell>
          <table:table-cell table:formula="of:=([.$A99] + [.D$1] - SQRT([.$A99]*[.$A99] - [.$A99]*[.D$1] + [.D$1]*[.D$1])) / 3" office:value-type="float" office:value="0.994792090452947" calcext:value-type="float">
            <text:p>0.994792090452947</text:p>
          </table:table-cell>
          <table:table-cell table:formula="of:=([.$A99] + [.E$1] - SQRT([.$A99]*[.$A99] - [.$A99]*[.E$1] + [.E$1]*[.E$1])) / 3" office:value-type="float" office:value="1.48822207412887" calcext:value-type="float">
            <text:p>1.48822207412887</text:p>
          </table:table-cell>
          <table:table-cell table:formula="of:=([.$A99] + [.F$1] - SQRT([.$A99]*[.$A99] - [.$A99]*[.F$1] + [.F$1]*[.F$1])) / 3" office:value-type="float" office:value="1.97895436187711" calcext:value-type="float">
            <text:p>1.97895436187711</text:p>
          </table:table-cell>
          <table:table-cell table:formula="of:=([.$A99] + [.G$1] - SQRT([.$A99]*[.$A99] - [.$A99]*[.G$1] + [.G$1]*[.G$1])) / 3" office:value-type="float" office:value="2.46694855658061" calcext:value-type="float">
            <text:p>2.46694855658061</text:p>
          </table:table-cell>
          <table:table-cell table:formula="of:=([.$A99] + [.H$1] - SQRT([.$A99]*[.$A99] - [.$A99]*[.H$1] + [.H$1]*[.H$1])) / 3" office:value-type="float" office:value="2.95216417446072" calcext:value-type="float">
            <text:p>2.95216417446072</text:p>
          </table:table-cell>
          <table:table-cell table:formula="of:=([.$A99] + [.I$1] - SQRT([.$A99]*[.$A99] - [.$A99]*[.I$1] + [.I$1]*[.I$1])) / 3" office:value-type="float" office:value="3.43456067868622" calcext:value-type="float">
            <text:p>3.43456067868622</text:p>
          </table:table-cell>
          <table:table-cell table:formula="of:=([.$A99] + [.J$1] - SQRT([.$A99]*[.$A99] - [.$A99]*[.J$1] + [.J$1]*[.J$1])) / 3" office:value-type="float" office:value="3.9140975145753" calcext:value-type="float">
            <text:p>3.9140975145753</text:p>
          </table:table-cell>
          <table:table-cell table:formula="of:=([.$A99] + [.K$1] - SQRT([.$A99]*[.$A99] - [.$A99]*[.K$1] + [.K$1]*[.K$1])) / 3" office:value-type="float" office:value="4.39073414638001" calcext:value-type="float">
            <text:p>4.39073414638001</text:p>
          </table:table-cell>
          <table:table-cell table:formula="of:=([.$A99] + [.L$1] - SQRT([.$A99]*[.$A99] - [.$A99]*[.L$1] + [.L$1]*[.L$1])) / 3" office:value-type="float" office:value="4.86443009563537" calcext:value-type="float">
            <text:p>4.86443009563537</text:p>
          </table:table-cell>
          <table:table-cell table:formula="of:=([.$A99] + [.M$1] - SQRT([.$A99]*[.$A99] - [.$A99]*[.M$1] + [.M$1]*[.M$1])) / 3" office:value-type="float" office:value="5.3351449810482" calcext:value-type="float">
            <text:p>5.3351449810482</text:p>
          </table:table-cell>
          <table:table-cell table:formula="of:=([.$A99] + [.N$1] - SQRT([.$A99]*[.$A99] - [.$A99]*[.N$1] + [.N$1]*[.N$1])) / 3" office:value-type="float" office:value="5.80283855989228" calcext:value-type="float">
            <text:p>5.80283855989228</text:p>
          </table:table-cell>
          <table:table-cell table:formula="of:=([.$A99] + [.O$1] - SQRT([.$A99]*[.$A99] - [.$A99]*[.O$1] + [.O$1]*[.O$1])) / 3" office:value-type="float" office:value="6.26747077086852" calcext:value-type="float">
            <text:p>6.26747077086852</text:p>
          </table:table-cell>
          <table:table-cell table:formula="of:=([.$A99] + [.P$1] - SQRT([.$A99]*[.$A99] - [.$A99]*[.P$1] + [.P$1]*[.P$1])) / 3" office:value-type="float" office:value="6.7290017783798" calcext:value-type="float">
            <text:p>6.7290017783798</text:p>
          </table:table-cell>
          <table:table-cell table:formula="of:=([.$A99] + [.Q$1] - SQRT([.$A99]*[.$A99] - [.$A99]*[.Q$1] + [.Q$1]*[.Q$1])) / 3" office:value-type="float" office:value="7.1873920181616" calcext:value-type="float">
            <text:p>7.1873920181616</text:p>
          </table:table-cell>
          <table:table-cell table:formula="of:=([.$A99] + [.R$1] - SQRT([.$A99]*[.$A99] - [.$A99]*[.R$1] + [.R$1]*[.R$1])) / 3" office:value-type="float" office:value="7.64260224419974" calcext:value-type="float">
            <text:p>7.64260224419974</text:p>
          </table:table-cell>
          <table:table-cell table:formula="of:=([.$A99] + [.S$1] - SQRT([.$A99]*[.$A99] - [.$A99]*[.S$1] + [.S$1]*[.S$1])) / 3" office:value-type="float" office:value="8.09459357685749" calcext:value-type="float">
            <text:p>8.09459357685749</text:p>
          </table:table-cell>
          <table:table-cell table:formula="of:=([.$A99] + [.T$1] - SQRT([.$A99]*[.$A99] - [.$A99]*[.T$1] + [.T$1]*[.T$1])) / 3" office:value-type="float" office:value="8.54332755212469" calcext:value-type="float">
            <text:p>8.54332755212469</text:p>
          </table:table-cell>
          <table:table-cell table:formula="of:=([.$A99] + [.U$1] - SQRT([.$A99]*[.$A99] - [.$A99]*[.U$1] + [.U$1]*[.U$1])) / 3" office:value-type="float" office:value="8.98876617189147" calcext:value-type="float">
            <text:p>8.98876617189147</text:p>
          </table:table-cell>
          <table:table-cell table:formula="of:=([.$A99] + [.V$1] - SQRT([.$A99]*[.$A99] - [.$A99]*[.V$1] + [.V$1]*[.V$1])) / 3" office:value-type="float" office:value="9.43087195513988" calcext:value-type="float">
            <text:p>9.43087195513988</text:p>
          </table:table-cell>
          <table:table-cell table:formula="of:=([.$A99] + [.W$1] - SQRT([.$A99]*[.$A99] - [.$A99]*[.W$1] + [.W$1]*[.W$1])) / 3" office:value-type="float" office:value="9.86960798993673" calcext:value-type="float">
            <text:p>9.86960798993673</text:p>
          </table:table-cell>
          <table:table-cell table:formula="of:=([.$A99] + [.X$1] - SQRT([.$A99]*[.$A99] - [.$A99]*[.X$1] + [.X$1]*[.X$1])) / 3" office:value-type="float" office:value="10.3049379861017" calcext:value-type="float">
            <text:p>10.3049379861017</text:p>
          </table:table-cell>
          <table:table-cell table:formula="of:=([.$A99] + [.Y$1] - SQRT([.$A99]*[.$A99] - [.$A99]*[.Y$1] + [.Y$1]*[.Y$1])) / 3" office:value-type="float" office:value="10.7368263284152" calcext:value-type="float">
            <text:p>10.7368263284152</text:p>
          </table:table-cell>
          <table:table-cell table:formula="of:=([.$A99] + [.Z$1] - SQRT([.$A99]*[.$A99] - [.$A99]*[.Z$1] + [.Z$1]*[.Z$1])) / 3" office:value-type="float" office:value="11.1652381302218" calcext:value-type="float">
            <text:p>11.1652381302218</text:p>
          </table:table-cell>
          <table:table-cell table:formula="of:=([.$A99] + [.AA$1] - SQRT([.$A99]*[.$A99] - [.$A99]*[.AA$1] + [.AA$1]*[.AA$1])) / 3" office:value-type="float" office:value="11.5901392872762" calcext:value-type="float">
            <text:p>11.5901392872762</text:p>
          </table:table-cell>
          <table:table-cell table:style-name="ce11" table:formula="of:=([.$A99] + [.AB$1] - SQRT([.$A99]*[.$A99] - [.$A99]*[.AB$1] + [.AB$1]*[.AB$1])) / 3" office:value-type="float" office:value="12.0114965316708" calcext:value-type="float">
            <text:p>12.0114965317</text:p>
          </table:table-cell>
          <table:table-cell table:formula="of:=([.$A99] + [.AC$1] - SQRT([.$A99]*[.$A99] - [.$A99]*[.AC$1] + [.AC$1]*[.AC$1])) / 3" office:value-type="float" office:value="12.4292774856769" calcext:value-type="float">
            <text:p>12.4292774856769</text:p>
          </table:table-cell>
          <table:table-cell table:formula="of:=([.$A99] + [.AD$1] - SQRT([.$A99]*[.$A99] - [.$A99]*[.AD$1] + [.AD$1]*[.AD$1])) / 3" office:value-type="float" office:value="12.8434507153232" calcext:value-type="float">
            <text:p>12.8434507153232</text:p>
          </table:table-cell>
          <table:table-cell table:formula="of:=([.$A99] + [.AE$1] - SQRT([.$A99]*[.$A99] - [.$A99]*[.AE$1] + [.AE$1]*[.AE$1])) / 3" office:value-type="float" office:value="13.2539857835328" calcext:value-type="float">
            <text:p>13.2539857835328</text:p>
          </table:table-cell>
          <table:table-cell table:formula="of:=([.$A99] + [.AF$1] - SQRT([.$A99]*[.$A99] - [.$A99]*[.AF$1] + [.AF$1]*[.AF$1])) / 3" office:value-type="float" office:value="13.6608533026295" calcext:value-type="float">
            <text:p>13.6608533026295</text:p>
          </table:table-cell>
          <table:table-cell table:number-columns-repeated="1635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([.$A100] + [.B$1] - SQRT([.$A100]*[.$A100] - [.$A100]*[.B$1] + [.B$1]*[.B$1])) / 3" office:value-type="float" office:value="0" calcext:value-type="float">
            <text:p>0</text:p>
          </table:table-cell>
          <table:table-cell table:formula="of:=([.$A100] + [.C$1] - SQRT([.$A100]*[.$A100] - [.$A100]*[.C$1] + [.C$1]*[.C$1])) / 3" office:value-type="float" office:value="0.498717974003957" calcext:value-type="float">
            <text:p>0.498717974003957</text:p>
          </table:table-cell>
          <table:table-cell table:formula="of:=([.$A100] + [.D$1] - SQRT([.$A100]*[.$A100] - [.$A100]*[.D$1] + [.D$1]*[.D$1])) / 3" office:value-type="float" office:value="0.994845771640257" calcext:value-type="float">
            <text:p>0.994845771640257</text:p>
          </table:table-cell>
          <table:table-cell table:formula="of:=([.$A100] + [.E$1] - SQRT([.$A100]*[.$A100] - [.$A100]*[.E$1] + [.E$1]*[.E$1])) / 3" office:value-type="float" office:value="1.48834408073245" calcext:value-type="float">
            <text:p>1.48834408073245</text:p>
          </table:table-cell>
          <table:table-cell table:formula="of:=([.$A100] + [.F$1] - SQRT([.$A100]*[.$A100] - [.$A100]*[.F$1] + [.F$1]*[.F$1])) / 3" office:value-type="float" office:value="1.97917344393913" calcext:value-type="float">
            <text:p>1.97917344393913</text:p>
          </table:table-cell>
          <table:table-cell table:formula="of:=([.$A100] + [.G$1] - SQRT([.$A100]*[.$A100] - [.$A100]*[.G$1] + [.G$1]*[.G$1])) / 3" office:value-type="float" office:value="2.46729428791" calcext:value-type="float">
            <text:p>2.46729428791</text:p>
          </table:table-cell>
          <table:table-cell table:formula="of:=([.$A100] + [.H$1] - SQRT([.$A100]*[.$A100] - [.$A100]*[.H$1] + [.H$1]*[.H$1])) / 3" office:value-type="float" office:value="2.95266695395654" calcext:value-type="float">
            <text:p>2.95266695395654</text:p>
          </table:table-cell>
          <table:table-cell table:formula="of:=([.$A100] + [.I$1] - SQRT([.$A100]*[.$A100] - [.$A100]*[.I$1] + [.I$1]*[.I$1])) / 3" office:value-type="float" office:value="3.43525173023974" calcext:value-type="float">
            <text:p>3.43525173023974</text:p>
          </table:table-cell>
          <table:table-cell table:formula="of:=([.$A100] + [.J$1] - SQRT([.$A100]*[.$A100] - [.$A100]*[.J$1] + [.J$1]*[.J$1])) / 3" office:value-type="float" office:value="3.91500888547152" calcext:value-type="float">
            <text:p>3.91500888547152</text:p>
          </table:table-cell>
          <table:table-cell table:formula="of:=([.$A100] + [.K$1] - SQRT([.$A100]*[.$A100] - [.$A100]*[.K$1] + [.K$1]*[.K$1])) / 3" office:value-type="float" office:value="4.39189870412039" calcext:value-type="float">
            <text:p>4.39189870412039</text:p>
          </table:table-cell>
          <table:table-cell table:formula="of:=([.$A100] + [.L$1] - SQRT([.$A100]*[.$A100] - [.$A100]*[.L$1] + [.L$1]*[.L$1])) / 3" office:value-type="float" office:value="4.86588152310502" calcext:value-type="float">
            <text:p>4.86588152310502</text:p>
          </table:table-cell>
          <table:table-cell table:formula="of:=([.$A100] + [.M$1] - SQRT([.$A100]*[.$A100] - [.$A100]*[.M$1] + [.M$1]*[.M$1])) / 3" office:value-type="float" office:value="5.33691776995282" calcext:value-type="float">
            <text:p>5.33691776995282</text:p>
          </table:table-cell>
          <table:table-cell table:formula="of:=([.$A100] + [.N$1] - SQRT([.$A100]*[.$A100] - [.$A100]*[.N$1] + [.N$1]*[.N$1])) / 3" office:value-type="float" office:value="5.80496800239278" calcext:value-type="float">
            <text:p>5.80496800239278</text:p>
          </table:table-cell>
          <table:table-cell table:formula="of:=([.$A100] + [.O$1] - SQRT([.$A100]*[.$A100] - [.$A100]*[.O$1] + [.O$1]*[.O$1])) / 3" office:value-type="float" office:value="6.26999294934456" calcext:value-type="float">
            <text:p>6.26999294934456</text:p>
          </table:table-cell>
          <table:table-cell table:formula="of:=([.$A100] + [.P$1] - SQRT([.$A100]*[.$A100] - [.$A100]*[.P$1] + [.P$1]*[.P$1])) / 3" office:value-type="float" office:value="6.73195355325733" calcext:value-type="float">
            <text:p>6.73195355325733</text:p>
          </table:table-cell>
          <table:table-cell table:formula="of:=([.$A100] + [.Q$1] - SQRT([.$A100]*[.$A100] - [.$A100]*[.Q$1] + [.Q$1]*[.Q$1])) / 3" office:value-type="float" office:value="7.19081101374401" calcext:value-type="float">
            <text:p>7.19081101374401</text:p>
          </table:table-cell>
          <table:table-cell table:formula="of:=([.$A100] + [.R$1] - SQRT([.$A100]*[.$A100] - [.$A100]*[.R$1] + [.R$1]*[.R$1])) / 3" office:value-type="float" office:value="7.64652683244744" calcext:value-type="float">
            <text:p>7.64652683244744</text:p>
          </table:table-cell>
          <table:table-cell table:formula="of:=([.$A100] + [.S$1] - SQRT([.$A100]*[.$A100] - [.$A100]*[.S$1] + [.S$1]*[.S$1])) / 3" office:value-type="float" office:value="8.0990628590667" calcext:value-type="float">
            <text:p>8.0990628590667</text:p>
          </table:table-cell>
          <table:table-cell table:formula="of:=([.$A100] + [.T$1] - SQRT([.$A100]*[.$A100] - [.$A100]*[.T$1] + [.T$1]*[.T$1])) / 3" office:value-type="float" office:value="8.54838133846262" calcext:value-type="float">
            <text:p>8.54838133846262</text:p>
          </table:table-cell>
          <table:table-cell table:formula="of:=([.$A100] + [.U$1] - SQRT([.$A100]*[.$A100] - [.$A100]*[.U$1] + [.U$1]*[.U$1])) / 3" office:value-type="float" office:value="8.9944449587525" calcext:value-type="float">
            <text:p>8.9944449587525</text:p>
          </table:table-cell>
          <table:table-cell table:formula="of:=([.$A100] + [.V$1] - SQRT([.$A100]*[.$A100] - [.$A100]*[.V$1] + [.V$1]*[.V$1])) / 3" office:value-type="float" office:value="9.43721690029512" calcext:value-type="float">
            <text:p>9.43721690029512</text:p>
          </table:table-cell>
          <table:table-cell table:formula="of:=([.$A100] + [.W$1] - SQRT([.$A100]*[.$A100] - [.$A100]*[.W$1] + [.W$1]*[.W$1])) / 3" office:value-type="float" office:value="9.87666088545802" calcext:value-type="float">
            <text:p>9.87666088545802</text:p>
          </table:table-cell>
          <table:table-cell table:formula="of:=([.$A100] + [.X$1] - SQRT([.$A100]*[.$A100] - [.$A100]*[.X$1] + [.X$1]*[.X$1])) / 3" office:value-type="float" office:value="10.3127412290502" calcext:value-type="float">
            <text:p>10.3127412290502</text:p>
          </table:table-cell>
          <table:table-cell table:formula="of:=([.$A100] + [.Y$1] - SQRT([.$A100]*[.$A100] - [.$A100]*[.Y$1] + [.Y$1]*[.Y$1])) / 3" office:value-type="float" office:value="10.7454228892948" calcext:value-type="float">
            <text:p>10.7454228892948</text:p>
          </table:table-cell>
          <table:table-cell table:formula="of:=([.$A100] + [.Z$1] - SQRT([.$A100]*[.$A100] - [.$A100]*[.Z$1] + [.Z$1]*[.Z$1])) / 3" office:value-type="float" office:value="11.1746715192071" calcext:value-type="float">
            <text:p>11.1746715192071</text:p>
          </table:table-cell>
          <table:table-cell table:formula="of:=([.$A100] + [.AA$1] - SQRT([.$A100]*[.$A100] - [.$A100]*[.AA$1] + [.AA$1]*[.AA$1])) / 3" office:value-type="float" office:value="11.6004535182372" calcext:value-type="float">
            <text:p>11.6004535182372</text:p>
          </table:table-cell>
          <table:table-cell table:style-name="ce11" table:formula="of:=([.$A100] + [.AB$1] - SQRT([.$A100]*[.$A100] - [.$A100]*[.AB$1] + [.AB$1]*[.AB$1])) / 3" office:value-type="float" office:value="12.0227360840259" calcext:value-type="float">
            <text:p>12.0227360840</text:p>
          </table:table-cell>
          <table:table-cell table:formula="of:=([.$A100] + [.AC$1] - SQRT([.$A100]*[.$A100] - [.$A100]*[.AC$1] + [.AC$1]*[.AC$1])) / 3" office:value-type="float" office:value="12.4414872641187" calcext:value-type="float">
            <text:p>12.4414872641187</text:p>
          </table:table-cell>
          <table:table-cell table:formula="of:=([.$A100] + [.AD$1] - SQRT([.$A100]*[.$A100] - [.$A100]*[.AD$1] + [.AD$1]*[.AD$1])) / 3" office:value-type="float" office:value="12.8566760074741" calcext:value-type="float">
            <text:p>12.8566760074741</text:p>
          </table:table-cell>
          <table:table-cell table:formula="of:=([.$A100] + [.AE$1] - SQRT([.$A100]*[.$A100] - [.$A100]*[.AE$1] + [.AE$1]*[.AE$1])) / 3" office:value-type="float" office:value="13.2682722155965" calcext:value-type="float">
            <text:p>13.2682722155965</text:p>
          </table:table-cell>
          <table:table-cell table:formula="of:=([.$A100] + [.AF$1] - SQRT([.$A100]*[.$A100] - [.$A100]*[.AF$1] + [.AF$1]*[.AF$1])) / 3" office:value-type="float" office:value="13.6762467931215" calcext:value-type="float">
            <text:p>13.6762467931215</text:p>
          </table:table-cell>
          <table:table-cell table:number-columns-repeated="1635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([.$A101] + [.B$1] - SQRT([.$A101]*[.$A101] - [.$A101]*[.B$1] + [.B$1]*[.B$1])) / 3" office:value-type="float" office:value="0" calcext:value-type="float">
            <text:p>0</text:p>
          </table:table-cell>
          <table:table-cell table:formula="of:=([.$A101] + [.C$1] - SQRT([.$A101]*[.$A101] - [.$A101]*[.C$1] + [.C$1]*[.C$1])) / 3" office:value-type="float" office:value="0.498730988990696" calcext:value-type="float">
            <text:p>0.498730988990696</text:p>
          </table:table-cell>
          <table:table-cell table:formula="of:=([.$A101] + [.D$1] - SQRT([.$A101]*[.$A101] - [.$A101]*[.D$1] + [.D$1]*[.D$1])) / 3" office:value-type="float" office:value="0.994898357552382" calcext:value-type="float">
            <text:p>0.994898357552382</text:p>
          </table:table-cell>
          <table:table-cell table:formula="of:=([.$A101] + [.E$1] - SQRT([.$A101]*[.$A101] - [.$A101]*[.E$1] + [.E$1]*[.E$1])) / 3" office:value-type="float" office:value="1.48846358598228" calcext:value-type="float">
            <text:p>1.48846358598228</text:p>
          </table:table-cell>
          <table:table-cell table:formula="of:=([.$A101] + [.F$1] - SQRT([.$A101]*[.$A101] - [.$A101]*[.F$1] + [.F$1]*[.F$1])) / 3" office:value-type="float" office:value="1.97938801320618" calcext:value-type="float">
            <text:p>1.97938801320618</text:p>
          </table:table-cell>
          <table:table-cell table:formula="of:=([.$A101] + [.G$1] - SQRT([.$A101]*[.$A101] - [.$A101]*[.G$1] + [.G$1]*[.G$1])) / 3" office:value-type="float" office:value="2.46763286473749" calcext:value-type="float">
            <text:p>2.46763286473749</text:p>
          </table:table-cell>
          <table:table-cell table:formula="of:=([.$A101] + [.H$1] - SQRT([.$A101]*[.$A101] - [.$A101]*[.H$1] + [.H$1]*[.H$1])) / 3" office:value-type="float" office:value="2.95315928207587" calcext:value-type="float">
            <text:p>2.95315928207587</text:p>
          </table:table-cell>
          <table:table-cell table:formula="of:=([.$A101] + [.I$1] - SQRT([.$A101]*[.$A101] - [.$A101]*[.I$1] + [.I$1]*[.I$1])) / 3" office:value-type="float" office:value="3.43592835354784" calcext:value-type="float">
            <text:p>3.43592835354784</text:p>
          </table:table-cell>
          <table:table-cell table:formula="of:=([.$A101] + [.J$1] - SQRT([.$A101]*[.$A101] - [.$A101]*[.J$1] + [.J$1]*[.J$1])) / 3" office:value-type="float" office:value="3.91590114658651" calcext:value-type="float">
            <text:p>3.91590114658651</text:p>
          </table:table-cell>
          <table:table-cell table:formula="of:=([.$A101] + [.K$1] - SQRT([.$A101]*[.$A101] - [.$A101]*[.K$1] + [.K$1]*[.K$1])) / 3" office:value-type="float" office:value="4.39303874144179" calcext:value-type="float">
            <text:p>4.39303874144179</text:p>
          </table:table-cell>
          <table:table-cell table:formula="of:=([.$A101] + [.L$1] - SQRT([.$A101]*[.$A101] - [.$A101]*[.L$1] + [.L$1]*[.L$1])) / 3" office:value-type="float" office:value="4.86730226630629" calcext:value-type="float">
            <text:p>4.86730226630629</text:p>
          </table:table-cell>
          <table:table-cell table:formula="of:=([.$A101] + [.M$1] - SQRT([.$A101]*[.$A101] - [.$A101]*[.M$1] + [.M$1]*[.M$1])) / 3" office:value-type="float" office:value="5.33865293383572" calcext:value-type="float">
            <text:p>5.33865293383572</text:p>
          </table:table-cell>
          <table:table-cell table:formula="of:=([.$A101] + [.N$1] - SQRT([.$A101]*[.$A101] - [.$A101]*[.N$1] + [.N$1]*[.N$1])) / 3" office:value-type="float" office:value="5.80705207903556" calcext:value-type="float">
            <text:p>5.80705207903556</text:p>
          </table:table-cell>
          <table:table-cell table:formula="of:=([.$A101] + [.O$1] - SQRT([.$A101]*[.$A101] - [.$A101]*[.O$1] + [.O$1]*[.O$1])) / 3" office:value-type="float" office:value="6.27246119847888" calcext:value-type="float">
            <text:p>6.27246119847888</text:p>
          </table:table-cell>
          <table:table-cell table:formula="of:=([.$A101] + [.P$1] - SQRT([.$A101]*[.$A101] - [.$A101]*[.P$1] + [.P$1]*[.P$1])) / 3" office:value-type="float" office:value="6.73484199081255" calcext:value-type="float">
            <text:p>6.73484199081255</text:p>
          </table:table-cell>
          <table:table-cell table:formula="of:=([.$A101] + [.Q$1] - SQRT([.$A101]*[.$A101] - [.$A101]*[.Q$1] + [.Q$1]*[.Q$1])) / 3" office:value-type="float" office:value="7.19415639850127" calcext:value-type="float">
            <text:p>7.19415639850127</text:p>
          </table:table-cell>
          <table:table-cell table:formula="of:=([.$A101] + [.R$1] - SQRT([.$A101]*[.$A101] - [.$A101]*[.R$1] + [.R$1]*[.R$1])) / 3" office:value-type="float" office:value="7.65036665075121" calcext:value-type="float">
            <text:p>7.65036665075121</text:p>
          </table:table-cell>
          <table:table-cell table:formula="of:=([.$A101] + [.S$1] - SQRT([.$A101]*[.$A101] - [.$A101]*[.S$1] + [.S$1]*[.S$1])) / 3" office:value-type="float" office:value="8.10343530754643" calcext:value-type="float">
            <text:p>8.10343530754643</text:p>
          </table:table-cell>
          <table:table-cell table:formula="of:=([.$A101] + [.T$1] - SQRT([.$A101]*[.$A101] - [.$A101]*[.T$1] + [.T$1]*[.T$1])) / 3" office:value-type="float" office:value="8.55332530472334" calcext:value-type="float">
            <text:p>8.55332530472334</text:p>
          </table:table-cell>
          <table:table-cell table:style-name="ce9" table:formula="of:=([.$A101] + [.U$1] - SQRT([.$A101]*[.$A101] - [.$A101]*[.U$1] + [.U$1]*[.U$1])) / 3" office:value-type="float" office:value="9" calcext:value-type="float">
            <text:p>9</text:p>
          </table:table-cell>
          <table:table-cell table:formula="of:=([.$A101] + [.V$1] - SQRT([.$A101]*[.$A101] - [.$A101]*[.V$1] + [.V$1]*[.V$1])) / 3" office:value-type="float" office:value="9.44342321986823" calcext:value-type="float">
            <text:p>9.44342321986823</text:p>
          </table:table-cell>
          <table:table-cell table:formula="of:=([.$A101] + [.W$1] - SQRT([.$A101]*[.$A101] - [.$A101]*[.W$1] + [.W$1]*[.W$1])) / 3" office:value-type="float" office:value="9.88355930724881" calcext:value-type="float">
            <text:p>9.88355930724881</text:p>
          </table:table-cell>
          <table:table-cell table:formula="of:=([.$A101] + [.X$1] - SQRT([.$A101]*[.$A101] - [.$A101]*[.X$1] + [.X$1]*[.X$1])) / 3" office:value-type="float" office:value="10.320373169801" calcext:value-type="float">
            <text:p>10.320373169801</text:p>
          </table:table-cell>
          <table:table-cell table:formula="of:=([.$A101] + [.Y$1] - SQRT([.$A101]*[.$A101] - [.$A101]*[.Y$1] + [.Y$1]*[.Y$1])) / 3" office:value-type="float" office:value="10.7538303287702" calcext:value-type="float">
            <text:p>10.7538303287702</text:p>
          </table:table-cell>
          <table:table-cell table:formula="of:=([.$A101] + [.Z$1] - SQRT([.$A101]*[.$A101] - [.$A101]*[.Z$1] + [.Z$1]*[.Z$1])) / 3" office:value-type="float" office:value="11.1838969682489" calcext:value-type="float">
            <text:p>11.1838969682489</text:p>
          </table:table-cell>
          <table:table-cell table:formula="of:=([.$A101] + [.AA$1] - SQRT([.$A101]*[.$A101] - [.$A101]*[.AA$1] + [.AA$1]*[.AA$1])) / 3" office:value-type="float" office:value="11.6105399847188" calcext:value-type="float">
            <text:p>11.6105399847188</text:p>
          </table:table-cell>
          <table:table-cell table:style-name="ce11" table:formula="of:=([.$A101] + [.AB$1] - SQRT([.$A101]*[.$A101] - [.$A101]*[.AB$1] + [.AB$1]*[.AB$1])) / 3" office:value-type="float" office:value="12.0337270367361" calcext:value-type="float">
            <text:p>12.0337270367</text:p>
          </table:table-cell>
          <table:table-cell table:formula="of:=([.$A101] + [.AC$1] - SQRT([.$A101]*[.$A101] - [.$A101]*[.AC$1] + [.AC$1]*[.AC$1])) / 3" office:value-type="float" office:value="12.4534265946117" calcext:value-type="float">
            <text:p>12.4534265946117</text:p>
          </table:table-cell>
          <table:table-cell table:formula="of:=([.$A101] + [.AD$1] - SQRT([.$A101]*[.$A101] - [.$A101]*[.AD$1] + [.AD$1]*[.AD$1])) / 3" office:value-type="float" office:value="12.8696079899367" calcext:value-type="float">
            <text:p>12.8696079899367</text:p>
          </table:table-cell>
          <table:table-cell table:formula="of:=([.$A101] + [.AE$1] - SQRT([.$A101]*[.$A101] - [.$A101]*[.AE$1] + [.AE$1]*[.AE$1])) / 3" office:value-type="float" office:value="13.2822414647941" calcext:value-type="float">
            <text:p>13.2822414647941</text:p>
          </table:table-cell>
          <table:table-cell table:formula="of:=([.$A101] + [.AF$1] - SQRT([.$A101]*[.$A101] - [.$A101]*[.AF$1] + [.AF$1]*[.AF$1])) / 3" office:value-type="float" office:value="13.6912982204943" calcext:value-type="float">
            <text:p>13.6912982204943</text:p>
          </table:table-cell>
          <table:table-cell table:number-columns-repeated="1635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([.$A102] + [.B$1] - SQRT([.$A102]*[.$A102] - [.$A102]*[.B$1] + [.B$1]*[.B$1])) / 3" office:value-type="float" office:value="0" calcext:value-type="float">
            <text:p>0</text:p>
          </table:table-cell>
          <table:table-cell table:formula="of:=([.$A102] + [.C$1] - SQRT([.$A102]*[.$A102] - [.$A102]*[.C$1] + [.C$1]*[.C$1])) / 3" office:value-type="float" office:value="0.498743742384671" calcext:value-type="float">
            <text:p>0.498743742384671</text:p>
          </table:table-cell>
          <table:table-cell table:formula="of:=([.$A102] + [.D$1] - SQRT([.$A102]*[.$A102] - [.$A102]*[.D$1] + [.D$1]*[.D$1])) / 3" office:value-type="float" office:value="0.994949881369166" calcext:value-type="float">
            <text:p>0.994949881369166</text:p>
          </table:table-cell>
          <table:table-cell table:formula="of:=([.$A102] + [.E$1] - SQRT([.$A102]*[.$A102] - [.$A102]*[.E$1] + [.E$1]*[.E$1])) / 3" office:value-type="float" office:value="1.48858066600795" calcext:value-type="float">
            <text:p>1.48858066600795</text:p>
          </table:table-cell>
          <table:table-cell table:formula="of:=([.$A102] + [.F$1] - SQRT([.$A102]*[.$A102] - [.$A102]*[.F$1] + [.F$1]*[.F$1])) / 3" office:value-type="float" office:value="1.97959820764997" calcext:value-type="float">
            <text:p>1.97959820764997</text:p>
          </table:table-cell>
          <table:table-cell table:formula="of:=([.$A102] + [.G$1] - SQRT([.$A102]*[.$A102] - [.$A102]*[.G$1] + [.G$1]*[.G$1])) / 3" office:value-type="float" office:value="2.46796450676144" calcext:value-type="float">
            <text:p>2.46796450676144</text:p>
          </table:table-cell>
          <table:table-cell table:formula="of:=([.$A102] + [.H$1] - SQRT([.$A102]*[.$A102] - [.$A102]*[.H$1] + [.H$1]*[.H$1])) / 3" office:value-type="float" office:value="2.95364148111762" calcext:value-type="float">
            <text:p>2.95364148111762</text:p>
          </table:table-cell>
          <table:table-cell table:formula="of:=([.$A102] + [.I$1] - SQRT([.$A102]*[.$A102] - [.$A102]*[.I$1] + [.I$1]*[.I$1])) / 3" office:value-type="float" office:value="3.43659099536583" calcext:value-type="float">
            <text:p>3.43659099536583</text:p>
          </table:table-cell>
          <table:table-cell table:formula="of:=([.$A102] + [.J$1] - SQRT([.$A102]*[.$A102] - [.$A102]*[.J$1] + [.J$1]*[.J$1])) / 3" office:value-type="float" office:value="3.91677489195743" calcext:value-type="float">
            <text:p>3.91677489195743</text:p>
          </table:table-cell>
          <table:table-cell table:formula="of:=([.$A102] + [.K$1] - SQRT([.$A102]*[.$A102] - [.$A102]*[.K$1] + [.K$1]*[.K$1])) / 3" office:value-type="float" office:value="4.39415502344078" calcext:value-type="float">
            <text:p>4.39415502344078</text:p>
          </table:table-cell>
          <table:table-cell table:formula="of:=([.$A102] + [.L$1] - SQRT([.$A102]*[.$A102] - [.$A102]*[.L$1] + [.L$1]*[.L$1])) / 3" office:value-type="float" office:value="4.86869328610181" calcext:value-type="float">
            <text:p>4.86869328610181</text:p>
          </table:table-cell>
          <table:table-cell table:formula="of:=([.$A102] + [.M$1] - SQRT([.$A102]*[.$A102] - [.$A102]*[.M$1] + [.M$1]*[.M$1])) / 3" office:value-type="float" office:value="5.34035165493253" calcext:value-type="float">
            <text:p>5.34035165493253</text:p>
          </table:table-cell>
          <table:table-cell table:formula="of:=([.$A102] + [.N$1] - SQRT([.$A102]*[.$A102] - [.$A102]*[.N$1] + [.N$1]*[.N$1])) / 3" office:value-type="float" office:value="5.80909221990163" calcext:value-type="float">
            <text:p>5.80909221990163</text:p>
          </table:table-cell>
          <table:table-cell table:formula="of:=([.$A102] + [.O$1] - SQRT([.$A102]*[.$A102] - [.$A102]*[.O$1] + [.O$1]*[.O$1])) / 3" office:value-type="float" office:value="6.27487722349467" calcext:value-type="float">
            <text:p>6.27487722349467</text:p>
          </table:table-cell>
          <table:table-cell table:formula="of:=([.$A102] + [.P$1] - SQRT([.$A102]*[.$A102] - [.$A102]*[.P$1] + [.P$1]*[.P$1])) / 3" office:value-type="float" office:value="6.73766909948439" calcext:value-type="float">
            <text:p>6.73766909948439</text:p>
          </table:table-cell>
          <table:table-cell table:formula="of:=([.$A102] + [.Q$1] - SQRT([.$A102]*[.$A102] - [.$A102]*[.Q$1] + [.Q$1]*[.Q$1])) / 3" office:value-type="float" office:value="7.19743051288432" calcext:value-type="float">
            <text:p>7.19743051288432</text:p>
          </table:table-cell>
          <table:table-cell table:formula="of:=([.$A102] + [.R$1] - SQRT([.$A102]*[.$A102] - [.$A102]*[.R$1] + [.R$1]*[.R$1])) / 3" office:value-type="float" office:value="7.65412440103198" calcext:value-type="float">
            <text:p>7.65412440103198</text:p>
          </table:table-cell>
          <table:table-cell table:formula="of:=([.$A102] + [.S$1] - SQRT([.$A102]*[.$A102] - [.$A102]*[.S$1] + [.S$1]*[.S$1])) / 3" office:value-type="float" office:value="8.10771401573957" calcext:value-type="float">
            <text:p>8.10771401573957</text:p>
          </table:table-cell>
          <table:table-cell table:formula="of:=([.$A102] + [.T$1] - SQRT([.$A102]*[.$A102] - [.$A102]*[.T$1] + [.T$1]*[.T$1])) / 3" office:value-type="float" office:value="8.55816296644323" calcext:value-type="float">
            <text:p>8.55816296644323</text:p>
          </table:table-cell>
          <table:table-cell table:formula="of:=([.$A102] + [.U$1] - SQRT([.$A102]*[.$A102] - [.$A102]*[.U$1] + [.U$1]*[.U$1])) / 3" office:value-type="float" office:value="9.00543526427333" calcext:value-type="float">
            <text:p>9.00543526427333</text:p>
          </table:table-cell>
          <table:table-cell table:formula="of:=([.$A102] + [.V$1] - SQRT([.$A102]*[.$A102] - [.$A102]*[.V$1] + [.V$1]*[.V$1])) / 3" office:value-type="float" office:value="9.44949536696107" calcext:value-type="float">
            <text:p>9.44949536696107</text:p>
          </table:table-cell>
          <table:table-cell table:formula="of:=([.$A102] + [.W$1] - SQRT([.$A102]*[.$A102] - [.$A102]*[.W$1] + [.W$1]*[.W$1])) / 3" office:value-type="float" office:value="9.89030822448816" calcext:value-type="float">
            <text:p>9.89030822448816</text:p>
          </table:table-cell>
          <table:table-cell table:formula="of:=([.$A102] + [.X$1] - SQRT([.$A102]*[.$A102] - [.$A102]*[.X$1] + [.X$1]*[.X$1])) / 3" office:value-type="float" office:value="10.3278393253793" calcext:value-type="float">
            <text:p>10.3278393253793</text:p>
          </table:table-cell>
          <table:table-cell table:formula="of:=([.$A102] + [.Y$1] - SQRT([.$A102]*[.$A102] - [.$A102]*[.Y$1] + [.Y$1]*[.Y$1])) / 3" office:value-type="float" office:value="10.7620547435291" calcext:value-type="float">
            <text:p>10.7620547435291</text:p>
          </table:table-cell>
          <table:table-cell table:formula="of:=([.$A102] + [.Z$1] - SQRT([.$A102]*[.$A102] - [.$A102]*[.Z$1] + [.Z$1]*[.Z$1])) / 3" office:value-type="float" office:value="11.1929211854472" calcext:value-type="float">
            <text:p>11.1929211854472</text:p>
          </table:table-cell>
          <table:table-cell table:formula="of:=([.$A102] + [.AA$1] - SQRT([.$A102]*[.$A102] - [.$A102]*[.AA$1] + [.AA$1]*[.AA$1])) / 3" office:value-type="float" office:value="11.6204060378001" calcext:value-type="float">
            <text:p>11.6204060378001</text:p>
          </table:table-cell>
          <table:table-cell table:style-name="ce11" table:formula="of:=([.$A102] + [.AB$1] - SQRT([.$A102]*[.$A102] - [.$A102]*[.AB$1] + [.AB$1]*[.AB$1])) / 3" office:value-type="float" office:value="12.0444774151187" calcext:value-type="float">
            <text:p>12.0444774151</text:p>
          </table:table-cell>
          <table:table-cell table:formula="of:=([.$A102] + [.AC$1] - SQRT([.$A102]*[.$A102] - [.$A102]*[.AC$1] + [.AC$1]*[.AC$1])) / 3" office:value-type="float" office:value="12.4651042075363" calcext:value-type="float">
            <text:p>12.4651042075363</text:p>
          </table:table-cell>
          <table:table-cell table:formula="of:=([.$A102] + [.AD$1] - SQRT([.$A102]*[.$A102] - [.$A102]*[.AD$1] + [.AD$1]*[.AD$1])) / 3" office:value-type="float" office:value="12.8822561284151" calcext:value-type="float">
            <text:p>12.8822561284151</text:p>
          </table:table-cell>
          <table:table-cell table:formula="of:=([.$A102] + [.AE$1] - SQRT([.$A102]*[.$A102] - [.$A102]*[.AE$1] + [.AE$1]*[.AE$1])) / 3" office:value-type="float" office:value="13.2959037617144" calcext:value-type="float">
            <text:p>13.2959037617144</text:p>
          </table:table-cell>
          <table:table-cell table:formula="of:=([.$A102] + [.AF$1] - SQRT([.$A102]*[.$A102] - [.$A102]*[.AF$1] + [.AF$1]*[.AF$1])) / 3" office:value-type="float" office:value="13.706018608948" calcext:value-type="float">
            <text:p>13.706018608948</text:p>
          </table:table-cell>
          <table:table-cell table:number-columns-repeated="1635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([.$A103] + [.B$1] - SQRT([.$A103]*[.$A103] - [.$A103]*[.B$1] + [.B$1]*[.B$1])) / 3" office:value-type="float" office:value="0" calcext:value-type="float">
            <text:p>0</text:p>
          </table:table-cell>
          <table:table-cell table:formula="of:=([.$A103] + [.C$1] - SQRT([.$A103]*[.$A103] - [.$A103]*[.C$1] + [.C$1]*[.C$1])) / 3" office:value-type="float" office:value="0.49875624199404" calcext:value-type="float">
            <text:p>0.49875624199404</text:p>
          </table:table-cell>
          <table:table-cell table:formula="of:=([.$A103] + [.D$1] - SQRT([.$A103]*[.$A103] - [.$A103]*[.D$1] + [.D$1]*[.D$1])) / 3" office:value-type="float" office:value="0.995000374943762" calcext:value-type="float">
            <text:p>0.995000374943762</text:p>
          </table:table-cell>
          <table:table-cell table:formula="of:=([.$A103] + [.E$1] - SQRT([.$A103]*[.$A103] - [.$A103]*[.E$1] + [.E$1]*[.E$1])) / 3" office:value-type="float" office:value="1.4886953938812" calcext:value-type="float">
            <text:p>1.4886953938812</text:p>
          </table:table-cell>
          <table:table-cell table:formula="of:=([.$A103] + [.F$1] - SQRT([.$A103]*[.$A103] - [.$A103]*[.F$1] + [.F$1]*[.F$1])) / 3" office:value-type="float" office:value="1.97980415967626" calcext:value-type="float">
            <text:p>1.97980415967626</text:p>
          </table:table-cell>
          <table:table-cell table:formula="of:=([.$A103] + [.G$1] - SQRT([.$A103]*[.$A103] - [.$A103]*[.G$1] + [.G$1]*[.G$1])) / 3" office:value-type="float" office:value="2.46828942478042" calcext:value-type="float">
            <text:p>2.46828942478042</text:p>
          </table:table-cell>
          <table:table-cell table:formula="of:=([.$A103] + [.H$1] - SQRT([.$A103]*[.$A103] - [.$A103]*[.H$1] + [.H$1]*[.H$1])) / 3" office:value-type="float" office:value="2.95411386027274" calcext:value-type="float">
            <text:p>2.95411386027274</text:p>
          </table:table-cell>
          <table:table-cell table:formula="of:=([.$A103] + [.I$1] - SQRT([.$A103]*[.$A103] - [.$A103]*[.I$1] + [.I$1]*[.I$1])) / 3" office:value-type="float" office:value="3.43724008421071" calcext:value-type="float">
            <text:p>3.43724008421071</text:p>
          </table:table-cell>
          <table:table-cell table:formula="of:=([.$A103] + [.J$1] - SQRT([.$A103]*[.$A103] - [.$A103]*[.J$1] + [.J$1]*[.J$1])) / 3" office:value-type="float" office:value="3.91763069128379" calcext:value-type="float">
            <text:p>3.91763069128379</text:p>
          </table:table-cell>
          <table:table-cell table:formula="of:=([.$A103] + [.K$1] - SQRT([.$A103]*[.$A103] - [.$A103]*[.K$1] + [.K$1]*[.K$1])) / 3" office:value-type="float" office:value="4.39524828376251" calcext:value-type="float">
            <text:p>4.39524828376251</text:p>
          </table:table-cell>
          <table:table-cell table:formula="of:=([.$A103] + [.L$1] - SQRT([.$A103]*[.$A103] - [.$A103]*[.L$1] + [.L$1]*[.L$1])) / 3" office:value-type="float" office:value="4.8700555037309" calcext:value-type="float">
            <text:p>4.8700555037309</text:p>
          </table:table-cell>
          <table:table-cell table:formula="of:=([.$A103] + [.M$1] - SQRT([.$A103]*[.$A103] - [.$A103]*[.M$1] + [.M$1]*[.M$1])) / 3" office:value-type="float" office:value="5.34201506658408" calcext:value-type="float">
            <text:p>5.34201506658408</text:p>
          </table:table-cell>
          <table:table-cell table:formula="of:=([.$A103] + [.N$1] - SQRT([.$A103]*[.$A103] - [.$A103]*[.N$1] + [.N$1]*[.N$1])) / 3" office:value-type="float" office:value="5.81108979576732" calcext:value-type="float">
            <text:p>5.81108979576732</text:p>
          </table:table-cell>
          <table:table-cell table:formula="of:=([.$A103] + [.O$1] - SQRT([.$A103]*[.$A103] - [.$A103]*[.O$1] + [.O$1]*[.O$1])) / 3" office:value-type="float" office:value="6.27724265872632" calcext:value-type="float">
            <text:p>6.27724265872632</text:p>
          </table:table-cell>
          <table:table-cell table:formula="of:=([.$A103] + [.P$1] - SQRT([.$A103]*[.$A103] - [.$A103]*[.P$1] + [.P$1]*[.P$1])) / 3" office:value-type="float" office:value="6.74043680403246" calcext:value-type="float">
            <text:p>6.74043680403246</text:p>
          </table:table-cell>
          <table:table-cell table:formula="of:=([.$A103] + [.Q$1] - SQRT([.$A103]*[.$A103] - [.$A103]*[.Q$1] + [.Q$1]*[.Q$1])) / 3" office:value-type="float" office:value="7.20063559963962" calcext:value-type="float">
            <text:p>7.20063559963962</text:p>
          </table:table-cell>
          <table:table-cell table:formula="of:=([.$A103] + [.R$1] - SQRT([.$A103]*[.$A103] - [.$A103]*[.R$1] + [.R$1]*[.R$1])) / 3" office:value-type="float" office:value="7.65780267222265" calcext:value-type="float">
            <text:p>7.65780267222265</text:p>
          </table:table-cell>
          <table:table-cell table:formula="of:=([.$A103] + [.S$1] - SQRT([.$A103]*[.$A103] - [.$A103]*[.S$1] + [.S$1]*[.S$1])) / 3" office:value-type="float" office:value="8.11190194754037" calcext:value-type="float">
            <text:p>8.11190194754037</text:p>
          </table:table-cell>
          <table:table-cell table:formula="of:=([.$A103] + [.T$1] - SQRT([.$A103]*[.$A103] - [.$A103]*[.T$1] + [.T$1]*[.T$1])) / 3" office:value-type="float" office:value="8.56289769175875" calcext:value-type="float">
            <text:p>8.56289769175875</text:p>
          </table:table-cell>
          <table:table-cell table:formula="of:=([.$A103] + [.U$1] - SQRT([.$A103]*[.$A103] - [.$A103]*[.U$1] + [.U$1]*[.U$1])) / 3" office:value-type="float" office:value="9.01075455366276" calcext:value-type="float">
            <text:p>9.01075455366276</text:p>
          </table:table-cell>
          <table:table-cell table:formula="of:=([.$A103] + [.V$1] - SQRT([.$A103]*[.$A103] - [.$A103]*[.V$1] + [.V$1]*[.V$1])) / 3" office:value-type="float" office:value="9.45543760767799" calcext:value-type="float">
            <text:p>9.45543760767799</text:p>
          </table:table-cell>
          <table:table-cell table:formula="of:=([.$A103] + [.W$1] - SQRT([.$A103]*[.$A103] - [.$A103]*[.W$1] + [.W$1]*[.W$1])) / 3" office:value-type="float" office:value="9.89691239761574" calcext:value-type="float">
            <text:p>9.89691239761574</text:p>
          </table:table-cell>
          <table:table-cell table:formula="of:=([.$A103] + [.X$1] - SQRT([.$A103]*[.$A103] - [.$A103]*[.X$1] + [.X$1]*[.X$1])) / 3" office:value-type="float" office:value="10.3351449810482" calcext:value-type="float">
            <text:p>10.3351449810482</text:p>
          </table:table-cell>
          <table:table-cell table:formula="of:=([.$A103] + [.Y$1] - SQRT([.$A103]*[.$A103] - [.$A103]*[.Y$1] + [.Y$1]*[.Y$1])) / 3" office:value-type="float" office:value="10.7701019742131" calcext:value-type="float">
            <text:p>10.7701019742131</text:p>
          </table:table-cell>
          <table:table-cell table:formula="of:=([.$A103] + [.Z$1] - SQRT([.$A103]*[.$A103] - [.$A103]*[.Z$1] + [.Z$1]*[.Z$1])) / 3" office:value-type="float" office:value="11.2017505973401" calcext:value-type="float">
            <text:p>11.2017505973401</text:p>
          </table:table-cell>
          <table:table-cell table:formula="of:=([.$A103] + [.AA$1] - SQRT([.$A103]*[.$A103] - [.$A103]*[.AA$1] + [.AA$1]*[.AA$1])) / 3" office:value-type="float" office:value="11.6300587202851" calcext:value-type="float">
            <text:p>11.6300587202851</text:p>
          </table:table-cell>
          <table:table-cell table:formula="of:=([.$A103] + [.AB$1] - SQRT([.$A103]*[.$A103] - [.$A103]*[.AB$1] + [.AB$1]*[.AB$1])) / 3" office:value-type="float" office:value="12.0549949083507" calcext:value-type="float">
            <text:p>12.0549949083507</text:p>
          </table:table-cell>
          <table:table-cell table:formula="of:=([.$A103] + [.AC$1] - SQRT([.$A103]*[.$A103] - [.$A103]*[.AC$1] + [.AC$1]*[.AC$1])) / 3" office:value-type="float" office:value="12.4765284681681" calcext:value-type="float">
            <text:p>12.4765284681681</text:p>
          </table:table-cell>
          <table:table-cell table:formula="of:=([.$A103] + [.AD$1] - SQRT([.$A103]*[.$A103] - [.$A103]*[.AD$1] + [.AD$1]*[.AD$1])) / 3" office:value-type="float" office:value="12.8946294935051" calcext:value-type="float">
            <text:p>12.8946294935051</text:p>
          </table:table-cell>
          <table:table-cell table:formula="of:=([.$A103] + [.AE$1] - SQRT([.$A103]*[.$A103] - [.$A103]*[.AE$1] + [.AE$1]*[.AE$1])) / 3" office:value-type="float" office:value="13.3092689108664" calcext:value-type="float">
            <text:p>13.3092689108664</text:p>
          </table:table-cell>
          <table:table-cell table:formula="of:=([.$A103] + [.AF$1] - SQRT([.$A103]*[.$A103] - [.$A103]*[.AF$1] + [.AF$1]*[.AF$1])) / 3" office:value-type="float" office:value="13.7204185247411" calcext:value-type="float">
            <text:p>13.7204185247411</text:p>
          </table:table-cell>
          <table:table-cell table:number-columns-repeated="1635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([.$A104] + [.B$1] - SQRT([.$A104]*[.$A104] - [.$A104]*[.B$1] + [.B$1]*[.B$1])) / 3" office:value-type="float" office:value="0" calcext:value-type="float">
            <text:p>0</text:p>
          </table:table-cell>
          <table:table-cell table:formula="of:=([.$A104] + [.C$1] - SQRT([.$A104]*[.$A104] - [.$A104]*[.C$1] + [.C$1]*[.C$1])) / 3" office:value-type="float" office:value="0.498768495319268" calcext:value-type="float">
            <text:p>0.498768495319268</text:p>
          </table:table-cell>
          <table:table-cell table:formula="of:=([.$A104] + [.D$1] - SQRT([.$A104]*[.$A104] - [.$A104]*[.D$1] + [.D$1]*[.D$1])) / 3" office:value-type="float" office:value="0.995049868868293" calcext:value-type="float">
            <text:p>0.995049868868293</text:p>
          </table:table-cell>
          <table:table-cell table:formula="of:=([.$A104] + [.E$1] - SQRT([.$A104]*[.$A104] - [.$A104]*[.E$1] + [.E$1]*[.E$1])) / 3" office:value-type="float" office:value="1.48880783976792" calcext:value-type="float">
            <text:p>1.48880783976792</text:p>
          </table:table-cell>
          <table:table-cell table:formula="of:=([.$A104] + [.F$1] - SQRT([.$A104]*[.$A104] - [.$A104]*[.F$1] + [.F$1]*[.F$1])) / 3" office:value-type="float" office:value="1.9800059964027" calcext:value-type="float">
            <text:p>1.9800059964027</text:p>
          </table:table-cell>
          <table:table-cell table:formula="of:=([.$A104] + [.G$1] - SQRT([.$A104]*[.$A104] - [.$A104]*[.G$1] + [.G$1]*[.G$1])) / 3" office:value-type="float" office:value="2.4686078211391" calcext:value-type="float">
            <text:p>2.4686078211391</text:p>
          </table:table-cell>
          <table:table-cell table:formula="of:=([.$A104] + [.H$1] - SQRT([.$A104]*[.$A104] - [.$A104]*[.H$1] + [.H$1]*[.H$1])) / 3" office:value-type="float" office:value="2.95457671628339" calcext:value-type="float">
            <text:p>2.95457671628339</text:p>
          </table:table-cell>
          <table:table-cell table:formula="of:=([.$A104] + [.I$1] - SQRT([.$A104]*[.$A104] - [.$A104]*[.I$1] + [.I$1]*[.I$1])) / 3" office:value-type="float" office:value="3.43787603128156" calcext:value-type="float">
            <text:p>3.43787603128156</text:p>
          </table:table-cell>
          <table:table-cell table:formula="of:=([.$A104] + [.J$1] - SQRT([.$A104]*[.$A104] - [.$A104]*[.J$1] + [.J$1]*[.J$1])) / 3" office:value-type="float" office:value="3.91846909115964" calcext:value-type="float">
            <text:p>3.91846909115964</text:p>
          </table:table-cell>
          <table:table-cell table:formula="of:=([.$A104] + [.K$1] - SQRT([.$A104]*[.$A104] - [.$A104]*[.K$1] + [.K$1]*[.K$1])) / 3" office:value-type="float" office:value="4.39631922619779" calcext:value-type="float">
            <text:p>4.39631922619779</text:p>
          </table:table-cell>
          <table:table-cell table:formula="of:=([.$A104] + [.L$1] - SQRT([.$A104]*[.$A104] - [.$A104]*[.L$1] + [.L$1]*[.L$1])) / 3" office:value-type="float" office:value="4.87138980282706" calcext:value-type="float">
            <text:p>4.87138980282706</text:p>
          </table:table-cell>
          <table:table-cell table:formula="of:=([.$A104] + [.M$1] - SQRT([.$A104]*[.$A104] - [.$A104]*[.M$1] + [.M$1]*[.M$1])) / 3" office:value-type="float" office:value="5.34364425573211" calcext:value-type="float">
            <text:p>5.34364425573211</text:p>
          </table:table-cell>
          <table:table-cell table:formula="of:=([.$A104] + [.N$1] - SQRT([.$A104]*[.$A104] - [.$A104]*[.N$1] + [.N$1]*[.N$1])) / 3" office:value-type="float" office:value="5.81304612113784" calcext:value-type="float">
            <text:p>5.81304612113784</text:p>
          </table:table-cell>
          <table:table-cell table:formula="of:=([.$A104] + [.O$1] - SQRT([.$A104]*[.$A104] - [.$A104]*[.O$1] + [.O$1]*[.O$1])) / 3" office:value-type="float" office:value="6.27955907125237" calcext:value-type="float">
            <text:p>6.27955907125237</text:p>
          </table:table-cell>
          <table:table-cell table:formula="of:=([.$A104] + [.P$1] - SQRT([.$A104]*[.$A104] - [.$A104]*[.P$1] + [.P$1]*[.P$1])) / 3" office:value-type="float" office:value="6.74314694983232" calcext:value-type="float">
            <text:p>6.74314694983232</text:p>
          </table:table-cell>
          <table:table-cell table:formula="of:=([.$A104] + [.Q$1] - SQRT([.$A104]*[.$A104] - [.$A104]*[.Q$1] + [.Q$1]*[.Q$1])) / 3" office:value-type="float" office:value="7.20377380883071" calcext:value-type="float">
            <text:p>7.20377380883071</text:p>
          </table:table-cell>
          <table:table-cell table:formula="of:=([.$A104] + [.R$1] - SQRT([.$A104]*[.$A104] - [.$A104]*[.R$1] + [.R$1]*[.R$1])) / 3" office:value-type="float" office:value="7.66140394608079" calcext:value-type="float">
            <text:p>7.66140394608079</text:p>
          </table:table-cell>
          <table:table-cell table:formula="of:=([.$A104] + [.S$1] - SQRT([.$A104]*[.$A104] - [.$A104]*[.S$1] + [.S$1]*[.S$1])) / 3" office:value-type="float" office:value="8.11600194396321" calcext:value-type="float">
            <text:p>8.11600194396321</text:p>
          </table:table-cell>
          <table:table-cell table:formula="of:=([.$A104] + [.T$1] - SQRT([.$A104]*[.$A104] - [.$A104]*[.T$1] + [.T$1]*[.T$1])) / 3" office:value-type="float" office:value="8.56753270899658" calcext:value-type="float">
            <text:p>8.56753270899658</text:p>
          </table:table-cell>
          <table:table-cell table:formula="of:=([.$A104] + [.U$1] - SQRT([.$A104]*[.$A104] - [.$A104]*[.U$1] + [.U$1]*[.U$1])) / 3" office:value-type="float" office:value="9.01596151228523" calcext:value-type="float">
            <text:p>9.01596151228523</text:p>
          </table:table-cell>
          <table:table-cell table:formula="of:=([.$A104] + [.V$1] - SQRT([.$A104]*[.$A104] - [.$A104]*[.V$1] + [.V$1]*[.V$1])) / 3" office:value-type="float" office:value="9.4612540307508" calcext:value-type="float">
            <text:p>9.4612540307508</text:p>
          </table:table-cell>
          <table:table-cell table:formula="of:=([.$A104] + [.W$1] - SQRT([.$A104]*[.$A104] - [.$A104]*[.W$1] + [.W$1]*[.W$1])) / 3" office:value-type="float" office:value="9.90337638906757" calcext:value-type="float">
            <text:p>9.90337638906757</text:p>
          </table:table-cell>
          <table:table-cell table:formula="of:=([.$A104] + [.X$1] - SQRT([.$A104]*[.$A104] - [.$A104]*[.X$1] + [.X$1]*[.X$1])) / 3" office:value-type="float" office:value="10.3422952022148" calcext:value-type="float">
            <text:p>10.3422952022148</text:p>
          </table:table-cell>
          <table:table-cell table:formula="of:=([.$A104] + [.Y$1] - SQRT([.$A104]*[.$A104] - [.$A104]*[.Y$1] + [.Y$1]*[.Y$1])) / 3" office:value-type="float" office:value="10.7779776185521" calcext:value-type="float">
            <text:p>10.7779776185521</text:p>
          </table:table-cell>
          <table:table-cell table:formula="of:=([.$A104] + [.Z$1] - SQRT([.$A104]*[.$A104] - [.$A104]*[.Z$1] + [.Z$1]*[.Z$1])) / 3" office:value-type="float" office:value="11.2103913633187" calcext:value-type="float">
            <text:p>11.2103913633187</text:p>
          </table:table-cell>
          <table:table-cell table:formula="of:=([.$A104] + [.AA$1] - SQRT([.$A104]*[.$A104] - [.$A104]*[.AA$1] + [.AA$1]*[.AA$1])) / 3" office:value-type="float" office:value="11.6395047824485" calcext:value-type="float">
            <text:p>11.6395047824485</text:p>
          </table:table-cell>
          <table:table-cell table:formula="of:=([.$A104] + [.AB$1] - SQRT([.$A104]*[.$A104] - [.$A104]*[.AB$1] + [.AB$1]*[.AB$1])) / 3" office:value-type="float" office:value="12.0652868865907" calcext:value-type="float">
            <text:p>12.0652868865907</text:p>
          </table:table-cell>
          <table:table-cell table:formula="of:=([.$A104] + [.AC$1] - SQRT([.$A104]*[.$A104] - [.$A104]*[.AC$1] + [.AC$1]*[.AC$1])) / 3" office:value-type="float" office:value="12.4877073952153" calcext:value-type="float">
            <text:p>12.4877073952153</text:p>
          </table:table-cell>
          <table:table-cell table:formula="of:=([.$A104] + [.AD$1] - SQRT([.$A104]*[.$A104] - [.$A104]*[.AD$1] + [.AD$1]*[.AD$1])) / 3" office:value-type="float" office:value="12.9067367806826" calcext:value-type="float">
            <text:p>12.9067367806826</text:p>
          </table:table-cell>
          <table:table-cell table:formula="of:=([.$A104] + [.AE$1] - SQRT([.$A104]*[.$A104] - [.$A104]*[.AE$1] + [.AE$1]*[.AE$1])) / 3" office:value-type="float" office:value="13.322346312146" calcext:value-type="float">
            <text:p>13.322346312146</text:p>
          </table:table-cell>
          <table:table-cell table:formula="of:=([.$A104] + [.AF$1] - SQRT([.$A104]*[.$A104] - [.$A104]*[.AF$1] + [.AF$1]*[.AF$1])) / 3" office:value-type="float" office:value="13.7345080991569" calcext:value-type="float">
            <text:p>13.7345080991569</text:p>
          </table:table-cell>
          <table:table-cell table:number-columns-repeated="1635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([.$A105] + [.B$1] - SQRT([.$A105]*[.$A105] - [.$A105]*[.B$1] + [.B$1]*[.B$1])) / 3" office:value-type="float" office:value="0" calcext:value-type="float">
            <text:p>0</text:p>
          </table:table-cell>
          <table:table-cell table:formula="of:=([.$A105] + [.C$1] - SQRT([.$A105]*[.$A105] - [.$A105]*[.C$1] + [.C$1]*[.C$1])) / 3" office:value-type="float" office:value="0.498780509568149" calcext:value-type="float">
            <text:p>0.498780509568149</text:p>
          </table:table-cell>
          <table:table-cell table:formula="of:=([.$A105] + [.D$1] - SQRT([.$A105]*[.$A105] - [.$A105]*[.D$1] + [.D$1]*[.D$1])) / 3" office:value-type="float" office:value="0.995098392535624" calcext:value-type="float">
            <text:p>0.995098392535624</text:p>
          </table:table-cell>
          <table:table-cell table:formula="of:=([.$A105] + [.E$1] - SQRT([.$A105]*[.$A105] - [.$A105]*[.E$1] + [.E$1]*[.E$1])) / 3" office:value-type="float" office:value="1.48891807107116" calcext:value-type="float">
            <text:p>1.48891807107116</text:p>
          </table:table-cell>
          <table:table-cell table:formula="of:=([.$A105] + [.F$1] - SQRT([.$A105]*[.$A105] - [.$A105]*[.F$1] + [.F$1]*[.F$1])) / 3" office:value-type="float" office:value="1.98020383992011" calcext:value-type="float">
            <text:p>1.98020383992011</text:p>
          </table:table-cell>
          <table:table-cell table:formula="of:=([.$A105] + [.G$1] - SQRT([.$A105]*[.$A105] - [.$A105]*[.G$1] + [.G$1]*[.G$1])) / 3" office:value-type="float" office:value="2.46891989014769" calcext:value-type="float">
            <text:p>2.46891989014769</text:p>
          </table:table-cell>
          <table:table-cell table:formula="of:=([.$A105] + [.H$1] - SQRT([.$A105]*[.$A105] - [.$A105]*[.H$1] + [.H$1]*[.H$1])) / 3" office:value-type="float" office:value="2.95503033406282" calcext:value-type="float">
            <text:p>2.95503033406282</text:p>
          </table:table-cell>
          <table:table-cell table:formula="of:=([.$A105] + [.I$1] - SQRT([.$A105]*[.$A105] - [.$A105]*[.I$1] + [.I$1]*[.I$1])) / 3" office:value-type="float" office:value="3.43849923132484" calcext:value-type="float">
            <text:p>3.43849923132484</text:p>
          </table:table-cell>
          <table:table-cell table:formula="of:=([.$A105] + [.J$1] - SQRT([.$A105]*[.$A105] - [.$A105]*[.J$1] + [.J$1]*[.J$1])) / 3" office:value-type="float" office:value="3.91929061623174" calcext:value-type="float">
            <text:p>3.91929061623174</text:p>
          </table:table-cell>
          <table:table-cell table:formula="of:=([.$A105] + [.K$1] - SQRT([.$A105]*[.$A105] - [.$A105]*[.K$1] + [.K$1]*[.K$1])) / 3" office:value-type="float" office:value="4.39736852618402" calcext:value-type="float">
            <text:p>4.39736852618402</text:p>
          </table:table-cell>
          <table:table-cell table:formula="of:=([.$A105] + [.L$1] - SQRT([.$A105]*[.$A105] - [.$A105]*[.L$1] + [.L$1]*[.L$1])) / 3" office:value-type="float" office:value="4.87269703131382" calcext:value-type="float">
            <text:p>4.87269703131382</text:p>
          </table:table-cell>
          <table:table-cell table:formula="of:=([.$A105] + [.M$1] - SQRT([.$A105]*[.$A105] - [.$A105]*[.M$1] + [.M$1]*[.M$1])) / 3" office:value-type="float" office:value="5.34524026526403" calcext:value-type="float">
            <text:p>5.34524026526403</text:p>
          </table:table-cell>
          <table:table-cell table:formula="of:=([.$A105] + [.N$1] - SQRT([.$A105]*[.$A105] - [.$A105]*[.N$1] + [.N$1]*[.N$1])) / 3" office:value-type="float" office:value="5.81496245709717" calcext:value-type="float">
            <text:p>5.81496245709717</text:p>
          </table:table-cell>
          <table:table-cell table:formula="of:=([.$A105] + [.O$1] - SQRT([.$A105]*[.$A105] - [.$A105]*[.O$1] + [.O$1]*[.O$1])) / 3" office:value-type="float" office:value="6.28182796430815" calcext:value-type="float">
            <text:p>6.28182796430815</text:p>
          </table:table-cell>
          <table:table-cell table:formula="of:=([.$A105] + [.P$1] - SQRT([.$A105]*[.$A105] - [.$A105]*[.P$1] + [.P$1]*[.P$1])) / 3" office:value-type="float" office:value="6.74580130690993" calcext:value-type="float">
            <text:p>6.74580130690993</text:p>
          </table:table-cell>
          <table:table-cell table:formula="of:=([.$A105] + [.Q$1] - SQRT([.$A105]*[.$A105] - [.$A105]*[.Q$1] + [.Q$1]*[.Q$1])) / 3" office:value-type="float" office:value="7.20684720255471" calcext:value-type="float">
            <text:p>7.20684720255471</text:p>
          </table:table-cell>
          <table:table-cell table:formula="of:=([.$A105] + [.R$1] - SQRT([.$A105]*[.$A105] - [.$A105]*[.R$1] + [.R$1]*[.R$1])) / 3" office:value-type="float" office:value="7.66493060264803" calcext:value-type="float">
            <text:p>7.66493060264803</text:p>
          </table:table-cell>
          <table:table-cell table:formula="of:=([.$A105] + [.S$1] - SQRT([.$A105]*[.$A105] - [.$A105]*[.S$1] + [.S$1]*[.S$1])) / 3" office:value-type="float" office:value="8.12001672940631" calcext:value-type="float">
            <text:p>8.12001672940631</text:p>
          </table:table-cell>
          <table:table-cell table:formula="of:=([.$A105] + [.T$1] - SQRT([.$A105]*[.$A105] - [.$A105]*[.T$1] + [.T$1]*[.T$1])) / 3" office:value-type="float" office:value="8.5720711138028" calcext:value-type="float">
            <text:p>8.5720711138028</text:p>
          </table:table-cell>
          <table:table-cell table:formula="of:=([.$A105] + [.U$1] - SQRT([.$A105]*[.$A105] - [.$A105]*[.U$1] + [.U$1]*[.U$1])) / 3" office:value-type="float" office:value="9.02105963433998" calcext:value-type="float">
            <text:p>9.02105963433998</text:p>
          </table:table-cell>
          <table:table-cell table:formula="of:=([.$A105] + [.V$1] - SQRT([.$A105]*[.$A105] - [.$A105]*[.V$1] + [.V$1]*[.V$1])) / 3" office:value-type="float" office:value="9.46694855658061" calcext:value-type="float">
            <text:p>9.46694855658061</text:p>
          </table:table-cell>
          <table:table-cell table:formula="of:=([.$A105] + [.W$1] - SQRT([.$A105]*[.$A105] - [.$A105]*[.W$1] + [.W$1]*[.W$1])) / 3" office:value-type="float" office:value="9.90970457336285" calcext:value-type="float">
            <text:p>9.90970457336285</text:p>
          </table:table-cell>
          <table:table-cell table:formula="of:=([.$A105] + [.X$1] - SQRT([.$A105]*[.$A105] - [.$A105]*[.X$1] + [.X$1]*[.X$1])) / 3" office:value-type="float" office:value="10.3492948456186" calcext:value-type="float">
            <text:p>10.3492948456186</text:p>
          </table:table-cell>
          <table:table-cell table:formula="of:=([.$A105] + [.Y$1] - SQRT([.$A105]*[.$A105] - [.$A105]*[.Y$1] + [.Y$1]*[.Y$1])) / 3" office:value-type="float" office:value="10.7856870437081" calcext:value-type="float">
            <text:p>10.7856870437081</text:p>
          </table:table-cell>
          <table:table-cell table:formula="of:=([.$A105] + [.Z$1] - SQRT([.$A105]*[.$A105] - [.$A105]*[.Z$1] + [.Z$1]*[.Z$1])) / 3" office:value-type="float" office:value="11.2188493891778" calcext:value-type="float">
            <text:p>11.2188493891778</text:p>
          </table:table-cell>
          <table:table-cell table:formula="of:=([.$A105] + [.AA$1] - SQRT([.$A105]*[.$A105] - [.$A105]*[.AA$1] + [.AA$1]*[.AA$1])) / 3" office:value-type="float" office:value="11.6487506968419" calcext:value-type="float">
            <text:p>11.6487506968419</text:p>
          </table:table-cell>
          <table:table-cell table:formula="of:=([.$A105] + [.AB$1] - SQRT([.$A105]*[.$A105] - [.$A105]*[.AB$1] + [.AB$1]*[.AB$1])) / 3" office:value-type="float" office:value="12.0753604170827" calcext:value-type="float">
            <text:p>12.0753604170827</text:p>
          </table:table-cell>
          <table:table-cell table:formula="of:=([.$A105] + [.AC$1] - SQRT([.$A105]*[.$A105] - [.$A105]*[.AC$1] + [.AC$1]*[.AC$1])) / 3" office:value-type="float" office:value="12.4986486782606" calcext:value-type="float">
            <text:p>12.4986486782606</text:p>
          </table:table-cell>
          <table:table-cell table:formula="of:=([.$A105] + [.AD$1] - SQRT([.$A105]*[.$A105] - [.$A105]*[.AD$1] + [.AD$1]*[.AD$1])) / 3" office:value-type="float" office:value="12.9185863291164" calcext:value-type="float">
            <text:p>12.9185863291164</text:p>
          </table:table-cell>
          <table:table-cell table:formula="of:=([.$A105] + [.AE$1] - SQRT([.$A105]*[.$A105] - [.$A105]*[.AE$1] + [.AE$1]*[.AE$1])) / 3" office:value-type="float" office:value="13.3351449810482" calcext:value-type="float">
            <text:p>13.3351449810482</text:p>
          </table:table-cell>
          <table:table-cell table:formula="of:=([.$A105] + [.AF$1] - SQRT([.$A105]*[.$A105] - [.$A105]*[.AF$1] + [.AF$1]*[.AF$1])) / 3" office:value-type="float" office:value="13.7482970501369" calcext:value-type="float">
            <text:p>13.7482970501369</text:p>
          </table:table-cell>
          <table:table-cell table:number-columns-repeated="1635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([.$A106] + [.B$1] - SQRT([.$A106]*[.$A106] - [.$A106]*[.B$1] + [.B$1]*[.B$1])) / 3" office:value-type="float" office:value="0" calcext:value-type="float">
            <text:p>0</text:p>
          </table:table-cell>
          <table:table-cell table:formula="of:=([.$A106] + [.C$1] - SQRT([.$A106]*[.$A106] - [.$A106]*[.C$1] + [.C$1]*[.C$1])) / 3" office:value-type="float" office:value="0.498792291669943" calcext:value-type="float">
            <text:p>0.498792291669943</text:p>
          </table:table-cell>
          <table:table-cell table:formula="of:=([.$A106] + [.D$1] - SQRT([.$A106]*[.$A106] - [.$A106]*[.D$1] + [.D$1]*[.D$1])) / 3" office:value-type="float" office:value="0.99514597419757" calcext:value-type="float">
            <text:p>0.99514597419757</text:p>
          </table:table-cell>
          <table:table-cell table:formula="of:=([.$A106] + [.E$1] - SQRT([.$A106]*[.$A106] - [.$A106]*[.E$1] + [.E$1]*[.E$1])) / 3" office:value-type="float" office:value="1.48902615256577" calcext:value-type="float">
            <text:p>1.48902615256577</text:p>
          </table:table-cell>
          <table:table-cell table:formula="of:=([.$A106] + [.F$1] - SQRT([.$A106]*[.$A106] - [.$A106]*[.F$1] + [.F$1]*[.F$1])) / 3" office:value-type="float" office:value="1.98039780753847" calcext:value-type="float">
            <text:p>1.98039780753847</text:p>
          </table:table-cell>
          <table:table-cell table:formula="of:=([.$A106] + [.G$1] - SQRT([.$A106]*[.$A106] - [.$A106]*[.G$1] + [.G$1]*[.G$1])) / 3" office:value-type="float" office:value="2.46922581847658" calcext:value-type="float">
            <text:p>2.46922581847658</text:p>
          </table:table-cell>
          <table:table-cell table:formula="of:=([.$A106] + [.H$1] - SQRT([.$A106]*[.$A106] - [.$A106]*[.H$1] + [.H$1]*[.H$1])) / 3" office:value-type="float" office:value="2.95547498727858" calcext:value-type="float">
            <text:p>2.95547498727858</text:p>
          </table:table-cell>
          <table:table-cell table:formula="of:=([.$A106] + [.I$1] - SQRT([.$A106]*[.$A106] - [.$A106]*[.I$1] + [.I$1]*[.I$1])) / 3" office:value-type="float" office:value="3.43911006344836" calcext:value-type="float">
            <text:p>3.43911006344836</text:p>
          </table:table-cell>
          <table:table-cell table:formula="of:=([.$A106] + [.J$1] - SQRT([.$A106]*[.$A106] - [.$A106]*[.J$1] + [.J$1]*[.J$1])) / 3" office:value-type="float" office:value="3.92009577028889" calcext:value-type="float">
            <text:p>3.92009577028889</text:p>
          </table:table-cell>
          <table:table-cell table:formula="of:=([.$A106] + [.K$1] - SQRT([.$A106]*[.$A106] - [.$A106]*[.K$1] + [.K$1]*[.K$1])) / 3" office:value-type="float" office:value="4.39839683221664" calcext:value-type="float">
            <text:p>4.39839683221664</text:p>
          </table:table-cell>
          <table:table-cell table:formula="of:=([.$A106] + [.L$1] - SQRT([.$A106]*[.$A106] - [.$A106]*[.L$1] + [.L$1]*[.L$1])) / 3" office:value-type="float" office:value="4.87397800318708" calcext:value-type="float">
            <text:p>4.87397800318708</text:p>
          </table:table-cell>
          <table:table-cell table:formula="of:=([.$A106] + [.M$1] - SQRT([.$A106]*[.$A106] - [.$A106]*[.M$1] + [.M$1]*[.M$1])) / 3" office:value-type="float" office:value="5.3468040962173" calcext:value-type="float">
            <text:p>5.3468040962173</text:p>
          </table:table-cell>
          <table:table-cell table:formula="of:=([.$A106] + [.N$1] - SQRT([.$A106]*[.$A106] - [.$A106]*[.N$1] + [.N$1]*[.N$1])) / 3" office:value-type="float" office:value="5.81684001398688" calcext:value-type="float">
            <text:p>5.81684001398688</text:p>
          </table:table-cell>
          <table:table-cell table:formula="of:=([.$A106] + [.O$1] - SQRT([.$A106]*[.$A106] - [.$A106]*[.O$1] + [.O$1]*[.O$1])) / 3" office:value-type="float" office:value="6.28405078049342" calcext:value-type="float">
            <text:p>6.28405078049342</text:p>
          </table:table-cell>
          <table:table-cell table:formula="of:=([.$A106] + [.P$1] - SQRT([.$A106]*[.$A106] - [.$A106]*[.P$1] + [.P$1]*[.P$1])) / 3" office:value-type="float" office:value="6.7484015737335" calcext:value-type="float">
            <text:p>6.7484015737335</text:p>
          </table:table-cell>
          <table:table-cell table:formula="of:=([.$A106] + [.Q$1] - SQRT([.$A106]*[.$A106] - [.$A106]*[.Q$1] + [.Q$1]*[.Q$1])) / 3" office:value-type="float" office:value="7.20985775937505" calcext:value-type="float">
            <text:p>7.20985775937505</text:p>
          </table:table-cell>
          <table:table-cell table:formula="of:=([.$A106] + [.R$1] - SQRT([.$A106]*[.$A106] - [.$A106]*[.R$1] + [.R$1]*[.R$1])) / 3" office:value-type="float" office:value="7.66838492538096" calcext:value-type="float">
            <text:p>7.66838492538096</text:p>
          </table:table-cell>
          <table:table-cell table:formula="of:=([.$A106] + [.S$1] - SQRT([.$A106]*[.$A106] - [.$A106]*[.S$1] + [.S$1]*[.S$1])) / 3" office:value-type="float" office:value="8.12394891753854" calcext:value-type="float">
            <text:p>8.12394891753854</text:p>
          </table:table-cell>
          <table:table-cell table:formula="of:=([.$A106] + [.T$1] - SQRT([.$A106]*[.$A106] - [.$A106]*[.T$1] + [.T$1]*[.T$1])) / 3" office:value-type="float" office:value="8.57651587584336" calcext:value-type="float">
            <text:p>8.57651587584336</text:p>
          </table:table-cell>
          <table:table-cell table:formula="of:=([.$A106] + [.U$1] - SQRT([.$A106]*[.$A106] - [.$A106]*[.U$1] + [.U$1]*[.U$1])) / 3" office:value-type="float" office:value="9.0260522716801" calcext:value-type="float">
            <text:p>9.0260522716801</text:p>
          </table:table-cell>
          <table:table-cell table:formula="of:=([.$A106] + [.V$1] - SQRT([.$A106]*[.$A106] - [.$A106]*[.V$1] + [.V$1]*[.V$1])) / 3" office:value-type="float" office:value="9.47252494573728" calcext:value-type="float">
            <text:p>9.47252494573728</text:p>
          </table:table-cell>
          <table:table-cell table:formula="of:=([.$A106] + [.W$1] - SQRT([.$A106]*[.$A106] - [.$A106]*[.W$1] + [.W$1]*[.W$1])) / 3" office:value-type="float" office:value="9.91590114658651" calcext:value-type="float">
            <text:p>9.91590114658651</text:p>
          </table:table-cell>
          <table:table-cell table:formula="of:=([.$A106] + [.X$1] - SQRT([.$A106]*[.$A106] - [.$A106]*[.X$1] + [.X$1]*[.X$1])) / 3" office:value-type="float" office:value="10.3561485698512" calcext:value-type="float">
            <text:p>10.3561485698512</text:p>
          </table:table-cell>
          <table:table-cell table:formula="of:=([.$A106] + [.Y$1] - SQRT([.$A106]*[.$A106] - [.$A106]*[.Y$1] + [.Y$1]*[.Y$1])) / 3" office:value-type="float" office:value="10.7932353978833" calcext:value-type="float">
            <text:p>10.7932353978833</text:p>
          </table:table-cell>
          <table:table-cell table:formula="of:=([.$A106] + [.Z$1] - SQRT([.$A106]*[.$A106] - [.$A106]*[.Z$1] + [.Z$1]*[.Z$1])) / 3" office:value-type="float" office:value="11.2271303398624" calcext:value-type="float">
            <text:p>11.2271303398624</text:p>
          </table:table-cell>
          <table:table-cell table:formula="of:=([.$A106] + [.AA$1] - SQRT([.$A106]*[.$A106] - [.$A106]*[.AA$1] + [.AA$1]*[.AA$1])) / 3" office:value-type="float" office:value="11.6578026722227" calcext:value-type="float">
            <text:p>11.6578026722227</text:p>
          </table:table-cell>
          <table:table-cell table:formula="of:=([.$A106] + [.AB$1] - SQRT([.$A106]*[.$A106] - [.$A106]*[.AB$1] + [.AB$1]*[.AB$1])) / 3" office:value-type="float" office:value="12.0852222793121" calcext:value-type="float">
            <text:p>12.0852222793121</text:p>
          </table:table-cell>
          <table:table-cell table:formula="of:=([.$A106] + [.AC$1] - SQRT([.$A106]*[.$A106] - [.$A106]*[.AC$1] + [.AC$1]*[.AC$1])) / 3" office:value-type="float" office:value="12.5093596941798" calcext:value-type="float">
            <text:p>12.5093596941798</text:p>
          </table:table-cell>
          <table:table-cell table:formula="of:=([.$A106] + [.AD$1] - SQRT([.$A106]*[.$A106] - [.$A106]*[.AD$1] + [.AD$1]*[.AD$1])) / 3" office:value-type="float" office:value="12.9301861393839" calcext:value-type="float">
            <text:p>12.9301861393839</text:p>
          </table:table-cell>
          <table:table-cell table:formula="of:=([.$A106] + [.AE$1] - SQRT([.$A106]*[.$A106] - [.$A106]*[.AE$1] + [.AE$1]*[.AE$1])) / 3" office:value-type="float" office:value="13.3476735677077" calcext:value-type="float">
            <text:p>13.3476735677077</text:p>
          </table:table-cell>
          <table:table-cell table:formula="of:=([.$A106] + [.AF$1] - SQRT([.$A106]*[.$A106] - [.$A106]*[.AF$1] + [.AF$1]*[.AF$1])) / 3" office:value-type="float" office:value="13.7617947026686" calcext:value-type="float">
            <text:p>13.7617947026686</text:p>
          </table:table-cell>
          <table:table-cell table:number-columns-repeated="1635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([.$A107] + [.B$1] - SQRT([.$A107]*[.$A107] - [.$A107]*[.B$1] + [.B$1]*[.B$1])) / 3" office:value-type="float" office:value="0" calcext:value-type="float">
            <text:p>0</text:p>
          </table:table-cell>
          <table:table-cell table:formula="of:=([.$A107] + [.C$1] - SQRT([.$A107]*[.$A107] - [.$A107]*[.C$1] + [.C$1]*[.C$1])) / 3" office:value-type="float" office:value="0.498803848288693" calcext:value-type="float">
            <text:p>0.498803848288693</text:p>
          </table:table-cell>
          <table:table-cell table:formula="of:=([.$A107] + [.D$1] - SQRT([.$A107]*[.$A107] - [.$A107]*[.D$1] + [.D$1]*[.D$1])) / 3" office:value-type="float" office:value="0.995192641019718" calcext:value-type="float">
            <text:p>0.995192641019718</text:p>
          </table:table-cell>
          <table:table-cell table:formula="of:=([.$A107] + [.E$1] - SQRT([.$A107]*[.$A107] - [.$A107]*[.E$1] + [.E$1]*[.E$1])) / 3" office:value-type="float" office:value="1.4891321465252" calcext:value-type="float">
            <text:p>1.4891321465252</text:p>
          </table:table-cell>
          <table:table-cell table:formula="of:=([.$A107] + [.F$1] - SQRT([.$A107]*[.$A107] - [.$A107]*[.F$1] + [.F$1]*[.F$1])) / 3" office:value-type="float" office:value="1.98058801201861" calcext:value-type="float">
            <text:p>1.98058801201861</text:p>
          </table:table-cell>
          <table:table-cell table:formula="of:=([.$A107] + [.G$1] - SQRT([.$A107]*[.$A107] - [.$A107]*[.G$1] + [.G$1]*[.G$1])) / 3" office:value-type="float" office:value="2.46952578552802" calcext:value-type="float">
            <text:p>2.46952578552802</text:p>
          </table:table-cell>
          <table:table-cell table:formula="of:=([.$A107] + [.H$1] - SQRT([.$A107]*[.$A107] - [.$A107]*[.H$1] + [.H$1]*[.H$1])) / 3" office:value-type="float" office:value="2.9559109389016" calcext:value-type="float">
            <text:p>2.9559109389016</text:p>
          </table:table-cell>
          <table:table-cell table:formula="of:=([.$A107] + [.I$1] - SQRT([.$A107]*[.$A107] - [.$A107]*[.I$1] + [.I$1]*[.I$1])) / 3" office:value-type="float" office:value="3.43970889188745" calcext:value-type="float">
            <text:p>3.43970889188745</text:p>
          </table:table-cell>
          <table:table-cell table:formula="of:=([.$A107] + [.J$1] - SQRT([.$A107]*[.$A107] - [.$A107]*[.J$1] + [.J$1]*[.J$1])) / 3" office:value-type="float" office:value="3.92088503728701" calcext:value-type="float">
            <text:p>3.92088503728701</text:p>
          </table:table-cell>
          <table:table-cell table:formula="of:=([.$A107] + [.K$1] - SQRT([.$A107]*[.$A107] - [.$A107]*[.K$1] + [.K$1]*[.K$1])) / 3" office:value-type="float" office:value="4.39940476717712" calcext:value-type="float">
            <text:p>4.39940476717712</text:p>
          </table:table-cell>
          <table:table-cell table:formula="of:=([.$A107] + [.L$1] - SQRT([.$A107]*[.$A107] - [.$A107]*[.L$1] + [.L$1]*[.L$1])) / 3" office:value-type="float" office:value="4.87523350019211" calcext:value-type="float">
            <text:p>4.87523350019211</text:p>
          </table:table-cell>
          <table:table-cell table:formula="of:=([.$A107] + [.M$1] - SQRT([.$A107]*[.$A107] - [.$A107]*[.M$1] + [.M$1]*[.M$1])) / 3" office:value-type="float" office:value="5.34833670985294" calcext:value-type="float">
            <text:p>5.34833670985294</text:p>
          </table:table-cell>
          <table:table-cell table:formula="of:=([.$A107] + [.N$1] - SQRT([.$A107]*[.$A107] - [.$A107]*[.N$1] + [.N$1]*[.N$1])) / 3" office:value-type="float" office:value="5.81867995392588" calcext:value-type="float">
            <text:p>5.81867995392588</text:p>
          </table:table-cell>
          <table:table-cell table:formula="of:=([.$A107] + [.O$1] - SQRT([.$A107]*[.$A107] - [.$A107]*[.O$1] + [.O$1]*[.O$1])) / 3" office:value-type="float" office:value="6.28622890478905" calcext:value-type="float">
            <text:p>6.28622890478905</text:p>
          </table:table-cell>
          <table:table-cell table:formula="of:=([.$A107] + [.P$1] - SQRT([.$A107]*[.$A107] - [.$A107]*[.P$1] + [.P$1]*[.P$1])) / 3" office:value-type="float" office:value="6.7509493807796" calcext:value-type="float">
            <text:p>6.7509493807796</text:p>
          </table:table-cell>
          <table:table-cell table:formula="of:=([.$A107] + [.Q$1] - SQRT([.$A107]*[.$A107] - [.$A107]*[.Q$1] + [.Q$1]*[.Q$1])) / 3" office:value-type="float" office:value="7.21280737849" calcext:value-type="float">
            <text:p>7.21280737849</text:p>
          </table:table-cell>
          <table:table-cell table:formula="of:=([.$A107] + [.R$1] - SQRT([.$A107]*[.$A107] - [.$A107]*[.R$1] + [.R$1]*[.R$1])) / 3" office:value-type="float" office:value="7.67176910597616" calcext:value-type="float">
            <text:p>7.67176910597616</text:p>
          </table:table-cell>
          <table:table-cell table:formula="of:=([.$A107] + [.S$1] - SQRT([.$A107]*[.$A107] - [.$A107]*[.S$1] + [.S$1]*[.S$1])) / 3" office:value-type="float" office:value="8.12780101683527" calcext:value-type="float">
            <text:p>8.12780101683527</text:p>
          </table:table-cell>
          <table:table-cell table:formula="of:=([.$A107] + [.T$1] - SQRT([.$A107]*[.$A107] - [.$A107]*[.T$1] + [.T$1]*[.T$1])) / 3" office:value-type="float" office:value="8.58086984510535" calcext:value-type="float">
            <text:p>8.58086984510535</text:p>
          </table:table-cell>
          <table:table-cell table:formula="of:=([.$A107] + [.U$1] - SQRT([.$A107]*[.$A107] - [.$A107]*[.U$1] + [.U$1]*[.U$1])) / 3" office:value-type="float" office:value="9.03094264093342" calcext:value-type="float">
            <text:p>9.03094264093342</text:p>
          </table:table-cell>
          <table:table-cell table:formula="of:=([.$A107] + [.V$1] - SQRT([.$A107]*[.$A107] - [.$A107]*[.V$1] + [.V$1]*[.V$1])) / 3" office:value-type="float" office:value="9.47798680695339" calcext:value-type="float">
            <text:p>9.47798680695339</text:p>
          </table:table-cell>
          <table:table-cell table:formula="of:=([.$A107] + [.W$1] - SQRT([.$A107]*[.$A107] - [.$A107]*[.W$1] + [.W$1]*[.W$1])) / 3" office:value-type="float" office:value="9.92197013530912" calcext:value-type="float">
            <text:p>9.92197013530912</text:p>
          </table:table-cell>
          <table:table-cell table:formula="of:=([.$A107] + [.X$1] - SQRT([.$A107]*[.$A107] - [.$A107]*[.X$1] + [.X$1]*[.X$1])) / 3" office:value-type="float" office:value="10.3628608452528" calcext:value-type="float">
            <text:p>10.3628608452528</text:p>
          </table:table-cell>
          <table:table-cell table:formula="of:=([.$A107] + [.Y$1] - SQRT([.$A107]*[.$A107] - [.$A107]*[.Y$1] + [.Y$1]*[.Y$1])) / 3" office:value-type="float" office:value="10.8006276212433" calcext:value-type="float">
            <text:p>10.8006276212433</text:p>
          </table:table-cell>
          <table:table-cell table:formula="of:=([.$A107] + [.Z$1] - SQRT([.$A107]*[.$A107] - [.$A107]*[.Z$1] + [.Z$1]*[.Z$1])) / 3" office:value-type="float" office:value="11.2352396514628" calcext:value-type="float">
            <text:p>11.2352396514628</text:p>
          </table:table-cell>
          <table:table-cell table:formula="of:=([.$A107] + [.AA$1] - SQRT([.$A107]*[.$A107] - [.$A107]*[.AA$1] + [.AA$1]*[.AA$1])) / 3" office:value-type="float" office:value="11.6666666666667" calcext:value-type="float">
            <text:p>11.6666666666667</text:p>
          </table:table-cell>
          <table:table-cell table:formula="of:=([.$A107] + [.AB$1] - SQRT([.$A107]*[.$A107] - [.$A107]*[.AB$1] + [.AB$1]*[.AB$1])) / 3" office:value-type="float" office:value="12.0948789792743" calcext:value-type="float">
            <text:p>12.0948789792743</text:p>
          </table:table-cell>
          <table:table-cell table:formula="of:=([.$A107] + [.AC$1] - SQRT([.$A107]*[.$A107] - [.$A107]*[.AC$1] + [.AC$1]*[.AC$1])) / 3" office:value-type="float" office:value="12.5198475226056" calcext:value-type="float">
            <text:p>12.5198475226056</text:p>
          </table:table-cell>
          <table:table-cell table:formula="of:=([.$A107] + [.AD$1] - SQRT([.$A107]*[.$A107] - [.$A107]*[.AD$1] + [.AD$1]*[.AD$1])) / 3" office:value-type="float" office:value="12.9415438901613" calcext:value-type="float">
            <text:p>12.9415438901613</text:p>
          </table:table-cell>
          <table:table-cell table:formula="of:=([.$A107] + [.AE$1] - SQRT([.$A107]*[.$A107] - [.$A107]*[.AE$1] + [.AE$1]*[.AE$1])) / 3" office:value-type="float" office:value="13.3599403748438" calcext:value-type="float">
            <text:p>13.3599403748438</text:p>
          </table:table-cell>
          <table:table-cell table:formula="of:=([.$A107] + [.AF$1] - SQRT([.$A107]*[.$A107] - [.$A107]*[.AF$1] + [.AF$1]*[.AF$1])) / 3" office:value-type="float" office:value="13.775010008008" calcext:value-type="float">
            <text:p>13.775010008008</text:p>
          </table:table-cell>
          <table:table-cell table:number-columns-repeated="1635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([.$A108] + [.B$1] - SQRT([.$A108]*[.$A108] - [.$A108]*[.B$1] + [.B$1]*[.B$1])) / 3" office:value-type="float" office:value="0" calcext:value-type="float">
            <text:p>0</text:p>
          </table:table-cell>
          <table:table-cell table:formula="of:=([.$A108] + [.C$1] - SQRT([.$A108]*[.$A108] - [.$A108]*[.C$1] + [.C$1]*[.C$1])) / 3" office:value-type="float" office:value="0.4988151858358" calcext:value-type="float">
            <text:p>0.4988151858358</text:p>
          </table:table-cell>
          <table:table-cell table:formula="of:=([.$A108] + [.D$1] - SQRT([.$A108]*[.$A108] - [.$A108]*[.D$1] + [.D$1]*[.D$1])) / 3" office:value-type="float" office:value="0.995238419133131" calcext:value-type="float">
            <text:p>0.995238419133131</text:p>
          </table:table-cell>
          <table:table-cell table:formula="of:=([.$A108] + [.E$1] - SQRT([.$A108]*[.$A108] - [.$A108]*[.E$1] + [.E$1]*[.E$1])) / 3" office:value-type="float" office:value="1.48923611284115" calcext:value-type="float">
            <text:p>1.48923611284115</text:p>
          </table:table-cell>
          <table:table-cell table:formula="of:=([.$A108] + [.F$1] - SQRT([.$A108]*[.$A108] - [.$A108]*[.F$1] + [.F$1]*[.F$1])) / 3" office:value-type="float" office:value="1.9807745617905" calcext:value-type="float">
            <text:p>1.9807745617905</text:p>
          </table:table-cell>
          <table:table-cell table:formula="of:=([.$A108] + [.G$1] - SQRT([.$A108]*[.$A108] - [.$A108]*[.G$1] + [.G$1]*[.G$1])) / 3" office:value-type="float" office:value="2.46981996378627" calcext:value-type="float">
            <text:p>2.46981996378627</text:p>
          </table:table-cell>
          <table:table-cell table:formula="of:=([.$A108] + [.H$1] - SQRT([.$A108]*[.$A108] - [.$A108]*[.H$1] + [.H$1]*[.H$1])) / 3" office:value-type="float" office:value="2.95633844172337" calcext:value-type="float">
            <text:p>2.95633844172337</text:p>
          </table:table-cell>
          <table:table-cell table:formula="of:=([.$A108] + [.I$1] - SQRT([.$A108]*[.$A108] - [.$A108]*[.I$1] + [.I$1]*[.I$1])) / 3" office:value-type="float" office:value="3.44029606672656" calcext:value-type="float">
            <text:p>3.44029606672656</text:p>
          </table:table-cell>
          <table:table-cell table:formula="of:=([.$A108] + [.J$1] - SQRT([.$A108]*[.$A108] - [.$A108]*[.J$1] + [.J$1]*[.J$1])) / 3" office:value-type="float" office:value="3.92165888231451" calcext:value-type="float">
            <text:p>3.92165888231451</text:p>
          </table:table-cell>
          <table:table-cell table:formula="of:=([.$A108] + [.K$1] - SQRT([.$A108]*[.$A108] - [.$A108]*[.K$1] + [.K$1]*[.K$1])) / 3" office:value-type="float" office:value="4.4003929295834" calcext:value-type="float">
            <text:p>4.4003929295834</text:p>
          </table:table-cell>
          <table:table-cell table:formula="of:=([.$A108] + [.L$1] - SQRT([.$A108]*[.$A108] - [.$A108]*[.L$1] + [.L$1]*[.L$1])) / 3" office:value-type="float" office:value="4.87646427340217" calcext:value-type="float">
            <text:p>4.87646427340217</text:p>
          </table:table-cell>
          <table:table-cell table:formula="of:=([.$A108] + [.M$1] - SQRT([.$A108]*[.$A108] - [.$A108]*[.M$1] + [.M$1]*[.M$1])) / 3" office:value-type="float" office:value="5.3498390296074" calcext:value-type="float">
            <text:p>5.3498390296074</text:p>
          </table:table-cell>
          <table:table-cell table:formula="of:=([.$A108] + [.N$1] - SQRT([.$A108]*[.$A108] - [.$A108]*[.N$1] + [.N$1]*[.N$1])) / 3" office:value-type="float" office:value="5.82048339318185" calcext:value-type="float">
            <text:p>5.82048339318185</text:p>
          </table:table-cell>
          <table:table-cell table:formula="of:=([.$A108] + [.O$1] - SQRT([.$A108]*[.$A108] - [.$A108]*[.O$1] + [.O$1]*[.O$1])) / 3" office:value-type="float" office:value="6.28836366739615" calcext:value-type="float">
            <text:p>6.28836366739615</text:p>
          </table:table-cell>
          <table:table-cell table:formula="of:=([.$A108] + [.P$1] - SQRT([.$A108]*[.$A108] - [.$A108]*[.P$1] + [.P$1]*[.P$1])) / 3" office:value-type="float" office:value="6.75344629388885" calcext:value-type="float">
            <text:p>6.75344629388885</text:p>
          </table:table-cell>
          <table:table-cell table:formula="of:=([.$A108] + [.Q$1] - SQRT([.$A108]*[.$A108] - [.$A108]*[.Q$1] + [.Q$1]*[.Q$1])) / 3" office:value-type="float" office:value="7.2156978836552" calcext:value-type="float">
            <text:p>7.2156978836552</text:p>
          </table:table-cell>
          <table:table-cell table:formula="of:=([.$A108] + [.R$1] - SQRT([.$A108]*[.$A108] - [.$A108]*[.R$1] + [.R$1]*[.R$1])) / 3" office:value-type="float" office:value="7.67508524891034" calcext:value-type="float">
            <text:p>7.67508524891034</text:p>
          </table:table-cell>
          <table:table-cell table:formula="of:=([.$A108] + [.S$1] - SQRT([.$A108]*[.$A108] - [.$A108]*[.S$1] + [.S$1]*[.S$1])) / 3" office:value-type="float" office:value="8.13157543578742" calcext:value-type="float">
            <text:p>8.13157543578742</text:p>
          </table:table-cell>
          <table:table-cell table:formula="of:=([.$A108] + [.T$1] - SQRT([.$A108]*[.$A108] - [.$A108]*[.T$1] + [.T$1]*[.T$1])) / 3" office:value-type="float" office:value="8.5851357578263" calcext:value-type="float">
            <text:p>8.5851357578263</text:p>
          </table:table-cell>
          <table:table-cell table:formula="of:=([.$A108] + [.U$1] - SQRT([.$A108]*[.$A108] - [.$A108]*[.U$1] + [.U$1]*[.U$1])) / 3" office:value-type="float" office:value="9.03573383020338" calcext:value-type="float">
            <text:p>9.03573383020338</text:p>
          </table:table-cell>
          <table:table-cell table:formula="of:=([.$A108] + [.V$1] - SQRT([.$A108]*[.$A108] - [.$A108]*[.V$1] + [.V$1]*[.V$1])) / 3" office:value-type="float" office:value="9.48333760464747" calcext:value-type="float">
            <text:p>9.48333760464747</text:p>
          </table:table-cell>
          <table:table-cell table:formula="of:=([.$A108] + [.W$1] - SQRT([.$A108]*[.$A108] - [.$A108]*[.W$1] + [.W$1]*[.W$1])) / 3" office:value-type="float" office:value="9.92791540498205" calcext:value-type="float">
            <text:p>9.92791540498205</text:p>
          </table:table-cell>
          <table:table-cell table:formula="of:=([.$A108] + [.X$1] - SQRT([.$A108]*[.$A108] - [.$A108]*[.X$1] + [.X$1]*[.X$1])) / 3" office:value-type="float" office:value="10.3694359632285" calcext:value-type="float">
            <text:p>10.3694359632285</text:p>
          </table:table-cell>
          <table:table-cell table:formula="of:=([.$A108] + [.Y$1] - SQRT([.$A108]*[.$A108] - [.$A108]*[.Y$1] + [.Y$1]*[.Y$1])) / 3" office:value-type="float" office:value="10.8078684561998" calcext:value-type="float">
            <text:p>10.8078684561998</text:p>
          </table:table-cell>
          <table:table-cell table:formula="of:=([.$A108] + [.Z$1] - SQRT([.$A108]*[.$A108] - [.$A108]*[.Z$1] + [.Z$1]*[.Z$1])) / 3" office:value-type="float" office:value="11.24318254251" calcext:value-type="float">
            <text:p>11.24318254251</text:p>
          </table:table-cell>
          <table:table-cell table:formula="of:=([.$A108] + [.AA$1] - SQRT([.$A108]*[.$A108] - [.$A108]*[.AA$1] + [.AA$1]*[.AA$1])) / 3" office:value-type="float" office:value="11.6753483999174" calcext:value-type="float">
            <text:p>11.6753483999174</text:p>
          </table:table-cell>
          <table:table-cell table:formula="of:=([.$A108] + [.AB$1] - SQRT([.$A108]*[.$A108] - [.$A108]*[.AB$1] + [.AB$1]*[.AB$1])) / 3" office:value-type="float" office:value="12.1043367629182" calcext:value-type="float">
            <text:p>12.1043367629182</text:p>
          </table:table-cell>
          <table:table-cell table:formula="of:=([.$A108] + [.AC$1] - SQRT([.$A108]*[.$A108] - [.$A108]*[.AC$1] + [.AC$1]*[.AC$1])) / 3" office:value-type="float" office:value="12.5301189604992" calcext:value-type="float">
            <text:p>12.5301189604992</text:p>
          </table:table-cell>
          <table:table-cell table:formula="of:=([.$A108] + [.AD$1] - SQRT([.$A108]*[.$A108] - [.$A108]*[.AD$1] + [.AD$1]*[.AD$1])) / 3" office:value-type="float" office:value="12.9526669539565" calcext:value-type="float">
            <text:p>12.9526669539565</text:p>
          </table:table-cell>
          <table:table-cell table:formula="of:=([.$A108] + [.AE$1] - SQRT([.$A108]*[.$A108] - [.$A108]*[.AE$1] + [.AE$1]*[.AE$1])) / 3" office:value-type="float" office:value="13.3719533746813" calcext:value-type="float">
            <text:p>13.3719533746813</text:p>
          </table:table-cell>
          <table:table-cell table:formula="of:=([.$A108] + [.AF$1] - SQRT([.$A108]*[.$A108] - [.$A108]*[.AF$1] + [.AF$1]*[.AF$1])) / 3" office:value-type="float" office:value="13.7879515618107" calcext:value-type="float">
            <text:p>13.7879515618107</text:p>
          </table:table-cell>
          <table:table-cell table:number-columns-repeated="1635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([.$A109] + [.B$1] - SQRT([.$A109]*[.$A109] - [.$A109]*[.B$1] + [.B$1]*[.B$1])) / 3" office:value-type="float" office:value="0" calcext:value-type="float">
            <text:p>0</text:p>
          </table:table-cell>
          <table:table-cell table:formula="of:=([.$A109] + [.C$1] - SQRT([.$A109]*[.$A109] - [.$A109]*[.C$1] + [.C$1]*[.C$1])) / 3" office:value-type="float" office:value="0.498826310481884" calcext:value-type="float">
            <text:p>0.498826310481884</text:p>
          </table:table-cell>
          <table:table-cell table:formula="of:=([.$A109] + [.D$1] - SQRT([.$A109]*[.$A109] - [.$A109]*[.D$1] + [.D$1]*[.D$1])) / 3" office:value-type="float" office:value="0.995283333683129" calcext:value-type="float">
            <text:p>0.995283333683129</text:p>
          </table:table-cell>
          <table:table-cell table:formula="of:=([.$A109] + [.E$1] - SQRT([.$A109]*[.$A109] - [.$A109]*[.E$1] + [.E$1]*[.E$1])) / 3" office:value-type="float" office:value="1.48933810913626" calcext:value-type="float">
            <text:p>1.48933810913626</text:p>
          </table:table-cell>
          <table:table-cell table:formula="of:=([.$A109] + [.F$1] - SQRT([.$A109]*[.$A109] - [.$A109]*[.F$1] + [.F$1]*[.F$1])) / 3" office:value-type="float" office:value="1.9809575611592" calcext:value-type="float">
            <text:p>1.9809575611592</text:p>
          </table:table-cell>
          <table:table-cell table:formula="of:=([.$A109] + [.G$1] - SQRT([.$A109]*[.$A109] - [.$A109]*[.G$1] + [.G$1]*[.G$1])) / 3" office:value-type="float" office:value="2.47010851914776" calcext:value-type="float">
            <text:p>2.47010851914776</text:p>
          </table:table-cell>
          <table:table-cell table:formula="of:=([.$A109] + [.H$1] - SQRT([.$A109]*[.$A109] - [.$A109]*[.H$1] + [.H$1]*[.H$1])) / 3" office:value-type="float" office:value="2.95675773884351" calcext:value-type="float">
            <text:p>2.95675773884351</text:p>
          </table:table-cell>
          <table:table-cell table:formula="of:=([.$A109] + [.I$1] - SQRT([.$A109]*[.$A109] - [.$A109]*[.I$1] + [.I$1]*[.I$1])) / 3" office:value-type="float" office:value="3.44087192457927" calcext:value-type="float">
            <text:p>3.44087192457927</text:p>
          </table:table-cell>
          <table:table-cell table:formula="of:=([.$A109] + [.J$1] - SQRT([.$A109]*[.$A109] - [.$A109]*[.J$1] + [.J$1]*[.J$1])) / 3" office:value-type="float" office:value="3.92241775250185" calcext:value-type="float">
            <text:p>3.92241775250185</text:p>
          </table:table-cell>
          <table:table-cell table:formula="of:=([.$A109] + [.K$1] - SQRT([.$A109]*[.$A109] - [.$A109]*[.K$1] + [.K$1]*[.K$1])) / 3" office:value-type="float" office:value="4.40136189476786" calcext:value-type="float">
            <text:p>4.40136189476786</text:p>
          </table:table-cell>
          <table:table-cell table:formula="of:=([.$A109] + [.L$1] - SQRT([.$A109]*[.$A109] - [.$A109]*[.L$1] + [.L$1]*[.L$1])) / 3" office:value-type="float" office:value="4.87767104470544" calcext:value-type="float">
            <text:p>4.87767104470544</text:p>
          </table:table-cell>
          <table:table-cell table:formula="of:=([.$A109] + [.M$1] - SQRT([.$A109]*[.$A109] - [.$A109]*[.M$1] + [.M$1]*[.M$1])) / 3" office:value-type="float" office:value="5.35131194293076" calcext:value-type="float">
            <text:p>5.35131194293076</text:p>
          </table:table-cell>
          <table:table-cell table:formula="of:=([.$A109] + [.N$1] - SQRT([.$A109]*[.$A109] - [.$A109]*[.N$1] + [.N$1]*[.N$1])) / 3" office:value-type="float" office:value="5.8222514044045" calcext:value-type="float">
            <text:p>5.8222514044045</text:p>
          </table:table-cell>
          <table:table-cell table:formula="of:=([.$A109] + [.O$1] - SQRT([.$A109]*[.$A109] - [.$A109]*[.O$1] + [.O$1]*[.O$1])) / 3" office:value-type="float" office:value="6.29045634640936" calcext:value-type="float">
            <text:p>6.29045634640936</text:p>
          </table:table-cell>
          <table:table-cell table:formula="of:=([.$A109] + [.P$1] - SQRT([.$A109]*[.$A109] - [.$A109]*[.P$1] + [.P$1]*[.P$1])) / 3" office:value-type="float" office:value="6.75589381742557" calcext:value-type="float">
            <text:p>6.75589381742557</text:p>
          </table:table-cell>
          <table:table-cell table:formula="of:=([.$A109] + [.Q$1] - SQRT([.$A109]*[.$A109] - [.$A109]*[.Q$1] + [.Q$1]*[.Q$1])) / 3" office:value-type="float" office:value="7.21853102687685" calcext:value-type="float">
            <text:p>7.21853102687685</text:p>
          </table:table-cell>
          <table:table-cell table:formula="of:=([.$A109] + [.R$1] - SQRT([.$A109]*[.$A109] - [.$A109]*[.R$1] + [.R$1]*[.R$1])) / 3" office:value-type="float" office:value="7.67833537571489" calcext:value-type="float">
            <text:p>7.67833537571489</text:p>
          </table:table-cell>
          <table:table-cell table:formula="of:=([.$A109] + [.S$1] - SQRT([.$A109]*[.$A109] - [.$A109]*[.S$1] + [.S$1]*[.S$1])) / 3" office:value-type="float" office:value="8.13527448780577" calcext:value-type="float">
            <text:p>8.13527448780577</text:p>
          </table:table-cell>
          <table:table-cell table:formula="of:=([.$A109] + [.T$1] - SQRT([.$A109]*[.$A109] - [.$A109]*[.T$1] + [.T$1]*[.T$1])) / 3" office:value-type="float" office:value="8.58931624207687" calcext:value-type="float">
            <text:p>8.58931624207687</text:p>
          </table:table-cell>
          <table:table-cell table:formula="of:=([.$A109] + [.U$1] - SQRT([.$A109]*[.$A109] - [.$A109]*[.U$1] + [.U$1]*[.U$1])) / 3" office:value-type="float" office:value="9.04042880537835" calcext:value-type="float">
            <text:p>9.04042880537835</text:p>
          </table:table-cell>
          <table:table-cell table:formula="of:=([.$A109] + [.V$1] - SQRT([.$A109]*[.$A109] - [.$A109]*[.V$1] + [.V$1]*[.V$1])) / 3" office:value-type="float" office:value="9.48858066600795" calcext:value-type="float">
            <text:p>9.48858066600795</text:p>
          </table:table-cell>
          <table:table-cell table:formula="of:=([.$A109] + [.W$1] - SQRT([.$A109]*[.$A109] - [.$A109]*[.W$1] + [.W$1]*[.W$1])) / 3" office:value-type="float" office:value="9.93374066784333" calcext:value-type="float">
            <text:p>9.93374066784333</text:p>
          </table:table-cell>
          <table:table-cell table:formula="of:=([.$A109] + [.X$1] - SQRT([.$A109]*[.$A109] - [.$A109]*[.X$1] + [.X$1]*[.X$1])) / 3" office:value-type="float" office:value="10.3758780450211" calcext:value-type="float">
            <text:p>10.3758780450211</text:p>
          </table:table-cell>
          <table:table-cell table:formula="of:=([.$A109] + [.Y$1] - SQRT([.$A109]*[.$A109] - [.$A109]*[.Y$1] + [.Y$1]*[.Y$1])) / 3" office:value-type="float" office:value="10.8149624570972" calcext:value-type="float">
            <text:p>10.8149624570972</text:p>
          </table:table-cell>
          <table:table-cell table:formula="of:=([.$A109] + [.Z$1] - SQRT([.$A109]*[.$A109] - [.$A109]*[.Z$1] + [.Z$1]*[.Z$1])) / 3" office:value-type="float" office:value="11.2509640246171" calcext:value-type="float">
            <text:p>11.2509640246171</text:p>
          </table:table-cell>
          <table:table-cell table:formula="of:=([.$A109] + [.AA$1] - SQRT([.$A109]*[.$A109] - [.$A109]*[.AA$1] + [.AA$1]*[.AA$1])) / 3" office:value-type="float" office:value="11.683853365023" calcext:value-type="float">
            <text:p>11.683853365023</text:p>
          </table:table-cell>
          <table:table-cell table:formula="of:=([.$A109] + [.AB$1] - SQRT([.$A109]*[.$A109] - [.$A109]*[.AB$1] + [.AB$1]*[.AB$1])) / 3" office:value-type="float" office:value="12.1136016288155" calcext:value-type="float">
            <text:p>12.1136016288155</text:p>
          </table:table-cell>
          <table:table-cell table:formula="of:=([.$A109] + [.AC$1] - SQRT([.$A109]*[.$A109] - [.$A109]*[.AC$1] + [.AC$1]*[.AC$1])) / 3" office:value-type="float" office:value="12.540180535888" calcext:value-type="float">
            <text:p>12.540180535888</text:p>
          </table:table-cell>
          <table:table-cell table:formula="of:=([.$A109] + [.AD$1] - SQRT([.$A109]*[.$A109] - [.$A109]*[.AD$1] + [.AD$1]*[.AD$1])) / 3" office:value-type="float" office:value="12.9635624119452" calcext:value-type="float">
            <text:p>12.9635624119452</text:p>
          </table:table-cell>
          <table:table-cell table:formula="of:=([.$A109] + [.AE$1] - SQRT([.$A109]*[.$A109] - [.$A109]*[.AE$1] + [.AE$1]*[.AE$1])) / 3" office:value-type="float" office:value="13.3837202249125" calcext:value-type="float">
            <text:p>13.3837202249125</text:p>
          </table:table-cell>
          <table:table-cell table:formula="of:=([.$A109] + [.AF$1] - SQRT([.$A109]*[.$A109] - [.$A109]*[.AF$1] + [.AF$1]*[.AF$1])) / 3" office:value-type="float" office:value="13.8006276212433" calcext:value-type="float">
            <text:p>13.8006276212433</text:p>
          </table:table-cell>
          <table:table-cell table:number-columns-repeated="1635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([.$A110] + [.B$1] - SQRT([.$A110]*[.$A110] - [.$A110]*[.B$1] + [.B$1]*[.B$1])) / 3" office:value-type="float" office:value="0" calcext:value-type="float">
            <text:p>0</text:p>
          </table:table-cell>
          <table:table-cell table:formula="of:=([.$A110] + [.C$1] - SQRT([.$A110]*[.$A110] - [.$A110]*[.C$1] + [.C$1]*[.C$1])) / 3" office:value-type="float" office:value="0.498837228167976" calcext:value-type="float">
            <text:p>0.498837228167976</text:p>
          </table:table-cell>
          <table:table-cell table:formula="of:=([.$A110] + [.D$1] - SQRT([.$A110]*[.$A110] - [.$A110]*[.D$1] + [.D$1]*[.D$1])) / 3" office:value-type="float" office:value="0.995327408875345" calcext:value-type="float">
            <text:p>0.995327408875345</text:p>
          </table:table-cell>
          <table:table-cell table:formula="of:=([.$A110] + [.E$1] - SQRT([.$A110]*[.$A110] - [.$A110]*[.E$1] + [.E$1]*[.E$1])) / 3" office:value-type="float" office:value="1.48943819087059" calcext:value-type="float">
            <text:p>1.48943819087059</text:p>
          </table:table-cell>
          <table:table-cell table:formula="of:=([.$A110] + [.F$1] - SQRT([.$A110]*[.$A110] - [.$A110]*[.F$1] + [.F$1]*[.F$1])) / 3" office:value-type="float" office:value="1.98113711049906" calcext:value-type="float">
            <text:p>1.98113711049906</text:p>
          </table:table-cell>
          <table:table-cell table:formula="of:=([.$A110] + [.G$1] - SQRT([.$A110]*[.$A110] - [.$A110]*[.G$1] + [.G$1]*[.G$1])) / 3" office:value-type="float" office:value="2.4703916112325" calcext:value-type="float">
            <text:p>2.4703916112325</text:p>
          </table:table-cell>
          <table:table-cell table:formula="of:=([.$A110] + [.H$1] - SQRT([.$A110]*[.$A110] - [.$A110]*[.H$1] + [.H$1]*[.H$1])) / 3" office:value-type="float" office:value="2.95716906412954" calcext:value-type="float">
            <text:p>2.95716906412954</text:p>
          </table:table-cell>
          <table:table-cell table:formula="of:=([.$A110] + [.I$1] - SQRT([.$A110]*[.$A110] - [.$A110]*[.I$1] + [.I$1]*[.I$1])) / 3" office:value-type="float" office:value="3.44143678922951" calcext:value-type="float">
            <text:p>3.44143678922951</text:p>
          </table:table-cell>
          <table:table-cell table:formula="of:=([.$A110] + [.J$1] - SQRT([.$A110]*[.$A110] - [.$A110]*[.J$1] + [.J$1]*[.J$1])) / 3" office:value-type="float" office:value="3.92316207787898" calcext:value-type="float">
            <text:p>3.92316207787898</text:p>
          </table:table-cell>
          <table:table-cell table:formula="of:=([.$A110] + [.K$1] - SQRT([.$A110]*[.$A110] - [.$A110]*[.K$1] + [.K$1]*[.K$1])) / 3" office:value-type="float" office:value="4.40231221598761" calcext:value-type="float">
            <text:p>4.40231221598761</text:p>
          </table:table-cell>
          <table:table-cell table:formula="of:=([.$A110] + [.L$1] - SQRT([.$A110]*[.$A110] - [.$A110]*[.L$1] + [.L$1]*[.L$1])) / 3" office:value-type="float" office:value="4.87885450820653" calcext:value-type="float">
            <text:p>4.87885450820653</text:p>
          </table:table-cell>
          <table:table-cell table:formula="of:=([.$A110] + [.M$1] - SQRT([.$A110]*[.$A110] - [.$A110]*[.M$1] + [.M$1]*[.M$1])) / 3" office:value-type="float" office:value="5.35275630301904" calcext:value-type="float">
            <text:p>5.35275630301904</text:p>
          </table:table-cell>
          <table:table-cell table:formula="of:=([.$A110] + [.N$1] - SQRT([.$A110]*[.$A110] - [.$A110]*[.N$1] + [.N$1]*[.N$1])) / 3" office:value-type="float" office:value="5.82398501872988" calcext:value-type="float">
            <text:p>5.82398501872988</text:p>
          </table:table-cell>
          <table:table-cell table:formula="of:=([.$A110] + [.O$1] - SQRT([.$A110]*[.$A110] - [.$A110]*[.O$1] + [.O$1]*[.O$1])) / 3" office:value-type="float" office:value="6.29250817033563" calcext:value-type="float">
            <text:p>6.29250817033563</text:p>
          </table:table-cell>
          <table:table-cell table:formula="of:=([.$A110] + [.P$1] - SQRT([.$A110]*[.$A110] - [.$A110]*[.P$1] + [.P$1]*[.P$1])) / 3" office:value-type="float" office:value="6.75829339725461" calcext:value-type="float">
            <text:p>6.75829339725461</text:p>
          </table:table-cell>
          <table:table-cell table:formula="of:=([.$A110] + [.Q$1] - SQRT([.$A110]*[.$A110] - [.$A110]*[.Q$1] + [.Q$1]*[.Q$1])) / 3" office:value-type="float" office:value="7.22130849189093" calcext:value-type="float">
            <text:p>7.22130849189093</text:p>
          </table:table-cell>
          <table:table-cell table:formula="of:=([.$A110] + [.R$1] - SQRT([.$A110]*[.$A110] - [.$A110]*[.R$1] + [.R$1]*[.R$1])) / 3" office:value-type="float" office:value="7.68152142900277" calcext:value-type="float">
            <text:p>7.68152142900277</text:p>
          </table:table-cell>
          <table:table-cell table:formula="of:=([.$A110] + [.S$1] - SQRT([.$A110]*[.$A110] - [.$A110]*[.S$1] + [.S$1]*[.S$1])) / 3" office:value-type="float" office:value="8.13890039584106" calcext:value-type="float">
            <text:p>8.13890039584106</text:p>
          </table:table-cell>
          <table:table-cell table:formula="of:=([.$A110] + [.T$1] - SQRT([.$A110]*[.$A110] - [.$A110]*[.T$1] + [.T$1]*[.T$1])) / 3" office:value-type="float" office:value="8.59341382301987" calcext:value-type="float">
            <text:p>8.59341382301987</text:p>
          </table:table-cell>
          <table:table-cell table:formula="of:=([.$A110] + [.U$1] - SQRT([.$A110]*[.$A110] - [.$A110]*[.U$1] + [.U$1]*[.U$1])) / 3" office:value-type="float" office:value="9.04503041607558" calcext:value-type="float">
            <text:p>9.04503041607558</text:p>
          </table:table-cell>
          <table:table-cell table:formula="of:=([.$A110] + [.V$1] - SQRT([.$A110]*[.$A110] - [.$A110]*[.V$1] + [.V$1]*[.V$1])) / 3" office:value-type="float" office:value="9.49371918766739" calcext:value-type="float">
            <text:p>9.49371918766739</text:p>
          </table:table-cell>
          <table:table-cell table:formula="of:=([.$A110] + [.W$1] - SQRT([.$A110]*[.$A110] - [.$A110]*[.W$1] + [.W$1]*[.W$1])) / 3" office:value-type="float" office:value="9.93944949036692" calcext:value-type="float">
            <text:p>9.93944949036692</text:p>
          </table:table-cell>
          <table:table-cell table:formula="of:=([.$A110] + [.X$1] - SQRT([.$A110]*[.$A110] - [.$A110]*[.X$1] + [.X$1]*[.X$1])) / 3" office:value-type="float" office:value="10.3821910499803" calcext:value-type="float">
            <text:p>10.3821910499803</text:p>
          </table:table-cell>
          <table:table-cell table:formula="of:=([.$A110] + [.Y$1] - SQRT([.$A110]*[.$A110] - [.$A110]*[.Y$1] + [.Y$1]*[.Y$1])) / 3" office:value-type="float" office:value="10.8219139993413" calcext:value-type="float">
            <text:p>10.8219139993413</text:p>
          </table:table-cell>
          <table:table-cell table:formula="of:=([.$A110] + [.Z$1] - SQRT([.$A110]*[.$A110] - [.$A110]*[.Z$1] + [.Z$1]*[.Z$1])) / 3" office:value-type="float" office:value="11.2585889125102" calcext:value-type="float">
            <text:p>11.2585889125102</text:p>
          </table:table-cell>
          <table:table-cell table:formula="of:=([.$A110] + [.AA$1] - SQRT([.$A110]*[.$A110] - [.$A110]*[.AA$1] + [.AA$1]*[.AA$1])) / 3" office:value-type="float" office:value="11.6921868393077" calcext:value-type="float">
            <text:p>11.6921868393077</text:p>
          </table:table-cell>
          <table:table-cell table:formula="of:=([.$A110] + [.AB$1] - SQRT([.$A110]*[.$A110] - [.$A110]*[.AB$1] + [.AB$1]*[.AB$1])) / 3" office:value-type="float" office:value="12.1226793401095" calcext:value-type="float">
            <text:p>12.1226793401095</text:p>
          </table:table-cell>
          <table:table-cell table:formula="of:=([.$A110] + [.AC$1] - SQRT([.$A110]*[.$A110] - [.$A110]*[.AC$1] + [.AC$1]*[.AC$1])) / 3" office:value-type="float" office:value="12.5500385208241" calcext:value-type="float">
            <text:p>12.5500385208241</text:p>
          </table:table-cell>
          <table:table-cell table:formula="of:=([.$A110] + [.AD$1] - SQRT([.$A110]*[.$A110] - [.$A110]*[.AD$1] + [.AD$1]*[.AD$1])) / 3" office:value-type="float" office:value="12.9742370679691" calcext:value-type="float">
            <text:p>12.9742370679691</text:p>
          </table:table-cell>
          <table:table-cell table:formula="of:=([.$A110] + [.AE$1] - SQRT([.$A110]*[.$A110] - [.$A110]*[.AE$1] + [.AE$1]*[.AE$1])) / 3" office:value-type="float" office:value="13.3952482837625" calcext:value-type="float">
            <text:p>13.3952482837625</text:p>
          </table:table-cell>
          <table:table-cell table:formula="of:=([.$A110] + [.AF$1] - SQRT([.$A110]*[.$A110] - [.$A110]*[.AF$1] + [.AF$1]*[.AF$1])) / 3" office:value-type="float" office:value="13.8130461211378" calcext:value-type="float">
            <text:p>13.8130461211378</text:p>
          </table:table-cell>
          <table:table-cell table:number-columns-repeated="1635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([.$A111] + [.B$1] - SQRT([.$A111]*[.$A111] - [.$A111]*[.B$1] + [.B$1]*[.B$1])) / 3" office:value-type="float" office:value="0" calcext:value-type="float">
            <text:p>0</text:p>
          </table:table-cell>
          <table:table-cell table:formula="of:=([.$A111] + [.C$1] - SQRT([.$A111]*[.$A111] - [.$A111]*[.C$1] + [.C$1]*[.C$1])) / 3" office:value-type="float" office:value="0.498847944616107" calcext:value-type="float">
            <text:p>0.498847944616107</text:p>
          </table:table-cell>
          <table:table-cell table:formula="of:=([.$A111] + [.D$1] - SQRT([.$A111]*[.$A111] - [.$A111]*[.D$1] + [.D$1]*[.D$1])) / 3" office:value-type="float" office:value="0.995370668019182" calcext:value-type="float">
            <text:p>0.995370668019182</text:p>
          </table:table-cell>
          <table:table-cell table:formula="of:=([.$A111] + [.E$1] - SQRT([.$A111]*[.$A111] - [.$A111]*[.E$1] + [.E$1]*[.E$1])) / 3" office:value-type="float" office:value="1.48953641144212" calcext:value-type="float">
            <text:p>1.48953641144212</text:p>
          </table:table-cell>
          <table:table-cell table:formula="of:=([.$A111] + [.F$1] - SQRT([.$A111]*[.$A111] - [.$A111]*[.F$1] + [.F$1]*[.F$1])) / 3" office:value-type="float" office:value="1.98131330643714" calcext:value-type="float">
            <text:p>1.98131330643714</text:p>
          </table:table-cell>
          <table:table-cell table:formula="of:=([.$A111] + [.G$1] - SQRT([.$A111]*[.$A111] - [.$A111]*[.G$1] + [.G$1]*[.G$1])) / 3" office:value-type="float" office:value="2.47066939367794" calcext:value-type="float">
            <text:p>2.47066939367794</text:p>
          </table:table-cell>
          <table:table-cell table:formula="of:=([.$A111] + [.H$1] - SQRT([.$A111]*[.$A111] - [.$A111]*[.H$1] + [.H$1]*[.H$1])) / 3" office:value-type="float" office:value="2.95757264265073" calcext:value-type="float">
            <text:p>2.95757264265073</text:p>
          </table:table-cell>
          <table:table-cell table:formula="of:=([.$A111] + [.I$1] - SQRT([.$A111]*[.$A111] - [.$A111]*[.I$1] + [.I$1]*[.I$1])) / 3" office:value-type="float" office:value="3.44199097223652" calcext:value-type="float">
            <text:p>3.44199097223652</text:p>
          </table:table-cell>
          <table:table-cell table:formula="of:=([.$A111] + [.J$1] - SQRT([.$A111]*[.$A111] - [.$A111]*[.J$1] + [.J$1]*[.J$1])) / 3" office:value-type="float" office:value="3.92389227218429" calcext:value-type="float">
            <text:p>3.92389227218429</text:p>
          </table:table-cell>
          <table:table-cell table:formula="of:=([.$A111] + [.K$1] - SQRT([.$A111]*[.$A111] - [.$A111]*[.K$1] + [.K$1]*[.K$1])) / 3" office:value-type="float" office:value="4.4032444254718" calcext:value-type="float">
            <text:p>4.4032444254718</text:p>
          </table:table-cell>
          <table:table-cell table:formula="of:=([.$A111] + [.L$1] - SQRT([.$A111]*[.$A111] - [.$A111]*[.L$1] + [.L$1]*[.L$1])) / 3" office:value-type="float" office:value="4.88001533154803" calcext:value-type="float">
            <text:p>4.88001533154803</text:p>
          </table:table-cell>
          <table:table-cell table:formula="of:=([.$A111] + [.M$1] - SQRT([.$A111]*[.$A111] - [.$A111]*[.M$1] + [.M$1]*[.M$1])) / 3" office:value-type="float" office:value="5.35417293044755" calcext:value-type="float">
            <text:p>5.35417293044755</text:p>
          </table:table-cell>
          <table:table-cell table:formula="of:=([.$A111] + [.N$1] - SQRT([.$A111]*[.$A111] - [.$A111]*[.N$1] + [.N$1]*[.N$1])) / 3" office:value-type="float" office:value="5.82568522776436" calcext:value-type="float">
            <text:p>5.82568522776436</text:p>
          </table:table-cell>
          <table:table-cell table:formula="of:=([.$A111] + [.O$1] - SQRT([.$A111]*[.$A111] - [.$A111]*[.O$1] + [.O$1]*[.O$1])) / 3" office:value-type="float" office:value="6.29452032046878" calcext:value-type="float">
            <text:p>6.29452032046878</text:p>
          </table:table-cell>
          <table:table-cell table:formula="of:=([.$A111] + [.P$1] - SQRT([.$A111]*[.$A111] - [.$A111]*[.P$1] + [.P$1]*[.P$1])) / 3" office:value-type="float" office:value="6.76064642354746" calcext:value-type="float">
            <text:p>6.76064642354746</text:p>
          </table:table-cell>
          <table:table-cell table:formula="of:=([.$A111] + [.Q$1] - SQRT([.$A111]*[.$A111] - [.$A111]*[.Q$1] + [.Q$1]*[.Q$1])) / 3" office:value-type="float" office:value="7.2240318974428" calcext:value-type="float">
            <text:p>7.2240318974428</text:p>
          </table:table-cell>
          <table:table-cell table:formula="of:=([.$A111] + [.R$1] - SQRT([.$A111]*[.$A111] - [.$A111]*[.R$1] + [.R$1]*[.R$1])) / 3" office:value-type="float" office:value="7.6846452762641" calcext:value-type="float">
            <text:p>7.6846452762641</text:p>
          </table:table-cell>
          <table:table-cell table:formula="of:=([.$A111] + [.S$1] - SQRT([.$A111]*[.$A111] - [.$A111]*[.S$1] + [.S$1]*[.S$1])) / 3" office:value-type="float" office:value="8.14245529673876" calcext:value-type="float">
            <text:p>8.14245529673876</text:p>
          </table:table-cell>
          <table:table-cell table:formula="of:=([.$A111] + [.T$1] - SQRT([.$A111]*[.$A111] - [.$A111]*[.T$1] + [.T$1]*[.T$1])) / 3" office:value-type="float" office:value="8.59743092786756" calcext:value-type="float">
            <text:p>8.59743092786756</text:p>
          </table:table-cell>
          <table:table-cell table:formula="of:=([.$A111] + [.U$1] - SQRT([.$A111]*[.$A111] - [.$A111]*[.U$1] + [.U$1]*[.U$1])) / 3" office:value-type="float" office:value="9.04954140124412" calcext:value-type="float">
            <text:p>9.04954140124412</text:p>
          </table:table-cell>
          <table:table-cell table:formula="of:=([.$A111] + [.V$1] - SQRT([.$A111]*[.$A111] - [.$A111]*[.V$1] + [.V$1]*[.V$1])) / 3" office:value-type="float" office:value="9.49875624199404" calcext:value-type="float">
            <text:p>9.49875624199404</text:p>
          </table:table-cell>
          <table:table-cell table:formula="of:=([.$A111] + [.W$1] - SQRT([.$A111]*[.$A111] - [.$A111]*[.W$1] + [.W$1]*[.W$1])) / 3" office:value-type="float" office:value="9.94504530028531" calcext:value-type="float">
            <text:p>9.94504530028531</text:p>
          </table:table-cell>
          <table:table-cell table:formula="of:=([.$A111] + [.X$1] - SQRT([.$A111]*[.$A111] - [.$A111]*[.X$1] + [.X$1]*[.X$1])) / 3" office:value-type="float" office:value="10.3883787833569" calcext:value-type="float">
            <text:p>10.3883787833569</text:p>
          </table:table-cell>
          <table:table-cell table:formula="of:=([.$A111] + [.Y$1] - SQRT([.$A111]*[.$A111] - [.$A111]*[.Y$1] + [.Y$1]*[.Y$1])) / 3" office:value-type="float" office:value="10.8287272880082" calcext:value-type="float">
            <text:p>10.8287272880082</text:p>
          </table:table-cell>
          <table:table-cell table:formula="of:=([.$A111] + [.Z$1] - SQRT([.$A111]*[.$A111] - [.$A111]*[.Z$1] + [.Z$1]*[.Z$1])) / 3" office:value-type="float" office:value="11.2660618334886" calcext:value-type="float">
            <text:p>11.2660618334886</text:p>
          </table:table-cell>
          <table:table-cell table:formula="of:=([.$A111] + [.AA$1] - SQRT([.$A111]*[.$A111] - [.$A111]*[.AA$1] + [.AA$1]*[.AA$1])) / 3" office:value-type="float" office:value="11.7003538947206" calcext:value-type="float">
            <text:p>11.7003538947206</text:p>
          </table:table-cell>
          <table:table-cell table:formula="of:=([.$A111] + [.AB$1] - SQRT([.$A111]*[.$A111] - [.$A111]*[.AB$1] + [.AB$1]*[.AB$1])) / 3" office:value-type="float" office:value="12.1315754357874" calcext:value-type="float">
            <text:p>12.1315754357874</text:p>
          </table:table-cell>
          <table:table-cell table:formula="of:=([.$A111] + [.AC$1] - SQRT([.$A111]*[.$A111] - [.$A111]*[.AC$1] + [.AC$1]*[.AC$1])) / 3" office:value-type="float" office:value="12.5596989436122" calcext:value-type="float">
            <text:p>12.5596989436122</text:p>
          </table:table-cell>
          <table:table-cell table:formula="of:=([.$A111] + [.AD$1] - SQRT([.$A111]*[.$A111] - [.$A111]*[.AD$1] + [.AD$1]*[.AD$1])) / 3" office:value-type="float" office:value="12.9846974617502" calcext:value-type="float">
            <text:p>12.9846974617502</text:p>
          </table:table-cell>
          <table:table-cell table:formula="of:=([.$A111] + [.AE$1] - SQRT([.$A111]*[.$A111] - [.$A111]*[.AE$1] + [.AE$1]*[.AE$1])) / 3" office:value-type="float" office:value="13.4065446242143" calcext:value-type="float">
            <text:p>13.4065446242143</text:p>
          </table:table-cell>
          <table:table-cell table:formula="of:=([.$A111] + [.AF$1] - SQRT([.$A111]*[.$A111] - [.$A111]*[.AF$1] + [.AF$1]*[.AF$1])) / 3" office:value-type="float" office:value="13.8252146892503" calcext:value-type="float">
            <text:p>13.8252146892503</text:p>
          </table:table-cell>
          <table:table-cell table:number-columns-repeated="1635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([.$A112] + [.B$1] - SQRT([.$A112]*[.$A112] - [.$A112]*[.B$1] + [.B$1]*[.B$1])) / 3" office:value-type="float" office:value="0" calcext:value-type="float">
            <text:p>0</text:p>
          </table:table-cell>
          <table:table-cell table:formula="of:=([.$A112] + [.C$1] - SQRT([.$A112]*[.$A112] - [.$A112]*[.C$1] + [.C$1]*[.C$1])) / 3" office:value-type="float" office:value="0.498858465339287" calcext:value-type="float">
            <text:p>0.498858465339287</text:p>
          </table:table-cell>
          <table:table-cell table:formula="of:=([.$A112] + [.D$1] - SQRT([.$A112]*[.$A112] - [.$A112]*[.D$1] + [.D$1]*[.D$1])) / 3" office:value-type="float" office:value="0.99541313356895" calcext:value-type="float">
            <text:p>0.99541313356895</text:p>
          </table:table-cell>
          <table:table-cell table:formula="of:=([.$A112] + [.E$1] - SQRT([.$A112]*[.$A112] - [.$A112]*[.E$1] + [.E$1]*[.E$1])) / 3" office:value-type="float" office:value="1.48963282228167" calcext:value-type="float">
            <text:p>1.48963282228167</text:p>
          </table:table-cell>
          <table:table-cell table:formula="of:=([.$A112] + [.F$1] - SQRT([.$A112]*[.$A112] - [.$A112]*[.F$1] + [.F$1]*[.F$1])) / 3" office:value-type="float" office:value="1.9814862420264" calcext:value-type="float">
            <text:p>1.9814862420264</text:p>
          </table:table-cell>
          <table:table-cell table:formula="of:=([.$A112] + [.G$1] - SQRT([.$A112]*[.$A112] - [.$A112]*[.G$1] + [.G$1]*[.G$1])) / 3" office:value-type="float" office:value="2.47094201441665" calcext:value-type="float">
            <text:p>2.47094201441665</text:p>
          </table:table-cell>
          <table:table-cell table:formula="of:=([.$A112] + [.H$1] - SQRT([.$A112]*[.$A112] - [.$A112]*[.H$1] + [.H$1]*[.H$1])) / 3" office:value-type="float" office:value="2.95796869108779" calcext:value-type="float">
            <text:p>2.95796869108779</text:p>
          </table:table-cell>
          <table:table-cell table:formula="of:=([.$A112] + [.I$1] - SQRT([.$A112]*[.$A112] - [.$A112]*[.I$1] + [.I$1]*[.I$1])) / 3" office:value-type="float" office:value="3.44253477350595" calcext:value-type="float">
            <text:p>3.44253477350595</text:p>
          </table:table-cell>
          <table:table-cell table:formula="of:=([.$A112] + [.J$1] - SQRT([.$A112]*[.$A112] - [.$A112]*[.J$1] + [.J$1]*[.J$1])) / 3" office:value-type="float" office:value="3.924608733628" calcext:value-type="float">
            <text:p>3.924608733628</text:p>
          </table:table-cell>
          <table:table-cell table:formula="of:=([.$A112] + [.K$1] - SQRT([.$A112]*[.$A112] - [.$A112]*[.K$1] + [.K$1]*[.K$1])) / 3" office:value-type="float" office:value="4.40415903540986" calcext:value-type="float">
            <text:p>4.40415903540986</text:p>
          </table:table-cell>
          <table:table-cell table:formula="of:=([.$A112] + [.L$1] - SQRT([.$A112]*[.$A112] - [.$A112]*[.L$1] + [.L$1]*[.L$1])) / 3" office:value-type="float" office:value="4.88115415715754" calcext:value-type="float">
            <text:p>4.88115415715754</text:p>
          </table:table-cell>
          <table:table-cell table:formula="of:=([.$A112] + [.M$1] - SQRT([.$A112]*[.$A112] - [.$A112]*[.M$1] + [.M$1]*[.M$1])) / 3" office:value-type="float" office:value="5.355562614712" calcext:value-type="float">
            <text:p>5.355562614712</text:p>
          </table:table-cell>
          <table:table-cell table:formula="of:=([.$A112] + [.N$1] - SQRT([.$A112]*[.$A112] - [.$A112]*[.N$1] + [.N$1]*[.N$1])) / 3" office:value-type="float" office:value="5.82735298545622" calcext:value-type="float">
            <text:p>5.82735298545622</text:p>
          </table:table-cell>
          <table:table-cell table:formula="of:=([.$A112] + [.O$1] - SQRT([.$A112]*[.$A112] - [.$A112]*[.O$1] + [.O$1]*[.O$1])) / 3" office:value-type="float" office:value="6.29649393312927" calcext:value-type="float">
            <text:p>6.29649393312927</text:p>
          </table:table-cell>
          <table:table-cell table:formula="of:=([.$A112] + [.P$1] - SQRT([.$A112]*[.$A112] - [.$A112]*[.P$1] + [.P$1]*[.P$1])) / 3" office:value-type="float" office:value="6.76295423342887" calcext:value-type="float">
            <text:p>6.76295423342887</text:p>
          </table:table-cell>
          <table:table-cell table:formula="of:=([.$A112] + [.Q$1] - SQRT([.$A112]*[.$A112] - [.$A112]*[.Q$1] + [.Q$1]*[.Q$1])) / 3" office:value-type="float" office:value="7.22670280038029" calcext:value-type="float">
            <text:p>7.22670280038029</text:p>
          </table:table-cell>
          <table:table-cell table:formula="of:=([.$A112] + [.R$1] - SQRT([.$A112]*[.$A112] - [.$A112]*[.R$1] + [.R$1]*[.R$1])) / 3" office:value-type="float" office:value="7.68770871344594" calcext:value-type="float">
            <text:p>7.68770871344594</text:p>
          </table:table-cell>
          <table:table-cell table:formula="of:=([.$A112] + [.S$1] - SQRT([.$A112]*[.$A112] - [.$A112]*[.S$1] + [.S$1]*[.S$1])) / 3" office:value-type="float" office:value="8.14594124534602" calcext:value-type="float">
            <text:p>8.14594124534602</text:p>
          </table:table-cell>
          <table:table-cell table:formula="of:=([.$A112] + [.T$1] - SQRT([.$A112]*[.$A112] - [.$A112]*[.T$1] + [.T$1]*[.T$1])) / 3" office:value-type="float" office:value="8.60136989055675" calcext:value-type="float">
            <text:p>8.60136989055675</text:p>
          </table:table-cell>
          <table:table-cell table:formula="of:=([.$A112] + [.U$1] - SQRT([.$A112]*[.$A112] - [.$A112]*[.U$1] + [.U$1]*[.U$1])) / 3" office:value-type="float" office:value="9.05396439444905" calcext:value-type="float">
            <text:p>9.05396439444905</text:p>
          </table:table-cell>
          <table:table-cell table:formula="of:=([.$A112] + [.V$1] - SQRT([.$A112]*[.$A112] - [.$A112]*[.V$1] + [.V$1]*[.V$1])) / 3" office:value-type="float" office:value="9.50369478302594" calcext:value-type="float">
            <text:p>9.50369478302594</text:p>
          </table:table-cell>
          <table:table-cell table:formula="of:=([.$A112] + [.W$1] - SQRT([.$A112]*[.$A112] - [.$A112]*[.W$1] + [.W$1]*[.W$1])) / 3" office:value-type="float" office:value="9.95053139321372" calcext:value-type="float">
            <text:p>9.95053139321372</text:p>
          </table:table-cell>
          <table:table-cell table:formula="of:=([.$A112] + [.X$1] - SQRT([.$A112]*[.$A112] - [.$A112]*[.X$1] + [.X$1]*[.X$1])) / 3" office:value-type="float" office:value="10.3944449036572" calcext:value-type="float">
            <text:p>10.3944449036572</text:p>
          </table:table-cell>
          <table:table-cell table:formula="of:=([.$A112] + [.Y$1] - SQRT([.$A112]*[.$A112] - [.$A112]*[.Y$1] + [.Y$1]*[.Y$1])) / 3" office:value-type="float" office:value="10.8354063659655" calcext:value-type="float">
            <text:p>10.8354063659655</text:p>
          </table:table-cell>
          <table:table-cell table:formula="of:=([.$A112] + [.Z$1] - SQRT([.$A112]*[.$A112] - [.$A112]*[.Z$1] + [.Z$1]*[.Z$1])) / 3" office:value-type="float" office:value="11.2733872363515" calcext:value-type="float">
            <text:p>11.2733872363515</text:p>
          </table:table-cell>
          <table:table-cell table:formula="of:=([.$A112] + [.AA$1] - SQRT([.$A112]*[.$A112] - [.$A112]*[.AA$1] + [.AA$1]*[.AA$1])) / 3" office:value-type="float" office:value="11.708359407603" calcext:value-type="float">
            <text:p>11.708359407603</text:p>
          </table:table-cell>
          <table:table-cell table:formula="of:=([.$A112] + [.AB$1] - SQRT([.$A112]*[.$A112] - [.$A112]*[.AB$1] + [.AB$1]*[.AB$1])) / 3" office:value-type="float" office:value="12.1402952413211" calcext:value-type="float">
            <text:p>12.1402952413211</text:p>
          </table:table-cell>
          <table:table-cell table:formula="of:=([.$A112] + [.AC$1] - SQRT([.$A112]*[.$A112] - [.$A112]*[.AC$1] + [.AC$1]*[.AC$1])) / 3" office:value-type="float" office:value="12.5691676003559" calcext:value-type="float">
            <text:p>12.5691676003559</text:p>
          </table:table-cell>
          <table:table-cell table:formula="of:=([.$A112] + [.AD$1] - SQRT([.$A112]*[.$A112] - [.$A112]*[.AD$1] + [.AD$1]*[.AD$1])) / 3" office:value-type="float" office:value="12.9949498813692" calcext:value-type="float">
            <text:p>12.9949498813692</text:p>
          </table:table-cell>
          <table:table-cell table:formula="of:=([.$A112] + [.AE$1] - SQRT([.$A112]*[.$A112] - [.$A112]*[.AE$1] + [.AE$1]*[.AE$1])) / 3" office:value-type="float" office:value="13.4176160474463" calcext:value-type="float">
            <text:p>13.4176160474463</text:p>
          </table:table-cell>
          <table:table-cell table:formula="of:=([.$A112] + [.AF$1] - SQRT([.$A112]*[.$A112] - [.$A112]*[.AF$1] + [.AF$1]*[.AF$1])) / 3" office:value-type="float" office:value="13.8371406606797" calcext:value-type="float">
            <text:p>13.8371406606797</text:p>
          </table:table-cell>
          <table:table-cell table:number-columns-repeated="1635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([.$A113] + [.B$1] - SQRT([.$A113]*[.$A113] - [.$A113]*[.B$1] + [.B$1]*[.B$1])) / 3" office:value-type="float" office:value="0" calcext:value-type="float">
            <text:p>0</text:p>
          </table:table-cell>
          <table:table-cell table:formula="of:=([.$A113] + [.C$1] - SQRT([.$A113]*[.$A113] - [.$A113]*[.C$1] + [.C$1]*[.C$1])) / 3" office:value-type="float" office:value="0.498868795650997" calcext:value-type="float">
            <text:p>0.498868795650997</text:p>
          </table:table-cell>
          <table:table-cell table:formula="of:=([.$A113] + [.D$1] - SQRT([.$A113]*[.$A113] - [.$A113]*[.D$1] + [.D$1]*[.D$1])) / 3" office:value-type="float" office:value="0.995454827162675" calcext:value-type="float">
            <text:p>0.995454827162675</text:p>
          </table:table-cell>
          <table:table-cell table:formula="of:=([.$A113] + [.E$1] - SQRT([.$A113]*[.$A113] - [.$A113]*[.E$1] + [.E$1]*[.E$1])) / 3" office:value-type="float" office:value="1.48972747294263" calcext:value-type="float">
            <text:p>1.48972747294263</text:p>
          </table:table-cell>
          <table:table-cell table:formula="of:=([.$A113] + [.F$1] - SQRT([.$A113]*[.$A113] - [.$A113]*[.F$1] + [.F$1]*[.F$1])) / 3" office:value-type="float" office:value="1.98165600690939" calcext:value-type="float">
            <text:p>1.98165600690939</text:p>
          </table:table-cell>
          <table:table-cell table:formula="of:=([.$A113] + [.G$1] - SQRT([.$A113]*[.$A113] - [.$A113]*[.G$1] + [.G$1]*[.G$1])) / 3" office:value-type="float" office:value="2.47120961593845" calcext:value-type="float">
            <text:p>2.47120961593845</text:p>
          </table:table-cell>
          <table:table-cell table:formula="of:=([.$A113] + [.H$1] - SQRT([.$A113]*[.$A113] - [.$A113]*[.H$1] + [.H$1]*[.H$1])) / 3" office:value-type="float" office:value="2.9583574181198" calcext:value-type="float">
            <text:p>2.9583574181198</text:p>
          </table:table-cell>
          <table:table-cell table:formula="of:=([.$A113] + [.I$1] - SQRT([.$A113]*[.$A113] - [.$A113]*[.I$1] + [.I$1]*[.I$1])) / 3" office:value-type="float" office:value="3.44306848182922" calcext:value-type="float">
            <text:p>3.44306848182922</text:p>
          </table:table-cell>
          <table:table-cell table:formula="of:=([.$A113] + [.J$1] - SQRT([.$A113]*[.$A113] - [.$A113]*[.J$1] + [.J$1]*[.J$1])) / 3" office:value-type="float" office:value="3.92531184561317" calcext:value-type="float">
            <text:p>3.92531184561317</text:p>
          </table:table-cell>
          <table:table-cell table:formula="of:=([.$A113] + [.K$1] - SQRT([.$A113]*[.$A113] - [.$A113]*[.K$1] + [.K$1]*[.K$1])) / 3" office:value-type="float" office:value="4.40505653888463" calcext:value-type="float">
            <text:p>4.40505653888463</text:p>
          </table:table-cell>
          <table:table-cell table:formula="of:=([.$A113] + [.L$1] - SQRT([.$A113]*[.$A113] - [.$A113]*[.L$1] + [.L$1]*[.L$1])) / 3" office:value-type="float" office:value="4.88227160342491" calcext:value-type="float">
            <text:p>4.88227160342491</text:p>
          </table:table-cell>
          <table:table-cell table:formula="of:=([.$A113] + [.M$1] - SQRT([.$A113]*[.$A113] - [.$A113]*[.M$1] + [.M$1]*[.M$1])) / 3" office:value-type="float" office:value="5.35692611568304" calcext:value-type="float">
            <text:p>5.35692611568304</text:p>
          </table:table-cell>
          <table:table-cell table:formula="of:=([.$A113] + [.N$1] - SQRT([.$A113]*[.$A113] - [.$A113]*[.N$1] + [.N$1]*[.N$1])) / 3" office:value-type="float" office:value="5.82898920986205" calcext:value-type="float">
            <text:p>5.82898920986205</text:p>
          </table:table-cell>
          <table:table-cell table:formula="of:=([.$A113] + [.O$1] - SQRT([.$A113]*[.$A113] - [.$A113]*[.O$1] + [.O$1]*[.O$1])) / 3" office:value-type="float" office:value="6.29843010177803" calcext:value-type="float">
            <text:p>6.29843010177803</text:p>
          </table:table-cell>
          <table:table-cell table:formula="of:=([.$A113] + [.P$1] - SQRT([.$A113]*[.$A113] - [.$A113]*[.P$1] + [.P$1]*[.P$1])) / 3" office:value-type="float" office:value="6.76521811347462" calcext:value-type="float">
            <text:p>6.76521811347462</text:p>
          </table:table-cell>
          <table:table-cell table:formula="of:=([.$A113] + [.Q$1] - SQRT([.$A113]*[.$A113] - [.$A113]*[.Q$1] + [.Q$1]*[.Q$1])) / 3" office:value-type="float" office:value="7.22932269857258" calcext:value-type="float">
            <text:p>7.22932269857258</text:p>
          </table:table-cell>
          <table:table-cell table:formula="of:=([.$A113] + [.R$1] - SQRT([.$A113]*[.$A113] - [.$A113]*[.R$1] + [.R$1]*[.R$1])) / 3" office:value-type="float" office:value="7.69071346833018" calcext:value-type="float">
            <text:p>7.69071346833018</text:p>
          </table:table-cell>
          <table:table-cell table:formula="of:=([.$A113] + [.S$1] - SQRT([.$A113]*[.$A113] - [.$A113]*[.S$1] + [.S$1]*[.S$1])) / 3" office:value-type="float" office:value="8.14936021838707" calcext:value-type="float">
            <text:p>8.14936021838707</text:p>
          </table:table-cell>
          <table:table-cell table:formula="of:=([.$A113] + [.T$1] - SQRT([.$A113]*[.$A113] - [.$A113]*[.T$1] + [.T$1]*[.T$1])) / 3" office:value-type="float" office:value="8.60523295616032" calcext:value-type="float">
            <text:p>8.60523295616032</text:p>
          </table:table-cell>
          <table:table-cell table:formula="of:=([.$A113] + [.U$1] - SQRT([.$A113]*[.$A113] - [.$A113]*[.U$1] + [.U$1]*[.U$1])) / 3" office:value-type="float" office:value="9.05830192885789" calcext:value-type="float">
            <text:p>9.05830192885789</text:p>
          </table:table-cell>
          <table:table-cell table:formula="of:=([.$A113] + [.V$1] - SQRT([.$A113]*[.$A113] - [.$A113]*[.V$1] + [.V$1]*[.V$1])) / 3" office:value-type="float" office:value="9.50853765207078" calcext:value-type="float">
            <text:p>9.50853765207078</text:p>
          </table:table-cell>
          <table:table-cell table:formula="of:=([.$A113] + [.W$1] - SQRT([.$A113]*[.$A113] - [.$A113]*[.W$1] + [.W$1]*[.W$1])) / 3" office:value-type="float" office:value="9.9559109389016" calcext:value-type="float">
            <text:p>9.9559109389016</text:p>
          </table:table-cell>
          <table:table-cell table:formula="of:=([.$A113] + [.X$1] - SQRT([.$A113]*[.$A113] - [.$A113]*[.X$1] + [.X$1]*[.X$1])) / 3" office:value-type="float" office:value="10.4003929295834" calcext:value-type="float">
            <text:p>10.4003929295834</text:p>
          </table:table-cell>
          <table:table-cell table:formula="of:=([.$A113] + [.Y$1] - SQRT([.$A113]*[.$A113] - [.$A113]*[.Y$1] + [.Y$1]*[.Y$1])) / 3" office:value-type="float" office:value="10.8419551215387" calcext:value-type="float">
            <text:p>10.8419551215387</text:p>
          </table:table-cell>
          <table:table-cell table:formula="of:=([.$A113] + [.Z$1] - SQRT([.$A113]*[.$A113] - [.$A113]*[.Z$1] + [.Z$1]*[.Z$1])) / 3" office:value-type="float" office:value="11.2805693998253" calcext:value-type="float">
            <text:p>11.2805693998253</text:p>
          </table:table-cell>
          <table:table-cell table:formula="of:=([.$A113] + [.AA$1] - SQRT([.$A113]*[.$A113] - [.$A113]*[.AA$1] + [.AA$1]*[.AA$1])) / 3" office:value-type="float" office:value="11.7162080679108" calcext:value-type="float">
            <text:p>11.7162080679108</text:p>
          </table:table-cell>
          <table:table-cell table:formula="of:=([.$A113] + [.AB$1] - SQRT([.$A113]*[.$A113] - [.$A113]*[.AB$1] + [.AB$1]*[.AB$1])) / 3" office:value-type="float" office:value="12.1488438787163" calcext:value-type="float">
            <text:p>12.1488438787163</text:p>
          </table:table-cell>
          <table:table-cell table:formula="of:=([.$A113] + [.AC$1] - SQRT([.$A113]*[.$A113] - [.$A113]*[.AC$1] + [.AC$1]*[.AC$1])) / 3" office:value-type="float" office:value="12.5784500658632" calcext:value-type="float">
            <text:p>12.5784500658632</text:p>
          </table:table-cell>
          <table:table-cell table:formula="of:=([.$A113] + [.AD$1] - SQRT([.$A113]*[.$A113] - [.$A113]*[.AD$1] + [.AD$1]*[.AD$1])) / 3" office:value-type="float" office:value="13.0050003750563" calcext:value-type="float">
            <text:p>13.0050003750563</text:p>
          </table:table-cell>
          <table:table-cell table:formula="of:=([.$A113] + [.AE$1] - SQRT([.$A113]*[.$A113] - [.$A113]*[.AE$1] + [.AE$1]*[.AE$1])) / 3" office:value-type="float" office:value="13.4284690955321" calcext:value-type="float">
            <text:p>13.4284690955321</text:p>
          </table:table-cell>
          <table:table-cell table:formula="of:=([.$A113] + [.AF$1] - SQRT([.$A113]*[.$A113] - [.$A113]*[.AF$1] + [.AF$1]*[.AF$1])) / 3" office:value-type="float" office:value="13.8488310914984" calcext:value-type="float">
            <text:p>13.8488310914984</text:p>
          </table:table-cell>
          <table:table-cell table:number-columns-repeated="1635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([.$A114] + [.B$1] - SQRT([.$A114]*[.$A114] - [.$A114]*[.B$1] + [.B$1]*[.B$1])) / 3" office:value-type="float" office:value="0" calcext:value-type="float">
            <text:p>0</text:p>
          </table:table-cell>
          <table:table-cell table:formula="of:=([.$A114] + [.C$1] - SQRT([.$A114]*[.$A114] - [.$A114]*[.C$1] + [.C$1]*[.C$1])) / 3" office:value-type="float" office:value="0.498878940674089" calcext:value-type="float">
            <text:p>0.498878940674089</text:p>
          </table:table-cell>
          <table:table-cell table:formula="of:=([.$A114] + [.D$1] - SQRT([.$A114]*[.$A114] - [.$A114]*[.D$1] + [.D$1]*[.D$1])) / 3" office:value-type="float" office:value="0.995495769658888" calcext:value-type="float">
            <text:p>0.995495769658888</text:p>
          </table:table-cell>
          <table:table-cell table:formula="of:=([.$A114] + [.E$1] - SQRT([.$A114]*[.$A114] - [.$A114]*[.E$1] + [.E$1]*[.E$1])) / 3" office:value-type="float" office:value="1.48982041118591" calcext:value-type="float">
            <text:p>1.48982041118591</text:p>
          </table:table-cell>
          <table:table-cell table:formula="of:=([.$A114] + [.F$1] - SQRT([.$A114]*[.$A114] - [.$A114]*[.F$1] + [.F$1]*[.F$1])) / 3" office:value-type="float" office:value="1.98182268747306" calcext:value-type="float">
            <text:p>1.98182268747306</text:p>
          </table:table-cell>
          <table:table-cell table:formula="of:=([.$A114] + [.G$1] - SQRT([.$A114]*[.$A114] - [.$A114]*[.G$1] + [.G$1]*[.G$1])) / 3" office:value-type="float" office:value="2.47147233553844" calcext:value-type="float">
            <text:p>2.47147233553844</text:p>
          </table:table-cell>
          <table:table-cell table:formula="of:=([.$A114] + [.H$1] - SQRT([.$A114]*[.$A114] - [.$A114]*[.H$1] + [.H$1]*[.H$1])) / 3" office:value-type="float" office:value="2.95873902479003" calcext:value-type="float">
            <text:p>2.95873902479003</text:p>
          </table:table-cell>
          <table:table-cell table:formula="of:=([.$A114] + [.I$1] - SQRT([.$A114]*[.$A114] - [.$A114]*[.I$1] + [.I$1]*[.I$1])) / 3" office:value-type="float" office:value="3.44359237539328" calcext:value-type="float">
            <text:p>3.44359237539328</text:p>
          </table:table-cell>
          <table:table-cell table:formula="of:=([.$A114] + [.J$1] - SQRT([.$A114]*[.$A114] - [.$A114]*[.J$1] + [.J$1]*[.J$1])) / 3" office:value-type="float" office:value="3.92600197741685" calcext:value-type="float">
            <text:p>3.92600197741685</text:p>
          </table:table-cell>
          <table:table-cell table:formula="of:=([.$A114] + [.K$1] - SQRT([.$A114]*[.$A114] - [.$A114]*[.K$1] + [.K$1]*[.K$1])) / 3" office:value-type="float" office:value="4.40593741075389" calcext:value-type="float">
            <text:p>4.40593741075389</text:p>
          </table:table-cell>
          <table:table-cell table:formula="of:=([.$A114] + [.L$1] - SQRT([.$A114]*[.$A114] - [.$A114]*[.L$1] + [.L$1]*[.L$1])) / 3" office:value-type="float" office:value="4.88336826581429" calcext:value-type="float">
            <text:p>4.88336826581429</text:p>
          </table:table-cell>
          <table:table-cell table:formula="of:=([.$A114] + [.M$1] - SQRT([.$A114]*[.$A114] - [.$A114]*[.M$1] + [.M$1]*[.M$1])) / 3" office:value-type="float" office:value="5.35826416498022" calcext:value-type="float">
            <text:p>5.35826416498022</text:p>
          </table:table-cell>
          <table:table-cell table:formula="of:=([.$A114] + [.N$1] - SQRT([.$A114]*[.$A114] - [.$A114]*[.N$1] + [.N$1]*[.N$1])) / 3" office:value-type="float" office:value="5.83059478481507" calcext:value-type="float">
            <text:p>5.83059478481507</text:p>
          </table:table-cell>
          <table:table-cell table:formula="of:=([.$A114] + [.O$1] - SQRT([.$A114]*[.$A114] - [.$A114]*[.O$1] + [.O$1]*[.O$1])) / 3" office:value-type="float" office:value="6.30032987901254" calcext:value-type="float">
            <text:p>6.30032987901254</text:p>
          </table:table-cell>
          <table:table-cell table:formula="of:=([.$A114] + [.P$1] - SQRT([.$A114]*[.$A114] - [.$A114]*[.P$1] + [.P$1]*[.P$1])) / 3" office:value-type="float" office:value="6.76743930206984" calcext:value-type="float">
            <text:p>6.76743930206984</text:p>
          </table:table-cell>
          <table:table-cell table:formula="of:=([.$A114] + [.Q$1] - SQRT([.$A114]*[.$A114] - [.$A114]*[.Q$1] + [.Q$1]*[.Q$1])) / 3" office:value-type="float" office:value="7.23189303366598" calcext:value-type="float">
            <text:p>7.23189303366598</text:p>
          </table:table-cell>
          <table:table-cell table:formula="of:=([.$A114] + [.R$1] - SQRT([.$A114]*[.$A114] - [.$A114]*[.R$1] + [.R$1]*[.R$1])) / 3" office:value-type="float" office:value="7.69366120372267" calcext:value-type="float">
            <text:p>7.69366120372267</text:p>
          </table:table-cell>
          <table:table-cell table:formula="of:=([.$A114] + [.S$1] - SQRT([.$A114]*[.$A114] - [.$A114]*[.S$1] + [.S$1]*[.S$1])) / 3" office:value-type="float" office:value="8.15271411812201" calcext:value-type="float">
            <text:p>8.15271411812201</text:p>
          </table:table-cell>
          <table:table-cell table:formula="of:=([.$A114] + [.T$1] - SQRT([.$A114]*[.$A114] - [.$A114]*[.T$1] + [.T$1]*[.T$1])) / 3" office:value-type="float" office:value="8.60902228505222" calcext:value-type="float">
            <text:p>8.60902228505222</text:p>
          </table:table-cell>
          <table:table-cell table:formula="of:=([.$A114] + [.U$1] - SQRT([.$A114]*[.$A114] - [.$A114]*[.U$1] + [.U$1]*[.U$1])) / 3" office:value-type="float" office:value="9.0625564419485" calcext:value-type="float">
            <text:p>9.0625564419485</text:p>
          </table:table-cell>
          <table:table-cell table:formula="of:=([.$A114] + [.V$1] - SQRT([.$A114]*[.$A114] - [.$A114]*[.V$1] + [.V$1]*[.V$1])) / 3" office:value-type="float" office:value="9.51328758299317" calcext:value-type="float">
            <text:p>9.51328758299317</text:p>
          </table:table-cell>
          <table:table-cell table:formula="of:=([.$A114] + [.W$1] - SQRT([.$A114]*[.$A114] - [.$A114]*[.W$1] + [.W$1]*[.W$1])) / 3" office:value-type="float" office:value="9.96118698713545" calcext:value-type="float">
            <text:p>9.96118698713545</text:p>
          </table:table-cell>
          <table:table-cell table:formula="of:=([.$A114] + [.X$1] - SQRT([.$A114]*[.$A114] - [.$A114]*[.X$1] + [.X$1]*[.X$1])) / 3" office:value-type="float" office:value="10.4062262465877" calcext:value-type="float">
            <text:p>10.4062262465877</text:p>
          </table:table-cell>
          <table:table-cell table:formula="of:=([.$A114] + [.Y$1] - SQRT([.$A114]*[.$A114] - [.$A114]*[.Y$1] + [.Y$1]*[.Y$1])) / 3" office:value-type="float" office:value="10.8483772957516" calcext:value-type="float">
            <text:p>10.8483772957516</text:p>
          </table:table-cell>
          <table:table-cell table:formula="of:=([.$A114] + [.Z$1] - SQRT([.$A114]*[.$A114] - [.$A114]*[.Z$1] + [.Z$1]*[.Z$1])) / 3" office:value-type="float" office:value="11.2876124405235" calcext:value-type="float">
            <text:p>11.2876124405235</text:p>
          </table:table-cell>
          <table:table-cell table:formula="of:=([.$A114] + [.AA$1] - SQRT([.$A114]*[.$A114] - [.$A114]*[.AA$1] + [.AA$1]*[.AA$1])) / 3" office:value-type="float" office:value="11.7239043879258" calcext:value-type="float">
            <text:p>11.7239043879258</text:p>
          </table:table-cell>
          <table:table-cell table:formula="of:=([.$A114] + [.AB$1] - SQRT([.$A114]*[.$A114] - [.$A114]*[.AB$1] + [.AB$1]*[.AB$1])) / 3" office:value-type="float" office:value="12.1572262760079" calcext:value-type="float">
            <text:p>12.1572262760079</text:p>
          </table:table-cell>
          <table:table-cell table:formula="of:=([.$A114] + [.AC$1] - SQRT([.$A114]*[.$A114] - [.$A114]*[.AC$1] + [.AC$1]*[.AC$1])) / 3" office:value-type="float" office:value="12.5875517039537" calcext:value-type="float">
            <text:p>12.5875517039537</text:p>
          </table:table-cell>
          <table:table-cell table:formula="of:=([.$A114] + [.AD$1] - SQRT([.$A114]*[.$A114] - [.$A114]*[.AD$1] + [.AD$1]*[.AD$1])) / 3" office:value-type="float" office:value="13.0148547623361" calcext:value-type="float">
            <text:p>13.0148547623361</text:p>
          </table:table-cell>
          <table:table-cell table:formula="of:=([.$A114] + [.AE$1] - SQRT([.$A114]*[.$A114] - [.$A114]*[.AE$1] + [.AE$1]*[.AE$1])) / 3" office:value-type="float" office:value="13.4391100634484" calcext:value-type="float">
            <text:p>13.4391100634484</text:p>
          </table:table-cell>
          <table:table-cell table:formula="of:=([.$A114] + [.AF$1] - SQRT([.$A114]*[.$A114] - [.$A114]*[.AF$1] + [.AF$1]*[.AF$1])) / 3" office:value-type="float" office:value="13.8602927716448" calcext:value-type="float">
            <text:p>13.8602927716448</text:p>
          </table:table-cell>
          <table:table-cell table:number-columns-repeated="1635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([.$A115] + [.B$1] - SQRT([.$A115]*[.$A115] - [.$A115]*[.B$1] + [.B$1]*[.B$1])) / 3" office:value-type="float" office:value="0" calcext:value-type="float">
            <text:p>0</text:p>
          </table:table-cell>
          <table:table-cell table:formula="of:=([.$A115] + [.C$1] - SQRT([.$A115]*[.$A115] - [.$A115]*[.C$1] + [.C$1]*[.C$1])) / 3" office:value-type="float" office:value="0.498888905349309" calcext:value-type="float">
            <text:p>0.498888905349309</text:p>
          </table:table-cell>
          <table:table-cell table:formula="of:=([.$A115] + [.D$1] - SQRT([.$A115]*[.$A115] - [.$A115]*[.D$1] + [.D$1]*[.D$1])) / 3" office:value-type="float" office:value="0.995535981171396" calcext:value-type="float">
            <text:p>0.995535981171396</text:p>
          </table:table-cell>
          <table:table-cell table:formula="of:=([.$A115] + [.E$1] - SQRT([.$A115]*[.$A115] - [.$A115]*[.E$1] + [.E$1]*[.E$1])) / 3" office:value-type="float" office:value="1.48991168306016" calcext:value-type="float">
            <text:p>1.48991168306016</text:p>
          </table:table-cell>
          <table:table-cell table:formula="of:=([.$A115] + [.F$1] - SQRT([.$A115]*[.$A115] - [.$A115]*[.F$1] + [.F$1]*[.F$1])) / 3" office:value-type="float" office:value="1.98198636699514" calcext:value-type="float">
            <text:p>1.98198636699514</text:p>
          </table:table-cell>
          <table:table-cell table:formula="of:=([.$A115] + [.G$1] - SQRT([.$A115]*[.$A115] - [.$A115]*[.G$1] + [.G$1]*[.G$1])) / 3" office:value-type="float" office:value="2.47173030555146" calcext:value-type="float">
            <text:p>2.47173030555146</text:p>
          </table:table-cell>
          <table:table-cell table:formula="of:=([.$A115] + [.H$1] - SQRT([.$A115]*[.$A115] - [.$A115]*[.H$1] + [.H$1]*[.H$1])) / 3" office:value-type="float" office:value="2.95911370485179" calcext:value-type="float">
            <text:p>2.95911370485179</text:p>
          </table:table-cell>
          <table:table-cell table:formula="of:=([.$A115] + [.I$1] - SQRT([.$A115]*[.$A115] - [.$A115]*[.I$1] + [.I$1]*[.I$1])) / 3" office:value-type="float" office:value="3.4441067222625" calcext:value-type="float">
            <text:p>3.4441067222625</text:p>
          </table:table-cell>
          <table:table-cell table:formula="of:=([.$A115] + [.J$1] - SQRT([.$A115]*[.$A115] - [.$A115]*[.J$1] + [.J$1]*[.J$1])) / 3" office:value-type="float" office:value="3.9266794848341" calcext:value-type="float">
            <text:p>3.9266794848341</text:p>
          </table:table-cell>
          <table:table-cell table:formula="of:=([.$A115] + [.K$1] - SQRT([.$A115]*[.$A115] - [.$A115]*[.K$1] + [.K$1]*[.K$1])) / 3" office:value-type="float" office:value="4.40680210848364" calcext:value-type="float">
            <text:p>4.40680210848364</text:p>
          </table:table-cell>
          <table:table-cell table:formula="of:=([.$A115] + [.L$1] - SQRT([.$A115]*[.$A115] - [.$A115]*[.L$1] + [.L$1]*[.L$1])) / 3" office:value-type="float" office:value="4.88444471791506" calcext:value-type="float">
            <text:p>4.88444471791506</text:p>
          </table:table-cell>
          <table:table-cell table:formula="of:=([.$A115] + [.M$1] - SQRT([.$A115]*[.$A115] - [.$A115]*[.M$1] + [.M$1]*[.M$1])) / 3" office:value-type="float" office:value="5.35957746727021" calcext:value-type="float">
            <text:p>5.35957746727021</text:p>
          </table:table-cell>
          <table:table-cell table:formula="of:=([.$A115] + [.N$1] - SQRT([.$A115]*[.$A115] - [.$A115]*[.N$1] + [.N$1]*[.N$1])) / 3" office:value-type="float" office:value="5.83217056150131" calcext:value-type="float">
            <text:p>5.83217056150131</text:p>
          </table:table-cell>
          <table:table-cell table:formula="of:=([.$A115] + [.O$1] - SQRT([.$A115]*[.$A115] - [.$A115]*[.O$1] + [.O$1]*[.O$1])) / 3" office:value-type="float" office:value="6.30219427845273" calcext:value-type="float">
            <text:p>6.30219427845273</text:p>
          </table:table-cell>
          <table:table-cell table:formula="of:=([.$A115] + [.P$1] - SQRT([.$A115]*[.$A115] - [.$A115]*[.P$1] + [.P$1]*[.P$1])) / 3" office:value-type="float" office:value="6.76961899163699" calcext:value-type="float">
            <text:p>6.76961899163699</text:p>
          </table:table-cell>
          <table:table-cell table:formula="of:=([.$A115] + [.Q$1] - SQRT([.$A115]*[.$A115] - [.$A115]*[.Q$1] + [.Q$1]*[.Q$1])) / 3" office:value-type="float" office:value="7.23441519368736" calcext:value-type="float">
            <text:p>7.23441519368736</text:p>
          </table:table-cell>
          <table:table-cell table:formula="of:=([.$A115] + [.R$1] - SQRT([.$A115]*[.$A115] - [.$A115]*[.R$1] + [.R$1]*[.R$1])) / 3" office:value-type="float" office:value="7.69655352046583" calcext:value-type="float">
            <text:p>7.69655352046583</text:p>
          </table:table-cell>
          <table:table-cell table:formula="of:=([.$A115] + [.S$1] - SQRT([.$A115]*[.$A115] - [.$A115]*[.S$1] + [.S$1]*[.S$1])) / 3" office:value-type="float" office:value="8.15600477580292" calcext:value-type="float">
            <text:p>8.15600477580292</text:p>
          </table:table-cell>
          <table:table-cell table:formula="of:=([.$A115] + [.T$1] - SQRT([.$A115]*[.$A115] - [.$A115]*[.T$1] + [.T$1]*[.T$1])) / 3" office:value-type="float" office:value="8.61273995684174" calcext:value-type="float">
            <text:p>8.61273995684174</text:p>
          </table:table-cell>
          <table:table-cell table:formula="of:=([.$A115] + [.U$1] - SQRT([.$A115]*[.$A115] - [.$A115]*[.U$1] + [.U$1]*[.U$1])) / 3" office:value-type="float" office:value="9.06673027995614" calcext:value-type="float">
            <text:p>9.06673027995614</text:p>
          </table:table-cell>
          <table:table-cell table:formula="of:=([.$A115] + [.V$1] - SQRT([.$A115]*[.$A115] - [.$A115]*[.V$1] + [.V$1]*[.V$1])) / 3" office:value-type="float" office:value="9.51794720720928" calcext:value-type="float">
            <text:p>9.51794720720928</text:p>
          </table:table-cell>
          <table:table-cell table:formula="of:=([.$A115] + [.W$1] - SQRT([.$A115]*[.$A115] - [.$A115]*[.W$1] + [.W$1]*[.W$1])) / 3" office:value-type="float" office:value="9.96636247331541" calcext:value-type="float">
            <text:p>9.96636247331541</text:p>
          </table:table-cell>
          <table:table-cell table:formula="of:=([.$A115] + [.X$1] - SQRT([.$A115]*[.$A115] - [.$A115]*[.X$1] + [.X$1]*[.X$1])) / 3" office:value-type="float" office:value="10.4119481130646" calcext:value-type="float">
            <text:p>10.4119481130646</text:p>
          </table:table-cell>
          <table:table-cell table:formula="of:=([.$A115] + [.Y$1] - SQRT([.$A115]*[.$A115] - [.$A115]*[.Y$1] + [.Y$1]*[.Y$1])) / 3" office:value-type="float" office:value="10.854676489167" calcext:value-type="float">
            <text:p>10.854676489167</text:p>
          </table:table-cell>
          <table:table-cell table:formula="of:=([.$A115] + [.Z$1] - SQRT([.$A115]*[.$A115] - [.$A115]*[.Z$1] + [.Z$1]*[.Z$1])) / 3" office:value-type="float" office:value="11.2945203204688" calcext:value-type="float">
            <text:p>11.2945203204688</text:p>
          </table:table-cell>
          <table:table-cell table:formula="of:=([.$A115] + [.AA$1] - SQRT([.$A115]*[.$A115] - [.$A115]*[.AA$1] + [.AA$1]*[.AA$1])) / 3" office:value-type="float" office:value="11.7314527104907" calcext:value-type="float">
            <text:p>11.7314527104907</text:p>
          </table:table-cell>
          <table:table-cell table:formula="of:=([.$A115] + [.AB$1] - SQRT([.$A115]*[.$A115] - [.$A115]*[.AB$1] + [.AB$1]*[.AB$1])) / 3" office:value-type="float" office:value="12.1654471762348" calcext:value-type="float">
            <text:p>12.1654471762348</text:p>
          </table:table-cell>
          <table:table-cell table:formula="of:=([.$A115] + [.AC$1] - SQRT([.$A115]*[.$A115] - [.$A115]*[.AC$1] + [.AC$1]*[.AC$1])) / 3" office:value-type="float" office:value="12.5964776772029" calcext:value-type="float">
            <text:p>12.5964776772029</text:p>
          </table:table-cell>
          <table:table-cell table:formula="of:=([.$A115] + [.AD$1] - SQRT([.$A115]*[.$A115] - [.$A115]*[.AD$1] + [.AD$1]*[.AD$1])) / 3" office:value-type="float" office:value="13.0245186445676" calcext:value-type="float">
            <text:p>13.0245186445676</text:p>
          </table:table-cell>
          <table:table-cell table:formula="of:=([.$A115] + [.AE$1] - SQRT([.$A115]*[.$A115] - [.$A115]*[.AE$1] + [.AE$1]*[.AE$1])) / 3" office:value-type="float" office:value="13.4495450104331" calcext:value-type="float">
            <text:p>13.4495450104331</text:p>
          </table:table-cell>
          <table:table-cell table:formula="of:=([.$A115] + [.AF$1] - SQRT([.$A115]*[.$A115] - [.$A115]*[.AF$1] + [.AF$1]*[.AF$1])) / 3" office:value-type="float" office:value="13.8715322371203" calcext:value-type="float">
            <text:p>13.8715322371203</text:p>
          </table:table-cell>
          <table:table-cell table:number-columns-repeated="1635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([.$A116] + [.B$1] - SQRT([.$A116]*[.$A116] - [.$A116]*[.B$1] + [.B$1]*[.B$1])) / 3" office:value-type="float" office:value="0" calcext:value-type="float">
            <text:p>0</text:p>
          </table:table-cell>
          <table:table-cell table:formula="of:=([.$A116] + [.C$1] - SQRT([.$A116]*[.$A116] - [.$A116]*[.C$1] + [.C$1]*[.C$1])) / 3" office:value-type="float" office:value="0.49889869444327" calcext:value-type="float">
            <text:p>0.49889869444327</text:p>
          </table:table-cell>
          <table:table-cell table:formula="of:=([.$A116] + [.D$1] - SQRT([.$A116]*[.$A116] - [.$A116]*[.D$1] + [.D$1]*[.D$1])) / 3" office:value-type="float" office:value="0.995575481102222" calcext:value-type="float">
            <text:p>0.995575481102222</text:p>
          </table:table-cell>
          <table:table-cell table:formula="of:=([.$A116] + [.E$1] - SQRT([.$A116]*[.$A116] - [.$A116]*[.E$1] + [.E$1]*[.E$1])) / 3" office:value-type="float" office:value="1.4900013329779" calcext:value-type="float">
            <text:p>1.4900013329779</text:p>
          </table:table-cell>
          <table:table-cell table:formula="of:=([.$A116] + [.F$1] - SQRT([.$A116]*[.$A116] - [.$A116]*[.F$1] + [.F$1]*[.F$1])) / 3" office:value-type="float" office:value="1.98214712578283" calcext:value-type="float">
            <text:p>1.98214712578283</text:p>
          </table:table-cell>
          <table:table-cell table:formula="of:=([.$A116] + [.G$1] - SQRT([.$A116]*[.$A116] - [.$A116]*[.G$1] + [.G$1]*[.G$1])) / 3" office:value-type="float" office:value="2.471983653574" calcext:value-type="float">
            <text:p>2.471983653574</text:p>
          </table:table-cell>
          <table:table-cell table:formula="of:=([.$A116] + [.H$1] - SQRT([.$A116]*[.$A116] - [.$A116]*[.H$1] + [.H$1]*[.H$1])) / 3" office:value-type="float" office:value="2.95948164509573" calcext:value-type="float">
            <text:p>2.95948164509573</text:p>
          </table:table-cell>
          <table:table-cell table:formula="of:=([.$A116] + [.I$1] - SQRT([.$A116]*[.$A116] - [.$A116]*[.I$1] + [.I$1]*[.I$1])) / 3" office:value-type="float" office:value="3.44461178083469" calcext:value-type="float">
            <text:p>3.44461178083469</text:p>
          </table:table-cell>
          <table:table-cell table:formula="of:=([.$A116] + [.J$1] - SQRT([.$A116]*[.$A116] - [.$A116]*[.J$1] + [.J$1]*[.J$1])) / 3" office:value-type="float" office:value="3.92734471078705" calcext:value-type="float">
            <text:p>3.92734471078705</text:p>
          </table:table-cell>
          <table:table-cell table:formula="of:=([.$A116] + [.K$1] - SQRT([.$A116]*[.$A116] - [.$A116]*[.K$1] + [.K$1]*[.K$1])) / 3" office:value-type="float" office:value="4.40765107293602" calcext:value-type="float">
            <text:p>4.40765107293602</text:p>
          </table:table-cell>
          <table:table-cell table:formula="of:=([.$A116] + [.L$1] - SQRT([.$A116]*[.$A116] - [.$A116]*[.L$1] + [.L$1]*[.L$1])) / 3" office:value-type="float" office:value="4.88550151243561" calcext:value-type="float">
            <text:p>4.88550151243561</text:p>
          </table:table-cell>
          <table:table-cell table:formula="of:=([.$A116] + [.M$1] - SQRT([.$A116]*[.$A116] - [.$A116]*[.M$1] + [.M$1]*[.M$1])) / 3" office:value-type="float" office:value="5.36086670149428" calcext:value-type="float">
            <text:p>5.36086670149428</text:p>
          </table:table-cell>
          <table:table-cell table:formula="of:=([.$A116] + [.N$1] - SQRT([.$A116]*[.$A116] - [.$A116]*[.N$1] + [.N$1]*[.N$1])) / 3" office:value-type="float" office:value="5.83371735994975" calcext:value-type="float">
            <text:p>5.83371735994975</text:p>
          </table:table-cell>
          <table:table-cell table:formula="of:=([.$A116] + [.O$1] - SQRT([.$A116]*[.$A116] - [.$A116]*[.O$1] + [.O$1]*[.O$1])) / 3" office:value-type="float" office:value="6.30402427652361" calcext:value-type="float">
            <text:p>6.30402427652361</text:p>
          </table:table-cell>
          <table:table-cell table:formula="of:=([.$A116] + [.P$1] - SQRT([.$A116]*[.$A116] - [.$A116]*[.P$1] + [.P$1]*[.P$1])) / 3" office:value-type="float" office:value="6.77175833074186" calcext:value-type="float">
            <text:p>6.77175833074186</text:p>
          </table:table-cell>
          <table:table-cell table:formula="of:=([.$A116] + [.Q$1] - SQRT([.$A116]*[.$A116] - [.$A116]*[.Q$1] + [.Q$1]*[.Q$1])) / 3" office:value-type="float" office:value="7.23689051550467" calcext:value-type="float">
            <text:p>7.23689051550467</text:p>
          </table:table-cell>
          <table:table-cell table:formula="of:=([.$A116] + [.R$1] - SQRT([.$A116]*[.$A116] - [.$A116]*[.R$1] + [.R$1]*[.R$1])) / 3" office:value-type="float" office:value="7.69939196028596" calcext:value-type="float">
            <text:p>7.69939196028596</text:p>
          </table:table-cell>
          <table:table-cell table:formula="of:=([.$A116] + [.S$1] - SQRT([.$A116]*[.$A116] - [.$A116]*[.S$1] + [.S$1]*[.S$1])) / 3" office:value-type="float" office:value="8.15923395494027" calcext:value-type="float">
            <text:p>8.15923395494027</text:p>
          </table:table-cell>
          <table:table-cell table:formula="of:=([.$A116] + [.T$1] - SQRT([.$A116]*[.$A116] - [.$A116]*[.T$1] + [.T$1]*[.T$1])) / 3" office:value-type="float" office:value="8.61638797409174" calcext:value-type="float">
            <text:p>8.61638797409174</text:p>
          </table:table-cell>
          <table:table-cell table:formula="of:=([.$A116] + [.U$1] - SQRT([.$A116]*[.$A116] - [.$A116]*[.U$1] + [.U$1]*[.U$1])) / 3" office:value-type="float" office:value="9.07082570207653" calcext:value-type="float">
            <text:p>9.07082570207653</text:p>
          </table:table-cell>
          <table:table-cell table:formula="of:=([.$A116] + [.V$1] - SQRT([.$A116]*[.$A116] - [.$A116]*[.V$1] + [.V$1]*[.V$1])) / 3" office:value-type="float" office:value="9.52251905840746" calcext:value-type="float">
            <text:p>9.52251905840746</text:p>
          </table:table-cell>
          <table:table-cell table:formula="of:=([.$A116] + [.W$1] - SQRT([.$A116]*[.$A116] - [.$A116]*[.W$1] + [.W$1]*[.W$1])) / 3" office:value-type="float" office:value="9.97144022372601" calcext:value-type="float">
            <text:p>9.97144022372601</text:p>
          </table:table-cell>
          <table:table-cell table:formula="of:=([.$A116] + [.X$1] - SQRT([.$A116]*[.$A116] - [.$A116]*[.X$1] + [.X$1]*[.X$1])) / 3" office:value-type="float" office:value="10.417561666204" calcext:value-type="float">
            <text:p>10.417561666204</text:p>
          </table:table-cell>
          <table:table-cell table:formula="of:=([.$A116] + [.Y$1] - SQRT([.$A116]*[.$A116] - [.$A116]*[.Y$1] + [.Y$1]*[.Y$1])) / 3" office:value-type="float" office:value="10.8608561683541" calcext:value-type="float">
            <text:p>10.8608561683541</text:p>
          </table:table-cell>
          <table:table-cell table:formula="of:=([.$A116] + [.Z$1] - SQRT([.$A116]*[.$A116] - [.$A116]*[.Z$1] + [.Z$1]*[.Z$1])) / 3" office:value-type="float" office:value="11.3012968542051" calcext:value-type="float">
            <text:p>11.3012968542051</text:p>
          </table:table-cell>
          <table:table-cell table:formula="of:=([.$A116] + [.AA$1] - SQRT([.$A116]*[.$A116] - [.$A116]*[.AA$1] + [.AA$1]*[.AA$1])) / 3" office:value-type="float" office:value="11.7388572167945" calcext:value-type="float">
            <text:p>11.7388572167945</text:p>
          </table:table-cell>
          <table:table-cell table:formula="of:=([.$A116] + [.AB$1] - SQRT([.$A116]*[.$A116] - [.$A116]*[.AB$1] + [.AB$1]*[.AB$1])) / 3" office:value-type="float" office:value="12.1735111459293" calcext:value-type="float">
            <text:p>12.1735111459293</text:p>
          </table:table-cell>
          <table:table-cell table:formula="of:=([.$A116] + [.AC$1] - SQRT([.$A116]*[.$A116] - [.$A116]*[.AC$1] + [.AC$1]*[.AC$1])) / 3" office:value-type="float" office:value="12.6052329561603" calcext:value-type="float">
            <text:p>12.6052329561603</text:p>
          </table:table-cell>
          <table:table-cell table:formula="of:=([.$A116] + [.AD$1] - SQRT([.$A116]*[.$A116] - [.$A116]*[.AD$1] + [.AD$1]*[.AD$1])) / 3" office:value-type="float" office:value="13.0339974149158" calcext:value-type="float">
            <text:p>13.0339974149158</text:p>
          </table:table-cell>
          <table:table-cell table:formula="of:=([.$A116] + [.AE$1] - SQRT([.$A116]*[.$A116] - [.$A116]*[.AE$1] + [.AE$1]*[.AE$1])) / 3" office:value-type="float" office:value="13.4597797707343" calcext:value-type="float">
            <text:p>13.4597797707343</text:p>
          </table:table-cell>
          <table:table-cell table:formula="of:=([.$A116] + [.AF$1] - SQRT([.$A116]*[.$A116] - [.$A116]*[.AF$1] + [.AF$1]*[.AF$1])) / 3" office:value-type="float" office:value="13.882555781536" calcext:value-type="float">
            <text:p>13.882555781536</text:p>
          </table:table-cell>
          <table:table-cell table:number-columns-repeated="1635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([.$A117] + [.B$1] - SQRT([.$A117]*[.$A117] - [.$A117]*[.B$1] + [.B$1]*[.B$1])) / 3" office:value-type="float" office:value="0" calcext:value-type="float">
            <text:p>0</text:p>
          </table:table-cell>
          <table:table-cell table:formula="of:=([.$A117] + [.C$1] - SQRT([.$A117]*[.$A117] - [.$A117]*[.C$1] + [.C$1]*[.C$1])) / 3" office:value-type="float" office:value="0.498908312556087" calcext:value-type="float">
            <text:p>0.498908312556087</text:p>
          </table:table-cell>
          <table:table-cell table:formula="of:=([.$A117] + [.D$1] - SQRT([.$A117]*[.$A117] - [.$A117]*[.D$1] + [.D$1]*[.D$1])) / 3" office:value-type="float" office:value="0.995614288172826" calcext:value-type="float">
            <text:p>0.995614288172826</text:p>
          </table:table-cell>
          <table:table-cell table:formula="of:=([.$A117] + [.E$1] - SQRT([.$A117]*[.$A117] - [.$A117]*[.E$1] + [.E$1]*[.E$1])) / 3" office:value-type="float" office:value="1.49008940378745" calcext:value-type="float">
            <text:p>1.49008940378745</text:p>
          </table:table-cell>
          <table:table-cell table:formula="of:=([.$A117] + [.F$1] - SQRT([.$A117]*[.$A117] - [.$A117]*[.F$1] + [.F$1]*[.F$1])) / 3" office:value-type="float" office:value="1.98230504130394" calcext:value-type="float">
            <text:p>1.98230504130394</text:p>
          </table:table-cell>
          <table:table-cell table:formula="of:=([.$A117] + [.G$1] - SQRT([.$A117]*[.$A117] - [.$A117]*[.G$1] + [.G$1]*[.G$1])) / 3" office:value-type="float" office:value="2.47223250267433" calcext:value-type="float">
            <text:p>2.47223250267433</text:p>
          </table:table-cell>
          <table:table-cell table:formula="of:=([.$A117] + [.H$1] - SQRT([.$A117]*[.$A117] - [.$A117]*[.H$1] + [.H$1]*[.H$1])) / 3" office:value-type="float" office:value="2.95984302565966" calcext:value-type="float">
            <text:p>2.95984302565966</text:p>
          </table:table-cell>
          <table:table-cell table:formula="of:=([.$A117] + [.I$1] - SQRT([.$A117]*[.$A117] - [.$A117]*[.I$1] + [.I$1]*[.I$1])) / 3" office:value-type="float" office:value="3.44510780027252" calcext:value-type="float">
            <text:p>3.44510780027252</text:p>
          </table:table-cell>
          <table:table-cell table:formula="of:=([.$A117] + [.J$1] - SQRT([.$A117]*[.$A117] - [.$A117]*[.J$1] + [.J$1]*[.J$1])) / 3" office:value-type="float" office:value="3.92799798590137" calcext:value-type="float">
            <text:p>3.92799798590137</text:p>
          </table:table-cell>
          <table:table-cell table:formula="of:=([.$A117] + [.K$1] - SQRT([.$A117]*[.$A117] - [.$A117]*[.K$1] + [.K$1]*[.K$1])) / 3" office:value-type="float" office:value="4.408484729115" calcext:value-type="float">
            <text:p>4.408484729115</text:p>
          </table:table-cell>
          <table:table-cell table:formula="of:=([.$A117] + [.L$1] - SQRT([.$A117]*[.$A117] - [.$A117]*[.L$1] + [.L$1]*[.L$1])) / 3" office:value-type="float" office:value="4.88653918214348" calcext:value-type="float">
            <text:p>4.88653918214348</text:p>
          </table:table-cell>
          <table:table-cell table:formula="of:=([.$A117] + [.M$1] - SQRT([.$A117]*[.$A117] - [.$A117]*[.M$1] + [.M$1]*[.M$1])) / 3" office:value-type="float" office:value="5.36213252202943" calcext:value-type="float">
            <text:p>5.36213252202943</text:p>
          </table:table-cell>
          <table:table-cell table:formula="of:=([.$A117] + [.N$1] - SQRT([.$A117]*[.$A117] - [.$A117]*[.N$1] + [.N$1]*[.N$1])) / 3" office:value-type="float" office:value="5.83523597044178" calcext:value-type="float">
            <text:p>5.83523597044178</text:p>
          </table:table-cell>
          <table:table-cell table:formula="of:=([.$A117] + [.O$1] - SQRT([.$A117]*[.$A117] - [.$A117]*[.O$1] + [.O$1]*[.O$1])) / 3" office:value-type="float" office:value="6.3058208141413" calcext:value-type="float">
            <text:p>6.3058208141413</text:p>
          </table:table-cell>
          <table:table-cell table:formula="of:=([.$A117] + [.P$1] - SQRT([.$A117]*[.$A117] - [.$A117]*[.P$1] + [.P$1]*[.P$1])) / 3" office:value-type="float" office:value="6.77385842608499" calcext:value-type="float">
            <text:p>6.77385842608499</text:p>
          </table:table-cell>
          <table:table-cell table:formula="of:=([.$A117] + [.Q$1] - SQRT([.$A117]*[.$A117] - [.$A117]*[.Q$1] + [.Q$1]*[.Q$1])) / 3" office:value-type="float" office:value="7.23932028715381" calcext:value-type="float">
            <text:p>7.23932028715381</text:p>
          </table:table-cell>
          <table:table-cell table:formula="of:=([.$A117] + [.R$1] - SQRT([.$A117]*[.$A117] - [.$A117]*[.R$1] + [.R$1]*[.R$1])) / 3" office:value-type="float" office:value="7.70217800848546" calcext:value-type="float">
            <text:p>7.70217800848546</text:p>
          </table:table-cell>
          <table:table-cell table:formula="of:=([.$A117] + [.S$1] - SQRT([.$A117]*[.$A117] - [.$A117]*[.S$1] + [.S$1]*[.S$1])) / 3" office:value-type="float" office:value="8.16240335439145" calcext:value-type="float">
            <text:p>8.16240335439145</text:p>
          </table:table-cell>
          <table:table-cell table:formula="of:=([.$A117] + [.T$1] - SQRT([.$A117]*[.$A117] - [.$A117]*[.T$1] + [.T$1]*[.T$1])) / 3" office:value-type="float" office:value="8.61996826583452" calcext:value-type="float">
            <text:p>8.61996826583452</text:p>
          </table:table-cell>
          <table:table-cell table:formula="of:=([.$A117] + [.U$1] - SQRT([.$A117]*[.$A117] - [.$A117]*[.U$1] + [.U$1]*[.U$1])) / 3" office:value-type="float" office:value="9.0748448844401" calcext:value-type="float">
            <text:p>9.0748448844401</text:p>
          </table:table-cell>
          <table:table-cell table:formula="of:=([.$A117] + [.V$1] - SQRT([.$A117]*[.$A117] - [.$A117]*[.V$1] + [.V$1]*[.V$1])) / 3" office:value-type="float" office:value="9.52700557701206" calcext:value-type="float">
            <text:p>9.52700557701206</text:p>
          </table:table-cell>
          <table:table-cell table:formula="of:=([.$A117] + [.W$1] - SQRT([.$A117]*[.$A117] - [.$A117]*[.W$1] + [.W$1]*[.W$1])) / 3" office:value-type="float" office:value="9.97642296052062" calcext:value-type="float">
            <text:p>9.97642296052062</text:p>
          </table:table-cell>
          <table:table-cell table:formula="of:=([.$A117] + [.X$1] - SQRT([.$A117]*[.$A117] - [.$A117]*[.X$1] + [.X$1]*[.X$1])) / 3" office:value-type="float" office:value="10.4230699275268" calcext:value-type="float">
            <text:p>10.4230699275268</text:p>
          </table:table-cell>
          <table:table-cell table:formula="of:=([.$A117] + [.Y$1] - SQRT([.$A117]*[.$A117] - [.$A117]*[.Y$1] + [.Y$1]*[.Y$1])) / 3" office:value-type="float" office:value="10.8669196720052" calcext:value-type="float">
            <text:p>10.8669196720052</text:p>
          </table:table-cell>
          <table:table-cell table:formula="of:=([.$A117] + [.Z$1] - SQRT([.$A117]*[.$A117] - [.$A117]*[.Z$1] + [.Z$1]*[.Z$1])) / 3" office:value-type="float" office:value="11.3079457155242" calcext:value-type="float">
            <text:p>11.3079457155242</text:p>
          </table:table-cell>
          <table:table-cell table:formula="of:=([.$A117] + [.AA$1] - SQRT([.$A117]*[.$A117] - [.$A117]*[.AA$1] + [.AA$1]*[.AA$1])) / 3" office:value-type="float" office:value="11.7461219337384" calcext:value-type="float">
            <text:p>11.7461219337384</text:p>
          </table:table-cell>
          <table:table-cell table:formula="of:=([.$A117] + [.AB$1] - SQRT([.$A117]*[.$A117] - [.$A117]*[.AB$1] + [.AB$1]*[.AB$1])) / 3" office:value-type="float" office:value="12.1814225831478" calcext:value-type="float">
            <text:p>12.1814225831478</text:p>
          </table:table-cell>
          <table:table-cell table:formula="of:=([.$A117] + [.AC$1] - SQRT([.$A117]*[.$A117] - [.$A117]*[.AC$1] + [.AC$1]*[.AC$1])) / 3" office:value-type="float" office:value="12.6138223280723" calcext:value-type="float">
            <text:p>12.6138223280723</text:p>
          </table:table-cell>
          <table:table-cell table:formula="of:=([.$A117] + [.AD$1] - SQRT([.$A117]*[.$A117] - [.$A117]*[.AD$1] + [.AD$1]*[.AD$1])) / 3" office:value-type="float" office:value="13.0432962677905" calcext:value-type="float">
            <text:p>13.0432962677905</text:p>
          </table:table-cell>
          <table:table-cell table:formula="of:=([.$A117] + [.AE$1] - SQRT([.$A117]*[.$A117] - [.$A117]*[.AE$1] + [.AE$1]*[.AE$1])) / 3" office:value-type="float" office:value="13.4698199637863" calcext:value-type="float">
            <text:p>13.4698199637863</text:p>
          </table:table-cell>
          <table:table-cell table:formula="of:=([.$A117] + [.AF$1] - SQRT([.$A117]*[.$A117] - [.$A117]*[.AF$1] + [.AF$1]*[.AF$1])) / 3" office:value-type="float" office:value="13.893369467047" calcext:value-type="float">
            <text:p>13.893369467047</text:p>
          </table:table-cell>
          <table:table-cell table:number-columns-repeated="1635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([.$A118] + [.B$1] - SQRT([.$A118]*[.$A118] - [.$A118]*[.B$1] + [.B$1]*[.B$1])) / 3" office:value-type="float" office:value="0" calcext:value-type="float">
            <text:p>0</text:p>
          </table:table-cell>
          <table:table-cell table:formula="of:=([.$A118] + [.C$1] - SQRT([.$A118]*[.$A118] - [.$A118]*[.C$1] + [.C$1]*[.C$1])) / 3" office:value-type="float" office:value="0.498917764128587" calcext:value-type="float">
            <text:p>0.498917764128587</text:p>
          </table:table-cell>
          <table:table-cell table:formula="of:=([.$A118] + [.D$1] - SQRT([.$A118]*[.$A118] - [.$A118]*[.D$1] + [.D$1]*[.D$1])) / 3" office:value-type="float" office:value="0.995652420453666" calcext:value-type="float">
            <text:p>0.995652420453666</text:p>
          </table:table-cell>
          <table:table-cell table:formula="of:=([.$A118] + [.E$1] - SQRT([.$A118]*[.$A118] - [.$A118]*[.E$1] + [.E$1]*[.E$1])) / 3" office:value-type="float" office:value="1.49017593684127" calcext:value-type="float">
            <text:p>1.49017593684127</text:p>
          </table:table-cell>
          <table:table-cell table:formula="of:=([.$A118] + [.F$1] - SQRT([.$A118]*[.$A118] - [.$A118]*[.F$1] + [.F$1]*[.F$1])) / 3" office:value-type="float" office:value="1.98246018831133" calcext:value-type="float">
            <text:p>1.98246018831133</text:p>
          </table:table-cell>
          <table:table-cell table:formula="of:=([.$A118] + [.G$1] - SQRT([.$A118]*[.$A118] - [.$A118]*[.G$1] + [.G$1]*[.G$1])) / 3" office:value-type="float" office:value="2.47247697159153" calcext:value-type="float">
            <text:p>2.47247697159153</text:p>
          </table:table-cell>
          <table:table-cell table:formula="of:=([.$A118] + [.H$1] - SQRT([.$A118]*[.$A118] - [.$A118]*[.H$1] + [.H$1]*[.H$1])) / 3" office:value-type="float" office:value="2.96019802032194" calcext:value-type="float">
            <text:p>2.96019802032194</text:p>
          </table:table-cell>
          <table:table-cell table:formula="of:=([.$A118] + [.I$1] - SQRT([.$A118]*[.$A118] - [.$A118]*[.I$1] + [.I$1]*[.I$1])) / 3" office:value-type="float" office:value="3.44559502091222" calcext:value-type="float">
            <text:p>3.44559502091222</text:p>
          </table:table-cell>
          <table:table-cell table:formula="of:=([.$A118] + [.J$1] - SQRT([.$A118]*[.$A118] - [.$A118]*[.J$1] + [.J$1]*[.J$1])) / 3" office:value-type="float" office:value="3.9286396290519" calcext:value-type="float">
            <text:p>3.9286396290519</text:p>
          </table:table-cell>
          <table:table-cell table:formula="of:=([.$A118] + [.K$1] - SQRT([.$A118]*[.$A118] - [.$A118]*[.K$1] + [.K$1]*[.K$1])) / 3" office:value-type="float" office:value="4.40930348687211" calcext:value-type="float">
            <text:p>4.40930348687211</text:p>
          </table:table-cell>
          <table:table-cell table:formula="of:=([.$A118] + [.L$1] - SQRT([.$A118]*[.$A118] - [.$A118]*[.L$1] + [.L$1]*[.L$1])) / 3" office:value-type="float" office:value="4.88755824075525" calcext:value-type="float">
            <text:p>4.88755824075525</text:p>
          </table:table-cell>
          <table:table-cell table:formula="of:=([.$A118] + [.M$1] - SQRT([.$A118]*[.$A118] - [.$A118]*[.M$1] + [.M$1]*[.M$1])) / 3" office:value-type="float" office:value="5.36337555978729" calcext:value-type="float">
            <text:p>5.36337555978729</text:p>
          </table:table-cell>
          <table:table-cell table:formula="of:=([.$A118] + [.N$1] - SQRT([.$A118]*[.$A118] - [.$A118]*[.N$1] + [.N$1]*[.N$1])) / 3" office:value-type="float" office:value="5.83672715484498" calcext:value-type="float">
            <text:p>5.83672715484498</text:p>
          </table:table-cell>
          <table:table-cell table:formula="of:=([.$A118] + [.O$1] - SQRT([.$A118]*[.$A118] - [.$A118]*[.O$1] + [.O$1]*[.O$1])) / 3" office:value-type="float" office:value="6.30758479830834" calcext:value-type="float">
            <text:p>6.30758479830834</text:p>
          </table:table-cell>
          <table:table-cell table:formula="of:=([.$A118] + [.P$1] - SQRT([.$A118]*[.$A118] - [.$A118]*[.P$1] + [.P$1]*[.P$1])) / 3" office:value-type="float" office:value="6.77592034438615" calcext:value-type="float">
            <text:p>6.77592034438615</text:p>
          </table:table-cell>
          <table:table-cell table:formula="of:=([.$A118] + [.Q$1] - SQRT([.$A118]*[.$A118] - [.$A118]*[.Q$1] + [.Q$1]*[.Q$1])) / 3" office:value-type="float" office:value="7.24170575004003" calcext:value-type="float">
            <text:p>7.24170575004003</text:p>
          </table:table-cell>
          <table:table-cell table:formula="of:=([.$A118] + [.R$1] - SQRT([.$A118]*[.$A118] - [.$A118]*[.R$1] + [.R$1]*[.R$1])) / 3" office:value-type="float" office:value="7.70491309649014" calcext:value-type="float">
            <text:p>7.70491309649014</text:p>
          </table:table-cell>
          <table:table-cell table:formula="of:=([.$A118] + [.S$1] - SQRT([.$A118]*[.$A118] - [.$A118]*[.S$1] + [.S$1]*[.S$1])) / 3" office:value-type="float" office:value="8.16551461128277" calcext:value-type="float">
            <text:p>8.16551461128277</text:p>
          </table:table-cell>
          <table:table-cell table:formula="of:=([.$A118] + [.T$1] - SQRT([.$A118]*[.$A118] - [.$A118]*[.T$1] + [.T$1]*[.T$1])) / 3" office:value-type="float" office:value="8.62348269089794" calcext:value-type="float">
            <text:p>8.62348269089794</text:p>
          </table:table-cell>
          <table:table-cell table:formula="of:=([.$A118] + [.U$1] - SQRT([.$A118]*[.$A118] - [.$A118]*[.U$1] + [.U$1]*[.U$1])) / 3" office:value-type="float" office:value="9.07878992387181" calcext:value-type="float">
            <text:p>9.07878992387181</text:p>
          </table:table-cell>
          <table:table-cell table:formula="of:=([.$A118] + [.V$1] - SQRT([.$A118]*[.$A118] - [.$A118]*[.V$1] + [.V$1]*[.V$1])) / 3" office:value-type="float" office:value="9.53140911440653" calcext:value-type="float">
            <text:p>9.53140911440653</text:p>
          </table:table-cell>
          <table:table-cell table:formula="of:=([.$A118] + [.W$1] - SQRT([.$A118]*[.$A118] - [.$A118]*[.W$1] + [.W$1]*[.W$1])) / 3" office:value-type="float" office:value="9.98131330643714" calcext:value-type="float">
            <text:p>9.98131330643714</text:p>
          </table:table-cell>
          <table:table-cell table:formula="of:=([.$A118] + [.X$1] - SQRT([.$A118]*[.$A118] - [.$A118]*[.X$1] + [.X$1]*[.X$1])) / 3" office:value-type="float" office:value="10.4284758081224" calcext:value-type="float">
            <text:p>10.4284758081224</text:p>
          </table:table-cell>
          <table:table-cell table:formula="of:=([.$A118] + [.Y$1] - SQRT([.$A118]*[.$A118] - [.$A118]*[.Y$1] + [.Y$1]*[.Y$1])) / 3" office:value-type="float" office:value="10.8728702167235" calcext:value-type="float">
            <text:p>10.8728702167235</text:p>
          </table:table-cell>
          <table:table-cell table:formula="of:=([.$A118] + [.Z$1] - SQRT([.$A118]*[.$A118] - [.$A118]*[.Z$1] + [.Z$1]*[.Z$1])) / 3" office:value-type="float" office:value="11.3144704438324" calcext:value-type="float">
            <text:p>11.3144704438324</text:p>
          </table:table-cell>
          <table:table-cell table:formula="of:=([.$A118] + [.AA$1] - SQRT([.$A118]*[.$A118] - [.$A118]*[.AA$1] + [.AA$1]*[.AA$1])) / 3" office:value-type="float" office:value="11.7532507409076" calcext:value-type="float">
            <text:p>11.7532507409076</text:p>
          </table:table-cell>
          <table:table-cell table:formula="of:=([.$A118] + [.AB$1] - SQRT([.$A118]*[.$A118] - [.$A118]*[.AB$1] + [.AB$1]*[.AB$1])) / 3" office:value-type="float" office:value="12.1891857250741" calcext:value-type="float">
            <text:p>12.1891857250741</text:p>
          </table:table-cell>
          <table:table-cell table:formula="of:=([.$A118] + [.AC$1] - SQRT([.$A118]*[.$A118] - [.$A118]*[.AC$1] + [.AC$1]*[.AC$1])) / 3" office:value-type="float" office:value="12.6222504051406" calcext:value-type="float">
            <text:p>12.6222504051406</text:p>
          </table:table-cell>
          <table:table-cell table:formula="of:=([.$A118] + [.AD$1] - SQRT([.$A118]*[.$A118] - [.$A118]*[.AD$1] + [.AD$1]*[.AD$1])) / 3" office:value-type="float" office:value="13.0524202077836" calcext:value-type="float">
            <text:p>13.0524202077836</text:p>
          </table:table-cell>
          <table:table-cell table:formula="of:=([.$A118] + [.AE$1] - SQRT([.$A118]*[.$A118] - [.$A118]*[.AE$1] + [.AE$1]*[.AE$1])) / 3" office:value-type="float" office:value="13.4796710038481" calcext:value-type="float">
            <text:p>13.4796710038481</text:p>
          </table:table-cell>
          <table:table-cell table:formula="of:=([.$A118] + [.AF$1] - SQRT([.$A118]*[.$A118] - [.$A118]*[.AF$1] + [.AF$1]*[.AF$1])) / 3" office:value-type="float" office:value="13.9039791347102" calcext:value-type="float">
            <text:p>13.9039791347102</text:p>
          </table:table-cell>
          <table:table-cell table:number-columns-repeated="1635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([.$A119] + [.B$1] - SQRT([.$A119]*[.$A119] - [.$A119]*[.B$1] + [.B$1]*[.B$1])) / 3" office:value-type="float" office:value="0" calcext:value-type="float">
            <text:p>0</text:p>
          </table:table-cell>
          <table:table-cell table:formula="of:=([.$A119] + [.C$1] - SQRT([.$A119]*[.$A119] - [.$A119]*[.C$1] + [.C$1]*[.C$1])) / 3" office:value-type="float" office:value="0.498927053449113" calcext:value-type="float">
            <text:p>0.498927053449113</text:p>
          </table:table-cell>
          <table:table-cell table:formula="of:=([.$A119] + [.D$1] - SQRT([.$A119]*[.$A119] - [.$A119]*[.D$1] + [.D$1]*[.D$1])) / 3" office:value-type="float" office:value="0.995689895392265" calcext:value-type="float">
            <text:p>0.995689895392265</text:p>
          </table:table-cell>
          <table:table-cell table:formula="of:=([.$A119] + [.E$1] - SQRT([.$A119]*[.$A119] - [.$A119]*[.E$1] + [.E$1]*[.E$1])) / 3" office:value-type="float" office:value="1.49026097206059" calcext:value-type="float">
            <text:p>1.49026097206059</text:p>
          </table:table-cell>
          <table:table-cell table:formula="of:=([.$A119] + [.F$1] - SQRT([.$A119]*[.$A119] - [.$A119]*[.F$1] + [.F$1]*[.F$1])) / 3" office:value-type="float" office:value="1.98261263896075" calcext:value-type="float">
            <text:p>1.98261263896075</text:p>
          </table:table-cell>
          <table:table-cell table:formula="of:=([.$A119] + [.G$1] - SQRT([.$A119]*[.$A119] - [.$A119]*[.G$1] + [.G$1]*[.G$1])) / 3" office:value-type="float" office:value="2.47271717492416" calcext:value-type="float">
            <text:p>2.47271717492416</text:p>
          </table:table-cell>
          <table:table-cell table:formula="of:=([.$A119] + [.H$1] - SQRT([.$A119]*[.$A119] - [.$A119]*[.H$1] + [.H$1]*[.H$1])) / 3" office:value-type="float" office:value="2.96054679677953" calcext:value-type="float">
            <text:p>2.96054679677953</text:p>
          </table:table-cell>
          <table:table-cell table:formula="of:=([.$A119] + [.I$1] - SQRT([.$A119]*[.$A119] - [.$A119]*[.I$1] + [.I$1]*[.I$1])) / 3" office:value-type="float" office:value="3.44607367465065" calcext:value-type="float">
            <text:p>3.44607367465065</text:p>
          </table:table-cell>
          <table:table-cell table:formula="of:=([.$A119] + [.J$1] - SQRT([.$A119]*[.$A119] - [.$A119]*[.J$1] + [.J$1]*[.J$1])) / 3" office:value-type="float" office:value="3.92926994787973" calcext:value-type="float">
            <text:p>3.92926994787973</text:p>
          </table:table-cell>
          <table:table-cell table:formula="of:=([.$A119] + [.K$1] - SQRT([.$A119]*[.$A119] - [.$A119]*[.K$1] + [.K$1]*[.K$1])) / 3" office:value-type="float" office:value="4.41010774157499" calcext:value-type="float">
            <text:p>4.41010774157499</text:p>
          </table:table-cell>
          <table:table-cell table:formula="of:=([.$A119] + [.L$1] - SQRT([.$A119]*[.$A119] - [.$A119]*[.L$1] + [.L$1]*[.L$1])) / 3" office:value-type="float" office:value="4.88855918377928" calcext:value-type="float">
            <text:p>4.88855918377928</text:p>
          </table:table-cell>
          <table:table-cell table:formula="of:=([.$A119] + [.M$1] - SQRT([.$A119]*[.$A119] - [.$A119]*[.M$1] + [.M$1]*[.M$1])) / 3" office:value-type="float" office:value="5.36459642325465" calcext:value-type="float">
            <text:p>5.36459642325465</text:p>
          </table:table-cell>
          <table:table-cell table:formula="of:=([.$A119] + [.N$1] - SQRT([.$A119]*[.$A119] - [.$A119]*[.N$1] + [.N$1]*[.N$1])) / 3" office:value-type="float" office:value="5.83819164787591" calcext:value-type="float">
            <text:p>5.83819164787591</text:p>
          </table:table-cell>
          <table:table-cell table:formula="of:=([.$A119] + [.O$1] - SQRT([.$A119]*[.$A119] - [.$A119]*[.O$1] + [.O$1]*[.O$1])) / 3" office:value-type="float" office:value="6.30931710362403" calcext:value-type="float">
            <text:p>6.30931710362403</text:p>
          </table:table-cell>
          <table:table-cell table:formula="of:=([.$A119] + [.P$1] - SQRT([.$A119]*[.$A119] - [.$A119]*[.P$1] + [.P$1]*[.P$1])) / 3" office:value-type="float" office:value="6.77794511416802" calcext:value-type="float">
            <text:p>6.77794511416802</text:p>
          </table:table-cell>
          <table:table-cell table:formula="of:=([.$A119] + [.Q$1] - SQRT([.$A119]*[.$A119] - [.$A119]*[.Q$1] + [.Q$1]*[.Q$1])) / 3" office:value-type="float" office:value="7.24404810102179" calcext:value-type="float">
            <text:p>7.24404810102179</text:p>
          </table:table-cell>
          <table:table-cell table:formula="of:=([.$A119] + [.R$1] - SQRT([.$A119]*[.$A119] - [.$A119]*[.R$1] + [.R$1]*[.R$1])) / 3" office:value-type="float" office:value="7.70759860426006" calcext:value-type="float">
            <text:p>7.70759860426006</text:p>
          </table:table-cell>
          <table:table-cell table:formula="of:=([.$A119] + [.S$1] - SQRT([.$A119]*[.$A119] - [.$A119]*[.S$1] + [.S$1]*[.S$1])) / 3" office:value-type="float" office:value="8.16856930377512" calcext:value-type="float">
            <text:p>8.16856930377512</text:p>
          </table:table-cell>
          <table:table-cell table:formula="of:=([.$A119] + [.T$1] - SQRT([.$A119]*[.$A119] - [.$A119]*[.T$1] + [.T$1]*[.T$1])) / 3" office:value-type="float" office:value="8.62693304105358" calcext:value-type="float">
            <text:p>8.62693304105358</text:p>
          </table:table-cell>
          <table:table-cell table:formula="of:=([.$A119] + [.U$1] - SQRT([.$A119]*[.$A119] - [.$A119]*[.U$1] + [.U$1]*[.U$1])) / 3" office:value-type="float" office:value="9.08266284144986" calcext:value-type="float">
            <text:p>9.08266284144986</text:p>
          </table:table-cell>
          <table:table-cell table:formula="of:=([.$A119] + [.V$1] - SQRT([.$A119]*[.$A119] - [.$A119]*[.V$1] + [.V$1]*[.V$1])) / 3" office:value-type="float" office:value="9.53573193693065" calcext:value-type="float">
            <text:p>9.53573193693065</text:p>
          </table:table-cell>
          <table:table-cell table:formula="of:=([.$A119] + [.W$1] - SQRT([.$A119]*[.$A119] - [.$A119]*[.W$1] + [.W$1]*[.W$1])) / 3" office:value-type="float" office:value="9.98611378926179" calcext:value-type="float">
            <text:p>9.98611378926179</text:p>
          </table:table-cell>
          <table:table-cell table:formula="of:=([.$A119] + [.X$1] - SQRT([.$A119]*[.$A119] - [.$A119]*[.X$1] + [.X$1]*[.X$1])) / 3" office:value-type="float" office:value="10.4337821136067" calcext:value-type="float">
            <text:p>10.4337821136067</text:p>
          </table:table-cell>
          <table:table-cell table:formula="of:=([.$A119] + [.Y$1] - SQRT([.$A119]*[.$A119] - [.$A119]*[.Y$1] + [.Y$1]*[.Y$1])) / 3" office:value-type="float" office:value="10.8787109025024" calcext:value-type="float">
            <text:p>10.8787109025024</text:p>
          </table:table-cell>
          <table:table-cell table:formula="of:=([.$A119] + [.Z$1] - SQRT([.$A119]*[.$A119] - [.$A119]*[.Z$1] + [.Z$1]*[.Z$1])) / 3" office:value-type="float" office:value="11.3208744501775" calcext:value-type="float">
            <text:p>11.3208744501775</text:p>
          </table:table-cell>
          <table:table-cell table:formula="of:=([.$A119] + [.AA$1] - SQRT([.$A119]*[.$A119] - [.$A119]*[.AA$1] + [.AA$1]*[.AA$1])) / 3" office:value-type="float" office:value="11.760247377172" calcext:value-type="float">
            <text:p>11.760247377172</text:p>
          </table:table-cell>
          <table:table-cell table:formula="of:=([.$A119] + [.AB$1] - SQRT([.$A119]*[.$A119] - [.$A119]*[.AB$1] + [.AB$1]*[.AB$1])) / 3" office:value-type="float" office:value="12.1968046552194" calcext:value-type="float">
            <text:p>12.1968046552194</text:p>
          </table:table-cell>
          <table:table-cell table:formula="of:=([.$A119] + [.AC$1] - SQRT([.$A119]*[.$A119] - [.$A119]*[.AC$1] + [.AC$1]*[.AC$1])) / 3" office:value-type="float" office:value="12.6305216323452" calcext:value-type="float">
            <text:p>12.6305216323452</text:p>
          </table:table-cell>
          <table:table-cell table:formula="of:=([.$A119] + [.AD$1] - SQRT([.$A119]*[.$A119] - [.$A119]*[.AD$1] + [.AD$1]*[.AD$1])) / 3" office:value-type="float" office:value="13.061374058137" calcext:value-type="float">
            <text:p>13.061374058137</text:p>
          </table:table-cell>
          <table:table-cell table:formula="of:=([.$A119] + [.AE$1] - SQRT([.$A119]*[.$A119] - [.$A119]*[.AE$1] + [.AE$1]*[.AE$1])) / 3" office:value-type="float" office:value="13.4893381091363" calcext:value-type="float">
            <text:p>13.4893381091363</text:p>
          </table:table-cell>
          <table:table-cell table:formula="of:=([.$A119] + [.AF$1] - SQRT([.$A119]*[.$A119] - [.$A119]*[.AF$1] + [.AF$1]*[.AF$1])) / 3" office:value-type="float" office:value="13.9143904143023" calcext:value-type="float">
            <text:p>13.9143904143023</text:p>
          </table:table-cell>
          <table:table-cell table:number-columns-repeated="1635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([.$A120] + [.B$1] - SQRT([.$A120]*[.$A120] - [.$A120]*[.B$1] + [.B$1]*[.B$1])) / 3" office:value-type="float" office:value="0" calcext:value-type="float">
            <text:p>0</text:p>
          </table:table-cell>
          <table:table-cell table:formula="of:=([.$A120] + [.C$1] - SQRT([.$A120]*[.$A120] - [.$A120]*[.C$1] + [.C$1]*[.C$1])) / 3" office:value-type="float" office:value="0.498936184660039" calcext:value-type="float">
            <text:p>0.498936184660039</text:p>
          </table:table-cell>
          <table:table-cell table:formula="of:=([.$A120] + [.D$1] - SQRT([.$A120]*[.$A120] - [.$A120]*[.D$1] + [.D$1]*[.D$1])) / 3" office:value-type="float" office:value="0.995726729839802" calcext:value-type="float">
            <text:p>0.995726729839802</text:p>
          </table:table-cell>
          <table:table-cell table:formula="of:=([.$A120] + [.E$1] - SQRT([.$A120]*[.$A120] - [.$A120]*[.E$1] + [.E$1]*[.E$1])) / 3" office:value-type="float" office:value="1.49034454799683" calcext:value-type="float">
            <text:p>1.49034454799683</text:p>
          </table:table-cell>
          <table:table-cell table:formula="of:=([.$A120] + [.F$1] - SQRT([.$A120]*[.$A120] - [.$A120]*[.F$1] + [.F$1]*[.F$1])) / 3" office:value-type="float" office:value="1.98276246292265" calcext:value-type="float">
            <text:p>1.98276246292265</text:p>
          </table:table-cell>
          <table:table-cell table:formula="of:=([.$A120] + [.G$1] - SQRT([.$A120]*[.$A120] - [.$A120]*[.G$1] + [.G$1]*[.G$1])) / 3" office:value-type="float" office:value="2.47295322330904" calcext:value-type="float">
            <text:p>2.47295322330904</text:p>
          </table:table-cell>
          <table:table-cell table:formula="of:=([.$A120] + [.H$1] - SQRT([.$A120]*[.$A120] - [.$A120]*[.H$1] + [.H$1]*[.H$1])) / 3" office:value-type="float" office:value="2.96088951691157" calcext:value-type="float">
            <text:p>2.96088951691157</text:p>
          </table:table-cell>
          <table:table-cell table:formula="of:=([.$A120] + [.I$1] - SQRT([.$A120]*[.$A120] - [.$A120]*[.I$1] + [.I$1]*[.I$1])) / 3" office:value-type="float" office:value="3.44654398531231" calcext:value-type="float">
            <text:p>3.44654398531231</text:p>
          </table:table-cell>
          <table:table-cell table:formula="of:=([.$A120] + [.J$1] - SQRT([.$A120]*[.$A120] - [.$A120]*[.J$1] + [.J$1]*[.J$1])) / 3" office:value-type="float" office:value="3.92988923928204" calcext:value-type="float">
            <text:p>3.92988923928204</text:p>
          </table:table-cell>
          <table:table-cell table:formula="of:=([.$A120] + [.K$1] - SQRT([.$A120]*[.$A120] - [.$A120]*[.K$1] + [.K$1]*[.K$1])) / 3" office:value-type="float" office:value="4.41089787474087" calcext:value-type="float">
            <text:p>4.41089787474087</text:p>
          </table:table-cell>
          <table:table-cell table:formula="of:=([.$A120] + [.L$1] - SQRT([.$A120]*[.$A120] - [.$A120]*[.L$1] + [.L$1]*[.L$1])) / 3" office:value-type="float" office:value="4.88954248931416" calcext:value-type="float">
            <text:p>4.88954248931416</text:p>
          </table:table-cell>
          <table:table-cell table:formula="of:=([.$A120] + [.M$1] - SQRT([.$A120]*[.$A120] - [.$A120]*[.M$1] + [.M$1]*[.M$1])) / 3" office:value-type="float" office:value="5.36579569947926" calcext:value-type="float">
            <text:p>5.36579569947926</text:p>
          </table:table-cell>
          <table:table-cell table:formula="of:=([.$A120] + [.N$1] - SQRT([.$A120]*[.$A120] - [.$A120]*[.N$1] + [.N$1]*[.N$1])) / 3" office:value-type="float" office:value="5.83963015829636" calcext:value-type="float">
            <text:p>5.83963015829636</text:p>
          </table:table-cell>
          <table:table-cell table:formula="of:=([.$A120] + [.O$1] - SQRT([.$A120]*[.$A120] - [.$A120]*[.O$1] + [.O$1]*[.O$1])) / 3" office:value-type="float" office:value="6.31101857371499" calcext:value-type="float">
            <text:p>6.31101857371499</text:p>
          </table:table-cell>
          <table:table-cell table:formula="of:=([.$A120] + [.P$1] - SQRT([.$A120]*[.$A120] - [.$A120]*[.P$1] + [.P$1]*[.P$1])) / 3" office:value-type="float" office:value="6.77993372744571" calcext:value-type="float">
            <text:p>6.77993372744571</text:p>
          </table:table-cell>
          <table:table-cell table:formula="of:=([.$A120] + [.Q$1] - SQRT([.$A120]*[.$A120] - [.$A120]*[.Q$1] + [.Q$1]*[.Q$1])) / 3" office:value-type="float" office:value="7.24634849438418" calcext:value-type="float">
            <text:p>7.24634849438418</text:p>
          </table:table-cell>
          <table:table-cell table:formula="of:=([.$A120] + [.R$1] - SQRT([.$A120]*[.$A120] - [.$A120]*[.R$1] + [.R$1]*[.R$1])) / 3" office:value-type="float" office:value="7.7102358625728" calcext:value-type="float">
            <text:p>7.7102358625728</text:p>
          </table:table-cell>
          <table:table-cell table:formula="of:=([.$A120] + [.S$1] - SQRT([.$A120]*[.$A120] - [.$A120]*[.S$1] + [.S$1]*[.S$1])) / 3" office:value-type="float" office:value="8.1715689536829" calcext:value-type="float">
            <text:p>8.1715689536829</text:p>
          </table:table-cell>
          <table:table-cell table:formula="of:=([.$A120] + [.T$1] - SQRT([.$A120]*[.$A120] - [.$A120]*[.T$1] + [.T$1]*[.T$1])) / 3" office:value-type="float" office:value="8.63032104399786" calcext:value-type="float">
            <text:p>8.63032104399786</text:p>
          </table:table-cell>
          <table:table-cell table:formula="of:=([.$A120] + [.U$1] - SQRT([.$A120]*[.$A120] - [.$A120]*[.U$1] + [.U$1]*[.U$1])) / 3" office:value-type="float" office:value="9.08646558587556" calcext:value-type="float">
            <text:p>9.08646558587556</text:p>
          </table:table-cell>
          <table:table-cell table:formula="of:=([.$A120] + [.V$1] - SQRT([.$A120]*[.$A120] - [.$A120]*[.V$1] + [.V$1]*[.V$1])) / 3" office:value-type="float" office:value="9.53997622966582" calcext:value-type="float">
            <text:p>9.53997622966582</text:p>
          </table:table-cell>
          <table:table-cell table:formula="of:=([.$A120] + [.W$1] - SQRT([.$A120]*[.$A120] - [.$A120]*[.W$1] + [.W$1]*[.W$1])) / 3" office:value-type="float" office:value="9.99082684605624" calcext:value-type="float">
            <text:p>9.99082684605624</text:p>
          </table:table-cell>
          <table:table-cell table:formula="of:=([.$A120] + [.X$1] - SQRT([.$A120]*[.$A120] - [.$A120]*[.X$1] + [.X$1]*[.X$1])) / 3" office:value-type="float" office:value="10.4389915488173" calcext:value-type="float">
            <text:p>10.4389915488173</text:p>
          </table:table-cell>
          <table:table-cell table:formula="of:=([.$A120] + [.Y$1] - SQRT([.$A120]*[.$A120] - [.$A120]*[.Y$1] + [.Y$1]*[.Y$1])) / 3" office:value-type="float" office:value="10.8844447179151" calcext:value-type="float">
            <text:p>10.8844447179151</text:p>
          </table:table-cell>
          <table:table-cell table:formula="of:=([.$A120] + [.Z$1] - SQRT([.$A120]*[.$A120] - [.$A120]*[.Z$1] + [.Z$1]*[.Z$1])) / 3" office:value-type="float" office:value="11.3271610229579" calcext:value-type="float">
            <text:p>11.3271610229579</text:p>
          </table:table-cell>
          <table:table-cell table:formula="of:=([.$A120] + [.AA$1] - SQRT([.$A120]*[.$A120] - [.$A120]*[.AA$1] + [.AA$1]*[.AA$1])) / 3" office:value-type="float" office:value="11.76711544694" calcext:value-type="float">
            <text:p>11.76711544694</text:p>
          </table:table-cell>
          <table:table-cell table:formula="of:=([.$A120] + [.AB$1] - SQRT([.$A120]*[.$A120] - [.$A120]*[.AB$1] + [.AB$1]*[.AB$1])) / 3" office:value-type="float" office:value="12.2042833102432" calcext:value-type="float">
            <text:p>12.2042833102432</text:p>
          </table:table-cell>
          <table:table-cell table:formula="of:=([.$A120] + [.AC$1] - SQRT([.$A120]*[.$A120] - [.$A120]*[.AC$1] + [.AC$1]*[.AC$1])) / 3" office:value-type="float" office:value="12.6386402948562" calcext:value-type="float">
            <text:p>12.6386402948562</text:p>
          </table:table-cell>
          <table:table-cell table:formula="of:=([.$A120] + [.AD$1] - SQRT([.$A120]*[.$A120] - [.$A120]*[.AD$1] + [.AD$1]*[.AD$1])) / 3" office:value-type="float" office:value="13.0701624687667" calcext:value-type="float">
            <text:p>13.0701624687667</text:p>
          </table:table-cell>
          <table:table-cell table:formula="of:=([.$A120] + [.AE$1] - SQRT([.$A120]*[.$A120] - [.$A120]*[.AE$1] + [.AE$1]*[.AE$1])) / 3" office:value-type="float" office:value="13.4988263104819" calcext:value-type="float">
            <text:p>13.4988263104819</text:p>
          </table:table-cell>
          <table:table-cell table:formula="of:=([.$A120] + [.AF$1] - SQRT([.$A120]*[.$A120] - [.$A120]*[.AF$1] + [.AF$1]*[.AF$1])) / 3" office:value-type="float" office:value="13.924608733628" calcext:value-type="float">
            <text:p>13.924608733628</text:p>
          </table:table-cell>
          <table:table-cell table:number-columns-repeated="1635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([.$A121] + [.B$1] - SQRT([.$A121]*[.$A121] - [.$A121]*[.B$1] + [.B$1]*[.B$1])) / 3" office:value-type="float" office:value="0" calcext:value-type="float">
            <text:p>0</text:p>
          </table:table-cell>
          <table:table-cell table:formula="of:=([.$A121] + [.C$1] - SQRT([.$A121]*[.$A121] - [.$A121]*[.C$1] + [.C$1]*[.C$1])) / 3" office:value-type="float" office:value="0.498945161763928" calcext:value-type="float">
            <text:p>0.498945161763928</text:p>
          </table:table-cell>
          <table:table-cell table:formula="of:=([.$A121] + [.D$1] - SQRT([.$A121]*[.$A121] - [.$A121]*[.D$1] + [.D$1]*[.D$1])) / 3" office:value-type="float" office:value="0.995762940076399" calcext:value-type="float">
            <text:p>0.995762940076399</text:p>
          </table:table-cell>
          <table:table-cell table:formula="of:=([.$A121] + [.E$1] - SQRT([.$A121]*[.$A121] - [.$A121]*[.E$1] + [.E$1]*[.E$1])) / 3" office:value-type="float" office:value="1.49042670188983" calcext:value-type="float">
            <text:p>1.49042670188983</text:p>
          </table:table-cell>
          <table:table-cell table:formula="of:=([.$A121] + [.F$1] - SQRT([.$A121]*[.$A121] - [.$A121]*[.F$1] + [.F$1]*[.F$1])) / 3" office:value-type="float" office:value="1.98290972748822" calcext:value-type="float">
            <text:p>1.98290972748822</text:p>
          </table:table-cell>
          <table:table-cell table:formula="of:=([.$A121] + [.G$1] - SQRT([.$A121]*[.$A121] - [.$A121]*[.G$1] + [.G$1]*[.G$1])) / 3" office:value-type="float" office:value="2.47318522359099" calcext:value-type="float">
            <text:p>2.47318522359099</text:p>
          </table:table-cell>
          <table:table-cell table:formula="of:=([.$A121] + [.H$1] - SQRT([.$A121]*[.$A121] - [.$A121]*[.H$1] + [.H$1]*[.H$1])) / 3" office:value-type="float" office:value="2.9612263370294" calcext:value-type="float">
            <text:p>2.9612263370294</text:p>
          </table:table-cell>
          <table:table-cell table:formula="of:=([.$A121] + [.I$1] - SQRT([.$A121]*[.$A121] - [.$A121]*[.I$1] + [.I$1]*[.I$1])) / 3" office:value-type="float" office:value="3.44700616899729" calcext:value-type="float">
            <text:p>3.44700616899729</text:p>
          </table:table-cell>
          <table:table-cell table:formula="of:=([.$A121] + [.J$1] - SQRT([.$A121]*[.$A121] - [.$A121]*[.J$1] + [.J$1]*[.J$1])) / 3" office:value-type="float" office:value="3.93049778987668" calcext:value-type="float">
            <text:p>3.93049778987668</text:p>
          </table:table-cell>
          <table:table-cell table:formula="of:=([.$A121] + [.K$1] - SQRT([.$A121]*[.$A121] - [.$A121]*[.K$1] + [.K$1]*[.K$1])) / 3" office:value-type="float" office:value="4.41167425463704" calcext:value-type="float">
            <text:p>4.41167425463704</text:p>
          </table:table-cell>
          <table:table-cell table:formula="of:=([.$A121] + [.L$1] - SQRT([.$A121]*[.$A121] - [.$A121]*[.L$1] + [.L$1]*[.L$1])) / 3" office:value-type="float" office:value="4.89050861880556" calcext:value-type="float">
            <text:p>4.89050861880556</text:p>
          </table:table-cell>
          <table:table-cell table:formula="of:=([.$A121] + [.M$1] - SQRT([.$A121]*[.$A121] - [.$A121]*[.M$1] + [.M$1]*[.M$1])) / 3" office:value-type="float" office:value="5.36697395500415" calcext:value-type="float">
            <text:p>5.36697395500415</text:p>
          </table:table-cell>
          <table:table-cell table:formula="of:=([.$A121] + [.N$1] - SQRT([.$A121]*[.$A121] - [.$A121]*[.N$1] + [.N$1]*[.N$1])) / 3" office:value-type="float" office:value="5.84104337004699" calcext:value-type="float">
            <text:p>5.84104337004699</text:p>
          </table:table-cell>
          <table:table-cell table:formula="of:=([.$A121] + [.O$1] - SQRT([.$A121]*[.$A121] - [.$A121]*[.O$1] + [.O$1]*[.O$1])) / 3" office:value-type="float" office:value="6.31269002259072" calcext:value-type="float">
            <text:p>6.31269002259072</text:p>
          </table:table-cell>
          <table:table-cell table:formula="of:=([.$A121] + [.P$1] - SQRT([.$A121]*[.$A121] - [.$A121]*[.P$1] + [.P$1]*[.P$1])) / 3" office:value-type="float" office:value="6.78188714132748" calcext:value-type="float">
            <text:p>6.78188714132748</text:p>
          </table:table-cell>
          <table:table-cell table:formula="of:=([.$A121] + [.Q$1] - SQRT([.$A121]*[.$A121] - [.$A121]*[.Q$1] + [.Q$1]*[.Q$1])) / 3" office:value-type="float" office:value="7.2486080437088" calcext:value-type="float">
            <text:p>7.2486080437088</text:p>
          </table:table-cell>
          <table:table-cell table:formula="of:=([.$A121] + [.R$1] - SQRT([.$A121]*[.$A121] - [.$A121]*[.R$1] + [.R$1]*[.R$1])) / 3" office:value-type="float" office:value="7.71282615518664" calcext:value-type="float">
            <text:p>7.71282615518664</text:p>
          </table:table-cell>
          <table:table-cell table:formula="of:=([.$A121] + [.S$1] - SQRT([.$A121]*[.$A121] - [.$A121]*[.S$1] + [.S$1]*[.S$1])) / 3" office:value-type="float" office:value="8.17451502895533" calcext:value-type="float">
            <text:p>8.17451502895533</text:p>
          </table:table-cell>
          <table:table-cell table:formula="of:=([.$A121] + [.T$1] - SQRT([.$A121]*[.$A121] - [.$A121]*[.T$1] + [.T$1]*[.T$1])) / 3" office:value-type="float" office:value="8.63364836617644" calcext:value-type="float">
            <text:p>8.63364836617644</text:p>
          </table:table-cell>
          <table:table-cell table:formula="of:=([.$A121] + [.U$1] - SQRT([.$A121]*[.$A121] - [.$A121]*[.U$1] + [.U$1]*[.U$1])) / 3" office:value-type="float" office:value="9.09020003666596" calcext:value-type="float">
            <text:p>9.09020003666596</text:p>
          </table:table-cell>
          <table:table-cell table:formula="of:=([.$A121] + [.V$1] - SQRT([.$A121]*[.$A121] - [.$A121]*[.V$1] + [.V$1]*[.V$1])) / 3" office:value-type="float" office:value="9.54414410002127" calcext:value-type="float">
            <text:p>9.54414410002127</text:p>
          </table:table-cell>
          <table:table-cell table:formula="of:=([.$A121] + [.W$1] - SQRT([.$A121]*[.$A121] - [.$A121]*[.W$1] + [.W$1]*[.W$1])) / 3" office:value-type="float" office:value="9.99545482716268" calcext:value-type="float">
            <text:p>9.99545482716268</text:p>
          </table:table-cell>
          <table:table-cell table:formula="of:=([.$A121] + [.X$1] - SQRT([.$A121]*[.$A121] - [.$A121]*[.X$1] + [.X$1]*[.X$1])) / 3" office:value-type="float" office:value="10.4441067222625" calcext:value-type="float">
            <text:p>10.4441067222625</text:p>
          </table:table-cell>
          <table:table-cell table:formula="of:=([.$A121] + [.Y$1] - SQRT([.$A121]*[.$A121] - [.$A121]*[.Y$1] + [.Y$1]*[.Y$1])) / 3" office:value-type="float" office:value="10.8900745450319" calcext:value-type="float">
            <text:p>10.8900745450319</text:p>
          </table:table-cell>
          <table:table-cell table:formula="of:=([.$A121] + [.Z$1] - SQRT([.$A121]*[.$A121] - [.$A121]*[.Z$1] + [.Z$1]*[.Z$1])) / 3" office:value-type="float" office:value="11.3333333333333" calcext:value-type="float">
            <text:p>11.3333333333333</text:p>
          </table:table-cell>
          <table:table-cell table:formula="of:=([.$A121] + [.AA$1] - SQRT([.$A121]*[.$A121] - [.$A121]*[.AA$1] + [.AA$1]*[.AA$1])) / 3" office:value-type="float" office:value="11.773858426085" calcext:value-type="float">
            <text:p>11.773858426085</text:p>
          </table:table-cell>
          <table:table-cell table:formula="of:=([.$A121] + [.AB$1] - SQRT([.$A121]*[.$A121] - [.$A121]*[.AB$1] + [.AB$1]*[.AB$1])) / 3" office:value-type="float" office:value="12.2116254864198" calcext:value-type="float">
            <text:p>12.2116254864198</text:p>
          </table:table-cell>
          <table:table-cell table:formula="of:=([.$A121] + [.AC$1] - SQRT([.$A121]*[.$A121] - [.$A121]*[.AC$1] + [.AC$1]*[.AC$1])) / 3" office:value-type="float" office:value="12.6466105250607" calcext:value-type="float">
            <text:p>12.6466105250607</text:p>
          </table:table-cell>
          <table:table-cell table:formula="of:=([.$A121] + [.AD$1] - SQRT([.$A121]*[.$A121] - [.$A121]*[.AD$1] + [.AD$1]*[.AD$1])) / 3" office:value-type="float" office:value="13.0787899238718" calcext:value-type="float">
            <text:p>13.0787899238718</text:p>
          </table:table-cell>
          <table:table-cell table:formula="of:=([.$A121] + [.AE$1] - SQRT([.$A121]*[.$A121] - [.$A121]*[.AE$1] + [.AE$1]*[.AE$1])) / 3" office:value-type="float" office:value="13.5081404595407" calcext:value-type="float">
            <text:p>13.5081404595407</text:p>
          </table:table-cell>
          <table:table-cell table:formula="of:=([.$A121] + [.AF$1] - SQRT([.$A121]*[.$A121] - [.$A121]*[.AF$1] + [.AF$1]*[.AF$1])) / 3" office:value-type="float" office:value="13.9346393273485" calcext:value-type="float">
            <text:p>13.9346393273485</text:p>
          </table:table-cell>
          <table:table-cell table:number-columns-repeated="1635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([.$A122] + [.B$1] - SQRT([.$A122]*[.$A122] - [.$A122]*[.B$1] + [.B$1]*[.B$1])) / 3" office:value-type="float" office:value="0" calcext:value-type="float">
            <text:p>0</text:p>
          </table:table-cell>
          <table:table-cell table:formula="of:=([.$A122] + [.C$1] - SQRT([.$A122]*[.$A122] - [.$A122]*[.C$1] + [.C$1]*[.C$1])) / 3" office:value-type="float" office:value="0.498953988629372" calcext:value-type="float">
            <text:p>0.498953988629372</text:p>
          </table:table-cell>
          <table:table-cell table:formula="of:=([.$A122] + [.D$1] - SQRT([.$A122]*[.$A122] - [.$A122]*[.D$1] + [.D$1]*[.D$1])) / 3" office:value-type="float" office:value="0.995798541835095" calcext:value-type="float">
            <text:p>0.995798541835095</text:p>
          </table:table-cell>
          <table:table-cell table:formula="of:=([.$A122] + [.E$1] - SQRT([.$A122]*[.$A122] - [.$A122]*[.E$1] + [.E$1]*[.E$1])) / 3" office:value-type="float" office:value="1.49050746972318" calcext:value-type="float">
            <text:p>1.49050746972318</text:p>
          </table:table-cell>
          <table:table-cell table:formula="of:=([.$A122] + [.F$1] - SQRT([.$A122]*[.$A122] - [.$A122]*[.F$1] + [.F$1]*[.F$1])) / 3" office:value-type="float" office:value="1.98305449767012" calcext:value-type="float">
            <text:p>1.98305449767012</text:p>
          </table:table-cell>
          <table:table-cell table:formula="of:=([.$A122] + [.G$1] - SQRT([.$A122]*[.$A122] - [.$A122]*[.G$1] + [.G$1]*[.G$1])) / 3" office:value-type="float" office:value="2.47341327898384" calcext:value-type="float">
            <text:p>2.47341327898384</text:p>
          </table:table-cell>
          <table:table-cell table:formula="of:=([.$A122] + [.H$1] - SQRT([.$A122]*[.$A122] - [.$A122]*[.H$1] + [.H$1]*[.H$1])) / 3" office:value-type="float" office:value="2.96155740811373" calcext:value-type="float">
            <text:p>2.96155740811373</text:p>
          </table:table-cell>
          <table:table-cell table:formula="of:=([.$A122] + [.I$1] - SQRT([.$A122]*[.$A122] - [.$A122]*[.I$1] + [.I$1]*[.I$1])) / 3" office:value-type="float" office:value="3.4474604344114" calcext:value-type="float">
            <text:p>3.4474604344114</text:p>
          </table:table-cell>
          <table:table-cell table:formula="of:=([.$A122] + [.J$1] - SQRT([.$A122]*[.$A122] - [.$A122]*[.J$1] + [.J$1]*[.J$1])) / 3" office:value-type="float" office:value="3.9310958764428" calcext:value-type="float">
            <text:p>3.9310958764428</text:p>
          </table:table-cell>
          <table:table-cell table:formula="of:=([.$A122] + [.K$1] - SQRT([.$A122]*[.$A122] - [.$A122]*[.K$1] + [.K$1]*[.K$1])) / 3" office:value-type="float" office:value="4.41243723685052" calcext:value-type="float">
            <text:p>4.41243723685052</text:p>
          </table:table-cell>
          <table:table-cell table:formula="of:=([.$A122] + [.L$1] - SQRT([.$A122]*[.$A122] - [.$A122]*[.L$1] + [.L$1]*[.L$1])) / 3" office:value-type="float" office:value="4.89145801776401" calcext:value-type="float">
            <text:p>4.89145801776401</text:p>
          </table:table-cell>
          <table:table-cell table:formula="of:=([.$A122] + [.M$1] - SQRT([.$A122]*[.$A122] - [.$A122]*[.M$1] + [.M$1]*[.M$1])) / 3" office:value-type="float" office:value="5.36813173675352" calcext:value-type="float">
            <text:p>5.36813173675352</text:p>
          </table:table-cell>
          <table:table-cell table:formula="of:=([.$A122] + [.N$1] - SQRT([.$A122]*[.$A122] - [.$A122]*[.N$1] + [.N$1]*[.N$1])) / 3" office:value-type="float" office:value="5.84243194332217" calcext:value-type="float">
            <text:p>5.84243194332217</text:p>
          </table:table-cell>
          <table:table-cell table:formula="of:=([.$A122] + [.O$1] - SQRT([.$A122]*[.$A122] - [.$A122]*[.O$1] + [.O$1]*[.O$1])) / 3" office:value-type="float" office:value="6.31433223592884" calcext:value-type="float">
            <text:p>6.31433223592884</text:p>
          </table:table-cell>
          <table:table-cell table:formula="of:=([.$A122] + [.P$1] - SQRT([.$A122]*[.$A122] - [.$A122]*[.P$1] + [.P$1]*[.P$1])) / 3" office:value-type="float" office:value="6.78380627953234" calcext:value-type="float">
            <text:p>6.78380627953234</text:p>
          </table:table-cell>
          <table:table-cell table:formula="of:=([.$A122] + [.Q$1] - SQRT([.$A122]*[.$A122] - [.$A122]*[.Q$1] + [.Q$1]*[.Q$1])) / 3" office:value-type="float" office:value="7.25082782364625" calcext:value-type="float">
            <text:p>7.25082782364625</text:p>
          </table:table-cell>
          <table:table-cell table:formula="of:=([.$A122] + [.R$1] - SQRT([.$A122]*[.$A122] - [.$A122]*[.R$1] + [.R$1]*[.R$1])) / 3" office:value-type="float" office:value="7.71537072089097" calcext:value-type="float">
            <text:p>7.71537072089097</text:p>
          </table:table-cell>
          <table:table-cell table:formula="of:=([.$A122] + [.S$1] - SQRT([.$A122]*[.$A122] - [.$A122]*[.S$1] + [.S$1]*[.S$1])) / 3" office:value-type="float" office:value="8.17740894602829" calcext:value-type="float">
            <text:p>8.17740894602829</text:p>
          </table:table-cell>
          <table:table-cell table:formula="of:=([.$A122] + [.T$1] - SQRT([.$A122]*[.$A122] - [.$A122]*[.T$1] + [.T$1]*[.T$1])) / 3" office:value-type="float" office:value="8.63691661546119" calcext:value-type="float">
            <text:p>8.63691661546119</text:p>
          </table:table-cell>
          <table:table-cell table:formula="of:=([.$A122] + [.U$1] - SQRT([.$A122]*[.$A122] - [.$A122]*[.U$1] + [.U$1]*[.U$1])) / 3" office:value-type="float" office:value="9.09386800717998" calcext:value-type="float">
            <text:p>9.09386800717998</text:p>
          </table:table-cell>
          <table:table-cell table:formula="of:=([.$A122] + [.V$1] - SQRT([.$A122]*[.$A122] - [.$A122]*[.V$1] + [.V$1]*[.V$1])) / 3" office:value-type="float" office:value="9.54823758113319" calcext:value-type="float">
            <text:p>9.54823758113319</text:p>
          </table:table-cell>
          <table:table-cell table:style-name="ce9" table:formula="of:=([.$A122] + [.W$1] - SQRT([.$A122]*[.$A122] - [.$A122]*[.W$1] + [.W$1]*[.W$1])) / 3" office:value-type="float" office:value="10" calcext:value-type="float">
            <text:p>10</text:p>
          </table:table-cell>
          <table:table-cell table:formula="of:=([.$A122] + [.X$1] - SQRT([.$A122]*[.$A122] - [.$A122]*[.X$1] + [.X$1]*[.X$1])) / 3" office:value-type="float" office:value="10.4491301503385" calcext:value-type="float">
            <text:p>10.4491301503385</text:p>
          </table:table-cell>
          <table:table-cell table:formula="of:=([.$A122] + [.Y$1] - SQRT([.$A122]*[.$A122] - [.$A122]*[.Y$1] + [.Y$1]*[.Y$1])) / 3" office:value-type="float" office:value="10.895603164082" calcext:value-type="float">
            <text:p>10.895603164082</text:p>
          </table:table-cell>
          <table:table-cell table:formula="of:=([.$A122] + [.Z$1] - SQRT([.$A122]*[.$A122] - [.$A122]*[.Z$1] + [.Z$1]*[.Z$1])) / 3" office:value-type="float" office:value="11.3393944403533" calcext:value-type="float">
            <text:p>11.3393944403533</text:p>
          </table:table-cell>
          <table:table-cell table:formula="of:=([.$A122] + [.AA$1] - SQRT([.$A122]*[.$A122] - [.$A122]*[.AA$1] + [.AA$1]*[.AA$1])) / 3" office:value-type="float" office:value="11.7804796675645" calcext:value-type="float">
            <text:p>11.7804796675645</text:p>
          </table:table-cell>
          <table:table-cell table:formula="of:=([.$A122] + [.AB$1] - SQRT([.$A122]*[.$A122] - [.$A122]*[.AB$1] + [.AB$1]*[.AB$1])) / 3" office:value-type="float" office:value="12.2188348457689" calcext:value-type="float">
            <text:p>12.2188348457689</text:p>
          </table:table-cell>
          <table:table-cell table:formula="of:=([.$A122] + [.AC$1] - SQRT([.$A122]*[.$A122] - [.$A122]*[.AC$1] + [.AC$1]*[.AC$1])) / 3" office:value-type="float" office:value="12.6544363092275" calcext:value-type="float">
            <text:p>12.6544363092275</text:p>
          </table:table-cell>
          <table:table-cell table:formula="of:=([.$A122] + [.AD$1] - SQRT([.$A122]*[.$A122] - [.$A122]*[.AD$1] + [.AD$1]*[.AD$1])) / 3" office:value-type="float" office:value="13.0872607491515" calcext:value-type="float">
            <text:p>13.0872607491515</text:p>
          </table:table-cell>
          <table:table-cell table:formula="of:=([.$A122] + [.AE$1] - SQRT([.$A122]*[.$A122] - [.$A122]*[.AE$1] + [.AE$1]*[.AE$1])) / 3" office:value-type="float" office:value="13.5172852365816" calcext:value-type="float">
            <text:p>13.5172852365816</text:p>
          </table:table-cell>
          <table:table-cell table:formula="of:=([.$A122] + [.AF$1] - SQRT([.$A122]*[.$A122] - [.$A122]*[.AF$1] + [.AF$1]*[.AF$1])) / 3" office:value-type="float" office:value="13.9444872453601" calcext:value-type="float">
            <text:p>13.9444872453601</text:p>
          </table:table-cell>
          <table:table-cell table:number-columns-repeated="1635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([.$A123] + [.B$1] - SQRT([.$A123]*[.$A123] - [.$A123]*[.B$1] + [.B$1]*[.B$1])) / 3" office:value-type="float" office:value="0" calcext:value-type="float">
            <text:p>0</text:p>
          </table:table-cell>
          <table:table-cell table:formula="of:=([.$A123] + [.C$1] - SQRT([.$A123]*[.$A123] - [.$A123]*[.C$1] + [.C$1]*[.C$1])) / 3" office:value-type="float" office:value="0.498962668996541" calcext:value-type="float">
            <text:p>0.498962668996541</text:p>
          </table:table-cell>
          <table:table-cell table:formula="of:=([.$A123] + [.D$1] - SQRT([.$A123]*[.$A123] - [.$A123]*[.D$1] + [.D$1]*[.D$1])) / 3" office:value-type="float" office:value="0.995833550324619" calcext:value-type="float">
            <text:p>0.995833550324619</text:p>
          </table:table-cell>
          <table:table-cell table:formula="of:=([.$A123] + [.E$1] - SQRT([.$A123]*[.$A123] - [.$A123]*[.E$1] + [.E$1]*[.E$1])) / 3" office:value-type="float" office:value="1.49058688627669" calcext:value-type="float">
            <text:p>1.49058688627669</text:p>
          </table:table-cell>
          <table:table-cell table:formula="of:=([.$A123] + [.F$1] - SQRT([.$A123]*[.$A123] - [.$A123]*[.F$1] + [.F$1]*[.F$1])) / 3" office:value-type="float" office:value="1.98319683629803" calcext:value-type="float">
            <text:p>1.98319683629803</text:p>
          </table:table-cell>
          <table:table-cell table:formula="of:=([.$A123] + [.G$1] - SQRT([.$A123]*[.$A123] - [.$A123]*[.G$1] + [.G$1]*[.G$1])) / 3" office:value-type="float" office:value="2.47363748922331" calcext:value-type="float">
            <text:p>2.47363748922331</text:p>
          </table:table-cell>
          <table:table-cell table:formula="of:=([.$A123] + [.H$1] - SQRT([.$A123]*[.$A123] - [.$A123]*[.H$1] + [.H$1]*[.H$1])) / 3" office:value-type="float" office:value="2.9618828760399" calcext:value-type="float">
            <text:p>2.9618828760399</text:p>
          </table:table-cell>
          <table:table-cell table:formula="of:=([.$A123] + [.I$1] - SQRT([.$A123]*[.$A123] - [.$A123]*[.I$1] + [.I$1]*[.I$1])) / 3" office:value-type="float" office:value="3.44790698317959" calcext:value-type="float">
            <text:p>3.44790698317959</text:p>
          </table:table-cell>
          <table:table-cell table:formula="of:=([.$A123] + [.J$1] - SQRT([.$A123]*[.$A123] - [.$A123]*[.J$1] + [.J$1]*[.J$1])) / 3" office:value-type="float" office:value="3.93168376633908" calcext:value-type="float">
            <text:p>3.93168376633908</text:p>
          </table:table-cell>
          <table:table-cell table:formula="of:=([.$A123] + [.K$1] - SQRT([.$A123]*[.$A123] - [.$A123]*[.K$1] + [.K$1]*[.K$1])) / 3" office:value-type="float" office:value="4.41318716482855" calcext:value-type="float">
            <text:p>4.41318716482855</text:p>
          </table:table-cell>
          <table:table-cell table:formula="of:=([.$A123] + [.L$1] - SQRT([.$A123]*[.$A123] - [.$A123]*[.L$1] + [.L$1]*[.L$1])) / 3" office:value-type="float" office:value="4.89239111644595" calcext:value-type="float">
            <text:p>4.89239111644595</text:p>
          </table:table-cell>
          <table:table-cell table:formula="of:=([.$A123] + [.M$1] - SQRT([.$A123]*[.$A123] - [.$A123]*[.M$1] + [.M$1]*[.M$1])) / 3" office:value-type="float" office:value="5.36926957287329" calcext:value-type="float">
            <text:p>5.36926957287329</text:p>
          </table:table-cell>
          <table:table-cell table:formula="of:=([.$A123] + [.N$1] - SQRT([.$A123]*[.$A123] - [.$A123]*[.N$1] + [.N$1]*[.N$1])) / 3" office:value-type="float" office:value="5.84379651558968" calcext:value-type="float">
            <text:p>5.84379651558968</text:p>
          </table:table-cell>
          <table:table-cell table:formula="of:=([.$A123] + [.O$1] - SQRT([.$A123]*[.$A123] - [.$A123]*[.O$1] + [.O$1]*[.O$1])) / 3" office:value-type="float" office:value="6.31594597229408" calcext:value-type="float">
            <text:p>6.31594597229408</text:p>
          </table:table-cell>
          <table:table-cell table:formula="of:=([.$A123] + [.P$1] - SQRT([.$A123]*[.$A123] - [.$A123]*[.P$1] + [.P$1]*[.P$1])) / 3" office:value-type="float" office:value="6.78569203382935" calcext:value-type="float">
            <text:p>6.78569203382935</text:p>
          </table:table-cell>
          <table:table-cell table:formula="of:=([.$A123] + [.Q$1] - SQRT([.$A123]*[.$A123] - [.$A123]*[.Q$1] + [.Q$1]*[.Q$1])) / 3" office:value-type="float" office:value="7.25300887159705" calcext:value-type="float">
            <text:p>7.25300887159705</text:p>
          </table:table-cell>
          <table:table-cell table:formula="of:=([.$A123] + [.R$1] - SQRT([.$A123]*[.$A123] - [.$A123]*[.R$1] + [.R$1]*[.R$1])) / 3" office:value-type="float" office:value="7.71787075545084" calcext:value-type="float">
            <text:p>7.71787075545084</text:p>
          </table:table-cell>
          <table:table-cell table:formula="of:=([.$A123] + [.S$1] - SQRT([.$A123]*[.$A123] - [.$A123]*[.S$1] + [.S$1]*[.S$1])) / 3" office:value-type="float" office:value="8.18025207205456" calcext:value-type="float">
            <text:p>8.18025207205456</text:p>
          </table:table-cell>
          <table:table-cell table:formula="of:=([.$A123] + [.T$1] - SQRT([.$A123]*[.$A123] - [.$A123]*[.T$1] + [.T$1]*[.T$1])) / 3" office:value-type="float" office:value="8.64012734368876" calcext:value-type="float">
            <text:p>8.64012734368876</text:p>
          </table:table-cell>
          <table:table-cell table:formula="of:=([.$A123] + [.U$1] - SQRT([.$A123]*[.$A123] - [.$A123]*[.U$1] + [.U$1]*[.U$1])) / 3" office:value-type="float" office:value="9.09747124748788" calcext:value-type="float">
            <text:p>9.09747124748788</text:p>
          </table:table-cell>
          <table:table-cell table:formula="of:=([.$A123] + [.V$1] - SQRT([.$A123]*[.$A123] - [.$A123]*[.V$1] + [.V$1]*[.V$1])) / 3" office:value-type="float" office:value="9.5522586350881" calcext:value-type="float">
            <text:p>9.5522586350881</text:p>
          </table:table-cell>
          <table:table-cell table:formula="of:=([.$A123] + [.W$1] - SQRT([.$A123]*[.$A123] - [.$A123]*[.W$1] + [.W$1]*[.W$1])) / 3" office:value-type="float" office:value="10.0044645526638" calcext:value-type="float">
            <text:p>10.0044645526638</text:p>
          </table:table-cell>
          <table:table-cell table:formula="of:=([.$A123] + [.X$1] - SQRT([.$A123]*[.$A123] - [.$A123]*[.X$1] + [.X$1]*[.X$1])) / 3" office:value-type="float" office:value="10.4540642613285" calcext:value-type="float">
            <text:p>10.4540642613285</text:p>
          </table:table-cell>
          <table:table-cell table:formula="of:=([.$A123] + [.Y$1] - SQRT([.$A123]*[.$A123] - [.$A123]*[.Y$1] + [.Y$1]*[.Y$1])) / 3" office:value-type="float" office:value="10.9010332578745" calcext:value-type="float">
            <text:p>10.9010332578745</text:p>
          </table:table-cell>
          <table:table-cell table:formula="of:=([.$A123] + [.Z$1] - SQRT([.$A123]*[.$A123] - [.$A123]*[.Z$1] + [.Z$1]*[.Z$1])) / 3" office:value-type="float" office:value="11.3453472958223" calcext:value-type="float">
            <text:p>11.3453472958223</text:p>
          </table:table-cell>
          <table:table-cell table:formula="of:=([.$A123] + [.AA$1] - SQRT([.$A123]*[.$A123] - [.$A123]*[.AA$1] + [.AA$1]*[.AA$1])) / 3" office:value-type="float" office:value="11.7869824067505" calcext:value-type="float">
            <text:p>11.7869824067505</text:p>
          </table:table-cell>
          <table:table-cell table:formula="of:=([.$A123] + [.AB$1] - SQRT([.$A123]*[.$A123] - [.$A123]*[.AB$1] + [.AB$1]*[.AB$1])) / 3" office:value-type="float" office:value="12.2259149218729" calcext:value-type="float">
            <text:p>12.2259149218729</text:p>
          </table:table-cell>
          <table:table-cell table:formula="of:=([.$A123] + [.AC$1] - SQRT([.$A123]*[.$A123] - [.$A123]*[.AC$1] + [.AC$1]*[.AC$1])) / 3" office:value-type="float" office:value="12.6621214938293" calcext:value-type="float">
            <text:p>12.6621214938293</text:p>
          </table:table-cell>
          <table:table-cell table:formula="of:=([.$A123] + [.AD$1] - SQRT([.$A123]*[.$A123] - [.$A123]*[.AD$1] + [.AD$1]*[.AD$1])) / 3" office:value-type="float" office:value="13.0955791186535" calcext:value-type="float">
            <text:p>13.0955791186535</text:p>
          </table:table-cell>
          <table:table-cell table:formula="of:=([.$A123] + [.AE$1] - SQRT([.$A123]*[.$A123] - [.$A123]*[.AE$1] + [.AE$1]*[.AE$1])) / 3" office:value-type="float" office:value="13.5262651578792" calcext:value-type="float">
            <text:p>13.5262651578792</text:p>
          </table:table-cell>
          <table:table-cell table:formula="of:=([.$A123] + [.AF$1] - SQRT([.$A123]*[.$A123] - [.$A123]*[.AF$1] + [.AF$1]*[.AF$1])) / 3" office:value-type="float" office:value="13.9541573607464" calcext:value-type="float">
            <text:p>13.9541573607464</text:p>
          </table:table-cell>
          <table:table-cell table:number-columns-repeated="16352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([.$A124] + [.B$1] - SQRT([.$A124]*[.$A124] - [.$A124]*[.B$1] + [.B$1]*[.B$1])) / 3" office:value-type="float" office:value="0" calcext:value-type="float">
            <text:p>0</text:p>
          </table:table-cell>
          <table:table-cell table:formula="of:=([.$A124] + [.C$1] - SQRT([.$A124]*[.$A124] - [.$A124]*[.C$1] + [.C$1]*[.C$1])) / 3" office:value-type="float" office:value="0.498971206482504" calcext:value-type="float">
            <text:p>0.498971206482504</text:p>
          </table:table-cell>
          <table:table-cell table:formula="of:=([.$A124] + [.D$1] - SQRT([.$A124]*[.$A124] - [.$A124]*[.D$1] + [.D$1]*[.D$1])) / 3" office:value-type="float" office:value="0.995867980251082" calcext:value-type="float">
            <text:p>0.995867980251082</text:p>
          </table:table-cell>
          <table:table-cell table:formula="of:=([.$A124] + [.E$1] - SQRT([.$A124]*[.$A124] - [.$A124]*[.E$1] + [.E$1]*[.E$1])) / 3" office:value-type="float" office:value="1.49066498517637" calcext:value-type="float">
            <text:p>1.49066498517637</text:p>
          </table:table-cell>
          <table:table-cell table:formula="of:=([.$A124] + [.F$1] - SQRT([.$A124]*[.$A124] - [.$A124]*[.F$1] + [.F$1]*[.F$1])) / 3" office:value-type="float" office:value="1.98333680410955" calcext:value-type="float">
            <text:p>1.98333680410955</text:p>
          </table:table-cell>
          <table:table-cell table:formula="of:=([.$A124] + [.G$1] - SQRT([.$A124]*[.$A124] - [.$A124]*[.G$1] + [.G$1]*[.G$1])) / 3" office:value-type="float" office:value="2.47385795071223" calcext:value-type="float">
            <text:p>2.47385795071223</text:p>
          </table:table-cell>
          <table:table-cell table:formula="of:=([.$A124] + [.H$1] - SQRT([.$A124]*[.$A124] - [.$A124]*[.H$1] + [.H$1]*[.H$1])) / 3" office:value-type="float" office:value="2.96220288179174" calcext:value-type="float">
            <text:p>2.96220288179174</text:p>
          </table:table-cell>
          <table:table-cell table:formula="of:=([.$A124] + [.I$1] - SQRT([.$A124]*[.$A124] - [.$A124]*[.I$1] + [.I$1]*[.I$1])) / 3" office:value-type="float" office:value="3.44834601014348" calcext:value-type="float">
            <text:p>3.44834601014348</text:p>
          </table:table-cell>
          <table:table-cell table:formula="of:=([.$A124] + [.J$1] - SQRT([.$A124]*[.$A124] - [.$A124]*[.J$1] + [.J$1]*[.J$1])) / 3" office:value-type="float" office:value="3.93226171790079" calcext:value-type="float">
            <text:p>3.93226171790079</text:p>
          </table:table-cell>
          <table:table-cell table:formula="of:=([.$A124] + [.K$1] - SQRT([.$A124]*[.$A124] - [.$A124]*[.K$1] + [.K$1]*[.K$1])) / 3" office:value-type="float" office:value="4.41392437039165" calcext:value-type="float">
            <text:p>4.41392437039165</text:p>
          </table:table-cell>
          <table:table-cell table:formula="of:=([.$A124] + [.L$1] - SQRT([.$A124]*[.$A124] - [.$A124]*[.L$1] + [.L$1]*[.L$1])) / 3" office:value-type="float" office:value="4.8933083305001" calcext:value-type="float">
            <text:p>4.8933083305001</text:p>
          </table:table-cell>
          <table:table-cell table:formula="of:=([.$A124] + [.M$1] - SQRT([.$A124]*[.$A124] - [.$A124]*[.M$1] + [.M$1]*[.M$1])) / 3" office:value-type="float" office:value="5.37038797352883" calcext:value-type="float">
            <text:p>5.37038797352883</text:p>
          </table:table-cell>
          <table:table-cell table:formula="of:=([.$A124] + [.N$1] - SQRT([.$A124]*[.$A124] - [.$A124]*[.N$1] + [.N$1]*[.N$1])) / 3" office:value-type="float" office:value="5.84513770255822" calcext:value-type="float">
            <text:p>5.84513770255822</text:p>
          </table:table-cell>
          <table:table-cell table:formula="of:=([.$A124] + [.O$1] - SQRT([.$A124]*[.$A124] - [.$A124]*[.O$1] + [.O$1]*[.O$1])) / 3" office:value-type="float" office:value="6.31753196429508" calcext:value-type="float">
            <text:p>6.31753196429508</text:p>
          </table:table-cell>
          <table:table-cell table:formula="of:=([.$A124] + [.P$1] - SQRT([.$A124]*[.$A124] - [.$A124]*[.P$1] + [.P$1]*[.P$1])) / 3" office:value-type="float" office:value="6.7875452654033" calcext:value-type="float">
            <text:p>6.7875452654033</text:p>
          </table:table-cell>
          <table:table-cell table:formula="of:=([.$A124] + [.Q$1] - SQRT([.$A124]*[.$A124] - [.$A124]*[.Q$1] + [.Q$1]*[.Q$1])) / 3" office:value-type="float" office:value="7.25515218930657" calcext:value-type="float">
            <text:p>7.25515218930657</text:p>
          </table:table-cell>
          <table:table-cell table:formula="of:=([.$A124] + [.R$1] - SQRT([.$A124]*[.$A124] - [.$A124]*[.R$1] + [.R$1]*[.R$1])) / 3" office:value-type="float" office:value="7.72032741345176" calcext:value-type="float">
            <text:p>7.72032741345176</text:p>
          </table:table-cell>
          <table:table-cell table:formula="of:=([.$A124] + [.S$1] - SQRT([.$A124]*[.$A124] - [.$A124]*[.S$1] + [.S$1]*[.S$1])) / 3" office:value-type="float" office:value="8.18304572701974" calcext:value-type="float">
            <text:p>8.18304572701974</text:p>
          </table:table-cell>
          <table:table-cell table:formula="of:=([.$A124] + [.T$1] - SQRT([.$A124]*[.$A124] - [.$A124]*[.T$1] + [.T$1]*[.T$1])) / 3" office:value-type="float" office:value="8.6432820490688" calcext:value-type="float">
            <text:p>8.6432820490688</text:p>
          </table:table-cell>
          <table:table-cell table:formula="of:=([.$A124] + [.U$1] - SQRT([.$A124]*[.$A124] - [.$A124]*[.U$1] + [.U$1]*[.U$1])) / 3" office:value-type="float" office:value="9.10101144709356" calcext:value-type="float">
            <text:p>9.10101144709356</text:p>
          </table:table-cell>
          <table:table-cell table:formula="of:=([.$A124] + [.V$1] - SQRT([.$A124]*[.$A124] - [.$A124]*[.V$1] + [.V$1]*[.V$1])) / 3" office:value-type="float" office:value="9.55620915598083" calcext:value-type="float">
            <text:p>9.55620915598083</text:p>
          </table:table-cell>
          <table:table-cell table:formula="of:=([.$A124] + [.W$1] - SQRT([.$A124]*[.$A124] - [.$A124]*[.W$1] + [.W$1]*[.W$1])) / 3" office:value-type="float" office:value="10.0088505973417" calcext:value-type="float">
            <text:p>10.0088505973417</text:p>
          </table:table-cell>
          <table:table-cell table:formula="of:=([.$A124] + [.X$1] - SQRT([.$A124]*[.$A124] - [.$A124]*[.X$1] + [.X$1]*[.X$1])) / 3" office:value-type="float" office:value="10.4589113991971" calcext:value-type="float">
            <text:p>10.4589113991971</text:p>
          </table:table-cell>
          <table:table-cell table:formula="of:=([.$A124] + [.Y$1] - SQRT([.$A124]*[.$A124] - [.$A124]*[.Y$1] + [.Y$1]*[.Y$1])) / 3" office:value-type="float" office:value="10.9063674159927" calcext:value-type="float">
            <text:p>10.9063674159927</text:p>
          </table:table-cell>
          <table:table-cell table:formula="of:=([.$A124] + [.Z$1] - SQRT([.$A124]*[.$A124] - [.$A124]*[.Z$1] + [.Z$1]*[.Z$1])) / 3" office:value-type="float" office:value="11.3511947489159" calcext:value-type="float">
            <text:p>11.3511947489159</text:p>
          </table:table-cell>
          <table:table-cell table:formula="of:=([.$A124] + [.AA$1] - SQRT([.$A124]*[.$A124] - [.$A124]*[.AA$1] + [.AA$1]*[.AA$1])) / 3" office:value-type="float" office:value="11.7933697664874" calcext:value-type="float">
            <text:p>11.7933697664874</text:p>
          </table:table-cell>
          <table:table-cell table:formula="of:=([.$A124] + [.AB$1] - SQRT([.$A124]*[.$A124] - [.$A124]*[.AB$1] + [.AB$1]*[.AB$1])) / 3" office:value-type="float" office:value="12.2328691253959" calcext:value-type="float">
            <text:p>12.2328691253959</text:p>
          </table:table-cell>
          <table:table-cell table:formula="of:=([.$A124] + [.AC$1] - SQRT([.$A124]*[.$A124] - [.$A124]*[.AC$1] + [.AC$1]*[.AC$1])) / 3" office:value-type="float" office:value="12.6696697915448" calcext:value-type="float">
            <text:p>12.6696697915448</text:p>
          </table:table-cell>
          <table:table-cell table:formula="of:=([.$A124] + [.AD$1] - SQRT([.$A124]*[.$A124] - [.$A124]*[.AD$1] + [.AD$1]*[.AD$1])) / 3" office:value-type="float" office:value="13.1037490612754" calcext:value-type="float">
            <text:p>13.1037490612754</text:p>
          </table:table-cell>
          <table:table-cell table:formula="of:=([.$A124] + [.AE$1] - SQRT([.$A124]*[.$A124] - [.$A124]*[.AE$1] + [.AE$1]*[.AE$1])) / 3" office:value-type="float" office:value="13.5350845827323" calcext:value-type="float">
            <text:p>13.5350845827323</text:p>
          </table:table-cell>
          <table:table-cell table:formula="of:=([.$A124] + [.AF$1] - SQRT([.$A124]*[.$A124] - [.$A124]*[.AF$1] + [.AF$1]*[.AF$1])) / 3" office:value-type="float" office:value="13.9636543773312" calcext:value-type="float">
            <text:p>13.9636543773312</text:p>
          </table:table-cell>
          <table:table-cell table:number-columns-repeated="16352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([.$A125] + [.B$1] - SQRT([.$A125]*[.$A125] - [.$A125]*[.B$1] + [.B$1]*[.B$1])) / 3" office:value-type="float" office:value="0" calcext:value-type="float">
            <text:p>0</text:p>
          </table:table-cell>
          <table:table-cell table:formula="of:=([.$A125] + [.C$1] - SQRT([.$A125]*[.$A125] - [.$A125]*[.C$1] + [.C$1]*[.C$1])) / 3" office:value-type="float" office:value="0.498979604586206" calcext:value-type="float">
            <text:p>0.498979604586206</text:p>
          </table:table-cell>
          <table:table-cell table:formula="of:=([.$A125] + [.D$1] - SQRT([.$A125]*[.$A125] - [.$A125]*[.D$1] + [.D$1]*[.D$1])) / 3" office:value-type="float" office:value="0.995901845838536" calcext:value-type="float">
            <text:p>0.995901845838536</text:p>
          </table:table-cell>
          <table:table-cell table:formula="of:=([.$A125] + [.E$1] - SQRT([.$A125]*[.$A125] - [.$A125]*[.E$1] + [.E$1]*[.E$1])) / 3" office:value-type="float" office:value="1.49074179894181" calcext:value-type="float">
            <text:p>1.49074179894181</text:p>
          </table:table-cell>
          <table:table-cell table:formula="of:=([.$A125] + [.F$1] - SQRT([.$A125]*[.$A125] - [.$A125]*[.F$1] + [.F$1]*[.F$1])) / 3" office:value-type="float" office:value="1.9834744598365" calcext:value-type="float">
            <text:p>1.9834744598365</text:p>
          </table:table-cell>
          <table:table-cell table:formula="of:=([.$A125] + [.G$1] - SQRT([.$A125]*[.$A125] - [.$A125]*[.G$1] + [.G$1]*[.G$1])) / 3" office:value-type="float" office:value="2.47407475665862" calcext:value-type="float">
            <text:p>2.47407475665862</text:p>
          </table:table-cell>
          <table:table-cell table:formula="of:=([.$A125] + [.H$1] - SQRT([.$A125]*[.$A125] - [.$A125]*[.H$1] + [.H$1]*[.H$1])) / 3" office:value-type="float" office:value="2.9625175616648" calcext:value-type="float">
            <text:p>2.9625175616648</text:p>
          </table:table-cell>
          <table:table-cell table:formula="of:=([.$A125] + [.I$1] - SQRT([.$A125]*[.$A125] - [.$A125]*[.I$1] + [.I$1]*[.I$1])) / 3" office:value-type="float" office:value="3.44877770364407" calcext:value-type="float">
            <text:p>3.44877770364407</text:p>
          </table:table-cell>
          <table:table-cell table:formula="of:=([.$A125] + [.J$1] - SQRT([.$A125]*[.$A125] - [.$A125]*[.J$1] + [.J$1]*[.J$1])) / 3" office:value-type="float" office:value="3.93282998081694" calcext:value-type="float">
            <text:p>3.93282998081694</text:p>
          </table:table-cell>
          <table:table-cell table:formula="of:=([.$A125] + [.K$1] - SQRT([.$A125]*[.$A125] - [.$A125]*[.K$1] + [.K$1]*[.K$1])) / 3" office:value-type="float" office:value="4.41464917422103" calcext:value-type="float">
            <text:p>4.41464917422103</text:p>
          </table:table-cell>
          <table:table-cell table:formula="of:=([.$A125] + [.L$1] - SQRT([.$A125]*[.$A125] - [.$A125]*[.L$1] + [.L$1]*[.L$1])) / 3" office:value-type="float" office:value="4.8942100615814" calcext:value-type="float">
            <text:p>4.8942100615814</text:p>
          </table:table-cell>
          <table:table-cell table:formula="of:=([.$A125] + [.M$1] - SQRT([.$A125]*[.$A125] - [.$A125]*[.M$1] + [.M$1]*[.M$1])) / 3" office:value-type="float" office:value="5.37148743166239" calcext:value-type="float">
            <text:p>5.37148743166239</text:p>
          </table:table-cell>
          <table:table-cell table:formula="of:=([.$A125] + [.N$1] - SQRT([.$A125]*[.$A125] - [.$A125]*[.N$1] + [.N$1]*[.N$1])) / 3" office:value-type="float" office:value="5.84645609909622" calcext:value-type="float">
            <text:p>5.84645609909622</text:p>
          </table:table-cell>
          <table:table-cell table:formula="of:=([.$A125] + [.O$1] - SQRT([.$A125]*[.$A125] - [.$A125]*[.O$1] + [.O$1]*[.O$1])) / 3" office:value-type="float" office:value="6.3190909196825" calcext:value-type="float">
            <text:p>6.3190909196825</text:p>
          </table:table-cell>
          <table:table-cell table:formula="of:=([.$A125] + [.P$1] - SQRT([.$A125]*[.$A125] - [.$A125]*[.P$1] + [.P$1]*[.P$1])) / 3" office:value-type="float" office:value="6.78936680615109" calcext:value-type="float">
            <text:p>6.78936680615109</text:p>
          </table:table-cell>
          <table:table-cell table:formula="of:=([.$A125] + [.Q$1] - SQRT([.$A125]*[.$A125] - [.$A125]*[.Q$1] + [.Q$1]*[.Q$1])) / 3" office:value-type="float" office:value="7.25725874437897" calcext:value-type="float">
            <text:p>7.25725874437897</text:p>
          </table:table-cell>
          <table:table-cell table:formula="of:=([.$A125] + [.R$1] - SQRT([.$A125]*[.$A125] - [.$A125]*[.R$1] + [.R$1]*[.R$1])) / 3" office:value-type="float" office:value="7.72274181005079" calcext:value-type="float">
            <text:p>7.72274181005079</text:p>
          </table:table-cell>
          <table:table-cell table:formula="of:=([.$A125] + [.S$1] - SQRT([.$A125]*[.$A125] - [.$A125]*[.S$1] + [.S$1]*[.S$1])) / 3" office:value-type="float" office:value="8.18579118575047" calcext:value-type="float">
            <text:p>8.18579118575047</text:p>
          </table:table-cell>
          <table:table-cell table:formula="of:=([.$A125] + [.T$1] - SQRT([.$A125]*[.$A125] - [.$A125]*[.T$1] + [.T$1]*[.T$1])) / 3" office:value-type="float" office:value="8.64638217846979" calcext:value-type="float">
            <text:p>8.64638217846979</text:p>
          </table:table-cell>
          <table:table-cell table:formula="of:=([.$A125] + [.U$1] - SQRT([.$A125]*[.$A125] - [.$A125]*[.U$1] + [.U$1]*[.U$1])) / 3" office:value-type="float" office:value="9.10449023751831" calcext:value-type="float">
            <text:p>9.10449023751831</text:p>
          </table:table-cell>
          <table:table-cell table:formula="of:=([.$A125] + [.V$1] - SQRT([.$A125]*[.$A125] - [.$A125]*[.V$1] + [.V$1]*[.V$1])) / 3" office:value-type="float" office:value="9.56009097281678" calcext:value-type="float">
            <text:p>9.56009097281678</text:p>
          </table:table-cell>
          <table:table-cell table:formula="of:=([.$A125] + [.W$1] - SQRT([.$A125]*[.$A125] - [.$A125]*[.W$1] + [.W$1]*[.W$1])) / 3" office:value-type="float" office:value="10.0131601735548" calcext:value-type="float">
            <text:p>10.0131601735548</text:p>
          </table:table-cell>
          <table:table-cell table:formula="of:=([.$A125] + [.X$1] - SQRT([.$A125]*[.$A125] - [.$A125]*[.X$1] + [.X$1]*[.X$1])) / 3" office:value-type="float" office:value="10.4636738271916" calcext:value-type="float">
            <text:p>10.4636738271916</text:p>
          </table:table-cell>
          <table:table-cell table:formula="of:=([.$A125] + [.Y$1] - SQRT([.$A125]*[.$A125] - [.$A125]*[.Y$1] + [.Y$1]*[.Y$1])) / 3" office:value-type="float" office:value="10.9116081387761" calcext:value-type="float">
            <text:p>10.9116081387761</text:p>
          </table:table-cell>
          <table:table-cell table:formula="of:=([.$A125] + [.Z$1] - SQRT([.$A125]*[.$A125] - [.$A125]*[.Z$1] + [.Z$1]*[.Z$1])) / 3" office:value-type="float" office:value="11.3569395505626" calcext:value-type="float">
            <text:p>11.3569395505626</text:p>
          </table:table-cell>
          <table:table-cell table:formula="of:=([.$A125] + [.AA$1] - SQRT([.$A125]*[.$A125] - [.$A125]*[.AA$1] + [.AA$1]*[.AA$1])) / 3" office:value-type="float" office:value="11.7996447618942" calcext:value-type="float">
            <text:p>11.7996447618942</text:p>
          </table:table-cell>
          <table:table-cell table:formula="of:=([.$A125] + [.AB$1] - SQRT([.$A125]*[.$A125] - [.$A125]*[.AB$1] + [.AB$1]*[.AB$1])) / 3" office:value-type="float" office:value="12.239700749326" calcext:value-type="float">
            <text:p>12.239700749326</text:p>
          </table:table-cell>
          <table:table-cell table:formula="of:=([.$A125] + [.AC$1] - SQRT([.$A125]*[.$A125] - [.$A125]*[.AC$1] + [.AC$1]*[.AC$1])) / 3" office:value-type="float" office:value="12.677084786957" calcext:value-type="float">
            <text:p>12.677084786957</text:p>
          </table:table-cell>
          <table:table-cell table:formula="of:=([.$A125] + [.AD$1] - SQRT([.$A125]*[.$A125] - [.$A125]*[.AD$1] + [.AD$1]*[.AD$1])) / 3" office:value-type="float" office:value="13.1117744669392" calcext:value-type="float">
            <text:p>13.1117744669392</text:p>
          </table:table-cell>
          <table:table-cell table:formula="of:=([.$A125] + [.AE$1] - SQRT([.$A125]*[.$A125] - [.$A125]*[.AE$1] + [.AE$1]*[.AE$1])) / 3" office:value-type="float" office:value="13.5437477201303" calcext:value-type="float">
            <text:p>13.5437477201303</text:p>
          </table:table-cell>
          <table:table-cell table:formula="of:=([.$A125] + [.AF$1] - SQRT([.$A125]*[.$A125] - [.$A125]*[.AF$1] + [.AF$1]*[.AF$1])) / 3" office:value-type="float" office:value="13.9729828368528" calcext:value-type="float">
            <text:p>13.9729828368528</text:p>
          </table:table-cell>
          <table:table-cell table:number-columns-repeated="16352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([.$A126] + [.B$1] - SQRT([.$A126]*[.$A126] - [.$A126]*[.B$1] + [.B$1]*[.B$1])) / 3" office:value-type="float" office:value="0" calcext:value-type="float">
            <text:p>0</text:p>
          </table:table-cell>
          <table:table-cell table:formula="of:=([.$A126] + [.C$1] - SQRT([.$A126]*[.$A126] - [.$A126]*[.C$1] + [.C$1]*[.C$1])) / 3" office:value-type="float" office:value="0.498987866693284" calcext:value-type="float">
            <text:p>0.498987866693284</text:p>
          </table:table-cell>
          <table:table-cell table:formula="of:=([.$A126] + [.D$1] - SQRT([.$A126]*[.$A126] - [.$A126]*[.D$1] + [.D$1]*[.D$1])) / 3" office:value-type="float" office:value="0.995935160848584" calcext:value-type="float">
            <text:p>0.995935160848584</text:p>
          </table:table-cell>
          <table:table-cell table:formula="of:=([.$A126] + [.E$1] - SQRT([.$A126]*[.$A126] - [.$A126]*[.E$1] + [.E$1]*[.E$1])) / 3" office:value-type="float" office:value="1.49081735903137" calcext:value-type="float">
            <text:p>1.49081735903137</text:p>
          </table:table-cell>
          <table:table-cell table:formula="of:=([.$A126] + [.F$1] - SQRT([.$A126]*[.$A126] - [.$A126]*[.F$1] + [.F$1]*[.F$1])) / 3" office:value-type="float" office:value="1.98360986028705" calcext:value-type="float">
            <text:p>1.98360986028705</text:p>
          </table:table-cell>
          <table:table-cell table:formula="of:=([.$A126] + [.G$1] - SQRT([.$A126]*[.$A126] - [.$A126]*[.G$1] + [.G$1]*[.G$1])) / 3" office:value-type="float" office:value="2.47428799720684" calcext:value-type="float">
            <text:p>2.47428799720684</text:p>
          </table:table-cell>
          <table:table-cell table:formula="of:=([.$A126] + [.H$1] - SQRT([.$A126]*[.$A126] - [.$A126]*[.H$1] + [.H$1]*[.H$1])) / 3" office:value-type="float" office:value="2.96282704745951" calcext:value-type="float">
            <text:p>2.96282704745951</text:p>
          </table:table-cell>
          <table:table-cell table:formula="of:=([.$A126] + [.I$1] - SQRT([.$A126]*[.$A126] - [.$A126]*[.I$1] + [.I$1]*[.I$1])) / 3" office:value-type="float" office:value="3.44920224579045" calcext:value-type="float">
            <text:p>3.44920224579045</text:p>
          </table:table-cell>
          <table:table-cell table:formula="of:=([.$A126] + [.J$1] - SQRT([.$A126]*[.$A126] - [.$A126]*[.J$1] + [.J$1]*[.J$1])) / 3" office:value-type="float" office:value="3.93338879648875" calcext:value-type="float">
            <text:p>3.93338879648875</text:p>
          </table:table-cell>
          <table:table-cell table:formula="of:=([.$A126] + [.K$1] - SQRT([.$A126]*[.$A126] - [.$A126]*[.K$1] + [.K$1]*[.K$1])) / 3" office:value-type="float" office:value="4.4153618863216" calcext:value-type="float">
            <text:p>4.4153618863216</text:p>
          </table:table-cell>
          <table:table-cell table:formula="of:=([.$A126] + [.L$1] - SQRT([.$A126]*[.$A126] - [.$A126]*[.L$1] + [.L$1]*[.L$1])) / 3" office:value-type="float" office:value="4.89509669793425" calcext:value-type="float">
            <text:p>4.89509669793425</text:p>
          </table:table-cell>
          <table:table-cell table:formula="of:=([.$A126] + [.M$1] - SQRT([.$A126]*[.$A126] - [.$A126]*[.M$1] + [.M$1]*[.M$1])) / 3" office:value-type="float" office:value="5.37256842371268" calcext:value-type="float">
            <text:p>5.37256842371268</text:p>
          </table:table-cell>
          <table:table-cell table:formula="of:=([.$A126] + [.N$1] - SQRT([.$A126]*[.$A126] - [.$A126]*[.N$1] + [.N$1]*[.N$1])) / 3" office:value-type="float" office:value="5.84775228010441" calcext:value-type="float">
            <text:p>5.84775228010441</text:p>
          </table:table-cell>
          <table:table-cell table:formula="of:=([.$A126] + [.O$1] - SQRT([.$A126]*[.$A126] - [.$A126]*[.O$1] + [.O$1]*[.O$1])) / 3" office:value-type="float" office:value="6.32062352239216" calcext:value-type="float">
            <text:p>6.32062352239216</text:p>
          </table:table-cell>
          <table:table-cell table:formula="of:=([.$A126] + [.P$1] - SQRT([.$A126]*[.$A126] - [.$A126]*[.P$1] + [.P$1]*[.P$1])) / 3" office:value-type="float" office:value="6.79115745991303" calcext:value-type="float">
            <text:p>6.79115745991303</text:p>
          </table:table-cell>
          <table:table-cell table:formula="of:=([.$A126] + [.Q$1] - SQRT([.$A126]*[.$A126] - [.$A126]*[.Q$1] + [.Q$1]*[.Q$1])) / 3" office:value-type="float" office:value="7.25932947171483" calcext:value-type="float">
            <text:p>7.25932947171483</text:p>
          </table:table-cell>
          <table:table-cell table:formula="of:=([.$A126] + [.R$1] - SQRT([.$A126]*[.$A126] - [.$A126]*[.R$1] + [.R$1]*[.R$1])) / 3" office:value-type="float" office:value="7.72511502263938" calcext:value-type="float">
            <text:p>7.72511502263938</text:p>
          </table:table-cell>
          <table:table-cell table:formula="of:=([.$A126] + [.S$1] - SQRT([.$A126]*[.$A126] - [.$A126]*[.S$1] + [.S$1]*[.S$1])) / 3" office:value-type="float" office:value="8.18848967982136" calcext:value-type="float">
            <text:p>8.18848967982136</text:p>
          </table:table-cell>
          <table:table-cell table:formula="of:=([.$A126] + [.T$1] - SQRT([.$A126]*[.$A126] - [.$A126]*[.T$1] + [.T$1]*[.T$1])) / 3" office:value-type="float" office:value="8.64942912958931" calcext:value-type="float">
            <text:p>8.64942912958931</text:p>
          </table:table-cell>
          <table:table-cell table:formula="of:=([.$A126] + [.U$1] - SQRT([.$A126]*[.$A126] - [.$A126]*[.U$1] + [.U$1]*[.U$1])) / 3" office:value-type="float" office:value="9.10790919475404" calcext:value-type="float">
            <text:p>9.10790919475404</text:p>
          </table:table-cell>
          <table:table-cell table:formula="of:=([.$A126] + [.V$1] - SQRT([.$A126]*[.$A126] - [.$A126]*[.V$1] + [.V$1]*[.V$1])) / 3" office:value-type="float" office:value="9.5639058522678" calcext:value-type="float">
            <text:p>9.5639058522678</text:p>
          </table:table-cell>
          <table:table-cell table:formula="of:=([.$A126] + [.W$1] - SQRT([.$A126]*[.$A126] - [.$A126]*[.W$1] + [.W$1]*[.W$1])) / 3" office:value-type="float" office:value="10.0173952512361" calcext:value-type="float">
            <text:p>10.0173952512361</text:p>
          </table:table-cell>
          <table:table-cell table:formula="of:=([.$A126] + [.X$1] - SQRT([.$A126]*[.$A126] - [.$A126]*[.X$1] + [.X$1]*[.X$1])) / 3" office:value-type="float" office:value="10.4683537312619" calcext:value-type="float">
            <text:p>10.4683537312619</text:p>
          </table:table-cell>
          <table:table-cell table:formula="of:=([.$A126] + [.Y$1] - SQRT([.$A126]*[.$A126] - [.$A126]*[.Y$1] + [.Y$1]*[.Y$1])) / 3" office:value-type="float" office:value="10.9167578411011" calcext:value-type="float">
            <text:p>10.9167578411011</text:p>
          </table:table-cell>
          <table:table-cell table:formula="of:=([.$A126] + [.Z$1] - SQRT([.$A126]*[.$A126] - [.$A126]*[.Z$1] + [.Z$1]*[.Z$1])) / 3" office:value-type="float" office:value="11.362584357605" calcext:value-type="float">
            <text:p>11.362584357605</text:p>
          </table:table-cell>
          <table:table-cell table:formula="of:=([.$A126] + [.AA$1] - SQRT([.$A126]*[.$A126] - [.$A126]*[.AA$1] + [.AA$1]*[.AA$1])) / 3" office:value-type="float" office:value="11.8058103049249" calcext:value-type="float">
            <text:p>11.8058103049249</text:p>
          </table:table-cell>
          <table:table-cell table:formula="of:=([.$A126] + [.AB$1] - SQRT([.$A126]*[.$A126] - [.$A126]*[.AB$1] + [.AB$1]*[.AB$1])) / 3" office:value-type="float" office:value="12.2464129739526" calcext:value-type="float">
            <text:p>12.2464129739526</text:p>
          </table:table-cell>
          <table:table-cell table:formula="of:=([.$A126] + [.AC$1] - SQRT([.$A126]*[.$A126] - [.$A126]*[.AC$1] + [.AC$1]*[.AC$1])) / 3" office:value-type="float" office:value="12.684369941967" calcext:value-type="float">
            <text:p>12.684369941967</text:p>
          </table:table-cell>
          <table:table-cell table:formula="of:=([.$A126] + [.AD$1] - SQRT([.$A126]*[.$A126] - [.$A126]*[.AD$1] + [.AD$1]*[.AD$1])) / 3" office:value-type="float" office:value="13.1196590924567" calcext:value-type="float">
            <text:p>13.1196590924567</text:p>
          </table:table-cell>
          <table:table-cell table:formula="of:=([.$A126] + [.AE$1] - SQRT([.$A126]*[.$A126] - [.$A126]*[.AE$1] + [.AE$1]*[.AE$1])) / 3" office:value-type="float" office:value="13.5522586350881" calcext:value-type="float">
            <text:p>13.5522586350881</text:p>
          </table:table-cell>
          <table:table-cell table:formula="of:=([.$A126] + [.AF$1] - SQRT([.$A126]*[.$A126] - [.$A126]*[.AF$1] + [.AF$1]*[.AF$1])) / 3" office:value-type="float" office:value="13.9821471257828" calcext:value-type="float">
            <text:p>13.9821471257828</text:p>
          </table:table-cell>
          <table:table-cell table:number-columns-repeated="16352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([.$A127] + [.B$1] - SQRT([.$A127]*[.$A127] - [.$A127]*[.B$1] + [.B$1]*[.B$1])) / 3" office:value-type="float" office:value="0" calcext:value-type="float">
            <text:p>0</text:p>
          </table:table-cell>
          <table:table-cell table:formula="of:=([.$A127] + [.C$1] - SQRT([.$A127]*[.$A127] - [.$A127]*[.C$1] + [.C$1]*[.C$1])) / 3" office:value-type="float" office:value="0.498995996080609" calcext:value-type="float">
            <text:p>0.498995996080609</text:p>
          </table:table-cell>
          <table:table-cell table:formula="of:=([.$A127] + [.D$1] - SQRT([.$A127]*[.$A127] - [.$A127]*[.D$1] + [.D$1]*[.D$1])) / 3" office:value-type="float" office:value="0.995967938599023" calcext:value-type="float">
            <text:p>0.995967938599023</text:p>
          </table:table-cell>
          <table:table-cell table:formula="of:=([.$A127] + [.E$1] - SQRT([.$A127]*[.$A127] - [.$A127]*[.E$1] + [.E$1]*[.E$1])) / 3" office:value-type="float" office:value="1.49089169588507" calcext:value-type="float">
            <text:p>1.49089169588507</text:p>
          </table:table-cell>
          <table:table-cell table:formula="of:=([.$A127] + [.F$1] - SQRT([.$A127]*[.$A127] - [.$A127]*[.F$1] + [.F$1]*[.F$1])) / 3" office:value-type="float" office:value="1.9837430604238" calcext:value-type="float">
            <text:p>1.9837430604238</text:p>
          </table:table-cell>
          <table:table-cell table:formula="of:=([.$A127] + [.G$1] - SQRT([.$A127]*[.$A127] - [.$A127]*[.G$1] + [.G$1]*[.G$1])) / 3" office:value-type="float" office:value="2.47449775956246" calcext:value-type="float">
            <text:p>2.47449775956246</text:p>
          </table:table-cell>
          <table:table-cell table:formula="of:=([.$A127] + [.H$1] - SQRT([.$A127]*[.$A127] - [.$A127]*[.H$1] + [.H$1]*[.H$1])) / 3" office:value-type="float" office:value="2.96313146666496" calcext:value-type="float">
            <text:p>2.96313146666496</text:p>
          </table:table-cell>
          <table:table-cell table:formula="of:=([.$A127] + [.I$1] - SQRT([.$A127]*[.$A127] - [.$A127]*[.I$1] + [.I$1]*[.I$1])) / 3" office:value-type="float" office:value="3.44961981271528" calcext:value-type="float">
            <text:p>3.44961981271528</text:p>
          </table:table-cell>
          <table:table-cell table:formula="of:=([.$A127] + [.J$1] - SQRT([.$A127]*[.$A127] - [.$A127]*[.J$1] + [.J$1]*[.J$1])) / 3" office:value-type="float" office:value="3.93393839837037" calcext:value-type="float">
            <text:p>3.93393839837037</text:p>
          </table:table-cell>
          <table:table-cell table:formula="of:=([.$A127] + [.K$1] - SQRT([.$A127]*[.$A127] - [.$A127]*[.K$1] + [.K$1]*[.K$1])) / 3" office:value-type="float" office:value="4.41606280646215" calcext:value-type="float">
            <text:p>4.41606280646215</text:p>
          </table:table-cell>
          <table:table-cell table:formula="of:=([.$A127] + [.L$1] - SQRT([.$A127]*[.$A127] - [.$A127]*[.L$1] + [.L$1]*[.L$1])) / 3" office:value-type="float" office:value="4.89596861494679" calcext:value-type="float">
            <text:p>4.89596861494679</text:p>
          </table:table-cell>
          <table:table-cell table:formula="of:=([.$A127] + [.M$1] - SQRT([.$A127]*[.$A127] - [.$A127]*[.M$1] + [.M$1]*[.M$1])) / 3" office:value-type="float" office:value="5.3736314102987" calcext:value-type="float">
            <text:p>5.3736314102987</text:p>
          </table:table-cell>
          <table:table-cell table:formula="of:=([.$A127] + [.N$1] - SQRT([.$A127]*[.$A127] - [.$A127]*[.N$1] + [.N$1]*[.N$1])) / 3" office:value-type="float" office:value="5.84902680134511" calcext:value-type="float">
            <text:p>5.84902680134511</text:p>
          </table:table-cell>
          <table:table-cell table:formula="of:=([.$A127] + [.O$1] - SQRT([.$A127]*[.$A127] - [.$A127]*[.O$1] + [.O$1]*[.O$1])) / 3" office:value-type="float" office:value="6.32213043353596" calcext:value-type="float">
            <text:p>6.32213043353596</text:p>
          </table:table-cell>
          <table:table-cell table:formula="of:=([.$A127] + [.P$1] - SQRT([.$A127]*[.$A127] - [.$A127]*[.P$1] + [.P$1]*[.P$1])) / 3" office:value-type="float" office:value="6.79291800364257" calcext:value-type="float">
            <text:p>6.79291800364257</text:p>
          </table:table-cell>
          <table:table-cell table:formula="of:=([.$A127] + [.Q$1] - SQRT([.$A127]*[.$A127] - [.$A127]*[.Q$1] + [.Q$1]*[.Q$1])) / 3" office:value-type="float" office:value="7.26136527487704" calcext:value-type="float">
            <text:p>7.26136527487704</text:p>
          </table:table-cell>
          <table:table-cell table:formula="of:=([.$A127] + [.R$1] - SQRT([.$A127]*[.$A127] - [.$A127]*[.R$1] + [.R$1]*[.R$1])) / 3" office:value-type="float" office:value="7.72744809242296" calcext:value-type="float">
            <text:p>7.72744809242296</text:p>
          </table:table-cell>
          <table:table-cell table:formula="of:=([.$A127] + [.S$1] - SQRT([.$A127]*[.$A127] - [.$A127]*[.S$1] + [.S$1]*[.S$1])) / 3" office:value-type="float" office:value="8.19114239936656" calcext:value-type="float">
            <text:p>8.19114239936656</text:p>
          </table:table-cell>
          <table:table-cell table:formula="of:=([.$A127] + [.T$1] - SQRT([.$A127]*[.$A127] - [.$A127]*[.T$1] + [.T$1]*[.T$1])) / 3" office:value-type="float" office:value="8.65242425301584" calcext:value-type="float">
            <text:p>8.65242425301584</text:p>
          </table:table-cell>
          <table:table-cell table:formula="of:=([.$A127] + [.U$1] - SQRT([.$A127]*[.$A127] - [.$A127]*[.U$1] + [.U$1]*[.U$1])) / 3" office:value-type="float" office:value="9.11126984159378" calcext:value-type="float">
            <text:p>9.11126984159378</text:p>
          </table:table-cell>
          <table:table-cell table:formula="of:=([.$A127] + [.V$1] - SQRT([.$A127]*[.$A127] - [.$A127]*[.V$1] + [.V$1]*[.V$1])) / 3" office:value-type="float" office:value="9.56765550128998" calcext:value-type="float">
            <text:p>9.56765550128998</text:p>
          </table:table-cell>
          <table:table-cell table:formula="of:=([.$A127] + [.W$1] - SQRT([.$A127]*[.$A127] - [.$A127]*[.W$1] + [.W$1]*[.W$1])) / 3" office:value-type="float" office:value="10.0215577336536" calcext:value-type="float">
            <text:p>10.0215577336536</text:p>
          </table:table-cell>
          <table:table-cell table:formula="of:=([.$A127] + [.X$1] - SQRT([.$A127]*[.$A127] - [.$A127]*[.X$1] + [.X$1]*[.X$1])) / 3" office:value-type="float" office:value="10.472953223309" calcext:value-type="float">
            <text:p>10.472953223309</text:p>
          </table:table-cell>
          <table:table-cell table:formula="of:=([.$A127] + [.Y$1] - SQRT([.$A127]*[.$A127] - [.$A127]*[.Y$1] + [.Y$1]*[.Y$1])) / 3" office:value-type="float" office:value="10.9218188559732" calcext:value-type="float">
            <text:p>10.9218188559732</text:p>
          </table:table-cell>
          <table:table-cell table:formula="of:=([.$A127] + [.Z$1] - SQRT([.$A127]*[.$A127] - [.$A127]*[.Z$1] + [.Z$1]*[.Z$1])) / 3" office:value-type="float" office:value="11.3681317367535" calcext:value-type="float">
            <text:p>11.3681317367535</text:p>
          </table:table-cell>
          <table:table-cell table:formula="of:=([.$A127] + [.AA$1] - SQRT([.$A127]*[.$A127] - [.$A127]*[.AA$1] + [.AA$1]*[.AA$1])) / 3" office:value-type="float" office:value="11.8118692087013" calcext:value-type="float">
            <text:p>11.8118692087013</text:p>
          </table:table-cell>
          <table:table-cell table:formula="of:=([.$A127] + [.AB$1] - SQRT([.$A127]*[.$A127] - [.$A127]*[.AB$1] + [.AB$1]*[.AB$1])) / 3" office:value-type="float" office:value="12.253008871597" calcext:value-type="float">
            <text:p>12.253008871597</text:p>
          </table:table-cell>
          <table:table-cell table:formula="of:=([.$A127] + [.AC$1] - SQRT([.$A127]*[.$A127] - [.$A127]*[.AC$1] + [.AC$1]*[.AC$1])) / 3" office:value-type="float" office:value="12.6915286009386" calcext:value-type="float">
            <text:p>12.6915286009386</text:p>
          </table:table-cell>
          <table:table-cell table:formula="of:=([.$A127] + [.AD$1] - SQRT([.$A127]*[.$A127] - [.$A127]*[.AD$1] + [.AD$1]*[.AD$1])) / 3" office:value-type="float" office:value="13.1274065671054" calcext:value-type="float">
            <text:p>13.1274065671054</text:p>
          </table:table-cell>
          <table:table-cell table:formula="of:=([.$A127] + [.AE$1] - SQRT([.$A127]*[.$A127] - [.$A127]*[.AE$1] + [.AE$1]*[.AE$1])) / 3" office:value-type="float" office:value="13.5606212546676" calcext:value-type="float">
            <text:p>13.5606212546676</text:p>
          </table:table-cell>
          <table:table-cell table:formula="of:=([.$A127] + [.AF$1] - SQRT([.$A127]*[.$A127] - [.$A127]*[.AF$1] + [.AF$1]*[.AF$1])) / 3" office:value-type="float" office:value="13.991151481809" calcext:value-type="float">
            <text:p>13.991151481809</text:p>
          </table:table-cell>
          <table:table-cell table:number-columns-repeated="16352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([.$A128] + [.B$1] - SQRT([.$A128]*[.$A128] - [.$A128]*[.B$1] + [.B$1]*[.B$1])) / 3" office:value-type="float" office:value="0" calcext:value-type="float">
            <text:p>0</text:p>
          </table:table-cell>
          <table:table-cell table:formula="of:=([.$A128] + [.C$1] - SQRT([.$A128]*[.$A128] - [.$A128]*[.C$1] + [.C$1]*[.C$1])) / 3" office:value-type="float" office:value="0.499003995920608" calcext:value-type="float">
            <text:p>0.499003995920608</text:p>
          </table:table-cell>
          <table:table-cell table:formula="of:=([.$A128] + [.D$1] - SQRT([.$A128]*[.$A128] - [.$A128]*[.D$1] + [.D$1]*[.D$1])) / 3" office:value-type="float" office:value="0.99600019198157" calcext:value-type="float">
            <text:p>0.99600019198157</text:p>
          </table:table-cell>
          <table:table-cell table:formula="of:=([.$A128] + [.E$1] - SQRT([.$A128]*[.$A128] - [.$A128]*[.E$1] + [.E$1]*[.E$1])) / 3" office:value-type="float" office:value="1.49096483896548" calcext:value-type="float">
            <text:p>1.49096483896548</text:p>
          </table:table-cell>
          <table:table-cell table:formula="of:=([.$A128] + [.F$1] - SQRT([.$A128]*[.$A128] - [.$A128]*[.F$1] + [.F$1]*[.F$1])) / 3" office:value-type="float" office:value="1.98387411343811" calcext:value-type="float">
            <text:p>1.98387411343811</text:p>
          </table:table-cell>
          <table:table-cell table:formula="of:=([.$A128] + [.G$1] - SQRT([.$A128]*[.$A128] - [.$A128]*[.G$1] + [.G$1]*[.G$1])) / 3" office:value-type="float" office:value="2.47470412811095" calcext:value-type="float">
            <text:p>2.47470412811095</text:p>
          </table:table-cell>
          <table:table-cell table:formula="of:=([.$A128] + [.H$1] - SQRT([.$A128]*[.$A128] - [.$A128]*[.H$1] + [.H$1]*[.H$1])) / 3" office:value-type="float" office:value="2.96343094263362" calcext:value-type="float">
            <text:p>2.96343094263362</text:p>
          </table:table-cell>
          <table:table-cell table:formula="of:=([.$A128] + [.I$1] - SQRT([.$A128]*[.$A128] - [.$A128]*[.I$1] + [.I$1]*[.I$1])) / 3" office:value-type="float" office:value="3.45003057481779" calcext:value-type="float">
            <text:p>3.45003057481779</text:p>
          </table:table-cell>
          <table:table-cell table:formula="of:=([.$A128] + [.J$1] - SQRT([.$A128]*[.$A128] - [.$A128]*[.J$1] + [.J$1]*[.J$1])) / 3" office:value-type="float" office:value="3.93447901229299" calcext:value-type="float">
            <text:p>3.93447901229299</text:p>
          </table:table-cell>
          <table:table-cell table:formula="of:=([.$A128] + [.K$1] - SQRT([.$A128]*[.$A128] - [.$A128]*[.K$1] + [.K$1]*[.K$1])) / 3" office:value-type="float" office:value="4.41675222459395" calcext:value-type="float">
            <text:p>4.41675222459395</text:p>
          </table:table-cell>
          <table:table-cell table:formula="of:=([.$A128] + [.L$1] - SQRT([.$A128]*[.$A128] - [.$A128]*[.L$1] + [.L$1]*[.L$1])) / 3" office:value-type="float" office:value="4.896826175678" calcext:value-type="float">
            <text:p>4.896826175678</text:p>
          </table:table-cell>
          <table:table-cell table:formula="of:=([.$A128] + [.M$1] - SQRT([.$A128]*[.$A128] - [.$A128]*[.M$1] + [.M$1]*[.M$1])) / 3" office:value-type="float" office:value="5.37467683686992" calcext:value-type="float">
            <text:p>5.37467683686992</text:p>
          </table:table-cell>
          <table:table-cell table:formula="of:=([.$A128] + [.N$1] - SQRT([.$A128]*[.$A128] - [.$A128]*[.N$1] + [.N$1]*[.N$1])) / 3" office:value-type="float" office:value="5.85028020023054" calcext:value-type="float">
            <text:p>5.85028020023054</text:p>
          </table:table-cell>
          <table:table-cell table:formula="of:=([.$A128] + [.O$1] - SQRT([.$A128]*[.$A128] - [.$A128]*[.O$1] + [.O$1]*[.O$1])) / 3" office:value-type="float" office:value="6.32361229234409" calcext:value-type="float">
            <text:p>6.32361229234409</text:p>
          </table:table-cell>
          <table:table-cell table:formula="of:=([.$A128] + [.P$1] - SQRT([.$A128]*[.$A128] - [.$A128]*[.P$1] + [.P$1]*[.P$1])) / 3" office:value-type="float" office:value="6.79464918851819" calcext:value-type="float">
            <text:p>6.79464918851819</text:p>
          </table:table-cell>
          <table:table-cell table:formula="of:=([.$A128] + [.Q$1] - SQRT([.$A128]*[.$A128] - [.$A128]*[.Q$1] + [.Q$1]*[.Q$1])) / 3" office:value-type="float" office:value="7.26336702738895" calcext:value-type="float">
            <text:p>7.26336702738895</text:p>
          </table:table-cell>
          <table:table-cell table:formula="of:=([.$A128] + [.R$1] - SQRT([.$A128]*[.$A128] - [.$A128]*[.R$1] + [.R$1]*[.R$1])) / 3" office:value-type="float" office:value="7.72974202592228" calcext:value-type="float">
            <text:p>7.72974202592228</text:p>
          </table:table-cell>
          <table:table-cell table:formula="of:=([.$A128] + [.S$1] - SQRT([.$A128]*[.$A128] - [.$A128]*[.S$1] + [.S$1]*[.S$1])) / 3" office:value-type="float" office:value="8.19375049480129" calcext:value-type="float">
            <text:p>8.19375049480129</text:p>
          </table:table-cell>
          <table:table-cell table:formula="of:=([.$A128] + [.T$1] - SQRT([.$A128]*[.$A128] - [.$A128]*[.T$1] + [.T$1]*[.T$1])) / 3" office:value-type="float" office:value="8.655368854188" calcext:value-type="float">
            <text:p>8.655368854188</text:p>
          </table:table-cell>
          <table:table-cell table:formula="of:=([.$A128] + [.U$1] - SQRT([.$A128]*[.$A128] - [.$A128]*[.U$1] + [.U$1]*[.U$1])) / 3" office:value-type="float" office:value="9.11457364984626" calcext:value-type="float">
            <text:p>9.11457364984626</text:p>
          </table:table-cell>
          <table:table-cell table:formula="of:=([.$A128] + [.V$1] - SQRT([.$A128]*[.$A128] - [.$A128]*[.V$1] + [.V$1]*[.V$1])) / 3" office:value-type="float" office:value="9.57134156961133" calcext:value-type="float">
            <text:p>9.57134156961133</text:p>
          </table:table-cell>
          <table:table-cell table:formula="of:=([.$A128] + [.W$1] - SQRT([.$A128]*[.$A128] - [.$A128]*[.W$1] + [.W$1]*[.W$1])) / 3" office:value-type="float" office:value="10.0256494601898" calcext:value-type="float">
            <text:p>10.0256494601898</text:p>
          </table:table-cell>
          <table:table-cell table:formula="of:=([.$A128] + [.X$1] - SQRT([.$A128]*[.$A128] - [.$A128]*[.X$1] + [.X$1]*[.X$1])) / 3" office:value-type="float" office:value="10.4774743442725" calcext:value-type="float">
            <text:p>10.4774743442725</text:p>
          </table:table-cell>
          <table:table-cell table:formula="of:=([.$A128] + [.Y$1] - SQRT([.$A128]*[.$A128] - [.$A128]*[.Y$1] + [.Y$1]*[.Y$1])) / 3" office:value-type="float" office:value="10.9267934379405" calcext:value-type="float">
            <text:p>10.9267934379405</text:p>
          </table:table-cell>
          <table:table-cell table:formula="of:=([.$A128] + [.Z$1] - SQRT([.$A128]*[.$A128] - [.$A128]*[.Z$1] + [.Z$1]*[.Z$1])) / 3" office:value-type="float" office:value="11.3735841683441" calcext:value-type="float">
            <text:p>11.3735841683441</text:p>
          </table:table-cell>
          <table:table-cell table:formula="of:=([.$A128] + [.AA$1] - SQRT([.$A128]*[.$A128] - [.$A128]*[.AA$1] + [.AA$1]*[.AA$1])) / 3" office:value-type="float" office:value="11.8178241916324" calcext:value-type="float">
            <text:p>11.8178241916324</text:p>
          </table:table-cell>
          <table:table-cell table:formula="of:=([.$A128] + [.AB$1] - SQRT([.$A128]*[.$A128] - [.$A128]*[.AB$1] + [.AB$1]*[.AB$1])) / 3" office:value-type="float" office:value="12.2594914111091" calcext:value-type="float">
            <text:p>12.2594914111091</text:p>
          </table:table-cell>
          <table:table-cell table:formula="of:=([.$A128] + [.AC$1] - SQRT([.$A128]*[.$A128] - [.$A128]*[.AC$1] + [.AC$1]*[.AC$1])) / 3" office:value-type="float" office:value="12.6985639955889" calcext:value-type="float">
            <text:p>12.6985639955889</text:p>
          </table:table-cell>
          <table:table-cell table:formula="of:=([.$A128] + [.AD$1] - SQRT([.$A128]*[.$A128] - [.$A128]*[.AD$1] + [.AD$1]*[.AD$1])) / 3" office:value-type="float" office:value="13.1350203979286" calcext:value-type="float">
            <text:p>13.1350203979286</text:p>
          </table:table-cell>
          <table:table-cell table:formula="of:=([.$A128] + [.AE$1] - SQRT([.$A128]*[.$A128] - [.$A128]*[.AE$1] + [.AE$1]*[.AE$1])) / 3" office:value-type="float" office:value="13.5688393737036" calcext:value-type="float">
            <text:p>13.5688393737036</text:p>
          </table:table-cell>
          <table:table-cell table:formula="of:=([.$A128] + [.AF$1] - SQRT([.$A128]*[.$A128] - [.$A128]*[.AF$1] + [.AF$1]*[.AF$1])) / 3" office:value-type="float" office:value="14" calcext:value-type="float">
            <text:p>14</text:p>
          </table:table-cell>
          <table:table-cell table:number-columns-repeated="16352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([.$A129] + [.B$1] - SQRT([.$A129]*[.$A129] - [.$A129]*[.B$1] + [.B$1]*[.B$1])) / 3" office:value-type="float" office:value="0" calcext:value-type="float">
            <text:p>0</text:p>
          </table:table-cell>
          <table:table-cell table:formula="of:=([.$A129] + [.C$1] - SQRT([.$A129]*[.$A129] - [.$A129]*[.C$1] + [.C$1]*[.C$1])) / 3" office:value-type="float" office:value="0.499011869285402" calcext:value-type="float">
            <text:p>0.499011869285402</text:p>
          </table:table-cell>
          <table:table-cell table:formula="of:=([.$A129] + [.D$1] - SQRT([.$A129]*[.$A129] - [.$A129]*[.D$1] + [.D$1]*[.D$1])) / 3" office:value-type="float" office:value="0.996031933478795" calcext:value-type="float">
            <text:p>0.996031933478795</text:p>
          </table:table-cell>
          <table:table-cell table:formula="of:=([.$A129] + [.E$1] - SQRT([.$A129]*[.$A129] - [.$A129]*[.E$1] + [.E$1]*[.E$1])) / 3" office:value-type="float" office:value="1.49103681679665" calcext:value-type="float">
            <text:p>1.49103681679665</text:p>
          </table:table-cell>
          <table:table-cell table:formula="of:=([.$A129] + [.F$1] - SQRT([.$A129]*[.$A129] - [.$A129]*[.F$1] + [.F$1]*[.F$1])) / 3" office:value-type="float" office:value="1.98400307082092" calcext:value-type="float">
            <text:p>1.98400307082092</text:p>
          </table:table-cell>
          <table:table-cell table:formula="of:=([.$A129] + [.G$1] - SQRT([.$A129]*[.$A129] - [.$A129]*[.G$1] + [.G$1]*[.G$1])) / 3" office:value-type="float" office:value="2.47490718453078" calcext:value-type="float">
            <text:p>2.47490718453078</text:p>
          </table:table-cell>
          <table:table-cell table:formula="of:=([.$A129] + [.H$1] - SQRT([.$A129]*[.$A129] - [.$A129]*[.H$1] + [.H$1]*[.H$1])) / 3" office:value-type="float" office:value="2.9637255947477" calcext:value-type="float">
            <text:p>2.9637255947477</text:p>
          </table:table-cell>
          <table:table-cell table:formula="of:=([.$A129] + [.I$1] - SQRT([.$A129]*[.$A129] - [.$A129]*[.I$1] + [.I$1]*[.I$1])) / 3" office:value-type="float" office:value="3.45043469699508" calcext:value-type="float">
            <text:p>3.45043469699508</text:p>
          </table:table-cell>
          <table:table-cell table:formula="of:=([.$A129] + [.J$1] - SQRT([.$A129]*[.$A129] - [.$A129]*[.J$1] + [.J$1]*[.J$1])) / 3" office:value-type="float" office:value="3.93501085677322" calcext:value-type="float">
            <text:p>3.93501085677322</text:p>
          </table:table-cell>
          <table:table-cell table:formula="of:=([.$A129] + [.K$1] - SQRT([.$A129]*[.$A129] - [.$A129]*[.K$1] + [.K$1]*[.K$1])) / 3" office:value-type="float" office:value="4.417430421249" calcext:value-type="float">
            <text:p>4.417430421249</text:p>
          </table:table-cell>
          <table:table-cell table:formula="of:=([.$A129] + [.L$1] - SQRT([.$A129]*[.$A129] - [.$A129]*[.L$1] + [.L$1]*[.L$1])) / 3" office:value-type="float" office:value="4.89766973135918" calcext:value-type="float">
            <text:p>4.89766973135918</text:p>
          </table:table-cell>
          <table:table-cell table:formula="of:=([.$A129] + [.M$1] - SQRT([.$A129]*[.$A129] - [.$A129]*[.M$1] + [.M$1]*[.M$1])) / 3" office:value-type="float" office:value="5.37570513432469" calcext:value-type="float">
            <text:p>5.37570513432469</text:p>
          </table:table-cell>
          <table:table-cell table:formula="of:=([.$A129] + [.N$1] - SQRT([.$A129]*[.$A129] - [.$A129]*[.N$1] + [.N$1]*[.N$1])) / 3" office:value-type="float" office:value="5.85151299657257" calcext:value-type="float">
            <text:p>5.85151299657257</text:p>
          </table:table-cell>
          <table:table-cell table:formula="of:=([.$A129] + [.O$1] - SQRT([.$A129]*[.$A129] - [.$A129]*[.O$1] + [.O$1]*[.O$1])) / 3" office:value-type="float" office:value="6.32506971706086" calcext:value-type="float">
            <text:p>6.32506971706086</text:p>
          </table:table-cell>
          <table:table-cell table:formula="of:=([.$A129] + [.P$1] - SQRT([.$A129]*[.$A129] - [.$A129]*[.P$1] + [.P$1]*[.P$1])) / 3" office:value-type="float" office:value="6.79635174100075" calcext:value-type="float">
            <text:p>6.79635174100075</text:p>
          </table:table-cell>
          <table:table-cell table:formula="of:=([.$A129] + [.Q$1] - SQRT([.$A129]*[.$A129] - [.$A129]*[.Q$1] + [.Q$1]*[.Q$1])) / 3" office:value-type="float" office:value="7.26533557396876" calcext:value-type="float">
            <text:p>7.26533557396876</text:p>
          </table:table-cell>
          <table:table-cell table:formula="of:=([.$A129] + [.R$1] - SQRT([.$A129]*[.$A129] - [.$A129]*[.R$1] + [.R$1]*[.R$1])) / 3" office:value-type="float" office:value="7.73199779640085" calcext:value-type="float">
            <text:p>7.73199779640085</text:p>
          </table:table-cell>
          <table:table-cell table:formula="of:=([.$A129] + [.S$1] - SQRT([.$A129]*[.$A129] - [.$A129]*[.S$1] + [.S$1]*[.S$1])) / 3" office:value-type="float" office:value="8.19631507845871" calcext:value-type="float">
            <text:p>8.19631507845871</text:p>
          </table:table-cell>
          <table:table-cell table:formula="of:=([.$A129] + [.T$1] - SQRT([.$A129]*[.$A129] - [.$A129]*[.T$1] + [.T$1]*[.T$1])) / 3" office:value-type="float" office:value="8.65826419525733" calcext:value-type="float">
            <text:p>8.65826419525733</text:p>
          </table:table-cell>
          <table:table-cell table:formula="of:=([.$A129] + [.U$1] - SQRT([.$A129]*[.$A129] - [.$A129]*[.U$1] + [.U$1]*[.U$1])) / 3" office:value-type="float" office:value="9.11782204244141" calcext:value-type="float">
            <text:p>9.11782204244141</text:p>
          </table:table-cell>
          <table:table-cell table:formula="of:=([.$A129] + [.V$1] - SQRT([.$A129]*[.$A129] - [.$A129]*[.V$1] + [.V$1]*[.V$1])) / 3" office:value-type="float" office:value="9.57496565209697" calcext:value-type="float">
            <text:p>9.57496565209697</text:p>
          </table:table-cell>
          <table:table-cell table:formula="of:=([.$A129] + [.W$1] - SQRT([.$A129]*[.$A129] - [.$A129]*[.W$1] + [.W$1]*[.W$1])) / 3" office:value-type="float" office:value="10.0296722089829" calcext:value-type="float">
            <text:p>10.0296722089829</text:p>
          </table:table-cell>
          <table:table-cell table:formula="of:=([.$A129] + [.X$1] - SQRT([.$A129]*[.$A129] - [.$A129]*[.X$1] + [.X$1]*[.X$1])) / 3" office:value-type="float" office:value="10.4819190670656" calcext:value-type="float">
            <text:p>10.4819190670656</text:p>
          </table:table-cell>
          <table:table-cell table:formula="of:=([.$A129] + [.Y$1] - SQRT([.$A129]*[.$A129] - [.$A129]*[.Y$1] + [.Y$1]*[.Y$1])) / 3" office:value-type="float" office:value="10.9316837663391" calcext:value-type="float">
            <text:p>10.9316837663391</text:p>
          </table:table-cell>
          <table:table-cell table:formula="of:=([.$A129] + [.Z$1] - SQRT([.$A129]*[.$A129] - [.$A129]*[.Z$1] + [.Z$1]*[.Z$1])) / 3" office:value-type="float" office:value="11.3789440499105" calcext:value-type="float">
            <text:p>11.3789440499105</text:p>
          </table:table-cell>
          <table:table-cell table:formula="of:=([.$A129] + [.AA$1] - SQRT([.$A129]*[.$A129] - [.$A129]*[.AA$1] + [.AA$1]*[.AA$1])) / 3" office:value-type="float" office:value="11.8236778813302" calcext:value-type="float">
            <text:p>11.8236778813302</text:p>
          </table:table-cell>
          <table:table-cell table:formula="of:=([.$A129] + [.AB$1] - SQRT([.$A129]*[.$A129] - [.$A129]*[.AB$1] + [.AB$1]*[.AB$1])) / 3" office:value-type="float" office:value="12.2658634621432" calcext:value-type="float">
            <text:p>12.2658634621432</text:p>
          </table:table-cell>
          <table:table-cell table:formula="of:=([.$A129] + [.AC$1] - SQRT([.$A129]*[.$A129] - [.$A129]*[.AC$1] + [.AC$1]*[.AC$1])) / 3" office:value-type="float" office:value="12.7054792496399" calcext:value-type="float">
            <text:p>12.7054792496399</text:p>
          </table:table-cell>
          <table:table-cell table:formula="of:=([.$A129] + [.AD$1] - SQRT([.$A129]*[.$A129] - [.$A129]*[.AD$1] + [.AD$1]*[.AD$1])) / 3" office:value-type="float" office:value="13.1425039747779" calcext:value-type="float">
            <text:p>13.1425039747779</text:p>
          </table:table-cell>
          <table:table-cell table:formula="of:=([.$A129] + [.AE$1] - SQRT([.$A129]*[.$A129] - [.$A129]*[.AE$1] + [.AE$1]*[.AE$1])) / 3" office:value-type="float" office:value="13.5769166602505" calcext:value-type="float">
            <text:p>13.5769166602505</text:p>
          </table:table-cell>
          <table:table-cell table:formula="of:=([.$A129] + [.AF$1] - SQRT([.$A129]*[.$A129] - [.$A129]*[.AF$1] + [.AF$1]*[.AF$1])) / 3" office:value-type="float" office:value="14.0086966386721" calcext:value-type="float">
            <text:p>14.0086966386721</text:p>
          </table:table-cell>
          <table:table-cell table:number-columns-repeated="16352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([.$A130] + [.B$1] - SQRT([.$A130]*[.$A130] - [.$A130]*[.B$1] + [.B$1]*[.B$1])) / 3" office:value-type="float" office:value="0" calcext:value-type="float">
            <text:p>0</text:p>
          </table:table-cell>
          <table:table-cell table:formula="of:=([.$A130] + [.C$1] - SQRT([.$A130]*[.$A130] - [.$A130]*[.C$1] + [.C$1]*[.C$1])) / 3" office:value-type="float" office:value="0.499019619150744" calcext:value-type="float">
            <text:p>0.499019619150744</text:p>
          </table:table-cell>
          <table:table-cell table:formula="of:=([.$A130] + [.D$1] - SQRT([.$A130]*[.$A130] - [.$A130]*[.D$1] + [.D$1]*[.D$1])) / 3" office:value-type="float" office:value="0.996063175180192" calcext:value-type="float">
            <text:p>0.996063175180192</text:p>
          </table:table-cell>
          <table:table-cell table:formula="of:=([.$A130] + [.E$1] - SQRT([.$A130]*[.$A130] - [.$A130]*[.E$1] + [.E$1]*[.E$1])) / 3" office:value-type="float" office:value="1.49110765700116" calcext:value-type="float">
            <text:p>1.49110765700116</text:p>
          </table:table-cell>
          <table:table-cell table:formula="of:=([.$A130] + [.F$1] - SQRT([.$A130]*[.$A130] - [.$A130]*[.F$1] + [.F$1]*[.F$1])) / 3" office:value-type="float" office:value="1.98412998243005" calcext:value-type="float">
            <text:p>1.98412998243005</text:p>
          </table:table-cell>
          <table:table-cell table:formula="of:=([.$A130] + [.G$1] - SQRT([.$A130]*[.$A130] - [.$A130]*[.G$1] + [.G$1]*[.G$1])) / 3" office:value-type="float" office:value="2.47510700790106" calcext:value-type="float">
            <text:p>2.47510700790106</text:p>
          </table:table-cell>
          <table:table-cell table:formula="of:=([.$A130] + [.H$1] - SQRT([.$A130]*[.$A130] - [.$A130]*[.H$1] + [.H$1]*[.H$1])) / 3" office:value-type="float" office:value="2.96401553857757" calcext:value-type="float">
            <text:p>2.96401553857757</text:p>
          </table:table-cell>
          <table:table-cell table:formula="of:=([.$A130] + [.I$1] - SQRT([.$A130]*[.$A130] - [.$A130]*[.I$1] + [.I$1]*[.I$1])) / 3" office:value-type="float" office:value="3.45083233886227" calcext:value-type="float">
            <text:p>3.45083233886227</text:p>
          </table:table-cell>
          <table:table-cell table:formula="of:=([.$A130] + [.J$1] - SQRT([.$A130]*[.$A130] - [.$A130]*[.J$1] + [.J$1]*[.J$1])) / 3" office:value-type="float" office:value="3.9355341433066" calcext:value-type="float">
            <text:p>3.9355341433066</text:p>
          </table:table-cell>
          <table:table-cell table:formula="of:=([.$A130] + [.K$1] - SQRT([.$A130]*[.$A130] - [.$A130]*[.K$1] + [.K$1]*[.K$1])) / 3" office:value-type="float" office:value="4.41809766791903" calcext:value-type="float">
            <text:p>4.41809766791903</text:p>
          </table:table-cell>
          <table:table-cell table:formula="of:=([.$A130] + [.L$1] - SQRT([.$A130]*[.$A130] - [.$A130]*[.L$1] + [.L$1]*[.L$1])) / 3" office:value-type="float" office:value="4.89849962187106" calcext:value-type="float">
            <text:p>4.89849962187106</text:p>
          </table:table-cell>
          <table:table-cell table:formula="of:=([.$A130] + [.M$1] - SQRT([.$A130]*[.$A130] - [.$A130]*[.M$1] + [.M$1]*[.M$1])) / 3" office:value-type="float" office:value="5.37671671959869" calcext:value-type="float">
            <text:p>5.37671671959869</text:p>
          </table:table-cell>
          <table:table-cell table:formula="of:=([.$A130] + [.N$1] - SQRT([.$A130]*[.$A130] - [.$A130]*[.N$1] + [.N$1]*[.N$1])) / 3" office:value-type="float" office:value="5.85272569329609" calcext:value-type="float">
            <text:p>5.85272569329609</text:p>
          </table:table-cell>
          <table:table-cell table:formula="of:=([.$A130] + [.O$1] - SQRT([.$A130]*[.$A130] - [.$A130]*[.O$1] + [.O$1]*[.O$1])) / 3" office:value-type="float" office:value="6.32650330579711" calcext:value-type="float">
            <text:p>6.32650330579711</text:p>
          </table:table-cell>
          <table:table-cell table:formula="of:=([.$A130] + [.P$1] - SQRT([.$A130]*[.$A130] - [.$A130]*[.P$1] + [.P$1]*[.P$1])) / 3" office:value-type="float" office:value="6.7980263638393" calcext:value-type="float">
            <text:p>6.7980263638393</text:p>
          </table:table-cell>
          <table:table-cell table:formula="of:=([.$A130] + [.Q$1] - SQRT([.$A130]*[.$A130] - [.$A130]*[.Q$1] + [.Q$1]*[.Q$1])) / 3" office:value-type="float" office:value="7.26727173170371" calcext:value-type="float">
            <text:p>7.26727173170371</text:p>
          </table:table-cell>
          <table:table-cell table:formula="of:=([.$A130] + [.R$1] - SQRT([.$A130]*[.$A130] - [.$A130]*[.R$1] + [.R$1]*[.R$1])) / 3" office:value-type="float" office:value="7.73421634522267" calcext:value-type="float">
            <text:p>7.73421634522267</text:p>
          </table:table-cell>
          <table:table-cell table:formula="of:=([.$A130] + [.S$1] - SQRT([.$A130]*[.$A130] - [.$A130]*[.S$1] + [.S$1]*[.S$1])) / 3" office:value-type="float" office:value="8.19883722614672" calcext:value-type="float">
            <text:p>8.19883722614672</text:p>
          </table:table-cell>
          <table:table-cell table:formula="of:=([.$A130] + [.T$1] - SQRT([.$A130]*[.$A130] - [.$A130]*[.T$1] + [.T$1]*[.T$1])) / 3" office:value-type="float" office:value="8.66111149686001" calcext:value-type="float">
            <text:p>8.66111149686001</text:p>
          </table:table-cell>
          <table:table-cell table:formula="of:=([.$A130] + [.U$1] - SQRT([.$A130]*[.$A130] - [.$A130]*[.U$1] + [.U$1]*[.U$1])) / 3" office:value-type="float" office:value="9.12101639543288" calcext:value-type="float">
            <text:p>9.12101639543288</text:p>
          </table:table-cell>
          <table:table-cell table:formula="of:=([.$A130] + [.V$1] - SQRT([.$A130]*[.$A130] - [.$A130]*[.V$1] + [.V$1]*[.V$1])) / 3" office:value-type="float" office:value="9.57852929099847" calcext:value-type="float">
            <text:p>9.57852929099847</text:p>
          </table:table-cell>
          <table:table-cell table:formula="of:=([.$A130] + [.W$1] - SQRT([.$A130]*[.$A130] - [.$A130]*[.W$1] + [.W$1]*[.W$1])) / 3" office:value-type="float" office:value="10.0336276994391" calcext:value-type="float">
            <text:p>10.0336276994391</text:p>
          </table:table-cell>
          <table:table-cell table:formula="of:=([.$A130] + [.X$1] - SQRT([.$A130]*[.$A130] - [.$A130]*[.X$1] + [.X$1]*[.X$1])) / 3" office:value-type="float" office:value="10.4862892993668" calcext:value-type="float">
            <text:p>10.4862892993668</text:p>
          </table:table-cell>
          <table:table-cell table:formula="of:=([.$A130] + [.Y$1] - SQRT([.$A130]*[.$A130] - [.$A130]*[.Y$1] + [.Y$1]*[.Y$1])) / 3" office:value-type="float" office:value="10.9364919483808" calcext:value-type="float">
            <text:p>10.9364919483808</text:p>
          </table:table-cell>
          <table:table-cell table:formula="of:=([.$A130] + [.Z$1] - SQRT([.$A130]*[.$A130] - [.$A130]*[.Z$1] + [.Z$1]*[.Z$1])) / 3" office:value-type="float" office:value="11.3842136995834" calcext:value-type="float">
            <text:p>11.3842136995834</text:p>
          </table:table-cell>
          <table:table-cell table:formula="of:=([.$A130] + [.AA$1] - SQRT([.$A130]*[.$A130] - [.$A130]*[.AA$1] + [.AA$1]*[.AA$1])) / 3" office:value-type="float" office:value="11.829432818335" calcext:value-type="float">
            <text:p>11.829432818335</text:p>
          </table:table-cell>
          <table:table-cell table:formula="of:=([.$A130] + [.AB$1] - SQRT([.$A130]*[.$A130] - [.$A130]*[.AB$1] + [.AB$1]*[.AB$1])) / 3" office:value-type="float" office:value="12.272127799226" calcext:value-type="float">
            <text:p>12.272127799226</text:p>
          </table:table-cell>
          <table:table-cell table:formula="of:=([.$A130] + [.AC$1] - SQRT([.$A130]*[.$A130] - [.$A130]*[.AC$1] + [.AC$1]*[.AC$1])) / 3" office:value-type="float" office:value="12.7122773832439" calcext:value-type="float">
            <text:p>12.7122773832439</text:p>
          </table:table-cell>
          <table:table-cell table:formula="of:=([.$A130] + [.AD$1] - SQRT([.$A130]*[.$A130] - [.$A130]*[.AD$1] + [.AD$1]*[.AD$1])) / 3" office:value-type="float" office:value="13.1498605751108" calcext:value-type="float">
            <text:p>13.1498605751108</text:p>
          </table:table-cell>
          <table:table-cell table:formula="of:=([.$A130] + [.AE$1] - SQRT([.$A130]*[.$A130] - [.$A130]*[.AE$1] + [.AE$1]*[.AE$1])) / 3" office:value-type="float" office:value="13.5848566607667" calcext:value-type="float">
            <text:p>13.5848566607667</text:p>
          </table:table-cell>
          <table:table-cell table:formula="of:=([.$A130] + [.AF$1] - SQRT([.$A130]*[.$A130] - [.$A130]*[.AF$1] + [.AF$1]*[.AF$1])) / 3" office:value-type="float" office:value="14.0172452249713" calcext:value-type="float">
            <text:p>14.0172452249713</text:p>
          </table:table-cell>
          <table:table-cell table:number-columns-repeated="1635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r = t^2 + 2t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 = 2t + 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(n) = sum{i=1….n}(2n+1)</text:p>
          </table:table-cell>
          <table:table-cell table:number-columns-repeated="3"/>
          <table:table-cell office:value-type="string" calcext:value-type="string">
            <text:p>r(n) = an^2 + bn + 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145]+1" office:value-type="float" office:value="3" calcext:value-type="float">
            <text:p>3</text:p>
          </table:table-cell>
          <table:table-cell table:formula="of:=[.B145]+[.C144]" office:value-type="float" office:value="3" calcext:value-type="float">
            <text:p>3</text:p>
          </table:table-cell>
          <table:table-cell table:formula="of:=[.A145]*[.A145]+2*[.A145]" office:value-type="float" office:value="3" calcext:value-type="float">
            <text:p>3</text:p>
          </table:table-cell>
          <table:table-cell table:formula="of:=[.A145]*[.A145]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formula="of:=[.A145]+1" office:value-type="float" office:value="2" calcext:value-type="float">
            <text:p>2</text:p>
          </table:table-cell>
          <table:table-cell table:formula="of:=2*[.A146]+1" office:value-type="float" office:value="5" calcext:value-type="float">
            <text:p>5</text:p>
          </table:table-cell>
          <table:table-cell table:formula="of:=[.B146]+[.C145]" office:value-type="float" office:value="8" calcext:value-type="float">
            <text:p>8</text:p>
          </table:table-cell>
          <table:table-cell table:formula="of:=[.A146]*[.A146]+2*[.A146]" office:value-type="float" office:value="8" calcext:value-type="float">
            <text:p>8</text:p>
          </table:table-cell>
          <table:table-cell table:formula="of:=[.A146]*[.A146]"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formula="of:=[.A146]+1" office:value-type="float" office:value="3" calcext:value-type="float">
            <text:p>3</text:p>
          </table:table-cell>
          <table:table-cell table:formula="of:=2*[.A147]+1" office:value-type="float" office:value="7" calcext:value-type="float">
            <text:p>7</text:p>
          </table:table-cell>
          <table:table-cell table:formula="of:=[.B147]+[.C146]" office:value-type="float" office:value="15" calcext:value-type="float">
            <text:p>15</text:p>
          </table:table-cell>
          <table:table-cell table:formula="of:=[.A147]*[.A147]+2*[.A147]" office:value-type="float" office:value="15" calcext:value-type="float">
            <text:p>15</text:p>
          </table:table-cell>
          <table:table-cell table:formula="of:=[.A147]*[.A147]"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formula="of:=[.A147]+1" office:value-type="float" office:value="4" calcext:value-type="float">
            <text:p>4</text:p>
          </table:table-cell>
          <table:table-cell table:formula="of:=2*[.A148]+1" office:value-type="float" office:value="9" calcext:value-type="float">
            <text:p>9</text:p>
          </table:table-cell>
          <table:table-cell table:formula="of:=[.B148]+[.C147]" office:value-type="float" office:value="24" calcext:value-type="float">
            <text:p>24</text:p>
          </table:table-cell>
          <table:table-cell table:formula="of:=[.A148]*[.A148]+2*[.A148]" office:value-type="float" office:value="24" calcext:value-type="float">
            <text:p>24</text:p>
          </table:table-cell>
          <table:table-cell table:formula="of:=[.A148]*[.A148]"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table:formula="of:=[.A148]+1" office:value-type="float" office:value="5" calcext:value-type="float">
            <text:p>5</text:p>
          </table:table-cell>
          <table:table-cell table:formula="of:=2*[.A149]+1" office:value-type="float" office:value="11" calcext:value-type="float">
            <text:p>11</text:p>
          </table:table-cell>
          <table:table-cell table:formula="of:=[.B149]+[.C148]" office:value-type="float" office:value="35" calcext:value-type="float">
            <text:p>35</text:p>
          </table:table-cell>
          <table:table-cell table:formula="of:=[.A149]*[.A149]+2*[.A149]" office:value-type="float" office:value="35" calcext:value-type="float">
            <text:p>35</text:p>
          </table:table-cell>
          <table:table-cell table:formula="of:=[.A149]*[.A149]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table:formula="of:=[.A149]+1" office:value-type="float" office:value="6" calcext:value-type="float">
            <text:p>6</text:p>
          </table:table-cell>
          <table:table-cell table:formula="of:=2*[.A150]+1" office:value-type="float" office:value="13" calcext:value-type="float">
            <text:p>13</text:p>
          </table:table-cell>
          <table:table-cell table:formula="of:=[.B150]+[.C149]" office:value-type="float" office:value="48" calcext:value-type="float">
            <text:p>48</text:p>
          </table:table-cell>
          <table:table-cell table:formula="of:=[.A150]*[.A150]+2*[.A150]" office:value-type="float" office:value="48" calcext:value-type="float">
            <text:p>48</text:p>
          </table:table-cell>
          <table:table-cell table:formula="of:=[.A150]*[.A150]" office:value-type="float" office:value="36" calcext:value-type="float">
            <text:p>36</text:p>
          </table:table-cell>
          <table:table-cell table:number-columns-repeated="16379"/>
        </table:table-row>
        <table:table-row table:style-name="ro1">
          <table:table-cell table:formula="of:=[.A150]+1" office:value-type="float" office:value="7" calcext:value-type="float">
            <text:p>7</text:p>
          </table:table-cell>
          <table:table-cell table:formula="of:=2*[.A151]+1" office:value-type="float" office:value="15" calcext:value-type="float">
            <text:p>15</text:p>
          </table:table-cell>
          <table:table-cell table:formula="of:=[.B151]+[.C150]" office:value-type="float" office:value="63" calcext:value-type="float">
            <text:p>63</text:p>
          </table:table-cell>
          <table:table-cell table:formula="of:=[.A151]*[.A151]+2*[.A151]" office:value-type="float" office:value="63" calcext:value-type="float">
            <text:p>63</text:p>
          </table:table-cell>
          <table:table-cell table:formula="of:=[.A151]*[.A151]" office:value-type="float" office:value="49" calcext:value-type="float">
            <text:p>49</text:p>
          </table:table-cell>
          <table:table-cell table:number-columns-repeated="16379"/>
        </table:table-row>
        <table:table-row table:style-name="ro1">
          <table:table-cell table:formula="of:=[.A151]+1" office:value-type="float" office:value="8" calcext:value-type="float">
            <text:p>8</text:p>
          </table:table-cell>
          <table:table-cell table:formula="of:=2*[.A152]+1" office:value-type="float" office:value="17" calcext:value-type="float">
            <text:p>17</text:p>
          </table:table-cell>
          <table:table-cell table:formula="of:=[.B152]+[.C151]" office:value-type="float" office:value="80" calcext:value-type="float">
            <text:p>80</text:p>
          </table:table-cell>
          <table:table-cell table:formula="of:=[.A152]*[.A152]+2*[.A152]" office:value-type="float" office:value="80" calcext:value-type="float">
            <text:p>80</text:p>
          </table:table-cell>
          <table:table-cell table:formula="of:=[.A152]*[.A152]" office:value-type="float" office:value="64" calcext:value-type="float">
            <text:p>64</text:p>
          </table:table-cell>
          <table:table-cell table:number-columns-repeated="16379"/>
        </table:table-row>
        <table:table-row table:style-name="ro1">
          <table:table-cell table:formula="of:=[.A152]+1" office:value-type="float" office:value="9" calcext:value-type="float">
            <text:p>9</text:p>
          </table:table-cell>
          <table:table-cell table:formula="of:=2*[.A153]+1" office:value-type="float" office:value="19" calcext:value-type="float">
            <text:p>19</text:p>
          </table:table-cell>
          <table:table-cell table:formula="of:=[.B153]+[.C152]" office:value-type="float" office:value="99" calcext:value-type="float">
            <text:p>99</text:p>
          </table:table-cell>
          <table:table-cell table:formula="of:=[.A153]*[.A153]+2*[.A153]" office:value-type="float" office:value="99" calcext:value-type="float">
            <text:p>99</text:p>
          </table:table-cell>
          <table:table-cell table:formula="of:=[.A153]*[.A153]" office:value-type="float" office:value="81" calcext:value-type="float">
            <text:p>81</text:p>
          </table:table-cell>
          <table:table-cell table:number-columns-repeated="16379"/>
        </table:table-row>
        <table:table-row table:style-name="ro1">
          <table:table-cell table:formula="of:=[.A153]+1" office:value-type="float" office:value="10" calcext:value-type="float">
            <text:p>10</text:p>
          </table:table-cell>
          <table:table-cell table:formula="of:=2*[.A154]+1" office:value-type="float" office:value="21" calcext:value-type="float">
            <text:p>21</text:p>
          </table:table-cell>
          <table:table-cell table:formula="of:=[.B154]+[.C153]" office:value-type="float" office:value="120" calcext:value-type="float">
            <text:p>120</text:p>
          </table:table-cell>
          <table:table-cell table:formula="of:=[.A154]*[.A154]+2*[.A154]" office:value-type="float" office:value="120" calcext:value-type="float">
            <text:p>120</text:p>
          </table:table-cell>
          <table:table-cell table:formula="of:=[.A154]*[.A154]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3 = a + + b + c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8 = 4a + 2b + c</text:p>
          </table:table-cell>
          <table:table-cell/>
          <table:table-cell office:value-type="string" calcext:value-type="string">
            <text:p>5 = 3a + b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15 = 9a + 3b + c</text:p>
          </table:table-cell>
          <table:table-cell/>
          <table:table-cell office:value-type="string" calcext:value-type="string">
            <text:p>7 = 5a + b</text:p>
          </table:table-cell>
          <table:table-cell/>
          <table:table-cell office:value-type="string" calcext:value-type="string">
            <text:p>2 = 2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 = 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 = 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 = 0</text:p>
          </table:table-cell>
          <table:table-cell table:number-columns-repeated="16380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]/[.C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/[.C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]/[.C3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/[.C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]/[.C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]/[.C6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/[.C7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]/[.C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9]/[.C9]"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0]/[.C1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/[.C11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2]/[.C12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3]/[.C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4]/[.C14]"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5]/[.C15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6]/[.C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7]/[.C17]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8]/[.C18]"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/[.C19]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20]/[.C20]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1]/[.C2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22]/[.C22]"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3]/[.C2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4]/[.C24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5]/[.C25]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6]/[.C26]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7]/[.C27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8]/[.C2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29]/[.C29]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30]/[.C30]" office:value-type="float" office:value="3.14285714285714" calcext:value-type="float">
            <text:p>3.142857142857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1]/[.C31]"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2]/[.C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33]/[.C33]" office:value-type="float" office:value="3.28571428571429" calcext:value-type="float">
            <text:p>3.285714285714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4]/[.C34]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5]/[.C35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6]/[.C3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37]/[.C37]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38]/[.C38]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39]/[.C39]" office:value-type="float" office:value="3.42857142857143" calcext:value-type="float">
            <text:p>3.428571428571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0]/[.C40]" office:value-type="float" office:value="6.33333333333333" calcext:value-type="float">
            <text:p>6.333333333333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41]/[.C41]"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/[.C4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43]/[.C43]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44]/[.C44]"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3" calcext:value-type="float">
            <text:p>203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45]/[.C45]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6]/[.C46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47]/[.C47]" office:value-type="float" office:value="3.11111111111111" calcext:value-type="float">
            <text:p>3.111111111111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8]/[.C48]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9]/[.C4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50]/[.C50]"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51]/[.C51]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7" calcext:value-type="float">
            <text:p>21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52]/[.C52]" office:value-type="float" office:value="3.71428571428571" calcext:value-type="float">
            <text:p>3.7142857142857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53]/[.C53]" office:value-type="float" office:value="3.22222222222222" calcext:value-type="float">
            <text:p>3.222222222222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4]/[.C5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55]/[.C55]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56]/[.C56]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57]/[.C57]"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1" calcext:value-type="float">
            <text:p>23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58]/[.C58]" office:value-type="float" office:value="3.85714285714286" calcext:value-type="float">
            <text:p>3.857142857142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59]/[.C59]" office:value-type="float" office:value="7.33333333333333" calcext:value-type="float">
            <text:p>7.33333333333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60]/[.C60]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1]/[.C6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62]/[.C62]" office:value-type="float" office:value="7.66666666666667" calcext:value-type="float">
            <text:p>7.666666666666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3]/[.C6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64]/[.C64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5]/[.C65]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66]/[.C66]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7]/[.C6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68]/[.C68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69]/[.C69]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0]/[.C7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71]/[.C71]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2]/[.C72]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73]/[.C73]" office:value-type="float" office:value="8.66666666666667" calcext:value-type="float">
            <text:p>8.6666666666666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74]/[.C74]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5]/[.C7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76]/[.C76]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7]/[.C7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78]/[.C78]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79]/[.C79]" office:value-type="float" office:value="9.33333333333333" calcext:value-type="float">
            <text:p>9.333333333333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80]/[.C80]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81]/[.C8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82]/[.C82]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83]/[.C8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84]/[.C84]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85]/[.C85]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86]/[.C8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87]/[.C87]" office:value-type="float" office:value="10.3333333333333" calcext:value-type="float">
            <text:p>10.33333333333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88]/[.C8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89]/[.C89]" office:value-type="float" office:value="10.6666666666667" calcext:value-type="float">
            <text:p>10.666666666666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90]/[.C90]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91]/[.C9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92]/[.C9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93]/[.C93]" office:value-type="float" office:value="11.3333333333333" calcext:value-type="float">
            <text:p>11.33333333333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94]/[.C94]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95]/[.C9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83" calcext:value-type="float">
            <text:p>18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96]/[.C96]" office:value-type="float" office:value="11.6666666666667" calcext:value-type="float">
            <text:p>11.666666666666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97]/[.C9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98]/[.C98]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99]/[.C9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100]/[.C100]" office:value-type="float" office:value="12.3333333333333" calcext:value-type="float">
            <text:p>12.333333333333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101]/[.C10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02]/[.C102]" office:value-type="float" office:value="12.6666666666667" calcext:value-type="float">
            <text:p>12.666666666666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103]/[.C103]"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04]/[.C10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105]/[.C10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106]/[.C106]"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107]/[.C10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08]/[.C10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109]/[.C109]"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10]/[.C1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11]/[.C11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112]/[.C112]"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3]/[.C11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114]/[.C11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115]/[.C115]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116]/[.C11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117]/[.C11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118]/[.C118]"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119]/[.C11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120]/[.C12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121]/[.C121]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122]/[.C12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123]/[.C12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92" calcext:value-type="float">
            <text:p>19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124]/[.C124]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25]/[.C12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126]/[.C126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127]/[.C127]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128]/[.C128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129]/[.C12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30]/[.C13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131]/[.C13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132]/[.C132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133]/[.C13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34]/[.C13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135]/[.C13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136]/[.C13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137]/[.C137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38]/[.C13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39]/[.C13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140]/[.C14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141]/[.C141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142]/[.C14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143]/[.C14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144]/[.C14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145]/[.C14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46]/[.C14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147]/[.C14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148]/[.C148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149]/[.C14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50]/[.C15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151]/[.C15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152]/[.C15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153]/[.C15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154]/[.C154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155]/[.C15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156]/[.C15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157]/[.C157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58]/[.C15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159]/[.C15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160]/[.C16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161]/[.C16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162]/[.C16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163]/[.C16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164]/[.C16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165]/[.C16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166]/[.C16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167]/[.C16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168]/[.C16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169]/[.C16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170]/[.C170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171]/[.C17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172]/[.C17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173]/[.C17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174]/[.C17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175]/[.C17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176]/[.C17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177]/[.C177]"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MAX([.E1:.E177])"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8:55:19.576000000</meta:creation-date>
    <dc:date>2024-11-18T08:12:38.182000000</dc:date>
    <meta:editing-duration>P13DT13H17M19S</meta:editing-duration>
    <meta:editing-cycles>1</meta:editing-cycles>
    <meta:document-statistic meta:table-count="4" meta:cell-count="8662" meta:object-count="0"/>
    <meta:generator>LibreOffice/7.4.3.2$Windows_X86_64 LibreOffice_project/1048a8393ae2eeec98dff31b5c133c5f1d08b890</meta:generator>
  </office:meta>
</office:document-meta>
</file>